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3.21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177.11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106.7pt"/>
    </style:style>
    <style:style style:name="co6" style:family="table-column">
      <style:table-column-properties fo:break-before="auto" style:column-width="165pt"/>
    </style:style>
    <style:style style:name="co7" style:family="table-column">
      <style:table-column-properties fo:break-before="auto" style:column-width="135.84pt"/>
    </style:style>
    <style:style style:name="co9" style:family="table-column">
      <style:table-column-properties fo:break-before="auto" style:column-width="78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9.0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2pt" fo:break-before="auto" style:use-optimal-row-height="false"/>
    </style:style>
    <style:style style:name="ro5" style:family="table-row">
      <style:table-row-properties style:row-height="65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25.99pt" fo:break-before="auto" style:use-optimal-row-height="false"/>
    </style:style>
    <style:style style:name="ro8" style:family="table-row">
      <style:table-row-properties style:row-height="69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style:style style:name="ta3" style:family="table" style:master-page-name="PageStyle_5f_Gini_20_per_20_capita">
      <style:table-properties table:display="true" style:writing-mode="lr-tb"/>
    </style:style>
    <style:style style:name="ta4" style:family="table" style:master-page-name="PageStyle_5f_Gini_20_yearly">
      <style:table-properties table:display="true" style:writing-mode="lr-tb"/>
    </style:style>
    <style:style style:name="ta5" style:family="table" style:master-page-name="PageStyle_5f_Decile_20_ratio">
      <style:table-properties table:display="true" style:writing-mode="lr-tb"/>
    </style:style>
    <style:style style:name="ta6" style:family="table" style:master-page-name="PageStyle_5f_Decile_20_ratio_20_yearly">
      <style:table-properties table:display="true" style:writing-mode="lr-tb"/>
    </style:style>
    <style:style style:name="ta7" style:family="table" style:master-page-name="PageStyle_5f_Top_20_10_25__20_share">
      <style:table-properties table:display="true" style:writing-mode="lr-tb"/>
    </style:style>
    <style:style style:name="ta8" style:family="table" style:master-page-name="PageStyle_5f_Top_20_10_25__20_share_20_yearly">
      <style:table-properties table:display="true" style:writing-mode="lr-tb"/>
    </style:style>
    <style:style style:name="ta9" style:family="table" style:master-page-name="PageStyle_5f_Bottom_20_10_25__20_share">
      <style:table-properties table:display="true" style:writing-mode="lr-tb"/>
    </style:style>
    <style:style style:name="ta12" style:family="table" style:master-page-name="PageStyle_5f_Bottom_20_10_25__20_share_20_yearly">
      <style:table-properties table:display="true" style:writing-mode="lr-tb"/>
    </style:style>
    <style:style style:name="ta13" style:family="table" style:master-page-name="PageStyle_5f_redistribution_5f_low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3">
        <office:forms form:automatic-focus="false" form:apply-design-mode="false"/>
        <table:table-column table:style-name="co2" table:number-columns-repeated="2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5" table:number-columns-repeated="10" table:default-cell-style-name="ce3"/>
        <table:table-column table:style-name="co2" table:number-columns-repeated="4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48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6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8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Gini per capita, all income</text:p>
          </table:table-cell>
          <table:table-cell table:style-name="ce2" office:value-type="string" calcext:value-type="string">
            <text:p>Gini per capita, labour income</text:p>
          </table:table-cell>
          <table:table-cell table:style-name="ce2" office:value-type="string" calcext:value-type="string">
            <text:p>Gini per capita, labour and pension income</text:p>
          </table:table-cell>
          <table:table-cell table:style-name="ce2" office:value-type="string" calcext:value-type="string">
            <text:p>Gini per capita, labour and family benefits income</text:p>
          </table:table-cell>
          <table:table-cell/>
          <table:table-cell table:style-name="ce7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49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3863343567" calcext:value-type="float">
            <text:p>0.3863343567</text:p>
          </table:table-cell>
          <table:table-cell table:style-name="ce4" office:value-type="float" office:value="0.4249406777" calcext:value-type="float">
            <text:p>0.4249406777</text:p>
          </table:table-cell>
          <table:table-cell table:style-name="ce4" office:value-type="float" office:value="0.3906811662" calcext:value-type="float">
            <text:p>0.3906811662</text:p>
          </table:table-cell>
          <table:table-cell table:style-name="ce4" office:value-type="float" office:value="0.4222738609" calcext:value-type="float">
            <text:p>0.4222738609</text:p>
          </table:table-cell>
          <table:table-cell/>
          <table:table-cell table:style-name="ce7"/>
          <table:table-cell table:style-name="Default" table:number-columns-repeated="3"/>
          <table:table-cell/>
          <table:table-cell table:style-name="Default" table:number-columns-repeated="4"/>
          <table:table-cell table:number-columns-repeated="49"/>
        </table:table-row>
        <table:table-row table:style-name="ro3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central.B2]" office:value-type="float" office:value="0.394829149499279" calcext:value-type="float">
            <text:p>0.394829149499279</text:p>
          </table:table-cell>
          <table:table-cell table:style-name="ce4" table:formula="of:=[$Redistribution_central.C2]" office:value-type="float" office:value="0.466282652786579" calcext:value-type="float">
            <text:p>0.466282652786579</text:p>
          </table:table-cell>
          <table:table-cell table:style-name="ce4" table:formula="of:=[$Redistribution_central.D2]" office:value-type="float" office:value="0.412046768215565" calcext:value-type="float">
            <text:p>0.412046768215565</text:p>
          </table:table-cell>
          <table:table-cell table:style-name="ce4" table:formula="of:=[$Redistribution_central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low.B2]" office:value-type="float" office:value="0.394829149499279" calcext:value-type="float">
            <text:p>0.394829149499279</text:p>
          </table:table-cell>
          <table:table-cell table:style-name="ce4" table:formula="of:=[$redistribution_low.C2]" office:value-type="float" office:value="0.466282652786579" calcext:value-type="float">
            <text:p>0.466282652786579</text:p>
          </table:table-cell>
          <table:table-cell table:style-name="ce4" table:formula="of:=[$redistribution_low.D2]" office:value-type="float" office:value="0.412046768215565" calcext:value-type="float">
            <text:p>0.412046768215565</text:p>
          </table:table-cell>
          <table:table-cell table:style-name="ce4" table:formula="of:=[$redistribution_low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high.B2]" office:value-type="float" office:value="0.394829149499279" calcext:value-type="float">
            <text:p>0.394829149499279</text:p>
          </table:table-cell>
          <table:table-cell table:style-name="ce4" table:formula="of:=[$Redistribution_high.C2]" office:value-type="float" office:value="0.466282652786579" calcext:value-type="float">
            <text:p>0.466282652786579</text:p>
          </table:table-cell>
          <table:table-cell table:style-name="ce4" table:formula="of:=[$Redistribution_high.D2]" office:value-type="float" office:value="0.412046768215565" calcext:value-type="float">
            <text:p>0.412046768215565</text:p>
          </table:table-cell>
          <table:table-cell table:style-name="ce4" table:formula="of:=[$Redistribution_high.E2]" office:value-type="float" office:value="0.447665883522789" calcext:value-type="float">
            <text:p>0.447665883522789</text:p>
          </table:table-cell>
          <table:table-cell table:number-columns-repeated="49"/>
        </table:table-row>
        <table:table-row table:style-name="ro3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central.B3]" office:value-type="float" office:value="0.393157569038148" calcext:value-type="float">
            <text:p>0.393157569038148</text:p>
          </table:table-cell>
          <table:table-cell table:style-name="ce4" table:formula="of:=[$Redistribution_central.C3]" office:value-type="float" office:value="0.439887321730189" calcext:value-type="float">
            <text:p>0.439887321730189</text:p>
          </table:table-cell>
          <table:table-cell table:style-name="ce4" table:formula="of:=[$Redistribution_central.D3]" office:value-type="float" office:value="0.405637610793011" calcext:value-type="float">
            <text:p>0.405637610793011</text:p>
          </table:table-cell>
          <table:table-cell table:style-name="ce4" table:formula="of:=[$Redistribution_central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low.B3]" office:value-type="float" office:value="0.393157569038148" calcext:value-type="float">
            <text:p>0.393157569038148</text:p>
          </table:table-cell>
          <table:table-cell table:style-name="ce4" table:formula="of:=[$redistribution_low.C3]" office:value-type="float" office:value="0.439887321730189" calcext:value-type="float">
            <text:p>0.439887321730189</text:p>
          </table:table-cell>
          <table:table-cell table:style-name="ce4" table:formula="of:=[$redistribution_low.D3]" office:value-type="float" office:value="0.405637610793011" calcext:value-type="float">
            <text:p>0.405637610793011</text:p>
          </table:table-cell>
          <table:table-cell table:style-name="ce4" table:formula="of:=[$redistribution_low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high.B3]" office:value-type="float" office:value="0.393157569038148" calcext:value-type="float">
            <text:p>0.393157569038148</text:p>
          </table:table-cell>
          <table:table-cell table:style-name="ce4" table:formula="of:=[$Redistribution_high.C3]" office:value-type="float" office:value="0.439887321730189" calcext:value-type="float">
            <text:p>0.439887321730189</text:p>
          </table:table-cell>
          <table:table-cell table:style-name="ce4" table:formula="of:=[$Redistribution_high.D3]" office:value-type="float" office:value="0.405637610793011" calcext:value-type="float">
            <text:p>0.405637610793011</text:p>
          </table:table-cell>
          <table:table-cell table:style-name="ce4" table:formula="of:=[$Redistribution_high.E3]" office:value-type="float" office:value="0.432382476944565" calcext:value-type="float">
            <text:p>0.432382476944565</text:p>
          </table:table-cell>
          <table:table-cell table:number-columns-repeated="49"/>
        </table:table-row>
        <table:table-row table:style-name="ro3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central.B4]" office:value-type="float" office:value="0.394529501220736" calcext:value-type="float">
            <text:p>0.394529501220736</text:p>
          </table:table-cell>
          <table:table-cell table:style-name="ce4" table:formula="of:=[$Redistribution_central.C4]" office:value-type="float" office:value="0.440790510485428" calcext:value-type="float">
            <text:p>0.440790510485428</text:p>
          </table:table-cell>
          <table:table-cell table:style-name="ce4" table:formula="of:=[$Redistribution_central.D4]" office:value-type="float" office:value="0.409770398483215" calcext:value-type="float">
            <text:p>0.409770398483215</text:p>
          </table:table-cell>
          <table:table-cell table:style-name="ce4" table:formula="of:=[$Redistribution_central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low.B4]" office:value-type="float" office:value="0.394529501220736" calcext:value-type="float">
            <text:p>0.394529501220736</text:p>
          </table:table-cell>
          <table:table-cell table:style-name="ce4" table:formula="of:=[$redistribution_low.C4]" office:value-type="float" office:value="0.440790510485428" calcext:value-type="float">
            <text:p>0.440790510485428</text:p>
          </table:table-cell>
          <table:table-cell table:style-name="ce4" table:formula="of:=[$redistribution_low.D4]" office:value-type="float" office:value="0.409770398483215" calcext:value-type="float">
            <text:p>0.409770398483215</text:p>
          </table:table-cell>
          <table:table-cell table:style-name="ce4" table:formula="of:=[$redistribution_low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high.B4]" office:value-type="float" office:value="0.394529501220736" calcext:value-type="float">
            <text:p>0.394529501220736</text:p>
          </table:table-cell>
          <table:table-cell table:style-name="ce4" table:formula="of:=[$Redistribution_high.C4]" office:value-type="float" office:value="0.440790510485428" calcext:value-type="float">
            <text:p>0.440790510485428</text:p>
          </table:table-cell>
          <table:table-cell table:style-name="ce4" table:formula="of:=[$Redistribution_high.D4]" office:value-type="float" office:value="0.409770398483215" calcext:value-type="float">
            <text:p>0.409770398483215</text:p>
          </table:table-cell>
          <table:table-cell table:style-name="ce4" table:formula="of:=[$Redistribution_high.E4]" office:value-type="float" office:value="0.428339853189208" calcext:value-type="float">
            <text:p>0.428339853189208</text:p>
          </table:table-cell>
          <table:table-cell table:number-columns-repeated="49"/>
        </table:table-row>
        <table:table-row table:style-name="ro3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central.B5]" office:value-type="float" office:value="0.397367420211988" calcext:value-type="float">
            <text:p>0.397367420211988</text:p>
          </table:table-cell>
          <table:table-cell table:style-name="ce4" table:formula="of:=[$Redistribution_central.C5]" office:value-type="float" office:value="0.444477793559299" calcext:value-type="float">
            <text:p>0.444477793559299</text:p>
          </table:table-cell>
          <table:table-cell table:style-name="ce4" table:formula="of:=[$Redistribution_central.D5]" office:value-type="float" office:value="0.411571910593429" calcext:value-type="float">
            <text:p>0.411571910593429</text:p>
          </table:table-cell>
          <table:table-cell table:style-name="ce4" table:formula="of:=[$Redistribution_central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low.B5]" office:value-type="float" office:value="0.397367420211988" calcext:value-type="float">
            <text:p>0.397367420211988</text:p>
          </table:table-cell>
          <table:table-cell table:style-name="ce4" table:formula="of:=[$redistribution_low.C5]" office:value-type="float" office:value="0.444477793559299" calcext:value-type="float">
            <text:p>0.444477793559299</text:p>
          </table:table-cell>
          <table:table-cell table:style-name="ce4" table:formula="of:=[$redistribution_low.D5]" office:value-type="float" office:value="0.411571910593429" calcext:value-type="float">
            <text:p>0.411571910593429</text:p>
          </table:table-cell>
          <table:table-cell table:style-name="ce4" table:formula="of:=[$redistribution_low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high.B5]" office:value-type="float" office:value="0.397367420211988" calcext:value-type="float">
            <text:p>0.397367420211988</text:p>
          </table:table-cell>
          <table:table-cell table:style-name="ce4" table:formula="of:=[$Redistribution_high.C5]" office:value-type="float" office:value="0.444477793559299" calcext:value-type="float">
            <text:p>0.444477793559299</text:p>
          </table:table-cell>
          <table:table-cell table:style-name="ce4" table:formula="of:=[$Redistribution_high.D5]" office:value-type="float" office:value="0.411571910593429" calcext:value-type="float">
            <text:p>0.411571910593429</text:p>
          </table:table-cell>
          <table:table-cell table:style-name="ce4" table:formula="of:=[$Redistribution_high.E5]" office:value-type="float" office:value="0.430039259328648" calcext:value-type="float">
            <text:p>0.430039259328648</text:p>
          </table:table-cell>
          <table:table-cell table:number-columns-repeated="49"/>
        </table:table-row>
        <table:table-row table:style-name="ro3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central.B6]" office:value-type="float" office:value="0.395846685031867" calcext:value-type="float">
            <text:p>0.395846685031867</text:p>
          </table:table-cell>
          <table:table-cell table:style-name="ce4" table:formula="of:=[$Redistribution_central.C6]" office:value-type="float" office:value="0.447780011039773" calcext:value-type="float">
            <text:p>0.447780011039773</text:p>
          </table:table-cell>
          <table:table-cell table:style-name="ce4" table:formula="of:=[$Redistribution_central.D6]" office:value-type="float" office:value="0.41123023519395" calcext:value-type="float">
            <text:p>0.41123023519395</text:p>
          </table:table-cell>
          <table:table-cell table:style-name="ce4" table:formula="of:=[$Redistribution_central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low.B6]" office:value-type="float" office:value="0.395846685031867" calcext:value-type="float">
            <text:p>0.395846685031867</text:p>
          </table:table-cell>
          <table:table-cell table:style-name="ce4" table:formula="of:=[$redistribution_low.C6]" office:value-type="float" office:value="0.447780011039773" calcext:value-type="float">
            <text:p>0.447780011039773</text:p>
          </table:table-cell>
          <table:table-cell table:style-name="ce4" table:formula="of:=[$redistribution_low.D6]" office:value-type="float" office:value="0.41123023519395" calcext:value-type="float">
            <text:p>0.41123023519395</text:p>
          </table:table-cell>
          <table:table-cell table:style-name="ce4" table:formula="of:=[$redistribution_low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high.B6]" office:value-type="float" office:value="0.395846685031867" calcext:value-type="float">
            <text:p>0.395846685031867</text:p>
          </table:table-cell>
          <table:table-cell table:style-name="ce4" table:formula="of:=[$Redistribution_high.C6]" office:value-type="float" office:value="0.447780011039773" calcext:value-type="float">
            <text:p>0.447780011039773</text:p>
          </table:table-cell>
          <table:table-cell table:style-name="ce4" table:formula="of:=[$Redistribution_high.D6]" office:value-type="float" office:value="0.41123023519395" calcext:value-type="float">
            <text:p>0.41123023519395</text:p>
          </table:table-cell>
          <table:table-cell table:style-name="ce4" table:formula="of:=[$Redistribution_high.E6]" office:value-type="float" office:value="0.432106918255695" calcext:value-type="float">
            <text:p>0.432106918255695</text:p>
          </table:table-cell>
          <table:table-cell table:number-columns-repeated="49"/>
        </table:table-row>
        <table:table-row table:style-name="ro3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central.B7]" office:value-type="float" office:value="0.396067902603128" calcext:value-type="float">
            <text:p>0.396067902603128</text:p>
          </table:table-cell>
          <table:table-cell table:style-name="ce4" table:formula="of:=[$Redistribution_central.C7]" office:value-type="float" office:value="0.447665534865733" calcext:value-type="float">
            <text:p>0.447665534865733</text:p>
          </table:table-cell>
          <table:table-cell table:style-name="ce4" table:formula="of:=[$Redistribution_central.D7]" office:value-type="float" office:value="0.411741865029978" calcext:value-type="float">
            <text:p>0.411741865029978</text:p>
          </table:table-cell>
          <table:table-cell table:style-name="ce4" table:formula="of:=[$Redistribution_central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low.B7]" office:value-type="float" office:value="0.396067902603128" calcext:value-type="float">
            <text:p>0.396067902603128</text:p>
          </table:table-cell>
          <table:table-cell table:style-name="ce4" table:formula="of:=[$redistribution_low.C7]" office:value-type="float" office:value="0.447665534865733" calcext:value-type="float">
            <text:p>0.447665534865733</text:p>
          </table:table-cell>
          <table:table-cell table:style-name="ce4" table:formula="of:=[$redistribution_low.D7]" office:value-type="float" office:value="0.411741865029978" calcext:value-type="float">
            <text:p>0.411741865029978</text:p>
          </table:table-cell>
          <table:table-cell table:style-name="ce4" table:formula="of:=[$redistribution_low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high.B7]" office:value-type="float" office:value="0.396067902603128" calcext:value-type="float">
            <text:p>0.396067902603128</text:p>
          </table:table-cell>
          <table:table-cell table:style-name="ce4" table:formula="of:=[$Redistribution_high.C7]" office:value-type="float" office:value="0.447665534865733" calcext:value-type="float">
            <text:p>0.447665534865733</text:p>
          </table:table-cell>
          <table:table-cell table:style-name="ce4" table:formula="of:=[$Redistribution_high.D7]" office:value-type="float" office:value="0.411741865029978" calcext:value-type="float">
            <text:p>0.411741865029978</text:p>
          </table:table-cell>
          <table:table-cell table:style-name="ce4" table:formula="of:=[$Redistribution_high.E7]" office:value-type="float" office:value="0.432486802555759" calcext:value-type="float">
            <text:p>0.432486802555759</text:p>
          </table:table-cell>
          <table:table-cell table:number-columns-repeated="49"/>
        </table:table-row>
        <table:table-row table:style-name="ro3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central.B8]" office:value-type="float" office:value="0.398081773715666" calcext:value-type="float">
            <text:p>0.398081773715666</text:p>
          </table:table-cell>
          <table:table-cell table:style-name="ce4" table:formula="of:=[$Redistribution_central.C8]" office:value-type="float" office:value="0.44576901458806" calcext:value-type="float">
            <text:p>0.44576901458806</text:p>
          </table:table-cell>
          <table:table-cell table:style-name="ce4" table:formula="of:=[$Redistribution_central.D8]" office:value-type="float" office:value="0.412509768903501" calcext:value-type="float">
            <text:p>0.412509768903501</text:p>
          </table:table-cell>
          <table:table-cell table:style-name="ce4" table:formula="of:=[$Redistribution_central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low.B8]" office:value-type="float" office:value="0.398081773715666" calcext:value-type="float">
            <text:p>0.398081773715666</text:p>
          </table:table-cell>
          <table:table-cell table:style-name="ce4" table:formula="of:=[$redistribution_low.C8]" office:value-type="float" office:value="0.44576901458806" calcext:value-type="float">
            <text:p>0.44576901458806</text:p>
          </table:table-cell>
          <table:table-cell table:style-name="ce4" table:formula="of:=[$redistribution_low.D8]" office:value-type="float" office:value="0.412509768903501" calcext:value-type="float">
            <text:p>0.412509768903501</text:p>
          </table:table-cell>
          <table:table-cell table:style-name="ce4" table:formula="of:=[$redistribution_low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high.B8]" office:value-type="float" office:value="0.398081773715666" calcext:value-type="float">
            <text:p>0.398081773715666</text:p>
          </table:table-cell>
          <table:table-cell table:style-name="ce4" table:formula="of:=[$Redistribution_high.C8]" office:value-type="float" office:value="0.44576901458806" calcext:value-type="float">
            <text:p>0.44576901458806</text:p>
          </table:table-cell>
          <table:table-cell table:style-name="ce4" table:formula="of:=[$Redistribution_high.D8]" office:value-type="float" office:value="0.412509768903501" calcext:value-type="float">
            <text:p>0.412509768903501</text:p>
          </table:table-cell>
          <table:table-cell table:style-name="ce4" table:formula="of:=[$Redistribution_high.E8]" office:value-type="float" office:value="0.431384164642211" calcext:value-type="float">
            <text:p>0.431384164642211</text:p>
          </table:table-cell>
          <table:table-cell table:number-columns-repeated="49"/>
        </table:table-row>
        <table:table-row table:style-name="ro3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central.B9]" office:value-type="float" office:value="0.389247915488908" calcext:value-type="float">
            <text:p>0.389247915488908</text:p>
          </table:table-cell>
          <table:table-cell table:style-name="ce4" table:formula="of:=[$Redistribution_central.C9]" office:value-type="float" office:value="0.444524072658265" calcext:value-type="float">
            <text:p>0.444524072658265</text:p>
          </table:table-cell>
          <table:table-cell table:style-name="ce4" table:formula="of:=[$Redistribution_central.D9]" office:value-type="float" office:value="0.407064790983859" calcext:value-type="float">
            <text:p>0.407064790983859</text:p>
          </table:table-cell>
          <table:table-cell table:style-name="ce4" table:formula="of:=[$Redistribution_central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low.B9]" office:value-type="float" office:value="0.389247915488908" calcext:value-type="float">
            <text:p>0.389247915488908</text:p>
          </table:table-cell>
          <table:table-cell table:style-name="ce4" table:formula="of:=[$redistribution_low.C9]" office:value-type="float" office:value="0.444524072658265" calcext:value-type="float">
            <text:p>0.444524072658265</text:p>
          </table:table-cell>
          <table:table-cell table:style-name="ce4" table:formula="of:=[$redistribution_low.D9]" office:value-type="float" office:value="0.407064790983859" calcext:value-type="float">
            <text:p>0.407064790983859</text:p>
          </table:table-cell>
          <table:table-cell table:style-name="ce4" table:formula="of:=[$redistribution_low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high.B9]" office:value-type="float" office:value="0.389247915488908" calcext:value-type="float">
            <text:p>0.389247915488908</text:p>
          </table:table-cell>
          <table:table-cell table:style-name="ce4" table:formula="of:=[$Redistribution_high.C9]" office:value-type="float" office:value="0.444524072658265" calcext:value-type="float">
            <text:p>0.444524072658265</text:p>
          </table:table-cell>
          <table:table-cell table:style-name="ce4" table:formula="of:=[$Redistribution_high.D9]" office:value-type="float" office:value="0.407064790983859" calcext:value-type="float">
            <text:p>0.407064790983859</text:p>
          </table:table-cell>
          <table:table-cell table:style-name="ce4" table:formula="of:=[$Redistribution_high.E9]" office:value-type="float" office:value="0.425383338196076" calcext:value-type="float">
            <text:p>0.425383338196076</text:p>
          </table:table-cell>
          <table:table-cell table:number-columns-repeated="49"/>
        </table:table-row>
        <table:table-row table:style-name="ro3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central.B10]" office:value-type="float" office:value="0.391644336337794" calcext:value-type="float">
            <text:p>0.391644336337794</text:p>
          </table:table-cell>
          <table:table-cell table:style-name="ce4" table:formula="of:=[$Redistribution_central.C10]" office:value-type="float" office:value="0.449107433628061" calcext:value-type="float">
            <text:p>0.449107433628061</text:p>
          </table:table-cell>
          <table:table-cell table:style-name="ce4" table:formula="of:=[$Redistribution_central.D10]" office:value-type="float" office:value="0.412213495382211" calcext:value-type="float">
            <text:p>0.412213495382211</text:p>
          </table:table-cell>
          <table:table-cell table:style-name="ce4" table:formula="of:=[$Redistribution_central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low.B10]" office:value-type="float" office:value="0.391644336337794" calcext:value-type="float">
            <text:p>0.391644336337794</text:p>
          </table:table-cell>
          <table:table-cell table:style-name="ce4" table:formula="of:=[$redistribution_low.C10]" office:value-type="float" office:value="0.449107433628061" calcext:value-type="float">
            <text:p>0.449107433628061</text:p>
          </table:table-cell>
          <table:table-cell table:style-name="ce4" table:formula="of:=[$redistribution_low.D10]" office:value-type="float" office:value="0.412213495382211" calcext:value-type="float">
            <text:p>0.412213495382211</text:p>
          </table:table-cell>
          <table:table-cell table:style-name="ce4" table:formula="of:=[$redistribution_low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high.B10]" office:value-type="float" office:value="0.391644336337794" calcext:value-type="float">
            <text:p>0.391644336337794</text:p>
          </table:table-cell>
          <table:table-cell table:style-name="ce4" table:formula="of:=[$Redistribution_high.C10]" office:value-type="float" office:value="0.449107433628061" calcext:value-type="float">
            <text:p>0.449107433628061</text:p>
          </table:table-cell>
          <table:table-cell table:style-name="ce4" table:formula="of:=[$Redistribution_high.D10]" office:value-type="float" office:value="0.412213495382211" calcext:value-type="float">
            <text:p>0.412213495382211</text:p>
          </table:table-cell>
          <table:table-cell table:style-name="ce4" table:formula="of:=[$Redistribution_high.E10]" office:value-type="float" office:value="0.427111975429666" calcext:value-type="float">
            <text:p>0.427111975429666</text:p>
          </table:table-cell>
          <table:table-cell table:number-columns-repeated="49"/>
        </table:table-row>
        <table:table-row table:style-name="ro3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central.B11]" office:value-type="float" office:value="0.389668118769454" calcext:value-type="float">
            <text:p>0.389668118769454</text:p>
          </table:table-cell>
          <table:table-cell table:style-name="ce4" table:formula="of:=[$Redistribution_central.C11]" office:value-type="float" office:value="0.449902283746158" calcext:value-type="float">
            <text:p>0.449902283746158</text:p>
          </table:table-cell>
          <table:table-cell table:style-name="ce4" table:formula="of:=[$Redistribution_central.D11]" office:value-type="float" office:value="0.408300765454686" calcext:value-type="float">
            <text:p>0.408300765454686</text:p>
          </table:table-cell>
          <table:table-cell table:style-name="ce4" table:formula="of:=[$Redistribution_central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low.B11]" office:value-type="float" office:value="0.389668118769454" calcext:value-type="float">
            <text:p>0.389668118769454</text:p>
          </table:table-cell>
          <table:table-cell table:style-name="ce4" table:formula="of:=[$redistribution_low.C11]" office:value-type="float" office:value="0.449902283746158" calcext:value-type="float">
            <text:p>0.449902283746158</text:p>
          </table:table-cell>
          <table:table-cell table:style-name="ce4" table:formula="of:=[$redistribution_low.D11]" office:value-type="float" office:value="0.408300765454686" calcext:value-type="float">
            <text:p>0.408300765454686</text:p>
          </table:table-cell>
          <table:table-cell table:style-name="ce4" table:formula="of:=[$redistribution_low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high.B11]" office:value-type="float" office:value="0.389668118769454" calcext:value-type="float">
            <text:p>0.389668118769454</text:p>
          </table:table-cell>
          <table:table-cell table:style-name="ce4" table:formula="of:=[$Redistribution_high.C11]" office:value-type="float" office:value="0.449902283746158" calcext:value-type="float">
            <text:p>0.449902283746158</text:p>
          </table:table-cell>
          <table:table-cell table:style-name="ce4" table:formula="of:=[$Redistribution_high.D11]" office:value-type="float" office:value="0.408300765454686" calcext:value-type="float">
            <text:p>0.408300765454686</text:p>
          </table:table-cell>
          <table:table-cell table:style-name="ce4" table:formula="of:=[$Redistribution_high.E11]" office:value-type="float" office:value="0.430055658720093" calcext:value-type="float">
            <text:p>0.430055658720093</text:p>
          </table:table-cell>
          <table:table-cell table:number-columns-repeated="49"/>
        </table:table-row>
        <table:table-row table:style-name="ro3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central.B12]" office:value-type="float" office:value="0.392668508823212" calcext:value-type="float">
            <text:p>0.392668508823212</text:p>
          </table:table-cell>
          <table:table-cell table:style-name="ce4" table:formula="of:=[$Redistribution_central.C12]" office:value-type="float" office:value="0.449654289343474" calcext:value-type="float">
            <text:p>0.449654289343474</text:p>
          </table:table-cell>
          <table:table-cell table:style-name="ce4" table:formula="of:=[$Redistribution_central.D12]" office:value-type="float" office:value="0.409367618681895" calcext:value-type="float">
            <text:p>0.409367618681895</text:p>
          </table:table-cell>
          <table:table-cell table:style-name="ce4" table:formula="of:=[$Redistribution_central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low.B12]" office:value-type="float" office:value="0.392668508823212" calcext:value-type="float">
            <text:p>0.392668508823212</text:p>
          </table:table-cell>
          <table:table-cell table:style-name="ce4" table:formula="of:=[$redistribution_low.C12]" office:value-type="float" office:value="0.449654289343474" calcext:value-type="float">
            <text:p>0.449654289343474</text:p>
          </table:table-cell>
          <table:table-cell table:style-name="ce4" table:formula="of:=[$redistribution_low.D12]" office:value-type="float" office:value="0.409367618681895" calcext:value-type="float">
            <text:p>0.409367618681895</text:p>
          </table:table-cell>
          <table:table-cell table:style-name="ce4" table:formula="of:=[$redistribution_low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high.B12]" office:value-type="float" office:value="0.392668508823212" calcext:value-type="float">
            <text:p>0.392668508823212</text:p>
          </table:table-cell>
          <table:table-cell table:style-name="ce4" table:formula="of:=[$Redistribution_high.C12]" office:value-type="float" office:value="0.449654289343474" calcext:value-type="float">
            <text:p>0.449654289343474</text:p>
          </table:table-cell>
          <table:table-cell table:style-name="ce4" table:formula="of:=[$Redistribution_high.D12]" office:value-type="float" office:value="0.409367618681895" calcext:value-type="float">
            <text:p>0.409367618681895</text:p>
          </table:table-cell>
          <table:table-cell table:style-name="ce4" table:formula="of:=[$Redistribution_high.E12]" office:value-type="float" office:value="0.431887742090315" calcext:value-type="float">
            <text:p>0.431887742090315</text:p>
          </table:table-cell>
          <table:table-cell table:number-columns-repeated="49"/>
        </table:table-row>
        <table:table-row table:style-name="ro3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central.B13]" office:value-type="float" office:value="0.385383773516262" calcext:value-type="float">
            <text:p>0.385383773516262</text:p>
          </table:table-cell>
          <table:table-cell table:style-name="ce4" table:formula="of:=[$Redistribution_central.C13]" office:value-type="float" office:value="0.44426056398056" calcext:value-type="float">
            <text:p>0.44426056398056</text:p>
          </table:table-cell>
          <table:table-cell table:style-name="ce4" table:formula="of:=[$Redistribution_central.D13]" office:value-type="float" office:value="0.403571041125685" calcext:value-type="float">
            <text:p>0.403571041125685</text:p>
          </table:table-cell>
          <table:table-cell table:style-name="ce4" table:formula="of:=[$Redistribution_central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low.B13]" office:value-type="float" office:value="0.385383773516262" calcext:value-type="float">
            <text:p>0.385383773516262</text:p>
          </table:table-cell>
          <table:table-cell table:style-name="ce4" table:formula="of:=[$redistribution_low.C13]" office:value-type="float" office:value="0.44426056398056" calcext:value-type="float">
            <text:p>0.44426056398056</text:p>
          </table:table-cell>
          <table:table-cell table:style-name="ce4" table:formula="of:=[$redistribution_low.D13]" office:value-type="float" office:value="0.403571041125685" calcext:value-type="float">
            <text:p>0.403571041125685</text:p>
          </table:table-cell>
          <table:table-cell table:style-name="ce4" table:formula="of:=[$redistribution_low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high.B13]" office:value-type="float" office:value="0.385383773516262" calcext:value-type="float">
            <text:p>0.385383773516262</text:p>
          </table:table-cell>
          <table:table-cell table:style-name="ce4" table:formula="of:=[$Redistribution_high.C13]" office:value-type="float" office:value="0.44426056398056" calcext:value-type="float">
            <text:p>0.44426056398056</text:p>
          </table:table-cell>
          <table:table-cell table:style-name="ce4" table:formula="of:=[$Redistribution_high.D13]" office:value-type="float" office:value="0.403571041125685" calcext:value-type="float">
            <text:p>0.403571041125685</text:p>
          </table:table-cell>
          <table:table-cell table:style-name="ce4" table:formula="of:=[$Redistribution_high.E13]" office:value-type="float" office:value="0.424933117914491" calcext:value-type="float">
            <text:p>0.424933117914491</text:p>
          </table:table-cell>
          <table:table-cell table:number-columns-repeated="49"/>
        </table:table-row>
        <table:table-row table:style-name="ro3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central.B14]" office:value-type="float" office:value="0.387538995469167" calcext:value-type="float">
            <text:p>0.387538995469167</text:p>
          </table:table-cell>
          <table:table-cell table:style-name="ce4" table:formula="of:=[$Redistribution_central.C14]" office:value-type="float" office:value="0.447967411994538" calcext:value-type="float">
            <text:p>0.447967411994538</text:p>
          </table:table-cell>
          <table:table-cell table:style-name="ce4" table:formula="of:=[$Redistribution_central.D14]" office:value-type="float" office:value="0.408053112354735" calcext:value-type="float">
            <text:p>0.408053112354735</text:p>
          </table:table-cell>
          <table:table-cell table:style-name="ce4" table:formula="of:=[$Redistribution_central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low.B14]" office:value-type="float" office:value="0.387538995469167" calcext:value-type="float">
            <text:p>0.387538995469167</text:p>
          </table:table-cell>
          <table:table-cell table:style-name="ce4" table:formula="of:=[$redistribution_low.C14]" office:value-type="float" office:value="0.447967411994538" calcext:value-type="float">
            <text:p>0.447967411994538</text:p>
          </table:table-cell>
          <table:table-cell table:style-name="ce4" table:formula="of:=[$redistribution_low.D14]" office:value-type="float" office:value="0.408053112354735" calcext:value-type="float">
            <text:p>0.408053112354735</text:p>
          </table:table-cell>
          <table:table-cell table:style-name="ce4" table:formula="of:=[$redistribution_low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high.B14]" office:value-type="float" office:value="0.387538995469167" calcext:value-type="float">
            <text:p>0.387538995469167</text:p>
          </table:table-cell>
          <table:table-cell table:style-name="ce4" table:formula="of:=[$Redistribution_high.C14]" office:value-type="float" office:value="0.447967411994538" calcext:value-type="float">
            <text:p>0.447967411994538</text:p>
          </table:table-cell>
          <table:table-cell table:style-name="ce4" table:formula="of:=[$Redistribution_high.D14]" office:value-type="float" office:value="0.408053112354735" calcext:value-type="float">
            <text:p>0.408053112354735</text:p>
          </table:table-cell>
          <table:table-cell table:style-name="ce4" table:formula="of:=[$Redistribution_high.E14]" office:value-type="float" office:value="0.423697664126009" calcext:value-type="float">
            <text:p>0.423697664126009</text:p>
          </table:table-cell>
          <table:table-cell table:number-columns-repeated="49"/>
        </table:table-row>
        <table:table-row table:style-name="ro3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central.B15]" office:value-type="float" office:value="0.386530666515906" calcext:value-type="float">
            <text:p>0.386530666515906</text:p>
          </table:table-cell>
          <table:table-cell table:style-name="ce4" table:formula="of:=[$Redistribution_central.C15]" office:value-type="float" office:value="0.44597139394117" calcext:value-type="float">
            <text:p>0.44597139394117</text:p>
          </table:table-cell>
          <table:table-cell table:style-name="ce4" table:formula="of:=[$Redistribution_central.D15]" office:value-type="float" office:value="0.405002152717547" calcext:value-type="float">
            <text:p>0.405002152717547</text:p>
          </table:table-cell>
          <table:table-cell table:style-name="ce4" table:formula="of:=[$Redistribution_central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low.B15]" office:value-type="float" office:value="0.386530666515906" calcext:value-type="float">
            <text:p>0.386530666515906</text:p>
          </table:table-cell>
          <table:table-cell table:style-name="ce4" table:formula="of:=[$redistribution_low.C15]" office:value-type="float" office:value="0.44597139394117" calcext:value-type="float">
            <text:p>0.44597139394117</text:p>
          </table:table-cell>
          <table:table-cell table:style-name="ce4" table:formula="of:=[$redistribution_low.D15]" office:value-type="float" office:value="0.405002152717547" calcext:value-type="float">
            <text:p>0.405002152717547</text:p>
          </table:table-cell>
          <table:table-cell table:style-name="ce4" table:formula="of:=[$redistribution_low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high.B15]" office:value-type="float" office:value="0.386530666515906" calcext:value-type="float">
            <text:p>0.386530666515906</text:p>
          </table:table-cell>
          <table:table-cell table:style-name="ce4" table:formula="of:=[$Redistribution_high.C15]" office:value-type="float" office:value="0.44597139394117" calcext:value-type="float">
            <text:p>0.44597139394117</text:p>
          </table:table-cell>
          <table:table-cell table:style-name="ce4" table:formula="of:=[$Redistribution_high.D15]" office:value-type="float" office:value="0.405002152717547" calcext:value-type="float">
            <text:p>0.405002152717547</text:p>
          </table:table-cell>
          <table:table-cell table:style-name="ce4" table:formula="of:=[$Redistribution_high.E15]" office:value-type="float" office:value="0.426530953530431" calcext:value-type="float">
            <text:p>0.426530953530431</text:p>
          </table:table-cell>
          <table:table-cell table:number-columns-repeated="49"/>
        </table:table-row>
        <table:table-row table:style-name="ro3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central.B16]" office:value-type="float" office:value="0.391826946353471" calcext:value-type="float">
            <text:p>0.391826946353471</text:p>
          </table:table-cell>
          <table:table-cell table:style-name="ce4" table:formula="of:=[$Redistribution_central.C16]" office:value-type="float" office:value="0.450374310698588" calcext:value-type="float">
            <text:p>0.450374310698588</text:p>
          </table:table-cell>
          <table:table-cell table:style-name="ce4" table:formula="of:=[$Redistribution_central.D16]" office:value-type="float" office:value="0.409235807688584" calcext:value-type="float">
            <text:p>0.409235807688584</text:p>
          </table:table-cell>
          <table:table-cell table:style-name="ce4" table:formula="of:=[$Redistribution_central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low.B16]" office:value-type="float" office:value="0.391826946353471" calcext:value-type="float">
            <text:p>0.391826946353471</text:p>
          </table:table-cell>
          <table:table-cell table:style-name="ce4" table:formula="of:=[$redistribution_low.C16]" office:value-type="float" office:value="0.450374310698588" calcext:value-type="float">
            <text:p>0.450374310698588</text:p>
          </table:table-cell>
          <table:table-cell table:style-name="ce4" table:formula="of:=[$redistribution_low.D16]" office:value-type="float" office:value="0.409235807688584" calcext:value-type="float">
            <text:p>0.409235807688584</text:p>
          </table:table-cell>
          <table:table-cell table:style-name="ce4" table:formula="of:=[$redistribution_low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high.B16]" office:value-type="float" office:value="0.391826946353471" calcext:value-type="float">
            <text:p>0.391826946353471</text:p>
          </table:table-cell>
          <table:table-cell table:style-name="ce4" table:formula="of:=[$Redistribution_high.C16]" office:value-type="float" office:value="0.450374310698588" calcext:value-type="float">
            <text:p>0.450374310698588</text:p>
          </table:table-cell>
          <table:table-cell table:style-name="ce4" table:formula="of:=[$Redistribution_high.D16]" office:value-type="float" office:value="0.409235807688584" calcext:value-type="float">
            <text:p>0.409235807688584</text:p>
          </table:table-cell>
          <table:table-cell table:style-name="ce4" table:formula="of:=[$Redistribution_high.E16]" office:value-type="float" office:value="0.430584842753871" calcext:value-type="float">
            <text:p>0.430584842753871</text:p>
          </table:table-cell>
          <table:table-cell table:number-columns-repeated="49"/>
        </table:table-row>
        <table:table-row table:style-name="ro3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central.B17]" office:value-type="float" office:value="0.39513728198073" calcext:value-type="float">
            <text:p>0.39513728198073</text:p>
          </table:table-cell>
          <table:table-cell table:style-name="ce4" table:formula="of:=[$Redistribution_central.C17]" office:value-type="float" office:value="0.449928069148251" calcext:value-type="float">
            <text:p>0.449928069148251</text:p>
          </table:table-cell>
          <table:table-cell table:style-name="ce4" table:formula="of:=[$Redistribution_central.D17]" office:value-type="float" office:value="0.411898110875936" calcext:value-type="float">
            <text:p>0.411898110875936</text:p>
          </table:table-cell>
          <table:table-cell table:style-name="ce4" table:formula="of:=[$Redistribution_central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low.B17]" office:value-type="float" office:value="0.39513728198073" calcext:value-type="float">
            <text:p>0.39513728198073</text:p>
          </table:table-cell>
          <table:table-cell table:style-name="ce4" table:formula="of:=[$redistribution_low.C17]" office:value-type="float" office:value="0.449928069148251" calcext:value-type="float">
            <text:p>0.449928069148251</text:p>
          </table:table-cell>
          <table:table-cell table:style-name="ce4" table:formula="of:=[$redistribution_low.D17]" office:value-type="float" office:value="0.411898110875936" calcext:value-type="float">
            <text:p>0.411898110875936</text:p>
          </table:table-cell>
          <table:table-cell table:style-name="ce4" table:formula="of:=[$redistribution_low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high.B17]" office:value-type="float" office:value="0.39513728198073" calcext:value-type="float">
            <text:p>0.39513728198073</text:p>
          </table:table-cell>
          <table:table-cell table:style-name="ce4" table:formula="of:=[$Redistribution_high.C17]" office:value-type="float" office:value="0.449928069148251" calcext:value-type="float">
            <text:p>0.449928069148251</text:p>
          </table:table-cell>
          <table:table-cell table:style-name="ce4" table:formula="of:=[$Redistribution_high.D17]" office:value-type="float" office:value="0.411898110875936" calcext:value-type="float">
            <text:p>0.411898110875936</text:p>
          </table:table-cell>
          <table:table-cell table:style-name="ce4" table:formula="of:=[$Redistribution_high.E17]" office:value-type="float" office:value="0.431713971975781" calcext:value-type="float">
            <text:p>0.431713971975781</text:p>
          </table:table-cell>
          <table:table-cell table:number-columns-repeated="49"/>
        </table:table-row>
        <table:table-row table:style-name="ro3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central.B18]" office:value-type="float" office:value="0.388577634007942" calcext:value-type="float">
            <text:p>0.388577634007942</text:p>
          </table:table-cell>
          <table:table-cell table:style-name="ce4" table:formula="of:=[$Redistribution_central.C18]" office:value-type="float" office:value="0.449323159441545" calcext:value-type="float">
            <text:p>0.449323159441545</text:p>
          </table:table-cell>
          <table:table-cell table:style-name="ce4" table:formula="of:=[$Redistribution_central.D18]" office:value-type="float" office:value="0.408825843114314" calcext:value-type="float">
            <text:p>0.408825843114314</text:p>
          </table:table-cell>
          <table:table-cell table:style-name="ce4" table:formula="of:=[$Redistribution_central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low.B18]" office:value-type="float" office:value="0.388577634007942" calcext:value-type="float">
            <text:p>0.388577634007942</text:p>
          </table:table-cell>
          <table:table-cell table:style-name="ce4" table:formula="of:=[$redistribution_low.C18]" office:value-type="float" office:value="0.449323159441545" calcext:value-type="float">
            <text:p>0.449323159441545</text:p>
          </table:table-cell>
          <table:table-cell table:style-name="ce4" table:formula="of:=[$redistribution_low.D18]" office:value-type="float" office:value="0.408825843114314" calcext:value-type="float">
            <text:p>0.408825843114314</text:p>
          </table:table-cell>
          <table:table-cell table:style-name="ce4" table:formula="of:=[$redistribution_low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high.B18]" office:value-type="float" office:value="0.388577634007942" calcext:value-type="float">
            <text:p>0.388577634007942</text:p>
          </table:table-cell>
          <table:table-cell table:style-name="ce4" table:formula="of:=[$Redistribution_high.C18]" office:value-type="float" office:value="0.449323159441545" calcext:value-type="float">
            <text:p>0.449323159441545</text:p>
          </table:table-cell>
          <table:table-cell table:style-name="ce4" table:formula="of:=[$Redistribution_high.D18]" office:value-type="float" office:value="0.408825843114314" calcext:value-type="float">
            <text:p>0.408825843114314</text:p>
          </table:table-cell>
          <table:table-cell table:style-name="ce4" table:formula="of:=[$Redistribution_high.E18]" office:value-type="float" office:value="0.426551601373064" calcext:value-type="float">
            <text:p>0.426551601373064</text:p>
          </table:table-cell>
          <table:table-cell table:number-columns-repeated="49"/>
        </table:table-row>
        <table:table-row table:style-name="ro3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central.B19]" office:value-type="float" office:value="0.391043027962825" calcext:value-type="float">
            <text:p>0.391043027962825</text:p>
          </table:table-cell>
          <table:table-cell table:style-name="ce4" table:formula="of:=[$Redistribution_central.C19]" office:value-type="float" office:value="0.449220751585329" calcext:value-type="float">
            <text:p>0.449220751585329</text:p>
          </table:table-cell>
          <table:table-cell table:style-name="ce4" table:formula="of:=[$Redistribution_central.D19]" office:value-type="float" office:value="0.410931164091992" calcext:value-type="float">
            <text:p>0.410931164091992</text:p>
          </table:table-cell>
          <table:table-cell table:style-name="ce4" table:formula="of:=[$Redistribution_central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low.B19]" office:value-type="float" office:value="0.391043027962825" calcext:value-type="float">
            <text:p>0.391043027962825</text:p>
          </table:table-cell>
          <table:table-cell table:style-name="ce4" table:formula="of:=[$redistribution_low.C19]" office:value-type="float" office:value="0.449220751585329" calcext:value-type="float">
            <text:p>0.449220751585329</text:p>
          </table:table-cell>
          <table:table-cell table:style-name="ce4" table:formula="of:=[$redistribution_low.D19]" office:value-type="float" office:value="0.410931164091992" calcext:value-type="float">
            <text:p>0.410931164091992</text:p>
          </table:table-cell>
          <table:table-cell table:style-name="ce4" table:formula="of:=[$redistribution_low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high.B19]" office:value-type="float" office:value="0.391043027962825" calcext:value-type="float">
            <text:p>0.391043027962825</text:p>
          </table:table-cell>
          <table:table-cell table:style-name="ce4" table:formula="of:=[$Redistribution_high.C19]" office:value-type="float" office:value="0.449220751585329" calcext:value-type="float">
            <text:p>0.449220751585329</text:p>
          </table:table-cell>
          <table:table-cell table:style-name="ce4" table:formula="of:=[$Redistribution_high.D19]" office:value-type="float" office:value="0.410931164091992" calcext:value-type="float">
            <text:p>0.410931164091992</text:p>
          </table:table-cell>
          <table:table-cell table:style-name="ce4" table:formula="of:=[$Redistribution_high.E19]" office:value-type="float" office:value="0.428212322223749" calcext:value-type="float">
            <text:p>0.428212322223749</text:p>
          </table:table-cell>
          <table:table-cell table:number-columns-repeated="49"/>
        </table:table-row>
        <table:table-row table:style-name="ro3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central.B20]" office:value-type="float" office:value="0.38622167294859" calcext:value-type="float">
            <text:p>0.38622167294859</text:p>
          </table:table-cell>
          <table:table-cell table:style-name="ce4" table:formula="of:=[$Redistribution_central.C20]" office:value-type="float" office:value="0.448899608556009" calcext:value-type="float">
            <text:p>0.448899608556009</text:p>
          </table:table-cell>
          <table:table-cell table:style-name="ce4" table:formula="of:=[$Redistribution_central.D20]" office:value-type="float" office:value="0.406011125365093" calcext:value-type="float">
            <text:p>0.406011125365093</text:p>
          </table:table-cell>
          <table:table-cell table:style-name="ce4" table:formula="of:=[$Redistribution_central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low.B20]" office:value-type="float" office:value="0.386260755274403" calcext:value-type="float">
            <text:p>0.386260755274403</text:p>
          </table:table-cell>
          <table:table-cell table:style-name="ce4" table:formula="of:=[$redistribution_low.C20]" office:value-type="float" office:value="0.448899608556009" calcext:value-type="float">
            <text:p>0.448899608556009</text:p>
          </table:table-cell>
          <table:table-cell table:style-name="ce4" table:formula="of:=[$redistribution_low.D20]" office:value-type="float" office:value="0.406052556271371" calcext:value-type="float">
            <text:p>0.406052556271371</text:p>
          </table:table-cell>
          <table:table-cell table:style-name="ce4" table:formula="of:=[$redistribution_low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high.B20]" office:value-type="float" office:value="0.386260755274403" calcext:value-type="float">
            <text:p>0.386260755274403</text:p>
          </table:table-cell>
          <table:table-cell table:style-name="ce4" table:formula="of:=[$Redistribution_high.C20]" office:value-type="float" office:value="0.448899608556009" calcext:value-type="float">
            <text:p>0.448899608556009</text:p>
          </table:table-cell>
          <table:table-cell table:style-name="ce4" table:formula="of:=[$Redistribution_high.D20]" office:value-type="float" office:value="0.406052556271371" calcext:value-type="float">
            <text:p>0.406052556271371</text:p>
          </table:table-cell>
          <table:table-cell table:style-name="ce4" table:formula="of:=[$Redistribution_high.E20]" office:value-type="float" office:value="0.427006671670346" calcext:value-type="float">
            <text:p>0.427006671670346</text:p>
          </table:table-cell>
          <table:table-cell table:number-columns-repeated="49"/>
        </table:table-row>
        <table:table-row table:style-name="ro3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central.B21]" office:value-type="float" office:value="0.385426320832225" calcext:value-type="float">
            <text:p>0.385426320832225</text:p>
          </table:table-cell>
          <table:table-cell table:style-name="ce4" table:formula="of:=[$Redistribution_central.C21]" office:value-type="float" office:value="0.44924587100256" calcext:value-type="float">
            <text:p>0.44924587100256</text:p>
          </table:table-cell>
          <table:table-cell table:style-name="ce4" table:formula="of:=[$Redistribution_central.D21]" office:value-type="float" office:value="0.406570206517602" calcext:value-type="float">
            <text:p>0.406570206517602</text:p>
          </table:table-cell>
          <table:table-cell table:style-name="ce4" table:formula="of:=[$Redistribution_central.E21]" office:value-type="float" office:value="0.424367453874629" calcext:value-type="float">
            <text:p>0.424367453874629</text:p>
          </table:table-cell>
          <table:table-cell/>
          <table:table-cell table:style-name="ce4" table:formula="of:=[$redistribution_low.B21]" office:value-type="float" office:value="0.385401540927053" calcext:value-type="float">
            <text:p>0.385401540927053</text:p>
          </table:table-cell>
          <table:table-cell table:style-name="ce4" table:formula="of:=[$redistribution_low.C21]" office:value-type="float" office:value="0.448925179265198" calcext:value-type="float">
            <text:p>0.448925179265198</text:p>
          </table:table-cell>
          <table:table-cell table:style-name="ce4" table:formula="of:=[$redistribution_low.D21]" office:value-type="float" office:value="0.406553134341665" calcext:value-type="float">
            <text:p>0.406553134341665</text:p>
          </table:table-cell>
          <table:table-cell table:style-name="ce4" table:formula="of:=[$redistribution_low.E21]" office:value-type="float" office:value="0.424036942452132" calcext:value-type="float">
            <text:p>0.424036942452132</text:p>
          </table:table-cell>
          <table:table-cell/>
          <table:table-cell table:style-name="ce4" table:formula="of:=[$Redistribution_high.B21]" office:value-type="float" office:value="0.385401541166734" calcext:value-type="float">
            <text:p>0.385401541166734</text:p>
          </table:table-cell>
          <table:table-cell table:style-name="ce4" table:formula="of:=[$Redistribution_high.C21]" office:value-type="float" office:value="0.448925179265198" calcext:value-type="float">
            <text:p>0.448925179265198</text:p>
          </table:table-cell>
          <table:table-cell table:style-name="ce4" table:formula="of:=[$Redistribution_high.D21]" office:value-type="float" office:value="0.406553134578338" calcext:value-type="float">
            <text:p>0.406553134578338</text:p>
          </table:table-cell>
          <table:table-cell table:style-name="ce4" table:formula="of:=[$Redistribution_high.E21]" office:value-type="float" office:value="0.424036942452132" calcext:value-type="float">
            <text:p>0.424036942452132</text:p>
          </table:table-cell>
          <table:table-cell table:number-columns-repeated="49"/>
        </table:table-row>
        <table:table-row table:style-name="ro3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central.B22]" office:value-type="float" office:value="0.364801301836248" calcext:value-type="float">
            <text:p>0.364801301836248</text:p>
          </table:table-cell>
          <table:table-cell table:style-name="ce4" table:formula="of:=[$Redistribution_central.C22]" office:value-type="float" office:value="0.44736770752209" calcext:value-type="float">
            <text:p>0.44736770752209</text:p>
          </table:table-cell>
          <table:table-cell table:style-name="ce4" table:formula="of:=[$Redistribution_central.D22]" office:value-type="float" office:value="0.387881125698047" calcext:value-type="float">
            <text:p>0.387881125698047</text:p>
          </table:table-cell>
          <table:table-cell table:style-name="ce4" table:formula="of:=[$Redistribution_central.E22]" office:value-type="float" office:value="0.419781729187263" calcext:value-type="float">
            <text:p>0.419781729187263</text:p>
          </table:table-cell>
          <table:table-cell/>
          <table:table-cell table:style-name="ce4" table:formula="of:=[$redistribution_low.B22]" office:value-type="float" office:value="0.364489948929006" calcext:value-type="float">
            <text:p>0.364489948929006</text:p>
          </table:table-cell>
          <table:table-cell table:style-name="ce4" table:formula="of:=[$redistribution_low.C22]" office:value-type="float" office:value="0.448366697545083" calcext:value-type="float">
            <text:p>0.448366697545083</text:p>
          </table:table-cell>
          <table:table-cell table:style-name="ce4" table:formula="of:=[$redistribution_low.D22]" office:value-type="float" office:value="0.387523763072417" calcext:value-type="float">
            <text:p>0.387523763072417</text:p>
          </table:table-cell>
          <table:table-cell table:style-name="ce4" table:formula="of:=[$redistribution_low.E22]" office:value-type="float" office:value="0.420836238114786" calcext:value-type="float">
            <text:p>0.420836238114786</text:p>
          </table:table-cell>
          <table:table-cell/>
          <table:table-cell table:style-name="ce4" table:formula="of:=[$Redistribution_high.B22]" office:value-type="float" office:value="0.364489949157042" calcext:value-type="float">
            <text:p>0.364489949157042</text:p>
          </table:table-cell>
          <table:table-cell table:style-name="ce4" table:formula="of:=[$Redistribution_high.C22]" office:value-type="float" office:value="0.448366697545083" calcext:value-type="float">
            <text:p>0.448366697545083</text:p>
          </table:table-cell>
          <table:table-cell table:style-name="ce4" table:formula="of:=[$Redistribution_high.D22]" office:value-type="float" office:value="0.387523763297383" calcext:value-type="float">
            <text:p>0.387523763297383</text:p>
          </table:table-cell>
          <table:table-cell table:style-name="ce4" table:formula="of:=[$Redistribution_high.E22]" office:value-type="float" office:value="0.420836238114786" calcext:value-type="float">
            <text:p>0.420836238114786</text:p>
          </table:table-cell>
          <table:table-cell table:number-columns-repeated="49"/>
        </table:table-row>
        <table:table-row table:style-name="ro3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central.B23]" office:value-type="float" office:value="0.38942692838424" calcext:value-type="float">
            <text:p>0.38942692838424</text:p>
          </table:table-cell>
          <table:table-cell table:style-name="ce4" table:formula="of:=[$Redistribution_central.C23]" office:value-type="float" office:value="0.456281920053389" calcext:value-type="float">
            <text:p>0.456281920053389</text:p>
          </table:table-cell>
          <table:table-cell table:style-name="ce4" table:formula="of:=[$Redistribution_central.D23]" office:value-type="float" office:value="0.404930403362958" calcext:value-type="float">
            <text:p>0.404930403362958</text:p>
          </table:table-cell>
          <table:table-cell table:style-name="ce4" table:formula="of:=[$Redistribution_central.E23]" office:value-type="float" office:value="0.438773795977091" calcext:value-type="float">
            <text:p>0.438773795977091</text:p>
          </table:table-cell>
          <table:table-cell/>
          <table:table-cell table:style-name="ce4" table:formula="of:=[$redistribution_low.B23]" office:value-type="float" office:value="0.388563969333475" calcext:value-type="float">
            <text:p>0.388563969333475</text:p>
          </table:table-cell>
          <table:table-cell table:style-name="ce4" table:formula="of:=[$redistribution_low.C23]" office:value-type="float" office:value="0.455528711934171" calcext:value-type="float">
            <text:p>0.455528711934171</text:p>
          </table:table-cell>
          <table:table-cell table:style-name="ce4" table:formula="of:=[$redistribution_low.D23]" office:value-type="float" office:value="0.404120007898951" calcext:value-type="float">
            <text:p>0.404120007898951</text:p>
          </table:table-cell>
          <table:table-cell table:style-name="ce4" table:formula="of:=[$redistribution_low.E23]" office:value-type="float" office:value="0.437870191444161" calcext:value-type="float">
            <text:p>0.437870191444161</text:p>
          </table:table-cell>
          <table:table-cell/>
          <table:table-cell table:style-name="ce4" table:formula="of:=[$Redistribution_high.B23]" office:value-type="float" office:value="0.388563969971353" calcext:value-type="float">
            <text:p>0.388563969971353</text:p>
          </table:table-cell>
          <table:table-cell table:style-name="ce4" table:formula="of:=[$Redistribution_high.C23]" office:value-type="float" office:value="0.455528711934171" calcext:value-type="float">
            <text:p>0.455528711934171</text:p>
          </table:table-cell>
          <table:table-cell table:style-name="ce4" table:formula="of:=[$Redistribution_high.D23]" office:value-type="float" office:value="0.404120008532552" calcext:value-type="float">
            <text:p>0.404120008532552</text:p>
          </table:table-cell>
          <table:table-cell table:style-name="ce4" table:formula="of:=[$Redistribution_high.E23]" office:value-type="float" office:value="0.437870191444161" calcext:value-type="float">
            <text:p>0.437870191444161</text:p>
          </table:table-cell>
          <table:table-cell table:number-columns-repeated="49"/>
        </table:table-row>
        <table:table-row table:style-name="ro3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central.B24]" office:value-type="float" office:value="0.386827138012897" calcext:value-type="float">
            <text:p>0.386827138012897</text:p>
          </table:table-cell>
          <table:table-cell table:style-name="ce4" table:formula="of:=[$Redistribution_central.C24]" office:value-type="float" office:value="0.457694690017497" calcext:value-type="float">
            <text:p>0.457694690017497</text:p>
          </table:table-cell>
          <table:table-cell table:style-name="ce4" table:formula="of:=[$Redistribution_central.D24]" office:value-type="float" office:value="0.402143125849794" calcext:value-type="float">
            <text:p>0.402143125849794</text:p>
          </table:table-cell>
          <table:table-cell table:style-name="ce4" table:formula="of:=[$Redistribution_central.E24]" office:value-type="float" office:value="0.44196074227088" calcext:value-type="float">
            <text:p>0.44196074227088</text:p>
          </table:table-cell>
          <table:table-cell/>
          <table:table-cell table:style-name="ce4" table:formula="of:=[$redistribution_low.B24]" office:value-type="float" office:value="0.386627093855147" calcext:value-type="float">
            <text:p>0.386627093855147</text:p>
          </table:table-cell>
          <table:table-cell table:style-name="ce4" table:formula="of:=[$redistribution_low.C24]" office:value-type="float" office:value="0.457385383774999" calcext:value-type="float">
            <text:p>0.457385383774999</text:p>
          </table:table-cell>
          <table:table-cell table:style-name="ce4" table:formula="of:=[$redistribution_low.D24]" office:value-type="float" office:value="0.401934476429779" calcext:value-type="float">
            <text:p>0.401934476429779</text:p>
          </table:table-cell>
          <table:table-cell table:style-name="ce4" table:formula="of:=[$redistribution_low.E24]" office:value-type="float" office:value="0.44167254066231" calcext:value-type="float">
            <text:p>0.44167254066231</text:p>
          </table:table-cell>
          <table:table-cell/>
          <table:table-cell table:style-name="ce4" table:formula="of:=[$Redistribution_high.B24]" office:value-type="float" office:value="0.386627094517945" calcext:value-type="float">
            <text:p>0.386627094517945</text:p>
          </table:table-cell>
          <table:table-cell table:style-name="ce4" table:formula="of:=[$Redistribution_high.C24]" office:value-type="float" office:value="0.457385383774999" calcext:value-type="float">
            <text:p>0.457385383774999</text:p>
          </table:table-cell>
          <table:table-cell table:style-name="ce4" table:formula="of:=[$Redistribution_high.D24]" office:value-type="float" office:value="0.40193447708863" calcext:value-type="float">
            <text:p>0.40193447708863</text:p>
          </table:table-cell>
          <table:table-cell table:style-name="ce4" table:formula="of:=[$Redistribution_high.E24]" office:value-type="float" office:value="0.44167254066231" calcext:value-type="float">
            <text:p>0.44167254066231</text:p>
          </table:table-cell>
          <table:table-cell table:number-columns-repeated="49"/>
        </table:table-row>
        <table:table-row table:style-name="ro3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central.B25]" office:value-type="float" office:value="0.391154475302294" calcext:value-type="float">
            <text:p>0.391154475302294</text:p>
          </table:table-cell>
          <table:table-cell table:style-name="ce4" table:formula="of:=[$Redistribution_central.C25]" office:value-type="float" office:value="0.461455053771451" calcext:value-type="float">
            <text:p>0.461455053771451</text:p>
          </table:table-cell>
          <table:table-cell table:style-name="ce4" table:formula="of:=[$Redistribution_central.D25]" office:value-type="float" office:value="0.408526251751222" calcext:value-type="float">
            <text:p>0.408526251751222</text:p>
          </table:table-cell>
          <table:table-cell table:style-name="ce4" table:formula="of:=[$Redistribution_central.E25]" office:value-type="float" office:value="0.440566320798025" calcext:value-type="float">
            <text:p>0.440566320798025</text:p>
          </table:table-cell>
          <table:table-cell/>
          <table:table-cell table:style-name="ce4" table:formula="of:=[$redistribution_low.B25]" office:value-type="float" office:value="0.39128859059596" calcext:value-type="float">
            <text:p>0.39128859059596</text:p>
          </table:table-cell>
          <table:table-cell table:style-name="ce4" table:formula="of:=[$redistribution_low.C25]" office:value-type="float" office:value="0.460531530414479" calcext:value-type="float">
            <text:p>0.460531530414479</text:p>
          </table:table-cell>
          <table:table-cell table:style-name="ce4" table:formula="of:=[$redistribution_low.D25]" office:value-type="float" office:value="0.408534099689557" calcext:value-type="float">
            <text:p>0.408534099689557</text:p>
          </table:table-cell>
          <table:table-cell table:style-name="ce4" table:formula="of:=[$redistribution_low.E25]" office:value-type="float" office:value="0.439866510766866" calcext:value-type="float">
            <text:p>0.439866510766866</text:p>
          </table:table-cell>
          <table:table-cell/>
          <table:table-cell table:style-name="ce4" table:formula="of:=[$Redistribution_high.B25]" office:value-type="float" office:value="0.390180749139761" calcext:value-type="float">
            <text:p>0.390180749139761</text:p>
          </table:table-cell>
          <table:table-cell table:style-name="ce4" table:formula="of:=[$Redistribution_high.C25]" office:value-type="float" office:value="0.460531530414481" calcext:value-type="float">
            <text:p>0.460531530414481</text:p>
          </table:table-cell>
          <table:table-cell table:style-name="ce4" table:formula="of:=[$Redistribution_high.D25]" office:value-type="float" office:value="0.407768221192279" calcext:value-type="float">
            <text:p>0.407768221192279</text:p>
          </table:table-cell>
          <table:table-cell table:style-name="ce4" table:formula="of:=[$Redistribution_high.E25]" office:value-type="float" office:value="0.4391941853848" calcext:value-type="float">
            <text:p>0.4391941853848</text:p>
          </table:table-cell>
          <table:table-cell table:number-columns-repeated="49"/>
        </table:table-row>
        <table:table-row table:style-name="ro3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central.B26]" office:value-type="float" office:value="0.389671238329806" calcext:value-type="float">
            <text:p>0.389671238329806</text:p>
          </table:table-cell>
          <table:table-cell table:style-name="ce4" table:formula="of:=[$Redistribution_central.C26]" office:value-type="float" office:value="0.463408183494689" calcext:value-type="float">
            <text:p>0.463408183494689</text:p>
          </table:table-cell>
          <table:table-cell table:style-name="ce4" table:formula="of:=[$Redistribution_central.D26]" office:value-type="float" office:value="0.411098074069114" calcext:value-type="float">
            <text:p>0.411098074069114</text:p>
          </table:table-cell>
          <table:table-cell table:style-name="ce4" table:formula="of:=[$Redistribution_central.E26]" office:value-type="float" office:value="0.43903535125188" calcext:value-type="float">
            <text:p>0.43903535125188</text:p>
          </table:table-cell>
          <table:table-cell/>
          <table:table-cell table:style-name="ce4" table:formula="of:=[$redistribution_low.B26]" office:value-type="float" office:value="0.390229768019073" calcext:value-type="float">
            <text:p>0.390229768019073</text:p>
          </table:table-cell>
          <table:table-cell table:style-name="ce4" table:formula="of:=[$redistribution_low.C26]" office:value-type="float" office:value="0.463230024168632" calcext:value-type="float">
            <text:p>0.463230024168632</text:p>
          </table:table-cell>
          <table:table-cell table:style-name="ce4" table:formula="of:=[$redistribution_low.D26]" office:value-type="float" office:value="0.41143303451247" calcext:value-type="float">
            <text:p>0.41143303451247</text:p>
          </table:table-cell>
          <table:table-cell table:style-name="ce4" table:formula="of:=[$redistribution_low.E26]" office:value-type="float" office:value="0.439284111269512" calcext:value-type="float">
            <text:p>0.439284111269512</text:p>
          </table:table-cell>
          <table:table-cell/>
          <table:table-cell table:style-name="ce4" table:formula="of:=[$Redistribution_high.B26]" office:value-type="float" office:value="0.388838484748623" calcext:value-type="float">
            <text:p>0.388838484748623</text:p>
          </table:table-cell>
          <table:table-cell table:style-name="ce4" table:formula="of:=[$Redistribution_high.C26]" office:value-type="float" office:value="0.463351222769413" calcext:value-type="float">
            <text:p>0.463351222769413</text:p>
          </table:table-cell>
          <table:table-cell table:style-name="ce4" table:formula="of:=[$Redistribution_high.D26]" office:value-type="float" office:value="0.410466605789149" calcext:value-type="float">
            <text:p>0.410466605789149</text:p>
          </table:table-cell>
          <table:table-cell table:style-name="ce4" table:formula="of:=[$Redistribution_high.E26]" office:value-type="float" office:value="0.438628952682454" calcext:value-type="float">
            <text:p>0.438628952682454</text:p>
          </table:table-cell>
          <table:table-cell table:number-columns-repeated="49"/>
        </table:table-row>
        <table:table-row table:style-name="ro3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central.B27]" office:value-type="float" office:value="0.389056039003289" calcext:value-type="float">
            <text:p>0.389056039003289</text:p>
          </table:table-cell>
          <table:table-cell table:style-name="ce4" table:formula="of:=[$Redistribution_central.C27]" office:value-type="float" office:value="0.464455035085352" calcext:value-type="float">
            <text:p>0.464455035085352</text:p>
          </table:table-cell>
          <table:table-cell table:style-name="ce4" table:formula="of:=[$Redistribution_central.D27]" office:value-type="float" office:value="0.4075856064227" calcext:value-type="float">
            <text:p>0.4075856064227</text:p>
          </table:table-cell>
          <table:table-cell table:style-name="ce4" table:formula="of:=[$Redistribution_central.E27]" office:value-type="float" office:value="0.442191368814158" calcext:value-type="float">
            <text:p>0.442191368814158</text:p>
          </table:table-cell>
          <table:table-cell/>
          <table:table-cell table:style-name="ce4" table:formula="of:=[$redistribution_low.B27]" office:value-type="float" office:value="0.388864016520451" calcext:value-type="float">
            <text:p>0.388864016520451</text:p>
          </table:table-cell>
          <table:table-cell table:style-name="ce4" table:formula="of:=[$redistribution_low.C27]" office:value-type="float" office:value="0.464520531401204" calcext:value-type="float">
            <text:p>0.464520531401204</text:p>
          </table:table-cell>
          <table:table-cell table:style-name="ce4" table:formula="of:=[$redistribution_low.D27]" office:value-type="float" office:value="0.407505131921871" calcext:value-type="float">
            <text:p>0.407505131921871</text:p>
          </table:table-cell>
          <table:table-cell table:style-name="ce4" table:formula="of:=[$redistribution_low.E27]" office:value-type="float" office:value="0.442035373551581" calcext:value-type="float">
            <text:p>0.442035373551581</text:p>
          </table:table-cell>
          <table:table-cell/>
          <table:table-cell table:style-name="ce4" table:formula="of:=[$Redistribution_high.B27]" office:value-type="float" office:value="0.389001402256692" calcext:value-type="float">
            <text:p>0.389001402256692</text:p>
          </table:table-cell>
          <table:table-cell table:style-name="ce4" table:formula="of:=[$Redistribution_high.C27]" office:value-type="float" office:value="0.464176936912593" calcext:value-type="float">
            <text:p>0.464176936912593</text:p>
          </table:table-cell>
          <table:table-cell table:style-name="ce4" table:formula="of:=[$Redistribution_high.D27]" office:value-type="float" office:value="0.407574795568306" calcext:value-type="float">
            <text:p>0.407574795568306</text:p>
          </table:table-cell>
          <table:table-cell table:style-name="ce4" table:formula="of:=[$Redistribution_high.E27]" office:value-type="float" office:value="0.441820631720396" calcext:value-type="float">
            <text:p>0.441820631720396</text:p>
          </table:table-cell>
          <table:table-cell table:number-columns-repeated="49"/>
        </table:table-row>
        <table:table-row table:style-name="ro3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central.B28]" office:value-type="float" office:value="0.387471928589495" calcext:value-type="float">
            <text:p>0.387471928589495</text:p>
          </table:table-cell>
          <table:table-cell table:style-name="ce4" table:formula="of:=[$Redistribution_central.C28]" office:value-type="float" office:value="0.454037286223367" calcext:value-type="float">
            <text:p>0.454037286223367</text:p>
          </table:table-cell>
          <table:table-cell table:style-name="ce4" table:formula="of:=[$Redistribution_central.D28]" office:value-type="float" office:value="0.403657064136455" calcext:value-type="float">
            <text:p>0.403657064136455</text:p>
          </table:table-cell>
          <table:table-cell table:style-name="ce4" table:formula="of:=[$Redistribution_central.E28]" office:value-type="float" office:value="0.436725212685103" calcext:value-type="float">
            <text:p>0.436725212685103</text:p>
          </table:table-cell>
          <table:table-cell/>
          <table:table-cell table:style-name="ce4" table:formula="of:=[$redistribution_low.B28]" office:value-type="float" office:value="0.386383123067872" calcext:value-type="float">
            <text:p>0.386383123067872</text:p>
          </table:table-cell>
          <table:table-cell table:style-name="ce4" table:formula="of:=[$redistribution_low.C28]" office:value-type="float" office:value="0.454369793407635" calcext:value-type="float">
            <text:p>0.454369793407635</text:p>
          </table:table-cell>
          <table:table-cell table:style-name="ce4" table:formula="of:=[$redistribution_low.D28]" office:value-type="float" office:value="0.402701053487097" calcext:value-type="float">
            <text:p>0.402701053487097</text:p>
          </table:table-cell>
          <table:table-cell table:style-name="ce4" table:formula="of:=[$redistribution_low.E28]" office:value-type="float" office:value="0.436817992494206" calcext:value-type="float">
            <text:p>0.436817992494206</text:p>
          </table:table-cell>
          <table:table-cell/>
          <table:table-cell table:style-name="ce4" table:formula="of:=[$Redistribution_high.B28]" office:value-type="float" office:value="0.387338280547201" calcext:value-type="float">
            <text:p>0.387338280547201</text:p>
          </table:table-cell>
          <table:table-cell table:style-name="ce4" table:formula="of:=[$Redistribution_high.C28]" office:value-type="float" office:value="0.454454434278536" calcext:value-type="float">
            <text:p>0.454454434278536</text:p>
          </table:table-cell>
          <table:table-cell table:style-name="ce4" table:formula="of:=[$Redistribution_high.D28]" office:value-type="float" office:value="0.403547763884231" calcext:value-type="float">
            <text:p>0.403547763884231</text:p>
          </table:table-cell>
          <table:table-cell table:style-name="ce4" table:formula="of:=[$Redistribution_high.E28]" office:value-type="float" office:value="0.437099077073962" calcext:value-type="float">
            <text:p>0.437099077073962</text:p>
          </table:table-cell>
          <table:table-cell table:number-columns-repeated="49"/>
        </table:table-row>
        <table:table-row table:style-name="ro3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central.B29]" office:value-type="float" office:value="0.384144603238881" calcext:value-type="float">
            <text:p>0.384144603238881</text:p>
          </table:table-cell>
          <table:table-cell table:style-name="ce4" table:formula="of:=[$Redistribution_central.C29]" office:value-type="float" office:value="0.458799951170646" calcext:value-type="float">
            <text:p>0.458799951170646</text:p>
          </table:table-cell>
          <table:table-cell table:style-name="ce4" table:formula="of:=[$Redistribution_central.D29]" office:value-type="float" office:value="0.402628519330509" calcext:value-type="float">
            <text:p>0.402628519330509</text:p>
          </table:table-cell>
          <table:table-cell table:style-name="ce4" table:formula="of:=[$Redistribution_central.E29]" office:value-type="float" office:value="0.437727996986027" calcext:value-type="float">
            <text:p>0.437727996986027</text:p>
          </table:table-cell>
          <table:table-cell/>
          <table:table-cell table:style-name="ce4" table:formula="of:=[$redistribution_low.B29]" office:value-type="float" office:value="0.385346821056436" calcext:value-type="float">
            <text:p>0.385346821056436</text:p>
          </table:table-cell>
          <table:table-cell table:style-name="ce4" table:formula="of:=[$redistribution_low.C29]" office:value-type="float" office:value="0.458936031191655" calcext:value-type="float">
            <text:p>0.458936031191655</text:p>
          </table:table-cell>
          <table:table-cell table:style-name="ce4" table:formula="of:=[$redistribution_low.D29]" office:value-type="float" office:value="0.40339086120672" calcext:value-type="float">
            <text:p>0.40339086120672</text:p>
          </table:table-cell>
          <table:table-cell table:style-name="ce4" table:formula="of:=[$redistribution_low.E29]" office:value-type="float" office:value="0.43857381424713" calcext:value-type="float">
            <text:p>0.43857381424713</text:p>
          </table:table-cell>
          <table:table-cell/>
          <table:table-cell table:style-name="ce4" table:formula="of:=[$Redistribution_high.B29]" office:value-type="float" office:value="0.384223985954526" calcext:value-type="float">
            <text:p>0.384223985954526</text:p>
          </table:table-cell>
          <table:table-cell table:style-name="ce4" table:formula="of:=[$Redistribution_high.C29]" office:value-type="float" office:value="0.458253320387239" calcext:value-type="float">
            <text:p>0.458253320387239</text:p>
          </table:table-cell>
          <table:table-cell table:style-name="ce4" table:formula="of:=[$Redistribution_high.D29]" office:value-type="float" office:value="0.402747030366435" calcext:value-type="float">
            <text:p>0.402747030366435</text:p>
          </table:table-cell>
          <table:table-cell table:style-name="ce4" table:formula="of:=[$Redistribution_high.E29]" office:value-type="float" office:value="0.437110069352458" calcext:value-type="float">
            <text:p>0.437110069352458</text:p>
          </table:table-cell>
          <table:table-cell table:number-columns-repeated="49"/>
        </table:table-row>
        <table:table-row table:style-name="ro3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central.B30]" office:value-type="float" office:value="0.386113405554188" calcext:value-type="float">
            <text:p>0.386113405554188</text:p>
          </table:table-cell>
          <table:table-cell table:style-name="ce4" table:formula="of:=[$Redistribution_central.C30]" office:value-type="float" office:value="0.461499038258423" calcext:value-type="float">
            <text:p>0.461499038258423</text:p>
          </table:table-cell>
          <table:table-cell table:style-name="ce4" table:formula="of:=[$Redistribution_central.D30]" office:value-type="float" office:value="0.407225686605543" calcext:value-type="float">
            <text:p>0.407225686605543</text:p>
          </table:table-cell>
          <table:table-cell table:style-name="ce4" table:formula="of:=[$Redistribution_central.E30]" office:value-type="float" office:value="0.435170828142889" calcext:value-type="float">
            <text:p>0.435170828142889</text:p>
          </table:table-cell>
          <table:table-cell/>
          <table:table-cell table:style-name="ce4" table:formula="of:=[$redistribution_low.B30]" office:value-type="float" office:value="0.386875704359573" calcext:value-type="float">
            <text:p>0.386875704359573</text:p>
          </table:table-cell>
          <table:table-cell table:style-name="ce4" table:formula="of:=[$redistribution_low.C30]" office:value-type="float" office:value="0.461604070895277" calcext:value-type="float">
            <text:p>0.461604070895277</text:p>
          </table:table-cell>
          <table:table-cell table:style-name="ce4" table:formula="of:=[$redistribution_low.D30]" office:value-type="float" office:value="0.407737756090325" calcext:value-type="float">
            <text:p>0.407737756090325</text:p>
          </table:table-cell>
          <table:table-cell table:style-name="ce4" table:formula="of:=[$redistribution_low.E30]" office:value-type="float" office:value="0.435833226869037" calcext:value-type="float">
            <text:p>0.435833226869037</text:p>
          </table:table-cell>
          <table:table-cell/>
          <table:table-cell table:style-name="ce4" table:formula="of:=[$Redistribution_high.B30]" office:value-type="float" office:value="0.385142765964961" calcext:value-type="float">
            <text:p>0.385142765964961</text:p>
          </table:table-cell>
          <table:table-cell table:style-name="ce4" table:formula="of:=[$Redistribution_high.C30]" office:value-type="float" office:value="0.460662065872334" calcext:value-type="float">
            <text:p>0.460662065872334</text:p>
          </table:table-cell>
          <table:table-cell table:style-name="ce4" table:formula="of:=[$Redistribution_high.D30]" office:value-type="float" office:value="0.406257906151388" calcext:value-type="float">
            <text:p>0.406257906151388</text:p>
          </table:table-cell>
          <table:table-cell table:style-name="ce4" table:formula="of:=[$Redistribution_high.E30]" office:value-type="float" office:value="0.434590182069556" calcext:value-type="float">
            <text:p>0.434590182069556</text:p>
          </table:table-cell>
          <table:table-cell table:number-columns-repeated="49"/>
        </table:table-row>
        <table:table-row table:style-name="ro3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central.B31]" office:value-type="float" office:value="0.387941834218878" calcext:value-type="float">
            <text:p>0.387941834218878</text:p>
          </table:table-cell>
          <table:table-cell table:style-name="ce4" table:formula="of:=[$Redistribution_central.C31]" office:value-type="float" office:value="0.461523844867378" calcext:value-type="float">
            <text:p>0.461523844867378</text:p>
          </table:table-cell>
          <table:table-cell table:style-name="ce4" table:formula="of:=[$Redistribution_central.D31]" office:value-type="float" office:value="0.405118499664499" calcext:value-type="float">
            <text:p>0.405118499664499</text:p>
          </table:table-cell>
          <table:table-cell table:style-name="ce4" table:formula="of:=[$Redistribution_central.E31]" office:value-type="float" office:value="0.440589031767792" calcext:value-type="float">
            <text:p>0.440589031767792</text:p>
          </table:table-cell>
          <table:table-cell/>
          <table:table-cell table:style-name="ce4" table:formula="of:=[$redistribution_low.B31]" office:value-type="float" office:value="0.388729801544029" calcext:value-type="float">
            <text:p>0.388729801544029</text:p>
          </table:table-cell>
          <table:table-cell table:style-name="ce4" table:formula="of:=[$redistribution_low.C31]" office:value-type="float" office:value="0.462434775444033" calcext:value-type="float">
            <text:p>0.462434775444033</text:p>
          </table:table-cell>
          <table:table-cell table:style-name="ce4" table:formula="of:=[$redistribution_low.D31]" office:value-type="float" office:value="0.405677407114763" calcext:value-type="float">
            <text:p>0.405677407114763</text:p>
          </table:table-cell>
          <table:table-cell table:style-name="ce4" table:formula="of:=[$redistribution_low.E31]" office:value-type="float" office:value="0.442216258182141" calcext:value-type="float">
            <text:p>0.442216258182141</text:p>
          </table:table-cell>
          <table:table-cell/>
          <table:table-cell table:style-name="ce4" table:formula="of:=[$Redistribution_high.B31]" office:value-type="float" office:value="0.38966830910606" calcext:value-type="float">
            <text:p>0.38966830910606</text:p>
          </table:table-cell>
          <table:table-cell table:style-name="ce4" table:formula="of:=[$Redistribution_high.C31]" office:value-type="float" office:value="0.462769285365338" calcext:value-type="float">
            <text:p>0.462769285365338</text:p>
          </table:table-cell>
          <table:table-cell table:style-name="ce4" table:formula="of:=[$Redistribution_high.D31]" office:value-type="float" office:value="0.406885642012261" calcext:value-type="float">
            <text:p>0.406885642012261</text:p>
          </table:table-cell>
          <table:table-cell table:style-name="ce4" table:formula="of:=[$Redistribution_high.E31]" office:value-type="float" office:value="0.441875815622798" calcext:value-type="float">
            <text:p>0.441875815622798</text:p>
          </table:table-cell>
          <table:table-cell table:number-columns-repeated="49"/>
        </table:table-row>
        <table:table-row table:style-name="ro3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central.B32]" office:value-type="float" office:value="0.390028220665013" calcext:value-type="float">
            <text:p>0.390028220665013</text:p>
          </table:table-cell>
          <table:table-cell table:style-name="ce4" table:formula="of:=[$Redistribution_central.C32]" office:value-type="float" office:value="0.46064331076568" calcext:value-type="float">
            <text:p>0.46064331076568</text:p>
          </table:table-cell>
          <table:table-cell table:style-name="ce4" table:formula="of:=[$Redistribution_central.D32]" office:value-type="float" office:value="0.406734235598414" calcext:value-type="float">
            <text:p>0.406734235598414</text:p>
          </table:table-cell>
          <table:table-cell table:style-name="ce4" table:formula="of:=[$Redistribution_central.E32]" office:value-type="float" office:value="0.44231146826676" calcext:value-type="float">
            <text:p>0.44231146826676</text:p>
          </table:table-cell>
          <table:table-cell/>
          <table:table-cell table:style-name="ce4" table:formula="of:=[$redistribution_low.B32]" office:value-type="float" office:value="0.392295963713987" calcext:value-type="float">
            <text:p>0.392295963713987</text:p>
          </table:table-cell>
          <table:table-cell table:style-name="ce4" table:formula="of:=[$redistribution_low.C32]" office:value-type="float" office:value="0.462292350976564" calcext:value-type="float">
            <text:p>0.462292350976564</text:p>
          </table:table-cell>
          <table:table-cell table:style-name="ce4" table:formula="of:=[$redistribution_low.D32]" office:value-type="float" office:value="0.408823032756663" calcext:value-type="float">
            <text:p>0.408823032756663</text:p>
          </table:table-cell>
          <table:table-cell table:style-name="ce4" table:formula="of:=[$redistribution_low.E32]" office:value-type="float" office:value="0.444313963856871" calcext:value-type="float">
            <text:p>0.444313963856871</text:p>
          </table:table-cell>
          <table:table-cell/>
          <table:table-cell table:style-name="ce4" table:formula="of:=[$Redistribution_high.B32]" office:value-type="float" office:value="0.389477934612489" calcext:value-type="float">
            <text:p>0.389477934612489</text:p>
          </table:table-cell>
          <table:table-cell table:style-name="ce4" table:formula="of:=[$Redistribution_high.C32]" office:value-type="float" office:value="0.45930929661075" calcext:value-type="float">
            <text:p>0.45930929661075</text:p>
          </table:table-cell>
          <table:table-cell table:style-name="ce4" table:formula="of:=[$Redistribution_high.D32]" office:value-type="float" office:value="0.406146569587411" calcext:value-type="float">
            <text:p>0.406146569587411</text:p>
          </table:table-cell>
          <table:table-cell table:style-name="ce4" table:formula="of:=[$Redistribution_high.E32]" office:value-type="float" office:value="0.441064307258041" calcext:value-type="float">
            <text:p>0.441064307258041</text:p>
          </table:table-cell>
          <table:table-cell table:number-columns-repeated="49"/>
        </table:table-row>
        <table:table-row table:style-name="ro3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central.B33]" office:value-type="float" office:value="0.385582416332534" calcext:value-type="float">
            <text:p>0.385582416332534</text:p>
          </table:table-cell>
          <table:table-cell table:style-name="ce4" table:formula="of:=[$Redistribution_central.C33]" office:value-type="float" office:value="0.46326022220362" calcext:value-type="float">
            <text:p>0.46326022220362</text:p>
          </table:table-cell>
          <table:table-cell table:style-name="ce4" table:formula="of:=[$Redistribution_central.D33]" office:value-type="float" office:value="0.40385224279913" calcext:value-type="float">
            <text:p>0.40385224279913</text:p>
          </table:table-cell>
          <table:table-cell table:style-name="ce4" table:formula="of:=[$Redistribution_central.E33]" office:value-type="float" office:value="0.441814208656647" calcext:value-type="float">
            <text:p>0.441814208656647</text:p>
          </table:table-cell>
          <table:table-cell/>
          <table:table-cell table:style-name="ce4" table:formula="of:=[$redistribution_low.B33]" office:value-type="float" office:value="0.387636269910399" calcext:value-type="float">
            <text:p>0.387636269910399</text:p>
          </table:table-cell>
          <table:table-cell table:style-name="ce4" table:formula="of:=[$redistribution_low.C33]" office:value-type="float" office:value="0.464165365953609" calcext:value-type="float">
            <text:p>0.464165365953609</text:p>
          </table:table-cell>
          <table:table-cell table:style-name="ce4" table:formula="of:=[$redistribution_low.D33]" office:value-type="float" office:value="0.406074300571938" calcext:value-type="float">
            <text:p>0.406074300571938</text:p>
          </table:table-cell>
          <table:table-cell table:style-name="ce4" table:formula="of:=[$redistribution_low.E33]" office:value-type="float" office:value="0.442679479099894" calcext:value-type="float">
            <text:p>0.442679479099894</text:p>
          </table:table-cell>
          <table:table-cell/>
          <table:table-cell table:style-name="ce4" table:formula="of:=[$Redistribution_high.B33]" office:value-type="float" office:value="0.38520409931543" calcext:value-type="float">
            <text:p>0.38520409931543</text:p>
          </table:table-cell>
          <table:table-cell table:style-name="ce4" table:formula="of:=[$Redistribution_high.C33]" office:value-type="float" office:value="0.460381408504148" calcext:value-type="float">
            <text:p>0.460381408504148</text:p>
          </table:table-cell>
          <table:table-cell table:style-name="ce4" table:formula="of:=[$Redistribution_high.D33]" office:value-type="float" office:value="0.403362845455113" calcext:value-type="float">
            <text:p>0.403362845455113</text:p>
          </table:table-cell>
          <table:table-cell table:style-name="ce4" table:formula="of:=[$Redistribution_high.E33]" office:value-type="float" office:value="0.43929865309075" calcext:value-type="float">
            <text:p>0.43929865309075</text:p>
          </table:table-cell>
          <table:table-cell table:number-columns-repeated="49"/>
        </table:table-row>
        <table:table-row table:style-name="ro3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central.B34]" office:value-type="float" office:value="0.383565914841462" calcext:value-type="float">
            <text:p>0.383565914841462</text:p>
          </table:table-cell>
          <table:table-cell table:style-name="ce4" table:formula="of:=[$Redistribution_central.C34]" office:value-type="float" office:value="0.46231727129373" calcext:value-type="float">
            <text:p>0.46231727129373</text:p>
          </table:table-cell>
          <table:table-cell table:style-name="ce4" table:formula="of:=[$Redistribution_central.D34]" office:value-type="float" office:value="0.403632191757399" calcext:value-type="float">
            <text:p>0.403632191757399</text:p>
          </table:table-cell>
          <table:table-cell table:style-name="ce4" table:formula="of:=[$Redistribution_central.E34]" office:value-type="float" office:value="0.436661255188347" calcext:value-type="float">
            <text:p>0.436661255188347</text:p>
          </table:table-cell>
          <table:table-cell/>
          <table:table-cell table:style-name="ce4" table:formula="of:=[$redistribution_low.B34]" office:value-type="float" office:value="0.384917862786629" calcext:value-type="float">
            <text:p>0.384917862786629</text:p>
          </table:table-cell>
          <table:table-cell table:style-name="ce4" table:formula="of:=[$redistribution_low.C34]" office:value-type="float" office:value="0.464580808065635" calcext:value-type="float">
            <text:p>0.464580808065635</text:p>
          </table:table-cell>
          <table:table-cell table:style-name="ce4" table:formula="of:=[$redistribution_low.D34]" office:value-type="float" office:value="0.405606020336372" calcext:value-type="float">
            <text:p>0.405606020336372</text:p>
          </table:table-cell>
          <table:table-cell table:style-name="ce4" table:formula="of:=[$redistribution_low.E34]" office:value-type="float" office:value="0.438908433098994" calcext:value-type="float">
            <text:p>0.438908433098994</text:p>
          </table:table-cell>
          <table:table-cell/>
          <table:table-cell table:style-name="ce4" table:formula="of:=[$Redistribution_high.B34]" office:value-type="float" office:value="0.37989024341977" calcext:value-type="float">
            <text:p>0.37989024341977</text:p>
          </table:table-cell>
          <table:table-cell table:style-name="ce4" table:formula="of:=[$Redistribution_high.C34]" office:value-type="float" office:value="0.460039949529014" calcext:value-type="float">
            <text:p>0.460039949529014</text:p>
          </table:table-cell>
          <table:table-cell table:style-name="ce4" table:formula="of:=[$Redistribution_high.D34]" office:value-type="float" office:value="0.400762675939283" calcext:value-type="float">
            <text:p>0.400762675939283</text:p>
          </table:table-cell>
          <table:table-cell table:style-name="ce4" table:formula="of:=[$Redistribution_high.E34]" office:value-type="float" office:value="0.434038195264332" calcext:value-type="float">
            <text:p>0.434038195264332</text:p>
          </table:table-cell>
          <table:table-cell table:number-columns-repeated="49"/>
        </table:table-row>
        <table:table-row table:style-name="ro3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central.B35]" office:value-type="float" office:value="0.383684834999493" calcext:value-type="float">
            <text:p>0.383684834999493</text:p>
          </table:table-cell>
          <table:table-cell table:style-name="ce4" table:formula="of:=[$Redistribution_central.C35]" office:value-type="float" office:value="0.460374300017685" calcext:value-type="float">
            <text:p>0.460374300017685</text:p>
          </table:table-cell>
          <table:table-cell table:style-name="ce4" table:formula="of:=[$Redistribution_central.D35]" office:value-type="float" office:value="0.399882965850921" calcext:value-type="float">
            <text:p>0.399882965850921</text:p>
          </table:table-cell>
          <table:table-cell table:style-name="ce4" table:formula="of:=[$Redistribution_central.E35]" office:value-type="float" office:value="0.439301798117586" calcext:value-type="float">
            <text:p>0.439301798117586</text:p>
          </table:table-cell>
          <table:table-cell/>
          <table:table-cell table:style-name="ce4" table:formula="of:=[$redistribution_low.B35]" office:value-type="float" office:value="0.386285130457208" calcext:value-type="float">
            <text:p>0.386285130457208</text:p>
          </table:table-cell>
          <table:table-cell table:style-name="ce4" table:formula="of:=[$redistribution_low.C35]" office:value-type="float" office:value="0.467251386469729" calcext:value-type="float">
            <text:p>0.467251386469729</text:p>
          </table:table-cell>
          <table:table-cell table:style-name="ce4" table:formula="of:=[$redistribution_low.D35]" office:value-type="float" office:value="0.403801830193856" calcext:value-type="float">
            <text:p>0.403801830193856</text:p>
          </table:table-cell>
          <table:table-cell table:style-name="ce4" table:formula="of:=[$redistribution_low.E35]" office:value-type="float" office:value="0.444688983000473" calcext:value-type="float">
            <text:p>0.444688983000473</text:p>
          </table:table-cell>
          <table:table-cell/>
          <table:table-cell table:style-name="ce4" table:formula="of:=[$Redistribution_high.B35]" office:value-type="float" office:value="0.382321657164508" calcext:value-type="float">
            <text:p>0.382321657164508</text:p>
          </table:table-cell>
          <table:table-cell table:style-name="ce4" table:formula="of:=[$Redistribution_high.C35]" office:value-type="float" office:value="0.463427712100308" calcext:value-type="float">
            <text:p>0.463427712100308</text:p>
          </table:table-cell>
          <table:table-cell table:style-name="ce4" table:formula="of:=[$Redistribution_high.D35]" office:value-type="float" office:value="0.400349531763157" calcext:value-type="float">
            <text:p>0.400349531763157</text:p>
          </table:table-cell>
          <table:table-cell table:style-name="ce4" table:formula="of:=[$Redistribution_high.E35]" office:value-type="float" office:value="0.44015851297272" calcext:value-type="float">
            <text:p>0.44015851297272</text:p>
          </table:table-cell>
          <table:table-cell table:number-columns-repeated="49"/>
        </table:table-row>
        <table:table-row table:style-name="ro3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central.B36]" office:value-type="float" office:value="0.38655001222878" calcext:value-type="float">
            <text:p>0.38655001222878</text:p>
          </table:table-cell>
          <table:table-cell table:style-name="ce4" table:formula="of:=[$Redistribution_central.C36]" office:value-type="float" office:value="0.464338717816135" calcext:value-type="float">
            <text:p>0.464338717816135</text:p>
          </table:table-cell>
          <table:table-cell table:style-name="ce4" table:formula="of:=[$Redistribution_central.D36]" office:value-type="float" office:value="0.401772748776287" calcext:value-type="float">
            <text:p>0.401772748776287</text:p>
          </table:table-cell>
          <table:table-cell table:style-name="ce4" table:formula="of:=[$Redistribution_central.E36]" office:value-type="float" office:value="0.444978533466488" calcext:value-type="float">
            <text:p>0.444978533466488</text:p>
          </table:table-cell>
          <table:table-cell/>
          <table:table-cell table:style-name="ce4" table:formula="of:=[$redistribution_low.B36]" office:value-type="float" office:value="0.388264450259476" calcext:value-type="float">
            <text:p>0.388264450259476</text:p>
          </table:table-cell>
          <table:table-cell table:style-name="ce4" table:formula="of:=[$redistribution_low.C36]" office:value-type="float" office:value="0.466394404098641" calcext:value-type="float">
            <text:p>0.466394404098641</text:p>
          </table:table-cell>
          <table:table-cell table:style-name="ce4" table:formula="of:=[$redistribution_low.D36]" office:value-type="float" office:value="0.406003463953295" calcext:value-type="float">
            <text:p>0.406003463953295</text:p>
          </table:table-cell>
          <table:table-cell table:style-name="ce4" table:formula="of:=[$redistribution_low.E36]" office:value-type="float" office:value="0.442475712121973" calcext:value-type="float">
            <text:p>0.442475712121973</text:p>
          </table:table-cell>
          <table:table-cell/>
          <table:table-cell table:style-name="ce4" table:formula="of:=[$Redistribution_high.B36]" office:value-type="float" office:value="0.383839894367772" calcext:value-type="float">
            <text:p>0.383839894367772</text:p>
          </table:table-cell>
          <table:table-cell table:style-name="ce4" table:formula="of:=[$Redistribution_high.C36]" office:value-type="float" office:value="0.462349291814502" calcext:value-type="float">
            <text:p>0.462349291814502</text:p>
          </table:table-cell>
          <table:table-cell table:style-name="ce4" table:formula="of:=[$Redistribution_high.D36]" office:value-type="float" office:value="0.401099246403306" calcext:value-type="float">
            <text:p>0.401099246403306</text:p>
          </table:table-cell>
          <table:table-cell table:style-name="ce4" table:formula="of:=[$Redistribution_high.E36]" office:value-type="float" office:value="0.439815686188828" calcext:value-type="float">
            <text:p>0.439815686188828</text:p>
          </table:table-cell>
          <table:table-cell table:number-columns-repeated="49"/>
        </table:table-row>
        <table:table-row table:style-name="ro3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central.B37]" office:value-type="float" office:value="0.380013036169518" calcext:value-type="float">
            <text:p>0.380013036169518</text:p>
          </table:table-cell>
          <table:table-cell table:style-name="ce4" table:formula="of:=[$Redistribution_central.C37]" office:value-type="float" office:value="0.458914334527921" calcext:value-type="float">
            <text:p>0.458914334527921</text:p>
          </table:table-cell>
          <table:table-cell table:style-name="ce4" table:formula="of:=[$Redistribution_central.D37]" office:value-type="float" office:value="0.396579346924036" calcext:value-type="float">
            <text:p>0.396579346924036</text:p>
          </table:table-cell>
          <table:table-cell table:style-name="ce4" table:formula="of:=[$Redistribution_central.E37]" office:value-type="float" office:value="0.437559774771276" calcext:value-type="float">
            <text:p>0.437559774771276</text:p>
          </table:table-cell>
          <table:table-cell/>
          <table:table-cell table:style-name="ce4" table:formula="of:=[$redistribution_low.B37]" office:value-type="float" office:value="0.384267127842862" calcext:value-type="float">
            <text:p>0.384267127842862</text:p>
          </table:table-cell>
          <table:table-cell table:style-name="ce4" table:formula="of:=[$redistribution_low.C37]" office:value-type="float" office:value="0.461009281369833" calcext:value-type="float">
            <text:p>0.461009281369833</text:p>
          </table:table-cell>
          <table:table-cell table:style-name="ce4" table:formula="of:=[$redistribution_low.D37]" office:value-type="float" office:value="0.402277836972123" calcext:value-type="float">
            <text:p>0.402277836972123</text:p>
          </table:table-cell>
          <table:table-cell table:style-name="ce4" table:formula="of:=[$redistribution_low.E37]" office:value-type="float" office:value="0.437923528630507" calcext:value-type="float">
            <text:p>0.437923528630507</text:p>
          </table:table-cell>
          <table:table-cell/>
          <table:table-cell table:style-name="ce4" table:formula="of:=[$Redistribution_high.B37]" office:value-type="float" office:value="0.379967837136078" calcext:value-type="float">
            <text:p>0.379967837136078</text:p>
          </table:table-cell>
          <table:table-cell table:style-name="ce4" table:formula="of:=[$Redistribution_high.C37]" office:value-type="float" office:value="0.461357252240281" calcext:value-type="float">
            <text:p>0.461357252240281</text:p>
          </table:table-cell>
          <table:table-cell table:style-name="ce4" table:formula="of:=[$Redistribution_high.D37]" office:value-type="float" office:value="0.396521138829513" calcext:value-type="float">
            <text:p>0.396521138829513</text:p>
          </table:table-cell>
          <table:table-cell table:style-name="ce4" table:formula="of:=[$Redistribution_high.E37]" office:value-type="float" office:value="0.438553529038742" calcext:value-type="float">
            <text:p>0.438553529038742</text:p>
          </table:table-cell>
          <table:table-cell table:number-columns-repeated="49"/>
        </table:table-row>
        <table:table-row table:style-name="ro3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central.B38]" office:value-type="float" office:value="0.3786979837674" calcext:value-type="float">
            <text:p>0.3786979837674</text:p>
          </table:table-cell>
          <table:table-cell table:style-name="ce4" table:formula="of:=[$Redistribution_central.C38]" office:value-type="float" office:value="0.458752845567936" calcext:value-type="float">
            <text:p>0.458752845567936</text:p>
          </table:table-cell>
          <table:table-cell table:style-name="ce4" table:formula="of:=[$Redistribution_central.D38]" office:value-type="float" office:value="0.397831451541439" calcext:value-type="float">
            <text:p>0.397831451541439</text:p>
          </table:table-cell>
          <table:table-cell table:style-name="ce4" table:formula="of:=[$Redistribution_central.E38]" office:value-type="float" office:value="0.434104355808506" calcext:value-type="float">
            <text:p>0.434104355808506</text:p>
          </table:table-cell>
          <table:table-cell/>
          <table:table-cell table:style-name="ce4" table:formula="of:=[$redistribution_low.B38]" office:value-type="float" office:value="0.380809659235486" calcext:value-type="float">
            <text:p>0.380809659235486</text:p>
          </table:table-cell>
          <table:table-cell table:style-name="ce4" table:formula="of:=[$redistribution_low.C38]" office:value-type="float" office:value="0.467386108732224" calcext:value-type="float">
            <text:p>0.467386108732224</text:p>
          </table:table-cell>
          <table:table-cell table:style-name="ce4" table:formula="of:=[$redistribution_low.D38]" office:value-type="float" office:value="0.402337163826273" calcext:value-type="float">
            <text:p>0.402337163826273</text:p>
          </table:table-cell>
          <table:table-cell table:style-name="ce4" table:formula="of:=[$redistribution_low.E38]" office:value-type="float" office:value="0.438305629705724" calcext:value-type="float">
            <text:p>0.438305629705724</text:p>
          </table:table-cell>
          <table:table-cell/>
          <table:table-cell table:style-name="ce4" table:formula="of:=[$Redistribution_high.B38]" office:value-type="float" office:value="0.38212641859876" calcext:value-type="float">
            <text:p>0.38212641859876</text:p>
          </table:table-cell>
          <table:table-cell table:style-name="ce4" table:formula="of:=[$Redistribution_high.C38]" office:value-type="float" office:value="0.467132799125888" calcext:value-type="float">
            <text:p>0.467132799125888</text:p>
          </table:table-cell>
          <table:table-cell table:style-name="ce4" table:formula="of:=[$Redistribution_high.D38]" office:value-type="float" office:value="0.403007207862755" calcext:value-type="float">
            <text:p>0.403007207862755</text:p>
          </table:table-cell>
          <table:table-cell table:style-name="ce4" table:formula="of:=[$Redistribution_high.E38]" office:value-type="float" office:value="0.437219577768451" calcext:value-type="float">
            <text:p>0.437219577768451</text:p>
          </table:table-cell>
          <table:table-cell table:number-columns-repeated="49"/>
        </table:table-row>
        <table:table-row table:style-name="ro3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central.B39]" office:value-type="float" office:value="0.380265179551074" calcext:value-type="float">
            <text:p>0.380265179551074</text:p>
          </table:table-cell>
          <table:table-cell table:style-name="ce4" table:formula="of:=[$Redistribution_central.C39]" office:value-type="float" office:value="0.46270797517584" calcext:value-type="float">
            <text:p>0.46270797517584</text:p>
          </table:table-cell>
          <table:table-cell table:style-name="ce4" table:formula="of:=[$Redistribution_central.D39]" office:value-type="float" office:value="0.396188059684972" calcext:value-type="float">
            <text:p>0.396188059684972</text:p>
          </table:table-cell>
          <table:table-cell table:style-name="ce4" table:formula="of:=[$Redistribution_central.E39]" office:value-type="float" office:value="0.440832661519752" calcext:value-type="float">
            <text:p>0.440832661519752</text:p>
          </table:table-cell>
          <table:table-cell/>
          <table:table-cell table:style-name="ce4" table:formula="of:=[$redistribution_low.B39]" office:value-type="float" office:value="0.382807518253985" calcext:value-type="float">
            <text:p>0.382807518253985</text:p>
          </table:table-cell>
          <table:table-cell table:style-name="ce4" table:formula="of:=[$redistribution_low.C39]" office:value-type="float" office:value="0.468914644864581" calcext:value-type="float">
            <text:p>0.468914644864581</text:p>
          </table:table-cell>
          <table:table-cell table:style-name="ce4" table:formula="of:=[$redistribution_low.D39]" office:value-type="float" office:value="0.400875043602315" calcext:value-type="float">
            <text:p>0.400875043602315</text:p>
          </table:table-cell>
          <table:table-cell table:style-name="ce4" table:formula="of:=[$redistribution_low.E39]" office:value-type="float" office:value="0.444741486578599" calcext:value-type="float">
            <text:p>0.444741486578599</text:p>
          </table:table-cell>
          <table:table-cell/>
          <table:table-cell table:style-name="ce4" table:formula="of:=[$Redistribution_high.B39]" office:value-type="float" office:value="0.383964243399796" calcext:value-type="float">
            <text:p>0.383964243399796</text:p>
          </table:table-cell>
          <table:table-cell table:style-name="ce4" table:formula="of:=[$Redistribution_high.C39]" office:value-type="float" office:value="0.470657997585038" calcext:value-type="float">
            <text:p>0.470657997585038</text:p>
          </table:table-cell>
          <table:table-cell table:style-name="ce4" table:formula="of:=[$Redistribution_high.D39]" office:value-type="float" office:value="0.401732031207936" calcext:value-type="float">
            <text:p>0.401732031207936</text:p>
          </table:table-cell>
          <table:table-cell table:style-name="ce4" table:formula="of:=[$Redistribution_high.E39]" office:value-type="float" office:value="0.446813764492952" calcext:value-type="float">
            <text:p>0.446813764492952</text:p>
          </table:table-cell>
          <table:table-cell table:number-columns-repeated="49"/>
        </table:table-row>
        <table:table-row table:style-name="ro3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central.B40]" office:value-type="float" office:value="0.378444988096346" calcext:value-type="float">
            <text:p>0.378444988096346</text:p>
          </table:table-cell>
          <table:table-cell table:style-name="ce4" table:formula="of:=[$Redistribution_central.C40]" office:value-type="float" office:value="0.460964349419696" calcext:value-type="float">
            <text:p>0.460964349419696</text:p>
          </table:table-cell>
          <table:table-cell table:style-name="ce4" table:formula="of:=[$Redistribution_central.D40]" office:value-type="float" office:value="0.394000056192024" calcext:value-type="float">
            <text:p>0.394000056192024</text:p>
          </table:table-cell>
          <table:table-cell table:style-name="ce4" table:formula="of:=[$Redistribution_central.E40]" office:value-type="float" office:value="0.439995604215417" calcext:value-type="float">
            <text:p>0.439995604215417</text:p>
          </table:table-cell>
          <table:table-cell/>
          <table:table-cell table:style-name="ce4" table:formula="of:=[$redistribution_low.B40]" office:value-type="float" office:value="0.381506382497545" calcext:value-type="float">
            <text:p>0.381506382497545</text:p>
          </table:table-cell>
          <table:table-cell table:style-name="ce4" table:formula="of:=[$redistribution_low.C40]" office:value-type="float" office:value="0.465153085362458" calcext:value-type="float">
            <text:p>0.465153085362458</text:p>
          </table:table-cell>
          <table:table-cell table:style-name="ce4" table:formula="of:=[$redistribution_low.D40]" office:value-type="float" office:value="0.398315968393707" calcext:value-type="float">
            <text:p>0.398315968393707</text:p>
          </table:table-cell>
          <table:table-cell table:style-name="ce4" table:formula="of:=[$redistribution_low.E40]" office:value-type="float" office:value="0.442186079314156" calcext:value-type="float">
            <text:p>0.442186079314156</text:p>
          </table:table-cell>
          <table:table-cell/>
          <table:table-cell table:style-name="ce4" table:formula="of:=[$Redistribution_high.B40]" office:value-type="float" office:value="0.380612951731143" calcext:value-type="float">
            <text:p>0.380612951731143</text:p>
          </table:table-cell>
          <table:table-cell table:style-name="ce4" table:formula="of:=[$Redistribution_high.C40]" office:value-type="float" office:value="0.458877560854136" calcext:value-type="float">
            <text:p>0.458877560854136</text:p>
          </table:table-cell>
          <table:table-cell table:style-name="ce4" table:formula="of:=[$Redistribution_high.D40]" office:value-type="float" office:value="0.397297899839002" calcext:value-type="float">
            <text:p>0.397297899839002</text:p>
          </table:table-cell>
          <table:table-cell table:style-name="ce4" table:formula="of:=[$Redistribution_high.E40]" office:value-type="float" office:value="0.437500575449937" calcext:value-type="float">
            <text:p>0.437500575449937</text:p>
          </table:table-cell>
          <table:table-cell table:number-columns-repeated="49"/>
        </table:table-row>
        <table:table-row table:style-name="ro3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central.B41]" office:value-type="float" office:value="0.373853635346887" calcext:value-type="float">
            <text:p>0.373853635346887</text:p>
          </table:table-cell>
          <table:table-cell table:style-name="ce4" table:formula="of:=[$Redistribution_central.C41]" office:value-type="float" office:value="0.451606295277275" calcext:value-type="float">
            <text:p>0.451606295277275</text:p>
          </table:table-cell>
          <table:table-cell table:style-name="ce4" table:formula="of:=[$Redistribution_central.D41]" office:value-type="float" office:value="0.390807438108531" calcext:value-type="float">
            <text:p>0.390807438108531</text:p>
          </table:table-cell>
          <table:table-cell table:style-name="ce4" table:formula="of:=[$Redistribution_central.E41]" office:value-type="float" office:value="0.429285455389511" calcext:value-type="float">
            <text:p>0.429285455389511</text:p>
          </table:table-cell>
          <table:table-cell/>
          <table:table-cell table:style-name="ce4" table:formula="of:=[$redistribution_low.B41]" office:value-type="float" office:value="0.379619754670294" calcext:value-type="float">
            <text:p>0.379619754670294</text:p>
          </table:table-cell>
          <table:table-cell table:style-name="ce4" table:formula="of:=[$redistribution_low.C41]" office:value-type="float" office:value="0.46674012954926" calcext:value-type="float">
            <text:p>0.46674012954926</text:p>
          </table:table-cell>
          <table:table-cell table:style-name="ce4" table:formula="of:=[$redistribution_low.D41]" office:value-type="float" office:value="0.396778938657896" calcext:value-type="float">
            <text:p>0.396778938657896</text:p>
          </table:table-cell>
          <table:table-cell table:style-name="ce4" table:formula="of:=[$redistribution_low.E41]" office:value-type="float" office:value="0.443214748148866" calcext:value-type="float">
            <text:p>0.443214748148866</text:p>
          </table:table-cell>
          <table:table-cell/>
          <table:table-cell table:style-name="ce4" table:formula="of:=[$Redistribution_high.B41]" office:value-type="float" office:value="0.380332326854867" calcext:value-type="float">
            <text:p>0.380332326854867</text:p>
          </table:table-cell>
          <table:table-cell table:style-name="ce4" table:formula="of:=[$Redistribution_high.C41]" office:value-type="float" office:value="0.458812701928343" calcext:value-type="float">
            <text:p>0.458812701928343</text:p>
          </table:table-cell>
          <table:table-cell table:style-name="ce4" table:formula="of:=[$Redistribution_high.D41]" office:value-type="float" office:value="0.396757457439669" calcext:value-type="float">
            <text:p>0.396757457439669</text:p>
          </table:table-cell>
          <table:table-cell table:style-name="ce4" table:formula="of:=[$Redistribution_high.E41]" office:value-type="float" office:value="0.438114088080938" calcext:value-type="float">
            <text:p>0.438114088080938</text:p>
          </table:table-cell>
          <table:table-cell table:number-columns-repeated="49"/>
        </table:table-row>
        <table:table-row table:style-name="ro3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central.B42]" office:value-type="float" office:value="0.370091727482382" calcext:value-type="float">
            <text:p>0.370091727482382</text:p>
          </table:table-cell>
          <table:table-cell table:style-name="ce4" table:formula="of:=[$Redistribution_central.C42]" office:value-type="float" office:value="0.451357325619419" calcext:value-type="float">
            <text:p>0.451357325619419</text:p>
          </table:table-cell>
          <table:table-cell table:style-name="ce4" table:formula="of:=[$Redistribution_central.D42]" office:value-type="float" office:value="0.390283327244796" calcext:value-type="float">
            <text:p>0.390283327244796</text:p>
          </table:table-cell>
          <table:table-cell table:style-name="ce4" table:formula="of:=[$Redistribution_central.E42]" office:value-type="float" office:value="0.424181794581578" calcext:value-type="float">
            <text:p>0.424181794581578</text:p>
          </table:table-cell>
          <table:table-cell/>
          <table:table-cell table:style-name="ce4" table:formula="of:=[$redistribution_low.B42]" office:value-type="float" office:value="0.381528487319796" calcext:value-type="float">
            <text:p>0.381528487319796</text:p>
          </table:table-cell>
          <table:table-cell table:style-name="ce4" table:formula="of:=[$redistribution_low.C42]" office:value-type="float" office:value="0.47419276621951" calcext:value-type="float">
            <text:p>0.47419276621951</text:p>
          </table:table-cell>
          <table:table-cell table:style-name="ce4" table:formula="of:=[$redistribution_low.D42]" office:value-type="float" office:value="0.402603953065471" calcext:value-type="float">
            <text:p>0.402603953065471</text:p>
          </table:table-cell>
          <table:table-cell table:style-name="ce4" table:formula="of:=[$redistribution_low.E42]" office:value-type="float" office:value="0.443867656440234" calcext:value-type="float">
            <text:p>0.443867656440234</text:p>
          </table:table-cell>
          <table:table-cell/>
          <table:table-cell table:style-name="ce4" table:formula="of:=[$Redistribution_high.B42]" office:value-type="float" office:value="0.373857429701744" calcext:value-type="float">
            <text:p>0.373857429701744</text:p>
          </table:table-cell>
          <table:table-cell table:style-name="ce4" table:formula="of:=[$Redistribution_high.C42]" office:value-type="float" office:value="0.453454092088715" calcext:value-type="float">
            <text:p>0.453454092088715</text:p>
          </table:table-cell>
          <table:table-cell table:style-name="ce4" table:formula="of:=[$Redistribution_high.D42]" office:value-type="float" office:value="0.391643271563948" calcext:value-type="float">
            <text:p>0.391643271563948</text:p>
          </table:table-cell>
          <table:table-cell table:style-name="ce4" table:formula="of:=[$Redistribution_high.E42]" office:value-type="float" office:value="0.428833242520882" calcext:value-type="float">
            <text:p>0.428833242520882</text:p>
          </table:table-cell>
          <table:table-cell table:number-columns-repeated="49"/>
        </table:table-row>
        <table:table-row table:style-name="ro3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central.B43]" office:value-type="float" office:value="0.375841333706897" calcext:value-type="float">
            <text:p>0.375841333706897</text:p>
          </table:table-cell>
          <table:table-cell table:style-name="ce4" table:formula="of:=[$Redistribution_central.C43]" office:value-type="float" office:value="0.455308282212885" calcext:value-type="float">
            <text:p>0.455308282212885</text:p>
          </table:table-cell>
          <table:table-cell table:style-name="ce4" table:formula="of:=[$Redistribution_central.D43]" office:value-type="float" office:value="0.391822101120883" calcext:value-type="float">
            <text:p>0.391822101120883</text:p>
          </table:table-cell>
          <table:table-cell table:style-name="ce4" table:formula="of:=[$Redistribution_central.E43]" office:value-type="float" office:value="0.434252870452196" calcext:value-type="float">
            <text:p>0.434252870452196</text:p>
          </table:table-cell>
          <table:table-cell/>
          <table:table-cell table:style-name="ce4" table:formula="of:=[$redistribution_low.B43]" office:value-type="float" office:value="0.382000701643428" calcext:value-type="float">
            <text:p>0.382000701643428</text:p>
          </table:table-cell>
          <table:table-cell table:style-name="ce4" table:formula="of:=[$redistribution_low.C43]" office:value-type="float" office:value="0.466677465991881" calcext:value-type="float">
            <text:p>0.466677465991881</text:p>
          </table:table-cell>
          <table:table-cell table:style-name="ce4" table:formula="of:=[$redistribution_low.D43]" office:value-type="float" office:value="0.398979928315809" calcext:value-type="float">
            <text:p>0.398979928315809</text:p>
          </table:table-cell>
          <table:table-cell table:style-name="ce4" table:formula="of:=[$redistribution_low.E43]" office:value-type="float" office:value="0.443010531457604" calcext:value-type="float">
            <text:p>0.443010531457604</text:p>
          </table:table-cell>
          <table:table-cell/>
          <table:table-cell table:style-name="ce4" table:formula="of:=[$Redistribution_high.B43]" office:value-type="float" office:value="0.375427432233881" calcext:value-type="float">
            <text:p>0.375427432233881</text:p>
          </table:table-cell>
          <table:table-cell table:style-name="ce4" table:formula="of:=[$Redistribution_high.C43]" office:value-type="float" office:value="0.454677138365424" calcext:value-type="float">
            <text:p>0.454677138365424</text:p>
          </table:table-cell>
          <table:table-cell table:style-name="ce4" table:formula="of:=[$Redistribution_high.D43]" office:value-type="float" office:value="0.390846533535827" calcext:value-type="float">
            <text:p>0.390846533535827</text:p>
          </table:table-cell>
          <table:table-cell table:style-name="ce4" table:formula="of:=[$Redistribution_high.E43]" office:value-type="float" office:value="0.433130952350346" calcext:value-type="float">
            <text:p>0.433130952350346</text:p>
          </table:table-cell>
          <table:table-cell table:number-columns-repeated="49"/>
        </table:table-row>
        <table:table-row table:style-name="ro3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central.B44]" office:value-type="float" office:value="0.382054054979529" calcext:value-type="float">
            <text:p>0.382054054979529</text:p>
          </table:table-cell>
          <table:table-cell table:style-name="ce4" table:formula="of:=[$Redistribution_central.C44]" office:value-type="float" office:value="0.46517475762258" calcext:value-type="float">
            <text:p>0.46517475762258</text:p>
          </table:table-cell>
          <table:table-cell table:style-name="ce4" table:formula="of:=[$Redistribution_central.D44]" office:value-type="float" office:value="0.39810828393364" calcext:value-type="float">
            <text:p>0.39810828393364</text:p>
          </table:table-cell>
          <table:table-cell table:style-name="ce4" table:formula="of:=[$Redistribution_central.E44]" office:value-type="float" office:value="0.443688829418022" calcext:value-type="float">
            <text:p>0.443688829418022</text:p>
          </table:table-cell>
          <table:table-cell/>
          <table:table-cell table:style-name="ce4" table:formula="of:=[$redistribution_low.B44]" office:value-type="float" office:value="0.379816378127202" calcext:value-type="float">
            <text:p>0.379816378127202</text:p>
          </table:table-cell>
          <table:table-cell table:style-name="ce4" table:formula="of:=[$redistribution_low.C44]" office:value-type="float" office:value="0.473485709214049" calcext:value-type="float">
            <text:p>0.473485709214049</text:p>
          </table:table-cell>
          <table:table-cell table:style-name="ce4" table:formula="of:=[$redistribution_low.D44]" office:value-type="float" office:value="0.397829906647941" calcext:value-type="float">
            <text:p>0.397829906647941</text:p>
          </table:table-cell>
          <table:table-cell table:style-name="ce4" table:formula="of:=[$redistribution_low.E44]" office:value-type="float" office:value="0.449331410869371" calcext:value-type="float">
            <text:p>0.449331410869371</text:p>
          </table:table-cell>
          <table:table-cell/>
          <table:table-cell table:style-name="ce4" table:formula="of:=[$Redistribution_high.B44]" office:value-type="float" office:value="0.376174984048896" calcext:value-type="float">
            <text:p>0.376174984048896</text:p>
          </table:table-cell>
          <table:table-cell table:style-name="ce4" table:formula="of:=[$Redistribution_high.C44]" office:value-type="float" office:value="0.455350034138996" calcext:value-type="float">
            <text:p>0.455350034138996</text:p>
          </table:table-cell>
          <table:table-cell table:style-name="ce4" table:formula="of:=[$Redistribution_high.D44]" office:value-type="float" office:value="0.390861058535116" calcext:value-type="float">
            <text:p>0.390861058535116</text:p>
          </table:table-cell>
          <table:table-cell table:style-name="ce4" table:formula="of:=[$Redistribution_high.E44]" office:value-type="float" office:value="0.437735451835623" calcext:value-type="float">
            <text:p>0.437735451835623</text:p>
          </table:table-cell>
          <table:table-cell table:number-columns-repeated="49"/>
        </table:table-row>
        <table:table-row table:style-name="ro3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central.B45]" office:value-type="float" office:value="0.380345163769803" calcext:value-type="float">
            <text:p>0.380345163769803</text:p>
          </table:table-cell>
          <table:table-cell table:style-name="ce4" table:formula="of:=[$Redistribution_central.C45]" office:value-type="float" office:value="0.462121189550652" calcext:value-type="float">
            <text:p>0.462121189550652</text:p>
          </table:table-cell>
          <table:table-cell table:style-name="ce4" table:formula="of:=[$Redistribution_central.D45]" office:value-type="float" office:value="0.395321451795449" calcext:value-type="float">
            <text:p>0.395321451795449</text:p>
          </table:table-cell>
          <table:table-cell table:style-name="ce4" table:formula="of:=[$Redistribution_central.E45]" office:value-type="float" office:value="0.439829046663981" calcext:value-type="float">
            <text:p>0.439829046663981</text:p>
          </table:table-cell>
          <table:table-cell/>
          <table:table-cell table:style-name="ce4" table:formula="of:=[$redistribution_low.B45]" office:value-type="float" office:value="0.381368100441302" calcext:value-type="float">
            <text:p>0.381368100441302</text:p>
          </table:table-cell>
          <table:table-cell table:style-name="ce4" table:formula="of:=[$redistribution_low.C45]" office:value-type="float" office:value="0.470334424829691" calcext:value-type="float">
            <text:p>0.470334424829691</text:p>
          </table:table-cell>
          <table:table-cell table:style-name="ce4" table:formula="of:=[$redistribution_low.D45]" office:value-type="float" office:value="0.397574853153381" calcext:value-type="float">
            <text:p>0.397574853153381</text:p>
          </table:table-cell>
          <table:table-cell table:style-name="ce4" table:formula="of:=[$redistribution_low.E45]" office:value-type="float" office:value="0.447873580194277" calcext:value-type="float">
            <text:p>0.447873580194277</text:p>
          </table:table-cell>
          <table:table-cell/>
          <table:table-cell table:style-name="ce4" table:formula="of:=[$Redistribution_high.B45]" office:value-type="float" office:value="0.374516171057963" calcext:value-type="float">
            <text:p>0.374516171057963</text:p>
          </table:table-cell>
          <table:table-cell table:style-name="ce4" table:formula="of:=[$Redistribution_high.C45]" office:value-type="float" office:value="0.452817708583169" calcext:value-type="float">
            <text:p>0.452817708583169</text:p>
          </table:table-cell>
          <table:table-cell table:style-name="ce4" table:formula="of:=[$Redistribution_high.D45]" office:value-type="float" office:value="0.39011546112253" calcext:value-type="float">
            <text:p>0.39011546112253</text:p>
          </table:table-cell>
          <table:table-cell table:style-name="ce4" table:formula="of:=[$Redistribution_high.E45]" office:value-type="float" office:value="0.431100321947281" calcext:value-type="float">
            <text:p>0.431100321947281</text:p>
          </table:table-cell>
          <table:table-cell table:number-columns-repeated="49"/>
        </table:table-row>
        <table:table-row table:style-name="ro3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central.B46]" office:value-type="float" office:value="0.375682590906568" calcext:value-type="float">
            <text:p>0.375682590906568</text:p>
          </table:table-cell>
          <table:table-cell table:style-name="ce4" table:formula="of:=[$Redistribution_central.C46]" office:value-type="float" office:value="0.456581971322356" calcext:value-type="float">
            <text:p>0.456581971322356</text:p>
          </table:table-cell>
          <table:table-cell table:style-name="ce4" table:formula="of:=[$Redistribution_central.D46]" office:value-type="float" office:value="0.394672878437966" calcext:value-type="float">
            <text:p>0.394672878437966</text:p>
          </table:table-cell>
          <table:table-cell table:style-name="ce4" table:formula="of:=[$Redistribution_central.E46]" office:value-type="float" office:value="0.428881016965282" calcext:value-type="float">
            <text:p>0.428881016965282</text:p>
          </table:table-cell>
          <table:table-cell/>
          <table:table-cell table:style-name="ce4" table:formula="of:=[$redistribution_low.B46]" office:value-type="float" office:value="0.376076680733751" calcext:value-type="float">
            <text:p>0.376076680733751</text:p>
          </table:table-cell>
          <table:table-cell table:style-name="ce4" table:formula="of:=[$redistribution_low.C46]" office:value-type="float" office:value="0.467955212579457" calcext:value-type="float">
            <text:p>0.467955212579457</text:p>
          </table:table-cell>
          <table:table-cell table:style-name="ce4" table:formula="of:=[$redistribution_low.D46]" office:value-type="float" office:value="0.395768306059543" calcext:value-type="float">
            <text:p>0.395768306059543</text:p>
          </table:table-cell>
          <table:table-cell table:style-name="ce4" table:formula="of:=[$redistribution_low.E46]" office:value-type="float" office:value="0.438954344068438" calcext:value-type="float">
            <text:p>0.438954344068438</text:p>
          </table:table-cell>
          <table:table-cell/>
          <table:table-cell table:style-name="ce4" table:formula="of:=[$Redistribution_high.B46]" office:value-type="float" office:value="0.375281594006936" calcext:value-type="float">
            <text:p>0.375281594006936</text:p>
          </table:table-cell>
          <table:table-cell table:style-name="ce4" table:formula="of:=[$Redistribution_high.C46]" office:value-type="float" office:value="0.458848422129037" calcext:value-type="float">
            <text:p>0.458848422129037</text:p>
          </table:table-cell>
          <table:table-cell table:style-name="ce4" table:formula="of:=[$Redistribution_high.D46]" office:value-type="float" office:value="0.39449387709453" calcext:value-type="float">
            <text:p>0.39449387709453</text:p>
          </table:table-cell>
          <table:table-cell table:style-name="ce4" table:formula="of:=[$Redistribution_high.E46]" office:value-type="float" office:value="0.431663763217567" calcext:value-type="float">
            <text:p>0.431663763217567</text:p>
          </table:table-cell>
          <table:table-cell table:number-columns-repeated="49"/>
        </table:table-row>
        <table:table-row table:style-name="ro3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central.B47]" office:value-type="float" office:value="0.374628677709562" calcext:value-type="float">
            <text:p>0.374628677709562</text:p>
          </table:table-cell>
          <table:table-cell table:style-name="ce4" table:formula="of:=[$Redistribution_central.C47]" office:value-type="float" office:value="0.450255001566118" calcext:value-type="float">
            <text:p>0.450255001566118</text:p>
          </table:table-cell>
          <table:table-cell table:style-name="ce4" table:formula="of:=[$Redistribution_central.D47]" office:value-type="float" office:value="0.388546177038974" calcext:value-type="float">
            <text:p>0.388546177038974</text:p>
          </table:table-cell>
          <table:table-cell table:style-name="ce4" table:formula="of:=[$Redistribution_central.E47]" office:value-type="float" office:value="0.428058773854854" calcext:value-type="float">
            <text:p>0.428058773854854</text:p>
          </table:table-cell>
          <table:table-cell/>
          <table:table-cell table:style-name="ce4" table:formula="of:=[$redistribution_low.B47]" office:value-type="float" office:value="0.383420215070413" calcext:value-type="float">
            <text:p>0.383420215070413</text:p>
          </table:table-cell>
          <table:table-cell table:style-name="ce4" table:formula="of:=[$redistribution_low.C47]" office:value-type="float" office:value="0.473087330285198" calcext:value-type="float">
            <text:p>0.473087330285198</text:p>
          </table:table-cell>
          <table:table-cell table:style-name="ce4" table:formula="of:=[$redistribution_low.D47]" office:value-type="float" office:value="0.397877796409979" calcext:value-type="float">
            <text:p>0.397877796409979</text:p>
          </table:table-cell>
          <table:table-cell table:style-name="ce4" table:formula="of:=[$redistribution_low.E47]" office:value-type="float" office:value="0.452640291816607" calcext:value-type="float">
            <text:p>0.452640291816607</text:p>
          </table:table-cell>
          <table:table-cell/>
          <table:table-cell table:style-name="ce4" table:formula="of:=[$Redistribution_high.B47]" office:value-type="float" office:value="0.379681987663473" calcext:value-type="float">
            <text:p>0.379681987663473</text:p>
          </table:table-cell>
          <table:table-cell table:style-name="ce4" table:formula="of:=[$Redistribution_high.C47]" office:value-type="float" office:value="0.461328537066663" calcext:value-type="float">
            <text:p>0.461328537066663</text:p>
          </table:table-cell>
          <table:table-cell table:style-name="ce4" table:formula="of:=[$Redistribution_high.D47]" office:value-type="float" office:value="0.396287841694061" calcext:value-type="float">
            <text:p>0.396287841694061</text:p>
          </table:table-cell>
          <table:table-cell table:style-name="ce4" table:formula="of:=[$Redistribution_high.E47]" office:value-type="float" office:value="0.436384622052231" calcext:value-type="float">
            <text:p>0.436384622052231</text:p>
          </table:table-cell>
          <table:table-cell table:number-columns-repeated="49"/>
        </table:table-row>
        <table:table-row table:style-name="ro3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central.B48]" office:value-type="float" office:value="0.377336794095884" calcext:value-type="float">
            <text:p>0.377336794095884</text:p>
          </table:table-cell>
          <table:table-cell table:style-name="ce4" table:formula="of:=[$Redistribution_central.C48]" office:value-type="float" office:value="0.459479472945627" calcext:value-type="float">
            <text:p>0.459479472945627</text:p>
          </table:table-cell>
          <table:table-cell table:style-name="ce4" table:formula="of:=[$Redistribution_central.D48]" office:value-type="float" office:value="0.393557055149047" calcext:value-type="float">
            <text:p>0.393557055149047</text:p>
          </table:table-cell>
          <table:table-cell table:style-name="ce4" table:formula="of:=[$Redistribution_central.E48]" office:value-type="float" office:value="0.435073855268942" calcext:value-type="float">
            <text:p>0.435073855268942</text:p>
          </table:table-cell>
          <table:table-cell/>
          <table:table-cell table:style-name="ce4" table:formula="of:=[$redistribution_low.B48]" office:value-type="float" office:value="0.378361024644389" calcext:value-type="float">
            <text:p>0.378361024644389</text:p>
          </table:table-cell>
          <table:table-cell table:style-name="ce4" table:formula="of:=[$redistribution_low.C48]" office:value-type="float" office:value="0.466187892343172" calcext:value-type="float">
            <text:p>0.466187892343172</text:p>
          </table:table-cell>
          <table:table-cell table:style-name="ce4" table:formula="of:=[$redistribution_low.D48]" office:value-type="float" office:value="0.393370315173042" calcext:value-type="float">
            <text:p>0.393370315173042</text:p>
          </table:table-cell>
          <table:table-cell table:style-name="ce4" table:formula="of:=[$redistribution_low.E48]" office:value-type="float" office:value="0.446058902559749" calcext:value-type="float">
            <text:p>0.446058902559749</text:p>
          </table:table-cell>
          <table:table-cell/>
          <table:table-cell table:style-name="ce4" table:formula="of:=[$Redistribution_high.B48]" office:value-type="float" office:value="0.380971207915204" calcext:value-type="float">
            <text:p>0.380971207915204</text:p>
          </table:table-cell>
          <table:table-cell table:style-name="ce4" table:formula="of:=[$Redistribution_high.C48]" office:value-type="float" office:value="0.460715483845834" calcext:value-type="float">
            <text:p>0.460715483845834</text:p>
          </table:table-cell>
          <table:table-cell table:style-name="ce4" table:formula="of:=[$Redistribution_high.D48]" office:value-type="float" office:value="0.395786815347537" calcext:value-type="float">
            <text:p>0.395786815347537</text:p>
          </table:table-cell>
          <table:table-cell table:style-name="ce4" table:formula="of:=[$Redistribution_high.E48]" office:value-type="float" office:value="0.439275691294361" calcext:value-type="float">
            <text:p>0.439275691294361</text:p>
          </table:table-cell>
          <table:table-cell table:number-columns-repeated="49"/>
        </table:table-row>
        <table:table-row table:style-name="ro3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central.B49]" office:value-type="float" office:value="0.372867884039975" calcext:value-type="float">
            <text:p>0.372867884039975</text:p>
          </table:table-cell>
          <table:table-cell table:style-name="ce4" table:formula="of:=[$Redistribution_central.C49]" office:value-type="float" office:value="0.459437333360465" calcext:value-type="float">
            <text:p>0.459437333360465</text:p>
          </table:table-cell>
          <table:table-cell table:style-name="ce4" table:formula="of:=[$Redistribution_central.D49]" office:value-type="float" office:value="0.388938891279522" calcext:value-type="float">
            <text:p>0.388938891279522</text:p>
          </table:table-cell>
          <table:table-cell table:style-name="ce4" table:formula="of:=[$Redistribution_central.E49]" office:value-type="float" office:value="0.437265738338433" calcext:value-type="float">
            <text:p>0.437265738338433</text:p>
          </table:table-cell>
          <table:table-cell/>
          <table:table-cell table:style-name="ce4" table:formula="of:=[$redistribution_low.B49]" office:value-type="float" office:value="0.377058032119078" calcext:value-type="float">
            <text:p>0.377058032119078</text:p>
          </table:table-cell>
          <table:table-cell table:style-name="ce4" table:formula="of:=[$redistribution_low.C49]" office:value-type="float" office:value="0.459584959376208" calcext:value-type="float">
            <text:p>0.459584959376208</text:p>
          </table:table-cell>
          <table:table-cell table:style-name="ce4" table:formula="of:=[$redistribution_low.D49]" office:value-type="float" office:value="0.391064923103981" calcext:value-type="float">
            <text:p>0.391064923103981</text:p>
          </table:table-cell>
          <table:table-cell table:style-name="ce4" table:formula="of:=[$redistribution_low.E49]" office:value-type="float" office:value="0.440798046185199" calcext:value-type="float">
            <text:p>0.440798046185199</text:p>
          </table:table-cell>
          <table:table-cell/>
          <table:table-cell table:style-name="ce4" table:formula="of:=[$Redistribution_high.B49]" office:value-type="float" office:value="0.373497569534628" calcext:value-type="float">
            <text:p>0.373497569534628</text:p>
          </table:table-cell>
          <table:table-cell table:style-name="ce4" table:formula="of:=[$Redistribution_high.C49]" office:value-type="float" office:value="0.453681250518946" calcext:value-type="float">
            <text:p>0.453681250518946</text:p>
          </table:table-cell>
          <table:table-cell table:style-name="ce4" table:formula="of:=[$Redistribution_high.D49]" office:value-type="float" office:value="0.386828301598011" calcext:value-type="float">
            <text:p>0.386828301598011</text:p>
          </table:table-cell>
          <table:table-cell table:style-name="ce4" table:formula="of:=[$Redistribution_high.E49]" office:value-type="float" office:value="0.434647709618459" calcext:value-type="float">
            <text:p>0.434647709618459</text:p>
          </table:table-cell>
          <table:table-cell table:number-columns-repeated="49"/>
        </table:table-row>
        <table:table-row table:style-name="ro3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central.B50]" office:value-type="float" office:value="0.372381535557279" calcext:value-type="float">
            <text:p>0.372381535557279</text:p>
          </table:table-cell>
          <table:table-cell table:style-name="ce4" table:formula="of:=[$Redistribution_central.C50]" office:value-type="float" office:value="0.464256661428474" calcext:value-type="float">
            <text:p>0.464256661428474</text:p>
          </table:table-cell>
          <table:table-cell table:style-name="ce4" table:formula="of:=[$Redistribution_central.D50]" office:value-type="float" office:value="0.39131179006406" calcext:value-type="float">
            <text:p>0.39131179006406</text:p>
          </table:table-cell>
          <table:table-cell table:style-name="ce4" table:formula="of:=[$Redistribution_central.E50]" office:value-type="float" office:value="0.437074480398658" calcext:value-type="float">
            <text:p>0.437074480398658</text:p>
          </table:table-cell>
          <table:table-cell/>
          <table:table-cell table:style-name="ce4" table:formula="of:=[$redistribution_low.B50]" office:value-type="float" office:value="0.375640120488927" calcext:value-type="float">
            <text:p>0.375640120488927</text:p>
          </table:table-cell>
          <table:table-cell table:style-name="ce4" table:formula="of:=[$redistribution_low.C50]" office:value-type="float" office:value="0.464673708683494" calcext:value-type="float">
            <text:p>0.464673708683494</text:p>
          </table:table-cell>
          <table:table-cell table:style-name="ce4" table:formula="of:=[$redistribution_low.D50]" office:value-type="float" office:value="0.392260803918637" calcext:value-type="float">
            <text:p>0.392260803918637</text:p>
          </table:table-cell>
          <table:table-cell table:style-name="ce4" table:formula="of:=[$redistribution_low.E50]" office:value-type="float" office:value="0.440969879834003" calcext:value-type="float">
            <text:p>0.440969879834003</text:p>
          </table:table-cell>
          <table:table-cell/>
          <table:table-cell table:style-name="ce4" table:formula="of:=[$Redistribution_high.B50]" office:value-type="float" office:value="0.367713243466182" calcext:value-type="float">
            <text:p>0.367713243466182</text:p>
          </table:table-cell>
          <table:table-cell table:style-name="ce4" table:formula="of:=[$Redistribution_high.C50]" office:value-type="float" office:value="0.448098186333852" calcext:value-type="float">
            <text:p>0.448098186333852</text:p>
          </table:table-cell>
          <table:table-cell table:style-name="ce4" table:formula="of:=[$Redistribution_high.D50]" office:value-type="float" office:value="0.385080816696833" calcext:value-type="float">
            <text:p>0.385080816696833</text:p>
          </table:table-cell>
          <table:table-cell table:style-name="ce4" table:formula="of:=[$Redistribution_high.E50]" office:value-type="float" office:value="0.424904776158732" calcext:value-type="float">
            <text:p>0.424904776158732</text:p>
          </table:table-cell>
          <table:table-cell table:number-columns-repeated="49"/>
        </table:table-row>
        <table:table-row table:style-name="ro3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central.B51]" office:value-type="float" office:value="0.366643802205148" calcext:value-type="float">
            <text:p>0.366643802205148</text:p>
          </table:table-cell>
          <table:table-cell table:style-name="ce4" table:formula="of:=[$Redistribution_central.C51]" office:value-type="float" office:value="0.447480970745318" calcext:value-type="float">
            <text:p>0.447480970745318</text:p>
          </table:table-cell>
          <table:table-cell table:style-name="ce4" table:formula="of:=[$Redistribution_central.D51]" office:value-type="float" office:value="0.380753305164626" calcext:value-type="float">
            <text:p>0.380753305164626</text:p>
          </table:table-cell>
          <table:table-cell table:style-name="ce4" table:formula="of:=[$Redistribution_central.E51]" office:value-type="float" office:value="0.428328798429788" calcext:value-type="float">
            <text:p>0.428328798429788</text:p>
          </table:table-cell>
          <table:table-cell/>
          <table:table-cell table:style-name="ce4" table:formula="of:=[$redistribution_low.B51]" office:value-type="float" office:value="0.3835108216866" calcext:value-type="float">
            <text:p>0.3835108216866</text:p>
          </table:table-cell>
          <table:table-cell table:style-name="ce4" table:formula="of:=[$redistribution_low.C51]" office:value-type="float" office:value="0.475092576284768" calcext:value-type="float">
            <text:p>0.475092576284768</text:p>
          </table:table-cell>
          <table:table-cell table:style-name="ce4" table:formula="of:=[$redistribution_low.D51]" office:value-type="float" office:value="0.397302064170373" calcext:value-type="float">
            <text:p>0.397302064170373</text:p>
          </table:table-cell>
          <table:table-cell table:style-name="ce4" table:formula="of:=[$redistribution_low.E51]" office:value-type="float" office:value="0.455803436104208" calcext:value-type="float">
            <text:p>0.455803436104208</text:p>
          </table:table-cell>
          <table:table-cell/>
          <table:table-cell table:style-name="ce4" table:formula="of:=[$Redistribution_high.B51]" office:value-type="float" office:value="0.370980028360107" calcext:value-type="float">
            <text:p>0.370980028360107</text:p>
          </table:table-cell>
          <table:table-cell table:style-name="ce4" table:formula="of:=[$Redistribution_high.C51]" office:value-type="float" office:value="0.45064626357174" calcext:value-type="float">
            <text:p>0.45064626357174</text:p>
          </table:table-cell>
          <table:table-cell table:style-name="ce4" table:formula="of:=[$Redistribution_high.D51]" office:value-type="float" office:value="0.385759407414479" calcext:value-type="float">
            <text:p>0.385759407414479</text:p>
          </table:table-cell>
          <table:table-cell table:style-name="ce4" table:formula="of:=[$Redistribution_high.E51]" office:value-type="float" office:value="0.432469543693929" calcext:value-type="float">
            <text:p>0.432469543693929</text:p>
          </table:table-cell>
          <table:table-cell table:number-columns-repeated="49"/>
        </table:table-row>
        <table:table-row table:style-name="ro3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central.B52]" office:value-type="float" office:value="0.374076884803719" calcext:value-type="float">
            <text:p>0.374076884803719</text:p>
          </table:table-cell>
          <table:table-cell table:style-name="ce4" table:formula="of:=[$Redistribution_central.C52]" office:value-type="float" office:value="0.460584923836645" calcext:value-type="float">
            <text:p>0.460584923836645</text:p>
          </table:table-cell>
          <table:table-cell table:style-name="ce4" table:formula="of:=[$Redistribution_central.D52]" office:value-type="float" office:value="0.389100216316639" calcext:value-type="float">
            <text:p>0.389100216316639</text:p>
          </table:table-cell>
          <table:table-cell table:style-name="ce4" table:formula="of:=[$Redistribution_central.E52]" office:value-type="float" office:value="0.439472037811539" calcext:value-type="float">
            <text:p>0.439472037811539</text:p>
          </table:table-cell>
          <table:table-cell/>
          <table:table-cell table:style-name="ce4" table:formula="of:=[$redistribution_low.B52]" office:value-type="float" office:value="0.383831381647893" calcext:value-type="float">
            <text:p>0.383831381647893</text:p>
          </table:table-cell>
          <table:table-cell table:style-name="ce4" table:formula="of:=[$redistribution_low.C52]" office:value-type="float" office:value="0.471965123304519" calcext:value-type="float">
            <text:p>0.471965123304519</text:p>
          </table:table-cell>
          <table:table-cell table:style-name="ce4" table:formula="of:=[$redistribution_low.D52]" office:value-type="float" office:value="0.397208440677328" calcext:value-type="float">
            <text:p>0.397208440677328</text:p>
          </table:table-cell>
          <table:table-cell table:style-name="ce4" table:formula="of:=[$redistribution_low.E52]" office:value-type="float" office:value="0.453191915848243" calcext:value-type="float">
            <text:p>0.453191915848243</text:p>
          </table:table-cell>
          <table:table-cell/>
          <table:table-cell table:style-name="ce4" table:formula="of:=[$Redistribution_high.B52]" office:value-type="float" office:value="0.36869801838582" calcext:value-type="float">
            <text:p>0.36869801838582</text:p>
          </table:table-cell>
          <table:table-cell table:style-name="ce4" table:formula="of:=[$Redistribution_high.C52]" office:value-type="float" office:value="0.44756444712108" calcext:value-type="float">
            <text:p>0.44756444712108</text:p>
          </table:table-cell>
          <table:table-cell table:style-name="ce4" table:formula="of:=[$Redistribution_high.D52]" office:value-type="float" office:value="0.381957299640346" calcext:value-type="float">
            <text:p>0.381957299640346</text:p>
          </table:table-cell>
          <table:table-cell table:style-name="ce4" table:formula="of:=[$Redistribution_high.E52]" office:value-type="float" office:value="0.429762385492021" calcext:value-type="float">
            <text:p>0.429762385492021</text:p>
          </table:table-cell>
          <table:table-cell table:number-columns-repeated="49"/>
        </table:table-row>
        <table:table-row table:style-name="ro3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central.B53]" office:value-type="float" office:value="0.373181225644986" calcext:value-type="float">
            <text:p>0.373181225644986</text:p>
          </table:table-cell>
          <table:table-cell table:style-name="ce4" table:formula="of:=[$Redistribution_central.C53]" office:value-type="float" office:value="0.460610951233042" calcext:value-type="float">
            <text:p>0.460610951233042</text:p>
          </table:table-cell>
          <table:table-cell table:style-name="ce4" table:formula="of:=[$Redistribution_central.D53]" office:value-type="float" office:value="0.387209718564021" calcext:value-type="float">
            <text:p>0.387209718564021</text:p>
          </table:table-cell>
          <table:table-cell table:style-name="ce4" table:formula="of:=[$Redistribution_central.E53]" office:value-type="float" office:value="0.440574240392649" calcext:value-type="float">
            <text:p>0.440574240392649</text:p>
          </table:table-cell>
          <table:table-cell/>
          <table:table-cell table:style-name="ce4" table:formula="of:=[$redistribution_low.B53]" office:value-type="float" office:value="0.37771544512122" calcext:value-type="float">
            <text:p>0.37771544512122</text:p>
          </table:table-cell>
          <table:table-cell table:style-name="ce4" table:formula="of:=[$redistribution_low.C53]" office:value-type="float" office:value="0.460576968776609" calcext:value-type="float">
            <text:p>0.460576968776609</text:p>
          </table:table-cell>
          <table:table-cell table:style-name="ce4" table:formula="of:=[$redistribution_low.D53]" office:value-type="float" office:value="0.391444180770704" calcext:value-type="float">
            <text:p>0.391444180770704</text:p>
          </table:table-cell>
          <table:table-cell table:style-name="ce4" table:formula="of:=[$redistribution_low.E53]" office:value-type="float" office:value="0.439709290715823" calcext:value-type="float">
            <text:p>0.439709290715823</text:p>
          </table:table-cell>
          <table:table-cell/>
          <table:table-cell table:style-name="ce4" table:formula="of:=[$Redistribution_high.B53]" office:value-type="float" office:value="0.370733425758801" calcext:value-type="float">
            <text:p>0.370733425758801</text:p>
          </table:table-cell>
          <table:table-cell table:style-name="ce4" table:formula="of:=[$Redistribution_high.C53]" office:value-type="float" office:value="0.449612956606062" calcext:value-type="float">
            <text:p>0.449612956606062</text:p>
          </table:table-cell>
          <table:table-cell table:style-name="ce4" table:formula="of:=[$Redistribution_high.D53]" office:value-type="float" office:value="0.383686496204675" calcext:value-type="float">
            <text:p>0.383686496204675</text:p>
          </table:table-cell>
          <table:table-cell table:style-name="ce4" table:formula="of:=[$Redistribution_high.E53]" office:value-type="float" office:value="0.432273154332474" calcext:value-type="float">
            <text:p>0.432273154332474</text:p>
          </table:table-cell>
          <table:table-cell table:number-columns-repeated="49"/>
        </table:table-row>
        <table:table-row table:style-name="ro3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central.B54]" office:value-type="float" office:value="0.372467242549024" calcext:value-type="float">
            <text:p>0.372467242549024</text:p>
          </table:table-cell>
          <table:table-cell table:style-name="ce4" table:formula="of:=[$Redistribution_central.C54]" office:value-type="float" office:value="0.467315612284297" calcext:value-type="float">
            <text:p>0.467315612284297</text:p>
          </table:table-cell>
          <table:table-cell table:style-name="ce4" table:formula="of:=[$Redistribution_central.D54]" office:value-type="float" office:value="0.391468635999883" calcext:value-type="float">
            <text:p>0.391468635999883</text:p>
          </table:table-cell>
          <table:table-cell table:style-name="ce4" table:formula="of:=[$Redistribution_central.E54]" office:value-type="float" office:value="0.43970880458594" calcext:value-type="float">
            <text:p>0.43970880458594</text:p>
          </table:table-cell>
          <table:table-cell/>
          <table:table-cell table:style-name="ce4" table:formula="of:=[$redistribution_low.B54]" office:value-type="float" office:value="0.376563962242498" calcext:value-type="float">
            <text:p>0.376563962242498</text:p>
          </table:table-cell>
          <table:table-cell table:style-name="ce4" table:formula="of:=[$redistribution_low.C54]" office:value-type="float" office:value="0.463798637877292" calcext:value-type="float">
            <text:p>0.463798637877292</text:p>
          </table:table-cell>
          <table:table-cell table:style-name="ce4" table:formula="of:=[$redistribution_low.D54]" office:value-type="float" office:value="0.393713618454648" calcext:value-type="float">
            <text:p>0.393713618454648</text:p>
          </table:table-cell>
          <table:table-cell table:style-name="ce4" table:formula="of:=[$redistribution_low.E54]" office:value-type="float" office:value="0.439055456611141" calcext:value-type="float">
            <text:p>0.439055456611141</text:p>
          </table:table-cell>
          <table:table-cell/>
          <table:table-cell table:style-name="ce4" table:formula="of:=[$Redistribution_high.B54]" office:value-type="float" office:value="0.372757346160307" calcext:value-type="float">
            <text:p>0.372757346160307</text:p>
          </table:table-cell>
          <table:table-cell table:style-name="ce4" table:formula="of:=[$Redistribution_high.C54]" office:value-type="float" office:value="0.456661374767427" calcext:value-type="float">
            <text:p>0.456661374767427</text:p>
          </table:table-cell>
          <table:table-cell table:style-name="ce4" table:formula="of:=[$Redistribution_high.D54]" office:value-type="float" office:value="0.390115377783632" calcext:value-type="float">
            <text:p>0.390115377783632</text:p>
          </table:table-cell>
          <table:table-cell table:style-name="ce4" table:formula="of:=[$Redistribution_high.E54]" office:value-type="float" office:value="0.432534031833862" calcext:value-type="float">
            <text:p>0.432534031833862</text:p>
          </table:table-cell>
          <table:table-cell table:number-columns-repeated="49"/>
        </table:table-row>
        <table:table-row table:style-name="ro3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central.B55]" office:value-type="float" office:value="0.37636620763701" calcext:value-type="float">
            <text:p>0.37636620763701</text:p>
          </table:table-cell>
          <table:table-cell table:style-name="ce4" table:formula="of:=[$Redistribution_central.C55]" office:value-type="float" office:value="0.466085754931368" calcext:value-type="float">
            <text:p>0.466085754931368</text:p>
          </table:table-cell>
          <table:table-cell table:style-name="ce4" table:formula="of:=[$Redistribution_central.D55]" office:value-type="float" office:value="0.38901649753347" calcext:value-type="float">
            <text:p>0.38901649753347</text:p>
          </table:table-cell>
          <table:table-cell table:style-name="ce4" table:formula="of:=[$Redistribution_central.E55]" office:value-type="float" office:value="0.447056480270726" calcext:value-type="float">
            <text:p>0.447056480270726</text:p>
          </table:table-cell>
          <table:table-cell/>
          <table:table-cell table:style-name="ce4" table:formula="of:=[$redistribution_low.B55]" office:value-type="float" office:value="0.382941415370773" calcext:value-type="float">
            <text:p>0.382941415370773</text:p>
          </table:table-cell>
          <table:table-cell table:style-name="ce4" table:formula="of:=[$redistribution_low.C55]" office:value-type="float" office:value="0.46854850362983" calcext:value-type="float">
            <text:p>0.46854850362983</text:p>
          </table:table-cell>
          <table:table-cell table:style-name="ce4" table:formula="of:=[$redistribution_low.D55]" office:value-type="float" office:value="0.394060254127757" calcext:value-type="float">
            <text:p>0.394060254127757</text:p>
          </table:table-cell>
          <table:table-cell table:style-name="ce4" table:formula="of:=[$redistribution_low.E55]" office:value-type="float" office:value="0.45143794582574" calcext:value-type="float">
            <text:p>0.45143794582574</text:p>
          </table:table-cell>
          <table:table-cell/>
          <table:table-cell table:style-name="ce4" table:formula="of:=[$Redistribution_high.B55]" office:value-type="float" office:value="0.373041481685477" calcext:value-type="float">
            <text:p>0.373041481685477</text:p>
          </table:table-cell>
          <table:table-cell table:style-name="ce4" table:formula="of:=[$Redistribution_high.C55]" office:value-type="float" office:value="0.44714770237059" calcext:value-type="float">
            <text:p>0.44714770237059</text:p>
          </table:table-cell>
          <table:table-cell table:style-name="ce4" table:formula="of:=[$Redistribution_high.D55]" office:value-type="float" office:value="0.385184920833804" calcext:value-type="float">
            <text:p>0.385184920833804</text:p>
          </table:table-cell>
          <table:table-cell table:style-name="ce4" table:formula="of:=[$Redistribution_high.E55]" office:value-type="float" office:value="0.431241230763213" calcext:value-type="float">
            <text:p>0.431241230763213</text:p>
          </table:table-cell>
          <table:table-cell table:number-columns-repeated="49"/>
        </table:table-row>
        <table:table-row table:style-name="ro3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central.B56]" office:value-type="float" office:value="0.379112317381899" calcext:value-type="float">
            <text:p>0.379112317381899</text:p>
          </table:table-cell>
          <table:table-cell table:style-name="ce4" table:formula="of:=[$Redistribution_central.C56]" office:value-type="float" office:value="0.470144023664364" calcext:value-type="float">
            <text:p>0.470144023664364</text:p>
          </table:table-cell>
          <table:table-cell table:style-name="ce4" table:formula="of:=[$Redistribution_central.D56]" office:value-type="float" office:value="0.392375253142321" calcext:value-type="float">
            <text:p>0.392375253142321</text:p>
          </table:table-cell>
          <table:table-cell table:style-name="ce4" table:formula="of:=[$Redistribution_central.E56]" office:value-type="float" office:value="0.44984113297888" calcext:value-type="float">
            <text:p>0.44984113297888</text:p>
          </table:table-cell>
          <table:table-cell/>
          <table:table-cell table:style-name="ce4" table:formula="of:=[$redistribution_low.B56]" office:value-type="float" office:value="0.380157437857768" calcext:value-type="float">
            <text:p>0.380157437857768</text:p>
          </table:table-cell>
          <table:table-cell table:style-name="ce4" table:formula="of:=[$redistribution_low.C56]" office:value-type="float" office:value="0.467040731065288" calcext:value-type="float">
            <text:p>0.467040731065288</text:p>
          </table:table-cell>
          <table:table-cell table:style-name="ce4" table:formula="of:=[$redistribution_low.D56]" office:value-type="float" office:value="0.392762359890964" calcext:value-type="float">
            <text:p>0.392762359890964</text:p>
          </table:table-cell>
          <table:table-cell table:style-name="ce4" table:formula="of:=[$redistribution_low.E56]" office:value-type="float" office:value="0.447338801444696" calcext:value-type="float">
            <text:p>0.447338801444696</text:p>
          </table:table-cell>
          <table:table-cell/>
          <table:table-cell table:style-name="ce4" table:formula="of:=[$Redistribution_high.B56]" office:value-type="float" office:value="0.369945833642901" calcext:value-type="float">
            <text:p>0.369945833642901</text:p>
          </table:table-cell>
          <table:table-cell table:style-name="ce4" table:formula="of:=[$Redistribution_high.C56]" office:value-type="float" office:value="0.447666753201138" calcext:value-type="float">
            <text:p>0.447666753201138</text:p>
          </table:table-cell>
          <table:table-cell table:style-name="ce4" table:formula="of:=[$Redistribution_high.D56]" office:value-type="float" office:value="0.381964887444388" calcext:value-type="float">
            <text:p>0.381964887444388</text:p>
          </table:table-cell>
          <table:table-cell table:style-name="ce4" table:formula="of:=[$Redistribution_high.E56]" office:value-type="float" office:value="0.429720644519764" calcext:value-type="float">
            <text:p>0.429720644519764</text:p>
          </table:table-cell>
          <table:table-cell table:number-columns-repeated="49"/>
        </table:table-row>
        <table:table-row table:style-name="ro3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central.B57]" office:value-type="float" office:value="0.375259371527903" calcext:value-type="float">
            <text:p>0.375259371527903</text:p>
          </table:table-cell>
          <table:table-cell table:style-name="ce4" table:formula="of:=[$Redistribution_central.C57]" office:value-type="float" office:value="0.459887405410638" calcext:value-type="float">
            <text:p>0.459887405410638</text:p>
          </table:table-cell>
          <table:table-cell table:style-name="ce4" table:formula="of:=[$Redistribution_central.D57]" office:value-type="float" office:value="0.387588285219714" calcext:value-type="float">
            <text:p>0.387588285219714</text:p>
          </table:table-cell>
          <table:table-cell table:style-name="ce4" table:formula="of:=[$Redistribution_central.E57]" office:value-type="float" office:value="0.44295562308914" calcext:value-type="float">
            <text:p>0.44295562308914</text:p>
          </table:table-cell>
          <table:table-cell/>
          <table:table-cell table:style-name="ce4" table:formula="of:=[$redistribution_low.B57]" office:value-type="float" office:value="0.379086876520117" calcext:value-type="float">
            <text:p>0.379086876520117</text:p>
          </table:table-cell>
          <table:table-cell table:style-name="ce4" table:formula="of:=[$redistribution_low.C57]" office:value-type="float" office:value="0.466551007717279" calcext:value-type="float">
            <text:p>0.466551007717279</text:p>
          </table:table-cell>
          <table:table-cell table:style-name="ce4" table:formula="of:=[$redistribution_low.D57]" office:value-type="float" office:value="0.391105892991387" calcext:value-type="float">
            <text:p>0.391105892991387</text:p>
          </table:table-cell>
          <table:table-cell table:style-name="ce4" table:formula="of:=[$redistribution_low.E57]" office:value-type="float" office:value="0.448585228171756" calcext:value-type="float">
            <text:p>0.448585228171756</text:p>
          </table:table-cell>
          <table:table-cell/>
          <table:table-cell table:style-name="ce4" table:formula="of:=[$Redistribution_high.B57]" office:value-type="float" office:value="0.369687435957301" calcext:value-type="float">
            <text:p>0.369687435957301</text:p>
          </table:table-cell>
          <table:table-cell table:style-name="ce4" table:formula="of:=[$Redistribution_high.C57]" office:value-type="float" office:value="0.445568324554907" calcext:value-type="float">
            <text:p>0.445568324554907</text:p>
          </table:table-cell>
          <table:table-cell table:style-name="ce4" table:formula="of:=[$Redistribution_high.D57]" office:value-type="float" office:value="0.381504652479669" calcext:value-type="float">
            <text:p>0.381504652479669</text:p>
          </table:table-cell>
          <table:table-cell table:style-name="ce4" table:formula="of:=[$Redistribution_high.E57]" office:value-type="float" office:value="0.429429895083665" calcext:value-type="float">
            <text:p>0.429429895083665</text:p>
          </table:table-cell>
          <table:table-cell table:number-columns-repeated="49"/>
        </table:table-row>
        <table:table-row table:style-name="ro3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central.B58]" office:value-type="float" office:value="0.3678091758176" calcext:value-type="float">
            <text:p>0.3678091758176</text:p>
          </table:table-cell>
          <table:table-cell table:style-name="ce4" table:formula="of:=[$Redistribution_central.C58]" office:value-type="float" office:value="0.457816961643666" calcext:value-type="float">
            <text:p>0.457816961643666</text:p>
          </table:table-cell>
          <table:table-cell table:style-name="ce4" table:formula="of:=[$Redistribution_central.D58]" office:value-type="float" office:value="0.383481062924255" calcext:value-type="float">
            <text:p>0.383481062924255</text:p>
          </table:table-cell>
          <table:table-cell table:style-name="ce4" table:formula="of:=[$Redistribution_central.E58]" office:value-type="float" office:value="0.435592727637646" calcext:value-type="float">
            <text:p>0.435592727637646</text:p>
          </table:table-cell>
          <table:table-cell/>
          <table:table-cell table:style-name="ce4" table:formula="of:=[$redistribution_low.B58]" office:value-type="float" office:value="0.372013679381488" calcext:value-type="float">
            <text:p>0.372013679381488</text:p>
          </table:table-cell>
          <table:table-cell table:style-name="ce4" table:formula="of:=[$redistribution_low.C58]" office:value-type="float" office:value="0.461156673545534" calcext:value-type="float">
            <text:p>0.461156673545534</text:p>
          </table:table-cell>
          <table:table-cell table:style-name="ce4" table:formula="of:=[$redistribution_low.D58]" office:value-type="float" office:value="0.38512286606942" calcext:value-type="float">
            <text:p>0.38512286606942</text:p>
          </table:table-cell>
          <table:table-cell table:style-name="ce4" table:formula="of:=[$redistribution_low.E58]" office:value-type="float" office:value="0.443537798008792" calcext:value-type="float">
            <text:p>0.443537798008792</text:p>
          </table:table-cell>
          <table:table-cell/>
          <table:table-cell table:style-name="ce4" table:formula="of:=[$Redistribution_high.B58]" office:value-type="float" office:value="0.366035723306204" calcext:value-type="float">
            <text:p>0.366035723306204</text:p>
          </table:table-cell>
          <table:table-cell table:style-name="ce4" table:formula="of:=[$Redistribution_high.C58]" office:value-type="float" office:value="0.440796929575424" calcext:value-type="float">
            <text:p>0.440796929575424</text:p>
          </table:table-cell>
          <table:table-cell table:style-name="ce4" table:formula="of:=[$Redistribution_high.D58]" office:value-type="float" office:value="0.381702215209198" calcext:value-type="float">
            <text:p>0.381702215209198</text:p>
          </table:table-cell>
          <table:table-cell table:style-name="ce4" table:formula="of:=[$Redistribution_high.E58]" office:value-type="float" office:value="0.420049599153057" calcext:value-type="float">
            <text:p>0.420049599153057</text:p>
          </table:table-cell>
          <table:table-cell table:number-columns-repeated="49"/>
        </table:table-row>
        <table:table-row table:style-name="ro3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central.B59]" office:value-type="float" office:value="0.37330304795879" calcext:value-type="float">
            <text:p>0.37330304795879</text:p>
          </table:table-cell>
          <table:table-cell table:style-name="ce4" table:formula="of:=[$Redistribution_central.C59]" office:value-type="float" office:value="0.4613017401799" calcext:value-type="float">
            <text:p>0.4613017401799</text:p>
          </table:table-cell>
          <table:table-cell table:style-name="ce4" table:formula="of:=[$Redistribution_central.D59]" office:value-type="float" office:value="0.386702770145987" calcext:value-type="float">
            <text:p>0.386702770145987</text:p>
          </table:table-cell>
          <table:table-cell table:style-name="ce4" table:formula="of:=[$Redistribution_central.E59]" office:value-type="float" office:value="0.443295854902045" calcext:value-type="float">
            <text:p>0.443295854902045</text:p>
          </table:table-cell>
          <table:table-cell/>
          <table:table-cell table:style-name="ce4" table:formula="of:=[$redistribution_low.B59]" office:value-type="float" office:value="0.376892652282752" calcext:value-type="float">
            <text:p>0.376892652282752</text:p>
          </table:table-cell>
          <table:table-cell table:style-name="ce4" table:formula="of:=[$redistribution_low.C59]" office:value-type="float" office:value="0.458429578545804" calcext:value-type="float">
            <text:p>0.458429578545804</text:p>
          </table:table-cell>
          <table:table-cell table:style-name="ce4" table:formula="of:=[$redistribution_low.D59]" office:value-type="float" office:value="0.387863368035081" calcext:value-type="float">
            <text:p>0.387863368035081</text:p>
          </table:table-cell>
          <table:table-cell table:style-name="ce4" table:formula="of:=[$redistribution_low.E59]" office:value-type="float" office:value="0.44465945814708" calcext:value-type="float">
            <text:p>0.44465945814708</text:p>
          </table:table-cell>
          <table:table-cell/>
          <table:table-cell table:style-name="ce4" table:formula="of:=[$Redistribution_high.B59]" office:value-type="float" office:value="0.37055553809523" calcext:value-type="float">
            <text:p>0.37055553809523</text:p>
          </table:table-cell>
          <table:table-cell table:style-name="ce4" table:formula="of:=[$Redistribution_high.C59]" office:value-type="float" office:value="0.441791848290369" calcext:value-type="float">
            <text:p>0.441791848290369</text:p>
          </table:table-cell>
          <table:table-cell table:style-name="ce4" table:formula="of:=[$Redistribution_high.D59]" office:value-type="float" office:value="0.381026258174742" calcext:value-type="float">
            <text:p>0.381026258174742</text:p>
          </table:table-cell>
          <table:table-cell table:style-name="ce4" table:formula="of:=[$Redistribution_high.E59]" office:value-type="float" office:value="0.428016662041206" calcext:value-type="float">
            <text:p>0.428016662041206</text:p>
          </table:table-cell>
          <table:table-cell table:number-columns-repeated="49"/>
        </table:table-row>
        <table:table-row table:style-name="ro3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central.B60]" office:value-type="float" office:value="0.376163887499394" calcext:value-type="float">
            <text:p>0.376163887499394</text:p>
          </table:table-cell>
          <table:table-cell table:style-name="ce4" table:formula="of:=[$Redistribution_central.C60]" office:value-type="float" office:value="0.463300813098401" calcext:value-type="float">
            <text:p>0.463300813098401</text:p>
          </table:table-cell>
          <table:table-cell table:style-name="ce4" table:formula="of:=[$Redistribution_central.D60]" office:value-type="float" office:value="0.386571549832582" calcext:value-type="float">
            <text:p>0.386571549832582</text:p>
          </table:table-cell>
          <table:table-cell table:style-name="ce4" table:formula="of:=[$Redistribution_central.E60]" office:value-type="float" office:value="0.449021271641775" calcext:value-type="float">
            <text:p>0.449021271641775</text:p>
          </table:table-cell>
          <table:table-cell/>
          <table:table-cell table:style-name="ce4" table:formula="of:=[$redistribution_low.B60]" office:value-type="float" office:value="0.376985255864743" calcext:value-type="float">
            <text:p>0.376985255864743</text:p>
          </table:table-cell>
          <table:table-cell table:style-name="ce4" table:formula="of:=[$redistribution_low.C60]" office:value-type="float" office:value="0.46047742341627" calcext:value-type="float">
            <text:p>0.46047742341627</text:p>
          </table:table-cell>
          <table:table-cell table:style-name="ce4" table:formula="of:=[$redistribution_low.D60]" office:value-type="float" office:value="0.387133812574958" calcext:value-type="float">
            <text:p>0.387133812574958</text:p>
          </table:table-cell>
          <table:table-cell table:style-name="ce4" table:formula="of:=[$redistribution_low.E60]" office:value-type="float" office:value="0.447480729035422" calcext:value-type="float">
            <text:p>0.447480729035422</text:p>
          </table:table-cell>
          <table:table-cell/>
          <table:table-cell table:style-name="ce4" table:formula="of:=[$Redistribution_high.B60]" office:value-type="float" office:value="0.37581146607279" calcext:value-type="float">
            <text:p>0.37581146607279</text:p>
          </table:table-cell>
          <table:table-cell table:style-name="ce4" table:formula="of:=[$Redistribution_high.C60]" office:value-type="float" office:value="0.452692431465856" calcext:value-type="float">
            <text:p>0.452692431465856</text:p>
          </table:table-cell>
          <table:table-cell table:style-name="ce4" table:formula="of:=[$Redistribution_high.D60]" office:value-type="float" office:value="0.386634838604274" calcext:value-type="float">
            <text:p>0.386634838604274</text:p>
          </table:table-cell>
          <table:table-cell table:style-name="ce4" table:formula="of:=[$Redistribution_high.E60]" office:value-type="float" office:value="0.436354782635854" calcext:value-type="float">
            <text:p>0.436354782635854</text:p>
          </table:table-cell>
          <table:table-cell table:number-columns-repeated="49"/>
        </table:table-row>
        <table:table-row table:style-name="ro3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central.B61]" office:value-type="float" office:value="0.377765566643505" calcext:value-type="float">
            <text:p>0.377765566643505</text:p>
          </table:table-cell>
          <table:table-cell table:style-name="ce4" table:formula="of:=[$Redistribution_central.C61]" office:value-type="float" office:value="0.459313183637946" calcext:value-type="float">
            <text:p>0.459313183637946</text:p>
          </table:table-cell>
          <table:table-cell table:style-name="ce4" table:formula="of:=[$Redistribution_central.D61]" office:value-type="float" office:value="0.387996578208861" calcext:value-type="float">
            <text:p>0.387996578208861</text:p>
          </table:table-cell>
          <table:table-cell table:style-name="ce4" table:formula="of:=[$Redistribution_central.E61]" office:value-type="float" office:value="0.444874708999926" calcext:value-type="float">
            <text:p>0.444874708999926</text:p>
          </table:table-cell>
          <table:table-cell/>
          <table:table-cell table:style-name="ce4" table:formula="of:=[$redistribution_low.B61]" office:value-type="float" office:value="0.376756555791422" calcext:value-type="float">
            <text:p>0.376756555791422</text:p>
          </table:table-cell>
          <table:table-cell table:style-name="ce4" table:formula="of:=[$redistribution_low.C61]" office:value-type="float" office:value="0.452923382298503" calcext:value-type="float">
            <text:p>0.452923382298503</text:p>
          </table:table-cell>
          <table:table-cell table:style-name="ce4" table:formula="of:=[$redistribution_low.D61]" office:value-type="float" office:value="0.38467007347957" calcext:value-type="float">
            <text:p>0.38467007347957</text:p>
          </table:table-cell>
          <table:table-cell table:style-name="ce4" table:formula="of:=[$redistribution_low.E61]" office:value-type="float" office:value="0.440729266711061" calcext:value-type="float">
            <text:p>0.440729266711061</text:p>
          </table:table-cell>
          <table:table-cell/>
          <table:table-cell table:style-name="ce4" table:formula="of:=[$Redistribution_high.B61]" office:value-type="float" office:value="0.369048443787348" calcext:value-type="float">
            <text:p>0.369048443787348</text:p>
          </table:table-cell>
          <table:table-cell table:style-name="ce4" table:formula="of:=[$Redistribution_high.C61]" office:value-type="float" office:value="0.443032711768681" calcext:value-type="float">
            <text:p>0.443032711768681</text:p>
          </table:table-cell>
          <table:table-cell table:style-name="ce4" table:formula="of:=[$Redistribution_high.D61]" office:value-type="float" office:value="0.380361947054392" calcext:value-type="float">
            <text:p>0.380361947054392</text:p>
          </table:table-cell>
          <table:table-cell table:style-name="ce4" table:formula="of:=[$Redistribution_high.E61]" office:value-type="float" office:value="0.426525419947329" calcext:value-type="float">
            <text:p>0.426525419947329</text:p>
          </table:table-cell>
          <table:table-cell table:number-columns-repeated="49"/>
        </table:table-row>
        <table:table-row table:style-name="ro3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central.B62]" office:value-type="float" office:value="0.376863577318189" calcext:value-type="float">
            <text:p>0.376863577318189</text:p>
          </table:table-cell>
          <table:table-cell table:style-name="ce4" table:formula="of:=[$Redistribution_central.C62]" office:value-type="float" office:value="0.457616280769807" calcext:value-type="float">
            <text:p>0.457616280769807</text:p>
          </table:table-cell>
          <table:table-cell table:style-name="ce4" table:formula="of:=[$Redistribution_central.D62]" office:value-type="float" office:value="0.389684766353934" calcext:value-type="float">
            <text:p>0.389684766353934</text:p>
          </table:table-cell>
          <table:table-cell table:style-name="ce4" table:formula="of:=[$Redistribution_central.E62]" office:value-type="float" office:value="0.441139146340213" calcext:value-type="float">
            <text:p>0.441139146340213</text:p>
          </table:table-cell>
          <table:table-cell/>
          <table:table-cell table:style-name="ce4" table:formula="of:=[$redistribution_low.B62]" office:value-type="float" office:value="0.375358866680567" calcext:value-type="float">
            <text:p>0.375358866680567</text:p>
          </table:table-cell>
          <table:table-cell table:style-name="ce4" table:formula="of:=[$redistribution_low.C62]" office:value-type="float" office:value="0.46270763766041" calcext:value-type="float">
            <text:p>0.46270763766041</text:p>
          </table:table-cell>
          <table:table-cell table:style-name="ce4" table:formula="of:=[$redistribution_low.D62]" office:value-type="float" office:value="0.387200952203032" calcext:value-type="float">
            <text:p>0.387200952203032</text:p>
          </table:table-cell>
          <table:table-cell table:style-name="ce4" table:formula="of:=[$redistribution_low.E62]" office:value-type="float" office:value="0.444333796795662" calcext:value-type="float">
            <text:p>0.444333796795662</text:p>
          </table:table-cell>
          <table:table-cell/>
          <table:table-cell table:style-name="ce4" table:formula="of:=[$Redistribution_high.B62]" office:value-type="float" office:value="0.37424665870474" calcext:value-type="float">
            <text:p>0.37424665870474</text:p>
          </table:table-cell>
          <table:table-cell table:style-name="ce4" table:formula="of:=[$Redistribution_high.C62]" office:value-type="float" office:value="0.451810939418322" calcext:value-type="float">
            <text:p>0.451810939418322</text:p>
          </table:table-cell>
          <table:table-cell table:style-name="ce4" table:formula="of:=[$Redistribution_high.D62]" office:value-type="float" office:value="0.38627227714082" calcext:value-type="float">
            <text:p>0.38627227714082</text:p>
          </table:table-cell>
          <table:table-cell table:style-name="ce4" table:formula="of:=[$Redistribution_high.E62]" office:value-type="float" office:value="0.434804577493789" calcext:value-type="float">
            <text:p>0.434804577493789</text:p>
          </table:table-cell>
          <table:table-cell table:number-columns-repeated="49"/>
        </table:table-row>
        <table:table-row table:style-name="ro3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central.B63]" office:value-type="float" office:value="0.376449718912056" calcext:value-type="float">
            <text:p>0.376449718912056</text:p>
          </table:table-cell>
          <table:table-cell table:style-name="ce4" table:formula="of:=[$Redistribution_central.C63]" office:value-type="float" office:value="0.45622677174895" calcext:value-type="float">
            <text:p>0.45622677174895</text:p>
          </table:table-cell>
          <table:table-cell table:style-name="ce4" table:formula="of:=[$Redistribution_central.D63]" office:value-type="float" office:value="0.386909216298651" calcext:value-type="float">
            <text:p>0.386909216298651</text:p>
          </table:table-cell>
          <table:table-cell table:style-name="ce4" table:formula="of:=[$Redistribution_central.E63]" office:value-type="float" office:value="0.442173278377342" calcext:value-type="float">
            <text:p>0.442173278377342</text:p>
          </table:table-cell>
          <table:table-cell/>
          <table:table-cell table:style-name="ce4" table:formula="of:=[$redistribution_low.B63]" office:value-type="float" office:value="0.382474867845317" calcext:value-type="float">
            <text:p>0.382474867845317</text:p>
          </table:table-cell>
          <table:table-cell table:style-name="ce4" table:formula="of:=[$redistribution_low.C63]" office:value-type="float" office:value="0.460669456257464" calcext:value-type="float">
            <text:p>0.460669456257464</text:p>
          </table:table-cell>
          <table:table-cell table:style-name="ce4" table:formula="of:=[$redistribution_low.D63]" office:value-type="float" office:value="0.391655735959527" calcext:value-type="float">
            <text:p>0.391655735959527</text:p>
          </table:table-cell>
          <table:table-cell table:style-name="ce4" table:formula="of:=[$redistribution_low.E63]" office:value-type="float" office:value="0.448578361204626" calcext:value-type="float">
            <text:p>0.448578361204626</text:p>
          </table:table-cell>
          <table:table-cell/>
          <table:table-cell table:style-name="ce4" table:formula="of:=[$Redistribution_high.B63]" office:value-type="float" office:value="0.37541664162622" calcext:value-type="float">
            <text:p>0.37541664162622</text:p>
          </table:table-cell>
          <table:table-cell table:style-name="ce4" table:formula="of:=[$Redistribution_high.C63]" office:value-type="float" office:value="0.454644128974803" calcext:value-type="float">
            <text:p>0.454644128974803</text:p>
          </table:table-cell>
          <table:table-cell table:style-name="ce4" table:formula="of:=[$Redistribution_high.D63]" office:value-type="float" office:value="0.38508193980358" calcext:value-type="float">
            <text:p>0.38508193980358</text:p>
          </table:table-cell>
          <table:table-cell table:style-name="ce4" table:formula="of:=[$Redistribution_high.E63]" office:value-type="float" office:value="0.440466712095115" calcext:value-type="float">
            <text:p>0.440466712095115</text:p>
          </table:table-cell>
          <table:table-cell table:number-columns-repeated="49"/>
        </table:table-row>
        <table:table-row table:style-name="ro3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central.B64]" office:value-type="float" office:value="0.37289308247297" calcext:value-type="float">
            <text:p>0.37289308247297</text:p>
          </table:table-cell>
          <table:table-cell table:style-name="ce4" table:formula="of:=[$Redistribution_central.C64]" office:value-type="float" office:value="0.45153021915758" calcext:value-type="float">
            <text:p>0.45153021915758</text:p>
          </table:table-cell>
          <table:table-cell table:style-name="ce4" table:formula="of:=[$Redistribution_central.D64]" office:value-type="float" office:value="0.382365230623149" calcext:value-type="float">
            <text:p>0.382365230623149</text:p>
          </table:table-cell>
          <table:table-cell table:style-name="ce4" table:formula="of:=[$Redistribution_central.E64]" office:value-type="float" office:value="0.439713599545356" calcext:value-type="float">
            <text:p>0.439713599545356</text:p>
          </table:table-cell>
          <table:table-cell/>
          <table:table-cell table:style-name="ce4" table:formula="of:=[$redistribution_low.B64]" office:value-type="float" office:value="0.380929176224521" calcext:value-type="float">
            <text:p>0.380929176224521</text:p>
          </table:table-cell>
          <table:table-cell table:style-name="ce4" table:formula="of:=[$redistribution_low.C64]" office:value-type="float" office:value="0.458620605342656" calcext:value-type="float">
            <text:p>0.458620605342656</text:p>
          </table:table-cell>
          <table:table-cell table:style-name="ce4" table:formula="of:=[$redistribution_low.D64]" office:value-type="float" office:value="0.39063116755231" calcext:value-type="float">
            <text:p>0.39063116755231</text:p>
          </table:table-cell>
          <table:table-cell table:style-name="ce4" table:formula="of:=[$redistribution_low.E64]" office:value-type="float" office:value="0.447446802706612" calcext:value-type="float">
            <text:p>0.447446802706612</text:p>
          </table:table-cell>
          <table:table-cell/>
          <table:table-cell table:style-name="ce4" table:formula="of:=[$Redistribution_high.B64]" office:value-type="float" office:value="0.375404388115562" calcext:value-type="float">
            <text:p>0.375404388115562</text:p>
          </table:table-cell>
          <table:table-cell table:style-name="ce4" table:formula="of:=[$Redistribution_high.C64]" office:value-type="float" office:value="0.453106730040636" calcext:value-type="float">
            <text:p>0.453106730040636</text:p>
          </table:table-cell>
          <table:table-cell table:style-name="ce4" table:formula="of:=[$Redistribution_high.D64]" office:value-type="float" office:value="0.383547121995313" calcext:value-type="float">
            <text:p>0.383547121995313</text:p>
          </table:table-cell>
          <table:table-cell table:style-name="ce4" table:formula="of:=[$Redistribution_high.E64]" office:value-type="float" office:value="0.44037788402318" calcext:value-type="float">
            <text:p>0.44037788402318</text:p>
          </table:table-cell>
          <table:table-cell table:number-columns-repeated="49"/>
        </table:table-row>
        <table:table-row table:style-name="ro3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central.B65]" office:value-type="float" office:value="0.378716911707423" calcext:value-type="float">
            <text:p>0.378716911707423</text:p>
          </table:table-cell>
          <table:table-cell table:style-name="ce4" table:formula="of:=[$Redistribution_central.C65]" office:value-type="float" office:value="0.45820025411859" calcext:value-type="float">
            <text:p>0.45820025411859</text:p>
          </table:table-cell>
          <table:table-cell table:style-name="ce4" table:formula="of:=[$Redistribution_central.D65]" office:value-type="float" office:value="0.388406354899221" calcext:value-type="float">
            <text:p>0.388406354899221</text:p>
          </table:table-cell>
          <table:table-cell table:style-name="ce4" table:formula="of:=[$Redistribution_central.E65]" office:value-type="float" office:value="0.444414372456322" calcext:value-type="float">
            <text:p>0.444414372456322</text:p>
          </table:table-cell>
          <table:table-cell/>
          <table:table-cell table:style-name="ce4" table:formula="of:=[$redistribution_low.B65]" office:value-type="float" office:value="0.379352284001119" calcext:value-type="float">
            <text:p>0.379352284001119</text:p>
          </table:table-cell>
          <table:table-cell table:style-name="ce4" table:formula="of:=[$redistribution_low.C65]" office:value-type="float" office:value="0.459283537160915" calcext:value-type="float">
            <text:p>0.459283537160915</text:p>
          </table:table-cell>
          <table:table-cell table:style-name="ce4" table:formula="of:=[$redistribution_low.D65]" office:value-type="float" office:value="0.389132087782027" calcext:value-type="float">
            <text:p>0.389132087782027</text:p>
          </table:table-cell>
          <table:table-cell table:style-name="ce4" table:formula="of:=[$redistribution_low.E65]" office:value-type="float" office:value="0.444571765689956" calcext:value-type="float">
            <text:p>0.444571765689956</text:p>
          </table:table-cell>
          <table:table-cell/>
          <table:table-cell table:style-name="ce4" table:formula="of:=[$Redistribution_high.B65]" office:value-type="float" office:value="0.373668613134693" calcext:value-type="float">
            <text:p>0.373668613134693</text:p>
          </table:table-cell>
          <table:table-cell table:style-name="ce4" table:formula="of:=[$Redistribution_high.C65]" office:value-type="float" office:value="0.449394828822246" calcext:value-type="float">
            <text:p>0.449394828822246</text:p>
          </table:table-cell>
          <table:table-cell table:style-name="ce4" table:formula="of:=[$Redistribution_high.D65]" office:value-type="float" office:value="0.382451578477912" calcext:value-type="float">
            <text:p>0.382451578477912</text:p>
          </table:table-cell>
          <table:table-cell table:style-name="ce4" table:formula="of:=[$Redistribution_high.E65]" office:value-type="float" office:value="0.435800346543062" calcext:value-type="float">
            <text:p>0.435800346543062</text:p>
          </table:table-cell>
          <table:table-cell table:number-columns-repeated="49"/>
        </table:table-row>
        <table:table-row table:style-name="ro3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central.B66]" office:value-type="float" office:value="0.371555775723621" calcext:value-type="float">
            <text:p>0.371555775723621</text:p>
          </table:table-cell>
          <table:table-cell table:style-name="ce4" table:formula="of:=[$Redistribution_central.C66]" office:value-type="float" office:value="0.455735991219526" calcext:value-type="float">
            <text:p>0.455735991219526</text:p>
          </table:table-cell>
          <table:table-cell table:style-name="ce4" table:formula="of:=[$Redistribution_central.D66]" office:value-type="float" office:value="0.3843346839288" calcext:value-type="float">
            <text:p>0.3843346839288</text:p>
          </table:table-cell>
          <table:table-cell table:style-name="ce4" table:formula="of:=[$Redistribution_central.E66]" office:value-type="float" office:value="0.436941753772824" calcext:value-type="float">
            <text:p>0.436941753772824</text:p>
          </table:table-cell>
          <table:table-cell/>
          <table:table-cell table:style-name="ce4" table:formula="of:=[$redistribution_low.B66]" office:value-type="float" office:value="0.37775257539807" calcext:value-type="float">
            <text:p>0.37775257539807</text:p>
          </table:table-cell>
          <table:table-cell table:style-name="ce4" table:formula="of:=[$redistribution_low.C66]" office:value-type="float" office:value="0.462113498968825" calcext:value-type="float">
            <text:p>0.462113498968825</text:p>
          </table:table-cell>
          <table:table-cell table:style-name="ce4" table:formula="of:=[$redistribution_low.D66]" office:value-type="float" office:value="0.387156555766665" calcext:value-type="float">
            <text:p>0.387156555766665</text:p>
          </table:table-cell>
          <table:table-cell table:style-name="ce4" table:formula="of:=[$redistribution_low.E66]" office:value-type="float" office:value="0.447271143936942" calcext:value-type="float">
            <text:p>0.447271143936942</text:p>
          </table:table-cell>
          <table:table-cell/>
          <table:table-cell table:style-name="ce4" table:formula="of:=[$Redistribution_high.B66]" office:value-type="float" office:value="0.373445283397483" calcext:value-type="float">
            <text:p>0.373445283397483</text:p>
          </table:table-cell>
          <table:table-cell table:style-name="ce4" table:formula="of:=[$Redistribution_high.C66]" office:value-type="float" office:value="0.455376472125469" calcext:value-type="float">
            <text:p>0.455376472125469</text:p>
          </table:table-cell>
          <table:table-cell table:style-name="ce4" table:formula="of:=[$Redistribution_high.D66]" office:value-type="float" office:value="0.38437559700994" calcext:value-type="float">
            <text:p>0.38437559700994</text:p>
          </table:table-cell>
          <table:table-cell table:style-name="ce4" table:formula="of:=[$Redistribution_high.E66]" office:value-type="float" office:value="0.438188933432385" calcext:value-type="float">
            <text:p>0.438188933432385</text:p>
          </table:table-cell>
          <table:table-cell table:number-columns-repeated="49"/>
        </table:table-row>
        <table:table-row table:style-name="ro3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central.B67]" office:value-type="float" office:value="0.370263431122384" calcext:value-type="float">
            <text:p>0.370263431122384</text:p>
          </table:table-cell>
          <table:table-cell table:style-name="ce4" table:formula="of:=[$Redistribution_central.C67]" office:value-type="float" office:value="0.450788044507534" calcext:value-type="float">
            <text:p>0.450788044507534</text:p>
          </table:table-cell>
          <table:table-cell table:style-name="ce4" table:formula="of:=[$Redistribution_central.D67]" office:value-type="float" office:value="0.380622743157284" calcext:value-type="float">
            <text:p>0.380622743157284</text:p>
          </table:table-cell>
          <table:table-cell table:style-name="ce4" table:formula="of:=[$Redistribution_central.E67]" office:value-type="float" office:value="0.435670312377281" calcext:value-type="float">
            <text:p>0.435670312377281</text:p>
          </table:table-cell>
          <table:table-cell/>
          <table:table-cell table:style-name="ce4" table:formula="of:=[$redistribution_low.B67]" office:value-type="float" office:value="0.376720567054584" calcext:value-type="float">
            <text:p>0.376720567054584</text:p>
          </table:table-cell>
          <table:table-cell table:style-name="ce4" table:formula="of:=[$redistribution_low.C67]" office:value-type="float" office:value="0.460678858097427" calcext:value-type="float">
            <text:p>0.460678858097427</text:p>
          </table:table-cell>
          <table:table-cell table:style-name="ce4" table:formula="of:=[$redistribution_low.D67]" office:value-type="float" office:value="0.384829730524352" calcext:value-type="float">
            <text:p>0.384829730524352</text:p>
          </table:table-cell>
          <table:table-cell table:style-name="ce4" table:formula="of:=[$redistribution_low.E67]" office:value-type="float" office:value="0.448680095826196" calcext:value-type="float">
            <text:p>0.448680095826196</text:p>
          </table:table-cell>
          <table:table-cell/>
          <table:table-cell table:style-name="ce4" table:formula="of:=[$Redistribution_high.B67]" office:value-type="float" office:value="0.374685983397947" calcext:value-type="float">
            <text:p>0.374685983397947</text:p>
          </table:table-cell>
          <table:table-cell table:style-name="ce4" table:formula="of:=[$Redistribution_high.C67]" office:value-type="float" office:value="0.453444879127564" calcext:value-type="float">
            <text:p>0.453444879127564</text:p>
          </table:table-cell>
          <table:table-cell table:style-name="ce4" table:formula="of:=[$Redistribution_high.D67]" office:value-type="float" office:value="0.382896600726278" calcext:value-type="float">
            <text:p>0.382896600726278</text:p>
          </table:table-cell>
          <table:table-cell table:style-name="ce4" table:formula="of:=[$Redistribution_high.E67]" office:value-type="float" office:value="0.441016561045273" calcext:value-type="float">
            <text:p>0.441016561045273</text:p>
          </table:table-cell>
          <table:table-cell table:number-columns-repeated="49"/>
        </table:table-row>
        <table:table-row table:style-name="ro3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central.B68]" office:value-type="float" office:value="0.373150877094632" calcext:value-type="float">
            <text:p>0.373150877094632</text:p>
          </table:table-cell>
          <table:table-cell table:style-name="ce4" table:formula="of:=[$Redistribution_central.C68]" office:value-type="float" office:value="0.451192722391759" calcext:value-type="float">
            <text:p>0.451192722391759</text:p>
          </table:table-cell>
          <table:table-cell table:style-name="ce4" table:formula="of:=[$Redistribution_central.D68]" office:value-type="float" office:value="0.381403307547844" calcext:value-type="float">
            <text:p>0.381403307547844</text:p>
          </table:table-cell>
          <table:table-cell table:style-name="ce4" table:formula="of:=[$Redistribution_central.E68]" office:value-type="float" office:value="0.439082151572696" calcext:value-type="float">
            <text:p>0.439082151572696</text:p>
          </table:table-cell>
          <table:table-cell/>
          <table:table-cell table:style-name="ce4" table:formula="of:=[$redistribution_low.B68]" office:value-type="float" office:value="0.378474250434589" calcext:value-type="float">
            <text:p>0.378474250434589</text:p>
          </table:table-cell>
          <table:table-cell table:style-name="ce4" table:formula="of:=[$redistribution_low.C68]" office:value-type="float" office:value="0.460410166450406" calcext:value-type="float">
            <text:p>0.460410166450406</text:p>
          </table:table-cell>
          <table:table-cell table:style-name="ce4" table:formula="of:=[$redistribution_low.D68]" office:value-type="float" office:value="0.385915574467955" calcext:value-type="float">
            <text:p>0.385915574467955</text:p>
          </table:table-cell>
          <table:table-cell table:style-name="ce4" table:formula="of:=[$redistribution_low.E68]" office:value-type="float" office:value="0.44914952080064" calcext:value-type="float">
            <text:p>0.44914952080064</text:p>
          </table:table-cell>
          <table:table-cell/>
          <table:table-cell table:style-name="ce4" table:formula="of:=[$Redistribution_high.B68]" office:value-type="float" office:value="0.378180897839606" calcext:value-type="float">
            <text:p>0.378180897839606</text:p>
          </table:table-cell>
          <table:table-cell table:style-name="ce4" table:formula="of:=[$Redistribution_high.C68]" office:value-type="float" office:value="0.451659385645981" calcext:value-type="float">
            <text:p>0.451659385645981</text:p>
          </table:table-cell>
          <table:table-cell table:style-name="ce4" table:formula="of:=[$Redistribution_high.D68]" office:value-type="float" office:value="0.384383115034997" calcext:value-type="float">
            <text:p>0.384383115034997</text:p>
          </table:table-cell>
          <table:table-cell table:style-name="ce4" table:formula="of:=[$Redistribution_high.E68]" office:value-type="float" office:value="0.442216044873674" calcext:value-type="float">
            <text:p>0.442216044873674</text:p>
          </table:table-cell>
          <table:table-cell table:number-columns-repeated="49"/>
        </table:table-row>
        <table:table-row table:style-name="ro3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central.B69]" office:value-type="float" office:value="0.373616401998212" calcext:value-type="float">
            <text:p>0.373616401998212</text:p>
          </table:table-cell>
          <table:table-cell table:style-name="ce4" table:formula="of:=[$Redistribution_central.C69]" office:value-type="float" office:value="0.455175198011009" calcext:value-type="float">
            <text:p>0.455175198011009</text:p>
          </table:table-cell>
          <table:table-cell table:style-name="ce4" table:formula="of:=[$Redistribution_central.D69]" office:value-type="float" office:value="0.382066083737455" calcext:value-type="float">
            <text:p>0.382066083737455</text:p>
          </table:table-cell>
          <table:table-cell table:style-name="ce4" table:formula="of:=[$Redistribution_central.E69]" office:value-type="float" office:value="0.442884368284283" calcext:value-type="float">
            <text:p>0.442884368284283</text:p>
          </table:table-cell>
          <table:table-cell/>
          <table:table-cell table:style-name="ce4" table:formula="of:=[$redistribution_low.B69]" office:value-type="float" office:value="0.380753286161376" calcext:value-type="float">
            <text:p>0.380753286161376</text:p>
          </table:table-cell>
          <table:table-cell table:style-name="ce4" table:formula="of:=[$redistribution_low.C69]" office:value-type="float" office:value="0.460289286555248" calcext:value-type="float">
            <text:p>0.460289286555248</text:p>
          </table:table-cell>
          <table:table-cell table:style-name="ce4" table:formula="of:=[$redistribution_low.D69]" office:value-type="float" office:value="0.385439083087206" calcext:value-type="float">
            <text:p>0.385439083087206</text:p>
          </table:table-cell>
          <table:table-cell table:style-name="ce4" table:formula="of:=[$redistribution_low.E69]" office:value-type="float" office:value="0.452656172617469" calcext:value-type="float">
            <text:p>0.452656172617469</text:p>
          </table:table-cell>
          <table:table-cell/>
          <table:table-cell table:style-name="ce4" table:formula="of:=[$Redistribution_high.B69]" office:value-type="float" office:value="0.370443508226021" calcext:value-type="float">
            <text:p>0.370443508226021</text:p>
          </table:table-cell>
          <table:table-cell table:style-name="ce4" table:formula="of:=[$Redistribution_high.C69]" office:value-type="float" office:value="0.447371244981506" calcext:value-type="float">
            <text:p>0.447371244981506</text:p>
          </table:table-cell>
          <table:table-cell table:style-name="ce4" table:formula="of:=[$Redistribution_high.D69]" office:value-type="float" office:value="0.377052852030871" calcext:value-type="float">
            <text:p>0.377052852030871</text:p>
          </table:table-cell>
          <table:table-cell table:style-name="ce4" table:formula="of:=[$Redistribution_high.E69]" office:value-type="float" office:value="0.437615381774345" calcext:value-type="float">
            <text:p>0.437615381774345</text:p>
          </table:table-cell>
          <table:table-cell table:number-columns-repeated="49"/>
        </table:table-row>
        <table:table-row table:style-name="ro3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central.B70]" office:value-type="float" office:value="0.372000422945564" calcext:value-type="float">
            <text:p>0.372000422945564</text:p>
          </table:table-cell>
          <table:table-cell table:style-name="ce4" table:formula="of:=[$Redistribution_central.C70]" office:value-type="float" office:value="0.45310166534312" calcext:value-type="float">
            <text:p>0.45310166534312</text:p>
          </table:table-cell>
          <table:table-cell table:style-name="ce4" table:formula="of:=[$Redistribution_central.D70]" office:value-type="float" office:value="0.380310225980573" calcext:value-type="float">
            <text:p>0.380310225980573</text:p>
          </table:table-cell>
          <table:table-cell table:style-name="ce4" table:formula="of:=[$Redistribution_central.E70]" office:value-type="float" office:value="0.441236603354956" calcext:value-type="float">
            <text:p>0.441236603354956</text:p>
          </table:table-cell>
          <table:table-cell/>
          <table:table-cell table:style-name="ce4" table:formula="of:=[$redistribution_low.B70]" office:value-type="float" office:value="0.375432733628977" calcext:value-type="float">
            <text:p>0.375432733628977</text:p>
          </table:table-cell>
          <table:table-cell table:style-name="ce4" table:formula="of:=[$redistribution_low.C70]" office:value-type="float" office:value="0.458330921601751" calcext:value-type="float">
            <text:p>0.458330921601751</text:p>
          </table:table-cell>
          <table:table-cell table:style-name="ce4" table:formula="of:=[$redistribution_low.D70]" office:value-type="float" office:value="0.382216040361552" calcext:value-type="float">
            <text:p>0.382216040361552</text:p>
          </table:table-cell>
          <table:table-cell table:style-name="ce4" table:formula="of:=[$redistribution_low.E70]" office:value-type="float" office:value="0.447715801564547" calcext:value-type="float">
            <text:p>0.447715801564547</text:p>
          </table:table-cell>
          <table:table-cell/>
          <table:table-cell table:style-name="ce4" table:formula="of:=[$Redistribution_high.B70]" office:value-type="float" office:value="0.376289104038178" calcext:value-type="float">
            <text:p>0.376289104038178</text:p>
          </table:table-cell>
          <table:table-cell table:style-name="ce4" table:formula="of:=[$Redistribution_high.C70]" office:value-type="float" office:value="0.451088659456854" calcext:value-type="float">
            <text:p>0.451088659456854</text:p>
          </table:table-cell>
          <table:table-cell table:style-name="ce4" table:formula="of:=[$Redistribution_high.D70]" office:value-type="float" office:value="0.383734971207814" calcext:value-type="float">
            <text:p>0.383734971207814</text:p>
          </table:table-cell>
          <table:table-cell table:style-name="ce4" table:formula="of:=[$Redistribution_high.E70]" office:value-type="float" office:value="0.439013828627701" calcext:value-type="float">
            <text:p>0.439013828627701</text:p>
          </table:table-cell>
          <table:table-cell table:number-columns-repeated="49"/>
        </table:table-row>
        <table:table-row table:style-name="ro3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central.B71]" office:value-type="float" office:value="0.379084550153869" calcext:value-type="float">
            <text:p>0.379084550153869</text:p>
          </table:table-cell>
          <table:table-cell table:style-name="ce4" table:formula="of:=[$Redistribution_central.C71]" office:value-type="float" office:value="0.457399375103386" calcext:value-type="float">
            <text:p>0.457399375103386</text:p>
          </table:table-cell>
          <table:table-cell table:style-name="ce4" table:formula="of:=[$Redistribution_central.D71]" office:value-type="float" office:value="0.386028333985595" calcext:value-type="float">
            <text:p>0.386028333985595</text:p>
          </table:table-cell>
          <table:table-cell table:style-name="ce4" table:formula="of:=[$Redistribution_central.E71]" office:value-type="float" office:value="0.447582639294362" calcext:value-type="float">
            <text:p>0.447582639294362</text:p>
          </table:table-cell>
          <table:table-cell/>
          <table:table-cell table:style-name="ce4" table:formula="of:=[$redistribution_low.B71]" office:value-type="float" office:value="0.385895602050591" calcext:value-type="float">
            <text:p>0.385895602050591</text:p>
          </table:table-cell>
          <table:table-cell table:style-name="ce4" table:formula="of:=[$redistribution_low.C71]" office:value-type="float" office:value="0.467839011081279" calcext:value-type="float">
            <text:p>0.467839011081279</text:p>
          </table:table-cell>
          <table:table-cell table:style-name="ce4" table:formula="of:=[$redistribution_low.D71]" office:value-type="float" office:value="0.389702950708006" calcext:value-type="float">
            <text:p>0.389702950708006</text:p>
          </table:table-cell>
          <table:table-cell table:style-name="ce4" table:formula="of:=[$redistribution_low.E71]" office:value-type="float" office:value="0.461250565728953" calcext:value-type="float">
            <text:p>0.461250565728953</text:p>
          </table:table-cell>
          <table:table-cell/>
          <table:table-cell table:style-name="ce4" table:formula="of:=[$Redistribution_high.B71]" office:value-type="float" office:value="0.374924991995663" calcext:value-type="float">
            <text:p>0.374924991995663</text:p>
          </table:table-cell>
          <table:table-cell table:style-name="ce4" table:formula="of:=[$Redistribution_high.C71]" office:value-type="float" office:value="0.448298345775354" calcext:value-type="float">
            <text:p>0.448298345775354</text:p>
          </table:table-cell>
          <table:table-cell table:style-name="ce4" table:formula="of:=[$Redistribution_high.D71]" office:value-type="float" office:value="0.38025991474029" calcext:value-type="float">
            <text:p>0.38025991474029</text:p>
          </table:table-cell>
          <table:table-cell table:style-name="ce4" table:formula="of:=[$Redistribution_high.E71]" office:value-type="float" office:value="0.438861051708082" calcext:value-type="float">
            <text:p>0.438861051708082</text:p>
          </table:table-cell>
          <table:table-cell table:number-columns-repeated="49"/>
        </table:table-row>
        <table:table-row table:style-name="ro3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central.B72]" office:value-type="float" office:value="0.385140980266646" calcext:value-type="float">
            <text:p>0.385140980266646</text:p>
          </table:table-cell>
          <table:table-cell table:style-name="ce4" table:formula="of:=[$Redistribution_central.C72]" office:value-type="float" office:value="0.466582992217922" calcext:value-type="float">
            <text:p>0.466582992217922</text:p>
          </table:table-cell>
          <table:table-cell table:style-name="ce4" table:formula="of:=[$Redistribution_central.D72]" office:value-type="float" office:value="0.390009770948318" calcext:value-type="float">
            <text:p>0.390009770948318</text:p>
          </table:table-cell>
          <table:table-cell table:style-name="ce4" table:formula="of:=[$Redistribution_central.E72]" office:value-type="float" office:value="0.459385461122364" calcext:value-type="float">
            <text:p>0.459385461122364</text:p>
          </table:table-cell>
          <table:table-cell/>
          <table:table-cell table:style-name="ce4" table:formula="of:=[$redistribution_low.B72]" office:value-type="float" office:value="0.380599767449345" calcext:value-type="float">
            <text:p>0.380599767449345</text:p>
          </table:table-cell>
          <table:table-cell table:style-name="ce4" table:formula="of:=[$redistribution_low.C72]" office:value-type="float" office:value="0.457922577618122" calcext:value-type="float">
            <text:p>0.457922577618122</text:p>
          </table:table-cell>
          <table:table-cell table:style-name="ce4" table:formula="of:=[$redistribution_low.D72]" office:value-type="float" office:value="0.385558606521663" calcext:value-type="float">
            <text:p>0.385558606521663</text:p>
          </table:table-cell>
          <table:table-cell table:style-name="ce4" table:formula="of:=[$redistribution_low.E72]" office:value-type="float" office:value="0.449981020310142" calcext:value-type="float">
            <text:p>0.449981020310142</text:p>
          </table:table-cell>
          <table:table-cell/>
          <table:table-cell table:style-name="ce4" table:formula="of:=[$Redistribution_high.B72]" office:value-type="float" office:value="0.37587359020176" calcext:value-type="float">
            <text:p>0.37587359020176</text:p>
          </table:table-cell>
          <table:table-cell table:style-name="ce4" table:formula="of:=[$Redistribution_high.C72]" office:value-type="float" office:value="0.448171514873137" calcext:value-type="float">
            <text:p>0.448171514873137</text:p>
          </table:table-cell>
          <table:table-cell table:style-name="ce4" table:formula="of:=[$Redistribution_high.D72]" office:value-type="float" office:value="0.38011201900259" calcext:value-type="float">
            <text:p>0.38011201900259</text:p>
          </table:table-cell>
          <table:table-cell table:style-name="ce4" table:formula="of:=[$Redistribution_high.E72]" office:value-type="float" office:value="0.440585624140362" calcext:value-type="float">
            <text:p>0.440585624140362</text:p>
          </table:table-cell>
          <table:table-cell table:number-columns-repeated="49"/>
        </table:table-row>
        <table:table-row table:style-name="ro3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central.B73]" office:value-type="float" office:value="0.383380972725237" calcext:value-type="float">
            <text:p>0.383380972725237</text:p>
          </table:table-cell>
          <table:table-cell table:style-name="ce4" table:formula="of:=[$Redistribution_central.C73]" office:value-type="float" office:value="0.46076378819367" calcext:value-type="float">
            <text:p>0.46076378819367</text:p>
          </table:table-cell>
          <table:table-cell table:style-name="ce4" table:formula="of:=[$Redistribution_central.D73]" office:value-type="float" office:value="0.388473527761815" calcext:value-type="float">
            <text:p>0.388473527761815</text:p>
          </table:table-cell>
          <table:table-cell table:style-name="ce4" table:formula="of:=[$Redistribution_central.E73]" office:value-type="float" office:value="0.453557248585117" calcext:value-type="float">
            <text:p>0.453557248585117</text:p>
          </table:table-cell>
          <table:table-cell/>
          <table:table-cell table:style-name="ce4" table:formula="of:=[$redistribution_low.B73]" office:value-type="float" office:value="0.386536332174901" calcext:value-type="float">
            <text:p>0.386536332174901</text:p>
          </table:table-cell>
          <table:table-cell table:style-name="ce4" table:formula="of:=[$redistribution_low.C73]" office:value-type="float" office:value="0.464021433611177" calcext:value-type="float">
            <text:p>0.464021433611177</text:p>
          </table:table-cell>
          <table:table-cell table:style-name="ce4" table:formula="of:=[$redistribution_low.D73]" office:value-type="float" office:value="0.390615509008778" calcext:value-type="float">
            <text:p>0.390615509008778</text:p>
          </table:table-cell>
          <table:table-cell table:style-name="ce4" table:formula="of:=[$redistribution_low.E73]" office:value-type="float" office:value="0.457166160095305" calcext:value-type="float">
            <text:p>0.457166160095305</text:p>
          </table:table-cell>
          <table:table-cell/>
          <table:table-cell table:style-name="ce4" table:formula="of:=[$Redistribution_high.B73]" office:value-type="float" office:value="0.376148921817234" calcext:value-type="float">
            <text:p>0.376148921817234</text:p>
          </table:table-cell>
          <table:table-cell table:style-name="ce4" table:formula="of:=[$Redistribution_high.C73]" office:value-type="float" office:value="0.445661464913211" calcext:value-type="float">
            <text:p>0.445661464913211</text:p>
          </table:table-cell>
          <table:table-cell table:style-name="ce4" table:formula="of:=[$Redistribution_high.D73]" office:value-type="float" office:value="0.380481752143239" calcext:value-type="float">
            <text:p>0.380481752143239</text:p>
          </table:table-cell>
          <table:table-cell table:style-name="ce4" table:formula="of:=[$Redistribution_high.E73]" office:value-type="float" office:value="0.437770097516411" calcext:value-type="float">
            <text:p>0.437770097516411</text:p>
          </table:table-cell>
          <table:table-cell table:number-columns-repeated="49"/>
        </table:table-row>
        <table:table-row table:style-name="ro3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central.B74]" office:value-type="float" office:value="0.378903371861934" calcext:value-type="float">
            <text:p>0.378903371861934</text:p>
          </table:table-cell>
          <table:table-cell table:style-name="ce4" table:formula="of:=[$Redistribution_central.C74]" office:value-type="float" office:value="0.451768477806399" calcext:value-type="float">
            <text:p>0.451768477806399</text:p>
          </table:table-cell>
          <table:table-cell table:style-name="ce4" table:formula="of:=[$Redistribution_central.D74]" office:value-type="float" office:value="0.383978819530987" calcext:value-type="float">
            <text:p>0.383978819530987</text:p>
          </table:table-cell>
          <table:table-cell table:style-name="ce4" table:formula="of:=[$Redistribution_central.E74]" office:value-type="float" office:value="0.445131823267011" calcext:value-type="float">
            <text:p>0.445131823267011</text:p>
          </table:table-cell>
          <table:table-cell/>
          <table:table-cell table:style-name="ce4" table:formula="of:=[$redistribution_low.B74]" office:value-type="float" office:value="0.390139525199465" calcext:value-type="float">
            <text:p>0.390139525199465</text:p>
          </table:table-cell>
          <table:table-cell table:style-name="ce4" table:formula="of:=[$redistribution_low.C74]" office:value-type="float" office:value="0.469617901833072" calcext:value-type="float">
            <text:p>0.469617901833072</text:p>
          </table:table-cell>
          <table:table-cell table:style-name="ce4" table:formula="of:=[$redistribution_low.D74]" office:value-type="float" office:value="0.393957444571278" calcext:value-type="float">
            <text:p>0.393957444571278</text:p>
          </table:table-cell>
          <table:table-cell table:style-name="ce4" table:formula="of:=[$redistribution_low.E74]" office:value-type="float" office:value="0.463037644617191" calcext:value-type="float">
            <text:p>0.463037644617191</text:p>
          </table:table-cell>
          <table:table-cell/>
          <table:table-cell table:style-name="ce4" table:formula="of:=[$Redistribution_high.B74]" office:value-type="float" office:value="0.36732442078733" calcext:value-type="float">
            <text:p>0.36732442078733</text:p>
          </table:table-cell>
          <table:table-cell table:style-name="ce4" table:formula="of:=[$Redistribution_high.C74]" office:value-type="float" office:value="0.437944775109977" calcext:value-type="float">
            <text:p>0.437944775109977</text:p>
          </table:table-cell>
          <table:table-cell table:style-name="ce4" table:formula="of:=[$Redistribution_high.D74]" office:value-type="float" office:value="0.371505034358343" calcext:value-type="float">
            <text:p>0.371505034358343</text:p>
          </table:table-cell>
          <table:table-cell table:style-name="ce4" table:formula="of:=[$Redistribution_high.E74]" office:value-type="float" office:value="0.430243672391901" calcext:value-type="float">
            <text:p>0.430243672391901</text:p>
          </table:table-cell>
          <table:table-cell table:number-columns-repeated="49"/>
        </table:table-row>
        <table:table-row table:style-name="ro3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central.B75]" office:value-type="float" office:value="0.377703697177451" calcext:value-type="float">
            <text:p>0.377703697177451</text:p>
          </table:table-cell>
          <table:table-cell table:style-name="ce4" table:formula="of:=[$Redistribution_central.C75]" office:value-type="float" office:value="0.451767985714336" calcext:value-type="float">
            <text:p>0.451767985714336</text:p>
          </table:table-cell>
          <table:table-cell table:style-name="ce4" table:formula="of:=[$Redistribution_central.D75]" office:value-type="float" office:value="0.382011871527126" calcext:value-type="float">
            <text:p>0.382011871527126</text:p>
          </table:table-cell>
          <table:table-cell table:style-name="ce4" table:formula="of:=[$Redistribution_central.E75]" office:value-type="float" office:value="0.445476368944943" calcext:value-type="float">
            <text:p>0.445476368944943</text:p>
          </table:table-cell>
          <table:table-cell/>
          <table:table-cell table:style-name="ce4" table:formula="of:=[$redistribution_low.B75]" office:value-type="float" office:value="0.39116757101622" calcext:value-type="float">
            <text:p>0.39116757101622</text:p>
          </table:table-cell>
          <table:table-cell table:style-name="ce4" table:formula="of:=[$redistribution_low.C75]" office:value-type="float" office:value="0.469170902219084" calcext:value-type="float">
            <text:p>0.469170902219084</text:p>
          </table:table-cell>
          <table:table-cell table:style-name="ce4" table:formula="of:=[$redistribution_low.D75]" office:value-type="float" office:value="0.395113613668201" calcext:value-type="float">
            <text:p>0.395113613668201</text:p>
          </table:table-cell>
          <table:table-cell table:style-name="ce4" table:formula="of:=[$redistribution_low.E75]" office:value-type="float" office:value="0.462395106172872" calcext:value-type="float">
            <text:p>0.462395106172872</text:p>
          </table:table-cell>
          <table:table-cell/>
          <table:table-cell table:style-name="ce4" table:formula="of:=[$Redistribution_high.B75]" office:value-type="float" office:value="0.362098221395474" calcext:value-type="float">
            <text:p>0.362098221395474</text:p>
          </table:table-cell>
          <table:table-cell table:style-name="ce4" table:formula="of:=[$Redistribution_high.C75]" office:value-type="float" office:value="0.428680902212065" calcext:value-type="float">
            <text:p>0.428680902212065</text:p>
          </table:table-cell>
          <table:table-cell table:style-name="ce4" table:formula="of:=[$Redistribution_high.D75]" office:value-type="float" office:value="0.365347380940787" calcext:value-type="float">
            <text:p>0.365347380940787</text:p>
          </table:table-cell>
          <table:table-cell table:style-name="ce4" table:formula="of:=[$Redistribution_high.E75]" office:value-type="float" office:value="0.422433512212056" calcext:value-type="float">
            <text:p>0.422433512212056</text:p>
          </table:table-cell>
          <table:table-cell table:number-columns-repeated="49"/>
        </table:table-row>
        <table:table-row table:style-name="ro3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central.B76]" office:value-type="float" office:value="0.377728342722081" calcext:value-type="float">
            <text:p>0.377728342722081</text:p>
          </table:table-cell>
          <table:table-cell table:style-name="ce4" table:formula="of:=[$Redistribution_central.C76]" office:value-type="float" office:value="0.449496846947769" calcext:value-type="float">
            <text:p>0.449496846947769</text:p>
          </table:table-cell>
          <table:table-cell table:style-name="ce4" table:formula="of:=[$Redistribution_central.D76]" office:value-type="float" office:value="0.38134571872522" calcext:value-type="float">
            <text:p>0.38134571872522</text:p>
          </table:table-cell>
          <table:table-cell table:style-name="ce4" table:formula="of:=[$Redistribution_central.E76]" office:value-type="float" office:value="0.445131700877275" calcext:value-type="float">
            <text:p>0.445131700877275</text:p>
          </table:table-cell>
          <table:table-cell/>
          <table:table-cell table:style-name="ce4" table:formula="of:=[$redistribution_low.B76]" office:value-type="float" office:value="0.393127990948388" calcext:value-type="float">
            <text:p>0.393127990948388</text:p>
          </table:table-cell>
          <table:table-cell table:style-name="ce4" table:formula="of:=[$redistribution_low.C76]" office:value-type="float" office:value="0.4697848884001" calcext:value-type="float">
            <text:p>0.4697848884001</text:p>
          </table:table-cell>
          <table:table-cell table:style-name="ce4" table:formula="of:=[$redistribution_low.D76]" office:value-type="float" office:value="0.3971035039458" calcext:value-type="float">
            <text:p>0.3971035039458</text:p>
          </table:table-cell>
          <table:table-cell table:style-name="ce4" table:formula="of:=[$redistribution_low.E76]" office:value-type="float" office:value="0.463211849537552" calcext:value-type="float">
            <text:p>0.463211849537552</text:p>
          </table:table-cell>
          <table:table-cell/>
          <table:table-cell table:style-name="ce4" table:formula="of:=[$Redistribution_high.B76]" office:value-type="float" office:value="0.366307024033279" calcext:value-type="float">
            <text:p>0.366307024033279</text:p>
          </table:table-cell>
          <table:table-cell table:style-name="ce4" table:formula="of:=[$Redistribution_high.C76]" office:value-type="float" office:value="0.436333186754801" calcext:value-type="float">
            <text:p>0.436333186754801</text:p>
          </table:table-cell>
          <table:table-cell table:style-name="ce4" table:formula="of:=[$Redistribution_high.D76]" office:value-type="float" office:value="0.369794009300632" calcext:value-type="float">
            <text:p>0.369794009300632</text:p>
          </table:table-cell>
          <table:table-cell table:style-name="ce4" table:formula="of:=[$Redistribution_high.E76]" office:value-type="float" office:value="0.42982955665178" calcext:value-type="float">
            <text:p>0.42982955665178</text:p>
          </table:table-cell>
          <table:table-cell table:number-columns-repeated="49"/>
        </table:table-row>
        <table:table-row table:style-name="ro3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central.B77]" office:value-type="float" office:value="0.380431399733023" calcext:value-type="float">
            <text:p>0.380431399733023</text:p>
          </table:table-cell>
          <table:table-cell table:style-name="ce4" table:formula="of:=[$Redistribution_central.C77]" office:value-type="float" office:value="0.452171690643964" calcext:value-type="float">
            <text:p>0.452171690643964</text:p>
          </table:table-cell>
          <table:table-cell table:style-name="ce4" table:formula="of:=[$Redistribution_central.D77]" office:value-type="float" office:value="0.383646963417307" calcext:value-type="float">
            <text:p>0.383646963417307</text:p>
          </table:table-cell>
          <table:table-cell table:style-name="ce4" table:formula="of:=[$Redistribution_central.E77]" office:value-type="float" office:value="0.447428698540845" calcext:value-type="float">
            <text:p>0.447428698540845</text:p>
          </table:table-cell>
          <table:table-cell/>
          <table:table-cell table:style-name="ce4" table:formula="of:=[$redistribution_low.B77]" office:value-type="float" office:value="0.394250697257951" calcext:value-type="float">
            <text:p>0.394250697257951</text:p>
          </table:table-cell>
          <table:table-cell table:style-name="ce4" table:formula="of:=[$redistribution_low.C77]" office:value-type="float" office:value="0.467614819080953" calcext:value-type="float">
            <text:p>0.467614819080953</text:p>
          </table:table-cell>
          <table:table-cell table:style-name="ce4" table:formula="of:=[$redistribution_low.D77]" office:value-type="float" office:value="0.398126487787453" calcext:value-type="float">
            <text:p>0.398126487787453</text:p>
          </table:table-cell>
          <table:table-cell table:style-name="ce4" table:formula="of:=[$redistribution_low.E77]" office:value-type="float" office:value="0.461111079054596" calcext:value-type="float">
            <text:p>0.461111079054596</text:p>
          </table:table-cell>
          <table:table-cell/>
          <table:table-cell table:style-name="ce4" table:formula="of:=[$Redistribution_high.B77]" office:value-type="float" office:value="0.366322679372947" calcext:value-type="float">
            <text:p>0.366322679372947</text:p>
          </table:table-cell>
          <table:table-cell table:style-name="ce4" table:formula="of:=[$Redistribution_high.C77]" office:value-type="float" office:value="0.430380651558487" calcext:value-type="float">
            <text:p>0.430380651558487</text:p>
          </table:table-cell>
          <table:table-cell table:style-name="ce4" table:formula="of:=[$Redistribution_high.D77]" office:value-type="float" office:value="0.368400052796858" calcext:value-type="float">
            <text:p>0.368400052796858</text:p>
          </table:table-cell>
          <table:table-cell table:style-name="ce4" table:formula="of:=[$Redistribution_high.E77]" office:value-type="float" office:value="0.425549272848273" calcext:value-type="float">
            <text:p>0.425549272848273</text:p>
          </table:table-cell>
          <table:table-cell table:number-columns-repeated="49"/>
        </table:table-row>
        <table:table-row table:style-name="ro3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central.B78]" office:value-type="float" office:value="0.376250496550513" calcext:value-type="float">
            <text:p>0.376250496550513</text:p>
          </table:table-cell>
          <table:table-cell table:style-name="ce4" table:formula="of:=[$Redistribution_central.C78]" office:value-type="float" office:value="0.445411933537794" calcext:value-type="float">
            <text:p>0.445411933537794</text:p>
          </table:table-cell>
          <table:table-cell table:style-name="ce4" table:formula="of:=[$Redistribution_central.D78]" office:value-type="float" office:value="0.380210639051519" calcext:value-type="float">
            <text:p>0.380210639051519</text:p>
          </table:table-cell>
          <table:table-cell table:style-name="ce4" table:formula="of:=[$Redistribution_central.E78]" office:value-type="float" office:value="0.440381525647233" calcext:value-type="float">
            <text:p>0.440381525647233</text:p>
          </table:table-cell>
          <table:table-cell/>
          <table:table-cell table:style-name="ce4" table:formula="of:=[$redistribution_low.B78]" office:value-type="float" office:value="0.390868143355997" calcext:value-type="float">
            <text:p>0.390868143355997</text:p>
          </table:table-cell>
          <table:table-cell table:style-name="ce4" table:formula="of:=[$redistribution_low.C78]" office:value-type="float" office:value="0.464683606123394" calcext:value-type="float">
            <text:p>0.464683606123394</text:p>
          </table:table-cell>
          <table:table-cell table:style-name="ce4" table:formula="of:=[$redistribution_low.D78]" office:value-type="float" office:value="0.395052670491946" calcext:value-type="float">
            <text:p>0.395052670491946</text:p>
          </table:table-cell>
          <table:table-cell table:style-name="ce4" table:formula="of:=[$redistribution_low.E78]" office:value-type="float" office:value="0.458027468914625" calcext:value-type="float">
            <text:p>0.458027468914625</text:p>
          </table:table-cell>
          <table:table-cell/>
          <table:table-cell table:style-name="ce4" table:formula="of:=[$Redistribution_high.B78]" office:value-type="float" office:value="0.367634925074933" calcext:value-type="float">
            <text:p>0.367634925074933</text:p>
          </table:table-cell>
          <table:table-cell table:style-name="ce4" table:formula="of:=[$Redistribution_high.C78]" office:value-type="float" office:value="0.437497410173705" calcext:value-type="float">
            <text:p>0.437497410173705</text:p>
          </table:table-cell>
          <table:table-cell table:style-name="ce4" table:formula="of:=[$Redistribution_high.D78]" office:value-type="float" office:value="0.371305456411193" calcext:value-type="float">
            <text:p>0.371305456411193</text:p>
          </table:table-cell>
          <table:table-cell table:style-name="ce4" table:formula="of:=[$Redistribution_high.E78]" office:value-type="float" office:value="0.43021002020899" calcext:value-type="float">
            <text:p>0.43021002020899</text:p>
          </table:table-cell>
          <table:table-cell table:number-columns-repeated="49"/>
        </table:table-row>
        <table:table-row table:style-name="ro3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central.B79]" office:value-type="float" office:value="0.366983791003219" calcext:value-type="float">
            <text:p>0.366983791003219</text:p>
          </table:table-cell>
          <table:table-cell table:style-name="ce4" table:formula="of:=[$Redistribution_central.C79]" office:value-type="float" office:value="0.433629969294087" calcext:value-type="float">
            <text:p>0.433629969294087</text:p>
          </table:table-cell>
          <table:table-cell table:style-name="ce4" table:formula="of:=[$Redistribution_central.D79]" office:value-type="float" office:value="0.370370816777767" calcext:value-type="float">
            <text:p>0.370370816777767</text:p>
          </table:table-cell>
          <table:table-cell table:style-name="ce4" table:formula="of:=[$Redistribution_central.E79]" office:value-type="float" office:value="0.428776578413403" calcext:value-type="float">
            <text:p>0.428776578413403</text:p>
          </table:table-cell>
          <table:table-cell/>
          <table:table-cell table:style-name="ce4" table:formula="of:=[$redistribution_low.B79]" office:value-type="float" office:value="0.383188749192217" calcext:value-type="float">
            <text:p>0.383188749192217</text:p>
          </table:table-cell>
          <table:table-cell table:style-name="ce4" table:formula="of:=[$redistribution_low.C79]" office:value-type="float" office:value="0.459209708485595" calcext:value-type="float">
            <text:p>0.459209708485595</text:p>
          </table:table-cell>
          <table:table-cell table:style-name="ce4" table:formula="of:=[$redistribution_low.D79]" office:value-type="float" office:value="0.385453848933659" calcext:value-type="float">
            <text:p>0.385453848933659</text:p>
          </table:table-cell>
          <table:table-cell table:style-name="ce4" table:formula="of:=[$redistribution_low.E79]" office:value-type="float" office:value="0.456189620387305" calcext:value-type="float">
            <text:p>0.456189620387305</text:p>
          </table:table-cell>
          <table:table-cell/>
          <table:table-cell table:style-name="ce4" table:formula="of:=[$Redistribution_high.B79]" office:value-type="float" office:value="0.367132353675772" calcext:value-type="float">
            <text:p>0.367132353675772</text:p>
          </table:table-cell>
          <table:table-cell table:style-name="ce4" table:formula="of:=[$Redistribution_high.C79]" office:value-type="float" office:value="0.437212723183504" calcext:value-type="float">
            <text:p>0.437212723183504</text:p>
          </table:table-cell>
          <table:table-cell table:style-name="ce4" table:formula="of:=[$Redistribution_high.D79]" office:value-type="float" office:value="0.37011171466884" calcext:value-type="float">
            <text:p>0.37011171466884</text:p>
          </table:table-cell>
          <table:table-cell table:style-name="ce4" table:formula="of:=[$Redistribution_high.E79]" office:value-type="float" office:value="0.431105214984743" calcext:value-type="float">
            <text:p>0.431105214984743</text:p>
          </table:table-cell>
          <table:table-cell table:number-columns-repeated="49"/>
        </table:table-row>
        <table:table-row table:style-name="ro3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central.B80]" office:value-type="float" office:value="0.372383974960761" calcext:value-type="float">
            <text:p>0.372383974960761</text:p>
          </table:table-cell>
          <table:table-cell table:style-name="ce4" table:formula="of:=[$Redistribution_central.C80]" office:value-type="float" office:value="0.437750328323608" calcext:value-type="float">
            <text:p>0.437750328323608</text:p>
          </table:table-cell>
          <table:table-cell table:style-name="ce4" table:formula="of:=[$Redistribution_central.D80]" office:value-type="float" office:value="0.375356909829577" calcext:value-type="float">
            <text:p>0.375356909829577</text:p>
          </table:table-cell>
          <table:table-cell table:style-name="ce4" table:formula="of:=[$Redistribution_central.E80]" office:value-type="float" office:value="0.433549010978707" calcext:value-type="float">
            <text:p>0.433549010978707</text:p>
          </table:table-cell>
          <table:table-cell/>
          <table:table-cell table:style-name="ce4" table:formula="of:=[$redistribution_low.B80]" office:value-type="float" office:value="0.386499118593967" calcext:value-type="float">
            <text:p>0.386499118593967</text:p>
          </table:table-cell>
          <table:table-cell table:style-name="ce4" table:formula="of:=[$redistribution_low.C80]" office:value-type="float" office:value="0.462878546310382" calcext:value-type="float">
            <text:p>0.462878546310382</text:p>
          </table:table-cell>
          <table:table-cell table:style-name="ce4" table:formula="of:=[$redistribution_low.D80]" office:value-type="float" office:value="0.389806980308995" calcext:value-type="float">
            <text:p>0.389806980308995</text:p>
          </table:table-cell>
          <table:table-cell table:style-name="ce4" table:formula="of:=[$redistribution_low.E80]" office:value-type="float" office:value="0.458155950204447" calcext:value-type="float">
            <text:p>0.458155950204447</text:p>
          </table:table-cell>
          <table:table-cell/>
          <table:table-cell table:style-name="ce4" table:formula="of:=[$Redistribution_high.B80]" office:value-type="float" office:value="0.368960166453157" calcext:value-type="float">
            <text:p>0.368960166453157</text:p>
          </table:table-cell>
          <table:table-cell table:style-name="ce4" table:formula="of:=[$Redistribution_high.C80]" office:value-type="float" office:value="0.43729180729742" calcext:value-type="float">
            <text:p>0.43729180729742</text:p>
          </table:table-cell>
          <table:table-cell table:style-name="ce4" table:formula="of:=[$Redistribution_high.D80]" office:value-type="float" office:value="0.372490237449272" calcext:value-type="float">
            <text:p>0.372490237449272</text:p>
          </table:table-cell>
          <table:table-cell table:style-name="ce4" table:formula="of:=[$Redistribution_high.E80]" office:value-type="float" office:value="0.430736916988701" calcext:value-type="float">
            <text:p>0.430736916988701</text:p>
          </table:table-cell>
          <table:table-cell table:number-columns-repeated="49"/>
        </table:table-row>
        <table:table-row table:style-name="ro3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central.B81]" office:value-type="float" office:value="0.370328194632052" calcext:value-type="float">
            <text:p>0.370328194632052</text:p>
          </table:table-cell>
          <table:table-cell table:style-name="ce4" table:formula="of:=[$Redistribution_central.C81]" office:value-type="float" office:value="0.434207221979998" calcext:value-type="float">
            <text:p>0.434207221979998</text:p>
          </table:table-cell>
          <table:table-cell table:style-name="ce4" table:formula="of:=[$Redistribution_central.D81]" office:value-type="float" office:value="0.373515198981029" calcext:value-type="float">
            <text:p>0.373515198981029</text:p>
          </table:table-cell>
          <table:table-cell table:style-name="ce4" table:formula="of:=[$Redistribution_central.E81]" office:value-type="float" office:value="0.429355384072907" calcext:value-type="float">
            <text:p>0.429355384072907</text:p>
          </table:table-cell>
          <table:table-cell/>
          <table:table-cell table:style-name="ce4" table:formula="of:=[$redistribution_low.B81]" office:value-type="float" office:value="0.384516754124898" calcext:value-type="float">
            <text:p>0.384516754124898</text:p>
          </table:table-cell>
          <table:table-cell table:style-name="ce4" table:formula="of:=[$redistribution_low.C81]" office:value-type="float" office:value="0.460907196279579" calcext:value-type="float">
            <text:p>0.460907196279579</text:p>
          </table:table-cell>
          <table:table-cell table:style-name="ce4" table:formula="of:=[$redistribution_low.D81]" office:value-type="float" office:value="0.387561223437844" calcext:value-type="float">
            <text:p>0.387561223437844</text:p>
          </table:table-cell>
          <table:table-cell table:style-name="ce4" table:formula="of:=[$redistribution_low.E81]" office:value-type="float" office:value="0.456500627551052" calcext:value-type="float">
            <text:p>0.456500627551052</text:p>
          </table:table-cell>
          <table:table-cell/>
          <table:table-cell table:style-name="ce4" table:formula="of:=[$Redistribution_high.B81]" office:value-type="float" office:value="0.365980521427739" calcext:value-type="float">
            <text:p>0.365980521427739</text:p>
          </table:table-cell>
          <table:table-cell table:style-name="ce4" table:formula="of:=[$Redistribution_high.C81]" office:value-type="float" office:value="0.431257884930089" calcext:value-type="float">
            <text:p>0.431257884930089</text:p>
          </table:table-cell>
          <table:table-cell table:style-name="ce4" table:formula="of:=[$Redistribution_high.D81]" office:value-type="float" office:value="0.369179939771825" calcext:value-type="float">
            <text:p>0.369179939771825</text:p>
          </table:table-cell>
          <table:table-cell table:style-name="ce4" table:formula="of:=[$Redistribution_high.E81]" office:value-type="float" office:value="0.425505677975151" calcext:value-type="float">
            <text:p>0.425505677975151</text:p>
          </table:table-cell>
          <table:table-cell table:number-columns-repeated="49"/>
        </table:table-row>
        <table:table-row table:style-name="ro3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central.B82]" office:value-type="float" office:value="0.373391867219194" calcext:value-type="float">
            <text:p>0.373391867219194</text:p>
          </table:table-cell>
          <table:table-cell table:style-name="ce4" table:formula="of:=[$Redistribution_central.C82]" office:value-type="float" office:value="0.440798133784964" calcext:value-type="float">
            <text:p>0.440798133784964</text:p>
          </table:table-cell>
          <table:table-cell table:style-name="ce4" table:formula="of:=[$Redistribution_central.D82]" office:value-type="float" office:value="0.376931469537258" calcext:value-type="float">
            <text:p>0.376931469537258</text:p>
          </table:table-cell>
          <table:table-cell table:style-name="ce4" table:formula="of:=[$Redistribution_central.E82]" office:value-type="float" office:value="0.436163080711037" calcext:value-type="float">
            <text:p>0.436163080711037</text:p>
          </table:table-cell>
          <table:table-cell/>
          <table:table-cell table:style-name="ce4" table:formula="of:=[$redistribution_low.B82]" office:value-type="float" office:value="0.376651592526242" calcext:value-type="float">
            <text:p>0.376651592526242</text:p>
          </table:table-cell>
          <table:table-cell table:style-name="ce4" table:formula="of:=[$redistribution_low.C82]" office:value-type="float" office:value="0.449590852849177" calcext:value-type="float">
            <text:p>0.449590852849177</text:p>
          </table:table-cell>
          <table:table-cell table:style-name="ce4" table:formula="of:=[$redistribution_low.D82]" office:value-type="float" office:value="0.37966773444024" calcext:value-type="float">
            <text:p>0.37966773444024</text:p>
          </table:table-cell>
          <table:table-cell table:style-name="ce4" table:formula="of:=[$redistribution_low.E82]" office:value-type="float" office:value="0.444728279130841" calcext:value-type="float">
            <text:p>0.444728279130841</text:p>
          </table:table-cell>
          <table:table-cell/>
          <table:table-cell table:style-name="ce4" table:formula="of:=[$Redistribution_high.B82]" office:value-type="float" office:value="0.363046644868906" calcext:value-type="float">
            <text:p>0.363046644868906</text:p>
          </table:table-cell>
          <table:table-cell table:style-name="ce4" table:formula="of:=[$Redistribution_high.C82]" office:value-type="float" office:value="0.429538442511585" calcext:value-type="float">
            <text:p>0.429538442511585</text:p>
          </table:table-cell>
          <table:table-cell table:style-name="ce4" table:formula="of:=[$Redistribution_high.D82]" office:value-type="float" office:value="0.366475173545447" calcext:value-type="float">
            <text:p>0.366475173545447</text:p>
          </table:table-cell>
          <table:table-cell table:style-name="ce4" table:formula="of:=[$Redistribution_high.E82]" office:value-type="float" office:value="0.423123211617907" calcext:value-type="float">
            <text:p>0.423123211617907</text:p>
          </table:table-cell>
          <table:table-cell table:number-columns-repeated="49"/>
        </table:table-row>
        <table:table-row table:style-name="ro3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central.B83]" office:value-type="float" office:value="0.369237331494052" calcext:value-type="float">
            <text:p>0.369237331494052</text:p>
          </table:table-cell>
          <table:table-cell table:style-name="ce4" table:formula="of:=[$Redistribution_central.C83]" office:value-type="float" office:value="0.433902685029059" calcext:value-type="float">
            <text:p>0.433902685029059</text:p>
          </table:table-cell>
          <table:table-cell table:style-name="ce4" table:formula="of:=[$Redistribution_central.D83]" office:value-type="float" office:value="0.371627800156815" calcext:value-type="float">
            <text:p>0.371627800156815</text:p>
          </table:table-cell>
          <table:table-cell table:style-name="ce4" table:formula="of:=[$Redistribution_central.E83]" office:value-type="float" office:value="0.430649509605685" calcext:value-type="float">
            <text:p>0.430649509605685</text:p>
          </table:table-cell>
          <table:table-cell/>
          <table:table-cell table:style-name="ce4" table:formula="of:=[$redistribution_low.B83]" office:value-type="float" office:value="0.382027177693477" calcext:value-type="float">
            <text:p>0.382027177693477</text:p>
          </table:table-cell>
          <table:table-cell table:style-name="ce4" table:formula="of:=[$redistribution_low.C83]" office:value-type="float" office:value="0.455230145408392" calcext:value-type="float">
            <text:p>0.455230145408392</text:p>
          </table:table-cell>
          <table:table-cell table:style-name="ce4" table:formula="of:=[$redistribution_low.D83]" office:value-type="float" office:value="0.384372898826627" calcext:value-type="float">
            <text:p>0.384372898826627</text:p>
          </table:table-cell>
          <table:table-cell table:style-name="ce4" table:formula="of:=[$redistribution_low.E83]" office:value-type="float" office:value="0.451370529210423" calcext:value-type="float">
            <text:p>0.451370529210423</text:p>
          </table:table-cell>
          <table:table-cell/>
          <table:table-cell table:style-name="ce4" table:formula="of:=[$Redistribution_high.B83]" office:value-type="float" office:value="0.363749075166761" calcext:value-type="float">
            <text:p>0.363749075166761</text:p>
          </table:table-cell>
          <table:table-cell table:style-name="ce4" table:formula="of:=[$Redistribution_high.C83]" office:value-type="float" office:value="0.426919554062468" calcext:value-type="float">
            <text:p>0.426919554062468</text:p>
          </table:table-cell>
          <table:table-cell table:style-name="ce4" table:formula="of:=[$Redistribution_high.D83]" office:value-type="float" office:value="0.366736999339287" calcext:value-type="float">
            <text:p>0.366736999339287</text:p>
          </table:table-cell>
          <table:table-cell table:style-name="ce4" table:formula="of:=[$Redistribution_high.E83]" office:value-type="float" office:value="0.421216143547618" calcext:value-type="float">
            <text:p>0.421216143547618</text:p>
          </table:table-cell>
          <table:table-cell table:number-columns-repeated="49"/>
        </table:table-row>
        <table:table-row table:style-name="ro3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central.B84]" office:value-type="float" office:value="0.374427947179985" calcext:value-type="float">
            <text:p>0.374427947179985</text:p>
          </table:table-cell>
          <table:table-cell table:style-name="ce4" table:formula="of:=[$Redistribution_central.C84]" office:value-type="float" office:value="0.440419975755649" calcext:value-type="float">
            <text:p>0.440419975755649</text:p>
          </table:table-cell>
          <table:table-cell table:style-name="ce4" table:formula="of:=[$Redistribution_central.D84]" office:value-type="float" office:value="0.376721030453139" calcext:value-type="float">
            <text:p>0.376721030453139</text:p>
          </table:table-cell>
          <table:table-cell table:style-name="ce4" table:formula="of:=[$Redistribution_central.E84]" office:value-type="float" office:value="0.437320185858271" calcext:value-type="float">
            <text:p>0.437320185858271</text:p>
          </table:table-cell>
          <table:table-cell/>
          <table:table-cell table:style-name="ce4" table:formula="of:=[$redistribution_low.B84]" office:value-type="float" office:value="0.384735188231878" calcext:value-type="float">
            <text:p>0.384735188231878</text:p>
          </table:table-cell>
          <table:table-cell table:style-name="ce4" table:formula="of:=[$redistribution_low.C84]" office:value-type="float" office:value="0.459487274395802" calcext:value-type="float">
            <text:p>0.459487274395802</text:p>
          </table:table-cell>
          <table:table-cell table:style-name="ce4" table:formula="of:=[$redistribution_low.D84]" office:value-type="float" office:value="0.386869438328828" calcext:value-type="float">
            <text:p>0.386869438328828</text:p>
          </table:table-cell>
          <table:table-cell table:style-name="ce4" table:formula="of:=[$redistribution_low.E84]" office:value-type="float" office:value="0.456119080409239" calcext:value-type="float">
            <text:p>0.456119080409239</text:p>
          </table:table-cell>
          <table:table-cell/>
          <table:table-cell table:style-name="ce4" table:formula="of:=[$Redistribution_high.B84]" office:value-type="float" office:value="0.368183770864102" calcext:value-type="float">
            <text:p>0.368183770864102</text:p>
          </table:table-cell>
          <table:table-cell table:style-name="ce4" table:formula="of:=[$Redistribution_high.C84]" office:value-type="float" office:value="0.433823087583259" calcext:value-type="float">
            <text:p>0.433823087583259</text:p>
          </table:table-cell>
          <table:table-cell table:style-name="ce4" table:formula="of:=[$Redistribution_high.D84]" office:value-type="float" office:value="0.371684017457369" calcext:value-type="float">
            <text:p>0.371684017457369</text:p>
          </table:table-cell>
          <table:table-cell table:style-name="ce4" table:formula="of:=[$Redistribution_high.E84]" office:value-type="float" office:value="0.428023498512425" calcext:value-type="float">
            <text:p>0.428023498512425</text:p>
          </table:table-cell>
          <table:table-cell table:number-columns-repeated="49"/>
        </table:table-row>
        <table:table-row table:style-name="ro3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central.B85]" office:value-type="float" office:value="0.374878296371835" calcext:value-type="float">
            <text:p>0.374878296371835</text:p>
          </table:table-cell>
          <table:table-cell table:style-name="ce4" table:formula="of:=[$Redistribution_central.C85]" office:value-type="float" office:value="0.443006542246876" calcext:value-type="float">
            <text:p>0.443006542246876</text:p>
          </table:table-cell>
          <table:table-cell table:style-name="ce4" table:formula="of:=[$Redistribution_central.D85]" office:value-type="float" office:value="0.377442106295321" calcext:value-type="float">
            <text:p>0.377442106295321</text:p>
          </table:table-cell>
          <table:table-cell table:style-name="ce4" table:formula="of:=[$Redistribution_central.E85]" office:value-type="float" office:value="0.44125610359053" calcext:value-type="float">
            <text:p>0.44125610359053</text:p>
          </table:table-cell>
          <table:table-cell/>
          <table:table-cell table:style-name="ce4" table:formula="of:=[$redistribution_low.B85]" office:value-type="float" office:value="0.386868480841531" calcext:value-type="float">
            <text:p>0.386868480841531</text:p>
          </table:table-cell>
          <table:table-cell table:style-name="ce4" table:formula="of:=[$redistribution_low.C85]" office:value-type="float" office:value="0.458188364681624" calcext:value-type="float">
            <text:p>0.458188364681624</text:p>
          </table:table-cell>
          <table:table-cell table:style-name="ce4" table:formula="of:=[$redistribution_low.D85]" office:value-type="float" office:value="0.388541752658627" calcext:value-type="float">
            <text:p>0.388541752658627</text:p>
          </table:table-cell>
          <table:table-cell table:style-name="ce4" table:formula="of:=[$redistribution_low.E85]" office:value-type="float" office:value="0.455696339668344" calcext:value-type="float">
            <text:p>0.455696339668344</text:p>
          </table:table-cell>
          <table:table-cell/>
          <table:table-cell table:style-name="ce4" table:formula="of:=[$Redistribution_high.B85]" office:value-type="float" office:value="0.362948041415924" calcext:value-type="float">
            <text:p>0.362948041415924</text:p>
          </table:table-cell>
          <table:table-cell table:style-name="ce4" table:formula="of:=[$Redistribution_high.C85]" office:value-type="float" office:value="0.428063652498807" calcext:value-type="float">
            <text:p>0.428063652498807</text:p>
          </table:table-cell>
          <table:table-cell table:style-name="ce4" table:formula="of:=[$Redistribution_high.D85]" office:value-type="float" office:value="0.365972083837898" calcext:value-type="float">
            <text:p>0.365972083837898</text:p>
          </table:table-cell>
          <table:table-cell table:style-name="ce4" table:formula="of:=[$Redistribution_high.E85]" office:value-type="float" office:value="0.421775130321169" calcext:value-type="float">
            <text:p>0.421775130321169</text:p>
          </table:table-cell>
          <table:table-cell table:number-columns-repeated="49"/>
        </table:table-row>
        <table:table-row table:style-name="ro3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central.B86]" office:value-type="float" office:value="0.374020204963863" calcext:value-type="float">
            <text:p>0.374020204963863</text:p>
          </table:table-cell>
          <table:table-cell table:style-name="ce4" table:formula="of:=[$Redistribution_central.C86]" office:value-type="float" office:value="0.436338914861789" calcext:value-type="float">
            <text:p>0.436338914861789</text:p>
          </table:table-cell>
          <table:table-cell table:style-name="ce4" table:formula="of:=[$Redistribution_central.D86]" office:value-type="float" office:value="0.377291465614482" calcext:value-type="float">
            <text:p>0.377291465614482</text:p>
          </table:table-cell>
          <table:table-cell table:style-name="ce4" table:formula="of:=[$Redistribution_central.E86]" office:value-type="float" office:value="0.434266642828324" calcext:value-type="float">
            <text:p>0.434266642828324</text:p>
          </table:table-cell>
          <table:table-cell/>
          <table:table-cell table:style-name="ce4" table:formula="of:=[$redistribution_low.B86]" office:value-type="float" office:value="0.377143895723251" calcext:value-type="float">
            <text:p>0.377143895723251</text:p>
          </table:table-cell>
          <table:table-cell table:style-name="ce4" table:formula="of:=[$redistribution_low.C86]" office:value-type="float" office:value="0.44867539234837" calcext:value-type="float">
            <text:p>0.44867539234837</text:p>
          </table:table-cell>
          <table:table-cell table:style-name="ce4" table:formula="of:=[$redistribution_low.D86]" office:value-type="float" office:value="0.379352415514887" calcext:value-type="float">
            <text:p>0.379352415514887</text:p>
          </table:table-cell>
          <table:table-cell table:style-name="ce4" table:formula="of:=[$redistribution_low.E86]" office:value-type="float" office:value="0.445366835230924" calcext:value-type="float">
            <text:p>0.445366835230924</text:p>
          </table:table-cell>
          <table:table-cell/>
          <table:table-cell table:style-name="ce4" table:formula="of:=[$Redistribution_high.B86]" office:value-type="float" office:value="0.363223970588497" calcext:value-type="float">
            <text:p>0.363223970588497</text:p>
          </table:table-cell>
          <table:table-cell table:style-name="ce4" table:formula="of:=[$Redistribution_high.C86]" office:value-type="float" office:value="0.425315965556966" calcext:value-type="float">
            <text:p>0.425315965556966</text:p>
          </table:table-cell>
          <table:table-cell table:style-name="ce4" table:formula="of:=[$Redistribution_high.D86]" office:value-type="float" office:value="0.367424410051297" calcext:value-type="float">
            <text:p>0.367424410051297</text:p>
          </table:table-cell>
          <table:table-cell table:style-name="ce4" table:formula="of:=[$Redistribution_high.E86]" office:value-type="float" office:value="0.417778634950802" calcext:value-type="float">
            <text:p>0.417778634950802</text:p>
          </table:table-cell>
          <table:table-cell table:number-columns-repeated="49"/>
        </table:table-row>
        <table:table-row table:style-name="ro3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central.B87]" office:value-type="float" office:value="0.374916422608055" calcext:value-type="float">
            <text:p>0.374916422608055</text:p>
          </table:table-cell>
          <table:table-cell table:style-name="ce4" table:formula="of:=[$Redistribution_central.C87]" office:value-type="float" office:value="0.436636983262937" calcext:value-type="float">
            <text:p>0.436636983262937</text:p>
          </table:table-cell>
          <table:table-cell table:style-name="ce4" table:formula="of:=[$Redistribution_central.D87]" office:value-type="float" office:value="0.377883762034975" calcext:value-type="float">
            <text:p>0.377883762034975</text:p>
          </table:table-cell>
          <table:table-cell table:style-name="ce4" table:formula="of:=[$Redistribution_central.E87]" office:value-type="float" office:value="0.434741803426478" calcext:value-type="float">
            <text:p>0.434741803426478</text:p>
          </table:table-cell>
          <table:table-cell/>
          <table:table-cell table:style-name="ce4" table:formula="of:=[$redistribution_low.B87]" office:value-type="float" office:value="0.379276620766604" calcext:value-type="float">
            <text:p>0.379276620766604</text:p>
          </table:table-cell>
          <table:table-cell table:style-name="ce4" table:formula="of:=[$redistribution_low.C87]" office:value-type="float" office:value="0.444776874762748" calcext:value-type="float">
            <text:p>0.444776874762748</text:p>
          </table:table-cell>
          <table:table-cell table:style-name="ce4" table:formula="of:=[$redistribution_low.D87]" office:value-type="float" office:value="0.380919635915355" calcext:value-type="float">
            <text:p>0.380919635915355</text:p>
          </table:table-cell>
          <table:table-cell table:style-name="ce4" table:formula="of:=[$redistribution_low.E87]" office:value-type="float" office:value="0.442460181389363" calcext:value-type="float">
            <text:p>0.442460181389363</text:p>
          </table:table-cell>
          <table:table-cell/>
          <table:table-cell table:style-name="ce4" table:formula="of:=[$Redistribution_high.B87]" office:value-type="float" office:value="0.361976188647617" calcext:value-type="float">
            <text:p>0.361976188647617</text:p>
          </table:table-cell>
          <table:table-cell table:style-name="ce4" table:formula="of:=[$Redistribution_high.C87]" office:value-type="float" office:value="0.425384353199085" calcext:value-type="float">
            <text:p>0.425384353199085</text:p>
          </table:table-cell>
          <table:table-cell table:style-name="ce4" table:formula="of:=[$Redistribution_high.D87]" office:value-type="float" office:value="0.365595120475935" calcext:value-type="float">
            <text:p>0.365595120475935</text:p>
          </table:table-cell>
          <table:table-cell table:style-name="ce4" table:formula="of:=[$Redistribution_high.E87]" office:value-type="float" office:value="0.418599603214603" calcext:value-type="float">
            <text:p>0.418599603214603</text:p>
          </table:table-cell>
          <table:table-cell table:number-columns-repeated="49"/>
        </table:table-row>
        <table:table-row table:style-name="ro3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central.B88]" office:value-type="float" office:value="0.3777346871315" calcext:value-type="float">
            <text:p>0.3777346871315</text:p>
          </table:table-cell>
          <table:table-cell table:style-name="ce4" table:formula="of:=[$Redistribution_central.C88]" office:value-type="float" office:value="0.441214058264532" calcext:value-type="float">
            <text:p>0.441214058264532</text:p>
          </table:table-cell>
          <table:table-cell table:style-name="ce4" table:formula="of:=[$Redistribution_central.D88]" office:value-type="float" office:value="0.380701719105841" calcext:value-type="float">
            <text:p>0.380701719105841</text:p>
          </table:table-cell>
          <table:table-cell table:style-name="ce4" table:formula="of:=[$Redistribution_central.E88]" office:value-type="float" office:value="0.438761547212473" calcext:value-type="float">
            <text:p>0.438761547212473</text:p>
          </table:table-cell>
          <table:table-cell/>
          <table:table-cell table:style-name="ce4" table:formula="of:=[$redistribution_low.B88]" office:value-type="float" office:value="0.380720166772832" calcext:value-type="float">
            <text:p>0.380720166772832</text:p>
          </table:table-cell>
          <table:table-cell table:style-name="ce4" table:formula="of:=[$redistribution_low.C88]" office:value-type="float" office:value="0.448673946113084" calcext:value-type="float">
            <text:p>0.448673946113084</text:p>
          </table:table-cell>
          <table:table-cell table:style-name="ce4" table:formula="of:=[$redistribution_low.D88]" office:value-type="float" office:value="0.38262085598513" calcext:value-type="float">
            <text:p>0.38262085598513</text:p>
          </table:table-cell>
          <table:table-cell table:style-name="ce4" table:formula="of:=[$redistribution_low.E88]" office:value-type="float" office:value="0.446323748214099" calcext:value-type="float">
            <text:p>0.446323748214099</text:p>
          </table:table-cell>
          <table:table-cell/>
          <table:table-cell table:style-name="ce4" table:formula="of:=[$Redistribution_high.B88]" office:value-type="float" office:value="0.364063423977755" calcext:value-type="float">
            <text:p>0.364063423977755</text:p>
          </table:table-cell>
          <table:table-cell table:style-name="ce4" table:formula="of:=[$Redistribution_high.C88]" office:value-type="float" office:value="0.42931941425556" calcext:value-type="float">
            <text:p>0.42931941425556</text:p>
          </table:table-cell>
          <table:table-cell table:style-name="ce4" table:formula="of:=[$Redistribution_high.D88]" office:value-type="float" office:value="0.367891595025129" calcext:value-type="float">
            <text:p>0.367891595025129</text:p>
          </table:table-cell>
          <table:table-cell table:style-name="ce4" table:formula="of:=[$Redistribution_high.E88]" office:value-type="float" office:value="0.421941773482237" calcext:value-type="float">
            <text:p>0.421941773482237</text:p>
          </table:table-cell>
          <table:table-cell table:number-columns-repeated="49"/>
        </table:table-row>
        <table:table-row table:style-name="ro3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central.B89]" office:value-type="float" office:value="0.375541044924532" calcext:value-type="float">
            <text:p>0.375541044924532</text:p>
          </table:table-cell>
          <table:table-cell table:style-name="ce4" table:formula="of:=[$Redistribution_central.C89]" office:value-type="float" office:value="0.440647002242313" calcext:value-type="float">
            <text:p>0.440647002242313</text:p>
          </table:table-cell>
          <table:table-cell table:style-name="ce4" table:formula="of:=[$Redistribution_central.D89]" office:value-type="float" office:value="0.378529872023226" calcext:value-type="float">
            <text:p>0.378529872023226</text:p>
          </table:table-cell>
          <table:table-cell table:style-name="ce4" table:formula="of:=[$Redistribution_central.E89]" office:value-type="float" office:value="0.43877018772367" calcext:value-type="float">
            <text:p>0.43877018772367</text:p>
          </table:table-cell>
          <table:table-cell/>
          <table:table-cell table:style-name="ce4" table:formula="of:=[$redistribution_low.B89]" office:value-type="float" office:value="0.372308792468077" calcext:value-type="float">
            <text:p>0.372308792468077</text:p>
          </table:table-cell>
          <table:table-cell table:style-name="ce4" table:formula="of:=[$redistribution_low.C89]" office:value-type="float" office:value="0.441521625151789" calcext:value-type="float">
            <text:p>0.441521625151789</text:p>
          </table:table-cell>
          <table:table-cell table:style-name="ce4" table:formula="of:=[$redistribution_low.D89]" office:value-type="float" office:value="0.374300223018924" calcext:value-type="float">
            <text:p>0.374300223018924</text:p>
          </table:table-cell>
          <table:table-cell table:style-name="ce4" table:formula="of:=[$redistribution_low.E89]" office:value-type="float" office:value="0.43877125911898" calcext:value-type="float">
            <text:p>0.43877125911898</text:p>
          </table:table-cell>
          <table:table-cell/>
          <table:table-cell table:style-name="ce4" table:formula="of:=[$Redistribution_high.B89]" office:value-type="float" office:value="0.355201359418592" calcext:value-type="float">
            <text:p>0.355201359418592</text:p>
          </table:table-cell>
          <table:table-cell table:style-name="ce4" table:formula="of:=[$Redistribution_high.C89]" office:value-type="float" office:value="0.420675589953021" calcext:value-type="float">
            <text:p>0.420675589953021</text:p>
          </table:table-cell>
          <table:table-cell table:style-name="ce4" table:formula="of:=[$Redistribution_high.D89]" office:value-type="float" office:value="0.358829095330513" calcext:value-type="float">
            <text:p>0.358829095330513</text:p>
          </table:table-cell>
          <table:table-cell table:style-name="ce4" table:formula="of:=[$Redistribution_high.E89]" office:value-type="float" office:value="0.413549998696353" calcext:value-type="float">
            <text:p>0.413549998696353</text:p>
          </table:table-cell>
          <table:table-cell table:number-columns-repeated="49"/>
        </table:table-row>
        <table:table-row table:style-name="ro3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central.B90]" office:value-type="float" office:value="0.365894362868875" calcext:value-type="float">
            <text:p>0.365894362868875</text:p>
          </table:table-cell>
          <table:table-cell table:style-name="ce4" table:formula="of:=[$Redistribution_central.C90]" office:value-type="float" office:value="0.428285387178868" calcext:value-type="float">
            <text:p>0.428285387178868</text:p>
          </table:table-cell>
          <table:table-cell table:style-name="ce4" table:formula="of:=[$Redistribution_central.D90]" office:value-type="float" office:value="0.36971969336125" calcext:value-type="float">
            <text:p>0.36971969336125</text:p>
          </table:table-cell>
          <table:table-cell table:style-name="ce4" table:formula="of:=[$Redistribution_central.E90]" office:value-type="float" office:value="0.425075655761564" calcext:value-type="float">
            <text:p>0.425075655761564</text:p>
          </table:table-cell>
          <table:table-cell/>
          <table:table-cell table:style-name="ce4" table:formula="of:=[$redistribution_low.B90]" office:value-type="float" office:value="0.375410614095397" calcext:value-type="float">
            <text:p>0.375410614095397</text:p>
          </table:table-cell>
          <table:table-cell table:style-name="ce4" table:formula="of:=[$redistribution_low.C90]" office:value-type="float" office:value="0.440120913928293" calcext:value-type="float">
            <text:p>0.440120913928293</text:p>
          </table:table-cell>
          <table:table-cell table:style-name="ce4" table:formula="of:=[$redistribution_low.D90]" office:value-type="float" office:value="0.377501306744869" calcext:value-type="float">
            <text:p>0.377501306744869</text:p>
          </table:table-cell>
          <table:table-cell table:style-name="ce4" table:formula="of:=[$redistribution_low.E90]" office:value-type="float" office:value="0.437151971113902" calcext:value-type="float">
            <text:p>0.437151971113902</text:p>
          </table:table-cell>
          <table:table-cell/>
          <table:table-cell table:style-name="ce4" table:formula="of:=[$Redistribution_high.B90]" office:value-type="float" office:value="0.361243265868699" calcext:value-type="float">
            <text:p>0.361243265868699</text:p>
          </table:table-cell>
          <table:table-cell table:style-name="ce4" table:formula="of:=[$Redistribution_high.C90]" office:value-type="float" office:value="0.426751366666372" calcext:value-type="float">
            <text:p>0.426751366666372</text:p>
          </table:table-cell>
          <table:table-cell table:style-name="ce4" table:formula="of:=[$Redistribution_high.D90]" office:value-type="float" office:value="0.365410703941036" calcext:value-type="float">
            <text:p>0.365410703941036</text:p>
          </table:table-cell>
          <table:table-cell table:style-name="ce4" table:formula="of:=[$Redistribution_high.E90]" office:value-type="float" office:value="0.417801877941998" calcext:value-type="float">
            <text:p>0.417801877941998</text:p>
          </table:table-cell>
          <table:table-cell table:number-columns-repeated="49"/>
        </table:table-row>
        <table:table-row table:style-name="ro3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central.B91]" office:value-type="float" office:value="0.371239006144557" calcext:value-type="float">
            <text:p>0.371239006144557</text:p>
          </table:table-cell>
          <table:table-cell table:style-name="ce4" table:formula="of:=[$Redistribution_central.C91]" office:value-type="float" office:value="0.430897909990968" calcext:value-type="float">
            <text:p>0.430897909990968</text:p>
          </table:table-cell>
          <table:table-cell table:style-name="ce4" table:formula="of:=[$Redistribution_central.D91]" office:value-type="float" office:value="0.373091183254348" calcext:value-type="float">
            <text:p>0.373091183254348</text:p>
          </table:table-cell>
          <table:table-cell table:style-name="ce4" table:formula="of:=[$Redistribution_central.E91]" office:value-type="float" office:value="0.431238456862385" calcext:value-type="float">
            <text:p>0.431238456862385</text:p>
          </table:table-cell>
          <table:table-cell/>
          <table:table-cell table:style-name="ce4" table:formula="of:=[$redistribution_low.B91]" office:value-type="float" office:value="0.377395388613895" calcext:value-type="float">
            <text:p>0.377395388613895</text:p>
          </table:table-cell>
          <table:table-cell table:style-name="ce4" table:formula="of:=[$redistribution_low.C91]" office:value-type="float" office:value="0.44485995300456" calcext:value-type="float">
            <text:p>0.44485995300456</text:p>
          </table:table-cell>
          <table:table-cell table:style-name="ce4" table:formula="of:=[$redistribution_low.D91]" office:value-type="float" office:value="0.37903713469298" calcext:value-type="float">
            <text:p>0.37903713469298</text:p>
          </table:table-cell>
          <table:table-cell table:style-name="ce4" table:formula="of:=[$redistribution_low.E91]" office:value-type="float" office:value="0.443149103500933" calcext:value-type="float">
            <text:p>0.443149103500933</text:p>
          </table:table-cell>
          <table:table-cell/>
          <table:table-cell table:style-name="ce4" table:formula="of:=[$Redistribution_high.B91]" office:value-type="float" office:value="0.360003468457" calcext:value-type="float">
            <text:p>0.360003468457</text:p>
          </table:table-cell>
          <table:table-cell table:style-name="ce4" table:formula="of:=[$Redistribution_high.C91]" office:value-type="float" office:value="0.424889919182418" calcext:value-type="float">
            <text:p>0.424889919182418</text:p>
          </table:table-cell>
          <table:table-cell table:style-name="ce4" table:formula="of:=[$Redistribution_high.D91]" office:value-type="float" office:value="0.363193473117153" calcext:value-type="float">
            <text:p>0.363193473117153</text:p>
          </table:table-cell>
          <table:table-cell table:style-name="ce4" table:formula="of:=[$Redistribution_high.E91]" office:value-type="float" office:value="0.418089099577517" calcext:value-type="float">
            <text:p>0.418089099577517</text:p>
          </table:table-cell>
          <table:table-cell table:number-columns-repeated="49"/>
        </table:table-row>
        <table:table-row table:style-name="ro3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central.B92]" office:value-type="float" office:value="0.371190085755074" calcext:value-type="float">
            <text:p>0.371190085755074</text:p>
          </table:table-cell>
          <table:table-cell table:style-name="ce4" table:formula="of:=[$Redistribution_central.C92]" office:value-type="float" office:value="0.434089352323286" calcext:value-type="float">
            <text:p>0.434089352323286</text:p>
          </table:table-cell>
          <table:table-cell table:style-name="ce4" table:formula="of:=[$Redistribution_central.D92]" office:value-type="float" office:value="0.373184030389146" calcext:value-type="float">
            <text:p>0.373184030389146</text:p>
          </table:table-cell>
          <table:table-cell table:style-name="ce4" table:formula="of:=[$Redistribution_central.E92]" office:value-type="float" office:value="0.434939161396335" calcext:value-type="float">
            <text:p>0.434939161396335</text:p>
          </table:table-cell>
          <table:table-cell/>
          <table:table-cell table:style-name="ce4" table:formula="of:=[$redistribution_low.B92]" office:value-type="float" office:value="0.382927856077232" calcext:value-type="float">
            <text:p>0.382927856077232</text:p>
          </table:table-cell>
          <table:table-cell table:style-name="ce4" table:formula="of:=[$redistribution_low.C92]" office:value-type="float" office:value="0.450118810980274" calcext:value-type="float">
            <text:p>0.450118810980274</text:p>
          </table:table-cell>
          <table:table-cell table:style-name="ce4" table:formula="of:=[$redistribution_low.D92]" office:value-type="float" office:value="0.384612155677721" calcext:value-type="float">
            <text:p>0.384612155677721</text:p>
          </table:table-cell>
          <table:table-cell table:style-name="ce4" table:formula="of:=[$redistribution_low.E92]" office:value-type="float" office:value="0.447060803377343" calcext:value-type="float">
            <text:p>0.447060803377343</text:p>
          </table:table-cell>
          <table:table-cell/>
          <table:table-cell table:style-name="ce4" table:formula="of:=[$Redistribution_high.B92]" office:value-type="float" office:value="0.369409473083616" calcext:value-type="float">
            <text:p>0.369409473083616</text:p>
          </table:table-cell>
          <table:table-cell table:style-name="ce4" table:formula="of:=[$Redistribution_high.C92]" office:value-type="float" office:value="0.43353797245404" calcext:value-type="float">
            <text:p>0.43353797245404</text:p>
          </table:table-cell>
          <table:table-cell table:style-name="ce4" table:formula="of:=[$Redistribution_high.D92]" office:value-type="float" office:value="0.37257131942899" calcext:value-type="float">
            <text:p>0.37257131942899</text:p>
          </table:table-cell>
          <table:table-cell table:style-name="ce4" table:formula="of:=[$Redistribution_high.E92]" office:value-type="float" office:value="0.426971228188347" calcext:value-type="float">
            <text:p>0.426971228188347</text:p>
          </table:table-cell>
          <table:table-cell table:number-columns-repeated="49"/>
        </table:table-row>
        <table:table-row table:style-name="ro3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central.B93]" office:value-type="float" office:value="0.361415170666358" calcext:value-type="float">
            <text:p>0.361415170666358</text:p>
          </table:table-cell>
          <table:table-cell table:style-name="ce4" table:formula="of:=[$Redistribution_central.C93]" office:value-type="float" office:value="0.422494571766118" calcext:value-type="float">
            <text:p>0.422494571766118</text:p>
          </table:table-cell>
          <table:table-cell table:style-name="ce4" table:formula="of:=[$Redistribution_central.D93]" office:value-type="float" office:value="0.363271769880537" calcext:value-type="float">
            <text:p>0.363271769880537</text:p>
          </table:table-cell>
          <table:table-cell table:style-name="ce4" table:formula="of:=[$Redistribution_central.E93]" office:value-type="float" office:value="0.423777925089423" calcext:value-type="float">
            <text:p>0.423777925089423</text:p>
          </table:table-cell>
          <table:table-cell/>
          <table:table-cell table:style-name="ce4" table:formula="of:=[$redistribution_low.B93]" office:value-type="float" office:value="0.371109711046537" calcext:value-type="float">
            <text:p>0.371109711046537</text:p>
          </table:table-cell>
          <table:table-cell table:style-name="ce4" table:formula="of:=[$redistribution_low.C93]" office:value-type="float" office:value="0.438131412515242" calcext:value-type="float">
            <text:p>0.438131412515242</text:p>
          </table:table-cell>
          <table:table-cell table:style-name="ce4" table:formula="of:=[$redistribution_low.D93]" office:value-type="float" office:value="0.372528516772761" calcext:value-type="float">
            <text:p>0.372528516772761</text:p>
          </table:table-cell>
          <table:table-cell table:style-name="ce4" table:formula="of:=[$redistribution_low.E93]" office:value-type="float" office:value="0.438813530816665" calcext:value-type="float">
            <text:p>0.438813530816665</text:p>
          </table:table-cell>
          <table:table-cell/>
          <table:table-cell table:style-name="ce4" table:formula="of:=[$Redistribution_high.B93]" office:value-type="float" office:value="0.356409658729142" calcext:value-type="float">
            <text:p>0.356409658729142</text:p>
          </table:table-cell>
          <table:table-cell table:style-name="ce4" table:formula="of:=[$Redistribution_high.C93]" office:value-type="float" office:value="0.41579029607845" calcext:value-type="float">
            <text:p>0.41579029607845</text:p>
          </table:table-cell>
          <table:table-cell table:style-name="ce4" table:formula="of:=[$Redistribution_high.D93]" office:value-type="float" office:value="0.358821907532226" calcext:value-type="float">
            <text:p>0.358821907532226</text:p>
          </table:table-cell>
          <table:table-cell table:style-name="ce4" table:formula="of:=[$Redistribution_high.E93]" office:value-type="float" office:value="0.409744351257835" calcext:value-type="float">
            <text:p>0.409744351257835</text:p>
          </table:table-cell>
          <table:table-cell table:number-columns-repeated="49"/>
        </table:table-row>
        <table:table-row table:style-name="ro3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central.B94]" office:value-type="float" office:value="0.360360646134784" calcext:value-type="float">
            <text:p>0.360360646134784</text:p>
          </table:table-cell>
          <table:table-cell table:style-name="ce4" table:formula="of:=[$Redistribution_central.C94]" office:value-type="float" office:value="0.424265512093732" calcext:value-type="float">
            <text:p>0.424265512093732</text:p>
          </table:table-cell>
          <table:table-cell table:style-name="ce4" table:formula="of:=[$Redistribution_central.D94]" office:value-type="float" office:value="0.362525542829296" calcext:value-type="float">
            <text:p>0.362525542829296</text:p>
          </table:table-cell>
          <table:table-cell table:style-name="ce4" table:formula="of:=[$Redistribution_central.E94]" office:value-type="float" office:value="0.425405025888754" calcext:value-type="float">
            <text:p>0.425405025888754</text:p>
          </table:table-cell>
          <table:table-cell/>
          <table:table-cell table:style-name="ce4" table:formula="of:=[$redistribution_low.B94]" office:value-type="float" office:value="0.372262602766322" calcext:value-type="float">
            <text:p>0.372262602766322</text:p>
          </table:table-cell>
          <table:table-cell table:style-name="ce4" table:formula="of:=[$redistribution_low.C94]" office:value-type="float" office:value="0.446981874739474" calcext:value-type="float">
            <text:p>0.446981874739474</text:p>
          </table:table-cell>
          <table:table-cell table:style-name="ce4" table:formula="of:=[$redistribution_low.D94]" office:value-type="float" office:value="0.373816573564233" calcext:value-type="float">
            <text:p>0.373816573564233</text:p>
          </table:table-cell>
          <table:table-cell table:style-name="ce4" table:formula="of:=[$redistribution_low.E94]" office:value-type="float" office:value="0.44665974590362" calcext:value-type="float">
            <text:p>0.44665974590362</text:p>
          </table:table-cell>
          <table:table-cell/>
          <table:table-cell table:style-name="ce4" table:formula="of:=[$Redistribution_high.B94]" office:value-type="float" office:value="0.346738937508759" calcext:value-type="float">
            <text:p>0.346738937508759</text:p>
          </table:table-cell>
          <table:table-cell table:style-name="ce4" table:formula="of:=[$Redistribution_high.C94]" office:value-type="float" office:value="0.40563831424482" calcext:value-type="float">
            <text:p>0.40563831424482</text:p>
          </table:table-cell>
          <table:table-cell table:style-name="ce4" table:formula="of:=[$Redistribution_high.D94]" office:value-type="float" office:value="0.349599816278272" calcext:value-type="float">
            <text:p>0.349599816278272</text:p>
          </table:table-cell>
          <table:table-cell table:style-name="ce4" table:formula="of:=[$Redistribution_high.E94]" office:value-type="float" office:value="0.399058119034114" calcext:value-type="float">
            <text:p>0.399058119034114</text:p>
          </table:table-cell>
          <table:table-cell table:number-columns-repeated="49"/>
        </table:table-row>
        <table:table-row table:style-name="ro3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central.B95]" office:value-type="float" office:value="0.355192030413364" calcext:value-type="float">
            <text:p>0.355192030413364</text:p>
          </table:table-cell>
          <table:table-cell table:style-name="ce4" table:formula="of:=[$Redistribution_central.C95]" office:value-type="float" office:value="0.419686854118654" calcext:value-type="float">
            <text:p>0.419686854118654</text:p>
          </table:table-cell>
          <table:table-cell table:style-name="ce4" table:formula="of:=[$Redistribution_central.D95]" office:value-type="float" office:value="0.357523412734426" calcext:value-type="float">
            <text:p>0.357523412734426</text:p>
          </table:table-cell>
          <table:table-cell table:style-name="ce4" table:formula="of:=[$Redistribution_central.E95]" office:value-type="float" office:value="0.417824666478883" calcext:value-type="float">
            <text:p>0.417824666478883</text:p>
          </table:table-cell>
          <table:table-cell/>
          <table:table-cell table:style-name="ce4" table:formula="of:=[$redistribution_low.B95]" office:value-type="float" office:value="0.370413347126642" calcext:value-type="float">
            <text:p>0.370413347126642</text:p>
          </table:table-cell>
          <table:table-cell table:style-name="ce4" table:formula="of:=[$redistribution_low.C95]" office:value-type="float" office:value="0.44495950608791" calcext:value-type="float">
            <text:p>0.44495950608791</text:p>
          </table:table-cell>
          <table:table-cell table:style-name="ce4" table:formula="of:=[$redistribution_low.D95]" office:value-type="float" office:value="0.371467071201856" calcext:value-type="float">
            <text:p>0.371467071201856</text:p>
          </table:table-cell>
          <table:table-cell table:style-name="ce4" table:formula="of:=[$redistribution_low.E95]" office:value-type="float" office:value="0.445880486054178" calcext:value-type="float">
            <text:p>0.445880486054178</text:p>
          </table:table-cell>
          <table:table-cell/>
          <table:table-cell table:style-name="ce4" table:formula="of:=[$Redistribution_high.B95]" office:value-type="float" office:value="0.351954879901791" calcext:value-type="float">
            <text:p>0.351954879901791</text:p>
          </table:table-cell>
          <table:table-cell table:style-name="ce4" table:formula="of:=[$Redistribution_high.C95]" office:value-type="float" office:value="0.409075949613939" calcext:value-type="float">
            <text:p>0.409075949613939</text:p>
          </table:table-cell>
          <table:table-cell table:style-name="ce4" table:formula="of:=[$Redistribution_high.D95]" office:value-type="float" office:value="0.354579652055381" calcext:value-type="float">
            <text:p>0.354579652055381</text:p>
          </table:table-cell>
          <table:table-cell table:style-name="ce4" table:formula="of:=[$Redistribution_high.E95]" office:value-type="float" office:value="0.40253014163452" calcext:value-type="float">
            <text:p>0.40253014163452</text:p>
          </table:table-cell>
          <table:table-cell table:number-columns-repeated="49"/>
        </table:table-row>
        <table:table-row table:style-name="ro3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central.B96]" office:value-type="float" office:value="0.347826860306815" calcext:value-type="float">
            <text:p>0.347826860306815</text:p>
          </table:table-cell>
          <table:table-cell table:style-name="ce4" table:formula="of:=[$Redistribution_central.C96]" office:value-type="float" office:value="0.410036330574467" calcext:value-type="float">
            <text:p>0.410036330574467</text:p>
          </table:table-cell>
          <table:table-cell table:style-name="ce4" table:formula="of:=[$Redistribution_central.D96]" office:value-type="float" office:value="0.349893999174176" calcext:value-type="float">
            <text:p>0.349893999174176</text:p>
          </table:table-cell>
          <table:table-cell table:style-name="ce4" table:formula="of:=[$Redistribution_central.E96]" office:value-type="float" office:value="0.409140200271648" calcext:value-type="float">
            <text:p>0.409140200271648</text:p>
          </table:table-cell>
          <table:table-cell/>
          <table:table-cell table:style-name="ce4" table:formula="of:=[$redistribution_low.B96]" office:value-type="float" office:value="0.359862683648533" calcext:value-type="float">
            <text:p>0.359862683648533</text:p>
          </table:table-cell>
          <table:table-cell table:style-name="ce4" table:formula="of:=[$redistribution_low.C96]" office:value-type="float" office:value="0.430370802315101" calcext:value-type="float">
            <text:p>0.430370802315101</text:p>
          </table:table-cell>
          <table:table-cell table:style-name="ce4" table:formula="of:=[$redistribution_low.D96]" office:value-type="float" office:value="0.36120702947655" calcext:value-type="float">
            <text:p>0.36120702947655</text:p>
          </table:table-cell>
          <table:table-cell table:style-name="ce4" table:formula="of:=[$redistribution_low.E96]" office:value-type="float" office:value="0.432323297919246" calcext:value-type="float">
            <text:p>0.432323297919246</text:p>
          </table:table-cell>
          <table:table-cell/>
          <table:table-cell table:style-name="ce4" table:formula="of:=[$Redistribution_high.B96]" office:value-type="float" office:value="0.352816003665133" calcext:value-type="float">
            <text:p>0.352816003665133</text:p>
          </table:table-cell>
          <table:table-cell table:style-name="ce4" table:formula="of:=[$Redistribution_high.C96]" office:value-type="float" office:value="0.413980989039872" calcext:value-type="float">
            <text:p>0.413980989039872</text:p>
          </table:table-cell>
          <table:table-cell table:style-name="ce4" table:formula="of:=[$Redistribution_high.D96]" office:value-type="float" office:value="0.355453474567992" calcext:value-type="float">
            <text:p>0.355453474567992</text:p>
          </table:table-cell>
          <table:table-cell table:style-name="ce4" table:formula="of:=[$Redistribution_high.E96]" office:value-type="float" office:value="0.4074823224548" calcext:value-type="float">
            <text:p>0.4074823224548</text:p>
          </table:table-cell>
          <table:table-cell table:number-columns-repeated="49"/>
        </table:table-row>
        <table:table-row table:style-name="ro3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central.B97]" office:value-type="float" office:value="0.354903524979581" calcext:value-type="float">
            <text:p>0.354903524979581</text:p>
          </table:table-cell>
          <table:table-cell table:style-name="ce4" table:formula="of:=[$Redistribution_central.C97]" office:value-type="float" office:value="0.415856378307618" calcext:value-type="float">
            <text:p>0.415856378307618</text:p>
          </table:table-cell>
          <table:table-cell table:style-name="ce4" table:formula="of:=[$Redistribution_central.D97]" office:value-type="float" office:value="0.356556164372164" calcext:value-type="float">
            <text:p>0.356556164372164</text:p>
          </table:table-cell>
          <table:table-cell table:style-name="ce4" table:formula="of:=[$Redistribution_central.E97]" office:value-type="float" office:value="0.418818584732936" calcext:value-type="float">
            <text:p>0.418818584732936</text:p>
          </table:table-cell>
          <table:table-cell/>
          <table:table-cell table:style-name="ce4" table:formula="of:=[$redistribution_low.B97]" office:value-type="float" office:value="0.374238307424793" calcext:value-type="float">
            <text:p>0.374238307424793</text:p>
          </table:table-cell>
          <table:table-cell table:style-name="ce4" table:formula="of:=[$redistribution_low.C97]" office:value-type="float" office:value="0.444781909923174" calcext:value-type="float">
            <text:p>0.444781909923174</text:p>
          </table:table-cell>
          <table:table-cell table:style-name="ce4" table:formula="of:=[$redistribution_low.D97]" office:value-type="float" office:value="0.375104501362773" calcext:value-type="float">
            <text:p>0.375104501362773</text:p>
          </table:table-cell>
          <table:table-cell table:style-name="ce4" table:formula="of:=[$redistribution_low.E97]" office:value-type="float" office:value="0.446575245617259" calcext:value-type="float">
            <text:p>0.446575245617259</text:p>
          </table:table-cell>
          <table:table-cell/>
          <table:table-cell table:style-name="ce4" table:formula="of:=[$Redistribution_high.B97]" office:value-type="float" office:value="0.347146169437875" calcext:value-type="float">
            <text:p>0.347146169437875</text:p>
          </table:table-cell>
          <table:table-cell table:style-name="ce4" table:formula="of:=[$Redistribution_high.C97]" office:value-type="float" office:value="0.408268551457819" calcext:value-type="float">
            <text:p>0.408268551457819</text:p>
          </table:table-cell>
          <table:table-cell table:style-name="ce4" table:formula="of:=[$Redistribution_high.D97]" office:value-type="float" office:value="0.349091907091721" calcext:value-type="float">
            <text:p>0.349091907091721</text:p>
          </table:table-cell>
          <table:table-cell table:style-name="ce4" table:formula="of:=[$Redistribution_high.E97]" office:value-type="float" office:value="0.402680999470683" calcext:value-type="float">
            <text:p>0.402680999470683</text:p>
          </table:table-cell>
          <table:table-cell table:number-columns-repeated="49"/>
        </table:table-row>
        <table:table-row table:style-name="ro3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central.B98]" office:value-type="float" office:value="0.346785265317833" calcext:value-type="float">
            <text:p>0.346785265317833</text:p>
          </table:table-cell>
          <table:table-cell table:style-name="ce4" table:formula="of:=[$Redistribution_central.C98]" office:value-type="float" office:value="0.403587425926289" calcext:value-type="float">
            <text:p>0.403587425926289</text:p>
          </table:table-cell>
          <table:table-cell table:style-name="ce4" table:formula="of:=[$Redistribution_central.D98]" office:value-type="float" office:value="0.34876181712926" calcext:value-type="float">
            <text:p>0.34876181712926</text:p>
          </table:table-cell>
          <table:table-cell table:style-name="ce4" table:formula="of:=[$Redistribution_central.E98]" office:value-type="float" office:value="0.409248662964659" calcext:value-type="float">
            <text:p>0.409248662964659</text:p>
          </table:table-cell>
          <table:table-cell/>
          <table:table-cell table:style-name="ce4" table:formula="of:=[$redistribution_low.B98]" office:value-type="float" office:value="0.373798307056756" calcext:value-type="float">
            <text:p>0.373798307056756</text:p>
          </table:table-cell>
          <table:table-cell table:style-name="ce4" table:formula="of:=[$redistribution_low.C98]" office:value-type="float" office:value="0.445899611519208" calcext:value-type="float">
            <text:p>0.445899611519208</text:p>
          </table:table-cell>
          <table:table-cell table:style-name="ce4" table:formula="of:=[$redistribution_low.D98]" office:value-type="float" office:value="0.375650039563384" calcext:value-type="float">
            <text:p>0.375650039563384</text:p>
          </table:table-cell>
          <table:table-cell table:style-name="ce4" table:formula="of:=[$redistribution_low.E98]" office:value-type="float" office:value="0.446180288148099" calcext:value-type="float">
            <text:p>0.446180288148099</text:p>
          </table:table-cell>
          <table:table-cell/>
          <table:table-cell table:style-name="ce4" table:formula="of:=[$Redistribution_high.B98]" office:value-type="float" office:value="0.347630239823385" calcext:value-type="float">
            <text:p>0.347630239823385</text:p>
          </table:table-cell>
          <table:table-cell table:style-name="ce4" table:formula="of:=[$Redistribution_high.C98]" office:value-type="float" office:value="0.408137551669926" calcext:value-type="float">
            <text:p>0.408137551669926</text:p>
          </table:table-cell>
          <table:table-cell table:style-name="ce4" table:formula="of:=[$Redistribution_high.D98]" office:value-type="float" office:value="0.349230797941997" calcext:value-type="float">
            <text:p>0.349230797941997</text:p>
          </table:table-cell>
          <table:table-cell table:style-name="ce4" table:formula="of:=[$Redistribution_high.E98]" office:value-type="float" office:value="0.40298280161716" calcext:value-type="float">
            <text:p>0.40298280161716</text:p>
          </table:table-cell>
          <table:table-cell table:number-columns-repeated="49"/>
        </table:table-row>
        <table:table-row table:style-name="ro3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central.B99]" office:value-type="float" office:value="0.346456933244968" calcext:value-type="float">
            <text:p>0.346456933244968</text:p>
          </table:table-cell>
          <table:table-cell table:style-name="ce4" table:formula="of:=[$Redistribution_central.C99]" office:value-type="float" office:value="0.398564932054901" calcext:value-type="float">
            <text:p>0.398564932054901</text:p>
          </table:table-cell>
          <table:table-cell table:style-name="ce4" table:formula="of:=[$Redistribution_central.D99]" office:value-type="float" office:value="0.347931004372248" calcext:value-type="float">
            <text:p>0.347931004372248</text:p>
          </table:table-cell>
          <table:table-cell table:style-name="ce4" table:formula="of:=[$Redistribution_central.E99]" office:value-type="float" office:value="0.405793868682024" calcext:value-type="float">
            <text:p>0.405793868682024</text:p>
          </table:table-cell>
          <table:table-cell/>
          <table:table-cell table:style-name="ce4" table:formula="of:=[$redistribution_low.B99]" office:value-type="float" office:value="0.378624262088922" calcext:value-type="float">
            <text:p>0.378624262088922</text:p>
          </table:table-cell>
          <table:table-cell table:style-name="ce4" table:formula="of:=[$redistribution_low.C99]" office:value-type="float" office:value="0.441232970073243" calcext:value-type="float">
            <text:p>0.441232970073243</text:p>
          </table:table-cell>
          <table:table-cell table:style-name="ce4" table:formula="of:=[$redistribution_low.D99]" office:value-type="float" office:value="0.380021675494888" calcext:value-type="float">
            <text:p>0.380021675494888</text:p>
          </table:table-cell>
          <table:table-cell table:style-name="ce4" table:formula="of:=[$redistribution_low.E99]" office:value-type="float" office:value="0.442100054043479" calcext:value-type="float">
            <text:p>0.442100054043479</text:p>
          </table:table-cell>
          <table:table-cell/>
          <table:table-cell table:style-name="ce4" table:formula="of:=[$Redistribution_high.B99]" office:value-type="float" office:value="0.348877888068043" calcext:value-type="float">
            <text:p>0.348877888068043</text:p>
          </table:table-cell>
          <table:table-cell table:style-name="ce4" table:formula="of:=[$Redistribution_high.C99]" office:value-type="float" office:value="0.405528870062618" calcext:value-type="float">
            <text:p>0.405528870062618</text:p>
          </table:table-cell>
          <table:table-cell table:style-name="ce4" table:formula="of:=[$Redistribution_high.D99]" office:value-type="float" office:value="0.350364441175551" calcext:value-type="float">
            <text:p>0.350364441175551</text:p>
          </table:table-cell>
          <table:table-cell table:style-name="ce4" table:formula="of:=[$Redistribution_high.E99]" office:value-type="float" office:value="0.400506394665224" calcext:value-type="float">
            <text:p>0.400506394665224</text:p>
          </table:table-cell>
          <table:table-cell table:number-columns-repeated="49"/>
        </table:table-row>
        <table:table-row table:style-name="ro3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central.B100]" office:value-type="float" office:value="0.35196316991046" calcext:value-type="float">
            <text:p>0.35196316991046</text:p>
          </table:table-cell>
          <table:table-cell table:style-name="ce4" table:formula="of:=[$Redistribution_central.C100]" office:value-type="float" office:value="0.40804268019345" calcext:value-type="float">
            <text:p>0.40804268019345</text:p>
          </table:table-cell>
          <table:table-cell table:style-name="ce4" table:formula="of:=[$Redistribution_central.D100]" office:value-type="float" office:value="0.353043234988047" calcext:value-type="float">
            <text:p>0.353043234988047</text:p>
          </table:table-cell>
          <table:table-cell table:style-name="ce4" table:formula="of:=[$Redistribution_central.E100]" office:value-type="float" office:value="0.415937568260706" calcext:value-type="float">
            <text:p>0.415937568260706</text:p>
          </table:table-cell>
          <table:table-cell/>
          <table:table-cell table:style-name="ce4" table:formula="of:=[$redistribution_low.B100]" office:value-type="float" office:value="0.3873960322511" calcext:value-type="float">
            <text:p>0.3873960322511</text:p>
          </table:table-cell>
          <table:table-cell table:style-name="ce4" table:formula="of:=[$redistribution_low.C100]" office:value-type="float" office:value="0.458440461115318" calcext:value-type="float">
            <text:p>0.458440461115318</text:p>
          </table:table-cell>
          <table:table-cell table:style-name="ce4" table:formula="of:=[$redistribution_low.D100]" office:value-type="float" office:value="0.388658440534103" calcext:value-type="float">
            <text:p>0.388658440534103</text:p>
          </table:table-cell>
          <table:table-cell table:style-name="ce4" table:formula="of:=[$redistribution_low.E100]" office:value-type="float" office:value="0.459795640390021" calcext:value-type="float">
            <text:p>0.459795640390021</text:p>
          </table:table-cell>
          <table:table-cell/>
          <table:table-cell table:style-name="ce4" table:formula="of:=[$Redistribution_high.B100]" office:value-type="float" office:value="0.341163624458732" calcext:value-type="float">
            <text:p>0.341163624458732</text:p>
          </table:table-cell>
          <table:table-cell table:style-name="ce4" table:formula="of:=[$Redistribution_high.C100]" office:value-type="float" office:value="0.391287150897947" calcext:value-type="float">
            <text:p>0.391287150897947</text:p>
          </table:table-cell>
          <table:table-cell table:style-name="ce4" table:formula="of:=[$Redistribution_high.D100]" office:value-type="float" office:value="0.343340685190047" calcext:value-type="float">
            <text:p>0.343340685190047</text:p>
          </table:table-cell>
          <table:table-cell table:style-name="ce4" table:formula="of:=[$Redistribution_high.E100]" office:value-type="float" office:value="0.384566496568519" calcext:value-type="float">
            <text:p>0.384566496568519</text:p>
          </table:table-cell>
          <table:table-cell table:number-columns-repeated="49"/>
        </table:table-row>
        <table:table-row table:style-name="ro3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central.B101]" office:value-type="float" office:value="0.347585982993028" calcext:value-type="float">
            <text:p>0.347585982993028</text:p>
          </table:table-cell>
          <table:table-cell table:style-name="ce4" table:formula="of:=[$Redistribution_central.C101]" office:value-type="float" office:value="0.400495148284956" calcext:value-type="float">
            <text:p>0.400495148284956</text:p>
          </table:table-cell>
          <table:table-cell table:style-name="ce4" table:formula="of:=[$Redistribution_central.D101]" office:value-type="float" office:value="0.348650786416287" calcext:value-type="float">
            <text:p>0.348650786416287</text:p>
          </table:table-cell>
          <table:table-cell table:style-name="ce4" table:formula="of:=[$Redistribution_central.E101]" office:value-type="float" office:value="0.40928994089832" calcext:value-type="float">
            <text:p>0.40928994089832</text:p>
          </table:table-cell>
          <table:table-cell/>
          <table:table-cell table:style-name="ce4" table:formula="of:=[$redistribution_low.B101]" office:value-type="float" office:value="0.381548529339134" calcext:value-type="float">
            <text:p>0.381548529339134</text:p>
          </table:table-cell>
          <table:table-cell table:style-name="ce4" table:formula="of:=[$redistribution_low.C101]" office:value-type="float" office:value="0.452698538508619" calcext:value-type="float">
            <text:p>0.452698538508619</text:p>
          </table:table-cell>
          <table:table-cell table:style-name="ce4" table:formula="of:=[$redistribution_low.D101]" office:value-type="float" office:value="0.382906298275224" calcext:value-type="float">
            <text:p>0.382906298275224</text:p>
          </table:table-cell>
          <table:table-cell table:style-name="ce4" table:formula="of:=[$redistribution_low.E101]" office:value-type="float" office:value="0.454093380042558" calcext:value-type="float">
            <text:p>0.454093380042558</text:p>
          </table:table-cell>
          <table:table-cell/>
          <table:table-cell table:style-name="ce4" table:formula="of:=[$Redistribution_high.B101]" office:value-type="float" office:value="0.343802122776759" calcext:value-type="float">
            <text:p>0.343802122776759</text:p>
          </table:table-cell>
          <table:table-cell table:style-name="ce4" table:formula="of:=[$Redistribution_high.C101]" office:value-type="float" office:value="0.390877366785545" calcext:value-type="float">
            <text:p>0.390877366785545</text:p>
          </table:table-cell>
          <table:table-cell table:style-name="ce4" table:formula="of:=[$Redistribution_high.D101]" office:value-type="float" office:value="0.345384372102444" calcext:value-type="float">
            <text:p>0.345384372102444</text:p>
          </table:table-cell>
          <table:table-cell table:style-name="ce4" table:formula="of:=[$Redistribution_high.E101]" office:value-type="float" office:value="0.384876014972063" calcext:value-type="float">
            <text:p>0.384876014972063</text:p>
          </table:table-cell>
          <table:table-cell table:number-columns-repeated="49"/>
        </table:table-row>
        <table:table-row table:style-name="ro3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central.B102]" office:value-type="float" office:value="0.343663245102866" calcext:value-type="float">
            <text:p>0.343663245102866</text:p>
          </table:table-cell>
          <table:table-cell table:style-name="ce4" table:formula="of:=[$Redistribution_central.C102]" office:value-type="float" office:value="0.395256634547541" calcext:value-type="float">
            <text:p>0.395256634547541</text:p>
          </table:table-cell>
          <table:table-cell table:style-name="ce4" table:formula="of:=[$Redistribution_central.D102]" office:value-type="float" office:value="0.345141325870179" calcext:value-type="float">
            <text:p>0.345141325870179</text:p>
          </table:table-cell>
          <table:table-cell table:style-name="ce4" table:formula="of:=[$Redistribution_central.E102]" office:value-type="float" office:value="0.404616563819691" calcext:value-type="float">
            <text:p>0.404616563819691</text:p>
          </table:table-cell>
          <table:table-cell/>
          <table:table-cell table:style-name="ce4" table:formula="of:=[$redistribution_low.B102]" office:value-type="float" office:value="0.388598992202488" calcext:value-type="float">
            <text:p>0.388598992202488</text:p>
          </table:table-cell>
          <table:table-cell table:style-name="ce4" table:formula="of:=[$redistribution_low.C102]" office:value-type="float" office:value="0.460835302947069" calcext:value-type="float">
            <text:p>0.460835302947069</text:p>
          </table:table-cell>
          <table:table-cell table:style-name="ce4" table:formula="of:=[$redistribution_low.D102]" office:value-type="float" office:value="0.390209917759266" calcext:value-type="float">
            <text:p>0.390209917759266</text:p>
          </table:table-cell>
          <table:table-cell table:style-name="ce4" table:formula="of:=[$redistribution_low.E102]" office:value-type="float" office:value="0.465589288247357" calcext:value-type="float">
            <text:p>0.465589288247357</text:p>
          </table:table-cell>
          <table:table-cell/>
          <table:table-cell table:style-name="ce4" table:formula="of:=[$Redistribution_high.B102]" office:value-type="float" office:value="0.353360527442659" calcext:value-type="float">
            <text:p>0.353360527442659</text:p>
          </table:table-cell>
          <table:table-cell table:style-name="ce4" table:formula="of:=[$Redistribution_high.C102]" office:value-type="float" office:value="0.400990989981848" calcext:value-type="float">
            <text:p>0.400990989981848</text:p>
          </table:table-cell>
          <table:table-cell table:style-name="ce4" table:formula="of:=[$Redistribution_high.D102]" office:value-type="float" office:value="0.354364891801165" calcext:value-type="float">
            <text:p>0.354364891801165</text:p>
          </table:table-cell>
          <table:table-cell table:style-name="ce4" table:formula="of:=[$Redistribution_high.E102]" office:value-type="float" office:value="0.396026805252595" calcext:value-type="float">
            <text:p>0.396026805252595</text:p>
          </table:table-cell>
          <table:table-cell table:number-columns-repeated="49"/>
        </table:table-row>
        <table:table-row table:style-name="ro3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central.B103]" office:value-type="float" office:value="0.340080808319689" calcext:value-type="float">
            <text:p>0.340080808319689</text:p>
          </table:table-cell>
          <table:table-cell table:style-name="ce4" table:formula="of:=[$Redistribution_central.C103]" office:value-type="float" office:value="0.390269658223235" calcext:value-type="float">
            <text:p>0.390269658223235</text:p>
          </table:table-cell>
          <table:table-cell table:style-name="ce4" table:formula="of:=[$Redistribution_central.D103]" office:value-type="float" office:value="0.341513982766" calcext:value-type="float">
            <text:p>0.341513982766</text:p>
          </table:table-cell>
          <table:table-cell table:style-name="ce4" table:formula="of:=[$Redistribution_central.E103]" office:value-type="float" office:value="0.39829059504241" calcext:value-type="float">
            <text:p>0.39829059504241</text:p>
          </table:table-cell>
          <table:table-cell/>
          <table:table-cell table:style-name="ce4" table:formula="of:=[$redistribution_low.B103]" office:value-type="float" office:value="0.382156056132862" calcext:value-type="float">
            <text:p>0.382156056132862</text:p>
          </table:table-cell>
          <table:table-cell table:style-name="ce4" table:formula="of:=[$redistribution_low.C103]" office:value-type="float" office:value="0.465505119368028" calcext:value-type="float">
            <text:p>0.465505119368028</text:p>
          </table:table-cell>
          <table:table-cell table:style-name="ce4" table:formula="of:=[$redistribution_low.D103]" office:value-type="float" office:value="0.383690674807213" calcext:value-type="float">
            <text:p>0.383690674807213</text:p>
          </table:table-cell>
          <table:table-cell table:style-name="ce4" table:formula="of:=[$redistribution_low.E103]" office:value-type="float" office:value="0.470772819140905" calcext:value-type="float">
            <text:p>0.470772819140905</text:p>
          </table:table-cell>
          <table:table-cell/>
          <table:table-cell table:style-name="ce4" table:formula="of:=[$Redistribution_high.B103]" office:value-type="float" office:value="0.344288465861376" calcext:value-type="float">
            <text:p>0.344288465861376</text:p>
          </table:table-cell>
          <table:table-cell table:style-name="ce4" table:formula="of:=[$Redistribution_high.C103]" office:value-type="float" office:value="0.396680187100393" calcext:value-type="float">
            <text:p>0.396680187100393</text:p>
          </table:table-cell>
          <table:table-cell table:style-name="ce4" table:formula="of:=[$Redistribution_high.D103]" office:value-type="float" office:value="0.34684053642401" calcext:value-type="float">
            <text:p>0.34684053642401</text:p>
          </table:table-cell>
          <table:table-cell table:style-name="ce4" table:formula="of:=[$Redistribution_high.E103]" office:value-type="float" office:value="0.389190787859799" calcext:value-type="float">
            <text:p>0.389190787859799</text:p>
          </table:table-cell>
          <table:table-cell table:number-columns-repeated="49"/>
        </table:table-row>
        <table:table-row table:style-name="ro3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central.B104]" office:value-type="float" office:value="0.342968977785726" calcext:value-type="float">
            <text:p>0.342968977785726</text:p>
          </table:table-cell>
          <table:table-cell table:style-name="ce4" table:formula="of:=[$Redistribution_central.C104]" office:value-type="float" office:value="0.383146154091281" calcext:value-type="float">
            <text:p>0.383146154091281</text:p>
          </table:table-cell>
          <table:table-cell table:style-name="ce4" table:formula="of:=[$Redistribution_central.D104]" office:value-type="float" office:value="0.344001185054946" calcext:value-type="float">
            <text:p>0.344001185054946</text:p>
          </table:table-cell>
          <table:table-cell table:style-name="ce4" table:formula="of:=[$Redistribution_central.E104]" office:value-type="float" office:value="0.392414635642822" calcext:value-type="float">
            <text:p>0.392414635642822</text:p>
          </table:table-cell>
          <table:table-cell/>
          <table:table-cell table:style-name="ce4" table:formula="of:=[$redistribution_low.B104]" office:value-type="float" office:value="0.376132040090656" calcext:value-type="float">
            <text:p>0.376132040090656</text:p>
          </table:table-cell>
          <table:table-cell table:style-name="ce4" table:formula="of:=[$redistribution_low.C104]" office:value-type="float" office:value="0.457952533730438" calcext:value-type="float">
            <text:p>0.457952533730438</text:p>
          </table:table-cell>
          <table:table-cell table:style-name="ce4" table:formula="of:=[$redistribution_low.D104]" office:value-type="float" office:value="0.377791324474274" calcext:value-type="float">
            <text:p>0.377791324474274</text:p>
          </table:table-cell>
          <table:table-cell table:style-name="ce4" table:formula="of:=[$redistribution_low.E104]" office:value-type="float" office:value="0.46282977754556" calcext:value-type="float">
            <text:p>0.46282977754556</text:p>
          </table:table-cell>
          <table:table-cell/>
          <table:table-cell table:style-name="ce4" table:formula="of:=[$Redistribution_high.B104]" office:value-type="float" office:value="0.346550536426291" calcext:value-type="float">
            <text:p>0.346550536426291</text:p>
          </table:table-cell>
          <table:table-cell table:style-name="ce4" table:formula="of:=[$Redistribution_high.C104]" office:value-type="float" office:value="0.399696165868271" calcext:value-type="float">
            <text:p>0.399696165868271</text:p>
          </table:table-cell>
          <table:table-cell table:style-name="ce4" table:formula="of:=[$Redistribution_high.D104]" office:value-type="float" office:value="0.348465102164091" calcext:value-type="float">
            <text:p>0.348465102164091</text:p>
          </table:table-cell>
          <table:table-cell table:style-name="ce4" table:formula="of:=[$Redistribution_high.E104]" office:value-type="float" office:value="0.393272572965518" calcext:value-type="float">
            <text:p>0.393272572965518</text:p>
          </table:table-cell>
          <table:table-cell table:number-columns-repeated="49"/>
        </table:table-row>
        <table:table-row table:style-name="ro3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central.B105]" office:value-type="float" office:value="0.347914799860678" calcext:value-type="float">
            <text:p>0.347914799860678</text:p>
          </table:table-cell>
          <table:table-cell table:style-name="ce4" table:formula="of:=[$Redistribution_central.C105]" office:value-type="float" office:value="0.395050899033071" calcext:value-type="float">
            <text:p>0.395050899033071</text:p>
          </table:table-cell>
          <table:table-cell table:style-name="ce4" table:formula="of:=[$Redistribution_central.D105]" office:value-type="float" office:value="0.349653205225413" calcext:value-type="float">
            <text:p>0.349653205225413</text:p>
          </table:table-cell>
          <table:table-cell table:style-name="ce4" table:formula="of:=[$Redistribution_central.E105]" office:value-type="float" office:value="0.405511145495953" calcext:value-type="float">
            <text:p>0.405511145495953</text:p>
          </table:table-cell>
          <table:table-cell/>
          <table:table-cell table:style-name="ce4" table:formula="of:=[$redistribution_low.B105]" office:value-type="float" office:value="0.378166156169722" calcext:value-type="float">
            <text:p>0.378166156169722</text:p>
          </table:table-cell>
          <table:table-cell table:style-name="ce4" table:formula="of:=[$redistribution_low.C105]" office:value-type="float" office:value="0.442200935242713" calcext:value-type="float">
            <text:p>0.442200935242713</text:p>
          </table:table-cell>
          <table:table-cell table:style-name="ce4" table:formula="of:=[$redistribution_low.D105]" office:value-type="float" office:value="0.379928659402752" calcext:value-type="float">
            <text:p>0.379928659402752</text:p>
          </table:table-cell>
          <table:table-cell table:style-name="ce4" table:formula="of:=[$redistribution_low.E105]" office:value-type="float" office:value="0.446102527325754" calcext:value-type="float">
            <text:p>0.446102527325754</text:p>
          </table:table-cell>
          <table:table-cell/>
          <table:table-cell table:style-name="ce4" table:formula="of:=[$Redistribution_high.B105]" office:value-type="float" office:value="0.351939222562906" calcext:value-type="float">
            <text:p>0.351939222562906</text:p>
          </table:table-cell>
          <table:table-cell table:style-name="ce4" table:formula="of:=[$Redistribution_high.C105]" office:value-type="float" office:value="0.386247497261116" calcext:value-type="float">
            <text:p>0.386247497261116</text:p>
          </table:table-cell>
          <table:table-cell table:style-name="ce4" table:formula="of:=[$Redistribution_high.D105]" office:value-type="float" office:value="0.353949698027812" calcext:value-type="float">
            <text:p>0.353949698027812</text:p>
          </table:table-cell>
          <table:table-cell table:style-name="ce4" table:formula="of:=[$Redistribution_high.E105]" office:value-type="float" office:value="0.383184429874367" calcext:value-type="float">
            <text:p>0.383184429874367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ni yearly" table:style-name="ta4">
        <table:table-column table:style-name="co6" table:number-columns-repeated="5" table:default-cell-style-name="ce3"/>
        <table:table-column table:style-name="co2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.4249406777</text:p>
          </table:table-cell>
          <table:table-cell table:formula="of:=[$'Gini per capita'.D4]" office:value-type="float" office:value="0.3906811662" calcext:value-type="float">
            <text:p>0.3906811662</text:p>
          </table:table-cell>
          <table:table-cell table:formula="of:=[$'Gini per capita'.E4]" office:value-type="float" office:value="0.4222738609" calcext:value-type="float">
            <text:p>0.4222738609</text:p>
          </table:table-cell>
          <table:table-cell table:formula="of:=[$'Gini per capita'.B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0.4249406777" calcext:value-type="float">
            <text:p>0.4249406777</text:p>
          </table:table-cell>
          <table:table-cell table:style-name="ce3" table:formula="of:=[.C4]" office:value-type="float" office:value="0.3906811662" calcext:value-type="float">
            <text:p>0.3906811662</text:p>
          </table:table-cell>
          <table:table-cell table:style-name="ce3" table:formula="of:=[.D4]" office:value-type="float" office:value="0.4222738609" calcext:value-type="float">
            <text:p>0.4222738609</text:p>
          </table:table-cell>
          <table:table-cell table:style-name="ce3" table:formula="of:=[.E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0.4249406777" calcext:value-type="float">
            <text:p>0.4249406777</text:p>
          </table:table-cell>
          <table:table-cell table:style-name="ce3" table:formula="of:=[.H4]" office:value-type="float" office:value="0.3906811662" calcext:value-type="float">
            <text:p>0.3906811662</text:p>
          </table:table-cell>
          <table:table-cell table:style-name="ce3" table:formula="of:=[.I4]" office:value-type="float" office:value="0.4222738609" calcext:value-type="float">
            <text:p>0.4222738609</text:p>
          </table:table-cell>
          <table:table-cell table:style-name="ce3" table:formula="of:=[.J4]" office:value-type="float" office:value="0.3863343567" calcext:value-type="float">
            <text:p>0.3863343567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.447859569640374</text:p>
          </table:table-cell>
          <table:table-cell table:formula="of:=AVERAGE([$'Gini per capita'.D5:.D8])" office:value-type="float" office:value="0.409756672021305" calcext:value-type="float">
            <text:p>0.409756672021305</text:p>
          </table:table-cell>
          <table:table-cell table:formula="of:=AVERAGE([$'Gini per capita'.E5:.E8])" office:value-type="float" office:value="0.434606868246303" calcext:value-type="float">
            <text:p>0.434606868246303</text:p>
          </table:table-cell>
          <table:table-cell table:formula="of:=AVERAGE([$'Gini per capita'.B5:.B8])" office:value-type="float" office:value="0.394970909992538" calcext:value-type="float">
            <text:p>0.39497090999253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Gini per capita'.H5:.H8])" office:value-type="float" office:value="0.447859569640374" calcext:value-type="float">
            <text:p>0.447859569640374</text:p>
          </table:table-cell>
          <table:table-cell table:style-name="ce3" table:formula="of:=AVERAGE([$'Gini per capita'.I5:.I8])" office:value-type="float" office:value="0.409756672021305" calcext:value-type="float">
            <text:p>0.409756672021305</text:p>
          </table:table-cell>
          <table:table-cell table:style-name="ce3" table:formula="of:=AVERAGE([$'Gini per capita'.J5:.J8])" office:value-type="float" office:value="0.434606868246302" calcext:value-type="float">
            <text:p>0.434606868246302</text:p>
          </table:table-cell>
          <table:table-cell table:style-name="ce3" table:formula="of:=AVERAGE([$'Gini per capita'.G5:.G8])" office:value-type="float" office:value="0.394970909992538" calcext:value-type="float">
            <text:p>0.39497090999253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Gini per capita'.M5:.M8])" office:value-type="float" office:value="0.447859569640374" calcext:value-type="float">
            <text:p>0.447859569640374</text:p>
          </table:table-cell>
          <table:table-cell table:style-name="ce3" table:formula="of:=AVERAGE([$'Gini per capita'.N5:.N8])" office:value-type="float" office:value="0.409756672021305" calcext:value-type="float">
            <text:p>0.409756672021305</text:p>
          </table:table-cell>
          <table:table-cell table:style-name="ce3" table:formula="of:=AVERAGE([$'Gini per capita'.O5:.O8])" office:value-type="float" office:value="0.434606868246302" calcext:value-type="float">
            <text:p>0.434606868246302</text:p>
          </table:table-cell>
          <table:table-cell table:style-name="ce3" table:formula="of:=AVERAGE([$'Gini per capita'.L5:.L8])" office:value-type="float" office:value="0.394970909992538" calcext:value-type="float">
            <text:p>0.39497090999253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.446434658287958</text:p>
          </table:table-cell>
          <table:table-cell table:formula="of:=AVERAGE([$'Gini per capita'.D9:.D12])" office:value-type="float" office:value="0.410636665027822" calcext:value-type="float">
            <text:p>0.410636665027822</text:p>
          </table:table-cell>
          <table:table-cell table:formula="of:=AVERAGE([$'Gini per capita'.E9:.E12])" office:value-type="float" office:value="0.430340305912435" calcext:value-type="float">
            <text:p>0.430340305912435</text:p>
          </table:table-cell>
          <table:table-cell table:formula="of:=AVERAGE([$'Gini per capita'.B9:.B12])" office:value-type="float" office:value="0.394811069209892" calcext:value-type="float">
            <text:p>0.394811069209892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Gini per capita'.H9:.H12])" office:value-type="float" office:value="0.446434658287958" calcext:value-type="float">
            <text:p>0.446434658287958</text:p>
          </table:table-cell>
          <table:table-cell table:style-name="ce3" table:formula="of:=AVERAGE([$'Gini per capita'.I9:.I12])" office:value-type="float" office:value="0.410636665027822" calcext:value-type="float">
            <text:p>0.410636665027822</text:p>
          </table:table-cell>
          <table:table-cell table:style-name="ce3" table:formula="of:=AVERAGE([$'Gini per capita'.J9:.J12])" office:value-type="float" office:value="0.430340305912435" calcext:value-type="float">
            <text:p>0.430340305912435</text:p>
          </table:table-cell>
          <table:table-cell table:style-name="ce3" table:formula="of:=AVERAGE([$'Gini per capita'.G9:.G12])" office:value-type="float" office:value="0.394811069209892" calcext:value-type="float">
            <text:p>0.394811069209892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Gini per capita'.M9:.M12])" office:value-type="float" office:value="0.446434658287958" calcext:value-type="float">
            <text:p>0.446434658287958</text:p>
          </table:table-cell>
          <table:table-cell table:style-name="ce3" table:formula="of:=AVERAGE([$'Gini per capita'.N9:.N12])" office:value-type="float" office:value="0.410636665027822" calcext:value-type="float">
            <text:p>0.410636665027822</text:p>
          </table:table-cell>
          <table:table-cell table:style-name="ce3" table:formula="of:=AVERAGE([$'Gini per capita'.O9:.O12])" office:value-type="float" office:value="0.430340305912435" calcext:value-type="float">
            <text:p>0.430340305912435</text:p>
          </table:table-cell>
          <table:table-cell table:style-name="ce3" table:formula="of:=AVERAGE([$'Gini per capita'.L9:.L12])" office:value-type="float" office:value="0.394811069209892" calcext:value-type="float">
            <text:p>0.394811069209892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.448231142674563</text:p>
          </table:table-cell>
          <table:table-cell table:formula="of:=AVERAGE([$'Gini per capita'.D13:.D16])" office:value-type="float" office:value="0.408363230161119" calcext:value-type="float">
            <text:p>0.408363230161119</text:p>
          </table:table-cell>
          <table:table-cell table:formula="of:=AVERAGE([$'Gini per capita'.E13:.E16])" office:value-type="float" office:value="0.428497123538641" calcext:value-type="float">
            <text:p>0.428497123538641</text:p>
          </table:table-cell>
          <table:table-cell table:formula="of:=AVERAGE([$'Gini per capita'.B13:.B16])" office:value-type="float" office:value="0.38984118436168" calcext:value-type="float">
            <text:p>0.38984118436168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Gini per capita'.H13:.H16])" office:value-type="float" office:value="0.448231142674563" calcext:value-type="float">
            <text:p>0.448231142674563</text:p>
          </table:table-cell>
          <table:table-cell table:style-name="ce3" table:formula="of:=AVERAGE([$'Gini per capita'.I13:.I16])" office:value-type="float" office:value="0.408363230161119" calcext:value-type="float">
            <text:p>0.408363230161119</text:p>
          </table:table-cell>
          <table:table-cell table:style-name="ce3" table:formula="of:=AVERAGE([$'Gini per capita'.J13:.J16])" office:value-type="float" office:value="0.428497123538641" calcext:value-type="float">
            <text:p>0.428497123538641</text:p>
          </table:table-cell>
          <table:table-cell table:style-name="ce3" table:formula="of:=AVERAGE([$'Gini per capita'.G13:.G16])" office:value-type="float" office:value="0.389841184361681" calcext:value-type="float">
            <text:p>0.389841184361681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Gini per capita'.M13:.M16])" office:value-type="float" office:value="0.448231142674563" calcext:value-type="float">
            <text:p>0.448231142674563</text:p>
          </table:table-cell>
          <table:table-cell table:style-name="ce3" table:formula="of:=AVERAGE([$'Gini per capita'.N13:.N16])" office:value-type="float" office:value="0.408363230161119" calcext:value-type="float">
            <text:p>0.408363230161119</text:p>
          </table:table-cell>
          <table:table-cell table:style-name="ce3" table:formula="of:=AVERAGE([$'Gini per capita'.O13:.O16])" office:value-type="float" office:value="0.428497123538641" calcext:value-type="float">
            <text:p>0.428497123538641</text:p>
          </table:table-cell>
          <table:table-cell table:style-name="ce3" table:formula="of:=AVERAGE([$'Gini per capita'.L13:.L16])" office:value-type="float" office:value="0.389841184361681" calcext:value-type="float">
            <text:p>0.389841184361681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.448560296445637</text:p>
          </table:table-cell>
          <table:table-cell table:formula="of:=AVERAGE([$'Gini per capita'.D17:.D20])" office:value-type="float" office:value="0.408547295909201" calcext:value-type="float">
            <text:p>0.408547295909201</text:p>
          </table:table-cell>
          <table:table-cell table:formula="of:=AVERAGE([$'Gini per capita'.E17:.E20])" office:value-type="float" office:value="0.428131858096523" calcext:value-type="float">
            <text:p>0.428131858096523</text:p>
          </table:table-cell>
          <table:table-cell table:formula="of:=AVERAGE([$'Gini per capita'.B17:.B20])" office:value-type="float" office:value="0.390258472579818" calcext:value-type="float">
            <text:p>0.390258472579818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Gini per capita'.H17:.H20])" office:value-type="float" office:value="0.448560296445637" calcext:value-type="float">
            <text:p>0.448560296445637</text:p>
          </table:table-cell>
          <table:table-cell table:style-name="ce3" table:formula="of:=AVERAGE([$'Gini per capita'.I17:.I20])" office:value-type="float" office:value="0.408547295909201" calcext:value-type="float">
            <text:p>0.408547295909201</text:p>
          </table:table-cell>
          <table:table-cell table:style-name="ce3" table:formula="of:=AVERAGE([$'Gini per capita'.J17:.J20])" office:value-type="float" office:value="0.428131858096523" calcext:value-type="float">
            <text:p>0.428131858096523</text:p>
          </table:table-cell>
          <table:table-cell table:style-name="ce3" table:formula="of:=AVERAGE([$'Gini per capita'.G17:.G20])" office:value-type="float" office:value="0.390258472579819" calcext:value-type="float">
            <text:p>0.390258472579819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Gini per capita'.M17:.M20])" office:value-type="float" office:value="0.448560296445637" calcext:value-type="float">
            <text:p>0.448560296445637</text:p>
          </table:table-cell>
          <table:table-cell table:style-name="ce3" table:formula="of:=AVERAGE([$'Gini per capita'.N17:.N20])" office:value-type="float" office:value="0.408547295909201" calcext:value-type="float">
            <text:p>0.408547295909201</text:p>
          </table:table-cell>
          <table:table-cell table:style-name="ce3" table:formula="of:=AVERAGE([$'Gini per capita'.O17:.O20])" office:value-type="float" office:value="0.428131858096523" calcext:value-type="float">
            <text:p>0.428131858096523</text:p>
          </table:table-cell>
          <table:table-cell table:style-name="ce3" table:formula="of:=AVERAGE([$'Gini per capita'.L17:.L20])" office:value-type="float" office:value="0.390258472579819" calcext:value-type="float">
            <text:p>0.390258472579819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.449172347646361</text:p>
          </table:table-cell>
          <table:table-cell table:formula="of:=AVERAGE([$'Gini per capita'.D21:.D24])" office:value-type="float" office:value="0.40808458477225" calcext:value-type="float">
            <text:p>0.40808458477225</text:p>
          </table:table-cell>
          <table:table-cell table:formula="of:=AVERAGE([$'Gini per capita'.E21:.E24])" office:value-type="float" office:value="0.426534512285447" calcext:value-type="float">
            <text:p>0.426534512285447</text:p>
          </table:table-cell>
          <table:table-cell table:formula="of:=AVERAGE([$'Gini per capita'.B21:.B24])" office:value-type="float" office:value="0.387817163937896" calcext:value-type="float">
            <text:p>0.387817163937896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Gini per capita'.H21:.H24])" office:value-type="float" office:value="0.44909217471202" calcext:value-type="float">
            <text:p>0.44909217471202</text:p>
          </table:table-cell>
          <table:table-cell table:style-name="ce3" table:formula="of:=AVERAGE([$'Gini per capita'.I21:.I24])" office:value-type="float" office:value="0.408090674454835" calcext:value-type="float">
            <text:p>0.408090674454835</text:p>
          </table:table-cell>
          <table:table-cell table:style-name="ce3" table:formula="of:=AVERAGE([$'Gini per capita'.J21:.J24])" office:value-type="float" office:value="0.426451884429823" calcext:value-type="float">
            <text:p>0.426451884429823</text:p>
          </table:table-cell>
          <table:table-cell table:style-name="ce3" table:formula="of:=AVERAGE([$'Gini per capita'.G21:.G24])" office:value-type="float" office:value="0.387820739543056" calcext:value-type="float">
            <text:p>0.387820739543056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Gini per capita'.M21:.M24])" office:value-type="float" office:value="0.44909217471202" calcext:value-type="float">
            <text:p>0.44909217471202</text:p>
          </table:table-cell>
          <table:table-cell table:style-name="ce3" table:formula="of:=AVERAGE([$'Gini per capita'.N21:.N24])" office:value-type="float" office:value="0.408090674514004" calcext:value-type="float">
            <text:p>0.408090674514004</text:p>
          </table:table-cell>
          <table:table-cell table:style-name="ce3" table:formula="of:=AVERAGE([$'Gini per capita'.O21:.O24])" office:value-type="float" office:value="0.426451884429823" calcext:value-type="float">
            <text:p>0.426451884429823</text:p>
          </table:table-cell>
          <table:table-cell table:style-name="ce3" table:formula="of:=AVERAGE([$'Gini per capita'.L21:.L24])" office:value-type="float" office:value="0.387820739602976" calcext:value-type="float">
            <text:p>0.387820739602976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5699842841107" calcext:value-type="float">
            <text:p>0.455699842841107</text:p>
          </table:table-cell>
          <table:table-cell table:formula="of:=AVERAGE([$'Gini per capita'.D25:.D28])" office:value-type="float" office:value="0.400870226665505" calcext:value-type="float">
            <text:p>0.400870226665505</text:p>
          </table:table-cell>
          <table:table-cell table:formula="of:=AVERAGE([$'Gini per capita'.E25:.E28])" office:value-type="float" office:value="0.435270647058315" calcext:value-type="float">
            <text:p>0.435270647058315</text:p>
          </table:table-cell>
          <table:table-cell table:formula="of:=AVERAGE([$'Gini per capita'.B25:.B28])" office:value-type="float" office:value="0.38305246088392" calcext:value-type="float">
            <text:p>0.38305246088392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Gini per capita'.H25:.H28])" office:value-type="float" office:value="0.455453080917183" calcext:value-type="float">
            <text:p>0.455453080917183</text:p>
          </table:table-cell>
          <table:table-cell table:style-name="ce3" table:formula="of:=AVERAGE([$'Gini per capita'.I25:.I28])" office:value-type="float" office:value="0.400528086772676" calcext:value-type="float">
            <text:p>0.400528086772676</text:p>
          </table:table-cell>
          <table:table-cell table:style-name="ce3" table:formula="of:=AVERAGE([$'Gini per capita'.J25:.J28])" office:value-type="float" office:value="0.435061370247031" calcext:value-type="float">
            <text:p>0.435061370247031</text:p>
          </table:table-cell>
          <table:table-cell table:style-name="ce3" table:formula="of:=AVERAGE([$'Gini per capita'.G25:.G28])" office:value-type="float" office:value="0.382742400678397" calcext:value-type="float">
            <text:p>0.382742400678397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Gini per capita'.M25:.M28])" office:value-type="float" office:value="0.455453080917183" calcext:value-type="float">
            <text:p>0.455453080917183</text:p>
          </table:table-cell>
          <table:table-cell table:style-name="ce3" table:formula="of:=AVERAGE([$'Gini per capita'.N25:.N28])" office:value-type="float" office:value="0.400336617527711" calcext:value-type="float">
            <text:p>0.400336617527711</text:p>
          </table:table-cell>
          <table:table-cell table:style-name="ce3" table:formula="of:=AVERAGE([$'Gini per capita'.O25:.O28])" office:value-type="float" office:value="0.434893288901514" calcext:value-type="float">
            <text:p>0.434893288901514</text:p>
          </table:table-cell>
          <table:table-cell table:style-name="ce3" table:formula="of:=AVERAGE([$'Gini per capita'.L25:.L28])" office:value-type="float" office:value="0.382465440696525" calcext:value-type="float">
            <text:p>0.382465440696525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60175113993514" calcext:value-type="float">
            <text:p>0.460175113993514</text:p>
          </table:table-cell>
          <table:table-cell table:formula="of:=AVERAGE([$'Gini per capita'.D29:.D32])" office:value-type="float" office:value="0.406242315989694" calcext:value-type="float">
            <text:p>0.406242315989694</text:p>
          </table:table-cell>
          <table:table-cell table:formula="of:=AVERAGE([$'Gini per capita'.E29:.E32])" office:value-type="float" office:value="0.438919982434292" calcext:value-type="float">
            <text:p>0.438919982434292</text:p>
          </table:table-cell>
          <table:table-cell table:formula="of:=AVERAGE([$'Gini per capita'.B29:.B32])" office:value-type="float" office:value="0.387585952290368" calcext:value-type="float">
            <text:p>0.387585952290368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Gini per capita'.H29:.H32])" office:value-type="float" office:value="0.460264095042281" calcext:value-type="float">
            <text:p>0.460264095042281</text:p>
          </table:table-cell>
          <table:table-cell table:style-name="ce3" table:formula="of:=AVERAGE([$'Gini per capita'.I29:.I32])" office:value-type="float" office:value="0.40625752028204" calcext:value-type="float">
            <text:p>0.40625752028204</text:p>
          </table:table-cell>
          <table:table-cell table:style-name="ce3" table:formula="of:=AVERAGE([$'Gini per capita'.J29:.J32])" office:value-type="float" office:value="0.439177822890607" calcext:value-type="float">
            <text:p>0.439177822890607</text:p>
          </table:table-cell>
          <table:table-cell table:style-name="ce3" table:formula="of:=AVERAGE([$'Gini per capita'.G29:.G32])" office:value-type="float" office:value="0.387705932165958" calcext:value-type="float">
            <text:p>0.387705932165958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Gini per capita'.M29:.M32])" office:value-type="float" office:value="0.460058978586945" calcext:value-type="float">
            <text:p>0.460058978586945</text:p>
          </table:table-cell>
          <table:table-cell table:style-name="ce3" table:formula="of:=AVERAGE([$'Gini per capita'.N29:.N32])" office:value-type="float" office:value="0.40608404890203" calcext:value-type="float">
            <text:p>0.40608404890203</text:p>
          </table:table-cell>
          <table:table-cell table:style-name="ce3" table:formula="of:=AVERAGE([$'Gini per capita'.O29:.O32])" office:value-type="float" office:value="0.438664682707317" calcext:value-type="float">
            <text:p>0.438664682707317</text:p>
          </table:table-cell>
          <table:table-cell table:style-name="ce3" table:formula="of:=AVERAGE([$'Gini per capita'.L29:.L32])" office:value-type="float" office:value="0.38735053837676" calcext:value-type="float">
            <text:p>0.38735053837676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61731604023775" calcext:value-type="float">
            <text:p>0.461731604023775</text:p>
          </table:table-cell>
          <table:table-cell table:formula="of:=AVERAGE([$'Gini per capita'.D33:.D36])" office:value-type="float" office:value="0.405732666166897" calcext:value-type="float">
            <text:p>0.405732666166897</text:p>
          </table:table-cell>
          <table:table-cell table:formula="of:=AVERAGE([$'Gini per capita'.E33:.E36])" office:value-type="float" office:value="0.439971384208522" calcext:value-type="float">
            <text:p>0.439971384208522</text:p>
          </table:table-cell>
          <table:table-cell table:formula="of:=AVERAGE([$'Gini per capita'.B33:.B36])" office:value-type="float" office:value="0.387416469192653" calcext:value-type="float">
            <text:p>0.387416469192653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Gini per capita'.H33:.H36])" office:value-type="float" office:value="0.462624140817371" calcext:value-type="float">
            <text:p>0.462624140817371</text:p>
          </table:table-cell>
          <table:table-cell table:style-name="ce3" table:formula="of:=AVERAGE([$'Gini per capita'.I33:.I36])" office:value-type="float" office:value="0.407078124133422" calcext:value-type="float">
            <text:p>0.407078124133422</text:p>
          </table:table-cell>
          <table:table-cell table:style-name="ce3" table:formula="of:=AVERAGE([$'Gini per capita'.J33:.J36])" office:value-type="float" office:value="0.441260732001986" calcext:value-type="float">
            <text:p>0.441260732001986</text:p>
          </table:table-cell>
          <table:table-cell table:style-name="ce3" table:formula="of:=AVERAGE([$'Gini per capita'.G33:.G36])" office:value-type="float" office:value="0.388884434881997" calcext:value-type="float">
            <text:p>0.388884434881997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Gini per capita'.M33:.M36])" office:value-type="float" office:value="0.460780514088142" calcext:value-type="float">
            <text:p>0.460780514088142</text:p>
          </table:table-cell>
          <table:table-cell table:style-name="ce3" table:formula="of:=AVERAGE([$'Gini per capita'.N33:.N36])" office:value-type="float" office:value="0.405663240801543" calcext:value-type="float">
            <text:p>0.405663240801543</text:p>
          </table:table-cell>
          <table:table-cell table:style-name="ce3" table:formula="of:=AVERAGE([$'Gini per capita'.O33:.O36])" office:value-type="float" office:value="0.439207239510286" calcext:value-type="float">
            <text:p>0.439207239510286</text:p>
          </table:table-cell>
          <table:table-cell table:style-name="ce3" table:formula="of:=AVERAGE([$'Gini per capita'.L33:.L36])" office:value-type="float" office:value="0.387373277249735" calcext:value-type="float">
            <text:p>0.387373277249735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61486155913868" calcext:value-type="float">
            <text:p>0.461486155913868</text:p>
          </table:table-cell>
          <table:table-cell table:formula="of:=AVERAGE([$'Gini per capita'.D37:.D40])" office:value-type="float" office:value="0.400466813327161" calcext:value-type="float">
            <text:p>0.400466813327161</text:p>
          </table:table-cell>
          <table:table-cell table:formula="of:=AVERAGE([$'Gini per capita'.E37:.E40])" office:value-type="float" office:value="0.439625340385924" calcext:value-type="float">
            <text:p>0.439625340385924</text:p>
          </table:table-cell>
          <table:table-cell table:formula="of:=AVERAGE([$'Gini per capita'.B37:.B40])" office:value-type="float" office:value="0.383453449559813" calcext:value-type="float">
            <text:p>0.383453449559813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Gini per capita'.H37:.H40])" office:value-type="float" office:value="0.464808970000959" calcext:value-type="float">
            <text:p>0.464808970000959</text:p>
          </table:table-cell>
          <table:table-cell table:style-name="ce3" table:formula="of:=AVERAGE([$'Gini per capita'.I37:.I40])" office:value-type="float" office:value="0.404422287863912" calcext:value-type="float">
            <text:p>0.404422287863912</text:p>
          </table:table-cell>
          <table:table-cell table:style-name="ce3" table:formula="of:=AVERAGE([$'Gini per capita'.J37:.J40])" office:value-type="float" office:value="0.440999164212987" calcext:value-type="float">
            <text:p>0.440999164212987</text:p>
          </table:table-cell>
          <table:table-cell table:style-name="ce3" table:formula="of:=AVERAGE([$'Gini per capita'.G37:.G40])" office:value-type="float" office:value="0.385933642836543" calcext:value-type="float">
            <text:p>0.385933642836543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Gini per capita'.M37:.M40])" office:value-type="float" office:value="0.461793551421026" calcext:value-type="float">
            <text:p>0.461793551421026</text:p>
          </table:table-cell>
          <table:table-cell table:style-name="ce3" table:formula="of:=AVERAGE([$'Gini per capita'.N37:.N40])" office:value-type="float" office:value="0.399683148233815" calcext:value-type="float">
            <text:p>0.399683148233815</text:p>
          </table:table-cell>
          <table:table-cell table:style-name="ce3" table:formula="of:=AVERAGE([$'Gini per capita'.O37:.O40])" office:value-type="float" office:value="0.438141480866156" calcext:value-type="float">
            <text:p>0.438141480866156</text:p>
          </table:table-cell>
          <table:table-cell table:style-name="ce3" table:formula="of:=AVERAGE([$'Gini per capita'.L37:.L40])" office:value-type="float" office:value="0.381504908022032" calcext:value-type="float">
            <text:p>0.381504908022032</text:p>
          </table:table-cell>
          <table:table-cell/>
          <table:table-cell>
            <draw:frame table:end-cell-address="'Gini yearly'.Z47" table:end-x="8.05pt" table:end-y="10.15pt" draw:z-index="2" draw:name="Chart 8" draw:style-name="gr1" draw:text-style-name="P1" svg:width="563.7pt" svg:height="505.59pt" svg:x="2.41pt" svg:y="14.57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58507866360187" calcext:value-type="float">
            <text:p>0.458507866360187</text:p>
          </table:table-cell>
          <table:table-cell table:formula="of:=AVERAGE([$'Gini per capita'.D41:.D44])" office:value-type="float" office:value="0.394706751381741" calcext:value-type="float">
            <text:p>0.394706751381741</text:p>
          </table:table-cell>
          <table:table-cell table:formula="of:=AVERAGE([$'Gini per capita'.E41:.E44])" office:value-type="float" office:value="0.436054519233297" calcext:value-type="float">
            <text:p>0.436054519233297</text:p>
          </table:table-cell>
          <table:table-cell table:formula="of:=AVERAGE([$'Gini per capita'.B41:.B44])" office:value-type="float" office:value="0.377815446690427" calcext:value-type="float">
            <text:p>0.377815446690427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Gini per capita'.H41:.H44])" office:value-type="float" office:value="0.467048492127131" calcext:value-type="float">
            <text:p>0.467048492127131</text:p>
          </table:table-cell>
          <table:table-cell table:style-name="ce3" table:formula="of:=AVERAGE([$'Gini per capita'.I41:.I44])" office:value-type="float" office:value="0.399576778620048" calcext:value-type="float">
            <text:p>0.399576778620048</text:p>
          </table:table-cell>
          <table:table-cell table:style-name="ce3" table:formula="of:=AVERAGE([$'Gini per capita'.J41:.J44])" office:value-type="float" office:value="0.442111985936836" calcext:value-type="float">
            <text:p>0.442111985936836</text:p>
          </table:table-cell>
          <table:table-cell table:style-name="ce3" table:formula="of:=AVERAGE([$'Gini per capita'.G41:.G44])" office:value-type="float" office:value="0.381185828664328" calcext:value-type="float">
            <text:p>0.381185828664328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Gini per capita'.M41:.M44])" office:value-type="float" office:value="0.463870264873351" calcext:value-type="float">
            <text:p>0.463870264873351</text:p>
          </table:table-cell>
          <table:table-cell table:style-name="ce3" table:formula="of:=AVERAGE([$'Gini per capita'.N41:.N44])" office:value-type="float" office:value="0.39969864908734" calcext:value-type="float">
            <text:p>0.39969864908734</text:p>
          </table:table-cell>
          <table:table-cell table:style-name="ce3" table:formula="of:=AVERAGE([$'Gini per capita'.O41:.O44])" office:value-type="float" office:value="0.439912001448069" calcext:value-type="float">
            <text:p>0.439912001448069</text:p>
          </table:table-cell>
          <table:table-cell table:style-name="ce3" table:formula="of:=AVERAGE([$'Gini per capita'.L41:.L44])" office:value-type="float" office:value="0.381758985146142" calcext:value-type="float">
            <text:p>0.381758985146142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58490388751384" calcext:value-type="float">
            <text:p>0.458490388751384</text:p>
          </table:table-cell>
          <table:table-cell table:formula="of:=AVERAGE([$'Gini per capita'.D45:.D48])" office:value-type="float" office:value="0.393883791023692" calcext:value-type="float">
            <text:p>0.393883791023692</text:p>
          </table:table-cell>
          <table:table-cell table:formula="of:=AVERAGE([$'Gini per capita'.E45:.E48])" office:value-type="float" office:value="0.435488135278944" calcext:value-type="float">
            <text:p>0.435488135278944</text:p>
          </table:table-cell>
          <table:table-cell table:formula="of:=AVERAGE([$'Gini per capita'.B45:.B48])" office:value-type="float" office:value="0.377083069984653" calcext:value-type="float">
            <text:p>0.377083069984653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Gini per capita'.H45:.H48])" office:value-type="float" office:value="0.471172591563783" calcext:value-type="float">
            <text:p>0.471172591563783</text:p>
          </table:table-cell>
          <table:table-cell table:style-name="ce3" table:formula="of:=AVERAGE([$'Gini per capita'.I45:.I48])" office:value-type="float" office:value="0.399247160295651" calcext:value-type="float">
            <text:p>0.399247160295651</text:p>
          </table:table-cell>
          <table:table-cell table:style-name="ce3" table:formula="of:=AVERAGE([$'Gini per capita'.J45:.J48])" office:value-type="float" office:value="0.446020794740372" calcext:value-type="float">
            <text:p>0.446020794740372</text:p>
          </table:table-cell>
          <table:table-cell table:style-name="ce3" table:formula="of:=AVERAGE([$'Gini per capita'.G45:.G48])" office:value-type="float" office:value="0.381178416882932" calcext:value-type="float">
            <text:p>0.381178416882932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Gini per capita'.M45:.M48])" office:value-type="float" office:value="0.454074743294076" calcext:value-type="float">
            <text:p>0.454074743294076</text:p>
          </table:table-cell>
          <table:table-cell table:style-name="ce3" table:formula="of:=AVERAGE([$'Gini per capita'.N45:.N48])" office:value-type="float" office:value="0.390866581189355" calcext:value-type="float">
            <text:p>0.390866581189355</text:p>
          </table:table-cell>
          <table:table-cell table:style-name="ce3" table:formula="of:=AVERAGE([$'Gini per capita'.O45:.O48])" office:value-type="float" office:value="0.432699992163533" calcext:value-type="float">
            <text:p>0.432699992163533</text:p>
          </table:table-cell>
          <table:table-cell table:style-name="ce3" table:formula="of:=AVERAGE([$'Gini per capita'.L45:.L48])" office:value-type="float" office:value="0.374994004260621" calcext:value-type="float">
            <text:p>0.374994004260621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56438444798642" calcext:value-type="float">
            <text:p>0.456438444798642</text:p>
          </table:table-cell>
          <table:table-cell table:formula="of:=AVERAGE([$'Gini per capita'.D49:.D52])" office:value-type="float" office:value="0.391428750476377" calcext:value-type="float">
            <text:p>0.391428750476377</text:p>
          </table:table-cell>
          <table:table-cell table:formula="of:=AVERAGE([$'Gini per capita'.E49:.E52])" office:value-type="float" office:value="0.432319846106878" calcext:value-type="float">
            <text:p>0.432319846106878</text:p>
          </table:table-cell>
          <table:table-cell table:formula="of:=AVERAGE([$'Gini per capita'.B49:.B52])" office:value-type="float" office:value="0.375128986687997" calcext:value-type="float">
            <text:p>0.375128986687997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Gini per capita'.H49:.H52])" office:value-type="float" office:value="0.466703848646009" calcext:value-type="float">
            <text:p>0.466703848646009</text:p>
          </table:table-cell>
          <table:table-cell table:style-name="ce3" table:formula="of:=AVERAGE([$'Gini per capita'.I49:.I52])" office:value-type="float" office:value="0.394520335186636" calcext:value-type="float">
            <text:p>0.394520335186636</text:p>
          </table:table-cell>
          <table:table-cell table:style-name="ce3" table:formula="of:=AVERAGE([$'Gini per capita'.J49:.J52])" office:value-type="float" office:value="0.444612896157498" calcext:value-type="float">
            <text:p>0.444612896157498</text:p>
          </table:table-cell>
          <table:table-cell table:style-name="ce3" table:formula="of:=AVERAGE([$'Gini per capita'.G49:.G52])" office:value-type="float" office:value="0.378728988141908" calcext:value-type="float">
            <text:p>0.378728988141908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Gini per capita'.M49:.M52])" office:value-type="float" office:value="0.45864342339012" calcext:value-type="float">
            <text:p>0.45864342339012</text:p>
          </table:table-cell>
          <table:table-cell table:style-name="ce3" table:formula="of:=AVERAGE([$'Gini per capita'.N49:.N52])" office:value-type="float" office:value="0.393349208933535" calcext:value-type="float">
            <text:p>0.393349208933535</text:p>
          </table:table-cell>
          <table:table-cell table:style-name="ce3" table:formula="of:=AVERAGE([$'Gini per capita'.O49:.O52])" office:value-type="float" office:value="0.435492946545654" calcext:value-type="float">
            <text:p>0.435492946545654</text:p>
          </table:table-cell>
          <table:table-cell table:style-name="ce3" table:formula="of:=AVERAGE([$'Gini per capita'.L49:.L52])" office:value-type="float" office:value="0.37735808978006" calcext:value-type="float">
            <text:p>0.37735808978006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5823337681087" calcext:value-type="float">
            <text:p>0.45823337681087</text:p>
          </table:table-cell>
          <table:table-cell table:formula="of:=AVERAGE([$'Gini per capita'.D53:.D56])" office:value-type="float" office:value="0.387093757527336" calcext:value-type="float">
            <text:p>0.387093757527336</text:p>
          </table:table-cell>
          <table:table-cell table:formula="of:=AVERAGE([$'Gini per capita'.E53:.E56])" office:value-type="float" office:value="0.436362389258159" calcext:value-type="float">
            <text:p>0.436362389258159</text:p>
          </table:table-cell>
          <table:table-cell table:formula="of:=AVERAGE([$'Gini per capita'.B53:.B56])" office:value-type="float" office:value="0.371570862052783" calcext:value-type="float">
            <text:p>0.371570862052783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Gini per capita'.H53:.H56])" office:value-type="float" office:value="0.468077094262348" calcext:value-type="float">
            <text:p>0.468077094262348</text:p>
          </table:table-cell>
          <table:table-cell table:style-name="ce3" table:formula="of:=AVERAGE([$'Gini per capita'.I53:.I56])" office:value-type="float" office:value="0.39455387238426" calcext:value-type="float">
            <text:p>0.39455387238426</text:p>
          </table:table-cell>
          <table:table-cell table:style-name="ce3" table:formula="of:=AVERAGE([$'Gini per capita'.J53:.J56])" office:value-type="float" office:value="0.447418630625569" calcext:value-type="float">
            <text:p>0.447418630625569</text:p>
          </table:table-cell>
          <table:table-cell table:style-name="ce3" table:formula="of:=AVERAGE([$'Gini per capita'.G53:.G56])" office:value-type="float" office:value="0.38017444223616" calcext:value-type="float">
            <text:p>0.38017444223616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Gini per capita'.M53:.M56])" office:value-type="float" office:value="0.448980463408184" calcext:value-type="float">
            <text:p>0.448980463408184</text:p>
          </table:table-cell>
          <table:table-cell table:style-name="ce3" table:formula="of:=AVERAGE([$'Gini per capita'.N53:.N56])" office:value-type="float" office:value="0.384121004989083" calcext:value-type="float">
            <text:p>0.384121004989083</text:p>
          </table:table-cell>
          <table:table-cell table:style-name="ce3" table:formula="of:=AVERAGE([$'Gini per capita'.O53:.O56])" office:value-type="float" office:value="0.429852464919289" calcext:value-type="float">
            <text:p>0.429852464919289</text:p>
          </table:table-cell>
          <table:table-cell table:style-name="ce3" table:formula="of:=AVERAGE([$'Gini per capita'.L53:.L56])" office:value-type="float" office:value="0.369531178992728" calcext:value-type="float">
            <text:p>0.369531178992728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65858199072667" calcext:value-type="float">
            <text:p>0.465858199072667</text:p>
          </table:table-cell>
          <table:table-cell table:formula="of:=AVERAGE([$'Gini per capita'.D57:.D60])" office:value-type="float" office:value="0.390112167973847" calcext:value-type="float">
            <text:p>0.390112167973847</text:p>
          </table:table-cell>
          <table:table-cell table:formula="of:=AVERAGE([$'Gini per capita'.E57:.E60])" office:value-type="float" office:value="0.444890510231172" calcext:value-type="float">
            <text:p>0.444890510231172</text:p>
          </table:table-cell>
          <table:table-cell table:formula="of:=AVERAGE([$'Gini per capita'.B57:.B60])" office:value-type="float" office:value="0.375801284773959" calcext:value-type="float">
            <text:p>0.375801284773959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Gini per capita'.H57:.H60])" office:value-type="float" office:value="0.466484720072423" calcext:value-type="float">
            <text:p>0.466484720072423</text:p>
          </table:table-cell>
          <table:table-cell table:style-name="ce3" table:formula="of:=AVERAGE([$'Gini per capita'.I57:.I60])" office:value-type="float" office:value="0.392910531366189" calcext:value-type="float">
            <text:p>0.392910531366189</text:p>
          </table:table-cell>
          <table:table-cell table:style-name="ce3" table:formula="of:=AVERAGE([$'Gini per capita'.J57:.J60])" office:value-type="float" office:value="0.446604358013333" calcext:value-type="float">
            <text:p>0.446604358013333</text:p>
          </table:table-cell>
          <table:table-cell table:style-name="ce3" table:formula="of:=AVERAGE([$'Gini per capita'.G57:.G60])" office:value-type="float" office:value="0.379687422997789" calcext:value-type="float">
            <text:p>0.379687422997789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Gini per capita'.M57:.M60])" office:value-type="float" office:value="0.449261038723516" calcext:value-type="float">
            <text:p>0.449261038723516</text:p>
          </table:table-cell>
          <table:table-cell table:style-name="ce3" table:formula="of:=AVERAGE([$'Gini per capita'.N57:.N60])" office:value-type="float" office:value="0.384692459635373" calcext:value-type="float">
            <text:p>0.384692459635373</text:p>
          </table:table-cell>
          <table:table-cell table:style-name="ce3" table:formula="of:=AVERAGE([$'Gini per capita'.O57:.O60])" office:value-type="float" office:value="0.430731450550126" calcext:value-type="float">
            <text:p>0.430731450550126</text:p>
          </table:table-cell>
          <table:table-cell table:style-name="ce3" table:formula="of:=AVERAGE([$'Gini per capita'.L57:.L60])" office:value-type="float" office:value="0.371358024361497" calcext:value-type="float">
            <text:p>0.371358024361497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60433174639978" calcext:value-type="float">
            <text:p>0.460433174639978</text:p>
          </table:table-cell>
          <table:table-cell table:formula="of:=AVERAGE([$'Gini per capita'.D61:.D64])" office:value-type="float" office:value="0.386187990277921" calcext:value-type="float">
            <text:p>0.386187990277921</text:p>
          </table:table-cell>
          <table:table-cell table:formula="of:=AVERAGE([$'Gini per capita'.E61:.E64])" office:value-type="float" office:value="0.443196140795348" calcext:value-type="float">
            <text:p>0.443196140795348</text:p>
          </table:table-cell>
          <table:table-cell table:formula="of:=AVERAGE([$'Gini per capita'.B61:.B64])" office:value-type="float" office:value="0.373760419479822" calcext:value-type="float">
            <text:p>0.373760419479822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Gini per capita'.H61:.H64])" office:value-type="float" office:value="0.458246764451528" calcext:value-type="float">
            <text:p>0.458246764451528</text:p>
          </table:table-cell>
          <table:table-cell table:style-name="ce3" table:formula="of:=AVERAGE([$'Gini per capita'.I61:.I64])" office:value-type="float" office:value="0.386197530039757" calcext:value-type="float">
            <text:p>0.386197530039757</text:p>
          </table:table-cell>
          <table:table-cell table:style-name="ce3" table:formula="of:=AVERAGE([$'Gini per capita'.J61:.J64])" office:value-type="float" office:value="0.444101812975589" calcext:value-type="float">
            <text:p>0.444101812975589</text:p>
          </table:table-cell>
          <table:table-cell table:style-name="ce3" table:formula="of:=AVERAGE([$'Gini per capita'.G61:.G64])" office:value-type="float" office:value="0.375662035830101" calcext:value-type="float">
            <text:p>0.375662035830101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Gini per capita'.M61:.M64])" office:value-type="float" office:value="0.444578480275083" calcext:value-type="float">
            <text:p>0.444578480275083</text:p>
          </table:table-cell>
          <table:table-cell table:style-name="ce3" table:formula="of:=AVERAGE([$'Gini per capita'.N61:.N64])" office:value-type="float" office:value="0.382431314760651" calcext:value-type="float">
            <text:p>0.382431314760651</text:p>
          </table:table-cell>
          <table:table-cell table:style-name="ce3" table:formula="of:=AVERAGE([$'Gini per capita'.O61:.O64])" office:value-type="float" office:value="0.427736615944362" calcext:value-type="float">
            <text:p>0.427736615944362</text:p>
          </table:table-cell>
          <table:table-cell table:style-name="ce3" table:formula="of:=AVERAGE([$'Gini per capita'.L61:.L64])" office:value-type="float" office:value="0.370362792815393" calcext:value-type="float">
            <text:p>0.370362792815393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55893381448732" calcext:value-type="float">
            <text:p>0.455893381448732</text:p>
          </table:table-cell>
          <table:table-cell table:formula="of:=AVERAGE([$'Gini per capita'.D65:.D68])" office:value-type="float" office:value="0.386841392043739" calcext:value-type="float">
            <text:p>0.386841392043739</text:p>
          </table:table-cell>
          <table:table-cell table:formula="of:=AVERAGE([$'Gini per capita'.E65:.E68])" office:value-type="float" office:value="0.441860099179808" calcext:value-type="float">
            <text:p>0.441860099179808</text:p>
          </table:table-cell>
          <table:table-cell table:formula="of:=AVERAGE([$'Gini per capita'.B65:.B68])" office:value-type="float" office:value="0.376230822602659" calcext:value-type="float">
            <text:p>0.376230822602659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Gini per capita'.H65:.H68])" office:value-type="float" office:value="0.460320309105361" calcext:value-type="float">
            <text:p>0.460320309105361</text:p>
          </table:table-cell>
          <table:table-cell table:style-name="ce3" table:formula="of:=AVERAGE([$'Gini per capita'.I65:.I68])" office:value-type="float" office:value="0.389654985874224" calcext:value-type="float">
            <text:p>0.389654985874224</text:p>
          </table:table-cell>
          <table:table-cell table:style-name="ce3" table:formula="of:=AVERAGE([$'Gini per capita'.J65:.J68])" office:value-type="float" office:value="0.446232681599214" calcext:value-type="float">
            <text:p>0.446232681599214</text:p>
          </table:table-cell>
          <table:table-cell table:style-name="ce3" table:formula="of:=AVERAGE([$'Gini per capita'.G65:.G68])" office:value-type="float" office:value="0.379528798687881" calcext:value-type="float">
            <text:p>0.379528798687881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Gini per capita'.M65:.M68])" office:value-type="float" office:value="0.452239156814002" calcext:value-type="float">
            <text:p>0.452239156814002</text:p>
          </table:table-cell>
          <table:table-cell table:style-name="ce3" table:formula="of:=AVERAGE([$'Gini per capita'.N65:.N68])" office:value-type="float" office:value="0.384338229354406" calcext:value-type="float">
            <text:p>0.384338229354406</text:p>
          </table:table-cell>
          <table:table-cell table:style-name="ce3" table:formula="of:=AVERAGE([$'Gini per capita'.O65:.O68])" office:value-type="float" office:value="0.437862380038786" calcext:value-type="float">
            <text:p>0.437862380038786</text:p>
          </table:table-cell>
          <table:table-cell table:style-name="ce3" table:formula="of:=AVERAGE([$'Gini per capita'.L65:.L68])" office:value-type="float" office:value="0.374684075395304" calcext:value-type="float">
            <text:p>0.374684075395304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53222989032457" calcext:value-type="float">
            <text:p>0.453222989032457</text:p>
          </table:table-cell>
          <table:table-cell table:formula="of:=AVERAGE([$'Gini per capita'.D69:.D72])" office:value-type="float" office:value="0.382106704592846" calcext:value-type="float">
            <text:p>0.382106704592846</text:p>
          </table:table-cell>
          <table:table-cell table:formula="of:=AVERAGE([$'Gini per capita'.E69:.E72])" office:value-type="float" office:value="0.438644646501771" calcext:value-type="float">
            <text:p>0.438644646501771</text:p>
          </table:table-cell>
          <table:table-cell table:formula="of:=AVERAGE([$'Gini per capita'.B69:.B72])" office:value-type="float" office:value="0.372146621484712" calcext:value-type="float">
            <text:p>0.372146621484712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Gini per capita'.H69:.H72])" office:value-type="float" office:value="0.460872952517976" calcext:value-type="float">
            <text:p>0.460872952517976</text:p>
          </table:table-cell>
          <table:table-cell table:style-name="ce3" table:formula="of:=AVERAGE([$'Gini per capita'.I69:.I72])" office:value-type="float" office:value="0.385835235961545" calcext:value-type="float">
            <text:p>0.385835235961545</text:p>
          </table:table-cell>
          <table:table-cell table:style-name="ce3" table:formula="of:=AVERAGE([$'Gini per capita'.J69:.J72])" office:value-type="float" office:value="0.449439233295312" calcext:value-type="float">
            <text:p>0.449439233295312</text:p>
          </table:table-cell>
          <table:table-cell table:style-name="ce3" table:formula="of:=AVERAGE([$'Gini per capita'.G69:.G72])" office:value-type="float" office:value="0.378425169762155" calcext:value-type="float">
            <text:p>0.378425169762155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Gini per capita'.M69:.M72])" office:value-type="float" office:value="0.45196299547013" calcext:value-type="float">
            <text:p>0.45196299547013</text:p>
          </table:table-cell>
          <table:table-cell table:style-name="ce3" table:formula="of:=AVERAGE([$'Gini per capita'.N69:.N72])" office:value-type="float" office:value="0.382177041200522" calcext:value-type="float">
            <text:p>0.382177041200522</text:p>
          </table:table-cell>
          <table:table-cell table:style-name="ce3" table:formula="of:=AVERAGE([$'Gini per capita'.O69:.O72])" office:value-type="float" office:value="0.439759230281419" calcext:value-type="float">
            <text:p>0.439759230281419</text:p>
          </table:table-cell>
          <table:table-cell table:style-name="ce3" table:formula="of:=AVERAGE([$'Gini per capita'.L69:.L72])" office:value-type="float" office:value="0.374188918215264" calcext:value-type="float">
            <text:p>0.374188918215264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59461955214525" calcext:value-type="float">
            <text:p>0.459461955214525</text:p>
          </table:table-cell>
          <table:table-cell table:formula="of:=AVERAGE([$'Gini per capita'.D73:.D76])" office:value-type="float" office:value="0.386205464669075" calcext:value-type="float">
            <text:p>0.386205464669075</text:p>
          </table:table-cell>
          <table:table-cell table:formula="of:=AVERAGE([$'Gini per capita'.E73:.E76])" office:value-type="float" office:value="0.4504404880892" calcext:value-type="float">
            <text:p>0.4504404880892</text:p>
          </table:table-cell>
          <table:table-cell table:formula="of:=AVERAGE([$'Gini per capita'.B73:.B76])" office:value-type="float" office:value="0.379901731522829" calcext:value-type="float">
            <text:p>0.379901731522829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Gini per capita'.H73:.H76])" office:value-type="float" office:value="0.462028485978082" calcext:value-type="float">
            <text:p>0.462028485978082</text:p>
          </table:table-cell>
          <table:table-cell table:style-name="ce3" table:formula="of:=AVERAGE([$'Gini per capita'.I73:.I76])" office:value-type="float" office:value="0.38702327665" calcext:value-type="float">
            <text:p>0.38702327665</text:p>
          </table:table-cell>
          <table:table-cell table:style-name="ce3" table:formula="of:=AVERAGE([$'Gini per capita'.J73:.J76])" office:value-type="float" office:value="0.454028386924737" calcext:value-type="float">
            <text:p>0.454028386924737</text:p>
          </table:table-cell>
          <table:table-cell table:style-name="ce3" table:formula="of:=AVERAGE([$'Gini per capita'.G73:.G76])" office:value-type="float" office:value="0.382116108825954" calcext:value-type="float">
            <text:p>0.382116108825954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Gini per capita'.M73:.M76])" office:value-type="float" office:value="0.448304996254639" calcext:value-type="float">
            <text:p>0.448304996254639</text:p>
          </table:table-cell>
          <table:table-cell table:style-name="ce3" table:formula="of:=AVERAGE([$'Gini per capita'.N73:.N76])" office:value-type="float" office:value="0.381147164273483" calcext:value-type="float">
            <text:p>0.381147164273483</text:p>
          </table:table-cell>
          <table:table-cell table:style-name="ce3" table:formula="of:=AVERAGE([$'Gini per capita'.O73:.O76])" office:value-type="float" office:value="0.439057650498139" calcext:value-type="float">
            <text:p>0.439057650498139</text:p>
          </table:table-cell>
          <table:table-cell table:style-name="ce3" table:formula="of:=AVERAGE([$'Gini per capita'.L73:.L76])" office:value-type="float" office:value="0.375809152013209" calcext:value-type="float">
            <text:p>0.375809152013209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51301250278117" calcext:value-type="float">
            <text:p>0.451301250278117</text:p>
          </table:table-cell>
          <table:table-cell table:formula="of:=AVERAGE([$'Gini per capita'.D77:.D80])" office:value-type="float" office:value="0.38274584330016" calcext:value-type="float">
            <text:p>0.38274584330016</text:p>
          </table:table-cell>
          <table:table-cell table:formula="of:=AVERAGE([$'Gini per capita'.E77:.E80])" office:value-type="float" office:value="0.445792147907518" calcext:value-type="float">
            <text:p>0.445792147907518</text:p>
          </table:table-cell>
          <table:table-cell table:formula="of:=AVERAGE([$'Gini per capita'.B77:.B80])" office:value-type="float" office:value="0.378691702873622" calcext:value-type="float">
            <text:p>0.378691702873622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Gini per capita'.H77:.H80])" office:value-type="float" office:value="0.469047127883302" calcext:value-type="float">
            <text:p>0.469047127883302</text:p>
          </table:table-cell>
          <table:table-cell table:style-name="ce3" table:formula="of:=AVERAGE([$'Gini per capita'.I77:.I80])" office:value-type="float" office:value="0.396075262493183" calcext:value-type="float">
            <text:p>0.396075262493183</text:p>
          </table:table-cell>
          <table:table-cell table:style-name="ce3" table:formula="of:=AVERAGE([$'Gini per capita'.J77:.J80])" office:value-type="float" office:value="0.462438919845553" calcext:value-type="float">
            <text:p>0.462438919845553</text:p>
          </table:table-cell>
          <table:table-cell table:style-name="ce3" table:formula="of:=AVERAGE([$'Gini per capita'.G77:.G80])" office:value-type="float" office:value="0.392171446105506" calcext:value-type="float">
            <text:p>0.392171446105506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Gini per capita'.M77:.M80])" office:value-type="float" office:value="0.433334878908833" calcext:value-type="float">
            <text:p>0.433334878908833</text:p>
          </table:table-cell>
          <table:table-cell table:style-name="ce3" table:formula="of:=AVERAGE([$'Gini per capita'.N77:.N80])" office:value-type="float" office:value="0.368761619349155" calcext:value-type="float">
            <text:p>0.368761619349155</text:p>
          </table:table-cell>
          <table:table-cell table:style-name="ce3" table:formula="of:=AVERAGE([$'Gini per capita'.O77:.O80])" office:value-type="float" office:value="0.427014003526002" calcext:value-type="float">
            <text:p>0.427014003526002</text:p>
          </table:table-cell>
          <table:table-cell table:style-name="ce3" table:formula="of:=AVERAGE([$'Gini per capita'.L77:.L80])" office:value-type="float" office:value="0.365513086397257" calcext:value-type="float">
            <text:p>0.365513086397257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37749863283872" calcext:value-type="float">
            <text:p>0.437749863283872</text:p>
          </table:table-cell>
          <table:table-cell table:formula="of:=AVERAGE([$'Gini per capita'.D81:.D84])" office:value-type="float" office:value="0.374863391159973" calcext:value-type="float">
            <text:p>0.374863391159973</text:p>
          </table:table-cell>
          <table:table-cell table:formula="of:=AVERAGE([$'Gini per capita'.E81:.E84])" office:value-type="float" office:value="0.433015624778063" calcext:value-type="float">
            <text:p>0.433015624778063</text:p>
          </table:table-cell>
          <table:table-cell table:formula="of:=AVERAGE([$'Gini per capita'.B81:.B84])" office:value-type="float" office:value="0.371486614286636" calcext:value-type="float">
            <text:p>0.371486614286636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Gini per capita'.H81:.H84])" office:value-type="float" office:value="0.461919764299738" calcext:value-type="float">
            <text:p>0.461919764299738</text:p>
          </table:table-cell>
          <table:table-cell table:style-name="ce3" table:formula="of:=AVERAGE([$'Gini per capita'.I81:.I84])" office:value-type="float" office:value="0.389468680793111" calcext:value-type="float">
            <text:p>0.389468680793111</text:p>
          </table:table-cell>
          <table:table-cell table:style-name="ce3" table:formula="of:=AVERAGE([$'Gini per capita'.J81:.J84])" office:value-type="float" office:value="0.457218416764357" calcext:value-type="float">
            <text:p>0.457218416764357</text:p>
          </table:table-cell>
          <table:table-cell table:style-name="ce3" table:formula="of:=AVERAGE([$'Gini per capita'.G81:.G84])" office:value-type="float" office:value="0.38626819131677" calcext:value-type="float">
            <text:p>0.38626819131677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Gini per capita'.M81:.M84])" office:value-type="float" office:value="0.435814956396179" calcext:value-type="float">
            <text:p>0.435814956396179</text:p>
          </table:table-cell>
          <table:table-cell table:style-name="ce3" table:formula="of:=AVERAGE([$'Gini per capita'.N81:.N84])" office:value-type="float" office:value="0.370771837075283" calcext:value-type="float">
            <text:p>0.370771837075283</text:p>
          </table:table-cell>
          <table:table-cell table:style-name="ce3" table:formula="of:=AVERAGE([$'Gini per capita'.O81:.O84])" office:value-type="float" office:value="0.429389457539396" calcext:value-type="float">
            <text:p>0.429389457539396</text:p>
          </table:table-cell>
          <table:table-cell table:style-name="ce3" table:formula="of:=AVERAGE([$'Gini per capita'.L81:.L84])" office:value-type="float" office:value="0.3674269916579" calcext:value-type="float">
            <text:p>0.3674269916579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39531834204137" calcext:value-type="float">
            <text:p>0.439531834204137</text:p>
          </table:table-cell>
          <table:table-cell table:formula="of:=AVERAGE([$'Gini per capita'.D85:.D88])" office:value-type="float" office:value="0.375680601610633" calcext:value-type="float">
            <text:p>0.375680601610633</text:p>
          </table:table-cell>
          <table:table-cell table:formula="of:=AVERAGE([$'Gini per capita'.E85:.E88])" office:value-type="float" office:value="0.436347219941381" calcext:value-type="float">
            <text:p>0.436347219941381</text:p>
          </table:table-cell>
          <table:table-cell table:formula="of:=AVERAGE([$'Gini per capita'.B85:.B88])" office:value-type="float" office:value="0.372983860566267" calcext:value-type="float">
            <text:p>0.372983860566267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Gini per capita'.H85:.H88])" office:value-type="float" office:value="0.455624159333749" calcext:value-type="float">
            <text:p>0.455624159333749</text:p>
          </table:table-cell>
          <table:table-cell table:style-name="ce3" table:formula="of:=AVERAGE([$'Gini per capita'.I85:.I88])" office:value-type="float" office:value="0.38486295606358" calcext:value-type="float">
            <text:p>0.38486295606358</text:p>
          </table:table-cell>
          <table:table-cell table:style-name="ce3" table:formula="of:=AVERAGE([$'Gini per capita'.J85:.J88])" office:value-type="float" office:value="0.451978557104712" calcext:value-type="float">
            <text:p>0.451978557104712</text:p>
          </table:table-cell>
          <table:table-cell table:style-name="ce3" table:formula="of:=AVERAGE([$'Gini per capita'.G85:.G88])" office:value-type="float" office:value="0.382570609823282" calcext:value-type="float">
            <text:p>0.382570609823282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Gini per capita'.M85:.M88])" office:value-type="float" office:value="0.42958618416403" calcext:value-type="float">
            <text:p>0.42958618416403</text:p>
          </table:table-cell>
          <table:table-cell table:style-name="ce3" table:formula="of:=AVERAGE([$'Gini per capita'.N85:.N88])" office:value-type="float" office:value="0.367717068545" calcext:value-type="float">
            <text:p>0.367717068545</text:p>
          </table:table-cell>
          <table:table-cell table:style-name="ce3" table:formula="of:=AVERAGE([$'Gini per capita'.O85:.O88])" office:value-type="float" office:value="0.42353449599978" calcext:value-type="float">
            <text:p>0.42353449599978</text:p>
          </table:table-cell>
          <table:table-cell table:style-name="ce3" table:formula="of:=AVERAGE([$'Gini per capita'.L85:.L88])" office:value-type="float" office:value="0.364481883078923" calcext:value-type="float">
            <text:p>0.364481883078923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38709239657893" calcext:value-type="float">
            <text:p>0.438709239657893</text:p>
          </table:table-cell>
          <table:table-cell table:formula="of:=AVERAGE([$'Gini per capita'.D89:.D92])" office:value-type="float" office:value="0.378601704694631" calcext:value-type="float">
            <text:p>0.378601704694631</text:p>
          </table:table-cell>
          <table:table-cell table:formula="of:=AVERAGE([$'Gini per capita'.E89:.E92])" office:value-type="float" office:value="0.436635045297736" calcext:value-type="float">
            <text:p>0.436635045297736</text:p>
          </table:table-cell>
          <table:table-cell table:formula="of:=AVERAGE([$'Gini per capita'.B89:.B92])" office:value-type="float" office:value="0.375553089906987" calcext:value-type="float">
            <text:p>0.375553089906987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Gini per capita'.H89:.H92])" office:value-type="float" office:value="0.445911959593998" calcext:value-type="float">
            <text:p>0.445911959593998</text:p>
          </table:table-cell>
          <table:table-cell table:style-name="ce3" table:formula="of:=AVERAGE([$'Gini per capita'.I89:.I92])" office:value-type="float" office:value="0.379298282608574" calcext:value-type="float">
            <text:p>0.379298282608574</text:p>
          </table:table-cell>
          <table:table-cell table:style-name="ce3" table:formula="of:=AVERAGE([$'Gini per capita'.J89:.J92])" office:value-type="float" office:value="0.443230505988341" calcext:value-type="float">
            <text:p>0.443230505988341</text:p>
          </table:table-cell>
          <table:table-cell table:style-name="ce3" table:formula="of:=AVERAGE([$'Gini per capita'.G89:.G92])" office:value-type="float" office:value="0.377362368932691" calcext:value-type="float">
            <text:p>0.377362368932691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Gini per capita'.M89:.M92])" office:value-type="float" office:value="0.425173830741158" calcext:value-type="float">
            <text:p>0.425173830741158</text:p>
          </table:table-cell>
          <table:table-cell table:style-name="ce3" table:formula="of:=AVERAGE([$'Gini per capita'.N89:.N92])" office:value-type="float" office:value="0.364935055220719" calcext:value-type="float">
            <text:p>0.364935055220719</text:p>
          </table:table-cell>
          <table:table-cell table:style-name="ce3" table:formula="of:=AVERAGE([$'Gini per capita'.O89:.O92])" office:value-type="float" office:value="0.417967502585998" calcext:value-type="float">
            <text:p>0.417967502585998</text:p>
          </table:table-cell>
          <table:table-cell table:style-name="ce3" table:formula="of:=AVERAGE([$'Gini per capita'.L89:.L92])" office:value-type="float" office:value="0.361116235658115" calcext:value-type="float">
            <text:p>0.361116235658115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2894180531481" calcext:value-type="float">
            <text:p>0.42894180531481</text:p>
          </table:table-cell>
          <table:table-cell table:formula="of:=AVERAGE([$'Gini per capita'.D93:.D96])" office:value-type="float" office:value="0.36981666922132" calcext:value-type="float">
            <text:p>0.36981666922132</text:p>
          </table:table-cell>
          <table:table-cell table:formula="of:=AVERAGE([$'Gini per capita'.E93:.E96])" office:value-type="float" office:value="0.428757799777427" calcext:value-type="float">
            <text:p>0.428757799777427</text:p>
          </table:table-cell>
          <table:table-cell table:formula="of:=AVERAGE([$'Gini per capita'.B93:.B96])" office:value-type="float" office:value="0.367434656358716" calcext:value-type="float">
            <text:p>0.367434656358716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Gini per capita'.H93:.H96])" office:value-type="float" office:value="0.443307772607092" calcext:value-type="float">
            <text:p>0.443307772607092</text:p>
          </table:table-cell>
          <table:table-cell table:style-name="ce3" table:formula="of:=AVERAGE([$'Gini per capita'.I93:.I96])" office:value-type="float" office:value="0.378419778472083" calcext:value-type="float">
            <text:p>0.378419778472083</text:p>
          </table:table-cell>
          <table:table-cell table:style-name="ce3" table:formula="of:=AVERAGE([$'Gini per capita'.J93:.J96])" office:value-type="float" office:value="0.441543852202211" calcext:value-type="float">
            <text:p>0.441543852202211</text:p>
          </table:table-cell>
          <table:table-cell table:style-name="ce3" table:formula="of:=AVERAGE([$'Gini per capita'.G93:.G96])" office:value-type="float" office:value="0.376710892458265" calcext:value-type="float">
            <text:p>0.376710892458265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Gini per capita'.M93:.M96])" office:value-type="float" office:value="0.42524238859532" calcext:value-type="float">
            <text:p>0.42524238859532</text:p>
          </table:table-cell>
          <table:table-cell table:style-name="ce3" table:formula="of:=AVERAGE([$'Gini per capita'.N93:.N96])" office:value-type="float" office:value="0.364999351004851" calcext:value-type="float">
            <text:p>0.364999351004851</text:p>
          </table:table-cell>
          <table:table-cell table:style-name="ce3" table:formula="of:=AVERAGE([$'Gini per capita'.O93:.O96])" office:value-type="float" office:value="0.418151639241424" calcext:value-type="float">
            <text:p>0.418151639241424</text:p>
          </table:table-cell>
          <table:table-cell table:style-name="ce3" table:formula="of:=AVERAGE([$'Gini per capita'.L93:.L96])" office:value-type="float" office:value="0.361766466534614" calcext:value-type="float">
            <text:p>0.361766466534614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17461268773618" calcext:value-type="float">
            <text:p>0.417461268773618</text:p>
          </table:table-cell>
          <table:table-cell table:formula="of:=AVERAGE([$'Gini per capita'.D97:.D100])" office:value-type="float" office:value="0.356624779777515" calcext:value-type="float">
            <text:p>0.356624779777515</text:p>
          </table:table-cell>
          <table:table-cell table:formula="of:=AVERAGE([$'Gini per capita'.E97:.E100])" office:value-type="float" office:value="0.417797119343055" calcext:value-type="float">
            <text:p>0.417797119343055</text:p>
          </table:table-cell>
          <table:table-cell table:formula="of:=AVERAGE([$'Gini per capita'.B97:.B100])" office:value-type="float" office:value="0.354570765458636" calcext:value-type="float">
            <text:p>0.354570765458636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Gini per capita'.H97:.H100])" office:value-type="float" office:value="0.441773523266414" calcext:value-type="float">
            <text:p>0.441773523266414</text:p>
          </table:table-cell>
          <table:table-cell table:style-name="ce3" table:formula="of:=AVERAGE([$'Gini per capita'.I97:.I100])" office:value-type="float" office:value="0.370398793901353" calcext:value-type="float">
            <text:p>0.370398793901353</text:p>
          </table:table-cell>
          <table:table-cell table:style-name="ce3" table:formula="of:=AVERAGE([$'Gini per capita'.J97:.J100])" office:value-type="float" office:value="0.442859693873576" calcext:value-type="float">
            <text:p>0.442859693873576</text:p>
          </table:table-cell>
          <table:table-cell table:style-name="ce3" table:formula="of:=AVERAGE([$'Gini per capita'.G97:.G100])" office:value-type="float" office:value="0.369194235241573" calcext:value-type="float">
            <text:p>0.369194235241573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Gini per capita'.M97:.M100])" office:value-type="float" office:value="0.409240951089112" calcext:value-type="float">
            <text:p>0.409240951089112</text:p>
          </table:table-cell>
          <table:table-cell table:style-name="ce3" table:formula="of:=AVERAGE([$'Gini per capita'.N97:.N100])" office:value-type="float" office:value="0.352181212498341" calcext:value-type="float">
            <text:p>0.352181212498341</text:p>
          </table:table-cell>
          <table:table-cell table:style-name="ce3" table:formula="of:=AVERAGE([$'Gini per capita'.O97:.O100])" office:value-type="float" office:value="0.402937895648529" calcext:value-type="float">
            <text:p>0.402937895648529</text:p>
          </table:table-cell>
          <table:table-cell table:style-name="ce3" table:formula="of:=AVERAGE([$'Gini per capita'.L97:.L100])" office:value-type="float" office:value="0.34966399762839" calcext:value-type="float">
            <text:p>0.34966399762839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02672546614899" calcext:value-type="float">
            <text:p>0.402672546614899</text:p>
          </table:table-cell>
          <table:table-cell table:formula="of:=AVERAGE([$'Gini per capita'.D101:.D104])" office:value-type="float" office:value="0.349596710726461" calcext:value-type="float">
            <text:p>0.349596710726461</text:p>
          </table:table-cell>
          <table:table-cell table:formula="of:=AVERAGE([$'Gini per capita'.E101:.E104])" office:value-type="float" office:value="0.410067510201427" calcext:value-type="float">
            <text:p>0.410067510201427</text:p>
          </table:table-cell>
          <table:table-cell table:formula="of:=AVERAGE([$'Gini per capita'.B101:.B104])" office:value-type="float" office:value="0.348197837866572" calcext:value-type="float">
            <text:p>0.348197837866572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Gini per capita'.H101:.H104])" office:value-type="float" office:value="0.449567895304097" calcext:value-type="float">
            <text:p>0.449567895304097</text:p>
          </table:table-cell>
          <table:table-cell table:style-name="ce3" table:formula="of:=AVERAGE([$'Gini per capita'.I101:.I104])" office:value-type="float" office:value="0.381809113466899" calcext:value-type="float">
            <text:p>0.381809113466899</text:p>
          </table:table-cell>
          <table:table-cell table:style-name="ce3" table:formula="of:=AVERAGE([$'Gini per capita'.J101:.J104])" office:value-type="float" office:value="0.450542340656039" calcext:value-type="float">
            <text:p>0.450542340656039</text:p>
          </table:table-cell>
          <table:table-cell table:style-name="ce3" table:formula="of:=AVERAGE([$'Gini per capita'.G101:.G104])" office:value-type="float" office:value="0.380341782683978" calcext:value-type="float">
            <text:p>0.380341782683978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Gini per capita'.M101:.M104])" office:value-type="float" office:value="0.398957734854009" calcext:value-type="float">
            <text:p>0.398957734854009</text:p>
          </table:table-cell>
          <table:table-cell table:style-name="ce3" table:formula="of:=AVERAGE([$'Gini per capita'.N101:.N104])" office:value-type="float" office:value="0.34708007410251" calcext:value-type="float">
            <text:p>0.34708007410251</text:p>
          </table:table-cell>
          <table:table-cell table:style-name="ce3" table:formula="of:=AVERAGE([$'Gini per capita'.O101:.O104])" office:value-type="float" office:value="0.393232926955742" calcext:value-type="float">
            <text:p>0.393232926955742</text:p>
          </table:table-cell>
          <table:table-cell table:style-name="ce3" table:formula="of:=AVERAGE([$'Gini per capita'.L101:.L104])" office:value-type="float" office:value="0.34536846878173" calcext:value-type="float">
            <text:p>0.34536846878173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390930836473782" calcext:value-type="float">
            <text:p>0.390930836473782</text:p>
          </table:table-cell>
          <table:table-cell table:formula="of:=AVERAGE([$'Gini per capita'.D105:.D108])" office:value-type="float" office:value="0.345077424729134" calcext:value-type="float">
            <text:p>0.345077424729134</text:p>
          </table:table-cell>
          <table:table-cell table:formula="of:=AVERAGE([$'Gini per capita'.E105:.E108])" office:value-type="float" office:value="0.400208235000219" calcext:value-type="float">
            <text:p>0.400208235000219</text:p>
          </table:table-cell>
          <table:table-cell table:formula="of:=AVERAGE([$'Gini per capita'.B105:.B108])" office:value-type="float" office:value="0.34365695776724" calcext:value-type="float">
            <text:p>0.34365695776724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Gini per capita'.H105:.H108])" office:value-type="float" office:value="0.456623472822062" calcext:value-type="float">
            <text:p>0.456623472822062</text:p>
          </table:table-cell>
          <table:table-cell table:style-name="ce3" table:formula="of:=AVERAGE([$'Gini per capita'.I105:.I108])" office:value-type="float" office:value="0.382905144110876" calcext:value-type="float">
            <text:p>0.382905144110876</text:p>
          </table:table-cell>
          <table:table-cell table:style-name="ce3" table:formula="of:=AVERAGE([$'Gini per capita'.J105:.J108])" office:value-type="float" office:value="0.461323603064894" calcext:value-type="float">
            <text:p>0.461323603064894</text:p>
          </table:table-cell>
          <table:table-cell table:style-name="ce3" table:formula="of:=AVERAGE([$'Gini per capita'.G105:.G108])" office:value-type="float" office:value="0.381263311148932" calcext:value-type="float">
            <text:p>0.381263311148932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Gini per capita'.M105:.M108])" office:value-type="float" office:value="0.395903710052907" calcext:value-type="float">
            <text:p>0.395903710052907</text:p>
          </table:table-cell>
          <table:table-cell table:style-name="ce3" table:formula="of:=AVERAGE([$'Gini per capita'.N105:.N108])" office:value-type="float" office:value="0.350905057104269" calcext:value-type="float">
            <text:p>0.350905057104269</text:p>
          </table:table-cell>
          <table:table-cell table:style-name="ce3" table:formula="of:=AVERAGE([$'Gini per capita'.O105:.O108])" office:value-type="float" office:value="0.39041864898807" calcext:value-type="float">
            <text:p>0.39041864898807</text:p>
          </table:table-cell>
          <table:table-cell table:style-name="ce3" table:formula="of:=AVERAGE([$'Gini per capita'.L105:.L108])" office:value-type="float" office:value="0.349034688073308" calcext:value-type="float">
            <text:p>0.349034688073308</text:p>
          </table:table-cell>
          <table:table-cell table:number-columns-repeated="4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'Gini yearly'.P69" table:end-x="17.8pt" table:end-y="6.43pt" draw:z-index="1" draw:name="Chart 6" draw:style-name="gr1" draw:text-style-name="P1" svg:width="567.89pt" svg:height="505.9pt" svg:x="7.91pt" svg:y="10.54pt">
              <draw:object draw:notify-on-update-of-ranges="'Gini yearly'.A4:'Gini yearly'.A30 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>
            <draw:frame table:end-cell-address="'Gini yearly'.E70" table:end-x="36.34pt" table:end-y="2.27pt" draw:z-index="0" draw:name="Chart 1" draw:style-name="gr1" draw:text-style-name="P1" svg:width="594.85pt" svg:height="505.56pt" svg:x="101.48pt" svg:y="6.72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 table:number-columns-repeated="16"/>
          <table:table-cell>
            <draw:frame table:end-cell-address="'Gini yearly'.AB96" table:end-x="4.73pt" table:end-y="9.01pt" draw:z-index="5" draw:name="Chart 1" draw:style-name="gr1" draw:text-style-name="P1" svg:width="680.09pt" svg:height="566.99pt" svg:x="6.66pt" svg:y="12.08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>
            <draw:frame table:end-cell-address="'Gini yearly'.P100" table:end-x="21.66pt" table:end-y="13.61pt" draw:z-index="4" draw:name="Chart 1" draw:style-name="gr1" draw:text-style-name="P1" svg:width="680.31pt" svg:height="566.93pt" svg:x="126.34pt" svg:y="1.67pt">
              <draw:object draw:notify-on-update-of-ranges="'Gini yearly'.F4:'Gini yearly'.F30 'Gini yearly'.G3:'Gini yearly'.G3 'Gini yearly'.G4:'Gini yearly'.G30 'Gini yearly'.F4:'Gini yearly'.F30 'Gini yearly'.H3:'Gini yearly'.H3 'Gini yearly'.H4:'Gini yearly'.H30 'Gini yearly'.F4:'Gini yearly'.F30 'Gini yearly'.I3:'Gini yearly'.I3 'Gini yearly'.I4:'Gini yearly'.I30 'Gini yearly'.F4:'Gini yearly'.F30 'Gini yearly'.J3:'Gini yearly'.J3 'Gini yearly'.J4:'Gini yearly'.J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9">
          <table:table-cell table:number-columns-repeated="64"/>
        </table:table-row>
        <table:table-row table:style-name="ro1">
          <table:table-cell>
            <draw:frame table:end-cell-address="'Gini yearly'.E110" table:end-x="20.32pt" table:end-y="12.42pt" draw:z-index="3" draw:name="Chart 1" draw:style-name="gr1" draw:text-style-name="P1" svg:width="680.31pt" svg:height="566.76pt" svg:x="0pt" svg:y="0.71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" table:style-name="ta5">
        <table:table-column table:style-name="co7" table:number-columns-repeated="6" table:default-cell-style-name="ce3"/>
        <table:table-column table:style-name="co2" table:default-cell-style-name="Default"/>
        <table:table-column table:style-name="co9" table:default-cell-style-name="ce3"/>
        <table:table-column table:style-name="co2" table:number-columns-repeated="5" table:default-cell-style-name="Default"/>
        <table:table-column table:style-name="co9" table:default-cell-style-name="ce3"/>
        <table:table-column table:style-name="co2" table:number-columns-repeated="50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5" table:number-rows-spanned="1">
            <text:p>HIGH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5" table:number-rows-spanned="1">
            <text:p>CENTRAL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5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number-columns-repeated="47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2" office:value-type="float" office:value="6.517241482" calcext:value-type="float">
            <text:p>6.517241482</text:p>
          </table:table-cell>
          <table:table-cell table:style-name="ce2" office:value-type="float" office:value="8.9558054274" calcext:value-type="float">
            <text:p>8.9558054274</text:p>
          </table:table-cell>
          <table:table-cell table:style-name="ce2" office:value-type="float" office:value="6.9114890221" calcext:value-type="float">
            <text:p>6.9114890221</text:p>
          </table:table-cell>
          <table:table-cell table:style-name="ce2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number-columns-repeated="47"/>
        </table:table-row>
        <table:table-row table:style-name="ro6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F2]" office:value-type="float" office:value="7.0923860719901" calcext:value-type="float">
            <text:p>7.0923860719901</text:p>
          </table:table-cell>
          <table:table-cell table:style-name="ce4" table:formula="of:=[$Redistribution_high.G2]" office:value-type="float" office:value="12.1618714542567" calcext:value-type="float">
            <text:p>12.1618714542567</text:p>
          </table:table-cell>
          <table:table-cell table:style-name="ce4" table:formula="of:=[$Redistribution_high.H2]" office:value-type="float" office:value="8.73890491888313" calcext:value-type="float">
            <text:p>8.73890491888313</text:p>
          </table:table-cell>
          <table:table-cell table:style-name="ce4" table:formula="of:=[$Redistribution_high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central.F2]" office:value-type="float" office:value="7.0923860719901" calcext:value-type="float">
            <text:p>7.0923860719901</text:p>
          </table:table-cell>
          <table:table-cell table:style-name="ce4" table:formula="of:=[$Redistribution_central.G2]" office:value-type="float" office:value="12.1618714542567" calcext:value-type="float">
            <text:p>12.1618714542567</text:p>
          </table:table-cell>
          <table:table-cell table:style-name="ce4" table:formula="of:=[$Redistribution_central.H2]" office:value-type="float" office:value="8.73890491888313" calcext:value-type="float">
            <text:p>8.73890491888313</text:p>
          </table:table-cell>
          <table:table-cell table:style-name="ce4" table:formula="of:=[$Redistribution_central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low.F2]" office:value-type="float" office:value="7.0923860719901" calcext:value-type="float">
            <text:p>7.0923860719901</text:p>
          </table:table-cell>
          <table:table-cell table:style-name="ce4" table:formula="of:=[$redistribution_low.G2]" office:value-type="float" office:value="12.1618714542567" calcext:value-type="float">
            <text:p>12.1618714542567</text:p>
          </table:table-cell>
          <table:table-cell table:style-name="ce4" table:formula="of:=[$redistribution_low.H2]" office:value-type="float" office:value="8.73890491888313" calcext:value-type="float">
            <text:p>8.73890491888313</text:p>
          </table:table-cell>
          <table:table-cell table:style-name="ce4" table:formula="of:=[$redistribution_low.I2]" office:value-type="float" office:value="9.76705046711961" calcext:value-type="float">
            <text:p>9.76705046711961</text:p>
          </table:table-cell>
          <table:table-cell table:number-columns-repeated="47"/>
        </table:table-row>
        <table:table-row table:style-name="ro6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F3]" office:value-type="float" office:value="6.91100011310985" calcext:value-type="float">
            <text:p>6.91100011310985</text:p>
          </table:table-cell>
          <table:table-cell table:style-name="ce4" table:formula="of:=[$Redistribution_high.G3]" office:value-type="float" office:value="10.1040302715419" calcext:value-type="float">
            <text:p>10.1040302715419</text:p>
          </table:table-cell>
          <table:table-cell table:style-name="ce4" table:formula="of:=[$Redistribution_high.H3]" office:value-type="float" office:value="8.02536002247353" calcext:value-type="float">
            <text:p>8.02536002247353</text:p>
          </table:table-cell>
          <table:table-cell table:style-name="ce4" table:formula="of:=[$Redistribution_high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central.F3]" office:value-type="float" office:value="6.91100011310985" calcext:value-type="float">
            <text:p>6.91100011310985</text:p>
          </table:table-cell>
          <table:table-cell table:style-name="ce4" table:formula="of:=[$Redistribution_central.G3]" office:value-type="float" office:value="10.1040302715419" calcext:value-type="float">
            <text:p>10.1040302715419</text:p>
          </table:table-cell>
          <table:table-cell table:style-name="ce4" table:formula="of:=[$Redistribution_central.H3]" office:value-type="float" office:value="8.02536002247353" calcext:value-type="float">
            <text:p>8.02536002247353</text:p>
          </table:table-cell>
          <table:table-cell table:style-name="ce4" table:formula="of:=[$Redistribution_central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low.F3]" office:value-type="float" office:value="6.91100011310985" calcext:value-type="float">
            <text:p>6.91100011310985</text:p>
          </table:table-cell>
          <table:table-cell table:style-name="ce4" table:formula="of:=[$redistribution_low.G3]" office:value-type="float" office:value="10.1040302715419" calcext:value-type="float">
            <text:p>10.1040302715419</text:p>
          </table:table-cell>
          <table:table-cell table:style-name="ce4" table:formula="of:=[$redistribution_low.H3]" office:value-type="float" office:value="8.02536002247353" calcext:value-type="float">
            <text:p>8.02536002247353</text:p>
          </table:table-cell>
          <table:table-cell table:style-name="ce4" table:formula="of:=[$redistribution_low.I3]" office:value-type="float" office:value="8.61104036442593" calcext:value-type="float">
            <text:p>8.61104036442593</text:p>
          </table:table-cell>
          <table:table-cell table:number-columns-repeated="47"/>
        </table:table-row>
        <table:table-row table:style-name="ro6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F4]" office:value-type="float" office:value="6.82085139165126" calcext:value-type="float">
            <text:p>6.82085139165126</text:p>
          </table:table-cell>
          <table:table-cell table:style-name="ce4" table:formula="of:=[$Redistribution_high.G4]" office:value-type="float" office:value="10.3336073830865" calcext:value-type="float">
            <text:p>10.3336073830865</text:p>
          </table:table-cell>
          <table:table-cell table:style-name="ce4" table:formula="of:=[$Redistribution_high.H4]" office:value-type="float" office:value="8.13447255622665" calcext:value-type="float">
            <text:p>8.13447255622665</text:p>
          </table:table-cell>
          <table:table-cell table:style-name="ce4" table:formula="of:=[$Redistribution_high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central.F4]" office:value-type="float" office:value="6.82085139165126" calcext:value-type="float">
            <text:p>6.82085139165126</text:p>
          </table:table-cell>
          <table:table-cell table:style-name="ce4" table:formula="of:=[$Redistribution_central.G4]" office:value-type="float" office:value="10.3336073830865" calcext:value-type="float">
            <text:p>10.3336073830865</text:p>
          </table:table-cell>
          <table:table-cell table:style-name="ce4" table:formula="of:=[$Redistribution_central.H4]" office:value-type="float" office:value="8.13447255622665" calcext:value-type="float">
            <text:p>8.13447255622665</text:p>
          </table:table-cell>
          <table:table-cell table:style-name="ce4" table:formula="of:=[$Redistribution_central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low.F4]" office:value-type="float" office:value="6.82085139165126" calcext:value-type="float">
            <text:p>6.82085139165126</text:p>
          </table:table-cell>
          <table:table-cell table:style-name="ce4" table:formula="of:=[$redistribution_low.G4]" office:value-type="float" office:value="10.3336073830865" calcext:value-type="float">
            <text:p>10.3336073830865</text:p>
          </table:table-cell>
          <table:table-cell table:style-name="ce4" table:formula="of:=[$redistribution_low.H4]" office:value-type="float" office:value="8.13447255622665" calcext:value-type="float">
            <text:p>8.13447255622665</text:p>
          </table:table-cell>
          <table:table-cell table:style-name="ce4" table:formula="of:=[$redistribution_low.I4]" office:value-type="float" office:value="8.5822595740985" calcext:value-type="float">
            <text:p>8.5822595740985</text:p>
          </table:table-cell>
          <table:table-cell table:number-columns-repeated="47"/>
        </table:table-row>
        <table:table-row table:style-name="ro6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F5]" office:value-type="float" office:value="7.0252624171211" calcext:value-type="float">
            <text:p>7.0252624171211</text:p>
          </table:table-cell>
          <table:table-cell table:style-name="ce4" table:formula="of:=[$Redistribution_high.G5]" office:value-type="float" office:value="10.9173825227836" calcext:value-type="float">
            <text:p>10.9173825227836</text:p>
          </table:table-cell>
          <table:table-cell table:style-name="ce4" table:formula="of:=[$Redistribution_high.H5]" office:value-type="float" office:value="8.58647365915595" calcext:value-type="float">
            <text:p>8.58647365915595</text:p>
          </table:table-cell>
          <table:table-cell table:style-name="ce4" table:formula="of:=[$Redistribution_high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central.F5]" office:value-type="float" office:value="7.0252624171211" calcext:value-type="float">
            <text:p>7.0252624171211</text:p>
          </table:table-cell>
          <table:table-cell table:style-name="ce4" table:formula="of:=[$Redistribution_central.G5]" office:value-type="float" office:value="10.9173825227836" calcext:value-type="float">
            <text:p>10.9173825227836</text:p>
          </table:table-cell>
          <table:table-cell table:style-name="ce4" table:formula="of:=[$Redistribution_central.H5]" office:value-type="float" office:value="8.58647365915595" calcext:value-type="float">
            <text:p>8.58647365915595</text:p>
          </table:table-cell>
          <table:table-cell table:style-name="ce4" table:formula="of:=[$Redistribution_central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low.F5]" office:value-type="float" office:value="7.0252624171211" calcext:value-type="float">
            <text:p>7.0252624171211</text:p>
          </table:table-cell>
          <table:table-cell table:style-name="ce4" table:formula="of:=[$redistribution_low.G5]" office:value-type="float" office:value="10.9173825227836" calcext:value-type="float">
            <text:p>10.9173825227836</text:p>
          </table:table-cell>
          <table:table-cell table:style-name="ce4" table:formula="of:=[$redistribution_low.H5]" office:value-type="float" office:value="8.58647365915595" calcext:value-type="float">
            <text:p>8.58647365915595</text:p>
          </table:table-cell>
          <table:table-cell table:style-name="ce4" table:formula="of:=[$redistribution_low.I5]" office:value-type="float" office:value="8.62819126499786" calcext:value-type="float">
            <text:p>8.62819126499786</text:p>
          </table:table-cell>
          <table:table-cell table:number-columns-repeated="47"/>
        </table:table-row>
        <table:table-row table:style-name="ro6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F6]" office:value-type="float" office:value="6.82322919563562" calcext:value-type="float">
            <text:p>6.82322919563562</text:p>
          </table:table-cell>
          <table:table-cell table:style-name="ce4" table:formula="of:=[$Redistribution_high.G6]" office:value-type="float" office:value="10.5798339261181" calcext:value-type="float">
            <text:p>10.5798339261181</text:p>
          </table:table-cell>
          <table:table-cell table:style-name="ce4" table:formula="of:=[$Redistribution_high.H6]" office:value-type="float" office:value="8.35559748541925" calcext:value-type="float">
            <text:p>8.35559748541925</text:p>
          </table:table-cell>
          <table:table-cell table:style-name="ce4" table:formula="of:=[$Redistribution_high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central.F6]" office:value-type="float" office:value="6.82322919563562" calcext:value-type="float">
            <text:p>6.82322919563562</text:p>
          </table:table-cell>
          <table:table-cell table:style-name="ce4" table:formula="of:=[$Redistribution_central.G6]" office:value-type="float" office:value="10.5798339261181" calcext:value-type="float">
            <text:p>10.5798339261181</text:p>
          </table:table-cell>
          <table:table-cell table:style-name="ce4" table:formula="of:=[$Redistribution_central.H6]" office:value-type="float" office:value="8.35559748541925" calcext:value-type="float">
            <text:p>8.35559748541925</text:p>
          </table:table-cell>
          <table:table-cell table:style-name="ce4" table:formula="of:=[$Redistribution_central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low.F6]" office:value-type="float" office:value="6.82322919563562" calcext:value-type="float">
            <text:p>6.82322919563562</text:p>
          </table:table-cell>
          <table:table-cell table:style-name="ce4" table:formula="of:=[$redistribution_low.G6]" office:value-type="float" office:value="10.5798339261181" calcext:value-type="float">
            <text:p>10.5798339261181</text:p>
          </table:table-cell>
          <table:table-cell table:style-name="ce4" table:formula="of:=[$redistribution_low.H6]" office:value-type="float" office:value="8.35559748541925" calcext:value-type="float">
            <text:p>8.35559748541925</text:p>
          </table:table-cell>
          <table:table-cell table:style-name="ce4" table:formula="of:=[$redistribution_low.I6]" office:value-type="float" office:value="8.33499996701815" calcext:value-type="float">
            <text:p>8.33499996701815</text:p>
          </table:table-cell>
          <table:table-cell table:number-columns-repeated="47"/>
        </table:table-row>
        <table:table-row table:style-name="ro7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F7]" office:value-type="float" office:value="7.00798510068107" calcext:value-type="float">
            <text:p>7.00798510068107</text:p>
          </table:table-cell>
          <table:table-cell table:style-name="ce4" table:formula="of:=[$Redistribution_high.G7]" office:value-type="float" office:value="10.9579572375581" calcext:value-type="float">
            <text:p>10.9579572375581</text:p>
          </table:table-cell>
          <table:table-cell table:style-name="ce4" table:formula="of:=[$Redistribution_high.H7]" office:value-type="float" office:value="8.24059271716522" calcext:value-type="float">
            <text:p>8.24059271716522</text:p>
          </table:table-cell>
          <table:table-cell table:style-name="ce4" table:formula="of:=[$Redistribution_high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central.F7]" office:value-type="float" office:value="7.00798510068107" calcext:value-type="float">
            <text:p>7.00798510068107</text:p>
          </table:table-cell>
          <table:table-cell table:style-name="ce4" table:formula="of:=[$Redistribution_central.G7]" office:value-type="float" office:value="10.9579572375581" calcext:value-type="float">
            <text:p>10.9579572375581</text:p>
          </table:table-cell>
          <table:table-cell table:style-name="ce4" table:formula="of:=[$Redistribution_central.H7]" office:value-type="float" office:value="8.24059271716522" calcext:value-type="float">
            <text:p>8.24059271716522</text:p>
          </table:table-cell>
          <table:table-cell table:style-name="ce4" table:formula="of:=[$Redistribution_central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low.F7]" office:value-type="float" office:value="7.00798510068107" calcext:value-type="float">
            <text:p>7.00798510068107</text:p>
          </table:table-cell>
          <table:table-cell table:style-name="ce4" table:formula="of:=[$redistribution_low.G7]" office:value-type="float" office:value="10.9579572375581" calcext:value-type="float">
            <text:p>10.9579572375581</text:p>
          </table:table-cell>
          <table:table-cell table:style-name="ce4" table:formula="of:=[$redistribution_low.H7]" office:value-type="float" office:value="8.24059271716522" calcext:value-type="float">
            <text:p>8.24059271716522</text:p>
          </table:table-cell>
          <table:table-cell table:style-name="ce4" table:formula="of:=[$redistribution_low.I7]" office:value-type="float" office:value="8.6414606344514" calcext:value-type="float">
            <text:p>8.6414606344514</text:p>
          </table:table-cell>
          <table:table-cell table:number-columns-repeated="47"/>
        </table:table-row>
        <table:table-row table:style-name="ro6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F8]" office:value-type="float" office:value="6.93705748298749" calcext:value-type="float">
            <text:p>6.93705748298749</text:p>
          </table:table-cell>
          <table:table-cell table:style-name="ce4" table:formula="of:=[$Redistribution_high.G8]" office:value-type="float" office:value="10.7403039901541" calcext:value-type="float">
            <text:p>10.7403039901541</text:p>
          </table:table-cell>
          <table:table-cell table:style-name="ce4" table:formula="of:=[$Redistribution_high.H8]" office:value-type="float" office:value="8.38361473616822" calcext:value-type="float">
            <text:p>8.38361473616822</text:p>
          </table:table-cell>
          <table:table-cell table:style-name="ce4" table:formula="of:=[$Redistribution_high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central.F8]" office:value-type="float" office:value="6.93705748298749" calcext:value-type="float">
            <text:p>6.93705748298749</text:p>
          </table:table-cell>
          <table:table-cell table:style-name="ce4" table:formula="of:=[$Redistribution_central.G8]" office:value-type="float" office:value="10.7403039901541" calcext:value-type="float">
            <text:p>10.7403039901541</text:p>
          </table:table-cell>
          <table:table-cell table:style-name="ce4" table:formula="of:=[$Redistribution_central.H8]" office:value-type="float" office:value="8.38361473616822" calcext:value-type="float">
            <text:p>8.38361473616822</text:p>
          </table:table-cell>
          <table:table-cell table:style-name="ce4" table:formula="of:=[$Redistribution_central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low.F8]" office:value-type="float" office:value="6.93705748298749" calcext:value-type="float">
            <text:p>6.93705748298749</text:p>
          </table:table-cell>
          <table:table-cell table:style-name="ce4" table:formula="of:=[$redistribution_low.G8]" office:value-type="float" office:value="10.7403039901541" calcext:value-type="float">
            <text:p>10.7403039901541</text:p>
          </table:table-cell>
          <table:table-cell table:style-name="ce4" table:formula="of:=[$redistribution_low.H8]" office:value-type="float" office:value="8.38361473616822" calcext:value-type="float">
            <text:p>8.38361473616822</text:p>
          </table:table-cell>
          <table:table-cell table:style-name="ce4" table:formula="of:=[$redistribution_low.I8]" office:value-type="float" office:value="8.34848648757415" calcext:value-type="float">
            <text:p>8.34848648757415</text:p>
          </table:table-cell>
          <table:table-cell table:number-columns-repeated="47"/>
        </table:table-row>
        <table:table-row table:style-name="ro6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F9]" office:value-type="float" office:value="6.79395270882675" calcext:value-type="float">
            <text:p>6.79395270882675</text:p>
          </table:table-cell>
          <table:table-cell table:style-name="ce4" table:formula="of:=[$Redistribution_high.G9]" office:value-type="float" office:value="10.4794955915701" calcext:value-type="float">
            <text:p>10.4794955915701</text:p>
          </table:table-cell>
          <table:table-cell table:style-name="ce4" table:formula="of:=[$Redistribution_high.H9]" office:value-type="float" office:value="8.2262121465483" calcext:value-type="float">
            <text:p>8.2262121465483</text:p>
          </table:table-cell>
          <table:table-cell table:style-name="ce4" table:formula="of:=[$Redistribution_high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central.F9]" office:value-type="float" office:value="6.79395270882675" calcext:value-type="float">
            <text:p>6.79395270882675</text:p>
          </table:table-cell>
          <table:table-cell table:style-name="ce4" table:formula="of:=[$Redistribution_central.G9]" office:value-type="float" office:value="10.4794955915701" calcext:value-type="float">
            <text:p>10.4794955915701</text:p>
          </table:table-cell>
          <table:table-cell table:style-name="ce4" table:formula="of:=[$Redistribution_central.H9]" office:value-type="float" office:value="8.2262121465483" calcext:value-type="float">
            <text:p>8.2262121465483</text:p>
          </table:table-cell>
          <table:table-cell table:style-name="ce4" table:formula="of:=[$Redistribution_central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low.F9]" office:value-type="float" office:value="6.79395270882675" calcext:value-type="float">
            <text:p>6.79395270882675</text:p>
          </table:table-cell>
          <table:table-cell table:style-name="ce4" table:formula="of:=[$redistribution_low.G9]" office:value-type="float" office:value="10.4794955915701" calcext:value-type="float">
            <text:p>10.4794955915701</text:p>
          </table:table-cell>
          <table:table-cell table:style-name="ce4" table:formula="of:=[$redistribution_low.H9]" office:value-type="float" office:value="8.2262121465483" calcext:value-type="float">
            <text:p>8.2262121465483</text:p>
          </table:table-cell>
          <table:table-cell table:style-name="ce4" table:formula="of:=[$redistribution_low.I9]" office:value-type="float" office:value="8.35110855525472" calcext:value-type="float">
            <text:p>8.35110855525472</text:p>
          </table:table-cell>
          <table:table-cell table:number-columns-repeated="47"/>
        </table:table-row>
        <table:table-row table:style-name="ro6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F10]" office:value-type="float" office:value="6.77746002291332" calcext:value-type="float">
            <text:p>6.77746002291332</text:p>
          </table:table-cell>
          <table:table-cell table:style-name="ce4" table:formula="of:=[$Redistribution_high.G10]" office:value-type="float" office:value="10.6930591301617" calcext:value-type="float">
            <text:p>10.6930591301617</text:p>
          </table:table-cell>
          <table:table-cell table:style-name="ce4" table:formula="of:=[$Redistribution_high.H10]" office:value-type="float" office:value="8.58505718412281" calcext:value-type="float">
            <text:p>8.58505718412281</text:p>
          </table:table-cell>
          <table:table-cell table:style-name="ce4" table:formula="of:=[$Redistribution_high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central.F10]" office:value-type="float" office:value="6.77746002291332" calcext:value-type="float">
            <text:p>6.77746002291332</text:p>
          </table:table-cell>
          <table:table-cell table:style-name="ce4" table:formula="of:=[$Redistribution_central.G10]" office:value-type="float" office:value="10.6930591301617" calcext:value-type="float">
            <text:p>10.6930591301617</text:p>
          </table:table-cell>
          <table:table-cell table:style-name="ce4" table:formula="of:=[$Redistribution_central.H10]" office:value-type="float" office:value="8.58505718412281" calcext:value-type="float">
            <text:p>8.58505718412281</text:p>
          </table:table-cell>
          <table:table-cell table:style-name="ce4" table:formula="of:=[$Redistribution_central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low.F10]" office:value-type="float" office:value="6.77746002291332" calcext:value-type="float">
            <text:p>6.77746002291332</text:p>
          </table:table-cell>
          <table:table-cell table:style-name="ce4" table:formula="of:=[$redistribution_low.G10]" office:value-type="float" office:value="10.6930591301617" calcext:value-type="float">
            <text:p>10.6930591301617</text:p>
          </table:table-cell>
          <table:table-cell table:style-name="ce4" table:formula="of:=[$redistribution_low.H10]" office:value-type="float" office:value="8.58505718412281" calcext:value-type="float">
            <text:p>8.58505718412281</text:p>
          </table:table-cell>
          <table:table-cell table:style-name="ce4" table:formula="of:=[$redistribution_low.I10]" office:value-type="float" office:value="8.17834686908246" calcext:value-type="float">
            <text:p>8.17834686908246</text:p>
          </table:table-cell>
          <table:table-cell table:number-columns-repeated="47"/>
        </table:table-row>
        <table:table-row table:style-name="ro7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F11]" office:value-type="float" office:value="6.73814157631832" calcext:value-type="float">
            <text:p>6.73814157631832</text:p>
          </table:table-cell>
          <table:table-cell table:style-name="ce4" table:formula="of:=[$Redistribution_high.G11]" office:value-type="float" office:value="10.9590768714902" calcext:value-type="float">
            <text:p>10.9590768714902</text:p>
          </table:table-cell>
          <table:table-cell table:style-name="ce4" table:formula="of:=[$Redistribution_high.H11]" office:value-type="float" office:value="8.33511223491455" calcext:value-type="float">
            <text:p>8.33511223491455</text:p>
          </table:table-cell>
          <table:table-cell table:style-name="ce4" table:formula="of:=[$Redistribution_high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central.F11]" office:value-type="float" office:value="6.73814157631832" calcext:value-type="float">
            <text:p>6.73814157631832</text:p>
          </table:table-cell>
          <table:table-cell table:style-name="ce4" table:formula="of:=[$Redistribution_central.G11]" office:value-type="float" office:value="10.9590768714902" calcext:value-type="float">
            <text:p>10.9590768714902</text:p>
          </table:table-cell>
          <table:table-cell table:style-name="ce4" table:formula="of:=[$Redistribution_central.H11]" office:value-type="float" office:value="8.33511223491455" calcext:value-type="float">
            <text:p>8.33511223491455</text:p>
          </table:table-cell>
          <table:table-cell table:style-name="ce4" table:formula="of:=[$Redistribution_central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low.F11]" office:value-type="float" office:value="6.73814157631832" calcext:value-type="float">
            <text:p>6.73814157631832</text:p>
          </table:table-cell>
          <table:table-cell table:style-name="ce4" table:formula="of:=[$redistribution_low.G11]" office:value-type="float" office:value="10.9590768714902" calcext:value-type="float">
            <text:p>10.9590768714902</text:p>
          </table:table-cell>
          <table:table-cell table:style-name="ce4" table:formula="of:=[$redistribution_low.H11]" office:value-type="float" office:value="8.33511223491455" calcext:value-type="float">
            <text:p>8.33511223491455</text:p>
          </table:table-cell>
          <table:table-cell table:style-name="ce4" table:formula="of:=[$redistribution_low.I11]" office:value-type="float" office:value="8.51587700922006" calcext:value-type="float">
            <text:p>8.51587700922006</text:p>
          </table:table-cell>
          <table:table-cell table:number-columns-repeated="47"/>
        </table:table-row>
        <table:table-row table:style-name="ro7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F12]" office:value-type="float" office:value="6.93560437109322" calcext:value-type="float">
            <text:p>6.93560437109322</text:p>
          </table:table-cell>
          <table:table-cell table:style-name="ce4" table:formula="of:=[$Redistribution_high.G12]" office:value-type="float" office:value="11.1027164211028" calcext:value-type="float">
            <text:p>11.1027164211028</text:p>
          </table:table-cell>
          <table:table-cell table:style-name="ce4" table:formula="of:=[$Redistribution_high.H12]" office:value-type="float" office:value="8.4818175243642" calcext:value-type="float">
            <text:p>8.4818175243642</text:p>
          </table:table-cell>
          <table:table-cell table:style-name="ce4" table:formula="of:=[$Redistribution_high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central.F12]" office:value-type="float" office:value="6.93560437109322" calcext:value-type="float">
            <text:p>6.93560437109322</text:p>
          </table:table-cell>
          <table:table-cell table:style-name="ce4" table:formula="of:=[$Redistribution_central.G12]" office:value-type="float" office:value="11.1027164211028" calcext:value-type="float">
            <text:p>11.1027164211028</text:p>
          </table:table-cell>
          <table:table-cell table:style-name="ce4" table:formula="of:=[$Redistribution_central.H12]" office:value-type="float" office:value="8.4818175243642" calcext:value-type="float">
            <text:p>8.4818175243642</text:p>
          </table:table-cell>
          <table:table-cell table:style-name="ce4" table:formula="of:=[$Redistribution_central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low.F12]" office:value-type="float" office:value="6.93560437109322" calcext:value-type="float">
            <text:p>6.93560437109322</text:p>
          </table:table-cell>
          <table:table-cell table:style-name="ce4" table:formula="of:=[$redistribution_low.G12]" office:value-type="float" office:value="11.1027164211028" calcext:value-type="float">
            <text:p>11.1027164211028</text:p>
          </table:table-cell>
          <table:table-cell table:style-name="ce4" table:formula="of:=[$redistribution_low.H12]" office:value-type="float" office:value="8.4818175243642" calcext:value-type="float">
            <text:p>8.4818175243642</text:p>
          </table:table-cell>
          <table:table-cell table:style-name="ce4" table:formula="of:=[$redistribution_low.I12]" office:value-type="float" office:value="8.79223611923619" calcext:value-type="float">
            <text:p>8.79223611923619</text:p>
          </table:table-cell>
          <table:table-cell table:number-columns-repeated="47"/>
        </table:table-row>
        <table:table-row table:style-name="ro7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F13]" office:value-type="float" office:value="6.7023202494047" calcext:value-type="float">
            <text:p>6.7023202494047</text:p>
          </table:table-cell>
          <table:table-cell table:style-name="ce4" table:formula="of:=[$Redistribution_high.G13]" office:value-type="float" office:value="10.8220442498022" calcext:value-type="float">
            <text:p>10.8220442498022</text:p>
          </table:table-cell>
          <table:table-cell table:style-name="ce4" table:formula="of:=[$Redistribution_high.H13]" office:value-type="float" office:value="8.14209874866789" calcext:value-type="float">
            <text:p>8.14209874866789</text:p>
          </table:table-cell>
          <table:table-cell table:style-name="ce4" table:formula="of:=[$Redistribution_high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central.F13]" office:value-type="float" office:value="6.7023202494047" calcext:value-type="float">
            <text:p>6.7023202494047</text:p>
          </table:table-cell>
          <table:table-cell table:style-name="ce4" table:formula="of:=[$Redistribution_central.G13]" office:value-type="float" office:value="10.8220442498022" calcext:value-type="float">
            <text:p>10.8220442498022</text:p>
          </table:table-cell>
          <table:table-cell table:style-name="ce4" table:formula="of:=[$Redistribution_central.H13]" office:value-type="float" office:value="8.14209874866789" calcext:value-type="float">
            <text:p>8.14209874866789</text:p>
          </table:table-cell>
          <table:table-cell table:style-name="ce4" table:formula="of:=[$Redistribution_central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low.F13]" office:value-type="float" office:value="6.7023202494047" calcext:value-type="float">
            <text:p>6.7023202494047</text:p>
          </table:table-cell>
          <table:table-cell table:style-name="ce4" table:formula="of:=[$redistribution_low.G13]" office:value-type="float" office:value="10.8220442498022" calcext:value-type="float">
            <text:p>10.8220442498022</text:p>
          </table:table-cell>
          <table:table-cell table:style-name="ce4" table:formula="of:=[$redistribution_low.H13]" office:value-type="float" office:value="8.14209874866789" calcext:value-type="float">
            <text:p>8.14209874866789</text:p>
          </table:table-cell>
          <table:table-cell table:style-name="ce4" table:formula="of:=[$redistribution_low.I13]" office:value-type="float" office:value="8.38624112578008" calcext:value-type="float">
            <text:p>8.38624112578008</text:p>
          </table:table-cell>
          <table:table-cell table:number-columns-repeated="47"/>
        </table:table-row>
        <table:table-row table:style-name="ro6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F14]" office:value-type="float" office:value="6.71383964192703" calcext:value-type="float">
            <text:p>6.71383964192703</text:p>
          </table:table-cell>
          <table:table-cell table:style-name="ce4" table:formula="of:=[$Redistribution_high.G14]" office:value-type="float" office:value="11.0486950189488" calcext:value-type="float">
            <text:p>11.0486950189488</text:p>
          </table:table-cell>
          <table:table-cell table:style-name="ce4" table:formula="of:=[$Redistribution_high.H14]" office:value-type="float" office:value="8.45302141633329" calcext:value-type="float">
            <text:p>8.45302141633329</text:p>
          </table:table-cell>
          <table:table-cell table:style-name="ce4" table:formula="of:=[$Redistribution_high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central.F14]" office:value-type="float" office:value="6.71383964192703" calcext:value-type="float">
            <text:p>6.71383964192703</text:p>
          </table:table-cell>
          <table:table-cell table:style-name="ce4" table:formula="of:=[$Redistribution_central.G14]" office:value-type="float" office:value="11.0486950189488" calcext:value-type="float">
            <text:p>11.0486950189488</text:p>
          </table:table-cell>
          <table:table-cell table:style-name="ce4" table:formula="of:=[$Redistribution_central.H14]" office:value-type="float" office:value="8.45302141633329" calcext:value-type="float">
            <text:p>8.45302141633329</text:p>
          </table:table-cell>
          <table:table-cell table:style-name="ce4" table:formula="of:=[$Redistribution_central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low.F14]" office:value-type="float" office:value="6.71383964192703" calcext:value-type="float">
            <text:p>6.71383964192703</text:p>
          </table:table-cell>
          <table:table-cell table:style-name="ce4" table:formula="of:=[$redistribution_low.G14]" office:value-type="float" office:value="11.0486950189488" calcext:value-type="float">
            <text:p>11.0486950189488</text:p>
          </table:table-cell>
          <table:table-cell table:style-name="ce4" table:formula="of:=[$redistribution_low.H14]" office:value-type="float" office:value="8.45302141633329" calcext:value-type="float">
            <text:p>8.45302141633329</text:p>
          </table:table-cell>
          <table:table-cell table:style-name="ce4" table:formula="of:=[$redistribution_low.I14]" office:value-type="float" office:value="8.36333015505328" calcext:value-type="float">
            <text:p>8.36333015505328</text:p>
          </table:table-cell>
          <table:table-cell table:number-columns-repeated="47"/>
        </table:table-row>
        <table:table-row table:style-name="ro6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F15]" office:value-type="float" office:value="6.72411364251241" calcext:value-type="float">
            <text:p>6.72411364251241</text:p>
          </table:table-cell>
          <table:table-cell table:style-name="ce4" table:formula="of:=[$Redistribution_high.G15]" office:value-type="float" office:value="10.9734232229348" calcext:value-type="float">
            <text:p>10.9734232229348</text:p>
          </table:table-cell>
          <table:table-cell table:style-name="ce4" table:formula="of:=[$Redistribution_high.H15]" office:value-type="float" office:value="8.38869489743043" calcext:value-type="float">
            <text:p>8.38869489743043</text:p>
          </table:table-cell>
          <table:table-cell table:style-name="ce4" table:formula="of:=[$Redistribution_high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central.F15]" office:value-type="float" office:value="6.72411364251241" calcext:value-type="float">
            <text:p>6.72411364251241</text:p>
          </table:table-cell>
          <table:table-cell table:style-name="ce4" table:formula="of:=[$Redistribution_central.G15]" office:value-type="float" office:value="10.9734232229348" calcext:value-type="float">
            <text:p>10.9734232229348</text:p>
          </table:table-cell>
          <table:table-cell table:style-name="ce4" table:formula="of:=[$Redistribution_central.H15]" office:value-type="float" office:value="8.38869489743043" calcext:value-type="float">
            <text:p>8.38869489743043</text:p>
          </table:table-cell>
          <table:table-cell table:style-name="ce4" table:formula="of:=[$Redistribution_central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low.F15]" office:value-type="float" office:value="6.72411364251241" calcext:value-type="float">
            <text:p>6.72411364251241</text:p>
          </table:table-cell>
          <table:table-cell table:style-name="ce4" table:formula="of:=[$redistribution_low.G15]" office:value-type="float" office:value="10.9734232229348" calcext:value-type="float">
            <text:p>10.9734232229348</text:p>
          </table:table-cell>
          <table:table-cell table:style-name="ce4" table:formula="of:=[$redistribution_low.H15]" office:value-type="float" office:value="8.38869489743043" calcext:value-type="float">
            <text:p>8.38869489743043</text:p>
          </table:table-cell>
          <table:table-cell table:style-name="ce4" table:formula="of:=[$redistribution_low.I15]" office:value-type="float" office:value="8.41324499902241" calcext:value-type="float">
            <text:p>8.41324499902241</text:p>
          </table:table-cell>
          <table:table-cell table:number-columns-repeated="47"/>
        </table:table-row>
        <table:table-row table:style-name="ro6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F16]" office:value-type="float" office:value="6.62099992775084" calcext:value-type="float">
            <text:p>6.62099992775084</text:p>
          </table:table-cell>
          <table:table-cell table:style-name="ce4" table:formula="of:=[$Redistribution_high.G16]" office:value-type="float" office:value="10.7645806976214" calcext:value-type="float">
            <text:p>10.7645806976214</text:p>
          </table:table-cell>
          <table:table-cell table:style-name="ce4" table:formula="of:=[$Redistribution_high.H16]" office:value-type="float" office:value="8.07116165837168" calcext:value-type="float">
            <text:p>8.07116165837168</text:p>
          </table:table-cell>
          <table:table-cell table:style-name="ce4" table:formula="of:=[$Redistribution_high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central.F16]" office:value-type="float" office:value="6.62099992775084" calcext:value-type="float">
            <text:p>6.62099992775084</text:p>
          </table:table-cell>
          <table:table-cell table:style-name="ce4" table:formula="of:=[$Redistribution_central.G16]" office:value-type="float" office:value="10.7645806976214" calcext:value-type="float">
            <text:p>10.7645806976214</text:p>
          </table:table-cell>
          <table:table-cell table:style-name="ce4" table:formula="of:=[$Redistribution_central.H16]" office:value-type="float" office:value="8.07116165837168" calcext:value-type="float">
            <text:p>8.07116165837168</text:p>
          </table:table-cell>
          <table:table-cell table:style-name="ce4" table:formula="of:=[$Redistribution_central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low.F16]" office:value-type="float" office:value="6.62099992775084" calcext:value-type="float">
            <text:p>6.62099992775084</text:p>
          </table:table-cell>
          <table:table-cell table:style-name="ce4" table:formula="of:=[$redistribution_low.G16]" office:value-type="float" office:value="10.7645806976214" calcext:value-type="float">
            <text:p>10.7645806976214</text:p>
          </table:table-cell>
          <table:table-cell table:style-name="ce4" table:formula="of:=[$redistribution_low.H16]" office:value-type="float" office:value="8.07116165837168" calcext:value-type="float">
            <text:p>8.07116165837168</text:p>
          </table:table-cell>
          <table:table-cell table:style-name="ce4" table:formula="of:=[$redistribution_low.I16]" office:value-type="float" office:value="8.34006663261015" calcext:value-type="float">
            <text:p>8.34006663261015</text:p>
          </table:table-cell>
          <table:table-cell table:number-columns-repeated="47"/>
        </table:table-row>
        <table:table-row table:style-name="ro6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F17]" office:value-type="float" office:value="6.67165818173508" calcext:value-type="float">
            <text:p>6.67165818173508</text:p>
          </table:table-cell>
          <table:table-cell table:style-name="ce4" table:formula="of:=[$Redistribution_high.G17]" office:value-type="float" office:value="10.5798988598906" calcext:value-type="float">
            <text:p>10.5798988598906</text:p>
          </table:table-cell>
          <table:table-cell table:style-name="ce4" table:formula="of:=[$Redistribution_high.H17]" office:value-type="float" office:value="8.32022115080975" calcext:value-type="float">
            <text:p>8.32022115080975</text:p>
          </table:table-cell>
          <table:table-cell table:style-name="ce4" table:formula="of:=[$Redistribution_high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central.F17]" office:value-type="float" office:value="6.67165818173508" calcext:value-type="float">
            <text:p>6.67165818173508</text:p>
          </table:table-cell>
          <table:table-cell table:style-name="ce4" table:formula="of:=[$Redistribution_central.G17]" office:value-type="float" office:value="10.5798988598906" calcext:value-type="float">
            <text:p>10.5798988598906</text:p>
          </table:table-cell>
          <table:table-cell table:style-name="ce4" table:formula="of:=[$Redistribution_central.H17]" office:value-type="float" office:value="8.32022115080975" calcext:value-type="float">
            <text:p>8.32022115080975</text:p>
          </table:table-cell>
          <table:table-cell table:style-name="ce4" table:formula="of:=[$Redistribution_central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low.F17]" office:value-type="float" office:value="6.67165818173508" calcext:value-type="float">
            <text:p>6.67165818173508</text:p>
          </table:table-cell>
          <table:table-cell table:style-name="ce4" table:formula="of:=[$redistribution_low.G17]" office:value-type="float" office:value="10.5798988598906" calcext:value-type="float">
            <text:p>10.5798988598906</text:p>
          </table:table-cell>
          <table:table-cell table:style-name="ce4" table:formula="of:=[$redistribution_low.H17]" office:value-type="float" office:value="8.32022115080975" calcext:value-type="float">
            <text:p>8.32022115080975</text:p>
          </table:table-cell>
          <table:table-cell table:style-name="ce4" table:formula="of:=[$redistribution_low.I17]" office:value-type="float" office:value="8.51048960699445" calcext:value-type="float">
            <text:p>8.51048960699445</text:p>
          </table:table-cell>
          <table:table-cell table:number-columns-repeated="47"/>
        </table:table-row>
        <table:table-row table:style-name="ro6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F18]" office:value-type="float" office:value="6.40787877024842" calcext:value-type="float">
            <text:p>6.40787877024842</text:p>
          </table:table-cell>
          <table:table-cell table:style-name="ce4" table:formula="of:=[$Redistribution_high.G18]" office:value-type="float" office:value="10.8025450902205" calcext:value-type="float">
            <text:p>10.8025450902205</text:p>
          </table:table-cell>
          <table:table-cell table:style-name="ce4" table:formula="of:=[$Redistribution_high.H18]" office:value-type="float" office:value="8.12513645107176" calcext:value-type="float">
            <text:p>8.12513645107176</text:p>
          </table:table-cell>
          <table:table-cell table:style-name="ce4" table:formula="of:=[$Redistribution_high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central.F18]" office:value-type="float" office:value="6.40787877024842" calcext:value-type="float">
            <text:p>6.40787877024842</text:p>
          </table:table-cell>
          <table:table-cell table:style-name="ce4" table:formula="of:=[$Redistribution_central.G18]" office:value-type="float" office:value="10.8025450902205" calcext:value-type="float">
            <text:p>10.8025450902205</text:p>
          </table:table-cell>
          <table:table-cell table:style-name="ce4" table:formula="of:=[$Redistribution_central.H18]" office:value-type="float" office:value="8.12513645107176" calcext:value-type="float">
            <text:p>8.12513645107176</text:p>
          </table:table-cell>
          <table:table-cell table:style-name="ce4" table:formula="of:=[$Redistribution_central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low.F18]" office:value-type="float" office:value="6.40787877024842" calcext:value-type="float">
            <text:p>6.40787877024842</text:p>
          </table:table-cell>
          <table:table-cell table:style-name="ce4" table:formula="of:=[$redistribution_low.G18]" office:value-type="float" office:value="10.8025450902205" calcext:value-type="float">
            <text:p>10.8025450902205</text:p>
          </table:table-cell>
          <table:table-cell table:style-name="ce4" table:formula="of:=[$redistribution_low.H18]" office:value-type="float" office:value="8.12513645107176" calcext:value-type="float">
            <text:p>8.12513645107176</text:p>
          </table:table-cell>
          <table:table-cell table:style-name="ce4" table:formula="of:=[$redistribution_low.I18]" office:value-type="float" office:value="8.26602765016178" calcext:value-type="float">
            <text:p>8.26602765016178</text:p>
          </table:table-cell>
          <table:table-cell table:number-columns-repeated="47"/>
        </table:table-row>
        <table:table-row table:style-name="ro6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F19]" office:value-type="float" office:value="6.4630227018895" calcext:value-type="float">
            <text:p>6.4630227018895</text:p>
          </table:table-cell>
          <table:table-cell table:style-name="ce4" table:formula="of:=[$Redistribution_high.G19]" office:value-type="float" office:value="10.7410024264972" calcext:value-type="float">
            <text:p>10.7410024264972</text:p>
          </table:table-cell>
          <table:table-cell table:style-name="ce4" table:formula="of:=[$Redistribution_high.H19]" office:value-type="float" office:value="8.09171563868804" calcext:value-type="float">
            <text:p>8.09171563868804</text:p>
          </table:table-cell>
          <table:table-cell table:style-name="ce4" table:formula="of:=[$Redistribution_high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central.F19]" office:value-type="float" office:value="6.4630227018895" calcext:value-type="float">
            <text:p>6.4630227018895</text:p>
          </table:table-cell>
          <table:table-cell table:style-name="ce4" table:formula="of:=[$Redistribution_central.G19]" office:value-type="float" office:value="10.7410024264972" calcext:value-type="float">
            <text:p>10.7410024264972</text:p>
          </table:table-cell>
          <table:table-cell table:style-name="ce4" table:formula="of:=[$Redistribution_central.H19]" office:value-type="float" office:value="8.09171563868804" calcext:value-type="float">
            <text:p>8.09171563868804</text:p>
          </table:table-cell>
          <table:table-cell table:style-name="ce4" table:formula="of:=[$Redistribution_central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low.F19]" office:value-type="float" office:value="6.4630227018895" calcext:value-type="float">
            <text:p>6.4630227018895</text:p>
          </table:table-cell>
          <table:table-cell table:style-name="ce4" table:formula="of:=[$redistribution_low.G19]" office:value-type="float" office:value="10.7410024264972" calcext:value-type="float">
            <text:p>10.7410024264972</text:p>
          </table:table-cell>
          <table:table-cell table:style-name="ce4" table:formula="of:=[$redistribution_low.H19]" office:value-type="float" office:value="8.09171563868804" calcext:value-type="float">
            <text:p>8.09171563868804</text:p>
          </table:table-cell>
          <table:table-cell table:style-name="ce4" table:formula="of:=[$redistribution_low.I19]" office:value-type="float" office:value="8.21125660114151" calcext:value-type="float">
            <text:p>8.21125660114151</text:p>
          </table:table-cell>
          <table:table-cell table:number-columns-repeated="47"/>
        </table:table-row>
        <table:table-row table:style-name="ro6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F20]" office:value-type="float" office:value="6.42505690412445" calcext:value-type="float">
            <text:p>6.42505690412445</text:p>
          </table:table-cell>
          <table:table-cell table:style-name="ce4" table:formula="of:=[$Redistribution_high.G20]" office:value-type="float" office:value="11.1680389509794" calcext:value-type="float">
            <text:p>11.1680389509794</text:p>
          </table:table-cell>
          <table:table-cell table:style-name="ce4" table:formula="of:=[$Redistribution_high.H20]" office:value-type="float" office:value="7.8868783928209" calcext:value-type="float">
            <text:p>7.8868783928209</text:p>
          </table:table-cell>
          <table:table-cell table:style-name="ce4" table:formula="of:=[$Redistribution_high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central.F20]" office:value-type="float" office:value="6.42546742337523" calcext:value-type="float">
            <text:p>6.42546742337523</text:p>
          </table:table-cell>
          <table:table-cell table:style-name="ce4" table:formula="of:=[$Redistribution_central.G20]" office:value-type="float" office:value="11.1680389509794" calcext:value-type="float">
            <text:p>11.1680389509794</text:p>
          </table:table-cell>
          <table:table-cell table:style-name="ce4" table:formula="of:=[$Redistribution_central.H20]" office:value-type="float" office:value="7.8868783928209" calcext:value-type="float">
            <text:p>7.8868783928209</text:p>
          </table:table-cell>
          <table:table-cell table:style-name="ce4" table:formula="of:=[$Redistribution_central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low.F20]" office:value-type="float" office:value="6.42505690412445" calcext:value-type="float">
            <text:p>6.42505690412445</text:p>
          </table:table-cell>
          <table:table-cell table:style-name="ce4" table:formula="of:=[$redistribution_low.G20]" office:value-type="float" office:value="11.1680389509794" calcext:value-type="float">
            <text:p>11.1680389509794</text:p>
          </table:table-cell>
          <table:table-cell table:style-name="ce4" table:formula="of:=[$redistribution_low.H20]" office:value-type="float" office:value="7.8868783928209" calcext:value-type="float">
            <text:p>7.8868783928209</text:p>
          </table:table-cell>
          <table:table-cell table:style-name="ce4" table:formula="of:=[$redistribution_low.I20]" office:value-type="float" office:value="8.21286362251144" calcext:value-type="float">
            <text:p>8.21286362251144</text:p>
          </table:table-cell>
          <table:table-cell table:number-columns-repeated="47"/>
        </table:table-row>
        <table:table-row table:style-name="ro6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F21]" office:value-type="float" office:value="6.46697401862644" calcext:value-type="float">
            <text:p>6.46697401862644</text:p>
          </table:table-cell>
          <table:table-cell table:style-name="ce4" table:formula="of:=[$Redistribution_high.G21]" office:value-type="float" office:value="11.178779479305" calcext:value-type="float">
            <text:p>11.178779479305</text:p>
          </table:table-cell>
          <table:table-cell table:style-name="ce4" table:formula="of:=[$Redistribution_high.H21]" office:value-type="float" office:value="8.16346572181485" calcext:value-type="float">
            <text:p>8.16346572181485</text:p>
          </table:table-cell>
          <table:table-cell table:style-name="ce4" table:formula="of:=[$Redistribution_high.I21]" office:value-type="float" office:value="8.07913803651587" calcext:value-type="float">
            <text:p>8.07913803651587</text:p>
          </table:table-cell>
          <table:table-cell table:style-name="ce4"/>
          <table:table-cell/>
          <table:table-cell table:style-name="ce4" table:formula="of:=[$Redistribution_central.F21]" office:value-type="float" office:value="6.46630993212065" calcext:value-type="float">
            <text:p>6.46630993212065</text:p>
          </table:table-cell>
          <table:table-cell table:style-name="ce4" table:formula="of:=[$Redistribution_central.G21]" office:value-type="float" office:value="11.2358854629284" calcext:value-type="float">
            <text:p>11.2358854629284</text:p>
          </table:table-cell>
          <table:table-cell table:style-name="ce4" table:formula="of:=[$Redistribution_central.H21]" office:value-type="float" office:value="8.16318524194837" calcext:value-type="float">
            <text:p>8.16318524194837</text:p>
          </table:table-cell>
          <table:table-cell table:style-name="ce4" table:formula="of:=[$Redistribution_central.I21]" office:value-type="float" office:value="8.11859384976029" calcext:value-type="float">
            <text:p>8.11859384976029</text:p>
          </table:table-cell>
          <table:table-cell table:style-name="ce4"/>
          <table:table-cell/>
          <table:table-cell table:style-name="ce4" table:formula="of:=[$redistribution_low.F21]" office:value-type="float" office:value="6.46697401862644" calcext:value-type="float">
            <text:p>6.46697401862644</text:p>
          </table:table-cell>
          <table:table-cell table:style-name="ce4" table:formula="of:=[$redistribution_low.G21]" office:value-type="float" office:value="11.178779479305" calcext:value-type="float">
            <text:p>11.178779479305</text:p>
          </table:table-cell>
          <table:table-cell table:style-name="ce4" table:formula="of:=[$redistribution_low.H21]" office:value-type="float" office:value="8.16346572181485" calcext:value-type="float">
            <text:p>8.16346572181485</text:p>
          </table:table-cell>
          <table:table-cell table:style-name="ce4" table:formula="of:=[$redistribution_low.I21]" office:value-type="float" office:value="8.07913803651587" calcext:value-type="float">
            <text:p>8.07913803651587</text:p>
          </table:table-cell>
          <table:table-cell table:number-columns-repeated="47"/>
        </table:table-row>
        <table:table-row table:style-name="ro6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F22]" office:value-type="float" office:value="5.96002386737533" calcext:value-type="float">
            <text:p>5.96002386737533</text:p>
          </table:table-cell>
          <table:table-cell table:style-name="ce4" table:formula="of:=[$Redistribution_high.G22]" office:value-type="float" office:value="11.0037646476313" calcext:value-type="float">
            <text:p>11.0037646476313</text:p>
          </table:table-cell>
          <table:table-cell table:style-name="ce4" table:formula="of:=[$Redistribution_high.H22]" office:value-type="float" office:value="8.01642260490484" calcext:value-type="float">
            <text:p>8.01642260490484</text:p>
          </table:table-cell>
          <table:table-cell table:style-name="ce4" table:formula="of:=[$Redistribution_high.I22]" office:value-type="float" office:value="7.78405095444422" calcext:value-type="float">
            <text:p>7.78405095444422</text:p>
          </table:table-cell>
          <table:table-cell table:style-name="ce4"/>
          <table:table-cell/>
          <table:table-cell table:style-name="ce4" table:formula="of:=[$Redistribution_central.F22]" office:value-type="float" office:value="5.96002386737533" calcext:value-type="float">
            <text:p>5.96002386737533</text:p>
          </table:table-cell>
          <table:table-cell table:style-name="ce4" table:formula="of:=[$Redistribution_central.G22]" office:value-type="float" office:value="10.9780812570424" calcext:value-type="float">
            <text:p>10.9780812570424</text:p>
          </table:table-cell>
          <table:table-cell table:style-name="ce4" table:formula="of:=[$Redistribution_central.H22]" office:value-type="float" office:value="8.03414098046902" calcext:value-type="float">
            <text:p>8.03414098046902</text:p>
          </table:table-cell>
          <table:table-cell table:style-name="ce4" table:formula="of:=[$Redistribution_central.I22]" office:value-type="float" office:value="7.75832989781834" calcext:value-type="float">
            <text:p>7.75832989781834</text:p>
          </table:table-cell>
          <table:table-cell table:style-name="ce4"/>
          <table:table-cell/>
          <table:table-cell table:style-name="ce4" table:formula="of:=[$redistribution_low.F22]" office:value-type="float" office:value="5.96002386737533" calcext:value-type="float">
            <text:p>5.96002386737533</text:p>
          </table:table-cell>
          <table:table-cell table:style-name="ce4" table:formula="of:=[$redistribution_low.G22]" office:value-type="float" office:value="11.0037646476313" calcext:value-type="float">
            <text:p>11.0037646476313</text:p>
          </table:table-cell>
          <table:table-cell table:style-name="ce4" table:formula="of:=[$redistribution_low.H22]" office:value-type="float" office:value="8.01642260490484" calcext:value-type="float">
            <text:p>8.01642260490484</text:p>
          </table:table-cell>
          <table:table-cell table:style-name="ce4" table:formula="of:=[$redistribution_low.I22]" office:value-type="float" office:value="7.78405095444422" calcext:value-type="float">
            <text:p>7.78405095444422</text:p>
          </table:table-cell>
          <table:table-cell table:number-columns-repeated="47"/>
        </table:table-row>
        <table:table-row table:style-name="ro6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F23]" office:value-type="float" office:value="6.90396980627177" calcext:value-type="float">
            <text:p>6.90396980627177</text:p>
          </table:table-cell>
          <table:table-cell table:style-name="ce4" table:formula="of:=[$Redistribution_high.G23]" office:value-type="float" office:value="12.4231640242204" calcext:value-type="float">
            <text:p>12.4231640242204</text:p>
          </table:table-cell>
          <table:table-cell table:style-name="ce4" table:formula="of:=[$Redistribution_high.H23]" office:value-type="float" office:value="8.56112056970342" calcext:value-type="float">
            <text:p>8.56112056970342</text:p>
          </table:table-cell>
          <table:table-cell table:style-name="ce4" table:formula="of:=[$Redistribution_high.I23]" office:value-type="float" office:value="9.23520737629629" calcext:value-type="float">
            <text:p>9.23520737629629</text:p>
          </table:table-cell>
          <table:table-cell table:style-name="ce4"/>
          <table:table-cell/>
          <table:table-cell table:style-name="ce4" table:formula="of:=[$Redistribution_central.F23]" office:value-type="float" office:value="6.9697020554988" calcext:value-type="float">
            <text:p>6.9697020554988</text:p>
          </table:table-cell>
          <table:table-cell table:style-name="ce4" table:formula="of:=[$Redistribution_central.G23]" office:value-type="float" office:value="12.4072100624285" calcext:value-type="float">
            <text:p>12.4072100624285</text:p>
          </table:table-cell>
          <table:table-cell table:style-name="ce4" table:formula="of:=[$Redistribution_central.H23]" office:value-type="float" office:value="8.65390193028664" calcext:value-type="float">
            <text:p>8.65390193028664</text:p>
          </table:table-cell>
          <table:table-cell table:style-name="ce4" table:formula="of:=[$Redistribution_central.I23]" office:value-type="float" office:value="9.16495549896561" calcext:value-type="float">
            <text:p>9.16495549896561</text:p>
          </table:table-cell>
          <table:table-cell table:style-name="ce4"/>
          <table:table-cell/>
          <table:table-cell table:style-name="ce4" table:formula="of:=[$redistribution_low.F23]" office:value-type="float" office:value="6.90396980627177" calcext:value-type="float">
            <text:p>6.90396980627177</text:p>
          </table:table-cell>
          <table:table-cell table:style-name="ce4" table:formula="of:=[$redistribution_low.G23]" office:value-type="float" office:value="12.4231640242204" calcext:value-type="float">
            <text:p>12.4231640242204</text:p>
          </table:table-cell>
          <table:table-cell table:style-name="ce4" table:formula="of:=[$redistribution_low.H23]" office:value-type="float" office:value="8.56112056970342" calcext:value-type="float">
            <text:p>8.56112056970342</text:p>
          </table:table-cell>
          <table:table-cell table:style-name="ce4" table:formula="of:=[$redistribution_low.I23]" office:value-type="float" office:value="9.23520737629629" calcext:value-type="float">
            <text:p>9.23520737629629</text:p>
          </table:table-cell>
          <table:table-cell table:number-columns-repeated="47"/>
        </table:table-row>
        <table:table-row table:style-name="ro6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F24]" office:value-type="float" office:value="7.31451323376669" calcext:value-type="float">
            <text:p>7.31451323376669</text:p>
          </table:table-cell>
          <table:table-cell table:style-name="ce4" table:formula="of:=[$Redistribution_high.G24]" office:value-type="float" office:value="12.8012473558669" calcext:value-type="float">
            <text:p>12.8012473558669</text:p>
          </table:table-cell>
          <table:table-cell table:style-name="ce4" table:formula="of:=[$Redistribution_high.H24]" office:value-type="float" office:value="9.18947308026553" calcext:value-type="float">
            <text:p>9.18947308026553</text:p>
          </table:table-cell>
          <table:table-cell table:style-name="ce4" table:formula="of:=[$Redistribution_high.I24]" office:value-type="float" office:value="10.1472922460683" calcext:value-type="float">
            <text:p>10.1472922460683</text:p>
          </table:table-cell>
          <table:table-cell table:style-name="ce4"/>
          <table:table-cell/>
          <table:table-cell table:style-name="ce4" table:formula="of:=[$Redistribution_central.F24]" office:value-type="float" office:value="7.32049407493861" calcext:value-type="float">
            <text:p>7.32049407493861</text:p>
          </table:table-cell>
          <table:table-cell table:style-name="ce4" table:formula="of:=[$Redistribution_central.G24]" office:value-type="float" office:value="12.8148509411729" calcext:value-type="float">
            <text:p>12.8148509411729</text:p>
          </table:table-cell>
          <table:table-cell table:style-name="ce4" table:formula="of:=[$Redistribution_central.H24]" office:value-type="float" office:value="9.19449562801708" calcext:value-type="float">
            <text:p>9.19449562801708</text:p>
          </table:table-cell>
          <table:table-cell table:style-name="ce4" table:formula="of:=[$Redistribution_central.I24]" office:value-type="float" office:value="10.1648385470725" calcext:value-type="float">
            <text:p>10.1648385470725</text:p>
          </table:table-cell>
          <table:table-cell table:style-name="ce4"/>
          <table:table-cell/>
          <table:table-cell table:style-name="ce4" table:formula="of:=[$redistribution_low.F24]" office:value-type="float" office:value="7.31451323376669" calcext:value-type="float">
            <text:p>7.31451323376669</text:p>
          </table:table-cell>
          <table:table-cell table:style-name="ce4" table:formula="of:=[$redistribution_low.G24]" office:value-type="float" office:value="12.8012473558669" calcext:value-type="float">
            <text:p>12.8012473558669</text:p>
          </table:table-cell>
          <table:table-cell table:style-name="ce4" table:formula="of:=[$redistribution_low.H24]" office:value-type="float" office:value="9.18947308026553" calcext:value-type="float">
            <text:p>9.18947308026553</text:p>
          </table:table-cell>
          <table:table-cell table:style-name="ce4" table:formula="of:=[$redistribution_low.I24]" office:value-type="float" office:value="10.1472922460683" calcext:value-type="float">
            <text:p>10.1472922460683</text:p>
          </table:table-cell>
          <table:table-cell table:number-columns-repeated="47"/>
        </table:table-row>
        <table:table-row table:style-name="ro6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F25]" office:value-type="float" office:value="7.11570928378882" calcext:value-type="float">
            <text:p>7.11570928378882</text:p>
          </table:table-cell>
          <table:table-cell table:style-name="ce4" table:formula="of:=[$Redistribution_high.G25]" office:value-type="float" office:value="12.3839283918059" calcext:value-type="float">
            <text:p>12.3839283918059</text:p>
          </table:table-cell>
          <table:table-cell table:style-name="ce4" table:formula="of:=[$Redistribution_high.H25]" office:value-type="float" office:value="8.80924144390495" calcext:value-type="float">
            <text:p>8.80924144390495</text:p>
          </table:table-cell>
          <table:table-cell table:style-name="ce4" table:formula="of:=[$Redistribution_high.I25]" office:value-type="float" office:value="9.35663966467296" calcext:value-type="float">
            <text:p>9.35663966467296</text:p>
          </table:table-cell>
          <table:table-cell table:style-name="ce4"/>
          <table:table-cell/>
          <table:table-cell table:style-name="ce4" table:formula="of:=[$Redistribution_central.F25]" office:value-type="float" office:value="7.02310988319046" calcext:value-type="float">
            <text:p>7.02310988319046</text:p>
          </table:table-cell>
          <table:table-cell table:style-name="ce4" table:formula="of:=[$Redistribution_central.G25]" office:value-type="float" office:value="12.4092751563356" calcext:value-type="float">
            <text:p>12.4092751563356</text:p>
          </table:table-cell>
          <table:table-cell table:style-name="ce4" table:formula="of:=[$Redistribution_central.H25]" office:value-type="float" office:value="8.68279960399367" calcext:value-type="float">
            <text:p>8.68279960399367</text:p>
          </table:table-cell>
          <table:table-cell table:style-name="ce4" table:formula="of:=[$Redistribution_central.I25]" office:value-type="float" office:value="9.41830677543092" calcext:value-type="float">
            <text:p>9.41830677543092</text:p>
          </table:table-cell>
          <table:table-cell table:style-name="ce4"/>
          <table:table-cell/>
          <table:table-cell table:style-name="ce4" table:formula="of:=[$redistribution_low.F25]" office:value-type="float" office:value="7.07723705917274" calcext:value-type="float">
            <text:p>7.07723705917274</text:p>
          </table:table-cell>
          <table:table-cell table:style-name="ce4" table:formula="of:=[$redistribution_low.G25]" office:value-type="float" office:value="12.3839283918059" calcext:value-type="float">
            <text:p>12.3839283918059</text:p>
          </table:table-cell>
          <table:table-cell table:style-name="ce4" table:formula="of:=[$redistribution_low.H25]" office:value-type="float" office:value="8.74434327746806" calcext:value-type="float">
            <text:p>8.74434327746806</text:p>
          </table:table-cell>
          <table:table-cell table:style-name="ce4" table:formula="of:=[$redistribution_low.I25]" office:value-type="float" office:value="9.38548637395314" calcext:value-type="float">
            <text:p>9.38548637395314</text:p>
          </table:table-cell>
          <table:table-cell table:number-columns-repeated="47"/>
        </table:table-row>
        <table:table-row table:style-name="ro6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F26]" office:value-type="float" office:value="6.68029745355706" calcext:value-type="float">
            <text:p>6.68029745355706</text:p>
          </table:table-cell>
          <table:table-cell table:style-name="ce4" table:formula="of:=[$Redistribution_high.G26]" office:value-type="float" office:value="12.2454054047298" calcext:value-type="float">
            <text:p>12.2454054047298</text:p>
          </table:table-cell>
          <table:table-cell table:style-name="ce4" table:formula="of:=[$Redistribution_high.H26]" office:value-type="float" office:value="8.69331159667764" calcext:value-type="float">
            <text:p>8.69331159667764</text:p>
          </table:table-cell>
          <table:table-cell table:style-name="ce4" table:formula="of:=[$Redistribution_high.I26]" office:value-type="float" office:value="9.01142726153538" calcext:value-type="float">
            <text:p>9.01142726153538</text:p>
          </table:table-cell>
          <table:table-cell table:style-name="ce4"/>
          <table:table-cell/>
          <table:table-cell table:style-name="ce4" table:formula="of:=[$Redistribution_central.F26]" office:value-type="float" office:value="6.72658210911983" calcext:value-type="float">
            <text:p>6.72658210911983</text:p>
          </table:table-cell>
          <table:table-cell table:style-name="ce4" table:formula="of:=[$Redistribution_central.G26]" office:value-type="float" office:value="12.2454054047298" calcext:value-type="float">
            <text:p>12.2454054047298</text:p>
          </table:table-cell>
          <table:table-cell table:style-name="ce4" table:formula="of:=[$Redistribution_central.H26]" office:value-type="float" office:value="8.79443003657921" calcext:value-type="float">
            <text:p>8.79443003657921</text:p>
          </table:table-cell>
          <table:table-cell table:style-name="ce4" table:formula="of:=[$Redistribution_central.I26]" office:value-type="float" office:value="9.05299221820614" calcext:value-type="float">
            <text:p>9.05299221820614</text:p>
          </table:table-cell>
          <table:table-cell table:style-name="ce4"/>
          <table:table-cell/>
          <table:table-cell table:style-name="ce4" table:formula="of:=[$redistribution_low.F26]" office:value-type="float" office:value="6.73138447821439" calcext:value-type="float">
            <text:p>6.73138447821439</text:p>
          </table:table-cell>
          <table:table-cell table:style-name="ce4" table:formula="of:=[$redistribution_low.G26]" office:value-type="float" office:value="12.2454054047298" calcext:value-type="float">
            <text:p>12.2454054047298</text:p>
          </table:table-cell>
          <table:table-cell table:style-name="ce4" table:formula="of:=[$redistribution_low.H26]" office:value-type="float" office:value="8.75366567693156" calcext:value-type="float">
            <text:p>8.75366567693156</text:p>
          </table:table-cell>
          <table:table-cell table:style-name="ce4" table:formula="of:=[$redistribution_low.I26]" office:value-type="float" office:value="9.06806811814304" calcext:value-type="float">
            <text:p>9.06806811814304</text:p>
          </table:table-cell>
          <table:table-cell table:number-columns-repeated="47"/>
        </table:table-row>
        <table:table-row table:style-name="ro6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F27]" office:value-type="float" office:value="6.74702887345946" calcext:value-type="float">
            <text:p>6.74702887345946</text:p>
          </table:table-cell>
          <table:table-cell table:style-name="ce4" table:formula="of:=[$Redistribution_high.G27]" office:value-type="float" office:value="11.5504772355692" calcext:value-type="float">
            <text:p>11.5504772355692</text:p>
          </table:table-cell>
          <table:table-cell table:style-name="ce4" table:formula="of:=[$Redistribution_high.H27]" office:value-type="float" office:value="8.54106203490532" calcext:value-type="float">
            <text:p>8.54106203490532</text:p>
          </table:table-cell>
          <table:table-cell table:style-name="ce4" table:formula="of:=[$Redistribution_high.I27]" office:value-type="float" office:value="9.08588427885067" calcext:value-type="float">
            <text:p>9.08588427885067</text:p>
          </table:table-cell>
          <table:table-cell table:style-name="ce4"/>
          <table:table-cell/>
          <table:table-cell table:style-name="ce4" table:formula="of:=[$Redistribution_central.F27]" office:value-type="float" office:value="6.7429554521133" calcext:value-type="float">
            <text:p>6.7429554521133</text:p>
          </table:table-cell>
          <table:table-cell table:style-name="ce4" table:formula="of:=[$Redistribution_central.G27]" office:value-type="float" office:value="11.5641529262126" calcext:value-type="float">
            <text:p>11.5641529262126</text:p>
          </table:table-cell>
          <table:table-cell table:style-name="ce4" table:formula="of:=[$Redistribution_central.H27]" office:value-type="float" office:value="8.53015002307671" calcext:value-type="float">
            <text:p>8.53015002307671</text:p>
          </table:table-cell>
          <table:table-cell table:style-name="ce4" table:formula="of:=[$Redistribution_central.I27]" office:value-type="float" office:value="9.10188746173259" calcext:value-type="float">
            <text:p>9.10188746173259</text:p>
          </table:table-cell>
          <table:table-cell table:style-name="ce4"/>
          <table:table-cell/>
          <table:table-cell table:style-name="ce4" table:formula="of:=[$redistribution_low.F27]" office:value-type="float" office:value="6.73363419559161" calcext:value-type="float">
            <text:p>6.73363419559161</text:p>
          </table:table-cell>
          <table:table-cell table:style-name="ce4" table:formula="of:=[$redistribution_low.G27]" office:value-type="float" office:value="11.5504772355692" calcext:value-type="float">
            <text:p>11.5504772355692</text:p>
          </table:table-cell>
          <table:table-cell table:style-name="ce4" table:formula="of:=[$redistribution_low.H27]" office:value-type="float" office:value="8.54026624952501" calcext:value-type="float">
            <text:p>8.54026624952501</text:p>
          </table:table-cell>
          <table:table-cell table:style-name="ce4" table:formula="of:=[$redistribution_low.I27]" office:value-type="float" office:value="9.07401195178368" calcext:value-type="float">
            <text:p>9.07401195178368</text:p>
          </table:table-cell>
          <table:table-cell table:number-columns-repeated="47"/>
        </table:table-row>
        <table:table-row table:style-name="ro6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F28]" office:value-type="float" office:value="6.51660772001597" calcext:value-type="float">
            <text:p>6.51660772001597</text:p>
          </table:table-cell>
          <table:table-cell table:style-name="ce4" table:formula="of:=[$Redistribution_high.G28]" office:value-type="float" office:value="11.1409547544072" calcext:value-type="float">
            <text:p>11.1409547544072</text:p>
          </table:table-cell>
          <table:table-cell table:style-name="ce4" table:formula="of:=[$Redistribution_high.H28]" office:value-type="float" office:value="7.88566862236252" calcext:value-type="float">
            <text:p>7.88566862236252</text:p>
          </table:table-cell>
          <table:table-cell table:style-name="ce4" table:formula="of:=[$Redistribution_high.I28]" office:value-type="float" office:value="9.18553943589835" calcext:value-type="float">
            <text:p>9.18553943589835</text:p>
          </table:table-cell>
          <table:table-cell table:style-name="ce4"/>
          <table:table-cell/>
          <table:table-cell table:style-name="ce4" table:formula="of:=[$Redistribution_central.F28]" office:value-type="float" office:value="6.54423269560097" calcext:value-type="float">
            <text:p>6.54423269560097</text:p>
          </table:table-cell>
          <table:table-cell table:style-name="ce4" table:formula="of:=[$Redistribution_central.G28]" office:value-type="float" office:value="11.1499983607609" calcext:value-type="float">
            <text:p>11.1499983607609</text:p>
          </table:table-cell>
          <table:table-cell table:style-name="ce4" table:formula="of:=[$Redistribution_central.H28]" office:value-type="float" office:value="7.93824668932693" calcext:value-type="float">
            <text:p>7.93824668932693</text:p>
          </table:table-cell>
          <table:table-cell table:style-name="ce4" table:formula="of:=[$Redistribution_central.I28]" office:value-type="float" office:value="9.19279586232108" calcext:value-type="float">
            <text:p>9.19279586232108</text:p>
          </table:table-cell>
          <table:table-cell table:style-name="ce4"/>
          <table:table-cell/>
          <table:table-cell table:style-name="ce4" table:formula="of:=[$redistribution_low.F28]" office:value-type="float" office:value="6.52620675859662" calcext:value-type="float">
            <text:p>6.52620675859662</text:p>
          </table:table-cell>
          <table:table-cell table:style-name="ce4" table:formula="of:=[$redistribution_low.G28]" office:value-type="float" office:value="11.1309474783014" calcext:value-type="float">
            <text:p>11.1309474783014</text:p>
          </table:table-cell>
          <table:table-cell table:style-name="ce4" table:formula="of:=[$redistribution_low.H28]" office:value-type="float" office:value="7.85270839952288" calcext:value-type="float">
            <text:p>7.85270839952288</text:p>
          </table:table-cell>
          <table:table-cell table:style-name="ce4" table:formula="of:=[$redistribution_low.I28]" office:value-type="float" office:value="9.15022416788073" calcext:value-type="float">
            <text:p>9.15022416788073</text:p>
          </table:table-cell>
          <table:table-cell table:number-columns-repeated="47"/>
        </table:table-row>
        <table:table-row table:style-name="ro6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F29]" office:value-type="float" office:value="7.03585057647409" calcext:value-type="float">
            <text:p>7.03585057647409</text:p>
          </table:table-cell>
          <table:table-cell table:style-name="ce4" table:formula="of:=[$Redistribution_high.G29]" office:value-type="float" office:value="11.7284522173271" calcext:value-type="float">
            <text:p>11.7284522173271</text:p>
          </table:table-cell>
          <table:table-cell table:style-name="ce4" table:formula="of:=[$Redistribution_high.H29]" office:value-type="float" office:value="8.48796103703781" calcext:value-type="float">
            <text:p>8.48796103703781</text:p>
          </table:table-cell>
          <table:table-cell table:style-name="ce4" table:formula="of:=[$Redistribution_high.I29]" office:value-type="float" office:value="9.19939411148435" calcext:value-type="float">
            <text:p>9.19939411148435</text:p>
          </table:table-cell>
          <table:table-cell table:style-name="ce4"/>
          <table:table-cell/>
          <table:table-cell table:style-name="ce4" table:formula="of:=[$Redistribution_central.F29]" office:value-type="float" office:value="7.02376176226562" calcext:value-type="float">
            <text:p>7.02376176226562</text:p>
          </table:table-cell>
          <table:table-cell table:style-name="ce4" table:formula="of:=[$Redistribution_central.G29]" office:value-type="float" office:value="11.7807417689226" calcext:value-type="float">
            <text:p>11.7807417689226</text:p>
          </table:table-cell>
          <table:table-cell table:style-name="ce4" table:formula="of:=[$Redistribution_central.H29]" office:value-type="float" office:value="8.53507669417561" calcext:value-type="float">
            <text:p>8.53507669417561</text:p>
          </table:table-cell>
          <table:table-cell table:style-name="ce4" table:formula="of:=[$Redistribution_central.I29]" office:value-type="float" office:value="9.21298394968855" calcext:value-type="float">
            <text:p>9.21298394968855</text:p>
          </table:table-cell>
          <table:table-cell table:style-name="ce4"/>
          <table:table-cell/>
          <table:table-cell table:style-name="ce4" table:formula="of:=[$redistribution_low.F29]" office:value-type="float" office:value="7.05269172253018" calcext:value-type="float">
            <text:p>7.05269172253018</text:p>
          </table:table-cell>
          <table:table-cell table:style-name="ce4" table:formula="of:=[$redistribution_low.G29]" office:value-type="float" office:value="11.7383719088628" calcext:value-type="float">
            <text:p>11.7383719088628</text:p>
          </table:table-cell>
          <table:table-cell table:style-name="ce4" table:formula="of:=[$redistribution_low.H29]" office:value-type="float" office:value="8.61592129222096" calcext:value-type="float">
            <text:p>8.61592129222096</text:p>
          </table:table-cell>
          <table:table-cell table:style-name="ce4" table:formula="of:=[$redistribution_low.I29]" office:value-type="float" office:value="9.32815571424484" calcext:value-type="float">
            <text:p>9.32815571424484</text:p>
          </table:table-cell>
          <table:table-cell table:number-columns-repeated="47"/>
        </table:table-row>
        <table:table-row table:style-name="ro6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F30]" office:value-type="float" office:value="6.55448929164544" calcext:value-type="float">
            <text:p>6.55448929164544</text:p>
          </table:table-cell>
          <table:table-cell table:style-name="ce4" table:formula="of:=[$Redistribution_high.G30]" office:value-type="float" office:value="11.411122072668" calcext:value-type="float">
            <text:p>11.411122072668</text:p>
          </table:table-cell>
          <table:table-cell table:style-name="ce4" table:formula="of:=[$Redistribution_high.H30]" office:value-type="float" office:value="8.17892627454127" calcext:value-type="float">
            <text:p>8.17892627454127</text:p>
          </table:table-cell>
          <table:table-cell table:style-name="ce4" table:formula="of:=[$Redistribution_high.I30]" office:value-type="float" office:value="8.61522013170981" calcext:value-type="float">
            <text:p>8.61522013170981</text:p>
          </table:table-cell>
          <table:table-cell table:style-name="ce4"/>
          <table:table-cell/>
          <table:table-cell table:style-name="ce4" table:formula="of:=[$Redistribution_central.F30]" office:value-type="float" office:value="6.55946432729575" calcext:value-type="float">
            <text:p>6.55946432729575</text:p>
          </table:table-cell>
          <table:table-cell table:style-name="ce4" table:formula="of:=[$Redistribution_central.G30]" office:value-type="float" office:value="11.5147264904318" calcext:value-type="float">
            <text:p>11.5147264904318</text:p>
          </table:table-cell>
          <table:table-cell table:style-name="ce4" table:formula="of:=[$Redistribution_central.H30]" office:value-type="float" office:value="8.16836008575675" calcext:value-type="float">
            <text:p>8.16836008575675</text:p>
          </table:table-cell>
          <table:table-cell table:style-name="ce4" table:formula="of:=[$Redistribution_central.I30]" office:value-type="float" office:value="8.6542237210869" calcext:value-type="float">
            <text:p>8.6542237210869</text:p>
          </table:table-cell>
          <table:table-cell table:style-name="ce4"/>
          <table:table-cell/>
          <table:table-cell table:style-name="ce4" table:formula="of:=[$redistribution_low.F30]" office:value-type="float" office:value="6.5973031753885" calcext:value-type="float">
            <text:p>6.5973031753885</text:p>
          </table:table-cell>
          <table:table-cell table:style-name="ce4" table:formula="of:=[$redistribution_low.G30]" office:value-type="float" office:value="11.5284150493287" calcext:value-type="float">
            <text:p>11.5284150493287</text:p>
          </table:table-cell>
          <table:table-cell table:style-name="ce4" table:formula="of:=[$redistribution_low.H30]" office:value-type="float" office:value="8.20403228974045" calcext:value-type="float">
            <text:p>8.20403228974045</text:p>
          </table:table-cell>
          <table:table-cell table:style-name="ce4" table:formula="of:=[$redistribution_low.I30]" office:value-type="float" office:value="8.66415385858144" calcext:value-type="float">
            <text:p>8.66415385858144</text:p>
          </table:table-cell>
          <table:table-cell table:number-columns-repeated="47"/>
        </table:table-row>
        <table:table-row table:style-name="ro6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F31]" office:value-type="float" office:value="7.06819508137498" calcext:value-type="float">
            <text:p>7.06819508137498</text:p>
          </table:table-cell>
          <table:table-cell table:style-name="ce4" table:formula="of:=[$Redistribution_high.G31]" office:value-type="float" office:value="11.5354107436043" calcext:value-type="float">
            <text:p>11.5354107436043</text:p>
          </table:table-cell>
          <table:table-cell table:style-name="ce4" table:formula="of:=[$Redistribution_high.H31]" office:value-type="float" office:value="8.71776389703812" calcext:value-type="float">
            <text:p>8.71776389703812</text:p>
          </table:table-cell>
          <table:table-cell table:style-name="ce4" table:formula="of:=[$Redistribution_high.I31]" office:value-type="float" office:value="8.99681804515365" calcext:value-type="float">
            <text:p>8.99681804515365</text:p>
          </table:table-cell>
          <table:table-cell table:style-name="ce4"/>
          <table:table-cell/>
          <table:table-cell table:style-name="ce4" table:formula="of:=[$Redistribution_central.F31]" office:value-type="float" office:value="7.01486343966298" calcext:value-type="float">
            <text:p>7.01486343966298</text:p>
          </table:table-cell>
          <table:table-cell table:style-name="ce4" table:formula="of:=[$Redistribution_central.G31]" office:value-type="float" office:value="11.4819711288981" calcext:value-type="float">
            <text:p>11.4819711288981</text:p>
          </table:table-cell>
          <table:table-cell table:style-name="ce4" table:formula="of:=[$Redistribution_central.H31]" office:value-type="float" office:value="8.68006547605453" calcext:value-type="float">
            <text:p>8.68006547605453</text:p>
          </table:table-cell>
          <table:table-cell table:style-name="ce4" table:formula="of:=[$Redistribution_central.I31]" office:value-type="float" office:value="8.99875338639566" calcext:value-type="float">
            <text:p>8.99875338639566</text:p>
          </table:table-cell>
          <table:table-cell table:style-name="ce4"/>
          <table:table-cell/>
          <table:table-cell table:style-name="ce4" table:formula="of:=[$redistribution_low.F31]" office:value-type="float" office:value="7.07462659205517" calcext:value-type="float">
            <text:p>7.07462659205517</text:p>
          </table:table-cell>
          <table:table-cell table:style-name="ce4" table:formula="of:=[$redistribution_low.G31]" office:value-type="float" office:value="11.5582215409381" calcext:value-type="float">
            <text:p>11.5582215409381</text:p>
          </table:table-cell>
          <table:table-cell table:style-name="ce4" table:formula="of:=[$redistribution_low.H31]" office:value-type="float" office:value="8.66139083327146" calcext:value-type="float">
            <text:p>8.66139083327146</text:p>
          </table:table-cell>
          <table:table-cell table:style-name="ce4" table:formula="of:=[$redistribution_low.I31]" office:value-type="float" office:value="9.07959090347978" calcext:value-type="float">
            <text:p>9.07959090347978</text:p>
          </table:table-cell>
          <table:table-cell table:number-columns-repeated="47"/>
        </table:table-row>
        <table:table-row table:style-name="ro6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F32]" office:value-type="float" office:value="6.71339231848248" calcext:value-type="float">
            <text:p>6.71339231848248</text:p>
          </table:table-cell>
          <table:table-cell table:style-name="ce4" table:formula="of:=[$Redistribution_high.G32]" office:value-type="float" office:value="11.429432957354" calcext:value-type="float">
            <text:p>11.429432957354</text:p>
          </table:table-cell>
          <table:table-cell table:style-name="ce4" table:formula="of:=[$Redistribution_high.H32]" office:value-type="float" office:value="8.23298977771342" calcext:value-type="float">
            <text:p>8.23298977771342</text:p>
          </table:table-cell>
          <table:table-cell table:style-name="ce4" table:formula="of:=[$Redistribution_high.I32]" office:value-type="float" office:value="9.34468736904904" calcext:value-type="float">
            <text:p>9.34468736904904</text:p>
          </table:table-cell>
          <table:table-cell table:style-name="ce4"/>
          <table:table-cell/>
          <table:table-cell table:style-name="ce4" table:formula="of:=[$Redistribution_central.F32]" office:value-type="float" office:value="6.91587120094271" calcext:value-type="float">
            <text:p>6.91587120094271</text:p>
          </table:table-cell>
          <table:table-cell table:style-name="ce4" table:formula="of:=[$Redistribution_central.G32]" office:value-type="float" office:value="11.6724114107357" calcext:value-type="float">
            <text:p>11.6724114107357</text:p>
          </table:table-cell>
          <table:table-cell table:style-name="ce4" table:formula="of:=[$Redistribution_central.H32]" office:value-type="float" office:value="8.42879489690791" calcext:value-type="float">
            <text:p>8.42879489690791</text:p>
          </table:table-cell>
          <table:table-cell table:style-name="ce4" table:formula="of:=[$Redistribution_central.I32]" office:value-type="float" office:value="9.42711770584481" calcext:value-type="float">
            <text:p>9.42711770584481</text:p>
          </table:table-cell>
          <table:table-cell table:style-name="ce4"/>
          <table:table-cell/>
          <table:table-cell table:style-name="ce4" table:formula="of:=[$redistribution_low.F32]" office:value-type="float" office:value="6.89501872108694" calcext:value-type="float">
            <text:p>6.89501872108694</text:p>
          </table:table-cell>
          <table:table-cell table:style-name="ce4" table:formula="of:=[$redistribution_low.G32]" office:value-type="float" office:value="11.6205634964572" calcext:value-type="float">
            <text:p>11.6205634964572</text:p>
          </table:table-cell>
          <table:table-cell table:style-name="ce4" table:formula="of:=[$redistribution_low.H32]" office:value-type="float" office:value="8.34578455631997" calcext:value-type="float">
            <text:p>8.34578455631997</text:p>
          </table:table-cell>
          <table:table-cell table:style-name="ce4" table:formula="of:=[$redistribution_low.I32]" office:value-type="float" office:value="9.43638272188012" calcext:value-type="float">
            <text:p>9.43638272188012</text:p>
          </table:table-cell>
          <table:table-cell table:number-columns-repeated="47"/>
        </table:table-row>
        <table:table-row table:style-name="ro6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F33]" office:value-type="float" office:value="6.96994735291086" calcext:value-type="float">
            <text:p>6.96994735291086</text:p>
          </table:table-cell>
          <table:table-cell table:style-name="ce4" table:formula="of:=[$Redistribution_high.G33]" office:value-type="float" office:value="11.5189513535117" calcext:value-type="float">
            <text:p>11.5189513535117</text:p>
          </table:table-cell>
          <table:table-cell table:style-name="ce4" table:formula="of:=[$Redistribution_high.H33]" office:value-type="float" office:value="8.59253492212606" calcext:value-type="float">
            <text:p>8.59253492212606</text:p>
          </table:table-cell>
          <table:table-cell table:style-name="ce4" table:formula="of:=[$Redistribution_high.I33]" office:value-type="float" office:value="9.13369539843171" calcext:value-type="float">
            <text:p>9.13369539843171</text:p>
          </table:table-cell>
          <table:table-cell table:style-name="ce4"/>
          <table:table-cell/>
          <table:table-cell table:style-name="ce4" table:formula="of:=[$Redistribution_central.F33]" office:value-type="float" office:value="6.86538557107758" calcext:value-type="float">
            <text:p>6.86538557107758</text:p>
          </table:table-cell>
          <table:table-cell table:style-name="ce4" table:formula="of:=[$Redistribution_central.G33]" office:value-type="float" office:value="11.5230848351533" calcext:value-type="float">
            <text:p>11.5230848351533</text:p>
          </table:table-cell>
          <table:table-cell table:style-name="ce4" table:formula="of:=[$Redistribution_central.H33]" office:value-type="float" office:value="8.59424403988126" calcext:value-type="float">
            <text:p>8.59424403988126</text:p>
          </table:table-cell>
          <table:table-cell table:style-name="ce4" table:formula="of:=[$Redistribution_central.I33]" office:value-type="float" office:value="9.13450927983142" calcext:value-type="float">
            <text:p>9.13450927983142</text:p>
          </table:table-cell>
          <table:table-cell table:style-name="ce4"/>
          <table:table-cell/>
          <table:table-cell table:style-name="ce4" table:formula="of:=[$redistribution_low.F33]" office:value-type="float" office:value="6.85573919087861" calcext:value-type="float">
            <text:p>6.85573919087861</text:p>
          </table:table-cell>
          <table:table-cell table:style-name="ce4" table:formula="of:=[$redistribution_low.G33]" office:value-type="float" office:value="11.7397609649397" calcext:value-type="float">
            <text:p>11.7397609649397</text:p>
          </table:table-cell>
          <table:table-cell table:style-name="ce4" table:formula="of:=[$redistribution_low.H33]" office:value-type="float" office:value="8.5526235571122" calcext:value-type="float">
            <text:p>8.5526235571122</text:p>
          </table:table-cell>
          <table:table-cell table:style-name="ce4" table:formula="of:=[$redistribution_low.I33]" office:value-type="float" office:value="9.2141289342651" calcext:value-type="float">
            <text:p>9.2141289342651</text:p>
          </table:table-cell>
          <table:table-cell table:number-columns-repeated="47"/>
        </table:table-row>
        <table:table-row table:style-name="ro7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F34]" office:value-type="float" office:value="6.47152506359326" calcext:value-type="float">
            <text:p>6.47152506359326</text:p>
          </table:table-cell>
          <table:table-cell table:style-name="ce4" table:formula="of:=[$Redistribution_high.G34]" office:value-type="float" office:value="11.7394435239937" calcext:value-type="float">
            <text:p>11.7394435239937</text:p>
          </table:table-cell>
          <table:table-cell table:style-name="ce4" table:formula="of:=[$Redistribution_high.H34]" office:value-type="float" office:value="8.27572365249829" calcext:value-type="float">
            <text:p>8.27572365249829</text:p>
          </table:table-cell>
          <table:table-cell table:style-name="ce4" table:formula="of:=[$Redistribution_high.I34]" office:value-type="float" office:value="8.66007265165939" calcext:value-type="float">
            <text:p>8.66007265165939</text:p>
          </table:table-cell>
          <table:table-cell table:style-name="ce4"/>
          <table:table-cell/>
          <table:table-cell table:style-name="ce4" table:formula="of:=[$Redistribution_central.F34]" office:value-type="float" office:value="6.53142707362493" calcext:value-type="float">
            <text:p>6.53142707362493</text:p>
          </table:table-cell>
          <table:table-cell table:style-name="ce4" table:formula="of:=[$Redistribution_central.G34]" office:value-type="float" office:value="11.7639251986324" calcext:value-type="float">
            <text:p>11.7639251986324</text:p>
          </table:table-cell>
          <table:table-cell table:style-name="ce4" table:formula="of:=[$Redistribution_central.H34]" office:value-type="float" office:value="8.40201968066956" calcext:value-type="float">
            <text:p>8.40201968066956</text:p>
          </table:table-cell>
          <table:table-cell table:style-name="ce4" table:formula="of:=[$Redistribution_central.I34]" office:value-type="float" office:value="8.70779483070884" calcext:value-type="float">
            <text:p>8.70779483070884</text:p>
          </table:table-cell>
          <table:table-cell table:style-name="ce4"/>
          <table:table-cell/>
          <table:table-cell table:style-name="ce4" table:formula="of:=[$redistribution_low.F34]" office:value-type="float" office:value="6.53013545045062" calcext:value-type="float">
            <text:p>6.53013545045062</text:p>
          </table:table-cell>
          <table:table-cell table:style-name="ce4" table:formula="of:=[$redistribution_low.G34]" office:value-type="float" office:value="12.2146062013696" calcext:value-type="float">
            <text:p>12.2146062013696</text:p>
          </table:table-cell>
          <table:table-cell table:style-name="ce4" table:formula="of:=[$redistribution_low.H34]" office:value-type="float" office:value="8.27326546544657" calcext:value-type="float">
            <text:p>8.27326546544657</text:p>
          </table:table-cell>
          <table:table-cell table:style-name="ce4" table:formula="of:=[$redistribution_low.I34]" office:value-type="float" office:value="9.02137383538934" calcext:value-type="float">
            <text:p>9.02137383538934</text:p>
          </table:table-cell>
          <table:table-cell table:number-columns-repeated="47"/>
        </table:table-row>
        <table:table-row table:style-name="ro7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F35]" office:value-type="float" office:value="6.77417378090822" calcext:value-type="float">
            <text:p>6.77417378090822</text:p>
          </table:table-cell>
          <table:table-cell table:style-name="ce4" table:formula="of:=[$Redistribution_high.G35]" office:value-type="float" office:value="11.8028223578839" calcext:value-type="float">
            <text:p>11.8028223578839</text:p>
          </table:table-cell>
          <table:table-cell table:style-name="ce4" table:formula="of:=[$Redistribution_high.H35]" office:value-type="float" office:value="8.46006743644469" calcext:value-type="float">
            <text:p>8.46006743644469</text:p>
          </table:table-cell>
          <table:table-cell table:style-name="ce4" table:formula="of:=[$Redistribution_high.I35]" office:value-type="float" office:value="9.177277517638" calcext:value-type="float">
            <text:p>9.177277517638</text:p>
          </table:table-cell>
          <table:table-cell table:style-name="ce4"/>
          <table:table-cell/>
          <table:table-cell table:style-name="ce4" table:formula="of:=[$Redistribution_central.F35]" office:value-type="float" office:value="6.89741978617338" calcext:value-type="float">
            <text:p>6.89741978617338</text:p>
          </table:table-cell>
          <table:table-cell table:style-name="ce4" table:formula="of:=[$Redistribution_central.G35]" office:value-type="float" office:value="11.7405290128413" calcext:value-type="float">
            <text:p>11.7405290128413</text:p>
          </table:table-cell>
          <table:table-cell table:style-name="ce4" table:formula="of:=[$Redistribution_central.H35]" office:value-type="float" office:value="8.62591540278251" calcext:value-type="float">
            <text:p>8.62591540278251</text:p>
          </table:table-cell>
          <table:table-cell table:style-name="ce4" table:formula="of:=[$Redistribution_central.I35]" office:value-type="float" office:value="9.4802417226422" calcext:value-type="float">
            <text:p>9.4802417226422</text:p>
          </table:table-cell>
          <table:table-cell table:style-name="ce4"/>
          <table:table-cell/>
          <table:table-cell table:style-name="ce4" table:formula="of:=[$redistribution_low.F35]" office:value-type="float" office:value="7.10005977096772" calcext:value-type="float">
            <text:p>7.10005977096772</text:p>
          </table:table-cell>
          <table:table-cell table:style-name="ce4" table:formula="of:=[$redistribution_low.G35]" office:value-type="float" office:value="12.1647929718622" calcext:value-type="float">
            <text:p>12.1647929718622</text:p>
          </table:table-cell>
          <table:table-cell table:style-name="ce4" table:formula="of:=[$redistribution_low.H35]" office:value-type="float" office:value="8.57759561629012" calcext:value-type="float">
            <text:p>8.57759561629012</text:p>
          </table:table-cell>
          <table:table-cell table:style-name="ce4" table:formula="of:=[$redistribution_low.I35]" office:value-type="float" office:value="9.56930081322235" calcext:value-type="float">
            <text:p>9.56930081322235</text:p>
          </table:table-cell>
          <table:table-cell table:number-columns-repeated="47"/>
        </table:table-row>
        <table:table-row table:style-name="ro6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F36]" office:value-type="float" office:value="6.83889705747905" calcext:value-type="float">
            <text:p>6.83889705747905</text:p>
          </table:table-cell>
          <table:table-cell table:style-name="ce4" table:formula="of:=[$Redistribution_high.G36]" office:value-type="float" office:value="11.9636956840566" calcext:value-type="float">
            <text:p>11.9636956840566</text:p>
          </table:table-cell>
          <table:table-cell table:style-name="ce4" table:formula="of:=[$Redistribution_high.H36]" office:value-type="float" office:value="8.61046521487574" calcext:value-type="float">
            <text:p>8.61046521487574</text:p>
          </table:table-cell>
          <table:table-cell table:style-name="ce4" table:formula="of:=[$Redistribution_high.I36]" office:value-type="float" office:value="9.37404620582839" calcext:value-type="float">
            <text:p>9.37404620582839</text:p>
          </table:table-cell>
          <table:table-cell table:style-name="ce4"/>
          <table:table-cell/>
          <table:table-cell table:style-name="ce4" table:formula="of:=[$Redistribution_central.F36]" office:value-type="float" office:value="6.80710707119734" calcext:value-type="float">
            <text:p>6.80710707119734</text:p>
          </table:table-cell>
          <table:table-cell table:style-name="ce4" table:formula="of:=[$Redistribution_central.G36]" office:value-type="float" office:value="11.5908803402734" calcext:value-type="float">
            <text:p>11.5908803402734</text:p>
          </table:table-cell>
          <table:table-cell table:style-name="ce4" table:formula="of:=[$Redistribution_central.H36]" office:value-type="float" office:value="8.40007875986675" calcext:value-type="float">
            <text:p>8.40007875986675</text:p>
          </table:table-cell>
          <table:table-cell table:style-name="ce4" table:formula="of:=[$Redistribution_central.I36]" office:value-type="float" office:value="9.54885495078809" calcext:value-type="float">
            <text:p>9.54885495078809</text:p>
          </table:table-cell>
          <table:table-cell table:style-name="ce4"/>
          <table:table-cell/>
          <table:table-cell table:style-name="ce4" table:formula="of:=[$redistribution_low.F36]" office:value-type="float" office:value="6.77175018743107" calcext:value-type="float">
            <text:p>6.77175018743107</text:p>
          </table:table-cell>
          <table:table-cell table:style-name="ce4" table:formula="of:=[$redistribution_low.G36]" office:value-type="float" office:value="12.057666914733" calcext:value-type="float">
            <text:p>12.057666914733</text:p>
          </table:table-cell>
          <table:table-cell table:style-name="ce4" table:formula="of:=[$redistribution_low.H36]" office:value-type="float" office:value="8.59466906861971" calcext:value-type="float">
            <text:p>8.59466906861971</text:p>
          </table:table-cell>
          <table:table-cell table:style-name="ce4" table:formula="of:=[$redistribution_low.I36]" office:value-type="float" office:value="9.29535493296724" calcext:value-type="float">
            <text:p>9.29535493296724</text:p>
          </table:table-cell>
          <table:table-cell table:number-columns-repeated="47"/>
        </table:table-row>
        <table:table-row table:style-name="ro6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F37]" office:value-type="float" office:value="6.78623594675281" calcext:value-type="float">
            <text:p>6.78623594675281</text:p>
          </table:table-cell>
          <table:table-cell table:style-name="ce4" table:formula="of:=[$Redistribution_high.G37]" office:value-type="float" office:value="11.4390665661958" calcext:value-type="float">
            <text:p>11.4390665661958</text:p>
          </table:table-cell>
          <table:table-cell table:style-name="ce4" table:formula="of:=[$Redistribution_high.H37]" office:value-type="float" office:value="8.37747052375028" calcext:value-type="float">
            <text:p>8.37747052375028</text:p>
          </table:table-cell>
          <table:table-cell table:style-name="ce4" table:formula="of:=[$Redistribution_high.I37]" office:value-type="float" office:value="8.98001739821103" calcext:value-type="float">
            <text:p>8.98001739821103</text:p>
          </table:table-cell>
          <table:table-cell table:style-name="ce4"/>
          <table:table-cell/>
          <table:table-cell table:style-name="ce4" table:formula="of:=[$Redistribution_central.F37]" office:value-type="float" office:value="6.97091335803277" calcext:value-type="float">
            <text:p>6.97091335803277</text:p>
          </table:table-cell>
          <table:table-cell table:style-name="ce4" table:formula="of:=[$Redistribution_central.G37]" office:value-type="float" office:value="11.3860869539531" calcext:value-type="float">
            <text:p>11.3860869539531</text:p>
          </table:table-cell>
          <table:table-cell table:style-name="ce4" table:formula="of:=[$Redistribution_central.H37]" office:value-type="float" office:value="8.67642658049523" calcext:value-type="float">
            <text:p>8.67642658049523</text:p>
          </table:table-cell>
          <table:table-cell table:style-name="ce4" table:formula="of:=[$Redistribution_central.I37]" office:value-type="float" office:value="9.18036378453857" calcext:value-type="float">
            <text:p>9.18036378453857</text:p>
          </table:table-cell>
          <table:table-cell table:style-name="ce4"/>
          <table:table-cell/>
          <table:table-cell table:style-name="ce4" table:formula="of:=[$redistribution_low.F37]" office:value-type="float" office:value="7.0575752896897" calcext:value-type="float">
            <text:p>7.0575752896897</text:p>
          </table:table-cell>
          <table:table-cell table:style-name="ce4" table:formula="of:=[$redistribution_low.G37]" office:value-type="float" office:value="11.742277028669" calcext:value-type="float">
            <text:p>11.742277028669</text:p>
          </table:table-cell>
          <table:table-cell table:style-name="ce4" table:formula="of:=[$redistribution_low.H37]" office:value-type="float" office:value="8.71661563538131" calcext:value-type="float">
            <text:p>8.71661563538131</text:p>
          </table:table-cell>
          <table:table-cell table:style-name="ce4" table:formula="of:=[$redistribution_low.I37]" office:value-type="float" office:value="9.29732477968636" calcext:value-type="float">
            <text:p>9.29732477968636</text:p>
          </table:table-cell>
          <table:table-cell table:number-columns-repeated="47"/>
        </table:table-row>
        <table:table-row table:style-name="ro6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F38]" office:value-type="float" office:value="6.76408719681087" calcext:value-type="float">
            <text:p>6.76408719681087</text:p>
          </table:table-cell>
          <table:table-cell table:style-name="ce4" table:formula="of:=[$Redistribution_high.G38]" office:value-type="float" office:value="12.2278400511042" calcext:value-type="float">
            <text:p>12.2278400511042</text:p>
          </table:table-cell>
          <table:table-cell table:style-name="ce4" table:formula="of:=[$Redistribution_high.H38]" office:value-type="float" office:value="8.69351444940909" calcext:value-type="float">
            <text:p>8.69351444940909</text:p>
          </table:table-cell>
          <table:table-cell table:style-name="ce4" table:formula="of:=[$Redistribution_high.I38]" office:value-type="float" office:value="8.7405728604846" calcext:value-type="float">
            <text:p>8.7405728604846</text:p>
          </table:table-cell>
          <table:table-cell table:style-name="ce4"/>
          <table:table-cell/>
          <table:table-cell table:style-name="ce4" table:formula="of:=[$Redistribution_central.F38]" office:value-type="float" office:value="6.6010397615276" calcext:value-type="float">
            <text:p>6.6010397615276</text:p>
          </table:table-cell>
          <table:table-cell table:style-name="ce4" table:formula="of:=[$Redistribution_central.G38]" office:value-type="float" office:value="11.2822265023242" calcext:value-type="float">
            <text:p>11.2822265023242</text:p>
          </table:table-cell>
          <table:table-cell table:style-name="ce4" table:formula="of:=[$Redistribution_central.H38]" office:value-type="float" office:value="8.46487403366122" calcext:value-type="float">
            <text:p>8.46487403366122</text:p>
          </table:table-cell>
          <table:table-cell table:style-name="ce4" table:formula="of:=[$Redistribution_central.I38]" office:value-type="float" office:value="8.65279898605665" calcext:value-type="float">
            <text:p>8.65279898605665</text:p>
          </table:table-cell>
          <table:table-cell table:style-name="ce4"/>
          <table:table-cell/>
          <table:table-cell table:style-name="ce4" table:formula="of:=[$redistribution_low.F38]" office:value-type="float" office:value="6.54576945435198" calcext:value-type="float">
            <text:p>6.54576945435198</text:p>
          </table:table-cell>
          <table:table-cell table:style-name="ce4" table:formula="of:=[$redistribution_low.G38]" office:value-type="float" office:value="12.033064296327" calcext:value-type="float">
            <text:p>12.033064296327</text:p>
          </table:table-cell>
          <table:table-cell table:style-name="ce4" table:formula="of:=[$redistribution_low.H38]" office:value-type="float" office:value="8.38031375439577" calcext:value-type="float">
            <text:p>8.38031375439577</text:p>
          </table:table-cell>
          <table:table-cell table:style-name="ce4" table:formula="of:=[$redistribution_low.I38]" office:value-type="float" office:value="8.8389491245336" calcext:value-type="float">
            <text:p>8.8389491245336</text:p>
          </table:table-cell>
          <table:table-cell table:number-columns-repeated="47"/>
        </table:table-row>
        <table:table-row table:style-name="ro6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F39]" office:value-type="float" office:value="6.94182620945313" calcext:value-type="float">
            <text:p>6.94182620945313</text:p>
          </table:table-cell>
          <table:table-cell table:style-name="ce4" table:formula="of:=[$Redistribution_high.G39]" office:value-type="float" office:value="11.7093575881028" calcext:value-type="float">
            <text:p>11.7093575881028</text:p>
          </table:table-cell>
          <table:table-cell table:style-name="ce4" table:formula="of:=[$Redistribution_high.H39]" office:value-type="float" office:value="8.60223057689974" calcext:value-type="float">
            <text:p>8.60223057689974</text:p>
          </table:table-cell>
          <table:table-cell table:style-name="ce4" table:formula="of:=[$Redistribution_high.I39]" office:value-type="float" office:value="9.21466628445553" calcext:value-type="float">
            <text:p>9.21466628445553</text:p>
          </table:table-cell>
          <table:table-cell table:style-name="ce4"/>
          <table:table-cell/>
          <table:table-cell table:style-name="ce4" table:formula="of:=[$Redistribution_central.F39]" office:value-type="float" office:value="6.71592286404543" calcext:value-type="float">
            <text:p>6.71592286404543</text:p>
          </table:table-cell>
          <table:table-cell table:style-name="ce4" table:formula="of:=[$Redistribution_central.G39]" office:value-type="float" office:value="11.3220025850358" calcext:value-type="float">
            <text:p>11.3220025850358</text:p>
          </table:table-cell>
          <table:table-cell table:style-name="ce4" table:formula="of:=[$Redistribution_central.H39]" office:value-type="float" office:value="8.44946520588767" calcext:value-type="float">
            <text:p>8.44946520588767</text:p>
          </table:table-cell>
          <table:table-cell table:style-name="ce4" table:formula="of:=[$Redistribution_central.I39]" office:value-type="float" office:value="8.63465305324456" calcext:value-type="float">
            <text:p>8.63465305324456</text:p>
          </table:table-cell>
          <table:table-cell table:style-name="ce4"/>
          <table:table-cell/>
          <table:table-cell table:style-name="ce4" table:formula="of:=[$redistribution_low.F39]" office:value-type="float" office:value="6.81921658158781" calcext:value-type="float">
            <text:p>6.81921658158781</text:p>
          </table:table-cell>
          <table:table-cell table:style-name="ce4" table:formula="of:=[$redistribution_low.G39]" office:value-type="float" office:value="12.0959958598237" calcext:value-type="float">
            <text:p>12.0959958598237</text:p>
          </table:table-cell>
          <table:table-cell table:style-name="ce4" table:formula="of:=[$redistribution_low.H39]" office:value-type="float" office:value="8.70631620087099" calcext:value-type="float">
            <text:p>8.70631620087099</text:p>
          </table:table-cell>
          <table:table-cell table:style-name="ce4" table:formula="of:=[$redistribution_low.I39]" office:value-type="float" office:value="9.49504063670823" calcext:value-type="float">
            <text:p>9.49504063670823</text:p>
          </table:table-cell>
          <table:table-cell table:number-columns-repeated="47"/>
        </table:table-row>
        <table:table-row table:style-name="ro7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F40]" office:value-type="float" office:value="6.96467611628713" calcext:value-type="float">
            <text:p>6.96467611628713</text:p>
          </table:table-cell>
          <table:table-cell table:style-name="ce4" table:formula="of:=[$Redistribution_high.G40]" office:value-type="float" office:value="11.2025489308693" calcext:value-type="float">
            <text:p>11.2025489308693</text:p>
          </table:table-cell>
          <table:table-cell table:style-name="ce4" table:formula="of:=[$Redistribution_high.H40]" office:value-type="float" office:value="8.58404725282893" calcext:value-type="float">
            <text:p>8.58404725282893</text:p>
          </table:table-cell>
          <table:table-cell table:style-name="ce4" table:formula="of:=[$Redistribution_high.I40]" office:value-type="float" office:value="9.18780822301868" calcext:value-type="float">
            <text:p>9.18780822301868</text:p>
          </table:table-cell>
          <table:table-cell table:style-name="ce4"/>
          <table:table-cell/>
          <table:table-cell table:style-name="ce4" table:formula="of:=[$Redistribution_central.F40]" office:value-type="float" office:value="6.79390871492056" calcext:value-type="float">
            <text:p>6.79390871492056</text:p>
          </table:table-cell>
          <table:table-cell table:style-name="ce4" table:formula="of:=[$Redistribution_central.G40]" office:value-type="float" office:value="11.0576236170825" calcext:value-type="float">
            <text:p>11.0576236170825</text:p>
          </table:table-cell>
          <table:table-cell table:style-name="ce4" table:formula="of:=[$Redistribution_central.H40]" office:value-type="float" office:value="8.21048248380359" calcext:value-type="float">
            <text:p>8.21048248380359</text:p>
          </table:table-cell>
          <table:table-cell table:style-name="ce4" table:formula="of:=[$Redistribution_central.I40]" office:value-type="float" office:value="8.94204567370775" calcext:value-type="float">
            <text:p>8.94204567370775</text:p>
          </table:table-cell>
          <table:table-cell table:style-name="ce4"/>
          <table:table-cell/>
          <table:table-cell table:style-name="ce4" table:formula="of:=[$redistribution_low.F40]" office:value-type="float" office:value="6.48479307410222" calcext:value-type="float">
            <text:p>6.48479307410222</text:p>
          </table:table-cell>
          <table:table-cell table:style-name="ce4" table:formula="of:=[$redistribution_low.G40]" office:value-type="float" office:value="11.812121184776" calcext:value-type="float">
            <text:p>11.812121184776</text:p>
          </table:table-cell>
          <table:table-cell table:style-name="ce4" table:formula="of:=[$redistribution_low.H40]" office:value-type="float" office:value="8.39368403366025" calcext:value-type="float">
            <text:p>8.39368403366025</text:p>
          </table:table-cell>
          <table:table-cell table:style-name="ce4" table:formula="of:=[$redistribution_low.I40]" office:value-type="float" office:value="9.22243504100733" calcext:value-type="float">
            <text:p>9.22243504100733</text:p>
          </table:table-cell>
          <table:table-cell table:number-columns-repeated="47"/>
        </table:table-row>
        <table:table-row table:style-name="ro6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F41]" office:value-type="float" office:value="7.28531040371196" calcext:value-type="float">
            <text:p>7.28531040371196</text:p>
          </table:table-cell>
          <table:table-cell table:style-name="ce4" table:formula="of:=[$Redistribution_high.G41]" office:value-type="float" office:value="11.2306679943961" calcext:value-type="float">
            <text:p>11.2306679943961</text:p>
          </table:table-cell>
          <table:table-cell table:style-name="ce4" table:formula="of:=[$Redistribution_high.H41]" office:value-type="float" office:value="8.63206141997479" calcext:value-type="float">
            <text:p>8.63206141997479</text:p>
          </table:table-cell>
          <table:table-cell table:style-name="ce4" table:formula="of:=[$Redistribution_high.I41]" office:value-type="float" office:value="9.48164373605302" calcext:value-type="float">
            <text:p>9.48164373605302</text:p>
          </table:table-cell>
          <table:table-cell table:style-name="ce4"/>
          <table:table-cell/>
          <table:table-cell table:style-name="ce4" table:formula="of:=[$Redistribution_central.F41]" office:value-type="float" office:value="6.69300553149569" calcext:value-type="float">
            <text:p>6.69300553149569</text:p>
          </table:table-cell>
          <table:table-cell table:style-name="ce4" table:formula="of:=[$Redistribution_central.G41]" office:value-type="float" office:value="11.3250220253656" calcext:value-type="float">
            <text:p>11.3250220253656</text:p>
          </table:table-cell>
          <table:table-cell table:style-name="ce4" table:formula="of:=[$Redistribution_central.H41]" office:value-type="float" office:value="8.33469288770186" calcext:value-type="float">
            <text:p>8.33469288770186</text:p>
          </table:table-cell>
          <table:table-cell table:style-name="ce4" table:formula="of:=[$Redistribution_central.I41]" office:value-type="float" office:value="8.73521928562965" calcext:value-type="float">
            <text:p>8.73521928562965</text:p>
          </table:table-cell>
          <table:table-cell table:style-name="ce4"/>
          <table:table-cell/>
          <table:table-cell table:style-name="ce4" table:formula="of:=[$redistribution_low.F41]" office:value-type="float" office:value="6.98973756790191" calcext:value-type="float">
            <text:p>6.98973756790191</text:p>
          </table:table-cell>
          <table:table-cell table:style-name="ce4" table:formula="of:=[$redistribution_low.G41]" office:value-type="float" office:value="12.2404722454345" calcext:value-type="float">
            <text:p>12.2404722454345</text:p>
          </table:table-cell>
          <table:table-cell table:style-name="ce4" table:formula="of:=[$redistribution_low.H41]" office:value-type="float" office:value="8.72116014566787" calcext:value-type="float">
            <text:p>8.72116014566787</text:p>
          </table:table-cell>
          <table:table-cell table:style-name="ce4" table:formula="of:=[$redistribution_low.I41]" office:value-type="float" office:value="9.51420412780008" calcext:value-type="float">
            <text:p>9.51420412780008</text:p>
          </table:table-cell>
          <table:table-cell table:number-columns-repeated="47"/>
        </table:table-row>
        <table:table-row table:style-name="ro7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F42]" office:value-type="float" office:value="6.47913792587473" calcext:value-type="float">
            <text:p>6.47913792587473</text:p>
          </table:table-cell>
          <table:table-cell table:style-name="ce4" table:formula="of:=[$Redistribution_high.G42]" office:value-type="float" office:value="10.7470967964797" calcext:value-type="float">
            <text:p>10.7470967964797</text:p>
          </table:table-cell>
          <table:table-cell table:style-name="ce4" table:formula="of:=[$Redistribution_high.H42]" office:value-type="float" office:value="7.92964133585249" calcext:value-type="float">
            <text:p>7.92964133585249</text:p>
          </table:table-cell>
          <table:table-cell table:style-name="ce4" table:formula="of:=[$Redistribution_high.I42]" office:value-type="float" office:value="8.48172908799585" calcext:value-type="float">
            <text:p>8.48172908799585</text:p>
          </table:table-cell>
          <table:table-cell table:style-name="ce4"/>
          <table:table-cell/>
          <table:table-cell table:style-name="ce4" table:formula="of:=[$Redistribution_central.F42]" office:value-type="float" office:value="6.49291908159363" calcext:value-type="float">
            <text:p>6.49291908159363</text:p>
          </table:table-cell>
          <table:table-cell table:style-name="ce4" table:formula="of:=[$Redistribution_central.G42]" office:value-type="float" office:value="10.959875070221" calcext:value-type="float">
            <text:p>10.959875070221</text:p>
          </table:table-cell>
          <table:table-cell table:style-name="ce4" table:formula="of:=[$Redistribution_central.H42]" office:value-type="float" office:value="8.34446595420529" calcext:value-type="float">
            <text:p>8.34446595420529</text:p>
          </table:table-cell>
          <table:table-cell table:style-name="ce4" table:formula="of:=[$Redistribution_central.I42]" office:value-type="float" office:value="8.35459468876646" calcext:value-type="float">
            <text:p>8.35459468876646</text:p>
          </table:table-cell>
          <table:table-cell table:style-name="ce4"/>
          <table:table-cell/>
          <table:table-cell table:style-name="ce4" table:formula="of:=[$redistribution_low.F42]" office:value-type="float" office:value="6.82636846316103" calcext:value-type="float">
            <text:p>6.82636846316103</text:p>
          </table:table-cell>
          <table:table-cell table:style-name="ce4" table:formula="of:=[$redistribution_low.G42]" office:value-type="float" office:value="12.9248068520626" calcext:value-type="float">
            <text:p>12.9248068520626</text:p>
          </table:table-cell>
          <table:table-cell table:style-name="ce4" table:formula="of:=[$redistribution_low.H42]" office:value-type="float" office:value="8.9086195495368" calcext:value-type="float">
            <text:p>8.9086195495368</text:p>
          </table:table-cell>
          <table:table-cell table:style-name="ce4" table:formula="of:=[$redistribution_low.I42]" office:value-type="float" office:value="9.36593906731296" calcext:value-type="float">
            <text:p>9.36593906731296</text:p>
          </table:table-cell>
          <table:table-cell table:number-columns-repeated="47"/>
        </table:table-row>
        <table:table-row table:style-name="ro7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F43]" office:value-type="float" office:value="6.5557375067803" calcext:value-type="float">
            <text:p>6.5557375067803</text:p>
          </table:table-cell>
          <table:table-cell table:style-name="ce4" table:formula="of:=[$Redistribution_high.G43]" office:value-type="float" office:value="10.7368264455961" calcext:value-type="float">
            <text:p>10.7368264455961</text:p>
          </table:table-cell>
          <table:table-cell table:style-name="ce4" table:formula="of:=[$Redistribution_high.H43]" office:value-type="float" office:value="7.93797423069846" calcext:value-type="float">
            <text:p>7.93797423069846</text:p>
          </table:table-cell>
          <table:table-cell table:style-name="ce4" table:formula="of:=[$Redistribution_high.I43]" office:value-type="float" office:value="8.63644898118067" calcext:value-type="float">
            <text:p>8.63644898118067</text:p>
          </table:table-cell>
          <table:table-cell table:style-name="ce4"/>
          <table:table-cell/>
          <table:table-cell table:style-name="ce4" table:formula="of:=[$Redistribution_central.F43]" office:value-type="float" office:value="6.85816993952189" calcext:value-type="float">
            <text:p>6.85816993952189</text:p>
          </table:table-cell>
          <table:table-cell table:style-name="ce4" table:formula="of:=[$Redistribution_central.G43]" office:value-type="float" office:value="11.5318945955175" calcext:value-type="float">
            <text:p>11.5318945955175</text:p>
          </table:table-cell>
          <table:table-cell table:style-name="ce4" table:formula="of:=[$Redistribution_central.H43]" office:value-type="float" office:value="8.62080679538962" calcext:value-type="float">
            <text:p>8.62080679538962</text:p>
          </table:table-cell>
          <table:table-cell table:style-name="ce4" table:formula="of:=[$Redistribution_central.I43]" office:value-type="float" office:value="9.05033081730833" calcext:value-type="float">
            <text:p>9.05033081730833</text:p>
          </table:table-cell>
          <table:table-cell table:style-name="ce4"/>
          <table:table-cell/>
          <table:table-cell table:style-name="ce4" table:formula="of:=[$redistribution_low.F43]" office:value-type="float" office:value="7.10219192229004" calcext:value-type="float">
            <text:p>7.10219192229004</text:p>
          </table:table-cell>
          <table:table-cell table:style-name="ce4" table:formula="of:=[$redistribution_low.G43]" office:value-type="float" office:value="12.0934676805185" calcext:value-type="float">
            <text:p>12.0934676805185</text:p>
          </table:table-cell>
          <table:table-cell table:style-name="ce4" table:formula="of:=[$redistribution_low.H43]" office:value-type="float" office:value="8.9676546157915" calcext:value-type="float">
            <text:p>8.9676546157915</text:p>
          </table:table-cell>
          <table:table-cell table:style-name="ce4" table:formula="of:=[$redistribution_low.I43]" office:value-type="float" office:value="9.6485260743509" calcext:value-type="float">
            <text:p>9.6485260743509</text:p>
          </table:table-cell>
          <table:table-cell table:number-columns-repeated="47"/>
        </table:table-row>
        <table:table-row table:style-name="ro6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F44]" office:value-type="float" office:value="6.69434253907011" calcext:value-type="float">
            <text:p>6.69434253907011</text:p>
          </table:table-cell>
          <table:table-cell table:style-name="ce4" table:formula="of:=[$Redistribution_high.G44]" office:value-type="float" office:value="10.9267490486944" calcext:value-type="float">
            <text:p>10.9267490486944</text:p>
          </table:table-cell>
          <table:table-cell table:style-name="ce4" table:formula="of:=[$Redistribution_high.H44]" office:value-type="float" office:value="7.98882069568738" calcext:value-type="float">
            <text:p>7.98882069568738</text:p>
          </table:table-cell>
          <table:table-cell table:style-name="ce4" table:formula="of:=[$Redistribution_high.I44]" office:value-type="float" office:value="8.87679962553048" calcext:value-type="float">
            <text:p>8.87679962553048</text:p>
          </table:table-cell>
          <table:table-cell table:style-name="ce4"/>
          <table:table-cell/>
          <table:table-cell table:style-name="ce4" table:formula="of:=[$Redistribution_central.F44]" office:value-type="float" office:value="6.9824738075447" calcext:value-type="float">
            <text:p>6.9824738075447</text:p>
          </table:table-cell>
          <table:table-cell table:style-name="ce4" table:formula="of:=[$Redistribution_central.G44]" office:value-type="float" office:value="12.0897611828329" calcext:value-type="float">
            <text:p>12.0897611828329</text:p>
          </table:table-cell>
          <table:table-cell table:style-name="ce4" table:formula="of:=[$Redistribution_central.H44]" office:value-type="float" office:value="8.61334745943124" calcext:value-type="float">
            <text:p>8.61334745943124</text:p>
          </table:table-cell>
          <table:table-cell table:style-name="ce4" table:formula="of:=[$Redistribution_central.I44]" office:value-type="float" office:value="9.51580432323199" calcext:value-type="float">
            <text:p>9.51580432323199</text:p>
          </table:table-cell>
          <table:table-cell table:style-name="ce4"/>
          <table:table-cell/>
          <table:table-cell table:style-name="ce4" table:formula="of:=[$redistribution_low.F44]" office:value-type="float" office:value="6.87288852509582" calcext:value-type="float">
            <text:p>6.87288852509582</text:p>
          </table:table-cell>
          <table:table-cell table:style-name="ce4" table:formula="of:=[$redistribution_low.G44]" office:value-type="float" office:value="12.1299278158635" calcext:value-type="float">
            <text:p>12.1299278158635</text:p>
          </table:table-cell>
          <table:table-cell table:style-name="ce4" table:formula="of:=[$redistribution_low.H44]" office:value-type="float" office:value="8.59412578055732" calcext:value-type="float">
            <text:p>8.59412578055732</text:p>
          </table:table-cell>
          <table:table-cell table:style-name="ce4" table:formula="of:=[$redistribution_low.I44]" office:value-type="float" office:value="9.59769923385236" calcext:value-type="float">
            <text:p>9.59769923385236</text:p>
          </table:table-cell>
          <table:table-cell table:number-columns-repeated="47"/>
        </table:table-row>
        <table:table-row table:style-name="ro7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F45]" office:value-type="float" office:value="6.71689308067893" calcext:value-type="float">
            <text:p>6.71689308067893</text:p>
          </table:table-cell>
          <table:table-cell table:style-name="ce4" table:formula="of:=[$Redistribution_high.G45]" office:value-type="float" office:value="10.9395108251384" calcext:value-type="float">
            <text:p>10.9395108251384</text:p>
          </table:table-cell>
          <table:table-cell table:style-name="ce4" table:formula="of:=[$Redistribution_high.H45]" office:value-type="float" office:value="8.06867895228519" calcext:value-type="float">
            <text:p>8.06867895228519</text:p>
          </table:table-cell>
          <table:table-cell table:style-name="ce4" table:formula="of:=[$Redistribution_high.I45]" office:value-type="float" office:value="8.49477493555034" calcext:value-type="float">
            <text:p>8.49477493555034</text:p>
          </table:table-cell>
          <table:table-cell table:style-name="ce4"/>
          <table:table-cell/>
          <table:table-cell table:style-name="ce4" table:formula="of:=[$Redistribution_central.F45]" office:value-type="float" office:value="6.77862166646752" calcext:value-type="float">
            <text:p>6.77862166646752</text:p>
          </table:table-cell>
          <table:table-cell table:style-name="ce4" table:formula="of:=[$Redistribution_central.G45]" office:value-type="float" office:value="11.7292894180465" calcext:value-type="float">
            <text:p>11.7292894180465</text:p>
          </table:table-cell>
          <table:table-cell table:style-name="ce4" table:formula="of:=[$Redistribution_central.H45]" office:value-type="float" office:value="8.39408141811749" calcext:value-type="float">
            <text:p>8.39408141811749</text:p>
          </table:table-cell>
          <table:table-cell table:style-name="ce4" table:formula="of:=[$Redistribution_central.I45]" office:value-type="float" office:value="8.88817676725074" calcext:value-type="float">
            <text:p>8.88817676725074</text:p>
          </table:table-cell>
          <table:table-cell table:style-name="ce4"/>
          <table:table-cell/>
          <table:table-cell table:style-name="ce4" table:formula="of:=[$redistribution_low.F45]" office:value-type="float" office:value="7.03701715533903" calcext:value-type="float">
            <text:p>7.03701715533903</text:p>
          </table:table-cell>
          <table:table-cell table:style-name="ce4" table:formula="of:=[$redistribution_low.G45]" office:value-type="float" office:value="12.0276420327821" calcext:value-type="float">
            <text:p>12.0276420327821</text:p>
          </table:table-cell>
          <table:table-cell table:style-name="ce4" table:formula="of:=[$redistribution_low.H45]" office:value-type="float" office:value="8.74576263093296" calcext:value-type="float">
            <text:p>8.74576263093296</text:p>
          </table:table-cell>
          <table:table-cell table:style-name="ce4" table:formula="of:=[$redistribution_low.I45]" office:value-type="float" office:value="9.43482854085237" calcext:value-type="float">
            <text:p>9.43482854085237</text:p>
          </table:table-cell>
          <table:table-cell table:number-columns-repeated="47"/>
        </table:table-row>
        <table:table-row table:style-name="ro7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F46]" office:value-type="float" office:value="6.52324163148026" calcext:value-type="float">
            <text:p>6.52324163148026</text:p>
          </table:table-cell>
          <table:table-cell table:style-name="ce4" table:formula="of:=[$Redistribution_high.G46]" office:value-type="float" office:value="11.0242900687269" calcext:value-type="float">
            <text:p>11.0242900687269</text:p>
          </table:table-cell>
          <table:table-cell table:style-name="ce4" table:formula="of:=[$Redistribution_high.H46]" office:value-type="float" office:value="8.35678223681651" calcext:value-type="float">
            <text:p>8.35678223681651</text:p>
          </table:table-cell>
          <table:table-cell table:style-name="ce4" table:formula="of:=[$Redistribution_high.I46]" office:value-type="float" office:value="8.1851932386639" calcext:value-type="float">
            <text:p>8.1851932386639</text:p>
          </table:table-cell>
          <table:table-cell table:style-name="ce4"/>
          <table:table-cell/>
          <table:table-cell table:style-name="ce4" table:formula="of:=[$Redistribution_central.F46]" office:value-type="float" office:value="6.48120348063577" calcext:value-type="float">
            <text:p>6.48120348063577</text:p>
          </table:table-cell>
          <table:table-cell table:style-name="ce4" table:formula="of:=[$Redistribution_central.G46]" office:value-type="float" office:value="11.1663718282186" calcext:value-type="float">
            <text:p>11.1663718282186</text:p>
          </table:table-cell>
          <table:table-cell table:style-name="ce4" table:formula="of:=[$Redistribution_central.H46]" office:value-type="float" office:value="8.22510228709095" calcext:value-type="float">
            <text:p>8.22510228709095</text:p>
          </table:table-cell>
          <table:table-cell table:style-name="ce4" table:formula="of:=[$Redistribution_central.I46]" office:value-type="float" office:value="8.26274180943907" calcext:value-type="float">
            <text:p>8.26274180943907</text:p>
          </table:table-cell>
          <table:table-cell table:style-name="ce4"/>
          <table:table-cell/>
          <table:table-cell table:style-name="ce4" table:formula="of:=[$redistribution_low.F46]" office:value-type="float" office:value="6.4543990809476" calcext:value-type="float">
            <text:p>6.4543990809476</text:p>
          </table:table-cell>
          <table:table-cell table:style-name="ce4" table:formula="of:=[$redistribution_low.G46]" office:value-type="float" office:value="11.9263083867326" calcext:value-type="float">
            <text:p>11.9263083867326</text:p>
          </table:table-cell>
          <table:table-cell table:style-name="ce4" table:formula="of:=[$redistribution_low.H46]" office:value-type="float" office:value="8.37604053349219" calcext:value-type="float">
            <text:p>8.37604053349219</text:p>
          </table:table-cell>
          <table:table-cell table:style-name="ce4" table:formula="of:=[$redistribution_low.I46]" office:value-type="float" office:value="9.1314392566765" calcext:value-type="float">
            <text:p>9.1314392566765</text:p>
          </table:table-cell>
          <table:table-cell table:number-columns-repeated="47"/>
        </table:table-row>
        <table:table-row table:style-name="ro7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F47]" office:value-type="float" office:value="6.71398530365195" calcext:value-type="float">
            <text:p>6.71398530365195</text:p>
          </table:table-cell>
          <table:table-cell table:style-name="ce4" table:formula="of:=[$Redistribution_high.G47]" office:value-type="float" office:value="10.9147866897125" calcext:value-type="float">
            <text:p>10.9147866897125</text:p>
          </table:table-cell>
          <table:table-cell table:style-name="ce4" table:formula="of:=[$Redistribution_high.H47]" office:value-type="float" office:value="8.43595325970757" calcext:value-type="float">
            <text:p>8.43595325970757</text:p>
          </table:table-cell>
          <table:table-cell table:style-name="ce4" table:formula="of:=[$Redistribution_high.I47]" office:value-type="float" office:value="8.58857723210329" calcext:value-type="float">
            <text:p>8.58857723210329</text:p>
          </table:table-cell>
          <table:table-cell table:style-name="ce4"/>
          <table:table-cell/>
          <table:table-cell table:style-name="ce4" table:formula="of:=[$Redistribution_central.F47]" office:value-type="float" office:value="6.70912731742026" calcext:value-type="float">
            <text:p>6.70912731742026</text:p>
          </table:table-cell>
          <table:table-cell table:style-name="ce4" table:formula="of:=[$Redistribution_central.G47]" office:value-type="float" office:value="10.4976642983435" calcext:value-type="float">
            <text:p>10.4976642983435</text:p>
          </table:table-cell>
          <table:table-cell table:style-name="ce4" table:formula="of:=[$Redistribution_central.H47]" office:value-type="float" office:value="8.13620754088644" calcext:value-type="float">
            <text:p>8.13620754088644</text:p>
          </table:table-cell>
          <table:table-cell table:style-name="ce4" table:formula="of:=[$Redistribution_central.I47]" office:value-type="float" office:value="8.15780781131408" calcext:value-type="float">
            <text:p>8.15780781131408</text:p>
          </table:table-cell>
          <table:table-cell table:style-name="ce4"/>
          <table:table-cell/>
          <table:table-cell table:style-name="ce4" table:formula="of:=[$redistribution_low.F47]" office:value-type="float" office:value="7.11433142443169" calcext:value-type="float">
            <text:p>7.11433142443169</text:p>
          </table:table-cell>
          <table:table-cell table:style-name="ce4" table:formula="of:=[$redistribution_low.G47]" office:value-type="float" office:value="12.9491430761639" calcext:value-type="float">
            <text:p>12.9491430761639</text:p>
          </table:table-cell>
          <table:table-cell table:style-name="ce4" table:formula="of:=[$redistribution_low.H47]" office:value-type="float" office:value="8.48877059775755" calcext:value-type="float">
            <text:p>8.48877059775755</text:p>
          </table:table-cell>
          <table:table-cell table:style-name="ce4" table:formula="of:=[$redistribution_low.I47]" office:value-type="float" office:value="10.4418144892928" calcext:value-type="float">
            <text:p>10.4418144892928</text:p>
          </table:table-cell>
          <table:table-cell table:number-columns-repeated="47"/>
        </table:table-row>
        <table:table-row table:style-name="ro7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F48]" office:value-type="float" office:value="6.57312617797038" calcext:value-type="float">
            <text:p>6.57312617797038</text:p>
          </table:table-cell>
          <table:table-cell table:style-name="ce4" table:formula="of:=[$Redistribution_high.G48]" office:value-type="float" office:value="10.7788459521733" calcext:value-type="float">
            <text:p>10.7788459521733</text:p>
          </table:table-cell>
          <table:table-cell table:style-name="ce4" table:formula="of:=[$Redistribution_high.H48]" office:value-type="float" office:value="7.90359595892196" calcext:value-type="float">
            <text:p>7.90359595892196</text:p>
          </table:table-cell>
          <table:table-cell table:style-name="ce4" table:formula="of:=[$Redistribution_high.I48]" office:value-type="float" office:value="8.43043829788464" calcext:value-type="float">
            <text:p>8.43043829788464</text:p>
          </table:table-cell>
          <table:table-cell table:style-name="ce4"/>
          <table:table-cell/>
          <table:table-cell table:style-name="ce4" table:formula="of:=[$Redistribution_central.F48]" office:value-type="float" office:value="6.70926512951242" calcext:value-type="float">
            <text:p>6.70926512951242</text:p>
          </table:table-cell>
          <table:table-cell table:style-name="ce4" table:formula="of:=[$Redistribution_central.G48]" office:value-type="float" office:value="11.1446370738876" calcext:value-type="float">
            <text:p>11.1446370738876</text:p>
          </table:table-cell>
          <table:table-cell table:style-name="ce4" table:formula="of:=[$Redistribution_central.H48]" office:value-type="float" office:value="8.55656600443396" calcext:value-type="float">
            <text:p>8.55656600443396</text:p>
          </table:table-cell>
          <table:table-cell table:style-name="ce4" table:formula="of:=[$Redistribution_central.I48]" office:value-type="float" office:value="8.6060739485627" calcext:value-type="float">
            <text:p>8.6060739485627</text:p>
          </table:table-cell>
          <table:table-cell table:style-name="ce4"/>
          <table:table-cell/>
          <table:table-cell table:style-name="ce4" table:formula="of:=[$redistribution_low.F48]" office:value-type="float" office:value="6.86785378084532" calcext:value-type="float">
            <text:p>6.86785378084532</text:p>
          </table:table-cell>
          <table:table-cell table:style-name="ce4" table:formula="of:=[$redistribution_low.G48]" office:value-type="float" office:value="12.2140556492759" calcext:value-type="float">
            <text:p>12.2140556492759</text:p>
          </table:table-cell>
          <table:table-cell table:style-name="ce4" table:formula="of:=[$redistribution_low.H48]" office:value-type="float" office:value="8.38366201639307" calcext:value-type="float">
            <text:p>8.38366201639307</text:p>
          </table:table-cell>
          <table:table-cell table:style-name="ce4" table:formula="of:=[$redistribution_low.I48]" office:value-type="float" office:value="10.1862861779641" calcext:value-type="float">
            <text:p>10.1862861779641</text:p>
          </table:table-cell>
          <table:table-cell table:number-columns-repeated="47"/>
        </table:table-row>
        <table:table-row table:style-name="ro6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F49]" office:value-type="float" office:value="6.46587056746576" calcext:value-type="float">
            <text:p>6.46587056746576</text:p>
          </table:table-cell>
          <table:table-cell table:style-name="ce4" table:formula="of:=[$Redistribution_high.G49]" office:value-type="float" office:value="10.3537817212508" calcext:value-type="float">
            <text:p>10.3537817212508</text:p>
          </table:table-cell>
          <table:table-cell table:style-name="ce4" table:formula="of:=[$Redistribution_high.H49]" office:value-type="float" office:value="7.93896995898349" calcext:value-type="float">
            <text:p>7.93896995898349</text:p>
          </table:table-cell>
          <table:table-cell table:style-name="ce4" table:formula="of:=[$Redistribution_high.I49]" office:value-type="float" office:value="8.93985171469167" calcext:value-type="float">
            <text:p>8.93985171469167</text:p>
          </table:table-cell>
          <table:table-cell table:style-name="ce4"/>
          <table:table-cell/>
          <table:table-cell table:style-name="ce4" table:formula="of:=[$Redistribution_central.F49]" office:value-type="float" office:value="6.58652812936313" calcext:value-type="float">
            <text:p>6.58652812936313</text:p>
          </table:table-cell>
          <table:table-cell table:style-name="ce4" table:formula="of:=[$Redistribution_central.G49]" office:value-type="float" office:value="11.0167650956533" calcext:value-type="float">
            <text:p>11.0167650956533</text:p>
          </table:table-cell>
          <table:table-cell table:style-name="ce4" table:formula="of:=[$Redistribution_central.H49]" office:value-type="float" office:value="8.26970864140831" calcext:value-type="float">
            <text:p>8.26970864140831</text:p>
          </table:table-cell>
          <table:table-cell table:style-name="ce4" table:formula="of:=[$Redistribution_central.I49]" office:value-type="float" office:value="8.81825107519624" calcext:value-type="float">
            <text:p>8.81825107519624</text:p>
          </table:table-cell>
          <table:table-cell table:style-name="ce4"/>
          <table:table-cell/>
          <table:table-cell table:style-name="ce4" table:formula="of:=[$redistribution_low.F49]" office:value-type="float" office:value="7.13814133401221" calcext:value-type="float">
            <text:p>7.13814133401221</text:p>
          </table:table-cell>
          <table:table-cell table:style-name="ce4" table:formula="of:=[$redistribution_low.G49]" office:value-type="float" office:value="11.4406562850737" calcext:value-type="float">
            <text:p>11.4406562850737</text:p>
          </table:table-cell>
          <table:table-cell table:style-name="ce4" table:formula="of:=[$redistribution_low.H49]" office:value-type="float" office:value="8.58709625933786" calcext:value-type="float">
            <text:p>8.58709625933786</text:p>
          </table:table-cell>
          <table:table-cell table:style-name="ce4" table:formula="of:=[$redistribution_low.I49]" office:value-type="float" office:value="9.91666246937024" calcext:value-type="float">
            <text:p>9.91666246937024</text:p>
          </table:table-cell>
          <table:table-cell table:number-columns-repeated="47"/>
        </table:table-row>
        <table:table-row table:style-name="ro6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F50]" office:value-type="float" office:value="5.82451469968673" calcext:value-type="float">
            <text:p>5.82451469968673</text:p>
          </table:table-cell>
          <table:table-cell table:style-name="ce4" table:formula="of:=[$Redistribution_high.G50]" office:value-type="float" office:value="9.77125205954255" calcext:value-type="float">
            <text:p>9.77125205954255</text:p>
          </table:table-cell>
          <table:table-cell table:style-name="ce4" table:formula="of:=[$Redistribution_high.H50]" office:value-type="float" office:value="7.5339056752012" calcext:value-type="float">
            <text:p>7.5339056752012</text:p>
          </table:table-cell>
          <table:table-cell table:style-name="ce4" table:formula="of:=[$Redistribution_high.I50]" office:value-type="float" office:value="7.79068955486444" calcext:value-type="float">
            <text:p>7.79068955486444</text:p>
          </table:table-cell>
          <table:table-cell table:style-name="ce4"/>
          <table:table-cell/>
          <table:table-cell table:style-name="ce4" table:formula="of:=[$Redistribution_central.F50]" office:value-type="float" office:value="6.58324696070236" calcext:value-type="float">
            <text:p>6.58324696070236</text:p>
          </table:table-cell>
          <table:table-cell table:style-name="ce4" table:formula="of:=[$Redistribution_central.G50]" office:value-type="float" office:value="10.6874834413765" calcext:value-type="float">
            <text:p>10.6874834413765</text:p>
          </table:table-cell>
          <table:table-cell table:style-name="ce4" table:formula="of:=[$Redistribution_central.H50]" office:value-type="float" office:value="8.35727584869182" calcext:value-type="float">
            <text:p>8.35727584869182</text:p>
          </table:table-cell>
          <table:table-cell table:style-name="ce4" table:formula="of:=[$Redistribution_central.I50]" office:value-type="float" office:value="8.78461112985309" calcext:value-type="float">
            <text:p>8.78461112985309</text:p>
          </table:table-cell>
          <table:table-cell table:style-name="ce4"/>
          <table:table-cell/>
          <table:table-cell table:style-name="ce4" table:formula="of:=[$redistribution_low.F50]" office:value-type="float" office:value="6.72932099356305" calcext:value-type="float">
            <text:p>6.72932099356305</text:p>
          </table:table-cell>
          <table:table-cell table:style-name="ce4" table:formula="of:=[$redistribution_low.G50]" office:value-type="float" office:value="11.4819205238953" calcext:value-type="float">
            <text:p>11.4819205238953</text:p>
          </table:table-cell>
          <table:table-cell table:style-name="ce4" table:formula="of:=[$redistribution_low.H50]" office:value-type="float" office:value="8.47877100734968" calcext:value-type="float">
            <text:p>8.47877100734968</text:p>
          </table:table-cell>
          <table:table-cell table:style-name="ce4" table:formula="of:=[$redistribution_low.I50]" office:value-type="float" office:value="9.5870443776976" calcext:value-type="float">
            <text:p>9.5870443776976</text:p>
          </table:table-cell>
          <table:table-cell table:number-columns-repeated="47"/>
        </table:table-row>
        <table:table-row table:style-name="ro7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F51]" office:value-type="float" office:value="6.3385630888586" calcext:value-type="float">
            <text:p>6.3385630888586</text:p>
          </table:table-cell>
          <table:table-cell table:style-name="ce4" table:formula="of:=[$Redistribution_high.G51]" office:value-type="float" office:value="10.4327474029774" calcext:value-type="float">
            <text:p>10.4327474029774</text:p>
          </table:table-cell>
          <table:table-cell table:style-name="ce4" table:formula="of:=[$Redistribution_high.H51]" office:value-type="float" office:value="7.81745421622584" calcext:value-type="float">
            <text:p>7.81745421622584</text:p>
          </table:table-cell>
          <table:table-cell table:style-name="ce4" table:formula="of:=[$Redistribution_high.I51]" office:value-type="float" office:value="8.68780877980863" calcext:value-type="float">
            <text:p>8.68780877980863</text:p>
          </table:table-cell>
          <table:table-cell table:style-name="ce4"/>
          <table:table-cell/>
          <table:table-cell table:style-name="ce4" table:formula="of:=[$Redistribution_central.F51]" office:value-type="float" office:value="6.26257371363902" calcext:value-type="float">
            <text:p>6.26257371363902</text:p>
          </table:table-cell>
          <table:table-cell table:style-name="ce4" table:formula="of:=[$Redistribution_central.G51]" office:value-type="float" office:value="10.1020847627261" calcext:value-type="float">
            <text:p>10.1020847627261</text:p>
          </table:table-cell>
          <table:table-cell table:style-name="ce4" table:formula="of:=[$Redistribution_central.H51]" office:value-type="float" office:value="7.37734762332505" calcext:value-type="float">
            <text:p>7.37734762332505</text:p>
          </table:table-cell>
          <table:table-cell table:style-name="ce4" table:formula="of:=[$Redistribution_central.I51]" office:value-type="float" office:value="8.29179009108398" calcext:value-type="float">
            <text:p>8.29179009108398</text:p>
          </table:table-cell>
          <table:table-cell table:style-name="ce4"/>
          <table:table-cell/>
          <table:table-cell table:style-name="ce4" table:formula="of:=[$redistribution_low.F51]" office:value-type="float" office:value="7.43085189924566" calcext:value-type="float">
            <text:p>7.43085189924566</text:p>
          </table:table-cell>
          <table:table-cell table:style-name="ce4" table:formula="of:=[$redistribution_low.G51]" office:value-type="float" office:value="12.3696548107102" calcext:value-type="float">
            <text:p>12.3696548107102</text:p>
          </table:table-cell>
          <table:table-cell table:style-name="ce4" table:formula="of:=[$redistribution_low.H51]" office:value-type="float" office:value="8.65717347838107" calcext:value-type="float">
            <text:p>8.65717347838107</text:p>
          </table:table-cell>
          <table:table-cell table:style-name="ce4" table:formula="of:=[$redistribution_low.I51]" office:value-type="float" office:value="10.2894450844421" calcext:value-type="float">
            <text:p>10.2894450844421</text:p>
          </table:table-cell>
          <table:table-cell table:number-columns-repeated="47"/>
        </table:table-row>
        <table:table-row table:style-name="ro7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F52]" office:value-type="float" office:value="6.49937533920543" calcext:value-type="float">
            <text:p>6.49937533920543</text:p>
          </table:table-cell>
          <table:table-cell table:style-name="ce4" table:formula="of:=[$Redistribution_high.G52]" office:value-type="float" office:value="10.629668167693" calcext:value-type="float">
            <text:p>10.629668167693</text:p>
          </table:table-cell>
          <table:table-cell table:style-name="ce4" table:formula="of:=[$Redistribution_high.H52]" office:value-type="float" office:value="7.92384559558949" calcext:value-type="float">
            <text:p>7.92384559558949</text:p>
          </table:table-cell>
          <table:table-cell table:style-name="ce4" table:formula="of:=[$Redistribution_high.I52]" office:value-type="float" office:value="9.48304650584499" calcext:value-type="float">
            <text:p>9.48304650584499</text:p>
          </table:table-cell>
          <table:table-cell table:style-name="ce4"/>
          <table:table-cell/>
          <table:table-cell table:style-name="ce4" table:formula="of:=[$Redistribution_central.F52]" office:value-type="float" office:value="6.53327088622459" calcext:value-type="float">
            <text:p>6.53327088622459</text:p>
          </table:table-cell>
          <table:table-cell table:style-name="ce4" table:formula="of:=[$Redistribution_central.G52]" office:value-type="float" office:value="10.4762617392669" calcext:value-type="float">
            <text:p>10.4762617392669</text:p>
          </table:table-cell>
          <table:table-cell table:style-name="ce4" table:formula="of:=[$Redistribution_central.H52]" office:value-type="float" office:value="7.62406167728479" calcext:value-type="float">
            <text:p>7.62406167728479</text:p>
          </table:table-cell>
          <table:table-cell table:style-name="ce4" table:formula="of:=[$Redistribution_central.I52]" office:value-type="float" office:value="8.26559738405762" calcext:value-type="float">
            <text:p>8.26559738405762</text:p>
          </table:table-cell>
          <table:table-cell table:style-name="ce4"/>
          <table:table-cell/>
          <table:table-cell table:style-name="ce4" table:formula="of:=[$redistribution_low.F52]" office:value-type="float" office:value="7.22117617596337" calcext:value-type="float">
            <text:p>7.22117617596337</text:p>
          </table:table-cell>
          <table:table-cell table:style-name="ce4" table:formula="of:=[$redistribution_low.G52]" office:value-type="float" office:value="12.1290434333399" calcext:value-type="float">
            <text:p>12.1290434333399</text:p>
          </table:table-cell>
          <table:table-cell table:style-name="ce4" table:formula="of:=[$redistribution_low.H52]" office:value-type="float" office:value="8.65238967967167" calcext:value-type="float">
            <text:p>8.65238967967167</text:p>
          </table:table-cell>
          <table:table-cell table:style-name="ce4" table:formula="of:=[$redistribution_low.I52]" office:value-type="float" office:value="10.237552632862" calcext:value-type="float">
            <text:p>10.237552632862</text:p>
          </table:table-cell>
          <table:table-cell table:number-columns-repeated="47"/>
        </table:table-row>
        <table:table-row table:style-name="ro7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F53]" office:value-type="float" office:value="6.57227531321134" calcext:value-type="float">
            <text:p>6.57227531321134</text:p>
          </table:table-cell>
          <table:table-cell table:style-name="ce4" table:formula="of:=[$Redistribution_high.G53]" office:value-type="float" office:value="10.7888986679139" calcext:value-type="float">
            <text:p>10.7888986679139</text:p>
          </table:table-cell>
          <table:table-cell table:style-name="ce4" table:formula="of:=[$Redistribution_high.H53]" office:value-type="float" office:value="7.85441524908449" calcext:value-type="float">
            <text:p>7.85441524908449</text:p>
          </table:table-cell>
          <table:table-cell table:style-name="ce4" table:formula="of:=[$Redistribution_high.I53]" office:value-type="float" office:value="9.43014345264661" calcext:value-type="float">
            <text:p>9.43014345264661</text:p>
          </table:table-cell>
          <table:table-cell table:style-name="ce4"/>
          <table:table-cell/>
          <table:table-cell table:style-name="ce4" table:formula="of:=[$Redistribution_central.F53]" office:value-type="float" office:value="6.34498948604165" calcext:value-type="float">
            <text:p>6.34498948604165</text:p>
          </table:table-cell>
          <table:table-cell table:style-name="ce4" table:formula="of:=[$Redistribution_central.G53]" office:value-type="float" office:value="10.2928583983815" calcext:value-type="float">
            <text:p>10.2928583983815</text:p>
          </table:table-cell>
          <table:table-cell table:style-name="ce4" table:formula="of:=[$Redistribution_central.H53]" office:value-type="float" office:value="7.21476629462924" calcext:value-type="float">
            <text:p>7.21476629462924</text:p>
          </table:table-cell>
          <table:table-cell table:style-name="ce4" table:formula="of:=[$Redistribution_central.I53]" office:value-type="float" office:value="8.31795766193806" calcext:value-type="float">
            <text:p>8.31795766193806</text:p>
          </table:table-cell>
          <table:table-cell table:style-name="ce4"/>
          <table:table-cell/>
          <table:table-cell table:style-name="ce4" table:formula="of:=[$redistribution_low.F53]" office:value-type="float" office:value="7.1558176865663" calcext:value-type="float">
            <text:p>7.1558176865663</text:p>
          </table:table-cell>
          <table:table-cell table:style-name="ce4" table:formula="of:=[$redistribution_low.G53]" office:value-type="float" office:value="11.7161646041152" calcext:value-type="float">
            <text:p>11.7161646041152</text:p>
          </table:table-cell>
          <table:table-cell table:style-name="ce4" table:formula="of:=[$redistribution_low.H53]" office:value-type="float" office:value="8.51689540318083" calcext:value-type="float">
            <text:p>8.51689540318083</text:p>
          </table:table-cell>
          <table:table-cell table:style-name="ce4" table:formula="of:=[$redistribution_low.I53]" office:value-type="float" office:value="9.5089858493334" calcext:value-type="float">
            <text:p>9.5089858493334</text:p>
          </table:table-cell>
          <table:table-cell table:number-columns-repeated="47"/>
        </table:table-row>
        <table:table-row table:style-name="ro6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F54]" office:value-type="float" office:value="6.45448009947916" calcext:value-type="float">
            <text:p>6.45448009947916</text:p>
          </table:table-cell>
          <table:table-cell table:style-name="ce4" table:formula="of:=[$Redistribution_high.G54]" office:value-type="float" office:value="11.2548702007159" calcext:value-type="float">
            <text:p>11.2548702007159</text:p>
          </table:table-cell>
          <table:table-cell table:style-name="ce4" table:formula="of:=[$Redistribution_high.H54]" office:value-type="float" office:value="8.24279193924787" calcext:value-type="float">
            <text:p>8.24279193924787</text:p>
          </table:table-cell>
          <table:table-cell table:style-name="ce4" table:formula="of:=[$Redistribution_high.I54]" office:value-type="float" office:value="9.01654020785855" calcext:value-type="float">
            <text:p>9.01654020785855</text:p>
          </table:table-cell>
          <table:table-cell table:style-name="ce4"/>
          <table:table-cell/>
          <table:table-cell table:style-name="ce4" table:formula="of:=[$Redistribution_central.F54]" office:value-type="float" office:value="6.35943172786118" calcext:value-type="float">
            <text:p>6.35943172786118</text:p>
          </table:table-cell>
          <table:table-cell table:style-name="ce4" table:formula="of:=[$Redistribution_central.G54]" office:value-type="float" office:value="11.6488532188614" calcext:value-type="float">
            <text:p>11.6488532188614</text:p>
          </table:table-cell>
          <table:table-cell table:style-name="ce4" table:formula="of:=[$Redistribution_central.H54]" office:value-type="float" office:value="8.05141894336081" calcext:value-type="float">
            <text:p>8.05141894336081</text:p>
          </table:table-cell>
          <table:table-cell table:style-name="ce4" table:formula="of:=[$Redistribution_central.I54]" office:value-type="float" office:value="8.90638468237042" calcext:value-type="float">
            <text:p>8.90638468237042</text:p>
          </table:table-cell>
          <table:table-cell table:style-name="ce4"/>
          <table:table-cell/>
          <table:table-cell table:style-name="ce4" table:formula="of:=[$redistribution_low.F54]" office:value-type="float" office:value="6.82205501485016" calcext:value-type="float">
            <text:p>6.82205501485016</text:p>
          </table:table-cell>
          <table:table-cell table:style-name="ce4" table:formula="of:=[$redistribution_low.G54]" office:value-type="float" office:value="11.8477830945683" calcext:value-type="float">
            <text:p>11.8477830945683</text:p>
          </table:table-cell>
          <table:table-cell table:style-name="ce4" table:formula="of:=[$redistribution_low.H54]" office:value-type="float" office:value="8.50818617380006" calcext:value-type="float">
            <text:p>8.50818617380006</text:p>
          </table:table-cell>
          <table:table-cell table:style-name="ce4" table:formula="of:=[$redistribution_low.I54]" office:value-type="float" office:value="9.73892506770047" calcext:value-type="float">
            <text:p>9.73892506770047</text:p>
          </table:table-cell>
          <table:table-cell table:number-columns-repeated="47"/>
        </table:table-row>
        <table:table-row table:style-name="ro7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F55]" office:value-type="float" office:value="6.40325228058478" calcext:value-type="float">
            <text:p>6.40325228058478</text:p>
          </table:table-cell>
          <table:table-cell table:style-name="ce4" table:formula="of:=[$Redistribution_high.G55]" office:value-type="float" office:value="10.0207209713196" calcext:value-type="float">
            <text:p>10.0207209713196</text:p>
          </table:table-cell>
          <table:table-cell table:style-name="ce4" table:formula="of:=[$Redistribution_high.H55]" office:value-type="float" office:value="7.49552647666029" calcext:value-type="float">
            <text:p>7.49552647666029</text:p>
          </table:table-cell>
          <table:table-cell table:style-name="ce4" table:formula="of:=[$Redistribution_high.I55]" office:value-type="float" office:value="8.74236488436904" calcext:value-type="float">
            <text:p>8.74236488436904</text:p>
          </table:table-cell>
          <table:table-cell table:style-name="ce4"/>
          <table:table-cell/>
          <table:table-cell table:style-name="ce4" table:formula="of:=[$Redistribution_central.F55]" office:value-type="float" office:value="6.60299991821529" calcext:value-type="float">
            <text:p>6.60299991821529</text:p>
          </table:table-cell>
          <table:table-cell table:style-name="ce4" table:formula="of:=[$Redistribution_central.G55]" office:value-type="float" office:value="11.3492487686639" calcext:value-type="float">
            <text:p>11.3492487686639</text:p>
          </table:table-cell>
          <table:table-cell table:style-name="ce4" table:formula="of:=[$Redistribution_central.H55]" office:value-type="float" office:value="7.98912633755053" calcext:value-type="float">
            <text:p>7.98912633755053</text:p>
          </table:table-cell>
          <table:table-cell table:style-name="ce4" table:formula="of:=[$Redistribution_central.I55]" office:value-type="float" office:value="9.3770968546727" calcext:value-type="float">
            <text:p>9.3770968546727</text:p>
          </table:table-cell>
          <table:table-cell table:style-name="ce4"/>
          <table:table-cell/>
          <table:table-cell table:style-name="ce4" table:formula="of:=[$redistribution_low.F55]" office:value-type="float" office:value="7.73989859611178" calcext:value-type="float">
            <text:p>7.73989859611178</text:p>
          </table:table-cell>
          <table:table-cell table:style-name="ce4" table:formula="of:=[$redistribution_low.G55]" office:value-type="float" office:value="12.754951476003" calcext:value-type="float">
            <text:p>12.754951476003</text:p>
          </table:table-cell>
          <table:table-cell table:style-name="ce4" table:formula="of:=[$redistribution_low.H55]" office:value-type="float" office:value="8.77223798688922" calcext:value-type="float">
            <text:p>8.77223798688922</text:p>
          </table:table-cell>
          <table:table-cell table:style-name="ce4" table:formula="of:=[$redistribution_low.I55]" office:value-type="float" office:value="9.9642893793497" calcext:value-type="float">
            <text:p>9.9642893793497</text:p>
          </table:table-cell>
          <table:table-cell table:number-columns-repeated="47"/>
        </table:table-row>
        <table:table-row table:style-name="ro7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F56]" office:value-type="float" office:value="6.34880589586571" calcext:value-type="float">
            <text:p>6.34880589586571</text:p>
          </table:table-cell>
          <table:table-cell table:style-name="ce4" table:formula="of:=[$Redistribution_high.G56]" office:value-type="float" office:value="9.86092225638474" calcext:value-type="float">
            <text:p>9.86092225638474</text:p>
          </table:table-cell>
          <table:table-cell table:style-name="ce4" table:formula="of:=[$Redistribution_high.H56]" office:value-type="float" office:value="7.40973919063928" calcext:value-type="float">
            <text:p>7.40973919063928</text:p>
          </table:table-cell>
          <table:table-cell table:style-name="ce4" table:formula="of:=[$Redistribution_high.I56]" office:value-type="float" office:value="8.46459278663982" calcext:value-type="float">
            <text:p>8.46459278663982</text:p>
          </table:table-cell>
          <table:table-cell table:style-name="ce4"/>
          <table:table-cell/>
          <table:table-cell table:style-name="ce4" table:formula="of:=[$Redistribution_central.F56]" office:value-type="float" office:value="6.6071444704518" calcext:value-type="float">
            <text:p>6.6071444704518</text:p>
          </table:table-cell>
          <table:table-cell table:style-name="ce4" table:formula="of:=[$Redistribution_central.G56]" office:value-type="float" office:value="11.2622223111839" calcext:value-type="float">
            <text:p>11.2622223111839</text:p>
          </table:table-cell>
          <table:table-cell table:style-name="ce4" table:formula="of:=[$Redistribution_central.H56]" office:value-type="float" office:value="7.80534191287024" calcext:value-type="float">
            <text:p>7.80534191287024</text:p>
          </table:table-cell>
          <table:table-cell table:style-name="ce4" table:formula="of:=[$Redistribution_central.I56]" office:value-type="float" office:value="9.09758977780856" calcext:value-type="float">
            <text:p>9.09758977780856</text:p>
          </table:table-cell>
          <table:table-cell table:style-name="ce4"/>
          <table:table-cell/>
          <table:table-cell table:style-name="ce4" table:formula="of:=[$redistribution_low.F56]" office:value-type="float" office:value="7.53685703591737" calcext:value-type="float">
            <text:p>7.53685703591737</text:p>
          </table:table-cell>
          <table:table-cell table:style-name="ce4" table:formula="of:=[$redistribution_low.G56]" office:value-type="float" office:value="12.1172570695726" calcext:value-type="float">
            <text:p>12.1172570695726</text:p>
          </table:table-cell>
          <table:table-cell table:style-name="ce4" table:formula="of:=[$redistribution_low.H56]" office:value-type="float" office:value="8.86285672904192" calcext:value-type="float">
            <text:p>8.86285672904192</text:p>
          </table:table-cell>
          <table:table-cell table:style-name="ce4" table:formula="of:=[$redistribution_low.I56]" office:value-type="float" office:value="9.8438409257909" calcext:value-type="float">
            <text:p>9.8438409257909</text:p>
          </table:table-cell>
          <table:table-cell table:number-columns-repeated="47"/>
        </table:table-row>
        <table:table-row table:style-name="ro7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F57]" office:value-type="float" office:value="6.42308217379033" calcext:value-type="float">
            <text:p>6.42308217379033</text:p>
          </table:table-cell>
          <table:table-cell table:style-name="ce4" table:formula="of:=[$Redistribution_high.G57]" office:value-type="float" office:value="10.2005603339848" calcext:value-type="float">
            <text:p>10.2005603339848</text:p>
          </table:table-cell>
          <table:table-cell table:style-name="ce4" table:formula="of:=[$Redistribution_high.H57]" office:value-type="float" office:value="7.7500459941461" calcext:value-type="float">
            <text:p>7.7500459941461</text:p>
          </table:table-cell>
          <table:table-cell table:style-name="ce4" table:formula="of:=[$Redistribution_high.I57]" office:value-type="float" office:value="9.01993983696061" calcext:value-type="float">
            <text:p>9.01993983696061</text:p>
          </table:table-cell>
          <table:table-cell table:style-name="ce4"/>
          <table:table-cell/>
          <table:table-cell table:style-name="ce4" table:formula="of:=[$Redistribution_central.F57]" office:value-type="float" office:value="6.49652258021097" calcext:value-type="float">
            <text:p>6.49652258021097</text:p>
          </table:table-cell>
          <table:table-cell table:style-name="ce4" table:formula="of:=[$Redistribution_central.G57]" office:value-type="float" office:value="11.3451556604654" calcext:value-type="float">
            <text:p>11.3451556604654</text:p>
          </table:table-cell>
          <table:table-cell table:style-name="ce4" table:formula="of:=[$Redistribution_central.H57]" office:value-type="float" office:value="8.06299742887704" calcext:value-type="float">
            <text:p>8.06299742887704</text:p>
          </table:table-cell>
          <table:table-cell table:style-name="ce4" table:formula="of:=[$Redistribution_central.I57]" office:value-type="float" office:value="9.20752563977633" calcext:value-type="float">
            <text:p>9.20752563977633</text:p>
          </table:table-cell>
          <table:table-cell table:style-name="ce4"/>
          <table:table-cell/>
          <table:table-cell table:style-name="ce4" table:formula="of:=[$redistribution_low.F57]" office:value-type="float" office:value="7.58793763215745" calcext:value-type="float">
            <text:p>7.58793763215745</text:p>
          </table:table-cell>
          <table:table-cell table:style-name="ce4" table:formula="of:=[$redistribution_low.G57]" office:value-type="float" office:value="11.7194720805106" calcext:value-type="float">
            <text:p>11.7194720805106</text:p>
          </table:table-cell>
          <table:table-cell table:style-name="ce4" table:formula="of:=[$redistribution_low.H57]" office:value-type="float" office:value="8.80636626259127" calcext:value-type="float">
            <text:p>8.80636626259127</text:p>
          </table:table-cell>
          <table:table-cell table:style-name="ce4" table:formula="of:=[$redistribution_low.I57]" office:value-type="float" office:value="9.85513689567034" calcext:value-type="float">
            <text:p>9.85513689567034</text:p>
          </table:table-cell>
          <table:table-cell table:number-columns-repeated="47"/>
        </table:table-row>
        <table:table-row table:style-name="ro7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F58]" office:value-type="float" office:value="6.42429292960647" calcext:value-type="float">
            <text:p>6.42429292960647</text:p>
          </table:table-cell>
          <table:table-cell table:style-name="ce4" table:formula="of:=[$Redistribution_high.G58]" office:value-type="float" office:value="9.9235642383712" calcext:value-type="float">
            <text:p>9.9235642383712</text:p>
          </table:table-cell>
          <table:table-cell table:style-name="ce4" table:formula="of:=[$Redistribution_high.H58]" office:value-type="float" office:value="7.78531063269103" calcext:value-type="float">
            <text:p>7.78531063269103</text:p>
          </table:table-cell>
          <table:table-cell table:style-name="ce4" table:formula="of:=[$Redistribution_high.I58]" office:value-type="float" office:value="8.00849850343439" calcext:value-type="float">
            <text:p>8.00849850343439</text:p>
          </table:table-cell>
          <table:table-cell table:style-name="ce4"/>
          <table:table-cell/>
          <table:table-cell table:style-name="ce4" table:formula="of:=[$Redistribution_central.F58]" office:value-type="float" office:value="6.3053367985815" calcext:value-type="float">
            <text:p>6.3053367985815</text:p>
          </table:table-cell>
          <table:table-cell table:style-name="ce4" table:formula="of:=[$Redistribution_central.G58]" office:value-type="float" office:value="10.6575676682932" calcext:value-type="float">
            <text:p>10.6575676682932</text:p>
          </table:table-cell>
          <table:table-cell table:style-name="ce4" table:formula="of:=[$Redistribution_central.H58]" office:value-type="float" office:value="8.01772051379706" calcext:value-type="float">
            <text:p>8.01772051379706</text:p>
          </table:table-cell>
          <table:table-cell table:style-name="ce4" table:formula="of:=[$Redistribution_central.I58]" office:value-type="float" office:value="8.73634354180807" calcext:value-type="float">
            <text:p>8.73634354180807</text:p>
          </table:table-cell>
          <table:table-cell table:style-name="ce4"/>
          <table:table-cell/>
          <table:table-cell table:style-name="ce4" table:formula="of:=[$redistribution_low.F58]" office:value-type="float" office:value="7.11215263487639" calcext:value-type="float">
            <text:p>7.11215263487639</text:p>
          </table:table-cell>
          <table:table-cell table:style-name="ce4" table:formula="of:=[$redistribution_low.G58]" office:value-type="float" office:value="11.5443980655611" calcext:value-type="float">
            <text:p>11.5443980655611</text:p>
          </table:table-cell>
          <table:table-cell table:style-name="ce4" table:formula="of:=[$redistribution_low.H58]" office:value-type="float" office:value="8.23493122871741" calcext:value-type="float">
            <text:p>8.23493122871741</text:p>
          </table:table-cell>
          <table:table-cell table:style-name="ce4" table:formula="of:=[$redistribution_low.I58]" office:value-type="float" office:value="9.84097451199449" calcext:value-type="float">
            <text:p>9.84097451199449</text:p>
          </table:table-cell>
          <table:table-cell table:number-columns-repeated="47"/>
        </table:table-row>
        <table:table-row table:style-name="ro7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F59]" office:value-type="float" office:value="6.4228774200477" calcext:value-type="float">
            <text:p>6.4228774200477</text:p>
          </table:table-cell>
          <table:table-cell table:style-name="ce4" table:formula="of:=[$Redistribution_high.G59]" office:value-type="float" office:value="9.67693495760013" calcext:value-type="float">
            <text:p>9.67693495760013</text:p>
          </table:table-cell>
          <table:table-cell table:style-name="ce4" table:formula="of:=[$Redistribution_high.H59]" office:value-type="float" office:value="7.54783149983791" calcext:value-type="float">
            <text:p>7.54783149983791</text:p>
          </table:table-cell>
          <table:table-cell table:style-name="ce4" table:formula="of:=[$Redistribution_high.I59]" office:value-type="float" office:value="8.91637524887175" calcext:value-type="float">
            <text:p>8.91637524887175</text:p>
          </table:table-cell>
          <table:table-cell table:style-name="ce4"/>
          <table:table-cell/>
          <table:table-cell table:style-name="ce4" table:formula="of:=[$Redistribution_central.F59]" office:value-type="float" office:value="6.69392730406428" calcext:value-type="float">
            <text:p>6.69392730406428</text:p>
          </table:table-cell>
          <table:table-cell table:style-name="ce4" table:formula="of:=[$Redistribution_central.G59]" office:value-type="float" office:value="11.4143312828671" calcext:value-type="float">
            <text:p>11.4143312828671</text:p>
          </table:table-cell>
          <table:table-cell table:style-name="ce4" table:formula="of:=[$Redistribution_central.H59]" office:value-type="float" office:value="8.05831136210806" calcext:value-type="float">
            <text:p>8.05831136210806</text:p>
          </table:table-cell>
          <table:table-cell table:style-name="ce4" table:formula="of:=[$Redistribution_central.I59]" office:value-type="float" office:value="9.60549710761647" calcext:value-type="float">
            <text:p>9.60549710761647</text:p>
          </table:table-cell>
          <table:table-cell table:style-name="ce4"/>
          <table:table-cell/>
          <table:table-cell table:style-name="ce4" table:formula="of:=[$redistribution_low.F59]" office:value-type="float" office:value="7.43823557207904" calcext:value-type="float">
            <text:p>7.43823557207904</text:p>
          </table:table-cell>
          <table:table-cell table:style-name="ce4" table:formula="of:=[$redistribution_low.G59]" office:value-type="float" office:value="11.5247893900473" calcext:value-type="float">
            <text:p>11.5247893900473</text:p>
          </table:table-cell>
          <table:table-cell table:style-name="ce4" table:formula="of:=[$redistribution_low.H59]" office:value-type="float" office:value="8.51681076557697" calcext:value-type="float">
            <text:p>8.51681076557697</text:p>
          </table:table-cell>
          <table:table-cell table:style-name="ce4" table:formula="of:=[$redistribution_low.I59]" office:value-type="float" office:value="9.83560650860016" calcext:value-type="float">
            <text:p>9.83560650860016</text:p>
          </table:table-cell>
          <table:table-cell table:number-columns-repeated="47"/>
        </table:table-row>
        <table:table-row table:style-name="ro7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F60]" office:value-type="float" office:value="6.73372321950546" calcext:value-type="float">
            <text:p>6.73372321950546</text:p>
          </table:table-cell>
          <table:table-cell table:style-name="ce4" table:formula="of:=[$Redistribution_high.G60]" office:value-type="float" office:value="10.5545322753922" calcext:value-type="float">
            <text:p>10.5545322753922</text:p>
          </table:table-cell>
          <table:table-cell table:style-name="ce4" table:formula="of:=[$Redistribution_high.H60]" office:value-type="float" office:value="7.8624222846624" calcext:value-type="float">
            <text:p>7.8624222846624</text:p>
          </table:table-cell>
          <table:table-cell table:style-name="ce4" table:formula="of:=[$Redistribution_high.I60]" office:value-type="float" office:value="9.77299816046552" calcext:value-type="float">
            <text:p>9.77299816046552</text:p>
          </table:table-cell>
          <table:table-cell table:style-name="ce4"/>
          <table:table-cell/>
          <table:table-cell table:style-name="ce4" table:formula="of:=[$Redistribution_central.F60]" office:value-type="float" office:value="6.78748386925128" calcext:value-type="float">
            <text:p>6.78748386925128</text:p>
          </table:table-cell>
          <table:table-cell table:style-name="ce4" table:formula="of:=[$Redistribution_central.G60]" office:value-type="float" office:value="11.2640208501411" calcext:value-type="float">
            <text:p>11.2640208501411</text:p>
          </table:table-cell>
          <table:table-cell table:style-name="ce4" table:formula="of:=[$Redistribution_central.H60]" office:value-type="float" office:value="8.12017578809532" calcext:value-type="float">
            <text:p>8.12017578809532</text:p>
          </table:table-cell>
          <table:table-cell table:style-name="ce4" table:formula="of:=[$Redistribution_central.I60]" office:value-type="float" office:value="9.73239450044087" calcext:value-type="float">
            <text:p>9.73239450044087</text:p>
          </table:table-cell>
          <table:table-cell table:style-name="ce4"/>
          <table:table-cell/>
          <table:table-cell table:style-name="ce4" table:formula="of:=[$redistribution_low.F60]" office:value-type="float" office:value="7.4806429780811" calcext:value-type="float">
            <text:p>7.4806429780811</text:p>
          </table:table-cell>
          <table:table-cell table:style-name="ce4" table:formula="of:=[$redistribution_low.G60]" office:value-type="float" office:value="11.5979345856037" calcext:value-type="float">
            <text:p>11.5979345856037</text:p>
          </table:table-cell>
          <table:table-cell table:style-name="ce4" table:formula="of:=[$redistribution_low.H60]" office:value-type="float" office:value="8.38931242247399" calcext:value-type="float">
            <text:p>8.38931242247399</text:p>
          </table:table-cell>
          <table:table-cell table:style-name="ce4" table:formula="of:=[$redistribution_low.I60]" office:value-type="float" office:value="10.4653837883274" calcext:value-type="float">
            <text:p>10.4653837883274</text:p>
          </table:table-cell>
          <table:table-cell table:number-columns-repeated="47"/>
        </table:table-row>
        <table:table-row table:style-name="ro6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F61]" office:value-type="float" office:value="6.38141358222912" calcext:value-type="float">
            <text:p>6.38141358222912</text:p>
          </table:table-cell>
          <table:table-cell table:style-name="ce4" table:formula="of:=[$Redistribution_high.G61]" office:value-type="float" office:value="10.4898365665428" calcext:value-type="float">
            <text:p>10.4898365665428</text:p>
          </table:table-cell>
          <table:table-cell table:style-name="ce4" table:formula="of:=[$Redistribution_high.H61]" office:value-type="float" office:value="7.54902800925681" calcext:value-type="float">
            <text:p>7.54902800925681</text:p>
          </table:table-cell>
          <table:table-cell table:style-name="ce4" table:formula="of:=[$Redistribution_high.I61]" office:value-type="float" office:value="9.43631683604486" calcext:value-type="float">
            <text:p>9.43631683604486</text:p>
          </table:table-cell>
          <table:table-cell table:style-name="ce4"/>
          <table:table-cell/>
          <table:table-cell table:style-name="ce4" table:formula="of:=[$Redistribution_central.F61]" office:value-type="float" office:value="6.70352329400873" calcext:value-type="float">
            <text:p>6.70352329400873</text:p>
          </table:table-cell>
          <table:table-cell table:style-name="ce4" table:formula="of:=[$Redistribution_central.G61]" office:value-type="float" office:value="11.0309094911099" calcext:value-type="float">
            <text:p>11.0309094911099</text:p>
          </table:table-cell>
          <table:table-cell table:style-name="ce4" table:formula="of:=[$Redistribution_central.H61]" office:value-type="float" office:value="7.70599908753156" calcext:value-type="float">
            <text:p>7.70599908753156</text:p>
          </table:table-cell>
          <table:table-cell table:style-name="ce4" table:formula="of:=[$Redistribution_central.I61]" office:value-type="float" office:value="9.61099281034118" calcext:value-type="float">
            <text:p>9.61099281034118</text:p>
          </table:table-cell>
          <table:table-cell table:style-name="ce4"/>
          <table:table-cell/>
          <table:table-cell table:style-name="ce4" table:formula="of:=[$redistribution_low.F61]" office:value-type="float" office:value="7.32220598086596" calcext:value-type="float">
            <text:p>7.32220598086596</text:p>
          </table:table-cell>
          <table:table-cell table:style-name="ce4" table:formula="of:=[$redistribution_low.G61]" office:value-type="float" office:value="10.6071852644056" calcext:value-type="float">
            <text:p>10.6071852644056</text:p>
          </table:table-cell>
          <table:table-cell table:style-name="ce4" table:formula="of:=[$redistribution_low.H61]" office:value-type="float" office:value="8.14179704828797" calcext:value-type="float">
            <text:p>8.14179704828797</text:p>
          </table:table-cell>
          <table:table-cell table:style-name="ce4" table:formula="of:=[$redistribution_low.I61]" office:value-type="float" office:value="9.39974023123719" calcext:value-type="float">
            <text:p>9.39974023123719</text:p>
          </table:table-cell>
          <table:table-cell table:number-columns-repeated="47"/>
        </table:table-row>
        <table:table-row table:style-name="ro7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F62]" office:value-type="float" office:value="6.91435515919075" calcext:value-type="float">
            <text:p>6.91435515919075</text:p>
          </table:table-cell>
          <table:table-cell table:style-name="ce4" table:formula="of:=[$Redistribution_high.G62]" office:value-type="float" office:value="10.6585673053965" calcext:value-type="float">
            <text:p>10.6585673053965</text:p>
          </table:table-cell>
          <table:table-cell table:style-name="ce4" table:formula="of:=[$Redistribution_high.H62]" office:value-type="float" office:value="8.09069943344545" calcext:value-type="float">
            <text:p>8.09069943344545</text:p>
          </table:table-cell>
          <table:table-cell table:style-name="ce4" table:formula="of:=[$Redistribution_high.I62]" office:value-type="float" office:value="9.62295077123714" calcext:value-type="float">
            <text:p>9.62295077123714</text:p>
          </table:table-cell>
          <table:table-cell table:style-name="ce4"/>
          <table:table-cell/>
          <table:table-cell table:style-name="ce4" table:formula="of:=[$Redistribution_central.F62]" office:value-type="float" office:value="6.65402877306134" calcext:value-type="float">
            <text:p>6.65402877306134</text:p>
          </table:table-cell>
          <table:table-cell table:style-name="ce4" table:formula="of:=[$Redistribution_central.G62]" office:value-type="float" office:value="10.3621646688619" calcext:value-type="float">
            <text:p>10.3621646688619</text:p>
          </table:table-cell>
          <table:table-cell table:style-name="ce4" table:formula="of:=[$Redistribution_central.H62]" office:value-type="float" office:value="7.82670615728696" calcext:value-type="float">
            <text:p>7.82670615728696</text:p>
          </table:table-cell>
          <table:table-cell table:style-name="ce4" table:formula="of:=[$Redistribution_central.I62]" office:value-type="float" office:value="9.26721585585494" calcext:value-type="float">
            <text:p>9.26721585585494</text:p>
          </table:table-cell>
          <table:table-cell table:style-name="ce4"/>
          <table:table-cell/>
          <table:table-cell table:style-name="ce4" table:formula="of:=[$redistribution_low.F62]" office:value-type="float" office:value="6.98912883677271" calcext:value-type="float">
            <text:p>6.98912883677271</text:p>
          </table:table-cell>
          <table:table-cell table:style-name="ce4" table:formula="of:=[$redistribution_low.G62]" office:value-type="float" office:value="11.3448731009935" calcext:value-type="float">
            <text:p>11.3448731009935</text:p>
          </table:table-cell>
          <table:table-cell table:style-name="ce4" table:formula="of:=[$redistribution_low.H62]" office:value-type="float" office:value="7.88233692313454" calcext:value-type="float">
            <text:p>7.88233692313454</text:p>
          </table:table-cell>
          <table:table-cell table:style-name="ce4" table:formula="of:=[$redistribution_low.I62]" office:value-type="float" office:value="9.25603719557309" calcext:value-type="float">
            <text:p>9.25603719557309</text:p>
          </table:table-cell>
          <table:table-cell table:number-columns-repeated="47"/>
        </table:table-row>
        <table:table-row table:style-name="ro7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F63]" office:value-type="float" office:value="6.89245428766333" calcext:value-type="float">
            <text:p>6.89245428766333</text:p>
          </table:table-cell>
          <table:table-cell table:style-name="ce4" table:formula="of:=[$Redistribution_high.G63]" office:value-type="float" office:value="10.9604547416347" calcext:value-type="float">
            <text:p>10.9604547416347</text:p>
          </table:table-cell>
          <table:table-cell table:style-name="ce4" table:formula="of:=[$Redistribution_high.H63]" office:value-type="float" office:value="8.12807383389048" calcext:value-type="float">
            <text:p>8.12807383389048</text:p>
          </table:table-cell>
          <table:table-cell table:style-name="ce4" table:formula="of:=[$Redistribution_high.I63]" office:value-type="float" office:value="9.73814188261476" calcext:value-type="float">
            <text:p>9.73814188261476</text:p>
          </table:table-cell>
          <table:table-cell table:style-name="ce4"/>
          <table:table-cell/>
          <table:table-cell table:style-name="ce4" table:formula="of:=[$Redistribution_central.F63]" office:value-type="float" office:value="7.09542326655202" calcext:value-type="float">
            <text:p>7.09542326655202</text:p>
          </table:table-cell>
          <table:table-cell table:style-name="ce4" table:formula="of:=[$Redistribution_central.G63]" office:value-type="float" office:value="10.4481068272245" calcext:value-type="float">
            <text:p>10.4481068272245</text:p>
          </table:table-cell>
          <table:table-cell table:style-name="ce4" table:formula="of:=[$Redistribution_central.H63]" office:value-type="float" office:value="8.00744743723139" calcext:value-type="float">
            <text:p>8.00744743723139</text:p>
          </table:table-cell>
          <table:table-cell table:style-name="ce4" table:formula="of:=[$Redistribution_central.I63]" office:value-type="float" office:value="9.6310907110962" calcext:value-type="float">
            <text:p>9.6310907110962</text:p>
          </table:table-cell>
          <table:table-cell table:style-name="ce4"/>
          <table:table-cell/>
          <table:table-cell table:style-name="ce4" table:formula="of:=[$redistribution_low.F63]" office:value-type="float" office:value="7.14879500610635" calcext:value-type="float">
            <text:p>7.14879500610635</text:p>
          </table:table-cell>
          <table:table-cell table:style-name="ce4" table:formula="of:=[$redistribution_low.G63]" office:value-type="float" office:value="10.9114383519087" calcext:value-type="float">
            <text:p>10.9114383519087</text:p>
          </table:table-cell>
          <table:table-cell table:style-name="ce4" table:formula="of:=[$redistribution_low.H63]" office:value-type="float" office:value="7.72710702017487" calcext:value-type="float">
            <text:p>7.72710702017487</text:p>
          </table:table-cell>
          <table:table-cell table:style-name="ce4" table:formula="of:=[$redistribution_low.I63]" office:value-type="float" office:value="9.74243666767089" calcext:value-type="float">
            <text:p>9.74243666767089</text:p>
          </table:table-cell>
          <table:table-cell table:number-columns-repeated="47"/>
        </table:table-row>
        <table:table-row table:style-name="ro7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F64]" office:value-type="float" office:value="7.1080139535239" calcext:value-type="float">
            <text:p>7.1080139535239</text:p>
          </table:table-cell>
          <table:table-cell table:style-name="ce4" table:formula="of:=[$Redistribution_high.G64]" office:value-type="float" office:value="11.4557789741945" calcext:value-type="float">
            <text:p>11.4557789741945</text:p>
          </table:table-cell>
          <table:table-cell table:style-name="ce4" table:formula="of:=[$Redistribution_high.H64]" office:value-type="float" office:value="7.97411086853859" calcext:value-type="float">
            <text:p>7.97411086853859</text:p>
          </table:table-cell>
          <table:table-cell table:style-name="ce4" table:formula="of:=[$Redistribution_high.I64]" office:value-type="float" office:value="10.0746424422772" calcext:value-type="float">
            <text:p>10.0746424422772</text:p>
          </table:table-cell>
          <table:table-cell table:style-name="ce4"/>
          <table:table-cell/>
          <table:table-cell table:style-name="ce4" table:formula="of:=[$Redistribution_central.F64]" office:value-type="float" office:value="6.69868063306327" calcext:value-type="float">
            <text:p>6.69868063306327</text:p>
          </table:table-cell>
          <table:table-cell table:style-name="ce4" table:formula="of:=[$Redistribution_central.G64]" office:value-type="float" office:value="10.3632846634283" calcext:value-type="float">
            <text:p>10.3632846634283</text:p>
          </table:table-cell>
          <table:table-cell table:style-name="ce4" table:formula="of:=[$Redistribution_central.H64]" office:value-type="float" office:value="7.31936303034031" calcext:value-type="float">
            <text:p>7.31936303034031</text:p>
          </table:table-cell>
          <table:table-cell table:style-name="ce4" table:formula="of:=[$Redistribution_central.I64]" office:value-type="float" office:value="9.35292767081017" calcext:value-type="float">
            <text:p>9.35292767081017</text:p>
          </table:table-cell>
          <table:table-cell table:style-name="ce4"/>
          <table:table-cell/>
          <table:table-cell table:style-name="ce4" table:formula="of:=[$redistribution_low.F64]" office:value-type="float" office:value="7.32471173415825" calcext:value-type="float">
            <text:p>7.32471173415825</text:p>
          </table:table-cell>
          <table:table-cell table:style-name="ce4" table:formula="of:=[$redistribution_low.G64]" office:value-type="float" office:value="11.231156938803" calcext:value-type="float">
            <text:p>11.231156938803</text:p>
          </table:table-cell>
          <table:table-cell table:style-name="ce4" table:formula="of:=[$redistribution_low.H64]" office:value-type="float" office:value="8.10427334541425" calcext:value-type="float">
            <text:p>8.10427334541425</text:p>
          </table:table-cell>
          <table:table-cell table:style-name="ce4" table:formula="of:=[$redistribution_low.I64]" office:value-type="float" office:value="9.95629290110582" calcext:value-type="float">
            <text:p>9.95629290110582</text:p>
          </table:table-cell>
          <table:table-cell table:number-columns-repeated="47"/>
        </table:table-row>
        <table:table-row table:style-name="ro7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F65]" office:value-type="float" office:value="6.96525180700758" calcext:value-type="float">
            <text:p>6.96525180700758</text:p>
          </table:table-cell>
          <table:table-cell table:style-name="ce4" table:formula="of:=[$Redistribution_high.G65]" office:value-type="float" office:value="9.89101806060057" calcext:value-type="float">
            <text:p>9.89101806060057</text:p>
          </table:table-cell>
          <table:table-cell table:style-name="ce4" table:formula="of:=[$Redistribution_high.H65]" office:value-type="float" office:value="7.93674601520371" calcext:value-type="float">
            <text:p>7.93674601520371</text:p>
          </table:table-cell>
          <table:table-cell table:style-name="ce4" table:formula="of:=[$Redistribution_high.I65]" office:value-type="float" office:value="9.6137704840355" calcext:value-type="float">
            <text:p>9.6137704840355</text:p>
          </table:table-cell>
          <table:table-cell table:style-name="ce4"/>
          <table:table-cell/>
          <table:table-cell table:style-name="ce4" table:formula="of:=[$Redistribution_central.F65]" office:value-type="float" office:value="6.86252677619134" calcext:value-type="float">
            <text:p>6.86252677619134</text:p>
          </table:table-cell>
          <table:table-cell table:style-name="ce4" table:formula="of:=[$Redistribution_central.G65]" office:value-type="float" office:value="10.3189189151629" calcext:value-type="float">
            <text:p>10.3189189151629</text:p>
          </table:table-cell>
          <table:table-cell table:style-name="ce4" table:formula="of:=[$Redistribution_central.H65]" office:value-type="float" office:value="7.54478792124273" calcext:value-type="float">
            <text:p>7.54478792124273</text:p>
          </table:table-cell>
          <table:table-cell table:style-name="ce4" table:formula="of:=[$Redistribution_central.I65]" office:value-type="float" office:value="9.20318237318627" calcext:value-type="float">
            <text:p>9.20318237318627</text:p>
          </table:table-cell>
          <table:table-cell table:style-name="ce4"/>
          <table:table-cell/>
          <table:table-cell table:style-name="ce4" table:formula="of:=[$redistribution_low.F65]" office:value-type="float" office:value="7.32000582264685" calcext:value-type="float">
            <text:p>7.32000582264685</text:p>
          </table:table-cell>
          <table:table-cell table:style-name="ce4" table:formula="of:=[$redistribution_low.G65]" office:value-type="float" office:value="11.3995779240997" calcext:value-type="float">
            <text:p>11.3995779240997</text:p>
          </table:table-cell>
          <table:table-cell table:style-name="ce4" table:formula="of:=[$redistribution_low.H65]" office:value-type="float" office:value="8.00271004345869" calcext:value-type="float">
            <text:p>8.00271004345869</text:p>
          </table:table-cell>
          <table:table-cell table:style-name="ce4" table:formula="of:=[$redistribution_low.I65]" office:value-type="float" office:value="9.8353913418771" calcext:value-type="float">
            <text:p>9.8353913418771</text:p>
          </table:table-cell>
          <table:table-cell table:number-columns-repeated="47"/>
        </table:table-row>
        <table:table-row table:style-name="ro7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F66]" office:value-type="float" office:value="6.85720987869811" calcext:value-type="float">
            <text:p>6.85720987869811</text:p>
          </table:table-cell>
          <table:table-cell table:style-name="ce4" table:formula="of:=[$Redistribution_high.G66]" office:value-type="float" office:value="10.3690516568333" calcext:value-type="float">
            <text:p>10.3690516568333</text:p>
          </table:table-cell>
          <table:table-cell table:style-name="ce4" table:formula="of:=[$Redistribution_high.H66]" office:value-type="float" office:value="7.8043543332839" calcext:value-type="float">
            <text:p>7.8043543332839</text:p>
          </table:table-cell>
          <table:table-cell table:style-name="ce4" table:formula="of:=[$Redistribution_high.I66]" office:value-type="float" office:value="9.22125357735154" calcext:value-type="float">
            <text:p>9.22125357735154</text:p>
          </table:table-cell>
          <table:table-cell table:style-name="ce4"/>
          <table:table-cell/>
          <table:table-cell table:style-name="ce4" table:formula="of:=[$Redistribution_central.F66]" office:value-type="float" office:value="6.73468986919235" calcext:value-type="float">
            <text:p>6.73468986919235</text:p>
          </table:table-cell>
          <table:table-cell table:style-name="ce4" table:formula="of:=[$Redistribution_central.G66]" office:value-type="float" office:value="10.4152372048449" calcext:value-type="float">
            <text:p>10.4152372048449</text:p>
          </table:table-cell>
          <table:table-cell table:style-name="ce4" table:formula="of:=[$Redistribution_central.H66]" office:value-type="float" office:value="7.34813772709595" calcext:value-type="float">
            <text:p>7.34813772709595</text:p>
          </table:table-cell>
          <table:table-cell table:style-name="ce4" table:formula="of:=[$Redistribution_central.I66]" office:value-type="float" office:value="8.60287642701382" calcext:value-type="float">
            <text:p>8.60287642701382</text:p>
          </table:table-cell>
          <table:table-cell table:style-name="ce4"/>
          <table:table-cell/>
          <table:table-cell table:style-name="ce4" table:formula="of:=[$redistribution_low.F66]" office:value-type="float" office:value="7.08459402464292" calcext:value-type="float">
            <text:p>7.08459402464292</text:p>
          </table:table-cell>
          <table:table-cell table:style-name="ce4" table:formula="of:=[$redistribution_low.G66]" office:value-type="float" office:value="10.730800354927" calcext:value-type="float">
            <text:p>10.730800354927</text:p>
          </table:table-cell>
          <table:table-cell table:style-name="ce4" table:formula="of:=[$redistribution_low.H66]" office:value-type="float" office:value="7.62724608822676" calcext:value-type="float">
            <text:p>7.62724608822676</text:p>
          </table:table-cell>
          <table:table-cell table:style-name="ce4" table:formula="of:=[$redistribution_low.I66]" office:value-type="float" office:value="9.56809852555143" calcext:value-type="float">
            <text:p>9.56809852555143</text:p>
          </table:table-cell>
          <table:table-cell table:number-columns-repeated="47"/>
        </table:table-row>
        <table:table-row table:style-name="ro7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F67]" office:value-type="float" office:value="6.93434961027716" calcext:value-type="float">
            <text:p>6.93434961027716</text:p>
          </table:table-cell>
          <table:table-cell table:style-name="ce4" table:formula="of:=[$Redistribution_high.G67]" office:value-type="float" office:value="10.3715290237706" calcext:value-type="float">
            <text:p>10.3715290237706</text:p>
          </table:table-cell>
          <table:table-cell table:style-name="ce4" table:formula="of:=[$Redistribution_high.H67]" office:value-type="float" office:value="7.64232847656061" calcext:value-type="float">
            <text:p>7.64232847656061</text:p>
          </table:table-cell>
          <table:table-cell table:style-name="ce4" table:formula="of:=[$Redistribution_high.I67]" office:value-type="float" office:value="9.29176097726035" calcext:value-type="float">
            <text:p>9.29176097726035</text:p>
          </table:table-cell>
          <table:table-cell table:style-name="ce4"/>
          <table:table-cell/>
          <table:table-cell table:style-name="ce4" table:formula="of:=[$Redistribution_central.F67]" office:value-type="float" office:value="6.7985476413077" calcext:value-type="float">
            <text:p>6.7985476413077</text:p>
          </table:table-cell>
          <table:table-cell table:style-name="ce4" table:formula="of:=[$Redistribution_central.G67]" office:value-type="float" office:value="10.6733526060306" calcext:value-type="float">
            <text:p>10.6733526060306</text:p>
          </table:table-cell>
          <table:table-cell table:style-name="ce4" table:formula="of:=[$Redistribution_central.H67]" office:value-type="float" office:value="7.29951408913788" calcext:value-type="float">
            <text:p>7.29951408913788</text:p>
          </table:table-cell>
          <table:table-cell table:style-name="ce4" table:formula="of:=[$Redistribution_central.I67]" office:value-type="float" office:value="9.70920767343538" calcext:value-type="float">
            <text:p>9.70920767343538</text:p>
          </table:table-cell>
          <table:table-cell table:style-name="ce4"/>
          <table:table-cell/>
          <table:table-cell table:style-name="ce4" table:formula="of:=[$redistribution_low.F67]" office:value-type="float" office:value="7.46941081658363" calcext:value-type="float">
            <text:p>7.46941081658363</text:p>
          </table:table-cell>
          <table:table-cell table:style-name="ce4" table:formula="of:=[$redistribution_low.G67]" office:value-type="float" office:value="10.7859379271546" calcext:value-type="float">
            <text:p>10.7859379271546</text:p>
          </table:table-cell>
          <table:table-cell table:style-name="ce4" table:formula="of:=[$redistribution_low.H67]" office:value-type="float" office:value="7.83329160859005" calcext:value-type="float">
            <text:p>7.83329160859005</text:p>
          </table:table-cell>
          <table:table-cell table:style-name="ce4" table:formula="of:=[$redistribution_low.I67]" office:value-type="float" office:value="9.80713182861824" calcext:value-type="float">
            <text:p>9.80713182861824</text:p>
          </table:table-cell>
          <table:table-cell table:number-columns-repeated="47"/>
        </table:table-row>
        <table:table-row table:style-name="ro7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F68]" office:value-type="float" office:value="6.95357763827457" calcext:value-type="float">
            <text:p>6.95357763827457</text:p>
          </table:table-cell>
          <table:table-cell table:style-name="ce4" table:formula="of:=[$Redistribution_high.G68]" office:value-type="float" office:value="10.3887232941858" calcext:value-type="float">
            <text:p>10.3887232941858</text:p>
          </table:table-cell>
          <table:table-cell table:style-name="ce4" table:formula="of:=[$Redistribution_high.H68]" office:value-type="float" office:value="7.46241077000064" calcext:value-type="float">
            <text:p>7.46241077000064</text:p>
          </table:table-cell>
          <table:table-cell table:style-name="ce4" table:formula="of:=[$Redistribution_high.I68]" office:value-type="float" office:value="10.2456230508207" calcext:value-type="float">
            <text:p>10.2456230508207</text:p>
          </table:table-cell>
          <table:table-cell table:style-name="ce4"/>
          <table:table-cell/>
          <table:table-cell table:style-name="ce4" table:formula="of:=[$Redistribution_central.F68]" office:value-type="float" office:value="6.468302535717" calcext:value-type="float">
            <text:p>6.468302535717</text:p>
          </table:table-cell>
          <table:table-cell table:style-name="ce4" table:formula="of:=[$Redistribution_central.G68]" office:value-type="float" office:value="9.70393114579539" calcext:value-type="float">
            <text:p>9.70393114579539</text:p>
          </table:table-cell>
          <table:table-cell table:style-name="ce4" table:formula="of:=[$Redistribution_central.H68]" office:value-type="float" office:value="7.00818830441088" calcext:value-type="float">
            <text:p>7.00818830441088</text:p>
          </table:table-cell>
          <table:table-cell table:style-name="ce4" table:formula="of:=[$Redistribution_central.I68]" office:value-type="float" office:value="9.18031697284554" calcext:value-type="float">
            <text:p>9.18031697284554</text:p>
          </table:table-cell>
          <table:table-cell table:style-name="ce4"/>
          <table:table-cell/>
          <table:table-cell table:style-name="ce4" table:formula="of:=[$redistribution_low.F68]" office:value-type="float" office:value="7.11419547889875" calcext:value-type="float">
            <text:p>7.11419547889875</text:p>
          </table:table-cell>
          <table:table-cell table:style-name="ce4" table:formula="of:=[$redistribution_low.G68]" office:value-type="float" office:value="10.3650510631822" calcext:value-type="float">
            <text:p>10.3650510631822</text:p>
          </table:table-cell>
          <table:table-cell table:style-name="ce4" table:formula="of:=[$redistribution_low.H68]" office:value-type="float" office:value="7.79788851774748" calcext:value-type="float">
            <text:p>7.79788851774748</text:p>
          </table:table-cell>
          <table:table-cell table:style-name="ce4" table:formula="of:=[$redistribution_low.I68]" office:value-type="float" office:value="9.47774227163694" calcext:value-type="float">
            <text:p>9.47774227163694</text:p>
          </table:table-cell>
          <table:table-cell table:number-columns-repeated="47"/>
        </table:table-row>
        <table:table-row table:style-name="ro7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F69]" office:value-type="float" office:value="6.8237204883866" calcext:value-type="float">
            <text:p>6.8237204883866</text:p>
          </table:table-cell>
          <table:table-cell table:style-name="ce4" table:formula="of:=[$Redistribution_high.G69]" office:value-type="float" office:value="9.85327970876852" calcext:value-type="float">
            <text:p>9.85327970876852</text:p>
          </table:table-cell>
          <table:table-cell table:style-name="ce4" table:formula="of:=[$Redistribution_high.H69]" office:value-type="float" office:value="7.41039646139541" calcext:value-type="float">
            <text:p>7.41039646139541</text:p>
          </table:table-cell>
          <table:table-cell table:style-name="ce4" table:formula="of:=[$Redistribution_high.I69]" office:value-type="float" office:value="8.86883859662382" calcext:value-type="float">
            <text:p>8.86883859662382</text:p>
          </table:table-cell>
          <table:table-cell table:style-name="ce4"/>
          <table:table-cell/>
          <table:table-cell table:style-name="ce4" table:formula="of:=[$Redistribution_central.F69]" office:value-type="float" office:value="6.64999695138347" calcext:value-type="float">
            <text:p>6.64999695138347</text:p>
          </table:table-cell>
          <table:table-cell table:style-name="ce4" table:formula="of:=[$Redistribution_central.G69]" office:value-type="float" office:value="9.7696698884026" calcext:value-type="float">
            <text:p>9.7696698884026</text:p>
          </table:table-cell>
          <table:table-cell table:style-name="ce4" table:formula="of:=[$Redistribution_central.H69]" office:value-type="float" office:value="7.17242368143162" calcext:value-type="float">
            <text:p>7.17242368143162</text:p>
          </table:table-cell>
          <table:table-cell table:style-name="ce4" table:formula="of:=[$Redistribution_central.I69]" office:value-type="float" office:value="8.92586589446216" calcext:value-type="float">
            <text:p>8.92586589446216</text:p>
          </table:table-cell>
          <table:table-cell table:style-name="ce4"/>
          <table:table-cell/>
          <table:table-cell table:style-name="ce4" table:formula="of:=[$redistribution_low.F69]" office:value-type="float" office:value="7.51175533042359" calcext:value-type="float">
            <text:p>7.51175533042359</text:p>
          </table:table-cell>
          <table:table-cell table:style-name="ce4" table:formula="of:=[$redistribution_low.G69]" office:value-type="float" office:value="10.7668288799847" calcext:value-type="float">
            <text:p>10.7668288799847</text:p>
          </table:table-cell>
          <table:table-cell table:style-name="ce4" table:formula="of:=[$redistribution_low.H69]" office:value-type="float" office:value="8.02434638556266" calcext:value-type="float">
            <text:p>8.02434638556266</text:p>
          </table:table-cell>
          <table:table-cell table:style-name="ce4" table:formula="of:=[$redistribution_low.I69]" office:value-type="float" office:value="10.1506936342335" calcext:value-type="float">
            <text:p>10.1506936342335</text:p>
          </table:table-cell>
          <table:table-cell table:number-columns-repeated="47"/>
        </table:table-row>
        <table:table-row table:style-name="ro6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F70]" office:value-type="float" office:value="6.9147244339117" calcext:value-type="float">
            <text:p>6.9147244339117</text:p>
          </table:table-cell>
          <table:table-cell table:style-name="ce4" table:formula="of:=[$Redistribution_high.G70]" office:value-type="float" office:value="10.4036420111418" calcext:value-type="float">
            <text:p>10.4036420111418</text:p>
          </table:table-cell>
          <table:table-cell table:style-name="ce4" table:formula="of:=[$Redistribution_high.H70]" office:value-type="float" office:value="7.52223023234815" calcext:value-type="float">
            <text:p>7.52223023234815</text:p>
          </table:table-cell>
          <table:table-cell table:style-name="ce4" table:formula="of:=[$Redistribution_high.I70]" office:value-type="float" office:value="9.23738031891085" calcext:value-type="float">
            <text:p>9.23738031891085</text:p>
          </table:table-cell>
          <table:table-cell table:style-name="ce4"/>
          <table:table-cell/>
          <table:table-cell table:style-name="ce4" table:formula="of:=[$Redistribution_central.F70]" office:value-type="float" office:value="6.54163319842146" calcext:value-type="float">
            <text:p>6.54163319842146</text:p>
          </table:table-cell>
          <table:table-cell table:style-name="ce4" table:formula="of:=[$Redistribution_central.G70]" office:value-type="float" office:value="10.2639480084476" calcext:value-type="float">
            <text:p>10.2639480084476</text:p>
          </table:table-cell>
          <table:table-cell table:style-name="ce4" table:formula="of:=[$Redistribution_central.H70]" office:value-type="float" office:value="7.33441063582124" calcext:value-type="float">
            <text:p>7.33441063582124</text:p>
          </table:table-cell>
          <table:table-cell table:style-name="ce4" table:formula="of:=[$Redistribution_central.I70]" office:value-type="float" office:value="9.2394602347125" calcext:value-type="float">
            <text:p>9.2394602347125</text:p>
          </table:table-cell>
          <table:table-cell table:style-name="ce4"/>
          <table:table-cell/>
          <table:table-cell table:style-name="ce4" table:formula="of:=[$redistribution_low.F70]" office:value-type="float" office:value="7.18480387040663" calcext:value-type="float">
            <text:p>7.18480387040663</text:p>
          </table:table-cell>
          <table:table-cell table:style-name="ce4" table:formula="of:=[$redistribution_low.G70]" office:value-type="float" office:value="11.2363603045667" calcext:value-type="float">
            <text:p>11.2363603045667</text:p>
          </table:table-cell>
          <table:table-cell table:style-name="ce4" table:formula="of:=[$redistribution_low.H70]" office:value-type="float" office:value="7.61811827788426" calcext:value-type="float">
            <text:p>7.61811827788426</text:p>
          </table:table-cell>
          <table:table-cell table:style-name="ce4" table:formula="of:=[$redistribution_low.I70]" office:value-type="float" office:value="10.0940486841801" calcext:value-type="float">
            <text:p>10.0940486841801</text:p>
          </table:table-cell>
          <table:table-cell table:number-columns-repeated="47"/>
        </table:table-row>
        <table:table-row table:style-name="ro7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F71]" office:value-type="float" office:value="6.74898451073972" calcext:value-type="float">
            <text:p>6.74898451073972</text:p>
          </table:table-cell>
          <table:table-cell table:style-name="ce4" table:formula="of:=[$Redistribution_high.G71]" office:value-type="float" office:value="10.1195839089391" calcext:value-type="float">
            <text:p>10.1195839089391</text:p>
          </table:table-cell>
          <table:table-cell table:style-name="ce4" table:formula="of:=[$Redistribution_high.H71]" office:value-type="float" office:value="7.38691372269557" calcext:value-type="float">
            <text:p>7.38691372269557</text:p>
          </table:table-cell>
          <table:table-cell table:style-name="ce4" table:formula="of:=[$Redistribution_high.I71]" office:value-type="float" office:value="9.2324241084164" calcext:value-type="float">
            <text:p>9.2324241084164</text:p>
          </table:table-cell>
          <table:table-cell table:style-name="ce4"/>
          <table:table-cell/>
          <table:table-cell table:style-name="ce4" table:formula="of:=[$Redistribution_central.F71]" office:value-type="float" office:value="6.89154391169543" calcext:value-type="float">
            <text:p>6.89154391169543</text:p>
          </table:table-cell>
          <table:table-cell table:style-name="ce4" table:formula="of:=[$Redistribution_central.G71]" office:value-type="float" office:value="10.0830380724563" calcext:value-type="float">
            <text:p>10.0830380724563</text:p>
          </table:table-cell>
          <table:table-cell table:style-name="ce4" table:formula="of:=[$Redistribution_central.H71]" office:value-type="float" office:value="7.55863942694375" calcext:value-type="float">
            <text:p>7.55863942694375</text:p>
          </table:table-cell>
          <table:table-cell table:style-name="ce4" table:formula="of:=[$Redistribution_central.I71]" office:value-type="float" office:value="9.42032295632226" calcext:value-type="float">
            <text:p>9.42032295632226</text:p>
          </table:table-cell>
          <table:table-cell table:style-name="ce4"/>
          <table:table-cell/>
          <table:table-cell table:style-name="ce4" table:formula="of:=[$redistribution_low.F71]" office:value-type="float" office:value="7.75908211785598" calcext:value-type="float">
            <text:p>7.75908211785598</text:p>
          </table:table-cell>
          <table:table-cell table:style-name="ce4" table:formula="of:=[$redistribution_low.G71]" office:value-type="float" office:value="11.2645565817815" calcext:value-type="float">
            <text:p>11.2645565817815</text:p>
          </table:table-cell>
          <table:table-cell table:style-name="ce4" table:formula="of:=[$redistribution_low.H71]" office:value-type="float" office:value="8.03797887456856" calcext:value-type="float">
            <text:p>8.03797887456856</text:p>
          </table:table-cell>
          <table:table-cell table:style-name="ce4" table:formula="of:=[$redistribution_low.I71]" office:value-type="float" office:value="10.8291949803117" calcext:value-type="float">
            <text:p>10.8291949803117</text:p>
          </table:table-cell>
          <table:table-cell table:number-columns-repeated="47"/>
        </table:table-row>
        <table:table-row table:style-name="ro7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F72]" office:value-type="float" office:value="6.89547576075208" calcext:value-type="float">
            <text:p>6.89547576075208</text:p>
          </table:table-cell>
          <table:table-cell table:style-name="ce4" table:formula="of:=[$Redistribution_high.G72]" office:value-type="float" office:value="10.5334404673551" calcext:value-type="float">
            <text:p>10.5334404673551</text:p>
          </table:table-cell>
          <table:table-cell table:style-name="ce4" table:formula="of:=[$Redistribution_high.H72]" office:value-type="float" office:value="7.32353973785804" calcext:value-type="float">
            <text:p>7.32353973785804</text:p>
          </table:table-cell>
          <table:table-cell table:style-name="ce4" table:formula="of:=[$Redistribution_high.I72]" office:value-type="float" office:value="10.2485654298762" calcext:value-type="float">
            <text:p>10.2485654298762</text:p>
          </table:table-cell>
          <table:table-cell table:style-name="ce4"/>
          <table:table-cell/>
          <table:table-cell table:style-name="ce4" table:formula="of:=[$Redistribution_central.F72]" office:value-type="float" office:value="7.19145834938651" calcext:value-type="float">
            <text:p>7.19145834938651</text:p>
          </table:table-cell>
          <table:table-cell table:style-name="ce4" table:formula="of:=[$Redistribution_central.G72]" office:value-type="float" office:value="11.2165882793955" calcext:value-type="float">
            <text:p>11.2165882793955</text:p>
          </table:table-cell>
          <table:table-cell table:style-name="ce4" table:formula="of:=[$Redistribution_central.H72]" office:value-type="float" office:value="7.87251900318938" calcext:value-type="float">
            <text:p>7.87251900318938</text:p>
          </table:table-cell>
          <table:table-cell table:style-name="ce4" table:formula="of:=[$Redistribution_central.I72]" office:value-type="float" office:value="10.0663112601442" calcext:value-type="float">
            <text:p>10.0663112601442</text:p>
          </table:table-cell>
          <table:table-cell table:style-name="ce4"/>
          <table:table-cell/>
          <table:table-cell table:style-name="ce4" table:formula="of:=[$redistribution_low.F72]" office:value-type="float" office:value="7.3219842921818" calcext:value-type="float">
            <text:p>7.3219842921818</text:p>
          </table:table-cell>
          <table:table-cell table:style-name="ce4" table:formula="of:=[$redistribution_low.G72]" office:value-type="float" office:value="10.545239664166" calcext:value-type="float">
            <text:p>10.545239664166</text:p>
          </table:table-cell>
          <table:table-cell table:style-name="ce4" table:formula="of:=[$redistribution_low.H72]" office:value-type="float" office:value="7.75565543314523" calcext:value-type="float">
            <text:p>7.75565543314523</text:p>
          </table:table-cell>
          <table:table-cell table:style-name="ce4" table:formula="of:=[$redistribution_low.I72]" office:value-type="float" office:value="10.174163634819" calcext:value-type="float">
            <text:p>10.174163634819</text:p>
          </table:table-cell>
          <table:table-cell table:number-columns-repeated="47"/>
        </table:table-row>
        <table:table-row table:style-name="ro6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F73]" office:value-type="float" office:value="7.11596821873657" calcext:value-type="float">
            <text:p>7.11596821873657</text:p>
          </table:table-cell>
          <table:table-cell table:style-name="ce4" table:formula="of:=[$Redistribution_high.G73]" office:value-type="float" office:value="10.5013097563437" calcext:value-type="float">
            <text:p>10.5013097563437</text:p>
          </table:table-cell>
          <table:table-cell table:style-name="ce4" table:formula="of:=[$Redistribution_high.H73]" office:value-type="float" office:value="7.93962609970659" calcext:value-type="float">
            <text:p>7.93962609970659</text:p>
          </table:table-cell>
          <table:table-cell table:style-name="ce4" table:formula="of:=[$Redistribution_high.I73]" office:value-type="float" office:value="9.83357459502381" calcext:value-type="float">
            <text:p>9.83357459502381</text:p>
          </table:table-cell>
          <table:table-cell table:style-name="ce4"/>
          <table:table-cell/>
          <table:table-cell table:style-name="ce4" table:formula="of:=[$Redistribution_central.F73]" office:value-type="float" office:value="7.06398732736461" calcext:value-type="float">
            <text:p>7.06398732736461</text:p>
          </table:table-cell>
          <table:table-cell table:style-name="ce4" table:formula="of:=[$Redistribution_central.G73]" office:value-type="float" office:value="10.7733623859153" calcext:value-type="float">
            <text:p>10.7733623859153</text:p>
          </table:table-cell>
          <table:table-cell table:style-name="ce4" table:formula="of:=[$Redistribution_central.H73]" office:value-type="float" office:value="7.79472416560818" calcext:value-type="float">
            <text:p>7.79472416560818</text:p>
          </table:table-cell>
          <table:table-cell table:style-name="ce4" table:formula="of:=[$Redistribution_central.I73]" office:value-type="float" office:value="10.0340188372079" calcext:value-type="float">
            <text:p>10.0340188372079</text:p>
          </table:table-cell>
          <table:table-cell table:style-name="ce4"/>
          <table:table-cell/>
          <table:table-cell table:style-name="ce4" table:formula="of:=[$redistribution_low.F73]" office:value-type="float" office:value="7.656928831365" calcext:value-type="float">
            <text:p>7.656928831365</text:p>
          </table:table-cell>
          <table:table-cell table:style-name="ce4" table:formula="of:=[$redistribution_low.G73]" office:value-type="float" office:value="10.819077123108" calcext:value-type="float">
            <text:p>10.819077123108</text:p>
          </table:table-cell>
          <table:table-cell table:style-name="ce4" table:formula="of:=[$redistribution_low.H73]" office:value-type="float" office:value="7.94163414693889" calcext:value-type="float">
            <text:p>7.94163414693889</text:p>
          </table:table-cell>
          <table:table-cell table:style-name="ce4" table:formula="of:=[$redistribution_low.I73]" office:value-type="float" office:value="10.4438983180181" calcext:value-type="float">
            <text:p>10.4438983180181</text:p>
          </table:table-cell>
          <table:table-cell table:number-columns-repeated="47"/>
        </table:table-row>
        <table:table-row table:style-name="ro6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F74]" office:value-type="float" office:value="6.84289823451608" calcext:value-type="float">
            <text:p>6.84289823451608</text:p>
          </table:table-cell>
          <table:table-cell table:style-name="ce4" table:formula="of:=[$Redistribution_high.G74]" office:value-type="float" office:value="10.0519625614149" calcext:value-type="float">
            <text:p>10.0519625614149</text:p>
          </table:table-cell>
          <table:table-cell table:style-name="ce4" table:formula="of:=[$Redistribution_high.H74]" office:value-type="float" office:value="7.24502662762753" calcext:value-type="float">
            <text:p>7.24502662762753</text:p>
          </table:table-cell>
          <table:table-cell table:style-name="ce4" table:formula="of:=[$Redistribution_high.I74]" office:value-type="float" office:value="9.46569043708946" calcext:value-type="float">
            <text:p>9.46569043708946</text:p>
          </table:table-cell>
          <table:table-cell table:style-name="ce4"/>
          <table:table-cell/>
          <table:table-cell table:style-name="ce4" table:formula="of:=[$Redistribution_central.F74]" office:value-type="float" office:value="6.83874812806933" calcext:value-type="float">
            <text:p>6.83874812806933</text:p>
          </table:table-cell>
          <table:table-cell table:style-name="ce4" table:formula="of:=[$Redistribution_central.G74]" office:value-type="float" office:value="10.0513904388593" calcext:value-type="float">
            <text:p>10.0513904388593</text:p>
          </table:table-cell>
          <table:table-cell table:style-name="ce4" table:formula="of:=[$Redistribution_central.H74]" office:value-type="float" office:value="7.09125200440687" calcext:value-type="float">
            <text:p>7.09125200440687</text:p>
          </table:table-cell>
          <table:table-cell table:style-name="ce4" table:formula="of:=[$Redistribution_central.I74]" office:value-type="float" office:value="9.51363696345778" calcext:value-type="float">
            <text:p>9.51363696345778</text:p>
          </table:table-cell>
          <table:table-cell table:style-name="ce4"/>
          <table:table-cell/>
          <table:table-cell table:style-name="ce4" table:formula="of:=[$redistribution_low.F74]" office:value-type="float" office:value="8.06934633253985" calcext:value-type="float">
            <text:p>8.06934633253985</text:p>
          </table:table-cell>
          <table:table-cell table:style-name="ce4" table:formula="of:=[$redistribution_low.G74]" office:value-type="float" office:value="11.3931630946658" calcext:value-type="float">
            <text:p>11.3931630946658</text:p>
          </table:table-cell>
          <table:table-cell table:style-name="ce4" table:formula="of:=[$redistribution_low.H74]" office:value-type="float" office:value="8.14815880544416" calcext:value-type="float">
            <text:p>8.14815880544416</text:p>
          </table:table-cell>
          <table:table-cell table:style-name="ce4" table:formula="of:=[$redistribution_low.I74]" office:value-type="float" office:value="10.9707166620135" calcext:value-type="float">
            <text:p>10.9707166620135</text:p>
          </table:table-cell>
          <table:table-cell table:number-columns-repeated="47"/>
        </table:table-row>
        <table:table-row table:style-name="ro7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F75]" office:value-type="float" office:value="6.73700137996799" calcext:value-type="float">
            <text:p>6.73700137996799</text:p>
          </table:table-cell>
          <table:table-cell table:style-name="ce4" table:formula="of:=[$Redistribution_high.G75]" office:value-type="float" office:value="9.53778859753477" calcext:value-type="float">
            <text:p>9.53778859753477</text:p>
          </table:table-cell>
          <table:table-cell table:style-name="ce4" table:formula="of:=[$Redistribution_high.H75]" office:value-type="float" office:value="7.06774383849829" calcext:value-type="float">
            <text:p>7.06774383849829</text:p>
          </table:table-cell>
          <table:table-cell table:style-name="ce4" table:formula="of:=[$Redistribution_high.I75]" office:value-type="float" office:value="8.97717480961882" calcext:value-type="float">
            <text:p>8.97717480961882</text:p>
          </table:table-cell>
          <table:table-cell table:style-name="ce4"/>
          <table:table-cell/>
          <table:table-cell table:style-name="ce4" table:formula="of:=[$Redistribution_central.F75]" office:value-type="float" office:value="6.75331835012364" calcext:value-type="float">
            <text:p>6.75331835012364</text:p>
          </table:table-cell>
          <table:table-cell table:style-name="ce4" table:formula="of:=[$Redistribution_central.G75]" office:value-type="float" office:value="9.62761149864076" calcext:value-type="float">
            <text:p>9.62761149864076</text:p>
          </table:table-cell>
          <table:table-cell table:style-name="ce4" table:formula="of:=[$Redistribution_central.H75]" office:value-type="float" office:value="7.21984852744386" calcext:value-type="float">
            <text:p>7.21984852744386</text:p>
          </table:table-cell>
          <table:table-cell table:style-name="ce4" table:formula="of:=[$Redistribution_central.I75]" office:value-type="float" office:value="9.38817256263829" calcext:value-type="float">
            <text:p>9.38817256263829</text:p>
          </table:table-cell>
          <table:table-cell table:style-name="ce4"/>
          <table:table-cell/>
          <table:table-cell table:style-name="ce4" table:formula="of:=[$redistribution_low.F75]" office:value-type="float" office:value="7.87273834854404" calcext:value-type="float">
            <text:p>7.87273834854404</text:p>
          </table:table-cell>
          <table:table-cell table:style-name="ce4" table:formula="of:=[$redistribution_low.G75]" office:value-type="float" office:value="11.2890897041073" calcext:value-type="float">
            <text:p>11.2890897041073</text:p>
          </table:table-cell>
          <table:table-cell table:style-name="ce4" table:formula="of:=[$redistribution_low.H75]" office:value-type="float" office:value="8.10187351867407" calcext:value-type="float">
            <text:p>8.10187351867407</text:p>
          </table:table-cell>
          <table:table-cell table:style-name="ce4" table:formula="of:=[$redistribution_low.I75]" office:value-type="float" office:value="10.2675404466853" calcext:value-type="float">
            <text:p>10.2675404466853</text:p>
          </table:table-cell>
          <table:table-cell table:number-columns-repeated="47"/>
        </table:table-row>
        <table:table-row table:style-name="ro7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F76]" office:value-type="float" office:value="6.59039359343407" calcext:value-type="float">
            <text:p>6.59039359343407</text:p>
          </table:table-cell>
          <table:table-cell table:style-name="ce4" table:formula="of:=[$Redistribution_high.G76]" office:value-type="float" office:value="9.46954017581338" calcext:value-type="float">
            <text:p>9.46954017581338</text:p>
          </table:table-cell>
          <table:table-cell table:style-name="ce4" table:formula="of:=[$Redistribution_high.H76]" office:value-type="float" office:value="7.08842742636549" calcext:value-type="float">
            <text:p>7.08842742636549</text:p>
          </table:table-cell>
          <table:table-cell table:style-name="ce4" table:formula="of:=[$Redistribution_high.I76]" office:value-type="float" office:value="9.08937498199519" calcext:value-type="float">
            <text:p>9.08937498199519</text:p>
          </table:table-cell>
          <table:table-cell table:style-name="ce4"/>
          <table:table-cell/>
          <table:table-cell table:style-name="ce4" table:formula="of:=[$Redistribution_central.F76]" office:value-type="float" office:value="6.50581846488889" calcext:value-type="float">
            <text:p>6.50581846488889</text:p>
          </table:table-cell>
          <table:table-cell table:style-name="ce4" table:formula="of:=[$Redistribution_central.G76]" office:value-type="float" office:value="9.35321987387952" calcext:value-type="float">
            <text:p>9.35321987387952</text:p>
          </table:table-cell>
          <table:table-cell table:style-name="ce4" table:formula="of:=[$Redistribution_central.H76]" office:value-type="float" office:value="6.99265991744456" calcext:value-type="float">
            <text:p>6.99265991744456</text:p>
          </table:table-cell>
          <table:table-cell table:style-name="ce4" table:formula="of:=[$Redistribution_central.I76]" office:value-type="float" office:value="9.15670711810288" calcext:value-type="float">
            <text:p>9.15670711810288</text:p>
          </table:table-cell>
          <table:table-cell table:style-name="ce4"/>
          <table:table-cell/>
          <table:table-cell table:style-name="ce4" table:formula="of:=[$redistribution_low.F76]" office:value-type="float" office:value="7.80648623997892" calcext:value-type="float">
            <text:p>7.80648623997892</text:p>
          </table:table-cell>
          <table:table-cell table:style-name="ce4" table:formula="of:=[$redistribution_low.G76]" office:value-type="float" office:value="11.6066117788516" calcext:value-type="float">
            <text:p>11.6066117788516</text:p>
          </table:table-cell>
          <table:table-cell table:style-name="ce4" table:formula="of:=[$redistribution_low.H76]" office:value-type="float" office:value="8.0148634671619" calcext:value-type="float">
            <text:p>8.0148634671619</text:p>
          </table:table-cell>
          <table:table-cell table:style-name="ce4" table:formula="of:=[$redistribution_low.I76]" office:value-type="float" office:value="10.5484732688931" calcext:value-type="float">
            <text:p>10.5484732688931</text:p>
          </table:table-cell>
          <table:table-cell table:number-columns-repeated="47"/>
        </table:table-row>
        <table:table-row table:style-name="ro7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F77]" office:value-type="float" office:value="6.92223989179177" calcext:value-type="float">
            <text:p>6.92223989179177</text:p>
          </table:table-cell>
          <table:table-cell table:style-name="ce4" table:formula="of:=[$Redistribution_high.G77]" office:value-type="float" office:value="9.10272453184791" calcext:value-type="float">
            <text:p>9.10272453184791</text:p>
          </table:table-cell>
          <table:table-cell table:style-name="ce4" table:formula="of:=[$Redistribution_high.H77]" office:value-type="float" office:value="7.11915130578446" calcext:value-type="float">
            <text:p>7.11915130578446</text:p>
          </table:table-cell>
          <table:table-cell table:style-name="ce4" table:formula="of:=[$Redistribution_high.I77]" office:value-type="float" office:value="8.55537933673727" calcext:value-type="float">
            <text:p>8.55537933673727</text:p>
          </table:table-cell>
          <table:table-cell table:style-name="ce4"/>
          <table:table-cell/>
          <table:table-cell table:style-name="ce4" table:formula="of:=[$Redistribution_central.F77]" office:value-type="float" office:value="7.48930103309771" calcext:value-type="float">
            <text:p>7.48930103309771</text:p>
          </table:table-cell>
          <table:table-cell table:style-name="ce4" table:formula="of:=[$Redistribution_central.G77]" office:value-type="float" office:value="10.3895103687669" calcext:value-type="float">
            <text:p>10.3895103687669</text:p>
          </table:table-cell>
          <table:table-cell table:style-name="ce4" table:formula="of:=[$Redistribution_central.H77]" office:value-type="float" office:value="7.82522093030709" calcext:value-type="float">
            <text:p>7.82522093030709</text:p>
          </table:table-cell>
          <table:table-cell table:style-name="ce4" table:formula="of:=[$Redistribution_central.I77]" office:value-type="float" office:value="9.80836078776967" calcext:value-type="float">
            <text:p>9.80836078776967</text:p>
          </table:table-cell>
          <table:table-cell table:style-name="ce4"/>
          <table:table-cell/>
          <table:table-cell table:style-name="ce4" table:formula="of:=[$redistribution_low.F77]" office:value-type="float" office:value="8.19195743317978" calcext:value-type="float">
            <text:p>8.19195743317978</text:p>
          </table:table-cell>
          <table:table-cell table:style-name="ce4" table:formula="of:=[$redistribution_low.G77]" office:value-type="float" office:value="10.9334589729334" calcext:value-type="float">
            <text:p>10.9334589729334</text:p>
          </table:table-cell>
          <table:table-cell table:style-name="ce4" table:formula="of:=[$redistribution_low.H77]" office:value-type="float" office:value="8.48076725395562" calcext:value-type="float">
            <text:p>8.48076725395562</text:p>
          </table:table-cell>
          <table:table-cell table:style-name="ce4" table:formula="of:=[$redistribution_low.I77]" office:value-type="float" office:value="10.6364738077749" calcext:value-type="float">
            <text:p>10.6364738077749</text:p>
          </table:table-cell>
          <table:table-cell table:number-columns-repeated="47"/>
        </table:table-row>
        <table:table-row table:style-name="ro7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F78]" office:value-type="float" office:value="6.55103012856448" calcext:value-type="float">
            <text:p>6.55103012856448</text:p>
          </table:table-cell>
          <table:table-cell table:style-name="ce4" table:formula="of:=[$Redistribution_high.G78]" office:value-type="float" office:value="9.09714483316772" calcext:value-type="float">
            <text:p>9.09714483316772</text:p>
          </table:table-cell>
          <table:table-cell table:style-name="ce4" table:formula="of:=[$Redistribution_high.H78]" office:value-type="float" office:value="6.7497969145474" calcext:value-type="float">
            <text:p>6.7497969145474</text:p>
          </table:table-cell>
          <table:table-cell table:style-name="ce4" table:formula="of:=[$Redistribution_high.I78]" office:value-type="float" office:value="8.86544841636706" calcext:value-type="float">
            <text:p>8.86544841636706</text:p>
          </table:table-cell>
          <table:table-cell table:style-name="ce4"/>
          <table:table-cell/>
          <table:table-cell table:style-name="ce4" table:formula="of:=[$Redistribution_central.F78]" office:value-type="float" office:value="7.00386259674588" calcext:value-type="float">
            <text:p>7.00386259674588</text:p>
          </table:table-cell>
          <table:table-cell table:style-name="ce4" table:formula="of:=[$Redistribution_central.G78]" office:value-type="float" office:value="9.72791946003392" calcext:value-type="float">
            <text:p>9.72791946003392</text:p>
          </table:table-cell>
          <table:table-cell table:style-name="ce4" table:formula="of:=[$Redistribution_central.H78]" office:value-type="float" office:value="7.37826121317899" calcext:value-type="float">
            <text:p>7.37826121317899</text:p>
          </table:table-cell>
          <table:table-cell table:style-name="ce4" table:formula="of:=[$Redistribution_central.I78]" office:value-type="float" office:value="9.09651354060434" calcext:value-type="float">
            <text:p>9.09651354060434</text:p>
          </table:table-cell>
          <table:table-cell table:style-name="ce4"/>
          <table:table-cell/>
          <table:table-cell table:style-name="ce4" table:formula="of:=[$redistribution_low.F78]" office:value-type="float" office:value="7.58663336234632" calcext:value-type="float">
            <text:p>7.58663336234632</text:p>
          </table:table-cell>
          <table:table-cell table:style-name="ce4" table:formula="of:=[$redistribution_low.G78]" office:value-type="float" office:value="11.6248414049012" calcext:value-type="float">
            <text:p>11.6248414049012</text:p>
          </table:table-cell>
          <table:table-cell table:style-name="ce4" table:formula="of:=[$redistribution_low.H78]" office:value-type="float" office:value="8.19094367066537" calcext:value-type="float">
            <text:p>8.19094367066537</text:p>
          </table:table-cell>
          <table:table-cell table:style-name="ce4" table:formula="of:=[$redistribution_low.I78]" office:value-type="float" office:value="10.8618760848498" calcext:value-type="float">
            <text:p>10.8618760848498</text:p>
          </table:table-cell>
          <table:table-cell table:number-columns-repeated="47"/>
        </table:table-row>
        <table:table-row table:style-name="ro6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F79]" office:value-type="float" office:value="6.77382621426772" calcext:value-type="float">
            <text:p>6.77382621426772</text:p>
          </table:table-cell>
          <table:table-cell table:style-name="ce4" table:formula="of:=[$Redistribution_high.G79]" office:value-type="float" office:value="9.79985562429095" calcext:value-type="float">
            <text:p>9.79985562429095</text:p>
          </table:table-cell>
          <table:table-cell table:style-name="ce4" table:formula="of:=[$Redistribution_high.H79]" office:value-type="float" office:value="7.00499098304288" calcext:value-type="float">
            <text:p>7.00499098304288</text:p>
          </table:table-cell>
          <table:table-cell table:style-name="ce4" table:formula="of:=[$Redistribution_high.I79]" office:value-type="float" office:value="9.11723972372262" calcext:value-type="float">
            <text:p>9.11723972372262</text:p>
          </table:table-cell>
          <table:table-cell table:style-name="ce4"/>
          <table:table-cell/>
          <table:table-cell table:style-name="ce4" table:formula="of:=[$Redistribution_central.F79]" office:value-type="float" office:value="6.74813364981052" calcext:value-type="float">
            <text:p>6.74813364981052</text:p>
          </table:table-cell>
          <table:table-cell table:style-name="ce4" table:formula="of:=[$Redistribution_central.G79]" office:value-type="float" office:value="9.23895656018578" calcext:value-type="float">
            <text:p>9.23895656018578</text:p>
          </table:table-cell>
          <table:table-cell table:style-name="ce4" table:formula="of:=[$Redistribution_central.H79]" office:value-type="float" office:value="7.20279820732092" calcext:value-type="float">
            <text:p>7.20279820732092</text:p>
          </table:table-cell>
          <table:table-cell table:style-name="ce4" table:formula="of:=[$Redistribution_central.I79]" office:value-type="float" office:value="8.86820265395359" calcext:value-type="float">
            <text:p>8.86820265395359</text:p>
          </table:table-cell>
          <table:table-cell table:style-name="ce4"/>
          <table:table-cell/>
          <table:table-cell table:style-name="ce4" table:formula="of:=[$redistribution_low.F79]" office:value-type="float" office:value="7.11371643917238" calcext:value-type="float">
            <text:p>7.11371643917238</text:p>
          </table:table-cell>
          <table:table-cell table:style-name="ce4" table:formula="of:=[$redistribution_low.G79]" office:value-type="float" office:value="10.721126280494" calcext:value-type="float">
            <text:p>10.721126280494</text:p>
          </table:table-cell>
          <table:table-cell table:style-name="ce4" table:formula="of:=[$redistribution_low.H79]" office:value-type="float" office:value="7.46595737037938" calcext:value-type="float">
            <text:p>7.46595737037938</text:p>
          </table:table-cell>
          <table:table-cell table:style-name="ce4" table:formula="of:=[$redistribution_low.I79]" office:value-type="float" office:value="10.1600719897613" calcext:value-type="float">
            <text:p>10.1600719897613</text:p>
          </table:table-cell>
          <table:table-cell table:number-columns-repeated="47"/>
        </table:table-row>
        <table:table-row table:style-name="ro7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F80]" office:value-type="float" office:value="6.27177572662254" calcext:value-type="float">
            <text:p>6.27177572662254</text:p>
          </table:table-cell>
          <table:table-cell table:style-name="ce4" table:formula="of:=[$Redistribution_high.G80]" office:value-type="float" office:value="9.52287207543194" calcext:value-type="float">
            <text:p>9.52287207543194</text:p>
          </table:table-cell>
          <table:table-cell table:style-name="ce4" table:formula="of:=[$Redistribution_high.H80]" office:value-type="float" office:value="6.67960788710641" calcext:value-type="float">
            <text:p>6.67960788710641</text:p>
          </table:table-cell>
          <table:table-cell table:style-name="ce4" table:formula="of:=[$Redistribution_high.I80]" office:value-type="float" office:value="8.80834422996974" calcext:value-type="float">
            <text:p>8.80834422996974</text:p>
          </table:table-cell>
          <table:table-cell table:style-name="ce4"/>
          <table:table-cell/>
          <table:table-cell table:style-name="ce4" table:formula="of:=[$Redistribution_central.F80]" office:value-type="float" office:value="6.87642607711209" calcext:value-type="float">
            <text:p>6.87642607711209</text:p>
          </table:table-cell>
          <table:table-cell table:style-name="ce4" table:formula="of:=[$Redistribution_central.G80]" office:value-type="float" office:value="9.91888492493238" calcext:value-type="float">
            <text:p>9.91888492493238</text:p>
          </table:table-cell>
          <table:table-cell table:style-name="ce4" table:formula="of:=[$Redistribution_central.H80]" office:value-type="float" office:value="7.38222055281954" calcext:value-type="float">
            <text:p>7.38222055281954</text:p>
          </table:table-cell>
          <table:table-cell table:style-name="ce4" table:formula="of:=[$Redistribution_central.I80]" office:value-type="float" office:value="9.77974063203446" calcext:value-type="float">
            <text:p>9.77974063203446</text:p>
          </table:table-cell>
          <table:table-cell table:style-name="ce4"/>
          <table:table-cell/>
          <table:table-cell table:style-name="ce4" table:formula="of:=[$redistribution_low.F80]" office:value-type="float" office:value="7.42617356717836" calcext:value-type="float">
            <text:p>7.42617356717836</text:p>
          </table:table-cell>
          <table:table-cell table:style-name="ce4" table:formula="of:=[$redistribution_low.G80]" office:value-type="float" office:value="10.8858404123776" calcext:value-type="float">
            <text:p>10.8858404123776</text:p>
          </table:table-cell>
          <table:table-cell table:style-name="ce4" table:formula="of:=[$redistribution_low.H80]" office:value-type="float" office:value="7.48293544506899" calcext:value-type="float">
            <text:p>7.48293544506899</text:p>
          </table:table-cell>
          <table:table-cell table:style-name="ce4" table:formula="of:=[$redistribution_low.I80]" office:value-type="float" office:value="10.557126165671" calcext:value-type="float">
            <text:p>10.557126165671</text:p>
          </table:table-cell>
          <table:table-cell table:number-columns-repeated="47"/>
        </table:table-row>
        <table:table-row table:style-name="ro7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F81]" office:value-type="float" office:value="6.55010443276824" calcext:value-type="float">
            <text:p>6.55010443276824</text:p>
          </table:table-cell>
          <table:table-cell table:style-name="ce4" table:formula="of:=[$Redistribution_high.G81]" office:value-type="float" office:value="8.99268349841873" calcext:value-type="float">
            <text:p>8.99268349841873</text:p>
          </table:table-cell>
          <table:table-cell table:style-name="ce4" table:formula="of:=[$Redistribution_high.H81]" office:value-type="float" office:value="6.96490885276738" calcext:value-type="float">
            <text:p>6.96490885276738</text:p>
          </table:table-cell>
          <table:table-cell table:style-name="ce4" table:formula="of:=[$Redistribution_high.I81]" office:value-type="float" office:value="8.74548984076476" calcext:value-type="float">
            <text:p>8.74548984076476</text:p>
          </table:table-cell>
          <table:table-cell table:style-name="ce4"/>
          <table:table-cell/>
          <table:table-cell table:style-name="ce4" table:formula="of:=[$Redistribution_central.F81]" office:value-type="float" office:value="6.80435555441989" calcext:value-type="float">
            <text:p>6.80435555441989</text:p>
          </table:table-cell>
          <table:table-cell table:style-name="ce4" table:formula="of:=[$Redistribution_central.G81]" office:value-type="float" office:value="10.2186990298396" calcext:value-type="float">
            <text:p>10.2186990298396</text:p>
          </table:table-cell>
          <table:table-cell table:style-name="ce4" table:formula="of:=[$Redistribution_central.H81]" office:value-type="float" office:value="7.28029749362181" calcext:value-type="float">
            <text:p>7.28029749362181</text:p>
          </table:table-cell>
          <table:table-cell table:style-name="ce4" table:formula="of:=[$Redistribution_central.I81]" office:value-type="float" office:value="9.74797317489058" calcext:value-type="float">
            <text:p>9.74797317489058</text:p>
          </table:table-cell>
          <table:table-cell table:style-name="ce4"/>
          <table:table-cell/>
          <table:table-cell table:style-name="ce4" table:formula="of:=[$redistribution_low.F81]" office:value-type="float" office:value="6.92497197607924" calcext:value-type="float">
            <text:p>6.92497197607924</text:p>
          </table:table-cell>
          <table:table-cell table:style-name="ce4" table:formula="of:=[$redistribution_low.G81]" office:value-type="float" office:value="10.4352144846939" calcext:value-type="float">
            <text:p>10.4352144846939</text:p>
          </table:table-cell>
          <table:table-cell table:style-name="ce4" table:formula="of:=[$redistribution_low.H81]" office:value-type="float" office:value="7.18814699796622" calcext:value-type="float">
            <text:p>7.18814699796622</text:p>
          </table:table-cell>
          <table:table-cell table:style-name="ce4" table:formula="of:=[$redistribution_low.I81]" office:value-type="float" office:value="10.0698089724397" calcext:value-type="float">
            <text:p>10.0698089724397</text:p>
          </table:table-cell>
          <table:table-cell table:number-columns-repeated="47"/>
        </table:table-row>
        <table:table-row table:style-name="ro7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F82]" office:value-type="float" office:value="6.70128989762298" calcext:value-type="float">
            <text:p>6.70128989762298</text:p>
          </table:table-cell>
          <table:table-cell table:style-name="ce4" table:formula="of:=[$Redistribution_high.G82]" office:value-type="float" office:value="9.24672430312342" calcext:value-type="float">
            <text:p>9.24672430312342</text:p>
          </table:table-cell>
          <table:table-cell table:style-name="ce4" table:formula="of:=[$Redistribution_high.H82]" office:value-type="float" office:value="6.97979922881933" calcext:value-type="float">
            <text:p>6.97979922881933</text:p>
          </table:table-cell>
          <table:table-cell table:style-name="ce4" table:formula="of:=[$Redistribution_high.I82]" office:value-type="float" office:value="8.53310583225863" calcext:value-type="float">
            <text:p>8.53310583225863</text:p>
          </table:table-cell>
          <table:table-cell table:style-name="ce4"/>
          <table:table-cell/>
          <table:table-cell table:style-name="ce4" table:formula="of:=[$Redistribution_central.F82]" office:value-type="float" office:value="6.57199275443164" calcext:value-type="float">
            <text:p>6.57199275443164</text:p>
          </table:table-cell>
          <table:table-cell table:style-name="ce4" table:formula="of:=[$Redistribution_central.G82]" office:value-type="float" office:value="9.67948593525034" calcext:value-type="float">
            <text:p>9.67948593525034</text:p>
          </table:table-cell>
          <table:table-cell table:style-name="ce4" table:formula="of:=[$Redistribution_central.H82]" office:value-type="float" office:value="6.7874963861957" calcext:value-type="float">
            <text:p>6.7874963861957</text:p>
          </table:table-cell>
          <table:table-cell table:style-name="ce4" table:formula="of:=[$Redistribution_central.I82]" office:value-type="float" office:value="9.42740128374955" calcext:value-type="float">
            <text:p>9.42740128374955</text:p>
          </table:table-cell>
          <table:table-cell table:style-name="ce4"/>
          <table:table-cell/>
          <table:table-cell table:style-name="ce4" table:formula="of:=[$redistribution_low.F82]" office:value-type="float" office:value="6.81610541052233" calcext:value-type="float">
            <text:p>6.81610541052233</text:p>
          </table:table-cell>
          <table:table-cell table:style-name="ce4" table:formula="of:=[$redistribution_low.G82]" office:value-type="float" office:value="10.0253976592635" calcext:value-type="float">
            <text:p>10.0253976592635</text:p>
          </table:table-cell>
          <table:table-cell table:style-name="ce4" table:formula="of:=[$redistribution_low.H82]" office:value-type="float" office:value="7.17623988838778" calcext:value-type="float">
            <text:p>7.17623988838778</text:p>
          </table:table-cell>
          <table:table-cell table:style-name="ce4" table:formula="of:=[$redistribution_low.I82]" office:value-type="float" office:value="9.57575708577855" calcext:value-type="float">
            <text:p>9.57575708577855</text:p>
          </table:table-cell>
          <table:table-cell table:number-columns-repeated="47"/>
        </table:table-row>
        <table:table-row table:style-name="ro6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F83]" office:value-type="float" office:value="6.9310946538898" calcext:value-type="float">
            <text:p>6.9310946538898</text:p>
          </table:table-cell>
          <table:table-cell table:style-name="ce4" table:formula="of:=[$Redistribution_high.G83]" office:value-type="float" office:value="9.16726715592255" calcext:value-type="float">
            <text:p>9.16726715592255</text:p>
          </table:table-cell>
          <table:table-cell table:style-name="ce4" table:formula="of:=[$Redistribution_high.H83]" office:value-type="float" office:value="7.14593573344537" calcext:value-type="float">
            <text:p>7.14593573344537</text:p>
          </table:table-cell>
          <table:table-cell table:style-name="ce4" table:formula="of:=[$Redistribution_high.I83]" office:value-type="float" office:value="8.61427027243312" calcext:value-type="float">
            <text:p>8.61427027243312</text:p>
          </table:table-cell>
          <table:table-cell table:style-name="ce4"/>
          <table:table-cell/>
          <table:table-cell table:style-name="ce4" table:formula="of:=[$Redistribution_central.F83]" office:value-type="float" office:value="6.40690644979847" calcext:value-type="float">
            <text:p>6.40690644979847</text:p>
          </table:table-cell>
          <table:table-cell table:style-name="ce4" table:formula="of:=[$Redistribution_central.G83]" office:value-type="float" office:value="9.62592427899289" calcext:value-type="float">
            <text:p>9.62592427899289</text:p>
          </table:table-cell>
          <table:table-cell table:style-name="ce4" table:formula="of:=[$Redistribution_central.H83]" office:value-type="float" office:value="6.52239713647517" calcext:value-type="float">
            <text:p>6.52239713647517</text:p>
          </table:table-cell>
          <table:table-cell table:style-name="ce4" table:formula="of:=[$Redistribution_central.I83]" office:value-type="float" office:value="9.16232577171128" calcext:value-type="float">
            <text:p>9.16232577171128</text:p>
          </table:table-cell>
          <table:table-cell table:style-name="ce4"/>
          <table:table-cell/>
          <table:table-cell table:style-name="ce4" table:formula="of:=[$redistribution_low.F83]" office:value-type="float" office:value="7.38491351452659" calcext:value-type="float">
            <text:p>7.38491351452659</text:p>
          </table:table-cell>
          <table:table-cell table:style-name="ce4" table:formula="of:=[$redistribution_low.G83]" office:value-type="float" office:value="11.0488492527499" calcext:value-type="float">
            <text:p>11.0488492527499</text:p>
          </table:table-cell>
          <table:table-cell table:style-name="ce4" table:formula="of:=[$redistribution_low.H83]" office:value-type="float" office:value="7.5007095368525" calcext:value-type="float">
            <text:p>7.5007095368525</text:p>
          </table:table-cell>
          <table:table-cell table:style-name="ce4" table:formula="of:=[$redistribution_low.I83]" office:value-type="float" office:value="10.5659858595148" calcext:value-type="float">
            <text:p>10.5659858595148</text:p>
          </table:table-cell>
          <table:table-cell table:number-columns-repeated="47"/>
        </table:table-row>
        <table:table-row table:style-name="ro6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F84]" office:value-type="float" office:value="6.62066130352867" calcext:value-type="float">
            <text:p>6.62066130352867</text:p>
          </table:table-cell>
          <table:table-cell table:style-name="ce4" table:formula="of:=[$Redistribution_high.G84]" office:value-type="float" office:value="9.19538965550757" calcext:value-type="float">
            <text:p>9.19538965550757</text:p>
          </table:table-cell>
          <table:table-cell table:style-name="ce4" table:formula="of:=[$Redistribution_high.H84]" office:value-type="float" office:value="6.9439415165156" calcext:value-type="float">
            <text:p>6.9439415165156</text:p>
          </table:table-cell>
          <table:table-cell table:style-name="ce4" table:formula="of:=[$Redistribution_high.I84]" office:value-type="float" office:value="8.64935990442831" calcext:value-type="float">
            <text:p>8.64935990442831</text:p>
          </table:table-cell>
          <table:table-cell table:style-name="ce4"/>
          <table:table-cell/>
          <table:table-cell table:style-name="ce4" table:formula="of:=[$Redistribution_central.F84]" office:value-type="float" office:value="6.78767082020136" calcext:value-type="float">
            <text:p>6.78767082020136</text:p>
          </table:table-cell>
          <table:table-cell table:style-name="ce4" table:formula="of:=[$Redistribution_central.G84]" office:value-type="float" office:value="10.2095662850875" calcext:value-type="float">
            <text:p>10.2095662850875</text:p>
          </table:table-cell>
          <table:table-cell table:style-name="ce4" table:formula="of:=[$Redistribution_central.H84]" office:value-type="float" office:value="6.97149339361251" calcext:value-type="float">
            <text:p>6.97149339361251</text:p>
          </table:table-cell>
          <table:table-cell table:style-name="ce4" table:formula="of:=[$Redistribution_central.I84]" office:value-type="float" office:value="9.8751902979129" calcext:value-type="float">
            <text:p>9.8751902979129</text:p>
          </table:table-cell>
          <table:table-cell table:style-name="ce4"/>
          <table:table-cell/>
          <table:table-cell table:style-name="ce4" table:formula="of:=[$redistribution_low.F84]" office:value-type="float" office:value="7.39311346069506" calcext:value-type="float">
            <text:p>7.39311346069506</text:p>
          </table:table-cell>
          <table:table-cell table:style-name="ce4" table:formula="of:=[$redistribution_low.G84]" office:value-type="float" office:value="10.8552128568622" calcext:value-type="float">
            <text:p>10.8552128568622</text:p>
          </table:table-cell>
          <table:table-cell table:style-name="ce4" table:formula="of:=[$redistribution_low.H84]" office:value-type="float" office:value="7.616161433427" calcext:value-type="float">
            <text:p>7.616161433427</text:p>
          </table:table-cell>
          <table:table-cell table:style-name="ce4" table:formula="of:=[$redistribution_low.I84]" office:value-type="float" office:value="10.4857863300313" calcext:value-type="float">
            <text:p>10.4857863300313</text:p>
          </table:table-cell>
          <table:table-cell table:number-columns-repeated="47"/>
        </table:table-row>
        <table:table-row table:style-name="ro6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F85]" office:value-type="float" office:value="6.62814063533651" calcext:value-type="float">
            <text:p>6.62814063533651</text:p>
          </table:table-cell>
          <table:table-cell table:style-name="ce4" table:formula="of:=[$Redistribution_high.G85]" office:value-type="float" office:value="9.44376048646807" calcext:value-type="float">
            <text:p>9.44376048646807</text:p>
          </table:table-cell>
          <table:table-cell table:style-name="ce4" table:formula="of:=[$Redistribution_high.H85]" office:value-type="float" office:value="7.03906694024565" calcext:value-type="float">
            <text:p>7.03906694024565</text:p>
          </table:table-cell>
          <table:table-cell table:style-name="ce4" table:formula="of:=[$Redistribution_high.I85]" office:value-type="float" office:value="8.83503265924012" calcext:value-type="float">
            <text:p>8.83503265924012</text:p>
          </table:table-cell>
          <table:table-cell table:style-name="ce4"/>
          <table:table-cell/>
          <table:table-cell table:style-name="ce4" table:formula="of:=[$Redistribution_central.F85]" office:value-type="float" office:value="7.23187212608532" calcext:value-type="float">
            <text:p>7.23187212608532</text:p>
          </table:table-cell>
          <table:table-cell table:style-name="ce4" table:formula="of:=[$Redistribution_central.G85]" office:value-type="float" office:value="9.95305528219035" calcext:value-type="float">
            <text:p>9.95305528219035</text:p>
          </table:table-cell>
          <table:table-cell table:style-name="ce4" table:formula="of:=[$Redistribution_central.H85]" office:value-type="float" office:value="7.31569709033252" calcext:value-type="float">
            <text:p>7.31569709033252</text:p>
          </table:table-cell>
          <table:table-cell table:style-name="ce4" table:formula="of:=[$Redistribution_central.I85]" office:value-type="float" office:value="10.0015089878973" calcext:value-type="float">
            <text:p>10.0015089878973</text:p>
          </table:table-cell>
          <table:table-cell table:style-name="ce4"/>
          <table:table-cell/>
          <table:table-cell table:style-name="ce4" table:formula="of:=[$redistribution_low.F85]" office:value-type="float" office:value="7.68614938310711" calcext:value-type="float">
            <text:p>7.68614938310711</text:p>
          </table:table-cell>
          <table:table-cell table:style-name="ce4" table:formula="of:=[$redistribution_low.G85]" office:value-type="float" office:value="11.8305403480506" calcext:value-type="float">
            <text:p>11.8305403480506</text:p>
          </table:table-cell>
          <table:table-cell table:style-name="ce4" table:formula="of:=[$redistribution_low.H85]" office:value-type="float" office:value="7.88181698022429" calcext:value-type="float">
            <text:p>7.88181698022429</text:p>
          </table:table-cell>
          <table:table-cell table:style-name="ce4" table:formula="of:=[$redistribution_low.I85]" office:value-type="float" office:value="11.1554905930493" calcext:value-type="float">
            <text:p>11.1554905930493</text:p>
          </table:table-cell>
          <table:table-cell table:number-columns-repeated="47"/>
        </table:table-row>
        <table:table-row table:style-name="ro6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F86]" office:value-type="float" office:value="6.44218024608121" calcext:value-type="float">
            <text:p>6.44218024608121</text:p>
          </table:table-cell>
          <table:table-cell table:style-name="ce4" table:formula="of:=[$Redistribution_high.G86]" office:value-type="float" office:value="9.16465380165922" calcext:value-type="float">
            <text:p>9.16465380165922</text:p>
          </table:table-cell>
          <table:table-cell table:style-name="ce4" table:formula="of:=[$Redistribution_high.H86]" office:value-type="float" office:value="6.79146156805932" calcext:value-type="float">
            <text:p>6.79146156805932</text:p>
          </table:table-cell>
          <table:table-cell table:style-name="ce4" table:formula="of:=[$Redistribution_high.I86]" office:value-type="float" office:value="8.65480707730958" calcext:value-type="float">
            <text:p>8.65480707730958</text:p>
          </table:table-cell>
          <table:table-cell table:style-name="ce4"/>
          <table:table-cell/>
          <table:table-cell table:style-name="ce4" table:formula="of:=[$Redistribution_central.F86]" office:value-type="float" office:value="7.2034195303986" calcext:value-type="float">
            <text:p>7.2034195303986</text:p>
          </table:table-cell>
          <table:table-cell table:style-name="ce4" table:formula="of:=[$Redistribution_central.G86]" office:value-type="float" office:value="10.0974090025261" calcext:value-type="float">
            <text:p>10.0974090025261</text:p>
          </table:table-cell>
          <table:table-cell table:style-name="ce4" table:formula="of:=[$Redistribution_central.H86]" office:value-type="float" office:value="7.47638914595103" calcext:value-type="float">
            <text:p>7.47638914595103</text:p>
          </table:table-cell>
          <table:table-cell table:style-name="ce4" table:formula="of:=[$Redistribution_central.I86]" office:value-type="float" office:value="9.88180174479579" calcext:value-type="float">
            <text:p>9.88180174479579</text:p>
          </table:table-cell>
          <table:table-cell table:style-name="ce4"/>
          <table:table-cell/>
          <table:table-cell table:style-name="ce4" table:formula="of:=[$redistribution_low.F86]" office:value-type="float" office:value="7.49242975805565" calcext:value-type="float">
            <text:p>7.49242975805565</text:p>
          </table:table-cell>
          <table:table-cell table:style-name="ce4" table:formula="of:=[$redistribution_low.G86]" office:value-type="float" office:value="10.7057651360679" calcext:value-type="float">
            <text:p>10.7057651360679</text:p>
          </table:table-cell>
          <table:table-cell table:style-name="ce4" table:formula="of:=[$redistribution_low.H86]" office:value-type="float" office:value="7.61898685534803" calcext:value-type="float">
            <text:p>7.61898685534803</text:p>
          </table:table-cell>
          <table:table-cell table:style-name="ce4" table:formula="of:=[$redistribution_low.I86]" office:value-type="float" office:value="9.87380477457341" calcext:value-type="float">
            <text:p>9.87380477457341</text:p>
          </table:table-cell>
          <table:table-cell table:number-columns-repeated="47"/>
        </table:table-row>
        <table:table-row table:style-name="ro7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F87]" office:value-type="float" office:value="6.50206390299368" calcext:value-type="float">
            <text:p>6.50206390299368</text:p>
          </table:table-cell>
          <table:table-cell table:style-name="ce4" table:formula="of:=[$Redistribution_high.G87]" office:value-type="float" office:value="9.46613554461391" calcext:value-type="float">
            <text:p>9.46613554461391</text:p>
          </table:table-cell>
          <table:table-cell table:style-name="ce4" table:formula="of:=[$Redistribution_high.H87]" office:value-type="float" office:value="6.87694928855162" calcext:value-type="float">
            <text:p>6.87694928855162</text:p>
          </table:table-cell>
          <table:table-cell table:style-name="ce4" table:formula="of:=[$Redistribution_high.I87]" office:value-type="float" office:value="8.99506216590037" calcext:value-type="float">
            <text:p>8.99506216590037</text:p>
          </table:table-cell>
          <table:table-cell table:style-name="ce4"/>
          <table:table-cell/>
          <table:table-cell table:style-name="ce4" table:formula="of:=[$Redistribution_central.F87]" office:value-type="float" office:value="7.40608610155286" calcext:value-type="float">
            <text:p>7.40608610155286</text:p>
          </table:table-cell>
          <table:table-cell table:style-name="ce4" table:formula="of:=[$Redistribution_central.G87]" office:value-type="float" office:value="10.1012188868369" calcext:value-type="float">
            <text:p>10.1012188868369</text:p>
          </table:table-cell>
          <table:table-cell table:style-name="ce4" table:formula="of:=[$Redistribution_central.H87]" office:value-type="float" office:value="7.85234988450329" calcext:value-type="float">
            <text:p>7.85234988450329</text:p>
          </table:table-cell>
          <table:table-cell table:style-name="ce4" table:formula="of:=[$Redistribution_central.I87]" office:value-type="float" office:value="9.65474535619289" calcext:value-type="float">
            <text:p>9.65474535619289</text:p>
          </table:table-cell>
          <table:table-cell table:style-name="ce4"/>
          <table:table-cell/>
          <table:table-cell table:style-name="ce4" table:formula="of:=[$redistribution_low.F87]" office:value-type="float" office:value="7.11315334277397" calcext:value-type="float">
            <text:p>7.11315334277397</text:p>
          </table:table-cell>
          <table:table-cell table:style-name="ce4" table:formula="of:=[$redistribution_low.G87]" office:value-type="float" office:value="10.2247757246093" calcext:value-type="float">
            <text:p>10.2247757246093</text:p>
          </table:table-cell>
          <table:table-cell table:style-name="ce4" table:formula="of:=[$redistribution_low.H87]" office:value-type="float" office:value="7.38353564054612" calcext:value-type="float">
            <text:p>7.38353564054612</text:p>
          </table:table-cell>
          <table:table-cell table:style-name="ce4" table:formula="of:=[$redistribution_low.I87]" office:value-type="float" office:value="10.1540141080241" calcext:value-type="float">
            <text:p>10.1540141080241</text:p>
          </table:table-cell>
          <table:table-cell table:number-columns-repeated="47"/>
        </table:table-row>
        <table:table-row table:style-name="ro7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F88]" office:value-type="float" office:value="6.49580455639716" calcext:value-type="float">
            <text:p>6.49580455639716</text:p>
          </table:table-cell>
          <table:table-cell table:style-name="ce4" table:formula="of:=[$Redistribution_high.G88]" office:value-type="float" office:value="9.17814834767629" calcext:value-type="float">
            <text:p>9.17814834767629</text:p>
          </table:table-cell>
          <table:table-cell table:style-name="ce4" table:formula="of:=[$Redistribution_high.H88]" office:value-type="float" office:value="6.67841770129161" calcext:value-type="float">
            <text:p>6.67841770129161</text:p>
          </table:table-cell>
          <table:table-cell table:style-name="ce4" table:formula="of:=[$Redistribution_high.I88]" office:value-type="float" office:value="8.48767108417137" calcext:value-type="float">
            <text:p>8.48767108417137</text:p>
          </table:table-cell>
          <table:table-cell table:style-name="ce4"/>
          <table:table-cell/>
          <table:table-cell table:style-name="ce4" table:formula="of:=[$Redistribution_central.F88]" office:value-type="float" office:value="7.00187838187502" calcext:value-type="float">
            <text:p>7.00187838187502</text:p>
          </table:table-cell>
          <table:table-cell table:style-name="ce4" table:formula="of:=[$Redistribution_central.G88]" office:value-type="float" office:value="10.3489020811666" calcext:value-type="float">
            <text:p>10.3489020811666</text:p>
          </table:table-cell>
          <table:table-cell table:style-name="ce4" table:formula="of:=[$Redistribution_central.H88]" office:value-type="float" office:value="7.70734375561875" calcext:value-type="float">
            <text:p>7.70734375561875</text:p>
          </table:table-cell>
          <table:table-cell table:style-name="ce4" table:formula="of:=[$Redistribution_central.I88]" office:value-type="float" office:value="9.89669411896691" calcext:value-type="float">
            <text:p>9.89669411896691</text:p>
          </table:table-cell>
          <table:table-cell table:style-name="ce4"/>
          <table:table-cell/>
          <table:table-cell table:style-name="ce4" table:formula="of:=[$redistribution_low.F88]" office:value-type="float" office:value="7.37839293758104" calcext:value-type="float">
            <text:p>7.37839293758104</text:p>
          </table:table-cell>
          <table:table-cell table:style-name="ce4" table:formula="of:=[$redistribution_low.G88]" office:value-type="float" office:value="10.3487636598478" calcext:value-type="float">
            <text:p>10.3487636598478</text:p>
          </table:table-cell>
          <table:table-cell table:style-name="ce4" table:formula="of:=[$redistribution_low.H88]" office:value-type="float" office:value="7.4876195382442" calcext:value-type="float">
            <text:p>7.4876195382442</text:p>
          </table:table-cell>
          <table:table-cell table:style-name="ce4" table:formula="of:=[$redistribution_low.I88]" office:value-type="float" office:value="10.1413925148644" calcext:value-type="float">
            <text:p>10.1413925148644</text:p>
          </table:table-cell>
          <table:table-cell table:number-columns-repeated="47"/>
        </table:table-row>
        <table:table-row table:style-name="ro7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F89]" office:value-type="float" office:value="6.07613714905666" calcext:value-type="float">
            <text:p>6.07613714905666</text:p>
          </table:table-cell>
          <table:table-cell table:style-name="ce4" table:formula="of:=[$Redistribution_high.G89]" office:value-type="float" office:value="9.75733876639121" calcext:value-type="float">
            <text:p>9.75733876639121</text:p>
          </table:table-cell>
          <table:table-cell table:style-name="ce4" table:formula="of:=[$Redistribution_high.H89]" office:value-type="float" office:value="6.47870790872976" calcext:value-type="float">
            <text:p>6.47870790872976</text:p>
          </table:table-cell>
          <table:table-cell table:style-name="ce4" table:formula="of:=[$Redistribution_high.I89]" office:value-type="float" office:value="8.45514382596597" calcext:value-type="float">
            <text:p>8.45514382596597</text:p>
          </table:table-cell>
          <table:table-cell table:style-name="ce4"/>
          <table:table-cell/>
          <table:table-cell table:style-name="ce4" table:formula="of:=[$Redistribution_central.F89]" office:value-type="float" office:value="7.08501518744893" calcext:value-type="float">
            <text:p>7.08501518744893</text:p>
          </table:table-cell>
          <table:table-cell table:style-name="ce4" table:formula="of:=[$Redistribution_central.G89]" office:value-type="float" office:value="10.3555406088369" calcext:value-type="float">
            <text:p>10.3555406088369</text:p>
          </table:table-cell>
          <table:table-cell table:style-name="ce4" table:formula="of:=[$Redistribution_central.H89]" office:value-type="float" office:value="7.49958029777762" calcext:value-type="float">
            <text:p>7.49958029777762</text:p>
          </table:table-cell>
          <table:table-cell table:style-name="ce4" table:formula="of:=[$Redistribution_central.I89]" office:value-type="float" office:value="10.2892557626331" calcext:value-type="float">
            <text:p>10.2892557626331</text:p>
          </table:table-cell>
          <table:table-cell table:style-name="ce4"/>
          <table:table-cell/>
          <table:table-cell table:style-name="ce4" table:formula="of:=[$redistribution_low.F89]" office:value-type="float" office:value="6.93861020855112" calcext:value-type="float">
            <text:p>6.93861020855112</text:p>
          </table:table-cell>
          <table:table-cell table:style-name="ce4" table:formula="of:=[$redistribution_low.G89]" office:value-type="float" office:value="9.70747483017163" calcext:value-type="float">
            <text:p>9.70747483017163</text:p>
          </table:table-cell>
          <table:table-cell table:style-name="ce4" table:formula="of:=[$redistribution_low.H89]" office:value-type="float" office:value="7.02675431129718" calcext:value-type="float">
            <text:p>7.02675431129718</text:p>
          </table:table-cell>
          <table:table-cell table:style-name="ce4" table:formula="of:=[$redistribution_low.I89]" office:value-type="float" office:value="9.10598329874505" calcext:value-type="float">
            <text:p>9.10598329874505</text:p>
          </table:table-cell>
          <table:table-cell table:number-columns-repeated="47"/>
        </table:table-row>
        <table:table-row table:style-name="ro6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F90]" office:value-type="float" office:value="6.63584952374087" calcext:value-type="float">
            <text:p>6.63584952374087</text:p>
          </table:table-cell>
          <table:table-cell table:style-name="ce4" table:formula="of:=[$Redistribution_high.G90]" office:value-type="float" office:value="10.0613724966712" calcext:value-type="float">
            <text:p>10.0613724966712</text:p>
          </table:table-cell>
          <table:table-cell table:style-name="ce4" table:formula="of:=[$Redistribution_high.H90]" office:value-type="float" office:value="7.1292720452561" calcext:value-type="float">
            <text:p>7.1292720452561</text:p>
          </table:table-cell>
          <table:table-cell table:style-name="ce4" table:formula="of:=[$Redistribution_high.I90]" office:value-type="float" office:value="8.34874240905009" calcext:value-type="float">
            <text:p>8.34874240905009</text:p>
          </table:table-cell>
          <table:table-cell table:style-name="ce4"/>
          <table:table-cell/>
          <table:table-cell table:style-name="ce4" table:formula="of:=[$Redistribution_central.F90]" office:value-type="float" office:value="6.41116665388109" calcext:value-type="float">
            <text:p>6.41116665388109</text:p>
          </table:table-cell>
          <table:table-cell table:style-name="ce4" table:formula="of:=[$Redistribution_central.G90]" office:value-type="float" office:value="9.71992660952461" calcext:value-type="float">
            <text:p>9.71992660952461</text:p>
          </table:table-cell>
          <table:table-cell table:style-name="ce4" table:formula="of:=[$Redistribution_central.H90]" office:value-type="float" office:value="6.67428727638095" calcext:value-type="float">
            <text:p>6.67428727638095</text:p>
          </table:table-cell>
          <table:table-cell table:style-name="ce4" table:formula="of:=[$Redistribution_central.I90]" office:value-type="float" office:value="9.54763477958722" calcext:value-type="float">
            <text:p>9.54763477958722</text:p>
          </table:table-cell>
          <table:table-cell table:style-name="ce4"/>
          <table:table-cell/>
          <table:table-cell table:style-name="ce4" table:formula="of:=[$redistribution_low.F90]" office:value-type="float" office:value="6.79442928276335" calcext:value-type="float">
            <text:p>6.79442928276335</text:p>
          </table:table-cell>
          <table:table-cell table:style-name="ce4" table:formula="of:=[$redistribution_low.G90]" office:value-type="float" office:value="8.62653116214334" calcext:value-type="float">
            <text:p>8.62653116214334</text:p>
          </table:table-cell>
          <table:table-cell table:style-name="ce4" table:formula="of:=[$redistribution_low.H90]" office:value-type="float" office:value="7.01339896388781" calcext:value-type="float">
            <text:p>7.01339896388781</text:p>
          </table:table-cell>
          <table:table-cell table:style-name="ce4" table:formula="of:=[$redistribution_low.I90]" office:value-type="float" office:value="8.54490821908099" calcext:value-type="float">
            <text:p>8.54490821908099</text:p>
          </table:table-cell>
          <table:table-cell table:number-columns-repeated="47"/>
        </table:table-row>
        <table:table-row table:style-name="ro7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F91]" office:value-type="float" office:value="6.62239147087494" calcext:value-type="float">
            <text:p>6.62239147087494</text:p>
          </table:table-cell>
          <table:table-cell table:style-name="ce4" table:formula="of:=[$Redistribution_high.G91]" office:value-type="float" office:value="10.2243027557272" calcext:value-type="float">
            <text:p>10.2243027557272</text:p>
          </table:table-cell>
          <table:table-cell table:style-name="ce4" table:formula="of:=[$Redistribution_high.H91]" office:value-type="float" office:value="6.83048912822538" calcext:value-type="float">
            <text:p>6.83048912822538</text:p>
          </table:table-cell>
          <table:table-cell table:style-name="ce4" table:formula="of:=[$Redistribution_high.I91]" office:value-type="float" office:value="9.51131022871867" calcext:value-type="float">
            <text:p>9.51131022871867</text:p>
          </table:table-cell>
          <table:table-cell table:style-name="ce4"/>
          <table:table-cell/>
          <table:table-cell table:style-name="ce4" table:formula="of:=[$Redistribution_central.F91]" office:value-type="float" office:value="6.77018655265109" calcext:value-type="float">
            <text:p>6.77018655265109</text:p>
          </table:table-cell>
          <table:table-cell table:style-name="ce4" table:formula="of:=[$Redistribution_central.G91]" office:value-type="float" office:value="10.1759118167253" calcext:value-type="float">
            <text:p>10.1759118167253</text:p>
          </table:table-cell>
          <table:table-cell table:style-name="ce4" table:formula="of:=[$Redistribution_central.H91]" office:value-type="float" office:value="6.77018655265109" calcext:value-type="float">
            <text:p>6.77018655265109</text:p>
          </table:table-cell>
          <table:table-cell table:style-name="ce4" table:formula="of:=[$Redistribution_central.I91]" office:value-type="float" office:value="10.3155345856545" calcext:value-type="float">
            <text:p>10.3155345856545</text:p>
          </table:table-cell>
          <table:table-cell table:style-name="ce4"/>
          <table:table-cell/>
          <table:table-cell table:style-name="ce4" table:formula="of:=[$redistribution_low.F91]" office:value-type="float" office:value="6.94640126930104" calcext:value-type="float">
            <text:p>6.94640126930104</text:p>
          </table:table-cell>
          <table:table-cell table:style-name="ce4" table:formula="of:=[$redistribution_low.G91]" office:value-type="float" office:value="10.458595236305" calcext:value-type="float">
            <text:p>10.458595236305</text:p>
          </table:table-cell>
          <table:table-cell table:style-name="ce4" table:formula="of:=[$redistribution_low.H91]" office:value-type="float" office:value="7.17060637668826" calcext:value-type="float">
            <text:p>7.17060637668826</text:p>
          </table:table-cell>
          <table:table-cell table:style-name="ce4" table:formula="of:=[$redistribution_low.I91]" office:value-type="float" office:value="9.79405716274584" calcext:value-type="float">
            <text:p>9.79405716274584</text:p>
          </table:table-cell>
          <table:table-cell table:number-columns-repeated="47"/>
        </table:table-row>
        <table:table-row table:style-name="ro6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F92]" office:value-type="float" office:value="6.66647676249755" calcext:value-type="float">
            <text:p>6.66647676249755</text:p>
          </table:table-cell>
          <table:table-cell table:style-name="ce4" table:formula="of:=[$Redistribution_high.G92]" office:value-type="float" office:value="10.6944511776111" calcext:value-type="float">
            <text:p>10.6944511776111</text:p>
          </table:table-cell>
          <table:table-cell table:style-name="ce4" table:formula="of:=[$Redistribution_high.H92]" office:value-type="float" office:value="6.95037777247761" calcext:value-type="float">
            <text:p>6.95037777247761</text:p>
          </table:table-cell>
          <table:table-cell table:style-name="ce4" table:formula="of:=[$Redistribution_high.I92]" office:value-type="float" office:value="9.80671243147741" calcext:value-type="float">
            <text:p>9.80671243147741</text:p>
          </table:table-cell>
          <table:table-cell table:style-name="ce4"/>
          <table:table-cell/>
          <table:table-cell table:style-name="ce4" table:formula="of:=[$Redistribution_central.F92]" office:value-type="float" office:value="6.74921285817206" calcext:value-type="float">
            <text:p>6.74921285817206</text:p>
          </table:table-cell>
          <table:table-cell table:style-name="ce4" table:formula="of:=[$Redistribution_central.G92]" office:value-type="float" office:value="9.85767803247323" calcext:value-type="float">
            <text:p>9.85767803247323</text:p>
          </table:table-cell>
          <table:table-cell table:style-name="ce4" table:formula="of:=[$Redistribution_central.H92]" office:value-type="float" office:value="6.74921285817206" calcext:value-type="float">
            <text:p>6.74921285817206</text:p>
          </table:table-cell>
          <table:table-cell table:style-name="ce4" table:formula="of:=[$Redistribution_central.I92]" office:value-type="float" office:value="10.0672322568138" calcext:value-type="float">
            <text:p>10.0672322568138</text:p>
          </table:table-cell>
          <table:table-cell table:style-name="ce4"/>
          <table:table-cell/>
          <table:table-cell table:style-name="ce4" table:formula="of:=[$redistribution_low.F92]" office:value-type="float" office:value="7.28323266607436" calcext:value-type="float">
            <text:p>7.28323266607436</text:p>
          </table:table-cell>
          <table:table-cell table:style-name="ce4" table:formula="of:=[$redistribution_low.G92]" office:value-type="float" office:value="10.8214314905713" calcext:value-type="float">
            <text:p>10.8214314905713</text:p>
          </table:table-cell>
          <table:table-cell table:style-name="ce4" table:formula="of:=[$redistribution_low.H92]" office:value-type="float" office:value="7.35500892201815" calcext:value-type="float">
            <text:p>7.35500892201815</text:p>
          </table:table-cell>
          <table:table-cell table:style-name="ce4" table:formula="of:=[$redistribution_low.I92]" office:value-type="float" office:value="10.2136258636021" calcext:value-type="float">
            <text:p>10.2136258636021</text:p>
          </table:table-cell>
          <table:table-cell table:number-columns-repeated="47"/>
        </table:table-row>
        <table:table-row table:style-name="ro6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F93]" office:value-type="float" office:value="6.48354328948526" calcext:value-type="float">
            <text:p>6.48354328948526</text:p>
          </table:table-cell>
          <table:table-cell table:style-name="ce4" table:formula="of:=[$Redistribution_high.G93]" office:value-type="float" office:value="9.10557462775519" calcext:value-type="float">
            <text:p>9.10557462775519</text:p>
          </table:table-cell>
          <table:table-cell table:style-name="ce4" table:formula="of:=[$Redistribution_high.H93]" office:value-type="float" office:value="6.58755952207553" calcext:value-type="float">
            <text:p>6.58755952207553</text:p>
          </table:table-cell>
          <table:table-cell table:style-name="ce4" table:formula="of:=[$Redistribution_high.I93]" office:value-type="float" office:value="8.49895691885634" calcext:value-type="float">
            <text:p>8.49895691885634</text:p>
          </table:table-cell>
          <table:table-cell table:style-name="ce4"/>
          <table:table-cell/>
          <table:table-cell table:style-name="ce4" table:formula="of:=[$Redistribution_central.F93]" office:value-type="float" office:value="6.5526164205439" calcext:value-type="float">
            <text:p>6.5526164205439</text:p>
          </table:table-cell>
          <table:table-cell table:style-name="ce4" table:formula="of:=[$Redistribution_central.G93]" office:value-type="float" office:value="9.72502690769956" calcext:value-type="float">
            <text:p>9.72502690769956</text:p>
          </table:table-cell>
          <table:table-cell table:style-name="ce4" table:formula="of:=[$Redistribution_central.H93]" office:value-type="float" office:value="6.61169117793853" calcext:value-type="float">
            <text:p>6.61169117793853</text:p>
          </table:table-cell>
          <table:table-cell table:style-name="ce4" table:formula="of:=[$Redistribution_central.I93]" office:value-type="float" office:value="9.68546605317303" calcext:value-type="float">
            <text:p>9.68546605317303</text:p>
          </table:table-cell>
          <table:table-cell table:style-name="ce4"/>
          <table:table-cell/>
          <table:table-cell table:style-name="ce4" table:formula="of:=[$redistribution_low.F93]" office:value-type="float" office:value="7.0747296204075" calcext:value-type="float">
            <text:p>7.0747296204075</text:p>
          </table:table-cell>
          <table:table-cell table:style-name="ce4" table:formula="of:=[$redistribution_low.G93]" office:value-type="float" office:value="10.016741223309" calcext:value-type="float">
            <text:p>10.016741223309</text:p>
          </table:table-cell>
          <table:table-cell table:style-name="ce4" table:formula="of:=[$redistribution_low.H93]" office:value-type="float" office:value="7.14445107889294" calcext:value-type="float">
            <text:p>7.14445107889294</text:p>
          </table:table-cell>
          <table:table-cell table:style-name="ce4" table:formula="of:=[$redistribution_low.I93]" office:value-type="float" office:value="9.32125754526427" calcext:value-type="float">
            <text:p>9.32125754526427</text:p>
          </table:table-cell>
          <table:table-cell table:number-columns-repeated="47"/>
        </table:table-row>
        <table:table-row table:style-name="ro7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F94]" office:value-type="float" office:value="5.93547602616713" calcext:value-type="float">
            <text:p>5.93547602616713</text:p>
          </table:table-cell>
          <table:table-cell table:style-name="ce4" table:formula="of:=[$Redistribution_high.G94]" office:value-type="float" office:value="8.6145787623393" calcext:value-type="float">
            <text:p>8.6145787623393</text:p>
          </table:table-cell>
          <table:table-cell table:style-name="ce4" table:formula="of:=[$Redistribution_high.H94]" office:value-type="float" office:value="6.27707891084118" calcext:value-type="float">
            <text:p>6.27707891084118</text:p>
          </table:table-cell>
          <table:table-cell table:style-name="ce4" table:formula="of:=[$Redistribution_high.I94]" office:value-type="float" office:value="8.00881976145978" calcext:value-type="float">
            <text:p>8.00881976145978</text:p>
          </table:table-cell>
          <table:table-cell table:style-name="ce4"/>
          <table:table-cell/>
          <table:table-cell table:style-name="ce4" table:formula="of:=[$Redistribution_central.F94]" office:value-type="float" office:value="6.24016344608705" calcext:value-type="float">
            <text:p>6.24016344608705</text:p>
          </table:table-cell>
          <table:table-cell table:style-name="ce4" table:formula="of:=[$Redistribution_central.G94]" office:value-type="float" office:value="9.17153363450405" calcext:value-type="float">
            <text:p>9.17153363450405</text:p>
          </table:table-cell>
          <table:table-cell table:style-name="ce4" table:formula="of:=[$Redistribution_central.H94]" office:value-type="float" office:value="6.28862621598616" calcext:value-type="float">
            <text:p>6.28862621598616</text:p>
          </table:table-cell>
          <table:table-cell table:style-name="ce4" table:formula="of:=[$Redistribution_central.I94]" office:value-type="float" office:value="9.80600457305407" calcext:value-type="float">
            <text:p>9.80600457305407</text:p>
          </table:table-cell>
          <table:table-cell table:style-name="ce4"/>
          <table:table-cell/>
          <table:table-cell table:style-name="ce4" table:formula="of:=[$redistribution_low.F94]" office:value-type="float" office:value="6.82186265843568" calcext:value-type="float">
            <text:p>6.82186265843568</text:p>
          </table:table-cell>
          <table:table-cell table:style-name="ce4" table:formula="of:=[$redistribution_low.G94]" office:value-type="float" office:value="10.3630766843527" calcext:value-type="float">
            <text:p>10.3630766843527</text:p>
          </table:table-cell>
          <table:table-cell table:style-name="ce4" table:formula="of:=[$redistribution_low.H94]" office:value-type="float" office:value="7.04637600353485" calcext:value-type="float">
            <text:p>7.04637600353485</text:p>
          </table:table-cell>
          <table:table-cell table:style-name="ce4" table:formula="of:=[$redistribution_low.I94]" office:value-type="float" office:value="10.0624929922054" calcext:value-type="float">
            <text:p>10.0624929922054</text:p>
          </table:table-cell>
          <table:table-cell table:number-columns-repeated="47"/>
        </table:table-row>
        <table:table-row table:style-name="ro7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F95]" office:value-type="float" office:value="6.18165288460941" calcext:value-type="float">
            <text:p>6.18165288460941</text:p>
          </table:table-cell>
          <table:table-cell table:style-name="ce4" table:formula="of:=[$Redistribution_high.G95]" office:value-type="float" office:value="8.84024069125465" calcext:value-type="float">
            <text:p>8.84024069125465</text:p>
          </table:table-cell>
          <table:table-cell table:style-name="ce4" table:formula="of:=[$Redistribution_high.H95]" office:value-type="float" office:value="6.50815716498338" calcext:value-type="float">
            <text:p>6.50815716498338</text:p>
          </table:table-cell>
          <table:table-cell table:style-name="ce4" table:formula="of:=[$Redistribution_high.I95]" office:value-type="float" office:value="8.31463900519463" calcext:value-type="float">
            <text:p>8.31463900519463</text:p>
          </table:table-cell>
          <table:table-cell table:style-name="ce4"/>
          <table:table-cell/>
          <table:table-cell table:style-name="ce4" table:formula="of:=[$Redistribution_central.F95]" office:value-type="float" office:value="6.08084432588703" calcext:value-type="float">
            <text:p>6.08084432588703</text:p>
          </table:table-cell>
          <table:table-cell table:style-name="ce4" table:formula="of:=[$Redistribution_central.G95]" office:value-type="float" office:value="9.14471473985896" calcext:value-type="float">
            <text:p>9.14471473985896</text:p>
          </table:table-cell>
          <table:table-cell table:style-name="ce4" table:formula="of:=[$Redistribution_central.H95]" office:value-type="float" office:value="6.14008792373307" calcext:value-type="float">
            <text:p>6.14008792373307</text:p>
          </table:table-cell>
          <table:table-cell table:style-name="ce4" table:formula="of:=[$Redistribution_central.I95]" office:value-type="float" office:value="9.27484446086547" calcext:value-type="float">
            <text:p>9.27484446086547</text:p>
          </table:table-cell>
          <table:table-cell table:style-name="ce4"/>
          <table:table-cell/>
          <table:table-cell table:style-name="ce4" table:formula="of:=[$redistribution_low.F95]" office:value-type="float" office:value="7.16890925250209" calcext:value-type="float">
            <text:p>7.16890925250209</text:p>
          </table:table-cell>
          <table:table-cell table:style-name="ce4" table:formula="of:=[$redistribution_low.G95]" office:value-type="float" office:value="9.67896583269498" calcext:value-type="float">
            <text:p>9.67896583269498</text:p>
          </table:table-cell>
          <table:table-cell table:style-name="ce4" table:formula="of:=[$redistribution_low.H95]" office:value-type="float" office:value="7.18892004072588" calcext:value-type="float">
            <text:p>7.18892004072588</text:p>
          </table:table-cell>
          <table:table-cell table:style-name="ce4" table:formula="of:=[$redistribution_low.I95]" office:value-type="float" office:value="9.76332397284724" calcext:value-type="float">
            <text:p>9.76332397284724</text:p>
          </table:table-cell>
          <table:table-cell table:number-columns-repeated="47"/>
        </table:table-row>
        <table:table-row table:style-name="ro7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F96]" office:value-type="float" office:value="6.41971501202662" calcext:value-type="float">
            <text:p>6.41971501202662</text:p>
          </table:table-cell>
          <table:table-cell table:style-name="ce4" table:formula="of:=[$Redistribution_high.G96]" office:value-type="float" office:value="9.42558002432346" calcext:value-type="float">
            <text:p>9.42558002432346</text:p>
          </table:table-cell>
          <table:table-cell table:style-name="ce4" table:formula="of:=[$Redistribution_high.H96]" office:value-type="float" office:value="6.70321919504894" calcext:value-type="float">
            <text:p>6.70321919504894</text:p>
          </table:table-cell>
          <table:table-cell table:style-name="ce4" table:formula="of:=[$Redistribution_high.I96]" office:value-type="float" office:value="8.97747537322088" calcext:value-type="float">
            <text:p>8.97747537322088</text:p>
          </table:table-cell>
          <table:table-cell table:style-name="ce4"/>
          <table:table-cell/>
          <table:table-cell table:style-name="ce4" table:formula="of:=[$Redistribution_central.F96]" office:value-type="float" office:value="5.95029932545585" calcext:value-type="float">
            <text:p>5.95029932545585</text:p>
          </table:table-cell>
          <table:table-cell table:style-name="ce4" table:formula="of:=[$Redistribution_central.G96]" office:value-type="float" office:value="9.27124214272678" calcext:value-type="float">
            <text:p>9.27124214272678</text:p>
          </table:table-cell>
          <table:table-cell table:style-name="ce4" table:formula="of:=[$Redistribution_central.H96]" office:value-type="float" office:value="6.05871539331337" calcext:value-type="float">
            <text:p>6.05871539331337</text:p>
          </table:table-cell>
          <table:table-cell table:style-name="ce4" table:formula="of:=[$Redistribution_central.I96]" office:value-type="float" office:value="9.22650436935385" calcext:value-type="float">
            <text:p>9.22650436935385</text:p>
          </table:table-cell>
          <table:table-cell table:style-name="ce4"/>
          <table:table-cell/>
          <table:table-cell table:style-name="ce4" table:formula="of:=[$redistribution_low.F96]" office:value-type="float" office:value="6.40390801905856" calcext:value-type="float">
            <text:p>6.40390801905856</text:p>
          </table:table-cell>
          <table:table-cell table:style-name="ce4" table:formula="of:=[$redistribution_low.G96]" office:value-type="float" office:value="8.51207740714556" calcext:value-type="float">
            <text:p>8.51207740714556</text:p>
          </table:table-cell>
          <table:table-cell table:style-name="ce4" table:formula="of:=[$redistribution_low.H96]" office:value-type="float" office:value="6.46627497161565" calcext:value-type="float">
            <text:p>6.46627497161565</text:p>
          </table:table-cell>
          <table:table-cell table:style-name="ce4" table:formula="of:=[$redistribution_low.I96]" office:value-type="float" office:value="8.52705359963609" calcext:value-type="float">
            <text:p>8.52705359963609</text:p>
          </table:table-cell>
          <table:table-cell table:number-columns-repeated="47"/>
        </table:table-row>
        <table:table-row table:style-name="ro7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F97]" office:value-type="float" office:value="5.87519254491539" calcext:value-type="float">
            <text:p>5.87519254491539</text:p>
          </table:table-cell>
          <table:table-cell table:style-name="ce4" table:formula="of:=[$Redistribution_high.G97]" office:value-type="float" office:value="9.04340462132369" calcext:value-type="float">
            <text:p>9.04340462132369</text:p>
          </table:table-cell>
          <table:table-cell table:style-name="ce4" table:formula="of:=[$Redistribution_high.H97]" office:value-type="float" office:value="6.04149327347768" calcext:value-type="float">
            <text:p>6.04149327347768</text:p>
          </table:table-cell>
          <table:table-cell table:style-name="ce4" table:formula="of:=[$Redistribution_high.I97]" office:value-type="float" office:value="8.61087852021117" calcext:value-type="float">
            <text:p>8.61087852021117</text:p>
          </table:table-cell>
          <table:table-cell table:style-name="ce4"/>
          <table:table-cell/>
          <table:table-cell table:style-name="ce4" table:formula="of:=[$Redistribution_central.F97]" office:value-type="float" office:value="6.10250609912188" calcext:value-type="float">
            <text:p>6.10250609912188</text:p>
          </table:table-cell>
          <table:table-cell table:style-name="ce4" table:formula="of:=[$Redistribution_central.G97]" office:value-type="float" office:value="8.69367215982978" calcext:value-type="float">
            <text:p>8.69367215982978</text:p>
          </table:table-cell>
          <table:table-cell table:style-name="ce4" table:formula="of:=[$Redistribution_central.H97]" office:value-type="float" office:value="6.21036867451484" calcext:value-type="float">
            <text:p>6.21036867451484</text:p>
          </table:table-cell>
          <table:table-cell table:style-name="ce4" table:formula="of:=[$Redistribution_central.I97]" office:value-type="float" office:value="9.32685644477257" calcext:value-type="float">
            <text:p>9.32685644477257</text:p>
          </table:table-cell>
          <table:table-cell table:style-name="ce4"/>
          <table:table-cell/>
          <table:table-cell table:style-name="ce4" table:formula="of:=[$redistribution_low.F97]" office:value-type="float" office:value="6.83586490723011" calcext:value-type="float">
            <text:p>6.83586490723011</text:p>
          </table:table-cell>
          <table:table-cell table:style-name="ce4" table:formula="of:=[$redistribution_low.G97]" office:value-type="float" office:value="9.22266524056535" calcext:value-type="float">
            <text:p>9.22266524056535</text:p>
          </table:table-cell>
          <table:table-cell table:style-name="ce4" table:formula="of:=[$redistribution_low.H97]" office:value-type="float" office:value="6.8553151779453" calcext:value-type="float">
            <text:p>6.8553151779453</text:p>
          </table:table-cell>
          <table:table-cell table:style-name="ce4" table:formula="of:=[$redistribution_low.I97]" office:value-type="float" office:value="9.32377279082976" calcext:value-type="float">
            <text:p>9.32377279082976</text:p>
          </table:table-cell>
          <table:table-cell table:number-columns-repeated="47"/>
        </table:table-row>
        <table:table-row table:style-name="ro7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F98]" office:value-type="float" office:value="5.63241050518086" calcext:value-type="float">
            <text:p>5.63241050518086</text:p>
          </table:table-cell>
          <table:table-cell table:style-name="ce4" table:formula="of:=[$Redistribution_high.G98]" office:value-type="float" office:value="9.47115475122368" calcext:value-type="float">
            <text:p>9.47115475122368</text:p>
          </table:table-cell>
          <table:table-cell table:style-name="ce4" table:formula="of:=[$Redistribution_high.H98]" office:value-type="float" office:value="5.86516761491936" calcext:value-type="float">
            <text:p>5.86516761491936</text:p>
          </table:table-cell>
          <table:table-cell table:style-name="ce4" table:formula="of:=[$Redistribution_high.I98]" office:value-type="float" office:value="9.04132677821862" calcext:value-type="float">
            <text:p>9.04132677821862</text:p>
          </table:table-cell>
          <table:table-cell table:style-name="ce4"/>
          <table:table-cell/>
          <table:table-cell table:style-name="ce4" table:formula="of:=[$Redistribution_central.F98]" office:value-type="float" office:value="5.88860581869196" calcext:value-type="float">
            <text:p>5.88860581869196</text:p>
          </table:table-cell>
          <table:table-cell table:style-name="ce4" table:formula="of:=[$Redistribution_central.G98]" office:value-type="float" office:value="8.34689948989673" calcext:value-type="float">
            <text:p>8.34689948989673</text:p>
          </table:table-cell>
          <table:table-cell table:style-name="ce4" table:formula="of:=[$Redistribution_central.H98]" office:value-type="float" office:value="5.90143662355475" calcext:value-type="float">
            <text:p>5.90143662355475</text:p>
          </table:table-cell>
          <table:table-cell table:style-name="ce4" table:formula="of:=[$Redistribution_central.I98]" office:value-type="float" office:value="9.02379282134692" calcext:value-type="float">
            <text:p>9.02379282134692</text:p>
          </table:table-cell>
          <table:table-cell table:style-name="ce4"/>
          <table:table-cell/>
          <table:table-cell table:style-name="ce4" table:formula="of:=[$redistribution_low.F98]" office:value-type="float" office:value="6.88683934607696" calcext:value-type="float">
            <text:p>6.88683934607696</text:p>
          </table:table-cell>
          <table:table-cell table:style-name="ce4" table:formula="of:=[$redistribution_low.G98]" office:value-type="float" office:value="8.85993960943794" calcext:value-type="float">
            <text:p>8.85993960943794</text:p>
          </table:table-cell>
          <table:table-cell table:style-name="ce4" table:formula="of:=[$redistribution_low.H98]" office:value-type="float" office:value="6.91086484211764" calcext:value-type="float">
            <text:p>6.91086484211764</text:p>
          </table:table-cell>
          <table:table-cell table:style-name="ce4" table:formula="of:=[$redistribution_low.I98]" office:value-type="float" office:value="8.88169950936255" calcext:value-type="float">
            <text:p>8.88169950936255</text:p>
          </table:table-cell>
          <table:table-cell table:number-columns-repeated="47"/>
        </table:table-row>
        <table:table-row table:style-name="ro7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F99]" office:value-type="float" office:value="5.92809444140218" calcext:value-type="float">
            <text:p>5.92809444140218</text:p>
          </table:table-cell>
          <table:table-cell table:style-name="ce4" table:formula="of:=[$Redistribution_high.G99]" office:value-type="float" office:value="9.10818930196987" calcext:value-type="float">
            <text:p>9.10818930196987</text:p>
          </table:table-cell>
          <table:table-cell table:style-name="ce4" table:formula="of:=[$Redistribution_high.H99]" office:value-type="float" office:value="6.10006006926136" calcext:value-type="float">
            <text:p>6.10006006926136</text:p>
          </table:table-cell>
          <table:table-cell table:style-name="ce4" table:formula="of:=[$Redistribution_high.I99]" office:value-type="float" office:value="8.84882876550647" calcext:value-type="float">
            <text:p>8.84882876550647</text:p>
          </table:table-cell>
          <table:table-cell table:style-name="ce4"/>
          <table:table-cell/>
          <table:table-cell table:style-name="ce4" table:formula="of:=[$Redistribution_central.F99]" office:value-type="float" office:value="5.63794978777235" calcext:value-type="float">
            <text:p>5.63794978777235</text:p>
          </table:table-cell>
          <table:table-cell table:style-name="ce4" table:formula="of:=[$Redistribution_central.G99]" office:value-type="float" office:value="8.13666333337273" calcext:value-type="float">
            <text:p>8.13666333337273</text:p>
          </table:table-cell>
          <table:table-cell table:style-name="ce4" table:formula="of:=[$Redistribution_central.H99]" office:value-type="float" office:value="5.69497937647228" calcext:value-type="float">
            <text:p>5.69497937647228</text:p>
          </table:table-cell>
          <table:table-cell table:style-name="ce4" table:formula="of:=[$Redistribution_central.I99]" office:value-type="float" office:value="8.54321673985475" calcext:value-type="float">
            <text:p>8.54321673985475</text:p>
          </table:table-cell>
          <table:table-cell table:style-name="ce4"/>
          <table:table-cell/>
          <table:table-cell table:style-name="ce4" table:formula="of:=[$redistribution_low.F99]" office:value-type="float" office:value="6.85135096450624" calcext:value-type="float">
            <text:p>6.85135096450624</text:p>
          </table:table-cell>
          <table:table-cell table:style-name="ce4" table:formula="of:=[$redistribution_low.G99]" office:value-type="float" office:value="9.04522484649775" calcext:value-type="float">
            <text:p>9.04522484649775</text:p>
          </table:table-cell>
          <table:table-cell table:style-name="ce4" table:formula="of:=[$redistribution_low.H99]" office:value-type="float" office:value="6.93690206943515" calcext:value-type="float">
            <text:p>6.93690206943515</text:p>
          </table:table-cell>
          <table:table-cell table:style-name="ce4" table:formula="of:=[$redistribution_low.I99]" office:value-type="float" office:value="9.18527471840275" calcext:value-type="float">
            <text:p>9.18527471840275</text:p>
          </table:table-cell>
          <table:table-cell table:number-columns-repeated="47"/>
        </table:table-row>
        <table:table-row table:style-name="ro7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F100]" office:value-type="float" office:value="5.61976849180071" calcext:value-type="float">
            <text:p>5.61976849180071</text:p>
          </table:table-cell>
          <table:table-cell table:style-name="ce4" table:formula="of:=[$Redistribution_high.G100]" office:value-type="float" office:value="9.62656075713685" calcext:value-type="float">
            <text:p>9.62656075713685</text:p>
          </table:table-cell>
          <table:table-cell table:style-name="ce4" table:formula="of:=[$Redistribution_high.H100]" office:value-type="float" office:value="5.68431016416425" calcext:value-type="float">
            <text:p>5.68431016416425</text:p>
          </table:table-cell>
          <table:table-cell table:style-name="ce4" table:formula="of:=[$Redistribution_high.I100]" office:value-type="float" office:value="8.73541297671843" calcext:value-type="float">
            <text:p>8.73541297671843</text:p>
          </table:table-cell>
          <table:table-cell table:style-name="ce4"/>
          <table:table-cell/>
          <table:table-cell table:style-name="ce4" table:formula="of:=[$Redistribution_central.F100]" office:value-type="float" office:value="5.87980100058554" calcext:value-type="float">
            <text:p>5.87980100058554</text:p>
          </table:table-cell>
          <table:table-cell table:style-name="ce4" table:formula="of:=[$Redistribution_central.G100]" office:value-type="float" office:value="8.69045023383874" calcext:value-type="float">
            <text:p>8.69045023383874</text:p>
          </table:table-cell>
          <table:table-cell table:style-name="ce4" table:formula="of:=[$Redistribution_central.H100]" office:value-type="float" office:value="5.93212057867479" calcext:value-type="float">
            <text:p>5.93212057867479</text:p>
          </table:table-cell>
          <table:table-cell table:style-name="ce4" table:formula="of:=[$Redistribution_central.I100]" office:value-type="float" office:value="9.26468333900464" calcext:value-type="float">
            <text:p>9.26468333900464</text:p>
          </table:table-cell>
          <table:table-cell table:style-name="ce4"/>
          <table:table-cell/>
          <table:table-cell table:style-name="ce4" table:formula="of:=[$redistribution_low.F100]" office:value-type="float" office:value="7.18615579109248" calcext:value-type="float">
            <text:p>7.18615579109248</text:p>
          </table:table-cell>
          <table:table-cell table:style-name="ce4" table:formula="of:=[$redistribution_low.G100]" office:value-type="float" office:value="9.88789359508574" calcext:value-type="float">
            <text:p>9.88789359508574</text:p>
          </table:table-cell>
          <table:table-cell table:style-name="ce4" table:formula="of:=[$redistribution_low.H100]" office:value-type="float" office:value="7.20547583307704" calcext:value-type="float">
            <text:p>7.20547583307704</text:p>
          </table:table-cell>
          <table:table-cell table:style-name="ce4" table:formula="of:=[$redistribution_low.I100]" office:value-type="float" office:value="10.1668333307237" calcext:value-type="float">
            <text:p>10.1668333307237</text:p>
          </table:table-cell>
          <table:table-cell table:number-columns-repeated="47"/>
        </table:table-row>
        <table:table-row table:style-name="ro7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F101]" office:value-type="float" office:value="5.92352456180841" calcext:value-type="float">
            <text:p>5.92352456180841</text:p>
          </table:table-cell>
          <table:table-cell table:style-name="ce4" table:formula="of:=[$Redistribution_high.G101]" office:value-type="float" office:value="8.88603397083419" calcext:value-type="float">
            <text:p>8.88603397083419</text:p>
          </table:table-cell>
          <table:table-cell table:style-name="ce4" table:formula="of:=[$Redistribution_high.H101]" office:value-type="float" office:value="6.03405172231671" calcext:value-type="float">
            <text:p>6.03405172231671</text:p>
          </table:table-cell>
          <table:table-cell table:style-name="ce4" table:formula="of:=[$Redistribution_high.I101]" office:value-type="float" office:value="8.42896912423207" calcext:value-type="float">
            <text:p>8.42896912423207</text:p>
          </table:table-cell>
          <table:table-cell table:style-name="ce4"/>
          <table:table-cell/>
          <table:table-cell table:style-name="ce4" table:formula="of:=[$Redistribution_central.F101]" office:value-type="float" office:value="5.84219930555329" calcext:value-type="float">
            <text:p>5.84219930555329</text:p>
          </table:table-cell>
          <table:table-cell table:style-name="ce4" table:formula="of:=[$Redistribution_central.G101]" office:value-type="float" office:value="8.37022122176345" calcext:value-type="float">
            <text:p>8.37022122176345</text:p>
          </table:table-cell>
          <table:table-cell table:style-name="ce4" table:formula="of:=[$Redistribution_central.H101]" office:value-type="float" office:value="5.90580521316123" calcext:value-type="float">
            <text:p>5.90580521316123</text:p>
          </table:table-cell>
          <table:table-cell table:style-name="ce4" table:formula="of:=[$Redistribution_central.I101]" office:value-type="float" office:value="9.06120582009379" calcext:value-type="float">
            <text:p>9.06120582009379</text:p>
          </table:table-cell>
          <table:table-cell table:style-name="ce4"/>
          <table:table-cell/>
          <table:table-cell table:style-name="ce4" table:formula="of:=[$redistribution_low.F101]" office:value-type="float" office:value="6.86601819072633" calcext:value-type="float">
            <text:p>6.86601819072633</text:p>
          </table:table-cell>
          <table:table-cell table:style-name="ce4" table:formula="of:=[$redistribution_low.G101]" office:value-type="float" office:value="9.0596667019355" calcext:value-type="float">
            <text:p>9.0596667019355</text:p>
          </table:table-cell>
          <table:table-cell table:style-name="ce4" table:formula="of:=[$redistribution_low.H101]" office:value-type="float" office:value="7.01202397261933" calcext:value-type="float">
            <text:p>7.01202397261933</text:p>
          </table:table-cell>
          <table:table-cell table:style-name="ce4" table:formula="of:=[$redistribution_low.I101]" office:value-type="float" office:value="9.13123402257506" calcext:value-type="float">
            <text:p>9.13123402257506</text:p>
          </table:table-cell>
          <table:table-cell table:number-columns-repeated="47"/>
        </table:table-row>
        <table:table-row table:style-name="ro7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F102]" office:value-type="float" office:value="5.58465928693624" calcext:value-type="float">
            <text:p>5.58465928693624</text:p>
          </table:table-cell>
          <table:table-cell table:style-name="ce4" table:formula="of:=[$Redistribution_high.G102]" office:value-type="float" office:value="8.45128254248675" calcext:value-type="float">
            <text:p>8.45128254248675</text:p>
          </table:table-cell>
          <table:table-cell table:style-name="ce4" table:formula="of:=[$Redistribution_high.H102]" office:value-type="float" office:value="5.67756964120313" calcext:value-type="float">
            <text:p>5.67756964120313</text:p>
          </table:table-cell>
          <table:table-cell table:style-name="ce4" table:formula="of:=[$Redistribution_high.I102]" office:value-type="float" office:value="8.41252278579888" calcext:value-type="float">
            <text:p>8.41252278579888</text:p>
          </table:table-cell>
          <table:table-cell table:style-name="ce4"/>
          <table:table-cell/>
          <table:table-cell table:style-name="ce4" table:formula="of:=[$Redistribution_central.F102]" office:value-type="float" office:value="5.93608719922457" calcext:value-type="float">
            <text:p>5.93608719922457</text:p>
          </table:table-cell>
          <table:table-cell table:style-name="ce4" table:formula="of:=[$Redistribution_central.G102]" office:value-type="float" office:value="8.35156547031119" calcext:value-type="float">
            <text:p>8.35156547031119</text:p>
          </table:table-cell>
          <table:table-cell table:style-name="ce4" table:formula="of:=[$Redistribution_central.H102]" office:value-type="float" office:value="6.04858000246573" calcext:value-type="float">
            <text:p>6.04858000246573</text:p>
          </table:table-cell>
          <table:table-cell table:style-name="ce4" table:formula="of:=[$Redistribution_central.I102]" office:value-type="float" office:value="9.45528928545578" calcext:value-type="float">
            <text:p>9.45528928545578</text:p>
          </table:table-cell>
          <table:table-cell table:style-name="ce4"/>
          <table:table-cell/>
          <table:table-cell table:style-name="ce4" table:formula="of:=[$redistribution_low.F102]" office:value-type="float" office:value="6.91072942837956" calcext:value-type="float">
            <text:p>6.91072942837956</text:p>
          </table:table-cell>
          <table:table-cell table:style-name="ce4" table:formula="of:=[$redistribution_low.G102]" office:value-type="float" office:value="10.481361960391" calcext:value-type="float">
            <text:p>10.481361960391</text:p>
          </table:table-cell>
          <table:table-cell table:style-name="ce4" table:formula="of:=[$redistribution_low.H102]" office:value-type="float" office:value="7.01335389672073" calcext:value-type="float">
            <text:p>7.01335389672073</text:p>
          </table:table-cell>
          <table:table-cell table:style-name="ce4" table:formula="of:=[$redistribution_low.I102]" office:value-type="float" office:value="11.2488394863788" calcext:value-type="float">
            <text:p>11.2488394863788</text:p>
          </table:table-cell>
          <table:table-cell table:number-columns-repeated="47"/>
        </table:table-row>
        <table:table-row table:style-name="ro7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F103]" office:value-type="float" office:value="5.32813508833201" calcext:value-type="float">
            <text:p>5.32813508833201</text:p>
          </table:table-cell>
          <table:table-cell table:style-name="ce4" table:formula="of:=[$Redistribution_high.G103]" office:value-type="float" office:value="8.07827690555206" calcext:value-type="float">
            <text:p>8.07827690555206</text:p>
          </table:table-cell>
          <table:table-cell table:style-name="ce4" table:formula="of:=[$Redistribution_high.H103]" office:value-type="float" office:value="5.74076874160665" calcext:value-type="float">
            <text:p>5.74076874160665</text:p>
          </table:table-cell>
          <table:table-cell table:style-name="ce4" table:formula="of:=[$Redistribution_high.I103]" office:value-type="float" office:value="7.99633575017534" calcext:value-type="float">
            <text:p>7.99633575017534</text:p>
          </table:table-cell>
          <table:table-cell table:style-name="ce4"/>
          <table:table-cell/>
          <table:table-cell table:style-name="ce4" table:formula="of:=[$Redistribution_central.F103]" office:value-type="float" office:value="5.45213270110022" calcext:value-type="float">
            <text:p>5.45213270110022</text:p>
          </table:table-cell>
          <table:table-cell table:style-name="ce4" table:formula="of:=[$Redistribution_central.G103]" office:value-type="float" office:value="7.95163319827131" calcext:value-type="float">
            <text:p>7.95163319827131</text:p>
          </table:table-cell>
          <table:table-cell table:style-name="ce4" table:formula="of:=[$Redistribution_central.H103]" office:value-type="float" office:value="5.47658904078113" calcext:value-type="float">
            <text:p>5.47658904078113</text:p>
          </table:table-cell>
          <table:table-cell table:style-name="ce4" table:formula="of:=[$Redistribution_central.I103]" office:value-type="float" office:value="8.61828663070554" calcext:value-type="float">
            <text:p>8.61828663070554</text:p>
          </table:table-cell>
          <table:table-cell table:style-name="ce4"/>
          <table:table-cell/>
          <table:table-cell table:style-name="ce4" table:formula="of:=[$redistribution_low.F103]" office:value-type="float" office:value="6.847097497427" calcext:value-type="float">
            <text:p>6.847097497427</text:p>
          </table:table-cell>
          <table:table-cell table:style-name="ce4" table:formula="of:=[$redistribution_low.G103]" office:value-type="float" office:value="11.1134206980519" calcext:value-type="float">
            <text:p>11.1134206980519</text:p>
          </table:table-cell>
          <table:table-cell table:style-name="ce4" table:formula="of:=[$redistribution_low.H103]" office:value-type="float" office:value="6.86465339130189" calcext:value-type="float">
            <text:p>6.86465339130189</text:p>
          </table:table-cell>
          <table:table-cell table:style-name="ce4" table:formula="of:=[$redistribution_low.I103]" office:value-type="float" office:value="11.2169823012817" calcext:value-type="float">
            <text:p>11.2169823012817</text:p>
          </table:table-cell>
          <table:table-cell table:number-columns-repeated="47"/>
        </table:table-row>
        <table:table-row table:style-name="ro6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F104]" office:value-type="float" office:value="5.26990861601574" calcext:value-type="float">
            <text:p>5.26990861601574</text:p>
          </table:table-cell>
          <table:table-cell table:style-name="ce4" table:formula="of:=[$Redistribution_high.G104]" office:value-type="float" office:value="7.38294023119443" calcext:value-type="float">
            <text:p>7.38294023119443</text:p>
          </table:table-cell>
          <table:table-cell table:style-name="ce4" table:formula="of:=[$Redistribution_high.H104]" office:value-type="float" office:value="5.68948069321506" calcext:value-type="float">
            <text:p>5.68948069321506</text:p>
          </table:table-cell>
          <table:table-cell table:style-name="ce4" table:formula="of:=[$Redistribution_high.I104]" office:value-type="float" office:value="7.3225888349083" calcext:value-type="float">
            <text:p>7.3225888349083</text:p>
          </table:table-cell>
          <table:table-cell table:style-name="ce4"/>
          <table:table-cell/>
          <table:table-cell table:style-name="ce4" table:formula="of:=[$Redistribution_central.F104]" office:value-type="float" office:value="5.78826910392365" calcext:value-type="float">
            <text:p>5.78826910392365</text:p>
          </table:table-cell>
          <table:table-cell table:style-name="ce4" table:formula="of:=[$Redistribution_central.G104]" office:value-type="float" office:value="7.87886619377767" calcext:value-type="float">
            <text:p>7.87886619377767</text:p>
          </table:table-cell>
          <table:table-cell table:style-name="ce4" table:formula="of:=[$Redistribution_central.H104]" office:value-type="float" office:value="5.89893117987872" calcext:value-type="float">
            <text:p>5.89893117987872</text:p>
          </table:table-cell>
          <table:table-cell table:style-name="ce4" table:formula="of:=[$Redistribution_central.I104]" office:value-type="float" office:value="9.37061821481438" calcext:value-type="float">
            <text:p>9.37061821481438</text:p>
          </table:table-cell>
          <table:table-cell table:style-name="ce4"/>
          <table:table-cell/>
          <table:table-cell table:style-name="ce4" table:formula="of:=[$redistribution_low.F104]" office:value-type="float" office:value="6.98006526351384" calcext:value-type="float">
            <text:p>6.98006526351384</text:p>
          </table:table-cell>
          <table:table-cell table:style-name="ce4" table:formula="of:=[$redistribution_low.G104]" office:value-type="float" office:value="11.1360011990326" calcext:value-type="float">
            <text:p>11.1360011990326</text:p>
          </table:table-cell>
          <table:table-cell table:style-name="ce4" table:formula="of:=[$redistribution_low.H104]" office:value-type="float" office:value="6.98883930308607" calcext:value-type="float">
            <text:p>6.98883930308607</text:p>
          </table:table-cell>
          <table:table-cell table:style-name="ce4" table:formula="of:=[$redistribution_low.I104]" office:value-type="float" office:value="11.574322077178" calcext:value-type="float">
            <text:p>11.574322077178</text:p>
          </table:table-cell>
          <table:table-cell table:number-columns-repeated="47"/>
        </table:table-row>
        <table:table-row table:style-name="ro7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F105]" office:value-type="float" office:value="5.64897041540218" calcext:value-type="float">
            <text:p>5.64897041540218</text:p>
          </table:table-cell>
          <table:table-cell table:style-name="ce4" table:formula="of:=[$Redistribution_high.G105]" office:value-type="float" office:value="8.07185083724881" calcext:value-type="float">
            <text:p>8.07185083724881</text:p>
          </table:table-cell>
          <table:table-cell table:style-name="ce4" table:formula="of:=[$Redistribution_high.H105]" office:value-type="float" office:value="5.66895155037963" calcext:value-type="float">
            <text:p>5.66895155037963</text:p>
          </table:table-cell>
          <table:table-cell table:style-name="ce4" table:formula="of:=[$Redistribution_high.I105]" office:value-type="float" office:value="8.23592807889574" calcext:value-type="float">
            <text:p>8.23592807889574</text:p>
          </table:table-cell>
          <table:table-cell table:style-name="ce4"/>
          <table:table-cell/>
          <table:table-cell table:style-name="ce4" table:formula="of:=[$Redistribution_central.F105]" office:value-type="float" office:value="6.22078351982729" calcext:value-type="float">
            <text:p>6.22078351982729</text:p>
          </table:table-cell>
          <table:table-cell table:style-name="ce4" table:formula="of:=[$Redistribution_central.G105]" office:value-type="float" office:value="8.81374281829484" calcext:value-type="float">
            <text:p>8.81374281829484</text:p>
          </table:table-cell>
          <table:table-cell table:style-name="ce4" table:formula="of:=[$Redistribution_central.H105]" office:value-type="float" office:value="6.26788875434068" calcext:value-type="float">
            <text:p>6.26788875434068</text:p>
          </table:table-cell>
          <table:table-cell table:style-name="ce4" table:formula="of:=[$Redistribution_central.I105]" office:value-type="float" office:value="9.90997363170575" calcext:value-type="float">
            <text:p>9.90997363170575</text:p>
          </table:table-cell>
          <table:table-cell table:style-name="ce4"/>
          <table:table-cell/>
          <table:table-cell table:style-name="ce4" table:formula="of:=[$redistribution_low.F105]" office:value-type="float" office:value="6.8206983170384" calcext:value-type="float">
            <text:p>6.8206983170384</text:p>
          </table:table-cell>
          <table:table-cell table:style-name="ce4" table:formula="of:=[$redistribution_low.G105]" office:value-type="float" office:value="9.69237904610533" calcext:value-type="float">
            <text:p>9.69237904610533</text:p>
          </table:table-cell>
          <table:table-cell table:style-name="ce4" table:formula="of:=[$redistribution_low.H105]" office:value-type="float" office:value="6.98883930308608" calcext:value-type="float">
            <text:p>6.98883930308608</text:p>
          </table:table-cell>
          <table:table-cell table:style-name="ce4" table:formula="of:=[$redistribution_low.I105]" office:value-type="float" office:value="10.6477659095612" calcext:value-type="float">
            <text:p>10.6477659095612</text:p>
          </table:table-cell>
          <table:table-cell table:number-columns-repeated="47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 yearly" table:style-name="ta6">
        <table:table-column table:style-name="co6" table:number-columns-repeated="5" table:default-cell-style-name="ce3"/>
        <table:table-column table:style-name="co2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8.9558054274" calcext:value-type="float">
            <text:p>8.9558054274</text:p>
          </table:table-cell>
          <table:table-cell table:formula="of:=[$'Decile ratio'.D4]" office:value-type="float" office:value="6.9114890221" calcext:value-type="float">
            <text:p>6.9114890221</text:p>
          </table:table-cell>
          <table:table-cell table:formula="of:=[$'Decile ratio'.E4]" office:value-type="float" office:value="8.5895475335" calcext:value-type="float">
            <text:p>8.5895475335</text:p>
          </table:table-cell>
          <table:table-cell table:formula="of:=[$'Decile ratio'.B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8.9558054274" calcext:value-type="float">
            <text:p>8.9558054274</text:p>
          </table:table-cell>
          <table:table-cell table:style-name="ce3" table:formula="of:=[.C4]" office:value-type="float" office:value="6.9114890221" calcext:value-type="float">
            <text:p>6.9114890221</text:p>
          </table:table-cell>
          <table:table-cell table:style-name="ce3" table:formula="of:=[.D4]" office:value-type="float" office:value="8.5895475335" calcext:value-type="float">
            <text:p>8.5895475335</text:p>
          </table:table-cell>
          <table:table-cell table:style-name="ce3" table:formula="of:=[.E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8.9558054274" calcext:value-type="float">
            <text:p>8.9558054274</text:p>
          </table:table-cell>
          <table:table-cell table:style-name="ce3" table:formula="of:=[.H4]" office:value-type="float" office:value="6.9114890221" calcext:value-type="float">
            <text:p>6.9114890221</text:p>
          </table:table-cell>
          <table:table-cell table:style-name="ce3" table:formula="of:=[.I4]" office:value-type="float" office:value="8.5895475335" calcext:value-type="float">
            <text:p>8.5895475335</text:p>
          </table:table-cell>
          <table:table-cell table:style-name="ce3" table:formula="of:=[.J4]" office:value-type="float" office:value="6.517241482" calcext:value-type="float">
            <text:p>6.517241482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float" office:value="10.8792229079172" calcext:value-type="float">
            <text:p>10.8792229079172</text:p>
          </table:table-cell>
          <table:table-cell table:formula="of:=AVERAGE([$'Decile ratio'.D5:.D8])" office:value-type="float" office:value="8.37130278918481" calcext:value-type="float">
            <text:p>8.37130278918481</text:p>
          </table:table-cell>
          <table:table-cell table:formula="of:=AVERAGE([$'Decile ratio'.E5:.E8])" office:value-type="float" office:value="8.89713541766048" calcext:value-type="float">
            <text:p>8.89713541766048</text:p>
          </table:table-cell>
          <table:table-cell table:formula="of:=AVERAGE([$'Decile ratio'.B5:.B8])" office:value-type="float" office:value="6.96237499846808" calcext:value-type="float">
            <text:p>6.9623749984680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Decile ratio'.I5:.I8])" office:value-type="float" office:value="10.8792229079172" calcext:value-type="float">
            <text:p>10.8792229079172</text:p>
          </table:table-cell>
          <table:table-cell table:style-name="ce3" table:formula="of:=AVERAGE([$'Decile ratio'.J5:.J8])" office:value-type="float" office:value="8.37130278918482" calcext:value-type="float">
            <text:p>8.37130278918482</text:p>
          </table:table-cell>
          <table:table-cell table:style-name="ce3" table:formula="of:=AVERAGE([$'Decile ratio'.K5:.K8])" office:value-type="float" office:value="8.89713541766048" calcext:value-type="float">
            <text:p>8.89713541766048</text:p>
          </table:table-cell>
          <table:table-cell table:style-name="ce3" table:formula="of:=AVERAGE([$'Decile ratio'.H5:.H8])" office:value-type="float" office:value="6.96237499846808" calcext:value-type="float">
            <text:p>6.9623749984680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Decile ratio'.O5:.O8])" office:value-type="float" office:value="10.8792229079172" calcext:value-type="float">
            <text:p>10.8792229079172</text:p>
          </table:table-cell>
          <table:table-cell table:style-name="ce3" table:formula="of:=AVERAGE([$'Decile ratio'.P5:.P8])" office:value-type="float" office:value="8.37130278918482" calcext:value-type="float">
            <text:p>8.37130278918482</text:p>
          </table:table-cell>
          <table:table-cell table:style-name="ce3" table:formula="of:=AVERAGE([$'Decile ratio'.Q5:.Q8])" office:value-type="float" office:value="8.89713541766048" calcext:value-type="float">
            <text:p>8.89713541766048</text:p>
          </table:table-cell>
          <table:table-cell table:style-name="ce3" table:formula="of:=AVERAGE([$'Decile ratio'.N5:.N8])" office:value-type="float" office:value="6.96237499846808" calcext:value-type="float">
            <text:p>6.9623749984680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float" office:value="10.6893976863501" calcext:value-type="float">
            <text:p>10.6893976863501</text:p>
          </table:table-cell>
          <table:table-cell table:formula="of:=AVERAGE([$'Decile ratio'.D9:.D12])" office:value-type="float" office:value="8.30150427132525" calcext:value-type="float">
            <text:p>8.30150427132525</text:p>
          </table:table-cell>
          <table:table-cell table:formula="of:=AVERAGE([$'Decile ratio'.E9:.E12])" office:value-type="float" office:value="8.4190139110746" calcext:value-type="float">
            <text:p>8.4190139110746</text:p>
          </table:table-cell>
          <table:table-cell table:formula="of:=AVERAGE([$'Decile ratio'.B9:.B12])" office:value-type="float" office:value="6.89055612203273" calcext:value-type="float">
            <text:p>6.89055612203273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Decile ratio'.I9:.I12])" office:value-type="float" office:value="10.6893976863501" calcext:value-type="float">
            <text:p>10.6893976863501</text:p>
          </table:table-cell>
          <table:table-cell table:style-name="ce3" table:formula="of:=AVERAGE([$'Decile ratio'.J9:.J12])" office:value-type="float" office:value="8.30150427132525" calcext:value-type="float">
            <text:p>8.30150427132525</text:p>
          </table:table-cell>
          <table:table-cell table:style-name="ce3" table:formula="of:=AVERAGE([$'Decile ratio'.K9:.K12])" office:value-type="float" office:value="8.4190139110746" calcext:value-type="float">
            <text:p>8.4190139110746</text:p>
          </table:table-cell>
          <table:table-cell table:style-name="ce3" table:formula="of:=AVERAGE([$'Decile ratio'.H9:.H12])" office:value-type="float" office:value="6.89055612203273" calcext:value-type="float">
            <text:p>6.89055612203273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Decile ratio'.O9:.O12])" office:value-type="float" office:value="10.6893976863501" calcext:value-type="float">
            <text:p>10.6893976863501</text:p>
          </table:table-cell>
          <table:table-cell table:style-name="ce3" table:formula="of:=AVERAGE([$'Decile ratio'.P9:.P12])" office:value-type="float" office:value="8.30150427132525" calcext:value-type="float">
            <text:p>8.30150427132525</text:p>
          </table:table-cell>
          <table:table-cell table:style-name="ce3" table:formula="of:=AVERAGE([$'Decile ratio'.Q9:.Q12])" office:value-type="float" office:value="8.4190139110746" calcext:value-type="float">
            <text:p>8.4190139110746</text:p>
          </table:table-cell>
          <table:table-cell table:style-name="ce3" table:formula="of:=AVERAGE([$'Decile ratio'.N9:.N12])" office:value-type="float" office:value="6.89055612203273" calcext:value-type="float">
            <text:p>6.89055612203273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float" office:value="10.8942241681392" calcext:value-type="float">
            <text:p>10.8942241681392</text:p>
          </table:table-cell>
          <table:table-cell table:formula="of:=AVERAGE([$'Decile ratio'.D13:.D16])" office:value-type="float" office:value="8.38602142301736" calcext:value-type="float">
            <text:p>8.38602142301736</text:p>
          </table:table-cell>
          <table:table-cell table:formula="of:=AVERAGE([$'Decile ratio'.E13:.E16])" office:value-type="float" office:value="8.4681752808297" calcext:value-type="float">
            <text:p>8.4681752808297</text:p>
          </table:table-cell>
          <table:table-cell table:formula="of:=AVERAGE([$'Decile ratio'.B13:.B16])" office:value-type="float" office:value="6.78838155493239" calcext:value-type="float">
            <text:p>6.78838155493239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Decile ratio'.I13:.I16])" office:value-type="float" office:value="10.8942241681392" calcext:value-type="float">
            <text:p>10.8942241681392</text:p>
          </table:table-cell>
          <table:table-cell table:style-name="ce3" table:formula="of:=AVERAGE([$'Decile ratio'.J13:.J16])" office:value-type="float" office:value="8.38602142301736" calcext:value-type="float">
            <text:p>8.38602142301736</text:p>
          </table:table-cell>
          <table:table-cell table:style-name="ce3" table:formula="of:=AVERAGE([$'Decile ratio'.K13:.K16])" office:value-type="float" office:value="8.4681752808297" calcext:value-type="float">
            <text:p>8.4681752808297</text:p>
          </table:table-cell>
          <table:table-cell table:style-name="ce3" table:formula="of:=AVERAGE([$'Decile ratio'.H13:.H16])" office:value-type="float" office:value="6.78838155493239" calcext:value-type="float">
            <text:p>6.78838155493239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Decile ratio'.O13:.O16])" office:value-type="float" office:value="10.8942241681392" calcext:value-type="float">
            <text:p>10.8942241681392</text:p>
          </table:table-cell>
          <table:table-cell table:style-name="ce3" table:formula="of:=AVERAGE([$'Decile ratio'.P13:.P16])" office:value-type="float" office:value="8.38602142301736" calcext:value-type="float">
            <text:p>8.38602142301736</text:p>
          </table:table-cell>
          <table:table-cell table:style-name="ce3" table:formula="of:=AVERAGE([$'Decile ratio'.Q13:.Q16])" office:value-type="float" office:value="8.4681752808297" calcext:value-type="float">
            <text:p>8.4681752808297</text:p>
          </table:table-cell>
          <table:table-cell table:style-name="ce3" table:formula="of:=AVERAGE([$'Decile ratio'.N13:.N16])" office:value-type="float" office:value="6.78838155493239" calcext:value-type="float">
            <text:p>6.78838155493239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float" office:value="10.8416494498489" calcext:value-type="float">
            <text:p>10.8416494498489</text:p>
          </table:table-cell>
          <table:table-cell table:formula="of:=AVERAGE([$'Decile ratio'.D17:.D20])" office:value-type="float" office:value="8.30827478073629" calcext:value-type="float">
            <text:p>8.30827478073629</text:p>
          </table:table-cell>
          <table:table-cell table:formula="of:=AVERAGE([$'Decile ratio'.E17:.E20])" office:value-type="float" office:value="8.40678284842007" calcext:value-type="float">
            <text:p>8.40678284842007</text:p>
          </table:table-cell>
          <table:table-cell table:formula="of:=AVERAGE([$'Decile ratio'.B17:.B20])" office:value-type="float" office:value="6.68265284848134" calcext:value-type="float">
            <text:p>6.68265284848134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Decile ratio'.I17:.I20])" office:value-type="float" office:value="10.8416494498489" calcext:value-type="float">
            <text:p>10.8416494498489</text:p>
          </table:table-cell>
          <table:table-cell table:style-name="ce3" table:formula="of:=AVERAGE([$'Decile ratio'.J17:.J20])" office:value-type="float" office:value="8.30827478073629" calcext:value-type="float">
            <text:p>8.30827478073629</text:p>
          </table:table-cell>
          <table:table-cell table:style-name="ce3" table:formula="of:=AVERAGE([$'Decile ratio'.K17:.K20])" office:value-type="float" office:value="8.40678284842007" calcext:value-type="float">
            <text:p>8.40678284842007</text:p>
          </table:table-cell>
          <table:table-cell table:style-name="ce3" table:formula="of:=AVERAGE([$'Decile ratio'.H17:.H20])" office:value-type="float" office:value="6.68265284848134" calcext:value-type="float">
            <text:p>6.68265284848134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Decile ratio'.O17:.O20])" office:value-type="float" office:value="10.8416494498489" calcext:value-type="float">
            <text:p>10.8416494498489</text:p>
          </table:table-cell>
          <table:table-cell table:style-name="ce3" table:formula="of:=AVERAGE([$'Decile ratio'.P17:.P20])" office:value-type="float" office:value="8.30827478073629" calcext:value-type="float">
            <text:p>8.30827478073629</text:p>
          </table:table-cell>
          <table:table-cell table:style-name="ce3" table:formula="of:=AVERAGE([$'Decile ratio'.Q17:.Q20])" office:value-type="float" office:value="8.40678284842007" calcext:value-type="float">
            <text:p>8.40678284842007</text:p>
          </table:table-cell>
          <table:table-cell table:style-name="ce3" table:formula="of:=AVERAGE([$'Decile ratio'.N17:.N20])" office:value-type="float" office:value="6.68265284848134" calcext:value-type="float">
            <text:p>6.68265284848134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float" office:value="10.9725914867505" calcext:value-type="float">
            <text:p>10.9725914867505</text:p>
          </table:table-cell>
          <table:table-cell table:formula="of:=AVERAGE([$'Decile ratio'.D21:.D24])" office:value-type="float" office:value="8.06679905109889" calcext:value-type="float">
            <text:p>8.06679905109889</text:p>
          </table:table-cell>
          <table:table-cell table:formula="of:=AVERAGE([$'Decile ratio'.E21:.E24])" office:value-type="float" office:value="8.19232147758265" calcext:value-type="float">
            <text:p>8.19232147758265</text:p>
          </table:table-cell>
          <table:table-cell table:formula="of:=AVERAGE([$'Decile ratio'.B21:.B24])" office:value-type="float" office:value="6.4407330987222" calcext:value-type="float">
            <text:p>6.4407330987222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Decile ratio'.I21:.I24])" office:value-type="float" office:value="10.9868679826564" calcext:value-type="float">
            <text:p>10.9868679826564</text:p>
          </table:table-cell>
          <table:table-cell table:style-name="ce3" table:formula="of:=AVERAGE([$'Decile ratio'.J21:.J24])" office:value-type="float" office:value="8.06672893113227" calcext:value-type="float">
            <text:p>8.06672893113227</text:p>
          </table:table-cell>
          <table:table-cell table:style-name="ce3" table:formula="of:=AVERAGE([$'Decile ratio'.K21:.K24])" office:value-type="float" office:value="8.20218543089375" calcext:value-type="float">
            <text:p>8.20218543089375</text:p>
          </table:table-cell>
          <table:table-cell table:style-name="ce3" table:formula="of:=AVERAGE([$'Decile ratio'.H21:.H24])" office:value-type="float" office:value="6.44066970690845" calcext:value-type="float">
            <text:p>6.44066970690845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Decile ratio'.O21:.O24])" office:value-type="float" office:value="10.9725914867505" calcext:value-type="float">
            <text:p>10.9725914867505</text:p>
          </table:table-cell>
          <table:table-cell table:style-name="ce3" table:formula="of:=AVERAGE([$'Decile ratio'.P21:.P24])" office:value-type="float" office:value="8.06679905109889" calcext:value-type="float">
            <text:p>8.06679905109889</text:p>
          </table:table-cell>
          <table:table-cell table:style-name="ce3" table:formula="of:=AVERAGE([$'Decile ratio'.Q21:.Q24])" office:value-type="float" office:value="8.19232147758265" calcext:value-type="float">
            <text:p>8.19232147758265</text:p>
          </table:table-cell>
          <table:table-cell table:style-name="ce3" table:formula="of:=AVERAGE([$'Decile ratio'.N21:.N24])" office:value-type="float" office:value="6.4407330987222" calcext:value-type="float">
            <text:p>6.4407330987222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float" office:value="12.1530261048811" calcext:value-type="float">
            <text:p>12.1530261048811</text:p>
          </table:table-cell>
          <table:table-cell table:formula="of:=AVERAGE([$'Decile ratio'.D25:.D28])" office:value-type="float" office:value="8.64406442469469" calcext:value-type="float">
            <text:p>8.64406442469469</text:p>
          </table:table-cell>
          <table:table-cell table:formula="of:=AVERAGE([$'Decile ratio'.E25:.E28])" office:value-type="float" office:value="9.13079756037044" calcext:value-type="float">
            <text:p>9.13079756037044</text:p>
          </table:table-cell>
          <table:table-cell table:formula="of:=AVERAGE([$'Decile ratio'.B25:.B28])" office:value-type="float" office:value="6.82355404780065" calcext:value-type="float">
            <text:p>6.82355404780065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Decile ratio'.I25:.I28])" office:value-type="float" office:value="12.1523543542449" calcext:value-type="float">
            <text:p>12.1523543542449</text:p>
          </table:table-cell>
          <table:table-cell table:style-name="ce3" table:formula="of:=AVERAGE([$'Decile ratio'.J25:.J28])" office:value-type="float" office:value="8.6413345356916" calcext:value-type="float">
            <text:p>8.6413345356916</text:p>
          </table:table-cell>
          <table:table-cell table:style-name="ce3" table:formula="of:=AVERAGE([$'Decile ratio'.K25:.K28])" office:value-type="float" office:value="9.12660767982186" calcext:value-type="float">
            <text:p>9.12660767982186</text:p>
          </table:table-cell>
          <table:table-cell table:style-name="ce3" table:formula="of:=AVERAGE([$'Decile ratio'.H25:.H28])" office:value-type="float" office:value="6.8183324702508" calcext:value-type="float">
            <text:p>6.8183324702508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Decile ratio'.O25:.O28])" office:value-type="float" office:value="12.1530261048811" calcext:value-type="float">
            <text:p>12.1530261048811</text:p>
          </table:table-cell>
          <table:table-cell table:style-name="ce3" table:formula="of:=AVERAGE([$'Decile ratio'.P25:.P28])" office:value-type="float" office:value="8.62783988308546" calcext:value-type="float">
            <text:p>8.62783988308546</text:p>
          </table:table-cell>
          <table:table-cell table:style-name="ce3" table:formula="of:=AVERAGE([$'Decile ratio'.Q25:.Q28])" office:value-type="float" office:value="9.13800923769049" calcext:value-type="float">
            <text:p>9.13800923769049</text:p>
          </table:table-cell>
          <table:table-cell table:style-name="ce3" table:formula="of:=AVERAGE([$'Decile ratio'.N25:.N28])" office:value-type="float" office:value="6.81393599164663" calcext:value-type="float">
            <text:p>6.81393599164663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float" office:value="11.6663224030083" calcext:value-type="float">
            <text:p>11.6663224030083</text:p>
          </table:table-cell>
          <table:table-cell table:formula="of:=AVERAGE([$'Decile ratio'.D29:.D32])" office:value-type="float" office:value="8.40200082274582" calcext:value-type="float">
            <text:p>8.40200082274582</text:p>
          </table:table-cell>
          <table:table-cell table:formula="of:=AVERAGE([$'Decile ratio'.E29:.E32])" office:value-type="float" office:value="9.12056127194219" calcext:value-type="float">
            <text:p>9.12056127194219</text:p>
          </table:table-cell>
          <table:table-cell table:formula="of:=AVERAGE([$'Decile ratio'.B29:.B32])" office:value-type="float" office:value="6.74494615587664" calcext:value-type="float">
            <text:p>6.74494615587664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Decile ratio'.I29:.I32])" office:value-type="float" office:value="11.6850746151565" calcext:value-type="float">
            <text:p>11.6850746151565</text:p>
          </table:table-cell>
          <table:table-cell table:style-name="ce3" table:formula="of:=AVERAGE([$'Decile ratio'.J29:.J32])" office:value-type="float" office:value="8.44947586078961" calcext:value-type="float">
            <text:p>8.44947586078961</text:p>
          </table:table-cell>
          <table:table-cell table:style-name="ce3" table:formula="of:=AVERAGE([$'Decile ratio'.K29:.K32])" office:value-type="float" office:value="9.14016487298709" calcext:value-type="float">
            <text:p>9.14016487298709</text:p>
          </table:table-cell>
          <table:table-cell table:style-name="ce3" table:formula="of:=AVERAGE([$'Decile ratio'.H29:.H32])" office:value-type="float" office:value="6.75938300477493" calcext:value-type="float">
            <text:p>6.75938300477493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Decile ratio'.O29:.O32])" office:value-type="float" office:value="11.6663005068658" calcext:value-type="float">
            <text:p>11.6663005068658</text:p>
          </table:table-cell>
          <table:table-cell table:style-name="ce3" table:formula="of:=AVERAGE([$'Decile ratio'.P29:.P32])" office:value-type="float" office:value="8.4406404045501" calcext:value-type="float">
            <text:p>8.4406404045501</text:p>
          </table:table-cell>
          <table:table-cell table:style-name="ce3" table:formula="of:=AVERAGE([$'Decile ratio'.Q29:.Q32])" office:value-type="float" office:value="9.15511498801307" calcext:value-type="float">
            <text:p>9.15511498801307</text:p>
          </table:table-cell>
          <table:table-cell table:style-name="ce3" table:formula="of:=AVERAGE([$'Decile ratio'.N29:.N32])" office:value-type="float" office:value="6.7609792887332" calcext:value-type="float">
            <text:p>6.7609792887332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float" office:value="11.4737292817845" calcext:value-type="float">
            <text:p>11.4737292817845</text:p>
          </table:table-cell>
          <table:table-cell table:formula="of:=AVERAGE([$'Decile ratio'.D33:.D36])" office:value-type="float" office:value="8.43055371785472" calcext:value-type="float">
            <text:p>8.43055371785472</text:p>
          </table:table-cell>
          <table:table-cell table:formula="of:=AVERAGE([$'Decile ratio'.E33:.E36])" office:value-type="float" office:value="9.02260523608605" calcext:value-type="float">
            <text:p>9.02260523608605</text:p>
          </table:table-cell>
          <table:table-cell table:formula="of:=AVERAGE([$'Decile ratio'.B33:.B36])" office:value-type="float" office:value="6.82650601110344" calcext:value-type="float">
            <text:p>6.82650601110344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Decile ratio'.I33:.I36])" office:value-type="float" office:value="11.5480484663047" calcext:value-type="float">
            <text:p>11.5480484663047</text:p>
          </table:table-cell>
          <table:table-cell table:style-name="ce3" table:formula="of:=AVERAGE([$'Decile ratio'.J33:.J36])" office:value-type="float" office:value="8.46786612465012" calcext:value-type="float">
            <text:p>8.46786612465012</text:p>
          </table:table-cell>
          <table:table-cell table:style-name="ce3" table:formula="of:=AVERAGE([$'Decile ratio'.K33:.K36])" office:value-type="float" office:value="9.0536510232897" calcext:value-type="float">
            <text:p>9.0536510232897</text:p>
          </table:table-cell>
          <table:table-cell table:style-name="ce3" table:formula="of:=AVERAGE([$'Decile ratio'.H33:.H36])" office:value-type="float" office:value="6.83889613474476" calcext:value-type="float">
            <text:p>6.83889613474476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Decile ratio'.O33:.O36])" office:value-type="float" office:value="11.6117402629159" calcext:value-type="float">
            <text:p>11.6117402629159</text:p>
          </table:table-cell>
          <table:table-cell table:style-name="ce3" table:formula="of:=AVERAGE([$'Decile ratio'.P33:.P36])" office:value-type="float" office:value="8.44095780911102" calcext:value-type="float">
            <text:p>8.44095780911102</text:p>
          </table:table-cell>
          <table:table-cell table:style-name="ce3" table:formula="of:=AVERAGE([$'Decile ratio'.Q33:.Q36])" office:value-type="float" office:value="9.09856410455161" calcext:value-type="float">
            <text:p>9.09856410455161</text:p>
          </table:table-cell>
          <table:table-cell table:style-name="ce3" table:formula="of:=AVERAGE([$'Decile ratio'.N33:.N36])" office:value-type="float" office:value="6.85567191985231" calcext:value-type="float">
            <text:p>6.85567191985231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float" office:value="11.7362570330325" calcext:value-type="float">
            <text:p>11.7362570330325</text:p>
          </table:table-cell>
          <table:table-cell table:formula="of:=AVERAGE([$'Decile ratio'.D37:.D40])" office:value-type="float" office:value="8.43093170689225" calcext:value-type="float">
            <text:p>8.43093170689225</text:p>
          </table:table-cell>
          <table:table-cell table:formula="of:=AVERAGE([$'Decile ratio'.E37:.E40])" office:value-type="float" office:value="9.0478534433342" calcext:value-type="float">
            <text:p>9.0478534433342</text:p>
          </table:table-cell>
          <table:table-cell table:formula="of:=AVERAGE([$'Decile ratio'.B37:.B40])" office:value-type="float" office:value="6.71770796218333" calcext:value-type="float">
            <text:p>6.71770796218333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Decile ratio'.I37:.I40])" office:value-type="float" office:value="11.620355376425" calcext:value-type="float">
            <text:p>11.620355376425</text:p>
          </table:table-cell>
          <table:table-cell table:style-name="ce3" table:formula="of:=AVERAGE([$'Decile ratio'.J37:.J40])" office:value-type="float" office:value="8.52611010595351" calcext:value-type="float">
            <text:p>8.52611010595351</text:p>
          </table:table-cell>
          <table:table-cell table:style-name="ce3" table:formula="of:=AVERAGE([$'Decile ratio'.K37:.K40])" office:value-type="float" office:value="9.22931382216942" calcext:value-type="float">
            <text:p>9.22931382216942</text:p>
          </table:table-cell>
          <table:table-cell table:style-name="ce3" table:formula="of:=AVERAGE([$'Decile ratio'.H37:.H40])" office:value-type="float" office:value="6.8017168222571" calcext:value-type="float">
            <text:p>6.8017168222571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Decile ratio'.O37:.O40])" office:value-type="float" office:value="12.0448357791585" calcext:value-type="float">
            <text:p>12.0448357791585</text:p>
          </table:table-cell>
          <table:table-cell table:style-name="ce3" table:formula="of:=AVERAGE([$'Decile ratio'.P37:.P40])" office:value-type="float" office:value="8.54053644643443" calcext:value-type="float">
            <text:p>8.54053644643443</text:p>
          </table:table-cell>
          <table:table-cell table:style-name="ce3" table:formula="of:=AVERAGE([$'Decile ratio'.Q37:.Q40])" office:value-type="float" office:value="9.29583859031632" calcext:value-type="float">
            <text:p>9.29583859031632</text:p>
          </table:table-cell>
          <table:table-cell table:style-name="ce3" table:formula="of:=AVERAGE([$'Decile ratio'.N37:.N40])" office:value-type="float" office:value="6.86488017463478" calcext:value-type="float">
            <text:p>6.86488017463478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float" office:value="11.5926036411181" calcext:value-type="float">
            <text:p>11.5926036411181</text:p>
          </table:table-cell>
          <table:table-cell table:formula="of:=AVERAGE([$'Decile ratio'.D41:.D44])" office:value-type="float" office:value="8.62796342477814" calcext:value-type="float">
            <text:p>8.62796342477814</text:p>
          </table:table-cell>
          <table:table-cell table:formula="of:=AVERAGE([$'Decile ratio'.E41:.E44])" office:value-type="float" office:value="9.15617277600296" calcext:value-type="float">
            <text:p>9.15617277600296</text:p>
          </table:table-cell>
          <table:table-cell table:formula="of:=AVERAGE([$'Decile ratio'.B41:.B44])" office:value-type="float" office:value="6.98897498156577" calcext:value-type="float">
            <text:p>6.98897498156577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Decile ratio'.I41:.I44])" office:value-type="float" office:value="11.246718682452" calcext:value-type="float">
            <text:p>11.246718682452</text:p>
          </table:table-cell>
          <table:table-cell table:style-name="ce3" table:formula="of:=AVERAGE([$'Decile ratio'.J41:.J44])" office:value-type="float" office:value="8.36487865276359" calcext:value-type="float">
            <text:p>8.36487865276359</text:p>
          </table:table-cell>
          <table:table-cell table:style-name="ce3" table:formula="of:=AVERAGE([$'Decile ratio'.K41:.K44])" office:value-type="float" office:value="8.74117924965965" calcext:value-type="float">
            <text:p>8.74117924965965</text:p>
          </table:table-cell>
          <table:table-cell table:style-name="ce3" table:formula="of:=AVERAGE([$'Decile ratio'.H41:.H44])" office:value-type="float" office:value="6.70096921799732" calcext:value-type="float">
            <text:p>6.70096921799732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Decile ratio'.O41:.O44])" office:value-type="float" office:value="12.0454133965903" calcext:value-type="float">
            <text:p>12.0454133965903</text:p>
          </table:table-cell>
          <table:table-cell table:style-name="ce3" table:formula="of:=AVERAGE([$'Decile ratio'.P41:.P44])" office:value-type="float" office:value="8.55036853364872" calcext:value-type="float">
            <text:p>8.55036853364872</text:p>
          </table:table-cell>
          <table:table-cell table:style-name="ce3" table:formula="of:=AVERAGE([$'Decile ratio'.Q41:.Q44])" office:value-type="float" office:value="9.26765723251231" calcext:value-type="float">
            <text:p>9.26765723251231</text:p>
          </table:table-cell>
          <table:table-cell table:style-name="ce3" table:formula="of:=AVERAGE([$'Decile ratio'.N41:.N44])" office:value-type="float" office:value="6.70987916948598" calcext:value-type="float">
            <text:p>6.70987916948598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float" office:value="10.8375457789771" calcext:value-type="float">
            <text:p>10.8375457789771</text:p>
          </table:table-cell>
          <table:table-cell table:formula="of:=AVERAGE([$'Decile ratio'.D45:.D48])" office:value-type="float" office:value="7.98127880363088" calcext:value-type="float">
            <text:p>7.98127880363088</text:p>
          </table:table-cell>
          <table:table-cell table:formula="of:=AVERAGE([$'Decile ratio'.E45:.E48])" office:value-type="float" office:value="8.62243815756434" calcext:value-type="float">
            <text:p>8.62243815756434</text:p>
          </table:table-cell>
          <table:table-cell table:formula="of:=AVERAGE([$'Decile ratio'.B45:.B48])" office:value-type="float" office:value="6.61152776310102" calcext:value-type="float">
            <text:p>6.61152776310102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Decile ratio'.I45:.I48])" office:value-type="float" office:value="11.5777050666545" calcext:value-type="float">
            <text:p>11.5777050666545</text:p>
          </table:table-cell>
          <table:table-cell table:style-name="ce3" table:formula="of:=AVERAGE([$'Decile ratio'.J45:.J48])" office:value-type="float" office:value="8.49317540678591" calcext:value-type="float">
            <text:p>8.49317540678591</text:p>
          </table:table-cell>
          <table:table-cell table:style-name="ce3" table:formula="of:=AVERAGE([$'Decile ratio'.K45:.K48])" office:value-type="float" office:value="8.95222664913938" calcext:value-type="float">
            <text:p>8.95222664913938</text:p>
          </table:table-cell>
          <table:table-cell table:style-name="ce3" table:formula="of:=AVERAGE([$'Decile ratio'.H45:.H48])" office:value-type="float" office:value="6.77804612378194" calcext:value-type="float">
            <text:p>6.77804612378194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Decile ratio'.O45:.O48])" office:value-type="float" office:value="12.2939610953067" calcext:value-type="float">
            <text:p>12.2939610953067</text:p>
          </table:table-cell>
          <table:table-cell table:style-name="ce3" table:formula="of:=AVERAGE([$'Decile ratio'.P45:.P48])" office:value-type="float" office:value="8.80404064420465" calcext:value-type="float">
            <text:p>8.80404064420465</text:p>
          </table:table-cell>
          <table:table-cell table:style-name="ce3" table:formula="of:=AVERAGE([$'Decile ratio'.Q45:.Q48])" office:value-type="float" office:value="9.51174822909215" calcext:value-type="float">
            <text:p>9.51174822909215</text:p>
          </table:table-cell>
          <table:table-cell table:style-name="ce3" table:formula="of:=AVERAGE([$'Decile ratio'.N45:.N48])" office:value-type="float" office:value="6.95961651647148" calcext:value-type="float">
            <text:p>6.95961651647148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float" office:value="10.7679261079659" calcext:value-type="float">
            <text:p>10.7679261079659</text:p>
          </table:table-cell>
          <table:table-cell table:formula="of:=AVERAGE([$'Decile ratio'.D49:.D52])" office:value-type="float" office:value="8.15882535360738" calcext:value-type="float">
            <text:p>8.15882535360738</text:p>
          </table:table-cell>
          <table:table-cell table:formula="of:=AVERAGE([$'Decile ratio'.E49:.E52])" office:value-type="float" office:value="8.53601512083588" calcext:value-type="float">
            <text:p>8.53601512083588</text:p>
          </table:table-cell>
          <table:table-cell table:formula="of:=AVERAGE([$'Decile ratio'.B49:.B52])" office:value-type="float" office:value="6.56905592014209" calcext:value-type="float">
            <text:p>6.56905592014209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Decile ratio'.I49:.I52])" office:value-type="float" office:value="10.9563595740258" calcext:value-type="float">
            <text:p>10.9563595740258</text:p>
          </table:table-cell>
          <table:table-cell table:style-name="ce3" table:formula="of:=AVERAGE([$'Decile ratio'.J49:.J52])" office:value-type="float" office:value="8.29689611845491" calcext:value-type="float">
            <text:p>8.29689611845491</text:p>
          </table:table-cell>
          <table:table-cell table:style-name="ce3" table:formula="of:=AVERAGE([$'Decile ratio'.K49:.K52])" office:value-type="float" office:value="8.46121866112802" calcext:value-type="float">
            <text:p>8.46121866112802</text:p>
          </table:table-cell>
          <table:table-cell table:style-name="ce3" table:formula="of:=AVERAGE([$'Decile ratio'.H49:.H52])" office:value-type="float" office:value="6.62153101423289" calcext:value-type="float">
            <text:p>6.62153101423289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Decile ratio'.O49:.O52])" office:value-type="float" office:value="12.1325408493115" calcext:value-type="float">
            <text:p>12.1325408493115</text:p>
          </table:table-cell>
          <table:table-cell table:style-name="ce3" table:formula="of:=AVERAGE([$'Decile ratio'.P49:.P52])" office:value-type="float" office:value="8.45889235174517" calcext:value-type="float">
            <text:p>8.45889235174517</text:p>
          </table:table-cell>
          <table:table-cell table:style-name="ce3" table:formula="of:=AVERAGE([$'Decile ratio'.Q49:.Q52])" office:value-type="float" office:value="9.91905059832592" calcext:value-type="float">
            <text:p>9.91905059832592</text:p>
          </table:table-cell>
          <table:table-cell table:style-name="ce3" table:formula="of:=AVERAGE([$'Decile ratio'.N49:.N52])" office:value-type="float" office:value="6.89368140505921" calcext:value-type="float">
            <text:p>6.89368140505921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float" office:value="10.4056415745317" calcext:value-type="float">
            <text:p>10.4056415745317</text:p>
          </table:table-cell>
          <table:table-cell table:formula="of:=AVERAGE([$'Decile ratio'.D53:.D56])" office:value-type="float" office:value="7.78240518402526" calcext:value-type="float">
            <text:p>7.78240518402526</text:p>
          </table:table-cell>
          <table:table-cell table:formula="of:=AVERAGE([$'Decile ratio'.E53:.E56])" office:value-type="float" office:value="8.84792207329117" calcext:value-type="float">
            <text:p>8.84792207329117</text:p>
          </table:table-cell>
          <table:table-cell table:formula="of:=AVERAGE([$'Decile ratio'.B53:.B56])" office:value-type="float" office:value="6.30868211024053" calcext:value-type="float">
            <text:p>6.30868211024053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Decile ratio'.I53:.I56])" office:value-type="float" office:value="10.3896720854378" calcext:value-type="float">
            <text:p>10.3896720854378</text:p>
          </table:table-cell>
          <table:table-cell table:style-name="ce3" table:formula="of:=AVERAGE([$'Decile ratio'.J53:.J56])" office:value-type="float" office:value="7.64336286098273" calcext:value-type="float">
            <text:p>7.64336286098273</text:p>
          </table:table-cell>
          <table:table-cell table:style-name="ce3" table:formula="of:=AVERAGE([$'Decile ratio'.K53:.K56])" office:value-type="float" office:value="8.41498906673319" calcext:value-type="float">
            <text:p>8.41498906673319</text:p>
          </table:table-cell>
          <table:table-cell table:style-name="ce3" table:formula="of:=AVERAGE([$'Decile ratio'.H53:.H56])" office:value-type="float" office:value="6.4310202616519" calcext:value-type="float">
            <text:p>6.4310202616519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Decile ratio'.O53:.O56])" office:value-type="float" office:value="11.9241958430151" calcext:value-type="float">
            <text:p>11.9241958430151</text:p>
          </table:table-cell>
          <table:table-cell table:style-name="ce3" table:formula="of:=AVERAGE([$'Decile ratio'.P53:.P56])" office:value-type="float" office:value="8.57630739214581" calcext:value-type="float">
            <text:p>8.57630739214581</text:p>
          </table:table-cell>
          <table:table-cell table:style-name="ce3" table:formula="of:=AVERAGE([$'Decile ratio'.Q53:.Q56])" office:value-type="float" office:value="9.90575698608378" calcext:value-type="float">
            <text:p>9.90575698608378</text:p>
          </table:table-cell>
          <table:table-cell table:style-name="ce3" table:formula="of:=AVERAGE([$'Decile ratio'.N53:.N56])" office:value-type="float" office:value="7.13429168883459" calcext:value-type="float">
            <text:p>7.13429168883459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float" office:value="10.3342684406013" calcext:value-type="float">
            <text:p>10.3342684406013</text:p>
          </table:table-cell>
          <table:table-cell table:formula="of:=AVERAGE([$'Decile ratio'.D57:.D60])" office:value-type="float" office:value="7.72452590017338" calcext:value-type="float">
            <text:p>7.72452590017338</text:p>
          </table:table-cell>
          <table:table-cell table:formula="of:=AVERAGE([$'Decile ratio'.E57:.E60])" office:value-type="float" office:value="8.81085942895701" calcext:value-type="float">
            <text:p>8.81085942895701</text:p>
          </table:table-cell>
          <table:table-cell table:formula="of:=AVERAGE([$'Decile ratio'.B57:.B60])" office:value-type="float" office:value="6.40740511243" calcext:value-type="float">
            <text:p>6.40740511243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Decile ratio'.I57:.I60])" office:value-type="float" office:value="11.4013699897937" calcext:value-type="float">
            <text:p>11.4013699897937</text:p>
          </table:table-cell>
          <table:table-cell table:style-name="ce3" table:formula="of:=AVERAGE([$'Decile ratio'.J57:.J60])" office:value-type="float" office:value="7.97722115566465" calcext:value-type="float">
            <text:p>7.97722115566465</text:p>
          </table:table-cell>
          <table:table-cell table:style-name="ce3" table:formula="of:=AVERAGE([$'Decile ratio'.K57:.K60])" office:value-type="float" office:value="9.147149238657" calcext:value-type="float">
            <text:p>9.147149238657</text:p>
          </table:table-cell>
          <table:table-cell table:style-name="ce3" table:formula="of:=AVERAGE([$'Decile ratio'.H57:.H60])" office:value-type="float" office:value="6.51652467418481" calcext:value-type="float">
            <text:p>6.51652467418481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Decile ratio'.O57:.O60])" office:value-type="float" office:value="12.1098659301636" calcext:value-type="float">
            <text:p>12.1098659301636</text:p>
          </table:table-cell>
          <table:table-cell table:style-name="ce3" table:formula="of:=AVERAGE([$'Decile ratio'.P57:.P60])" office:value-type="float" office:value="8.73741178808062" calcext:value-type="float">
            <text:p>8.73741178808062</text:p>
          </table:table-cell>
          <table:table-cell table:style-name="ce3" table:formula="of:=AVERAGE([$'Decile ratio'.Q57:.Q60])" office:value-type="float" office:value="9.85054806712785" calcext:value-type="float">
            <text:p>9.85054806712785</text:p>
          </table:table-cell>
          <table:table-cell table:style-name="ce3" table:formula="of:=AVERAGE([$'Decile ratio'.N57:.N60])" office:value-type="float" office:value="7.42168706975919" calcext:value-type="float">
            <text:p>7.42168706975919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float" office:value="10.1612170094766" calcext:value-type="float">
            <text:p>10.1612170094766</text:p>
          </table:table-cell>
          <table:table-cell table:formula="of:=AVERAGE([$'Decile ratio'.D61:.D64])" office:value-type="float" office:value="7.68614810661204" calcext:value-type="float">
            <text:p>7.68614810661204</text:p>
          </table:table-cell>
          <table:table-cell table:formula="of:=AVERAGE([$'Decile ratio'.E61:.E64])" office:value-type="float" office:value="9.03354718720413" calcext:value-type="float">
            <text:p>9.03354718720413</text:p>
          </table:table-cell>
          <table:table-cell table:formula="of:=AVERAGE([$'Decile ratio'.B61:.B64])" office:value-type="float" office:value="6.49057678784719" calcext:value-type="float">
            <text:p>6.49057678784719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Decile ratio'.I61:.I64])" office:value-type="float" office:value="11.0917073231028" calcext:value-type="float">
            <text:p>11.0917073231028</text:p>
          </table:table-cell>
          <table:table-cell table:style-name="ce3" table:formula="of:=AVERAGE([$'Decile ratio'.J61:.J64])" office:value-type="float" office:value="7.975551687883" calcext:value-type="float">
            <text:p>7.975551687883</text:p>
          </table:table-cell>
          <table:table-cell table:style-name="ce3" table:formula="of:=AVERAGE([$'Decile ratio'.K61:.K64])" office:value-type="float" office:value="9.42130699005165" calcext:value-type="float">
            <text:p>9.42130699005165</text:p>
          </table:table-cell>
          <table:table-cell table:style-name="ce3" table:formula="of:=AVERAGE([$'Decile ratio'.H61:.H64])" office:value-type="float" office:value="6.62256781647645" calcext:value-type="float">
            <text:p>6.62256781647645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Decile ratio'.O61:.O64])" office:value-type="float" office:value="11.3185768264044" calcext:value-type="float">
            <text:p>11.3185768264044</text:p>
          </table:table-cell>
          <table:table-cell table:style-name="ce3" table:formula="of:=AVERAGE([$'Decile ratio'.P61:.P64])" office:value-type="float" office:value="8.32071286626409" calcext:value-type="float">
            <text:p>8.32071286626409</text:p>
          </table:table-cell>
          <table:table-cell table:style-name="ce3" table:formula="of:=AVERAGE([$'Decile ratio'.Q61:.Q64])" office:value-type="float" office:value="9.88542626003982" calcext:value-type="float">
            <text:p>9.88542626003982</text:p>
          </table:table-cell>
          <table:table-cell table:style-name="ce3" table:formula="of:=AVERAGE([$'Decile ratio'.N61:.N64])" office:value-type="float" office:value="7.33830929147562" calcext:value-type="float">
            <text:p>7.33830929147562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float" office:value="10.7414547704566" calcext:value-type="float">
            <text:p>10.7414547704566</text:p>
          </table:table-cell>
          <table:table-cell table:formula="of:=AVERAGE([$'Decile ratio'.D65:.D68])" office:value-type="float" office:value="8.03240753776956" calcext:value-type="float">
            <text:p>8.03240753776956</text:p>
          </table:table-cell>
          <table:table-cell table:formula="of:=AVERAGE([$'Decile ratio'.E65:.E68])" office:value-type="float" office:value="9.76237639504115" calcext:value-type="float">
            <text:p>9.76237639504115</text:p>
          </table:table-cell>
          <table:table-cell table:formula="of:=AVERAGE([$'Decile ratio'.B65:.B68])" office:value-type="float" office:value="6.97001880184639" calcext:value-type="float">
            <text:p>6.97001880184639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Decile ratio'.I65:.I68])" office:value-type="float" office:value="10.3731187686694" calcext:value-type="float">
            <text:p>10.3731187686694</text:p>
          </table:table-cell>
          <table:table-cell table:style-name="ce3" table:formula="of:=AVERAGE([$'Decile ratio'.J65:.J68])" office:value-type="float" office:value="7.67457613652535" calcext:value-type="float">
            <text:p>7.67457613652535</text:p>
          </table:table-cell>
          <table:table-cell table:style-name="ce3" table:formula="of:=AVERAGE([$'Decile ratio'.K65:.K68])" office:value-type="float" office:value="9.36360415273689" calcext:value-type="float">
            <text:p>9.36360415273689</text:p>
          </table:table-cell>
          <table:table-cell table:style-name="ce3" table:formula="of:=AVERAGE([$'Decile ratio'.H65:.H68])" office:value-type="float" office:value="6.82766486221699" calcext:value-type="float">
            <text:p>6.82766486221699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Decile ratio'.O65:.O68])" office:value-type="float" office:value="11.2217615789512" calcext:value-type="float">
            <text:p>11.2217615789512</text:p>
          </table:table-cell>
          <table:table-cell table:style-name="ce3" table:formula="of:=AVERAGE([$'Decile ratio'.P65:.P68])" office:value-type="float" office:value="7.92910683304558" calcext:value-type="float">
            <text:p>7.92910683304558</text:p>
          </table:table-cell>
          <table:table-cell table:style-name="ce3" table:formula="of:=AVERAGE([$'Decile ratio'.Q65:.Q68])" office:value-type="float" office:value="9.69753952655672" calcext:value-type="float">
            <text:p>9.69753952655672</text:p>
          </table:table-cell>
          <table:table-cell table:style-name="ce3" table:formula="of:=AVERAGE([$'Decile ratio'.N65:.N68])" office:value-type="float" office:value="7.19566034992104" calcext:value-type="float">
            <text:p>7.19566034992104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float" office:value="10.2456459208896" calcext:value-type="float">
            <text:p>10.2456459208896</text:p>
          </table:table-cell>
          <table:table-cell table:formula="of:=AVERAGE([$'Decile ratio'.D69:.D72])" office:value-type="float" office:value="7.57987251031014" calcext:value-type="float">
            <text:p>7.57987251031014</text:p>
          </table:table-cell>
          <table:table-cell table:formula="of:=AVERAGE([$'Decile ratio'.E69:.E72])" office:value-type="float" office:value="9.4068690505141" calcext:value-type="float">
            <text:p>9.4068690505141</text:p>
          </table:table-cell>
          <table:table-cell table:formula="of:=AVERAGE([$'Decile ratio'.B69:.B72])" office:value-type="float" office:value="6.89221440390911" calcext:value-type="float">
            <text:p>6.89221440390911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Decile ratio'.I69:.I72])" office:value-type="float" office:value="10.1405477112684" calcext:value-type="float">
            <text:p>10.1405477112684</text:p>
          </table:table-cell>
          <table:table-cell table:style-name="ce3" table:formula="of:=AVERAGE([$'Decile ratio'.J69:.J72])" office:value-type="float" office:value="7.20706595051908" calcext:value-type="float">
            <text:p>7.20706595051908</text:p>
          </table:table-cell>
          <table:table-cell table:style-name="ce3" table:formula="of:=AVERAGE([$'Decile ratio'.K69:.K72])" office:value-type="float" office:value="9.10456674193923" calcext:value-type="float">
            <text:p>9.10456674193923</text:p>
          </table:table-cell>
          <table:table-cell table:style-name="ce3" table:formula="of:=AVERAGE([$'Decile ratio'.H69:.H72])" office:value-type="float" office:value="6.66288424940013" calcext:value-type="float">
            <text:p>6.66288424940013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Decile ratio'.O69:.O72])" office:value-type="float" office:value="10.6621545563121" calcext:value-type="float">
            <text:p>10.6621545563121</text:p>
          </table:table-cell>
          <table:table-cell table:style-name="ce3" table:formula="of:=AVERAGE([$'Decile ratio'.P69:.P72])" office:value-type="float" office:value="7.82069315003174" calcext:value-type="float">
            <text:p>7.82069315003174</text:p>
          </table:table-cell>
          <table:table-cell table:style-name="ce3" table:formula="of:=AVERAGE([$'Decile ratio'.Q69:.Q72])" office:value-type="float" office:value="9.75091656501002" calcext:value-type="float">
            <text:p>9.75091656501002</text:p>
          </table:table-cell>
          <table:table-cell table:style-name="ce3" table:formula="of:=AVERAGE([$'Decile ratio'.N69:.N72])" office:value-type="float" office:value="7.29498891263722" calcext:value-type="float">
            <text:p>7.29498891263722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float" office:value="10.3894940359449" calcext:value-type="float">
            <text:p>10.3894940359449</text:p>
          </table:table-cell>
          <table:table-cell table:formula="of:=AVERAGE([$'Decile ratio'.D73:.D76])" office:value-type="float" office:value="7.54307744815209" calcext:value-type="float">
            <text:p>7.54307744815209</text:p>
          </table:table-cell>
          <table:table-cell table:formula="of:=AVERAGE([$'Decile ratio'.E73:.E76])" office:value-type="float" office:value="9.63798611305682" calcext:value-type="float">
            <text:p>9.63798611305682</text:p>
          </table:table-cell>
          <table:table-cell table:formula="of:=AVERAGE([$'Decile ratio'.B73:.B76])" office:value-type="float" office:value="6.91878823103502" calcext:value-type="float">
            <text:p>6.91878823103502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Decile ratio'.I73:.I76])" office:value-type="float" office:value="10.5842341865537" calcext:value-type="float">
            <text:p>10.5842341865537</text:p>
          </table:table-cell>
          <table:table-cell table:style-name="ce3" table:formula="of:=AVERAGE([$'Decile ratio'.J73:.J76])" office:value-type="float" office:value="7.64007330789064" calcext:value-type="float">
            <text:p>7.64007330789064</text:p>
          </table:table-cell>
          <table:table-cell table:style-name="ce3" table:formula="of:=AVERAGE([$'Decile ratio'.K73:.K76])" office:value-type="float" office:value="9.69002832209672" calcext:value-type="float">
            <text:p>9.69002832209672</text:p>
          </table:table-cell>
          <table:table-cell table:style-name="ce3" table:formula="of:=AVERAGE([$'Decile ratio'.H73:.H76])" office:value-type="float" office:value="6.922155696717" calcext:value-type="float">
            <text:p>6.922155696717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Decile ratio'.O73:.O76])" office:value-type="float" office:value="10.9663084184056" calcext:value-type="float">
            <text:p>10.9663084184056</text:p>
          </table:table-cell>
          <table:table-cell table:style-name="ce3" table:formula="of:=AVERAGE([$'Decile ratio'.P73:.P76])" office:value-type="float" office:value="7.83834668313423" calcext:value-type="float">
            <text:p>7.83834668313423</text:p>
          </table:table-cell>
          <table:table-cell table:style-name="ce3" table:formula="of:=AVERAGE([$'Decile ratio'.Q73:.Q76])" office:value-type="float" office:value="10.3853264043322" calcext:value-type="float">
            <text:p>10.3853264043322</text:p>
          </table:table-cell>
          <table:table-cell table:style-name="ce3" table:formula="of:=AVERAGE([$'Decile ratio'.N73:.N76])" office:value-type="float" office:value="7.48069977795235" calcext:value-type="float">
            <text:p>7.48069977795235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float" office:value="9.54050396665274" calcext:value-type="float">
            <text:p>9.54050396665274</text:p>
          </table:table-cell>
          <table:table-cell table:formula="of:=AVERAGE([$'Decile ratio'.D77:.D80])" office:value-type="float" office:value="7.13008729956894" calcext:value-type="float">
            <text:p>7.13008729956894</text:p>
          </table:table-cell>
          <table:table-cell table:formula="of:=AVERAGE([$'Decile ratio'.E77:.E80])" office:value-type="float" office:value="9.02190489136018" calcext:value-type="float">
            <text:p>9.02190489136018</text:p>
          </table:table-cell>
          <table:table-cell table:formula="of:=AVERAGE([$'Decile ratio'.B77:.B80])" office:value-type="float" office:value="6.77313327492748" calcext:value-type="float">
            <text:p>6.77313327492748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Decile ratio'.I77:.I80])" office:value-type="float" office:value="9.85543304503662" calcext:value-type="float">
            <text:p>9.85543304503662</text:p>
          </table:table-cell>
          <table:table-cell table:style-name="ce3" table:formula="of:=AVERAGE([$'Decile ratio'.J77:.J80])" office:value-type="float" office:value="7.2822453449006" calcext:value-type="float">
            <text:p>7.2822453449006</text:p>
          </table:table-cell>
          <table:table-cell table:style-name="ce3" table:formula="of:=AVERAGE([$'Decile ratio'.K77:.K80])" office:value-type="float" office:value="9.46671935799215" calcext:value-type="float">
            <text:p>9.46671935799215</text:p>
          </table:table-cell>
          <table:table-cell table:style-name="ce3" table:formula="of:=AVERAGE([$'Decile ratio'.H77:.H80])" office:value-type="float" office:value="6.8967964940449" calcext:value-type="float">
            <text:p>6.8967964940449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Decile ratio'.O77:.O80])" office:value-type="float" office:value="11.3055808876395" calcext:value-type="float">
            <text:p>11.3055808876395</text:p>
          </table:table-cell>
          <table:table-cell table:style-name="ce3" table:formula="of:=AVERAGE([$'Decile ratio'.P77:.P80])" office:value-type="float" office:value="8.18641576130894" calcext:value-type="float">
            <text:p>8.18641576130894</text:p>
          </table:table-cell>
          <table:table-cell table:style-name="ce3" table:formula="of:=AVERAGE([$'Decile ratio'.Q77:.Q80])" office:value-type="float" office:value="10.6058010463417" calcext:value-type="float">
            <text:p>10.6058010463417</text:p>
          </table:table-cell>
          <table:table-cell table:style-name="ce3" table:formula="of:=AVERAGE([$'Decile ratio'.N77:.N80])" office:value-type="float" office:value="7.98513208856065" calcext:value-type="float">
            <text:p>7.98513208856065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float" office:value="9.35313900782733" calcext:value-type="float">
            <text:p>9.35313900782733</text:p>
          </table:table-cell>
          <table:table-cell table:formula="of:=AVERAGE([$'Decile ratio'.D81:.D84])" office:value-type="float" office:value="6.84982615936602" calcext:value-type="float">
            <text:p>6.84982615936602</text:p>
          </table:table-cell>
          <table:table-cell table:formula="of:=AVERAGE([$'Decile ratio'.E81:.E84])" office:value-type="float" office:value="8.88413055270605" calcext:value-type="float">
            <text:p>8.88413055270605</text:p>
          </table:table-cell>
          <table:table-cell table:formula="of:=AVERAGE([$'Decile ratio'.B81:.B84])" office:value-type="float" office:value="6.53668412555575" calcext:value-type="float">
            <text:p>6.53668412555575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Decile ratio'.I81:.I84])" office:value-type="float" office:value="9.77611499374793" calcext:value-type="float">
            <text:p>9.77611499374793</text:p>
          </table:table-cell>
          <table:table-cell table:style-name="ce3" table:formula="of:=AVERAGE([$'Decile ratio'.J81:.J84])" office:value-type="float" office:value="7.31089436673532" calcext:value-type="float">
            <text:p>7.31089436673532</text:p>
          </table:table-cell>
          <table:table-cell table:style-name="ce3" table:formula="of:=AVERAGE([$'Decile ratio'.K81:.K84])" office:value-type="float" office:value="9.37310750037074" calcext:value-type="float">
            <text:p>9.37310750037074</text:p>
          </table:table-cell>
          <table:table-cell table:style-name="ce3" table:formula="of:=AVERAGE([$'Decile ratio'.H81:.H84])" office:value-type="float" office:value="6.8581944695221" calcext:value-type="float">
            <text:p>6.8581944695221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Decile ratio'.O81:.O84])" office:value-type="float" office:value="10.9167556456167" calcext:value-type="float">
            <text:p>10.9167556456167</text:p>
          </table:table-cell>
          <table:table-cell table:style-name="ce3" table:formula="of:=AVERAGE([$'Decile ratio'.P81:.P84])" office:value-type="float" office:value="7.58199587101999" calcext:value-type="float">
            <text:p>7.58199587101999</text:p>
          </table:table-cell>
          <table:table-cell table:style-name="ce3" table:formula="of:=AVERAGE([$'Decile ratio'.Q81:.Q84])" office:value-type="float" office:value="10.4122208031804" calcext:value-type="float">
            <text:p>10.4122208031804</text:p>
          </table:table-cell>
          <table:table-cell table:style-name="ce3" table:formula="of:=AVERAGE([$'Decile ratio'.N81:.N84])" office:value-type="float" office:value="7.26287383619408" calcext:value-type="float">
            <text:p>7.26287383619408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float" office:value="9.2632854002554" calcext:value-type="float">
            <text:p>9.2632854002554</text:p>
          </table:table-cell>
          <table:table-cell table:formula="of:=AVERAGE([$'Decile ratio'.D85:.D88])" office:value-type="float" office:value="7.02718585475649" calcext:value-type="float">
            <text:p>7.02718585475649</text:p>
          </table:table-cell>
          <table:table-cell table:formula="of:=AVERAGE([$'Decile ratio'.E85:.E88])" office:value-type="float" office:value="8.65794216709005" calcext:value-type="float">
            <text:p>8.65794216709005</text:p>
          </table:table-cell>
          <table:table-cell table:formula="of:=AVERAGE([$'Decile ratio'.B85:.B88])" office:value-type="float" office:value="6.72029662259449" calcext:value-type="float">
            <text:p>6.72029662259449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Decile ratio'.I85:.I88])" office:value-type="float" office:value="9.86700794538026" calcext:value-type="float">
            <text:p>9.86700794538026</text:p>
          </table:table-cell>
          <table:table-cell table:style-name="ce3" table:formula="of:=AVERAGE([$'Decile ratio'.J85:.J88])" office:value-type="float" office:value="6.89927100165397" calcext:value-type="float">
            <text:p>6.89927100165397</text:p>
          </table:table-cell>
          <table:table-cell table:style-name="ce3" table:formula="of:=AVERAGE([$'Decile ratio'.K85:.K88])" office:value-type="float" office:value="9.61660658531775" calcext:value-type="float">
            <text:p>9.61660658531775</text:p>
          </table:table-cell>
          <table:table-cell table:style-name="ce3" table:formula="of:=AVERAGE([$'Decile ratio'.H85:.H88])" office:value-type="float" office:value="6.7496105376292" calcext:value-type="float">
            <text:p>6.7496105376292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Decile ratio'.O85:.O88])" office:value-type="float" office:value="10.9400000292316" calcext:value-type="float">
            <text:p>10.9400000292316</text:p>
          </table:table-cell>
          <table:table-cell table:style-name="ce3" table:formula="of:=AVERAGE([$'Decile ratio'.P85:.P88])" office:value-type="float" office:value="7.54373195972289" calcext:value-type="float">
            <text:p>7.54373195972289</text:p>
          </table:table-cell>
          <table:table-cell table:style-name="ce3" table:formula="of:=AVERAGE([$'Decile ratio'.Q85:.Q88])" office:value-type="float" office:value="10.4457549670935" calcext:value-type="float">
            <text:p>10.4457549670935</text:p>
          </table:table-cell>
          <table:table-cell table:style-name="ce3" table:formula="of:=AVERAGE([$'Decile ratio'.N85:.N88])" office:value-type="float" office:value="7.32007044221277" calcext:value-type="float">
            <text:p>7.32007044221277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float" office:value="9.39156911508516" calcext:value-type="float">
            <text:p>9.39156911508516</text:p>
          </table:table-cell>
          <table:table-cell table:formula="of:=AVERAGE([$'Decile ratio'.D89:.D92])" office:value-type="float" office:value="6.70638411665808" calcext:value-type="float">
            <text:p>6.70638411665808</text:p>
          </table:table-cell>
          <table:table-cell table:formula="of:=AVERAGE([$'Decile ratio'.E89:.E92])" office:value-type="float" office:value="8.64817103833682" calcext:value-type="float">
            <text:p>8.64817103833682</text:p>
          </table:table-cell>
          <table:table-cell table:formula="of:=AVERAGE([$'Decile ratio'.B89:.B92])" office:value-type="float" office:value="6.37904646363218" calcext:value-type="float">
            <text:p>6.37904646363218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Decile ratio'.I89:.I92])" office:value-type="float" office:value="10.2257676448416" calcext:value-type="float">
            <text:p>10.2257676448416</text:p>
          </table:table-cell>
          <table:table-cell table:style-name="ce3" table:formula="of:=AVERAGE([$'Decile ratio'.J89:.J92])" office:value-type="float" office:value="7.63391577096267" calcext:value-type="float">
            <text:p>7.63391577096267</text:p>
          </table:table-cell>
          <table:table-cell table:style-name="ce3" table:formula="of:=AVERAGE([$'Decile ratio'.K89:.K92])" office:value-type="float" office:value="9.93062424564717" calcext:value-type="float">
            <text:p>9.93062424564717</text:p>
          </table:table-cell>
          <table:table-cell table:style-name="ce3" table:formula="of:=AVERAGE([$'Decile ratio'.H89:.H92])" office:value-type="float" office:value="7.17409980031885" calcext:value-type="float">
            <text:p>7.17409980031885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Decile ratio'.O89:.O92])" office:value-type="float" office:value="10.2466948376741" calcext:value-type="float">
            <text:p>10.2466948376741</text:p>
          </table:table-cell>
          <table:table-cell table:style-name="ce3" table:formula="of:=AVERAGE([$'Decile ratio'.P89:.P92])" office:value-type="float" office:value="7.37922408635888" calcext:value-type="float">
            <text:p>7.37922408635888</text:p>
          </table:table-cell>
          <table:table-cell table:style-name="ce3" table:formula="of:=AVERAGE([$'Decile ratio'.Q89:.Q92])" office:value-type="float" office:value="9.81879867405175" calcext:value-type="float">
            <text:p>9.81879867405175</text:p>
          </table:table-cell>
          <table:table-cell table:style-name="ce3" table:formula="of:=AVERAGE([$'Decile ratio'.N89:.N92])" office:value-type="float" office:value="7.23064656174044" calcext:value-type="float">
            <text:p>7.23064656174044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float" office:value="10.0214252644412" calcext:value-type="float">
            <text:p>10.0214252644412</text:p>
          </table:table-cell>
          <table:table-cell table:formula="of:=AVERAGE([$'Decile ratio'.D93:.D96])" office:value-type="float" office:value="6.87442461700866" calcext:value-type="float">
            <text:p>6.87442461700866</text:p>
          </table:table-cell>
          <table:table-cell table:formula="of:=AVERAGE([$'Decile ratio'.E93:.E96])" office:value-type="float" office:value="9.04143049702563" calcext:value-type="float">
            <text:p>9.04143049702563</text:p>
          </table:table-cell>
          <table:table-cell table:formula="of:=AVERAGE([$'Decile ratio'.B93:.B96])" office:value-type="float" office:value="6.60206526164966" calcext:value-type="float">
            <text:p>6.60206526164966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Decile ratio'.I93:.I96])" office:value-type="float" office:value="9.86963584160567" calcext:value-type="float">
            <text:p>9.86963584160567</text:p>
          </table:table-cell>
          <table:table-cell table:style-name="ce3" table:formula="of:=AVERAGE([$'Decile ratio'.J93:.J96])" office:value-type="float" office:value="6.70134446628566" calcext:value-type="float">
            <text:p>6.70134446628566</text:p>
          </table:table-cell>
          <table:table-cell table:style-name="ce3" table:formula="of:=AVERAGE([$'Decile ratio'.K93:.K96])" office:value-type="float" office:value="9.90396691880713" calcext:value-type="float">
            <text:p>9.90396691880713</text:p>
          </table:table-cell>
          <table:table-cell table:style-name="ce3" table:formula="of:=AVERAGE([$'Decile ratio'.H93:.H96])" office:value-type="float" office:value="6.62079562131204" calcext:value-type="float">
            <text:p>6.62079562131204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Decile ratio'.O93:.O96])" office:value-type="float" office:value="9.98082477808215" calcext:value-type="float">
            <text:p>9.98082477808215</text:p>
          </table:table-cell>
          <table:table-cell table:style-name="ce3" table:formula="of:=AVERAGE([$'Decile ratio'.P93:.P96])" office:value-type="float" office:value="7.17086633537179" calcext:value-type="float">
            <text:p>7.17086633537179</text:p>
          </table:table-cell>
          <table:table-cell table:style-name="ce3" table:formula="of:=AVERAGE([$'Decile ratio'.Q93:.Q96])" office:value-type="float" office:value="9.4684621976733" calcext:value-type="float">
            <text:p>9.4684621976733</text:p>
          </table:table-cell>
          <table:table-cell table:style-name="ce3" table:formula="of:=AVERAGE([$'Decile ratio'.N93:.N96])" office:value-type="float" office:value="7.02469820963656" calcext:value-type="float">
            <text:p>7.02469820963656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float" office:value="8.98095102481027" calcext:value-type="float">
            <text:p>8.98095102481027</text:p>
          </table:table-cell>
          <table:table-cell table:formula="of:=AVERAGE([$'Decile ratio'.D97:.D100])" office:value-type="float" office:value="6.3824871360878" calcext:value-type="float">
            <text:p>6.3824871360878</text:p>
          </table:table-cell>
          <table:table-cell table:formula="of:=AVERAGE([$'Decile ratio'.E97:.E100])" office:value-type="float" office:value="8.47795316502162" calcext:value-type="float">
            <text:p>8.47795316502162</text:p>
          </table:table-cell>
          <table:table-cell table:formula="of:=AVERAGE([$'Decile ratio'.B97:.B100])" office:value-type="float" office:value="6.10300911692964" calcext:value-type="float">
            <text:p>6.10300911692964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Decile ratio'.I97:.I100])" office:value-type="float" office:value="9.07029066922989" calcext:value-type="float">
            <text:p>9.07029066922989</text:p>
          </table:table-cell>
          <table:table-cell table:style-name="ce3" table:formula="of:=AVERAGE([$'Decile ratio'.J97:.J100])" office:value-type="float" office:value="6.17444955188686" calcext:value-type="float">
            <text:p>6.17444955188686</text:p>
          </table:table-cell>
          <table:table-cell table:style-name="ce3" table:formula="of:=AVERAGE([$'Decile ratio'.K97:.K100])" office:value-type="float" office:value="9.40855246201149" calcext:value-type="float">
            <text:p>9.40855246201149</text:p>
          </table:table-cell>
          <table:table-cell table:style-name="ce3" table:formula="of:=AVERAGE([$'Decile ratio'.H97:.H100])" office:value-type="float" office:value="6.09345329913795" calcext:value-type="float">
            <text:p>6.09345329913795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Decile ratio'.O97:.O100])" office:value-type="float" office:value="9.44419629118965" calcext:value-type="float">
            <text:p>9.44419629118965</text:p>
          </table:table-cell>
          <table:table-cell table:style-name="ce3" table:formula="of:=AVERAGE([$'Decile ratio'.P97:.P100])" office:value-type="float" office:value="6.88922154845542" calcext:value-type="float">
            <text:p>6.88922154845542</text:p>
          </table:table-cell>
          <table:table-cell table:style-name="ce3" table:formula="of:=AVERAGE([$'Decile ratio'.Q97:.Q100])" office:value-type="float" office:value="9.41916083887963" calcext:value-type="float">
            <text:p>9.41916083887963</text:p>
          </table:table-cell>
          <table:table-cell table:style-name="ce3" table:formula="of:=AVERAGE([$'Decile ratio'.N97:.N100])" office:value-type="float" office:value="6.80763620930661" calcext:value-type="float">
            <text:p>6.80763620930661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float" office:value="9.27298469529115" calcext:value-type="float">
            <text:p>9.27298469529115</text:p>
          </table:table-cell>
          <table:table-cell table:formula="of:=AVERAGE([$'Decile ratio'.D101:.D104])" office:value-type="float" office:value="5.92089739266542" calcext:value-type="float">
            <text:p>5.92089739266542</text:p>
          </table:table-cell>
          <table:table-cell table:formula="of:=AVERAGE([$'Decile ratio'.E101:.E104])" office:value-type="float" office:value="8.7636344111689" calcext:value-type="float">
            <text:p>8.7636344111689</text:p>
          </table:table-cell>
          <table:table-cell table:formula="of:=AVERAGE([$'Decile ratio'.B101:.B104])" office:value-type="float" office:value="5.77594950004804" calcext:value-type="float">
            <text:p>5.77594950004804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Decile ratio'.I101:.I104])" office:value-type="float" office:value="8.38605856971791" calcext:value-type="float">
            <text:p>8.38605856971791</text:p>
          </table:table-cell>
          <table:table-cell table:style-name="ce3" table:formula="of:=AVERAGE([$'Decile ratio'.J101:.J104])" office:value-type="float" office:value="5.85858544796576" calcext:value-type="float">
            <text:p>5.85858544796576</text:p>
          </table:table-cell>
          <table:table-cell table:style-name="ce3" table:formula="of:=AVERAGE([$'Decile ratio'.K101:.K104])" office:value-type="float" office:value="8.97322468007502" calcext:value-type="float">
            <text:p>8.97322468007502</text:p>
          </table:table-cell>
          <table:table-cell table:style-name="ce3" table:formula="of:=AVERAGE([$'Decile ratio'.H101:.H104])" office:value-type="float" office:value="5.81213897815078" calcext:value-type="float">
            <text:p>5.81213897815078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Decile ratio'.O101:.O104])" office:value-type="float" office:value="9.21318118823923" calcext:value-type="float">
            <text:p>9.21318118823923</text:p>
          </table:table-cell>
          <table:table-cell table:style-name="ce3" table:formula="of:=AVERAGE([$'Decile ratio'.P101:.P104])" office:value-type="float" office:value="7.01631667931229" calcext:value-type="float">
            <text:p>7.01631667931229</text:p>
          </table:table-cell>
          <table:table-cell table:style-name="ce3" table:formula="of:=AVERAGE([$'Decile ratio'.Q101:.Q104])" office:value-type="float" office:value="9.34126039526601" calcext:value-type="float">
            <text:p>9.34126039526601</text:p>
          </table:table-cell>
          <table:table-cell table:style-name="ce3" table:formula="of:=AVERAGE([$'Decile ratio'.N101:.N104])" office:value-type="float" office:value="6.9475910731005" calcext:value-type="float">
            <text:p>6.9475910731005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float" office:value="7.99608762912051" calcext:value-type="float">
            <text:p>7.99608762912051</text:p>
          </table:table-cell>
          <table:table-cell table:formula="of:=AVERAGE([$'Decile ratio'.D105:.D108])" office:value-type="float" office:value="5.69419265660112" calcext:value-type="float">
            <text:p>5.69419265660112</text:p>
          </table:table-cell>
          <table:table-cell table:formula="of:=AVERAGE([$'Decile ratio'.E105:.E108])" office:value-type="float" office:value="7.99184386244457" calcext:value-type="float">
            <text:p>7.99184386244457</text:p>
          </table:table-cell>
          <table:table-cell table:formula="of:=AVERAGE([$'Decile ratio'.B105:.B108])" office:value-type="float" office:value="5.45791835167154" calcext:value-type="float">
            <text:p>5.45791835167154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Decile ratio'.I105:.I108])" office:value-type="float" office:value="8.24895192016375" calcext:value-type="float">
            <text:p>8.24895192016375</text:p>
          </table:table-cell>
          <table:table-cell table:style-name="ce3" table:formula="of:=AVERAGE([$'Decile ratio'.J105:.J108])" office:value-type="float" office:value="5.92299724436657" calcext:value-type="float">
            <text:p>5.92299724436657</text:p>
          </table:table-cell>
          <table:table-cell table:style-name="ce3" table:formula="of:=AVERAGE([$'Decile ratio'.K105:.K108])" office:value-type="float" office:value="9.33854194067036" calcext:value-type="float">
            <text:p>9.33854194067036</text:p>
          </table:table-cell>
          <table:table-cell table:style-name="ce3" table:formula="of:=AVERAGE([$'Decile ratio'.H105:.H108])" office:value-type="float" office:value="5.84931813101893" calcext:value-type="float">
            <text:p>5.84931813101893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Decile ratio'.O105:.O108])" office:value-type="float" office:value="10.6057907258952" calcext:value-type="float">
            <text:p>10.6057907258952</text:p>
          </table:table-cell>
          <table:table-cell table:style-name="ce3" table:formula="of:=AVERAGE([$'Decile ratio'.P105:.P108])" office:value-type="float" office:value="6.9639214735487" calcext:value-type="float">
            <text:p>6.9639214735487</text:p>
          </table:table-cell>
          <table:table-cell table:style-name="ce3" table:formula="of:=AVERAGE([$'Decile ratio'.Q105:.Q108])" office:value-type="float" office:value="11.1719774435999" calcext:value-type="float">
            <text:p>11.1719774435999</text:p>
          </table:table-cell>
          <table:table-cell table:style-name="ce3" table:formula="of:=AVERAGE([$'Decile ratio'.N105:.N108])" office:value-type="float" office:value="6.8896476265897" calcext:value-type="float">
            <text:p>6.8896476265897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'Decile ratio yearly'.F66" table:end-x="35.83pt" table:end-y="12.64pt" draw:z-index="0" draw:name="Chart 5" draw:style-name="gr1" draw:text-style-name="P1" svg:width="673.6pt" svg:height="507.69pt" svg:x="22.25pt" svg:y="15.02pt">
              <draw:object draw:notify-on-update-of-ranges="'Decile ratio yearly'.A4:'Decile ratio yearly'.A30 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number-columns-repeated="6"/>
          <table:table-cell>
            <draw:frame table:end-cell-address="'Decile ratio yearly'.P67" table:end-x="28.97pt" table:end-y="5.13pt" draw:z-index="1" draw:name="Chart 6" draw:style-name="gr1" draw:text-style-name="P1" svg:width="560.35pt" svg:height="514.89pt" svg:x="26.62pt" svg:y="0.28pt">
              <draw:object draw:notify-on-update-of-ranges="'Decile ratio yearly'.F4:'Decile ratio yearly'.F30 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44.48pt" table:end-y="10.15pt" draw:z-index="2" draw:name="Chart 4" draw:style-name="gr1" draw:text-style-name="P1" svg:width="560.35pt" svg:height="514.89pt" svg:x="42.12pt" svg:y="5.3pt">
              <draw:object draw:notify-on-update-of-ranges="'Decile ratio yearly'.K4:'Decile ratio yearly'.K30 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" table:style-name="ta7">
        <table:table-column table:style-name="co2" table:number-columns-repeated="7" table:default-cell-style-name="Default"/>
        <table:table-column table:style-name="co9" table:default-cell-style-name="ce3"/>
        <table:table-column table:style-name="co2" table:number-columns-repeated="5" table:default-cell-style-name="Default"/>
        <table:table-column table:style-name="co9" table:default-cell-style-name="ce3"/>
        <table:table-column table:style-name="co2" table:number-columns-repeated="5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/>
          <table:table-cell table:style-name="ce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4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2094788447" calcext:value-type="float">
            <text:p>0.2094788447</text:p>
          </table:table-cell>
          <table:table-cell table:style-name="ce4" office:value-type="float" office:value="0.2221858942" calcext:value-type="float">
            <text:p>0.2221858942</text:p>
          </table:table-cell>
          <table:table-cell table:style-name="ce4" office:value-type="float" office:value="0.2171430626" calcext:value-type="float">
            <text:p>0.2171430626</text:p>
          </table:table-cell>
          <table:table-cell table:style-name="ce4" office:value-type="float" office:value="0.2200597317" calcext:value-type="float">
            <text:p>0.2200597317</text:p>
          </table:table-cell>
          <table:table-cell/>
          <table:table-cell table:style-name="ce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47"/>
        </table:table-row>
        <table:table-row table:style-name="ro1">
          <table:table-cell table:style-name="ce4" table:formula="of:=[.A5]+1" office:value-type="float" office:value="49" calcext:value-type="float">
            <text:p>49</text:p>
          </table:table-cell>
          <table:table-cell table:style-name="ce4" table:formula="of:=[$Redistribution_high.J2]" office:value-type="float" office:value="0.229886950479951" calcext:value-type="float">
            <text:p>0.229886950479951</text:p>
          </table:table-cell>
          <table:table-cell table:style-name="ce4" table:formula="of:=[$Redistribution_high.K2]" office:value-type="float" office:value="0.260532889905575" calcext:value-type="float">
            <text:p>0.260532889905575</text:p>
          </table:table-cell>
          <table:table-cell table:style-name="ce4" table:formula="of:=[$Redistribution_high.L2]" office:value-type="float" office:value="0.238964160144433" calcext:value-type="float">
            <text:p>0.238964160144433</text:p>
          </table:table-cell>
          <table:table-cell table:style-name="ce4" table:formula="of:=[$Redistribution_high.M2]" office:value-type="float" office:value="0.24755411999774" calcext:value-type="float">
            <text:p>0.24755411999774</text:p>
          </table:table-cell>
          <table:table-cell/>
          <table:table-cell table:style-name="ce4"/>
          <table:table-cell table:style-name="ce4" table:formula="of:=[$Redistribution_central.J2]" office:value-type="float" office:value="0.229886950479951" calcext:value-type="float">
            <text:p>0.229886950479951</text:p>
          </table:table-cell>
          <table:table-cell table:style-name="ce4" table:formula="of:=[$Redistribution_central.K2]" office:value-type="float" office:value="0.260532889905575" calcext:value-type="float">
            <text:p>0.260532889905575</text:p>
          </table:table-cell>
          <table:table-cell table:style-name="ce4" table:formula="of:=[$Redistribution_central.L2]" office:value-type="float" office:value="0.238964160144433" calcext:value-type="float">
            <text:p>0.238964160144433</text:p>
          </table:table-cell>
          <table:table-cell table:style-name="ce4" table:formula="of:=[$Redistribution_central.M2]" office:value-type="float" office:value="0.24755411999774" calcext:value-type="float">
            <text:p>0.24755411999774</text:p>
          </table:table-cell>
          <table:table-cell table:number-columns-repeated="2"/>
          <table:table-cell table:style-name="ce4" table:formula="of:=[$redistribution_low.J2]" office:value-type="float" office:value="0.229886950479951" calcext:value-type="float">
            <text:p>0.229886950479951</text:p>
          </table:table-cell>
          <table:table-cell table:style-name="ce4" table:formula="of:=[$redistribution_low.K2]" office:value-type="float" office:value="0.260532889905575" calcext:value-type="float">
            <text:p>0.260532889905575</text:p>
          </table:table-cell>
          <table:table-cell table:style-name="ce4" table:formula="of:=[$redistribution_low.L2]" office:value-type="float" office:value="0.238964160144433" calcext:value-type="float">
            <text:p>0.238964160144433</text:p>
          </table:table-cell>
          <table:table-cell table:style-name="ce4" table:formula="of:=[$redistribution_low.M2]" office:value-type="float" office:value="0.24755411999774" calcext:value-type="float">
            <text:p>0.24755411999774</text:p>
          </table:table-cell>
          <table:table-cell table:number-columns-repeated="47"/>
        </table:table-row>
        <table:table-row table:style-name="ro1">
          <table:table-cell table:style-name="ce4" table:formula="of:=[.A6]+1" office:value-type="float" office:value="50" calcext:value-type="float">
            <text:p>50</text:p>
          </table:table-cell>
          <table:table-cell table:style-name="ce4" table:formula="of:=[$Redistribution_high.J3]" office:value-type="float" office:value="0.22966609522748" calcext:value-type="float">
            <text:p>0.22966609522748</text:p>
          </table:table-cell>
          <table:table-cell table:style-name="ce4" table:formula="of:=[$Redistribution_high.K3]" office:value-type="float" office:value="0.252561243120454" calcext:value-type="float">
            <text:p>0.252561243120454</text:p>
          </table:table-cell>
          <table:table-cell table:style-name="ce4" table:formula="of:=[$Redistribution_high.L3]" office:value-type="float" office:value="0.236342825717694" calcext:value-type="float">
            <text:p>0.236342825717694</text:p>
          </table:table-cell>
          <table:table-cell table:style-name="ce4" table:formula="of:=[$Redistribution_high.M3]" office:value-type="float" office:value="0.243010199235155" calcext:value-type="float">
            <text:p>0.243010199235155</text:p>
          </table:table-cell>
          <table:table-cell/>
          <table:table-cell table:style-name="ce4"/>
          <table:table-cell table:style-name="ce4" table:formula="of:=[$Redistribution_central.J3]" office:value-type="float" office:value="0.22966609522748" calcext:value-type="float">
            <text:p>0.22966609522748</text:p>
          </table:table-cell>
          <table:table-cell table:style-name="ce4" table:formula="of:=[$Redistribution_central.K3]" office:value-type="float" office:value="0.252561243120454" calcext:value-type="float">
            <text:p>0.252561243120454</text:p>
          </table:table-cell>
          <table:table-cell table:style-name="ce4" table:formula="of:=[$Redistribution_central.L3]" office:value-type="float" office:value="0.236342825717694" calcext:value-type="float">
            <text:p>0.236342825717694</text:p>
          </table:table-cell>
          <table:table-cell table:style-name="ce4" table:formula="of:=[$Redistribution_central.M3]" office:value-type="float" office:value="0.243010199235155" calcext:value-type="float">
            <text:p>0.243010199235155</text:p>
          </table:table-cell>
          <table:table-cell table:number-columns-repeated="2"/>
          <table:table-cell table:style-name="ce4" table:formula="of:=[$redistribution_low.J3]" office:value-type="float" office:value="0.22966609522748" calcext:value-type="float">
            <text:p>0.22966609522748</text:p>
          </table:table-cell>
          <table:table-cell table:style-name="ce4" table:formula="of:=[$redistribution_low.K3]" office:value-type="float" office:value="0.252561243120454" calcext:value-type="float">
            <text:p>0.252561243120454</text:p>
          </table:table-cell>
          <table:table-cell table:style-name="ce4" table:formula="of:=[$redistribution_low.L3]" office:value-type="float" office:value="0.236342825717694" calcext:value-type="float">
            <text:p>0.236342825717694</text:p>
          </table:table-cell>
          <table:table-cell table:style-name="ce4" table:formula="of:=[$redistribution_low.M3]" office:value-type="float" office:value="0.243010199235155" calcext:value-type="float">
            <text:p>0.243010199235155</text:p>
          </table:table-cell>
          <table:table-cell table:number-columns-repeated="47"/>
        </table:table-row>
        <table:table-row table:style-name="ro1">
          <table:table-cell table:style-name="ce4" table:formula="of:=[.A7]+1" office:value-type="float" office:value="51" calcext:value-type="float">
            <text:p>51</text:p>
          </table:table-cell>
          <table:table-cell table:style-name="ce4" table:formula="of:=[$Redistribution_high.J4]" office:value-type="float" office:value="0.231206906128275" calcext:value-type="float">
            <text:p>0.231206906128275</text:p>
          </table:table-cell>
          <table:table-cell table:style-name="ce4" table:formula="of:=[$Redistribution_high.K4]" office:value-type="float" office:value="0.255221729600004" calcext:value-type="float">
            <text:p>0.255221729600004</text:p>
          </table:table-cell>
          <table:table-cell table:style-name="ce4" table:formula="of:=[$Redistribution_high.L4]" office:value-type="float" office:value="0.239080851156172" calcext:value-type="float">
            <text:p>0.239080851156172</text:p>
          </table:table-cell>
          <table:table-cell table:style-name="ce4" table:formula="of:=[$Redistribution_high.M4]" office:value-type="float" office:value="0.244177799878335" calcext:value-type="float">
            <text:p>0.244177799878335</text:p>
          </table:table-cell>
          <table:table-cell/>
          <table:table-cell table:style-name="ce4"/>
          <table:table-cell table:style-name="ce4" table:formula="of:=[$Redistribution_central.J4]" office:value-type="float" office:value="0.231206906128275" calcext:value-type="float">
            <text:p>0.231206906128275</text:p>
          </table:table-cell>
          <table:table-cell table:style-name="ce4" table:formula="of:=[$Redistribution_central.K4]" office:value-type="float" office:value="0.255221729600004" calcext:value-type="float">
            <text:p>0.255221729600004</text:p>
          </table:table-cell>
          <table:table-cell table:style-name="ce4" table:formula="of:=[$Redistribution_central.L4]" office:value-type="float" office:value="0.239080851156172" calcext:value-type="float">
            <text:p>0.239080851156172</text:p>
          </table:table-cell>
          <table:table-cell table:style-name="ce4" table:formula="of:=[$Redistribution_central.M4]" office:value-type="float" office:value="0.244177799878335" calcext:value-type="float">
            <text:p>0.244177799878335</text:p>
          </table:table-cell>
          <table:table-cell table:number-columns-repeated="2"/>
          <table:table-cell table:style-name="ce4" table:formula="of:=[$redistribution_low.J4]" office:value-type="float" office:value="0.231206906128275" calcext:value-type="float">
            <text:p>0.231206906128275</text:p>
          </table:table-cell>
          <table:table-cell table:style-name="ce4" table:formula="of:=[$redistribution_low.K4]" office:value-type="float" office:value="0.255221729600004" calcext:value-type="float">
            <text:p>0.255221729600004</text:p>
          </table:table-cell>
          <table:table-cell table:style-name="ce4" table:formula="of:=[$redistribution_low.L4]" office:value-type="float" office:value="0.239080851156172" calcext:value-type="float">
            <text:p>0.239080851156172</text:p>
          </table:table-cell>
          <table:table-cell table:style-name="ce4" table:formula="of:=[$redistribution_low.M4]" office:value-type="float" office:value="0.244177799878335" calcext:value-type="float">
            <text:p>0.244177799878335</text:p>
          </table:table-cell>
          <table:table-cell table:number-columns-repeated="47"/>
        </table:table-row>
        <table:table-row table:style-name="ro1">
          <table:table-cell table:style-name="ce4" table:formula="of:=[.A8]+1" office:value-type="float" office:value="52" calcext:value-type="float">
            <text:p>52</text:p>
          </table:table-cell>
          <table:table-cell table:style-name="ce4" table:formula="of:=[$Redistribution_high.J5]" office:value-type="float" office:value="0.231238918610371" calcext:value-type="float">
            <text:p>0.231238918610371</text:p>
          </table:table-cell>
          <table:table-cell table:style-name="ce4" table:formula="of:=[$Redistribution_high.K5]" office:value-type="float" office:value="0.253808374722502" calcext:value-type="float">
            <text:p>0.253808374722502</text:p>
          </table:table-cell>
          <table:table-cell table:style-name="ce4" table:formula="of:=[$Redistribution_high.L5]" office:value-type="float" office:value="0.238120195920098" calcext:value-type="float">
            <text:p>0.238120195920098</text:p>
          </table:table-cell>
          <table:table-cell table:style-name="ce4" table:formula="of:=[$Redistribution_high.M5]" office:value-type="float" office:value="0.244023657469362" calcext:value-type="float">
            <text:p>0.244023657469362</text:p>
          </table:table-cell>
          <table:table-cell/>
          <table:table-cell table:style-name="ce4"/>
          <table:table-cell table:style-name="ce4" table:formula="of:=[$Redistribution_central.J5]" office:value-type="float" office:value="0.231238918610371" calcext:value-type="float">
            <text:p>0.231238918610371</text:p>
          </table:table-cell>
          <table:table-cell table:style-name="ce4" table:formula="of:=[$Redistribution_central.K5]" office:value-type="float" office:value="0.253808374722502" calcext:value-type="float">
            <text:p>0.253808374722502</text:p>
          </table:table-cell>
          <table:table-cell table:style-name="ce4" table:formula="of:=[$Redistribution_central.L5]" office:value-type="float" office:value="0.238120195920098" calcext:value-type="float">
            <text:p>0.238120195920098</text:p>
          </table:table-cell>
          <table:table-cell table:style-name="ce4" table:formula="of:=[$Redistribution_central.M5]" office:value-type="float" office:value="0.244023657469362" calcext:value-type="float">
            <text:p>0.244023657469362</text:p>
          </table:table-cell>
          <table:table-cell table:number-columns-repeated="2"/>
          <table:table-cell table:style-name="ce4" table:formula="of:=[$redistribution_low.J5]" office:value-type="float" office:value="0.231238918610371" calcext:value-type="float">
            <text:p>0.231238918610371</text:p>
          </table:table-cell>
          <table:table-cell table:style-name="ce4" table:formula="of:=[$redistribution_low.K5]" office:value-type="float" office:value="0.253808374722502" calcext:value-type="float">
            <text:p>0.253808374722502</text:p>
          </table:table-cell>
          <table:table-cell table:style-name="ce4" table:formula="of:=[$redistribution_low.L5]" office:value-type="float" office:value="0.238120195920098" calcext:value-type="float">
            <text:p>0.238120195920098</text:p>
          </table:table-cell>
          <table:table-cell table:style-name="ce4" table:formula="of:=[$redistribution_low.M5]" office:value-type="float" office:value="0.244023657469362" calcext:value-type="float">
            <text:p>0.244023657469362</text:p>
          </table:table-cell>
          <table:table-cell table:number-columns-repeated="47"/>
        </table:table-row>
        <table:table-row table:style-name="ro1">
          <table:table-cell table:style-name="ce4" table:formula="of:=[.A9]+1" office:value-type="float" office:value="53" calcext:value-type="float">
            <text:p>53</text:p>
          </table:table-cell>
          <table:table-cell table:style-name="ce4" table:formula="of:=[$Redistribution_high.J6]" office:value-type="float" office:value="0.227901305192654" calcext:value-type="float">
            <text:p>0.227901305192654</text:p>
          </table:table-cell>
          <table:table-cell table:style-name="ce4" table:formula="of:=[$Redistribution_high.K6]" office:value-type="float" office:value="0.254380507260335" calcext:value-type="float">
            <text:p>0.254380507260335</text:p>
          </table:table-cell>
          <table:table-cell table:style-name="ce4" table:formula="of:=[$Redistribution_high.L6]" office:value-type="float" office:value="0.235571383495061" calcext:value-type="float">
            <text:p>0.235571383495061</text:p>
          </table:table-cell>
          <table:table-cell table:style-name="ce4" table:formula="of:=[$Redistribution_high.M6]" office:value-type="float" office:value="0.24352156920915" calcext:value-type="float">
            <text:p>0.24352156920915</text:p>
          </table:table-cell>
          <table:table-cell/>
          <table:table-cell table:style-name="ce4"/>
          <table:table-cell table:style-name="ce4" table:formula="of:=[$Redistribution_central.J6]" office:value-type="float" office:value="0.227901305192654" calcext:value-type="float">
            <text:p>0.227901305192654</text:p>
          </table:table-cell>
          <table:table-cell table:style-name="ce4" table:formula="of:=[$Redistribution_central.K6]" office:value-type="float" office:value="0.254380507260335" calcext:value-type="float">
            <text:p>0.254380507260335</text:p>
          </table:table-cell>
          <table:table-cell table:style-name="ce4" table:formula="of:=[$Redistribution_central.L6]" office:value-type="float" office:value="0.235571383495061" calcext:value-type="float">
            <text:p>0.235571383495061</text:p>
          </table:table-cell>
          <table:table-cell table:style-name="ce4" table:formula="of:=[$Redistribution_central.M6]" office:value-type="float" office:value="0.24352156920915" calcext:value-type="float">
            <text:p>0.24352156920915</text:p>
          </table:table-cell>
          <table:table-cell table:number-columns-repeated="2"/>
          <table:table-cell table:style-name="ce4" table:formula="of:=[$redistribution_low.J6]" office:value-type="float" office:value="0.227901305192654" calcext:value-type="float">
            <text:p>0.227901305192654</text:p>
          </table:table-cell>
          <table:table-cell table:style-name="ce4" table:formula="of:=[$redistribution_low.K6]" office:value-type="float" office:value="0.254380507260335" calcext:value-type="float">
            <text:p>0.254380507260335</text:p>
          </table:table-cell>
          <table:table-cell table:style-name="ce4" table:formula="of:=[$redistribution_low.L6]" office:value-type="float" office:value="0.235571383495061" calcext:value-type="float">
            <text:p>0.235571383495061</text:p>
          </table:table-cell>
          <table:table-cell table:style-name="ce4" table:formula="of:=[$redistribution_low.M6]" office:value-type="float" office:value="0.24352156920915" calcext:value-type="float">
            <text:p>0.24352156920915</text:p>
          </table:table-cell>
          <table:table-cell table:number-columns-repeated="47"/>
        </table:table-row>
        <table:table-row table:style-name="ro1">
          <table:table-cell table:style-name="ce4" table:formula="of:=[.A10]+1" office:value-type="float" office:value="54" calcext:value-type="float">
            <text:p>54</text:p>
          </table:table-cell>
          <table:table-cell table:style-name="ce4" table:formula="of:=[$Redistribution_high.J7]" office:value-type="float" office:value="0.227587301213749" calcext:value-type="float">
            <text:p>0.227587301213749</text:p>
          </table:table-cell>
          <table:table-cell table:style-name="ce4" table:formula="of:=[$Redistribution_high.K7]" office:value-type="float" office:value="0.253065014104874" calcext:value-type="float">
            <text:p>0.253065014104874</text:p>
          </table:table-cell>
          <table:table-cell table:style-name="ce4" table:formula="of:=[$Redistribution_high.L7]" office:value-type="float" office:value="0.235932837585999" calcext:value-type="float">
            <text:p>0.235932837585999</text:p>
          </table:table-cell>
          <table:table-cell table:style-name="ce4" table:formula="of:=[$Redistribution_high.M7]" office:value-type="float" office:value="0.24116923962364" calcext:value-type="float">
            <text:p>0.24116923962364</text:p>
          </table:table-cell>
          <table:table-cell/>
          <table:table-cell table:style-name="ce4"/>
          <table:table-cell table:style-name="ce4" table:formula="of:=[$Redistribution_central.J7]" office:value-type="float" office:value="0.227587301213749" calcext:value-type="float">
            <text:p>0.227587301213749</text:p>
          </table:table-cell>
          <table:table-cell table:style-name="ce4" table:formula="of:=[$Redistribution_central.K7]" office:value-type="float" office:value="0.253065014104874" calcext:value-type="float">
            <text:p>0.253065014104874</text:p>
          </table:table-cell>
          <table:table-cell table:style-name="ce4" table:formula="of:=[$Redistribution_central.L7]" office:value-type="float" office:value="0.235932837585999" calcext:value-type="float">
            <text:p>0.235932837585999</text:p>
          </table:table-cell>
          <table:table-cell table:style-name="ce4" table:formula="of:=[$Redistribution_central.M7]" office:value-type="float" office:value="0.24116923962364" calcext:value-type="float">
            <text:p>0.24116923962364</text:p>
          </table:table-cell>
          <table:table-cell table:number-columns-repeated="2"/>
          <table:table-cell table:style-name="ce4" table:formula="of:=[$redistribution_low.J7]" office:value-type="float" office:value="0.227587301213749" calcext:value-type="float">
            <text:p>0.227587301213749</text:p>
          </table:table-cell>
          <table:table-cell table:style-name="ce4" table:formula="of:=[$redistribution_low.K7]" office:value-type="float" office:value="0.253065014104874" calcext:value-type="float">
            <text:p>0.253065014104874</text:p>
          </table:table-cell>
          <table:table-cell table:style-name="ce4" table:formula="of:=[$redistribution_low.L7]" office:value-type="float" office:value="0.235932837585999" calcext:value-type="float">
            <text:p>0.235932837585999</text:p>
          </table:table-cell>
          <table:table-cell table:style-name="ce4" table:formula="of:=[$redistribution_low.M7]" office:value-type="float" office:value="0.24116923962364" calcext:value-type="float">
            <text:p>0.24116923962364</text:p>
          </table:table-cell>
          <table:table-cell table:number-columns-repeated="47"/>
        </table:table-row>
        <table:table-row table:style-name="ro1">
          <table:table-cell table:style-name="ce4" table:formula="of:=[.A11]+1" office:value-type="float" office:value="55" calcext:value-type="float">
            <text:p>55</text:p>
          </table:table-cell>
          <table:table-cell table:style-name="ce4" table:formula="of:=[$Redistribution_high.J8]" office:value-type="float" office:value="0.23176359907091" calcext:value-type="float">
            <text:p>0.23176359907091</text:p>
          </table:table-cell>
          <table:table-cell table:style-name="ce4" table:formula="of:=[$Redistribution_high.K8]" office:value-type="float" office:value="0.255732236630272" calcext:value-type="float">
            <text:p>0.255732236630272</text:p>
          </table:table-cell>
          <table:table-cell table:style-name="ce4" table:formula="of:=[$Redistribution_high.L8]" office:value-type="float" office:value="0.239400078624581" calcext:value-type="float">
            <text:p>0.239400078624581</text:p>
          </table:table-cell>
          <table:table-cell table:style-name="ce4" table:formula="of:=[$Redistribution_high.M8]" office:value-type="float" office:value="0.24504008497243" calcext:value-type="float">
            <text:p>0.24504008497243</text:p>
          </table:table-cell>
          <table:table-cell/>
          <table:table-cell table:style-name="ce4"/>
          <table:table-cell table:style-name="ce4" table:formula="of:=[$Redistribution_central.J8]" office:value-type="float" office:value="0.23176359907091" calcext:value-type="float">
            <text:p>0.23176359907091</text:p>
          </table:table-cell>
          <table:table-cell table:style-name="ce4" table:formula="of:=[$Redistribution_central.K8]" office:value-type="float" office:value="0.255732236630272" calcext:value-type="float">
            <text:p>0.255732236630272</text:p>
          </table:table-cell>
          <table:table-cell table:style-name="ce4" table:formula="of:=[$Redistribution_central.L8]" office:value-type="float" office:value="0.239400078624581" calcext:value-type="float">
            <text:p>0.239400078624581</text:p>
          </table:table-cell>
          <table:table-cell table:style-name="ce4" table:formula="of:=[$Redistribution_central.M8]" office:value-type="float" office:value="0.24504008497243" calcext:value-type="float">
            <text:p>0.24504008497243</text:p>
          </table:table-cell>
          <table:table-cell table:number-columns-repeated="2"/>
          <table:table-cell table:style-name="ce4" table:formula="of:=[$redistribution_low.J8]" office:value-type="float" office:value="0.23176359907091" calcext:value-type="float">
            <text:p>0.23176359907091</text:p>
          </table:table-cell>
          <table:table-cell table:style-name="ce4" table:formula="of:=[$redistribution_low.K8]" office:value-type="float" office:value="0.255732236630272" calcext:value-type="float">
            <text:p>0.255732236630272</text:p>
          </table:table-cell>
          <table:table-cell table:style-name="ce4" table:formula="of:=[$redistribution_low.L8]" office:value-type="float" office:value="0.239400078624581" calcext:value-type="float">
            <text:p>0.239400078624581</text:p>
          </table:table-cell>
          <table:table-cell table:style-name="ce4" table:formula="of:=[$redistribution_low.M8]" office:value-type="float" office:value="0.24504008497243" calcext:value-type="float">
            <text:p>0.24504008497243</text:p>
          </table:table-cell>
          <table:table-cell table:number-columns-repeated="47"/>
        </table:table-row>
        <table:table-row table:style-name="ro1">
          <table:table-cell table:style-name="ce4" table:formula="of:=[.A12]+1" office:value-type="float" office:value="56" calcext:value-type="float">
            <text:p>56</text:p>
          </table:table-cell>
          <table:table-cell table:style-name="ce4" table:formula="of:=[$Redistribution_high.J9]" office:value-type="float" office:value="0.218415913150575" calcext:value-type="float">
            <text:p>0.218415913150575</text:p>
          </table:table-cell>
          <table:table-cell table:style-name="ce4" table:formula="of:=[$Redistribution_high.K9]" office:value-type="float" office:value="0.242581594500521" calcext:value-type="float">
            <text:p>0.242581594500521</text:p>
          </table:table-cell>
          <table:table-cell table:style-name="ce4" table:formula="of:=[$Redistribution_high.L9]" office:value-type="float" office:value="0.228763874656105" calcext:value-type="float">
            <text:p>0.228763874656105</text:p>
          </table:table-cell>
          <table:table-cell table:style-name="ce4" table:formula="of:=[$Redistribution_high.M9]" office:value-type="float" office:value="0.227877460173397" calcext:value-type="float">
            <text:p>0.227877460173397</text:p>
          </table:table-cell>
          <table:table-cell/>
          <table:table-cell table:style-name="ce4"/>
          <table:table-cell table:style-name="ce4" table:formula="of:=[$Redistribution_central.J9]" office:value-type="float" office:value="0.218415913150575" calcext:value-type="float">
            <text:p>0.218415913150575</text:p>
          </table:table-cell>
          <table:table-cell table:style-name="ce4" table:formula="of:=[$Redistribution_central.K9]" office:value-type="float" office:value="0.242581594500521" calcext:value-type="float">
            <text:p>0.242581594500521</text:p>
          </table:table-cell>
          <table:table-cell table:style-name="ce4" table:formula="of:=[$Redistribution_central.L9]" office:value-type="float" office:value="0.228763874656105" calcext:value-type="float">
            <text:p>0.228763874656105</text:p>
          </table:table-cell>
          <table:table-cell table:style-name="ce4" table:formula="of:=[$Redistribution_central.M9]" office:value-type="float" office:value="0.227877460173397" calcext:value-type="float">
            <text:p>0.227877460173397</text:p>
          </table:table-cell>
          <table:table-cell table:number-columns-repeated="2"/>
          <table:table-cell table:style-name="ce4" table:formula="of:=[$redistribution_low.J9]" office:value-type="float" office:value="0.218415913150575" calcext:value-type="float">
            <text:p>0.218415913150575</text:p>
          </table:table-cell>
          <table:table-cell table:style-name="ce4" table:formula="of:=[$redistribution_low.K9]" office:value-type="float" office:value="0.242581594500521" calcext:value-type="float">
            <text:p>0.242581594500521</text:p>
          </table:table-cell>
          <table:table-cell table:style-name="ce4" table:formula="of:=[$redistribution_low.L9]" office:value-type="float" office:value="0.228763874656105" calcext:value-type="float">
            <text:p>0.228763874656105</text:p>
          </table:table-cell>
          <table:table-cell table:style-name="ce4" table:formula="of:=[$redistribution_low.M9]" office:value-type="float" office:value="0.227877460173397" calcext:value-type="float">
            <text:p>0.227877460173397</text:p>
          </table:table-cell>
          <table:table-cell table:number-columns-repeated="47"/>
        </table:table-row>
        <table:table-row table:style-name="ro1">
          <table:table-cell table:style-name="ce4" table:formula="of:=[.A13]+1" office:value-type="float" office:value="57" calcext:value-type="float">
            <text:p>57</text:p>
          </table:table-cell>
          <table:table-cell table:style-name="ce4" table:formula="of:=[$Redistribution_high.J10]" office:value-type="float" office:value="0.220966004118251" calcext:value-type="float">
            <text:p>0.220966004118251</text:p>
          </table:table-cell>
          <table:table-cell table:style-name="ce4" table:formula="of:=[$Redistribution_high.K10]" office:value-type="float" office:value="0.250064685559205" calcext:value-type="float">
            <text:p>0.250064685559205</text:p>
          </table:table-cell>
          <table:table-cell table:style-name="ce4" table:formula="of:=[$Redistribution_high.L10]" office:value-type="float" office:value="0.233218975582598" calcext:value-type="float">
            <text:p>0.233218975582598</text:p>
          </table:table-cell>
          <table:table-cell table:style-name="ce4" table:formula="of:=[$Redistribution_high.M10]" office:value-type="float" office:value="0.23267763697946" calcext:value-type="float">
            <text:p>0.23267763697946</text:p>
          </table:table-cell>
          <table:table-cell/>
          <table:table-cell table:style-name="ce4"/>
          <table:table-cell table:style-name="ce4" table:formula="of:=[$Redistribution_central.J10]" office:value-type="float" office:value="0.220966004118251" calcext:value-type="float">
            <text:p>0.220966004118251</text:p>
          </table:table-cell>
          <table:table-cell table:style-name="ce4" table:formula="of:=[$Redistribution_central.K10]" office:value-type="float" office:value="0.250064685559205" calcext:value-type="float">
            <text:p>0.250064685559205</text:p>
          </table:table-cell>
          <table:table-cell table:style-name="ce4" table:formula="of:=[$Redistribution_central.L10]" office:value-type="float" office:value="0.233218975582598" calcext:value-type="float">
            <text:p>0.233218975582598</text:p>
          </table:table-cell>
          <table:table-cell table:style-name="ce4" table:formula="of:=[$Redistribution_central.M10]" office:value-type="float" office:value="0.23267763697946" calcext:value-type="float">
            <text:p>0.23267763697946</text:p>
          </table:table-cell>
          <table:table-cell table:number-columns-repeated="2"/>
          <table:table-cell table:style-name="ce4" table:formula="of:=[$redistribution_low.J10]" office:value-type="float" office:value="0.220966004118251" calcext:value-type="float">
            <text:p>0.220966004118251</text:p>
          </table:table-cell>
          <table:table-cell table:style-name="ce4" table:formula="of:=[$redistribution_low.K10]" office:value-type="float" office:value="0.250064685559205" calcext:value-type="float">
            <text:p>0.250064685559205</text:p>
          </table:table-cell>
          <table:table-cell table:style-name="ce4" table:formula="of:=[$redistribution_low.L10]" office:value-type="float" office:value="0.233218975582598" calcext:value-type="float">
            <text:p>0.233218975582598</text:p>
          </table:table-cell>
          <table:table-cell table:style-name="ce4" table:formula="of:=[$redistribution_low.M10]" office:value-type="float" office:value="0.23267763697946" calcext:value-type="float">
            <text:p>0.23267763697946</text:p>
          </table:table-cell>
          <table:table-cell table:number-columns-repeated="47"/>
        </table:table-row>
        <table:table-row table:style-name="ro1">
          <table:table-cell table:style-name="ce4" table:formula="of:=[.A14]+1" office:value-type="float" office:value="58" calcext:value-type="float">
            <text:p>58</text:p>
          </table:table-cell>
          <table:table-cell table:style-name="ce4" table:formula="of:=[$Redistribution_high.J11]" office:value-type="float" office:value="0.221658838041635" calcext:value-type="float">
            <text:p>0.221658838041635</text:p>
          </table:table-cell>
          <table:table-cell table:style-name="ce4" table:formula="of:=[$Redistribution_high.K11]" office:value-type="float" office:value="0.247795754945018" calcext:value-type="float">
            <text:p>0.247795754945018</text:p>
          </table:table-cell>
          <table:table-cell table:style-name="ce4" table:formula="of:=[$Redistribution_high.L11]" office:value-type="float" office:value="0.232155116477041" calcext:value-type="float">
            <text:p>0.232155116477041</text:p>
          </table:table-cell>
          <table:table-cell table:style-name="ce4" table:formula="of:=[$Redistribution_high.M11]" office:value-type="float" office:value="0.232705685980026" calcext:value-type="float">
            <text:p>0.232705685980026</text:p>
          </table:table-cell>
          <table:table-cell/>
          <table:table-cell table:style-name="ce4"/>
          <table:table-cell table:style-name="ce4" table:formula="of:=[$Redistribution_central.J11]" office:value-type="float" office:value="0.221658838041635" calcext:value-type="float">
            <text:p>0.221658838041635</text:p>
          </table:table-cell>
          <table:table-cell table:style-name="ce4" table:formula="of:=[$Redistribution_central.K11]" office:value-type="float" office:value="0.247795754945018" calcext:value-type="float">
            <text:p>0.247795754945018</text:p>
          </table:table-cell>
          <table:table-cell table:style-name="ce4" table:formula="of:=[$Redistribution_central.L11]" office:value-type="float" office:value="0.232155116477041" calcext:value-type="float">
            <text:p>0.232155116477041</text:p>
          </table:table-cell>
          <table:table-cell table:style-name="ce4" table:formula="of:=[$Redistribution_central.M11]" office:value-type="float" office:value="0.232705685980026" calcext:value-type="float">
            <text:p>0.232705685980026</text:p>
          </table:table-cell>
          <table:table-cell table:number-columns-repeated="2"/>
          <table:table-cell table:style-name="ce4" table:formula="of:=[$redistribution_low.J11]" office:value-type="float" office:value="0.221658838041635" calcext:value-type="float">
            <text:p>0.221658838041635</text:p>
          </table:table-cell>
          <table:table-cell table:style-name="ce4" table:formula="of:=[$redistribution_low.K11]" office:value-type="float" office:value="0.247795754945018" calcext:value-type="float">
            <text:p>0.247795754945018</text:p>
          </table:table-cell>
          <table:table-cell table:style-name="ce4" table:formula="of:=[$redistribution_low.L11]" office:value-type="float" office:value="0.232155116477041" calcext:value-type="float">
            <text:p>0.232155116477041</text:p>
          </table:table-cell>
          <table:table-cell table:style-name="ce4" table:formula="of:=[$redistribution_low.M11]" office:value-type="float" office:value="0.232705685980026" calcext:value-type="float">
            <text:p>0.232705685980026</text:p>
          </table:table-cell>
          <table:table-cell table:number-columns-repeated="47"/>
        </table:table-row>
        <table:table-row table:style-name="ro1">
          <table:table-cell table:style-name="ce4" table:formula="of:=[.A15]+1" office:value-type="float" office:value="59" calcext:value-type="float">
            <text:p>59</text:p>
          </table:table-cell>
          <table:table-cell table:style-name="ce4" table:formula="of:=[$Redistribution_high.J12]" office:value-type="float" office:value="0.219459968444853" calcext:value-type="float">
            <text:p>0.219459968444853</text:p>
          </table:table-cell>
          <table:table-cell table:style-name="ce4" table:formula="of:=[$Redistribution_high.K12]" office:value-type="float" office:value="0.246693380195833" calcext:value-type="float">
            <text:p>0.246693380195833</text:p>
          </table:table-cell>
          <table:table-cell table:style-name="ce4" table:formula="of:=[$Redistribution_high.L12]" office:value-type="float" office:value="0.22919347750676" calcext:value-type="float">
            <text:p>0.22919347750676</text:p>
          </table:table-cell>
          <table:table-cell table:style-name="ce4" table:formula="of:=[$Redistribution_high.M12]" office:value-type="float" office:value="0.232800348367151" calcext:value-type="float">
            <text:p>0.232800348367151</text:p>
          </table:table-cell>
          <table:table-cell/>
          <table:table-cell table:style-name="ce4"/>
          <table:table-cell table:style-name="ce4" table:formula="of:=[$Redistribution_central.J12]" office:value-type="float" office:value="0.219459968444853" calcext:value-type="float">
            <text:p>0.219459968444853</text:p>
          </table:table-cell>
          <table:table-cell table:style-name="ce4" table:formula="of:=[$Redistribution_central.K12]" office:value-type="float" office:value="0.246693380195833" calcext:value-type="float">
            <text:p>0.246693380195833</text:p>
          </table:table-cell>
          <table:table-cell table:style-name="ce4" table:formula="of:=[$Redistribution_central.L12]" office:value-type="float" office:value="0.22919347750676" calcext:value-type="float">
            <text:p>0.22919347750676</text:p>
          </table:table-cell>
          <table:table-cell table:style-name="ce4" table:formula="of:=[$Redistribution_central.M12]" office:value-type="float" office:value="0.232800348367151" calcext:value-type="float">
            <text:p>0.232800348367151</text:p>
          </table:table-cell>
          <table:table-cell table:number-columns-repeated="2"/>
          <table:table-cell table:style-name="ce4" table:formula="of:=[$redistribution_low.J12]" office:value-type="float" office:value="0.219459968444853" calcext:value-type="float">
            <text:p>0.219459968444853</text:p>
          </table:table-cell>
          <table:table-cell table:style-name="ce4" table:formula="of:=[$redistribution_low.K12]" office:value-type="float" office:value="0.246693380195833" calcext:value-type="float">
            <text:p>0.246693380195833</text:p>
          </table:table-cell>
          <table:table-cell table:style-name="ce4" table:formula="of:=[$redistribution_low.L12]" office:value-type="float" office:value="0.22919347750676" calcext:value-type="float">
            <text:p>0.22919347750676</text:p>
          </table:table-cell>
          <table:table-cell table:style-name="ce4" table:formula="of:=[$redistribution_low.M12]" office:value-type="float" office:value="0.232800348367151" calcext:value-type="float">
            <text:p>0.232800348367151</text:p>
          </table:table-cell>
          <table:table-cell table:number-columns-repeated="47"/>
        </table:table-row>
        <table:table-row table:style-name="ro1">
          <table:table-cell table:style-name="ce4" table:formula="of:=[.A16]+1" office:value-type="float" office:value="60" calcext:value-type="float">
            <text:p>60</text:p>
          </table:table-cell>
          <table:table-cell table:style-name="ce4" table:formula="of:=[$Redistribution_high.J13]" office:value-type="float" office:value="0.215714546744915" calcext:value-type="float">
            <text:p>0.215714546744915</text:p>
          </table:table-cell>
          <table:table-cell table:style-name="ce4" table:formula="of:=[$Redistribution_high.K13]" office:value-type="float" office:value="0.240083903280004" calcext:value-type="float">
            <text:p>0.240083903280004</text:p>
          </table:table-cell>
          <table:table-cell table:style-name="ce4" table:formula="of:=[$Redistribution_high.L13]" office:value-type="float" office:value="0.225755129292487" calcext:value-type="float">
            <text:p>0.225755129292487</text:p>
          </table:table-cell>
          <table:table-cell table:style-name="ce4" table:formula="of:=[$Redistribution_high.M13]" office:value-type="float" office:value="0.225757965789712" calcext:value-type="float">
            <text:p>0.225757965789712</text:p>
          </table:table-cell>
          <table:table-cell/>
          <table:table-cell table:style-name="ce4"/>
          <table:table-cell table:style-name="ce4" table:formula="of:=[$Redistribution_central.J13]" office:value-type="float" office:value="0.215714546744915" calcext:value-type="float">
            <text:p>0.215714546744915</text:p>
          </table:table-cell>
          <table:table-cell table:style-name="ce4" table:formula="of:=[$Redistribution_central.K13]" office:value-type="float" office:value="0.240083903280004" calcext:value-type="float">
            <text:p>0.240083903280004</text:p>
          </table:table-cell>
          <table:table-cell table:style-name="ce4" table:formula="of:=[$Redistribution_central.L13]" office:value-type="float" office:value="0.225755129292487" calcext:value-type="float">
            <text:p>0.225755129292487</text:p>
          </table:table-cell>
          <table:table-cell table:style-name="ce4" table:formula="of:=[$Redistribution_central.M13]" office:value-type="float" office:value="0.225757965789712" calcext:value-type="float">
            <text:p>0.225757965789712</text:p>
          </table:table-cell>
          <table:table-cell table:number-columns-repeated="2"/>
          <table:table-cell table:style-name="ce4" table:formula="of:=[$redistribution_low.J13]" office:value-type="float" office:value="0.215714546744915" calcext:value-type="float">
            <text:p>0.215714546744915</text:p>
          </table:table-cell>
          <table:table-cell table:style-name="ce4" table:formula="of:=[$redistribution_low.K13]" office:value-type="float" office:value="0.240083903280004" calcext:value-type="float">
            <text:p>0.240083903280004</text:p>
          </table:table-cell>
          <table:table-cell table:style-name="ce4" table:formula="of:=[$redistribution_low.L13]" office:value-type="float" office:value="0.225755129292487" calcext:value-type="float">
            <text:p>0.225755129292487</text:p>
          </table:table-cell>
          <table:table-cell table:style-name="ce4" table:formula="of:=[$redistribution_low.M13]" office:value-type="float" office:value="0.225757965789712" calcext:value-type="float">
            <text:p>0.225757965789712</text:p>
          </table:table-cell>
          <table:table-cell table:number-columns-repeated="47"/>
        </table:table-row>
        <table:table-row table:style-name="ro1">
          <table:table-cell table:style-name="ce4" table:formula="of:=[.A17]+1" office:value-type="float" office:value="61" calcext:value-type="float">
            <text:p>61</text:p>
          </table:table-cell>
          <table:table-cell table:style-name="ce4" table:formula="of:=[$Redistribution_high.J14]" office:value-type="float" office:value="0.215062195162174" calcext:value-type="float">
            <text:p>0.215062195162174</text:p>
          </table:table-cell>
          <table:table-cell table:style-name="ce4" table:formula="of:=[$Redistribution_high.K14]" office:value-type="float" office:value="0.241611301163229" calcext:value-type="float">
            <text:p>0.241611301163229</text:p>
          </table:table-cell>
          <table:table-cell table:style-name="ce4" table:formula="of:=[$Redistribution_high.L14]" office:value-type="float" office:value="0.226785046498747" calcext:value-type="float">
            <text:p>0.226785046498747</text:p>
          </table:table-cell>
          <table:table-cell table:style-name="ce4" table:formula="of:=[$Redistribution_high.M14]" office:value-type="float" office:value="0.225126449757351" calcext:value-type="float">
            <text:p>0.225126449757351</text:p>
          </table:table-cell>
          <table:table-cell/>
          <table:table-cell table:style-name="ce4"/>
          <table:table-cell table:style-name="ce4" table:formula="of:=[$Redistribution_central.J14]" office:value-type="float" office:value="0.215062195162174" calcext:value-type="float">
            <text:p>0.215062195162174</text:p>
          </table:table-cell>
          <table:table-cell table:style-name="ce4" table:formula="of:=[$Redistribution_central.K14]" office:value-type="float" office:value="0.241611301163229" calcext:value-type="float">
            <text:p>0.241611301163229</text:p>
          </table:table-cell>
          <table:table-cell table:style-name="ce4" table:formula="of:=[$Redistribution_central.L14]" office:value-type="float" office:value="0.226785046498747" calcext:value-type="float">
            <text:p>0.226785046498747</text:p>
          </table:table-cell>
          <table:table-cell table:style-name="ce4" table:formula="of:=[$Redistribution_central.M14]" office:value-type="float" office:value="0.225126449757351" calcext:value-type="float">
            <text:p>0.225126449757351</text:p>
          </table:table-cell>
          <table:table-cell table:number-columns-repeated="2"/>
          <table:table-cell table:style-name="ce4" table:formula="of:=[$redistribution_low.J14]" office:value-type="float" office:value="0.215062195162174" calcext:value-type="float">
            <text:p>0.215062195162174</text:p>
          </table:table-cell>
          <table:table-cell table:style-name="ce4" table:formula="of:=[$redistribution_low.K14]" office:value-type="float" office:value="0.241611301163229" calcext:value-type="float">
            <text:p>0.241611301163229</text:p>
          </table:table-cell>
          <table:table-cell table:style-name="ce4" table:formula="of:=[$redistribution_low.L14]" office:value-type="float" office:value="0.226785046498747" calcext:value-type="float">
            <text:p>0.226785046498747</text:p>
          </table:table-cell>
          <table:table-cell table:style-name="ce4" table:formula="of:=[$redistribution_low.M14]" office:value-type="float" office:value="0.225126449757351" calcext:value-type="float">
            <text:p>0.225126449757351</text:p>
          </table:table-cell>
          <table:table-cell table:number-columns-repeated="47"/>
        </table:table-row>
        <table:table-row table:style-name="ro1">
          <table:table-cell table:style-name="ce4" table:formula="of:=[.A18]+1" office:value-type="float" office:value="62" calcext:value-type="float">
            <text:p>62</text:p>
          </table:table-cell>
          <table:table-cell table:style-name="ce4" table:formula="of:=[$Redistribution_high.J15]" office:value-type="float" office:value="0.216677500573986" calcext:value-type="float">
            <text:p>0.216677500573986</text:p>
          </table:table-cell>
          <table:table-cell table:style-name="ce4" table:formula="of:=[$Redistribution_high.K15]" office:value-type="float" office:value="0.244388522623214" calcext:value-type="float">
            <text:p>0.244388522623214</text:p>
          </table:table-cell>
          <table:table-cell table:style-name="ce4" table:formula="of:=[$Redistribution_high.L15]" office:value-type="float" office:value="0.226847107717107" calcext:value-type="float">
            <text:p>0.226847107717107</text:p>
          </table:table-cell>
          <table:table-cell table:style-name="ce4" table:formula="of:=[$Redistribution_high.M15]" office:value-type="float" office:value="0.229791943747005" calcext:value-type="float">
            <text:p>0.229791943747005</text:p>
          </table:table-cell>
          <table:table-cell/>
          <table:table-cell table:style-name="ce4"/>
          <table:table-cell table:style-name="ce4" table:formula="of:=[$Redistribution_central.J15]" office:value-type="float" office:value="0.216677500573986" calcext:value-type="float">
            <text:p>0.216677500573986</text:p>
          </table:table-cell>
          <table:table-cell table:style-name="ce4" table:formula="of:=[$Redistribution_central.K15]" office:value-type="float" office:value="0.244388522623214" calcext:value-type="float">
            <text:p>0.244388522623214</text:p>
          </table:table-cell>
          <table:table-cell table:style-name="ce4" table:formula="of:=[$Redistribution_central.L15]" office:value-type="float" office:value="0.226847107717107" calcext:value-type="float">
            <text:p>0.226847107717107</text:p>
          </table:table-cell>
          <table:table-cell table:style-name="ce4" table:formula="of:=[$Redistribution_central.M15]" office:value-type="float" office:value="0.229791943747005" calcext:value-type="float">
            <text:p>0.229791943747005</text:p>
          </table:table-cell>
          <table:table-cell table:number-columns-repeated="2"/>
          <table:table-cell table:style-name="ce4" table:formula="of:=[$redistribution_low.J15]" office:value-type="float" office:value="0.216677500573986" calcext:value-type="float">
            <text:p>0.216677500573986</text:p>
          </table:table-cell>
          <table:table-cell table:style-name="ce4" table:formula="of:=[$redistribution_low.K15]" office:value-type="float" office:value="0.244388522623214" calcext:value-type="float">
            <text:p>0.244388522623214</text:p>
          </table:table-cell>
          <table:table-cell table:style-name="ce4" table:formula="of:=[$redistribution_low.L15]" office:value-type="float" office:value="0.226847107717107" calcext:value-type="float">
            <text:p>0.226847107717107</text:p>
          </table:table-cell>
          <table:table-cell table:style-name="ce4" table:formula="of:=[$redistribution_low.M15]" office:value-type="float" office:value="0.229791943747005" calcext:value-type="float">
            <text:p>0.229791943747005</text:p>
          </table:table-cell>
          <table:table-cell table:number-columns-repeated="47"/>
        </table:table-row>
        <table:table-row table:style-name="ro1">
          <table:table-cell table:style-name="ce4" table:formula="of:=[.A19]+1" office:value-type="float" office:value="63" calcext:value-type="float">
            <text:p>63</text:p>
          </table:table-cell>
          <table:table-cell table:style-name="ce4" table:formula="of:=[$Redistribution_high.J16]" office:value-type="float" office:value="0.221287353900357" calcext:value-type="float">
            <text:p>0.221287353900357</text:p>
          </table:table-cell>
          <table:table-cell table:style-name="ce4" table:formula="of:=[$Redistribution_high.K16]" office:value-type="float" office:value="0.2489144718451" calcext:value-type="float">
            <text:p>0.2489144718451</text:p>
          </table:table-cell>
          <table:table-cell table:style-name="ce4" table:formula="of:=[$Redistribution_high.L16]" office:value-type="float" office:value="0.231308235555035" calcext:value-type="float">
            <text:p>0.231308235555035</text:p>
          </table:table-cell>
          <table:table-cell table:style-name="ce4" table:formula="of:=[$Redistribution_high.M16]" office:value-type="float" office:value="0.234566047596414" calcext:value-type="float">
            <text:p>0.234566047596414</text:p>
          </table:table-cell>
          <table:table-cell/>
          <table:table-cell table:style-name="ce4"/>
          <table:table-cell table:style-name="ce4" table:formula="of:=[$Redistribution_central.J16]" office:value-type="float" office:value="0.221287353900357" calcext:value-type="float">
            <text:p>0.221287353900357</text:p>
          </table:table-cell>
          <table:table-cell table:style-name="ce4" table:formula="of:=[$Redistribution_central.K16]" office:value-type="float" office:value="0.2489144718451" calcext:value-type="float">
            <text:p>0.2489144718451</text:p>
          </table:table-cell>
          <table:table-cell table:style-name="ce4" table:formula="of:=[$Redistribution_central.L16]" office:value-type="float" office:value="0.231308235555035" calcext:value-type="float">
            <text:p>0.231308235555035</text:p>
          </table:table-cell>
          <table:table-cell table:style-name="ce4" table:formula="of:=[$Redistribution_central.M16]" office:value-type="float" office:value="0.234566047596414" calcext:value-type="float">
            <text:p>0.234566047596414</text:p>
          </table:table-cell>
          <table:table-cell table:number-columns-repeated="2"/>
          <table:table-cell table:style-name="ce4" table:formula="of:=[$redistribution_low.J16]" office:value-type="float" office:value="0.221287353900357" calcext:value-type="float">
            <text:p>0.221287353900357</text:p>
          </table:table-cell>
          <table:table-cell table:style-name="ce4" table:formula="of:=[$redistribution_low.K16]" office:value-type="float" office:value="0.2489144718451" calcext:value-type="float">
            <text:p>0.2489144718451</text:p>
          </table:table-cell>
          <table:table-cell table:style-name="ce4" table:formula="of:=[$redistribution_low.L16]" office:value-type="float" office:value="0.231308235555035" calcext:value-type="float">
            <text:p>0.231308235555035</text:p>
          </table:table-cell>
          <table:table-cell table:style-name="ce4" table:formula="of:=[$redistribution_low.M16]" office:value-type="float" office:value="0.234566047596414" calcext:value-type="float">
            <text:p>0.234566047596414</text:p>
          </table:table-cell>
          <table:table-cell table:number-columns-repeated="47"/>
        </table:table-row>
        <table:table-row table:style-name="ro1">
          <table:table-cell table:style-name="ce4" table:formula="of:=[.A20]+1" office:value-type="float" office:value="64" calcext:value-type="float">
            <text:p>64</text:p>
          </table:table-cell>
          <table:table-cell table:style-name="ce4" table:formula="of:=[$Redistribution_high.J17]" office:value-type="float" office:value="0.223923902258726" calcext:value-type="float">
            <text:p>0.223923902258726</text:p>
          </table:table-cell>
          <table:table-cell table:style-name="ce4" table:formula="of:=[$Redistribution_high.K17]" office:value-type="float" office:value="0.257016630760354" calcext:value-type="float">
            <text:p>0.257016630760354</text:p>
          </table:table-cell>
          <table:table-cell table:style-name="ce4" table:formula="of:=[$Redistribution_high.L17]" office:value-type="float" office:value="0.23360704298957" calcext:value-type="float">
            <text:p>0.23360704298957</text:p>
          </table:table-cell>
          <table:table-cell table:style-name="ce4" table:formula="of:=[$Redistribution_high.M17]" office:value-type="float" office:value="0.243009697507572" calcext:value-type="float">
            <text:p>0.243009697507572</text:p>
          </table:table-cell>
          <table:table-cell/>
          <table:table-cell table:style-name="ce4"/>
          <table:table-cell table:style-name="ce4" table:formula="of:=[$Redistribution_central.J17]" office:value-type="float" office:value="0.223923902258726" calcext:value-type="float">
            <text:p>0.223923902258726</text:p>
          </table:table-cell>
          <table:table-cell table:style-name="ce4" table:formula="of:=[$Redistribution_central.K17]" office:value-type="float" office:value="0.257016630760354" calcext:value-type="float">
            <text:p>0.257016630760354</text:p>
          </table:table-cell>
          <table:table-cell table:style-name="ce4" table:formula="of:=[$Redistribution_central.L17]" office:value-type="float" office:value="0.23360704298957" calcext:value-type="float">
            <text:p>0.23360704298957</text:p>
          </table:table-cell>
          <table:table-cell table:style-name="ce4" table:formula="of:=[$Redistribution_central.M17]" office:value-type="float" office:value="0.243009697507572" calcext:value-type="float">
            <text:p>0.243009697507572</text:p>
          </table:table-cell>
          <table:table-cell table:number-columns-repeated="2"/>
          <table:table-cell table:style-name="ce4" table:formula="of:=[$redistribution_low.J17]" office:value-type="float" office:value="0.223923902258726" calcext:value-type="float">
            <text:p>0.223923902258726</text:p>
          </table:table-cell>
          <table:table-cell table:style-name="ce4" table:formula="of:=[$redistribution_low.K17]" office:value-type="float" office:value="0.257016630760354" calcext:value-type="float">
            <text:p>0.257016630760354</text:p>
          </table:table-cell>
          <table:table-cell table:style-name="ce4" table:formula="of:=[$redistribution_low.L17]" office:value-type="float" office:value="0.23360704298957" calcext:value-type="float">
            <text:p>0.23360704298957</text:p>
          </table:table-cell>
          <table:table-cell table:style-name="ce4" table:formula="of:=[$redistribution_low.M17]" office:value-type="float" office:value="0.243009697507572" calcext:value-type="float">
            <text:p>0.243009697507572</text:p>
          </table:table-cell>
          <table:table-cell table:number-columns-repeated="47"/>
        </table:table-row>
        <table:table-row table:style-name="ro1">
          <table:table-cell table:style-name="ce4" table:formula="of:=[.A21]+1" office:value-type="float" office:value="65" calcext:value-type="float">
            <text:p>65</text:p>
          </table:table-cell>
          <table:table-cell table:style-name="ce4" table:formula="of:=[$Redistribution_high.J18]" office:value-type="float" office:value="0.218664912818428" calcext:value-type="float">
            <text:p>0.218664912818428</text:p>
          </table:table-cell>
          <table:table-cell table:style-name="ce4" table:formula="of:=[$Redistribution_high.K18]" office:value-type="float" office:value="0.25390853793185" calcext:value-type="float">
            <text:p>0.25390853793185</text:p>
          </table:table-cell>
          <table:table-cell table:style-name="ce4" table:formula="of:=[$Redistribution_high.L18]" office:value-type="float" office:value="0.230638881619654" calcext:value-type="float">
            <text:p>0.230638881619654</text:p>
          </table:table-cell>
          <table:table-cell table:style-name="ce4" table:formula="of:=[$Redistribution_high.M18]" office:value-type="float" office:value="0.23658101264819" calcext:value-type="float">
            <text:p>0.23658101264819</text:p>
          </table:table-cell>
          <table:table-cell/>
          <table:table-cell table:style-name="ce4"/>
          <table:table-cell table:style-name="ce4" table:formula="of:=[$Redistribution_central.J18]" office:value-type="float" office:value="0.218664912818428" calcext:value-type="float">
            <text:p>0.218664912818428</text:p>
          </table:table-cell>
          <table:table-cell table:style-name="ce4" table:formula="of:=[$Redistribution_central.K18]" office:value-type="float" office:value="0.25390853793185" calcext:value-type="float">
            <text:p>0.25390853793185</text:p>
          </table:table-cell>
          <table:table-cell table:style-name="ce4" table:formula="of:=[$Redistribution_central.L18]" office:value-type="float" office:value="0.230638881619654" calcext:value-type="float">
            <text:p>0.230638881619654</text:p>
          </table:table-cell>
          <table:table-cell table:style-name="ce4" table:formula="of:=[$Redistribution_central.M18]" office:value-type="float" office:value="0.23658101264819" calcext:value-type="float">
            <text:p>0.23658101264819</text:p>
          </table:table-cell>
          <table:table-cell table:number-columns-repeated="2"/>
          <table:table-cell table:style-name="ce4" table:formula="of:=[$redistribution_low.J18]" office:value-type="float" office:value="0.218664912818428" calcext:value-type="float">
            <text:p>0.218664912818428</text:p>
          </table:table-cell>
          <table:table-cell table:style-name="ce4" table:formula="of:=[$redistribution_low.K18]" office:value-type="float" office:value="0.25390853793185" calcext:value-type="float">
            <text:p>0.25390853793185</text:p>
          </table:table-cell>
          <table:table-cell table:style-name="ce4" table:formula="of:=[$redistribution_low.L18]" office:value-type="float" office:value="0.230638881619654" calcext:value-type="float">
            <text:p>0.230638881619654</text:p>
          </table:table-cell>
          <table:table-cell table:style-name="ce4" table:formula="of:=[$redistribution_low.M18]" office:value-type="float" office:value="0.23658101264819" calcext:value-type="float">
            <text:p>0.23658101264819</text:p>
          </table:table-cell>
          <table:table-cell table:number-columns-repeated="47"/>
        </table:table-row>
        <table:table-row table:style-name="ro1">
          <table:table-cell table:style-name="ce4" table:formula="of:=[.A22]+1" office:value-type="float" office:value="66" calcext:value-type="float">
            <text:p>66</text:p>
          </table:table-cell>
          <table:table-cell table:style-name="ce4" table:formula="of:=[$Redistribution_high.J19]" office:value-type="float" office:value="0.222811966608714" calcext:value-type="float">
            <text:p>0.222811966608714</text:p>
          </table:table-cell>
          <table:table-cell table:style-name="ce4" table:formula="of:=[$Redistribution_high.K19]" office:value-type="float" office:value="0.257252790685039" calcext:value-type="float">
            <text:p>0.257252790685039</text:p>
          </table:table-cell>
          <table:table-cell table:style-name="ce4" table:formula="of:=[$Redistribution_high.L19]" office:value-type="float" office:value="0.23380825527258" calcext:value-type="float">
            <text:p>0.23380825527258</text:p>
          </table:table-cell>
          <table:table-cell table:style-name="ce4" table:formula="of:=[$Redistribution_high.M19]" office:value-type="float" office:value="0.24124975579767" calcext:value-type="float">
            <text:p>0.24124975579767</text:p>
          </table:table-cell>
          <table:table-cell/>
          <table:table-cell table:style-name="ce4"/>
          <table:table-cell table:style-name="ce4" table:formula="of:=[$Redistribution_central.J19]" office:value-type="float" office:value="0.222811966608714" calcext:value-type="float">
            <text:p>0.222811966608714</text:p>
          </table:table-cell>
          <table:table-cell table:style-name="ce4" table:formula="of:=[$Redistribution_central.K19]" office:value-type="float" office:value="0.257252790685039" calcext:value-type="float">
            <text:p>0.257252790685039</text:p>
          </table:table-cell>
          <table:table-cell table:style-name="ce4" table:formula="of:=[$Redistribution_central.L19]" office:value-type="float" office:value="0.23380825527258" calcext:value-type="float">
            <text:p>0.23380825527258</text:p>
          </table:table-cell>
          <table:table-cell table:style-name="ce4" table:formula="of:=[$Redistribution_central.M19]" office:value-type="float" office:value="0.24124975579767" calcext:value-type="float">
            <text:p>0.24124975579767</text:p>
          </table:table-cell>
          <table:table-cell table:number-columns-repeated="2"/>
          <table:table-cell table:style-name="ce4" table:formula="of:=[$redistribution_low.J19]" office:value-type="float" office:value="0.222811966608714" calcext:value-type="float">
            <text:p>0.222811966608714</text:p>
          </table:table-cell>
          <table:table-cell table:style-name="ce4" table:formula="of:=[$redistribution_low.K19]" office:value-type="float" office:value="0.257252790685039" calcext:value-type="float">
            <text:p>0.257252790685039</text:p>
          </table:table-cell>
          <table:table-cell table:style-name="ce4" table:formula="of:=[$redistribution_low.L19]" office:value-type="float" office:value="0.23380825527258" calcext:value-type="float">
            <text:p>0.23380825527258</text:p>
          </table:table-cell>
          <table:table-cell table:style-name="ce4" table:formula="of:=[$redistribution_low.M19]" office:value-type="float" office:value="0.24124975579767" calcext:value-type="float">
            <text:p>0.24124975579767</text:p>
          </table:table-cell>
          <table:table-cell table:number-columns-repeated="47"/>
        </table:table-row>
        <table:table-row table:style-name="ro1">
          <table:table-cell table:style-name="ce4" table:formula="of:=[.A23]+1" office:value-type="float" office:value="67" calcext:value-type="float">
            <text:p>67</text:p>
          </table:table-cell>
          <table:table-cell table:style-name="ce4" table:formula="of:=[$Redistribution_high.J20]" office:value-type="float" office:value="0.218510259480517" calcext:value-type="float">
            <text:p>0.218510259480517</text:p>
          </table:table-cell>
          <table:table-cell table:style-name="ce4" table:formula="of:=[$Redistribution_high.K20]" office:value-type="float" office:value="0.245847003173272" calcext:value-type="float">
            <text:p>0.245847003173272</text:p>
          </table:table-cell>
          <table:table-cell table:style-name="ce4" table:formula="of:=[$Redistribution_high.L20]" office:value-type="float" office:value="0.22919887845704" calcext:value-type="float">
            <text:p>0.22919887845704</text:p>
          </table:table-cell>
          <table:table-cell table:style-name="ce4" table:formula="of:=[$Redistribution_high.M20]" office:value-type="float" office:value="0.230527327300407" calcext:value-type="float">
            <text:p>0.230527327300407</text:p>
          </table:table-cell>
          <table:table-cell/>
          <table:table-cell table:style-name="ce4"/>
          <table:table-cell table:style-name="ce4" table:formula="of:=[$Redistribution_central.J20]" office:value-type="float" office:value="0.218563406194902" calcext:value-type="float">
            <text:p>0.218563406194902</text:p>
          </table:table-cell>
          <table:table-cell table:style-name="ce4" table:formula="of:=[$Redistribution_central.K20]" office:value-type="float" office:value="0.245892522623788" calcext:value-type="float">
            <text:p>0.245892522623788</text:p>
          </table:table-cell>
          <table:table-cell table:style-name="ce4" table:formula="of:=[$Redistribution_central.L20]" office:value-type="float" office:value="0.229253512102493" calcext:value-type="float">
            <text:p>0.229253512102493</text:p>
          </table:table-cell>
          <table:table-cell table:style-name="ce4" table:formula="of:=[$Redistribution_central.M20]" office:value-type="float" office:value="0.230570027090223" calcext:value-type="float">
            <text:p>0.230570027090223</text:p>
          </table:table-cell>
          <table:table-cell table:number-columns-repeated="2"/>
          <table:table-cell table:style-name="ce4" table:formula="of:=[$redistribution_low.J20]" office:value-type="float" office:value="0.218510259480517" calcext:value-type="float">
            <text:p>0.218510259480517</text:p>
          </table:table-cell>
          <table:table-cell table:style-name="ce4" table:formula="of:=[$redistribution_low.K20]" office:value-type="float" office:value="0.245847003173272" calcext:value-type="float">
            <text:p>0.245847003173272</text:p>
          </table:table-cell>
          <table:table-cell table:style-name="ce4" table:formula="of:=[$redistribution_low.L20]" office:value-type="float" office:value="0.22919887845704" calcext:value-type="float">
            <text:p>0.22919887845704</text:p>
          </table:table-cell>
          <table:table-cell table:style-name="ce4" table:formula="of:=[$redistribution_low.M20]" office:value-type="float" office:value="0.230527327300407" calcext:value-type="float">
            <text:p>0.230527327300407</text:p>
          </table:table-cell>
          <table:table-cell table:number-columns-repeated="47"/>
        </table:table-row>
        <table:table-row table:style-name="ro1">
          <table:table-cell table:style-name="ce4" table:formula="of:=[.A24]+1" office:value-type="float" office:value="68" calcext:value-type="float">
            <text:p>68</text:p>
          </table:table-cell>
          <table:table-cell table:style-name="ce4" table:formula="of:=[$Redistribution_high.J21]" office:value-type="float" office:value="0.218989109311222" calcext:value-type="float">
            <text:p>0.218989109311222</text:p>
          </table:table-cell>
          <table:table-cell table:style-name="ce4" table:formula="of:=[$Redistribution_high.K21]" office:value-type="float" office:value="0.248753503535854" calcext:value-type="float">
            <text:p>0.248753503535854</text:p>
          </table:table-cell>
          <table:table-cell table:style-name="ce4" table:formula="of:=[$Redistribution_high.L21]" office:value-type="float" office:value="0.230318612160145" calcext:value-type="float">
            <text:p>0.230318612160145</text:p>
          </table:table-cell>
          <table:table-cell table:style-name="ce4" table:formula="of:=[$Redistribution_high.M21]" office:value-type="float" office:value="0.232334413305221" calcext:value-type="float">
            <text:p>0.232334413305221</text:p>
          </table:table-cell>
          <table:table-cell/>
          <table:table-cell table:style-name="ce4"/>
          <table:table-cell table:style-name="ce4" table:formula="of:=[$Redistribution_central.J21]" office:value-type="float" office:value="0.21899557092624" calcext:value-type="float">
            <text:p>0.21899557092624</text:p>
          </table:table-cell>
          <table:table-cell table:style-name="ce4" table:formula="of:=[$Redistribution_central.K21]" office:value-type="float" office:value="0.248782209812289" calcext:value-type="float">
            <text:p>0.248782209812289</text:p>
          </table:table-cell>
          <table:table-cell table:style-name="ce4" table:formula="of:=[$Redistribution_central.L21]" office:value-type="float" office:value="0.230322207564458" calcext:value-type="float">
            <text:p>0.230322207564458</text:p>
          </table:table-cell>
          <table:table-cell table:style-name="ce4" table:formula="of:=[$Redistribution_central.M21]" office:value-type="float" office:value="0.232359330951604" calcext:value-type="float">
            <text:p>0.232359330951604</text:p>
          </table:table-cell>
          <table:table-cell table:number-columns-repeated="2"/>
          <table:table-cell table:style-name="ce4" table:formula="of:=[$redistribution_low.J21]" office:value-type="float" office:value="0.218989109113552" calcext:value-type="float">
            <text:p>0.218989109113552</text:p>
          </table:table-cell>
          <table:table-cell table:style-name="ce4" table:formula="of:=[$redistribution_low.K21]" office:value-type="float" office:value="0.248753503535854" calcext:value-type="float">
            <text:p>0.248753503535854</text:p>
          </table:table-cell>
          <table:table-cell table:style-name="ce4" table:formula="of:=[$redistribution_low.L21]" office:value-type="float" office:value="0.230318611955265" calcext:value-type="float">
            <text:p>0.230318611955265</text:p>
          </table:table-cell>
          <table:table-cell table:style-name="ce4" table:formula="of:=[$redistribution_low.M21]" office:value-type="float" office:value="0.232334413305221" calcext:value-type="float">
            <text:p>0.232334413305221</text:p>
          </table:table-cell>
          <table:table-cell table:number-columns-repeated="47"/>
        </table:table-row>
        <table:table-row table:style-name="ro1">
          <table:table-cell table:style-name="ce4" table:formula="of:=[.A25]+1" office:value-type="float" office:value="69" calcext:value-type="float">
            <text:p>69</text:p>
          </table:table-cell>
          <table:table-cell table:style-name="ce4" table:formula="of:=[$Redistribution_high.J22]" office:value-type="float" office:value="0.210162737119624" calcext:value-type="float">
            <text:p>0.210162737119624</text:p>
          </table:table-cell>
          <table:table-cell table:style-name="ce4" table:formula="of:=[$Redistribution_high.K22]" office:value-type="float" office:value="0.247349520983344" calcext:value-type="float">
            <text:p>0.247349520983344</text:p>
          </table:table-cell>
          <table:table-cell table:style-name="ce4" table:formula="of:=[$Redistribution_high.L22]" office:value-type="float" office:value="0.222617026313874" calcext:value-type="float">
            <text:p>0.222617026313874</text:p>
          </table:table-cell>
          <table:table-cell table:style-name="ce4" table:formula="of:=[$Redistribution_high.M22]" office:value-type="float" office:value="0.228260255791619" calcext:value-type="float">
            <text:p>0.228260255791619</text:p>
          </table:table-cell>
          <table:table-cell/>
          <table:table-cell table:style-name="ce4"/>
          <table:table-cell table:style-name="ce4" table:formula="of:=[$Redistribution_central.J22]" office:value-type="float" office:value="0.211251262629527" calcext:value-type="float">
            <text:p>0.211251262629527</text:p>
          </table:table-cell>
          <table:table-cell table:style-name="ce4" table:formula="of:=[$Redistribution_central.K22]" office:value-type="float" office:value="0.247690256521463" calcext:value-type="float">
            <text:p>0.247690256521463</text:p>
          </table:table-cell>
          <table:table-cell table:style-name="ce4" table:formula="of:=[$Redistribution_central.L22]" office:value-type="float" office:value="0.223745394881132" calcext:value-type="float">
            <text:p>0.223745394881132</text:p>
          </table:table-cell>
          <table:table-cell table:style-name="ce4" table:formula="of:=[$Redistribution_central.M22]" office:value-type="float" office:value="0.228616889657596" calcext:value-type="float">
            <text:p>0.228616889657596</text:p>
          </table:table-cell>
          <table:table-cell table:number-columns-repeated="2"/>
          <table:table-cell table:style-name="ce4" table:formula="of:=[$redistribution_low.J22]" office:value-type="float" office:value="0.21016273692702" calcext:value-type="float">
            <text:p>0.21016273692702</text:p>
          </table:table-cell>
          <table:table-cell table:style-name="ce4" table:formula="of:=[$redistribution_low.K22]" office:value-type="float" office:value="0.247349520983344" calcext:value-type="float">
            <text:p>0.247349520983344</text:p>
          </table:table-cell>
          <table:table-cell table:style-name="ce4" table:formula="of:=[$redistribution_low.L22]" office:value-type="float" office:value="0.222617026113073" calcext:value-type="float">
            <text:p>0.222617026113073</text:p>
          </table:table-cell>
          <table:table-cell table:style-name="ce4" table:formula="of:=[$redistribution_low.M22]" office:value-type="float" office:value="0.228260255791619" calcext:value-type="float">
            <text:p>0.228260255791619</text:p>
          </table:table-cell>
          <table:table-cell table:number-columns-repeated="47"/>
        </table:table-row>
        <table:table-row table:style-name="ro1">
          <table:table-cell table:style-name="ce4" table:formula="of:=[.A26]+1" office:value-type="float" office:value="70" calcext:value-type="float">
            <text:p>70</text:p>
          </table:table-cell>
          <table:table-cell table:style-name="ce4" table:formula="of:=[$Redistribution_high.J23]" office:value-type="float" office:value="0.221503646056854" calcext:value-type="float">
            <text:p>0.221503646056854</text:p>
          </table:table-cell>
          <table:table-cell table:style-name="ce4" table:formula="of:=[$Redistribution_high.K23]" office:value-type="float" office:value="0.256927516528114" calcext:value-type="float">
            <text:p>0.256927516528114</text:p>
          </table:table-cell>
          <table:table-cell table:style-name="ce4" table:formula="of:=[$Redistribution_high.L23]" office:value-type="float" office:value="0.232168632119065" calcext:value-type="float">
            <text:p>0.232168632119065</text:p>
          </table:table-cell>
          <table:table-cell table:style-name="ce4" table:formula="of:=[$Redistribution_high.M23]" office:value-type="float" office:value="0.240365325562078" calcext:value-type="float">
            <text:p>0.240365325562078</text:p>
          </table:table-cell>
          <table:table-cell/>
          <table:table-cell table:style-name="ce4"/>
          <table:table-cell table:style-name="ce4" table:formula="of:=[$Redistribution_central.J23]" office:value-type="float" office:value="0.218181890699582" calcext:value-type="float">
            <text:p>0.218181890699582</text:p>
          </table:table-cell>
          <table:table-cell table:style-name="ce4" table:formula="of:=[$Redistribution_central.K23]" office:value-type="float" office:value="0.255995227891153" calcext:value-type="float">
            <text:p>0.255995227891153</text:p>
          </table:table-cell>
          <table:table-cell table:style-name="ce4" table:formula="of:=[$Redistribution_central.L23]" office:value-type="float" office:value="0.228652110660622" calcext:value-type="float">
            <text:p>0.228652110660622</text:p>
          </table:table-cell>
          <table:table-cell table:style-name="ce4" table:formula="of:=[$Redistribution_central.M23]" office:value-type="float" office:value="0.2395612608114" calcext:value-type="float">
            <text:p>0.2395612608114</text:p>
          </table:table-cell>
          <table:table-cell table:number-columns-repeated="2"/>
          <table:table-cell table:style-name="ce4" table:formula="of:=[$redistribution_low.J23]" office:value-type="float" office:value="0.221503645505539" calcext:value-type="float">
            <text:p>0.221503645505539</text:p>
          </table:table-cell>
          <table:table-cell table:style-name="ce4" table:formula="of:=[$redistribution_low.K23]" office:value-type="float" office:value="0.256927516528114" calcext:value-type="float">
            <text:p>0.256927516528114</text:p>
          </table:table-cell>
          <table:table-cell table:style-name="ce4" table:formula="of:=[$redistribution_low.L23]" office:value-type="float" office:value="0.23216863154906" calcext:value-type="float">
            <text:p>0.23216863154906</text:p>
          </table:table-cell>
          <table:table-cell table:style-name="ce4" table:formula="of:=[$redistribution_low.M23]" office:value-type="float" office:value="0.240365325562078" calcext:value-type="float">
            <text:p>0.240365325562078</text:p>
          </table:table-cell>
          <table:table-cell table:number-columns-repeated="47"/>
        </table:table-row>
        <table:table-row table:style-name="ro1">
          <table:table-cell table:style-name="ce4" table:formula="of:=[.A27]+1" office:value-type="float" office:value="71" calcext:value-type="float">
            <text:p>71</text:p>
          </table:table-cell>
          <table:table-cell table:style-name="ce4" table:formula="of:=[$Redistribution_high.J24]" office:value-type="float" office:value="0.217608991067281" calcext:value-type="float">
            <text:p>0.217608991067281</text:p>
          </table:table-cell>
          <table:table-cell table:style-name="ce4" table:formula="of:=[$Redistribution_high.K24]" office:value-type="float" office:value="0.254233730927975" calcext:value-type="float">
            <text:p>0.254233730927975</text:p>
          </table:table-cell>
          <table:table-cell table:style-name="ce4" table:formula="of:=[$Redistribution_high.L24]" office:value-type="float" office:value="0.228171847187271" calcext:value-type="float">
            <text:p>0.228171847187271</text:p>
          </table:table-cell>
          <table:table-cell table:style-name="ce4" table:formula="of:=[$Redistribution_high.M24]" office:value-type="float" office:value="0.23751742043996" calcext:value-type="float">
            <text:p>0.23751742043996</text:p>
          </table:table-cell>
          <table:table-cell/>
          <table:table-cell table:style-name="ce4"/>
          <table:table-cell table:style-name="ce4" table:formula="of:=[$Redistribution_central.J24]" office:value-type="float" office:value="0.217921312892688" calcext:value-type="float">
            <text:p>0.217921312892688</text:p>
          </table:table-cell>
          <table:table-cell table:style-name="ce4" table:formula="of:=[$Redistribution_central.K24]" office:value-type="float" office:value="0.254738408186961" calcext:value-type="float">
            <text:p>0.254738408186961</text:p>
          </table:table-cell>
          <table:table-cell table:style-name="ce4" table:formula="of:=[$Redistribution_central.L24]" office:value-type="float" office:value="0.228505032412116" calcext:value-type="float">
            <text:p>0.228505032412116</text:p>
          </table:table-cell>
          <table:table-cell table:style-name="ce4" table:formula="of:=[$Redistribution_central.M24]" office:value-type="float" office:value="0.237966784651562" calcext:value-type="float">
            <text:p>0.237966784651562</text:p>
          </table:table-cell>
          <table:table-cell table:number-columns-repeated="2"/>
          <table:table-cell table:style-name="ce4" table:formula="of:=[$redistribution_low.J24]" office:value-type="float" office:value="0.217608990493196" calcext:value-type="float">
            <text:p>0.217608990493196</text:p>
          </table:table-cell>
          <table:table-cell table:style-name="ce4" table:formula="of:=[$redistribution_low.K24]" office:value-type="float" office:value="0.254233730927975" calcext:value-type="float">
            <text:p>0.254233730927975</text:p>
          </table:table-cell>
          <table:table-cell table:style-name="ce4" table:formula="of:=[$redistribution_low.L24]" office:value-type="float" office:value="0.228171846593333" calcext:value-type="float">
            <text:p>0.228171846593333</text:p>
          </table:table-cell>
          <table:table-cell table:style-name="ce4" table:formula="of:=[$redistribution_low.M24]" office:value-type="float" office:value="0.23751742043996" calcext:value-type="float">
            <text:p>0.23751742043996</text:p>
          </table:table-cell>
          <table:table-cell table:number-columns-repeated="47"/>
        </table:table-row>
        <table:table-row table:style-name="ro1">
          <table:table-cell table:style-name="ce4" table:formula="of:=[.A28]+1" office:value-type="float" office:value="72" calcext:value-type="float">
            <text:p>72</text:p>
          </table:table-cell>
          <table:table-cell table:style-name="ce4" table:formula="of:=[$Redistribution_high.J25]" office:value-type="float" office:value="0.221546317497909" calcext:value-type="float">
            <text:p>0.221546317497909</text:p>
          </table:table-cell>
          <table:table-cell table:style-name="ce4" table:formula="of:=[$Redistribution_high.K25]" office:value-type="float" office:value="0.255119159700522" calcext:value-type="float">
            <text:p>0.255119159700522</text:p>
          </table:table-cell>
          <table:table-cell table:style-name="ce4" table:formula="of:=[$Redistribution_high.L25]" office:value-type="float" office:value="0.232122902633125" calcext:value-type="float">
            <text:p>0.232122902633125</text:p>
          </table:table-cell>
          <table:table-cell table:style-name="ce4" table:formula="of:=[$Redistribution_high.M25]" office:value-type="float" office:value="0.238677514111478" calcext:value-type="float">
            <text:p>0.238677514111478</text:p>
          </table:table-cell>
          <table:table-cell/>
          <table:table-cell table:style-name="ce4"/>
          <table:table-cell table:style-name="ce4" table:formula="of:=[$Redistribution_central.J25]" office:value-type="float" office:value="0.224280153372471" calcext:value-type="float">
            <text:p>0.224280153372471</text:p>
          </table:table-cell>
          <table:table-cell table:style-name="ce4" table:formula="of:=[$Redistribution_central.K25]" office:value-type="float" office:value="0.259402609408662" calcext:value-type="float">
            <text:p>0.259402609408662</text:p>
          </table:table-cell>
          <table:table-cell table:style-name="ce4" table:formula="of:=[$Redistribution_central.L25]" office:value-type="float" office:value="0.234831099030648" calcext:value-type="float">
            <text:p>0.234831099030648</text:p>
          </table:table-cell>
          <table:table-cell table:style-name="ce4" table:formula="of:=[$Redistribution_central.M25]" office:value-type="float" office:value="0.242979693565642" calcext:value-type="float">
            <text:p>0.242979693565642</text:p>
          </table:table-cell>
          <table:table-cell table:number-columns-repeated="2"/>
          <table:table-cell table:style-name="ce4" table:formula="of:=[$redistribution_low.J25]" office:value-type="float" office:value="0.21905342826532" calcext:value-type="float">
            <text:p>0.21905342826532</text:p>
          </table:table-cell>
          <table:table-cell table:style-name="ce4" table:formula="of:=[$redistribution_low.K25]" office:value-type="float" office:value="0.25762845836862" calcext:value-type="float">
            <text:p>0.25762845836862</text:p>
          </table:table-cell>
          <table:table-cell table:style-name="ce4" table:formula="of:=[$redistribution_low.L25]" office:value-type="float" office:value="0.229288431316511" calcext:value-type="float">
            <text:p>0.229288431316511</text:p>
          </table:table-cell>
          <table:table-cell table:style-name="ce4" table:formula="of:=[$redistribution_low.M25]" office:value-type="float" office:value="0.241454361875334" calcext:value-type="float">
            <text:p>0.241454361875334</text:p>
          </table:table-cell>
          <table:table-cell table:number-columns-repeated="47"/>
        </table:table-row>
        <table:table-row table:style-name="ro1">
          <table:table-cell table:style-name="ce4" table:formula="of:=[.A29]+1" office:value-type="float" office:value="73" calcext:value-type="float">
            <text:p>73</text:p>
          </table:table-cell>
          <table:table-cell table:style-name="ce4" table:formula="of:=[$Redistribution_high.J26]" office:value-type="float" office:value="0.224923567362481" calcext:value-type="float">
            <text:p>0.224923567362481</text:p>
          </table:table-cell>
          <table:table-cell table:style-name="ce4" table:formula="of:=[$Redistribution_high.K26]" office:value-type="float" office:value="0.274270793603955" calcext:value-type="float">
            <text:p>0.274270793603955</text:p>
          </table:table-cell>
          <table:table-cell table:style-name="ce4" table:formula="of:=[$Redistribution_high.L26]" office:value-type="float" office:value="0.23762511694608" calcext:value-type="float">
            <text:p>0.23762511694608</text:p>
          </table:table-cell>
          <table:table-cell table:style-name="ce4" table:formula="of:=[$Redistribution_high.M26]" office:value-type="float" office:value="0.254056986836099" calcext:value-type="float">
            <text:p>0.254056986836099</text:p>
          </table:table-cell>
          <table:table-cell/>
          <table:table-cell table:style-name="ce4"/>
          <table:table-cell table:style-name="ce4" table:formula="of:=[$Redistribution_central.J26]" office:value-type="float" office:value="0.223127345914571" calcext:value-type="float">
            <text:p>0.223127345914571</text:p>
          </table:table-cell>
          <table:table-cell table:style-name="ce4" table:formula="of:=[$Redistribution_central.K26]" office:value-type="float" office:value="0.269880414330047" calcext:value-type="float">
            <text:p>0.269880414330047</text:p>
          </table:table-cell>
          <table:table-cell table:style-name="ce4" table:formula="of:=[$Redistribution_central.L26]" office:value-type="float" office:value="0.235573210266486" calcext:value-type="float">
            <text:p>0.235573210266486</text:p>
          </table:table-cell>
          <table:table-cell table:style-name="ce4" table:formula="of:=[$Redistribution_central.M26]" office:value-type="float" office:value="0.250253887058777" calcext:value-type="float">
            <text:p>0.250253887058777</text:p>
          </table:table-cell>
          <table:table-cell table:number-columns-repeated="2"/>
          <table:table-cell table:style-name="ce4" table:formula="of:=[$redistribution_low.J26]" office:value-type="float" office:value="0.225699074704251" calcext:value-type="float">
            <text:p>0.225699074704251</text:p>
          </table:table-cell>
          <table:table-cell table:style-name="ce4" table:formula="of:=[$redistribution_low.K26]" office:value-type="float" office:value="0.274438459257221" calcext:value-type="float">
            <text:p>0.274438459257221</text:p>
          </table:table-cell>
          <table:table-cell table:style-name="ce4" table:formula="of:=[$redistribution_low.L26]" office:value-type="float" office:value="0.238090634580162" calcext:value-type="float">
            <text:p>0.238090634580162</text:p>
          </table:table-cell>
          <table:table-cell table:style-name="ce4" table:formula="of:=[$redistribution_low.M26]" office:value-type="float" office:value="0.254833997498471" calcext:value-type="float">
            <text:p>0.254833997498471</text:p>
          </table:table-cell>
          <table:table-cell table:number-columns-repeated="47"/>
        </table:table-row>
        <table:table-row table:style-name="ro1">
          <table:table-cell table:style-name="ce4" table:formula="of:=[.A30]+1" office:value-type="float" office:value="74" calcext:value-type="float">
            <text:p>74</text:p>
          </table:table-cell>
          <table:table-cell table:style-name="ce4" table:formula="of:=[$Redistribution_high.J27]" office:value-type="float" office:value="0.219000307863012" calcext:value-type="float">
            <text:p>0.219000307863012</text:p>
          </table:table-cell>
          <table:table-cell table:style-name="ce4" table:formula="of:=[$Redistribution_high.K27]" office:value-type="float" office:value="0.25078021727671" calcext:value-type="float">
            <text:p>0.25078021727671</text:p>
          </table:table-cell>
          <table:table-cell table:style-name="ce4" table:formula="of:=[$Redistribution_high.L27]" office:value-type="float" office:value="0.229764345126552" calcext:value-type="float">
            <text:p>0.229764345126552</text:p>
          </table:table-cell>
          <table:table-cell table:style-name="ce4" table:formula="of:=[$Redistribution_high.M27]" office:value-type="float" office:value="0.234269840289689" calcext:value-type="float">
            <text:p>0.234269840289689</text:p>
          </table:table-cell>
          <table:table-cell/>
          <table:table-cell table:style-name="ce4"/>
          <table:table-cell table:style-name="ce4" table:formula="of:=[$Redistribution_central.J27]" office:value-type="float" office:value="0.221215374063332" calcext:value-type="float">
            <text:p>0.221215374063332</text:p>
          </table:table-cell>
          <table:table-cell table:style-name="ce4" table:formula="of:=[$Redistribution_central.K27]" office:value-type="float" office:value="0.25739506680564" calcext:value-type="float">
            <text:p>0.25739506680564</text:p>
          </table:table-cell>
          <table:table-cell table:style-name="ce4" table:formula="of:=[$Redistribution_central.L27]" office:value-type="float" office:value="0.232061589784627" calcext:value-type="float">
            <text:p>0.232061589784627</text:p>
          </table:table-cell>
          <table:table-cell table:style-name="ce4" table:formula="of:=[$Redistribution_central.M27]" office:value-type="float" office:value="0.240496029703687" calcext:value-type="float">
            <text:p>0.240496029703687</text:p>
          </table:table-cell>
          <table:table-cell table:number-columns-repeated="2"/>
          <table:table-cell table:style-name="ce4" table:formula="of:=[$redistribution_low.J27]" office:value-type="float" office:value="0.218728667494225" calcext:value-type="float">
            <text:p>0.218728667494225</text:p>
          </table:table-cell>
          <table:table-cell table:style-name="ce4" table:formula="of:=[$redistribution_low.K27]" office:value-type="float" office:value="0.250838914301626" calcext:value-type="float">
            <text:p>0.250838914301626</text:p>
          </table:table-cell>
          <table:table-cell table:style-name="ce4" table:formula="of:=[$redistribution_low.L27]" office:value-type="float" office:value="0.229523540136556" calcext:value-type="float">
            <text:p>0.229523540136556</text:p>
          </table:table-cell>
          <table:table-cell table:style-name="ce4" table:formula="of:=[$redistribution_low.M27]" office:value-type="float" office:value="0.234236783948659" calcext:value-type="float">
            <text:p>0.234236783948659</text:p>
          </table:table-cell>
          <table:table-cell table:number-columns-repeated="47"/>
        </table:table-row>
        <table:table-row table:style-name="ro1">
          <table:table-cell table:style-name="ce4" table:formula="of:=[.A31]+1" office:value-type="float" office:value="75" calcext:value-type="float">
            <text:p>75</text:p>
          </table:table-cell>
          <table:table-cell table:style-name="ce4" table:formula="of:=[$Redistribution_high.J28]" office:value-type="float" office:value="0.222526403016781" calcext:value-type="float">
            <text:p>0.222526403016781</text:p>
          </table:table-cell>
          <table:table-cell table:style-name="ce4" table:formula="of:=[$Redistribution_high.K28]" office:value-type="float" office:value="0.260213532007216" calcext:value-type="float">
            <text:p>0.260213532007216</text:p>
          </table:table-cell>
          <table:table-cell table:style-name="ce4" table:formula="of:=[$Redistribution_high.L28]" office:value-type="float" office:value="0.231917673227476" calcext:value-type="float">
            <text:p>0.231917673227476</text:p>
          </table:table-cell>
          <table:table-cell table:style-name="ce4" table:formula="of:=[$Redistribution_high.M28]" office:value-type="float" office:value="0.245693800472712" calcext:value-type="float">
            <text:p>0.245693800472712</text:p>
          </table:table-cell>
          <table:table-cell/>
          <table:table-cell table:style-name="ce4"/>
          <table:table-cell table:style-name="ce4" table:formula="of:=[$Redistribution_central.J28]" office:value-type="float" office:value="0.22185809807628" calcext:value-type="float">
            <text:p>0.22185809807628</text:p>
          </table:table-cell>
          <table:table-cell table:style-name="ce4" table:formula="of:=[$Redistribution_central.K28]" office:value-type="float" office:value="0.258951277955521" calcext:value-type="float">
            <text:p>0.258951277955521</text:p>
          </table:table-cell>
          <table:table-cell table:style-name="ce4" table:formula="of:=[$Redistribution_central.L28]" office:value-type="float" office:value="0.231204846815404" calcext:value-type="float">
            <text:p>0.231204846815404</text:p>
          </table:table-cell>
          <table:table-cell table:style-name="ce4" table:formula="of:=[$Redistribution_central.M28]" office:value-type="float" office:value="0.244522911276908" calcext:value-type="float">
            <text:p>0.244522911276908</text:p>
          </table:table-cell>
          <table:table-cell table:number-columns-repeated="2"/>
          <table:table-cell table:style-name="ce4" table:formula="of:=[$redistribution_low.J28]" office:value-type="float" office:value="0.22130719595427" calcext:value-type="float">
            <text:p>0.22130719595427</text:p>
          </table:table-cell>
          <table:table-cell table:style-name="ce4" table:formula="of:=[$redistribution_low.K28]" office:value-type="float" office:value="0.258692851413597" calcext:value-type="float">
            <text:p>0.258692851413597</text:p>
          </table:table-cell>
          <table:table-cell table:style-name="ce4" table:formula="of:=[$redistribution_low.L28]" office:value-type="float" office:value="0.230707771831068" calcext:value-type="float">
            <text:p>0.230707771831068</text:p>
          </table:table-cell>
          <table:table-cell table:style-name="ce4" table:formula="of:=[$redistribution_low.M28]" office:value-type="float" office:value="0.244135523292496" calcext:value-type="float">
            <text:p>0.244135523292496</text:p>
          </table:table-cell>
          <table:table-cell table:number-columns-repeated="47"/>
        </table:table-row>
        <table:table-row table:style-name="ro1">
          <table:table-cell table:style-name="ce4" table:formula="of:=[.A32]+1" office:value-type="float" office:value="76" calcext:value-type="float">
            <text:p>76</text:p>
          </table:table-cell>
          <table:table-cell table:style-name="ce4" table:formula="of:=[$Redistribution_high.J29]" office:value-type="float" office:value="0.220182963790641" calcext:value-type="float">
            <text:p>0.220182963790641</text:p>
          </table:table-cell>
          <table:table-cell table:style-name="ce4" table:formula="of:=[$Redistribution_high.K29]" office:value-type="float" office:value="0.255253081511965" calcext:value-type="float">
            <text:p>0.255253081511965</text:p>
          </table:table-cell>
          <table:table-cell table:style-name="ce4" table:formula="of:=[$Redistribution_high.L29]" office:value-type="float" office:value="0.231044986709525" calcext:value-type="float">
            <text:p>0.231044986709525</text:p>
          </table:table-cell>
          <table:table-cell table:style-name="ce4" table:formula="of:=[$Redistribution_high.M29]" office:value-type="float" office:value="0.23829887538177" calcext:value-type="float">
            <text:p>0.23829887538177</text:p>
          </table:table-cell>
          <table:table-cell/>
          <table:table-cell table:style-name="ce4"/>
          <table:table-cell table:style-name="ce4" table:formula="of:=[$Redistribution_central.J29]" office:value-type="float" office:value="0.219715314938609" calcext:value-type="float">
            <text:p>0.219715314938609</text:p>
          </table:table-cell>
          <table:table-cell table:style-name="ce4" table:formula="of:=[$Redistribution_central.K29]" office:value-type="float" office:value="0.255138423043077" calcext:value-type="float">
            <text:p>0.255138423043077</text:p>
          </table:table-cell>
          <table:table-cell table:style-name="ce4" table:formula="of:=[$Redistribution_central.L29]" office:value-type="float" office:value="0.230532371157573" calcext:value-type="float">
            <text:p>0.230532371157573</text:p>
          </table:table-cell>
          <table:table-cell table:style-name="ce4" table:formula="of:=[$Redistribution_central.M29]" office:value-type="float" office:value="0.238221701952117" calcext:value-type="float">
            <text:p>0.238221701952117</text:p>
          </table:table-cell>
          <table:table-cell table:number-columns-repeated="2"/>
          <table:table-cell table:style-name="ce4" table:formula="of:=[$redistribution_low.J29]" office:value-type="float" office:value="0.221041290557778" calcext:value-type="float">
            <text:p>0.221041290557778</text:p>
          </table:table-cell>
          <table:table-cell table:style-name="ce4" table:formula="of:=[$redistribution_low.K29]" office:value-type="float" office:value="0.257248334907449" calcext:value-type="float">
            <text:p>0.257248334907449</text:p>
          </table:table-cell>
          <table:table-cell table:style-name="ce4" table:formula="of:=[$redistribution_low.L29]" office:value-type="float" office:value="0.231829793324168" calcext:value-type="float">
            <text:p>0.231829793324168</text:p>
          </table:table-cell>
          <table:table-cell table:style-name="ce4" table:formula="of:=[$redistribution_low.M29]" office:value-type="float" office:value="0.24038568944316" calcext:value-type="float">
            <text:p>0.24038568944316</text:p>
          </table:table-cell>
          <table:table-cell table:number-columns-repeated="47"/>
        </table:table-row>
        <table:table-row table:style-name="ro1">
          <table:table-cell table:style-name="ce4" table:formula="of:=[.A33]+1" office:value-type="float" office:value="77" calcext:value-type="float">
            <text:p>77</text:p>
          </table:table-cell>
          <table:table-cell table:style-name="ce4" table:formula="of:=[$Redistribution_high.J30]" office:value-type="float" office:value="0.21867580836448" calcext:value-type="float">
            <text:p>0.21867580836448</text:p>
          </table:table-cell>
          <table:table-cell table:style-name="ce4" table:formula="of:=[$Redistribution_high.K30]" office:value-type="float" office:value="0.262163465535783" calcext:value-type="float">
            <text:p>0.262163465535783</text:p>
          </table:table-cell>
          <table:table-cell table:style-name="ce4" table:formula="of:=[$Redistribution_high.L30]" office:value-type="float" office:value="0.231566561848468" calcext:value-type="float">
            <text:p>0.231566561848468</text:p>
          </table:table-cell>
          <table:table-cell table:style-name="ce4" table:formula="of:=[$Redistribution_high.M30]" office:value-type="float" office:value="0.241963140817384" calcext:value-type="float">
            <text:p>0.241963140817384</text:p>
          </table:table-cell>
          <table:table-cell/>
          <table:table-cell table:style-name="ce4"/>
          <table:table-cell table:style-name="ce4" table:formula="of:=[$Redistribution_central.J30]" office:value-type="float" office:value="0.220028124841405" calcext:value-type="float">
            <text:p>0.220028124841405</text:p>
          </table:table-cell>
          <table:table-cell table:style-name="ce4" table:formula="of:=[$Redistribution_central.K30]" office:value-type="float" office:value="0.26351317604498" calcext:value-type="float">
            <text:p>0.26351317604498</text:p>
          </table:table-cell>
          <table:table-cell table:style-name="ce4" table:formula="of:=[$Redistribution_central.L30]" office:value-type="float" office:value="0.232967516662265" calcext:value-type="float">
            <text:p>0.232967516662265</text:p>
          </table:table-cell>
          <table:table-cell table:style-name="ce4" table:formula="of:=[$Redistribution_central.M30]" office:value-type="float" office:value="0.243252187261593" calcext:value-type="float">
            <text:p>0.243252187261593</text:p>
          </table:table-cell>
          <table:table-cell table:number-columns-repeated="2"/>
          <table:table-cell table:style-name="ce4" table:formula="of:=[$redistribution_low.J30]" office:value-type="float" office:value="0.219646254723821" calcext:value-type="float">
            <text:p>0.219646254723821</text:p>
          </table:table-cell>
          <table:table-cell table:style-name="ce4" table:formula="of:=[$redistribution_low.K30]" office:value-type="float" office:value="0.264621496638552" calcext:value-type="float">
            <text:p>0.264621496638552</text:p>
          </table:table-cell>
          <table:table-cell table:style-name="ce4" table:formula="of:=[$redistribution_low.L30]" office:value-type="float" office:value="0.232360080653675" calcext:value-type="float">
            <text:p>0.232360080653675</text:p>
          </table:table-cell>
          <table:table-cell table:style-name="ce4" table:formula="of:=[$redistribution_low.M30]" office:value-type="float" office:value="0.244622185656601" calcext:value-type="float">
            <text:p>0.244622185656601</text:p>
          </table:table-cell>
          <table:table-cell table:number-columns-repeated="47"/>
        </table:table-row>
        <table:table-row table:style-name="ro1">
          <table:table-cell table:style-name="ce4" table:formula="of:=[.A34]+1" office:value-type="float" office:value="78" calcext:value-type="float">
            <text:p>78</text:p>
          </table:table-cell>
          <table:table-cell table:style-name="ce4" table:formula="of:=[$Redistribution_high.J31]" office:value-type="float" office:value="0.226515478795774" calcext:value-type="float">
            <text:p>0.226515478795774</text:p>
          </table:table-cell>
          <table:table-cell table:style-name="ce4" table:formula="of:=[$Redistribution_high.K31]" office:value-type="float" office:value="0.258002023884506" calcext:value-type="float">
            <text:p>0.258002023884506</text:p>
          </table:table-cell>
          <table:table-cell table:style-name="ce4" table:formula="of:=[$Redistribution_high.L31]" office:value-type="float" office:value="0.237598463201986" calcext:value-type="float">
            <text:p>0.237598463201986</text:p>
          </table:table-cell>
          <table:table-cell table:style-name="ce4" table:formula="of:=[$Redistribution_high.M31]" office:value-type="float" office:value="0.240826892833125" calcext:value-type="float">
            <text:p>0.240826892833125</text:p>
          </table:table-cell>
          <table:table-cell/>
          <table:table-cell table:style-name="ce4"/>
          <table:table-cell table:style-name="ce4" table:formula="of:=[$Redistribution_central.J31]" office:value-type="float" office:value="0.224723409299576" calcext:value-type="float">
            <text:p>0.224723409299576</text:p>
          </table:table-cell>
          <table:table-cell table:style-name="ce4" table:formula="of:=[$Redistribution_central.K31]" office:value-type="float" office:value="0.256315182434959" calcext:value-type="float">
            <text:p>0.256315182434959</text:p>
          </table:table-cell>
          <table:table-cell table:style-name="ce4" table:formula="of:=[$Redistribution_central.L31]" office:value-type="float" office:value="0.235796870256193" calcext:value-type="float">
            <text:p>0.235796870256193</text:p>
          </table:table-cell>
          <table:table-cell table:style-name="ce4" table:formula="of:=[$Redistribution_central.M31]" office:value-type="float" office:value="0.239123111335912" calcext:value-type="float">
            <text:p>0.239123111335912</text:p>
          </table:table-cell>
          <table:table-cell table:number-columns-repeated="2"/>
          <table:table-cell table:style-name="ce4" table:formula="of:=[$redistribution_low.J31]" office:value-type="float" office:value="0.224371788049748" calcext:value-type="float">
            <text:p>0.224371788049748</text:p>
          </table:table-cell>
          <table:table-cell table:style-name="ce4" table:formula="of:=[$redistribution_low.K31]" office:value-type="float" office:value="0.257357271418184" calcext:value-type="float">
            <text:p>0.257357271418184</text:p>
          </table:table-cell>
          <table:table-cell table:style-name="ce4" table:formula="of:=[$redistribution_low.L31]" office:value-type="float" office:value="0.235273835964097" calcext:value-type="float">
            <text:p>0.235273835964097</text:p>
          </table:table-cell>
          <table:table-cell table:style-name="ce4" table:formula="of:=[$redistribution_low.M31]" office:value-type="float" office:value="0.240368614631375" calcext:value-type="float">
            <text:p>0.240368614631375</text:p>
          </table:table-cell>
          <table:table-cell table:number-columns-repeated="47"/>
        </table:table-row>
        <table:table-row table:style-name="ro1">
          <table:table-cell table:style-name="ce4" table:formula="of:=[.A35]+1" office:value-type="float" office:value="79" calcext:value-type="float">
            <text:p>79</text:p>
          </table:table-cell>
          <table:table-cell table:style-name="ce4" table:formula="of:=[$Redistribution_high.J32]" office:value-type="float" office:value="0.234425540166454" calcext:value-type="float">
            <text:p>0.234425540166454</text:p>
          </table:table-cell>
          <table:table-cell table:style-name="ce4" table:formula="of:=[$Redistribution_high.K32]" office:value-type="float" office:value="0.272962869839508" calcext:value-type="float">
            <text:p>0.272962869839508</text:p>
          </table:table-cell>
          <table:table-cell table:style-name="ce4" table:formula="of:=[$Redistribution_high.L32]" office:value-type="float" office:value="0.2449929531521" calcext:value-type="float">
            <text:p>0.2449929531521</text:p>
          </table:table-cell>
          <table:table-cell table:style-name="ce4" table:formula="of:=[$Redistribution_high.M32]" office:value-type="float" office:value="0.256414842175827" calcext:value-type="float">
            <text:p>0.256414842175827</text:p>
          </table:table-cell>
          <table:table-cell/>
          <table:table-cell table:style-name="ce4"/>
          <table:table-cell table:style-name="ce4" table:formula="of:=[$Redistribution_central.J32]" office:value-type="float" office:value="0.23021245868397" calcext:value-type="float">
            <text:p>0.23021245868397</text:p>
          </table:table-cell>
          <table:table-cell table:style-name="ce4" table:formula="of:=[$Redistribution_central.K32]" office:value-type="float" office:value="0.270460693721614" calcext:value-type="float">
            <text:p>0.270460693721614</text:p>
          </table:table-cell>
          <table:table-cell table:style-name="ce4" table:formula="of:=[$Redistribution_central.L32]" office:value-type="float" office:value="0.240645455735343" calcext:value-type="float">
            <text:p>0.240645455735343</text:p>
          </table:table-cell>
          <table:table-cell table:style-name="ce4" table:formula="of:=[$Redistribution_central.M32]" office:value-type="float" office:value="0.253978985262591" calcext:value-type="float">
            <text:p>0.253978985262591</text:p>
          </table:table-cell>
          <table:table-cell table:number-columns-repeated="2"/>
          <table:table-cell table:style-name="ce4" table:formula="of:=[$redistribution_low.J32]" office:value-type="float" office:value="0.232618449579674" calcext:value-type="float">
            <text:p>0.232618449579674</text:p>
          </table:table-cell>
          <table:table-cell table:style-name="ce4" table:formula="of:=[$redistribution_low.K32]" office:value-type="float" office:value="0.274900497035246" calcext:value-type="float">
            <text:p>0.274900497035246</text:p>
          </table:table-cell>
          <table:table-cell table:style-name="ce4" table:formula="of:=[$redistribution_low.L32]" office:value-type="float" office:value="0.243031759910846" calcext:value-type="float">
            <text:p>0.243031759910846</text:p>
          </table:table-cell>
          <table:table-cell table:style-name="ce4" table:formula="of:=[$redistribution_low.M32]" office:value-type="float" office:value="0.258395570977437" calcext:value-type="float">
            <text:p>0.258395570977437</text:p>
          </table:table-cell>
          <table:table-cell table:number-columns-repeated="47"/>
        </table:table-row>
        <table:table-row table:style-name="ro1">
          <table:table-cell table:style-name="ce4" table:formula="of:=[.A36]+1" office:value-type="float" office:value="80" calcext:value-type="float">
            <text:p>80</text:p>
          </table:table-cell>
          <table:table-cell table:style-name="ce4" table:formula="of:=[$Redistribution_high.J33]" office:value-type="float" office:value="0.222308321770371" calcext:value-type="float">
            <text:p>0.222308321770371</text:p>
          </table:table-cell>
          <table:table-cell table:style-name="ce4" table:formula="of:=[$Redistribution_high.K33]" office:value-type="float" office:value="0.252056147335574" calcext:value-type="float">
            <text:p>0.252056147335574</text:p>
          </table:table-cell>
          <table:table-cell table:style-name="ce4" table:formula="of:=[$Redistribution_high.L33]" office:value-type="float" office:value="0.232937345570269" calcext:value-type="float">
            <text:p>0.232937345570269</text:p>
          </table:table-cell>
          <table:table-cell table:style-name="ce4" table:formula="of:=[$Redistribution_high.M33]" office:value-type="float" office:value="0.235679415163912" calcext:value-type="float">
            <text:p>0.235679415163912</text:p>
          </table:table-cell>
          <table:table-cell/>
          <table:table-cell table:style-name="ce4"/>
          <table:table-cell table:style-name="ce4" table:formula="of:=[$Redistribution_central.J33]" office:value-type="float" office:value="0.22356279813312" calcext:value-type="float">
            <text:p>0.22356279813312</text:p>
          </table:table-cell>
          <table:table-cell table:style-name="ce4" table:formula="of:=[$Redistribution_central.K33]" office:value-type="float" office:value="0.255622301324429" calcext:value-type="float">
            <text:p>0.255622301324429</text:p>
          </table:table-cell>
          <table:table-cell table:style-name="ce4" table:formula="of:=[$Redistribution_central.L33]" office:value-type="float" office:value="0.234210569647486" calcext:value-type="float">
            <text:p>0.234210569647486</text:p>
          </table:table-cell>
          <table:table-cell table:style-name="ce4" table:formula="of:=[$Redistribution_central.M33]" office:value-type="float" office:value="0.239071170536587" calcext:value-type="float">
            <text:p>0.239071170536587</text:p>
          </table:table-cell>
          <table:table-cell table:number-columns-repeated="2"/>
          <table:table-cell table:style-name="ce4" table:formula="of:=[$redistribution_low.J33]" office:value-type="float" office:value="0.224907161537339" calcext:value-type="float">
            <text:p>0.224907161537339</text:p>
          </table:table-cell>
          <table:table-cell table:style-name="ce4" table:formula="of:=[$redistribution_low.K33]" office:value-type="float" office:value="0.256507931881406" calcext:value-type="float">
            <text:p>0.256507931881406</text:p>
          </table:table-cell>
          <table:table-cell table:style-name="ce4" table:formula="of:=[$redistribution_low.L33]" office:value-type="float" office:value="0.235733250537386" calcext:value-type="float">
            <text:p>0.235733250537386</text:p>
          </table:table-cell>
          <table:table-cell table:style-name="ce4" table:formula="of:=[$redistribution_low.M33]" office:value-type="float" office:value="0.23970568566883" calcext:value-type="float">
            <text:p>0.23970568566883</text:p>
          </table:table-cell>
          <table:table-cell table:number-columns-repeated="47"/>
        </table:table-row>
        <table:table-row table:style-name="ro1">
          <table:table-cell table:style-name="ce4" table:formula="of:=[.A37]+1" office:value-type="float" office:value="81" calcext:value-type="float">
            <text:p>81</text:p>
          </table:table-cell>
          <table:table-cell table:style-name="ce4" table:formula="of:=[$Redistribution_high.J34]" office:value-type="float" office:value="0.220998359460053" calcext:value-type="float">
            <text:p>0.220998359460053</text:p>
          </table:table-cell>
          <table:table-cell table:style-name="ce4" table:formula="of:=[$Redistribution_high.K34]" office:value-type="float" office:value="0.256950479178109" calcext:value-type="float">
            <text:p>0.256950479178109</text:p>
          </table:table-cell>
          <table:table-cell table:style-name="ce4" table:formula="of:=[$Redistribution_high.L34]" office:value-type="float" office:value="0.233787249513824" calcext:value-type="float">
            <text:p>0.233787249513824</text:p>
          </table:table-cell>
          <table:table-cell table:style-name="ce4" table:formula="of:=[$Redistribution_high.M34]" office:value-type="float" office:value="0.237212013881633" calcext:value-type="float">
            <text:p>0.237212013881633</text:p>
          </table:table-cell>
          <table:table-cell/>
          <table:table-cell table:style-name="ce4"/>
          <table:table-cell table:style-name="ce4" table:formula="of:=[$Redistribution_central.J34]" office:value-type="float" office:value="0.221536698281653" calcext:value-type="float">
            <text:p>0.221536698281653</text:p>
          </table:table-cell>
          <table:table-cell table:style-name="ce4" table:formula="of:=[$Redistribution_central.K34]" office:value-type="float" office:value="0.259063051522749" calcext:value-type="float">
            <text:p>0.259063051522749</text:p>
          </table:table-cell>
          <table:table-cell table:style-name="ce4" table:formula="of:=[$Redistribution_central.L34]" office:value-type="float" office:value="0.233833029476626" calcext:value-type="float">
            <text:p>0.233833029476626</text:p>
          </table:table-cell>
          <table:table-cell table:style-name="ce4" table:formula="of:=[$Redistribution_central.M34]" office:value-type="float" office:value="0.239981604972588" calcext:value-type="float">
            <text:p>0.239981604972588</text:p>
          </table:table-cell>
          <table:table-cell table:number-columns-repeated="2"/>
          <table:table-cell table:style-name="ce4" table:formula="of:=[$redistribution_low.J34]" office:value-type="float" office:value="0.225133964519966" calcext:value-type="float">
            <text:p>0.225133964519966</text:p>
          </table:table-cell>
          <table:table-cell table:style-name="ce4" table:formula="of:=[$redistribution_low.K34]" office:value-type="float" office:value="0.268542563214833" calcext:value-type="float">
            <text:p>0.268542563214833</text:p>
          </table:table-cell>
          <table:table-cell table:style-name="ce4" table:formula="of:=[$redistribution_low.L34]" office:value-type="float" office:value="0.23790836153566" calcext:value-type="float">
            <text:p>0.23790836153566</text:p>
          </table:table-cell>
          <table:table-cell table:style-name="ce4" table:formula="of:=[$redistribution_low.M34]" office:value-type="float" office:value="0.248318748358153" calcext:value-type="float">
            <text:p>0.248318748358153</text:p>
          </table:table-cell>
          <table:table-cell table:number-columns-repeated="47"/>
        </table:table-row>
        <table:table-row table:style-name="ro1">
          <table:table-cell table:style-name="ce4" table:formula="of:=[.A38]+1" office:value-type="float" office:value="82" calcext:value-type="float">
            <text:p>82</text:p>
          </table:table-cell>
          <table:table-cell table:style-name="ce4" table:formula="of:=[$Redistribution_high.J35]" office:value-type="float" office:value="0.22238757636514" calcext:value-type="float">
            <text:p>0.22238757636514</text:p>
          </table:table-cell>
          <table:table-cell table:style-name="ce4" table:formula="of:=[$Redistribution_high.K35]" office:value-type="float" office:value="0.251187736697451" calcext:value-type="float">
            <text:p>0.251187736697451</text:p>
          </table:table-cell>
          <table:table-cell table:style-name="ce4" table:formula="of:=[$Redistribution_high.L35]" office:value-type="float" office:value="0.233270491144537" calcext:value-type="float">
            <text:p>0.233270491144537</text:p>
          </table:table-cell>
          <table:table-cell table:style-name="ce4" table:formula="of:=[$Redistribution_high.M35]" office:value-type="float" office:value="0.234284012218673" calcext:value-type="float">
            <text:p>0.234284012218673</text:p>
          </table:table-cell>
          <table:table-cell/>
          <table:table-cell table:style-name="ce4"/>
          <table:table-cell table:style-name="ce4" table:formula="of:=[$Redistribution_central.J35]" office:value-type="float" office:value="0.218168073142969" calcext:value-type="float">
            <text:p>0.218168073142969</text:p>
          </table:table-cell>
          <table:table-cell table:style-name="ce4" table:formula="of:=[$Redistribution_central.K35]" office:value-type="float" office:value="0.246027599973056" calcext:value-type="float">
            <text:p>0.246027599973056</text:p>
          </table:table-cell>
          <table:table-cell table:style-name="ce4" table:formula="of:=[$Redistribution_central.L35]" office:value-type="float" office:value="0.228224297513075" calcext:value-type="float">
            <text:p>0.228224297513075</text:p>
          </table:table-cell>
          <table:table-cell table:style-name="ce4" table:formula="of:=[$Redistribution_central.M35]" office:value-type="float" office:value="0.230438174832278" calcext:value-type="float">
            <text:p>0.230438174832278</text:p>
          </table:table-cell>
          <table:table-cell table:number-columns-repeated="2"/>
          <table:table-cell table:style-name="ce4" table:formula="of:=[$redistribution_low.J35]" office:value-type="float" office:value="0.223268475429287" calcext:value-type="float">
            <text:p>0.223268475429287</text:p>
          </table:table-cell>
          <table:table-cell table:style-name="ce4" table:formula="of:=[$redistribution_low.K35]" office:value-type="float" office:value="0.253339995099282" calcext:value-type="float">
            <text:p>0.253339995099282</text:p>
          </table:table-cell>
          <table:table-cell table:style-name="ce4" table:formula="of:=[$redistribution_low.L35]" office:value-type="float" office:value="0.234123116152521" calcext:value-type="float">
            <text:p>0.234123116152521</text:p>
          </table:table-cell>
          <table:table-cell table:style-name="ce4" table:formula="of:=[$redistribution_low.M35]" office:value-type="float" office:value="0.236334887811419" calcext:value-type="float">
            <text:p>0.236334887811419</text:p>
          </table:table-cell>
          <table:table-cell table:number-columns-repeated="47"/>
        </table:table-row>
        <table:table-row table:style-name="ro1">
          <table:table-cell table:style-name="ce4" table:formula="of:=[.A39]+1" office:value-type="float" office:value="83" calcext:value-type="float">
            <text:p>83</text:p>
          </table:table-cell>
          <table:table-cell table:style-name="ce4" table:formula="of:=[$Redistribution_high.J36]" office:value-type="float" office:value="0.21912362486512" calcext:value-type="float">
            <text:p>0.21912362486512</text:p>
          </table:table-cell>
          <table:table-cell table:style-name="ce4" table:formula="of:=[$Redistribution_high.K36]" office:value-type="float" office:value="0.250361200824583" calcext:value-type="float">
            <text:p>0.250361200824583</text:p>
          </table:table-cell>
          <table:table-cell table:style-name="ce4" table:formula="of:=[$Redistribution_high.L36]" office:value-type="float" office:value="0.228836212203167" calcext:value-type="float">
            <text:p>0.228836212203167</text:p>
          </table:table-cell>
          <table:table-cell table:style-name="ce4" table:formula="of:=[$Redistribution_high.M36]" office:value-type="float" office:value="0.235253574643844" calcext:value-type="float">
            <text:p>0.235253574643844</text:p>
          </table:table-cell>
          <table:table-cell/>
          <table:table-cell table:style-name="ce4"/>
          <table:table-cell table:style-name="ce4" table:formula="of:=[$Redistribution_central.J36]" office:value-type="float" office:value="0.224008293244352" calcext:value-type="float">
            <text:p>0.224008293244352</text:p>
          </table:table-cell>
          <table:table-cell table:style-name="ce4" table:formula="of:=[$Redistribution_central.K36]" office:value-type="float" office:value="0.254034789782594" calcext:value-type="float">
            <text:p>0.254034789782594</text:p>
          </table:table-cell>
          <table:table-cell table:style-name="ce4" table:formula="of:=[$Redistribution_central.L36]" office:value-type="float" office:value="0.233753405667053" calcext:value-type="float">
            <text:p>0.233753405667053</text:p>
          </table:table-cell>
          <table:table-cell table:style-name="ce4" table:formula="of:=[$Redistribution_central.M36]" office:value-type="float" office:value="0.238839567912473" calcext:value-type="float">
            <text:p>0.238839567912473</text:p>
          </table:table-cell>
          <table:table-cell table:number-columns-repeated="2"/>
          <table:table-cell table:style-name="ce4" table:formula="of:=[$redistribution_low.J36]" office:value-type="float" office:value="0.226131165037802" calcext:value-type="float">
            <text:p>0.226131165037802</text:p>
          </table:table-cell>
          <table:table-cell table:style-name="ce4" table:formula="of:=[$redistribution_low.K36]" office:value-type="float" office:value="0.262878462631068" calcext:value-type="float">
            <text:p>0.262878462631068</text:p>
          </table:table-cell>
          <table:table-cell table:style-name="ce4" table:formula="of:=[$redistribution_low.L36]" office:value-type="float" office:value="0.236458220928263" calcext:value-type="float">
            <text:p>0.236458220928263</text:p>
          </table:table-cell>
          <table:table-cell table:style-name="ce4" table:formula="of:=[$redistribution_low.M36]" office:value-type="float" office:value="0.246460988762875" calcext:value-type="float">
            <text:p>0.246460988762875</text:p>
          </table:table-cell>
          <table:table-cell table:number-columns-repeated="47"/>
        </table:table-row>
        <table:table-row table:style-name="ro1">
          <table:table-cell table:style-name="ce4" table:formula="of:=[.A40]+1" office:value-type="float" office:value="84" calcext:value-type="float">
            <text:p>84</text:p>
          </table:table-cell>
          <table:table-cell table:style-name="ce4" table:formula="of:=[$Redistribution_high.J37]" office:value-type="float" office:value="0.219513143272577" calcext:value-type="float">
            <text:p>0.219513143272577</text:p>
          </table:table-cell>
          <table:table-cell table:style-name="ce4" table:formula="of:=[$Redistribution_high.K37]" office:value-type="float" office:value="0.252751777171704" calcext:value-type="float">
            <text:p>0.252751777171704</text:p>
          </table:table-cell>
          <table:table-cell table:style-name="ce4" table:formula="of:=[$Redistribution_high.L37]" office:value-type="float" office:value="0.229943677447122" calcext:value-type="float">
            <text:p>0.229943677447122</text:p>
          </table:table-cell>
          <table:table-cell table:style-name="ce4" table:formula="of:=[$Redistribution_high.M37]" office:value-type="float" office:value="0.23608043288114" calcext:value-type="float">
            <text:p>0.23608043288114</text:p>
          </table:table-cell>
          <table:table-cell/>
          <table:table-cell table:style-name="ce4"/>
          <table:table-cell table:style-name="ce4" table:formula="of:=[$Redistribution_central.J37]" office:value-type="float" office:value="0.220214314080238" calcext:value-type="float">
            <text:p>0.220214314080238</text:p>
          </table:table-cell>
          <table:table-cell table:style-name="ce4" table:formula="of:=[$Redistribution_central.K37]" office:value-type="float" office:value="0.246780395433106" calcext:value-type="float">
            <text:p>0.246780395433106</text:p>
          </table:table-cell>
          <table:table-cell table:style-name="ce4" table:formula="of:=[$Redistribution_central.L37]" office:value-type="float" office:value="0.23023367816374" calcext:value-type="float">
            <text:p>0.23023367816374</text:p>
          </table:table-cell>
          <table:table-cell table:style-name="ce4" table:formula="of:=[$Redistribution_central.M37]" office:value-type="float" office:value="0.231089026956841" calcext:value-type="float">
            <text:p>0.231089026956841</text:p>
          </table:table-cell>
          <table:table-cell table:number-columns-repeated="2"/>
          <table:table-cell table:style-name="ce4" table:formula="of:=[$redistribution_low.J37]" office:value-type="float" office:value="0.222476474020307" calcext:value-type="float">
            <text:p>0.222476474020307</text:p>
          </table:table-cell>
          <table:table-cell table:style-name="ce4" table:formula="of:=[$redistribution_low.K37]" office:value-type="float" office:value="0.255651342979226" calcext:value-type="float">
            <text:p>0.255651342979226</text:p>
          </table:table-cell>
          <table:table-cell table:style-name="ce4" table:formula="of:=[$redistribution_low.L37]" office:value-type="float" office:value="0.233531523496586" calcext:value-type="float">
            <text:p>0.233531523496586</text:p>
          </table:table-cell>
          <table:table-cell table:style-name="ce4" table:formula="of:=[$redistribution_low.M37]" office:value-type="float" office:value="0.23794323850618" calcext:value-type="float">
            <text:p>0.23794323850618</text:p>
          </table:table-cell>
          <table:table-cell table:number-columns-repeated="47"/>
        </table:table-row>
        <table:table-row table:style-name="ro1">
          <table:table-cell table:style-name="ce4" table:formula="of:=[.A41]+1" office:value-type="float" office:value="85" calcext:value-type="float">
            <text:p>85</text:p>
          </table:table-cell>
          <table:table-cell table:style-name="ce4" table:formula="of:=[$Redistribution_high.J38]" office:value-type="float" office:value="0.217850188961805" calcext:value-type="float">
            <text:p>0.217850188961805</text:p>
          </table:table-cell>
          <table:table-cell table:style-name="ce4" table:formula="of:=[$Redistribution_high.K38]" office:value-type="float" office:value="0.257904881511182" calcext:value-type="float">
            <text:p>0.257904881511182</text:p>
          </table:table-cell>
          <table:table-cell table:style-name="ce4" table:formula="of:=[$Redistribution_high.L38]" office:value-type="float" office:value="0.230182978832481" calcext:value-type="float">
            <text:p>0.230182978832481</text:p>
          </table:table-cell>
          <table:table-cell table:style-name="ce4" table:formula="of:=[$Redistribution_high.M38]" office:value-type="float" office:value="0.238227410609671" calcext:value-type="float">
            <text:p>0.238227410609671</text:p>
          </table:table-cell>
          <table:table-cell/>
          <table:table-cell table:style-name="ce4"/>
          <table:table-cell table:style-name="ce4" table:formula="of:=[$Redistribution_central.J38]" office:value-type="float" office:value="0.215172642549744" calcext:value-type="float">
            <text:p>0.215172642549744</text:p>
          </table:table-cell>
          <table:table-cell table:style-name="ce4" table:formula="of:=[$Redistribution_central.K38]" office:value-type="float" office:value="0.241733788604545" calcext:value-type="float">
            <text:p>0.241733788604545</text:p>
          </table:table-cell>
          <table:table-cell table:style-name="ce4" table:formula="of:=[$Redistribution_central.L38]" office:value-type="float" office:value="0.227015754737364" calcext:value-type="float">
            <text:p>0.227015754737364</text:p>
          </table:table-cell>
          <table:table-cell table:style-name="ce4" table:formula="of:=[$Redistribution_central.M38]" office:value-type="float" office:value="0.223581435015944" calcext:value-type="float">
            <text:p>0.223581435015944</text:p>
          </table:table-cell>
          <table:table-cell table:number-columns-repeated="2"/>
          <table:table-cell table:style-name="ce4" table:formula="of:=[$redistribution_low.J38]" office:value-type="float" office:value="0.219913486946266" calcext:value-type="float">
            <text:p>0.219913486946266</text:p>
          </table:table-cell>
          <table:table-cell table:style-name="ce4" table:formula="of:=[$redistribution_low.K38]" office:value-type="float" office:value="0.256721184469291" calcext:value-type="float">
            <text:p>0.256721184469291</text:p>
          </table:table-cell>
          <table:table-cell table:style-name="ce4" table:formula="of:=[$redistribution_low.L38]" office:value-type="float" office:value="0.233067521692763" calcext:value-type="float">
            <text:p>0.233067521692763</text:p>
          </table:table-cell>
          <table:table-cell table:style-name="ce4" table:formula="of:=[$redistribution_low.M38]" office:value-type="float" office:value="0.235687301008629" calcext:value-type="float">
            <text:p>0.235687301008629</text:p>
          </table:table-cell>
          <table:table-cell table:number-columns-repeated="47"/>
        </table:table-row>
        <table:table-row table:style-name="ro1">
          <table:table-cell table:style-name="ce4" table:formula="of:=[.A42]+1" office:value-type="float" office:value="86" calcext:value-type="float">
            <text:p>86</text:p>
          </table:table-cell>
          <table:table-cell table:style-name="ce4" table:formula="of:=[$Redistribution_high.J39]" office:value-type="float" office:value="0.223636392965645" calcext:value-type="float">
            <text:p>0.223636392965645</text:p>
          </table:table-cell>
          <table:table-cell table:style-name="ce4" table:formula="of:=[$Redistribution_high.K39]" office:value-type="float" office:value="0.26083382570904" calcext:value-type="float">
            <text:p>0.26083382570904</text:p>
          </table:table-cell>
          <table:table-cell table:style-name="ce4" table:formula="of:=[$Redistribution_high.L39]" office:value-type="float" office:value="0.234397447206205" calcext:value-type="float">
            <text:p>0.234397447206205</text:p>
          </table:table-cell>
          <table:table-cell table:style-name="ce4" table:formula="of:=[$Redistribution_high.M39]" office:value-type="float" office:value="0.24325602404573" calcext:value-type="float">
            <text:p>0.24325602404573</text:p>
          </table:table-cell>
          <table:table-cell/>
          <table:table-cell table:style-name="ce4"/>
          <table:table-cell table:style-name="ce4" table:formula="of:=[$Redistribution_central.J39]" office:value-type="float" office:value="0.220385454331875" calcext:value-type="float">
            <text:p>0.220385454331875</text:p>
          </table:table-cell>
          <table:table-cell table:style-name="ce4" table:formula="of:=[$Redistribution_central.K39]" office:value-type="float" office:value="0.247064636214402" calcext:value-type="float">
            <text:p>0.247064636214402</text:p>
          </table:table-cell>
          <table:table-cell table:style-name="ce4" table:formula="of:=[$Redistribution_central.L39]" office:value-type="float" office:value="0.230785943762723" calcext:value-type="float">
            <text:p>0.230785943762723</text:p>
          </table:table-cell>
          <table:table-cell table:style-name="ce4" table:formula="of:=[$Redistribution_central.M39]" office:value-type="float" office:value="0.230549888698448" calcext:value-type="float">
            <text:p>0.230549888698448</text:p>
          </table:table-cell>
          <table:table-cell table:number-columns-repeated="2"/>
          <table:table-cell table:style-name="ce4" table:formula="of:=[$redistribution_low.J39]" office:value-type="float" office:value="0.219563103871567" calcext:value-type="float">
            <text:p>0.219563103871567</text:p>
          </table:table-cell>
          <table:table-cell table:style-name="ce4" table:formula="of:=[$redistribution_low.K39]" office:value-type="float" office:value="0.250908801066599" calcext:value-type="float">
            <text:p>0.250908801066599</text:p>
          </table:table-cell>
          <table:table-cell table:style-name="ce4" table:formula="of:=[$redistribution_low.L39]" office:value-type="float" office:value="0.230753659717537" calcext:value-type="float">
            <text:p>0.230753659717537</text:p>
          </table:table-cell>
          <table:table-cell table:style-name="ce4" table:formula="of:=[$redistribution_low.M39]" office:value-type="float" office:value="0.232668983604585" calcext:value-type="float">
            <text:p>0.232668983604585</text:p>
          </table:table-cell>
          <table:table-cell table:number-columns-repeated="47"/>
        </table:table-row>
        <table:table-row table:style-name="ro1">
          <table:table-cell table:style-name="ce4" table:formula="of:=[.A43]+1" office:value-type="float" office:value="87" calcext:value-type="float">
            <text:p>87</text:p>
          </table:table-cell>
          <table:table-cell table:style-name="ce4" table:formula="of:=[$Redistribution_high.J40]" office:value-type="float" office:value="0.219803179906027" calcext:value-type="float">
            <text:p>0.219803179906027</text:p>
          </table:table-cell>
          <table:table-cell table:style-name="ce4" table:formula="of:=[$Redistribution_high.K40]" office:value-type="float" office:value="0.254183895358483" calcext:value-type="float">
            <text:p>0.254183895358483</text:p>
          </table:table-cell>
          <table:table-cell table:style-name="ce4" table:formula="of:=[$Redistribution_high.L40]" office:value-type="float" office:value="0.229834566662686" calcext:value-type="float">
            <text:p>0.229834566662686</text:p>
          </table:table-cell>
          <table:table-cell table:style-name="ce4" table:formula="of:=[$Redistribution_high.M40]" office:value-type="float" office:value="0.238050261206808" calcext:value-type="float">
            <text:p>0.238050261206808</text:p>
          </table:table-cell>
          <table:table-cell/>
          <table:table-cell table:style-name="ce4"/>
          <table:table-cell table:style-name="ce4" table:formula="of:=[$Redistribution_central.J40]" office:value-type="float" office:value="0.215740361196164" calcext:value-type="float">
            <text:p>0.215740361196164</text:p>
          </table:table-cell>
          <table:table-cell table:style-name="ce4" table:formula="of:=[$Redistribution_central.K40]" office:value-type="float" office:value="0.239190713616765" calcext:value-type="float">
            <text:p>0.239190713616765</text:p>
          </table:table-cell>
          <table:table-cell table:style-name="ce4" table:formula="of:=[$Redistribution_central.L40]" office:value-type="float" office:value="0.225134292078835" calcext:value-type="float">
            <text:p>0.225134292078835</text:p>
          </table:table-cell>
          <table:table-cell table:style-name="ce4" table:formula="of:=[$Redistribution_central.M40]" office:value-type="float" office:value="0.224612383629729" calcext:value-type="float">
            <text:p>0.224612383629729</text:p>
          </table:table-cell>
          <table:table-cell table:number-columns-repeated="2"/>
          <table:table-cell table:style-name="ce4" table:formula="of:=[$redistribution_low.J40]" office:value-type="float" office:value="0.225699897629542" calcext:value-type="float">
            <text:p>0.225699897629542</text:p>
          </table:table-cell>
          <table:table-cell table:style-name="ce4" table:formula="of:=[$redistribution_low.K40]" office:value-type="float" office:value="0.261030302676548" calcext:value-type="float">
            <text:p>0.261030302676548</text:p>
          </table:table-cell>
          <table:table-cell table:style-name="ce4" table:formula="of:=[$redistribution_low.L40]" office:value-type="float" office:value="0.236027485952901" calcext:value-type="float">
            <text:p>0.236027485952901</text:p>
          </table:table-cell>
          <table:table-cell table:style-name="ce4" table:formula="of:=[$redistribution_low.M40]" office:value-type="float" office:value="0.244280738197716" calcext:value-type="float">
            <text:p>0.244280738197716</text:p>
          </table:table-cell>
          <table:table-cell table:number-columns-repeated="47"/>
        </table:table-row>
        <table:table-row table:style-name="ro1">
          <table:table-cell table:style-name="ce4" table:formula="of:=[.A44]+1" office:value-type="float" office:value="88" calcext:value-type="float">
            <text:p>88</text:p>
          </table:table-cell>
          <table:table-cell table:style-name="ce4" table:formula="of:=[$Redistribution_high.J41]" office:value-type="float" office:value="0.218023671055982" calcext:value-type="float">
            <text:p>0.218023671055982</text:p>
          </table:table-cell>
          <table:table-cell table:style-name="ce4" table:formula="of:=[$Redistribution_high.K41]" office:value-type="float" office:value="0.244019064914528" calcext:value-type="float">
            <text:p>0.244019064914528</text:p>
          </table:table-cell>
          <table:table-cell table:style-name="ce4" table:formula="of:=[$Redistribution_high.L41]" office:value-type="float" office:value="0.228161370731525" calcext:value-type="float">
            <text:p>0.228161370731525</text:p>
          </table:table-cell>
          <table:table-cell table:style-name="ce4" table:formula="of:=[$Redistribution_high.M41]" office:value-type="float" office:value="0.228123168860747" calcext:value-type="float">
            <text:p>0.228123168860747</text:p>
          </table:table-cell>
          <table:table-cell/>
          <table:table-cell table:style-name="ce4"/>
          <table:table-cell table:style-name="ce4" table:formula="of:=[$Redistribution_central.J41]" office:value-type="float" office:value="0.212732661100464" calcext:value-type="float">
            <text:p>0.212732661100464</text:p>
          </table:table-cell>
          <table:table-cell table:style-name="ce4" table:formula="of:=[$Redistribution_central.K41]" office:value-type="float" office:value="0.232807779563533" calcext:value-type="float">
            <text:p>0.232807779563533</text:p>
          </table:table-cell>
          <table:table-cell table:style-name="ce4" table:formula="of:=[$Redistribution_central.L41]" office:value-type="float" office:value="0.222352629314646" calcext:value-type="float">
            <text:p>0.222352629314646</text:p>
          </table:table-cell>
          <table:table-cell table:style-name="ce4" table:formula="of:=[$Redistribution_central.M41]" office:value-type="float" office:value="0.217862887894506" calcext:value-type="float">
            <text:p>0.217862887894506</text:p>
          </table:table-cell>
          <table:table-cell table:number-columns-repeated="2"/>
          <table:table-cell table:style-name="ce4" table:formula="of:=[$redistribution_low.J41]" office:value-type="float" office:value="0.22357538147801" calcext:value-type="float">
            <text:p>0.22357538147801</text:p>
          </table:table-cell>
          <table:table-cell table:style-name="ce4" table:formula="of:=[$redistribution_low.K41]" office:value-type="float" office:value="0.250366611629207" calcext:value-type="float">
            <text:p>0.250366611629207</text:p>
          </table:table-cell>
          <table:table-cell table:style-name="ce4" table:formula="of:=[$redistribution_low.L41]" office:value-type="float" office:value="0.234299034546504" calcext:value-type="float">
            <text:p>0.234299034546504</text:p>
          </table:table-cell>
          <table:table-cell table:style-name="ce4" table:formula="of:=[$redistribution_low.M41]" office:value-type="float" office:value="0.233194383937648" calcext:value-type="float">
            <text:p>0.233194383937648</text:p>
          </table:table-cell>
          <table:table-cell table:number-columns-repeated="47"/>
        </table:table-row>
        <table:table-row table:style-name="ro1">
          <table:table-cell table:style-name="ce4" table:formula="of:=[.A45]+1" office:value-type="float" office:value="89" calcext:value-type="float">
            <text:p>89</text:p>
          </table:table-cell>
          <table:table-cell table:style-name="ce4" table:formula="of:=[$Redistribution_high.J42]" office:value-type="float" office:value="0.215081830773358" calcext:value-type="float">
            <text:p>0.215081830773358</text:p>
          </table:table-cell>
          <table:table-cell table:style-name="ce4" table:formula="of:=[$Redistribution_high.K42]" office:value-type="float" office:value="0.242374336604578" calcext:value-type="float">
            <text:p>0.242374336604578</text:p>
          </table:table-cell>
          <table:table-cell table:style-name="ce4" table:formula="of:=[$Redistribution_high.L42]" office:value-type="float" office:value="0.226455522357242" calcext:value-type="float">
            <text:p>0.226455522357242</text:p>
          </table:table-cell>
          <table:table-cell table:style-name="ce4" table:formula="of:=[$Redistribution_high.M42]" office:value-type="float" office:value="0.224755366457053" calcext:value-type="float">
            <text:p>0.224755366457053</text:p>
          </table:table-cell>
          <table:table-cell/>
          <table:table-cell table:style-name="ce4"/>
          <table:table-cell table:style-name="ce4" table:formula="of:=[$Redistribution_central.J42]" office:value-type="float" office:value="0.211675231011012" calcext:value-type="float">
            <text:p>0.211675231011012</text:p>
          </table:table-cell>
          <table:table-cell table:style-name="ce4" table:formula="of:=[$Redistribution_central.K42]" office:value-type="float" office:value="0.239294244100012" calcext:value-type="float">
            <text:p>0.239294244100012</text:p>
          </table:table-cell>
          <table:table-cell table:style-name="ce4" table:formula="of:=[$Redistribution_central.L42]" office:value-type="float" office:value="0.224097474062676" calcext:value-type="float">
            <text:p>0.224097474062676</text:p>
          </table:table-cell>
          <table:table-cell table:style-name="ce4" table:formula="of:=[$Redistribution_central.M42]" office:value-type="float" office:value="0.219836781478655" calcext:value-type="float">
            <text:p>0.219836781478655</text:p>
          </table:table-cell>
          <table:table-cell table:number-columns-repeated="2"/>
          <table:table-cell table:style-name="ce4" table:formula="of:=[$redistribution_low.J42]" office:value-type="float" office:value="0.222010778470188" calcext:value-type="float">
            <text:p>0.222010778470188</text:p>
          </table:table-cell>
          <table:table-cell table:style-name="ce4" table:formula="of:=[$redistribution_low.K42]" office:value-type="float" office:value="0.259880385450583" calcext:value-type="float">
            <text:p>0.259880385450583</text:p>
          </table:table-cell>
          <table:table-cell table:style-name="ce4" table:formula="of:=[$redistribution_low.L42]" office:value-type="float" office:value="0.234855932738096" calcext:value-type="float">
            <text:p>0.234855932738096</text:p>
          </table:table-cell>
          <table:table-cell table:style-name="ce4" table:formula="of:=[$redistribution_low.M42]" office:value-type="float" office:value="0.238888619764617" calcext:value-type="float">
            <text:p>0.238888619764617</text:p>
          </table:table-cell>
          <table:table-cell table:number-columns-repeated="47"/>
        </table:table-row>
        <table:table-row table:style-name="ro1">
          <table:table-cell table:style-name="ce4" table:formula="of:=[.A46]+1" office:value-type="float" office:value="90" calcext:value-type="float">
            <text:p>90</text:p>
          </table:table-cell>
          <table:table-cell table:style-name="ce4" table:formula="of:=[$Redistribution_high.J43]" office:value-type="float" office:value="0.215905367079455" calcext:value-type="float">
            <text:p>0.215905367079455</text:p>
          </table:table-cell>
          <table:table-cell table:style-name="ce4" table:formula="of:=[$Redistribution_high.K43]" office:value-type="float" office:value="0.242448169024117" calcext:value-type="float">
            <text:p>0.242448169024117</text:p>
          </table:table-cell>
          <table:table-cell table:style-name="ce4" table:formula="of:=[$Redistribution_high.L43]" office:value-type="float" office:value="0.225542295834267" calcext:value-type="float">
            <text:p>0.225542295834267</text:p>
          </table:table-cell>
          <table:table-cell table:style-name="ce4" table:formula="of:=[$Redistribution_high.M43]" office:value-type="float" office:value="0.227201433042288" calcext:value-type="float">
            <text:p>0.227201433042288</text:p>
          </table:table-cell>
          <table:table-cell/>
          <table:table-cell table:style-name="ce4"/>
          <table:table-cell table:style-name="ce4" table:formula="of:=[$Redistribution_central.J43]" office:value-type="float" office:value="0.211786903182132" calcext:value-type="float">
            <text:p>0.211786903182132</text:p>
          </table:table-cell>
          <table:table-cell table:style-name="ce4" table:formula="of:=[$Redistribution_central.K43]" office:value-type="float" office:value="0.233228330616542" calcext:value-type="float">
            <text:p>0.233228330616542</text:p>
          </table:table-cell>
          <table:table-cell table:style-name="ce4" table:formula="of:=[$Redistribution_central.L43]" office:value-type="float" office:value="0.222014750754931" calcext:value-type="float">
            <text:p>0.222014750754931</text:p>
          </table:table-cell>
          <table:table-cell table:style-name="ce4" table:formula="of:=[$Redistribution_central.M43]" office:value-type="float" office:value="0.21716360267071" calcext:value-type="float">
            <text:p>0.21716360267071</text:p>
          </table:table-cell>
          <table:table-cell table:number-columns-repeated="2"/>
          <table:table-cell table:style-name="ce4" table:formula="of:=[$redistribution_low.J43]" office:value-type="float" office:value="0.221110297631051" calcext:value-type="float">
            <text:p>0.221110297631051</text:p>
          </table:table-cell>
          <table:table-cell table:style-name="ce4" table:formula="of:=[$redistribution_low.K43]" office:value-type="float" office:value="0.254549999108254" calcext:value-type="float">
            <text:p>0.254549999108254</text:p>
          </table:table-cell>
          <table:table-cell table:style-name="ce4" table:formula="of:=[$redistribution_low.L43]" office:value-type="float" office:value="0.232039470822696" calcext:value-type="float">
            <text:p>0.232039470822696</text:p>
          </table:table-cell>
          <table:table-cell table:style-name="ce4" table:formula="of:=[$redistribution_low.M43]" office:value-type="float" office:value="0.236408916551796" calcext:value-type="float">
            <text:p>0.236408916551796</text:p>
          </table:table-cell>
          <table:table-cell table:number-columns-repeated="47"/>
        </table:table-row>
        <table:table-row table:style-name="ro1">
          <table:table-cell table:style-name="ce4" table:formula="of:=[.A47]+1" office:value-type="float" office:value="91" calcext:value-type="float">
            <text:p>91</text:p>
          </table:table-cell>
          <table:table-cell table:style-name="ce4" table:formula="of:=[$Redistribution_high.J44]" office:value-type="float" office:value="0.215173789623372" calcext:value-type="float">
            <text:p>0.215173789623372</text:p>
          </table:table-cell>
          <table:table-cell table:style-name="ce4" table:formula="of:=[$Redistribution_high.K44]" office:value-type="float" office:value="0.24131914406248" calcext:value-type="float">
            <text:p>0.24131914406248</text:p>
          </table:table-cell>
          <table:table-cell table:style-name="ce4" table:formula="of:=[$Redistribution_high.L44]" office:value-type="float" office:value="0.224548415833734" calcext:value-type="float">
            <text:p>0.224548415833734</text:p>
          </table:table-cell>
          <table:table-cell table:style-name="ce4" table:formula="of:=[$Redistribution_high.M44]" office:value-type="float" office:value="0.226587006872144" calcext:value-type="float">
            <text:p>0.226587006872144</text:p>
          </table:table-cell>
          <table:table-cell/>
          <table:table-cell table:style-name="ce4"/>
          <table:table-cell table:style-name="ce4" table:formula="of:=[$Redistribution_central.J44]" office:value-type="float" office:value="0.220105695540415" calcext:value-type="float">
            <text:p>0.220105695540415</text:p>
          </table:table-cell>
          <table:table-cell table:style-name="ce4" table:formula="of:=[$Redistribution_central.K44]" office:value-type="float" office:value="0.250651691315903" calcext:value-type="float">
            <text:p>0.250651691315903</text:p>
          </table:table-cell>
          <table:table-cell table:style-name="ce4" table:formula="of:=[$Redistribution_central.L44]" office:value-type="float" office:value="0.230392605591708" calcext:value-type="float">
            <text:p>0.230392605591708</text:p>
          </table:table-cell>
          <table:table-cell table:style-name="ce4" table:formula="of:=[$Redistribution_central.M44]" office:value-type="float" office:value="0.2339810370048" calcext:value-type="float">
            <text:p>0.2339810370048</text:p>
          </table:table-cell>
          <table:table-cell table:number-columns-repeated="2"/>
          <table:table-cell table:style-name="ce4" table:formula="of:=[$redistribution_low.J44]" office:value-type="float" office:value="0.224432964933062" calcext:value-type="float">
            <text:p>0.224432964933062</text:p>
          </table:table-cell>
          <table:table-cell table:style-name="ce4" table:formula="of:=[$redistribution_low.K44]" office:value-type="float" office:value="0.258544352422413" calcext:value-type="float">
            <text:p>0.258544352422413</text:p>
          </table:table-cell>
          <table:table-cell table:style-name="ce4" table:formula="of:=[$redistribution_low.L44]" office:value-type="float" office:value="0.235212078568192" calcext:value-type="float">
            <text:p>0.235212078568192</text:p>
          </table:table-cell>
          <table:table-cell table:style-name="ce4" table:formula="of:=[$redistribution_low.M44]" office:value-type="float" office:value="0.240836769915322" calcext:value-type="float">
            <text:p>0.240836769915322</text:p>
          </table:table-cell>
          <table:table-cell table:number-columns-repeated="47"/>
        </table:table-row>
        <table:table-row table:style-name="ro1">
          <table:table-cell table:style-name="ce4" table:formula="of:=[.A48]+1" office:value-type="float" office:value="92" calcext:value-type="float">
            <text:p>92</text:p>
          </table:table-cell>
          <table:table-cell table:style-name="ce4" table:formula="of:=[$Redistribution_high.J45]" office:value-type="float" office:value="0.216452120602984" calcext:value-type="float">
            <text:p>0.216452120602984</text:p>
          </table:table-cell>
          <table:table-cell table:style-name="ce4" table:formula="of:=[$Redistribution_high.K45]" office:value-type="float" office:value="0.241573453986377" calcext:value-type="float">
            <text:p>0.241573453986377</text:p>
          </table:table-cell>
          <table:table-cell table:style-name="ce4" table:formula="of:=[$Redistribution_high.L45]" office:value-type="float" office:value="0.226184564045799" calcext:value-type="float">
            <text:p>0.226184564045799</text:p>
          </table:table-cell>
          <table:table-cell table:style-name="ce4" table:formula="of:=[$Redistribution_high.M45]" office:value-type="float" office:value="0.226086812185976" calcext:value-type="float">
            <text:p>0.226086812185976</text:p>
          </table:table-cell>
          <table:table-cell/>
          <table:table-cell table:style-name="ce4"/>
          <table:table-cell table:style-name="ce4" table:formula="of:=[$Redistribution_central.J45]" office:value-type="float" office:value="0.218038615516605" calcext:value-type="float">
            <text:p>0.218038615516605</text:p>
          </table:table-cell>
          <table:table-cell table:style-name="ce4" table:formula="of:=[$Redistribution_central.K45]" office:value-type="float" office:value="0.237191873000546" calcext:value-type="float">
            <text:p>0.237191873000546</text:p>
          </table:table-cell>
          <table:table-cell table:style-name="ce4" table:formula="of:=[$Redistribution_central.L45]" office:value-type="float" office:value="0.228368521139933" calcext:value-type="float">
            <text:p>0.228368521139933</text:p>
          </table:table-cell>
          <table:table-cell table:style-name="ce4" table:formula="of:=[$Redistribution_central.M45]" office:value-type="float" office:value="0.221151392661237" calcext:value-type="float">
            <text:p>0.221151392661237</text:p>
          </table:table-cell>
          <table:table-cell table:number-columns-repeated="2"/>
          <table:table-cell table:style-name="ce4" table:formula="of:=[$redistribution_low.J45]" office:value-type="float" office:value="0.219746148314665" calcext:value-type="float">
            <text:p>0.219746148314665</text:p>
          </table:table-cell>
          <table:table-cell table:style-name="ce4" table:formula="of:=[$redistribution_low.K45]" office:value-type="float" office:value="0.242511189475985" calcext:value-type="float">
            <text:p>0.242511189475985</text:p>
          </table:table-cell>
          <table:table-cell table:style-name="ce4" table:formula="of:=[$redistribution_low.L45]" office:value-type="float" office:value="0.230277009485788" calcext:value-type="float">
            <text:p>0.230277009485788</text:p>
          </table:table-cell>
          <table:table-cell table:style-name="ce4" table:formula="of:=[$redistribution_low.M45]" office:value-type="float" office:value="0.225622906782542" calcext:value-type="float">
            <text:p>0.225622906782542</text:p>
          </table:table-cell>
          <table:table-cell table:number-columns-repeated="47"/>
        </table:table-row>
        <table:table-row table:style-name="ro1">
          <table:table-cell table:style-name="ce4" table:formula="of:=[.A49]+1" office:value-type="float" office:value="93" calcext:value-type="float">
            <text:p>93</text:p>
          </table:table-cell>
          <table:table-cell table:style-name="ce4" table:formula="of:=[$Redistribution_high.J46]" office:value-type="float" office:value="0.215728160280288" calcext:value-type="float">
            <text:p>0.215728160280288</text:p>
          </table:table-cell>
          <table:table-cell table:style-name="ce4" table:formula="of:=[$Redistribution_high.K46]" office:value-type="float" office:value="0.244196609979265" calcext:value-type="float">
            <text:p>0.244196609979265</text:p>
          </table:table-cell>
          <table:table-cell table:style-name="ce4" table:formula="of:=[$Redistribution_high.L46]" office:value-type="float" office:value="0.227351099953525" calcext:value-type="float">
            <text:p>0.227351099953525</text:p>
          </table:table-cell>
          <table:table-cell table:style-name="ce4" table:formula="of:=[$Redistribution_high.M46]" office:value-type="float" office:value="0.225890023032097" calcext:value-type="float">
            <text:p>0.225890023032097</text:p>
          </table:table-cell>
          <table:table-cell/>
          <table:table-cell table:style-name="ce4"/>
          <table:table-cell table:style-name="ce4" table:formula="of:=[$Redistribution_central.J46]" office:value-type="float" office:value="0.218201726646235" calcext:value-type="float">
            <text:p>0.218201726646235</text:p>
          </table:table-cell>
          <table:table-cell table:style-name="ce4" table:formula="of:=[$Redistribution_central.K46]" office:value-type="float" office:value="0.2401782921173" calcext:value-type="float">
            <text:p>0.2401782921173</text:p>
          </table:table-cell>
          <table:table-cell table:style-name="ce4" table:formula="of:=[$Redistribution_central.L46]" office:value-type="float" office:value="0.230524112773647" calcext:value-type="float">
            <text:p>0.230524112773647</text:p>
          </table:table-cell>
          <table:table-cell table:style-name="ce4" table:formula="of:=[$Redistribution_central.M46]" office:value-type="float" office:value="0.221213057025395" calcext:value-type="float">
            <text:p>0.221213057025395</text:p>
          </table:table-cell>
          <table:table-cell table:number-columns-repeated="2"/>
          <table:table-cell table:style-name="ce4" table:formula="of:=[$redistribution_low.J46]" office:value-type="float" office:value="0.217872165591926" calcext:value-type="float">
            <text:p>0.217872165591926</text:p>
          </table:table-cell>
          <table:table-cell table:style-name="ce4" table:formula="of:=[$redistribution_low.K46]" office:value-type="float" office:value="0.251004858006324" calcext:value-type="float">
            <text:p>0.251004858006324</text:p>
          </table:table-cell>
          <table:table-cell table:style-name="ce4" table:formula="of:=[$redistribution_low.L46]" office:value-type="float" office:value="0.23039708709025" calcext:value-type="float">
            <text:p>0.23039708709025</text:p>
          </table:table-cell>
          <table:table-cell table:style-name="ce4" table:formula="of:=[$redistribution_low.M46]" office:value-type="float" office:value="0.230533753090062" calcext:value-type="float">
            <text:p>0.230533753090062</text:p>
          </table:table-cell>
          <table:table-cell table:number-columns-repeated="47"/>
        </table:table-row>
        <table:table-row table:style-name="ro1">
          <table:table-cell table:style-name="ce4" table:formula="of:=[.A50]+1" office:value-type="float" office:value="94" calcext:value-type="float">
            <text:p>94</text:p>
          </table:table-cell>
          <table:table-cell table:style-name="ce4" table:formula="of:=[$Redistribution_high.J47]" office:value-type="float" office:value="0.224959245520409" calcext:value-type="float">
            <text:p>0.224959245520409</text:p>
          </table:table-cell>
          <table:table-cell table:style-name="ce4" table:formula="of:=[$Redistribution_high.K47]" office:value-type="float" office:value="0.254734337967115" calcext:value-type="float">
            <text:p>0.254734337967115</text:p>
          </table:table-cell>
          <table:table-cell table:style-name="ce4" table:formula="of:=[$Redistribution_high.L47]" office:value-type="float" office:value="0.235395174489247" calcext:value-type="float">
            <text:p>0.235395174489247</text:p>
          </table:table-cell>
          <table:table-cell table:style-name="ce4" table:formula="of:=[$Redistribution_high.M47]" office:value-type="float" office:value="0.237835547930917" calcext:value-type="float">
            <text:p>0.237835547930917</text:p>
          </table:table-cell>
          <table:table-cell/>
          <table:table-cell table:style-name="ce4"/>
          <table:table-cell table:style-name="ce4" table:formula="of:=[$Redistribution_central.J47]" office:value-type="float" office:value="0.20807284098541" calcext:value-type="float">
            <text:p>0.20807284098541</text:p>
          </table:table-cell>
          <table:table-cell table:style-name="ce4" table:formula="of:=[$Redistribution_central.K47]" office:value-type="float" office:value="0.218443997970065" calcext:value-type="float">
            <text:p>0.218443997970065</text:p>
          </table:table-cell>
          <table:table-cell table:style-name="ce4" table:formula="of:=[$Redistribution_central.L47]" office:value-type="float" office:value="0.217895527413972" calcext:value-type="float">
            <text:p>0.217895527413972</text:p>
          </table:table-cell>
          <table:table-cell table:style-name="ce4" table:formula="of:=[$Redistribution_central.M47]" office:value-type="float" office:value="0.203451040492512" calcext:value-type="float">
            <text:p>0.203451040492512</text:p>
          </table:table-cell>
          <table:table-cell table:number-columns-repeated="2"/>
          <table:table-cell table:style-name="ce4" table:formula="of:=[$redistribution_low.J47]" office:value-type="float" office:value="0.221153822935281" calcext:value-type="float">
            <text:p>0.221153822935281</text:p>
          </table:table-cell>
          <table:table-cell table:style-name="ce4" table:formula="of:=[$redistribution_low.K47]" office:value-type="float" office:value="0.245014179098475" calcext:value-type="float">
            <text:p>0.245014179098475</text:p>
          </table:table-cell>
          <table:table-cell table:style-name="ce4" table:formula="of:=[$redistribution_low.L47]" office:value-type="float" office:value="0.231143570190835" calcext:value-type="float">
            <text:p>0.231143570190835</text:p>
          </table:table-cell>
          <table:table-cell table:style-name="ce4" table:formula="of:=[$redistribution_low.M47]" office:value-type="float" office:value="0.228725126518045" calcext:value-type="float">
            <text:p>0.228725126518045</text:p>
          </table:table-cell>
          <table:table-cell table:number-columns-repeated="47"/>
        </table:table-row>
        <table:table-row table:style-name="ro1">
          <table:table-cell table:style-name="ce4" table:formula="of:=[.A51]+1" office:value-type="float" office:value="95" calcext:value-type="float">
            <text:p>95</text:p>
          </table:table-cell>
          <table:table-cell table:style-name="ce4" table:formula="of:=[$Redistribution_high.J48]" office:value-type="float" office:value="0.225700065306632" calcext:value-type="float">
            <text:p>0.225700065306632</text:p>
          </table:table-cell>
          <table:table-cell table:style-name="ce4" table:formula="of:=[$Redistribution_high.K48]" office:value-type="float" office:value="0.254257434744568" calcext:value-type="float">
            <text:p>0.254257434744568</text:p>
          </table:table-cell>
          <table:table-cell table:style-name="ce4" table:formula="of:=[$Redistribution_high.L48]" office:value-type="float" office:value="0.235998099962669" calcext:value-type="float">
            <text:p>0.235998099962669</text:p>
          </table:table-cell>
          <table:table-cell table:style-name="ce4" table:formula="of:=[$Redistribution_high.M48]" office:value-type="float" office:value="0.237572256010994" calcext:value-type="float">
            <text:p>0.237572256010994</text:p>
          </table:table-cell>
          <table:table-cell/>
          <table:table-cell table:style-name="ce4"/>
          <table:table-cell table:style-name="ce4" table:formula="of:=[$Redistribution_central.J48]" office:value-type="float" office:value="0.214542659375081" calcext:value-type="float">
            <text:p>0.214542659375081</text:p>
          </table:table-cell>
          <table:table-cell table:style-name="ce4" table:formula="of:=[$Redistribution_central.K48]" office:value-type="float" office:value="0.229746679044301" calcext:value-type="float">
            <text:p>0.229746679044301</text:p>
          </table:table-cell>
          <table:table-cell table:style-name="ce4" table:formula="of:=[$Redistribution_central.L48]" office:value-type="float" office:value="0.224489170510061" calcext:value-type="float">
            <text:p>0.224489170510061</text:p>
          </table:table-cell>
          <table:table-cell table:style-name="ce4" table:formula="of:=[$Redistribution_central.M48]" office:value-type="float" office:value="0.214253261656493" calcext:value-type="float">
            <text:p>0.214253261656493</text:p>
          </table:table-cell>
          <table:table-cell table:number-columns-repeated="2"/>
          <table:table-cell table:style-name="ce4" table:formula="of:=[$redistribution_low.J48]" office:value-type="float" office:value="0.224782684562287" calcext:value-type="float">
            <text:p>0.224782684562287</text:p>
          </table:table-cell>
          <table:table-cell table:style-name="ce4" table:formula="of:=[$redistribution_low.K48]" office:value-type="float" office:value="0.262249929419233" calcext:value-type="float">
            <text:p>0.262249929419233</text:p>
          </table:table-cell>
          <table:table-cell table:style-name="ce4" table:formula="of:=[$redistribution_low.L48]" office:value-type="float" office:value="0.234685307755497" calcext:value-type="float">
            <text:p>0.234685307755497</text:p>
          </table:table-cell>
          <table:table-cell table:style-name="ce4" table:formula="of:=[$redistribution_low.M48]" office:value-type="float" office:value="0.245359099065777" calcext:value-type="float">
            <text:p>0.245359099065777</text:p>
          </table:table-cell>
          <table:table-cell table:number-columns-repeated="47"/>
        </table:table-row>
        <table:table-row table:style-name="ro1">
          <table:table-cell table:style-name="ce4" table:formula="of:=[.A52]+1" office:value-type="float" office:value="96" calcext:value-type="float">
            <text:p>96</text:p>
          </table:table-cell>
          <table:table-cell table:style-name="ce4" table:formula="of:=[$Redistribution_high.J49]" office:value-type="float" office:value="0.223345160280161" calcext:value-type="float">
            <text:p>0.223345160280161</text:p>
          </table:table-cell>
          <table:table-cell table:style-name="ce4" table:formula="of:=[$Redistribution_high.K49]" office:value-type="float" office:value="0.243104259125824" calcext:value-type="float">
            <text:p>0.243104259125824</text:p>
          </table:table-cell>
          <table:table-cell table:style-name="ce4" table:formula="of:=[$Redistribution_high.L49]" office:value-type="float" office:value="0.233188206355376" calcext:value-type="float">
            <text:p>0.233188206355376</text:p>
          </table:table-cell>
          <table:table-cell table:style-name="ce4" table:formula="of:=[$Redistribution_high.M49]" office:value-type="float" office:value="0.227441434871852" calcext:value-type="float">
            <text:p>0.227441434871852</text:p>
          </table:table-cell>
          <table:table-cell/>
          <table:table-cell table:style-name="ce4"/>
          <table:table-cell table:style-name="ce4" table:formula="of:=[$Redistribution_central.J49]" office:value-type="float" office:value="0.209499846161799" calcext:value-type="float">
            <text:p>0.209499846161799</text:p>
          </table:table-cell>
          <table:table-cell table:style-name="ce4" table:formula="of:=[$Redistribution_central.K49]" office:value-type="float" office:value="0.230524199297758" calcext:value-type="float">
            <text:p>0.230524199297758</text:p>
          </table:table-cell>
          <table:table-cell table:style-name="ce4" table:formula="of:=[$Redistribution_central.L49]" office:value-type="float" office:value="0.219541246932148" calcext:value-type="float">
            <text:p>0.219541246932148</text:p>
          </table:table-cell>
          <table:table-cell table:style-name="ce4" table:formula="of:=[$Redistribution_central.M49]" office:value-type="float" office:value="0.214293800475487" calcext:value-type="float">
            <text:p>0.214293800475487</text:p>
          </table:table-cell>
          <table:table-cell table:number-columns-repeated="2"/>
          <table:table-cell table:style-name="ce4" table:formula="of:=[$redistribution_low.J49]" office:value-type="float" office:value="0.21860539082925" calcext:value-type="float">
            <text:p>0.21860539082925</text:p>
          </table:table-cell>
          <table:table-cell table:style-name="ce4" table:formula="of:=[$redistribution_low.K49]" office:value-type="float" office:value="0.240373506810417" calcext:value-type="float">
            <text:p>0.240373506810417</text:p>
          </table:table-cell>
          <table:table-cell table:style-name="ce4" table:formula="of:=[$redistribution_low.L49]" office:value-type="float" office:value="0.22807308782087" calcext:value-type="float">
            <text:p>0.22807308782087</text:p>
          </table:table-cell>
          <table:table-cell table:style-name="ce4" table:formula="of:=[$redistribution_low.M49]" office:value-type="float" office:value="0.224931965634627" calcext:value-type="float">
            <text:p>0.224931965634627</text:p>
          </table:table-cell>
          <table:table-cell table:number-columns-repeated="47"/>
        </table:table-row>
        <table:table-row table:style-name="ro1">
          <table:table-cell table:style-name="ce4" table:formula="of:=[.A53]+1" office:value-type="float" office:value="97" calcext:value-type="float">
            <text:p>97</text:p>
          </table:table-cell>
          <table:table-cell table:style-name="ce4" table:formula="of:=[$Redistribution_high.J50]" office:value-type="float" office:value="0.216214394847654" calcext:value-type="float">
            <text:p>0.216214394847654</text:p>
          </table:table-cell>
          <table:table-cell table:style-name="ce4" table:formula="of:=[$Redistribution_high.K50]" office:value-type="float" office:value="0.233331701520153" calcext:value-type="float">
            <text:p>0.233331701520153</text:p>
          </table:table-cell>
          <table:table-cell table:style-name="ce4" table:formula="of:=[$Redistribution_high.L50]" office:value-type="float" office:value="0.227701179165494" calcext:value-type="float">
            <text:p>0.227701179165494</text:p>
          </table:table-cell>
          <table:table-cell table:style-name="ce4" table:formula="of:=[$Redistribution_high.M50]" office:value-type="float" office:value="0.215784246611571" calcext:value-type="float">
            <text:p>0.215784246611571</text:p>
          </table:table-cell>
          <table:table-cell/>
          <table:table-cell table:style-name="ce4"/>
          <table:table-cell table:style-name="ce4" table:formula="of:=[$Redistribution_central.J50]" office:value-type="float" office:value="0.209883854368219" calcext:value-type="float">
            <text:p>0.209883854368219</text:p>
          </table:table-cell>
          <table:table-cell table:style-name="ce4" table:formula="of:=[$Redistribution_central.K50]" office:value-type="float" office:value="0.236452749549878" calcext:value-type="float">
            <text:p>0.236452749549878</text:p>
          </table:table-cell>
          <table:table-cell table:style-name="ce4" table:formula="of:=[$Redistribution_central.L50]" office:value-type="float" office:value="0.221602481288226" calcext:value-type="float">
            <text:p>0.221602481288226</text:p>
          </table:table-cell>
          <table:table-cell table:style-name="ce4" table:formula="of:=[$Redistribution_central.M50]" office:value-type="float" office:value="0.217315822800877" calcext:value-type="float">
            <text:p>0.217315822800877</text:p>
          </table:table-cell>
          <table:table-cell table:number-columns-repeated="2"/>
          <table:table-cell table:style-name="ce4" table:formula="of:=[$redistribution_low.J50]" office:value-type="float" office:value="0.21599193532482" calcext:value-type="float">
            <text:p>0.21599193532482</text:p>
          </table:table-cell>
          <table:table-cell table:style-name="ce4" table:formula="of:=[$redistribution_low.K50]" office:value-type="float" office:value="0.239201259252212" calcext:value-type="float">
            <text:p>0.239201259252212</text:p>
          </table:table-cell>
          <table:table-cell table:style-name="ce4" table:formula="of:=[$redistribution_low.L50]" office:value-type="float" office:value="0.227345718833132" calcext:value-type="float">
            <text:p>0.227345718833132</text:p>
          </table:table-cell>
          <table:table-cell table:style-name="ce4" table:formula="of:=[$redistribution_low.M50]" office:value-type="float" office:value="0.220836589957496" calcext:value-type="float">
            <text:p>0.220836589957496</text:p>
          </table:table-cell>
          <table:table-cell table:number-columns-repeated="47"/>
        </table:table-row>
        <table:table-row table:style-name="ro1">
          <table:table-cell table:style-name="ce4" table:formula="of:=[.A54]+1" office:value-type="float" office:value="98" calcext:value-type="float">
            <text:p>98</text:p>
          </table:table-cell>
          <table:table-cell table:style-name="ce4" table:formula="of:=[$Redistribution_high.J51]" office:value-type="float" office:value="0.216715187764903" calcext:value-type="float">
            <text:p>0.216715187764903</text:p>
          </table:table-cell>
          <table:table-cell table:style-name="ce4" table:formula="of:=[$Redistribution_high.K51]" office:value-type="float" office:value="0.230944786822638" calcext:value-type="float">
            <text:p>0.230944786822638</text:p>
          </table:table-cell>
          <table:table-cell table:style-name="ce4" table:formula="of:=[$Redistribution_high.L51]" office:value-type="float" office:value="0.226262439999612" calcext:value-type="float">
            <text:p>0.226262439999612</text:p>
          </table:table-cell>
          <table:table-cell table:style-name="ce4" table:formula="of:=[$Redistribution_high.M51]" office:value-type="float" office:value="0.216165847960645" calcext:value-type="float">
            <text:p>0.216165847960645</text:p>
          </table:table-cell>
          <table:table-cell/>
          <table:table-cell table:style-name="ce4"/>
          <table:table-cell table:style-name="ce4" table:formula="of:=[$Redistribution_central.J51]" office:value-type="float" office:value="0.215789572445397" calcext:value-type="float">
            <text:p>0.215789572445397</text:p>
          </table:table-cell>
          <table:table-cell table:style-name="ce4" table:formula="of:=[$Redistribution_central.K51]" office:value-type="float" office:value="0.240590164530124" calcext:value-type="float">
            <text:p>0.240590164530124</text:p>
          </table:table-cell>
          <table:table-cell table:style-name="ce4" table:formula="of:=[$Redistribution_central.L51]" office:value-type="float" office:value="0.224763214227353" calcext:value-type="float">
            <text:p>0.224763214227353</text:p>
          </table:table-cell>
          <table:table-cell table:style-name="ce4" table:formula="of:=[$Redistribution_central.M51]" office:value-type="float" office:value="0.225758153877661" calcext:value-type="float">
            <text:p>0.225758153877661</text:p>
          </table:table-cell>
          <table:table-cell table:number-columns-repeated="2"/>
          <table:table-cell table:style-name="ce4" table:formula="of:=[$redistribution_low.J51]" office:value-type="float" office:value="0.229961478432266" calcext:value-type="float">
            <text:p>0.229961478432266</text:p>
          </table:table-cell>
          <table:table-cell table:style-name="ce4" table:formula="of:=[$redistribution_low.K51]" office:value-type="float" office:value="0.26355493724957" calcext:value-type="float">
            <text:p>0.26355493724957</text:p>
          </table:table-cell>
          <table:table-cell table:style-name="ce4" table:formula="of:=[$redistribution_low.L51]" office:value-type="float" office:value="0.239631430818745" calcext:value-type="float">
            <text:p>0.239631430818745</text:p>
          </table:table-cell>
          <table:table-cell table:style-name="ce4" table:formula="of:=[$redistribution_low.M51]" office:value-type="float" office:value="0.246990468284406" calcext:value-type="float">
            <text:p>0.246990468284406</text:p>
          </table:table-cell>
          <table:table-cell table:number-columns-repeated="47"/>
        </table:table-row>
        <table:table-row table:style-name="ro1">
          <table:table-cell table:style-name="ce4" table:formula="of:=[.A55]+1" office:value-type="float" office:value="99" calcext:value-type="float">
            <text:p>99</text:p>
          </table:table-cell>
          <table:table-cell table:style-name="ce4" table:formula="of:=[$Redistribution_high.J52]" office:value-type="float" office:value="0.218938052475831" calcext:value-type="float">
            <text:p>0.218938052475831</text:p>
          </table:table-cell>
          <table:table-cell table:style-name="ce4" table:formula="of:=[$Redistribution_high.K52]" office:value-type="float" office:value="0.236310721069852" calcext:value-type="float">
            <text:p>0.236310721069852</text:p>
          </table:table-cell>
          <table:table-cell table:style-name="ce4" table:formula="of:=[$Redistribution_high.L52]" office:value-type="float" office:value="0.227687229284805" calcext:value-type="float">
            <text:p>0.227687229284805</text:p>
          </table:table-cell>
          <table:table-cell table:style-name="ce4" table:formula="of:=[$Redistribution_high.M52]" office:value-type="float" office:value="0.222639620783031" calcext:value-type="float">
            <text:p>0.222639620783031</text:p>
          </table:table-cell>
          <table:table-cell/>
          <table:table-cell table:style-name="ce4"/>
          <table:table-cell table:style-name="ce4" table:formula="of:=[$Redistribution_central.J52]" office:value-type="float" office:value="0.228380989407339" calcext:value-type="float">
            <text:p>0.228380989407339</text:p>
          </table:table-cell>
          <table:table-cell table:style-name="ce4" table:formula="of:=[$Redistribution_central.K52]" office:value-type="float" office:value="0.2612066239644" calcext:value-type="float">
            <text:p>0.2612066239644</text:p>
          </table:table-cell>
          <table:table-cell table:style-name="ce4" table:formula="of:=[$Redistribution_central.L52]" office:value-type="float" office:value="0.237938719335825" calcext:value-type="float">
            <text:p>0.237938719335825</text:p>
          </table:table-cell>
          <table:table-cell table:style-name="ce4" table:formula="of:=[$Redistribution_central.M52]" office:value-type="float" office:value="0.24494541014959" calcext:value-type="float">
            <text:p>0.24494541014959</text:p>
          </table:table-cell>
          <table:table-cell table:number-columns-repeated="2"/>
          <table:table-cell table:style-name="ce4" table:formula="of:=[$redistribution_low.J52]" office:value-type="float" office:value="0.229157318504003" calcext:value-type="float">
            <text:p>0.229157318504003</text:p>
          </table:table-cell>
          <table:table-cell table:style-name="ce4" table:formula="of:=[$redistribution_low.K52]" office:value-type="float" office:value="0.252783613063285" calcext:value-type="float">
            <text:p>0.252783613063285</text:p>
          </table:table-cell>
          <table:table-cell table:style-name="ce4" table:formula="of:=[$redistribution_low.L52]" office:value-type="float" office:value="0.23851465479362" calcext:value-type="float">
            <text:p>0.23851465479362</text:p>
          </table:table-cell>
          <table:table-cell table:style-name="ce4" table:formula="of:=[$redistribution_low.M52]" office:value-type="float" office:value="0.237451832856845" calcext:value-type="float">
            <text:p>0.237451832856845</text:p>
          </table:table-cell>
          <table:table-cell table:number-columns-repeated="47"/>
        </table:table-row>
        <table:table-row table:style-name="ro1">
          <table:table-cell table:style-name="ce4" table:formula="of:=[.A56]+1" office:value-type="float" office:value="100" calcext:value-type="float">
            <text:p>100</text:p>
          </table:table-cell>
          <table:table-cell table:style-name="ce4" table:formula="of:=[$Redistribution_high.J53]" office:value-type="float" office:value="0.216431027169047" calcext:value-type="float">
            <text:p>0.216431027169047</text:p>
          </table:table-cell>
          <table:table-cell table:style-name="ce4" table:formula="of:=[$Redistribution_high.K53]" office:value-type="float" office:value="0.229395032879347" calcext:value-type="float">
            <text:p>0.229395032879347</text:p>
          </table:table-cell>
          <table:table-cell table:style-name="ce4" table:formula="of:=[$Redistribution_high.L53]" office:value-type="float" office:value="0.225429213615586" calcext:value-type="float">
            <text:p>0.225429213615586</text:p>
          </table:table-cell>
          <table:table-cell table:style-name="ce4" table:formula="of:=[$Redistribution_high.M53]" office:value-type="float" office:value="0.215655400217299" calcext:value-type="float">
            <text:p>0.215655400217299</text:p>
          </table:table-cell>
          <table:table-cell/>
          <table:table-cell table:style-name="ce4"/>
          <table:table-cell table:style-name="ce4" table:formula="of:=[$Redistribution_central.J53]" office:value-type="float" office:value="0.222208614603493" calcext:value-type="float">
            <text:p>0.222208614603493</text:p>
          </table:table-cell>
          <table:table-cell table:style-name="ce4" table:formula="of:=[$Redistribution_central.K53]" office:value-type="float" office:value="0.251088220948924" calcext:value-type="float">
            <text:p>0.251088220948924</text:p>
          </table:table-cell>
          <table:table-cell table:style-name="ce4" table:formula="of:=[$Redistribution_central.L53]" office:value-type="float" office:value="0.231509992955635" calcext:value-type="float">
            <text:p>0.231509992955635</text:p>
          </table:table-cell>
          <table:table-cell table:style-name="ce4" table:formula="of:=[$Redistribution_central.M53]" office:value-type="float" office:value="0.235400434164777" calcext:value-type="float">
            <text:p>0.235400434164777</text:p>
          </table:table-cell>
          <table:table-cell table:number-columns-repeated="2"/>
          <table:table-cell table:style-name="ce4" table:formula="of:=[$redistribution_low.J53]" office:value-type="float" office:value="0.228926089768" calcext:value-type="float">
            <text:p>0.228926089768</text:p>
          </table:table-cell>
          <table:table-cell table:style-name="ce4" table:formula="of:=[$redistribution_low.K53]" office:value-type="float" office:value="0.24711331357402" calcext:value-type="float">
            <text:p>0.24711331357402</text:p>
          </table:table-cell>
          <table:table-cell table:style-name="ce4" table:formula="of:=[$redistribution_low.L53]" office:value-type="float" office:value="0.238107519238401" calcext:value-type="float">
            <text:p>0.238107519238401</text:p>
          </table:table-cell>
          <table:table-cell table:style-name="ce4" table:formula="of:=[$redistribution_low.M53]" office:value-type="float" office:value="0.232348497522916" calcext:value-type="float">
            <text:p>0.232348497522916</text:p>
          </table:table-cell>
          <table:table-cell table:number-columns-repeated="47"/>
        </table:table-row>
        <table:table-row table:style-name="ro1">
          <table:table-cell table:style-name="ce4" table:formula="of:=[.A57]+1" office:value-type="float" office:value="101" calcext:value-type="float">
            <text:p>101</text:p>
          </table:table-cell>
          <table:table-cell table:style-name="ce4" table:formula="of:=[$Redistribution_high.J54]" office:value-type="float" office:value="0.216698051070372" calcext:value-type="float">
            <text:p>0.216698051070372</text:p>
          </table:table-cell>
          <table:table-cell table:style-name="ce4" table:formula="of:=[$Redistribution_high.K54]" office:value-type="float" office:value="0.236325812885309" calcext:value-type="float">
            <text:p>0.236325812885309</text:p>
          </table:table-cell>
          <table:table-cell table:style-name="ce4" table:formula="of:=[$Redistribution_high.L54]" office:value-type="float" office:value="0.227562708594651" calcext:value-type="float">
            <text:p>0.227562708594651</text:p>
          </table:table-cell>
          <table:table-cell table:style-name="ce4" table:formula="of:=[$Redistribution_high.M54]" office:value-type="float" office:value="0.219538923777978" calcext:value-type="float">
            <text:p>0.219538923777978</text:p>
          </table:table-cell>
          <table:table-cell/>
          <table:table-cell table:style-name="ce4"/>
          <table:table-cell table:style-name="ce4" table:formula="of:=[$Redistribution_central.J54]" office:value-type="float" office:value="0.222258501465494" calcext:value-type="float">
            <text:p>0.222258501465494</text:p>
          </table:table-cell>
          <table:table-cell table:style-name="ce4" table:formula="of:=[$Redistribution_central.K54]" office:value-type="float" office:value="0.256004081208623" calcext:value-type="float">
            <text:p>0.256004081208623</text:p>
          </table:table-cell>
          <table:table-cell table:style-name="ce4" table:formula="of:=[$Redistribution_central.L54]" office:value-type="float" office:value="0.233849258675985" calcext:value-type="float">
            <text:p>0.233849258675985</text:p>
          </table:table-cell>
          <table:table-cell table:style-name="ce4" table:formula="of:=[$Redistribution_central.M54]" office:value-type="float" office:value="0.236432279109759" calcext:value-type="float">
            <text:p>0.236432279109759</text:p>
          </table:table-cell>
          <table:table-cell table:number-columns-repeated="2"/>
          <table:table-cell table:style-name="ce4" table:formula="of:=[$redistribution_low.J54]" office:value-type="float" office:value="0.231341176516279" calcext:value-type="float">
            <text:p>0.231341176516279</text:p>
          </table:table-cell>
          <table:table-cell table:style-name="ce4" table:formula="of:=[$redistribution_low.K54]" office:value-type="float" office:value="0.260385964974849" calcext:value-type="float">
            <text:p>0.260385964974849</text:p>
          </table:table-cell>
          <table:table-cell table:style-name="ce4" table:formula="of:=[$redistribution_low.L54]" office:value-type="float" office:value="0.243004169400962" calcext:value-type="float">
            <text:p>0.243004169400962</text:p>
          </table:table-cell>
          <table:table-cell table:style-name="ce4" table:formula="of:=[$redistribution_low.M54]" office:value-type="float" office:value="0.241193017027608" calcext:value-type="float">
            <text:p>0.241193017027608</text:p>
          </table:table-cell>
          <table:table-cell table:number-columns-repeated="47"/>
        </table:table-row>
        <table:table-row table:style-name="ro1">
          <table:table-cell table:style-name="ce4" table:formula="of:=[.A58]+1" office:value-type="float" office:value="102" calcext:value-type="float">
            <text:p>102</text:p>
          </table:table-cell>
          <table:table-cell table:style-name="ce4" table:formula="of:=[$Redistribution_high.J55]" office:value-type="float" office:value="0.217383972763685" calcext:value-type="float">
            <text:p>0.217383972763685</text:p>
          </table:table-cell>
          <table:table-cell table:style-name="ce4" table:formula="of:=[$Redistribution_high.K55]" office:value-type="float" office:value="0.230782174394676" calcext:value-type="float">
            <text:p>0.230782174394676</text:p>
          </table:table-cell>
          <table:table-cell table:style-name="ce4" table:formula="of:=[$Redistribution_high.L55]" office:value-type="float" office:value="0.225254763894546" calcext:value-type="float">
            <text:p>0.225254763894546</text:p>
          </table:table-cell>
          <table:table-cell table:style-name="ce4" table:formula="of:=[$Redistribution_high.M55]" office:value-type="float" office:value="0.218618992744491" calcext:value-type="float">
            <text:p>0.218618992744491</text:p>
          </table:table-cell>
          <table:table-cell/>
          <table:table-cell table:style-name="ce4"/>
          <table:table-cell table:style-name="ce4" table:formula="of:=[$Redistribution_central.J55]" office:value-type="float" office:value="0.222695291663935" calcext:value-type="float">
            <text:p>0.222695291663935</text:p>
          </table:table-cell>
          <table:table-cell table:style-name="ce4" table:formula="of:=[$Redistribution_central.K55]" office:value-type="float" office:value="0.246295467955473" calcext:value-type="float">
            <text:p>0.246295467955473</text:p>
          </table:table-cell>
          <table:table-cell table:style-name="ce4" table:formula="of:=[$Redistribution_central.L55]" office:value-type="float" office:value="0.231554976900043" calcext:value-type="float">
            <text:p>0.231554976900043</text:p>
          </table:table-cell>
          <table:table-cell table:style-name="ce4" table:formula="of:=[$Redistribution_central.M55]" office:value-type="float" office:value="0.231483366542759" calcext:value-type="float">
            <text:p>0.231483366542759</text:p>
          </table:table-cell>
          <table:table-cell table:number-columns-repeated="2"/>
          <table:table-cell table:style-name="ce4" table:formula="of:=[$redistribution_low.J55]" office:value-type="float" office:value="0.236376031165546" calcext:value-type="float">
            <text:p>0.236376031165546</text:p>
          </table:table-cell>
          <table:table-cell table:style-name="ce4" table:formula="of:=[$redistribution_low.K55]" office:value-type="float" office:value="0.263134254434189" calcext:value-type="float">
            <text:p>0.263134254434189</text:p>
          </table:table-cell>
          <table:table-cell table:style-name="ce4" table:formula="of:=[$redistribution_low.L55]" office:value-type="float" office:value="0.245752901687174" calcext:value-type="float">
            <text:p>0.245752901687174</text:p>
          </table:table-cell>
          <table:table-cell table:style-name="ce4" table:formula="of:=[$redistribution_low.M55]" office:value-type="float" office:value="0.247195798115061" calcext:value-type="float">
            <text:p>0.247195798115061</text:p>
          </table:table-cell>
          <table:table-cell table:number-columns-repeated="47"/>
        </table:table-row>
        <table:table-row table:style-name="ro1">
          <table:table-cell table:style-name="ce4" table:formula="of:=[.A59]+1" office:value-type="float" office:value="103" calcext:value-type="float">
            <text:p>103</text:p>
          </table:table-cell>
          <table:table-cell table:style-name="ce4" table:formula="of:=[$Redistribution_high.J56]" office:value-type="float" office:value="0.210173874257414" calcext:value-type="float">
            <text:p>0.210173874257414</text:p>
          </table:table-cell>
          <table:table-cell table:style-name="ce4" table:formula="of:=[$Redistribution_high.K56]" office:value-type="float" office:value="0.217952805894351" calcext:value-type="float">
            <text:p>0.217952805894351</text:p>
          </table:table-cell>
          <table:table-cell table:style-name="ce4" table:formula="of:=[$Redistribution_high.L56]" office:value-type="float" office:value="0.217937717328445" calcext:value-type="float">
            <text:p>0.217937717328445</text:p>
          </table:table-cell>
          <table:table-cell table:style-name="ce4" table:formula="of:=[$Redistribution_high.M56]" office:value-type="float" office:value="0.206130725685313" calcext:value-type="float">
            <text:p>0.206130725685313</text:p>
          </table:table-cell>
          <table:table-cell/>
          <table:table-cell table:style-name="ce4"/>
          <table:table-cell table:style-name="ce4" table:formula="of:=[$Redistribution_central.J56]" office:value-type="float" office:value="0.225547566836655" calcext:value-type="float">
            <text:p>0.225547566836655</text:p>
          </table:table-cell>
          <table:table-cell table:style-name="ce4" table:formula="of:=[$Redistribution_central.K56]" office:value-type="float" office:value="0.252478625708742" calcext:value-type="float">
            <text:p>0.252478625708742</text:p>
          </table:table-cell>
          <table:table-cell table:style-name="ce4" table:formula="of:=[$Redistribution_central.L56]" office:value-type="float" office:value="0.234984752488232" calcext:value-type="float">
            <text:p>0.234984752488232</text:p>
          </table:table-cell>
          <table:table-cell table:style-name="ce4" table:formula="of:=[$Redistribution_central.M56]" office:value-type="float" office:value="0.236420562482478" calcext:value-type="float">
            <text:p>0.236420562482478</text:p>
          </table:table-cell>
          <table:table-cell table:number-columns-repeated="2"/>
          <table:table-cell table:style-name="ce4" table:formula="of:=[$redistribution_low.J56]" office:value-type="float" office:value="0.225325703985245" calcext:value-type="float">
            <text:p>0.225325703985245</text:p>
          </table:table-cell>
          <table:table-cell table:style-name="ce4" table:formula="of:=[$redistribution_low.K56]" office:value-type="float" office:value="0.250111216167622" calcext:value-type="float">
            <text:p>0.250111216167622</text:p>
          </table:table-cell>
          <table:table-cell table:style-name="ce4" table:formula="of:=[$redistribution_low.L56]" office:value-type="float" office:value="0.234338022864862" calcext:value-type="float">
            <text:p>0.234338022864862</text:p>
          </table:table-cell>
          <table:table-cell table:style-name="ce4" table:formula="of:=[$redistribution_low.M56]" office:value-type="float" office:value="0.234865765758464" calcext:value-type="float">
            <text:p>0.234865765758464</text:p>
          </table:table-cell>
          <table:table-cell table:number-columns-repeated="47"/>
        </table:table-row>
        <table:table-row table:style-name="ro1">
          <table:table-cell table:style-name="ce4" table:formula="of:=[.A60]+1" office:value-type="float" office:value="104" calcext:value-type="float">
            <text:p>104</text:p>
          </table:table-cell>
          <table:table-cell table:style-name="ce4" table:formula="of:=[$Redistribution_high.J57]" office:value-type="float" office:value="0.215319370508979" calcext:value-type="float">
            <text:p>0.215319370508979</text:p>
          </table:table-cell>
          <table:table-cell table:style-name="ce4" table:formula="of:=[$Redistribution_high.K57]" office:value-type="float" office:value="0.219761591759478" calcext:value-type="float">
            <text:p>0.219761591759478</text:p>
          </table:table-cell>
          <table:table-cell table:style-name="ce4" table:formula="of:=[$Redistribution_high.L57]" office:value-type="float" office:value="0.223001067222297" calcext:value-type="float">
            <text:p>0.223001067222297</text:p>
          </table:table-cell>
          <table:table-cell table:style-name="ce4" table:formula="of:=[$Redistribution_high.M57]" office:value-type="float" office:value="0.208189321002865" calcext:value-type="float">
            <text:p>0.208189321002865</text:p>
          </table:table-cell>
          <table:table-cell/>
          <table:table-cell table:style-name="ce4"/>
          <table:table-cell table:style-name="ce4" table:formula="of:=[$Redistribution_central.J57]" office:value-type="float" office:value="0.216708681018303" calcext:value-type="float">
            <text:p>0.216708681018303</text:p>
          </table:table-cell>
          <table:table-cell table:style-name="ce4" table:formula="of:=[$Redistribution_central.K57]" office:value-type="float" office:value="0.23204776382924" calcext:value-type="float">
            <text:p>0.23204776382924</text:p>
          </table:table-cell>
          <table:table-cell table:style-name="ce4" table:formula="of:=[$Redistribution_central.L57]" office:value-type="float" office:value="0.224860810357158" calcext:value-type="float">
            <text:p>0.224860810357158</text:p>
          </table:table-cell>
          <table:table-cell table:style-name="ce4" table:formula="of:=[$Redistribution_central.M57]" office:value-type="float" office:value="0.21883009399596" calcext:value-type="float">
            <text:p>0.21883009399596</text:p>
          </table:table-cell>
          <table:table-cell table:number-columns-repeated="2"/>
          <table:table-cell table:style-name="ce4" table:formula="of:=[$redistribution_low.J57]" office:value-type="float" office:value="0.224554638233452" calcext:value-type="float">
            <text:p>0.224554638233452</text:p>
          </table:table-cell>
          <table:table-cell table:style-name="ce4" table:formula="of:=[$redistribution_low.K57]" office:value-type="float" office:value="0.247441861054883" calcext:value-type="float">
            <text:p>0.247441861054883</text:p>
          </table:table-cell>
          <table:table-cell table:style-name="ce4" table:formula="of:=[$redistribution_low.L57]" office:value-type="float" office:value="0.233465211734706" calcext:value-type="float">
            <text:p>0.233465211734706</text:p>
          </table:table-cell>
          <table:table-cell table:style-name="ce4" table:formula="of:=[$redistribution_low.M57]" office:value-type="float" office:value="0.232387736615151" calcext:value-type="float">
            <text:p>0.232387736615151</text:p>
          </table:table-cell>
          <table:table-cell table:number-columns-repeated="47"/>
        </table:table-row>
        <table:table-row table:style-name="ro1">
          <table:table-cell table:style-name="ce4" table:formula="of:=[.A61]+1" office:value-type="float" office:value="105" calcext:value-type="float">
            <text:p>105</text:p>
          </table:table-cell>
          <table:table-cell table:style-name="ce4" table:formula="of:=[$Redistribution_high.J58]" office:value-type="float" office:value="0.215924187955831" calcext:value-type="float">
            <text:p>0.215924187955831</text:p>
          </table:table-cell>
          <table:table-cell table:style-name="ce4" table:formula="of:=[$Redistribution_high.K58]" office:value-type="float" office:value="0.222600727157396" calcext:value-type="float">
            <text:p>0.222600727157396</text:p>
          </table:table-cell>
          <table:table-cell table:style-name="ce4" table:formula="of:=[$Redistribution_high.L58]" office:value-type="float" office:value="0.225714919049513" calcext:value-type="float">
            <text:p>0.225714919049513</text:p>
          </table:table-cell>
          <table:table-cell table:style-name="ce4" table:formula="of:=[$Redistribution_high.M58]" office:value-type="float" office:value="0.207948650427657" calcext:value-type="float">
            <text:p>0.207948650427657</text:p>
          </table:table-cell>
          <table:table-cell/>
          <table:table-cell table:style-name="ce4"/>
          <table:table-cell table:style-name="ce4" table:formula="of:=[$Redistribution_central.J58]" office:value-type="float" office:value="0.209578058894257" calcext:value-type="float">
            <text:p>0.209578058894257</text:p>
          </table:table-cell>
          <table:table-cell table:style-name="ce4" table:formula="of:=[$Redistribution_central.K58]" office:value-type="float" office:value="0.226300919411816" calcext:value-type="float">
            <text:p>0.226300919411816</text:p>
          </table:table-cell>
          <table:table-cell table:style-name="ce4" table:formula="of:=[$Redistribution_central.L58]" office:value-type="float" office:value="0.219439164668734" calcext:value-type="float">
            <text:p>0.219439164668734</text:p>
          </table:table-cell>
          <table:table-cell table:style-name="ce4" table:formula="of:=[$Redistribution_central.M58]" office:value-type="float" office:value="0.210410360598652" calcext:value-type="float">
            <text:p>0.210410360598652</text:p>
          </table:table-cell>
          <table:table-cell table:number-columns-repeated="2"/>
          <table:table-cell table:style-name="ce4" table:formula="of:=[$redistribution_low.J58]" office:value-type="float" office:value="0.21691106482628" calcext:value-type="float">
            <text:p>0.21691106482628</text:p>
          </table:table-cell>
          <table:table-cell table:style-name="ce4" table:formula="of:=[$redistribution_low.K58]" office:value-type="float" office:value="0.238690838011692" calcext:value-type="float">
            <text:p>0.238690838011692</text:p>
          </table:table-cell>
          <table:table-cell table:style-name="ce4" table:formula="of:=[$redistribution_low.L58]" office:value-type="float" office:value="0.22647188553253" calcext:value-type="float">
            <text:p>0.22647188553253</text:p>
          </table:table-cell>
          <table:table-cell table:style-name="ce4" table:formula="of:=[$redistribution_low.M58]" office:value-type="float" office:value="0.222750195200527" calcext:value-type="float">
            <text:p>0.222750195200527</text:p>
          </table:table-cell>
          <table:table-cell table:number-columns-repeated="47"/>
        </table:table-row>
        <table:table-row table:style-name="ro1">
          <table:table-cell table:style-name="ce4" table:formula="of:=[.A62]+1" office:value-type="float" office:value="106" calcext:value-type="float">
            <text:p>106</text:p>
          </table:table-cell>
          <table:table-cell table:style-name="ce4" table:formula="of:=[$Redistribution_high.J59]" office:value-type="float" office:value="0.216104630474291" calcext:value-type="float">
            <text:p>0.216104630474291</text:p>
          </table:table-cell>
          <table:table-cell table:style-name="ce4" table:formula="of:=[$Redistribution_high.K59]" office:value-type="float" office:value="0.222898219356006" calcext:value-type="float">
            <text:p>0.222898219356006</text:p>
          </table:table-cell>
          <table:table-cell table:style-name="ce4" table:formula="of:=[$Redistribution_high.L59]" office:value-type="float" office:value="0.223801200111958" calcext:value-type="float">
            <text:p>0.223801200111958</text:p>
          </table:table-cell>
          <table:table-cell table:style-name="ce4" table:formula="of:=[$Redistribution_high.M59]" office:value-type="float" office:value="0.211146803177154" calcext:value-type="float">
            <text:p>0.211146803177154</text:p>
          </table:table-cell>
          <table:table-cell/>
          <table:table-cell table:style-name="ce4"/>
          <table:table-cell table:style-name="ce4" table:formula="of:=[$Redistribution_central.J59]" office:value-type="float" office:value="0.215954313276707" calcext:value-type="float">
            <text:p>0.215954313276707</text:p>
          </table:table-cell>
          <table:table-cell table:style-name="ce4" table:formula="of:=[$Redistribution_central.K59]" office:value-type="float" office:value="0.23309390046529" calcext:value-type="float">
            <text:p>0.23309390046529</text:p>
          </table:table-cell>
          <table:table-cell table:style-name="ce4" table:formula="of:=[$Redistribution_central.L59]" office:value-type="float" office:value="0.223734569919861" calcext:value-type="float">
            <text:p>0.223734569919861</text:p>
          </table:table-cell>
          <table:table-cell table:style-name="ce4" table:formula="of:=[$Redistribution_central.M59]" office:value-type="float" office:value="0.220389501153798" calcext:value-type="float">
            <text:p>0.220389501153798</text:p>
          </table:table-cell>
          <table:table-cell table:number-columns-repeated="2"/>
          <table:table-cell table:style-name="ce4" table:formula="of:=[$redistribution_low.J59]" office:value-type="float" office:value="0.223674916248541" calcext:value-type="float">
            <text:p>0.223674916248541</text:p>
          </table:table-cell>
          <table:table-cell table:style-name="ce4" table:formula="of:=[$redistribution_low.K59]" office:value-type="float" office:value="0.244127227420422" calcext:value-type="float">
            <text:p>0.244127227420422</text:p>
          </table:table-cell>
          <table:table-cell table:style-name="ce4" table:formula="of:=[$redistribution_low.L59]" office:value-type="float" office:value="0.231756511448707" calcext:value-type="float">
            <text:p>0.231756511448707</text:p>
          </table:table-cell>
          <table:table-cell table:style-name="ce4" table:formula="of:=[$redistribution_low.M59]" office:value-type="float" office:value="0.230388630832382" calcext:value-type="float">
            <text:p>0.230388630832382</text:p>
          </table:table-cell>
          <table:table-cell table:number-columns-repeated="47"/>
        </table:table-row>
        <table:table-row table:style-name="ro1">
          <table:table-cell table:style-name="ce4" table:formula="of:=[.A63]+1" office:value-type="float" office:value="107" calcext:value-type="float">
            <text:p>107</text:p>
          </table:table-cell>
          <table:table-cell table:style-name="ce4" table:formula="of:=[$Redistribution_high.J60]" office:value-type="float" office:value="0.222698341288229" calcext:value-type="float">
            <text:p>0.222698341288229</text:p>
          </table:table-cell>
          <table:table-cell table:style-name="ce4" table:formula="of:=[$Redistribution_high.K60]" office:value-type="float" office:value="0.233646300087079" calcext:value-type="float">
            <text:p>0.233646300087079</text:p>
          </table:table-cell>
          <table:table-cell table:style-name="ce4" table:formula="of:=[$Redistribution_high.L60]" office:value-type="float" office:value="0.230702908908196" calcext:value-type="float">
            <text:p>0.230702908908196</text:p>
          </table:table-cell>
          <table:table-cell table:style-name="ce4" table:formula="of:=[$Redistribution_high.M60]" office:value-type="float" office:value="0.22132880214354" calcext:value-type="float">
            <text:p>0.22132880214354</text:p>
          </table:table-cell>
          <table:table-cell/>
          <table:table-cell table:style-name="ce4"/>
          <table:table-cell table:style-name="ce4" table:formula="of:=[$Redistribution_central.J60]" office:value-type="float" office:value="0.21817357793703" calcext:value-type="float">
            <text:p>0.21817357793703</text:p>
          </table:table-cell>
          <table:table-cell table:style-name="ce4" table:formula="of:=[$Redistribution_central.K60]" office:value-type="float" office:value="0.236074073926712" calcext:value-type="float">
            <text:p>0.236074073926712</text:p>
          </table:table-cell>
          <table:table-cell table:style-name="ce4" table:formula="of:=[$Redistribution_central.L60]" office:value-type="float" office:value="0.225982430939116" calcext:value-type="float">
            <text:p>0.225982430939116</text:p>
          </table:table-cell>
          <table:table-cell table:style-name="ce4" table:formula="of:=[$Redistribution_central.M60]" office:value-type="float" office:value="0.223203593247392" calcext:value-type="float">
            <text:p>0.223203593247392</text:p>
          </table:table-cell>
          <table:table-cell table:number-columns-repeated="2"/>
          <table:table-cell table:style-name="ce4" table:formula="of:=[$redistribution_low.J60]" office:value-type="float" office:value="0.230847615949841" calcext:value-type="float">
            <text:p>0.230847615949841</text:p>
          </table:table-cell>
          <table:table-cell table:style-name="ce4" table:formula="of:=[$redistribution_low.K60]" office:value-type="float" office:value="0.251770990494607" calcext:value-type="float">
            <text:p>0.251770990494607</text:p>
          </table:table-cell>
          <table:table-cell table:style-name="ce4" table:formula="of:=[$redistribution_low.L60]" office:value-type="float" office:value="0.239283084190356" calcext:value-type="float">
            <text:p>0.239283084190356</text:p>
          </table:table-cell>
          <table:table-cell table:style-name="ce4" table:formula="of:=[$redistribution_low.M60]" office:value-type="float" office:value="0.237520828465864" calcext:value-type="float">
            <text:p>0.237520828465864</text:p>
          </table:table-cell>
          <table:table-cell table:number-columns-repeated="47"/>
        </table:table-row>
        <table:table-row table:style-name="ro1">
          <table:table-cell table:style-name="ce4" table:formula="of:=[.A64]+1" office:value-type="float" office:value="108" calcext:value-type="float">
            <text:p>108</text:p>
          </table:table-cell>
          <table:table-cell table:style-name="ce4" table:formula="of:=[$Redistribution_high.J61]" office:value-type="float" office:value="0.218194019016799" calcext:value-type="float">
            <text:p>0.218194019016799</text:p>
          </table:table-cell>
          <table:table-cell table:style-name="ce4" table:formula="of:=[$Redistribution_high.K61]" office:value-type="float" office:value="0.224640577763331" calcext:value-type="float">
            <text:p>0.224640577763331</text:p>
          </table:table-cell>
          <table:table-cell table:style-name="ce4" table:formula="of:=[$Redistribution_high.L61]" office:value-type="float" office:value="0.225607179400042" calcext:value-type="float">
            <text:p>0.225607179400042</text:p>
          </table:table-cell>
          <table:table-cell table:style-name="ce4" table:formula="of:=[$Redistribution_high.M61]" office:value-type="float" office:value="0.213363847659363" calcext:value-type="float">
            <text:p>0.213363847659363</text:p>
          </table:table-cell>
          <table:table-cell/>
          <table:table-cell table:style-name="ce4"/>
          <table:table-cell table:style-name="ce4" table:formula="of:=[$Redistribution_central.J61]" office:value-type="float" office:value="0.230747247436813" calcext:value-type="float">
            <text:p>0.230747247436813</text:p>
          </table:table-cell>
          <table:table-cell table:style-name="ce4" table:formula="of:=[$Redistribution_central.K61]" office:value-type="float" office:value="0.253504050701608" calcext:value-type="float">
            <text:p>0.253504050701608</text:p>
          </table:table-cell>
          <table:table-cell table:style-name="ce4" table:formula="of:=[$Redistribution_central.L61]" office:value-type="float" office:value="0.238594987937369" calcext:value-type="float">
            <text:p>0.238594987937369</text:p>
          </table:table-cell>
          <table:table-cell table:style-name="ce4" table:formula="of:=[$Redistribution_central.M61]" office:value-type="float" office:value="0.240287086089014" calcext:value-type="float">
            <text:p>0.240287086089014</text:p>
          </table:table-cell>
          <table:table-cell table:number-columns-repeated="2"/>
          <table:table-cell table:style-name="ce4" table:formula="of:=[$redistribution_low.J61]" office:value-type="float" office:value="0.231018540650276" calcext:value-type="float">
            <text:p>0.231018540650276</text:p>
          </table:table-cell>
          <table:table-cell table:style-name="ce4" table:formula="of:=[$redistribution_low.K61]" office:value-type="float" office:value="0.247245170848443" calcext:value-type="float">
            <text:p>0.247245170848443</text:p>
          </table:table-cell>
          <table:table-cell table:style-name="ce4" table:formula="of:=[$redistribution_low.L61]" office:value-type="float" office:value="0.239080914373765" calcext:value-type="float">
            <text:p>0.239080914373765</text:p>
          </table:table-cell>
          <table:table-cell table:style-name="ce4" table:formula="of:=[$redistribution_low.M61]" office:value-type="float" office:value="0.233639721076161" calcext:value-type="float">
            <text:p>0.233639721076161</text:p>
          </table:table-cell>
          <table:table-cell table:number-columns-repeated="47"/>
        </table:table-row>
        <table:table-row table:style-name="ro1">
          <table:table-cell table:style-name="ce4" table:formula="of:=[.A65]+1" office:value-type="float" office:value="109" calcext:value-type="float">
            <text:p>109</text:p>
          </table:table-cell>
          <table:table-cell table:style-name="ce4" table:formula="of:=[$Redistribution_high.J62]" office:value-type="float" office:value="0.21892792657057" calcext:value-type="float">
            <text:p>0.21892792657057</text:p>
          </table:table-cell>
          <table:table-cell table:style-name="ce4" table:formula="of:=[$Redistribution_high.K62]" office:value-type="float" office:value="0.243353710654093" calcext:value-type="float">
            <text:p>0.243353710654093</text:p>
          </table:table-cell>
          <table:table-cell table:style-name="ce4" table:formula="of:=[$Redistribution_high.L62]" office:value-type="float" office:value="0.227676937864069" calcext:value-type="float">
            <text:p>0.227676937864069</text:p>
          </table:table-cell>
          <table:table-cell table:style-name="ce4" table:formula="of:=[$Redistribution_high.M62]" office:value-type="float" office:value="0.22923490094081" calcext:value-type="float">
            <text:p>0.22923490094081</text:p>
          </table:table-cell>
          <table:table-cell/>
          <table:table-cell table:style-name="ce4"/>
          <table:table-cell table:style-name="ce4" table:formula="of:=[$Redistribution_central.J62]" office:value-type="float" office:value="0.230731318602519" calcext:value-type="float">
            <text:p>0.230731318602519</text:p>
          </table:table-cell>
          <table:table-cell table:style-name="ce4" table:formula="of:=[$Redistribution_central.K62]" office:value-type="float" office:value="0.25457364126761" calcext:value-type="float">
            <text:p>0.25457364126761</text:p>
          </table:table-cell>
          <table:table-cell table:style-name="ce4" table:formula="of:=[$Redistribution_central.L62]" office:value-type="float" office:value="0.240719495964942" calcext:value-type="float">
            <text:p>0.240719495964942</text:p>
          </table:table-cell>
          <table:table-cell table:style-name="ce4" table:formula="of:=[$Redistribution_central.M62]" office:value-type="float" office:value="0.237897200832073" calcext:value-type="float">
            <text:p>0.237897200832073</text:p>
          </table:table-cell>
          <table:table-cell table:number-columns-repeated="2"/>
          <table:table-cell table:style-name="ce4" table:formula="of:=[$redistribution_low.J62]" office:value-type="float" office:value="0.234891026841133" calcext:value-type="float">
            <text:p>0.234891026841133</text:p>
          </table:table-cell>
          <table:table-cell table:style-name="ce4" table:formula="of:=[$redistribution_low.K62]" office:value-type="float" office:value="0.261275223439949" calcext:value-type="float">
            <text:p>0.261275223439949</text:p>
          </table:table-cell>
          <table:table-cell table:style-name="ce4" table:formula="of:=[$redistribution_low.L62]" office:value-type="float" office:value="0.24492908194449" calcext:value-type="float">
            <text:p>0.24492908194449</text:p>
          </table:table-cell>
          <table:table-cell table:style-name="ce4" table:formula="of:=[$redistribution_low.M62]" office:value-type="float" office:value="0.244192242978181" calcext:value-type="float">
            <text:p>0.244192242978181</text:p>
          </table:table-cell>
          <table:table-cell table:number-columns-repeated="47"/>
        </table:table-row>
        <table:table-row table:style-name="ro1">
          <table:table-cell table:style-name="ce4" table:formula="of:=[.A66]+1" office:value-type="float" office:value="110" calcext:value-type="float">
            <text:p>110</text:p>
          </table:table-cell>
          <table:table-cell table:style-name="ce4" table:formula="of:=[$Redistribution_high.J63]" office:value-type="float" office:value="0.21319459994996" calcext:value-type="float">
            <text:p>0.21319459994996</text:p>
          </table:table-cell>
          <table:table-cell table:style-name="ce4" table:formula="of:=[$Redistribution_high.K63]" office:value-type="float" office:value="0.228664229762178" calcext:value-type="float">
            <text:p>0.228664229762178</text:p>
          </table:table-cell>
          <table:table-cell table:style-name="ce4" table:formula="of:=[$Redistribution_high.L63]" office:value-type="float" office:value="0.220323878641983" calcext:value-type="float">
            <text:p>0.220323878641983</text:p>
          </table:table-cell>
          <table:table-cell table:style-name="ce4" table:formula="of:=[$Redistribution_high.M63]" office:value-type="float" office:value="0.217457496447032" calcext:value-type="float">
            <text:p>0.217457496447032</text:p>
          </table:table-cell>
          <table:table-cell/>
          <table:table-cell table:style-name="ce4"/>
          <table:table-cell table:style-name="ce4" table:formula="of:=[$Redistribution_central.J63]" office:value-type="float" office:value="0.232972178197374" calcext:value-type="float">
            <text:p>0.232972178197374</text:p>
          </table:table-cell>
          <table:table-cell table:style-name="ce4" table:formula="of:=[$Redistribution_central.K63]" office:value-type="float" office:value="0.252151307465903" calcext:value-type="float">
            <text:p>0.252151307465903</text:p>
          </table:table-cell>
          <table:table-cell table:style-name="ce4" table:formula="of:=[$Redistribution_central.L63]" office:value-type="float" office:value="0.240658837969576" calcext:value-type="float">
            <text:p>0.240658837969576</text:p>
          </table:table-cell>
          <table:table-cell table:style-name="ce4" table:formula="of:=[$Redistribution_central.M63]" office:value-type="float" office:value="0.239217013537377" calcext:value-type="float">
            <text:p>0.239217013537377</text:p>
          </table:table-cell>
          <table:table-cell table:number-columns-repeated="2"/>
          <table:table-cell table:style-name="ce4" table:formula="of:=[$redistribution_low.J63]" office:value-type="float" office:value="0.23873546714933" calcext:value-type="float">
            <text:p>0.23873546714933</text:p>
          </table:table-cell>
          <table:table-cell table:style-name="ce4" table:formula="of:=[$redistribution_low.K63]" office:value-type="float" office:value="0.253300317544285" calcext:value-type="float">
            <text:p>0.253300317544285</text:p>
          </table:table-cell>
          <table:table-cell table:style-name="ce4" table:formula="of:=[$redistribution_low.L63]" office:value-type="float" office:value="0.246559696700063" calcext:value-type="float">
            <text:p>0.246559696700063</text:p>
          </table:table-cell>
          <table:table-cell table:style-name="ce4" table:formula="of:=[$redistribution_low.M63]" office:value-type="float" office:value="0.24034282243012" calcext:value-type="float">
            <text:p>0.24034282243012</text:p>
          </table:table-cell>
          <table:table-cell table:number-columns-repeated="47"/>
        </table:table-row>
        <table:table-row table:style-name="ro1">
          <table:table-cell table:style-name="ce4" table:formula="of:=[.A67]+1" office:value-type="float" office:value="111" calcext:value-type="float">
            <text:p>111</text:p>
          </table:table-cell>
          <table:table-cell table:style-name="ce4" table:formula="of:=[$Redistribution_high.J64]" office:value-type="float" office:value="0.217143529428648" calcext:value-type="float">
            <text:p>0.217143529428648</text:p>
          </table:table-cell>
          <table:table-cell table:style-name="ce4" table:formula="of:=[$Redistribution_high.K64]" office:value-type="float" office:value="0.237101357804458" calcext:value-type="float">
            <text:p>0.237101357804458</text:p>
          </table:table-cell>
          <table:table-cell table:style-name="ce4" table:formula="of:=[$Redistribution_high.L64]" office:value-type="float" office:value="0.223763109531653" calcext:value-type="float">
            <text:p>0.223763109531653</text:p>
          </table:table-cell>
          <table:table-cell table:style-name="ce4" table:formula="of:=[$Redistribution_high.M64]" office:value-type="float" office:value="0.226511834359998" calcext:value-type="float">
            <text:p>0.226511834359998</text:p>
          </table:table-cell>
          <table:table-cell/>
          <table:table-cell table:style-name="ce4"/>
          <table:table-cell table:style-name="ce4" table:formula="of:=[$Redistribution_central.J64]" office:value-type="float" office:value="0.233490140036423" calcext:value-type="float">
            <text:p>0.233490140036423</text:p>
          </table:table-cell>
          <table:table-cell table:style-name="ce4" table:formula="of:=[$Redistribution_central.K64]" office:value-type="float" office:value="0.255926829567059" calcext:value-type="float">
            <text:p>0.255926829567059</text:p>
          </table:table-cell>
          <table:table-cell table:style-name="ce4" table:formula="of:=[$Redistribution_central.L64]" office:value-type="float" office:value="0.240868198352165" calcext:value-type="float">
            <text:p>0.240868198352165</text:p>
          </table:table-cell>
          <table:table-cell table:style-name="ce4" table:formula="of:=[$Redistribution_central.M64]" office:value-type="float" office:value="0.243452273545717" calcext:value-type="float">
            <text:p>0.243452273545717</text:p>
          </table:table-cell>
          <table:table-cell table:number-columns-repeated="2"/>
          <table:table-cell table:style-name="ce4" table:formula="of:=[$redistribution_low.J64]" office:value-type="float" office:value="0.244370623535343" calcext:value-type="float">
            <text:p>0.244370623535343</text:p>
          </table:table-cell>
          <table:table-cell table:style-name="ce4" table:formula="of:=[$redistribution_low.K64]" office:value-type="float" office:value="0.276188809031222" calcext:value-type="float">
            <text:p>0.276188809031222</text:p>
          </table:table-cell>
          <table:table-cell table:style-name="ce4" table:formula="of:=[$redistribution_low.L64]" office:value-type="float" office:value="0.251850647532907" calcext:value-type="float">
            <text:p>0.251850647532907</text:p>
          </table:table-cell>
          <table:table-cell table:style-name="ce4" table:formula="of:=[$redistribution_low.M64]" office:value-type="float" office:value="0.263094823408477" calcext:value-type="float">
            <text:p>0.263094823408477</text:p>
          </table:table-cell>
          <table:table-cell table:number-columns-repeated="47"/>
        </table:table-row>
        <table:table-row table:style-name="ro1">
          <table:table-cell table:style-name="ce4" table:formula="of:=[.A68]+1" office:value-type="float" office:value="112" calcext:value-type="float">
            <text:p>112</text:p>
          </table:table-cell>
          <table:table-cell table:style-name="ce4" table:formula="of:=[$Redistribution_high.J65]" office:value-type="float" office:value="0.215447594547131" calcext:value-type="float">
            <text:p>0.215447594547131</text:p>
          </table:table-cell>
          <table:table-cell table:style-name="ce4" table:formula="of:=[$Redistribution_high.K65]" office:value-type="float" office:value="0.227342973593283" calcext:value-type="float">
            <text:p>0.227342973593283</text:p>
          </table:table-cell>
          <table:table-cell table:style-name="ce4" table:formula="of:=[$Redistribution_high.L65]" office:value-type="float" office:value="0.222128458403144" calcext:value-type="float">
            <text:p>0.222128458403144</text:p>
          </table:table-cell>
          <table:table-cell table:style-name="ce4" table:formula="of:=[$Redistribution_high.M65]" office:value-type="float" office:value="0.216924059429634" calcext:value-type="float">
            <text:p>0.216924059429634</text:p>
          </table:table-cell>
          <table:table-cell/>
          <table:table-cell table:style-name="ce4"/>
          <table:table-cell table:style-name="ce4" table:formula="of:=[$Redistribution_central.J65]" office:value-type="float" office:value="0.241178506887261" calcext:value-type="float">
            <text:p>0.241178506887261</text:p>
          </table:table-cell>
          <table:table-cell table:style-name="ce4" table:formula="of:=[$Redistribution_central.K65]" office:value-type="float" office:value="0.262923376573238" calcext:value-type="float">
            <text:p>0.262923376573238</text:p>
          </table:table-cell>
          <table:table-cell table:style-name="ce4" table:formula="of:=[$Redistribution_central.L65]" office:value-type="float" office:value="0.248574452614851" calcext:value-type="float">
            <text:p>0.248574452614851</text:p>
          </table:table-cell>
          <table:table-cell table:style-name="ce4" table:formula="of:=[$Redistribution_central.M65]" office:value-type="float" office:value="0.250505825072796" calcext:value-type="float">
            <text:p>0.250505825072796</text:p>
          </table:table-cell>
          <table:table-cell table:number-columns-repeated="2"/>
          <table:table-cell table:style-name="ce4" table:formula="of:=[$redistribution_low.J65]" office:value-type="float" office:value="0.234548535347236" calcext:value-type="float">
            <text:p>0.234548535347236</text:p>
          </table:table-cell>
          <table:table-cell table:style-name="ce4" table:formula="of:=[$redistribution_low.K65]" office:value-type="float" office:value="0.256277369326161" calcext:value-type="float">
            <text:p>0.256277369326161</text:p>
          </table:table-cell>
          <table:table-cell table:style-name="ce4" table:formula="of:=[$redistribution_low.L65]" office:value-type="float" office:value="0.241467286859686" calcext:value-type="float">
            <text:p>0.241467286859686</text:p>
          </table:table-cell>
          <table:table-cell table:style-name="ce4" table:formula="of:=[$redistribution_low.M65]" office:value-type="float" office:value="0.244369280637625" calcext:value-type="float">
            <text:p>0.244369280637625</text:p>
          </table:table-cell>
          <table:table-cell table:number-columns-repeated="47"/>
        </table:table-row>
        <table:table-row table:style-name="ro1">
          <table:table-cell table:style-name="ce4" table:formula="of:=[.A69]+1" office:value-type="float" office:value="113" calcext:value-type="float">
            <text:p>113</text:p>
          </table:table-cell>
          <table:table-cell table:style-name="ce4" table:formula="of:=[$Redistribution_high.J66]" office:value-type="float" office:value="0.217264333971824" calcext:value-type="float">
            <text:p>0.217264333971824</text:p>
          </table:table-cell>
          <table:table-cell table:style-name="ce4" table:formula="of:=[$Redistribution_high.K66]" office:value-type="float" office:value="0.239521040224877" calcext:value-type="float">
            <text:p>0.239521040224877</text:p>
          </table:table-cell>
          <table:table-cell table:style-name="ce4" table:formula="of:=[$Redistribution_high.L66]" office:value-type="float" office:value="0.224974638102153" calcext:value-type="float">
            <text:p>0.224974638102153</text:p>
          </table:table-cell>
          <table:table-cell table:style-name="ce4" table:formula="of:=[$Redistribution_high.M66]" office:value-type="float" office:value="0.227121209803972" calcext:value-type="float">
            <text:p>0.227121209803972</text:p>
          </table:table-cell>
          <table:table-cell/>
          <table:table-cell table:style-name="ce4"/>
          <table:table-cell table:style-name="ce4" table:formula="of:=[$Redistribution_central.J66]" office:value-type="float" office:value="0.234817503237661" calcext:value-type="float">
            <text:p>0.234817503237661</text:p>
          </table:table-cell>
          <table:table-cell table:style-name="ce4" table:formula="of:=[$Redistribution_central.K66]" office:value-type="float" office:value="0.264742971793921" calcext:value-type="float">
            <text:p>0.264742971793921</text:p>
          </table:table-cell>
          <table:table-cell table:style-name="ce4" table:formula="of:=[$Redistribution_central.L66]" office:value-type="float" office:value="0.243719733016864" calcext:value-type="float">
            <text:p>0.243719733016864</text:p>
          </table:table-cell>
          <table:table-cell table:style-name="ce4" table:formula="of:=[$Redistribution_central.M66]" office:value-type="float" office:value="0.249533298044809" calcext:value-type="float">
            <text:p>0.249533298044809</text:p>
          </table:table-cell>
          <table:table-cell table:number-columns-repeated="2"/>
          <table:table-cell table:style-name="ce4" table:formula="of:=[$redistribution_low.J66]" office:value-type="float" office:value="0.242419215906767" calcext:value-type="float">
            <text:p>0.242419215906767</text:p>
          </table:table-cell>
          <table:table-cell table:style-name="ce4" table:formula="of:=[$redistribution_low.K66]" office:value-type="float" office:value="0.277256115405425" calcext:value-type="float">
            <text:p>0.277256115405425</text:p>
          </table:table-cell>
          <table:table-cell table:style-name="ce4" table:formula="of:=[$redistribution_low.L66]" office:value-type="float" office:value="0.250480315956468" calcext:value-type="float">
            <text:p>0.250480315956468</text:p>
          </table:table-cell>
          <table:table-cell table:style-name="ce4" table:formula="of:=[$redistribution_low.M66]" office:value-type="float" office:value="0.262986572400972" calcext:value-type="float">
            <text:p>0.262986572400972</text:p>
          </table:table-cell>
          <table:table-cell table:number-columns-repeated="47"/>
        </table:table-row>
        <table:table-row table:style-name="ro1">
          <table:table-cell table:style-name="ce4" table:formula="of:=[.A70]+1" office:value-type="float" office:value="114" calcext:value-type="float">
            <text:p>114</text:p>
          </table:table-cell>
          <table:table-cell table:style-name="ce4" table:formula="of:=[$Redistribution_high.J67]" office:value-type="float" office:value="0.220577900764765" calcext:value-type="float">
            <text:p>0.220577900764765</text:p>
          </table:table-cell>
          <table:table-cell table:style-name="ce4" table:formula="of:=[$Redistribution_high.K67]" office:value-type="float" office:value="0.243746443535222" calcext:value-type="float">
            <text:p>0.243746443535222</text:p>
          </table:table-cell>
          <table:table-cell table:style-name="ce4" table:formula="of:=[$Redistribution_high.L67]" office:value-type="float" office:value="0.226284803404103" calcext:value-type="float">
            <text:p>0.226284803404103</text:p>
          </table:table-cell>
          <table:table-cell table:style-name="ce4" table:formula="of:=[$Redistribution_high.M67]" office:value-type="float" office:value="0.23438024312248" calcext:value-type="float">
            <text:p>0.23438024312248</text:p>
          </table:table-cell>
          <table:table-cell/>
          <table:table-cell table:style-name="ce4"/>
          <table:table-cell table:style-name="ce4" table:formula="of:=[$Redistribution_central.J67]" office:value-type="float" office:value="0.231753036697173" calcext:value-type="float">
            <text:p>0.231753036697173</text:p>
          </table:table-cell>
          <table:table-cell table:style-name="ce4" table:formula="of:=[$Redistribution_central.K67]" office:value-type="float" office:value="0.251047908479754" calcext:value-type="float">
            <text:p>0.251047908479754</text:p>
          </table:table-cell>
          <table:table-cell table:style-name="ce4" table:formula="of:=[$Redistribution_central.L67]" office:value-type="float" office:value="0.238509116653879" calcext:value-type="float">
            <text:p>0.238509116653879</text:p>
          </table:table-cell>
          <table:table-cell table:style-name="ce4" table:formula="of:=[$Redistribution_central.M67]" office:value-type="float" office:value="0.239719968927445" calcext:value-type="float">
            <text:p>0.239719968927445</text:p>
          </table:table-cell>
          <table:table-cell table:number-columns-repeated="2"/>
          <table:table-cell table:style-name="ce4" table:formula="of:=[$redistribution_low.J67]" office:value-type="float" office:value="0.23618625725667" calcext:value-type="float">
            <text:p>0.23618625725667</text:p>
          </table:table-cell>
          <table:table-cell table:style-name="ce4" table:formula="of:=[$redistribution_low.K67]" office:value-type="float" office:value="0.265424912192154" calcext:value-type="float">
            <text:p>0.265424912192154</text:p>
          </table:table-cell>
          <table:table-cell table:style-name="ce4" table:formula="of:=[$redistribution_low.L67]" office:value-type="float" office:value="0.241727419114954" calcext:value-type="float">
            <text:p>0.241727419114954</text:p>
          </table:table-cell>
          <table:table-cell table:style-name="ce4" table:formula="of:=[$redistribution_low.M67]" office:value-type="float" office:value="0.255745400926454" calcext:value-type="float">
            <text:p>0.255745400926454</text:p>
          </table:table-cell>
          <table:table-cell table:number-columns-repeated="47"/>
        </table:table-row>
        <table:table-row table:style-name="ro1">
          <table:table-cell table:style-name="ce4" table:formula="of:=[.A71]+1" office:value-type="float" office:value="115" calcext:value-type="float">
            <text:p>115</text:p>
          </table:table-cell>
          <table:table-cell table:style-name="ce4" table:formula="of:=[$Redistribution_high.J68]" office:value-type="float" office:value="0.225805320997493" calcext:value-type="float">
            <text:p>0.225805320997493</text:p>
          </table:table-cell>
          <table:table-cell table:style-name="ce4" table:formula="of:=[$Redistribution_high.K68]" office:value-type="float" office:value="0.256707678122657" calcext:value-type="float">
            <text:p>0.256707678122657</text:p>
          </table:table-cell>
          <table:table-cell table:style-name="ce4" table:formula="of:=[$Redistribution_high.L68]" office:value-type="float" office:value="0.230609104360962" calcext:value-type="float">
            <text:p>0.230609104360962</text:p>
          </table:table-cell>
          <table:table-cell table:style-name="ce4" table:formula="of:=[$Redistribution_high.M68]" office:value-type="float" office:value="0.248640639042433" calcext:value-type="float">
            <text:p>0.248640639042433</text:p>
          </table:table-cell>
          <table:table-cell/>
          <table:table-cell table:style-name="ce4"/>
          <table:table-cell table:style-name="ce4" table:formula="of:=[$Redistribution_central.J68]" office:value-type="float" office:value="0.228712564449414" calcext:value-type="float">
            <text:p>0.228712564449414</text:p>
          </table:table-cell>
          <table:table-cell table:style-name="ce4" table:formula="of:=[$Redistribution_central.K68]" office:value-type="float" office:value="0.24102375623711" calcext:value-type="float">
            <text:p>0.24102375623711</text:p>
          </table:table-cell>
          <table:table-cell table:style-name="ce4" table:formula="of:=[$Redistribution_central.L68]" office:value-type="float" office:value="0.234551885105638" calcext:value-type="float">
            <text:p>0.234551885105638</text:p>
          </table:table-cell>
          <table:table-cell table:style-name="ce4" table:formula="of:=[$Redistribution_central.M68]" office:value-type="float" office:value="0.231486561561189" calcext:value-type="float">
            <text:p>0.231486561561189</text:p>
          </table:table-cell>
          <table:table-cell table:number-columns-repeated="2"/>
          <table:table-cell table:style-name="ce4" table:formula="of:=[$redistribution_low.J68]" office:value-type="float" office:value="0.23760523368393" calcext:value-type="float">
            <text:p>0.23760523368393</text:p>
          </table:table-cell>
          <table:table-cell table:style-name="ce4" table:formula="of:=[$redistribution_low.K68]" office:value-type="float" office:value="0.261375725881205" calcext:value-type="float">
            <text:p>0.261375725881205</text:p>
          </table:table-cell>
          <table:table-cell table:style-name="ce4" table:formula="of:=[$redistribution_low.L68]" office:value-type="float" office:value="0.242999380686439" calcext:value-type="float">
            <text:p>0.242999380686439</text:p>
          </table:table-cell>
          <table:table-cell table:style-name="ce4" table:formula="of:=[$redistribution_low.M68]" office:value-type="float" office:value="0.252126398196478" calcext:value-type="float">
            <text:p>0.252126398196478</text:p>
          </table:table-cell>
          <table:table-cell table:number-columns-repeated="47"/>
        </table:table-row>
        <table:table-row table:style-name="ro1">
          <table:table-cell table:style-name="ce4" table:formula="of:=[.A72]+1" office:value-type="float" office:value="116" calcext:value-type="float">
            <text:p>116</text:p>
          </table:table-cell>
          <table:table-cell table:style-name="ce4" table:formula="of:=[$Redistribution_high.J69]" office:value-type="float" office:value="0.226977464223503" calcext:value-type="float">
            <text:p>0.226977464223503</text:p>
          </table:table-cell>
          <table:table-cell table:style-name="ce4" table:formula="of:=[$Redistribution_high.K69]" office:value-type="float" office:value="0.259895556190299" calcext:value-type="float">
            <text:p>0.259895556190299</text:p>
          </table:table-cell>
          <table:table-cell table:style-name="ce4" table:formula="of:=[$Redistribution_high.L69]" office:value-type="float" office:value="0.231452427225698" calcext:value-type="float">
            <text:p>0.231452427225698</text:p>
          </table:table-cell>
          <table:table-cell table:style-name="ce4" table:formula="of:=[$Redistribution_high.M69]" office:value-type="float" office:value="0.252252900992135" calcext:value-type="float">
            <text:p>0.252252900992135</text:p>
          </table:table-cell>
          <table:table-cell/>
          <table:table-cell table:style-name="ce4"/>
          <table:table-cell table:style-name="ce4" table:formula="of:=[$Redistribution_central.J69]" office:value-type="float" office:value="0.230932008593405" calcext:value-type="float">
            <text:p>0.230932008593405</text:p>
          </table:table-cell>
          <table:table-cell table:style-name="ce4" table:formula="of:=[$Redistribution_central.K69]" office:value-type="float" office:value="0.248698835700264" calcext:value-type="float">
            <text:p>0.248698835700264</text:p>
          </table:table-cell>
          <table:table-cell table:style-name="ce4" table:formula="of:=[$Redistribution_central.L69]" office:value-type="float" office:value="0.237276046605363" calcext:value-type="float">
            <text:p>0.237276046605363</text:p>
          </table:table-cell>
          <table:table-cell table:style-name="ce4" table:formula="of:=[$Redistribution_central.M69]" office:value-type="float" office:value="0.238103720629038" calcext:value-type="float">
            <text:p>0.238103720629038</text:p>
          </table:table-cell>
          <table:table-cell table:number-columns-repeated="2"/>
          <table:table-cell table:style-name="ce4" table:formula="of:=[$redistribution_low.J69]" office:value-type="float" office:value="0.244981651462342" calcext:value-type="float">
            <text:p>0.244981651462342</text:p>
          </table:table-cell>
          <table:table-cell table:style-name="ce4" table:formula="of:=[$redistribution_low.K69]" office:value-type="float" office:value="0.267557704919207" calcext:value-type="float">
            <text:p>0.267557704919207</text:p>
          </table:table-cell>
          <table:table-cell table:style-name="ce4" table:formula="of:=[$redistribution_low.L69]" office:value-type="float" office:value="0.249627721250565" calcext:value-type="float">
            <text:p>0.249627721250565</text:p>
          </table:table-cell>
          <table:table-cell table:style-name="ce4" table:formula="of:=[$redistribution_low.M69]" office:value-type="float" office:value="0.259494341855363" calcext:value-type="float">
            <text:p>0.259494341855363</text:p>
          </table:table-cell>
          <table:table-cell table:number-columns-repeated="47"/>
        </table:table-row>
        <table:table-row table:style-name="ro1">
          <table:table-cell table:style-name="ce4" table:formula="of:=[.A73]+1" office:value-type="float" office:value="117" calcext:value-type="float">
            <text:p>117</text:p>
          </table:table-cell>
          <table:table-cell table:style-name="ce4" table:formula="of:=[$Redistribution_high.J70]" office:value-type="float" office:value="0.225195056306646" calcext:value-type="float">
            <text:p>0.225195056306646</text:p>
          </table:table-cell>
          <table:table-cell table:style-name="ce4" table:formula="of:=[$Redistribution_high.K70]" office:value-type="float" office:value="0.255983063522375" calcext:value-type="float">
            <text:p>0.255983063522375</text:p>
          </table:table-cell>
          <table:table-cell table:style-name="ce4" table:formula="of:=[$Redistribution_high.L70]" office:value-type="float" office:value="0.230520922109488" calcext:value-type="float">
            <text:p>0.230520922109488</text:p>
          </table:table-cell>
          <table:table-cell table:style-name="ce4" table:formula="of:=[$Redistribution_high.M70]" office:value-type="float" office:value="0.247132913378648" calcext:value-type="float">
            <text:p>0.247132913378648</text:p>
          </table:table-cell>
          <table:table-cell/>
          <table:table-cell table:style-name="ce4"/>
          <table:table-cell table:style-name="ce4" table:formula="of:=[$Redistribution_central.J70]" office:value-type="float" office:value="0.230655976125227" calcext:value-type="float">
            <text:p>0.230655976125227</text:p>
          </table:table-cell>
          <table:table-cell table:style-name="ce4" table:formula="of:=[$Redistribution_central.K70]" office:value-type="float" office:value="0.248047049305932" calcext:value-type="float">
            <text:p>0.248047049305932</text:p>
          </table:table-cell>
          <table:table-cell table:style-name="ce4" table:formula="of:=[$Redistribution_central.L70]" office:value-type="float" office:value="0.237725133621064" calcext:value-type="float">
            <text:p>0.237725133621064</text:p>
          </table:table-cell>
          <table:table-cell table:style-name="ce4" table:formula="of:=[$Redistribution_central.M70]" office:value-type="float" office:value="0.236335435678292" calcext:value-type="float">
            <text:p>0.236335435678292</text:p>
          </table:table-cell>
          <table:table-cell table:number-columns-repeated="2"/>
          <table:table-cell table:style-name="ce4" table:formula="of:=[$redistribution_low.J70]" office:value-type="float" office:value="0.240340469577981" calcext:value-type="float">
            <text:p>0.240340469577981</text:p>
          </table:table-cell>
          <table:table-cell table:style-name="ce4" table:formula="of:=[$redistribution_low.K70]" office:value-type="float" office:value="0.271784976009256" calcext:value-type="float">
            <text:p>0.271784976009256</text:p>
          </table:table-cell>
          <table:table-cell table:style-name="ce4" table:formula="of:=[$redistribution_low.L70]" office:value-type="float" office:value="0.24618430739048" calcext:value-type="float">
            <text:p>0.24618430739048</text:p>
          </table:table-cell>
          <table:table-cell table:style-name="ce4" table:formula="of:=[$redistribution_low.M70]" office:value-type="float" office:value="0.261530935194068" calcext:value-type="float">
            <text:p>0.261530935194068</text:p>
          </table:table-cell>
          <table:table-cell table:number-columns-repeated="47"/>
        </table:table-row>
        <table:table-row table:style-name="ro1">
          <table:table-cell table:style-name="ce4" table:formula="of:=[.A74]+1" office:value-type="float" office:value="118" calcext:value-type="float">
            <text:p>118</text:p>
          </table:table-cell>
          <table:table-cell table:style-name="ce4" table:formula="of:=[$Redistribution_high.J71]" office:value-type="float" office:value="0.230448013158257" calcext:value-type="float">
            <text:p>0.230448013158257</text:p>
          </table:table-cell>
          <table:table-cell table:style-name="ce4" table:formula="of:=[$Redistribution_high.K71]" office:value-type="float" office:value="0.262176070101875" calcext:value-type="float">
            <text:p>0.262176070101875</text:p>
          </table:table-cell>
          <table:table-cell table:style-name="ce4" table:formula="of:=[$Redistribution_high.L71]" office:value-type="float" office:value="0.234373178698045" calcext:value-type="float">
            <text:p>0.234373178698045</text:p>
          </table:table-cell>
          <table:table-cell table:style-name="ce4" table:formula="of:=[$Redistribution_high.M71]" office:value-type="float" office:value="0.255607946264919" calcext:value-type="float">
            <text:p>0.255607946264919</text:p>
          </table:table-cell>
          <table:table-cell/>
          <table:table-cell table:style-name="ce4"/>
          <table:table-cell table:style-name="ce4" table:formula="of:=[$Redistribution_central.J71]" office:value-type="float" office:value="0.234420291032975" calcext:value-type="float">
            <text:p>0.234420291032975</text:p>
          </table:table-cell>
          <table:table-cell table:style-name="ce4" table:formula="of:=[$Redistribution_central.K71]" office:value-type="float" office:value="0.25229293717401" calcext:value-type="float">
            <text:p>0.25229293717401</text:p>
          </table:table-cell>
          <table:table-cell table:style-name="ce4" table:formula="of:=[$Redistribution_central.L71]" office:value-type="float" office:value="0.240073582325522" calcext:value-type="float">
            <text:p>0.240073582325522</text:p>
          </table:table-cell>
          <table:table-cell table:style-name="ce4" table:formula="of:=[$Redistribution_central.M71]" office:value-type="float" office:value="0.242771715569312" calcext:value-type="float">
            <text:p>0.242771715569312</text:p>
          </table:table-cell>
          <table:table-cell table:number-columns-repeated="2"/>
          <table:table-cell table:style-name="ce4" table:formula="of:=[$redistribution_low.J71]" office:value-type="float" office:value="0.244438184474123" calcext:value-type="float">
            <text:p>0.244438184474123</text:p>
          </table:table-cell>
          <table:table-cell table:style-name="ce4" table:formula="of:=[$redistribution_low.K71]" office:value-type="float" office:value="0.272857201435799" calcext:value-type="float">
            <text:p>0.272857201435799</text:p>
          </table:table-cell>
          <table:table-cell table:style-name="ce4" table:formula="of:=[$redistribution_low.L71]" office:value-type="float" office:value="0.249220933834795" calcext:value-type="float">
            <text:p>0.249220933834795</text:p>
          </table:table-cell>
          <table:table-cell table:style-name="ce4" table:formula="of:=[$redistribution_low.M71]" office:value-type="float" office:value="0.264495489247988" calcext:value-type="float">
            <text:p>0.264495489247988</text:p>
          </table:table-cell>
          <table:table-cell table:number-columns-repeated="47"/>
        </table:table-row>
        <table:table-row table:style-name="ro1">
          <table:table-cell table:style-name="ce4" table:formula="of:=[.A75]+1" office:value-type="float" office:value="119" calcext:value-type="float">
            <text:p>119</text:p>
          </table:table-cell>
          <table:table-cell table:style-name="ce4" table:formula="of:=[$Redistribution_high.J72]" office:value-type="float" office:value="0.239654581641406" calcext:value-type="float">
            <text:p>0.239654581641406</text:p>
          </table:table-cell>
          <table:table-cell table:style-name="ce4" table:formula="of:=[$Redistribution_high.K72]" office:value-type="float" office:value="0.276508232066107" calcext:value-type="float">
            <text:p>0.276508232066107</text:p>
          </table:table-cell>
          <table:table-cell table:style-name="ce4" table:formula="of:=[$Redistribution_high.L72]" office:value-type="float" office:value="0.243574952515714" calcext:value-type="float">
            <text:p>0.243574952515714</text:p>
          </table:table-cell>
          <table:table-cell table:style-name="ce4" table:formula="of:=[$Redistribution_high.M72]" office:value-type="float" office:value="0.269818222743374" calcext:value-type="float">
            <text:p>0.269818222743374</text:p>
          </table:table-cell>
          <table:table-cell/>
          <table:table-cell table:style-name="ce4"/>
          <table:table-cell table:style-name="ce4" table:formula="of:=[$Redistribution_central.J72]" office:value-type="float" office:value="0.239758303066961" calcext:value-type="float">
            <text:p>0.239758303066961</text:p>
          </table:table-cell>
          <table:table-cell table:style-name="ce4" table:formula="of:=[$Redistribution_central.K72]" office:value-type="float" office:value="0.262070912461596" calcext:value-type="float">
            <text:p>0.262070912461596</text:p>
          </table:table-cell>
          <table:table-cell table:style-name="ce4" table:formula="of:=[$Redistribution_central.L72]" office:value-type="float" office:value="0.245068803475838" calcext:value-type="float">
            <text:p>0.245068803475838</text:p>
          </table:table-cell>
          <table:table-cell table:style-name="ce4" table:formula="of:=[$Redistribution_central.M72]" office:value-type="float" office:value="0.253022450380332" calcext:value-type="float">
            <text:p>0.253022450380332</text:p>
          </table:table-cell>
          <table:table-cell table:number-columns-repeated="2"/>
          <table:table-cell table:style-name="ce4" table:formula="of:=[$redistribution_low.J72]" office:value-type="float" office:value="0.242111006679173" calcext:value-type="float">
            <text:p>0.242111006679173</text:p>
          </table:table-cell>
          <table:table-cell table:style-name="ce4" table:formula="of:=[$redistribution_low.K72]" office:value-type="float" office:value="0.263529437240291" calcext:value-type="float">
            <text:p>0.263529437240291</text:p>
          </table:table-cell>
          <table:table-cell table:style-name="ce4" table:formula="of:=[$redistribution_low.L72]" office:value-type="float" office:value="0.246750970565239" calcext:value-type="float">
            <text:p>0.246750970565239</text:p>
          </table:table-cell>
          <table:table-cell table:style-name="ce4" table:formula="of:=[$redistribution_low.M72]" office:value-type="float" office:value="0.255651685090729" calcext:value-type="float">
            <text:p>0.255651685090729</text:p>
          </table:table-cell>
          <table:table-cell table:number-columns-repeated="47"/>
        </table:table-row>
        <table:table-row table:style-name="ro1">
          <table:table-cell table:style-name="ce4" table:formula="of:=[.A76]+1" office:value-type="float" office:value="120" calcext:value-type="float">
            <text:p>120</text:p>
          </table:table-cell>
          <table:table-cell table:style-name="ce4" table:formula="of:=[$Redistribution_high.J73]" office:value-type="float" office:value="0.234761930536919" calcext:value-type="float">
            <text:p>0.234761930536919</text:p>
          </table:table-cell>
          <table:table-cell table:style-name="ce4" table:formula="of:=[$Redistribution_high.K73]" office:value-type="float" office:value="0.259020106219792" calcext:value-type="float">
            <text:p>0.259020106219792</text:p>
          </table:table-cell>
          <table:table-cell table:style-name="ce4" table:formula="of:=[$Redistribution_high.L73]" office:value-type="float" office:value="0.238736134620097" calcext:value-type="float">
            <text:p>0.238736134620097</text:p>
          </table:table-cell>
          <table:table-cell table:style-name="ce4" table:formula="of:=[$Redistribution_high.M73]" office:value-type="float" office:value="0.252489116015635" calcext:value-type="float">
            <text:p>0.252489116015635</text:p>
          </table:table-cell>
          <table:table-cell/>
          <table:table-cell table:style-name="ce4"/>
          <table:table-cell table:style-name="ce4" table:formula="of:=[$Redistribution_central.J73]" office:value-type="float" office:value="0.237252859668988" calcext:value-type="float">
            <text:p>0.237252859668988</text:p>
          </table:table-cell>
          <table:table-cell table:style-name="ce4" table:formula="of:=[$Redistribution_central.K73]" office:value-type="float" office:value="0.254554870595722" calcext:value-type="float">
            <text:p>0.254554870595722</text:p>
          </table:table-cell>
          <table:table-cell table:style-name="ce4" table:formula="of:=[$Redistribution_central.L73]" office:value-type="float" office:value="0.242233654354329" calcext:value-type="float">
            <text:p>0.242233654354329</text:p>
          </table:table-cell>
          <table:table-cell table:style-name="ce4" table:formula="of:=[$Redistribution_central.M73]" office:value-type="float" office:value="0.246282996248107" calcext:value-type="float">
            <text:p>0.246282996248107</text:p>
          </table:table-cell>
          <table:table-cell table:number-columns-repeated="2"/>
          <table:table-cell table:style-name="ce4" table:formula="of:=[$redistribution_low.J73]" office:value-type="float" office:value="0.23773554224339" calcext:value-type="float">
            <text:p>0.23773554224339</text:p>
          </table:table-cell>
          <table:table-cell table:style-name="ce4" table:formula="of:=[$redistribution_low.K73]" office:value-type="float" office:value="0.254110302596346" calcext:value-type="float">
            <text:p>0.254110302596346</text:p>
          </table:table-cell>
          <table:table-cell table:style-name="ce4" table:formula="of:=[$redistribution_low.L73]" office:value-type="float" office:value="0.241743951324619" calcext:value-type="float">
            <text:p>0.241743951324619</text:p>
          </table:table-cell>
          <table:table-cell table:style-name="ce4" table:formula="of:=[$redistribution_low.M73]" office:value-type="float" office:value="0.247401413554927" calcext:value-type="float">
            <text:p>0.247401413554927</text:p>
          </table:table-cell>
          <table:table-cell table:number-columns-repeated="47"/>
        </table:table-row>
        <table:table-row table:style-name="ro1">
          <table:table-cell table:style-name="ce4" table:formula="of:=[.A77]+1" office:value-type="float" office:value="121" calcext:value-type="float">
            <text:p>121</text:p>
          </table:table-cell>
          <table:table-cell table:style-name="ce4" table:formula="of:=[$Redistribution_high.J74]" office:value-type="float" office:value="0.230761580709628" calcext:value-type="float">
            <text:p>0.230761580709628</text:p>
          </table:table-cell>
          <table:table-cell table:style-name="ce4" table:formula="of:=[$Redistribution_high.K74]" office:value-type="float" office:value="0.258126653033865" calcext:value-type="float">
            <text:p>0.258126653033865</text:p>
          </table:table-cell>
          <table:table-cell table:style-name="ce4" table:formula="of:=[$Redistribution_high.L74]" office:value-type="float" office:value="0.23561847449262" calcext:value-type="float">
            <text:p>0.23561847449262</text:p>
          </table:table-cell>
          <table:table-cell table:style-name="ce4" table:formula="of:=[$Redistribution_high.M74]" office:value-type="float" office:value="0.25006323758254" calcext:value-type="float">
            <text:p>0.25006323758254</text:p>
          </table:table-cell>
          <table:table-cell/>
          <table:table-cell table:style-name="ce4"/>
          <table:table-cell table:style-name="ce4" table:formula="of:=[$Redistribution_central.J74]" office:value-type="float" office:value="0.238346786090657" calcext:value-type="float">
            <text:p>0.238346786090657</text:p>
          </table:table-cell>
          <table:table-cell table:style-name="ce4" table:formula="of:=[$Redistribution_central.K74]" office:value-type="float" office:value="0.263795336723521" calcext:value-type="float">
            <text:p>0.263795336723521</text:p>
          </table:table-cell>
          <table:table-cell table:style-name="ce4" table:formula="of:=[$Redistribution_central.L74]" office:value-type="float" office:value="0.24352331378384" calcext:value-type="float">
            <text:p>0.24352331378384</text:p>
          </table:table-cell>
          <table:table-cell table:style-name="ce4" table:formula="of:=[$Redistribution_central.M74]" office:value-type="float" office:value="0.255099577618978" calcext:value-type="float">
            <text:p>0.255099577618978</text:p>
          </table:table-cell>
          <table:table-cell table:number-columns-repeated="2"/>
          <table:table-cell table:style-name="ce4" table:formula="of:=[$redistribution_low.J74]" office:value-type="float" office:value="0.242468143606987" calcext:value-type="float">
            <text:p>0.242468143606987</text:p>
          </table:table-cell>
          <table:table-cell table:style-name="ce4" table:formula="of:=[$redistribution_low.K74]" office:value-type="float" office:value="0.272542789098662" calcext:value-type="float">
            <text:p>0.272542789098662</text:p>
          </table:table-cell>
          <table:table-cell table:style-name="ce4" table:formula="of:=[$redistribution_low.L74]" office:value-type="float" office:value="0.247700947729135" calcext:value-type="float">
            <text:p>0.247700947729135</text:p>
          </table:table-cell>
          <table:table-cell table:style-name="ce4" table:formula="of:=[$redistribution_low.M74]" office:value-type="float" office:value="0.263428158410902" calcext:value-type="float">
            <text:p>0.263428158410902</text:p>
          </table:table-cell>
          <table:table-cell table:number-columns-repeated="47"/>
        </table:table-row>
        <table:table-row table:style-name="ro1">
          <table:table-cell table:style-name="ce4" table:formula="of:=[.A78]+1" office:value-type="float" office:value="122" calcext:value-type="float">
            <text:p>122</text:p>
          </table:table-cell>
          <table:table-cell table:style-name="ce4" table:formula="of:=[$Redistribution_high.J75]" office:value-type="float" office:value="0.230088033987067" calcext:value-type="float">
            <text:p>0.230088033987067</text:p>
          </table:table-cell>
          <table:table-cell table:style-name="ce4" table:formula="of:=[$Redistribution_high.K75]" office:value-type="float" office:value="0.257688228895092" calcext:value-type="float">
            <text:p>0.257688228895092</text:p>
          </table:table-cell>
          <table:table-cell table:style-name="ce4" table:formula="of:=[$Redistribution_high.L75]" office:value-type="float" office:value="0.233416605524471" calcext:value-type="float">
            <text:p>0.233416605524471</text:p>
          </table:table-cell>
          <table:table-cell table:style-name="ce4" table:formula="of:=[$Redistribution_high.M75]" office:value-type="float" office:value="0.252020771345748" calcext:value-type="float">
            <text:p>0.252020771345748</text:p>
          </table:table-cell>
          <table:table-cell/>
          <table:table-cell table:style-name="ce4"/>
          <table:table-cell table:style-name="ce4" table:formula="of:=[$Redistribution_central.J75]" office:value-type="float" office:value="0.238513180876522" calcext:value-type="float">
            <text:p>0.238513180876522</text:p>
          </table:table-cell>
          <table:table-cell table:style-name="ce4" table:formula="of:=[$Redistribution_central.K75]" office:value-type="float" office:value="0.267478321061423" calcext:value-type="float">
            <text:p>0.267478321061423</text:p>
          </table:table-cell>
          <table:table-cell table:style-name="ce4" table:formula="of:=[$Redistribution_central.L75]" office:value-type="float" office:value="0.242858511836783" calcext:value-type="float">
            <text:p>0.242858511836783</text:p>
          </table:table-cell>
          <table:table-cell table:style-name="ce4" table:formula="of:=[$Redistribution_central.M75]" office:value-type="float" office:value="0.259967019258597" calcext:value-type="float">
            <text:p>0.259967019258597</text:p>
          </table:table-cell>
          <table:table-cell table:number-columns-repeated="2"/>
          <table:table-cell table:style-name="ce4" table:formula="of:=[$redistribution_low.J75]" office:value-type="float" office:value="0.250586290876695" calcext:value-type="float">
            <text:p>0.250586290876695</text:p>
          </table:table-cell>
          <table:table-cell table:style-name="ce4" table:formula="of:=[$redistribution_low.K75]" office:value-type="float" office:value="0.275903986544427" calcext:value-type="float">
            <text:p>0.275903986544427</text:p>
          </table:table-cell>
          <table:table-cell table:style-name="ce4" table:formula="of:=[$redistribution_low.L75]" office:value-type="float" office:value="0.254968383681575" calcext:value-type="float">
            <text:p>0.254968383681575</text:p>
          </table:table-cell>
          <table:table-cell table:style-name="ce4" table:formula="of:=[$redistribution_low.M75]" office:value-type="float" office:value="0.26819214573296" calcext:value-type="float">
            <text:p>0.26819214573296</text:p>
          </table:table-cell>
          <table:table-cell table:number-columns-repeated="47"/>
        </table:table-row>
        <table:table-row table:style-name="ro1">
          <table:table-cell table:style-name="ce4" table:formula="of:=[.A79]+1" office:value-type="float" office:value="123" calcext:value-type="float">
            <text:p>123</text:p>
          </table:table-cell>
          <table:table-cell table:style-name="ce4" table:formula="of:=[$Redistribution_high.J76]" office:value-type="float" office:value="0.228066166542431" calcext:value-type="float">
            <text:p>0.228066166542431</text:p>
          </table:table-cell>
          <table:table-cell table:style-name="ce4" table:formula="of:=[$Redistribution_high.K76]" office:value-type="float" office:value="0.245517787227565" calcext:value-type="float">
            <text:p>0.245517787227565</text:p>
          </table:table-cell>
          <table:table-cell table:style-name="ce4" table:formula="of:=[$Redistribution_high.L76]" office:value-type="float" office:value="0.231196390298948" calcext:value-type="float">
            <text:p>0.231196390298948</text:p>
          </table:table-cell>
          <table:table-cell table:style-name="ce4" table:formula="of:=[$Redistribution_high.M76]" office:value-type="float" office:value="0.240417984819974" calcext:value-type="float">
            <text:p>0.240417984819974</text:p>
          </table:table-cell>
          <table:table-cell/>
          <table:table-cell table:style-name="ce4"/>
          <table:table-cell table:style-name="ce4" table:formula="of:=[$Redistribution_central.J76]" office:value-type="float" office:value="0.24181610139335" calcext:value-type="float">
            <text:p>0.24181610139335</text:p>
          </table:table-cell>
          <table:table-cell table:style-name="ce4" table:formula="of:=[$Redistribution_central.K76]" office:value-type="float" office:value="0.26829296390285" calcext:value-type="float">
            <text:p>0.26829296390285</text:p>
          </table:table-cell>
          <table:table-cell table:style-name="ce4" table:formula="of:=[$Redistribution_central.L76]" office:value-type="float" office:value="0.245570509235361" calcext:value-type="float">
            <text:p>0.245570509235361</text:p>
          </table:table-cell>
          <table:table-cell table:style-name="ce4" table:formula="of:=[$Redistribution_central.M76]" office:value-type="float" office:value="0.261845293396391" calcext:value-type="float">
            <text:p>0.261845293396391</text:p>
          </table:table-cell>
          <table:table-cell table:number-columns-repeated="2"/>
          <table:table-cell table:style-name="ce4" table:formula="of:=[$redistribution_low.J76]" office:value-type="float" office:value="0.251725265842968" calcext:value-type="float">
            <text:p>0.251725265842968</text:p>
          </table:table-cell>
          <table:table-cell table:style-name="ce4" table:formula="of:=[$redistribution_low.K76]" office:value-type="float" office:value="0.277176576678655" calcext:value-type="float">
            <text:p>0.277176576678655</text:p>
          </table:table-cell>
          <table:table-cell table:style-name="ce4" table:formula="of:=[$redistribution_low.L76]" office:value-type="float" office:value="0.255930961186063" calcext:value-type="float">
            <text:p>0.255930961186063</text:p>
          </table:table-cell>
          <table:table-cell table:style-name="ce4" table:formula="of:=[$redistribution_low.M76]" office:value-type="float" office:value="0.26984094438678" calcext:value-type="float">
            <text:p>0.26984094438678</text:p>
          </table:table-cell>
          <table:table-cell table:number-columns-repeated="47"/>
        </table:table-row>
        <table:table-row table:style-name="ro1">
          <table:table-cell table:style-name="ce4" table:formula="of:=[.A80]+1" office:value-type="float" office:value="124" calcext:value-type="float">
            <text:p>124</text:p>
          </table:table-cell>
          <table:table-cell table:style-name="ce4" table:formula="of:=[$Redistribution_high.J77]" office:value-type="float" office:value="0.225781409896112" calcext:value-type="float">
            <text:p>0.225781409896112</text:p>
          </table:table-cell>
          <table:table-cell table:style-name="ce4" table:formula="of:=[$Redistribution_high.K77]" office:value-type="float" office:value="0.238015156378805" calcext:value-type="float">
            <text:p>0.238015156378805</text:p>
          </table:table-cell>
          <table:table-cell table:style-name="ce4" table:formula="of:=[$Redistribution_high.L77]" office:value-type="float" office:value="0.228845249455658" calcext:value-type="float">
            <text:p>0.228845249455658</text:p>
          </table:table-cell>
          <table:table-cell table:style-name="ce4" table:formula="of:=[$Redistribution_high.M77]" office:value-type="float" office:value="0.233117261149774" calcext:value-type="float">
            <text:p>0.233117261149774</text:p>
          </table:table-cell>
          <table:table-cell/>
          <table:table-cell table:style-name="ce4"/>
          <table:table-cell table:style-name="ce4" table:formula="of:=[$Redistribution_central.J77]" office:value-type="float" office:value="0.234954554531905" calcext:value-type="float">
            <text:p>0.234954554531905</text:p>
          </table:table-cell>
          <table:table-cell table:style-name="ce4" table:formula="of:=[$Redistribution_central.K77]" office:value-type="float" office:value="0.253865999845887" calcext:value-type="float">
            <text:p>0.253865999845887</text:p>
          </table:table-cell>
          <table:table-cell table:style-name="ce4" table:formula="of:=[$Redistribution_central.L77]" office:value-type="float" office:value="0.238169036213374" calcext:value-type="float">
            <text:p>0.238169036213374</text:p>
          </table:table-cell>
          <table:table-cell table:style-name="ce4" table:formula="of:=[$Redistribution_central.M77]" office:value-type="float" office:value="0.248511934853006" calcext:value-type="float">
            <text:p>0.248511934853006</text:p>
          </table:table-cell>
          <table:table-cell table:number-columns-repeated="2"/>
          <table:table-cell table:style-name="ce4" table:formula="of:=[$redistribution_low.J77]" office:value-type="float" office:value="0.254361561537295" calcext:value-type="float">
            <text:p>0.254361561537295</text:p>
          </table:table-cell>
          <table:table-cell table:style-name="ce4" table:formula="of:=[$redistribution_low.K77]" office:value-type="float" office:value="0.281158897976596" calcext:value-type="float">
            <text:p>0.281158897976596</text:p>
          </table:table-cell>
          <table:table-cell table:style-name="ce4" table:formula="of:=[$redistribution_low.L77]" office:value-type="float" office:value="0.258555403667667" calcext:value-type="float">
            <text:p>0.258555403667667</text:p>
          </table:table-cell>
          <table:table-cell table:style-name="ce4" table:formula="of:=[$redistribution_low.M77]" office:value-type="float" office:value="0.273877138610676" calcext:value-type="float">
            <text:p>0.273877138610676</text:p>
          </table:table-cell>
          <table:table-cell table:number-columns-repeated="47"/>
        </table:table-row>
        <table:table-row table:style-name="ro1">
          <table:table-cell table:style-name="ce4" table:formula="of:=[.A81]+1" office:value-type="float" office:value="125" calcext:value-type="float">
            <text:p>125</text:p>
          </table:table-cell>
          <table:table-cell table:style-name="ce4" table:formula="of:=[$Redistribution_high.J78]" office:value-type="float" office:value="0.231109304452484" calcext:value-type="float">
            <text:p>0.231109304452484</text:p>
          </table:table-cell>
          <table:table-cell table:style-name="ce4" table:formula="of:=[$Redistribution_high.K78]" office:value-type="float" office:value="0.256703687772882" calcext:value-type="float">
            <text:p>0.256703687772882</text:p>
          </table:table-cell>
          <table:table-cell table:style-name="ce4" table:formula="of:=[$Redistribution_high.L78]" office:value-type="float" office:value="0.235871793249252" calcext:value-type="float">
            <text:p>0.235871793249252</text:p>
          </table:table-cell>
          <table:table-cell table:style-name="ce4" table:formula="of:=[$Redistribution_high.M78]" office:value-type="float" office:value="0.248823238857827" calcext:value-type="float">
            <text:p>0.248823238857827</text:p>
          </table:table-cell>
          <table:table-cell/>
          <table:table-cell table:style-name="ce4"/>
          <table:table-cell table:style-name="ce4" table:formula="of:=[$Redistribution_central.J78]" office:value-type="float" office:value="0.229826633471983" calcext:value-type="float">
            <text:p>0.229826633471983</text:p>
          </table:table-cell>
          <table:table-cell table:style-name="ce4" table:formula="of:=[$Redistribution_central.K78]" office:value-type="float" office:value="0.249370066157996" calcext:value-type="float">
            <text:p>0.249370066157996</text:p>
          </table:table-cell>
          <table:table-cell table:style-name="ce4" table:formula="of:=[$Redistribution_central.L78]" office:value-type="float" office:value="0.233684330211384" calcext:value-type="float">
            <text:p>0.233684330211384</text:p>
          </table:table-cell>
          <table:table-cell table:style-name="ce4" table:formula="of:=[$Redistribution_central.M78]" office:value-type="float" office:value="0.243037741357613" calcext:value-type="float">
            <text:p>0.243037741357613</text:p>
          </table:table-cell>
          <table:table-cell table:number-columns-repeated="2"/>
          <table:table-cell table:style-name="ce4" table:formula="of:=[$redistribution_low.J78]" office:value-type="float" office:value="0.249381872030223" calcext:value-type="float">
            <text:p>0.249381872030223</text:p>
          </table:table-cell>
          <table:table-cell table:style-name="ce4" table:formula="of:=[$redistribution_low.K78]" office:value-type="float" office:value="0.27864604525902" calcext:value-type="float">
            <text:p>0.27864604525902</text:p>
          </table:table-cell>
          <table:table-cell table:style-name="ce4" table:formula="of:=[$redistribution_low.L78]" office:value-type="float" office:value="0.254242654225234" calcext:value-type="float">
            <text:p>0.254242654225234</text:p>
          </table:table-cell>
          <table:table-cell table:style-name="ce4" table:formula="of:=[$redistribution_low.M78]" office:value-type="float" office:value="0.270241257864244" calcext:value-type="float">
            <text:p>0.270241257864244</text:p>
          </table:table-cell>
          <table:table-cell table:number-columns-repeated="47"/>
        </table:table-row>
        <table:table-row table:style-name="ro1">
          <table:table-cell table:style-name="ce4" table:formula="of:=[.A82]+1" office:value-type="float" office:value="126" calcext:value-type="float">
            <text:p>126</text:p>
          </table:table-cell>
          <table:table-cell table:style-name="ce4" table:formula="of:=[$Redistribution_high.J79]" office:value-type="float" office:value="0.227138925171341" calcext:value-type="float">
            <text:p>0.227138925171341</text:p>
          </table:table-cell>
          <table:table-cell table:style-name="ce4" table:formula="of:=[$Redistribution_high.K79]" office:value-type="float" office:value="0.2540831316221" calcext:value-type="float">
            <text:p>0.2540831316221</text:p>
          </table:table-cell>
          <table:table-cell table:style-name="ce4" table:formula="of:=[$Redistribution_high.L79]" office:value-type="float" office:value="0.229962177738452" calcext:value-type="float">
            <text:p>0.229962177738452</text:p>
          </table:table-cell>
          <table:table-cell table:style-name="ce4" table:formula="of:=[$Redistribution_high.M79]" office:value-type="float" office:value="0.249336971892466" calcext:value-type="float">
            <text:p>0.249336971892466</text:p>
          </table:table-cell>
          <table:table-cell/>
          <table:table-cell table:style-name="ce4"/>
          <table:table-cell table:style-name="ce4" table:formula="of:=[$Redistribution_central.J79]" office:value-type="float" office:value="0.229457213117157" calcext:value-type="float">
            <text:p>0.229457213117157</text:p>
          </table:table-cell>
          <table:table-cell table:style-name="ce4" table:formula="of:=[$Redistribution_central.K79]" office:value-type="float" office:value="0.244487613712548" calcext:value-type="float">
            <text:p>0.244487613712548</text:p>
          </table:table-cell>
          <table:table-cell table:style-name="ce4" table:formula="of:=[$Redistribution_central.L79]" office:value-type="float" office:value="0.232769862635559" calcext:value-type="float">
            <text:p>0.232769862635559</text:p>
          </table:table-cell>
          <table:table-cell table:style-name="ce4" table:formula="of:=[$Redistribution_central.M79]" office:value-type="float" office:value="0.239031811671349" calcext:value-type="float">
            <text:p>0.239031811671349</text:p>
          </table:table-cell>
          <table:table-cell table:number-columns-repeated="2"/>
          <table:table-cell table:style-name="ce4" table:formula="of:=[$redistribution_low.J79]" office:value-type="float" office:value="0.242205695789541" calcext:value-type="float">
            <text:p>0.242205695789541</text:p>
          </table:table-cell>
          <table:table-cell table:style-name="ce4" table:formula="of:=[$redistribution_low.K79]" office:value-type="float" office:value="0.269493132067178" calcext:value-type="float">
            <text:p>0.269493132067178</text:p>
          </table:table-cell>
          <table:table-cell table:style-name="ce4" table:formula="of:=[$redistribution_low.L79]" office:value-type="float" office:value="0.245662870433386" calcext:value-type="float">
            <text:p>0.245662870433386</text:p>
          </table:table-cell>
          <table:table-cell table:style-name="ce4" table:formula="of:=[$redistribution_low.M79]" office:value-type="float" office:value="0.263432578906668" calcext:value-type="float">
            <text:p>0.263432578906668</text:p>
          </table:table-cell>
          <table:table-cell table:number-columns-repeated="47"/>
        </table:table-row>
        <table:table-row table:style-name="ro1">
          <table:table-cell table:style-name="ce4" table:formula="of:=[.A83]+1" office:value-type="float" office:value="127" calcext:value-type="float">
            <text:p>127</text:p>
          </table:table-cell>
          <table:table-cell table:style-name="ce4" table:formula="of:=[$Redistribution_high.J80]" office:value-type="float" office:value="0.230157302778493" calcext:value-type="float">
            <text:p>0.230157302778493</text:p>
          </table:table-cell>
          <table:table-cell table:style-name="ce4" table:formula="of:=[$Redistribution_high.K80]" office:value-type="float" office:value="0.259822479347518" calcext:value-type="float">
            <text:p>0.259822479347518</text:p>
          </table:table-cell>
          <table:table-cell table:style-name="ce4" table:formula="of:=[$Redistribution_high.L80]" office:value-type="float" office:value="0.233366597481253" calcext:value-type="float">
            <text:p>0.233366597481253</text:p>
          </table:table-cell>
          <table:table-cell table:style-name="ce4" table:formula="of:=[$Redistribution_high.M80]" office:value-type="float" office:value="0.25441458163084" calcext:value-type="float">
            <text:p>0.25441458163084</text:p>
          </table:table-cell>
          <table:table-cell/>
          <table:table-cell table:style-name="ce4"/>
          <table:table-cell table:style-name="ce4" table:formula="of:=[$Redistribution_central.J80]" office:value-type="float" office:value="0.238885058861788" calcext:value-type="float">
            <text:p>0.238885058861788</text:p>
          </table:table-cell>
          <table:table-cell table:style-name="ce4" table:formula="of:=[$Redistribution_central.K80]" office:value-type="float" office:value="0.260678240324009" calcext:value-type="float">
            <text:p>0.260678240324009</text:p>
          </table:table-cell>
          <table:table-cell table:style-name="ce4" table:formula="of:=[$Redistribution_central.L80]" office:value-type="float" office:value="0.241930922326494" calcext:value-type="float">
            <text:p>0.241930922326494</text:p>
          </table:table-cell>
          <table:table-cell table:style-name="ce4" table:formula="of:=[$Redistribution_central.M80]" office:value-type="float" office:value="0.255598531464454" calcext:value-type="float">
            <text:p>0.255598531464454</text:p>
          </table:table-cell>
          <table:table-cell table:number-columns-repeated="2"/>
          <table:table-cell table:style-name="ce4" table:formula="of:=[$redistribution_low.J80]" office:value-type="float" office:value="0.24731740371241" calcext:value-type="float">
            <text:p>0.24731740371241</text:p>
          </table:table-cell>
          <table:table-cell table:style-name="ce4" table:formula="of:=[$redistribution_low.K80]" office:value-type="float" office:value="0.280996532819189" calcext:value-type="float">
            <text:p>0.280996532819189</text:p>
          </table:table-cell>
          <table:table-cell table:style-name="ce4" table:formula="of:=[$redistribution_low.L80]" office:value-type="float" office:value="0.250901849154198" calcext:value-type="float">
            <text:p>0.250901849154198</text:p>
          </table:table-cell>
          <table:table-cell table:style-name="ce4" table:formula="of:=[$redistribution_low.M80]" office:value-type="float" office:value="0.274543969537256" calcext:value-type="float">
            <text:p>0.274543969537256</text:p>
          </table:table-cell>
          <table:table-cell table:number-columns-repeated="47"/>
        </table:table-row>
        <table:table-row table:style-name="ro1">
          <table:table-cell table:style-name="ce4" table:formula="of:=[.A84]+1" office:value-type="float" office:value="128" calcext:value-type="float">
            <text:p>128</text:p>
          </table:table-cell>
          <table:table-cell table:style-name="ce4" table:formula="of:=[$Redistribution_high.J81]" office:value-type="float" office:value="0.223976917871468" calcext:value-type="float">
            <text:p>0.223976917871468</text:p>
          </table:table-cell>
          <table:table-cell table:style-name="ce4" table:formula="of:=[$Redistribution_high.K81]" office:value-type="float" office:value="0.249698592106158" calcext:value-type="float">
            <text:p>0.249698592106158</text:p>
          </table:table-cell>
          <table:table-cell table:style-name="ce4" table:formula="of:=[$Redistribution_high.L81]" office:value-type="float" office:value="0.22690611955605" calcext:value-type="float">
            <text:p>0.22690611955605</text:p>
          </table:table-cell>
          <table:table-cell table:style-name="ce4" table:formula="of:=[$Redistribution_high.M81]" office:value-type="float" office:value="0.244768000509466" calcext:value-type="float">
            <text:p>0.244768000509466</text:p>
          </table:table-cell>
          <table:table-cell/>
          <table:table-cell table:style-name="ce4"/>
          <table:table-cell table:style-name="ce4" table:formula="of:=[$Redistribution_central.J81]" office:value-type="float" office:value="0.245021203645546" calcext:value-type="float">
            <text:p>0.245021203645546</text:p>
          </table:table-cell>
          <table:table-cell table:style-name="ce4" table:formula="of:=[$Redistribution_central.K81]" office:value-type="float" office:value="0.268762170503265" calcext:value-type="float">
            <text:p>0.268762170503265</text:p>
          </table:table-cell>
          <table:table-cell table:style-name="ce4" table:formula="of:=[$Redistribution_central.L81]" office:value-type="float" office:value="0.248403420629824" calcext:value-type="float">
            <text:p>0.248403420629824</text:p>
          </table:table-cell>
          <table:table-cell table:style-name="ce4" table:formula="of:=[$Redistribution_central.M81]" office:value-type="float" office:value="0.263020994265686" calcext:value-type="float">
            <text:p>0.263020994265686</text:p>
          </table:table-cell>
          <table:table-cell table:number-columns-repeated="2"/>
          <table:table-cell table:style-name="ce4" table:formula="of:=[$redistribution_low.J81]" office:value-type="float" office:value="0.246741676423307" calcext:value-type="float">
            <text:p>0.246741676423307</text:p>
          </table:table-cell>
          <table:table-cell table:style-name="ce4" table:formula="of:=[$redistribution_low.K81]" office:value-type="float" office:value="0.281793749921225" calcext:value-type="float">
            <text:p>0.281793749921225</text:p>
          </table:table-cell>
          <table:table-cell table:style-name="ce4" table:formula="of:=[$redistribution_low.L81]" office:value-type="float" office:value="0.250073446808596" calcext:value-type="float">
            <text:p>0.250073446808596</text:p>
          </table:table-cell>
          <table:table-cell table:style-name="ce4" table:formula="of:=[$redistribution_low.M81]" office:value-type="float" office:value="0.27568403797289" calcext:value-type="float">
            <text:p>0.27568403797289</text:p>
          </table:table-cell>
          <table:table-cell table:number-columns-repeated="47"/>
        </table:table-row>
        <table:table-row table:style-name="ro1">
          <table:table-cell table:style-name="ce4" table:formula="of:=[.A85]+1" office:value-type="float" office:value="129" calcext:value-type="float">
            <text:p>129</text:p>
          </table:table-cell>
          <table:table-cell table:style-name="ce4" table:formula="of:=[$Redistribution_high.J82]" office:value-type="float" office:value="0.221664101741175" calcext:value-type="float">
            <text:p>0.221664101741175</text:p>
          </table:table-cell>
          <table:table-cell table:style-name="ce4" table:formula="of:=[$Redistribution_high.K82]" office:value-type="float" office:value="0.24862685515922" calcext:value-type="float">
            <text:p>0.24862685515922</text:p>
          </table:table-cell>
          <table:table-cell table:style-name="ce4" table:formula="of:=[$Redistribution_high.L82]" office:value-type="float" office:value="0.224874460385488" calcext:value-type="float">
            <text:p>0.224874460385488</text:p>
          </table:table-cell>
          <table:table-cell table:style-name="ce4" table:formula="of:=[$Redistribution_high.M82]" office:value-type="float" office:value="0.243262128809946" calcext:value-type="float">
            <text:p>0.243262128809946</text:p>
          </table:table-cell>
          <table:table-cell/>
          <table:table-cell table:style-name="ce4"/>
          <table:table-cell table:style-name="ce4" table:formula="of:=[$Redistribution_central.J82]" office:value-type="float" office:value="0.242234982650276" calcext:value-type="float">
            <text:p>0.242234982650276</text:p>
          </table:table-cell>
          <table:table-cell table:style-name="ce4" table:formula="of:=[$Redistribution_central.K82]" office:value-type="float" office:value="0.269601225890295" calcext:value-type="float">
            <text:p>0.269601225890295</text:p>
          </table:table-cell>
          <table:table-cell table:style-name="ce4" table:formula="of:=[$Redistribution_central.L82]" office:value-type="float" office:value="0.246159969063828" calcext:value-type="float">
            <text:p>0.246159969063828</text:p>
          </table:table-cell>
          <table:table-cell table:style-name="ce4" table:formula="of:=[$Redistribution_central.M82]" office:value-type="float" office:value="0.263001677123315" calcext:value-type="float">
            <text:p>0.263001677123315</text:p>
          </table:table-cell>
          <table:table-cell table:number-columns-repeated="2"/>
          <table:table-cell table:style-name="ce4" table:formula="of:=[$redistribution_low.J82]" office:value-type="float" office:value="0.239996070419546" calcext:value-type="float">
            <text:p>0.239996070419546</text:p>
          </table:table-cell>
          <table:table-cell table:style-name="ce4" table:formula="of:=[$redistribution_low.K82]" office:value-type="float" office:value="0.268789147231555" calcext:value-type="float">
            <text:p>0.268789147231555</text:p>
          </table:table-cell>
          <table:table-cell table:style-name="ce4" table:formula="of:=[$redistribution_low.L82]" office:value-type="float" office:value="0.244017063867676" calcext:value-type="float">
            <text:p>0.244017063867676</text:p>
          </table:table-cell>
          <table:table-cell table:style-name="ce4" table:formula="of:=[$redistribution_low.M82]" office:value-type="float" office:value="0.261701743772518" calcext:value-type="float">
            <text:p>0.261701743772518</text:p>
          </table:table-cell>
          <table:table-cell table:number-columns-repeated="47"/>
        </table:table-row>
        <table:table-row table:style-name="ro1">
          <table:table-cell table:style-name="ce4" table:formula="of:=[.A86]+1" office:value-type="float" office:value="130" calcext:value-type="float">
            <text:p>130</text:p>
          </table:table-cell>
          <table:table-cell table:style-name="ce4" table:formula="of:=[$Redistribution_high.J83]" office:value-type="float" office:value="0.226666442921546" calcext:value-type="float">
            <text:p>0.226666442921546</text:p>
          </table:table-cell>
          <table:table-cell table:style-name="ce4" table:formula="of:=[$Redistribution_high.K83]" office:value-type="float" office:value="0.258401890145626" calcext:value-type="float">
            <text:p>0.258401890145626</text:p>
          </table:table-cell>
          <table:table-cell table:style-name="ce4" table:formula="of:=[$Redistribution_high.L83]" office:value-type="float" office:value="0.229351142682482" calcext:value-type="float">
            <text:p>0.229351142682482</text:p>
          </table:table-cell>
          <table:table-cell table:style-name="ce4" table:formula="of:=[$Redistribution_high.M83]" office:value-type="float" office:value="0.253756716698818" calcext:value-type="float">
            <text:p>0.253756716698818</text:p>
          </table:table-cell>
          <table:table-cell/>
          <table:table-cell table:style-name="ce4"/>
          <table:table-cell table:style-name="ce4" table:formula="of:=[$Redistribution_central.J83]" office:value-type="float" office:value="0.23898240020256" calcext:value-type="float">
            <text:p>0.23898240020256</text:p>
          </table:table-cell>
          <table:table-cell table:style-name="ce4" table:formula="of:=[$Redistribution_central.K83]" office:value-type="float" office:value="0.257760665422085" calcext:value-type="float">
            <text:p>0.257760665422085</text:p>
          </table:table-cell>
          <table:table-cell table:style-name="ce4" table:formula="of:=[$Redistribution_central.L83]" office:value-type="float" office:value="0.241489071830525" calcext:value-type="float">
            <text:p>0.241489071830525</text:p>
          </table:table-cell>
          <table:table-cell table:style-name="ce4" table:formula="of:=[$Redistribution_central.M83]" office:value-type="float" office:value="0.253582935772926" calcext:value-type="float">
            <text:p>0.253582935772926</text:p>
          </table:table-cell>
          <table:table-cell table:number-columns-repeated="2"/>
          <table:table-cell table:style-name="ce4" table:formula="of:=[$redistribution_low.J83]" office:value-type="float" office:value="0.24517066615035" calcext:value-type="float">
            <text:p>0.24517066615035</text:p>
          </table:table-cell>
          <table:table-cell table:style-name="ce4" table:formula="of:=[$redistribution_low.K83]" office:value-type="float" office:value="0.276996563046485" calcext:value-type="float">
            <text:p>0.276996563046485</text:p>
          </table:table-cell>
          <table:table-cell table:style-name="ce4" table:formula="of:=[$redistribution_low.L83]" office:value-type="float" office:value="0.247804468566151" calcext:value-type="float">
            <text:p>0.247804468566151</text:p>
          </table:table-cell>
          <table:table-cell table:style-name="ce4" table:formula="of:=[$redistribution_low.M83]" office:value-type="float" office:value="0.27222837525026" calcext:value-type="float">
            <text:p>0.27222837525026</text:p>
          </table:table-cell>
          <table:table-cell table:number-columns-repeated="47"/>
        </table:table-row>
        <table:table-row table:style-name="ro1">
          <table:table-cell table:style-name="ce4" table:formula="of:=[.A87]+1" office:value-type="float" office:value="131" calcext:value-type="float">
            <text:p>131</text:p>
          </table:table-cell>
          <table:table-cell table:style-name="ce4" table:formula="of:=[$Redistribution_high.J84]" office:value-type="float" office:value="0.233955076394636" calcext:value-type="float">
            <text:p>0.233955076394636</text:p>
          </table:table-cell>
          <table:table-cell table:style-name="ce4" table:formula="of:=[$Redistribution_high.K84]" office:value-type="float" office:value="0.265998306667702" calcext:value-type="float">
            <text:p>0.265998306667702</text:p>
          </table:table-cell>
          <table:table-cell table:style-name="ce4" table:formula="of:=[$Redistribution_high.L84]" office:value-type="float" office:value="0.237174518814705" calcext:value-type="float">
            <text:p>0.237174518814705</text:p>
          </table:table-cell>
          <table:table-cell table:style-name="ce4" table:formula="of:=[$Redistribution_high.M84]" office:value-type="float" office:value="0.260459244926037" calcext:value-type="float">
            <text:p>0.260459244926037</text:p>
          </table:table-cell>
          <table:table-cell/>
          <table:table-cell table:style-name="ce4"/>
          <table:table-cell table:style-name="ce4" table:formula="of:=[$Redistribution_central.J84]" office:value-type="float" office:value="0.24330101505733" calcext:value-type="float">
            <text:p>0.24330101505733</text:p>
          </table:table-cell>
          <table:table-cell table:style-name="ce4" table:formula="of:=[$Redistribution_central.K84]" office:value-type="float" office:value="0.268964717619845" calcext:value-type="float">
            <text:p>0.268964717619845</text:p>
          </table:table-cell>
          <table:table-cell table:style-name="ce4" table:formula="of:=[$Redistribution_central.L84]" office:value-type="float" office:value="0.245957253829267" calcext:value-type="float">
            <text:p>0.245957253829267</text:p>
          </table:table-cell>
          <table:table-cell table:style-name="ce4" table:formula="of:=[$Redistribution_central.M84]" office:value-type="float" office:value="0.264467661922245" calcext:value-type="float">
            <text:p>0.264467661922245</text:p>
          </table:table-cell>
          <table:table-cell table:number-columns-repeated="2"/>
          <table:table-cell table:style-name="ce4" table:formula="of:=[$redistribution_low.J84]" office:value-type="float" office:value="0.246672272276439" calcext:value-type="float">
            <text:p>0.246672272276439</text:p>
          </table:table-cell>
          <table:table-cell table:style-name="ce4" table:formula="of:=[$redistribution_low.K84]" office:value-type="float" office:value="0.285552810981262" calcext:value-type="float">
            <text:p>0.285552810981262</text:p>
          </table:table-cell>
          <table:table-cell table:style-name="ce4" table:formula="of:=[$redistribution_low.L84]" office:value-type="float" office:value="0.249068387985632" calcext:value-type="float">
            <text:p>0.249068387985632</text:p>
          </table:table-cell>
          <table:table-cell table:style-name="ce4" table:formula="of:=[$redistribution_low.M84]" office:value-type="float" office:value="0.281161275891157" calcext:value-type="float">
            <text:p>0.281161275891157</text:p>
          </table:table-cell>
          <table:table-cell table:number-columns-repeated="47"/>
        </table:table-row>
        <table:table-row table:style-name="ro1">
          <table:table-cell table:style-name="ce4" table:formula="of:=[.A88]+1" office:value-type="float" office:value="132" calcext:value-type="float">
            <text:p>132</text:p>
          </table:table-cell>
          <table:table-cell table:style-name="ce4" table:formula="of:=[$Redistribution_high.J85]" office:value-type="float" office:value="0.229822725649698" calcext:value-type="float">
            <text:p>0.229822725649698</text:p>
          </table:table-cell>
          <table:table-cell table:style-name="ce4" table:formula="of:=[$Redistribution_high.K85]" office:value-type="float" office:value="0.260996772790714" calcext:value-type="float">
            <text:p>0.260996772790714</text:p>
          </table:table-cell>
          <table:table-cell table:style-name="ce4" table:formula="of:=[$Redistribution_high.L85]" office:value-type="float" office:value="0.233012232717978" calcext:value-type="float">
            <text:p>0.233012232717978</text:p>
          </table:table-cell>
          <table:table-cell table:style-name="ce4" table:formula="of:=[$Redistribution_high.M85]" office:value-type="float" office:value="0.255441958318244" calcext:value-type="float">
            <text:p>0.255441958318244</text:p>
          </table:table-cell>
          <table:table-cell/>
          <table:table-cell table:style-name="ce4"/>
          <table:table-cell table:style-name="ce4" table:formula="of:=[$Redistribution_central.J85]" office:value-type="float" office:value="0.242199329133965" calcext:value-type="float">
            <text:p>0.242199329133965</text:p>
          </table:table-cell>
          <table:table-cell table:style-name="ce4" table:formula="of:=[$Redistribution_central.K85]" office:value-type="float" office:value="0.267049488787187" calcext:value-type="float">
            <text:p>0.267049488787187</text:p>
          </table:table-cell>
          <table:table-cell table:style-name="ce4" table:formula="of:=[$Redistribution_central.L85]" office:value-type="float" office:value="0.245208830263585" calcext:value-type="float">
            <text:p>0.245208830263585</text:p>
          </table:table-cell>
          <table:table-cell table:style-name="ce4" table:formula="of:=[$Redistribution_central.M85]" office:value-type="float" office:value="0.261906505176531" calcext:value-type="float">
            <text:p>0.261906505176531</text:p>
          </table:table-cell>
          <table:table-cell table:number-columns-repeated="2"/>
          <table:table-cell table:style-name="ce4" table:formula="of:=[$redistribution_low.J85]" office:value-type="float" office:value="0.248257992600956" calcext:value-type="float">
            <text:p>0.248257992600956</text:p>
          </table:table-cell>
          <table:table-cell table:style-name="ce4" table:formula="of:=[$redistribution_low.K85]" office:value-type="float" office:value="0.29159509010685" calcext:value-type="float">
            <text:p>0.29159509010685</text:p>
          </table:table-cell>
          <table:table-cell table:style-name="ce4" table:formula="of:=[$redistribution_low.L85]" office:value-type="float" office:value="0.250117659939888" calcext:value-type="float">
            <text:p>0.250117659939888</text:p>
          </table:table-cell>
          <table:table-cell table:style-name="ce4" table:formula="of:=[$redistribution_low.M85]" office:value-type="float" office:value="0.288135072352709" calcext:value-type="float">
            <text:p>0.288135072352709</text:p>
          </table:table-cell>
          <table:table-cell table:number-columns-repeated="47"/>
        </table:table-row>
        <table:table-row table:style-name="ro1">
          <table:table-cell table:style-name="ce4" table:formula="of:=[.A89]+1" office:value-type="float" office:value="133" calcext:value-type="float">
            <text:p>133</text:p>
          </table:table-cell>
          <table:table-cell table:style-name="ce4" table:formula="of:=[$Redistribution_high.J86]" office:value-type="float" office:value="0.230054862324589" calcext:value-type="float">
            <text:p>0.230054862324589</text:p>
          </table:table-cell>
          <table:table-cell table:style-name="ce4" table:formula="of:=[$Redistribution_high.K86]" office:value-type="float" office:value="0.262052450024606" calcext:value-type="float">
            <text:p>0.262052450024606</text:p>
          </table:table-cell>
          <table:table-cell table:style-name="ce4" table:formula="of:=[$Redistribution_high.L86]" office:value-type="float" office:value="0.233874794304979" calcext:value-type="float">
            <text:p>0.233874794304979</text:p>
          </table:table-cell>
          <table:table-cell table:style-name="ce4" table:formula="of:=[$Redistribution_high.M86]" office:value-type="float" office:value="0.255507865679585" calcext:value-type="float">
            <text:p>0.255507865679585</text:p>
          </table:table-cell>
          <table:table-cell/>
          <table:table-cell table:style-name="ce4"/>
          <table:table-cell table:style-name="ce4" table:formula="of:=[$Redistribution_central.J86]" office:value-type="float" office:value="0.236941591694411" calcext:value-type="float">
            <text:p>0.236941591694411</text:p>
          </table:table-cell>
          <table:table-cell table:style-name="ce4" table:formula="of:=[$Redistribution_central.K86]" office:value-type="float" office:value="0.25890295813154" calcext:value-type="float">
            <text:p>0.25890295813154</text:p>
          </table:table-cell>
          <table:table-cell table:style-name="ce4" table:formula="of:=[$Redistribution_central.L86]" office:value-type="float" office:value="0.240727543658849" calcext:value-type="float">
            <text:p>0.240727543658849</text:p>
          </table:table-cell>
          <table:table-cell table:style-name="ce4" table:formula="of:=[$Redistribution_central.M86]" office:value-type="float" office:value="0.252644774824093" calcext:value-type="float">
            <text:p>0.252644774824093</text:p>
          </table:table-cell>
          <table:table-cell table:number-columns-repeated="2"/>
          <table:table-cell table:style-name="ce4" table:formula="of:=[$redistribution_low.J86]" office:value-type="float" office:value="0.241607383051667" calcext:value-type="float">
            <text:p>0.241607383051667</text:p>
          </table:table-cell>
          <table:table-cell table:style-name="ce4" table:formula="of:=[$redistribution_low.K86]" office:value-type="float" office:value="0.275574455953522" calcext:value-type="float">
            <text:p>0.275574455953522</text:p>
          </table:table-cell>
          <table:table-cell table:style-name="ce4" table:formula="of:=[$redistribution_low.L86]" office:value-type="float" office:value="0.244236907836143" calcext:value-type="float">
            <text:p>0.244236907836143</text:p>
          </table:table-cell>
          <table:table-cell table:style-name="ce4" table:formula="of:=[$redistribution_low.M86]" office:value-type="float" office:value="0.270897398862684" calcext:value-type="float">
            <text:p>0.270897398862684</text:p>
          </table:table-cell>
          <table:table-cell table:number-columns-repeated="47"/>
        </table:table-row>
        <table:table-row table:style-name="ro1">
          <table:table-cell table:style-name="ce4" table:formula="of:=[.A90]+1" office:value-type="float" office:value="134" calcext:value-type="float">
            <text:p>134</text:p>
          </table:table-cell>
          <table:table-cell table:style-name="ce4" table:formula="of:=[$Redistribution_high.J87]" office:value-type="float" office:value="0.226635241914973" calcext:value-type="float">
            <text:p>0.226635241914973</text:p>
          </table:table-cell>
          <table:table-cell table:style-name="ce4" table:formula="of:=[$Redistribution_high.K87]" office:value-type="float" office:value="0.257702474478143" calcext:value-type="float">
            <text:p>0.257702474478143</text:p>
          </table:table-cell>
          <table:table-cell table:style-name="ce4" table:formula="of:=[$Redistribution_high.L87]" office:value-type="float" office:value="0.229735881838383" calcext:value-type="float">
            <text:p>0.229735881838383</text:p>
          </table:table-cell>
          <table:table-cell table:style-name="ce4" table:formula="of:=[$Redistribution_high.M87]" office:value-type="float" office:value="0.252385984806704" calcext:value-type="float">
            <text:p>0.252385984806704</text:p>
          </table:table-cell>
          <table:table-cell/>
          <table:table-cell table:style-name="ce4"/>
          <table:table-cell table:style-name="ce4" table:formula="of:=[$Redistribution_central.J87]" office:value-type="float" office:value="0.242881552583996" calcext:value-type="float">
            <text:p>0.242881552583996</text:p>
          </table:table-cell>
          <table:table-cell table:style-name="ce4" table:formula="of:=[$Redistribution_central.K87]" office:value-type="float" office:value="0.274419316758827" calcext:value-type="float">
            <text:p>0.274419316758827</text:p>
          </table:table-cell>
          <table:table-cell table:style-name="ce4" table:formula="of:=[$Redistribution_central.L87]" office:value-type="float" office:value="0.245929362242151" calcext:value-type="float">
            <text:p>0.245929362242151</text:p>
          </table:table-cell>
          <table:table-cell table:style-name="ce4" table:formula="of:=[$Redistribution_central.M87]" office:value-type="float" office:value="0.26919545163058" calcext:value-type="float">
            <text:p>0.26919545163058</text:p>
          </table:table-cell>
          <table:table-cell table:number-columns-repeated="2"/>
          <table:table-cell table:style-name="ce4" table:formula="of:=[$redistribution_low.J87]" office:value-type="float" office:value="0.243875964502156" calcext:value-type="float">
            <text:p>0.243875964502156</text:p>
          </table:table-cell>
          <table:table-cell table:style-name="ce4" table:formula="of:=[$redistribution_low.K87]" office:value-type="float" office:value="0.270983777332933" calcext:value-type="float">
            <text:p>0.270983777332933</text:p>
          </table:table-cell>
          <table:table-cell table:style-name="ce4" table:formula="of:=[$redistribution_low.L87]" office:value-type="float" office:value="0.245751026408516" calcext:value-type="float">
            <text:p>0.245751026408516</text:p>
          </table:table-cell>
          <table:table-cell table:style-name="ce4" table:formula="of:=[$redistribution_low.M87]" office:value-type="float" office:value="0.267685356305644" calcext:value-type="float">
            <text:p>0.267685356305644</text:p>
          </table:table-cell>
          <table:table-cell table:number-columns-repeated="47"/>
        </table:table-row>
        <table:table-row table:style-name="ro1">
          <table:table-cell table:style-name="ce4" table:formula="of:=[.A91]+1" office:value-type="float" office:value="135" calcext:value-type="float">
            <text:p>135</text:p>
          </table:table-cell>
          <table:table-cell table:style-name="ce4" table:formula="of:=[$Redistribution_high.J88]" office:value-type="float" office:value="0.244198542695889" calcext:value-type="float">
            <text:p>0.244198542695889</text:p>
          </table:table-cell>
          <table:table-cell table:style-name="ce4" table:formula="of:=[$Redistribution_high.K88]" office:value-type="float" office:value="0.281691826590417" calcext:value-type="float">
            <text:p>0.281691826590417</text:p>
          </table:table-cell>
          <table:table-cell table:style-name="ce4" table:formula="of:=[$Redistribution_high.L88]" office:value-type="float" office:value="0.247785582639855" calcext:value-type="float">
            <text:p>0.247785582639855</text:p>
          </table:table-cell>
          <table:table-cell table:style-name="ce4" table:formula="of:=[$Redistribution_high.M88]" office:value-type="float" office:value="0.275468586564289" calcext:value-type="float">
            <text:p>0.275468586564289</text:p>
          </table:table-cell>
          <table:table-cell/>
          <table:table-cell table:style-name="ce4"/>
          <table:table-cell table:style-name="ce4" table:formula="of:=[$Redistribution_central.J88]" office:value-type="float" office:value="0.247437548735829" calcext:value-type="float">
            <text:p>0.247437548735829</text:p>
          </table:table-cell>
          <table:table-cell table:style-name="ce4" table:formula="of:=[$Redistribution_central.K88]" office:value-type="float" office:value="0.280655941511615" calcext:value-type="float">
            <text:p>0.280655941511615</text:p>
          </table:table-cell>
          <table:table-cell table:style-name="ce4" table:formula="of:=[$Redistribution_central.L88]" office:value-type="float" office:value="0.250549651572743" calcext:value-type="float">
            <text:p>0.250549651572743</text:p>
          </table:table-cell>
          <table:table-cell table:style-name="ce4" table:formula="of:=[$Redistribution_central.M88]" office:value-type="float" office:value="0.275270930164218" calcext:value-type="float">
            <text:p>0.275270930164218</text:p>
          </table:table-cell>
          <table:table-cell table:number-columns-repeated="2"/>
          <table:table-cell table:style-name="ce4" table:formula="of:=[$redistribution_low.J88]" office:value-type="float" office:value="0.25047981361928" calcext:value-type="float">
            <text:p>0.25047981361928</text:p>
          </table:table-cell>
          <table:table-cell table:style-name="ce4" table:formula="of:=[$redistribution_low.K88]" office:value-type="float" office:value="0.283267963909535" calcext:value-type="float">
            <text:p>0.283267963909535</text:p>
          </table:table-cell>
          <table:table-cell table:style-name="ce4" table:formula="of:=[$redistribution_low.L88]" office:value-type="float" office:value="0.25273357345691" calcext:value-type="float">
            <text:p>0.25273357345691</text:p>
          </table:table-cell>
          <table:table-cell table:style-name="ce4" table:formula="of:=[$redistribution_low.M88]" office:value-type="float" office:value="0.279203640028381" calcext:value-type="float">
            <text:p>0.279203640028381</text:p>
          </table:table-cell>
          <table:table-cell table:number-columns-repeated="47"/>
        </table:table-row>
        <table:table-row table:style-name="ro1">
          <table:table-cell table:style-name="ce4" table:formula="of:=[.A92]+1" office:value-type="float" office:value="136" calcext:value-type="float">
            <text:p>136</text:p>
          </table:table-cell>
          <table:table-cell table:style-name="ce4" table:formula="of:=[$Redistribution_high.J89]" office:value-type="float" office:value="0.234387649516209" calcext:value-type="float">
            <text:p>0.234387649516209</text:p>
          </table:table-cell>
          <table:table-cell table:style-name="ce4" table:formula="of:=[$Redistribution_high.K89]" office:value-type="float" office:value="0.271032967787128" calcext:value-type="float">
            <text:p>0.271032967787128</text:p>
          </table:table-cell>
          <table:table-cell table:style-name="ce4" table:formula="of:=[$Redistribution_high.L89]" office:value-type="float" office:value="0.237551677125659" calcext:value-type="float">
            <text:p>0.237551677125659</text:p>
          </table:table-cell>
          <table:table-cell table:style-name="ce4" table:formula="of:=[$Redistribution_high.M89]" office:value-type="float" office:value="0.265508848677354" calcext:value-type="float">
            <text:p>0.265508848677354</text:p>
          </table:table-cell>
          <table:table-cell/>
          <table:table-cell table:style-name="ce4"/>
          <table:table-cell table:style-name="ce4" table:formula="of:=[$Redistribution_central.J89]" office:value-type="float" office:value="0.249765763369718" calcext:value-type="float">
            <text:p>0.249765763369718</text:p>
          </table:table-cell>
          <table:table-cell table:style-name="ce4" table:formula="of:=[$Redistribution_central.K89]" office:value-type="float" office:value="0.283794075523099" calcext:value-type="float">
            <text:p>0.283794075523099</text:p>
          </table:table-cell>
          <table:table-cell table:style-name="ce4" table:formula="of:=[$Redistribution_central.L89]" office:value-type="float" office:value="0.253255442055918" calcext:value-type="float">
            <text:p>0.253255442055918</text:p>
          </table:table-cell>
          <table:table-cell table:style-name="ce4" table:formula="of:=[$Redistribution_central.M89]" office:value-type="float" office:value="0.277719084199342" calcext:value-type="float">
            <text:p>0.277719084199342</text:p>
          </table:table-cell>
          <table:table-cell table:number-columns-repeated="2"/>
          <table:table-cell table:style-name="ce4" table:formula="of:=[$redistribution_low.J89]" office:value-type="float" office:value="0.249213965772924" calcext:value-type="float">
            <text:p>0.249213965772924</text:p>
          </table:table-cell>
          <table:table-cell table:style-name="ce4" table:formula="of:=[$redistribution_low.K89]" office:value-type="float" office:value="0.291235139525542" calcext:value-type="float">
            <text:p>0.291235139525542</text:p>
          </table:table-cell>
          <table:table-cell table:style-name="ce4" table:formula="of:=[$redistribution_low.L89]" office:value-type="float" office:value="0.251538782918408" calcext:value-type="float">
            <text:p>0.251538782918408</text:p>
          </table:table-cell>
          <table:table-cell table:style-name="ce4" table:formula="of:=[$redistribution_low.M89]" office:value-type="float" office:value="0.286867956144967" calcext:value-type="float">
            <text:p>0.286867956144967</text:p>
          </table:table-cell>
          <table:table-cell table:number-columns-repeated="47"/>
        </table:table-row>
        <table:table-row table:style-name="ro1">
          <table:table-cell table:style-name="ce4" table:formula="of:=[.A93]+1" office:value-type="float" office:value="137" calcext:value-type="float">
            <text:p>137</text:p>
          </table:table-cell>
          <table:table-cell table:style-name="ce4" table:formula="of:=[$Redistribution_high.J90]" office:value-type="float" office:value="0.237094990744291" calcext:value-type="float">
            <text:p>0.237094990744291</text:p>
          </table:table-cell>
          <table:table-cell table:style-name="ce4" table:formula="of:=[$Redistribution_high.K90]" office:value-type="float" office:value="0.273824046573235" calcext:value-type="float">
            <text:p>0.273824046573235</text:p>
          </table:table-cell>
          <table:table-cell table:style-name="ce4" table:formula="of:=[$Redistribution_high.L90]" office:value-type="float" office:value="0.241031835533993" calcext:value-type="float">
            <text:p>0.241031835533993</text:p>
          </table:table-cell>
          <table:table-cell table:style-name="ce4" table:formula="of:=[$Redistribution_high.M90]" office:value-type="float" office:value="0.266936246543148" calcext:value-type="float">
            <text:p>0.266936246543148</text:p>
          </table:table-cell>
          <table:table-cell/>
          <table:table-cell table:style-name="ce4"/>
          <table:table-cell table:style-name="ce4" table:formula="of:=[$Redistribution_central.J90]" office:value-type="float" office:value="0.247412647722603" calcext:value-type="float">
            <text:p>0.247412647722603</text:p>
          </table:table-cell>
          <table:table-cell table:style-name="ce4" table:formula="of:=[$Redistribution_central.K90]" office:value-type="float" office:value="0.281512568379728" calcext:value-type="float">
            <text:p>0.281512568379728</text:p>
          </table:table-cell>
          <table:table-cell table:style-name="ce4" table:formula="of:=[$Redistribution_central.L90]" office:value-type="float" office:value="0.251789988863288" calcext:value-type="float">
            <text:p>0.251789988863288</text:p>
          </table:table-cell>
          <table:table-cell table:style-name="ce4" table:formula="of:=[$Redistribution_central.M90]" office:value-type="float" office:value="0.273958697562831" calcext:value-type="float">
            <text:p>0.273958697562831</text:p>
          </table:table-cell>
          <table:table-cell table:number-columns-repeated="2"/>
          <table:table-cell table:style-name="ce4" table:formula="of:=[$redistribution_low.J90]" office:value-type="float" office:value="0.246511247207396" calcext:value-type="float">
            <text:p>0.246511247207396</text:p>
          </table:table-cell>
          <table:table-cell table:style-name="ce4" table:formula="of:=[$redistribution_low.K90]" office:value-type="float" office:value="0.283546423486941" calcext:value-type="float">
            <text:p>0.283546423486941</text:p>
          </table:table-cell>
          <table:table-cell table:style-name="ce4" table:formula="of:=[$redistribution_low.L90]" office:value-type="float" office:value="0.249376598017668" calcext:value-type="float">
            <text:p>0.249376598017668</text:p>
          </table:table-cell>
          <table:table-cell table:style-name="ce4" table:formula="of:=[$redistribution_low.M90]" office:value-type="float" office:value="0.27834829963951" calcext:value-type="float">
            <text:p>0.27834829963951</text:p>
          </table:table-cell>
          <table:table-cell table:number-columns-repeated="47"/>
        </table:table-row>
        <table:table-row table:style-name="ro1">
          <table:table-cell table:style-name="ce4" table:formula="of:=[.A94]+1" office:value-type="float" office:value="138" calcext:value-type="float">
            <text:p>138</text:p>
          </table:table-cell>
          <table:table-cell table:style-name="ce4" table:formula="of:=[$Redistribution_high.J91]" office:value-type="float" office:value="0.232438663886183" calcext:value-type="float">
            <text:p>0.232438663886183</text:p>
          </table:table-cell>
          <table:table-cell table:style-name="ce4" table:formula="of:=[$Redistribution_high.K91]" office:value-type="float" office:value="0.271867082859582" calcext:value-type="float">
            <text:p>0.271867082859582</text:p>
          </table:table-cell>
          <table:table-cell table:style-name="ce4" table:formula="of:=[$Redistribution_high.L91]" office:value-type="float" office:value="0.235339165286345" calcext:value-type="float">
            <text:p>0.235339165286345</text:p>
          </table:table-cell>
          <table:table-cell table:style-name="ce4" table:formula="of:=[$Redistribution_high.M91]" office:value-type="float" office:value="0.266664828271723" calcext:value-type="float">
            <text:p>0.266664828271723</text:p>
          </table:table-cell>
          <table:table-cell/>
          <table:table-cell table:style-name="ce4"/>
          <table:table-cell table:style-name="ce4" table:formula="of:=[$Redistribution_central.J91]" office:value-type="float" office:value="0.243991102024622" calcext:value-type="float">
            <text:p>0.243991102024622</text:p>
          </table:table-cell>
          <table:table-cell table:style-name="ce4" table:formula="of:=[$Redistribution_central.K91]" office:value-type="float" office:value="0.279516976060248" calcext:value-type="float">
            <text:p>0.279516976060248</text:p>
          </table:table-cell>
          <table:table-cell table:style-name="ce4" table:formula="of:=[$Redistribution_central.L91]" office:value-type="float" office:value="0.245849850229535" calcext:value-type="float">
            <text:p>0.245849850229535</text:p>
          </table:table-cell>
          <table:table-cell table:style-name="ce4" table:formula="of:=[$Redistribution_central.M91]" office:value-type="float" office:value="0.276249835996233" calcext:value-type="float">
            <text:p>0.276249835996233</text:p>
          </table:table-cell>
          <table:table-cell table:number-columns-repeated="2"/>
          <table:table-cell table:style-name="ce4" table:formula="of:=[$redistribution_low.J91]" office:value-type="float" office:value="0.249912981620892" calcext:value-type="float">
            <text:p>0.249912981620892</text:p>
          </table:table-cell>
          <table:table-cell table:style-name="ce4" table:formula="of:=[$redistribution_low.K91]" office:value-type="float" office:value="0.294678178115153" calcext:value-type="float">
            <text:p>0.294678178115153</text:p>
          </table:table-cell>
          <table:table-cell table:style-name="ce4" table:formula="of:=[$redistribution_low.L91]" office:value-type="float" office:value="0.251743020421949" calcext:value-type="float">
            <text:p>0.251743020421949</text:p>
          </table:table-cell>
          <table:table-cell table:style-name="ce4" table:formula="of:=[$redistribution_low.M91]" office:value-type="float" office:value="0.29116954982197" calcext:value-type="float">
            <text:p>0.29116954982197</text:p>
          </table:table-cell>
          <table:table-cell table:number-columns-repeated="47"/>
        </table:table-row>
        <table:table-row table:style-name="ro1">
          <table:table-cell table:style-name="ce4" table:formula="of:=[.A95]+1" office:value-type="float" office:value="139" calcext:value-type="float">
            <text:p>139</text:p>
          </table:table-cell>
          <table:table-cell table:style-name="ce4" table:formula="of:=[$Redistribution_high.J92]" office:value-type="float" office:value="0.229396423559488" calcext:value-type="float">
            <text:p>0.229396423559488</text:p>
          </table:table-cell>
          <table:table-cell table:style-name="ce4" table:formula="of:=[$Redistribution_high.K92]" office:value-type="float" office:value="0.263045513105426" calcext:value-type="float">
            <text:p>0.263045513105426</text:p>
          </table:table-cell>
          <table:table-cell table:style-name="ce4" table:formula="of:=[$Redistribution_high.L92]" office:value-type="float" office:value="0.232082536767677" calcext:value-type="float">
            <text:p>0.232082536767677</text:p>
          </table:table-cell>
          <table:table-cell table:style-name="ce4" table:formula="of:=[$Redistribution_high.M92]" office:value-type="float" office:value="0.258291171276169" calcext:value-type="float">
            <text:p>0.258291171276169</text:p>
          </table:table-cell>
          <table:table-cell/>
          <table:table-cell table:style-name="ce4"/>
          <table:table-cell table:style-name="ce4" table:formula="of:=[$Redistribution_central.J92]" office:value-type="float" office:value="0.24301716974838" calcext:value-type="float">
            <text:p>0.24301716974838</text:p>
          </table:table-cell>
          <table:table-cell table:style-name="ce4" table:formula="of:=[$Redistribution_central.K92]" office:value-type="float" office:value="0.285101306999319" calcext:value-type="float">
            <text:p>0.285101306999319</text:p>
          </table:table-cell>
          <table:table-cell table:style-name="ce4" table:formula="of:=[$Redistribution_central.L92]" office:value-type="float" office:value="0.244859459511023" calcext:value-type="float">
            <text:p>0.244859459511023</text:p>
          </table:table-cell>
          <table:table-cell table:style-name="ce4" table:formula="of:=[$Redistribution_central.M92]" office:value-type="float" office:value="0.281792233794868" calcext:value-type="float">
            <text:p>0.281792233794868</text:p>
          </table:table-cell>
          <table:table-cell table:number-columns-repeated="2"/>
          <table:table-cell table:style-name="ce4" table:formula="of:=[$redistribution_low.J92]" office:value-type="float" office:value="0.253919374396171" calcext:value-type="float">
            <text:p>0.253919374396171</text:p>
          </table:table-cell>
          <table:table-cell table:style-name="ce4" table:formula="of:=[$redistribution_low.K92]" office:value-type="float" office:value="0.309029971287638" calcext:value-type="float">
            <text:p>0.309029971287638</text:p>
          </table:table-cell>
          <table:table-cell table:style-name="ce4" table:formula="of:=[$redistribution_low.L92]" office:value-type="float" office:value="0.255849019307631" calcext:value-type="float">
            <text:p>0.255849019307631</text:p>
          </table:table-cell>
          <table:table-cell table:style-name="ce4" table:formula="of:=[$redistribution_low.M92]" office:value-type="float" office:value="0.305235661834852" calcext:value-type="float">
            <text:p>0.305235661834852</text:p>
          </table:table-cell>
          <table:table-cell table:number-columns-repeated="47"/>
        </table:table-row>
        <table:table-row table:style-name="ro1">
          <table:table-cell table:style-name="ce4" table:formula="of:=[.A96]+1" office:value-type="float" office:value="140" calcext:value-type="float">
            <text:p>140</text:p>
          </table:table-cell>
          <table:table-cell table:style-name="ce4" table:formula="of:=[$Redistribution_high.J93]" office:value-type="float" office:value="0.225820774651256" calcext:value-type="float">
            <text:p>0.225820774651256</text:p>
          </table:table-cell>
          <table:table-cell table:style-name="ce4" table:formula="of:=[$Redistribution_high.K93]" office:value-type="float" office:value="0.253690352952528" calcext:value-type="float">
            <text:p>0.253690352952528</text:p>
          </table:table-cell>
          <table:table-cell table:style-name="ce4" table:formula="of:=[$Redistribution_high.L93]" office:value-type="float" office:value="0.227742115852456" calcext:value-type="float">
            <text:p>0.227742115852456</text:p>
          </table:table-cell>
          <table:table-cell table:style-name="ce4" table:formula="of:=[$Redistribution_high.M93]" office:value-type="float" office:value="0.250317392680826" calcext:value-type="float">
            <text:p>0.250317392680826</text:p>
          </table:table-cell>
          <table:table-cell/>
          <table:table-cell table:style-name="ce4"/>
          <table:table-cell table:style-name="ce4" table:formula="of:=[$Redistribution_central.J93]" office:value-type="float" office:value="0.235248018374316" calcext:value-type="float">
            <text:p>0.235248018374316</text:p>
          </table:table-cell>
          <table:table-cell table:style-name="ce4" table:formula="of:=[$Redistribution_central.K93]" office:value-type="float" office:value="0.274372651100777" calcext:value-type="float">
            <text:p>0.274372651100777</text:p>
          </table:table-cell>
          <table:table-cell table:style-name="ce4" table:formula="of:=[$Redistribution_central.L93]" office:value-type="float" office:value="0.236996940565472" calcext:value-type="float">
            <text:p>0.236996940565472</text:p>
          </table:table-cell>
          <table:table-cell table:style-name="ce4" table:formula="of:=[$Redistribution_central.M93]" office:value-type="float" office:value="0.271228757511714" calcext:value-type="float">
            <text:p>0.271228757511714</text:p>
          </table:table-cell>
          <table:table-cell table:number-columns-repeated="2"/>
          <table:table-cell table:style-name="ce4" table:formula="of:=[$redistribution_low.J93]" office:value-type="float" office:value="0.233210057221127" calcext:value-type="float">
            <text:p>0.233210057221127</text:p>
          </table:table-cell>
          <table:table-cell table:style-name="ce4" table:formula="of:=[$redistribution_low.K93]" office:value-type="float" office:value="0.2649739883201" calcext:value-type="float">
            <text:p>0.2649739883201</text:p>
          </table:table-cell>
          <table:table-cell table:style-name="ce4" table:formula="of:=[$redistribution_low.L93]" office:value-type="float" office:value="0.234619155800692" calcext:value-type="float">
            <text:p>0.234619155800692</text:p>
          </table:table-cell>
          <table:table-cell table:style-name="ce4" table:formula="of:=[$redistribution_low.M93]" office:value-type="float" office:value="0.262329973898405" calcext:value-type="float">
            <text:p>0.262329973898405</text:p>
          </table:table-cell>
          <table:table-cell table:number-columns-repeated="47"/>
        </table:table-row>
        <table:table-row table:style-name="ro1">
          <table:table-cell table:style-name="ce4" table:formula="of:=[.A97]+1" office:value-type="float" office:value="141" calcext:value-type="float">
            <text:p>141</text:p>
          </table:table-cell>
          <table:table-cell table:style-name="ce4" table:formula="of:=[$Redistribution_high.J94]" office:value-type="float" office:value="0.218278481425464" calcext:value-type="float">
            <text:p>0.218278481425464</text:p>
          </table:table-cell>
          <table:table-cell table:style-name="ce4" table:formula="of:=[$Redistribution_high.K94]" office:value-type="float" office:value="0.247393240558261" calcext:value-type="float">
            <text:p>0.247393240558261</text:p>
          </table:table-cell>
          <table:table-cell table:style-name="ce4" table:formula="of:=[$Redistribution_high.L94]" office:value-type="float" office:value="0.220686433841283" calcext:value-type="float">
            <text:p>0.220686433841283</text:p>
          </table:table-cell>
          <table:table-cell table:style-name="ce4" table:formula="of:=[$Redistribution_high.M94]" office:value-type="float" office:value="0.243152577826037" calcext:value-type="float">
            <text:p>0.243152577826037</text:p>
          </table:table-cell>
          <table:table-cell/>
          <table:table-cell table:style-name="ce4"/>
          <table:table-cell table:style-name="ce4" table:formula="of:=[$Redistribution_central.J94]" office:value-type="float" office:value="0.239761245557991" calcext:value-type="float">
            <text:p>0.239761245557991</text:p>
          </table:table-cell>
          <table:table-cell table:style-name="ce4" table:formula="of:=[$Redistribution_central.K94]" office:value-type="float" office:value="0.283335507605535" calcext:value-type="float">
            <text:p>0.283335507605535</text:p>
          </table:table-cell>
          <table:table-cell table:style-name="ce4" table:formula="of:=[$Redistribution_central.L94]" office:value-type="float" office:value="0.241906383547181" calcext:value-type="float">
            <text:p>0.241906383547181</text:p>
          </table:table-cell>
          <table:table-cell table:style-name="ce4" table:formula="of:=[$Redistribution_central.M94]" office:value-type="float" office:value="0.279445191281162" calcext:value-type="float">
            <text:p>0.279445191281162</text:p>
          </table:table-cell>
          <table:table-cell table:number-columns-repeated="2"/>
          <table:table-cell table:style-name="ce4" table:formula="of:=[$redistribution_low.J94]" office:value-type="float" office:value="0.240946874705504" calcext:value-type="float">
            <text:p>0.240946874705504</text:p>
          </table:table-cell>
          <table:table-cell table:style-name="ce4" table:formula="of:=[$redistribution_low.K94]" office:value-type="float" office:value="0.283079597127612" calcext:value-type="float">
            <text:p>0.283079597127612</text:p>
          </table:table-cell>
          <table:table-cell table:style-name="ce4" table:formula="of:=[$redistribution_low.L94]" office:value-type="float" office:value="0.242554550045532" calcext:value-type="float">
            <text:p>0.242554550045532</text:p>
          </table:table-cell>
          <table:table-cell table:style-name="ce4" table:formula="of:=[$redistribution_low.M94]" office:value-type="float" office:value="0.279889053265295" calcext:value-type="float">
            <text:p>0.279889053265295</text:p>
          </table:table-cell>
          <table:table-cell table:number-columns-repeated="47"/>
        </table:table-row>
        <table:table-row table:style-name="ro1">
          <table:table-cell table:style-name="ce4" table:formula="of:=[.A98]+1" office:value-type="float" office:value="142" calcext:value-type="float">
            <text:p>142</text:p>
          </table:table-cell>
          <table:table-cell table:style-name="ce4" table:formula="of:=[$Redistribution_high.J95]" office:value-type="float" office:value="0.222134277282233" calcext:value-type="float">
            <text:p>0.222134277282233</text:p>
          </table:table-cell>
          <table:table-cell table:style-name="ce4" table:formula="of:=[$Redistribution_high.K95]" office:value-type="float" office:value="0.249551159351397" calcext:value-type="float">
            <text:p>0.249551159351397</text:p>
          </table:table-cell>
          <table:table-cell table:style-name="ce4" table:formula="of:=[$Redistribution_high.L95]" office:value-type="float" office:value="0.224355064721551" calcext:value-type="float">
            <text:p>0.224355064721551</text:p>
          </table:table-cell>
          <table:table-cell table:style-name="ce4" table:formula="of:=[$Redistribution_high.M95]" office:value-type="float" office:value="0.245651915080992" calcext:value-type="float">
            <text:p>0.245651915080992</text:p>
          </table:table-cell>
          <table:table-cell/>
          <table:table-cell table:style-name="ce4"/>
          <table:table-cell table:style-name="ce4" table:formula="of:=[$Redistribution_central.J95]" office:value-type="float" office:value="0.232289573921455" calcext:value-type="float">
            <text:p>0.232289573921455</text:p>
          </table:table-cell>
          <table:table-cell table:style-name="ce4" table:formula="of:=[$Redistribution_central.K95]" office:value-type="float" office:value="0.273266465734613" calcext:value-type="float">
            <text:p>0.273266465734613</text:p>
          </table:table-cell>
          <table:table-cell table:style-name="ce4" table:formula="of:=[$Redistribution_central.L95]" office:value-type="float" office:value="0.234359961768172" calcext:value-type="float">
            <text:p>0.234359961768172</text:p>
          </table:table-cell>
          <table:table-cell table:style-name="ce4" table:formula="of:=[$Redistribution_central.M95]" office:value-type="float" office:value="0.269488283869951" calcext:value-type="float">
            <text:p>0.269488283869951</text:p>
          </table:table-cell>
          <table:table-cell table:number-columns-repeated="2"/>
          <table:table-cell table:style-name="ce4" table:formula="of:=[$redistribution_low.J95]" office:value-type="float" office:value="0.242790498275493" calcext:value-type="float">
            <text:p>0.242790498275493</text:p>
          </table:table-cell>
          <table:table-cell table:style-name="ce4" table:formula="of:=[$redistribution_low.K95]" office:value-type="float" office:value="0.287069313975034" calcext:value-type="float">
            <text:p>0.287069313975034</text:p>
          </table:table-cell>
          <table:table-cell table:style-name="ce4" table:formula="of:=[$redistribution_low.L95]" office:value-type="float" office:value="0.244003549456235" calcext:value-type="float">
            <text:p>0.244003549456235</text:p>
          </table:table-cell>
          <table:table-cell table:style-name="ce4" table:formula="of:=[$redistribution_low.M95]" office:value-type="float" office:value="0.284636320448808" calcext:value-type="float">
            <text:p>0.284636320448808</text:p>
          </table:table-cell>
          <table:table-cell table:number-columns-repeated="47"/>
        </table:table-row>
        <table:table-row table:style-name="ro1">
          <table:table-cell table:style-name="ce4" table:formula="of:=[.A99]+1" office:value-type="float" office:value="143" calcext:value-type="float">
            <text:p>143</text:p>
          </table:table-cell>
          <table:table-cell table:style-name="ce4" table:formula="of:=[$Redistribution_high.J96]" office:value-type="float" office:value="0.230092082602881" calcext:value-type="float">
            <text:p>0.230092082602881</text:p>
          </table:table-cell>
          <table:table-cell table:style-name="ce4" table:formula="of:=[$Redistribution_high.K96]" office:value-type="float" office:value="0.281619524347416" calcext:value-type="float">
            <text:p>0.281619524347416</text:p>
          </table:table-cell>
          <table:table-cell table:style-name="ce4" table:formula="of:=[$Redistribution_high.L96]" office:value-type="float" office:value="0.232344606960667" calcext:value-type="float">
            <text:p>0.232344606960667</text:p>
          </table:table-cell>
          <table:table-cell table:style-name="ce4" table:formula="of:=[$Redistribution_high.M96]" office:value-type="float" office:value="0.277298479065524" calcext:value-type="float">
            <text:p>0.277298479065524</text:p>
          </table:table-cell>
          <table:table-cell/>
          <table:table-cell table:style-name="ce4"/>
          <table:table-cell table:style-name="ce4" table:formula="of:=[$Redistribution_central.J96]" office:value-type="float" office:value="0.229948991672172" calcext:value-type="float">
            <text:p>0.229948991672172</text:p>
          </table:table-cell>
          <table:table-cell table:style-name="ce4" table:formula="of:=[$Redistribution_central.K96]" office:value-type="float" office:value="0.273297270811544" calcext:value-type="float">
            <text:p>0.273297270811544</text:p>
          </table:table-cell>
          <table:table-cell table:style-name="ce4" table:formula="of:=[$Redistribution_central.L96]" office:value-type="float" office:value="0.231590522609137" calcext:value-type="float">
            <text:p>0.231590522609137</text:p>
          </table:table-cell>
          <table:table-cell table:style-name="ce4" table:formula="of:=[$Redistribution_central.M96]" office:value-type="float" office:value="0.270281874986075" calcext:value-type="float">
            <text:p>0.270281874986075</text:p>
          </table:table-cell>
          <table:table-cell table:number-columns-repeated="2"/>
          <table:table-cell table:style-name="ce4" table:formula="of:=[$redistribution_low.J96]" office:value-type="float" office:value="0.225065831591803" calcext:value-type="float">
            <text:p>0.225065831591803</text:p>
          </table:table-cell>
          <table:table-cell table:style-name="ce4" table:formula="of:=[$redistribution_low.K96]" office:value-type="float" office:value="0.248783392744848" calcext:value-type="float">
            <text:p>0.248783392744848</text:p>
          </table:table-cell>
          <table:table-cell table:style-name="ce4" table:formula="of:=[$redistribution_low.L96]" office:value-type="float" office:value="0.226389705386666" calcext:value-type="float">
            <text:p>0.226389705386666</text:p>
          </table:table-cell>
          <table:table-cell table:style-name="ce4" table:formula="of:=[$redistribution_low.M96]" office:value-type="float" office:value="0.246318134247413" calcext:value-type="float">
            <text:p>0.246318134247413</text:p>
          </table:table-cell>
          <table:table-cell table:number-columns-repeated="47"/>
        </table:table-row>
        <table:table-row table:style-name="ro1">
          <table:table-cell table:style-name="ce4" table:formula="of:=[.A100]+1" office:value-type="float" office:value="144" calcext:value-type="float">
            <text:p>144</text:p>
          </table:table-cell>
          <table:table-cell table:style-name="ce4" table:formula="of:=[$Redistribution_high.J97]" office:value-type="float" office:value="0.223565733768831" calcext:value-type="float">
            <text:p>0.223565733768831</text:p>
          </table:table-cell>
          <table:table-cell table:style-name="ce4" table:formula="of:=[$Redistribution_high.K97]" office:value-type="float" office:value="0.273019685803503" calcext:value-type="float">
            <text:p>0.273019685803503</text:p>
          </table:table-cell>
          <table:table-cell table:style-name="ce4" table:formula="of:=[$Redistribution_high.L97]" office:value-type="float" office:value="0.225885945666559" calcext:value-type="float">
            <text:p>0.225885945666559</text:p>
          </table:table-cell>
          <table:table-cell table:style-name="ce4" table:formula="of:=[$Redistribution_high.M97]" office:value-type="float" office:value="0.268584195451237" calcext:value-type="float">
            <text:p>0.268584195451237</text:p>
          </table:table-cell>
          <table:table-cell/>
          <table:table-cell table:style-name="ce4"/>
          <table:table-cell table:style-name="ce4" table:formula="of:=[$Redistribution_central.J97]" office:value-type="float" office:value="0.239376294676716" calcext:value-type="float">
            <text:p>0.239376294676716</text:p>
          </table:table-cell>
          <table:table-cell table:style-name="ce4" table:formula="of:=[$Redistribution_central.K97]" office:value-type="float" office:value="0.280576239755414" calcext:value-type="float">
            <text:p>0.280576239755414</text:p>
          </table:table-cell>
          <table:table-cell table:style-name="ce4" table:formula="of:=[$Redistribution_central.L97]" office:value-type="float" office:value="0.240702812810276" calcext:value-type="float">
            <text:p>0.240702812810276</text:p>
          </table:table-cell>
          <table:table-cell table:style-name="ce4" table:formula="of:=[$Redistribution_central.M97]" office:value-type="float" office:value="0.278118381594031" calcext:value-type="float">
            <text:p>0.278118381594031</text:p>
          </table:table-cell>
          <table:table-cell table:number-columns-repeated="2"/>
          <table:table-cell table:style-name="ce4" table:formula="of:=[$redistribution_low.J97]" office:value-type="float" office:value="0.231955642011257" calcext:value-type="float">
            <text:p>0.231955642011257</text:p>
          </table:table-cell>
          <table:table-cell table:style-name="ce4" table:formula="of:=[$redistribution_low.K97]" office:value-type="float" office:value="0.266878963133376" calcext:value-type="float">
            <text:p>0.266878963133376</text:p>
          </table:table-cell>
          <table:table-cell table:style-name="ce4" table:formula="of:=[$redistribution_low.L97]" office:value-type="float" office:value="0.232710406119803" calcext:value-type="float">
            <text:p>0.232710406119803</text:p>
          </table:table-cell>
          <table:table-cell table:style-name="ce4" table:formula="of:=[$redistribution_low.M97]" office:value-type="float" office:value="0.265413220407636" calcext:value-type="float">
            <text:p>0.265413220407636</text:p>
          </table:table-cell>
          <table:table-cell table:number-columns-repeated="47"/>
        </table:table-row>
        <table:table-row table:style-name="ro1">
          <table:table-cell table:style-name="ce4" table:formula="of:=[.A101]+1" office:value-type="float" office:value="145" calcext:value-type="float">
            <text:p>145</text:p>
          </table:table-cell>
          <table:table-cell table:style-name="ce4" table:formula="of:=[$Redistribution_high.J98]" office:value-type="float" office:value="0.224105228747149" calcext:value-type="float">
            <text:p>0.224105228747149</text:p>
          </table:table-cell>
          <table:table-cell table:style-name="ce4" table:formula="of:=[$Redistribution_high.K98]" office:value-type="float" office:value="0.273399010666662" calcext:value-type="float">
            <text:p>0.273399010666662</text:p>
          </table:table-cell>
          <table:table-cell table:style-name="ce4" table:formula="of:=[$Redistribution_high.L98]" office:value-type="float" office:value="0.226073289876491" calcext:value-type="float">
            <text:p>0.226073289876491</text:p>
          </table:table-cell>
          <table:table-cell table:style-name="ce4" table:formula="of:=[$Redistribution_high.M98]" office:value-type="float" office:value="0.269642104137152" calcext:value-type="float">
            <text:p>0.269642104137152</text:p>
          </table:table-cell>
          <table:table-cell/>
          <table:table-cell table:style-name="ce4"/>
          <table:table-cell table:style-name="ce4" table:formula="of:=[$Redistribution_central.J98]" office:value-type="float" office:value="0.23183899753434" calcext:value-type="float">
            <text:p>0.23183899753434</text:p>
          </table:table-cell>
          <table:table-cell table:style-name="ce4" table:formula="of:=[$Redistribution_central.K98]" office:value-type="float" office:value="0.268360338848101" calcext:value-type="float">
            <text:p>0.268360338848101</text:p>
          </table:table-cell>
          <table:table-cell table:style-name="ce4" table:formula="of:=[$Redistribution_central.L98]" office:value-type="float" office:value="0.233715721686017" calcext:value-type="float">
            <text:p>0.233715721686017</text:p>
          </table:table-cell>
          <table:table-cell table:style-name="ce4" table:formula="of:=[$Redistribution_central.M98]" office:value-type="float" office:value="0.264904550475658" calcext:value-type="float">
            <text:p>0.264904550475658</text:p>
          </table:table-cell>
          <table:table-cell table:number-columns-repeated="2"/>
          <table:table-cell table:style-name="ce4" table:formula="of:=[$redistribution_low.J98]" office:value-type="float" office:value="0.233992348984759" calcext:value-type="float">
            <text:p>0.233992348984759</text:p>
          </table:table-cell>
          <table:table-cell table:style-name="ce4" table:formula="of:=[$redistribution_low.K98]" office:value-type="float" office:value="0.272372023344378" calcext:value-type="float">
            <text:p>0.272372023344378</text:p>
          </table:table-cell>
          <table:table-cell table:style-name="ce4" table:formula="of:=[$redistribution_low.L98]" office:value-type="float" office:value="0.235853531490571" calcext:value-type="float">
            <text:p>0.235853531490571</text:p>
          </table:table-cell>
          <table:table-cell table:style-name="ce4" table:formula="of:=[$redistribution_low.M98]" office:value-type="float" office:value="0.268675801652056" calcext:value-type="float">
            <text:p>0.268675801652056</text:p>
          </table:table-cell>
          <table:table-cell table:number-columns-repeated="47"/>
        </table:table-row>
        <table:table-row table:style-name="ro1">
          <table:table-cell table:style-name="ce4" table:formula="of:=[.A102]+1" office:value-type="float" office:value="146" calcext:value-type="float">
            <text:p>146</text:p>
          </table:table-cell>
          <table:table-cell table:style-name="ce4" table:formula="of:=[$Redistribution_high.J99]" office:value-type="float" office:value="0.228977648779464" calcext:value-type="float">
            <text:p>0.228977648779464</text:p>
          </table:table-cell>
          <table:table-cell table:style-name="ce4" table:formula="of:=[$Redistribution_high.K99]" office:value-type="float" office:value="0.282325758604682" calcext:value-type="float">
            <text:p>0.282325758604682</text:p>
          </table:table-cell>
          <table:table-cell table:style-name="ce4" table:formula="of:=[$Redistribution_high.L99]" office:value-type="float" office:value="0.230822022349052" calcext:value-type="float">
            <text:p>0.230822022349052</text:p>
          </table:table-cell>
          <table:table-cell table:style-name="ce4" table:formula="of:=[$Redistribution_high.M99]" office:value-type="float" office:value="0.278744132179515" calcext:value-type="float">
            <text:p>0.278744132179515</text:p>
          </table:table-cell>
          <table:table-cell/>
          <table:table-cell table:style-name="ce4"/>
          <table:table-cell table:style-name="ce4" table:formula="of:=[$Redistribution_central.J99]" office:value-type="float" office:value="0.23249426537734" calcext:value-type="float">
            <text:p>0.23249426537734</text:p>
          </table:table-cell>
          <table:table-cell table:style-name="ce4" table:formula="of:=[$Redistribution_central.K99]" office:value-type="float" office:value="0.255322783253165" calcext:value-type="float">
            <text:p>0.255322783253165</text:p>
          </table:table-cell>
          <table:table-cell table:style-name="ce4" table:formula="of:=[$Redistribution_central.L99]" office:value-type="float" office:value="0.233791979919984" calcext:value-type="float">
            <text:p>0.233791979919984</text:p>
          </table:table-cell>
          <table:table-cell table:style-name="ce4" table:formula="of:=[$Redistribution_central.M99]" office:value-type="float" office:value="0.253027504100851" calcext:value-type="float">
            <text:p>0.253027504100851</text:p>
          </table:table-cell>
          <table:table-cell table:number-columns-repeated="2"/>
          <table:table-cell table:style-name="ce4" table:formula="of:=[$redistribution_low.J99]" office:value-type="float" office:value="0.241442937756129" calcext:value-type="float">
            <text:p>0.241442937756129</text:p>
          </table:table-cell>
          <table:table-cell table:style-name="ce4" table:formula="of:=[$redistribution_low.K99]" office:value-type="float" office:value="0.273369704713656" calcext:value-type="float">
            <text:p>0.273369704713656</text:p>
          </table:table-cell>
          <table:table-cell table:style-name="ce4" table:formula="of:=[$redistribution_low.L99]" office:value-type="float" office:value="0.242829533855244" calcext:value-type="float">
            <text:p>0.242829533855244</text:p>
          </table:table-cell>
          <table:table-cell table:style-name="ce4" table:formula="of:=[$redistribution_low.M99]" office:value-type="float" office:value="0.270649602552354" calcext:value-type="float">
            <text:p>0.270649602552354</text:p>
          </table:table-cell>
          <table:table-cell table:number-columns-repeated="47"/>
        </table:table-row>
        <table:table-row table:style-name="ro1">
          <table:table-cell table:style-name="ce4" table:formula="of:=[.A103]+1" office:value-type="float" office:value="147" calcext:value-type="float">
            <text:p>147</text:p>
          </table:table-cell>
          <table:table-cell table:style-name="ce4" table:formula="of:=[$Redistribution_high.J100]" office:value-type="float" office:value="0.227321435597503" calcext:value-type="float">
            <text:p>0.227321435597503</text:p>
          </table:table-cell>
          <table:table-cell table:style-name="ce4" table:formula="of:=[$Redistribution_high.K100]" office:value-type="float" office:value="0.277818400228544" calcext:value-type="float">
            <text:p>0.277818400228544</text:p>
          </table:table-cell>
          <table:table-cell table:style-name="ce4" table:formula="of:=[$Redistribution_high.L100]" office:value-type="float" office:value="0.229045809283302" calcext:value-type="float">
            <text:p>0.229045809283302</text:p>
          </table:table-cell>
          <table:table-cell table:style-name="ce4" table:formula="of:=[$Redistribution_high.M100]" office:value-type="float" office:value="0.274499801853931" calcext:value-type="float">
            <text:p>0.274499801853931</text:p>
          </table:table-cell>
          <table:table-cell/>
          <table:table-cell table:style-name="ce4"/>
          <table:table-cell table:style-name="ce4" table:formula="of:=[$Redistribution_central.J100]" office:value-type="float" office:value="0.246460607659942" calcext:value-type="float">
            <text:p>0.246460607659942</text:p>
          </table:table-cell>
          <table:table-cell table:style-name="ce4" table:formula="of:=[$Redistribution_central.K100]" office:value-type="float" office:value="0.2981687769659" calcext:value-type="float">
            <text:p>0.2981687769659</text:p>
          </table:table-cell>
          <table:table-cell table:style-name="ce4" table:formula="of:=[$Redistribution_central.L100]" office:value-type="float" office:value="0.247497001093001" calcext:value-type="float">
            <text:p>0.247497001093001</text:p>
          </table:table-cell>
          <table:table-cell table:style-name="ce4" table:formula="of:=[$Redistribution_central.M100]" office:value-type="float" office:value="0.296131200355494" calcext:value-type="float">
            <text:p>0.296131200355494</text:p>
          </table:table-cell>
          <table:table-cell table:number-columns-repeated="2"/>
          <table:table-cell table:style-name="ce4" table:formula="of:=[$redistribution_low.J100]" office:value-type="float" office:value="0.246213244354804" calcext:value-type="float">
            <text:p>0.246213244354804</text:p>
          </table:table-cell>
          <table:table-cell table:style-name="ce4" table:formula="of:=[$redistribution_low.K100]" office:value-type="float" office:value="0.291144254819851" calcext:value-type="float">
            <text:p>0.291144254819851</text:p>
          </table:table-cell>
          <table:table-cell table:style-name="ce4" table:formula="of:=[$redistribution_low.L100]" office:value-type="float" office:value="0.247550299613521" calcext:value-type="float">
            <text:p>0.247550299613521</text:p>
          </table:table-cell>
          <table:table-cell table:style-name="ce4" table:formula="of:=[$redistribution_low.M100]" office:value-type="float" office:value="0.2884067605579" calcext:value-type="float">
            <text:p>0.2884067605579</text:p>
          </table:table-cell>
          <table:table-cell table:number-columns-repeated="47"/>
        </table:table-row>
        <table:table-row table:style-name="ro1">
          <table:table-cell table:style-name="ce4" table:formula="of:=[.A104]+1" office:value-type="float" office:value="148" calcext:value-type="float">
            <text:p>148</text:p>
          </table:table-cell>
          <table:table-cell table:style-name="ce4" table:formula="of:=[$Redistribution_high.J101]" office:value-type="float" office:value="0.227788754106915" calcext:value-type="float">
            <text:p>0.227788754106915</text:p>
          </table:table-cell>
          <table:table-cell table:style-name="ce4" table:formula="of:=[$Redistribution_high.K101]" office:value-type="float" office:value="0.274970383418725" calcext:value-type="float">
            <text:p>0.274970383418725</text:p>
          </table:table-cell>
          <table:table-cell table:style-name="ce4" table:formula="of:=[$Redistribution_high.L101]" office:value-type="float" office:value="0.229121383284489" calcext:value-type="float">
            <text:p>0.229121383284489</text:p>
          </table:table-cell>
          <table:table-cell table:style-name="ce4" table:formula="of:=[$Redistribution_high.M101]" office:value-type="float" office:value="0.272424683100109" calcext:value-type="float">
            <text:p>0.272424683100109</text:p>
          </table:table-cell>
          <table:table-cell/>
          <table:table-cell table:style-name="ce4"/>
          <table:table-cell table:style-name="ce4" table:formula="of:=[$Redistribution_central.J101]" office:value-type="float" office:value="0.239925453482631" calcext:value-type="float">
            <text:p>0.239925453482631</text:p>
          </table:table-cell>
          <table:table-cell table:style-name="ce4" table:formula="of:=[$Redistribution_central.K101]" office:value-type="float" office:value="0.287969755429556" calcext:value-type="float">
            <text:p>0.287969755429556</text:p>
          </table:table-cell>
          <table:table-cell table:style-name="ce4" table:formula="of:=[$Redistribution_central.L101]" office:value-type="float" office:value="0.241134569804802" calcext:value-type="float">
            <text:p>0.241134569804802</text:p>
          </table:table-cell>
          <table:table-cell table:style-name="ce4" table:formula="of:=[$Redistribution_central.M101]" office:value-type="float" office:value="0.28563197996122" calcext:value-type="float">
            <text:p>0.28563197996122</text:p>
          </table:table-cell>
          <table:table-cell table:number-columns-repeated="2"/>
          <table:table-cell table:style-name="ce4" table:formula="of:=[$redistribution_low.J101]" office:value-type="float" office:value="0.246314563933983" calcext:value-type="float">
            <text:p>0.246314563933983</text:p>
          </table:table-cell>
          <table:table-cell table:style-name="ce4" table:formula="of:=[$redistribution_low.K101]" office:value-type="float" office:value="0.305349570168614" calcext:value-type="float">
            <text:p>0.305349570168614</text:p>
          </table:table-cell>
          <table:table-cell table:style-name="ce4" table:formula="of:=[$redistribution_low.L101]" office:value-type="float" office:value="0.247777203561671" calcext:value-type="float">
            <text:p>0.247777203561671</text:p>
          </table:table-cell>
          <table:table-cell table:style-name="ce4" table:formula="of:=[$redistribution_low.M101]" office:value-type="float" office:value="0.302176831623755" calcext:value-type="float">
            <text:p>0.302176831623755</text:p>
          </table:table-cell>
          <table:table-cell table:number-columns-repeated="47"/>
        </table:table-row>
        <table:table-row table:style-name="ro1">
          <table:table-cell table:style-name="ce4" table:formula="of:=[.A105]+1" office:value-type="float" office:value="149" calcext:value-type="float">
            <text:p>149</text:p>
          </table:table-cell>
          <table:table-cell table:style-name="ce4" table:formula="of:=[$Redistribution_high.J102]" office:value-type="float" office:value="0.233759889913578" calcext:value-type="float">
            <text:p>0.233759889913578</text:p>
          </table:table-cell>
          <table:table-cell table:style-name="ce4" table:formula="of:=[$Redistribution_high.K102]" office:value-type="float" office:value="0.303458559060435" calcext:value-type="float">
            <text:p>0.303458559060435</text:p>
          </table:table-cell>
          <table:table-cell table:style-name="ce4" table:formula="of:=[$Redistribution_high.L102]" office:value-type="float" office:value="0.235484371059687" calcext:value-type="float">
            <text:p>0.235484371059687</text:p>
          </table:table-cell>
          <table:table-cell table:style-name="ce4" table:formula="of:=[$Redistribution_high.M102]" office:value-type="float" office:value="0.299995012289949" calcext:value-type="float">
            <text:p>0.299995012289949</text:p>
          </table:table-cell>
          <table:table-cell/>
          <table:table-cell table:style-name="ce4"/>
          <table:table-cell table:style-name="ce4" table:formula="of:=[$Redistribution_central.J102]" office:value-type="float" office:value="0.243564593784453" calcext:value-type="float">
            <text:p>0.243564593784453</text:p>
          </table:table-cell>
          <table:table-cell table:style-name="ce4" table:formula="of:=[$Redistribution_central.K102]" office:value-type="float" office:value="0.302825004859468" calcext:value-type="float">
            <text:p>0.302825004859468</text:p>
          </table:table-cell>
          <table:table-cell table:style-name="ce4" table:formula="of:=[$Redistribution_central.L102]" office:value-type="float" office:value="0.244847359000666" calcext:value-type="float">
            <text:p>0.244847359000666</text:p>
          </table:table-cell>
          <table:table-cell table:style-name="ce4" table:formula="of:=[$Redistribution_central.M102]" office:value-type="float" office:value="0.300220185556118" calcext:value-type="float">
            <text:p>0.300220185556118</text:p>
          </table:table-cell>
          <table:table-cell table:number-columns-repeated="2"/>
          <table:table-cell table:style-name="ce4" table:formula="of:=[$redistribution_low.J102]" office:value-type="float" office:value="0.257703936966784" calcext:value-type="float">
            <text:p>0.257703936966784</text:p>
          </table:table-cell>
          <table:table-cell table:style-name="ce4" table:formula="of:=[$redistribution_low.K102]" office:value-type="float" office:value="0.32802327736988" calcext:value-type="float">
            <text:p>0.32802327736988</text:p>
          </table:table-cell>
          <table:table-cell table:style-name="ce4" table:formula="of:=[$redistribution_low.L102]" office:value-type="float" office:value="0.259678578272132" calcext:value-type="float">
            <text:p>0.259678578272132</text:p>
          </table:table-cell>
          <table:table-cell table:style-name="ce4" table:formula="of:=[$redistribution_low.M102]" office:value-type="float" office:value="0.323666958588863" calcext:value-type="float">
            <text:p>0.323666958588863</text:p>
          </table:table-cell>
          <table:table-cell table:number-columns-repeated="47"/>
        </table:table-row>
        <table:table-row table:style-name="ro1">
          <table:table-cell table:style-name="ce4" table:formula="of:=[.A106]+1" office:value-type="float" office:value="150" calcext:value-type="float">
            <text:p>150</text:p>
          </table:table-cell>
          <table:table-cell table:style-name="ce4" table:formula="of:=[$Redistribution_high.J103]" office:value-type="float" office:value="0.231180297441042" calcext:value-type="float">
            <text:p>0.231180297441042</text:p>
          </table:table-cell>
          <table:table-cell table:style-name="ce4" table:formula="of:=[$Redistribution_high.K103]" office:value-type="float" office:value="0.282448776069775" calcext:value-type="float">
            <text:p>0.282448776069775</text:p>
          </table:table-cell>
          <table:table-cell table:style-name="ce4" table:formula="of:=[$Redistribution_high.L103]" office:value-type="float" office:value="0.233244529162666" calcext:value-type="float">
            <text:p>0.233244529162666</text:p>
          </table:table-cell>
          <table:table-cell table:style-name="ce4" table:formula="of:=[$Redistribution_high.M103]" office:value-type="float" office:value="0.278460605980867" calcext:value-type="float">
            <text:p>0.278460605980867</text:p>
          </table:table-cell>
          <table:table-cell/>
          <table:table-cell table:style-name="ce4"/>
          <table:table-cell table:style-name="ce4" table:formula="of:=[$Redistribution_central.J103]" office:value-type="float" office:value="0.245109708501405" calcext:value-type="float">
            <text:p>0.245109708501405</text:p>
          </table:table-cell>
          <table:table-cell table:style-name="ce4" table:formula="of:=[$Redistribution_central.K103]" office:value-type="float" office:value="0.299540420476609" calcext:value-type="float">
            <text:p>0.299540420476609</text:p>
          </table:table-cell>
          <table:table-cell table:style-name="ce4" table:formula="of:=[$Redistribution_central.L103]" office:value-type="float" office:value="0.246314878457883" calcext:value-type="float">
            <text:p>0.246314878457883</text:p>
          </table:table-cell>
          <table:table-cell table:style-name="ce4" table:formula="of:=[$Redistribution_central.M103]" office:value-type="float" office:value="0.297159615659896" calcext:value-type="float">
            <text:p>0.297159615659896</text:p>
          </table:table-cell>
          <table:table-cell table:number-columns-repeated="2"/>
          <table:table-cell table:style-name="ce4" table:formula="of:=[$redistribution_low.J103]" office:value-type="float" office:value="0.252067239566298" calcext:value-type="float">
            <text:p>0.252067239566298</text:p>
          </table:table-cell>
          <table:table-cell table:style-name="ce4" table:formula="of:=[$redistribution_low.K103]" office:value-type="float" office:value="0.328972166829071" calcext:value-type="float">
            <text:p>0.328972166829071</text:p>
          </table:table-cell>
          <table:table-cell table:style-name="ce4" table:formula="of:=[$redistribution_low.L103]" office:value-type="float" office:value="0.253618068494322" calcext:value-type="float">
            <text:p>0.253618068494322</text:p>
          </table:table-cell>
          <table:table-cell table:style-name="ce4" table:formula="of:=[$redistribution_low.M103]" office:value-type="float" office:value="0.325389486442216" calcext:value-type="float">
            <text:p>0.325389486442216</text:p>
          </table:table-cell>
          <table:table-cell table:number-columns-repeated="47"/>
        </table:table-row>
        <table:table-row table:style-name="ro1">
          <table:table-cell table:style-name="ce4" table:formula="of:=[.A107]+1" office:value-type="float" office:value="151" calcext:value-type="float">
            <text:p>151</text:p>
          </table:table-cell>
          <table:table-cell table:style-name="ce4" table:formula="of:=[$Redistribution_high.J104]" office:value-type="float" office:value="0.237391172328551" calcext:value-type="float">
            <text:p>0.237391172328551</text:p>
          </table:table-cell>
          <table:table-cell table:style-name="ce4" table:formula="of:=[$Redistribution_high.K104]" office:value-type="float" office:value="0.285443365039227" calcext:value-type="float">
            <text:p>0.285443365039227</text:p>
          </table:table-cell>
          <table:table-cell table:style-name="ce4" table:formula="of:=[$Redistribution_high.L104]" office:value-type="float" office:value="0.238889445281754" calcext:value-type="float">
            <text:p>0.238889445281754</text:p>
          </table:table-cell>
          <table:table-cell table:style-name="ce4" table:formula="of:=[$Redistribution_high.M104]" office:value-type="float" office:value="0.282567408746498" calcext:value-type="float">
            <text:p>0.282567408746498</text:p>
          </table:table-cell>
          <table:table-cell/>
          <table:table-cell table:style-name="ce4"/>
          <table:table-cell table:style-name="ce4" table:formula="of:=[$Redistribution_central.J104]" office:value-type="float" office:value="0.2461873640877" calcext:value-type="float">
            <text:p>0.2461873640877</text:p>
          </table:table-cell>
          <table:table-cell table:style-name="ce4" table:formula="of:=[$Redistribution_central.K104]" office:value-type="float" office:value="0.295432240102415" calcext:value-type="float">
            <text:p>0.295432240102415</text:p>
          </table:table-cell>
          <table:table-cell table:style-name="ce4" table:formula="of:=[$Redistribution_central.L104]" office:value-type="float" office:value="0.247021175388339" calcext:value-type="float">
            <text:p>0.247021175388339</text:p>
          </table:table-cell>
          <table:table-cell table:style-name="ce4" table:formula="of:=[$Redistribution_central.M104]" office:value-type="float" office:value="0.293729959257432" calcext:value-type="float">
            <text:p>0.293729959257432</text:p>
          </table:table-cell>
          <table:table-cell table:number-columns-repeated="2"/>
          <table:table-cell table:style-name="ce4" table:formula="of:=[$redistribution_low.J104]" office:value-type="float" office:value="0.243872142570299" calcext:value-type="float">
            <text:p>0.243872142570299</text:p>
          </table:table-cell>
          <table:table-cell table:style-name="ce4" table:formula="of:=[$redistribution_low.K104]" office:value-type="float" office:value="0.311770696031368" calcext:value-type="float">
            <text:p>0.311770696031368</text:p>
          </table:table-cell>
          <table:table-cell table:style-name="ce4" table:formula="of:=[$redistribution_low.L104]" office:value-type="float" office:value="0.245486047003262" calcext:value-type="float">
            <text:p>0.245486047003262</text:p>
          </table:table-cell>
          <table:table-cell table:style-name="ce4" table:formula="of:=[$redistribution_low.M104]" office:value-type="float" office:value="0.30811759316552" calcext:value-type="float">
            <text:p>0.30811759316552</text:p>
          </table:table-cell>
          <table:table-cell table:number-columns-repeated="47"/>
        </table:table-row>
        <table:table-row table:style-name="ro1">
          <table:table-cell table:style-name="ce4" table:formula="of:=[.A108]+1" office:value-type="float" office:value="152" calcext:value-type="float">
            <text:p>152</text:p>
          </table:table-cell>
          <table:table-cell table:style-name="ce4" table:formula="of:=[$Redistribution_high.J105]" office:value-type="float" office:value="0.242841328289134" calcext:value-type="float">
            <text:p>0.242841328289134</text:p>
          </table:table-cell>
          <table:table-cell table:style-name="ce4" table:formula="of:=[$Redistribution_high.K105]" office:value-type="float" office:value="0.288854883512496" calcext:value-type="float">
            <text:p>0.288854883512496</text:p>
          </table:table-cell>
          <table:table-cell table:style-name="ce4" table:formula="of:=[$Redistribution_high.L105]" office:value-type="float" office:value="0.24450512776014" calcext:value-type="float">
            <text:p>0.24450512776014</text:p>
          </table:table-cell>
          <table:table-cell table:style-name="ce4" table:formula="of:=[$Redistribution_high.M105]" office:value-type="float" office:value="0.285613002170939" calcext:value-type="float">
            <text:p>0.285613002170939</text:p>
          </table:table-cell>
          <table:table-cell/>
          <table:table-cell table:style-name="ce4"/>
          <table:table-cell table:style-name="ce4" table:formula="of:=[$Redistribution_central.J105]" office:value-type="float" office:value="0.24628087655191" calcext:value-type="float">
            <text:p>0.24628087655191</text:p>
          </table:table-cell>
          <table:table-cell table:style-name="ce4" table:formula="of:=[$Redistribution_central.K105]" office:value-type="float" office:value="0.300888166308466" calcext:value-type="float">
            <text:p>0.300888166308466</text:p>
          </table:table-cell>
          <table:table-cell table:style-name="ce4" table:formula="of:=[$Redistribution_central.L105]" office:value-type="float" office:value="0.247889997968065" calcext:value-type="float">
            <text:p>0.247889997968065</text:p>
          </table:table-cell>
          <table:table-cell table:style-name="ce4" table:formula="of:=[$Redistribution_central.M105]" office:value-type="float" office:value="0.297636892179357" calcext:value-type="float">
            <text:p>0.297636892179357</text:p>
          </table:table-cell>
          <table:table-cell table:number-columns-repeated="2"/>
          <table:table-cell table:style-name="ce4" table:formula="of:=[$redistribution_low.J105]" office:value-type="float" office:value="0.252209304207116" calcext:value-type="float">
            <text:p>0.252209304207116</text:p>
          </table:table-cell>
          <table:table-cell table:style-name="ce4" table:formula="of:=[$redistribution_low.K105]" office:value-type="float" office:value="0.306643058414069" calcext:value-type="float">
            <text:p>0.306643058414069</text:p>
          </table:table-cell>
          <table:table-cell table:style-name="ce4" table:formula="of:=[$redistribution_low.L105]" office:value-type="float" office:value="0.254179449023071" calcext:value-type="float">
            <text:p>0.254179449023071</text:p>
          </table:table-cell>
          <table:table-cell table:style-name="ce4" table:formula="of:=[$redistribution_low.M105]" office:value-type="float" office:value="0.302421525610699" calcext:value-type="float">
            <text:p>0.302421525610699</text:p>
          </table:table-cell>
          <table:table-cell table:number-columns-repeated="4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 yearly" table:style-name="ta8">
        <table:table-column table:style-name="co6" table:number-columns-repeated="5" table:default-cell-style-name="ce3"/>
        <table:table-column table:style-name="co2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0" table:formula="of:=AVERAGE([$'Top 10% share'.C6:.C9])" office:value-type="percentage" office:value="0.255531059337134" calcext:value-type="percentage">
            <text:p>26%</text:p>
          </table:table-cell>
          <table:table-cell table:style-name="ce10" table:formula="of:=AVERAGE([$'Top 10% share'.D5:.D8])" office:value-type="percentage" office:value="0.232882724904575" calcext:value-type="percentage">
            <text:p>23%</text:p>
          </table:table-cell>
          <table:table-cell table:style-name="ce10" table:formula="of:=AVERAGE([$'Top 10% share'.E5:.E8])" office:value-type="percentage" office:value="0.238700462702808" calcext:value-type="percentage">
            <text:p>24%</text:p>
          </table:table-cell>
          <table:table-cell table:style-name="ce10" table:formula="of:=AVERAGE([$'Top 10% share'.B5:.B8])" office:value-type="percentage" office:value="0.225059699133927" calcext:value-type="percentage">
            <text:p>23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0" table:formula="of:=AVERAGE([$'Top 10% share'.I5:.I8])" office:value-type="percentage" office:value="0.247625439206508" calcext:value-type="percentage">
            <text:p>25%</text:p>
          </table:table-cell>
          <table:table-cell table:style-name="ce10" table:formula="of:=AVERAGE([$'Top 10% share'.J5:.J8])" office:value-type="percentage" office:value="0.232882724904575" calcext:value-type="percentage">
            <text:p>23%</text:p>
          </table:table-cell>
          <table:table-cell table:style-name="ce10" table:formula="of:=AVERAGE([$'Top 10% share'.K5:.K8])" office:value-type="percentage" office:value="0.238700462702808" calcext:value-type="percentage">
            <text:p>24%</text:p>
          </table:table-cell>
          <table:table-cell table:style-name="ce10" table:formula="of:=AVERAGE([$'Top 10% share'.H5:.H8])" office:value-type="percentage" office:value="0.225059699133927" calcext:value-type="percentage">
            <text:p>23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0" table:formula="of:=AVERAGE([$'Top 10% share'.O5:.O8])" office:value-type="percentage" office:value="0.247625439206508" calcext:value-type="percentage">
            <text:p>25%</text:p>
          </table:table-cell>
          <table:table-cell table:style-name="ce10" table:formula="of:=AVERAGE([$'Top 10% share'.P5:.P8])" office:value-type="percentage" office:value="0.232882724904575" calcext:value-type="percentage">
            <text:p>23%</text:p>
          </table:table-cell>
          <table:table-cell table:style-name="ce10" table:formula="of:=AVERAGE([$'Top 10% share'.Q5:.Q8])" office:value-type="percentage" office:value="0.238700462702808" calcext:value-type="percentage">
            <text:p>24%</text:p>
          </table:table-cell>
          <table:table-cell table:style-name="ce10" table:formula="of:=AVERAGE([$'Top 10% share'.N5:.N8])" office:value-type="percentage" office:value="0.22505969913392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0" table:formula="of:=AVERAGE([$'Top 10% share'.C9:.C12])" office:value-type="percentage" office:value="0.254246533179496" calcext:value-type="percentage">
            <text:p>25%</text:p>
          </table:table-cell>
          <table:table-cell table:style-name="ce10" table:formula="of:=AVERAGE([$'Top 10% share'.D9:.D12])" office:value-type="percentage" office:value="0.237256123906435" calcext:value-type="percentage">
            <text:p>24%</text:p>
          </table:table-cell>
          <table:table-cell table:style-name="ce10" table:formula="of:=AVERAGE([$'Top 10% share'.E9:.E12])" office:value-type="percentage" office:value="0.243438637818645" calcext:value-type="percentage">
            <text:p>24%</text:p>
          </table:table-cell>
          <table:table-cell table:style-name="ce10" table:formula="of:=AVERAGE([$'Top 10% share'.B9:.B12])" office:value-type="percentage" office:value="0.229622781021921" calcext:value-type="percentage">
            <text:p>23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0" table:formula="of:=AVERAGE([$'Top 10% share'.I9:.I12])" office:value-type="percentage" office:value="0.254246533179496" calcext:value-type="percentage">
            <text:p>25%</text:p>
          </table:table-cell>
          <table:table-cell table:style-name="ce10" table:formula="of:=AVERAGE([$'Top 10% share'.J9:.J12])" office:value-type="percentage" office:value="0.237256123906435" calcext:value-type="percentage">
            <text:p>24%</text:p>
          </table:table-cell>
          <table:table-cell table:style-name="ce10" table:formula="of:=AVERAGE([$'Top 10% share'.K9:.K12])" office:value-type="percentage" office:value="0.243438637818645" calcext:value-type="percentage">
            <text:p>24%</text:p>
          </table:table-cell>
          <table:table-cell table:style-name="ce10" table:formula="of:=AVERAGE([$'Top 10% share'.H9:.H12])" office:value-type="percentage" office:value="0.229622781021921" calcext:value-type="percentage">
            <text:p>23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0" table:formula="of:=AVERAGE([$'Top 10% share'.O9:.O12])" office:value-type="percentage" office:value="0.254246533179496" calcext:value-type="percentage">
            <text:p>25%</text:p>
          </table:table-cell>
          <table:table-cell table:style-name="ce10" table:formula="of:=AVERAGE([$'Top 10% share'.P9:.P12])" office:value-type="percentage" office:value="0.237256123906435" calcext:value-type="percentage">
            <text:p>24%</text:p>
          </table:table-cell>
          <table:table-cell table:style-name="ce10" table:formula="of:=AVERAGE([$'Top 10% share'.Q9:.Q12])" office:value-type="percentage" office:value="0.243438637818645" calcext:value-type="percentage">
            <text:p>24%</text:p>
          </table:table-cell>
          <table:table-cell table:style-name="ce10" table:formula="of:=AVERAGE([$'Top 10% share'.N9:.N12])" office:value-type="percentage" office:value="0.22962278102192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0" table:formula="of:=AVERAGE([$'Top 10% share'.C13:.C16])" office:value-type="percentage" office:value="0.246783853800144" calcext:value-type="percentage">
            <text:p>25%</text:p>
          </table:table-cell>
          <table:table-cell table:style-name="ce10" table:formula="of:=AVERAGE([$'Top 10% share'.D13:.D16])" office:value-type="percentage" office:value="0.230832861055626" calcext:value-type="percentage">
            <text:p>23%</text:p>
          </table:table-cell>
          <table:table-cell table:style-name="ce10" table:formula="of:=AVERAGE([$'Top 10% share'.E13:.E16])" office:value-type="percentage" office:value="0.231515282875009" calcext:value-type="percentage">
            <text:p>23%</text:p>
          </table:table-cell>
          <table:table-cell table:style-name="ce10" table:formula="of:=AVERAGE([$'Top 10% share'.B13:.B16])" office:value-type="percentage" office:value="0.220125180938829" calcext:value-type="percentage">
            <text:p>22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0" table:formula="of:=AVERAGE([$'Top 10% share'.I13:.I16])" office:value-type="percentage" office:value="0.246783853800144" calcext:value-type="percentage">
            <text:p>25%</text:p>
          </table:table-cell>
          <table:table-cell table:style-name="ce10" table:formula="of:=AVERAGE([$'Top 10% share'.J13:.J16])" office:value-type="percentage" office:value="0.230832861055626" calcext:value-type="percentage">
            <text:p>23%</text:p>
          </table:table-cell>
          <table:table-cell table:style-name="ce10" table:formula="of:=AVERAGE([$'Top 10% share'.K13:.K16])" office:value-type="percentage" office:value="0.231515282875009" calcext:value-type="percentage">
            <text:p>23%</text:p>
          </table:table-cell>
          <table:table-cell table:style-name="ce10" table:formula="of:=AVERAGE([$'Top 10% share'.H13:.H16])" office:value-type="percentage" office:value="0.220125180938829" calcext:value-type="percentage">
            <text:p>22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0" table:formula="of:=AVERAGE([$'Top 10% share'.O13:.O16])" office:value-type="percentage" office:value="0.246783853800144" calcext:value-type="percentage">
            <text:p>25%</text:p>
          </table:table-cell>
          <table:table-cell table:style-name="ce10" table:formula="of:=AVERAGE([$'Top 10% share'.P13:.P16])" office:value-type="percentage" office:value="0.230832861055626" calcext:value-type="percentage">
            <text:p>23%</text:p>
          </table:table-cell>
          <table:table-cell table:style-name="ce10" table:formula="of:=AVERAGE([$'Top 10% share'.Q13:.Q16])" office:value-type="percentage" office:value="0.231515282875009" calcext:value-type="percentage">
            <text:p>23%</text:p>
          </table:table-cell>
          <table:table-cell table:style-name="ce10" table:formula="of:=AVERAGE([$'Top 10% share'.N13:.N16])" office:value-type="percentage" office:value="0.220125180938829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0" table:formula="of:=AVERAGE([$'Top 10% share'.C17:.C20])" office:value-type="percentage" office:value="0.243749549727887" calcext:value-type="percentage">
            <text:p>24%</text:p>
          </table:table-cell>
          <table:table-cell table:style-name="ce10" table:formula="of:=AVERAGE([$'Top 10% share'.D17:.D20])" office:value-type="percentage" office:value="0.227673879765844" calcext:value-type="percentage">
            <text:p>23%</text:p>
          </table:table-cell>
          <table:table-cell table:style-name="ce10" table:formula="of:=AVERAGE([$'Top 10% share'.E17:.E20])" office:value-type="percentage" office:value="0.22881060172262" calcext:value-type="percentage">
            <text:p>23%</text:p>
          </table:table-cell>
          <table:table-cell table:style-name="ce10" table:formula="of:=AVERAGE([$'Top 10% share'.B17:.B20])" office:value-type="percentage" office:value="0.217185399095358" calcext:value-type="percentage">
            <text:p>22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0" table:formula="of:=AVERAGE([$'Top 10% share'.I17:.I20])" office:value-type="percentage" office:value="0.243749549727887" calcext:value-type="percentage">
            <text:p>24%</text:p>
          </table:table-cell>
          <table:table-cell table:style-name="ce10" table:formula="of:=AVERAGE([$'Top 10% share'.J17:.J20])" office:value-type="percentage" office:value="0.227673879765844" calcext:value-type="percentage">
            <text:p>23%</text:p>
          </table:table-cell>
          <table:table-cell table:style-name="ce10" table:formula="of:=AVERAGE([$'Top 10% share'.K17:.K20])" office:value-type="percentage" office:value="0.22881060172262" calcext:value-type="percentage">
            <text:p>23%</text:p>
          </table:table-cell>
          <table:table-cell table:style-name="ce10" table:formula="of:=AVERAGE([$'Top 10% share'.H17:.H20])" office:value-type="percentage" office:value="0.217185399095358" calcext:value-type="percentage">
            <text:p>22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0" table:formula="of:=AVERAGE([$'Top 10% share'.O17:.O20])" office:value-type="percentage" office:value="0.243749549727887" calcext:value-type="percentage">
            <text:p>24%</text:p>
          </table:table-cell>
          <table:table-cell table:style-name="ce10" table:formula="of:=AVERAGE([$'Top 10% share'.P17:.P20])" office:value-type="percentage" office:value="0.227673879765844" calcext:value-type="percentage">
            <text:p>23%</text:p>
          </table:table-cell>
          <table:table-cell table:style-name="ce10" table:formula="of:=AVERAGE([$'Top 10% share'.Q17:.Q20])" office:value-type="percentage" office:value="0.22881060172262" calcext:value-type="percentage">
            <text:p>23%</text:p>
          </table:table-cell>
          <table:table-cell table:style-name="ce10" table:formula="of:=AVERAGE([$'Top 10% share'.N17:.N20])" office:value-type="percentage" office:value="0.21718539909535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0" table:formula="of:=AVERAGE([$'Top 10% share'.C21:.C24])" office:value-type="percentage" office:value="0.253506240637629" calcext:value-type="percentage">
            <text:p>25%</text:p>
          </table:table-cell>
          <table:table-cell table:style-name="ce10" table:formula="of:=AVERAGE([$'Top 10% share'.D21:.D24])" office:value-type="percentage" office:value="0.231813264584711" calcext:value-type="percentage">
            <text:p>23%</text:p>
          </table:table-cell>
          <table:table-cell table:style-name="ce10" table:formula="of:=AVERAGE([$'Top 10% share'.E21:.E24])" office:value-type="percentage" office:value="0.23784194831346" calcext:value-type="percentage">
            <text:p>24%</text:p>
          </table:table-cell>
          <table:table-cell table:style-name="ce10" table:formula="of:=AVERAGE([$'Top 10% share'.B21:.B24])" office:value-type="percentage" office:value="0.220977760291597" calcext:value-type="percentage">
            <text:p>22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0" table:formula="of:=AVERAGE([$'Top 10% share'.I21:.I24])" office:value-type="percentage" office:value="0.253517620500258" calcext:value-type="percentage">
            <text:p>25%</text:p>
          </table:table-cell>
          <table:table-cell table:style-name="ce10" table:formula="of:=AVERAGE([$'Top 10% share'.J21:.J24])" office:value-type="percentage" office:value="0.231826922996074" calcext:value-type="percentage">
            <text:p>23%</text:p>
          </table:table-cell>
          <table:table-cell table:style-name="ce10" table:formula="of:=AVERAGE([$'Top 10% share'.K21:.K24])" office:value-type="percentage" office:value="0.237852623260914" calcext:value-type="percentage">
            <text:p>24%</text:p>
          </table:table-cell>
          <table:table-cell table:style-name="ce10" table:formula="of:=AVERAGE([$'Top 10% share'.H21:.H24])" office:value-type="percentage" office:value="0.220991046970193" calcext:value-type="percentage">
            <text:p>22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0" table:formula="of:=AVERAGE([$'Top 10% share'.O21:.O24])" office:value-type="percentage" office:value="0.253506240637629" calcext:value-type="percentage">
            <text:p>25%</text:p>
          </table:table-cell>
          <table:table-cell table:style-name="ce10" table:formula="of:=AVERAGE([$'Top 10% share'.P21:.P24])" office:value-type="percentage" office:value="0.231813264584711" calcext:value-type="percentage">
            <text:p>23%</text:p>
          </table:table-cell>
          <table:table-cell table:style-name="ce10" table:formula="of:=AVERAGE([$'Top 10% share'.Q21:.Q24])" office:value-type="percentage" office:value="0.23784194831346" calcext:value-type="percentage">
            <text:p>24%</text:p>
          </table:table-cell>
          <table:table-cell table:style-name="ce10" table:formula="of:=AVERAGE([$'Top 10% share'.N21:.N24])" office:value-type="percentage" office:value="0.22097776029159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0" table:formula="of:=AVERAGE([$'Top 10% share'.C25:.C28])" office:value-type="percentage" office:value="0.251816067993822" calcext:value-type="percentage">
            <text:p>25%</text:p>
          </table:table-cell>
          <table:table-cell table:style-name="ce10" table:formula="of:=AVERAGE([$'Top 10% share'.D25:.D28])" office:value-type="percentage" office:value="0.228319029445089" calcext:value-type="percentage">
            <text:p>23%</text:p>
          </table:table-cell>
          <table:table-cell table:style-name="ce10" table:formula="of:=AVERAGE([$'Top 10% share'.E25:.E28])" office:value-type="percentage" office:value="0.234619353774719" calcext:value-type="percentage">
            <text:p>23%</text:p>
          </table:table-cell>
          <table:table-cell table:style-name="ce10" table:formula="of:=AVERAGE([$'Top 10% share'.B25:.B28])" office:value-type="percentage" office:value="0.217066120888745" calcext:value-type="percentage">
            <text:p>22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0" table:formula="of:=AVERAGE([$'Top 10% share'.I25:.I28])" office:value-type="percentage" office:value="0.251801525602966" calcext:value-type="percentage">
            <text:p>25%</text:p>
          </table:table-cell>
          <table:table-cell table:style-name="ce10" table:formula="of:=AVERAGE([$'Top 10% share'.J25:.J28])" office:value-type="percentage" office:value="0.227806186379582" calcext:value-type="percentage">
            <text:p>23%</text:p>
          </table:table-cell>
          <table:table-cell table:style-name="ce10" table:formula="of:=AVERAGE([$'Top 10% share'.K25:.K28])" office:value-type="percentage" office:value="0.23462606651804" calcext:value-type="percentage">
            <text:p>23%</text:p>
          </table:table-cell>
          <table:table-cell table:style-name="ce10" table:formula="of:=AVERAGE([$'Top 10% share'.H25:.H28])" office:value-type="percentage" office:value="0.216587509287009" calcext:value-type="percentage">
            <text:p>22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0" table:formula="of:=AVERAGE([$'Top 10% share'.O25:.O28])" office:value-type="percentage" office:value="0.251816067993822" calcext:value-type="percentage">
            <text:p>25%</text:p>
          </table:table-cell>
          <table:table-cell table:style-name="ce10" table:formula="of:=AVERAGE([$'Top 10% share'.P25:.P28])" office:value-type="percentage" office:value="0.228319029052683" calcext:value-type="percentage">
            <text:p>23%</text:p>
          </table:table-cell>
          <table:table-cell table:style-name="ce10" table:formula="of:=AVERAGE([$'Top 10% share'.Q25:.Q28])" office:value-type="percentage" office:value="0.234619353774719" calcext:value-type="percentage">
            <text:p>23%</text:p>
          </table:table-cell>
          <table:table-cell table:style-name="ce10" table:formula="of:=AVERAGE([$'Top 10% share'.N25:.N28])" office:value-type="percentage" office:value="0.21706612050982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0" table:formula="of:=AVERAGE([$'Top 10% share'.C29:.C32])" office:value-type="percentage" office:value="0.260095925647101" calcext:value-type="percentage">
            <text:p>26%</text:p>
          </table:table-cell>
          <table:table-cell table:style-name="ce10" table:formula="of:=AVERAGE([$'Top 10% share'.D29:.D32])" office:value-type="percentage" office:value="0.232857509483308" calcext:value-type="percentage">
            <text:p>23%</text:p>
          </table:table-cell>
          <table:table-cell table:style-name="ce10" table:formula="of:=AVERAGE([$'Top 10% share'.E29:.E32])" office:value-type="percentage" office:value="0.243174535427495" calcext:value-type="percentage">
            <text:p>24%</text:p>
          </table:table-cell>
          <table:table-cell table:style-name="ce10" table:formula="of:=AVERAGE([$'Top 10% share'.B29:.B32])" office:value-type="percentage" office:value="0.221999148935046" calcext:value-type="percentage">
            <text:p>22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0" table:formula="of:=AVERAGE([$'Top 10% share'.I29:.I32])" office:value-type="percentage" office:value="0.261407342124967" calcext:value-type="percentage">
            <text:p>26%</text:p>
          </table:table-cell>
          <table:table-cell table:style-name="ce10" table:formula="of:=AVERAGE([$'Top 10% share'.J29:.J32])" office:value-type="percentage" office:value="0.233417686474291" calcext:value-type="percentage">
            <text:p>23%</text:p>
          </table:table-cell>
          <table:table-cell table:style-name="ce10" table:formula="of:=AVERAGE([$'Top 10% share'.K29:.K32])" office:value-type="percentage" office:value="0.244563130401253" calcext:value-type="percentage">
            <text:p>24%</text:p>
          </table:table-cell>
          <table:table-cell table:style-name="ce10" table:formula="of:=AVERAGE([$'Top 10% share'.H29:.H32])" office:value-type="percentage" office:value="0.222620242856664" calcext:value-type="percentage">
            <text:p>22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0" table:formula="of:=AVERAGE([$'Top 10% share'.O29:.O32])" office:value-type="percentage" office:value="0.260399670835266" calcext:value-type="percentage">
            <text:p>26%</text:p>
          </table:table-cell>
          <table:table-cell table:style-name="ce10" table:formula="of:=AVERAGE([$'Top 10% share'.P29:.P32])" office:value-type="percentage" office:value="0.231902594466074" calcext:value-type="percentage">
            <text:p>23%</text:p>
          </table:table-cell>
          <table:table-cell table:style-name="ce10" table:formula="of:=AVERAGE([$'Top 10% share'.Q29:.Q32])" office:value-type="percentage" office:value="0.24366516665374" calcext:value-type="percentage">
            <text:p>24%</text:p>
          </table:table-cell>
          <table:table-cell table:style-name="ce10" table:formula="of:=AVERAGE([$'Top 10% share'.N29:.N32])" office:value-type="percentage" office:value="0.22119709160451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0" table:formula="of:=AVERAGE([$'Top 10% share'.C33:.C36])" office:value-type="percentage" office:value="0.262095360192941" calcext:value-type="percentage">
            <text:p>26%</text:p>
          </table:table-cell>
          <table:table-cell table:style-name="ce10" table:formula="of:=AVERAGE([$'Top 10% share'.D33:.D36])" office:value-type="percentage" office:value="0.23630074122802" calcext:value-type="percentage">
            <text:p>24%</text:p>
          </table:table-cell>
          <table:table-cell table:style-name="ce10" table:formula="of:=AVERAGE([$'Top 10% share'.E33:.E36])" office:value-type="percentage" office:value="0.244375937802027" calcext:value-type="percentage">
            <text:p>24%</text:p>
          </table:table-cell>
          <table:table-cell table:style-name="ce10" table:formula="of:=AVERAGE([$'Top 10% share'.B33:.B36])" office:value-type="percentage" office:value="0.224949947779337" calcext:value-type="percentage">
            <text:p>22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0" table:formula="of:=AVERAGE([$'Top 10% share'.I33:.I36])" office:value-type="percentage" office:value="0.261356868811158" calcext:value-type="percentage">
            <text:p>26%</text:p>
          </table:table-cell>
          <table:table-cell table:style-name="ce10" table:formula="of:=AVERAGE([$'Top 10% share'.J33:.J36])" office:value-type="percentage" office:value="0.234985553452844" calcext:value-type="percentage">
            <text:p>23%</text:p>
          </table:table-cell>
          <table:table-cell table:style-name="ce10" table:formula="of:=AVERAGE([$'Top 10% share'.K33:.K36])" office:value-type="percentage" office:value="0.243643996453054" calcext:value-type="percentage">
            <text:p>24%</text:p>
          </table:table-cell>
          <table:table-cell table:style-name="ce10" table:formula="of:=AVERAGE([$'Top 10% share'.H33:.H36])" office:value-type="percentage" office:value="0.22366982694089" calcext:value-type="percentage">
            <text:p>22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0" table:formula="of:=AVERAGE([$'Top 10% share'.O33:.O36])" office:value-type="percentage" office:value="0.263531899999858" calcext:value-type="percentage">
            <text:p>26%</text:p>
          </table:table-cell>
          <table:table-cell table:style-name="ce10" table:formula="of:=AVERAGE([$'Top 10% share'.P33:.P36])" office:value-type="percentage" office:value="0.235623867463196" calcext:value-type="percentage">
            <text:p>24%</text:p>
          </table:table-cell>
          <table:table-cell table:style-name="ce10" table:formula="of:=AVERAGE([$'Top 10% share'.Q33:.Q36])" office:value-type="percentage" office:value="0.245943015177143" calcext:value-type="percentage">
            <text:p>25%</text:p>
          </table:table-cell>
          <table:table-cell table:style-name="ce10" table:formula="of:=AVERAGE([$'Top 10% share'.N33:.N36])" office:value-type="percentage" office:value="0.224419445727755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0" table:formula="of:=AVERAGE([$'Top 10% share'.C37:.C40])" office:value-type="percentage" office:value="0.25263889100893" calcext:value-type="percentage">
            <text:p>25%</text:p>
          </table:table-cell>
          <table:table-cell table:style-name="ce10" table:formula="of:=AVERAGE([$'Top 10% share'.D37:.D40])" office:value-type="percentage" office:value="0.232207824607949" calcext:value-type="percentage">
            <text:p>23%</text:p>
          </table:table-cell>
          <table:table-cell table:style-name="ce10" table:formula="of:=AVERAGE([$'Top 10% share'.E37:.E40])" office:value-type="percentage" office:value="0.235607253977015" calcext:value-type="percentage">
            <text:p>24%</text:p>
          </table:table-cell>
          <table:table-cell table:style-name="ce10" table:formula="of:=AVERAGE([$'Top 10% share'.B37:.B40])" office:value-type="percentage" office:value="0.221204470615171" calcext:value-type="percentage">
            <text:p>22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0" table:formula="of:=AVERAGE([$'Top 10% share'.I37:.I40])" office:value-type="percentage" office:value="0.253686935650707" calcext:value-type="percentage">
            <text:p>25%</text:p>
          </table:table-cell>
          <table:table-cell table:style-name="ce10" table:formula="of:=AVERAGE([$'Top 10% share'.J37:.J40])" office:value-type="percentage" office:value="0.23250532557606" calcext:value-type="percentage">
            <text:p>23%</text:p>
          </table:table-cell>
          <table:table-cell table:style-name="ce10" table:formula="of:=AVERAGE([$'Top 10% share'.K37:.K40])" office:value-type="percentage" office:value="0.237082629563482" calcext:value-type="percentage">
            <text:p>24%</text:p>
          </table:table-cell>
          <table:table-cell table:style-name="ce10" table:formula="of:=AVERAGE([$'Top 10% share'.H37:.H40])" office:value-type="percentage" office:value="0.221818965700524" calcext:value-type="percentage">
            <text:p>22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0" table:formula="of:=AVERAGE([$'Top 10% share'.O37:.O40])" office:value-type="percentage" office:value="0.260317238206647" calcext:value-type="percentage">
            <text:p>26%</text:p>
          </table:table-cell>
          <table:table-cell table:style-name="ce10" table:formula="of:=AVERAGE([$'Top 10% share'.P37:.P40])" office:value-type="percentage" office:value="0.236055737288458" calcext:value-type="percentage">
            <text:p>24%</text:p>
          </table:table-cell>
          <table:table-cell table:style-name="ce10" table:formula="of:=AVERAGE([$'Top 10% share'.Q37:.Q40])" office:value-type="percentage" office:value="0.242705077650319" calcext:value-type="percentage">
            <text:p>24%</text:p>
          </table:table-cell>
          <table:table-cell table:style-name="ce10" table:formula="of:=AVERAGE([$'Top 10% share'.N37:.N40])" office:value-type="percentage" office:value="0.224860191631099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0" table:formula="of:=AVERAGE([$'Top 10% share'.C41:.C44])" office:value-type="percentage" office:value="0.256418594937602" calcext:value-type="percentage">
            <text:p>26%</text:p>
          </table:table-cell>
          <table:table-cell table:style-name="ce10" table:formula="of:=AVERAGE([$'Top 10% share'.D41:.D44])" office:value-type="percentage" office:value="0.231089667537124" calcext:value-type="percentage">
            <text:p>23%</text:p>
          </table:table-cell>
          <table:table-cell table:style-name="ce10" table:formula="of:=AVERAGE([$'Top 10% share'.E41:.E44])" office:value-type="percentage" office:value="0.238903532185837" calcext:value-type="percentage">
            <text:p>24%</text:p>
          </table:table-cell>
          <table:table-cell table:style-name="ce10" table:formula="of:=AVERAGE([$'Top 10% share'.B41:.B44])" office:value-type="percentage" office:value="0.220200726276514" calcext:value-type="percentage">
            <text:p>22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0" table:formula="of:=AVERAGE([$'Top 10% share'.I41:.I44])" office:value-type="percentage" office:value="0.243692383467204" calcext:value-type="percentage">
            <text:p>24%</text:p>
          </table:table-cell>
          <table:table-cell table:style-name="ce10" table:formula="of:=AVERAGE([$'Top 10% share'.J41:.J44])" office:value-type="percentage" office:value="0.228292417185666" calcext:value-type="percentage">
            <text:p>23%</text:p>
          </table:table-cell>
          <table:table-cell table:style-name="ce10" table:formula="of:=AVERAGE([$'Top 10% share'.K41:.K44])" office:value-type="percentage" office:value="0.22745818357524" calcext:value-type="percentage">
            <text:p>23%</text:p>
          </table:table-cell>
          <table:table-cell table:style-name="ce10" table:formula="of:=AVERAGE([$'Top 10% share'.H41:.H44])" office:value-type="percentage" office:value="0.217878193039505" calcext:value-type="percentage">
            <text:p>22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0" table:formula="of:=AVERAGE([$'Top 10% share'.O41:.O44])" office:value-type="percentage" office:value="0.256077907797916" calcext:value-type="percentage">
            <text:p>26%</text:p>
          </table:table-cell>
          <table:table-cell table:style-name="ce10" table:formula="of:=AVERAGE([$'Top 10% share'.P41:.P44])" office:value-type="percentage" office:value="0.233345047714947" calcext:value-type="percentage">
            <text:p>23%</text:p>
          </table:table-cell>
          <table:table-cell table:style-name="ce10" table:formula="of:=AVERAGE([$'Top 10% share'.Q41:.Q44])" office:value-type="percentage" office:value="0.237645065329278" calcext:value-type="percentage">
            <text:p>24%</text:p>
          </table:table-cell>
          <table:table-cell table:style-name="ce10" table:formula="of:=AVERAGE([$'Top 10% share'.N41:.N44])" office:value-type="percentage" office:value="0.22191324061692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0" table:formula="of:=AVERAGE([$'Top 10% share'.C45:.C48])" office:value-type="percentage" office:value="0.242540178651426" calcext:value-type="percentage">
            <text:p>24%</text:p>
          </table:table-cell>
          <table:table-cell table:style-name="ce10" table:formula="of:=AVERAGE([$'Top 10% share'.D45:.D48])" office:value-type="percentage" office:value="0.226176901189192" calcext:value-type="percentage">
            <text:p>23%</text:p>
          </table:table-cell>
          <table:table-cell table:style-name="ce10" table:formula="of:=AVERAGE([$'Top 10% share'.E45:.E48])" office:value-type="percentage" office:value="0.226666743808058" calcext:value-type="percentage">
            <text:p>23%</text:p>
          </table:table-cell>
          <table:table-cell table:style-name="ce10" table:formula="of:=AVERAGE([$'Top 10% share'.B45:.B48])" office:value-type="percentage" office:value="0.216046164633042" calcext:value-type="percentage">
            <text:p>22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0" table:formula="of:=AVERAGE([$'Top 10% share'.I45:.I48])" office:value-type="percentage" office:value="0.238995511398998" calcext:value-type="percentage">
            <text:p>24%</text:p>
          </table:table-cell>
          <table:table-cell table:style-name="ce10" table:formula="of:=AVERAGE([$'Top 10% share'.J45:.J48])" office:value-type="percentage" office:value="0.22471436493099" calcext:value-type="percentage">
            <text:p>22%</text:p>
          </table:table-cell>
          <table:table-cell table:style-name="ce10" table:formula="of:=AVERAGE([$'Top 10% share'.K45:.K48])" office:value-type="percentage" office:value="0.222211077262168" calcext:value-type="percentage">
            <text:p>22%</text:p>
          </table:table-cell>
          <table:table-cell table:style-name="ce10" table:formula="of:=AVERAGE([$'Top 10% share'.H45:.H48])" office:value-type="percentage" office:value="0.214075122708506" calcext:value-type="percentage">
            <text:p>21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0" table:formula="of:=AVERAGE([$'Top 10% share'.O45:.O48])" office:value-type="percentage" office:value="0.255835337152614" calcext:value-type="percentage">
            <text:p>26%</text:p>
          </table:table-cell>
          <table:table-cell table:style-name="ce10" table:formula="of:=AVERAGE([$'Top 10% share'.P45:.P48])" office:value-type="percentage" office:value="0.234101629168872" calcext:value-type="percentage">
            <text:p>23%</text:p>
          </table:table-cell>
          <table:table-cell table:style-name="ce10" table:formula="of:=AVERAGE([$'Top 10% share'.Q45:.Q48])" office:value-type="percentage" office:value="0.237332172542346" calcext:value-type="percentage">
            <text:p>24%</text:p>
          </table:table-cell>
          <table:table-cell table:style-name="ce10" table:formula="of:=AVERAGE([$'Top 10% share'.N45:.N48])" office:value-type="percentage" office:value="0.22278235562807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0" table:formula="of:=AVERAGE([$'Top 10% share'.C49:.C52])" office:value-type="percentage" office:value="0.248690459169331" calcext:value-type="percentage">
            <text:p>25%</text:p>
          </table:table-cell>
          <table:table-cell table:style-name="ce10" table:formula="of:=AVERAGE([$'Top 10% share'.D49:.D52])" office:value-type="percentage" office:value="0.23123223461281" calcext:value-type="percentage">
            <text:p>23%</text:p>
          </table:table-cell>
          <table:table-cell table:style-name="ce10" table:formula="of:=AVERAGE([$'Top 10% share'.E49:.E52])" office:value-type="percentage" office:value="0.231846159789996" calcext:value-type="percentage">
            <text:p>23%</text:p>
          </table:table-cell>
          <table:table-cell table:style-name="ce10" table:formula="of:=AVERAGE([$'Top 10% share'.B49:.B52])" office:value-type="percentage" office:value="0.220709897927578" calcext:value-type="percentage">
            <text:p>22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0" table:formula="of:=AVERAGE([$'Top 10% share'.I49:.I52])" office:value-type="percentage" office:value="0.231390210533053" calcext:value-type="percentage">
            <text:p>23%</text:p>
          </table:table-cell>
          <table:table-cell table:style-name="ce10" table:formula="of:=AVERAGE([$'Top 10% share'.J49:.J52])" office:value-type="percentage" office:value="0.225319332959404" calcext:value-type="percentage">
            <text:p>23%</text:p>
          </table:table-cell>
          <table:table-cell table:style-name="ce10" table:formula="of:=AVERAGE([$'Top 10% share'.K49:.K52])" office:value-type="percentage" office:value="0.215017187958909" calcext:value-type="percentage">
            <text:p>22%</text:p>
          </table:table-cell>
          <table:table-cell table:style-name="ce10" table:formula="of:=AVERAGE([$'Top 10% share'.H49:.H52])" office:value-type="percentage" office:value="0.214713960630833" calcext:value-type="percentage">
            <text:p>21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0" table:formula="of:=AVERAGE([$'Top 10% share'.O49:.O52])" office:value-type="percentage" office:value="0.250195039000004" calcext:value-type="percentage">
            <text:p>25%</text:p>
          </table:table-cell>
          <table:table-cell table:style-name="ce10" table:formula="of:=AVERAGE([$'Top 10% share'.P49:.P52])" office:value-type="percentage" office:value="0.231625743630593" calcext:value-type="percentage">
            <text:p>23%</text:p>
          </table:table-cell>
          <table:table-cell table:style-name="ce10" table:formula="of:=AVERAGE([$'Top 10% share'.Q49:.Q52])" office:value-type="percentage" office:value="0.232560221364107" calcext:value-type="percentage">
            <text:p>23%</text:p>
          </table:table-cell>
          <table:table-cell table:style-name="ce10" table:formula="of:=AVERAGE([$'Top 10% share'.N49:.N52])" office:value-type="percentage" office:value="0.2208887053510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0" table:formula="of:=AVERAGE([$'Top 10% share'.C53:.C56])" office:value-type="percentage" office:value="0.235922867134617" calcext:value-type="percentage">
            <text:p>24%</text:p>
          </table:table-cell>
          <table:table-cell table:style-name="ce10" table:formula="of:=AVERAGE([$'Top 10% share'.D53:.D56])" office:value-type="percentage" office:value="0.228709763701322" calcext:value-type="percentage">
            <text:p>23%</text:p>
          </table:table-cell>
          <table:table-cell table:style-name="ce10" table:formula="of:=AVERAGE([$'Top 10% share'.E53:.E56])" office:value-type="percentage" office:value="0.220507787556775" calcext:value-type="percentage">
            <text:p>22%</text:p>
          </table:table-cell>
          <table:table-cell table:style-name="ce10" table:formula="of:=AVERAGE([$'Top 10% share'.B53:.B56])" office:value-type="percentage" office:value="0.218803198842137" calcext:value-type="percentage">
            <text:p>22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0" table:formula="of:=AVERAGE([$'Top 10% share'.I53:.I56])" office:value-type="percentage" office:value="0.24219343433554" calcext:value-type="percentage">
            <text:p>24%</text:p>
          </table:table-cell>
          <table:table-cell table:style-name="ce10" table:formula="of:=AVERAGE([$'Top 10% share'.J53:.J56])" office:value-type="percentage" office:value="0.225961415445888" calcext:value-type="percentage">
            <text:p>23%</text:p>
          </table:table-cell>
          <table:table-cell table:style-name="ce10" table:formula="of:=AVERAGE([$'Top 10% share'.K53:.K56])" office:value-type="percentage" office:value="0.225578296825904" calcext:value-type="percentage">
            <text:p>23%</text:p>
          </table:table-cell>
          <table:table-cell table:style-name="ce10" table:formula="of:=AVERAGE([$'Top 10% share'.H53:.H56])" office:value-type="percentage" office:value="0.215888565595688" calcext:value-type="percentage">
            <text:p>22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0" table:formula="of:=AVERAGE([$'Top 10% share'.O53:.O56])" office:value-type="percentage" office:value="0.248978329093871" calcext:value-type="percentage">
            <text:p>25%</text:p>
          </table:table-cell>
          <table:table-cell table:style-name="ce10" table:formula="of:=AVERAGE([$'Top 10% share'.P53:.P56])" office:value-type="percentage" office:value="0.233391223066592" calcext:value-type="percentage">
            <text:p>23%</text:p>
          </table:table-cell>
          <table:table-cell table:style-name="ce10" table:formula="of:=AVERAGE([$'Top 10% share'.Q53:.Q56])" office:value-type="percentage" office:value="0.232552714183343" calcext:value-type="percentage">
            <text:p>23%</text:p>
          </table:table-cell>
          <table:table-cell table:style-name="ce10" table:formula="of:=AVERAGE([$'Top 10% share'.N53:.N56])" office:value-type="percentage" office:value="0.223429030772585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0" table:formula="of:=AVERAGE([$'Top 10% share'.C57:.C60])" office:value-type="percentage" office:value="0.228613956513421" calcext:value-type="percentage">
            <text:p>23%</text:p>
          </table:table-cell>
          <table:table-cell table:style-name="ce10" table:formula="of:=AVERAGE([$'Top 10% share'.D57:.D60])" office:value-type="percentage" office:value="0.224046100858307" calcext:value-type="percentage">
            <text:p>22%</text:p>
          </table:table-cell>
          <table:table-cell table:style-name="ce10" table:formula="of:=AVERAGE([$'Top 10% share'.E57:.E60])" office:value-type="percentage" office:value="0.21498601060627" calcext:value-type="percentage">
            <text:p>21%</text:p>
          </table:table-cell>
          <table:table-cell table:style-name="ce10" table:formula="of:=AVERAGE([$'Top 10% share'.B57:.B60])" office:value-type="percentage" office:value="0.21517173131513" calcext:value-type="percentage">
            <text:p>22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0" table:formula="of:=AVERAGE([$'Top 10% share'.I57:.I60])" office:value-type="percentage" office:value="0.251466598955441" calcext:value-type="percentage">
            <text:p>25%</text:p>
          </table:table-cell>
          <table:table-cell table:style-name="ce10" table:formula="of:=AVERAGE([$'Top 10% share'.J57:.J60])" office:value-type="percentage" office:value="0.232974745254974" calcext:value-type="percentage">
            <text:p>23%</text:p>
          </table:table-cell>
          <table:table-cell table:style-name="ce10" table:formula="of:=AVERAGE([$'Top 10% share'.K57:.K60])" office:value-type="percentage" office:value="0.234934160574943" calcext:value-type="percentage">
            <text:p>23%</text:p>
          </table:table-cell>
          <table:table-cell table:style-name="ce10" table:formula="of:=AVERAGE([$'Top 10% share'.H57:.H60])" office:value-type="percentage" office:value="0.223177493642394" calcext:value-type="percentage">
            <text:p>22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0" table:formula="of:=AVERAGE([$'Top 10% share'.O57:.O60])" office:value-type="percentage" office:value="0.25518618728767" calcext:value-type="percentage">
            <text:p>26%</text:p>
          </table:table-cell>
          <table:table-cell table:style-name="ce10" table:formula="of:=AVERAGE([$'Top 10% share'.P57:.P60])" office:value-type="percentage" office:value="0.24030065329785" calcext:value-type="percentage">
            <text:p>24%</text:p>
          </table:table-cell>
          <table:table-cell table:style-name="ce10" table:formula="of:=AVERAGE([$'Top 10% share'.Q57:.Q60])" office:value-type="percentage" office:value="0.238900769606012" calcext:value-type="percentage">
            <text:p>24%</text:p>
          </table:table-cell>
          <table:table-cell table:style-name="ce10" table:formula="of:=AVERAGE([$'Top 10% share'.N57:.N60])" office:value-type="percentage" office:value="0.23049225035876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0" table:formula="of:=AVERAGE([$'Top 10% share'.C61:.C64])" office:value-type="percentage" office:value="0.22472670958999" calcext:value-type="percentage">
            <text:p>22%</text:p>
          </table:table-cell>
          <table:table-cell table:style-name="ce10" table:formula="of:=AVERAGE([$'Top 10% share'.D61:.D64])" office:value-type="percentage" office:value="0.225805023822991" calcext:value-type="percentage">
            <text:p>23%</text:p>
          </table:table-cell>
          <table:table-cell table:style-name="ce10" table:formula="of:=AVERAGE([$'Top 10% share'.E61:.E64])" office:value-type="percentage" office:value="0.212153394187804" calcext:value-type="percentage">
            <text:p>21%</text:p>
          </table:table-cell>
          <table:table-cell table:style-name="ce10" table:formula="of:=AVERAGE([$'Top 10% share'.B61:.B64])" office:value-type="percentage" office:value="0.217511632556833" calcext:value-type="percentage">
            <text:p>22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0" table:formula="of:=AVERAGE([$'Top 10% share'.I61:.I64])" office:value-type="percentage" office:value="0.231879164408264" calcext:value-type="percentage">
            <text:p>23%</text:p>
          </table:table-cell>
          <table:table-cell table:style-name="ce10" table:formula="of:=AVERAGE([$'Top 10% share'.J61:.J64])" office:value-type="percentage" office:value="0.223504243971217" calcext:value-type="percentage">
            <text:p>22%</text:p>
          </table:table-cell>
          <table:table-cell table:style-name="ce10" table:formula="of:=AVERAGE([$'Top 10% share'.K61:.K64])" office:value-type="percentage" office:value="0.218208387248951" calcext:value-type="percentage">
            <text:p>22%</text:p>
          </table:table-cell>
          <table:table-cell table:style-name="ce10" table:formula="of:=AVERAGE([$'Top 10% share'.H61:.H64])" office:value-type="percentage" office:value="0.215103657781574" calcext:value-type="percentage">
            <text:p>22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0" table:formula="of:=AVERAGE([$'Top 10% share'.O61:.O64])" office:value-type="percentage" office:value="0.245507729245401" calcext:value-type="percentage">
            <text:p>25%</text:p>
          </table:table-cell>
          <table:table-cell table:style-name="ce10" table:formula="of:=AVERAGE([$'Top 10% share'.P61:.P64])" office:value-type="percentage" office:value="0.232744173226575" calcext:value-type="percentage">
            <text:p>23%</text:p>
          </table:table-cell>
          <table:table-cell table:style-name="ce10" table:formula="of:=AVERAGE([$'Top 10% share'.Q61:.Q64])" office:value-type="percentage" office:value="0.230761847778481" calcext:value-type="percentage">
            <text:p>23%</text:p>
          </table:table-cell>
          <table:table-cell table:style-name="ce10" table:formula="of:=AVERAGE([$'Top 10% share'.N61:.N64])" office:value-type="percentage" office:value="0.22399705881452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0" table:formula="of:=AVERAGE([$'Top 10% share'.C65:.C68])" office:value-type="percentage" office:value="0.233439968996015" calcext:value-type="percentage">
            <text:p>23%</text:p>
          </table:table-cell>
          <table:table-cell table:style-name="ce10" table:formula="of:=AVERAGE([$'Top 10% share'.D65:.D68])" office:value-type="percentage" office:value="0.224342776359437" calcext:value-type="percentage">
            <text:p>22%</text:p>
          </table:table-cell>
          <table:table-cell table:style-name="ce10" table:formula="of:=AVERAGE([$'Top 10% share'.E65:.E68])" office:value-type="percentage" office:value="0.2216420198518" calcext:value-type="percentage">
            <text:p>22%</text:p>
          </table:table-cell>
          <table:table-cell table:style-name="ce10" table:formula="of:=AVERAGE([$'Top 10% share'.B65:.B68])" office:value-type="percentage" office:value="0.216865018741494" calcext:value-type="percentage">
            <text:p>22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0" table:formula="of:=AVERAGE([$'Top 10% share'.I65:.I68])" office:value-type="percentage" office:value="0.254038957250545" calcext:value-type="percentage">
            <text:p>25%</text:p>
          </table:table-cell>
          <table:table-cell table:style-name="ce10" table:formula="of:=AVERAGE([$'Top 10% share'.J65:.J68])" office:value-type="percentage" office:value="0.240210380056013" calcext:value-type="percentage">
            <text:p>24%</text:p>
          </table:table-cell>
          <table:table-cell table:style-name="ce10" table:formula="of:=AVERAGE([$'Top 10% share'.K65:.K68])" office:value-type="percentage" office:value="0.240213393501045" calcext:value-type="percentage">
            <text:p>24%</text:p>
          </table:table-cell>
          <table:table-cell table:style-name="ce10" table:formula="of:=AVERAGE([$'Top 10% share'.H65:.H68])" office:value-type="percentage" office:value="0.231985221068282" calcext:value-type="percentage">
            <text:p>23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0" table:formula="of:=AVERAGE([$'Top 10% share'.O65:.O68])" office:value-type="percentage" office:value="0.259502380215975" calcext:value-type="percentage">
            <text:p>26%</text:p>
          </table:table-cell>
          <table:table-cell table:style-name="ce10" table:formula="of:=AVERAGE([$'Top 10% share'.P65:.P68])" office:value-type="percentage" office:value="0.245605085137806" calcext:value-type="percentage">
            <text:p>25%</text:p>
          </table:table-cell>
          <table:table-cell table:style-name="ce10" table:formula="of:=AVERAGE([$'Top 10% share'.Q65:.Q68])" office:value-type="percentage" office:value="0.245317402473235" calcext:value-type="percentage">
            <text:p>25%</text:p>
          </table:table-cell>
          <table:table-cell table:style-name="ce10" table:formula="of:=AVERAGE([$'Top 10% share'.N65:.N68])" office:value-type="percentage" office:value="0.23725391454402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0" table:formula="of:=AVERAGE([$'Top 10% share'.C69:.C72])" office:value-type="percentage" office:value="0.24182953386901" calcext:value-type="percentage">
            <text:p>24%</text:p>
          </table:table-cell>
          <table:table-cell table:style-name="ce10" table:formula="of:=AVERAGE([$'Top 10% share'.D69:.D72])" office:value-type="percentage" office:value="0.22599925106759" calcext:value-type="percentage">
            <text:p>23%</text:p>
          </table:table-cell>
          <table:table-cell table:style-name="ce10" table:formula="of:=AVERAGE([$'Top 10% share'.E69:.E72])" office:value-type="percentage" office:value="0.23176653784963" calcext:value-type="percentage">
            <text:p>23%</text:p>
          </table:table-cell>
          <table:table-cell table:style-name="ce10" table:formula="of:=AVERAGE([$'Top 10% share'.B69:.B72])" office:value-type="percentage" office:value="0.219773787570303" calcext:value-type="percentage">
            <text:p>22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0" table:formula="of:=AVERAGE([$'Top 10% share'.I69:.I72])" office:value-type="percentage" office:value="0.254934503271005" calcext:value-type="percentage">
            <text:p>25%</text:p>
          </table:table-cell>
          <table:table-cell table:style-name="ce10" table:formula="of:=AVERAGE([$'Top 10% share'.J69:.J72])" office:value-type="percentage" office:value="0.241338796847808" calcext:value-type="percentage">
            <text:p>24%</text:p>
          </table:table-cell>
          <table:table-cell table:style-name="ce10" table:formula="of:=AVERAGE([$'Top 10% share'.K69:.K72])" office:value-type="percentage" office:value="0.24281141340156" calcext:value-type="percentage">
            <text:p>24%</text:p>
          </table:table-cell>
          <table:table-cell table:style-name="ce10" table:formula="of:=AVERAGE([$'Top 10% share'.H69:.H72])" office:value-type="percentage" office:value="0.234115402817877" calcext:value-type="percentage">
            <text:p>23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0" table:formula="of:=AVERAGE([$'Top 10% share'.O69:.O72])" office:value-type="percentage" office:value="0.265083530701236" calcext:value-type="percentage">
            <text:p>27%</text:p>
          </table:table-cell>
          <table:table-cell table:style-name="ce10" table:formula="of:=AVERAGE([$'Top 10% share'.P69:.P72])" office:value-type="percentage" office:value="0.244168600654387" calcext:value-type="percentage">
            <text:p>24%</text:p>
          </table:table-cell>
          <table:table-cell table:style-name="ce10" table:formula="of:=AVERAGE([$'Top 10% share'.Q69:.Q72])" office:value-type="percentage" office:value="0.253806913040382" calcext:value-type="percentage">
            <text:p>25%</text:p>
          </table:table-cell>
          <table:table-cell table:style-name="ce10" table:formula="of:=AVERAGE([$'Top 10% share'.N69:.N72])" office:value-type="percentage" office:value="0.237689810548651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0" table:formula="of:=AVERAGE([$'Top 10% share'.C73:.C76])" office:value-type="percentage" office:value="0.263640730470164" calcext:value-type="percentage">
            <text:p>26%</text:p>
          </table:table-cell>
          <table:table-cell table:style-name="ce10" table:formula="of:=AVERAGE([$'Top 10% share'.D73:.D76])" office:value-type="percentage" office:value="0.234980370137236" calcext:value-type="percentage">
            <text:p>23%</text:p>
          </table:table-cell>
          <table:table-cell table:style-name="ce10" table:formula="of:=AVERAGE([$'Top 10% share'.E73:.E76])" office:value-type="percentage" office:value="0.256202995844769" calcext:value-type="percentage">
            <text:p>26%</text:p>
          </table:table-cell>
          <table:table-cell table:style-name="ce10" table:formula="of:=AVERAGE([$'Top 10% share'.B73:.B76])" office:value-type="percentage" office:value="0.230568778832453" calcext:value-type="percentage">
            <text:p>23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0" table:formula="of:=AVERAGE([$'Top 10% share'.I73:.I76])" office:value-type="percentage" office:value="0.252777433660451" calcext:value-type="percentage">
            <text:p>25%</text:p>
          </table:table-cell>
          <table:table-cell table:style-name="ce10" table:formula="of:=AVERAGE([$'Top 10% share'.J73:.J76])" office:value-type="percentage" office:value="0.240035891506947" calcext:value-type="percentage">
            <text:p>24%</text:p>
          </table:table-cell>
          <table:table-cell table:style-name="ce10" table:formula="of:=AVERAGE([$'Top 10% share'.K73:.K76])" office:value-type="percentage" office:value="0.242558330564243" calcext:value-type="percentage">
            <text:p>24%</text:p>
          </table:table-cell>
          <table:table-cell table:style-name="ce10" table:formula="of:=AVERAGE([$'Top 10% share'.H73:.H76])" office:value-type="percentage" office:value="0.233941644704642" calcext:value-type="percentage">
            <text:p>23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0" table:formula="of:=AVERAGE([$'Top 10% share'.O73:.O76])" office:value-type="percentage" office:value="0.268932329901138" calcext:value-type="percentage">
            <text:p>27%</text:p>
          </table:table-cell>
          <table:table-cell table:style-name="ce10" table:formula="of:=AVERAGE([$'Top 10% share'.P73:.P76])" office:value-type="percentage" office:value="0.24794598326027" calcext:value-type="percentage">
            <text:p>25%</text:p>
          </table:table-cell>
          <table:table-cell table:style-name="ce10" table:formula="of:=AVERAGE([$'Top 10% share'.Q73:.Q76])" office:value-type="percentage" office:value="0.260293112847037" calcext:value-type="percentage">
            <text:p>26%</text:p>
          </table:table-cell>
          <table:table-cell table:style-name="ce10" table:formula="of:=AVERAGE([$'Top 10% share'.N73:.N76])" office:value-type="percentage" office:value="0.242967828048405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0" table:formula="of:=AVERAGE([$'Top 10% share'.C77:.C80])" office:value-type="percentage" office:value="0.255088193844078" calcext:value-type="percentage">
            <text:p>26%</text:p>
          </table:table-cell>
          <table:table-cell table:style-name="ce10" table:formula="of:=AVERAGE([$'Top 10% share'.D77:.D80])" office:value-type="percentage" office:value="0.234741901234034" calcext:value-type="percentage">
            <text:p>23%</text:p>
          </table:table-cell>
          <table:table-cell table:style-name="ce10" table:formula="of:=AVERAGE([$'Top 10% share'.E77:.E80])" office:value-type="percentage" office:value="0.248747777440974" calcext:value-type="percentage">
            <text:p>25%</text:p>
          </table:table-cell>
          <table:table-cell table:style-name="ce10" table:formula="of:=AVERAGE([$'Top 10% share'.B77:.B80])" office:value-type="percentage" office:value="0.230919427944011" calcext:value-type="percentage">
            <text:p>23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0" table:formula="of:=AVERAGE([$'Top 10% share'.I77:.I80])" office:value-type="percentage" office:value="0.263530373070879" calcext:value-type="percentage">
            <text:p>26%</text:p>
          </table:table-cell>
          <table:table-cell table:style-name="ce10" table:formula="of:=AVERAGE([$'Top 10% share'.J77:.J80])" office:value-type="percentage" office:value="0.243546497302578" calcext:value-type="percentage">
            <text:p>24%</text:p>
          </table:table-cell>
          <table:table-cell table:style-name="ce10" table:formula="of:=AVERAGE([$'Top 10% share'.K77:.K80])" office:value-type="percentage" office:value="0.255798721630518" calcext:value-type="percentage">
            <text:p>26%</text:p>
          </table:table-cell>
          <table:table-cell table:style-name="ce10" table:formula="of:=AVERAGE([$'Top 10% share'.H77:.H80])" office:value-type="percentage" office:value="0.238982232007379" calcext:value-type="percentage">
            <text:p>24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0" table:formula="of:=AVERAGE([$'Top 10% share'.O77:.O80])" office:value-type="percentage" office:value="0.269933413729522" calcext:value-type="percentage">
            <text:p>27%</text:p>
          </table:table-cell>
          <table:table-cell table:style-name="ce10" table:formula="of:=AVERAGE([$'Top 10% share'.P77:.P80])" office:value-type="percentage" office:value="0.250086060980348" calcext:value-type="percentage">
            <text:p>25%</text:p>
          </table:table-cell>
          <table:table-cell table:style-name="ce10" table:formula="of:=AVERAGE([$'Top 10% share'.Q77:.Q80])" office:value-type="percentage" office:value="0.262215665521392" calcext:value-type="percentage">
            <text:p>26%</text:p>
          </table:table-cell>
          <table:table-cell table:style-name="ce10" table:formula="of:=AVERAGE([$'Top 10% share'.N77:.N80])" office:value-type="percentage" office:value="0.24562881064251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0" table:formula="of:=AVERAGE([$'Top 10% share'.C81:.C84])" office:value-type="percentage" office:value="0.252156113780326" calcext:value-type="percentage">
            <text:p>25%</text:p>
          </table:table-cell>
          <table:table-cell table:style-name="ce10" table:formula="of:=AVERAGE([$'Top 10% share'.D81:.D84])" office:value-type="percentage" office:value="0.232011454481154" calcext:value-type="percentage">
            <text:p>23%</text:p>
          </table:table-cell>
          <table:table-cell table:style-name="ce10" table:formula="of:=AVERAGE([$'Top 10% share'.E81:.E84])" office:value-type="percentage" office:value="0.246423013382727" calcext:value-type="percentage">
            <text:p>25%</text:p>
          </table:table-cell>
          <table:table-cell table:style-name="ce10" table:formula="of:=AVERAGE([$'Top 10% share'.B81:.B84])" office:value-type="percentage" office:value="0.228546735574608" calcext:value-type="percentage">
            <text:p>23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0" table:formula="of:=AVERAGE([$'Top 10% share'.I81:.I84])" office:value-type="percentage" office:value="0.25210048001011" calcext:value-type="percentage">
            <text:p>25%</text:p>
          </table:table-cell>
          <table:table-cell table:style-name="ce10" table:formula="of:=AVERAGE([$'Top 10% share'.J81:.J84])" office:value-type="percentage" office:value="0.236638537846703" calcext:value-type="percentage">
            <text:p>24%</text:p>
          </table:table-cell>
          <table:table-cell table:style-name="ce10" table:formula="of:=AVERAGE([$'Top 10% share'.K81:.K84])" office:value-type="percentage" office:value="0.246545004836605" calcext:value-type="percentage">
            <text:p>25%</text:p>
          </table:table-cell>
          <table:table-cell table:style-name="ce10" table:formula="of:=AVERAGE([$'Top 10% share'.H81:.H84])" office:value-type="percentage" office:value="0.233280864995708" calcext:value-type="percentage">
            <text:p>23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0" table:formula="of:=AVERAGE([$'Top 10% share'.O81:.O84])" office:value-type="percentage" office:value="0.277573652030496" calcext:value-type="percentage">
            <text:p>28%</text:p>
          </table:table-cell>
          <table:table-cell table:style-name="ce10" table:formula="of:=AVERAGE([$'Top 10% share'.P81:.P84])" office:value-type="percentage" office:value="0.252340694370121" calcext:value-type="percentage">
            <text:p>25%</text:p>
          </table:table-cell>
          <table:table-cell table:style-name="ce10" table:formula="of:=AVERAGE([$'Top 10% share'.Q81:.Q84])" office:value-type="percentage" office:value="0.270523736229711" calcext:value-type="percentage">
            <text:p>27%</text:p>
          </table:table-cell>
          <table:table-cell table:style-name="ce10" table:formula="of:=AVERAGE([$'Top 10% share'.N81:.N84])" office:value-type="percentage" office:value="0.248316633267367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0" table:formula="of:=AVERAGE([$'Top 10% share'.C85:.C88])" office:value-type="percentage" office:value="0.255681411019676" calcext:value-type="percentage">
            <text:p>26%</text:p>
          </table:table-cell>
          <table:table-cell table:style-name="ce10" table:formula="of:=AVERAGE([$'Top 10% share'.D85:.D88])" office:value-type="percentage" office:value="0.229576560359681" calcext:value-type="percentage">
            <text:p>23%</text:p>
          </table:table-cell>
          <table:table-cell table:style-name="ce10" table:formula="of:=AVERAGE([$'Top 10% share'.E85:.E88])" office:value-type="percentage" office:value="0.250561522736067" calcext:value-type="percentage">
            <text:p>25%</text:p>
          </table:table-cell>
          <table:table-cell table:style-name="ce10" table:formula="of:=AVERAGE([$'Top 10% share'.B85:.B88])" office:value-type="percentage" office:value="0.226565634732206" calcext:value-type="percentage">
            <text:p>23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0" table:formula="of:=AVERAGE([$'Top 10% share'.I85:.I88])" office:value-type="percentage" office:value="0.266272194858873" calcext:value-type="percentage">
            <text:p>27%</text:p>
          </table:table-cell>
          <table:table-cell table:style-name="ce10" table:formula="of:=AVERAGE([$'Top 10% share'.J85:.J88])" office:value-type="percentage" office:value="0.245502428838361" calcext:value-type="percentage">
            <text:p>25%</text:p>
          </table:table-cell>
          <table:table-cell table:style-name="ce10" table:formula="of:=AVERAGE([$'Top 10% share'.K85:.K88])" office:value-type="percentage" office:value="0.261018317271043" calcext:value-type="percentage">
            <text:p>26%</text:p>
          </table:table-cell>
          <table:table-cell table:style-name="ce10" table:formula="of:=AVERAGE([$'Top 10% share'.H85:.H88])" office:value-type="percentage" office:value="0.242384900388928" calcext:value-type="percentage">
            <text:p>24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0" table:formula="of:=AVERAGE([$'Top 10% share'.O85:.O88])" office:value-type="percentage" office:value="0.278283067795132" calcext:value-type="percentage">
            <text:p>28%</text:p>
          </table:table-cell>
          <table:table-cell table:style-name="ce10" table:formula="of:=AVERAGE([$'Top 10% share'.P85:.P88])" office:value-type="percentage" office:value="0.247740841807014" calcext:value-type="percentage">
            <text:p>25%</text:p>
          </table:table-cell>
          <table:table-cell table:style-name="ce10" table:formula="of:=AVERAGE([$'Top 10% share'.Q85:.Q88])" office:value-type="percentage" office:value="0.272693858221706" calcext:value-type="percentage">
            <text:p>27%</text:p>
          </table:table-cell>
          <table:table-cell table:style-name="ce10" table:formula="of:=AVERAGE([$'Top 10% share'.N85:.N88])" office:value-type="percentage" office:value="0.244645171317411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0" table:formula="of:=AVERAGE([$'Top 10% share'.C89:.C92])" office:value-type="percentage" office:value="0.26561088097097" calcext:value-type="percentage">
            <text:p>27%</text:p>
          </table:table-cell>
          <table:table-cell table:style-name="ce10" table:formula="of:=AVERAGE([$'Top 10% share'.D89:.D92])" office:value-type="percentage" office:value="0.236102122875298" calcext:value-type="percentage">
            <text:p>24%</text:p>
          </table:table-cell>
          <table:table-cell table:style-name="ce10" table:formula="of:=AVERAGE([$'Top 10% share'.E89:.E92])" office:value-type="percentage" office:value="0.259701098842206" calcext:value-type="percentage">
            <text:p>26%</text:p>
          </table:table-cell>
          <table:table-cell table:style-name="ce10" table:formula="of:=AVERAGE([$'Top 10% share'.B89:.B92])" office:value-type="percentage" office:value="0.232677843146287" calcext:value-type="percentage">
            <text:p>23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0" table:formula="of:=AVERAGE([$'Top 10% share'.I89:.I92])" office:value-type="percentage" office:value="0.270256926297292" calcext:value-type="percentage">
            <text:p>27%</text:p>
          </table:table-cell>
          <table:table-cell table:style-name="ce10" table:formula="of:=AVERAGE([$'Top 10% share'.J89:.J92])" office:value-type="percentage" office:value="0.245603846934332" calcext:value-type="percentage">
            <text:p>25%</text:p>
          </table:table-cell>
          <table:table-cell table:style-name="ce10" table:formula="of:=AVERAGE([$'Top 10% share'.K89:.K92])" office:value-type="percentage" office:value="0.264754415448855" calcext:value-type="percentage">
            <text:p>26%</text:p>
          </table:table-cell>
          <table:table-cell table:style-name="ce10" table:formula="of:=AVERAGE([$'Top 10% share'.H89:.H92])" office:value-type="percentage" office:value="0.24236500553705" calcext:value-type="percentage">
            <text:p>24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0" table:formula="of:=AVERAGE([$'Top 10% share'.O89:.O92])" office:value-type="percentage" office:value="0.28035532182571" calcext:value-type="percentage">
            <text:p>28%</text:p>
          </table:table-cell>
          <table:table-cell table:style-name="ce10" table:formula="of:=AVERAGE([$'Top 10% share'.P89:.P92])" office:value-type="percentage" office:value="0.248209791910364" calcext:value-type="percentage">
            <text:p>25%</text:p>
          </table:table-cell>
          <table:table-cell table:style-name="ce10" table:formula="of:=AVERAGE([$'Top 10% share'.Q89:.Q92])" office:value-type="percentage" office:value="0.276480366887355" calcext:value-type="percentage">
            <text:p>28%</text:p>
          </table:table-cell>
          <table:table-cell table:style-name="ce10" table:formula="of:=AVERAGE([$'Top 10% share'.N89:.N92])" office:value-type="percentage" office:value="0.246055288443515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0" table:formula="of:=AVERAGE([$'Top 10% share'.C93:.C96])" office:value-type="percentage" office:value="0.269942402581343" calcext:value-type="percentage">
            <text:p>27%</text:p>
          </table:table-cell>
          <table:table-cell table:style-name="ce10" table:formula="of:=AVERAGE([$'Top 10% share'.D93:.D96])" office:value-type="percentage" office:value="0.236501303678419" calcext:value-type="percentage">
            <text:p>24%</text:p>
          </table:table-cell>
          <table:table-cell table:style-name="ce10" table:formula="of:=AVERAGE([$'Top 10% share'.E93:.E96])" office:value-type="percentage" office:value="0.264350273692099" calcext:value-type="percentage">
            <text:p>26%</text:p>
          </table:table-cell>
          <table:table-cell table:style-name="ce10" table:formula="of:=AVERAGE([$'Top 10% share'.B93:.B96])" office:value-type="percentage" office:value="0.233329431926543" calcext:value-type="percentage">
            <text:p>23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0" table:formula="of:=AVERAGE([$'Top 10% share'.I93:.I96])" office:value-type="percentage" office:value="0.282481231740598" calcext:value-type="percentage">
            <text:p>28%</text:p>
          </table:table-cell>
          <table:table-cell table:style-name="ce10" table:formula="of:=AVERAGE([$'Top 10% share'.J93:.J96])" office:value-type="percentage" office:value="0.248938685164941" calcext:value-type="percentage">
            <text:p>25%</text:p>
          </table:table-cell>
          <table:table-cell table:style-name="ce10" table:formula="of:=AVERAGE([$'Top 10% share'.K93:.K96])" office:value-type="percentage" office:value="0.277429962888318" calcext:value-type="percentage">
            <text:p>28%</text:p>
          </table:table-cell>
          <table:table-cell table:style-name="ce10" table:formula="of:=AVERAGE([$'Top 10% share'.H93:.H96])" office:value-type="percentage" office:value="0.246046670716331" calcext:value-type="percentage">
            <text:p>25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0" table:formula="of:=AVERAGE([$'Top 10% share'.O93:.O96])" office:value-type="percentage" office:value="0.294622428103819" calcext:value-type="percentage">
            <text:p>29%</text:p>
          </table:table-cell>
          <table:table-cell table:style-name="ce10" table:formula="of:=AVERAGE([$'Top 10% share'.P93:.P96])" office:value-type="percentage" office:value="0.252126855166414" calcext:value-type="percentage">
            <text:p>25%</text:p>
          </table:table-cell>
          <table:table-cell table:style-name="ce10" table:formula="of:=AVERAGE([$'Top 10% share'.Q93:.Q96])" office:value-type="percentage" office:value="0.290405366860325" calcext:value-type="percentage">
            <text:p>29%</text:p>
          </table:table-cell>
          <table:table-cell table:style-name="ce10" table:formula="of:=AVERAGE([$'Top 10% share'.N93:.N96])" office:value-type="percentage" office:value="0.249889392249346" calcext:value-type="percentage">
            <text:p>25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0" table:formula="of:=AVERAGE([$'Top 10% share'.C97:.C100])" office:value-type="percentage" office:value="0.2580635693024" calcext:value-type="percentage">
            <text:p>26%</text:p>
          </table:table-cell>
          <table:table-cell table:style-name="ce10" table:formula="of:=AVERAGE([$'Top 10% share'.D97:.D100])" office:value-type="percentage" office:value="0.226282055343989" calcext:value-type="percentage">
            <text:p>23%</text:p>
          </table:table-cell>
          <table:table-cell table:style-name="ce10" table:formula="of:=AVERAGE([$'Top 10% share'.E97:.E100])" office:value-type="percentage" office:value="0.254105091163345" calcext:value-type="percentage">
            <text:p>25%</text:p>
          </table:table-cell>
          <table:table-cell table:style-name="ce10" table:formula="of:=AVERAGE([$'Top 10% share'.B97:.B100])" office:value-type="percentage" office:value="0.224081403990459" calcext:value-type="percentage">
            <text:p>22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0" table:formula="of:=AVERAGE([$'Top 10% share'.I97:.I100])" office:value-type="percentage" office:value="0.276067973813117" calcext:value-type="percentage">
            <text:p>28%</text:p>
          </table:table-cell>
          <table:table-cell table:style-name="ce10" table:formula="of:=AVERAGE([$'Top 10% share'.J97:.J100])" office:value-type="percentage" office:value="0.236213452122491" calcext:value-type="percentage">
            <text:p>24%</text:p>
          </table:table-cell>
          <table:table-cell table:style-name="ce10" table:formula="of:=AVERAGE([$'Top 10% share'.K97:.K100])" office:value-type="percentage" office:value="0.272611026912226" calcext:value-type="percentage">
            <text:p>27%</text:p>
          </table:table-cell>
          <table:table-cell table:style-name="ce10" table:formula="of:=AVERAGE([$'Top 10% share'.H97:.H100])" office:value-type="percentage" office:value="0.234311957381483" calcext:value-type="percentage">
            <text:p>23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0" table:formula="of:=AVERAGE([$'Top 10% share'.O97:.O100])" office:value-type="percentage" office:value="0.270976573041898" calcext:value-type="percentage">
            <text:p>27%</text:p>
          </table:table-cell>
          <table:table-cell table:style-name="ce10" table:formula="of:=AVERAGE([$'Top 10% share'.P97:.P100])" office:value-type="percentage" office:value="0.236891740172281" calcext:value-type="percentage">
            <text:p>24%</text:p>
          </table:table-cell>
          <table:table-cell table:style-name="ce10" table:formula="of:=AVERAGE([$'Top 10% share'.Q97:.Q100])" office:value-type="percentage" office:value="0.26829337046498" calcext:value-type="percentage">
            <text:p>27%</text:p>
          </table:table-cell>
          <table:table-cell table:style-name="ce10" table:formula="of:=AVERAGE([$'Top 10% share'.N97:.N100])" office:value-type="percentage" office:value="0.235503315448482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0" table:formula="of:=AVERAGE([$'Top 10% share'.C101:.C104])" office:value-type="percentage" office:value="0.276640713825848" calcext:value-type="percentage">
            <text:p>28%</text:p>
          </table:table-cell>
          <table:table-cell table:style-name="ce10" table:formula="of:=AVERAGE([$'Top 10% share'.D101:.D104])" office:value-type="percentage" office:value="0.227956766793851" calcext:value-type="percentage">
            <text:p>23%</text:p>
          </table:table-cell>
          <table:table-cell table:style-name="ce10" table:formula="of:=AVERAGE([$'Top 10% share'.E101:.E104])" office:value-type="percentage" office:value="0.272867558405459" calcext:value-type="percentage">
            <text:p>27%</text:p>
          </table:table-cell>
          <table:table-cell table:style-name="ce10" table:formula="of:=AVERAGE([$'Top 10% share'.B101:.B104])" office:value-type="percentage" office:value="0.225992511723237" calcext:value-type="percentage">
            <text:p>23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0" table:formula="of:=AVERAGE([$'Top 10% share'.I101:.I104])" office:value-type="percentage" office:value="0.275607034705645" calcext:value-type="percentage">
            <text:p>28%</text:p>
          </table:table-cell>
          <table:table-cell table:style-name="ce10" table:formula="of:=AVERAGE([$'Top 10% share'.J101:.J104])" office:value-type="percentage" office:value="0.23892687887732" calcext:value-type="percentage">
            <text:p>24%</text:p>
          </table:table-cell>
          <table:table-cell table:style-name="ce10" table:formula="of:=AVERAGE([$'Top 10% share'.K101:.K104])" office:value-type="percentage" office:value="0.273045409131509" calcext:value-type="percentage">
            <text:p>27%</text:p>
          </table:table-cell>
          <table:table-cell table:style-name="ce10" table:formula="of:=AVERAGE([$'Top 10% share'.H101:.H104])" office:value-type="percentage" office:value="0.237542541312085" calcext:value-type="percentage">
            <text:p>24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0" table:formula="of:=AVERAGE([$'Top 10% share'.O101:.O104])" office:value-type="percentage" office:value="0.275941236502815" calcext:value-type="percentage">
            <text:p>28%</text:p>
          </table:table-cell>
          <table:table-cell table:style-name="ce10" table:formula="of:=AVERAGE([$'Top 10% share'.P101:.P104])" office:value-type="percentage" office:value="0.239735942769785" calcext:value-type="percentage">
            <text:p>24%</text:p>
          </table:table-cell>
          <table:table-cell table:style-name="ce10" table:formula="of:=AVERAGE([$'Top 10% share'.Q101:.Q104])" office:value-type="percentage" office:value="0.273286346292487" calcext:value-type="percentage">
            <text:p>27%</text:p>
          </table:table-cell>
          <table:table-cell table:style-name="ce10" table:formula="of:=AVERAGE([$'Top 10% share'.N101:.N104])" office:value-type="percentage" office:value="0.238401043276737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0" table:formula="of:=AVERAGE([$'Top 10% share'.C105:.C108])" office:value-type="percentage" office:value="0.28658027089704" calcext:value-type="percentage">
            <text:p>29%</text:p>
          </table:table-cell>
          <table:table-cell table:style-name="ce11" table:formula="of:=AVERAGE([$'Top 10% share'.D105:.D108])" office:value-type="percentage" office:value="0.234184932197149" calcext:value-type="percentage">
            <text:p>23.4%</text:p>
          </table:table-cell>
          <table:table-cell table:style-name="ce10" table:formula="of:=AVERAGE([$'Top 10% share'.E105:.E108])" office:value-type="percentage" office:value="0.283361927529356" calcext:value-type="percentage">
            <text:p>28%</text:p>
          </table:table-cell>
          <table:table-cell table:style-name="ce10" table:formula="of:=AVERAGE([$'Top 10% share'.B105:.B108])" office:value-type="percentage" office:value="0.232530028447522" calcext:value-type="percentage">
            <text:p>23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Top 10% share'.I105:.I108])" office:value-type="percentage" office:value="0.296441855217012" calcext:value-type="percentage">
            <text:p>29.64%</text:p>
          </table:table-cell>
          <table:table-cell table:style-name="ce12" table:formula="of:=AVERAGE([$'Top 10% share'.J105:.J108])" office:value-type="percentage" office:value="0.244829495662923" calcext:value-type="percentage">
            <text:p>24.48%</text:p>
          </table:table-cell>
          <table:table-cell table:style-name="ce10" table:formula="of:=AVERAGE([$'Top 10% share'.K105:.K108])" office:value-type="percentage" office:value="0.294185435108667" calcext:value-type="percentage">
            <text:p>29%</text:p>
          </table:table-cell>
          <table:table-cell table:style-name="ce10" table:formula="of:=AVERAGE([$'Top 10% share'.H105:.H108])" office:value-type="percentage" office:value="0.243696779964047" calcext:value-type="percentage">
            <text:p>24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0" table:formula="of:=AVERAGE([$'Top 10% share'.O105:.O108])" office:value-type="percentage" office:value="0.318528927599733" calcext:value-type="percentage">
            <text:p>32%</text:p>
          </table:table-cell>
          <table:table-cell table:style-name="ce10" table:formula="of:=AVERAGE([$'Top 10% share'.P105:.P108])" office:value-type="percentage" office:value="0.251639974332847" calcext:value-type="percentage">
            <text:p>25%</text:p>
          </table:table-cell>
          <table:table-cell table:style-name="ce10" table:formula="of:=AVERAGE([$'Top 10% share'.Q105:.Q108])" office:value-type="percentage" office:value="0.314837717455089" calcext:value-type="percentage">
            <text:p>31%</text:p>
          </table:table-cell>
          <table:table-cell table:style-name="ce10" table:formula="of:=AVERAGE([$'Top 10% share'.N105:.N108])" office:value-type="percentage" office:value="0.249989470759341" calcext:value-type="percentage">
            <text:p>25%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3"/>
          <table:table-cell table:number-columns-repeated="56"/>
        </table:table-row>
        <table:table-row table:style-name="ro1">
          <table:table-cell>
            <draw:frame table:end-cell-address="'Top 10% share yearly'.D61" table:end-x="116.48pt" table:end-y="10.15pt" draw:z-index="1" draw:name="Chart 4" draw:style-name="gr1" draw:text-style-name="P1" svg:width="609.39pt" svg:height="430.61pt" svg:x="2.13pt" svg:y="14.6pt">
              <draw:object draw:notify-on-update-of-ranges="'Top 10% share yearly'.A4:'Top 10% share yearly'.A30 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8.99pt" table:end-y="9.16pt" draw:z-index="0" draw:name="Chart 2" draw:style-name="gr1" draw:text-style-name="P1" svg:width="590.14pt" svg:height="430.64pt" svg:x="120.9pt" svg:y="13.58pt">
              <draw:object draw:notify-on-update-of-ranges="'Top 10% share yearly'.F4:'Top 10% share yearly'.F30 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41.47pt" table:end-y="7.14pt" draw:z-index="2" draw:name="Chart 5" draw:style-name="gr1" draw:text-style-name="P1" svg:width="579.12pt" svg:height="430.64pt" svg:x="20.41pt" svg:y="11.57pt">
              <draw:object draw:notify-on-update-of-ranges="'Top 10% share yearly'.K4:'Top 10% share yearly'.K30 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" table:style-name="ta9">
        <table:table-column table:style-name="co2" table:number-columns-repeated="6" table:default-cell-style-name="Default"/>
        <table:table-column table:style-name="co9" table:default-cell-style-name="ce3"/>
        <table:table-column table:style-name="co2" table:number-columns-repeated="4" table:default-cell-style-name="Default"/>
        <table:table-column table:style-name="co9" table:default-cell-style-name="ce3"/>
        <table:table-column table:style-name="co2" table:number-columns-repeated="5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8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 table:number-columns-repeated="4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0326108691" calcext:value-type="float">
            <text:p>0.0326108691</text:p>
          </table:table-cell>
          <table:table-cell table:style-name="ce4" office:value-type="float" office:value="0.0261696348" calcext:value-type="float">
            <text:p>0.0261696348</text:p>
          </table:table-cell>
          <table:table-cell table:style-name="ce4" office:value-type="float" office:value="0.0269383028" calcext:value-type="float">
            <text:p>0.0269383028</text:p>
          </table:table-cell>
          <table:table-cell table:style-name="ce4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 table:number-columns-repeated="49"/>
        </table:table-row>
        <table:table-row table:style-name="ro1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N2]" office:value-type="float" office:value="0.0314869324702347" calcext:value-type="float">
            <text:p>0.031486932470235</text:p>
          </table:table-cell>
          <table:table-cell table:style-name="ce4" table:formula="of:=[$Redistribution_high.O2]" office:value-type="float" office:value="0.0262172747434197" calcext:value-type="float">
            <text:p>0.02621727474342</text:p>
          </table:table-cell>
          <table:table-cell table:style-name="ce4" table:formula="of:=[$Redistribution_high.P2]" office:value-type="float" office:value="0.0236978525400559" calcext:value-type="float">
            <text:p>0.023697852540056</text:p>
          </table:table-cell>
          <table:table-cell table:style-name="ce4" table:formula="of:=[$Redistribution_high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central.N2]" office:value-type="float" office:value="0.0314869324702347" calcext:value-type="float">
            <text:p>0.031486932470235</text:p>
          </table:table-cell>
          <table:table-cell table:style-name="ce4" table:formula="of:=[$Redistribution_central.O2]" office:value-type="float" office:value="0.0262172747434197" calcext:value-type="float">
            <text:p>0.02621727474342</text:p>
          </table:table-cell>
          <table:table-cell table:style-name="ce4" table:formula="of:=[$Redistribution_central.P2]" office:value-type="float" office:value="0.0236978525400559" calcext:value-type="float">
            <text:p>0.023697852540056</text:p>
          </table:table-cell>
          <table:table-cell table:style-name="ce4" table:formula="of:=[$Redistribution_central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low.N2]" office:value-type="float" office:value="0.0314869324702347" calcext:value-type="float">
            <text:p>0.031486932470235</text:p>
          </table:table-cell>
          <table:table-cell table:style-name="ce4" table:formula="of:=[$redistribution_low.O2]" office:value-type="float" office:value="0.0262172747434197" calcext:value-type="float">
            <text:p>0.02621727474342</text:p>
          </table:table-cell>
          <table:table-cell table:style-name="ce4" table:formula="of:=[$redistribution_low.P2]" office:value-type="float" office:value="0.0236978525400559" calcext:value-type="float">
            <text:p>0.023697852540056</text:p>
          </table:table-cell>
          <table:table-cell table:style-name="ce4" table:formula="of:=[$redistribution_low.Q2]" office:value-type="float" office:value="0.0362960895108972" calcext:value-type="float">
            <text:p>0.036296089510897</text:p>
          </table:table-cell>
          <table:table-cell table:number-columns-repeated="49"/>
        </table:table-row>
        <table:table-row table:style-name="ro1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N3]" office:value-type="float" office:value="0.0342368816999756" calcext:value-type="float">
            <text:p>0.034236881699976</text:p>
          </table:table-cell>
          <table:table-cell table:style-name="ce4" table:formula="of:=[$Redistribution_high.O3]" office:value-type="float" office:value="0.0282245464696407" calcext:value-type="float">
            <text:p>0.028224546469641</text:p>
          </table:table-cell>
          <table:table-cell table:style-name="ce4" table:formula="of:=[$Redistribution_high.P3]" office:value-type="float" office:value="0.0257265697541221" calcext:value-type="float">
            <text:p>0.025726569754122</text:p>
          </table:table-cell>
          <table:table-cell table:style-name="ce4" table:formula="of:=[$Redistribution_high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central.N3]" office:value-type="float" office:value="0.0342368816999756" calcext:value-type="float">
            <text:p>0.034236881699976</text:p>
          </table:table-cell>
          <table:table-cell table:style-name="ce4" table:formula="of:=[$Redistribution_central.O3]" office:value-type="float" office:value="0.0282245464696407" calcext:value-type="float">
            <text:p>0.028224546469641</text:p>
          </table:table-cell>
          <table:table-cell table:style-name="ce4" table:formula="of:=[$Redistribution_central.P3]" office:value-type="float" office:value="0.0257265697541221" calcext:value-type="float">
            <text:p>0.025726569754122</text:p>
          </table:table-cell>
          <table:table-cell table:style-name="ce4" table:formula="of:=[$Redistribution_central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low.N3]" office:value-type="float" office:value="0.0342368816999756" calcext:value-type="float">
            <text:p>0.034236881699976</text:p>
          </table:table-cell>
          <table:table-cell table:style-name="ce4" table:formula="of:=[$redistribution_low.O3]" office:value-type="float" office:value="0.0282245464696407" calcext:value-type="float">
            <text:p>0.028224546469641</text:p>
          </table:table-cell>
          <table:table-cell table:style-name="ce4" table:formula="of:=[$redistribution_low.P3]" office:value-type="float" office:value="0.0257265697541221" calcext:value-type="float">
            <text:p>0.025726569754122</text:p>
          </table:table-cell>
          <table:table-cell table:style-name="ce4" table:formula="of:=[$redistribution_low.Q3]" office:value-type="float" office:value="0.039520313948544" calcext:value-type="float">
            <text:p>0.039520313948544</text:p>
          </table:table-cell>
          <table:table-cell table:number-columns-repeated="49"/>
        </table:table-row>
        <table:table-row table:style-name="ro1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N4]" office:value-type="float" office:value="0.0370621664042102" calcext:value-type="float">
            <text:p>0.03706216640421</text:p>
          </table:table-cell>
          <table:table-cell table:style-name="ce4" table:formula="of:=[$Redistribution_high.O4]" office:value-type="float" office:value="0.0266383087031445" calcext:value-type="float">
            <text:p>0.026638308703145</text:p>
          </table:table-cell>
          <table:table-cell table:style-name="ce4" table:formula="of:=[$Redistribution_high.P4]" office:value-type="float" office:value="0.0271180622391379" calcext:value-type="float">
            <text:p>0.027118062239138</text:p>
          </table:table-cell>
          <table:table-cell table:style-name="ce4" table:formula="of:=[$Redistribution_high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central.N4]" office:value-type="float" office:value="0.0370621664042102" calcext:value-type="float">
            <text:p>0.03706216640421</text:p>
          </table:table-cell>
          <table:table-cell table:style-name="ce4" table:formula="of:=[$Redistribution_central.O4]" office:value-type="float" office:value="0.0266383087031445" calcext:value-type="float">
            <text:p>0.026638308703145</text:p>
          </table:table-cell>
          <table:table-cell table:style-name="ce4" table:formula="of:=[$Redistribution_central.P4]" office:value-type="float" office:value="0.0271180622391379" calcext:value-type="float">
            <text:p>0.027118062239138</text:p>
          </table:table-cell>
          <table:table-cell table:style-name="ce4" table:formula="of:=[$Redistribution_central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low.N4]" office:value-type="float" office:value="0.0370621664042102" calcext:value-type="float">
            <text:p>0.03706216640421</text:p>
          </table:table-cell>
          <table:table-cell table:style-name="ce4" table:formula="of:=[$redistribution_low.O4]" office:value-type="float" office:value="0.0266383087031445" calcext:value-type="float">
            <text:p>0.026638308703145</text:p>
          </table:table-cell>
          <table:table-cell table:style-name="ce4" table:formula="of:=[$redistribution_low.P4]" office:value-type="float" office:value="0.0271180622391379" calcext:value-type="float">
            <text:p>0.027118062239138</text:p>
          </table:table-cell>
          <table:table-cell table:style-name="ce4" table:formula="of:=[$redistribution_low.Q4]" office:value-type="float" office:value="0.0397244730695759" calcext:value-type="float">
            <text:p>0.039724473069576</text:p>
          </table:table-cell>
          <table:table-cell table:number-columns-repeated="49"/>
        </table:table-row>
        <table:table-row table:style-name="ro1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N5]" office:value-type="float" office:value="0.0362549150970094" calcext:value-type="float">
            <text:p>0.036254915097009</text:p>
          </table:table-cell>
          <table:table-cell table:style-name="ce4" table:formula="of:=[$Redistribution_high.O5]" office:value-type="float" office:value="0.0283019264882958" calcext:value-type="float">
            <text:p>0.028301926488296</text:p>
          </table:table-cell>
          <table:table-cell table:style-name="ce4" table:formula="of:=[$Redistribution_high.P5]" office:value-type="float" office:value="0.0274103090201651" calcext:value-type="float">
            <text:p>0.027410309020165</text:p>
          </table:table-cell>
          <table:table-cell table:style-name="ce4" table:formula="of:=[$Redistribution_high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central.N5]" office:value-type="float" office:value="0.0362549150970094" calcext:value-type="float">
            <text:p>0.036254915097009</text:p>
          </table:table-cell>
          <table:table-cell table:style-name="ce4" table:formula="of:=[$Redistribution_central.O5]" office:value-type="float" office:value="0.0283019264882958" calcext:value-type="float">
            <text:p>0.028301926488296</text:p>
          </table:table-cell>
          <table:table-cell table:style-name="ce4" table:formula="of:=[$Redistribution_central.P5]" office:value-type="float" office:value="0.0274103090201651" calcext:value-type="float">
            <text:p>0.027410309020165</text:p>
          </table:table-cell>
          <table:table-cell table:style-name="ce4" table:formula="of:=[$Redistribution_central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low.N5]" office:value-type="float" office:value="0.0362549150970094" calcext:value-type="float">
            <text:p>0.036254915097009</text:p>
          </table:table-cell>
          <table:table-cell table:style-name="ce4" table:formula="of:=[$redistribution_low.O5]" office:value-type="float" office:value="0.0283019264882958" calcext:value-type="float">
            <text:p>0.028301926488296</text:p>
          </table:table-cell>
          <table:table-cell table:style-name="ce4" table:formula="of:=[$redistribution_low.P5]" office:value-type="float" office:value="0.0274103090201651" calcext:value-type="float">
            <text:p>0.027410309020165</text:p>
          </table:table-cell>
          <table:table-cell table:style-name="ce4" table:formula="of:=[$redistribution_low.Q5]" office:value-type="float" office:value="0.040066422100053" calcext:value-type="float">
            <text:p>0.040066422100053</text:p>
          </table:table-cell>
          <table:table-cell table:number-columns-repeated="49"/>
        </table:table-row>
        <table:table-row table:style-name="ro1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N6]" office:value-type="float" office:value="0.0365987227469221" calcext:value-type="float">
            <text:p>0.036598722746922</text:p>
          </table:table-cell>
          <table:table-cell table:style-name="ce4" table:formula="of:=[$Redistribution_high.O6]" office:value-type="float" office:value="0.027451229099207" calcext:value-type="float">
            <text:p>0.027451229099207</text:p>
          </table:table-cell>
          <table:table-cell table:style-name="ce4" table:formula="of:=[$Redistribution_high.P6]" office:value-type="float" office:value="0.0277914105754976" calcext:value-type="float">
            <text:p>0.027791410575498</text:p>
          </table:table-cell>
          <table:table-cell table:style-name="ce4" table:formula="of:=[$Redistribution_high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central.N6]" office:value-type="float" office:value="0.0365987227469221" calcext:value-type="float">
            <text:p>0.036598722746922</text:p>
          </table:table-cell>
          <table:table-cell table:style-name="ce4" table:formula="of:=[$Redistribution_central.O6]" office:value-type="float" office:value="0.027451229099207" calcext:value-type="float">
            <text:p>0.027451229099207</text:p>
          </table:table-cell>
          <table:table-cell table:style-name="ce4" table:formula="of:=[$Redistribution_central.P6]" office:value-type="float" office:value="0.0277914105754976" calcext:value-type="float">
            <text:p>0.027791410575498</text:p>
          </table:table-cell>
          <table:table-cell table:style-name="ce4" table:formula="of:=[$Redistribution_central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low.N6]" office:value-type="float" office:value="0.0365987227469221" calcext:value-type="float">
            <text:p>0.036598722746922</text:p>
          </table:table-cell>
          <table:table-cell table:style-name="ce4" table:formula="of:=[$redistribution_low.O6]" office:value-type="float" office:value="0.027451229099207" calcext:value-type="float">
            <text:p>0.027451229099207</text:p>
          </table:table-cell>
          <table:table-cell table:style-name="ce4" table:formula="of:=[$redistribution_low.P6]" office:value-type="float" office:value="0.0277914105754976" calcext:value-type="float">
            <text:p>0.027791410575498</text:p>
          </table:table-cell>
          <table:table-cell table:style-name="ce4" table:formula="of:=[$redistribution_low.Q6]" office:value-type="float" office:value="0.0390120892161255" calcext:value-type="float">
            <text:p>0.039012089216126</text:p>
          </table:table-cell>
          <table:table-cell table:number-columns-repeated="49"/>
        </table:table-row>
        <table:table-row table:style-name="ro1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N7]" office:value-type="float" office:value="0.0376365286305652" calcext:value-type="float">
            <text:p>0.037636528630565</text:p>
          </table:table-cell>
          <table:table-cell table:style-name="ce4" table:formula="of:=[$Redistribution_high.O7]" office:value-type="float" office:value="0.0283797235779626" calcext:value-type="float">
            <text:p>0.028379723577963</text:p>
          </table:table-cell>
          <table:table-cell table:style-name="ce4" table:formula="of:=[$Redistribution_high.P7]" office:value-type="float" office:value="0.0272548695156941" calcext:value-type="float">
            <text:p>0.027254869515694</text:p>
          </table:table-cell>
          <table:table-cell table:style-name="ce4" table:formula="of:=[$Redistribution_high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central.N7]" office:value-type="float" office:value="0.0376365286305652" calcext:value-type="float">
            <text:p>0.037636528630565</text:p>
          </table:table-cell>
          <table:table-cell table:style-name="ce4" table:formula="of:=[$Redistribution_central.O7]" office:value-type="float" office:value="0.0283797235779626" calcext:value-type="float">
            <text:p>0.028379723577963</text:p>
          </table:table-cell>
          <table:table-cell table:style-name="ce4" table:formula="of:=[$Redistribution_central.P7]" office:value-type="float" office:value="0.0272548695156941" calcext:value-type="float">
            <text:p>0.027254869515694</text:p>
          </table:table-cell>
          <table:table-cell table:style-name="ce4" table:formula="of:=[$Redistribution_central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low.N7]" office:value-type="float" office:value="0.0376365286305652" calcext:value-type="float">
            <text:p>0.037636528630565</text:p>
          </table:table-cell>
          <table:table-cell table:style-name="ce4" table:formula="of:=[$redistribution_low.O7]" office:value-type="float" office:value="0.0283797235779626" calcext:value-type="float">
            <text:p>0.028379723577963</text:p>
          </table:table-cell>
          <table:table-cell table:style-name="ce4" table:formula="of:=[$redistribution_low.P7]" office:value-type="float" office:value="0.0272548695156941" calcext:value-type="float">
            <text:p>0.027254869515694</text:p>
          </table:table-cell>
          <table:table-cell table:style-name="ce4" table:formula="of:=[$redistribution_low.Q7]" office:value-type="float" office:value="0.0421231886318773" calcext:value-type="float">
            <text:p>0.042123188631877</text:p>
          </table:table-cell>
          <table:table-cell table:number-columns-repeated="49"/>
        </table:table-row>
        <table:table-row table:style-name="ro1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N8]" office:value-type="float" office:value="0.0378331931338803" calcext:value-type="float">
            <text:p>0.03783319313388</text:p>
          </table:table-cell>
          <table:table-cell table:style-name="ce4" table:formula="of:=[$Redistribution_high.O8]" office:value-type="float" office:value="0.0291869608081643" calcext:value-type="float">
            <text:p>0.029186960808164</text:p>
          </table:table-cell>
          <table:table-cell table:style-name="ce4" table:formula="of:=[$Redistribution_high.P8]" office:value-type="float" office:value="0.0280831290751954" calcext:value-type="float">
            <text:p>0.028083129075195</text:p>
          </table:table-cell>
          <table:table-cell table:style-name="ce4" table:formula="of:=[$Redistribution_high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central.N8]" office:value-type="float" office:value="0.0378331931338803" calcext:value-type="float">
            <text:p>0.03783319313388</text:p>
          </table:table-cell>
          <table:table-cell table:style-name="ce4" table:formula="of:=[$Redistribution_central.O8]" office:value-type="float" office:value="0.0291869608081643" calcext:value-type="float">
            <text:p>0.029186960808164</text:p>
          </table:table-cell>
          <table:table-cell table:style-name="ce4" table:formula="of:=[$Redistribution_central.P8]" office:value-type="float" office:value="0.0280831290751954" calcext:value-type="float">
            <text:p>0.028083129075195</text:p>
          </table:table-cell>
          <table:table-cell table:style-name="ce4" table:formula="of:=[$Redistribution_central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low.N8]" office:value-type="float" office:value="0.0378331931338803" calcext:value-type="float">
            <text:p>0.03783319313388</text:p>
          </table:table-cell>
          <table:table-cell table:style-name="ce4" table:formula="of:=[$redistribution_low.O8]" office:value-type="float" office:value="0.0291869608081643" calcext:value-type="float">
            <text:p>0.029186960808164</text:p>
          </table:table-cell>
          <table:table-cell table:style-name="ce4" table:formula="of:=[$redistribution_low.P8]" office:value-type="float" office:value="0.0280831290751954" calcext:value-type="float">
            <text:p>0.028083129075196</text:p>
          </table:table-cell>
          <table:table-cell table:style-name="ce4" table:formula="of:=[$redistribution_low.Q8]" office:value-type="float" office:value="0.0419204998863615" calcext:value-type="float">
            <text:p>0.041920499886362</text:p>
          </table:table-cell>
          <table:table-cell table:number-columns-repeated="49"/>
        </table:table-row>
        <table:table-row table:style-name="ro1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N9]" office:value-type="float" office:value="0.036057599276513" calcext:value-type="float">
            <text:p>0.036057599276513</text:p>
          </table:table-cell>
          <table:table-cell table:style-name="ce4" table:formula="of:=[$Redistribution_high.O9]" office:value-type="float" office:value="0.0280078244662119" calcext:value-type="float">
            <text:p>0.028007824466212</text:p>
          </table:table-cell>
          <table:table-cell table:style-name="ce4" table:formula="of:=[$Redistribution_high.P9]" office:value-type="float" office:value="0.0267337074813959" calcext:value-type="float">
            <text:p>0.026733707481396</text:p>
          </table:table-cell>
          <table:table-cell table:style-name="ce4" table:formula="of:=[$Redistribution_high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central.N9]" office:value-type="float" office:value="0.036057599276513" calcext:value-type="float">
            <text:p>0.036057599276513</text:p>
          </table:table-cell>
          <table:table-cell table:style-name="ce4" table:formula="of:=[$Redistribution_central.O9]" office:value-type="float" office:value="0.0280078244662119" calcext:value-type="float">
            <text:p>0.028007824466212</text:p>
          </table:table-cell>
          <table:table-cell table:style-name="ce4" table:formula="of:=[$Redistribution_central.P9]" office:value-type="float" office:value="0.0267337074813959" calcext:value-type="float">
            <text:p>0.026733707481396</text:p>
          </table:table-cell>
          <table:table-cell table:style-name="ce4" table:formula="of:=[$Redistribution_central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low.N9]" office:value-type="float" office:value="0.036057599276513" calcext:value-type="float">
            <text:p>0.036057599276513</text:p>
          </table:table-cell>
          <table:table-cell table:style-name="ce4" table:formula="of:=[$redistribution_low.O9]" office:value-type="float" office:value="0.0280078244662119" calcext:value-type="float">
            <text:p>0.028007824466212</text:p>
          </table:table-cell>
          <table:table-cell table:style-name="ce4" table:formula="of:=[$redistribution_low.P9]" office:value-type="float" office:value="0.0267337074813959" calcext:value-type="float">
            <text:p>0.026733707481396</text:p>
          </table:table-cell>
          <table:table-cell table:style-name="ce4" table:formula="of:=[$redistribution_low.Q9]" office:value-type="float" office:value="0.0404232424136916" calcext:value-type="float">
            <text:p>0.040423242413692</text:p>
          </table:table-cell>
          <table:table-cell table:number-columns-repeated="49"/>
        </table:table-row>
        <table:table-row table:style-name="ro1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N10]" office:value-type="float" office:value="0.0374070584771887" calcext:value-type="float">
            <text:p>0.037407058477189</text:p>
          </table:table-cell>
          <table:table-cell table:style-name="ce4" table:formula="of:=[$Redistribution_high.O10]" office:value-type="float" office:value="0.0276131258161958" calcext:value-type="float">
            <text:p>0.027613125816196</text:p>
          </table:table-cell>
          <table:table-cell table:style-name="ce4" table:formula="of:=[$Redistribution_high.P10]" office:value-type="float" office:value="0.0273122535501753" calcext:value-type="float">
            <text:p>0.027312253550175</text:p>
          </table:table-cell>
          <table:table-cell table:style-name="ce4" table:formula="of:=[$Redistribution_high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central.N10]" office:value-type="float" office:value="0.0374070584771887" calcext:value-type="float">
            <text:p>0.037407058477189</text:p>
          </table:table-cell>
          <table:table-cell table:style-name="ce4" table:formula="of:=[$Redistribution_central.O10]" office:value-type="float" office:value="0.0276131258161958" calcext:value-type="float">
            <text:p>0.027613125816196</text:p>
          </table:table-cell>
          <table:table-cell table:style-name="ce4" table:formula="of:=[$Redistribution_central.P10]" office:value-type="float" office:value="0.0273122535501753" calcext:value-type="float">
            <text:p>0.027312253550175</text:p>
          </table:table-cell>
          <table:table-cell table:style-name="ce4" table:formula="of:=[$Redistribution_central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low.N10]" office:value-type="float" office:value="0.0374070584771887" calcext:value-type="float">
            <text:p>0.037407058477189</text:p>
          </table:table-cell>
          <table:table-cell table:style-name="ce4" table:formula="of:=[$redistribution_low.O10]" office:value-type="float" office:value="0.0276131258161958" calcext:value-type="float">
            <text:p>0.027613125816196</text:p>
          </table:table-cell>
          <table:table-cell table:style-name="ce4" table:formula="of:=[$redistribution_low.P10]" office:value-type="float" office:value="0.0273122535501753" calcext:value-type="float">
            <text:p>0.027312253550175</text:p>
          </table:table-cell>
          <table:table-cell table:style-name="ce4" table:formula="of:=[$redistribution_low.Q10]" office:value-type="float" office:value="0.0409512978682364" calcext:value-type="float">
            <text:p>0.040951297868236</text:p>
          </table:table-cell>
          <table:table-cell table:number-columns-repeated="49"/>
        </table:table-row>
        <table:table-row table:style-name="ro1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N11]" office:value-type="float" office:value="0.036724930008887" calcext:value-type="float">
            <text:p>0.036724930008887</text:p>
          </table:table-cell>
          <table:table-cell table:style-name="ce4" table:formula="of:=[$Redistribution_high.O11]" office:value-type="float" office:value="0.0281532790904709" calcext:value-type="float">
            <text:p>0.028153279090471</text:p>
          </table:table-cell>
          <table:table-cell table:style-name="ce4" table:formula="of:=[$Redistribution_high.P11]" office:value-type="float" office:value="0.0272257280342731" calcext:value-type="float">
            <text:p>0.027225728034273</text:p>
          </table:table-cell>
          <table:table-cell table:style-name="ce4" table:formula="of:=[$Redistribution_high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central.N11]" office:value-type="float" office:value="0.036724930008887" calcext:value-type="float">
            <text:p>0.036724930008887</text:p>
          </table:table-cell>
          <table:table-cell table:style-name="ce4" table:formula="of:=[$Redistribution_central.O11]" office:value-type="float" office:value="0.0281532790904709" calcext:value-type="float">
            <text:p>0.028153279090471</text:p>
          </table:table-cell>
          <table:table-cell table:style-name="ce4" table:formula="of:=[$Redistribution_central.P11]" office:value-type="float" office:value="0.0272257280342731" calcext:value-type="float">
            <text:p>0.027225728034273</text:p>
          </table:table-cell>
          <table:table-cell table:style-name="ce4" table:formula="of:=[$Redistribution_central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low.N11]" office:value-type="float" office:value="0.036724930008887" calcext:value-type="float">
            <text:p>0.036724930008887</text:p>
          </table:table-cell>
          <table:table-cell table:style-name="ce4" table:formula="of:=[$redistribution_low.O11]" office:value-type="float" office:value="0.0281532790904709" calcext:value-type="float">
            <text:p>0.028153279090471</text:p>
          </table:table-cell>
          <table:table-cell table:style-name="ce4" table:formula="of:=[$redistribution_low.P11]" office:value-type="float" office:value="0.0272257280342731" calcext:value-type="float">
            <text:p>0.027225728034273</text:p>
          </table:table-cell>
          <table:table-cell table:style-name="ce4" table:formula="of:=[$redistribution_low.Q11]" office:value-type="float" office:value="0.0408866568865591" calcext:value-type="float">
            <text:p>0.040886656886559</text:p>
          </table:table-cell>
          <table:table-cell table:number-columns-repeated="49"/>
        </table:table-row>
        <table:table-row table:style-name="ro1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N12]" office:value-type="float" office:value="0.0374289546217006" calcext:value-type="float">
            <text:p>0.037428954621701</text:p>
          </table:table-cell>
          <table:table-cell table:style-name="ce4" table:formula="of:=[$Redistribution_high.O12]" office:value-type="float" office:value="0.0278747930289618" calcext:value-type="float">
            <text:p>0.027874793028962</text:p>
          </table:table-cell>
          <table:table-cell table:style-name="ce4" table:formula="of:=[$Redistribution_high.P12]" office:value-type="float" office:value="0.0282380608057171" calcext:value-type="float">
            <text:p>0.028238060805717</text:p>
          </table:table-cell>
          <table:table-cell table:style-name="ce4" table:formula="of:=[$Redistribution_high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central.N12]" office:value-type="float" office:value="0.0374289546217006" calcext:value-type="float">
            <text:p>0.037428954621701</text:p>
          </table:table-cell>
          <table:table-cell table:style-name="ce4" table:formula="of:=[$Redistribution_central.O12]" office:value-type="float" office:value="0.0278747930289618" calcext:value-type="float">
            <text:p>0.027874793028962</text:p>
          </table:table-cell>
          <table:table-cell table:style-name="ce4" table:formula="of:=[$Redistribution_central.P12]" office:value-type="float" office:value="0.0282380608057171" calcext:value-type="float">
            <text:p>0.028238060805717</text:p>
          </table:table-cell>
          <table:table-cell table:style-name="ce4" table:formula="of:=[$Redistribution_central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low.N12]" office:value-type="float" office:value="0.0374289546217006" calcext:value-type="float">
            <text:p>0.037428954621701</text:p>
          </table:table-cell>
          <table:table-cell table:style-name="ce4" table:formula="of:=[$redistribution_low.O12]" office:value-type="float" office:value="0.0278747930289618" calcext:value-type="float">
            <text:p>0.027874793028962</text:p>
          </table:table-cell>
          <table:table-cell table:style-name="ce4" table:formula="of:=[$redistribution_low.P12]" office:value-type="float" office:value="0.0282380608057171" calcext:value-type="float">
            <text:p>0.028238060805717</text:p>
          </table:table-cell>
          <table:table-cell table:style-name="ce4" table:formula="of:=[$redistribution_low.Q12]" office:value-type="float" office:value="0.0400811618036327" calcext:value-type="float">
            <text:p>0.040081161803633</text:p>
          </table:table-cell>
          <table:table-cell table:number-columns-repeated="49"/>
        </table:table-row>
        <table:table-row table:style-name="ro1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N13]" office:value-type="float" office:value="0.0386862415511047" calcext:value-type="float">
            <text:p>0.038686241551105</text:p>
          </table:table-cell>
          <table:table-cell table:style-name="ce4" table:formula="of:=[$Redistribution_high.O13]" office:value-type="float" office:value="0.0307024807269663" calcext:value-type="float">
            <text:p>0.030702480726966</text:p>
          </table:table-cell>
          <table:table-cell table:style-name="ce4" table:formula="of:=[$Redistribution_high.P13]" office:value-type="float" office:value="0.0294912693710455" calcext:value-type="float">
            <text:p>0.029491269371046</text:p>
          </table:table-cell>
          <table:table-cell table:style-name="ce4" table:formula="of:=[$Redistribution_high.Q13]" office:value-type="float" office:value="0.0429660125419904" calcext:value-type="float">
            <text:p>0.04296601254199</text:p>
          </table:table-cell>
          <table:table-cell/>
          <table:table-cell table:style-name="ce4" table:formula="of:=[$Redistribution_central.N13]" office:value-type="float" office:value="0.0386862415511047" calcext:value-type="float">
            <text:p>0.038686241551105</text:p>
          </table:table-cell>
          <table:table-cell table:style-name="ce4" table:formula="of:=[$Redistribution_central.O13]" office:value-type="float" office:value="0.0307024807269663" calcext:value-type="float">
            <text:p>0.030702480726966</text:p>
          </table:table-cell>
          <table:table-cell table:style-name="ce4" table:formula="of:=[$Redistribution_central.P13]" office:value-type="float" office:value="0.0294912693710455" calcext:value-type="float">
            <text:p>0.029491269371046</text:p>
          </table:table-cell>
          <table:table-cell table:style-name="ce4" table:formula="of:=[$Redistribution_central.Q13]" office:value-type="float" office:value="0.0429660125419904" calcext:value-type="float">
            <text:p>0.04296601254199</text:p>
          </table:table-cell>
          <table:table-cell/>
          <table:table-cell table:style-name="ce4" table:formula="of:=[$redistribution_low.N13]" office:value-type="float" office:value="0.0386862415511047" calcext:value-type="float">
            <text:p>0.038686241551105</text:p>
          </table:table-cell>
          <table:table-cell table:style-name="ce4" table:formula="of:=[$redistribution_low.O13]" office:value-type="float" office:value="0.0307024807269663" calcext:value-type="float">
            <text:p>0.030702480726966</text:p>
          </table:table-cell>
          <table:table-cell table:style-name="ce4" table:formula="of:=[$redistribution_low.P13]" office:value-type="float" office:value="0.0294912693710455" calcext:value-type="float">
            <text:p>0.029491269371046</text:p>
          </table:table-cell>
          <table:table-cell table:style-name="ce4" table:formula="of:=[$redistribution_low.Q13]" office:value-type="float" office:value="0.0429660125419904" calcext:value-type="float">
            <text:p>0.042966012541991</text:p>
          </table:table-cell>
          <table:table-cell table:number-columns-repeated="49"/>
        </table:table-row>
        <table:table-row table:style-name="ro1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N14]" office:value-type="float" office:value="0.0381474828551381" calcext:value-type="float">
            <text:p>0.038147482855138</text:p>
          </table:table-cell>
          <table:table-cell table:style-name="ce4" table:formula="of:=[$Redistribution_high.O14]" office:value-type="float" office:value="0.0282157662900745" calcext:value-type="float">
            <text:p>0.028215766290075</text:p>
          </table:table-cell>
          <table:table-cell table:style-name="ce4" table:formula="of:=[$Redistribution_high.P14]" office:value-type="float" office:value="0.0277041090930663" calcext:value-type="float">
            <text:p>0.027704109093066</text:p>
          </table:table-cell>
          <table:table-cell table:style-name="ce4" table:formula="of:=[$Redistribution_high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central.N14]" office:value-type="float" office:value="0.0381474828551381" calcext:value-type="float">
            <text:p>0.038147482855138</text:p>
          </table:table-cell>
          <table:table-cell table:style-name="ce4" table:formula="of:=[$Redistribution_central.O14]" office:value-type="float" office:value="0.0282157662900745" calcext:value-type="float">
            <text:p>0.028215766290075</text:p>
          </table:table-cell>
          <table:table-cell table:style-name="ce4" table:formula="of:=[$Redistribution_central.P14]" office:value-type="float" office:value="0.0277041090930663" calcext:value-type="float">
            <text:p>0.027704109093066</text:p>
          </table:table-cell>
          <table:table-cell table:style-name="ce4" table:formula="of:=[$Redistribution_central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low.N14]" office:value-type="float" office:value="0.0381474828551381" calcext:value-type="float">
            <text:p>0.038147482855138</text:p>
          </table:table-cell>
          <table:table-cell table:style-name="ce4" table:formula="of:=[$redistribution_low.O14]" office:value-type="float" office:value="0.0282157662900745" calcext:value-type="float">
            <text:p>0.028215766290075</text:p>
          </table:table-cell>
          <table:table-cell table:style-name="ce4" table:formula="of:=[$redistribution_low.P14]" office:value-type="float" office:value="0.0277041090930663" calcext:value-type="float">
            <text:p>0.027704109093066</text:p>
          </table:table-cell>
          <table:table-cell table:style-name="ce4" table:formula="of:=[$redistribution_low.Q14]" office:value-type="float" office:value="0.0419653775265288" calcext:value-type="float">
            <text:p>0.041965377526529</text:p>
          </table:table-cell>
          <table:table-cell table:number-columns-repeated="49"/>
        </table:table-row>
        <table:table-row table:style-name="ro1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N15]" office:value-type="float" office:value="0.0383638777506848" calcext:value-type="float">
            <text:p>0.038363877750685</text:p>
          </table:table-cell>
          <table:table-cell table:style-name="ce4" table:formula="of:=[$Redistribution_high.O15]" office:value-type="float" office:value="0.0298307107458833" calcext:value-type="float">
            <text:p>0.029830710745883</text:p>
          </table:table-cell>
          <table:table-cell table:style-name="ce4" table:formula="of:=[$Redistribution_high.P15]" office:value-type="float" office:value="0.0284346753610522" calcext:value-type="float">
            <text:p>0.028434675361052</text:p>
          </table:table-cell>
          <table:table-cell table:style-name="ce4" table:formula="of:=[$Redistribution_high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central.N15]" office:value-type="float" office:value="0.0383638777506848" calcext:value-type="float">
            <text:p>0.038363877750685</text:p>
          </table:table-cell>
          <table:table-cell table:style-name="ce4" table:formula="of:=[$Redistribution_central.O15]" office:value-type="float" office:value="0.0298307107458833" calcext:value-type="float">
            <text:p>0.029830710745883</text:p>
          </table:table-cell>
          <table:table-cell table:style-name="ce4" table:formula="of:=[$Redistribution_central.P15]" office:value-type="float" office:value="0.0284346753610522" calcext:value-type="float">
            <text:p>0.028434675361052</text:p>
          </table:table-cell>
          <table:table-cell table:style-name="ce4" table:formula="of:=[$Redistribution_central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low.N15]" office:value-type="float" office:value="0.0383638777506848" calcext:value-type="float">
            <text:p>0.038363877750685</text:p>
          </table:table-cell>
          <table:table-cell table:style-name="ce4" table:formula="of:=[$redistribution_low.O15]" office:value-type="float" office:value="0.0298307107458833" calcext:value-type="float">
            <text:p>0.029830710745883</text:p>
          </table:table-cell>
          <table:table-cell table:style-name="ce4" table:formula="of:=[$redistribution_low.P15]" office:value-type="float" office:value="0.0284346753610522" calcext:value-type="float">
            <text:p>0.028434675361052</text:p>
          </table:table-cell>
          <table:table-cell table:style-name="ce4" table:formula="of:=[$redistribution_low.Q15]" office:value-type="float" office:value="0.0429760044969876" calcext:value-type="float">
            <text:p>0.042976004496988</text:p>
          </table:table-cell>
          <table:table-cell table:number-columns-repeated="49"/>
        </table:table-row>
        <table:table-row table:style-name="ro1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N16]" office:value-type="float" office:value="0.0410944543458398" calcext:value-type="float">
            <text:p>0.04109445434584</text:p>
          </table:table-cell>
          <table:table-cell table:style-name="ce4" table:formula="of:=[$Redistribution_high.O16]" office:value-type="float" office:value="0.0315435575472891" calcext:value-type="float">
            <text:p>0.031543557547289</text:p>
          </table:table-cell>
          <table:table-cell table:style-name="ce4" table:formula="of:=[$Redistribution_high.P16]" office:value-type="float" office:value="0.0301781123957825" calcext:value-type="float">
            <text:p>0.030178112395783</text:p>
          </table:table-cell>
          <table:table-cell table:style-name="ce4" table:formula="of:=[$Redistribution_high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central.N16]" office:value-type="float" office:value="0.0410944543458398" calcext:value-type="float">
            <text:p>0.04109445434584</text:p>
          </table:table-cell>
          <table:table-cell table:style-name="ce4" table:formula="of:=[$Redistribution_central.O16]" office:value-type="float" office:value="0.0315435575472891" calcext:value-type="float">
            <text:p>0.031543557547289</text:p>
          </table:table-cell>
          <table:table-cell table:style-name="ce4" table:formula="of:=[$Redistribution_central.P16]" office:value-type="float" office:value="0.0301781123957825" calcext:value-type="float">
            <text:p>0.030178112395783</text:p>
          </table:table-cell>
          <table:table-cell table:style-name="ce4" table:formula="of:=[$Redistribution_central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low.N16]" office:value-type="float" office:value="0.0410944543458398" calcext:value-type="float">
            <text:p>0.04109445434584</text:p>
          </table:table-cell>
          <table:table-cell table:style-name="ce4" table:formula="of:=[$redistribution_low.O16]" office:value-type="float" office:value="0.0315435575472891" calcext:value-type="float">
            <text:p>0.031543557547289</text:p>
          </table:table-cell>
          <table:table-cell table:style-name="ce4" table:formula="of:=[$redistribution_low.P16]" office:value-type="float" office:value="0.0301781123957825" calcext:value-type="float">
            <text:p>0.030178112395783</text:p>
          </table:table-cell>
          <table:table-cell table:style-name="ce4" table:formula="of:=[$redistribution_low.Q16]" office:value-type="float" office:value="0.045989986426345" calcext:value-type="float">
            <text:p>0.045989986426345</text:p>
          </table:table-cell>
          <table:table-cell table:number-columns-repeated="49"/>
        </table:table-row>
        <table:table-row table:style-name="ro1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N17]" office:value-type="float" office:value="0.0398025878834241" calcext:value-type="float">
            <text:p>0.039802587883424</text:p>
          </table:table-cell>
          <table:table-cell table:style-name="ce4" table:formula="of:=[$Redistribution_high.O17]" office:value-type="float" office:value="0.0306794223062461" calcext:value-type="float">
            <text:p>0.030679422306246</text:p>
          </table:table-cell>
          <table:table-cell table:style-name="ce4" table:formula="of:=[$Redistribution_high.P17]" office:value-type="float" office:value="0.0306244994594518" calcext:value-type="float">
            <text:p>0.030624499459452</text:p>
          </table:table-cell>
          <table:table-cell table:style-name="ce4" table:formula="of:=[$Redistribution_high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central.N17]" office:value-type="float" office:value="0.0398025878834241" calcext:value-type="float">
            <text:p>0.039802587883424</text:p>
          </table:table-cell>
          <table:table-cell table:style-name="ce4" table:formula="of:=[$Redistribution_central.O17]" office:value-type="float" office:value="0.0306794223062461" calcext:value-type="float">
            <text:p>0.030679422306246</text:p>
          </table:table-cell>
          <table:table-cell table:style-name="ce4" table:formula="of:=[$Redistribution_central.P17]" office:value-type="float" office:value="0.0306244994594518" calcext:value-type="float">
            <text:p>0.030624499459452</text:p>
          </table:table-cell>
          <table:table-cell table:style-name="ce4" table:formula="of:=[$Redistribution_central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low.N17]" office:value-type="float" office:value="0.0398025878834241" calcext:value-type="float">
            <text:p>0.039802587883424</text:p>
          </table:table-cell>
          <table:table-cell table:style-name="ce4" table:formula="of:=[$redistribution_low.O17]" office:value-type="float" office:value="0.0306794223062461" calcext:value-type="float">
            <text:p>0.030679422306246</text:p>
          </table:table-cell>
          <table:table-cell table:style-name="ce4" table:formula="of:=[$redistribution_low.P17]" office:value-type="float" office:value="0.0306244994594518" calcext:value-type="float">
            <text:p>0.030624499459452</text:p>
          </table:table-cell>
          <table:table-cell table:style-name="ce4" table:formula="of:=[$redistribution_low.Q17]" office:value-type="float" office:value="0.0427406233358516" calcext:value-type="float">
            <text:p>0.042740623335852</text:p>
          </table:table-cell>
          <table:table-cell table:number-columns-repeated="49"/>
        </table:table-row>
        <table:table-row table:style-name="ro1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N18]" office:value-type="float" office:value="0.0380041730723767" calcext:value-type="float">
            <text:p>0.038004173072377</text:p>
          </table:table-cell>
          <table:table-cell table:style-name="ce4" table:formula="of:=[$Redistribution_high.O18]" office:value-type="float" office:value="0.0271770711269189" calcext:value-type="float">
            <text:p>0.027177071126919</text:p>
          </table:table-cell>
          <table:table-cell table:style-name="ce4" table:formula="of:=[$Redistribution_high.P18]" office:value-type="float" office:value="0.0279091345279562" calcext:value-type="float">
            <text:p>0.027909134527956</text:p>
          </table:table-cell>
          <table:table-cell table:style-name="ce4" table:formula="of:=[$Redistribution_high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central.N18]" office:value-type="float" office:value="0.0380041730723767" calcext:value-type="float">
            <text:p>0.038004173072377</text:p>
          </table:table-cell>
          <table:table-cell table:style-name="ce4" table:formula="of:=[$Redistribution_central.O18]" office:value-type="float" office:value="0.0271770711269189" calcext:value-type="float">
            <text:p>0.027177071126919</text:p>
          </table:table-cell>
          <table:table-cell table:style-name="ce4" table:formula="of:=[$Redistribution_central.P18]" office:value-type="float" office:value="0.0279091345279562" calcext:value-type="float">
            <text:p>0.027909134527956</text:p>
          </table:table-cell>
          <table:table-cell table:style-name="ce4" table:formula="of:=[$Redistribution_central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low.N18]" office:value-type="float" office:value="0.0380041730723767" calcext:value-type="float">
            <text:p>0.038004173072377</text:p>
          </table:table-cell>
          <table:table-cell table:style-name="ce4" table:formula="of:=[$redistribution_low.O18]" office:value-type="float" office:value="0.0271770711269189" calcext:value-type="float">
            <text:p>0.027177071126919</text:p>
          </table:table-cell>
          <table:table-cell table:style-name="ce4" table:formula="of:=[$redistribution_low.P18]" office:value-type="float" office:value="0.0279091345279562" calcext:value-type="float">
            <text:p>0.027909134527956</text:p>
          </table:table-cell>
          <table:table-cell table:style-name="ce4" table:formula="of:=[$redistribution_low.Q18]" office:value-type="float" office:value="0.0404946618389897" calcext:value-type="float">
            <text:p>0.04049466183899</text:p>
          </table:table-cell>
          <table:table-cell table:number-columns-repeated="49"/>
        </table:table-row>
        <table:table-row table:style-name="ro1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N19]" office:value-type="float" office:value="0.0397566494054706" calcext:value-type="float">
            <text:p>0.039756649405471</text:p>
          </table:table-cell>
          <table:table-cell table:style-name="ce4" table:formula="of:=[$Redistribution_high.O19]" office:value-type="float" office:value="0.0289156075912586" calcext:value-type="float">
            <text:p>0.028915607591259</text:p>
          </table:table-cell>
          <table:table-cell table:style-name="ce4" table:formula="of:=[$Redistribution_high.P19]" office:value-type="float" office:value="0.0284748120138397" calcext:value-type="float">
            <text:p>0.02847481201384</text:p>
          </table:table-cell>
          <table:table-cell table:style-name="ce4" table:formula="of:=[$Redistribution_high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central.N19]" office:value-type="float" office:value="0.0397566494054706" calcext:value-type="float">
            <text:p>0.039756649405471</text:p>
          </table:table-cell>
          <table:table-cell table:style-name="ce4" table:formula="of:=[$Redistribution_central.O19]" office:value-type="float" office:value="0.0289156075912586" calcext:value-type="float">
            <text:p>0.028915607591259</text:p>
          </table:table-cell>
          <table:table-cell table:style-name="ce4" table:formula="of:=[$Redistribution_central.P19]" office:value-type="float" office:value="0.0284748120138397" calcext:value-type="float">
            <text:p>0.02847481201384</text:p>
          </table:table-cell>
          <table:table-cell table:style-name="ce4" table:formula="of:=[$Redistribution_central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low.N19]" office:value-type="float" office:value="0.0397566494054706" calcext:value-type="float">
            <text:p>0.039756649405471</text:p>
          </table:table-cell>
          <table:table-cell table:style-name="ce4" table:formula="of:=[$redistribution_low.O19]" office:value-type="float" office:value="0.0289156075912586" calcext:value-type="float">
            <text:p>0.028915607591259</text:p>
          </table:table-cell>
          <table:table-cell table:style-name="ce4" table:formula="of:=[$redistribution_low.P19]" office:value-type="float" office:value="0.0284748120138397" calcext:value-type="float">
            <text:p>0.02847481201384</text:p>
          </table:table-cell>
          <table:table-cell table:style-name="ce4" table:formula="of:=[$redistribution_low.Q19]" office:value-type="float" office:value="0.0438086381114551" calcext:value-type="float">
            <text:p>0.043808638111455</text:p>
          </table:table-cell>
          <table:table-cell table:number-columns-repeated="49"/>
        </table:table-row>
        <table:table-row table:style-name="ro1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N20]" office:value-type="float" office:value="0.0426435056256487" calcext:value-type="float">
            <text:p>0.042643505625649</text:p>
          </table:table-cell>
          <table:table-cell table:style-name="ce4" table:formula="of:=[$Redistribution_high.O20]" office:value-type="float" office:value="0.0336834249456402" calcext:value-type="float">
            <text:p>0.03368342494564</text:p>
          </table:table-cell>
          <table:table-cell table:style-name="ce4" table:formula="of:=[$Redistribution_high.P20]" office:value-type="float" office:value="0.0313288211271734" calcext:value-type="float">
            <text:p>0.031328821127173</text:p>
          </table:table-cell>
          <table:table-cell table:style-name="ce4" table:formula="of:=[$Redistribution_high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central.N20]" office:value-type="float" office:value="0.0426401281538462" calcext:value-type="float">
            <text:p>0.042640128153846</text:p>
          </table:table-cell>
          <table:table-cell table:style-name="ce4" table:formula="of:=[$Redistribution_central.O20]" office:value-type="float" office:value="0.0336834249456402" calcext:value-type="float">
            <text:p>0.03368342494564</text:p>
          </table:table-cell>
          <table:table-cell table:style-name="ce4" table:formula="of:=[$Redistribution_central.P20]" office:value-type="float" office:value="0.03132644275242" calcext:value-type="float">
            <text:p>0.03132644275242</text:p>
          </table:table-cell>
          <table:table-cell table:style-name="ce4" table:formula="of:=[$Redistribution_central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low.N20]" office:value-type="float" office:value="0.0426435056256487" calcext:value-type="float">
            <text:p>0.042643505625649</text:p>
          </table:table-cell>
          <table:table-cell table:style-name="ce4" table:formula="of:=[$redistribution_low.O20]" office:value-type="float" office:value="0.0336834249456402" calcext:value-type="float">
            <text:p>0.03368342494564</text:p>
          </table:table-cell>
          <table:table-cell table:style-name="ce4" table:formula="of:=[$redistribution_low.P20]" office:value-type="float" office:value="0.0313288211271734" calcext:value-type="float">
            <text:p>0.031328821127173</text:p>
          </table:table-cell>
          <table:table-cell table:style-name="ce4" table:formula="of:=[$redistribution_low.Q20]" office:value-type="float" office:value="0.0486541818198203" calcext:value-type="float">
            <text:p>0.04865418181982</text:p>
          </table:table-cell>
          <table:table-cell table:number-columns-repeated="49"/>
        </table:table-row>
        <table:table-row table:style-name="ro1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N21]" office:value-type="float" office:value="0.0412256346944118" calcext:value-type="float">
            <text:p>0.041225634694412</text:p>
          </table:table-cell>
          <table:table-cell table:style-name="ce4" table:formula="of:=[$Redistribution_high.O21]" office:value-type="float" office:value="0.0310192760371765" calcext:value-type="float">
            <text:p>0.031019276037177</text:p>
          </table:table-cell>
          <table:table-cell table:style-name="ce4" table:formula="of:=[$Redistribution_high.P21]" office:value-type="float" office:value="0.0303503842833294" calcext:value-type="float">
            <text:p>0.030350384283329</text:p>
          </table:table-cell>
          <table:table-cell table:style-name="ce4" table:formula="of:=[$Redistribution_high.Q21]" office:value-type="float" office:value="0.0455680269971939" calcext:value-type="float">
            <text:p>0.045568026997194</text:p>
          </table:table-cell>
          <table:table-cell/>
          <table:table-cell table:style-name="ce4" table:formula="of:=[$Redistribution_central.N21]" office:value-type="float" office:value="0.0412175087923783" calcext:value-type="float">
            <text:p>0.041217508792378</text:p>
          </table:table-cell>
          <table:table-cell table:style-name="ce4" table:formula="of:=[$Redistribution_central.O21]" office:value-type="float" office:value="0.0310242896455461" calcext:value-type="float">
            <text:p>0.031024289645546</text:p>
          </table:table-cell>
          <table:table-cell table:style-name="ce4" table:formula="of:=[$Redistribution_central.P21]" office:value-type="float" office:value="0.0303443593766581" calcext:value-type="float">
            <text:p>0.030344359376658</text:p>
          </table:table-cell>
          <table:table-cell table:style-name="ce4" table:formula="of:=[$Redistribution_central.Q21]" office:value-type="float" office:value="0.0455750907810742" calcext:value-type="float">
            <text:p>0.045575090781074</text:p>
          </table:table-cell>
          <table:table-cell/>
          <table:table-cell table:style-name="ce4" table:formula="of:=[$redistribution_low.N21]" office:value-type="float" office:value="0.0412256347048459" calcext:value-type="float">
            <text:p>0.041225634704846</text:p>
          </table:table-cell>
          <table:table-cell table:style-name="ce4" table:formula="of:=[$redistribution_low.O21]" office:value-type="float" office:value="0.0310192760371765" calcext:value-type="float">
            <text:p>0.031019276037177</text:p>
          </table:table-cell>
          <table:table-cell table:style-name="ce4" table:formula="of:=[$redistribution_low.P21]" office:value-type="float" office:value="0.0303503842914083" calcext:value-type="float">
            <text:p>0.030350384291408</text:p>
          </table:table-cell>
          <table:table-cell table:style-name="ce4" table:formula="of:=[$redistribution_low.Q21]" office:value-type="float" office:value="0.0455680269971939" calcext:value-type="float">
            <text:p>0.045568026997194</text:p>
          </table:table-cell>
          <table:table-cell table:number-columns-repeated="49"/>
        </table:table-row>
        <table:table-row table:style-name="ro1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N22]" office:value-type="float" office:value="0.0443307806467023" calcext:value-type="float">
            <text:p>0.044330780646702</text:p>
          </table:table-cell>
          <table:table-cell table:style-name="ce4" table:formula="of:=[$Redistribution_high.O22]" office:value-type="float" office:value="0.0351206907497676" calcext:value-type="float">
            <text:p>0.035120690749768</text:p>
          </table:table-cell>
          <table:table-cell table:style-name="ce4" table:formula="of:=[$Redistribution_high.P22]" office:value-type="float" office:value="0.0319233763385719" calcext:value-type="float">
            <text:p>0.031923376338572</text:p>
          </table:table-cell>
          <table:table-cell table:style-name="ce4" table:formula="of:=[$Redistribution_high.Q22]" office:value-type="float" office:value="0.0519897251715805" calcext:value-type="float">
            <text:p>0.051989725171581</text:p>
          </table:table-cell>
          <table:table-cell/>
          <table:table-cell table:style-name="ce4" table:formula="of:=[$Redistribution_central.N22]" office:value-type="float" office:value="0.0442903879943052" calcext:value-type="float">
            <text:p>0.044290387994305</text:p>
          </table:table-cell>
          <table:table-cell table:style-name="ce4" table:formula="of:=[$Redistribution_central.O22]" office:value-type="float" office:value="0.0350923838726005" calcext:value-type="float">
            <text:p>0.035092383872601</text:p>
          </table:table-cell>
          <table:table-cell table:style-name="ce4" table:formula="of:=[$Redistribution_central.P22]" office:value-type="float" office:value="0.0319037870868142" calcext:value-type="float">
            <text:p>0.031903787086814</text:p>
          </table:table-cell>
          <table:table-cell table:style-name="ce4" table:formula="of:=[$Redistribution_central.Q22]" office:value-type="float" office:value="0.0519280025789744" calcext:value-type="float">
            <text:p>0.051928002578974</text:p>
          </table:table-cell>
          <table:table-cell/>
          <table:table-cell table:style-name="ce4" table:formula="of:=[$redistribution_low.N22]" office:value-type="float" office:value="0.0443307806575125" calcext:value-type="float">
            <text:p>0.044330780657513</text:p>
          </table:table-cell>
          <table:table-cell table:style-name="ce4" table:formula="of:=[$redistribution_low.O22]" office:value-type="float" office:value="0.0351206907497676" calcext:value-type="float">
            <text:p>0.035120690749768</text:p>
          </table:table-cell>
          <table:table-cell table:style-name="ce4" table:formula="of:=[$redistribution_low.P22]" office:value-type="float" office:value="0.0319233763468179" calcext:value-type="float">
            <text:p>0.031923376346818</text:p>
          </table:table-cell>
          <table:table-cell table:style-name="ce4" table:formula="of:=[$redistribution_low.Q22]" office:value-type="float" office:value="0.0519897251715805" calcext:value-type="float">
            <text:p>0.051989725171581</text:p>
          </table:table-cell>
          <table:table-cell table:number-columns-repeated="49"/>
        </table:table-row>
        <table:table-row table:style-name="ro1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N23]" office:value-type="float" office:value="0.0412137427249621" calcext:value-type="float">
            <text:p>0.041213742724962</text:p>
          </table:table-cell>
          <table:table-cell table:style-name="ce4" table:formula="of:=[$Redistribution_high.O23]" office:value-type="float" office:value="0.030720094455611" calcext:value-type="float">
            <text:p>0.030720094455611</text:p>
          </table:table-cell>
          <table:table-cell table:style-name="ce4" table:formula="of:=[$Redistribution_high.P23]" office:value-type="float" office:value="0.0296251379780153" calcext:value-type="float">
            <text:p>0.029625137978015</text:p>
          </table:table-cell>
          <table:table-cell table:style-name="ce4" table:formula="of:=[$Redistribution_high.Q23]" office:value-type="float" office:value="0.0469092872017536" calcext:value-type="float">
            <text:p>0.046909287201754</text:p>
          </table:table-cell>
          <table:table-cell/>
          <table:table-cell table:style-name="ce4" table:formula="of:=[$Redistribution_central.N23]" office:value-type="float" office:value="0.0410880224756706" calcext:value-type="float">
            <text:p>0.041088022475671</text:p>
          </table:table-cell>
          <table:table-cell table:style-name="ce4" table:formula="of:=[$Redistribution_central.O23]" office:value-type="float" office:value="0.0305935157619615" calcext:value-type="float">
            <text:p>0.030593515761962</text:p>
          </table:table-cell>
          <table:table-cell table:style-name="ce4" table:formula="of:=[$Redistribution_central.P23]" office:value-type="float" office:value="0.0295328499513394" calcext:value-type="float">
            <text:p>0.029532849951339</text:p>
          </table:table-cell>
          <table:table-cell table:style-name="ce4" table:formula="of:=[$Redistribution_central.Q23]" office:value-type="float" office:value="0.0467224958721105" calcext:value-type="float">
            <text:p>0.046722495872111</text:p>
          </table:table-cell>
          <table:table-cell/>
          <table:table-cell table:style-name="ce4" table:formula="of:=[$redistribution_low.N23]" office:value-type="float" office:value="0.0412137427540783" calcext:value-type="float">
            <text:p>0.041213742754078</text:p>
          </table:table-cell>
          <table:table-cell table:style-name="ce4" table:formula="of:=[$redistribution_low.O23]" office:value-type="float" office:value="0.030720094455611" calcext:value-type="float">
            <text:p>0.030720094455611</text:p>
          </table:table-cell>
          <table:table-cell table:style-name="ce4" table:formula="of:=[$redistribution_low.P23]" office:value-type="float" office:value="0.0296251379999538" calcext:value-type="float">
            <text:p>0.029625137999954</text:p>
          </table:table-cell>
          <table:table-cell table:style-name="ce4" table:formula="of:=[$redistribution_low.Q23]" office:value-type="float" office:value="0.0469092872017536" calcext:value-type="float">
            <text:p>0.046909287201754</text:p>
          </table:table-cell>
          <table:table-cell table:number-columns-repeated="49"/>
        </table:table-row>
        <table:table-row table:style-name="ro1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N24]" office:value-type="float" office:value="0.0387223268137087" calcext:value-type="float">
            <text:p>0.038722326813709</text:p>
          </table:table-cell>
          <table:table-cell table:style-name="ce4" table:formula="of:=[$Redistribution_high.O24]" office:value-type="float" office:value="0.0276718735528851" calcext:value-type="float">
            <text:p>0.027671873552885</text:p>
          </table:table-cell>
          <table:table-cell table:style-name="ce4" table:formula="of:=[$Redistribution_high.P24]" office:value-type="float" office:value="0.0273601829664616" calcext:value-type="float">
            <text:p>0.027360182966462</text:p>
          </table:table-cell>
          <table:table-cell table:style-name="ce4" table:formula="of:=[$Redistribution_high.Q24]" office:value-type="float" office:value="0.0437860730479668" calcext:value-type="float">
            <text:p>0.043786073047967</text:p>
          </table:table-cell>
          <table:table-cell/>
          <table:table-cell table:style-name="ce4" table:formula="of:=[$Redistribution_central.N24]" office:value-type="float" office:value="0.0387205707598149" calcext:value-type="float">
            <text:p>0.038720570759815</text:p>
          </table:table-cell>
          <table:table-cell table:style-name="ce4" table:formula="of:=[$Redistribution_central.O24]" office:value-type="float" office:value="0.0276810803644512" calcext:value-type="float">
            <text:p>0.027681080364451</text:p>
          </table:table-cell>
          <table:table-cell table:style-name="ce4" table:formula="of:=[$Redistribution_central.P24]" office:value-type="float" office:value="0.0273587598014668" calcext:value-type="float">
            <text:p>0.027358759801467</text:p>
          </table:table-cell>
          <table:table-cell table:style-name="ce4" table:formula="of:=[$Redistribution_central.Q24]" office:value-type="float" office:value="0.0438070813205386" calcext:value-type="float">
            <text:p>0.043807081320539</text:p>
          </table:table-cell>
          <table:table-cell/>
          <table:table-cell table:style-name="ce4" table:formula="of:=[$redistribution_low.N24]" office:value-type="float" office:value="0.0387223268419182" calcext:value-type="float">
            <text:p>0.038722326841918</text:p>
          </table:table-cell>
          <table:table-cell table:style-name="ce4" table:formula="of:=[$redistribution_low.O24]" office:value-type="float" office:value="0.0276718735528851" calcext:value-type="float">
            <text:p>0.027671873552885</text:p>
          </table:table-cell>
          <table:table-cell table:style-name="ce4" table:formula="of:=[$redistribution_low.P24]" office:value-type="float" office:value="0.0273601829873631" calcext:value-type="float">
            <text:p>0.027360182987363</text:p>
          </table:table-cell>
          <table:table-cell table:style-name="ce4" table:formula="of:=[$redistribution_low.Q24]" office:value-type="float" office:value="0.0437860730479668" calcext:value-type="float">
            <text:p>0.043786073047967</text:p>
          </table:table-cell>
          <table:table-cell table:number-columns-repeated="49"/>
        </table:table-row>
        <table:table-row table:style-name="ro1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N25]" office:value-type="float" office:value="0.0378716194682959" calcext:value-type="float">
            <text:p>0.037871619468296</text:p>
          </table:table-cell>
          <table:table-cell table:style-name="ce4" table:formula="of:=[$Redistribution_high.O25]" office:value-type="float" office:value="0.0284233820178944" calcext:value-type="float">
            <text:p>0.028423382017894</text:p>
          </table:table-cell>
          <table:table-cell table:style-name="ce4" table:formula="of:=[$Redistribution_high.P25]" office:value-type="float" office:value="0.0283397078753132" calcext:value-type="float">
            <text:p>0.028339707875313</text:p>
          </table:table-cell>
          <table:table-cell table:style-name="ce4" table:formula="of:=[$Redistribution_high.Q25]" office:value-type="float" office:value="0.0418950921905615" calcext:value-type="float">
            <text:p>0.041895092190562</text:p>
          </table:table-cell>
          <table:table-cell/>
          <table:table-cell table:style-name="ce4" table:formula="of:=[$Redistribution_central.N25]" office:value-type="float" office:value="0.037814730899047" calcext:value-type="float">
            <text:p>0.037814730899047</text:p>
          </table:table-cell>
          <table:table-cell table:style-name="ce4" table:formula="of:=[$Redistribution_central.O25]" office:value-type="float" office:value="0.0283981214295438" calcext:value-type="float">
            <text:p>0.028398121429544</text:p>
          </table:table-cell>
          <table:table-cell table:style-name="ce4" table:formula="of:=[$Redistribution_central.P25]" office:value-type="float" office:value="0.028344834043131" calcext:value-type="float">
            <text:p>0.028344834043131</text:p>
          </table:table-cell>
          <table:table-cell table:style-name="ce4" table:formula="of:=[$Redistribution_central.Q25]" office:value-type="float" office:value="0.0417357569588808" calcext:value-type="float">
            <text:p>0.041735756958881</text:p>
          </table:table-cell>
          <table:table-cell/>
          <table:table-cell table:style-name="ce4" table:formula="of:=[$redistribution_low.N25]" office:value-type="float" office:value="0.0377712098628893" calcext:value-type="float">
            <text:p>0.037771209862889</text:p>
          </table:table-cell>
          <table:table-cell table:style-name="ce4" table:formula="of:=[$redistribution_low.O25]" office:value-type="float" office:value="0.0283750425462443" calcext:value-type="float">
            <text:p>0.028375042546244</text:p>
          </table:table-cell>
          <table:table-cell table:style-name="ce4" table:formula="of:=[$redistribution_low.P25]" office:value-type="float" office:value="0.0283353995960886" calcext:value-type="float">
            <text:p>0.028335399596089</text:p>
          </table:table-cell>
          <table:table-cell table:style-name="ce4" table:formula="of:=[$redistribution_low.Q25]" office:value-type="float" office:value="0.0416398774967707" calcext:value-type="float">
            <text:p>0.041639877496771</text:p>
          </table:table-cell>
          <table:table-cell table:number-columns-repeated="49"/>
        </table:table-row>
        <table:table-row table:style-name="ro1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N26]" office:value-type="float" office:value="0.041425587266355" calcext:value-type="float">
            <text:p>0.041425587266355</text:p>
          </table:table-cell>
          <table:table-cell table:style-name="ce4" table:formula="of:=[$Redistribution_high.O26]" office:value-type="float" office:value="0.0290308068000098" calcext:value-type="float">
            <text:p>0.02903080680001</text:p>
          </table:table-cell>
          <table:table-cell table:style-name="ce4" table:formula="of:=[$Redistribution_high.P26]" office:value-type="float" office:value="0.0300718911908244" calcext:value-type="float">
            <text:p>0.030071891190824</text:p>
          </table:table-cell>
          <table:table-cell table:style-name="ce4" table:formula="of:=[$Redistribution_high.Q26]" office:value-type="float" office:value="0.0447625531126894" calcext:value-type="float">
            <text:p>0.044762553112689</text:p>
          </table:table-cell>
          <table:table-cell/>
          <table:table-cell table:style-name="ce4" table:formula="of:=[$Redistribution_central.N26]" office:value-type="float" office:value="0.0414092653310151" calcext:value-type="float">
            <text:p>0.041409265331015</text:p>
          </table:table-cell>
          <table:table-cell table:style-name="ce4" table:formula="of:=[$Redistribution_central.O26]" office:value-type="float" office:value="0.0289514964077613" calcext:value-type="float">
            <text:p>0.028951496407761</text:p>
          </table:table-cell>
          <table:table-cell table:style-name="ce4" table:formula="of:=[$Redistribution_central.P26]" office:value-type="float" office:value="0.0301311921082733" calcext:value-type="float">
            <text:p>0.030131192108273</text:p>
          </table:table-cell>
          <table:table-cell table:style-name="ce4" table:formula="of:=[$Redistribution_central.Q26]" office:value-type="float" office:value="0.0445617974924927" calcext:value-type="float">
            <text:p>0.044561797492493</text:p>
          </table:table-cell>
          <table:table-cell/>
          <table:table-cell table:style-name="ce4" table:formula="of:=[$redistribution_low.N26]" office:value-type="float" office:value="0.041611658921862" calcext:value-type="float">
            <text:p>0.041611658921862</text:p>
          </table:table-cell>
          <table:table-cell table:style-name="ce4" table:formula="of:=[$redistribution_low.O26]" office:value-type="float" office:value="0.0289174948744052" calcext:value-type="float">
            <text:p>0.028917494874405</text:p>
          </table:table-cell>
          <table:table-cell table:style-name="ce4" table:formula="of:=[$redistribution_low.P26]" office:value-type="float" office:value="0.0301078507759672" calcext:value-type="float">
            <text:p>0.030107850775967</text:p>
          </table:table-cell>
          <table:table-cell table:style-name="ce4" table:formula="of:=[$redistribution_low.Q26]" office:value-type="float" office:value="0.0447923807742106" calcext:value-type="float">
            <text:p>0.044792380774211</text:p>
          </table:table-cell>
          <table:table-cell table:number-columns-repeated="49"/>
        </table:table-row>
        <table:table-row table:style-name="ro1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N27]" office:value-type="float" office:value="0.0406064399903119" calcext:value-type="float">
            <text:p>0.040606439990312</text:p>
          </table:table-cell>
          <table:table-cell table:style-name="ce4" table:formula="of:=[$Redistribution_high.O27]" office:value-type="float" office:value="0.0312651513842696" calcext:value-type="float">
            <text:p>0.03126515138427</text:p>
          </table:table-cell>
          <table:table-cell table:style-name="ce4" table:formula="of:=[$Redistribution_high.P27]" office:value-type="float" office:value="0.0294142944603221" calcext:value-type="float">
            <text:p>0.029414294460322</text:p>
          </table:table-cell>
          <table:table-cell table:style-name="ce4" table:formula="of:=[$Redistribution_high.Q27]" office:value-type="float" office:value="0.0468696213106513" calcext:value-type="float">
            <text:p>0.046869621310651</text:p>
          </table:table-cell>
          <table:table-cell/>
          <table:table-cell table:style-name="ce4" table:formula="of:=[$Redistribution_central.N27]" office:value-type="float" office:value="0.0404160773216373" calcext:value-type="float">
            <text:p>0.040416077321637</text:p>
          </table:table-cell>
          <table:table-cell table:style-name="ce4" table:formula="of:=[$Redistribution_central.O27]" office:value-type="float" office:value="0.0310698493593888" calcext:value-type="float">
            <text:p>0.031069849359389</text:p>
          </table:table-cell>
          <table:table-cell table:style-name="ce4" table:formula="of:=[$Redistribution_central.P27]" office:value-type="float" office:value="0.0292719671887425" calcext:value-type="float">
            <text:p>0.029271967188743</text:p>
          </table:table-cell>
          <table:table-cell table:style-name="ce4" table:formula="of:=[$Redistribution_central.Q27]" office:value-type="float" office:value="0.0466036864172576" calcext:value-type="float">
            <text:p>0.046603686417258</text:p>
          </table:table-cell>
          <table:table-cell/>
          <table:table-cell table:style-name="ce4" table:formula="of:=[$redistribution_low.N27]" office:value-type="float" office:value="0.0406319363918041" calcext:value-type="float">
            <text:p>0.040631936391804</text:p>
          </table:table-cell>
          <table:table-cell table:style-name="ce4" table:formula="of:=[$redistribution_low.O27]" office:value-type="float" office:value="0.0312679086195602" calcext:value-type="float">
            <text:p>0.03126790861956</text:p>
          </table:table-cell>
          <table:table-cell table:style-name="ce4" table:formula="of:=[$redistribution_low.P27]" office:value-type="float" office:value="0.029406466382715" calcext:value-type="float">
            <text:p>0.029406466382715</text:p>
          </table:table-cell>
          <table:table-cell table:style-name="ce4" table:formula="of:=[$redistribution_low.Q27]" office:value-type="float" office:value="0.0469399126156018" calcext:value-type="float">
            <text:p>0.046939912615602</text:p>
          </table:table-cell>
          <table:table-cell table:number-columns-repeated="49"/>
        </table:table-row>
        <table:table-row table:style-name="ro1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N28]" office:value-type="float" office:value="0.0399537533515408" calcext:value-type="float">
            <text:p>0.039953753351541</text:p>
          </table:table-cell>
          <table:table-cell table:style-name="ce4" table:formula="of:=[$Redistribution_high.O28]" office:value-type="float" office:value="0.0304820810063817" calcext:value-type="float">
            <text:p>0.030482081006382</text:p>
          </table:table-cell>
          <table:table-cell table:style-name="ce4" table:formula="of:=[$Redistribution_high.P28]" office:value-type="float" office:value="0.0296295365010029" calcext:value-type="float">
            <text:p>0.029629536501003</text:p>
          </table:table-cell>
          <table:table-cell table:style-name="ce4" table:formula="of:=[$Redistribution_high.Q28]" office:value-type="float" office:value="0.044661215328077" calcext:value-type="float">
            <text:p>0.044661215328077</text:p>
          </table:table-cell>
          <table:table-cell/>
          <table:table-cell table:style-name="ce4" table:formula="of:=[$Redistribution_central.N28]" office:value-type="float" office:value="0.0399267455926008" calcext:value-type="float">
            <text:p>0.039926745592601</text:p>
          </table:table-cell>
          <table:table-cell table:style-name="ce4" table:formula="of:=[$Redistribution_central.O28]" office:value-type="float" office:value="0.0304880129153137" calcext:value-type="float">
            <text:p>0.030488012915314</text:p>
          </table:table-cell>
          <table:table-cell table:style-name="ce4" table:formula="of:=[$Redistribution_central.P28]" office:value-type="float" office:value="0.029617091293183" calcext:value-type="float">
            <text:p>0.029617091293183</text:p>
          </table:table-cell>
          <table:table-cell table:style-name="ce4" table:formula="of:=[$Redistribution_central.Q28]" office:value-type="float" office:value="0.0446492842903296" calcext:value-type="float">
            <text:p>0.04464928429033</text:p>
          </table:table-cell>
          <table:table-cell/>
          <table:table-cell table:style-name="ce4" table:formula="of:=[$redistribution_low.N28]" office:value-type="float" office:value="0.0398888838792631" calcext:value-type="float">
            <text:p>0.039888883879263</text:p>
          </table:table-cell>
          <table:table-cell table:style-name="ce4" table:formula="of:=[$redistribution_low.O28]" office:value-type="float" office:value="0.030358803032083" calcext:value-type="float">
            <text:p>0.030358803032083</text:p>
          </table:table-cell>
          <table:table-cell table:style-name="ce4" table:formula="of:=[$redistribution_low.P28]" office:value-type="float" office:value="0.0295353248451055" calcext:value-type="float">
            <text:p>0.029535324845106</text:p>
          </table:table-cell>
          <table:table-cell table:style-name="ce4" table:formula="of:=[$redistribution_low.Q28]" office:value-type="float" office:value="0.044611401666029" calcext:value-type="float">
            <text:p>0.044611401666029</text:p>
          </table:table-cell>
          <table:table-cell table:number-columns-repeated="49"/>
        </table:table-row>
        <table:table-row table:style-name="ro1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N29]" office:value-type="float" office:value="0.0399443579824356" calcext:value-type="float">
            <text:p>0.039944357982436</text:p>
          </table:table-cell>
          <table:table-cell table:style-name="ce4" table:formula="of:=[$Redistribution_high.O29]" office:value-type="float" office:value="0.0327393860109027" calcext:value-type="float">
            <text:p>0.032739386010903</text:p>
          </table:table-cell>
          <table:table-cell table:style-name="ce4" table:formula="of:=[$Redistribution_high.P29]" office:value-type="float" office:value="0.0293890887150376" calcext:value-type="float">
            <text:p>0.029389088715038</text:p>
          </table:table-cell>
          <table:table-cell table:style-name="ce4" table:formula="of:=[$Redistribution_high.Q29]" office:value-type="float" office:value="0.0474270676406142" calcext:value-type="float">
            <text:p>0.047427067640614</text:p>
          </table:table-cell>
          <table:table-cell/>
          <table:table-cell table:style-name="ce4" table:formula="of:=[$Redistribution_central.N29]" office:value-type="float" office:value="0.040126151452941" calcext:value-type="float">
            <text:p>0.040126151452941</text:p>
          </table:table-cell>
          <table:table-cell table:style-name="ce4" table:formula="of:=[$Redistribution_central.O29]" office:value-type="float" office:value="0.0329972446519425" calcext:value-type="float">
            <text:p>0.032997244651943</text:p>
          </table:table-cell>
          <table:table-cell table:style-name="ce4" table:formula="of:=[$Redistribution_central.P29]" office:value-type="float" office:value="0.0295606304321609" calcext:value-type="float">
            <text:p>0.029560630432161</text:p>
          </table:table-cell>
          <table:table-cell table:style-name="ce4" table:formula="of:=[$Redistribution_central.Q29]" office:value-type="float" office:value="0.0476964527137457" calcext:value-type="float">
            <text:p>0.047696452713746</text:p>
          </table:table-cell>
          <table:table-cell/>
          <table:table-cell table:style-name="ce4" table:formula="of:=[$redistribution_low.N29]" office:value-type="float" office:value="0.0397921831826915" calcext:value-type="float">
            <text:p>0.039792183182692</text:p>
          </table:table-cell>
          <table:table-cell table:style-name="ce4" table:formula="of:=[$redistribution_low.O29]" office:value-type="float" office:value="0.032561320176246" calcext:value-type="float">
            <text:p>0.032561320176246</text:p>
          </table:table-cell>
          <table:table-cell table:style-name="ce4" table:formula="of:=[$redistribution_low.P29]" office:value-type="float" office:value="0.0292576466930303" calcext:value-type="float">
            <text:p>0.02925764669303</text:p>
          </table:table-cell>
          <table:table-cell table:style-name="ce4" table:formula="of:=[$redistribution_low.Q29]" office:value-type="float" office:value="0.0471832556210005" calcext:value-type="float">
            <text:p>0.047183255621001</text:p>
          </table:table-cell>
          <table:table-cell table:number-columns-repeated="49"/>
        </table:table-row>
        <table:table-row table:style-name="ro1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N30]" office:value-type="float" office:value="0.0408968212832468" calcext:value-type="float">
            <text:p>0.040896821283247</text:p>
          </table:table-cell>
          <table:table-cell table:style-name="ce4" table:formula="of:=[$Redistribution_high.O30]" office:value-type="float" office:value="0.0306690653206438" calcext:value-type="float">
            <text:p>0.030669065320644</text:p>
          </table:table-cell>
          <table:table-cell table:style-name="ce4" table:formula="of:=[$Redistribution_high.P30]" office:value-type="float" office:value="0.0287081634768124" calcext:value-type="float">
            <text:p>0.028708163476812</text:p>
          </table:table-cell>
          <table:table-cell table:style-name="ce4" table:formula="of:=[$Redistribution_high.Q30]" office:value-type="float" office:value="0.0473874560728166" calcext:value-type="float">
            <text:p>0.047387456072817</text:p>
          </table:table-cell>
          <table:table-cell/>
          <table:table-cell table:style-name="ce4" table:formula="of:=[$Redistribution_central.N30]" office:value-type="float" office:value="0.0409772516275878" calcext:value-type="float">
            <text:p>0.040977251627588</text:p>
          </table:table-cell>
          <table:table-cell table:style-name="ce4" table:formula="of:=[$Redistribution_central.O30]" office:value-type="float" office:value="0.0307990378856265" calcext:value-type="float">
            <text:p>0.030799037885627</text:p>
          </table:table-cell>
          <table:table-cell table:style-name="ce4" table:formula="of:=[$Redistribution_central.P30]" office:value-type="float" office:value="0.0288091117409429" calcext:value-type="float">
            <text:p>0.028809111740943</text:p>
          </table:table-cell>
          <table:table-cell table:style-name="ce4" table:formula="of:=[$Redistribution_central.Q30]" office:value-type="float" office:value="0.0474892793642427" calcext:value-type="float">
            <text:p>0.047489279364243</text:p>
          </table:table-cell>
          <table:table-cell/>
          <table:table-cell table:style-name="ce4" table:formula="of:=[$redistribution_low.N30]" office:value-type="float" office:value="0.0409327468320762" calcext:value-type="float">
            <text:p>0.040932746832076</text:p>
          </table:table-cell>
          <table:table-cell table:style-name="ce4" table:formula="of:=[$redistribution_low.O30]" office:value-type="float" office:value="0.0308300699141536" calcext:value-type="float">
            <text:p>0.030830069914154</text:p>
          </table:table-cell>
          <table:table-cell table:style-name="ce4" table:formula="of:=[$redistribution_low.P30]" office:value-type="float" office:value="0.0288244907276216" calcext:value-type="float">
            <text:p>0.028824490727622</text:p>
          </table:table-cell>
          <table:table-cell table:style-name="ce4" table:formula="of:=[$redistribution_low.Q30]" office:value-type="float" office:value="0.0474015539851869" calcext:value-type="float">
            <text:p>0.047401553985187</text:p>
          </table:table-cell>
          <table:table-cell table:number-columns-repeated="49"/>
        </table:table-row>
        <table:table-row table:style-name="ro1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N31]" office:value-type="float" office:value="0.041106344228004" calcext:value-type="float">
            <text:p>0.041106344228004</text:p>
          </table:table-cell>
          <table:table-cell table:style-name="ce4" table:formula="of:=[$Redistribution_high.O31]" office:value-type="float" office:value="0.0323997815001208" calcext:value-type="float">
            <text:p>0.032399781500121</text:p>
          </table:table-cell>
          <table:table-cell table:style-name="ce4" table:formula="of:=[$Redistribution_high.P31]" office:value-type="float" office:value="0.0292740943714176" calcext:value-type="float">
            <text:p>0.029274094371418</text:p>
          </table:table-cell>
          <table:table-cell table:style-name="ce4" table:formula="of:=[$Redistribution_high.Q31]" office:value-type="float" office:value="0.0490756230301272" calcext:value-type="float">
            <text:p>0.049075623030127</text:p>
          </table:table-cell>
          <table:table-cell/>
          <table:table-cell table:style-name="ce4" table:formula="of:=[$Redistribution_central.N31]" office:value-type="float" office:value="0.0412137477368568" calcext:value-type="float">
            <text:p>0.041213747736857</text:p>
          </table:table-cell>
          <table:table-cell table:style-name="ce4" table:formula="of:=[$Redistribution_central.O31]" office:value-type="float" office:value="0.0325000615519645" calcext:value-type="float">
            <text:p>0.032500061551965</text:p>
          </table:table-cell>
          <table:table-cell table:style-name="ce4" table:formula="of:=[$Redistribution_central.P31]" office:value-type="float" office:value="0.029337794940634" calcext:value-type="float">
            <text:p>0.029337794940634</text:p>
          </table:table-cell>
          <table:table-cell table:style-name="ce4" table:formula="of:=[$Redistribution_central.Q31]" office:value-type="float" office:value="0.0492476607490189" calcext:value-type="float">
            <text:p>0.049247660749019</text:p>
          </table:table-cell>
          <table:table-cell/>
          <table:table-cell table:style-name="ce4" table:formula="of:=[$redistribution_low.N31]" office:value-type="float" office:value="0.0415678801946573" calcext:value-type="float">
            <text:p>0.041567880194657</text:p>
          </table:table-cell>
          <table:table-cell table:style-name="ce4" table:formula="of:=[$redistribution_low.O31]" office:value-type="float" office:value="0.032059783769458" calcext:value-type="float">
            <text:p>0.032059783769458</text:p>
          </table:table-cell>
          <table:table-cell table:style-name="ce4" table:formula="of:=[$redistribution_low.P31]" office:value-type="float" office:value="0.029216804546048" calcext:value-type="float">
            <text:p>0.029216804546048</text:p>
          </table:table-cell>
          <table:table-cell table:style-name="ce4" table:formula="of:=[$redistribution_low.Q31]" office:value-type="float" office:value="0.0494647134918037" calcext:value-type="float">
            <text:p>0.049464713491804</text:p>
          </table:table-cell>
          <table:table-cell table:number-columns-repeated="49"/>
        </table:table-row>
        <table:table-row table:style-name="ro1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N32]" office:value-type="float" office:value="0.0409170959690572" calcext:value-type="float">
            <text:p>0.040917095969057</text:p>
          </table:table-cell>
          <table:table-cell table:style-name="ce4" table:formula="of:=[$Redistribution_high.O32]" office:value-type="float" office:value="0.0343263686459911" calcext:value-type="float">
            <text:p>0.034326368645991</text:p>
          </table:table-cell>
          <table:table-cell table:style-name="ce4" table:formula="of:=[$Redistribution_high.P32]" office:value-type="float" office:value="0.0302209193400699" calcext:value-type="float">
            <text:p>0.03022091934007</text:p>
          </table:table-cell>
          <table:table-cell table:style-name="ce4" table:formula="of:=[$Redistribution_high.Q32]" office:value-type="float" office:value="0.0491108623337737" calcext:value-type="float">
            <text:p>0.049110862333774</text:p>
          </table:table-cell>
          <table:table-cell/>
          <table:table-cell table:style-name="ce4" table:formula="of:=[$Redistribution_central.N32]" office:value-type="float" office:value="0.0409193476095927" calcext:value-type="float">
            <text:p>0.040919347609593</text:p>
          </table:table-cell>
          <table:table-cell table:style-name="ce4" table:formula="of:=[$Redistribution_central.O32]" office:value-type="float" office:value="0.0344540960817925" calcext:value-type="float">
            <text:p>0.034454096081793</text:p>
          </table:table-cell>
          <table:table-cell table:style-name="ce4" table:formula="of:=[$Redistribution_central.P32]" office:value-type="float" office:value="0.0303191716767443" calcext:value-type="float">
            <text:p>0.030319171676744</text:p>
          </table:table-cell>
          <table:table-cell table:style-name="ce4" table:formula="of:=[$Redistribution_central.Q32]" office:value-type="float" office:value="0.0491017442555311" calcext:value-type="float">
            <text:p>0.049101744255531</text:p>
          </table:table-cell>
          <table:table-cell/>
          <table:table-cell table:style-name="ce4" table:formula="of:=[$redistribution_low.N32]" office:value-type="float" office:value="0.0411916543709635" calcext:value-type="float">
            <text:p>0.041191654370964</text:p>
          </table:table-cell>
          <table:table-cell table:style-name="ce4" table:formula="of:=[$redistribution_low.O32]" office:value-type="float" office:value="0.0341513738146949" calcext:value-type="float">
            <text:p>0.034151373814695</text:p>
          </table:table-cell>
          <table:table-cell table:style-name="ce4" table:formula="of:=[$redistribution_low.P32]" office:value-type="float" office:value="0.0302259279653361" calcext:value-type="float">
            <text:p>0.030225927965336</text:p>
          </table:table-cell>
          <table:table-cell table:style-name="ce4" table:formula="of:=[$redistribution_low.Q32]" office:value-type="float" office:value="0.0492811527964584" calcext:value-type="float">
            <text:p>0.049281152796459</text:p>
          </table:table-cell>
          <table:table-cell table:number-columns-repeated="49"/>
        </table:table-row>
        <table:table-row table:style-name="ro1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N33]" office:value-type="float" office:value="0.0412956009490677" calcext:value-type="float">
            <text:p>0.041295600949068</text:p>
          </table:table-cell>
          <table:table-cell table:style-name="ce4" table:formula="of:=[$Redistribution_high.O33]" office:value-type="float" office:value="0.0360358957556746" calcext:value-type="float">
            <text:p>0.036035895755675</text:p>
          </table:table-cell>
          <table:table-cell table:style-name="ce4" table:formula="of:=[$Redistribution_high.P33]" office:value-type="float" office:value="0.0303096403018405" calcext:value-type="float">
            <text:p>0.030309640301841</text:p>
          </table:table-cell>
          <table:table-cell table:style-name="ce4" table:formula="of:=[$Redistribution_high.Q33]" office:value-type="float" office:value="0.051304375857988" calcext:value-type="float">
            <text:p>0.051304375857988</text:p>
          </table:table-cell>
          <table:table-cell/>
          <table:table-cell table:style-name="ce4" table:formula="of:=[$Redistribution_central.N33]" office:value-type="float" office:value="0.041362603026647" calcext:value-type="float">
            <text:p>0.041362603026647</text:p>
          </table:table-cell>
          <table:table-cell table:style-name="ce4" table:formula="of:=[$Redistribution_central.O33]" office:value-type="float" office:value="0.0362446206184751" calcext:value-type="float">
            <text:p>0.036244620618475</text:p>
          </table:table-cell>
          <table:table-cell table:style-name="ce4" table:formula="of:=[$Redistribution_central.P33]" office:value-type="float" office:value="0.0304567218547341" calcext:value-type="float">
            <text:p>0.030456721854734</text:p>
          </table:table-cell>
          <table:table-cell table:style-name="ce4" table:formula="of:=[$Redistribution_central.Q33]" office:value-type="float" office:value="0.0513999083644104" calcext:value-type="float">
            <text:p>0.05139990836441</text:p>
          </table:table-cell>
          <table:table-cell/>
          <table:table-cell table:style-name="ce4" table:formula="of:=[$redistribution_low.N33]" office:value-type="float" office:value="0.0419724087876491" calcext:value-type="float">
            <text:p>0.041972408787649</text:p>
          </table:table-cell>
          <table:table-cell table:style-name="ce4" table:formula="of:=[$redistribution_low.O33]" office:value-type="float" office:value="0.0361469875191751" calcext:value-type="float">
            <text:p>0.036146987519175</text:p>
          </table:table-cell>
          <table:table-cell table:style-name="ce4" table:formula="of:=[$redistribution_low.P33]" office:value-type="float" office:value="0.0304132460797267" calcext:value-type="float">
            <text:p>0.030413246079727</text:p>
          </table:table-cell>
          <table:table-cell table:style-name="ce4" table:formula="of:=[$redistribution_low.Q33]" office:value-type="float" office:value="0.0522561381772886" calcext:value-type="float">
            <text:p>0.052256138177289</text:p>
          </table:table-cell>
          <table:table-cell table:number-columns-repeated="49"/>
        </table:table-row>
        <table:table-row table:style-name="ro1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N34]" office:value-type="float" office:value="0.0426646358261861" calcext:value-type="float">
            <text:p>0.042664635826186</text:p>
          </table:table-cell>
          <table:table-cell table:style-name="ce4" table:formula="of:=[$Redistribution_high.O34]" office:value-type="float" office:value="0.0333752433195591" calcext:value-type="float">
            <text:p>0.033375243319559</text:p>
          </table:table-cell>
          <table:table-cell table:style-name="ce4" table:formula="of:=[$Redistribution_high.P34]" office:value-type="float" office:value="0.0292018211505031" calcext:value-type="float">
            <text:p>0.029201821150503</text:p>
          </table:table-cell>
          <table:table-cell table:style-name="ce4" table:formula="of:=[$Redistribution_high.Q34]" office:value-type="float" office:value="0.0519595111263383" calcext:value-type="float">
            <text:p>0.051959511126338</text:p>
          </table:table-cell>
          <table:table-cell/>
          <table:table-cell table:style-name="ce4" table:formula="of:=[$Redistribution_central.N34]" office:value-type="float" office:value="0.0424037387254787" calcext:value-type="float">
            <text:p>0.042403738725479</text:p>
          </table:table-cell>
          <table:table-cell table:style-name="ce4" table:formula="of:=[$Redistribution_central.O34]" office:value-type="float" office:value="0.033865652814126" calcext:value-type="float">
            <text:p>0.033865652814126</text:p>
          </table:table-cell>
          <table:table-cell table:style-name="ce4" table:formula="of:=[$Redistribution_central.P34]" office:value-type="float" office:value="0.0302097579544753" calcext:value-type="float">
            <text:p>0.030209757954475</text:p>
          </table:table-cell>
          <table:table-cell table:style-name="ce4" table:formula="of:=[$Redistribution_central.Q34]" office:value-type="float" office:value="0.0506775656389408" calcext:value-type="float">
            <text:p>0.050677565638941</text:p>
          </table:table-cell>
          <table:table-cell/>
          <table:table-cell table:style-name="ce4" table:formula="of:=[$redistribution_low.N34]" office:value-type="float" office:value="0.0419958450116969" calcext:value-type="float">
            <text:p>0.041995845011697</text:p>
          </table:table-cell>
          <table:table-cell table:style-name="ce4" table:formula="of:=[$redistribution_low.O34]" office:value-type="float" office:value="0.0326149750179495" calcext:value-type="float">
            <text:p>0.03261497501795</text:p>
          </table:table-cell>
          <table:table-cell table:style-name="ce4" table:formula="of:=[$redistribution_low.P34]" office:value-type="float" office:value="0.0288701067737681" calcext:value-type="float">
            <text:p>0.028870106773768</text:p>
          </table:table-cell>
          <table:table-cell table:style-name="ce4" table:formula="of:=[$redistribution_low.Q34]" office:value-type="float" office:value="0.0507416493858275" calcext:value-type="float">
            <text:p>0.050741649385828</text:p>
          </table:table-cell>
          <table:table-cell table:number-columns-repeated="49"/>
        </table:table-row>
        <table:table-row table:style-name="ro1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N35]" office:value-type="float" office:value="0.0372179778051775" calcext:value-type="float">
            <text:p>0.037217977805178</text:p>
          </table:table-cell>
          <table:table-cell table:style-name="ce4" table:formula="of:=[$Redistribution_high.O35]" office:value-type="float" office:value="0.0323998164862562" calcext:value-type="float">
            <text:p>0.032399816486256</text:p>
          </table:table-cell>
          <table:table-cell table:style-name="ce4" table:formula="of:=[$Redistribution_high.P35]" office:value-type="float" office:value="0.0270668618820046" calcext:value-type="float">
            <text:p>0.027066861882005</text:p>
          </table:table-cell>
          <table:table-cell table:style-name="ce4" table:formula="of:=[$Redistribution_high.Q35]" office:value-type="float" office:value="0.0466680011382388" calcext:value-type="float">
            <text:p>0.046668001138239</text:p>
          </table:table-cell>
          <table:table-cell/>
          <table:table-cell table:style-name="ce4" table:formula="of:=[$Redistribution_central.N35]" office:value-type="float" office:value="0.0393246139393022" calcext:value-type="float">
            <text:p>0.039324613939302</text:p>
          </table:table-cell>
          <table:table-cell table:style-name="ce4" table:formula="of:=[$Redistribution_central.O35]" office:value-type="float" office:value="0.0349677062929921" calcext:value-type="float">
            <text:p>0.034967706292992</text:p>
          </table:table-cell>
          <table:table-cell table:style-name="ce4" table:formula="of:=[$Redistribution_central.P35]" office:value-type="float" office:value="0.0291502149167914" calcext:value-type="float">
            <text:p>0.029150214916791</text:p>
          </table:table-cell>
          <table:table-cell table:style-name="ce4" table:formula="of:=[$Redistribution_central.Q35]" office:value-type="float" office:value="0.0492288056712127" calcext:value-type="float">
            <text:p>0.049228805671213</text:p>
          </table:table-cell>
          <table:table-cell/>
          <table:table-cell table:style-name="ce4" table:formula="of:=[$redistribution_low.N35]" office:value-type="float" office:value="0.0382057297392947" calcext:value-type="float">
            <text:p>0.038205729739295</text:p>
          </table:table-cell>
          <table:table-cell table:style-name="ce4" table:formula="of:=[$redistribution_low.O35]" office:value-type="float" office:value="0.0318511000234196" calcext:value-type="float">
            <text:p>0.03185110002342</text:p>
          </table:table-cell>
          <table:table-cell table:style-name="ce4" table:formula="of:=[$redistribution_low.P35]" office:value-type="float" office:value="0.0273988367081584" calcext:value-type="float">
            <text:p>0.027398836708158</text:p>
          </table:table-cell>
          <table:table-cell table:style-name="ce4" table:formula="of:=[$redistribution_low.Q35]" office:value-type="float" office:value="0.0471815724119794" calcext:value-type="float">
            <text:p>0.047181572411979</text:p>
          </table:table-cell>
          <table:table-cell table:number-columns-repeated="49"/>
        </table:table-row>
        <table:table-row table:style-name="ro1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N36]" office:value-type="float" office:value="0.0400951208808883" calcext:value-type="float">
            <text:p>0.040095120880888</text:p>
          </table:table-cell>
          <table:table-cell table:style-name="ce4" table:formula="of:=[$Redistribution_high.O36]" office:value-type="float" office:value="0.0325801760003867" calcext:value-type="float">
            <text:p>0.032580176000387</text:p>
          </table:table-cell>
          <table:table-cell table:style-name="ce4" table:formula="of:=[$Redistribution_high.P36]" office:value-type="float" office:value="0.0290214387127182" calcext:value-type="float">
            <text:p>0.029021438712718</text:p>
          </table:table-cell>
          <table:table-cell table:style-name="ce4" table:formula="of:=[$Redistribution_high.Q36]" office:value-type="float" office:value="0.0481077113159322" calcext:value-type="float">
            <text:p>0.048107711315932</text:p>
          </table:table-cell>
          <table:table-cell/>
          <table:table-cell table:style-name="ce4" table:formula="of:=[$Redistribution_central.N36]" office:value-type="float" office:value="0.0392176640648645" calcext:value-type="float">
            <text:p>0.039217664064865</text:p>
          </table:table-cell>
          <table:table-cell table:style-name="ce4" table:formula="of:=[$Redistribution_central.O36]" office:value-type="float" office:value="0.0341670927880067" calcext:value-type="float">
            <text:p>0.034167092788007</text:p>
          </table:table-cell>
          <table:table-cell table:style-name="ce4" table:formula="of:=[$Redistribution_central.P36]" office:value-type="float" office:value="0.0291769281013233" calcext:value-type="float">
            <text:p>0.029176928101323</text:p>
          </table:table-cell>
          <table:table-cell table:style-name="ce4" table:formula="of:=[$Redistribution_central.Q36]" office:value-type="float" office:value="0.0482725055646513" calcext:value-type="float">
            <text:p>0.048272505564651</text:p>
          </table:table-cell>
          <table:table-cell/>
          <table:table-cell table:style-name="ce4" table:formula="of:=[$redistribution_low.N36]" office:value-type="float" office:value="0.0405408955304423" calcext:value-type="float">
            <text:p>0.040540895530442</text:p>
          </table:table-cell>
          <table:table-cell table:style-name="ce4" table:formula="of:=[$redistribution_low.O36]" office:value-type="float" office:value="0.035124915272732" calcext:value-type="float">
            <text:p>0.035124915272732</text:p>
          </table:table-cell>
          <table:table-cell table:style-name="ce4" table:formula="of:=[$redistribution_low.P36]" office:value-type="float" office:value="0.0305686601200312" calcext:value-type="float">
            <text:p>0.030568660120031</text:p>
          </table:table-cell>
          <table:table-cell table:style-name="ce4" table:formula="of:=[$redistribution_low.Q36]" office:value-type="float" office:value="0.0490991287976033" calcext:value-type="float">
            <text:p>0.049099128797603</text:p>
          </table:table-cell>
          <table:table-cell table:number-columns-repeated="49"/>
        </table:table-row>
        <table:table-row table:style-name="ro1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N37]" office:value-type="float" office:value="0.0409447599031614" calcext:value-type="float">
            <text:p>0.040944759903161</text:p>
          </table:table-cell>
          <table:table-cell table:style-name="ce4" table:formula="of:=[$Redistribution_high.O37]" office:value-type="float" office:value="0.0345325340885007" calcext:value-type="float">
            <text:p>0.034532534088501</text:p>
          </table:table-cell>
          <table:table-cell table:style-name="ce4" table:formula="of:=[$Redistribution_high.P37]" office:value-type="float" office:value="0.0301868252581217" calcext:value-type="float">
            <text:p>0.030186825258122</text:p>
          </table:table-cell>
          <table:table-cell table:style-name="ce4" table:formula="of:=[$Redistribution_high.Q37]" office:value-type="float" office:value="0.0498880135743455" calcext:value-type="float">
            <text:p>0.049888013574346</text:p>
          </table:table-cell>
          <table:table-cell/>
          <table:table-cell table:style-name="ce4" table:formula="of:=[$Redistribution_central.N37]" office:value-type="float" office:value="0.0364295125682457" calcext:value-type="float">
            <text:p>0.036429512568246</text:p>
          </table:table-cell>
          <table:table-cell table:style-name="ce4" table:formula="of:=[$Redistribution_central.O37]" office:value-type="float" office:value="0.0350060611091707" calcext:value-type="float">
            <text:p>0.035006061109171</text:p>
          </table:table-cell>
          <table:table-cell table:style-name="ce4" table:formula="of:=[$Redistribution_central.P37]" office:value-type="float" office:value="0.0279373780743417" calcext:value-type="float">
            <text:p>0.027937378074342</text:p>
          </table:table-cell>
          <table:table-cell table:style-name="ce4" table:formula="of:=[$Redistribution_central.Q37]" office:value-type="float" office:value="0.0469645316875146" calcext:value-type="float">
            <text:p>0.046964531687515</text:p>
          </table:table-cell>
          <table:table-cell/>
          <table:table-cell table:style-name="ce4" table:formula="of:=[$redistribution_low.N37]" office:value-type="float" office:value="0.0388003853215174" calcext:value-type="float">
            <text:p>0.038800385321518</text:p>
          </table:table-cell>
          <table:table-cell table:style-name="ce4" table:formula="of:=[$redistribution_low.O37]" office:value-type="float" office:value="0.0344043111729101" calcext:value-type="float">
            <text:p>0.03440431117291</text:p>
          </table:table-cell>
          <table:table-cell table:style-name="ce4" table:formula="of:=[$redistribution_low.P37]" office:value-type="float" office:value="0.0295399491112217" calcext:value-type="float">
            <text:p>0.029539949111222</text:p>
          </table:table-cell>
          <table:table-cell table:style-name="ce4" table:formula="of:=[$redistribution_low.Q37]" office:value-type="float" office:value="0.0476170009987553" calcext:value-type="float">
            <text:p>0.047617000998755</text:p>
          </table:table-cell>
          <table:table-cell table:number-columns-repeated="49"/>
        </table:table-row>
        <table:table-row table:style-name="ro1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N38]" office:value-type="float" office:value="0.0413279722915268" calcext:value-type="float">
            <text:p>0.041327972291527</text:p>
          </table:table-cell>
          <table:table-cell table:style-name="ce4" table:formula="of:=[$Redistribution_high.O38]" office:value-type="float" office:value="0.034679064339002" calcext:value-type="float">
            <text:p>0.034679064339002</text:p>
          </table:table-cell>
          <table:table-cell table:style-name="ce4" table:formula="of:=[$Redistribution_high.P38]" office:value-type="float" office:value="0.0302150338255299" calcext:value-type="float">
            <text:p>0.03021503382553</text:p>
          </table:table-cell>
          <table:table-cell table:style-name="ce4" table:formula="of:=[$Redistribution_high.Q38]" office:value-type="float" office:value="0.0501610606571753" calcext:value-type="float">
            <text:p>0.050161060657175</text:p>
          </table:table-cell>
          <table:table-cell/>
          <table:table-cell table:style-name="ce4" table:formula="of:=[$Redistribution_central.N38]" office:value-type="float" office:value="0.0406856566080472" calcext:value-type="float">
            <text:p>0.040685656608047</text:p>
          </table:table-cell>
          <table:table-cell table:style-name="ce4" table:formula="of:=[$Redistribution_central.O38]" office:value-type="float" office:value="0.0351165326564399" calcext:value-type="float">
            <text:p>0.03511653265644</text:p>
          </table:table-cell>
          <table:table-cell table:style-name="ce4" table:formula="of:=[$Redistribution_central.P38]" office:value-type="float" office:value="0.0301570861932906" calcext:value-type="float">
            <text:p>0.030157086193291</text:p>
          </table:table-cell>
          <table:table-cell table:style-name="ce4" table:formula="of:=[$Redistribution_central.Q38]" office:value-type="float" office:value="0.0498937464192053" calcext:value-type="float">
            <text:p>0.049893746419205</text:p>
          </table:table-cell>
          <table:table-cell/>
          <table:table-cell table:style-name="ce4" table:formula="of:=[$redistribution_low.N38]" office:value-type="float" office:value="0.0406403875134295" calcext:value-type="float">
            <text:p>0.04064038751343</text:p>
          </table:table-cell>
          <table:table-cell table:style-name="ce4" table:formula="of:=[$redistribution_low.O38]" office:value-type="float" office:value="0.035055217985952" calcext:value-type="float">
            <text:p>0.035055217985952</text:p>
          </table:table-cell>
          <table:table-cell table:style-name="ce4" table:formula="of:=[$redistribution_low.P38]" office:value-type="float" office:value="0.0297262464941416" calcext:value-type="float">
            <text:p>0.029726246494142</text:p>
          </table:table-cell>
          <table:table-cell table:style-name="ce4" table:formula="of:=[$redistribution_low.Q38]" office:value-type="float" office:value="0.0504562475006089" calcext:value-type="float">
            <text:p>0.050456247500609</text:p>
          </table:table-cell>
          <table:table-cell table:number-columns-repeated="49"/>
        </table:table-row>
        <table:table-row table:style-name="ro1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N39]" office:value-type="float" office:value="0.0402649951813303" calcext:value-type="float">
            <text:p>0.04026499518133</text:p>
          </table:table-cell>
          <table:table-cell table:style-name="ce4" table:formula="of:=[$Redistribution_high.O39]" office:value-type="float" office:value="0.0352102052497743" calcext:value-type="float">
            <text:p>0.035210205249774</text:p>
          </table:table-cell>
          <table:table-cell table:style-name="ce4" table:formula="of:=[$Redistribution_high.P39]" office:value-type="float" office:value="0.0293750848079492" calcext:value-type="float">
            <text:p>0.029375084807949</text:p>
          </table:table-cell>
          <table:table-cell table:style-name="ce4" table:formula="of:=[$Redistribution_high.Q39]" office:value-type="float" office:value="0.0508023633436814" calcext:value-type="float">
            <text:p>0.050802363343681</text:p>
          </table:table-cell>
          <table:table-cell/>
          <table:table-cell table:style-name="ce4" table:formula="of:=[$Redistribution_central.N39]" office:value-type="float" office:value="0.0399127875005203" calcext:value-type="float">
            <text:p>0.03991278750052</text:p>
          </table:table-cell>
          <table:table-cell table:style-name="ce4" table:formula="of:=[$Redistribution_central.O39]" office:value-type="float" office:value="0.037704395814136" calcext:value-type="float">
            <text:p>0.037704395814136</text:p>
          </table:table-cell>
          <table:table-cell table:style-name="ce4" table:formula="of:=[$Redistribution_central.P39]" office:value-type="float" office:value="0.0302739844199134" calcext:value-type="float">
            <text:p>0.030273984419913</text:p>
          </table:table-cell>
          <table:table-cell table:style-name="ce4" table:formula="of:=[$Redistribution_central.Q39]" office:value-type="float" office:value="0.0514860644434484" calcext:value-type="float">
            <text:p>0.051486064443448</text:p>
          </table:table-cell>
          <table:table-cell/>
          <table:table-cell table:style-name="ce4" table:formula="of:=[$redistribution_low.N39]" office:value-type="float" office:value="0.0399333552914093" calcext:value-type="float">
            <text:p>0.039933355291409</text:p>
          </table:table-cell>
          <table:table-cell table:style-name="ce4" table:formula="of:=[$redistribution_low.O39]" office:value-type="float" office:value="0.0378104520305439" calcext:value-type="float">
            <text:p>0.037810452030544</text:p>
          </table:table-cell>
          <table:table-cell table:style-name="ce4" table:formula="of:=[$redistribution_low.P39]" office:value-type="float" office:value="0.0299823672595401" calcext:value-type="float">
            <text:p>0.02998236725954</text:p>
          </table:table-cell>
          <table:table-cell table:style-name="ce4" table:formula="of:=[$redistribution_low.Q39]" office:value-type="float" office:value="0.0521534264192289" calcext:value-type="float">
            <text:p>0.052153426419229</text:p>
          </table:table-cell>
          <table:table-cell table:number-columns-repeated="49"/>
        </table:table-row>
        <table:table-row table:style-name="ro1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N40]" office:value-type="float" office:value="0.0420015568955469" calcext:value-type="float">
            <text:p>0.042001556895547</text:p>
          </table:table-cell>
          <table:table-cell table:style-name="ce4" table:formula="of:=[$Redistribution_high.O40]" office:value-type="float" office:value="0.0365411247858717" calcext:value-type="float">
            <text:p>0.036541124785872</text:p>
          </table:table-cell>
          <table:table-cell table:style-name="ce4" table:formula="of:=[$Redistribution_high.P40]" office:value-type="float" office:value="0.0316782446197898" calcext:value-type="float">
            <text:p>0.03167824461979</text:p>
          </table:table-cell>
          <table:table-cell table:style-name="ce4" table:formula="of:=[$Redistribution_high.Q40]" office:value-type="float" office:value="0.051245478553555" calcext:value-type="float">
            <text:p>0.051245478553555</text:p>
          </table:table-cell>
          <table:table-cell/>
          <table:table-cell table:style-name="ce4" table:formula="of:=[$Redistribution_central.N40]" office:value-type="float" office:value="0.0367754766953415" calcext:value-type="float">
            <text:p>0.036775476695342</text:p>
          </table:table-cell>
          <table:table-cell table:style-name="ce4" table:formula="of:=[$Redistribution_central.O40]" office:value-type="float" office:value="0.0358484568724528" calcext:value-type="float">
            <text:p>0.035848456872453</text:p>
          </table:table-cell>
          <table:table-cell table:style-name="ce4" table:formula="of:=[$Redistribution_central.P40]" office:value-type="float" office:value="0.0284235241782659" calcext:value-type="float">
            <text:p>0.028423524178266</text:p>
          </table:table-cell>
          <table:table-cell table:style-name="ce4" table:formula="of:=[$Redistribution_central.Q40]" office:value-type="float" office:value="0.0475958838584307" calcext:value-type="float">
            <text:p>0.047595883858431</text:p>
          </table:table-cell>
          <table:table-cell/>
          <table:table-cell table:style-name="ce4" table:formula="of:=[$redistribution_low.N40]" office:value-type="float" office:value="0.0389914955410206" calcext:value-type="float">
            <text:p>0.038991495541021</text:p>
          </table:table-cell>
          <table:table-cell table:style-name="ce4" table:formula="of:=[$redistribution_low.O40]" office:value-type="float" office:value="0.0354974998822024" calcext:value-type="float">
            <text:p>0.035497499882202</text:p>
          </table:table-cell>
          <table:table-cell table:style-name="ce4" table:formula="of:=[$redistribution_low.P40]" office:value-type="float" office:value="0.0291141549359817" calcext:value-type="float">
            <text:p>0.029114154935982</text:p>
          </table:table-cell>
          <table:table-cell table:style-name="ce4" table:formula="of:=[$redistribution_low.Q40]" office:value-type="float" office:value="0.0495674005395084" calcext:value-type="float">
            <text:p>0.049567400539509</text:p>
          </table:table-cell>
          <table:table-cell table:number-columns-repeated="49"/>
        </table:table-row>
        <table:table-row table:style-name="ro1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N41]" office:value-type="float" office:value="0.0378703241982801" calcext:value-type="float">
            <text:p>0.03787032419828</text:p>
          </table:table-cell>
          <table:table-cell table:style-name="ce4" table:formula="of:=[$Redistribution_high.O41]" office:value-type="float" office:value="0.0342924019676557" calcext:value-type="float">
            <text:p>0.034292401967656</text:p>
          </table:table-cell>
          <table:table-cell table:style-name="ce4" table:formula="of:=[$Redistribution_high.P41]" office:value-type="float" office:value="0.0289722299883285" calcext:value-type="float">
            <text:p>0.028972229988329</text:p>
          </table:table-cell>
          <table:table-cell table:style-name="ce4" table:formula="of:=[$Redistribution_high.Q41]" office:value-type="float" office:value="0.0469913807892674" calcext:value-type="float">
            <text:p>0.046991380789267</text:p>
          </table:table-cell>
          <table:table-cell/>
          <table:table-cell table:style-name="ce4" table:formula="of:=[$Redistribution_central.N41]" office:value-type="float" office:value="0.0396651747190007" calcext:value-type="float">
            <text:p>0.039665174719001</text:p>
          </table:table-cell>
          <table:table-cell table:style-name="ce4" table:formula="of:=[$Redistribution_central.O41]" office:value-type="float" office:value="0.0374387862590037" calcext:value-type="float">
            <text:p>0.037438786259004</text:p>
          </table:table-cell>
          <table:table-cell table:style-name="ce4" table:formula="of:=[$Redistribution_central.P41]" office:value-type="float" office:value="0.030786325548703" calcext:value-type="float">
            <text:p>0.030786325548703</text:p>
          </table:table-cell>
          <table:table-cell table:style-name="ce4" table:formula="of:=[$Redistribution_central.Q41]" office:value-type="float" office:value="0.050183617849974" calcext:value-type="float">
            <text:p>0.050183617849974</text:p>
          </table:table-cell>
          <table:table-cell/>
          <table:table-cell table:style-name="ce4" table:formula="of:=[$redistribution_low.N41]" office:value-type="float" office:value="0.0378487722744076" calcext:value-type="float">
            <text:p>0.037848772274408</text:p>
          </table:table-cell>
          <table:table-cell table:style-name="ce4" table:formula="of:=[$redistribution_low.O41]" office:value-type="float" office:value="0.0354447409171539" calcext:value-type="float">
            <text:p>0.035444740917154</text:p>
          </table:table-cell>
          <table:table-cell table:style-name="ce4" table:formula="of:=[$redistribution_low.P41]" office:value-type="float" office:value="0.0293592833870904" calcext:value-type="float">
            <text:p>0.02935928338709</text:p>
          </table:table-cell>
          <table:table-cell table:style-name="ce4" table:formula="of:=[$redistribution_low.Q41]" office:value-type="float" office:value="0.0477489266838656" calcext:value-type="float">
            <text:p>0.047748926683866</text:p>
          </table:table-cell>
          <table:table-cell table:number-columns-repeated="49"/>
        </table:table-row>
        <table:table-row table:style-name="ro1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N42]" office:value-type="float" office:value="0.03961453559203" calcext:value-type="float">
            <text:p>0.03961453559203</text:p>
          </table:table-cell>
          <table:table-cell table:style-name="ce4" table:formula="of:=[$Redistribution_high.O42]" office:value-type="float" office:value="0.0336421280412073" calcext:value-type="float">
            <text:p>0.033642128041207</text:p>
          </table:table-cell>
          <table:table-cell table:style-name="ce4" table:formula="of:=[$Redistribution_high.P42]" office:value-type="float" office:value="0.0288312062417184" calcext:value-type="float">
            <text:p>0.028831206241718</text:p>
          </table:table-cell>
          <table:table-cell table:style-name="ce4" table:formula="of:=[$Redistribution_high.Q42]" office:value-type="float" office:value="0.0488976503830644" calcext:value-type="float">
            <text:p>0.048897650383064</text:p>
          </table:table-cell>
          <table:table-cell/>
          <table:table-cell table:style-name="ce4" table:formula="of:=[$Redistribution_central.N42]" office:value-type="float" office:value="0.0402415040554462" calcext:value-type="float">
            <text:p>0.040241504055446</text:p>
          </table:table-cell>
          <table:table-cell table:style-name="ce4" table:formula="of:=[$Redistribution_central.O42]" office:value-type="float" office:value="0.0332335396923936" calcext:value-type="float">
            <text:p>0.033233539692394</text:p>
          </table:table-cell>
          <table:table-cell table:style-name="ce4" table:formula="of:=[$Redistribution_central.P42]" office:value-type="float" office:value="0.0285902174157272" calcext:value-type="float">
            <text:p>0.028590217415727</text:p>
          </table:table-cell>
          <table:table-cell table:style-name="ce4" table:formula="of:=[$Redistribution_central.Q42]" office:value-type="float" office:value="0.0499476530852645" calcext:value-type="float">
            <text:p>0.049947653085265</text:p>
          </table:table-cell>
          <table:table-cell/>
          <table:table-cell table:style-name="ce4" table:formula="of:=[$redistribution_low.N42]" office:value-type="float" office:value="0.0392411269980345" calcext:value-type="float">
            <text:p>0.039241126998035</text:p>
          </table:table-cell>
          <table:table-cell table:style-name="ce4" table:formula="of:=[$redistribution_low.O42]" office:value-type="float" office:value="0.0332770245434698" calcext:value-type="float">
            <text:p>0.03327702454347</text:p>
          </table:table-cell>
          <table:table-cell table:style-name="ce4" table:formula="of:=[$redistribution_low.P42]" office:value-type="float" office:value="0.029014346879078" calcext:value-type="float">
            <text:p>0.029014346879078</text:p>
          </table:table-cell>
          <table:table-cell table:style-name="ce4" table:formula="of:=[$redistribution_low.Q42]" office:value-type="float" office:value="0.0480352052293704" calcext:value-type="float">
            <text:p>0.04803520522937</text:p>
          </table:table-cell>
          <table:table-cell table:number-columns-repeated="49"/>
        </table:table-row>
        <table:table-row table:style-name="ro1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N43]" office:value-type="float" office:value="0.0407508961985565" calcext:value-type="float">
            <text:p>0.040750896198557</text:p>
          </table:table-cell>
          <table:table-cell table:style-name="ce4" table:formula="of:=[$Redistribution_high.O43]" office:value-type="float" office:value="0.0389844984403918" calcext:value-type="float">
            <text:p>0.038984498440392</text:p>
          </table:table-cell>
          <table:table-cell table:style-name="ce4" table:formula="of:=[$Redistribution_high.P43]" office:value-type="float" office:value="0.0309058166101879" calcext:value-type="float">
            <text:p>0.030905816610188</text:p>
          </table:table-cell>
          <table:table-cell table:style-name="ce4" table:formula="of:=[$Redistribution_high.Q43]" office:value-type="float" office:value="0.0529654703690478" calcext:value-type="float">
            <text:p>0.052965470369048</text:p>
          </table:table-cell>
          <table:table-cell/>
          <table:table-cell table:style-name="ce4" table:formula="of:=[$Redistribution_central.N43]" office:value-type="float" office:value="0.0390717715226934" calcext:value-type="float">
            <text:p>0.039071771522693</text:p>
          </table:table-cell>
          <table:table-cell table:style-name="ce4" table:formula="of:=[$Redistribution_central.O43]" office:value-type="float" office:value="0.0349642245987841" calcext:value-type="float">
            <text:p>0.034964224598784</text:p>
          </table:table-cell>
          <table:table-cell table:style-name="ce4" table:formula="of:=[$Redistribution_central.P43]" office:value-type="float" office:value="0.0280317678002255" calcext:value-type="float">
            <text:p>0.028031767800226</text:p>
          </table:table-cell>
          <table:table-cell table:style-name="ce4" table:formula="of:=[$Redistribution_central.Q43]" office:value-type="float" office:value="0.0509935072360028" calcext:value-type="float">
            <text:p>0.050993507236003</text:p>
          </table:table-cell>
          <table:table-cell/>
          <table:table-cell table:style-name="ce4" table:formula="of:=[$redistribution_low.N43]" office:value-type="float" office:value="0.0375545684796924" calcext:value-type="float">
            <text:p>0.037554568479692</text:p>
          </table:table-cell>
          <table:table-cell table:style-name="ce4" table:formula="of:=[$redistribution_low.O43]" office:value-type="float" office:value="0.0335503696424825" calcext:value-type="float">
            <text:p>0.033550369642483</text:p>
          </table:table-cell>
          <table:table-cell table:style-name="ce4" table:formula="of:=[$redistribution_low.P43]" office:value-type="float" office:value="0.0284002733517071" calcext:value-type="float">
            <text:p>0.028400273351707</text:p>
          </table:table-cell>
          <table:table-cell table:style-name="ce4" table:formula="of:=[$redistribution_low.Q43]" office:value-type="float" office:value="0.0470351076698891" calcext:value-type="float">
            <text:p>0.047035107669889</text:p>
          </table:table-cell>
          <table:table-cell table:number-columns-repeated="49"/>
        </table:table-row>
        <table:table-row table:style-name="ro1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N44]" office:value-type="float" office:value="0.0391153110514455" calcext:value-type="float">
            <text:p>0.039115311051446</text:p>
          </table:table-cell>
          <table:table-cell table:style-name="ce4" table:formula="of:=[$Redistribution_high.O44]" office:value-type="float" office:value="0.0358232614333201" calcext:value-type="float">
            <text:p>0.03582326143332</text:p>
          </table:table-cell>
          <table:table-cell table:style-name="ce4" table:formula="of:=[$Redistribution_high.P44]" office:value-type="float" office:value="0.0295374638780658" calcext:value-type="float">
            <text:p>0.029537463878066</text:p>
          </table:table-cell>
          <table:table-cell table:style-name="ce4" table:formula="of:=[$Redistribution_high.Q44]" office:value-type="float" office:value="0.049443061982281" calcext:value-type="float">
            <text:p>0.049443061982281</text:p>
          </table:table-cell>
          <table:table-cell/>
          <table:table-cell table:style-name="ce4" table:formula="of:=[$Redistribution_central.N44]" office:value-type="float" office:value="0.0389772919850014" calcext:value-type="float">
            <text:p>0.038977291985001</text:p>
          </table:table-cell>
          <table:table-cell table:style-name="ce4" table:formula="of:=[$Redistribution_central.O44]" office:value-type="float" office:value="0.0354849095680294" calcext:value-type="float">
            <text:p>0.035484909568029</text:p>
          </table:table-cell>
          <table:table-cell table:style-name="ce4" table:formula="of:=[$Redistribution_central.P44]" office:value-type="float" office:value="0.0291160759862728" calcext:value-type="float">
            <text:p>0.029116075986273</text:p>
          </table:table-cell>
          <table:table-cell table:style-name="ce4" table:formula="of:=[$Redistribution_central.Q44]" office:value-type="float" office:value="0.049750033706744" calcext:value-type="float">
            <text:p>0.049750033706744</text:p>
          </table:table-cell>
          <table:table-cell/>
          <table:table-cell table:style-name="ce4" table:formula="of:=[$redistribution_low.N44]" office:value-type="float" office:value="0.0379332730299549" calcext:value-type="float">
            <text:p>0.037933273029955</text:p>
          </table:table-cell>
          <table:table-cell table:style-name="ce4" table:formula="of:=[$redistribution_low.O44]" office:value-type="float" office:value="0.0352656159680345" calcext:value-type="float">
            <text:p>0.035265615968035</text:p>
          </table:table-cell>
          <table:table-cell table:style-name="ce4" table:formula="of:=[$redistribution_low.P44]" office:value-type="float" office:value="0.0284512171454829" calcext:value-type="float">
            <text:p>0.028451217145483</text:p>
          </table:table-cell>
          <table:table-cell table:style-name="ce4" table:formula="of:=[$redistribution_low.Q44]" office:value-type="float" office:value="0.0489660504049876" calcext:value-type="float">
            <text:p>0.048966050404988</text:p>
          </table:table-cell>
          <table:table-cell table:number-columns-repeated="49"/>
        </table:table-row>
        <table:table-row table:style-name="ro1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N45]" office:value-type="float" office:value="0.0395854143452816" calcext:value-type="float">
            <text:p>0.039585414345282</text:p>
          </table:table-cell>
          <table:table-cell table:style-name="ce4" table:formula="of:=[$Redistribution_high.O45]" office:value-type="float" office:value="0.037692775124859" calcext:value-type="float">
            <text:p>0.037692775124859</text:p>
          </table:table-cell>
          <table:table-cell table:style-name="ce4" table:formula="of:=[$Redistribution_high.P45]" office:value-type="float" office:value="0.0300828401355269" calcext:value-type="float">
            <text:p>0.030082840135527</text:p>
          </table:table-cell>
          <table:table-cell table:style-name="ce4" table:formula="of:=[$Redistribution_high.Q45]" office:value-type="float" office:value="0.0513630075111558" calcext:value-type="float">
            <text:p>0.051363007511156</text:p>
          </table:table-cell>
          <table:table-cell/>
          <table:table-cell table:style-name="ce4" table:formula="of:=[$Redistribution_central.N45]" office:value-type="float" office:value="0.0369769442471844" calcext:value-type="float">
            <text:p>0.036976944247184</text:p>
          </table:table-cell>
          <table:table-cell table:style-name="ce4" table:formula="of:=[$Redistribution_central.O45]" office:value-type="float" office:value="0.0350874505840545" calcext:value-type="float">
            <text:p>0.035087450584055</text:p>
          </table:table-cell>
          <table:table-cell table:style-name="ce4" table:formula="of:=[$Redistribution_central.P45]" office:value-type="float" office:value="0.0272178182202518" calcext:value-type="float">
            <text:p>0.027217818220252</text:p>
          </table:table-cell>
          <table:table-cell table:style-name="ce4" table:formula="of:=[$Redistribution_central.Q45]" office:value-type="float" office:value="0.0491466613315902" calcext:value-type="float">
            <text:p>0.04914666133159</text:p>
          </table:table-cell>
          <table:table-cell/>
          <table:table-cell table:style-name="ce4" table:formula="of:=[$redistribution_low.N45]" office:value-type="float" office:value="0.0360022996168111" calcext:value-type="float">
            <text:p>0.036002299616811</text:p>
          </table:table-cell>
          <table:table-cell table:style-name="ce4" table:formula="of:=[$redistribution_low.O45]" office:value-type="float" office:value="0.0342092849498215" calcext:value-type="float">
            <text:p>0.034209284949822</text:p>
          </table:table-cell>
          <table:table-cell table:style-name="ce4" table:formula="of:=[$redistribution_low.P45]" office:value-type="float" office:value="0.0272483870959904" calcext:value-type="float">
            <text:p>0.027248387095991</text:p>
          </table:table-cell>
          <table:table-cell table:style-name="ce4" table:formula="of:=[$redistribution_low.Q45]" office:value-type="float" office:value="0.047055053427487" calcext:value-type="float">
            <text:p>0.047055053427487</text:p>
          </table:table-cell>
          <table:table-cell table:number-columns-repeated="49"/>
        </table:table-row>
        <table:table-row table:style-name="ro1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N46]" office:value-type="float" office:value="0.0373415890808191" calcext:value-type="float">
            <text:p>0.037341589080819</text:p>
          </table:table-cell>
          <table:table-cell table:style-name="ce4" table:formula="of:=[$Redistribution_high.O46]" office:value-type="float" office:value="0.0365481805480132" calcext:value-type="float">
            <text:p>0.036548180548013</text:p>
          </table:table-cell>
          <table:table-cell table:style-name="ce4" table:formula="of:=[$Redistribution_high.P46]" office:value-type="float" office:value="0.0293070639622371" calcext:value-type="float">
            <text:p>0.029307063962237</text:p>
          </table:table-cell>
          <table:table-cell table:style-name="ce4" table:formula="of:=[$Redistribution_high.Q46]" office:value-type="float" office:value="0.0477848140832763" calcext:value-type="float">
            <text:p>0.047784814083276</text:p>
          </table:table-cell>
          <table:table-cell/>
          <table:table-cell table:style-name="ce4" table:formula="of:=[$Redistribution_central.N46]" office:value-type="float" office:value="0.035070213688579" calcext:value-type="float">
            <text:p>0.035070213688579</text:p>
          </table:table-cell>
          <table:table-cell table:style-name="ce4" table:formula="of:=[$Redistribution_central.O46]" office:value-type="float" office:value="0.0333747926531376" calcext:value-type="float">
            <text:p>0.033374792653138</text:p>
          </table:table-cell>
          <table:table-cell table:style-name="ce4" table:formula="of:=[$Redistribution_central.P46]" office:value-type="float" office:value="0.0276110388524186" calcext:value-type="float">
            <text:p>0.027611038852419</text:p>
          </table:table-cell>
          <table:table-cell table:style-name="ce4" table:formula="of:=[$Redistribution_central.Q46]" office:value-type="float" office:value="0.0439297039340222" calcext:value-type="float">
            <text:p>0.043929703934022</text:p>
          </table:table-cell>
          <table:table-cell/>
          <table:table-cell table:style-name="ce4" table:formula="of:=[$redistribution_low.N46]" office:value-type="float" office:value="0.0371316826206275" calcext:value-type="float">
            <text:p>0.037131682620628</text:p>
          </table:table-cell>
          <table:table-cell table:style-name="ce4" table:formula="of:=[$redistribution_low.O46]" office:value-type="float" office:value="0.0343681183432651" calcext:value-type="float">
            <text:p>0.034368118343265</text:p>
          </table:table-cell>
          <table:table-cell table:style-name="ce4" table:formula="of:=[$redistribution_low.P46]" office:value-type="float" office:value="0.0271062097182913" calcext:value-type="float">
            <text:p>0.027106209718291</text:p>
          </table:table-cell>
          <table:table-cell table:style-name="ce4" table:formula="of:=[$redistribution_low.Q46]" office:value-type="float" office:value="0.0488135487356586" calcext:value-type="float">
            <text:p>0.048813548735659</text:p>
          </table:table-cell>
          <table:table-cell table:number-columns-repeated="49"/>
        </table:table-row>
        <table:table-row table:style-name="ro1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N47]" office:value-type="float" office:value="0.039511132001165" calcext:value-type="float">
            <text:p>0.039511132001165</text:p>
          </table:table-cell>
          <table:table-cell table:style-name="ce4" table:formula="of:=[$Redistribution_high.O47]" office:value-type="float" office:value="0.0388143962748402" calcext:value-type="float">
            <text:p>0.03881439627484</text:p>
          </table:table-cell>
          <table:table-cell table:style-name="ce4" table:formula="of:=[$Redistribution_high.P47]" office:value-type="float" office:value="0.0301246837650717" calcext:value-type="float">
            <text:p>0.030124683765072</text:p>
          </table:table-cell>
          <table:table-cell table:style-name="ce4" table:formula="of:=[$Redistribution_high.Q47]" office:value-type="float" office:value="0.0522822223810584" calcext:value-type="float">
            <text:p>0.052282222381058</text:p>
          </table:table-cell>
          <table:table-cell/>
          <table:table-cell table:style-name="ce4" table:formula="of:=[$Redistribution_central.N47]" office:value-type="float" office:value="0.0386431230123803" calcext:value-type="float">
            <text:p>0.03864312301238</text:p>
          </table:table-cell>
          <table:table-cell table:style-name="ce4" table:formula="of:=[$Redistribution_central.O47]" office:value-type="float" office:value="0.0365093756781147" calcext:value-type="float">
            <text:p>0.036509375678115</text:p>
          </table:table-cell>
          <table:table-cell table:style-name="ce4" table:formula="of:=[$Redistribution_central.P47]" office:value-type="float" office:value="0.0278404386327414" calcext:value-type="float">
            <text:p>0.027840438632741</text:p>
          </table:table-cell>
          <table:table-cell table:style-name="ce4" table:formula="of:=[$Redistribution_central.Q47]" office:value-type="float" office:value="0.0523608824480877" calcext:value-type="float">
            <text:p>0.052360882448088</text:p>
          </table:table-cell>
          <table:table-cell/>
          <table:table-cell table:style-name="ce4" table:formula="of:=[$redistribution_low.N47]" office:value-type="float" office:value="0.0356697660612751" calcext:value-type="float">
            <text:p>0.035669766061275</text:p>
          </table:table-cell>
          <table:table-cell table:style-name="ce4" table:formula="of:=[$redistribution_low.O47]" office:value-type="float" office:value="0.0349986204064508" calcext:value-type="float">
            <text:p>0.034998620406451</text:p>
          </table:table-cell>
          <table:table-cell table:style-name="ce4" table:formula="of:=[$redistribution_low.P47]" office:value-type="float" office:value="0.0264262341031729" calcext:value-type="float">
            <text:p>0.026426234103173</text:p>
          </table:table-cell>
          <table:table-cell table:style-name="ce4" table:formula="of:=[$redistribution_low.Q47]" office:value-type="float" office:value="0.0486480451178425" calcext:value-type="float">
            <text:p>0.048648045117843</text:p>
          </table:table-cell>
          <table:table-cell table:number-columns-repeated="49"/>
        </table:table-row>
        <table:table-row table:style-name="ro1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N48]" office:value-type="float" office:value="0.0388379148085845" calcext:value-type="float">
            <text:p>0.038837914808585</text:p>
          </table:table-cell>
          <table:table-cell table:style-name="ce4" table:formula="of:=[$Redistribution_high.O48]" office:value-type="float" office:value="0.0382510946457793" calcext:value-type="float">
            <text:p>0.038251094645779</text:p>
          </table:table-cell>
          <table:table-cell table:style-name="ce4" table:formula="of:=[$Redistribution_high.P48]" office:value-type="float" office:value="0.028847117398368" calcext:value-type="float">
            <text:p>0.028847117398368</text:p>
          </table:table-cell>
          <table:table-cell table:style-name="ce4" table:formula="of:=[$Redistribution_high.Q48]" office:value-type="float" office:value="0.0526596778053122" calcext:value-type="float">
            <text:p>0.052659677805312</text:p>
          </table:table-cell>
          <table:table-cell/>
          <table:table-cell table:style-name="ce4" table:formula="of:=[$Redistribution_central.N48]" office:value-type="float" office:value="0.0399859786792312" calcext:value-type="float">
            <text:p>0.039985978679231</text:p>
          </table:table-cell>
          <table:table-cell table:style-name="ce4" table:formula="of:=[$Redistribution_central.O48]" office:value-type="float" office:value="0.0378767391344196" calcext:value-type="float">
            <text:p>0.03787673913442</text:p>
          </table:table-cell>
          <table:table-cell table:style-name="ce4" table:formula="of:=[$Redistribution_central.P48]" office:value-type="float" office:value="0.0297321275916627" calcext:value-type="float">
            <text:p>0.029732127591663</text:p>
          </table:table-cell>
          <table:table-cell table:style-name="ce4" table:formula="of:=[$Redistribution_central.Q48]" office:value-type="float" office:value="0.0529310326084586" calcext:value-type="float">
            <text:p>0.052931032608459</text:p>
          </table:table-cell>
          <table:table-cell/>
          <table:table-cell table:style-name="ce4" table:formula="of:=[$redistribution_low.N48]" office:value-type="float" office:value="0.0362241431604492" calcext:value-type="float">
            <text:p>0.036224143160449</text:p>
          </table:table-cell>
          <table:table-cell table:style-name="ce4" table:formula="of:=[$redistribution_low.O48]" office:value-type="float" office:value="0.0368196826975735" calcext:value-type="float">
            <text:p>0.036819682697574</text:p>
          </table:table-cell>
          <table:table-cell table:style-name="ce4" table:formula="of:=[$redistribution_low.P48]" office:value-type="float" office:value="0.0280014522518563" calcext:value-type="float">
            <text:p>0.028001452251856</text:p>
          </table:table-cell>
          <table:table-cell table:style-name="ce4" table:formula="of:=[$redistribution_low.Q48]" office:value-type="float" office:value="0.0488032720727783" calcext:value-type="float">
            <text:p>0.048803272072778</text:p>
          </table:table-cell>
          <table:table-cell table:number-columns-repeated="49"/>
        </table:table-row>
        <table:table-row table:style-name="ro1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N49]" office:value-type="float" office:value="0.033998073489865" calcext:value-type="float">
            <text:p>0.033998073489865</text:p>
          </table:table-cell>
          <table:table-cell table:style-name="ce4" table:formula="of:=[$Redistribution_high.O49]" office:value-type="float" office:value="0.0338548042424611" calcext:value-type="float">
            <text:p>0.033854804242461</text:p>
          </table:table-cell>
          <table:table-cell table:style-name="ce4" table:formula="of:=[$Redistribution_high.P49]" office:value-type="float" office:value="0.0265945395499229" calcext:value-type="float">
            <text:p>0.026594539549923</text:p>
          </table:table-cell>
          <table:table-cell table:style-name="ce4" table:formula="of:=[$Redistribution_high.Q49]" office:value-type="float" office:value="0.0446840997507971" calcext:value-type="float">
            <text:p>0.044684099750797</text:p>
          </table:table-cell>
          <table:table-cell/>
          <table:table-cell table:style-name="ce4" table:formula="of:=[$Redistribution_central.N49]" office:value-type="float" office:value="0.0375956766012879" calcext:value-type="float">
            <text:p>0.037595676601288</text:p>
          </table:table-cell>
          <table:table-cell table:style-name="ce4" table:formula="of:=[$Redistribution_central.O49]" office:value-type="float" office:value="0.0359787596951677" calcext:value-type="float">
            <text:p>0.035978759695168</text:p>
          </table:table-cell>
          <table:table-cell table:style-name="ce4" table:formula="of:=[$Redistribution_central.P49]" office:value-type="float" office:value="0.0280017528204333" calcext:value-type="float">
            <text:p>0.028001752820433</text:p>
          </table:table-cell>
          <table:table-cell table:style-name="ce4" table:formula="of:=[$Redistribution_central.Q49]" office:value-type="float" office:value="0.0501719122689257" calcext:value-type="float">
            <text:p>0.050171912268926</text:p>
          </table:table-cell>
          <table:table-cell/>
          <table:table-cell table:style-name="ce4" table:formula="of:=[$redistribution_low.N49]" office:value-type="float" office:value="0.035857546127294" calcext:value-type="float">
            <text:p>0.035857546127294</text:p>
          </table:table-cell>
          <table:table-cell table:style-name="ce4" table:formula="of:=[$redistribution_low.O49]" office:value-type="float" office:value="0.0350140423613007" calcext:value-type="float">
            <text:p>0.035014042361301</text:p>
          </table:table-cell>
          <table:table-cell table:style-name="ce4" table:formula="of:=[$redistribution_low.P49]" office:value-type="float" office:value="0.0267875995375457" calcext:value-type="float">
            <text:p>0.026787599537546</text:p>
          </table:table-cell>
          <table:table-cell table:style-name="ce4" table:formula="of:=[$redistribution_low.Q49]" office:value-type="float" office:value="0.0485222235156184" calcext:value-type="float">
            <text:p>0.048522223515618</text:p>
          </table:table-cell>
          <table:table-cell table:number-columns-repeated="49"/>
        </table:table-row>
        <table:table-row table:style-name="ro1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N50]" office:value-type="float" office:value="0.0363044236731968" calcext:value-type="float">
            <text:p>0.036304423673197</text:p>
          </table:table-cell>
          <table:table-cell table:style-name="ce4" table:formula="of:=[$Redistribution_high.O50]" office:value-type="float" office:value="0.0348966614331364" calcext:value-type="float">
            <text:p>0.034896661433136</text:p>
          </table:table-cell>
          <table:table-cell table:style-name="ce4" table:formula="of:=[$Redistribution_high.P50]" office:value-type="float" office:value="0.0281037920813086" calcext:value-type="float">
            <text:p>0.028103792081309</text:p>
          </table:table-cell>
          <table:table-cell table:style-name="ce4" table:formula="of:=[$Redistribution_high.Q50]" office:value-type="float" office:value="0.0466067783593559" calcext:value-type="float">
            <text:p>0.046606778359356</text:p>
          </table:table-cell>
          <table:table-cell/>
          <table:table-cell table:style-name="ce4" table:formula="of:=[$Redistribution_central.N50]" office:value-type="float" office:value="0.0359911146007307" calcext:value-type="float">
            <text:p>0.035991114600731</text:p>
          </table:table-cell>
          <table:table-cell table:style-name="ce4" table:formula="of:=[$Redistribution_central.O50]" office:value-type="float" office:value="0.0361038291366526" calcext:value-type="float">
            <text:p>0.036103829136653</text:p>
          </table:table-cell>
          <table:table-cell table:style-name="ce4" table:formula="of:=[$Redistribution_central.P50]" office:value-type="float" office:value="0.0281182226667328" calcext:value-type="float">
            <text:p>0.028118222666733</text:p>
          </table:table-cell>
          <table:table-cell table:style-name="ce4" table:formula="of:=[$Redistribution_central.Q50]" office:value-type="float" office:value="0.0474892910248831" calcext:value-type="float">
            <text:p>0.047489291024883</text:p>
          </table:table-cell>
          <table:table-cell/>
          <table:table-cell table:style-name="ce4" table:formula="of:=[$redistribution_low.N50]" office:value-type="float" office:value="0.034891652984732" calcext:value-type="float">
            <text:p>0.034891652984732</text:p>
          </table:table-cell>
          <table:table-cell table:style-name="ce4" table:formula="of:=[$redistribution_low.O50]" office:value-type="float" office:value="0.0355814021151465" calcext:value-type="float">
            <text:p>0.035581402115147</text:p>
          </table:table-cell>
          <table:table-cell table:style-name="ce4" table:formula="of:=[$redistribution_low.P50]" office:value-type="float" office:value="0.0256345402089074" calcext:value-type="float">
            <text:p>0.025634540208907</text:p>
          </table:table-cell>
          <table:table-cell table:style-name="ce4" table:formula="of:=[$redistribution_low.Q50]" office:value-type="float" office:value="0.0490483490031943" calcext:value-type="float">
            <text:p>0.049048349003194</text:p>
          </table:table-cell>
          <table:table-cell table:number-columns-repeated="49"/>
        </table:table-row>
        <table:table-row table:style-name="ro1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N51]" office:value-type="float" office:value="0.0393112006036023" calcext:value-type="float">
            <text:p>0.039311200603602</text:p>
          </table:table-cell>
          <table:table-cell table:style-name="ce4" table:formula="of:=[$Redistribution_high.O51]" office:value-type="float" office:value="0.0379715824513742" calcext:value-type="float">
            <text:p>0.037971582451374</text:p>
          </table:table-cell>
          <table:table-cell table:style-name="ce4" table:formula="of:=[$Redistribution_high.P51]" office:value-type="float" office:value="0.0288371216704894" calcext:value-type="float">
            <text:p>0.028837121670489</text:p>
          </table:table-cell>
          <table:table-cell table:style-name="ce4" table:formula="of:=[$Redistribution_high.Q51]" office:value-type="float" office:value="0.0532728012655924" calcext:value-type="float">
            <text:p>0.053272801265592</text:p>
          </table:table-cell>
          <table:table-cell/>
          <table:table-cell table:style-name="ce4" table:formula="of:=[$Redistribution_central.N51]" office:value-type="float" office:value="0.041204955954923" calcext:value-type="float">
            <text:p>0.041204955954923</text:p>
          </table:table-cell>
          <table:table-cell table:style-name="ce4" table:formula="of:=[$Redistribution_central.O51]" office:value-type="float" office:value="0.042282620397091" calcext:value-type="float">
            <text:p>0.042282620397091</text:p>
          </table:table-cell>
          <table:table-cell table:style-name="ce4" table:formula="of:=[$Redistribution_central.P51]" office:value-type="float" office:value="0.0329509313262756" calcext:value-type="float">
            <text:p>0.032950931326276</text:p>
          </table:table-cell>
          <table:table-cell table:style-name="ce4" table:formula="of:=[$Redistribution_central.Q51]" office:value-type="float" office:value="0.0544346641745662" calcext:value-type="float">
            <text:p>0.054434664174566</text:p>
          </table:table-cell>
          <table:table-cell/>
          <table:table-cell table:style-name="ce4" table:formula="of:=[$redistribution_low.N51]" office:value-type="float" office:value="0.0378935766196665" calcext:value-type="float">
            <text:p>0.037893576619667</text:p>
          </table:table-cell>
          <table:table-cell table:style-name="ce4" table:formula="of:=[$redistribution_low.O51]" office:value-type="float" office:value="0.0367083370115857" calcext:value-type="float">
            <text:p>0.036708337011586</text:p>
          </table:table-cell>
          <table:table-cell table:style-name="ce4" table:formula="of:=[$redistribution_low.P51]" office:value-type="float" office:value="0.0282986567643608" calcext:value-type="float">
            <text:p>0.028298656764361</text:p>
          </table:table-cell>
          <table:table-cell table:style-name="ce4" table:formula="of:=[$redistribution_low.Q51]" office:value-type="float" office:value="0.0511261263021446" calcext:value-type="float">
            <text:p>0.051126126302145</text:p>
          </table:table-cell>
          <table:table-cell table:number-columns-repeated="49"/>
        </table:table-row>
        <table:table-row table:style-name="ro1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N52]" office:value-type="float" office:value="0.0378040976293681" calcext:value-type="float">
            <text:p>0.037804097629368</text:p>
          </table:table-cell>
          <table:table-cell table:style-name="ce4" table:formula="of:=[$Redistribution_high.O52]" office:value-type="float" office:value="0.0398800617151723" calcext:value-type="float">
            <text:p>0.039880061715172</text:p>
          </table:table-cell>
          <table:table-cell table:style-name="ce4" table:formula="of:=[$Redistribution_high.P52]" office:value-type="float" office:value="0.0293081362511084" calcext:value-type="float">
            <text:p>0.029308136251108</text:p>
          </table:table-cell>
          <table:table-cell table:style-name="ce4" table:formula="of:=[$Redistribution_high.Q52]" office:value-type="float" office:value="0.0520614306362401" calcext:value-type="float">
            <text:p>0.05206143063624</text:p>
          </table:table-cell>
          <table:table-cell/>
          <table:table-cell table:style-name="ce4" table:formula="of:=[$Redistribution_central.N52]" office:value-type="float" office:value="0.0420335218199858" calcext:value-type="float">
            <text:p>0.042033521819986</text:p>
          </table:table-cell>
          <table:table-cell table:style-name="ce4" table:formula="of:=[$Redistribution_central.O52]" office:value-type="float" office:value="0.0435876660836585" calcext:value-type="float">
            <text:p>0.043587666083659</text:p>
          </table:table-cell>
          <table:table-cell table:style-name="ce4" table:formula="of:=[$Redistribution_central.P52]" office:value-type="float" office:value="0.0326726702346005" calcext:value-type="float">
            <text:p>0.032672670234601</text:p>
          </table:table-cell>
          <table:table-cell table:style-name="ce4" table:formula="of:=[$Redistribution_central.Q52]" office:value-type="float" office:value="0.0573831078569246" calcext:value-type="float">
            <text:p>0.057383107856925</text:p>
          </table:table-cell>
          <table:table-cell/>
          <table:table-cell table:style-name="ce4" table:formula="of:=[$redistribution_low.N52]" office:value-type="float" office:value="0.0374807222365945" calcext:value-type="float">
            <text:p>0.037480722236595</text:p>
          </table:table-cell>
          <table:table-cell table:style-name="ce4" table:formula="of:=[$redistribution_low.O52]" office:value-type="float" office:value="0.0374100724147142" calcext:value-type="float">
            <text:p>0.037410072414714</text:p>
          </table:table-cell>
          <table:table-cell table:style-name="ce4" table:formula="of:=[$redistribution_low.P52]" office:value-type="float" office:value="0.0284542660869969" calcext:value-type="float">
            <text:p>0.028454266086997</text:p>
          </table:table-cell>
          <table:table-cell table:style-name="ce4" table:formula="of:=[$redistribution_low.Q52]" office:value-type="float" office:value="0.0508232017229733" calcext:value-type="float">
            <text:p>0.050823201722973</text:p>
          </table:table-cell>
          <table:table-cell table:number-columns-repeated="49"/>
        </table:table-row>
        <table:table-row table:style-name="ro1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N53]" office:value-type="float" office:value="0.0362322261068003" calcext:value-type="float">
            <text:p>0.0362322261068</text:p>
          </table:table-cell>
          <table:table-cell table:style-name="ce4" table:formula="of:=[$Redistribution_high.O53]" office:value-type="float" office:value="0.0387505626182125" calcext:value-type="float">
            <text:p>0.038750562618213</text:p>
          </table:table-cell>
          <table:table-cell table:style-name="ce4" table:formula="of:=[$Redistribution_high.P53]" office:value-type="float" office:value="0.0277736672512437" calcext:value-type="float">
            <text:p>0.027773667251244</text:p>
          </table:table-cell>
          <table:table-cell table:style-name="ce4" table:formula="of:=[$Redistribution_high.Q53]" office:value-type="float" office:value="0.0507837687779739" calcext:value-type="float">
            <text:p>0.050783768777974</text:p>
          </table:table-cell>
          <table:table-cell/>
          <table:table-cell table:style-name="ce4" table:formula="of:=[$Redistribution_central.N53]" office:value-type="float" office:value="0.0391256442935656" calcext:value-type="float">
            <text:p>0.039125644293566</text:p>
          </table:table-cell>
          <table:table-cell table:style-name="ce4" table:formula="of:=[$Redistribution_central.O53]" office:value-type="float" office:value="0.0396194646715455" calcext:value-type="float">
            <text:p>0.039619464671546</text:p>
          </table:table-cell>
          <table:table-cell table:style-name="ce4" table:formula="of:=[$Redistribution_central.P53]" office:value-type="float" office:value="0.029903719721352" calcext:value-type="float">
            <text:p>0.029903719721352</text:p>
          </table:table-cell>
          <table:table-cell table:style-name="ce4" table:formula="of:=[$Redistribution_central.Q53]" office:value-type="float" office:value="0.0533465596983825" calcext:value-type="float">
            <text:p>0.053346559698383</text:p>
          </table:table-cell>
          <table:table-cell/>
          <table:table-cell table:style-name="ce4" table:formula="of:=[$redistribution_low.N53]" office:value-type="float" office:value="0.0362756884322478" calcext:value-type="float">
            <text:p>0.036275688432248</text:p>
          </table:table-cell>
          <table:table-cell table:style-name="ce4" table:formula="of:=[$redistribution_low.O53]" office:value-type="float" office:value="0.0381830657896108" calcext:value-type="float">
            <text:p>0.038183065789611</text:p>
          </table:table-cell>
          <table:table-cell table:style-name="ce4" table:formula="of:=[$redistribution_low.P53]" office:value-type="float" office:value="0.0295216958351965" calcext:value-type="float">
            <text:p>0.029521695835197</text:p>
          </table:table-cell>
          <table:table-cell table:style-name="ce4" table:formula="of:=[$redistribution_low.Q53]" office:value-type="float" office:value="0.0481306063289272" calcext:value-type="float">
            <text:p>0.048130606328927</text:p>
          </table:table-cell>
          <table:table-cell table:number-columns-repeated="49"/>
        </table:table-row>
        <table:table-row table:style-name="ro1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N54]" office:value-type="float" office:value="0.037171118121641" calcext:value-type="float">
            <text:p>0.037171118121641</text:p>
          </table:table-cell>
          <table:table-cell table:style-name="ce4" table:formula="of:=[$Redistribution_high.O54]" office:value-type="float" office:value="0.0395867200305728" calcext:value-type="float">
            <text:p>0.039586720030573</text:p>
          </table:table-cell>
          <table:table-cell table:style-name="ce4" table:formula="of:=[$Redistribution_high.P54]" office:value-type="float" office:value="0.0280216213780267" calcext:value-type="float">
            <text:p>0.028021621378027</text:p>
          </table:table-cell>
          <table:table-cell table:style-name="ce4" table:formula="of:=[$Redistribution_high.Q54]" office:value-type="float" office:value="0.0523768684861742" calcext:value-type="float">
            <text:p>0.052376868486174</text:p>
          </table:table-cell>
          <table:table-cell/>
          <table:table-cell table:style-name="ce4" table:formula="of:=[$Redistribution_central.N54]" office:value-type="float" office:value="0.0429458729587406" calcext:value-type="float">
            <text:p>0.042945872958741</text:p>
          </table:table-cell>
          <table:table-cell table:style-name="ce4" table:formula="of:=[$Redistribution_central.O54]" office:value-type="float" office:value="0.0413392087420669" calcext:value-type="float">
            <text:p>0.041339208742067</text:p>
          </table:table-cell>
          <table:table-cell table:style-name="ce4" table:formula="of:=[$Redistribution_central.P54]" office:value-type="float" office:value="0.0314559275936271" calcext:value-type="float">
            <text:p>0.031455927593627</text:p>
          </table:table-cell>
          <table:table-cell table:style-name="ce4" table:formula="of:=[$Redistribution_central.Q54]" office:value-type="float" office:value="0.0582971362639416" calcext:value-type="float">
            <text:p>0.058297136263942</text:p>
          </table:table-cell>
          <table:table-cell/>
          <table:table-cell table:style-name="ce4" table:formula="of:=[$redistribution_low.N54]" office:value-type="float" office:value="0.036280233076693" calcext:value-type="float">
            <text:p>0.036280233076693</text:p>
          </table:table-cell>
          <table:table-cell table:style-name="ce4" table:formula="of:=[$redistribution_low.O54]" office:value-type="float" office:value="0.0365566485456525" calcext:value-type="float">
            <text:p>0.036556648545653</text:p>
          </table:table-cell>
          <table:table-cell table:style-name="ce4" table:formula="of:=[$redistribution_low.P54]" office:value-type="float" office:value="0.0289242864810486" calcext:value-type="float">
            <text:p>0.028924286481049</text:p>
          </table:table-cell>
          <table:table-cell table:style-name="ce4" table:formula="of:=[$redistribution_low.Q54]" office:value-type="float" office:value="0.0472874585080638" calcext:value-type="float">
            <text:p>0.047287458508064</text:p>
          </table:table-cell>
          <table:table-cell table:number-columns-repeated="49"/>
        </table:table-row>
        <table:table-row table:style-name="ro1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N55]" office:value-type="float" office:value="0.0394472323873892" calcext:value-type="float">
            <text:p>0.039447232387389</text:p>
          </table:table-cell>
          <table:table-cell table:style-name="ce4" table:formula="of:=[$Redistribution_high.O55]" office:value-type="float" office:value="0.0440224038201602" calcext:value-type="float">
            <text:p>0.04402240382016</text:p>
          </table:table-cell>
          <table:table-cell table:style-name="ce4" table:formula="of:=[$Redistribution_high.P55]" office:value-type="float" office:value="0.0310918476887036" calcext:value-type="float">
            <text:p>0.031091847688704</text:p>
          </table:table-cell>
          <table:table-cell table:style-name="ce4" table:formula="of:=[$Redistribution_high.Q55]" office:value-type="float" office:value="0.0559201745219971" calcext:value-type="float">
            <text:p>0.055920174521997</text:p>
          </table:table-cell>
          <table:table-cell/>
          <table:table-cell table:style-name="ce4" table:formula="of:=[$Redistribution_central.N55]" office:value-type="float" office:value="0.0380269202885178" calcext:value-type="float">
            <text:p>0.038026920288518</text:p>
          </table:table-cell>
          <table:table-cell table:style-name="ce4" table:formula="of:=[$Redistribution_central.O55]" office:value-type="float" office:value="0.0399222128565063" calcext:value-type="float">
            <text:p>0.039922212856506</text:p>
          </table:table-cell>
          <table:table-cell table:style-name="ce4" table:formula="of:=[$Redistribution_central.P55]" office:value-type="float" office:value="0.0287171016187187" calcext:value-type="float">
            <text:p>0.028717101618719</text:p>
          </table:table-cell>
          <table:table-cell table:style-name="ce4" table:formula="of:=[$Redistribution_central.Q55]" office:value-type="float" office:value="0.05387553132538" calcext:value-type="float">
            <text:p>0.05387553132538</text:p>
          </table:table-cell>
          <table:table-cell/>
          <table:table-cell table:style-name="ce4" table:formula="of:=[$redistribution_low.N55]" office:value-type="float" office:value="0.0366910633485274" calcext:value-type="float">
            <text:p>0.036691063348527</text:p>
          </table:table-cell>
          <table:table-cell table:style-name="ce4" table:formula="of:=[$redistribution_low.O55]" office:value-type="float" office:value="0.0351750524962779" calcext:value-type="float">
            <text:p>0.035175052496278</text:p>
          </table:table-cell>
          <table:table-cell table:style-name="ce4" table:formula="of:=[$redistribution_low.P55]" office:value-type="float" office:value="0.0268499926851354" calcext:value-type="float">
            <text:p>0.026849992685135</text:p>
          </table:table-cell>
          <table:table-cell table:style-name="ce4" table:formula="of:=[$redistribution_low.Q55]" office:value-type="float" office:value="0.050290846123266" calcext:value-type="float">
            <text:p>0.050290846123266</text:p>
          </table:table-cell>
          <table:table-cell table:number-columns-repeated="49"/>
        </table:table-row>
        <table:table-row table:style-name="ro1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N56]" office:value-type="float" office:value="0.0402185462434847" calcext:value-type="float">
            <text:p>0.040218546243485</text:p>
          </table:table-cell>
          <table:table-cell table:style-name="ce4" table:formula="of:=[$Redistribution_high.O56]" office:value-type="float" office:value="0.0441876678886944" calcext:value-type="float">
            <text:p>0.044187667888694</text:p>
          </table:table-cell>
          <table:table-cell table:style-name="ce4" table:formula="of:=[$Redistribution_high.P56]" office:value-type="float" office:value="0.0316180969741745" calcext:value-type="float">
            <text:p>0.031618096974175</text:p>
          </table:table-cell>
          <table:table-cell table:style-name="ce4" table:formula="of:=[$Redistribution_high.Q56]" office:value-type="float" office:value="0.0566010274246949" calcext:value-type="float">
            <text:p>0.056601027424695</text:p>
          </table:table-cell>
          <table:table-cell/>
          <table:table-cell table:style-name="ce4" table:formula="of:=[$Redistribution_central.N56]" office:value-type="float" office:value="0.0401771486894735" calcext:value-type="float">
            <text:p>0.040177148689474</text:p>
          </table:table-cell>
          <table:table-cell table:style-name="ce4" table:formula="of:=[$Redistribution_central.O56]" office:value-type="float" office:value="0.0446437635300788" calcext:value-type="float">
            <text:p>0.044643763530079</text:p>
          </table:table-cell>
          <table:table-cell table:style-name="ce4" table:formula="of:=[$Redistribution_central.P56]" office:value-type="float" office:value="0.0311951106454369" calcext:value-type="float">
            <text:p>0.031195110645437</text:p>
          </table:table-cell>
          <table:table-cell table:style-name="ce4" table:formula="of:=[$Redistribution_central.Q56]" office:value-type="float" office:value="0.0580119207754669" calcext:value-type="float">
            <text:p>0.058011920775467</text:p>
          </table:table-cell>
          <table:table-cell/>
          <table:table-cell table:style-name="ce4" table:formula="of:=[$redistribution_low.N56]" office:value-type="float" office:value="0.0371133769772733" calcext:value-type="float">
            <text:p>0.037113376977273</text:p>
          </table:table-cell>
          <table:table-cell table:style-name="ce4" table:formula="of:=[$redistribution_low.O56]" office:value-type="float" office:value="0.0367438874219125" calcext:value-type="float">
            <text:p>0.036743887421913</text:p>
          </table:table-cell>
          <table:table-cell table:style-name="ce4" table:formula="of:=[$redistribution_low.P56]" office:value-type="float" office:value="0.0285208217150464" calcext:value-type="float">
            <text:p>0.028520821715047</text:p>
          </table:table-cell>
          <table:table-cell table:style-name="ce4" table:formula="of:=[$redistribution_low.Q56]" office:value-type="float" office:value="0.0498645186800515" calcext:value-type="float">
            <text:p>0.049864518680052</text:p>
          </table:table-cell>
          <table:table-cell table:number-columns-repeated="49"/>
        </table:table-row>
        <table:table-row table:style-name="ro1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N57]" office:value-type="float" office:value="0.0369349974615723" calcext:value-type="float">
            <text:p>0.036934997461572</text:p>
          </table:table-cell>
          <table:table-cell table:style-name="ce4" table:formula="of:=[$Redistribution_high.O57]" office:value-type="float" office:value="0.0393086878456945" calcext:value-type="float">
            <text:p>0.039308687845695</text:p>
          </table:table-cell>
          <table:table-cell table:style-name="ce4" table:formula="of:=[$Redistribution_high.P57]" office:value-type="float" office:value="0.0291994126923973" calcext:value-type="float">
            <text:p>0.029199412692397</text:p>
          </table:table-cell>
          <table:table-cell table:style-name="ce4" table:formula="of:=[$Redistribution_high.Q57]" office:value-type="float" office:value="0.0506024632979815" calcext:value-type="float">
            <text:p>0.050602463297982</text:p>
          </table:table-cell>
          <table:table-cell/>
          <table:table-cell table:style-name="ce4" table:formula="of:=[$Redistribution_central.N57]" office:value-type="float" office:value="0.0371471089046077" calcext:value-type="float">
            <text:p>0.037147108904608</text:p>
          </table:table-cell>
          <table:table-cell table:style-name="ce4" table:formula="of:=[$Redistribution_central.O57]" office:value-type="float" office:value="0.038509869449058" calcext:value-type="float">
            <text:p>0.038509869449058</text:p>
          </table:table-cell>
          <table:table-cell table:style-name="ce4" table:formula="of:=[$Redistribution_central.P57]" office:value-type="float" office:value="0.028313855622207" calcext:value-type="float">
            <text:p>0.028313855622207</text:p>
          </table:table-cell>
          <table:table-cell table:style-name="ce4" table:formula="of:=[$Redistribution_central.Q57]" office:value-type="float" office:value="0.0518065677931967" calcext:value-type="float">
            <text:p>0.051806567793197</text:p>
          </table:table-cell>
          <table:table-cell/>
          <table:table-cell table:style-name="ce4" table:formula="of:=[$redistribution_low.N57]" office:value-type="float" office:value="0.0338800203146282" calcext:value-type="float">
            <text:p>0.033880020314628</text:p>
          </table:table-cell>
          <table:table-cell table:style-name="ce4" table:formula="of:=[$redistribution_low.O57]" office:value-type="float" office:value="0.0349237219414423" calcext:value-type="float">
            <text:p>0.034923721941442</text:p>
          </table:table-cell>
          <table:table-cell table:style-name="ce4" table:formula="of:=[$redistribution_low.P57]" office:value-type="float" office:value="0.0258735318499769" calcext:value-type="float">
            <text:p>0.025873531849977</text:p>
          </table:table-cell>
          <table:table-cell table:style-name="ce4" table:formula="of:=[$redistribution_low.Q57]" office:value-type="float" office:value="0.0471384484059448" calcext:value-type="float">
            <text:p>0.047138448405945</text:p>
          </table:table-cell>
          <table:table-cell table:number-columns-repeated="49"/>
        </table:table-row>
        <table:table-row table:style-name="ro1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N58]" office:value-type="float" office:value="0.0399366067154039" calcext:value-type="float">
            <text:p>0.039936606715404</text:p>
          </table:table-cell>
          <table:table-cell table:style-name="ce4" table:formula="of:=[$Redistribution_high.O58]" office:value-type="float" office:value="0.0436632654389343" calcext:value-type="float">
            <text:p>0.043663265438934</text:p>
          </table:table-cell>
          <table:table-cell table:style-name="ce4" table:formula="of:=[$Redistribution_high.P58]" office:value-type="float" office:value="0.0320175356747922" calcext:value-type="float">
            <text:p>0.032017535674792</text:p>
          </table:table-cell>
          <table:table-cell table:style-name="ce4" table:formula="of:=[$Redistribution_high.Q58]" office:value-type="float" office:value="0.054909093436673" calcext:value-type="float">
            <text:p>0.054909093436673</text:p>
          </table:table-cell>
          <table:table-cell/>
          <table:table-cell table:style-name="ce4" table:formula="of:=[$Redistribution_central.N58]" office:value-type="float" office:value="0.0353505942050917" calcext:value-type="float">
            <text:p>0.035350594205092</text:p>
          </table:table-cell>
          <table:table-cell table:style-name="ce4" table:formula="of:=[$Redistribution_central.O58]" office:value-type="float" office:value="0.0387090133723151" calcext:value-type="float">
            <text:p>0.038709013372315</text:p>
          </table:table-cell>
          <table:table-cell table:style-name="ce4" table:formula="of:=[$Redistribution_central.P58]" office:value-type="float" office:value="0.029657416296962" calcext:value-type="float">
            <text:p>0.029657416296962</text:p>
          </table:table-cell>
          <table:table-cell table:style-name="ce4" table:formula="of:=[$Redistribution_central.Q58]" office:value-type="float" office:value="0.0469710350357011" calcext:value-type="float">
            <text:p>0.046971035035701</text:p>
          </table:table-cell>
          <table:table-cell/>
          <table:table-cell table:style-name="ce4" table:formula="of:=[$redistribution_low.N58]" office:value-type="float" office:value="0.0363568326013353" calcext:value-type="float">
            <text:p>0.036356832601335</text:p>
          </table:table-cell>
          <table:table-cell table:style-name="ce4" table:formula="of:=[$redistribution_low.O58]" office:value-type="float" office:value="0.0363889142937142" calcext:value-type="float">
            <text:p>0.036388914293714</text:p>
          </table:table-cell>
          <table:table-cell table:style-name="ce4" table:formula="of:=[$redistribution_low.P58]" office:value-type="float" office:value="0.0281737319012486" calcext:value-type="float">
            <text:p>0.028173731901249</text:p>
          </table:table-cell>
          <table:table-cell table:style-name="ce4" table:formula="of:=[$redistribution_low.Q58]" office:value-type="float" office:value="0.0487886017756527" calcext:value-type="float">
            <text:p>0.048788601775653</text:p>
          </table:table-cell>
          <table:table-cell table:number-columns-repeated="49"/>
        </table:table-row>
        <table:table-row table:style-name="ro1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N59]" office:value-type="float" office:value="0.0404579530793901" calcext:value-type="float">
            <text:p>0.04045795307939</text:p>
          </table:table-cell>
          <table:table-cell table:style-name="ce4" table:formula="of:=[$Redistribution_high.O59]" office:value-type="float" office:value="0.0432581532450504" calcext:value-type="float">
            <text:p>0.04325815324505</text:p>
          </table:table-cell>
          <table:table-cell table:style-name="ce4" table:formula="of:=[$Redistribution_high.P59]" office:value-type="float" office:value="0.0306709171114436" calcext:value-type="float">
            <text:p>0.030670917111444</text:p>
          </table:table-cell>
          <table:table-cell table:style-name="ce4" table:formula="of:=[$Redistribution_high.Q59]" office:value-type="float" office:value="0.057596604485638" calcext:value-type="float">
            <text:p>0.057596604485638</text:p>
          </table:table-cell>
          <table:table-cell/>
          <table:table-cell table:style-name="ce4" table:formula="of:=[$Redistribution_central.N59]" office:value-type="float" office:value="0.0381009824615274" calcext:value-type="float">
            <text:p>0.038100982461527</text:p>
          </table:table-cell>
          <table:table-cell table:style-name="ce4" table:formula="of:=[$Redistribution_central.O59]" office:value-type="float" office:value="0.0438310448857659" calcext:value-type="float">
            <text:p>0.043831044885766</text:p>
          </table:table-cell>
          <table:table-cell table:style-name="ce4" table:formula="of:=[$Redistribution_central.P59]" office:value-type="float" office:value="0.0305054541915556" calcext:value-type="float">
            <text:p>0.030505454191556</text:p>
          </table:table-cell>
          <table:table-cell table:style-name="ce4" table:formula="of:=[$Redistribution_central.Q59]" office:value-type="float" office:value="0.0550067991848431" calcext:value-type="float">
            <text:p>0.055006799184843</text:p>
          </table:table-cell>
          <table:table-cell/>
          <table:table-cell table:style-name="ce4" table:formula="of:=[$redistribution_low.N59]" office:value-type="float" office:value="0.0328639285146367" calcext:value-type="float">
            <text:p>0.032863928514637</text:p>
          </table:table-cell>
          <table:table-cell table:style-name="ce4" table:formula="of:=[$redistribution_low.O59]" office:value-type="float" office:value="0.0366012194773673" calcext:value-type="float">
            <text:p>0.036601219477367</text:p>
          </table:table-cell>
          <table:table-cell table:style-name="ce4" table:formula="of:=[$redistribution_low.P59]" office:value-type="float" office:value="0.0261495931477282" calcext:value-type="float">
            <text:p>0.026149593147728</text:p>
          </table:table-cell>
          <table:table-cell table:style-name="ce4" table:formula="of:=[$redistribution_low.Q59]" office:value-type="float" office:value="0.0468516314925968" calcext:value-type="float">
            <text:p>0.046851631492597</text:p>
          </table:table-cell>
          <table:table-cell table:number-columns-repeated="49"/>
        </table:table-row>
        <table:table-row table:style-name="ro1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N60]" office:value-type="float" office:value="0.03584532803291" calcext:value-type="float">
            <text:p>0.03584532803291</text:p>
          </table:table-cell>
          <table:table-cell table:style-name="ce4" table:formula="of:=[$Redistribution_high.O60]" office:value-type="float" office:value="0.037933349499792" calcext:value-type="float">
            <text:p>0.037933349499792</text:p>
          </table:table-cell>
          <table:table-cell table:style-name="ce4" table:formula="of:=[$Redistribution_high.P60]" office:value-type="float" office:value="0.0268017033536286" calcext:value-type="float">
            <text:p>0.026801703353629</text:p>
          </table:table-cell>
          <table:table-cell table:style-name="ce4" table:formula="of:=[$Redistribution_high.Q60]" office:value-type="float" office:value="0.051089658869036" calcext:value-type="float">
            <text:p>0.051089658869036</text:p>
          </table:table-cell>
          <table:table-cell/>
          <table:table-cell table:style-name="ce4" table:formula="of:=[$Redistribution_central.N60]" office:value-type="float" office:value="0.0330708395270228" calcext:value-type="float">
            <text:p>0.033070839527023</text:p>
          </table:table-cell>
          <table:table-cell table:style-name="ce4" table:formula="of:=[$Redistribution_central.O60]" office:value-type="float" office:value="0.0401136072646036" calcext:value-type="float">
            <text:p>0.040113607264604</text:p>
          </table:table-cell>
          <table:table-cell table:style-name="ce4" table:formula="of:=[$Redistribution_central.P60]" office:value-type="float" office:value="0.0276722513401757" calcext:value-type="float">
            <text:p>0.027672251340176</text:p>
          </table:table-cell>
          <table:table-cell table:style-name="ce4" table:formula="of:=[$Redistribution_central.Q60]" office:value-type="float" office:value="0.0479492172076846" calcext:value-type="float">
            <text:p>0.047949217207685</text:p>
          </table:table-cell>
          <table:table-cell/>
          <table:table-cell table:style-name="ce4" table:formula="of:=[$redistribution_low.N60]" office:value-type="float" office:value="0.0334211268931452" calcext:value-type="float">
            <text:p>0.033421126893145</text:p>
          </table:table-cell>
          <table:table-cell table:style-name="ce4" table:formula="of:=[$redistribution_low.O60]" office:value-type="float" office:value="0.0407606674137167" calcext:value-type="float">
            <text:p>0.040760667413717</text:p>
          </table:table-cell>
          <table:table-cell table:style-name="ce4" table:formula="of:=[$redistribution_low.P60]" office:value-type="float" office:value="0.0275299726527692" calcext:value-type="float">
            <text:p>0.027529972652769</text:p>
          </table:table-cell>
          <table:table-cell table:style-name="ce4" table:formula="of:=[$redistribution_low.Q60]" office:value-type="float" office:value="0.0494734008410489" calcext:value-type="float">
            <text:p>0.049473400841049</text:p>
          </table:table-cell>
          <table:table-cell table:number-columns-repeated="49"/>
        </table:table-row>
        <table:table-row table:style-name="ro1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N61]" office:value-type="float" office:value="0.035666192577812" calcext:value-type="float">
            <text:p>0.035666192577812</text:p>
          </table:table-cell>
          <table:table-cell table:style-name="ce4" table:formula="of:=[$Redistribution_high.O61]" office:value-type="float" office:value="0.0420189746599474" calcext:value-type="float">
            <text:p>0.042018974659947</text:p>
          </table:table-cell>
          <table:table-cell table:style-name="ce4" table:formula="of:=[$Redistribution_high.P61]" office:value-type="float" office:value="0.029455189356249" calcext:value-type="float">
            <text:p>0.029455189356249</text:p>
          </table:table-cell>
          <table:table-cell table:style-name="ce4" table:formula="of:=[$Redistribution_high.Q61]" office:value-type="float" office:value="0.0508786596935578" calcext:value-type="float">
            <text:p>0.050878659693558</text:p>
          </table:table-cell>
          <table:table-cell/>
          <table:table-cell table:style-name="ce4" table:formula="of:=[$Redistribution_central.N61]" office:value-type="float" office:value="0.0348243530171261" calcext:value-type="float">
            <text:p>0.034824353017126</text:p>
          </table:table-cell>
          <table:table-cell table:style-name="ce4" table:formula="of:=[$Redistribution_central.O61]" office:value-type="float" office:value="0.0389306561882212" calcext:value-type="float">
            <text:p>0.038930656188221</text:p>
          </table:table-cell>
          <table:table-cell table:style-name="ce4" table:formula="of:=[$Redistribution_central.P61]" office:value-type="float" office:value="0.0296079861619207" calcext:value-type="float">
            <text:p>0.029607986161921</text:p>
          </table:table-cell>
          <table:table-cell table:style-name="ce4" table:formula="of:=[$Redistribution_central.Q61]" office:value-type="float" office:value="0.0467104041665067" calcext:value-type="float">
            <text:p>0.046710404166507</text:p>
          </table:table-cell>
          <table:table-cell/>
          <table:table-cell table:style-name="ce4" table:formula="of:=[$redistribution_low.N61]" office:value-type="float" office:value="0.0331236009196082" calcext:value-type="float">
            <text:p>0.033123600919608</text:p>
          </table:table-cell>
          <table:table-cell table:style-name="ce4" table:formula="of:=[$redistribution_low.O61]" office:value-type="float" office:value="0.0366443012648635" calcext:value-type="float">
            <text:p>0.036644301264864</text:p>
          </table:table-cell>
          <table:table-cell table:style-name="ce4" table:formula="of:=[$redistribution_low.P61]" office:value-type="float" office:value="0.0274870793211305" calcext:value-type="float">
            <text:p>0.027487079321131</text:p>
          </table:table-cell>
          <table:table-cell table:style-name="ce4" table:formula="of:=[$redistribution_low.Q61]" office:value-type="float" office:value="0.0453367907985577" calcext:value-type="float">
            <text:p>0.045336790798558</text:p>
          </table:table-cell>
          <table:table-cell table:number-columns-repeated="49"/>
        </table:table-row>
        <table:table-row table:style-name="ro1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N62]" office:value-type="float" office:value="0.0370128808791408" calcext:value-type="float">
            <text:p>0.037012880879141</text:p>
          </table:table-cell>
          <table:table-cell table:style-name="ce4" table:formula="of:=[$Redistribution_high.O62]" office:value-type="float" office:value="0.0444627910600476" calcext:value-type="float">
            <text:p>0.044462791060048</text:p>
          </table:table-cell>
          <table:table-cell table:style-name="ce4" table:formula="of:=[$Redistribution_high.P62]" office:value-type="float" office:value="0.0306462427498339" calcext:value-type="float">
            <text:p>0.030646242749834</text:p>
          </table:table-cell>
          <table:table-cell table:style-name="ce4" table:formula="of:=[$Redistribution_high.Q62]" office:value-type="float" office:value="0.0532658735108631" calcext:value-type="float">
            <text:p>0.053265873510863</text:p>
          </table:table-cell>
          <table:table-cell/>
          <table:table-cell table:style-name="ce4" table:formula="of:=[$Redistribution_central.N62]" office:value-type="float" office:value="0.0359589217056097" calcext:value-type="float">
            <text:p>0.03595892170561</text:p>
          </table:table-cell>
          <table:table-cell table:style-name="ce4" table:formula="of:=[$Redistribution_central.O62]" office:value-type="float" office:value="0.0369668520849566" calcext:value-type="float">
            <text:p>0.036966852084957</text:p>
          </table:table-cell>
          <table:table-cell table:style-name="ce4" table:formula="of:=[$Redistribution_central.P62]" office:value-type="float" office:value="0.029777937865006" calcext:value-type="float">
            <text:p>0.029777937865006</text:p>
          </table:table-cell>
          <table:table-cell table:style-name="ce4" table:formula="of:=[$Redistribution_central.Q62]" office:value-type="float" office:value="0.0462449071972146" calcext:value-type="float">
            <text:p>0.046244907197215</text:p>
          </table:table-cell>
          <table:table-cell/>
          <table:table-cell table:style-name="ce4" table:formula="of:=[$redistribution_low.N62]" office:value-type="float" office:value="0.0348533997702018" calcext:value-type="float">
            <text:p>0.034853399770202</text:p>
          </table:table-cell>
          <table:table-cell table:style-name="ce4" table:formula="of:=[$redistribution_low.O62]" office:value-type="float" office:value="0.0381271621391454" calcext:value-type="float">
            <text:p>0.038127162139145</text:p>
          </table:table-cell>
          <table:table-cell table:style-name="ce4" table:formula="of:=[$redistribution_low.P62]" office:value-type="float" office:value="0.0273419095749561" calcext:value-type="float">
            <text:p>0.027341909574956</text:p>
          </table:table-cell>
          <table:table-cell table:style-name="ce4" table:formula="of:=[$redistribution_low.Q62]" office:value-type="float" office:value="0.0493851432728794" calcext:value-type="float">
            <text:p>0.049385143272879</text:p>
          </table:table-cell>
          <table:table-cell table:number-columns-repeated="49"/>
        </table:table-row>
        <table:table-row table:style-name="ro1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N63]" office:value-type="float" office:value="0.036349633950952" calcext:value-type="float">
            <text:p>0.036349633950952</text:p>
          </table:table-cell>
          <table:table-cell table:style-name="ce4" table:formula="of:=[$Redistribution_high.O63]" office:value-type="float" office:value="0.0407950123396536" calcext:value-type="float">
            <text:p>0.040795012339654</text:p>
          </table:table-cell>
          <table:table-cell table:style-name="ce4" table:formula="of:=[$Redistribution_high.P63]" office:value-type="float" office:value="0.0289291792025343" calcext:value-type="float">
            <text:p>0.028929179202534</text:p>
          </table:table-cell>
          <table:table-cell table:style-name="ce4" table:formula="of:=[$Redistribution_high.Q63]" office:value-type="float" office:value="0.0514555182496921" calcext:value-type="float">
            <text:p>0.051455518249692</text:p>
          </table:table-cell>
          <table:table-cell/>
          <table:table-cell table:style-name="ce4" table:formula="of:=[$Redistribution_central.N63]" office:value-type="float" office:value="0.0367230910007168" calcext:value-type="float">
            <text:p>0.036723091000717</text:p>
          </table:table-cell>
          <table:table-cell table:style-name="ce4" table:formula="of:=[$Redistribution_central.O63]" office:value-type="float" office:value="0.0388233392521164" calcext:value-type="float">
            <text:p>0.038823339252116</text:p>
          </table:table-cell>
          <table:table-cell table:style-name="ce4" table:formula="of:=[$Redistribution_central.P63]" office:value-type="float" office:value="0.0317514250009051" calcext:value-type="float">
            <text:p>0.031751425000905</text:p>
          </table:table-cell>
          <table:table-cell table:style-name="ce4" table:formula="of:=[$Redistribution_central.Q63]" office:value-type="float" office:value="0.0464421715103396" calcext:value-type="float">
            <text:p>0.04644217151034</text:p>
          </table:table-cell>
          <table:table-cell/>
          <table:table-cell table:style-name="ce4" table:formula="of:=[$redistribution_low.N63]" office:value-type="float" office:value="0.0337461505044753" calcext:value-type="float">
            <text:p>0.033746150504475</text:p>
          </table:table-cell>
          <table:table-cell table:style-name="ce4" table:formula="of:=[$redistribution_low.O63]" office:value-type="float" office:value="0.0391013503832128" calcext:value-type="float">
            <text:p>0.039101350383213</text:p>
          </table:table-cell>
          <table:table-cell table:style-name="ce4" table:formula="of:=[$redistribution_low.P63]" office:value-type="float" office:value="0.0271510475601289" calcext:value-type="float">
            <text:p>0.027151047560129</text:p>
          </table:table-cell>
          <table:table-cell table:style-name="ce4" table:formula="of:=[$redistribution_low.Q63]" office:value-type="float" office:value="0.0491167461781519" calcext:value-type="float">
            <text:p>0.049116746178152</text:p>
          </table:table-cell>
          <table:table-cell table:number-columns-repeated="49"/>
        </table:table-row>
        <table:table-row table:style-name="ro1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N64]" office:value-type="float" office:value="0.0315845208887353" calcext:value-type="float">
            <text:p>0.031584520888735</text:p>
          </table:table-cell>
          <table:table-cell table:style-name="ce4" table:formula="of:=[$Redistribution_high.O64]" office:value-type="float" office:value="0.03702449127985" calcext:value-type="float">
            <text:p>0.03702449127985</text:p>
          </table:table-cell>
          <table:table-cell table:style-name="ce4" table:formula="of:=[$Redistribution_high.P64]" office:value-type="float" office:value="0.0254067290602918" calcext:value-type="float">
            <text:p>0.025406729060292</text:p>
          </table:table-cell>
          <table:table-cell table:style-name="ce4" table:formula="of:=[$Redistribution_high.Q64]" office:value-type="float" office:value="0.045836090199943" calcext:value-type="float">
            <text:p>0.045836090199943</text:p>
          </table:table-cell>
          <table:table-cell/>
          <table:table-cell table:style-name="ce4" table:formula="of:=[$Redistribution_central.N64]" office:value-type="float" office:value="0.033284286520823" calcext:value-type="float">
            <text:p>0.033284286520823</text:p>
          </table:table-cell>
          <table:table-cell table:style-name="ce4" table:formula="of:=[$Redistribution_central.O64]" office:value-type="float" office:value="0.0332728557737866" calcext:value-type="float">
            <text:p>0.033272855773787</text:p>
          </table:table-cell>
          <table:table-cell table:style-name="ce4" table:formula="of:=[$Redistribution_central.P64]" office:value-type="float" office:value="0.0269779833843867" calcext:value-type="float">
            <text:p>0.026977983384387</text:p>
          </table:table-cell>
          <table:table-cell table:style-name="ce4" table:formula="of:=[$Redistribution_central.Q64]" office:value-type="float" office:value="0.0430004856527767" calcext:value-type="float">
            <text:p>0.043000485652777</text:p>
          </table:table-cell>
          <table:table-cell/>
          <table:table-cell table:style-name="ce4" table:formula="of:=[$redistribution_low.N64]" office:value-type="float" office:value="0.0340072489160148" calcext:value-type="float">
            <text:p>0.034007248916015</text:p>
          </table:table-cell>
          <table:table-cell table:style-name="ce4" table:formula="of:=[$redistribution_low.O64]" office:value-type="float" office:value="0.0386992824274836" calcext:value-type="float">
            <text:p>0.038699282427484</text:p>
          </table:table-cell>
          <table:table-cell table:style-name="ce4" table:formula="of:=[$redistribution_low.P64]" office:value-type="float" office:value="0.027378166721357" calcext:value-type="float">
            <text:p>0.027378166721357</text:p>
          </table:table-cell>
          <table:table-cell table:style-name="ce4" table:formula="of:=[$redistribution_low.Q64]" office:value-type="float" office:value="0.0487439977914703" calcext:value-type="float">
            <text:p>0.04874399779147</text:p>
          </table:table-cell>
          <table:table-cell table:number-columns-repeated="49"/>
        </table:table-row>
        <table:table-row table:style-name="ro1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N65]" office:value-type="float" office:value="0.031802123189833" calcext:value-type="float">
            <text:p>0.031802123189833</text:p>
          </table:table-cell>
          <table:table-cell table:style-name="ce4" table:formula="of:=[$Redistribution_high.O65]" office:value-type="float" office:value="0.0381753836358335" calcext:value-type="float">
            <text:p>0.038175383635834</text:p>
          </table:table-cell>
          <table:table-cell table:style-name="ce4" table:formula="of:=[$Redistribution_high.P65]" office:value-type="float" office:value="0.0270066561423604" calcext:value-type="float">
            <text:p>0.02700665614236</text:p>
          </table:table-cell>
          <table:table-cell table:style-name="ce4" table:formula="of:=[$Redistribution_high.Q65]" office:value-type="float" office:value="0.0449731162710793" calcext:value-type="float">
            <text:p>0.044973116271079</text:p>
          </table:table-cell>
          <table:table-cell/>
          <table:table-cell table:style-name="ce4" table:formula="of:=[$Redistribution_central.N65]" office:value-type="float" office:value="0.0371087884037145" calcext:value-type="float">
            <text:p>0.037108788403715</text:p>
          </table:table-cell>
          <table:table-cell table:style-name="ce4" table:formula="of:=[$Redistribution_central.O65]" office:value-type="float" office:value="0.0414311347205386" calcext:value-type="float">
            <text:p>0.041431134720539</text:p>
          </table:table-cell>
          <table:table-cell table:style-name="ce4" table:formula="of:=[$Redistribution_central.P65]" office:value-type="float" office:value="0.0298185364935989" calcext:value-type="float">
            <text:p>0.029818536493599</text:p>
          </table:table-cell>
          <table:table-cell table:style-name="ce4" table:formula="of:=[$Redistribution_central.Q65]" office:value-type="float" office:value="0.0524426795055533" calcext:value-type="float">
            <text:p>0.052442679505553</text:p>
          </table:table-cell>
          <table:table-cell/>
          <table:table-cell table:style-name="ce4" table:formula="of:=[$redistribution_low.N65]" office:value-type="float" office:value="0.0301874455098807" calcext:value-type="float">
            <text:p>0.030187445509881</text:p>
          </table:table-cell>
          <table:table-cell table:style-name="ce4" table:formula="of:=[$redistribution_low.O65]" office:value-type="float" office:value="0.0354294526578398" calcext:value-type="float">
            <text:p>0.03542945265784</text:p>
          </table:table-cell>
          <table:table-cell table:style-name="ce4" table:formula="of:=[$redistribution_low.P65]" office:value-type="float" office:value="0.025533595115175" calcext:value-type="float">
            <text:p>0.025533595115175</text:p>
          </table:table-cell>
          <table:table-cell table:style-name="ce4" table:formula="of:=[$redistribution_low.Q65]" office:value-type="float" office:value="0.0425143316015875" calcext:value-type="float">
            <text:p>0.042514331601588</text:p>
          </table:table-cell>
          <table:table-cell table:number-columns-repeated="49"/>
        </table:table-row>
        <table:table-row table:style-name="ro1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N66]" office:value-type="float" office:value="0.0344286232724025" calcext:value-type="float">
            <text:p>0.034428623272403</text:p>
          </table:table-cell>
          <table:table-cell table:style-name="ce4" table:formula="of:=[$Redistribution_high.O66]" office:value-type="float" office:value="0.0409213800803247" calcext:value-type="float">
            <text:p>0.040921380080325</text:p>
          </table:table-cell>
          <table:table-cell table:style-name="ce4" table:formula="of:=[$Redistribution_high.P66]" office:value-type="float" office:value="0.0292984027363374" calcext:value-type="float">
            <text:p>0.029298402736337</text:p>
          </table:table-cell>
          <table:table-cell table:style-name="ce4" table:formula="of:=[$Redistribution_high.Q66]" office:value-type="float" office:value="0.0480748137126108" calcext:value-type="float">
            <text:p>0.048074813712611</text:p>
          </table:table-cell>
          <table:table-cell/>
          <table:table-cell table:style-name="ce4" table:formula="of:=[$Redistribution_central.N66]" office:value-type="float" office:value="0.0349594635103043" calcext:value-type="float">
            <text:p>0.034959463510304</text:p>
          </table:table-cell>
          <table:table-cell table:style-name="ce4" table:formula="of:=[$Redistribution_central.O66]" office:value-type="float" office:value="0.040440817750975" calcext:value-type="float">
            <text:p>0.040440817750975</text:p>
          </table:table-cell>
          <table:table-cell table:style-name="ce4" table:formula="of:=[$Redistribution_central.P66]" office:value-type="float" office:value="0.0297705303114595" calcext:value-type="float">
            <text:p>0.02977053031146</text:p>
          </table:table-cell>
          <table:table-cell table:style-name="ce4" table:formula="of:=[$Redistribution_central.Q66]" office:value-type="float" office:value="0.047987153054004" calcext:value-type="float">
            <text:p>0.047987153054004</text:p>
          </table:table-cell>
          <table:table-cell/>
          <table:table-cell table:style-name="ce4" table:formula="of:=[$redistribution_low.N66]" office:value-type="float" office:value="0.0336713852204724" calcext:value-type="float">
            <text:p>0.033671385220473</text:p>
          </table:table-cell>
          <table:table-cell table:style-name="ce4" table:formula="of:=[$redistribution_low.O66]" office:value-type="float" office:value="0.0394947188221625" calcext:value-type="float">
            <text:p>0.039494718822163</text:p>
          </table:table-cell>
          <table:table-cell table:style-name="ce4" table:formula="of:=[$redistribution_low.P66]" office:value-type="float" office:value="0.0286569999228707" calcext:value-type="float">
            <text:p>0.028656999922871</text:p>
          </table:table-cell>
          <table:table-cell table:style-name="ce4" table:formula="of:=[$redistribution_low.Q66]" office:value-type="float" office:value="0.0469507316268611" calcext:value-type="float">
            <text:p>0.046950731626861</text:p>
          </table:table-cell>
          <table:table-cell table:number-columns-repeated="49"/>
        </table:table-row>
        <table:table-row table:style-name="ro1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N67]" office:value-type="float" office:value="0.0350676000085861" calcext:value-type="float">
            <text:p>0.035067600008586</text:p>
          </table:table-cell>
          <table:table-cell table:style-name="ce4" table:formula="of:=[$Redistribution_high.O67]" office:value-type="float" office:value="0.0421458268280321" calcext:value-type="float">
            <text:p>0.042145826828032</text:p>
          </table:table-cell>
          <table:table-cell table:style-name="ce4" table:formula="of:=[$Redistribution_high.P67]" office:value-type="float" office:value="0.0290582380666139" calcext:value-type="float">
            <text:p>0.029058238066614</text:p>
          </table:table-cell>
          <table:table-cell table:style-name="ce4" table:formula="of:=[$Redistribution_high.Q67]" office:value-type="float" office:value="0.0508029831187751" calcext:value-type="float">
            <text:p>0.050802983118775</text:p>
          </table:table-cell>
          <table:table-cell/>
          <table:table-cell table:style-name="ce4" table:formula="of:=[$Redistribution_central.N67]" office:value-type="float" office:value="0.038025228311571" calcext:value-type="float">
            <text:p>0.038025228311571</text:p>
          </table:table-cell>
          <table:table-cell table:style-name="ce4" table:formula="of:=[$Redistribution_central.O67]" office:value-type="float" office:value="0.0442599621561223" calcext:value-type="float">
            <text:p>0.044259962156122</text:p>
          </table:table-cell>
          <table:table-cell table:style-name="ce4" table:formula="of:=[$Redistribution_central.P67]" office:value-type="float" office:value="0.0332615005359072" calcext:value-type="float">
            <text:p>0.033261500535907</text:p>
          </table:table-cell>
          <table:table-cell table:style-name="ce4" table:formula="of:=[$Redistribution_central.Q67]" office:value-type="float" office:value="0.0513393653102938" calcext:value-type="float">
            <text:p>0.051339365310294</text:p>
          </table:table-cell>
          <table:table-cell/>
          <table:table-cell table:style-name="ce4" table:formula="of:=[$redistribution_low.N67]" office:value-type="float" office:value="0.0322927553692482" calcext:value-type="float">
            <text:p>0.032292755369248</text:p>
          </table:table-cell>
          <table:table-cell table:style-name="ce4" table:formula="of:=[$redistribution_low.O67]" office:value-type="float" office:value="0.0375164156870471" calcext:value-type="float">
            <text:p>0.037516415687047</text:p>
          </table:table-cell>
          <table:table-cell table:style-name="ce4" table:formula="of:=[$redistribution_low.P67]" office:value-type="float" office:value="0.0271561227645155" calcext:value-type="float">
            <text:p>0.027156122764516</text:p>
          </table:table-cell>
          <table:table-cell table:style-name="ce4" table:formula="of:=[$redistribution_low.Q67]" office:value-type="float" office:value="0.04530116391305" calcext:value-type="float">
            <text:p>0.04530116391305</text:p>
          </table:table-cell>
          <table:table-cell table:number-columns-repeated="49"/>
        </table:table-row>
        <table:table-row table:style-name="ro1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N68]" office:value-type="float" office:value="0.0321071817862237" calcext:value-type="float">
            <text:p>0.032107181786224</text:p>
          </table:table-cell>
          <table:table-cell table:style-name="ce4" table:formula="of:=[$Redistribution_high.O68]" office:value-type="float" office:value="0.0401410576575903" calcext:value-type="float">
            <text:p>0.04014105765759</text:p>
          </table:table-cell>
          <table:table-cell table:style-name="ce4" table:formula="of:=[$Redistribution_high.P68]" office:value-type="float" office:value="0.0291230700715326" calcext:value-type="float">
            <text:p>0.029123070071533</text:p>
          </table:table-cell>
          <table:table-cell table:style-name="ce4" table:formula="of:=[$Redistribution_high.Q68]" office:value-type="float" office:value="0.0443008668070006" calcext:value-type="float">
            <text:p>0.044300866807001</text:p>
          </table:table-cell>
          <table:table-cell/>
          <table:table-cell table:style-name="ce4" table:formula="of:=[$Redistribution_central.N68]" office:value-type="float" office:value="0.0376593638245599" calcext:value-type="float">
            <text:p>0.03765936382456</text:p>
          </table:table-cell>
          <table:table-cell table:style-name="ce4" table:formula="of:=[$Redistribution_central.O68]" office:value-type="float" office:value="0.0421742736838193" calcext:value-type="float">
            <text:p>0.042174273683819</text:p>
          </table:table-cell>
          <table:table-cell table:style-name="ce4" table:formula="of:=[$Redistribution_central.P68]" office:value-type="float" office:value="0.0321737081085799" calcext:value-type="float">
            <text:p>0.03217370810858</text:p>
          </table:table-cell>
          <table:table-cell table:style-name="ce4" table:formula="of:=[$Redistribution_central.Q68]" office:value-type="float" office:value="0.0504951810309885" calcext:value-type="float">
            <text:p>0.050495181030989</text:p>
          </table:table-cell>
          <table:table-cell/>
          <table:table-cell table:style-name="ce4" table:formula="of:=[$redistribution_low.N68]" office:value-type="float" office:value="0.0339324473135036" calcext:value-type="float">
            <text:p>0.033932447313504</text:p>
          </table:table-cell>
          <table:table-cell table:style-name="ce4" table:formula="of:=[$redistribution_low.O68]" office:value-type="float" office:value="0.0389256417019184" calcext:value-type="float">
            <text:p>0.038925641701918</text:p>
          </table:table-cell>
          <table:table-cell table:style-name="ce4" table:formula="of:=[$redistribution_low.P68]" office:value-type="float" office:value="0.0282830005123562" calcext:value-type="float">
            <text:p>0.028283000512356</text:p>
          </table:table-cell>
          <table:table-cell table:style-name="ce4" table:formula="of:=[$redistribution_low.Q68]" office:value-type="float" office:value="0.0475547309885836" calcext:value-type="float">
            <text:p>0.047554730988584</text:p>
          </table:table-cell>
          <table:table-cell table:number-columns-repeated="49"/>
        </table:table-row>
        <table:table-row table:style-name="ro1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N69]" office:value-type="float" office:value="0.0358034555570379" calcext:value-type="float">
            <text:p>0.035803455557038</text:p>
          </table:table-cell>
          <table:table-cell table:style-name="ce4" table:formula="of:=[$Redistribution_high.O69]" office:value-type="float" office:value="0.0453622024052324" calcext:value-type="float">
            <text:p>0.045362202405232</text:p>
          </table:table-cell>
          <table:table-cell table:style-name="ce4" table:formula="of:=[$Redistribution_high.P69]" office:value-type="float" office:value="0.0320061666596776" calcext:value-type="float">
            <text:p>0.032006166659678</text:p>
          </table:table-cell>
          <table:table-cell table:style-name="ce4" table:formula="of:=[$Redistribution_high.Q69]" office:value-type="float" office:value="0.0507460914078354" calcext:value-type="float">
            <text:p>0.050746091407835</text:p>
          </table:table-cell>
          <table:table-cell/>
          <table:table-cell table:style-name="ce4" table:formula="of:=[$Redistribution_central.N69]" office:value-type="float" office:value="0.0371724603697881" calcext:value-type="float">
            <text:p>0.037172460369788</text:p>
          </table:table-cell>
          <table:table-cell table:style-name="ce4" table:formula="of:=[$Redistribution_central.O69]" office:value-type="float" office:value="0.0473520543477086" calcext:value-type="float">
            <text:p>0.047352054347709</text:p>
          </table:table-cell>
          <table:table-cell table:style-name="ce4" table:formula="of:=[$Redistribution_central.P69]" office:value-type="float" office:value="0.0331691685468411" calcext:value-type="float">
            <text:p>0.033169168546841</text:p>
          </table:table-cell>
          <table:table-cell table:style-name="ce4" table:formula="of:=[$Redistribution_central.Q69]" office:value-type="float" office:value="0.053128641123091" calcext:value-type="float">
            <text:p>0.053128641123091</text:p>
          </table:table-cell>
          <table:table-cell/>
          <table:table-cell table:style-name="ce4" table:formula="of:=[$redistribution_low.N69]" office:value-type="float" office:value="0.0307375356135756" calcext:value-type="float">
            <text:p>0.030737535613576</text:p>
          </table:table-cell>
          <table:table-cell table:style-name="ce4" table:formula="of:=[$redistribution_low.O69]" office:value-type="float" office:value="0.0385117581339827" calcext:value-type="float">
            <text:p>0.038511758133983</text:p>
          </table:table-cell>
          <table:table-cell table:style-name="ce4" table:formula="of:=[$redistribution_low.P69]" office:value-type="float" office:value="0.0267789919439978" calcext:value-type="float">
            <text:p>0.026778991943998</text:p>
          </table:table-cell>
          <table:table-cell table:style-name="ce4" table:formula="of:=[$redistribution_low.Q69]" office:value-type="float" office:value="0.0445673012858675" calcext:value-type="float">
            <text:p>0.044567301285868</text:p>
          </table:table-cell>
          <table:table-cell table:number-columns-repeated="49"/>
        </table:table-row>
        <table:table-row table:style-name="ro1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N70]" office:value-type="float" office:value="0.0302950654232796" calcext:value-type="float">
            <text:p>0.03029506542328</text:p>
          </table:table-cell>
          <table:table-cell table:style-name="ce4" table:formula="of:=[$Redistribution_high.O70]" office:value-type="float" office:value="0.0396568052543472" calcext:value-type="float">
            <text:p>0.039656805254347</text:p>
          </table:table-cell>
          <table:table-cell table:style-name="ce4" table:formula="of:=[$Redistribution_high.P70]" office:value-type="float" office:value="0.0294344803167851" calcext:value-type="float">
            <text:p>0.029434480316785</text:p>
          </table:table-cell>
          <table:table-cell table:style-name="ce4" table:formula="of:=[$Redistribution_high.Q70]" office:value-type="float" office:value="0.0405927259888055" calcext:value-type="float">
            <text:p>0.040592725988806</text:p>
          </table:table-cell>
          <table:table-cell/>
          <table:table-cell table:style-name="ce4" table:formula="of:=[$Redistribution_central.N70]" office:value-type="float" office:value="0.0361528865243218" calcext:value-type="float">
            <text:p>0.036152886524322</text:p>
          </table:table-cell>
          <table:table-cell table:style-name="ce4" table:formula="of:=[$Redistribution_central.O70]" office:value-type="float" office:value="0.0450186691705572" calcext:value-type="float">
            <text:p>0.045018669170557</text:p>
          </table:table-cell>
          <table:table-cell table:style-name="ce4" table:formula="of:=[$Redistribution_central.P70]" office:value-type="float" office:value="0.0326957762036804" calcext:value-type="float">
            <text:p>0.03269577620368</text:p>
          </table:table-cell>
          <table:table-cell table:style-name="ce4" table:formula="of:=[$Redistribution_central.Q70]" office:value-type="float" office:value="0.0499262886155064" calcext:value-type="float">
            <text:p>0.049926288615506</text:p>
          </table:table-cell>
          <table:table-cell/>
          <table:table-cell table:style-name="ce4" table:formula="of:=[$redistribution_low.N70]" office:value-type="float" office:value="0.0299799041784849" calcext:value-type="float">
            <text:p>0.029979904178485</text:p>
          </table:table-cell>
          <table:table-cell table:style-name="ce4" table:formula="of:=[$redistribution_low.O70]" office:value-type="float" office:value="0.0384541640599761" calcext:value-type="float">
            <text:p>0.038454164059976</text:p>
          </table:table-cell>
          <table:table-cell table:style-name="ce4" table:formula="of:=[$redistribution_low.P70]" office:value-type="float" office:value="0.0266505826071845" calcext:value-type="float">
            <text:p>0.026650582607185</text:p>
          </table:table-cell>
          <table:table-cell table:style-name="ce4" table:formula="of:=[$redistribution_low.Q70]" office:value-type="float" office:value="0.0433029136119387" calcext:value-type="float">
            <text:p>0.043302913611939</text:p>
          </table:table-cell>
          <table:table-cell table:number-columns-repeated="49"/>
        </table:table-row>
        <table:table-row table:style-name="ro1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N71]" office:value-type="float" office:value="0.0308181257179391" calcext:value-type="float">
            <text:p>0.030818125717939</text:p>
          </table:table-cell>
          <table:table-cell table:style-name="ce4" table:formula="of:=[$Redistribution_high.O71]" office:value-type="float" office:value="0.0411773424127712" calcext:value-type="float">
            <text:p>0.041177342412771</text:p>
          </table:table-cell>
          <table:table-cell table:style-name="ce4" table:formula="of:=[$Redistribution_high.P71]" office:value-type="float" office:value="0.0282842236325024" calcext:value-type="float">
            <text:p>0.028284223632502</text:p>
          </table:table-cell>
          <table:table-cell table:style-name="ce4" table:formula="of:=[$Redistribution_high.Q71]" office:value-type="float" office:value="0.0446485879894287" calcext:value-type="float">
            <text:p>0.044648587989429</text:p>
          </table:table-cell>
          <table:table-cell/>
          <table:table-cell table:style-name="ce4" table:formula="of:=[$Redistribution_central.N71]" office:value-type="float" office:value="0.034027142160836" calcext:value-type="float">
            <text:p>0.034027142160836</text:p>
          </table:table-cell>
          <table:table-cell table:style-name="ce4" table:formula="of:=[$Redistribution_central.O71]" office:value-type="float" office:value="0.0475158630130433" calcext:value-type="float">
            <text:p>0.047515863013043</text:p>
          </table:table-cell>
          <table:table-cell table:style-name="ce4" table:formula="of:=[$Redistribution_central.P71]" office:value-type="float" office:value="0.0315565363968776" calcext:value-type="float">
            <text:p>0.031556536396878</text:p>
          </table:table-cell>
          <table:table-cell table:style-name="ce4" table:formula="of:=[$Redistribution_central.Q71]" office:value-type="float" office:value="0.0508751607807661" calcext:value-type="float">
            <text:p>0.050875160780766</text:p>
          </table:table-cell>
          <table:table-cell/>
          <table:table-cell table:style-name="ce4" table:formula="of:=[$redistribution_low.N71]" office:value-type="float" office:value="0.0252115938332688" calcext:value-type="float">
            <text:p>0.025211593833269</text:p>
          </table:table-cell>
          <table:table-cell table:style-name="ce4" table:formula="of:=[$redistribution_low.O71]" office:value-type="float" office:value="0.0332808160919078" calcext:value-type="float">
            <text:p>0.033280816091908</text:p>
          </table:table-cell>
          <table:table-cell table:style-name="ce4" table:formula="of:=[$redistribution_low.P71]" office:value-type="float" office:value="0.0219284649288896" calcext:value-type="float">
            <text:p>0.02192846492889</text:p>
          </table:table-cell>
          <table:table-cell table:style-name="ce4" table:formula="of:=[$redistribution_low.Q71]" office:value-type="float" office:value="0.038175558363729" calcext:value-type="float">
            <text:p>0.038175558363729</text:p>
          </table:table-cell>
          <table:table-cell table:number-columns-repeated="49"/>
        </table:table-row>
        <table:table-row table:style-name="ro1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N72]" office:value-type="float" office:value="0.0284639103539636" calcext:value-type="float">
            <text:p>0.028463910353964</text:p>
          </table:table-cell>
          <table:table-cell table:style-name="ce4" table:formula="of:=[$Redistribution_high.O72]" office:value-type="float" office:value="0.0366157667772939" calcext:value-type="float">
            <text:p>0.036615766777294</text:p>
          </table:table-cell>
          <table:table-cell table:style-name="ce4" table:formula="of:=[$Redistribution_high.P72]" office:value-type="float" office:value="0.026113984450649" calcext:value-type="float">
            <text:p>0.026113984450649</text:p>
          </table:table-cell>
          <table:table-cell table:style-name="ce4" table:formula="of:=[$Redistribution_high.Q72]" office:value-type="float" office:value="0.0398987670658226" calcext:value-type="float">
            <text:p>0.039898767065823</text:p>
          </table:table-cell>
          <table:table-cell/>
          <table:table-cell table:style-name="ce4" table:formula="of:=[$Redistribution_central.N72]" office:value-type="float" office:value="0.0316605224965995" calcext:value-type="float">
            <text:p>0.0316605224966</text:p>
          </table:table-cell>
          <table:table-cell table:style-name="ce4" table:formula="of:=[$Redistribution_central.O72]" office:value-type="float" office:value="0.0426765425389343" calcext:value-type="float">
            <text:p>0.042676542538934</text:p>
          </table:table-cell>
          <table:table-cell table:style-name="ce4" table:formula="of:=[$Redistribution_central.P72]" office:value-type="float" office:value="0.029472047268623" calcext:value-type="float">
            <text:p>0.029472047268623</text:p>
          </table:table-cell>
          <table:table-cell table:style-name="ce4" table:formula="of:=[$Redistribution_central.Q72]" office:value-type="float" office:value="0.0457095299999076" calcext:value-type="float">
            <text:p>0.045709529999908</text:p>
          </table:table-cell>
          <table:table-cell/>
          <table:table-cell table:style-name="ce4" table:formula="of:=[$redistribution_low.N72]" office:value-type="float" office:value="0.0259524734295043" calcext:value-type="float">
            <text:p>0.025952473429504</text:p>
          </table:table-cell>
          <table:table-cell table:style-name="ce4" table:formula="of:=[$redistribution_low.O72]" office:value-type="float" office:value="0.0346910400580179" calcext:value-type="float">
            <text:p>0.034691040058018</text:p>
          </table:table-cell>
          <table:table-cell table:style-name="ce4" table:formula="of:=[$redistribution_low.P72]" office:value-type="float" office:value="0.0238010121259852" calcext:value-type="float">
            <text:p>0.023801012125985</text:p>
          </table:table-cell>
          <table:table-cell table:style-name="ce4" table:formula="of:=[$redistribution_low.Q72]" office:value-type="float" office:value="0.0377855103971118" calcext:value-type="float">
            <text:p>0.037785510397112</text:p>
          </table:table-cell>
          <table:table-cell table:number-columns-repeated="49"/>
        </table:table-row>
        <table:table-row table:style-name="ro1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N73]" office:value-type="float" office:value="0.0269909179682785" calcext:value-type="float">
            <text:p>0.026990917968279</text:p>
          </table:table-cell>
          <table:table-cell table:style-name="ce4" table:formula="of:=[$Redistribution_high.O73]" office:value-type="float" office:value="0.0392190311695048" calcext:value-type="float">
            <text:p>0.039219031169505</text:p>
          </table:table-cell>
          <table:table-cell table:style-name="ce4" table:formula="of:=[$Redistribution_high.P73]" office:value-type="float" office:value="0.0267226514393169" calcext:value-type="float">
            <text:p>0.026722651439317</text:p>
          </table:table-cell>
          <table:table-cell table:style-name="ce4" table:formula="of:=[$Redistribution_high.Q73]" office:value-type="float" office:value="0.0393131561479434" calcext:value-type="float">
            <text:p>0.039313156147943</text:p>
          </table:table-cell>
          <table:table-cell/>
          <table:table-cell table:style-name="ce4" table:formula="of:=[$Redistribution_central.N73]" office:value-type="float" office:value="0.0319324247269946" calcext:value-type="float">
            <text:p>0.031932424726995</text:p>
          </table:table-cell>
          <table:table-cell table:style-name="ce4" table:formula="of:=[$Redistribution_central.O73]" office:value-type="float" office:value="0.0451923604489074" calcext:value-type="float">
            <text:p>0.045192360448907</text:p>
          </table:table-cell>
          <table:table-cell table:style-name="ce4" table:formula="of:=[$Redistribution_central.P73]" office:value-type="float" office:value="0.029073094410169" calcext:value-type="float">
            <text:p>0.029073094410169</text:p>
          </table:table-cell>
          <table:table-cell table:style-name="ce4" table:formula="of:=[$Redistribution_central.Q73]" office:value-type="float" office:value="0.0491889046993521" calcext:value-type="float">
            <text:p>0.049188904699352</text:p>
          </table:table-cell>
          <table:table-cell/>
          <table:table-cell table:style-name="ce4" table:formula="of:=[$redistribution_low.N73]" office:value-type="float" office:value="0.0273721549815076" calcext:value-type="float">
            <text:p>0.027372154981508</text:p>
          </table:table-cell>
          <table:table-cell table:style-name="ce4" table:formula="of:=[$redistribution_low.O73]" office:value-type="float" office:value="0.0341981014905961" calcext:value-type="float">
            <text:p>0.034198101490596</text:p>
          </table:table-cell>
          <table:table-cell table:style-name="ce4" table:formula="of:=[$redistribution_low.P73]" office:value-type="float" office:value="0.0231883148209924" calcext:value-type="float">
            <text:p>0.023188314820992</text:p>
          </table:table-cell>
          <table:table-cell table:style-name="ce4" table:formula="of:=[$redistribution_low.Q73]" office:value-type="float" office:value="0.0405695480408912" calcext:value-type="float">
            <text:p>0.040569548040891</text:p>
          </table:table-cell>
          <table:table-cell table:number-columns-repeated="49"/>
        </table:table-row>
        <table:table-row table:style-name="ro1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N74]" office:value-type="float" office:value="0.0318691107408999" calcext:value-type="float">
            <text:p>0.0318691107409</text:p>
          </table:table-cell>
          <table:table-cell table:style-name="ce4" table:formula="of:=[$Redistribution_high.O74]" office:value-type="float" office:value="0.0418737426139925" calcext:value-type="float">
            <text:p>0.041873742613993</text:p>
          </table:table-cell>
          <table:table-cell table:style-name="ce4" table:formula="of:=[$Redistribution_high.P74]" office:value-type="float" office:value="0.0298715702321045" calcext:value-type="float">
            <text:p>0.029871570232105</text:p>
          </table:table-cell>
          <table:table-cell table:style-name="ce4" table:formula="of:=[$Redistribution_high.Q74]" office:value-type="float" office:value="0.04453249284406" calcext:value-type="float">
            <text:p>0.04453249284406</text:p>
          </table:table-cell>
          <table:table-cell/>
          <table:table-cell table:style-name="ce4" table:formula="of:=[$Redistribution_central.N74]" office:value-type="float" office:value="0.0297678247633605" calcext:value-type="float">
            <text:p>0.029767824763361</text:p>
          </table:table-cell>
          <table:table-cell table:style-name="ce4" table:formula="of:=[$Redistribution_central.O74]" office:value-type="float" office:value="0.0421363290410986" calcext:value-type="float">
            <text:p>0.042136329041099</text:p>
          </table:table-cell>
          <table:table-cell table:style-name="ce4" table:formula="of:=[$Redistribution_central.P74]" office:value-type="float" office:value="0.0281767505176861" calcext:value-type="float">
            <text:p>0.028176750517686</text:p>
          </table:table-cell>
          <table:table-cell table:style-name="ce4" table:formula="of:=[$Redistribution_central.Q74]" office:value-type="float" office:value="0.0441438267908293" calcext:value-type="float">
            <text:p>0.044143826790829</text:p>
          </table:table-cell>
          <table:table-cell/>
          <table:table-cell table:style-name="ce4" table:formula="of:=[$redistribution_low.N74]" office:value-type="float" office:value="0.0293447767293947" calcext:value-type="float">
            <text:p>0.029344776729395</text:p>
          </table:table-cell>
          <table:table-cell table:style-name="ce4" table:formula="of:=[$redistribution_low.O74]" office:value-type="float" office:value="0.0361348180623474" calcext:value-type="float">
            <text:p>0.036134818062348</text:p>
          </table:table-cell>
          <table:table-cell table:style-name="ce4" table:formula="of:=[$redistribution_low.P74]" office:value-type="float" office:value="0.0242938776255616" calcext:value-type="float">
            <text:p>0.024293877625562</text:p>
          </table:table-cell>
          <table:table-cell table:style-name="ce4" table:formula="of:=[$redistribution_low.Q74]" office:value-type="float" office:value="0.0437163096672116" calcext:value-type="float">
            <text:p>0.043716309667212</text:p>
          </table:table-cell>
          <table:table-cell table:number-columns-repeated="49"/>
        </table:table-row>
        <table:table-row table:style-name="ro1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N75]" office:value-type="float" office:value="0.0325945971866925" calcext:value-type="float">
            <text:p>0.032594597186693</text:p>
          </table:table-cell>
          <table:table-cell table:style-name="ce4" table:formula="of:=[$Redistribution_high.O75]" office:value-type="float" office:value="0.0443145119838482" calcext:value-type="float">
            <text:p>0.044314511983848</text:p>
          </table:table-cell>
          <table:table-cell table:style-name="ce4" table:formula="of:=[$Redistribution_high.P75]" office:value-type="float" office:value="0.0311441394949105" calcext:value-type="float">
            <text:p>0.031144139494911</text:p>
          </table:table-cell>
          <table:table-cell table:style-name="ce4" table:formula="of:=[$Redistribution_high.Q75]" office:value-type="float" office:value="0.0462619610488806" calcext:value-type="float">
            <text:p>0.046261961048881</text:p>
          </table:table-cell>
          <table:table-cell/>
          <table:table-cell table:style-name="ce4" table:formula="of:=[$Redistribution_central.N75]" office:value-type="float" office:value="0.0297273730457804" calcext:value-type="float">
            <text:p>0.02972737304578</text:p>
          </table:table-cell>
          <table:table-cell table:style-name="ce4" table:formula="of:=[$Redistribution_central.O75]" office:value-type="float" office:value="0.0372791185125523" calcext:value-type="float">
            <text:p>0.037279118512552</text:p>
          </table:table-cell>
          <table:table-cell table:style-name="ce4" table:formula="of:=[$Redistribution_central.P75]" office:value-type="float" office:value="0.0274936676918302" calcext:value-type="float">
            <text:p>0.02749366769183</text:p>
          </table:table-cell>
          <table:table-cell table:style-name="ce4" table:formula="of:=[$Redistribution_central.Q75]" office:value-type="float" office:value="0.0405112867302348" calcext:value-type="float">
            <text:p>0.040511286730235</text:p>
          </table:table-cell>
          <table:table-cell/>
          <table:table-cell table:style-name="ce4" table:formula="of:=[$redistribution_low.N75]" office:value-type="float" office:value="0.0303563421203271" calcext:value-type="float">
            <text:p>0.030356342120327</text:p>
          </table:table-cell>
          <table:table-cell table:style-name="ce4" table:formula="of:=[$redistribution_low.O75]" office:value-type="float" office:value="0.0395512221179254" calcext:value-type="float">
            <text:p>0.039551222117925</text:p>
          </table:table-cell>
          <table:table-cell table:style-name="ce4" table:formula="of:=[$redistribution_low.P75]" office:value-type="float" office:value="0.0260891878596513" calcext:value-type="float">
            <text:p>0.026089187859651</text:p>
          </table:table-cell>
          <table:table-cell table:style-name="ce4" table:formula="of:=[$redistribution_low.Q75]" office:value-type="float" office:value="0.046093691677225" calcext:value-type="float">
            <text:p>0.046093691677225</text:p>
          </table:table-cell>
          <table:table-cell table:number-columns-repeated="49"/>
        </table:table-row>
        <table:table-row table:style-name="ro1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N76]" office:value-type="float" office:value="0.0287889370366957" calcext:value-type="float">
            <text:p>0.028788937036696</text:p>
          </table:table-cell>
          <table:table-cell table:style-name="ce4" table:formula="of:=[$Redistribution_high.O76]" office:value-type="float" office:value="0.0410408521755969" calcext:value-type="float">
            <text:p>0.041040852175597</text:p>
          </table:table-cell>
          <table:table-cell table:style-name="ce4" table:formula="of:=[$Redistribution_high.P76]" office:value-type="float" office:value="0.0281309307913525" calcext:value-type="float">
            <text:p>0.028130930791353</text:p>
          </table:table-cell>
          <table:table-cell table:style-name="ce4" table:formula="of:=[$Redistribution_high.Q76]" office:value-type="float" office:value="0.0417861123568433" calcext:value-type="float">
            <text:p>0.041786112356843</text:p>
          </table:table-cell>
          <table:table-cell/>
          <table:table-cell table:style-name="ce4" table:formula="of:=[$Redistribution_central.N76]" office:value-type="float" office:value="0.0323088716499231" calcext:value-type="float">
            <text:p>0.032308871649923</text:p>
          </table:table-cell>
          <table:table-cell table:style-name="ce4" table:formula="of:=[$Redistribution_central.O76]" office:value-type="float" office:value="0.0423428502578381" calcext:value-type="float">
            <text:p>0.042342850257838</text:p>
          </table:table-cell>
          <table:table-cell table:style-name="ce4" table:formula="of:=[$Redistribution_central.P76]" office:value-type="float" office:value="0.027963207543298" calcext:value-type="float">
            <text:p>0.027963207543298</text:p>
          </table:table-cell>
          <table:table-cell table:style-name="ce4" table:formula="of:=[$Redistribution_central.Q76]" office:value-type="float" office:value="0.048830472798101" calcext:value-type="float">
            <text:p>0.048830472798101</text:p>
          </table:table-cell>
          <table:table-cell/>
          <table:table-cell table:style-name="ce4" table:formula="of:=[$redistribution_low.N76]" office:value-type="float" office:value="0.0298023236758352" calcext:value-type="float">
            <text:p>0.029802323675835</text:p>
          </table:table-cell>
          <table:table-cell table:style-name="ce4" table:formula="of:=[$redistribution_low.O76]" office:value-type="float" office:value="0.039554862099976" calcext:value-type="float">
            <text:p>0.039554862099976</text:p>
          </table:table-cell>
          <table:table-cell table:style-name="ce4" table:formula="of:=[$redistribution_low.P76]" office:value-type="float" office:value="0.0250623779877514" calcext:value-type="float">
            <text:p>0.025062377987751</text:p>
          </table:table-cell>
          <table:table-cell table:style-name="ce4" table:formula="of:=[$redistribution_low.Q76]" office:value-type="float" office:value="0.0467880027396051" calcext:value-type="float">
            <text:p>0.046788002739605</text:p>
          </table:table-cell>
          <table:table-cell table:number-columns-repeated="49"/>
        </table:table-row>
        <table:table-row table:style-name="ro1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N77]" office:value-type="float" office:value="0.0333540099577851" calcext:value-type="float">
            <text:p>0.033354009957785</text:p>
          </table:table-cell>
          <table:table-cell table:style-name="ce4" table:formula="of:=[$Redistribution_high.O77]" office:value-type="float" office:value="0.0440994260135624" calcext:value-type="float">
            <text:p>0.044099426013562</text:p>
          </table:table-cell>
          <table:table-cell table:style-name="ce4" table:formula="of:=[$Redistribution_high.P77]" office:value-type="float" office:value="0.0302704849345032" calcext:value-type="float">
            <text:p>0.030270484934503</text:p>
          </table:table-cell>
          <table:table-cell table:style-name="ce4" table:formula="of:=[$Redistribution_high.Q77]" office:value-type="float" office:value="0.0485595946011038" calcext:value-type="float">
            <text:p>0.048559594601104</text:p>
          </table:table-cell>
          <table:table-cell/>
          <table:table-cell table:style-name="ce4" table:formula="of:=[$Redistribution_central.N77]" office:value-type="float" office:value="0.0283637646754144" calcext:value-type="float">
            <text:p>0.028363764675414</text:p>
          </table:table-cell>
          <table:table-cell table:style-name="ce4" table:formula="of:=[$Redistribution_central.O77]" office:value-type="float" office:value="0.0379565202106314" calcext:value-type="float">
            <text:p>0.037956520210631</text:p>
          </table:table-cell>
          <table:table-cell table:style-name="ce4" table:formula="of:=[$Redistribution_central.P77]" office:value-type="float" office:value="0.0255390964238344" calcext:value-type="float">
            <text:p>0.025539096423834</text:p>
          </table:table-cell>
          <table:table-cell table:style-name="ce4" table:formula="of:=[$Redistribution_central.Q77]" office:value-type="float" office:value="0.0421099765224769" calcext:value-type="float">
            <text:p>0.042109976522477</text:p>
          </table:table-cell>
          <table:table-cell/>
          <table:table-cell table:style-name="ce4" table:formula="of:=[$redistribution_low.N77]" office:value-type="float" office:value="0.030314699842207" calcext:value-type="float">
            <text:p>0.030314699842207</text:p>
          </table:table-cell>
          <table:table-cell table:style-name="ce4" table:formula="of:=[$redistribution_low.O77]" office:value-type="float" office:value="0.0384979349627292" calcext:value-type="float">
            <text:p>0.038497934962729</text:p>
          </table:table-cell>
          <table:table-cell table:style-name="ce4" table:formula="of:=[$redistribution_low.P77]" office:value-type="float" office:value="0.0254098187673881" calcext:value-type="float">
            <text:p>0.025409818767388</text:p>
          </table:table-cell>
          <table:table-cell table:style-name="ce4" table:formula="of:=[$redistribution_low.Q77]" office:value-type="float" office:value="0.0459954374554656" calcext:value-type="float">
            <text:p>0.045995437455466</text:p>
          </table:table-cell>
          <table:table-cell table:number-columns-repeated="49"/>
        </table:table-row>
        <table:table-row table:style-name="ro1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N78]" office:value-type="float" office:value="0.0344535479983694" calcext:value-type="float">
            <text:p>0.034453547998369</text:p>
          </table:table-cell>
          <table:table-cell table:style-name="ce4" table:formula="of:=[$Redistribution_high.O78]" office:value-type="float" office:value="0.0393905449755424" calcext:value-type="float">
            <text:p>0.039390544975542</text:p>
          </table:table-cell>
          <table:table-cell table:style-name="ce4" table:formula="of:=[$Redistribution_high.P78]" office:value-type="float" office:value="0.0281121993933766" calcext:value-type="float">
            <text:p>0.028112199393377</text:p>
          </table:table-cell>
          <table:table-cell table:style-name="ce4" table:formula="of:=[$Redistribution_high.Q78]" office:value-type="float" office:value="0.0486999300114077" calcext:value-type="float">
            <text:p>0.048699930011408</text:p>
          </table:table-cell>
          <table:table-cell/>
          <table:table-cell table:style-name="ce4" table:formula="of:=[$Redistribution_central.N78]" office:value-type="float" office:value="0.0313346133246569" calcext:value-type="float">
            <text:p>0.031334613324657</text:p>
          </table:table-cell>
          <table:table-cell table:style-name="ce4" table:formula="of:=[$Redistribution_central.O78]" office:value-type="float" office:value="0.0398560550243915" calcext:value-type="float">
            <text:p>0.039856055024392</text:p>
          </table:table-cell>
          <table:table-cell table:style-name="ce4" table:formula="of:=[$Redistribution_central.P78]" office:value-type="float" office:value="0.0274595092399001" calcext:value-type="float">
            <text:p>0.0274595092399</text:p>
          </table:table-cell>
          <table:table-cell table:style-name="ce4" table:formula="of:=[$Redistribution_central.Q78]" office:value-type="float" office:value="0.045501918153551" calcext:value-type="float">
            <text:p>0.045501918153551</text:p>
          </table:table-cell>
          <table:table-cell/>
          <table:table-cell table:style-name="ce4" table:formula="of:=[$redistribution_low.N78]" office:value-type="float" office:value="0.0288277252380025" calcext:value-type="float">
            <text:p>0.028827725238003</text:p>
          </table:table-cell>
          <table:table-cell table:style-name="ce4" table:formula="of:=[$redistribution_low.O78]" office:value-type="float" office:value="0.0422898214532319" calcext:value-type="float">
            <text:p>0.042289821453232</text:p>
          </table:table-cell>
          <table:table-cell table:style-name="ce4" table:formula="of:=[$redistribution_low.P78]" office:value-type="float" office:value="0.0274237986343751" calcext:value-type="float">
            <text:p>0.027423798634375</text:p>
          </table:table-cell>
          <table:table-cell table:style-name="ce4" table:formula="of:=[$redistribution_low.Q78]" office:value-type="float" office:value="0.0440612238129322" calcext:value-type="float">
            <text:p>0.044061223812932</text:p>
          </table:table-cell>
          <table:table-cell table:number-columns-repeated="49"/>
        </table:table-row>
        <table:table-row table:style-name="ro1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N79]" office:value-type="float" office:value="0.0343397171443985" calcext:value-type="float">
            <text:p>0.034339717144399</text:p>
          </table:table-cell>
          <table:table-cell table:style-name="ce4" table:formula="of:=[$Redistribution_high.O79]" office:value-type="float" office:value="0.0437697542650789" calcext:value-type="float">
            <text:p>0.043769754265079</text:p>
          </table:table-cell>
          <table:table-cell table:style-name="ce4" table:formula="of:=[$Redistribution_high.P79]" office:value-type="float" office:value="0.0308566742332785" calcext:value-type="float">
            <text:p>0.030856674233279</text:p>
          </table:table-cell>
          <table:table-cell table:style-name="ce4" table:formula="of:=[$Redistribution_high.Q79]" office:value-type="float" office:value="0.0488373361413538" calcext:value-type="float">
            <text:p>0.048837336141354</text:p>
          </table:table-cell>
          <table:table-cell/>
          <table:table-cell table:style-name="ce4" table:formula="of:=[$Redistribution_central.N79]" office:value-type="float" office:value="0.0327415230474691" calcext:value-type="float">
            <text:p>0.032741523047469</text:p>
          </table:table-cell>
          <table:table-cell table:style-name="ce4" table:formula="of:=[$Redistribution_central.O79]" office:value-type="float" office:value="0.0424535818894575" calcext:value-type="float">
            <text:p>0.042453581889458</text:p>
          </table:table-cell>
          <table:table-cell table:style-name="ce4" table:formula="of:=[$Redistribution_central.P79]" office:value-type="float" office:value="0.0281306458100064" calcext:value-type="float">
            <text:p>0.028130645810006</text:p>
          </table:table-cell>
          <table:table-cell table:style-name="ce4" table:formula="of:=[$Redistribution_central.Q79]" office:value-type="float" office:value="0.0493593196848451" calcext:value-type="float">
            <text:p>0.049359319684845</text:p>
          </table:table-cell>
          <table:table-cell/>
          <table:table-cell table:style-name="ce4" table:formula="of:=[$redistribution_low.N79]" office:value-type="float" office:value="0.0312917071352452" calcext:value-type="float">
            <text:p>0.031291707135245</text:p>
          </table:table-cell>
          <table:table-cell table:style-name="ce4" table:formula="of:=[$redistribution_low.O79]" office:value-type="float" office:value="0.044583451379291" calcext:value-type="float">
            <text:p>0.044583451379291</text:p>
          </table:table-cell>
          <table:table-cell table:style-name="ce4" table:formula="of:=[$redistribution_low.P79]" office:value-type="float" office:value="0.0291318335055108" calcext:value-type="float">
            <text:p>0.029131833505511</text:p>
          </table:table-cell>
          <table:table-cell table:style-name="ce4" table:formula="of:=[$redistribution_low.Q79]" office:value-type="float" office:value="0.047692459079451" calcext:value-type="float">
            <text:p>0.047692459079451</text:p>
          </table:table-cell>
          <table:table-cell table:number-columns-repeated="49"/>
        </table:table-row>
        <table:table-row table:style-name="ro1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N80]" office:value-type="float" office:value="0.0295505050605914" calcext:value-type="float">
            <text:p>0.029550505060591</text:p>
          </table:table-cell>
          <table:table-cell table:style-name="ce4" table:formula="of:=[$Redistribution_high.O80]" office:value-type="float" office:value="0.0383921792262827" calcext:value-type="float">
            <text:p>0.038392179226283</text:p>
          </table:table-cell>
          <table:table-cell table:style-name="ce4" table:formula="of:=[$Redistribution_high.P80]" office:value-type="float" office:value="0.0277627619339572" calcext:value-type="float">
            <text:p>0.027762761933957</text:p>
          </table:table-cell>
          <table:table-cell table:style-name="ce4" table:formula="of:=[$Redistribution_high.Q80]" office:value-type="float" office:value="0.0408819482993863" calcext:value-type="float">
            <text:p>0.040881948299386</text:p>
          </table:table-cell>
          <table:table-cell/>
          <table:table-cell table:style-name="ce4" table:formula="of:=[$Redistribution_central.N80]" office:value-type="float" office:value="0.032081247209796" calcext:value-type="float">
            <text:p>0.032081247209796</text:p>
          </table:table-cell>
          <table:table-cell table:style-name="ce4" table:formula="of:=[$Redistribution_central.O80]" office:value-type="float" office:value="0.0442600123986272" calcext:value-type="float">
            <text:p>0.044260012398627</text:p>
          </table:table-cell>
          <table:table-cell table:style-name="ce4" table:formula="of:=[$Redistribution_central.P80]" office:value-type="float" office:value="0.0302310021059947" calcext:value-type="float">
            <text:p>0.030231002105995</text:p>
          </table:table-cell>
          <table:table-cell table:style-name="ce4" table:formula="of:=[$Redistribution_central.Q80]" office:value-type="float" office:value="0.0468506628045338" calcext:value-type="float">
            <text:p>0.046850662804534</text:p>
          </table:table-cell>
          <table:table-cell/>
          <table:table-cell table:style-name="ce4" table:formula="of:=[$redistribution_low.N80]" office:value-type="float" office:value="0.0342702080656346" calcext:value-type="float">
            <text:p>0.034270208065635</text:p>
          </table:table-cell>
          <table:table-cell table:style-name="ce4" table:formula="of:=[$redistribution_low.O80]" office:value-type="float" office:value="0.0465601430888791" calcext:value-type="float">
            <text:p>0.046560143088879</text:p>
          </table:table-cell>
          <table:table-cell table:style-name="ce4" table:formula="of:=[$redistribution_low.P80]" office:value-type="float" office:value="0.0308646805808544" calcext:value-type="float">
            <text:p>0.030864680580855</text:p>
          </table:table-cell>
          <table:table-cell table:style-name="ce4" table:formula="of:=[$redistribution_low.Q80]" office:value-type="float" office:value="0.0516340278141015" calcext:value-type="float">
            <text:p>0.051634027814102</text:p>
          </table:table-cell>
          <table:table-cell table:number-columns-repeated="49"/>
        </table:table-row>
        <table:table-row table:style-name="ro1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N81]" office:value-type="float" office:value="0.0309641228717276" calcext:value-type="float">
            <text:p>0.030964122871728</text:p>
          </table:table-cell>
          <table:table-cell table:style-name="ce4" table:formula="of:=[$Redistribution_high.O81]" office:value-type="float" office:value="0.0407502558571454" calcext:value-type="float">
            <text:p>0.040750255857145</text:p>
          </table:table-cell>
          <table:table-cell table:style-name="ce4" table:formula="of:=[$Redistribution_high.P81]" office:value-type="float" office:value="0.0296217733063814" calcext:value-type="float">
            <text:p>0.029621773306381</text:p>
          </table:table-cell>
          <table:table-cell table:style-name="ce4" table:formula="of:=[$Redistribution_high.Q81]" office:value-type="float" office:value="0.0425885962725314" calcext:value-type="float">
            <text:p>0.042588596272531</text:p>
          </table:table-cell>
          <table:table-cell/>
          <table:table-cell table:style-name="ce4" table:formula="of:=[$Redistribution_central.N81]" office:value-type="float" office:value="0.033369407056955" calcext:value-type="float">
            <text:p>0.033369407056955</text:p>
          </table:table-cell>
          <table:table-cell table:style-name="ce4" table:formula="of:=[$Redistribution_central.O81]" office:value-type="float" office:value="0.045873120397381" calcext:value-type="float">
            <text:p>0.045873120397381</text:p>
          </table:table-cell>
          <table:table-cell table:style-name="ce4" table:formula="of:=[$Redistribution_central.P81]" office:value-type="float" office:value="0.0310905311859901" calcext:value-type="float">
            <text:p>0.03109053118599</text:p>
          </table:table-cell>
          <table:table-cell table:style-name="ce4" table:formula="of:=[$Redistribution_central.Q81]" office:value-type="float" office:value="0.0491339455059295" calcext:value-type="float">
            <text:p>0.04913394550593</text:p>
          </table:table-cell>
          <table:table-cell/>
          <table:table-cell table:style-name="ce4" table:formula="of:=[$redistribution_low.N81]" office:value-type="float" office:value="0.0350770788373415" calcext:value-type="float">
            <text:p>0.035077078837342</text:p>
          </table:table-cell>
          <table:table-cell table:style-name="ce4" table:formula="of:=[$redistribution_low.O81]" office:value-type="float" office:value="0.0496462446767319" calcext:value-type="float">
            <text:p>0.049646244676732</text:p>
          </table:table-cell>
          <table:table-cell table:style-name="ce4" table:formula="of:=[$redistribution_low.P81]" office:value-type="float" office:value="0.031988367144823" calcext:value-type="float">
            <text:p>0.031988367144823</text:p>
          </table:table-cell>
          <table:table-cell table:style-name="ce4" table:formula="of:=[$redistribution_low.Q81]" office:value-type="float" office:value="0.054297546089738" calcext:value-type="float">
            <text:p>0.054297546089738</text:p>
          </table:table-cell>
          <table:table-cell table:number-columns-repeated="49"/>
        </table:table-row>
        <table:table-row table:style-name="ro1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N82]" office:value-type="float" office:value="0.0342816388294601" calcext:value-type="float">
            <text:p>0.03428163882946</text:p>
          </table:table-cell>
          <table:table-cell table:style-name="ce4" table:formula="of:=[$Redistribution_high.O82]" office:value-type="float" office:value="0.0467738922470687" calcext:value-type="float">
            <text:p>0.046773892247069</text:p>
          </table:table-cell>
          <table:table-cell table:style-name="ce4" table:formula="of:=[$Redistribution_high.P82]" office:value-type="float" office:value="0.0336009830808335" calcext:value-type="float">
            <text:p>0.033600983080834</text:p>
          </table:table-cell>
          <table:table-cell table:style-name="ce4" table:formula="of:=[$Redistribution_high.Q82]" office:value-type="float" office:value="0.0475234510798936" calcext:value-type="float">
            <text:p>0.047523451079894</text:p>
          </table:table-cell>
          <table:table-cell/>
          <table:table-cell table:style-name="ce4" table:formula="of:=[$Redistribution_central.N82]" office:value-type="float" office:value="0.0326207850030663" calcext:value-type="float">
            <text:p>0.032620785003066</text:p>
          </table:table-cell>
          <table:table-cell table:style-name="ce4" table:formula="of:=[$Redistribution_central.O82]" office:value-type="float" office:value="0.0407753700358678" calcext:value-type="float">
            <text:p>0.040775370035868</text:p>
          </table:table-cell>
          <table:table-cell table:style-name="ce4" table:formula="of:=[$Redistribution_central.P82]" office:value-type="float" office:value="0.0301047057546433" calcext:value-type="float">
            <text:p>0.030104705754643</text:p>
          </table:table-cell>
          <table:table-cell table:style-name="ce4" table:formula="of:=[$Redistribution_central.Q82]" office:value-type="float" office:value="0.0443755203820022" calcext:value-type="float">
            <text:p>0.044375520382002</text:p>
          </table:table-cell>
          <table:table-cell/>
          <table:table-cell table:style-name="ce4" table:formula="of:=[$redistribution_low.N82]" office:value-type="float" office:value="0.0305197033917738" calcext:value-type="float">
            <text:p>0.030519703391774</text:p>
          </table:table-cell>
          <table:table-cell table:style-name="ce4" table:formula="of:=[$redistribution_low.O82]" office:value-type="float" office:value="0.0433242017489103" calcext:value-type="float">
            <text:p>0.04332420174891</text:p>
          </table:table-cell>
          <table:table-cell table:style-name="ce4" table:formula="of:=[$redistribution_low.P82]" office:value-type="float" office:value="0.0276476644752395" calcext:value-type="float">
            <text:p>0.02764766447524</text:p>
          </table:table-cell>
          <table:table-cell table:style-name="ce4" table:formula="of:=[$redistribution_low.Q82]" office:value-type="float" office:value="0.0475153999586826" calcext:value-type="float">
            <text:p>0.047515399958683</text:p>
          </table:table-cell>
          <table:table-cell table:number-columns-repeated="49"/>
        </table:table-row>
        <table:table-row table:style-name="ro1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N83]" office:value-type="float" office:value="0.035942324450979" calcext:value-type="float">
            <text:p>0.035942324450979</text:p>
          </table:table-cell>
          <table:table-cell table:style-name="ce4" table:formula="of:=[$Redistribution_high.O83]" office:value-type="float" office:value="0.0510423876171854" calcext:value-type="float">
            <text:p>0.051042387617185</text:p>
          </table:table-cell>
          <table:table-cell table:style-name="ce4" table:formula="of:=[$Redistribution_high.P83]" office:value-type="float" office:value="0.035399440967648" calcext:value-type="float">
            <text:p>0.035399440967648</text:p>
          </table:table-cell>
          <table:table-cell table:style-name="ce4" table:formula="of:=[$Redistribution_high.Q83]" office:value-type="float" office:value="0.0515993914319455" calcext:value-type="float">
            <text:p>0.051599391431946</text:p>
          </table:table-cell>
          <table:table-cell/>
          <table:table-cell table:style-name="ce4" table:formula="of:=[$Redistribution_central.N83]" office:value-type="float" office:value="0.0376582249409749" calcext:value-type="float">
            <text:p>0.037658224940975</text:p>
          </table:table-cell>
          <table:table-cell table:style-name="ce4" table:formula="of:=[$Redistribution_central.O83]" office:value-type="float" office:value="0.0482755194509329" calcext:value-type="float">
            <text:p>0.048275519450933</text:p>
          </table:table-cell>
          <table:table-cell table:style-name="ce4" table:formula="of:=[$Redistribution_central.P83]" office:value-type="float" office:value="0.0340030700695362" calcext:value-type="float">
            <text:p>0.034003070069536</text:p>
          </table:table-cell>
          <table:table-cell table:style-name="ce4" table:formula="of:=[$Redistribution_central.Q83]" office:value-type="float" office:value="0.0537547019352475" calcext:value-type="float">
            <text:p>0.053754701935248</text:p>
          </table:table-cell>
          <table:table-cell/>
          <table:table-cell table:style-name="ce4" table:formula="of:=[$redistribution_low.N83]" office:value-type="float" office:value="0.0334914752297334" calcext:value-type="float">
            <text:p>0.033491475229734</text:p>
          </table:table-cell>
          <table:table-cell table:style-name="ce4" table:formula="of:=[$redistribution_low.O83]" office:value-type="float" office:value="0.0494108844377038" calcext:value-type="float">
            <text:p>0.049410884437704</text:p>
          </table:table-cell>
          <table:table-cell table:style-name="ce4" table:formula="of:=[$redistribution_low.P83]" office:value-type="float" office:value="0.0312990633305033" calcext:value-type="float">
            <text:p>0.031299063330503</text:p>
          </table:table-cell>
          <table:table-cell table:style-name="ce4" table:formula="of:=[$redistribution_low.Q83]" office:value-type="float" office:value="0.0526561403436736" calcext:value-type="float">
            <text:p>0.052656140343674</text:p>
          </table:table-cell>
          <table:table-cell table:number-columns-repeated="49"/>
        </table:table-row>
        <table:table-row table:style-name="ro1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N84]" office:value-type="float" office:value="0.0364896547812563" calcext:value-type="float">
            <text:p>0.036489654781256</text:p>
          </table:table-cell>
          <table:table-cell table:style-name="ce4" table:formula="of:=[$Redistribution_high.O84]" office:value-type="float" office:value="0.0492161064689658" calcext:value-type="float">
            <text:p>0.049216106468966</text:p>
          </table:table-cell>
          <table:table-cell table:style-name="ce4" table:formula="of:=[$Redistribution_high.P84]" office:value-type="float" office:value="0.0343371230452632" calcext:value-type="float">
            <text:p>0.034337123045263</text:p>
          </table:table-cell>
          <table:table-cell table:style-name="ce4" table:formula="of:=[$Redistribution_high.Q84]" office:value-type="float" office:value="0.0522146911404893" calcext:value-type="float">
            <text:p>0.052214691140489</text:p>
          </table:table-cell>
          <table:table-cell/>
          <table:table-cell table:style-name="ce4" table:formula="of:=[$Redistribution_central.N84]" office:value-type="float" office:value="0.0370429865704864" calcext:value-type="float">
            <text:p>0.037042986570486</text:p>
          </table:table-cell>
          <table:table-cell table:style-name="ce4" table:formula="of:=[$Redistribution_central.O84]" office:value-type="float" office:value="0.0494240425447665" calcext:value-type="float">
            <text:p>0.049424042544767</text:p>
          </table:table-cell>
          <table:table-cell table:style-name="ce4" table:formula="of:=[$Redistribution_central.P84]" office:value-type="float" office:value="0.0337375264987894" calcext:value-type="float">
            <text:p>0.033737526498789</text:p>
          </table:table-cell>
          <table:table-cell table:style-name="ce4" table:formula="of:=[$Redistribution_central.Q84]" office:value-type="float" office:value="0.0542807373461193" calcext:value-type="float">
            <text:p>0.054280737346119</text:p>
          </table:table-cell>
          <table:table-cell/>
          <table:table-cell table:style-name="ce4" table:formula="of:=[$redistribution_low.N84]" office:value-type="float" office:value="0.0305788562738863" calcext:value-type="float">
            <text:p>0.030578856273886</text:p>
          </table:table-cell>
          <table:table-cell table:style-name="ce4" table:formula="of:=[$redistribution_low.O84]" office:value-type="float" office:value="0.0459009149358746" calcext:value-type="float">
            <text:p>0.045900914935875</text:p>
          </table:table-cell>
          <table:table-cell table:style-name="ce4" table:formula="of:=[$redistribution_low.P84]" office:value-type="float" office:value="0.0296649075353812" calcext:value-type="float">
            <text:p>0.029664907535381</text:p>
          </table:table-cell>
          <table:table-cell table:style-name="ce4" table:formula="of:=[$redistribution_low.Q84]" office:value-type="float" office:value="0.0471168526366734" calcext:value-type="float">
            <text:p>0.047116852636673</text:p>
          </table:table-cell>
          <table:table-cell table:number-columns-repeated="49"/>
        </table:table-row>
        <table:table-row table:style-name="ro1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N85]" office:value-type="float" office:value="0.036070643788205" calcext:value-type="float">
            <text:p>0.036070643788205</text:p>
          </table:table-cell>
          <table:table-cell table:style-name="ce4" table:formula="of:=[$Redistribution_high.O85]" office:value-type="float" office:value="0.045850676833816" calcext:value-type="float">
            <text:p>0.045850676833816</text:p>
          </table:table-cell>
          <table:table-cell table:style-name="ce4" table:formula="of:=[$Redistribution_high.P85]" office:value-type="float" office:value="0.0318479908806299" calcext:value-type="float">
            <text:p>0.03184799088063</text:p>
          </table:table-cell>
          <table:table-cell table:style-name="ce4" table:formula="of:=[$Redistribution_high.Q85]" office:value-type="float" office:value="0.0521292759178604" calcext:value-type="float">
            <text:p>0.05212927591786</text:p>
          </table:table-cell>
          <table:table-cell/>
          <table:table-cell table:style-name="ce4" table:formula="of:=[$Redistribution_central.N85]" office:value-type="float" office:value="0.0314949516197443" calcext:value-type="float">
            <text:p>0.031494951619744</text:p>
          </table:table-cell>
          <table:table-cell table:style-name="ce4" table:formula="of:=[$Redistribution_central.O85]" office:value-type="float" office:value="0.0419805729873253" calcext:value-type="float">
            <text:p>0.041980572987325</text:p>
          </table:table-cell>
          <table:table-cell table:style-name="ce4" table:formula="of:=[$Redistribution_central.P85]" office:value-type="float" office:value="0.0286976261264165" calcext:value-type="float">
            <text:p>0.028697626126417</text:p>
          </table:table-cell>
          <table:table-cell table:style-name="ce4" table:formula="of:=[$Redistribution_central.Q85]" office:value-type="float" office:value="0.0461202887026378" calcext:value-type="float">
            <text:p>0.046120288702638</text:p>
          </table:table-cell>
          <table:table-cell/>
          <table:table-cell table:style-name="ce4" table:formula="of:=[$redistribution_low.N85]" office:value-type="float" office:value="0.0286967817147228" calcext:value-type="float">
            <text:p>0.028696781714723</text:p>
          </table:table-cell>
          <table:table-cell table:style-name="ce4" table:formula="of:=[$redistribution_low.O85]" office:value-type="float" office:value="0.0426846963389714" calcext:value-type="float">
            <text:p>0.042684696338971</text:p>
          </table:table-cell>
          <table:table-cell table:style-name="ce4" table:formula="of:=[$redistribution_low.P85]" office:value-type="float" office:value="0.0276990068498853" calcext:value-type="float">
            <text:p>0.027699006849885</text:p>
          </table:table-cell>
          <table:table-cell table:style-name="ce4" table:formula="of:=[$redistribution_low.Q85]" office:value-type="float" office:value="0.0441040922880987" calcext:value-type="float">
            <text:p>0.044104092288099</text:p>
          </table:table-cell>
          <table:table-cell table:number-columns-repeated="49"/>
        </table:table-row>
        <table:table-row table:style-name="ro1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N86]" office:value-type="float" office:value="0.0331207414361762" calcext:value-type="float">
            <text:p>0.033120741436176</text:p>
          </table:table-cell>
          <table:table-cell table:style-name="ce4" table:formula="of:=[$Redistribution_high.O86]" office:value-type="float" office:value="0.0432350009824628" calcext:value-type="float">
            <text:p>0.043235000982463</text:p>
          </table:table-cell>
          <table:table-cell table:style-name="ce4" table:formula="of:=[$Redistribution_high.P86]" office:value-type="float" office:value="0.031332786717449" calcext:value-type="float">
            <text:p>0.031332786717449</text:p>
          </table:table-cell>
          <table:table-cell table:style-name="ce4" table:formula="of:=[$Redistribution_high.Q86]" office:value-type="float" office:value="0.0456785365006969" calcext:value-type="float">
            <text:p>0.045678536500697</text:p>
          </table:table-cell>
          <table:table-cell/>
          <table:table-cell table:style-name="ce4" table:formula="of:=[$Redistribution_central.N86]" office:value-type="float" office:value="0.0337955839727841" calcext:value-type="float">
            <text:p>0.033795583972784</text:p>
          </table:table-cell>
          <table:table-cell table:style-name="ce4" table:formula="of:=[$Redistribution_central.O86]" office:value-type="float" office:value="0.0424999978149443" calcext:value-type="float">
            <text:p>0.042499997814944</text:p>
          </table:table-cell>
          <table:table-cell table:style-name="ce4" table:formula="of:=[$Redistribution_central.P86]" office:value-type="float" office:value="0.0303696432688876" calcext:value-type="float">
            <text:p>0.030369643268888</text:p>
          </table:table-cell>
          <table:table-cell table:style-name="ce4" table:formula="of:=[$Redistribution_central.Q86]" office:value-type="float" office:value="0.0474789522002358" calcext:value-type="float">
            <text:p>0.047478952200236</text:p>
          </table:table-cell>
          <table:table-cell/>
          <table:table-cell table:style-name="ce4" table:formula="of:=[$redistribution_low.N86]" office:value-type="float" office:value="0.0320487059137959" calcext:value-type="float">
            <text:p>0.032048705913796</text:p>
          </table:table-cell>
          <table:table-cell table:style-name="ce4" table:formula="of:=[$redistribution_low.O86]" office:value-type="float" office:value="0.0462641396783222" calcext:value-type="float">
            <text:p>0.046264139678322</text:p>
          </table:table-cell>
          <table:table-cell table:style-name="ce4" table:formula="of:=[$redistribution_low.P86]" office:value-type="float" office:value="0.0307531287562543" calcext:value-type="float">
            <text:p>0.030753128756254</text:p>
          </table:table-cell>
          <table:table-cell table:style-name="ce4" table:formula="of:=[$redistribution_low.Q86]" office:value-type="float" office:value="0.0480513301191331" calcext:value-type="float">
            <text:p>0.048051330119133</text:p>
          </table:table-cell>
          <table:table-cell table:number-columns-repeated="49"/>
        </table:table-row>
        <table:table-row table:style-name="ro1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N87]" office:value-type="float" office:value="0.0299204276380019" calcext:value-type="float">
            <text:p>0.029920427638002</text:p>
          </table:table-cell>
          <table:table-cell table:style-name="ce4" table:formula="of:=[$Redistribution_high.O87]" office:value-type="float" office:value="0.0394412254986321" calcext:value-type="float">
            <text:p>0.039441225498632</text:p>
          </table:table-cell>
          <table:table-cell table:style-name="ce4" table:formula="of:=[$Redistribution_high.P87]" office:value-type="float" office:value="0.0282395795899975" calcext:value-type="float">
            <text:p>0.028239579589998</text:p>
          </table:table-cell>
          <table:table-cell table:style-name="ce4" table:formula="of:=[$Redistribution_high.Q87]" office:value-type="float" office:value="0.0417843661138076" calcext:value-type="float">
            <text:p>0.041784366113808</text:p>
          </table:table-cell>
          <table:table-cell/>
          <table:table-cell table:style-name="ce4" table:formula="of:=[$Redistribution_central.N87]" office:value-type="float" office:value="0.0313341967027107" calcext:value-type="float">
            <text:p>0.031334196702711</text:p>
          </table:table-cell>
          <table:table-cell table:style-name="ce4" table:formula="of:=[$Redistribution_central.O87]" office:value-type="float" office:value="0.039233456205341" calcext:value-type="float">
            <text:p>0.039233456205341</text:p>
          </table:table-cell>
          <table:table-cell table:style-name="ce4" table:formula="of:=[$Redistribution_central.P87]" office:value-type="float" office:value="0.0284327124514123" calcext:value-type="float">
            <text:p>0.028432712451412</text:p>
          </table:table-cell>
          <table:table-cell table:style-name="ce4" table:formula="of:=[$Redistribution_central.Q87]" office:value-type="float" office:value="0.0434895702905803" calcext:value-type="float">
            <text:p>0.04348957029058</text:p>
          </table:table-cell>
          <table:table-cell/>
          <table:table-cell table:style-name="ce4" table:formula="of:=[$redistribution_low.N87]" office:value-type="float" office:value="0.030851179153674" calcext:value-type="float">
            <text:p>0.030851179153674</text:p>
          </table:table-cell>
          <table:table-cell table:style-name="ce4" table:formula="of:=[$redistribution_low.O87]" office:value-type="float" office:value="0.0469034159454114" calcext:value-type="float">
            <text:p>0.046903415945412</text:p>
          </table:table-cell>
          <table:table-cell table:style-name="ce4" table:formula="of:=[$redistribution_low.P87]" office:value-type="float" office:value="0.0306124251470362" calcext:value-type="float">
            <text:p>0.030612425147036</text:p>
          </table:table-cell>
          <table:table-cell table:style-name="ce4" table:formula="of:=[$redistribution_low.Q87]" office:value-type="float" office:value="0.0470890585269328" calcext:value-type="float">
            <text:p>0.047089058526933</text:p>
          </table:table-cell>
          <table:table-cell table:number-columns-repeated="49"/>
        </table:table-row>
        <table:table-row table:style-name="ro1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N88]" office:value-type="float" office:value="0.0331754519635494" calcext:value-type="float">
            <text:p>0.033175451963549</text:p>
          </table:table-cell>
          <table:table-cell table:style-name="ce4" table:formula="of:=[$Redistribution_high.O88]" office:value-type="float" office:value="0.0404168867367268" calcext:value-type="float">
            <text:p>0.040416886736727</text:p>
          </table:table-cell>
          <table:table-cell table:style-name="ce4" table:formula="of:=[$Redistribution_high.P88]" office:value-type="float" office:value="0.027994825548211" calcext:value-type="float">
            <text:p>0.027994825548211</text:p>
          </table:table-cell>
          <table:table-cell table:style-name="ce4" table:formula="of:=[$Redistribution_high.Q88]" office:value-type="float" office:value="0.0480591306712482" calcext:value-type="float">
            <text:p>0.048059130671248</text:p>
          </table:table-cell>
          <table:table-cell/>
          <table:table-cell table:style-name="ce4" table:formula="of:=[$Redistribution_central.N88]" office:value-type="float" office:value="0.0308628448070599" calcext:value-type="float">
            <text:p>0.03086284480706</text:p>
          </table:table-cell>
          <table:table-cell table:style-name="ce4" table:formula="of:=[$Redistribution_central.O88]" office:value-type="float" office:value="0.0400624279831641" calcext:value-type="float">
            <text:p>0.040062427983164</text:p>
          </table:table-cell>
          <table:table-cell table:style-name="ce4" table:formula="of:=[$Redistribution_central.P88]" office:value-type="float" office:value="0.0290166780129503" calcext:value-type="float">
            <text:p>0.02901667801295</text:p>
          </table:table-cell>
          <table:table-cell table:style-name="ce4" table:formula="of:=[$Redistribution_central.Q88]" office:value-type="float" office:value="0.0427059357403207" calcext:value-type="float">
            <text:p>0.042705935740321</text:p>
          </table:table-cell>
          <table:table-cell/>
          <table:table-cell table:style-name="ce4" table:formula="of:=[$redistribution_low.N88]" office:value-type="float" office:value="0.0310448809321016" calcext:value-type="float">
            <text:p>0.031044880932102</text:p>
          </table:table-cell>
          <table:table-cell table:style-name="ce4" table:formula="of:=[$redistribution_low.O88]" office:value-type="float" office:value="0.0455346615657519" calcext:value-type="float">
            <text:p>0.045534661565752</text:p>
          </table:table-cell>
          <table:table-cell table:style-name="ce4" table:formula="of:=[$redistribution_low.P88]" office:value-type="float" office:value="0.0304386623232198" calcext:value-type="float">
            <text:p>0.03043866232322</text:p>
          </table:table-cell>
          <table:table-cell table:style-name="ce4" table:formula="of:=[$redistribution_low.Q88]" office:value-type="float" office:value="0.0462976935739416" calcext:value-type="float">
            <text:p>0.046297693573942</text:p>
          </table:table-cell>
          <table:table-cell table:number-columns-repeated="49"/>
        </table:table-row>
        <table:table-row table:style-name="ro1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N89]" office:value-type="float" office:value="0.0382634073467546" calcext:value-type="float">
            <text:p>0.038263407346755</text:p>
          </table:table-cell>
          <table:table-cell table:style-name="ce4" table:formula="of:=[$Redistribution_high.O89]" office:value-type="float" office:value="0.0466082289641386" calcext:value-type="float">
            <text:p>0.046608228964139</text:p>
          </table:table-cell>
          <table:table-cell table:style-name="ce4" table:formula="of:=[$Redistribution_high.P89]" office:value-type="float" office:value="0.0330969840562269" calcext:value-type="float">
            <text:p>0.033096984056227</text:p>
          </table:table-cell>
          <table:table-cell table:style-name="ce4" table:formula="of:=[$Redistribution_high.Q89]" office:value-type="float" office:value="0.0542528177499115" calcext:value-type="float">
            <text:p>0.054252817749912</text:p>
          </table:table-cell>
          <table:table-cell/>
          <table:table-cell table:style-name="ce4" table:formula="of:=[$Redistribution_central.N89]" office:value-type="float" office:value="0.0304160714950398" calcext:value-type="float">
            <text:p>0.03041607149504</text:p>
          </table:table-cell>
          <table:table-cell table:style-name="ce4" table:formula="of:=[$Redistribution_central.O89]" office:value-type="float" office:value="0.0368700562372243" calcext:value-type="float">
            <text:p>0.036870056237224</text:p>
          </table:table-cell>
          <table:table-cell table:style-name="ce4" table:formula="of:=[$Redistribution_central.P89]" office:value-type="float" office:value="0.0275273273484512" calcext:value-type="float">
            <text:p>0.027527327348451</text:p>
          </table:table-cell>
          <table:table-cell table:style-name="ce4" table:formula="of:=[$Redistribution_central.Q89]" office:value-type="float" office:value="0.0411567675403961" calcext:value-type="float">
            <text:p>0.041156767540396</text:p>
          </table:table-cell>
          <table:table-cell/>
          <table:table-cell table:style-name="ce4" table:formula="of:=[$redistribution_low.N89]" office:value-type="float" office:value="0.0363922956834876" calcext:value-type="float">
            <text:p>0.036392295683488</text:p>
          </table:table-cell>
          <table:table-cell table:style-name="ce4" table:formula="of:=[$redistribution_low.O89]" office:value-type="float" office:value="0.0516555042818179" calcext:value-type="float">
            <text:p>0.051655504281818</text:p>
          </table:table-cell>
          <table:table-cell table:style-name="ce4" table:formula="of:=[$redistribution_low.P89]" office:value-type="float" office:value="0.0344388539900218" calcext:value-type="float">
            <text:p>0.034438853990022</text:p>
          </table:table-cell>
          <table:table-cell table:style-name="ce4" table:formula="of:=[$redistribution_low.Q89]" office:value-type="float" office:value="0.054577198164309" calcext:value-type="float">
            <text:p>0.054577198164309</text:p>
          </table:table-cell>
          <table:table-cell table:number-columns-repeated="49"/>
        </table:table-row>
        <table:table-row table:style-name="ro1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N90]" office:value-type="float" office:value="0.0332703765630292" calcext:value-type="float">
            <text:p>0.033270376563029</text:p>
          </table:table-cell>
          <table:table-cell table:style-name="ce4" table:formula="of:=[$Redistribution_high.O90]" office:value-type="float" office:value="0.0414070339523845" calcext:value-type="float">
            <text:p>0.041407033952385</text:p>
          </table:table-cell>
          <table:table-cell table:style-name="ce4" table:formula="of:=[$Redistribution_high.P90]" office:value-type="float" office:value="0.0315971354433007" calcext:value-type="float">
            <text:p>0.031597135443301</text:p>
          </table:table-cell>
          <table:table-cell table:style-name="ce4" table:formula="of:=[$Redistribution_high.Q90]" office:value-type="float" office:value="0.0437452191528822" calcext:value-type="float">
            <text:p>0.043745219152882</text:p>
          </table:table-cell>
          <table:table-cell/>
          <table:table-cell table:style-name="ce4" table:formula="of:=[$Redistribution_central.N90]" office:value-type="float" office:value="0.0324864392832459" calcext:value-type="float">
            <text:p>0.032486439283246</text:p>
          </table:table-cell>
          <table:table-cell table:style-name="ce4" table:formula="of:=[$Redistribution_central.O90]" office:value-type="float" office:value="0.0346483217871632" calcext:value-type="float">
            <text:p>0.034648321787163</text:p>
          </table:table-cell>
          <table:table-cell table:style-name="ce4" table:formula="of:=[$Redistribution_central.P90]" office:value-type="float" office:value="0.029131390705697" calcext:value-type="float">
            <text:p>0.029131390705697</text:p>
          </table:table-cell>
          <table:table-cell table:style-name="ce4" table:formula="of:=[$Redistribution_central.Q90]" office:value-type="float" office:value="0.0396848126886449" calcext:value-type="float">
            <text:p>0.039684812688645</text:p>
          </table:table-cell>
          <table:table-cell/>
          <table:table-cell table:style-name="ce4" table:formula="of:=[$redistribution_low.N90]" office:value-type="float" office:value="0.0315112676702825" calcext:value-type="float">
            <text:p>0.031511267670283</text:p>
          </table:table-cell>
          <table:table-cell table:style-name="ce4" table:formula="of:=[$redistribution_low.O90]" office:value-type="float" office:value="0.0454350700503852" calcext:value-type="float">
            <text:p>0.045435070050385</text:p>
          </table:table-cell>
          <table:table-cell table:style-name="ce4" table:formula="of:=[$redistribution_low.P90]" office:value-type="float" office:value="0.0311099521675118" calcext:value-type="float">
            <text:p>0.031109952167512</text:p>
          </table:table-cell>
          <table:table-cell table:style-name="ce4" table:formula="of:=[$redistribution_low.Q90]" office:value-type="float" office:value="0.0458178015261603" calcext:value-type="float">
            <text:p>0.04581780152616</text:p>
          </table:table-cell>
          <table:table-cell table:number-columns-repeated="49"/>
        </table:table-row>
        <table:table-row table:style-name="ro1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N91]" office:value-type="float" office:value="0.0385249274262905" calcext:value-type="float">
            <text:p>0.038524927426291</text:p>
          </table:table-cell>
          <table:table-cell table:style-name="ce4" table:formula="of:=[$Redistribution_high.O91]" office:value-type="float" office:value="0.044440115353087" calcext:value-type="float">
            <text:p>0.044440115353087</text:p>
          </table:table-cell>
          <table:table-cell table:style-name="ce4" table:formula="of:=[$Redistribution_high.P91]" office:value-type="float" office:value="0.0350943762684073" calcext:value-type="float">
            <text:p>0.035094376268407</text:p>
          </table:table-cell>
          <table:table-cell table:style-name="ce4" table:formula="of:=[$Redistribution_high.Q91]" office:value-type="float" office:value="0.0495982984068819" calcext:value-type="float">
            <text:p>0.049598298406882</text:p>
          </table:table-cell>
          <table:table-cell/>
          <table:table-cell table:style-name="ce4" table:formula="of:=[$Redistribution_central.N91]" office:value-type="float" office:value="0.031574944814038" calcext:value-type="float">
            <text:p>0.031574944814038</text:p>
          </table:table-cell>
          <table:table-cell table:style-name="ce4" table:formula="of:=[$Redistribution_central.O91]" office:value-type="float" office:value="0.0340267305092048" calcext:value-type="float">
            <text:p>0.034026730509205</text:p>
          </table:table-cell>
          <table:table-cell table:style-name="ce4" table:formula="of:=[$Redistribution_central.P91]" office:value-type="float" office:value="0.0283623679916636" calcext:value-type="float">
            <text:p>0.028362367991664</text:p>
          </table:table-cell>
          <table:table-cell table:style-name="ce4" table:formula="of:=[$Redistribution_central.Q91]" office:value-type="float" office:value="0.0389368132926078" calcext:value-type="float">
            <text:p>0.038936813292608</text:p>
          </table:table-cell>
          <table:table-cell/>
          <table:table-cell table:style-name="ce4" table:formula="of:=[$redistribution_low.N91]" office:value-type="float" office:value="0.029380226399886" calcext:value-type="float">
            <text:p>0.029380226399886</text:p>
          </table:table-cell>
          <table:table-cell table:style-name="ce4" table:formula="of:=[$redistribution_low.O91]" office:value-type="float" office:value="0.0412153111214908" calcext:value-type="float">
            <text:p>0.041215311121491</text:p>
          </table:table-cell>
          <table:table-cell table:style-name="ce4" table:formula="of:=[$redistribution_low.P91]" office:value-type="float" office:value="0.0281066488702614" calcext:value-type="float">
            <text:p>0.028106648870261</text:p>
          </table:table-cell>
          <table:table-cell table:style-name="ce4" table:formula="of:=[$redistribution_low.Q91]" office:value-type="float" office:value="0.043147333416736" calcext:value-type="float">
            <text:p>0.043147333416736</text:p>
          </table:table-cell>
          <table:table-cell table:number-columns-repeated="49"/>
        </table:table-row>
        <table:table-row table:style-name="ro1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N92]" office:value-type="float" office:value="0.0390409860908167" calcext:value-type="float">
            <text:p>0.039040986090817</text:p>
          </table:table-cell>
          <table:table-cell table:style-name="ce4" table:formula="of:=[$Redistribution_high.O92]" office:value-type="float" office:value="0.0466996524445255" calcext:value-type="float">
            <text:p>0.046699652444526</text:p>
          </table:table-cell>
          <table:table-cell table:style-name="ce4" table:formula="of:=[$Redistribution_high.P92]" office:value-type="float" office:value="0.0362809309177282" calcext:value-type="float">
            <text:p>0.036280930917728</text:p>
          </table:table-cell>
          <table:table-cell table:style-name="ce4" table:formula="of:=[$Redistribution_high.Q92]" office:value-type="float" office:value="0.050828763627454" calcext:value-type="float">
            <text:p>0.050828763627454</text:p>
          </table:table-cell>
          <table:table-cell/>
          <table:table-cell table:style-name="ce4" table:formula="of:=[$Redistribution_central.N92]" office:value-type="float" office:value="0.0327835615604743" calcext:value-type="float">
            <text:p>0.032783561560474</text:p>
          </table:table-cell>
          <table:table-cell table:style-name="ce4" table:formula="of:=[$Redistribution_central.O92]" office:value-type="float" office:value="0.039280626513212" calcext:value-type="float">
            <text:p>0.039280626513212</text:p>
          </table:table-cell>
          <table:table-cell table:style-name="ce4" table:formula="of:=[$Redistribution_central.P92]" office:value-type="float" office:value="0.0309674275085443" calcext:value-type="float">
            <text:p>0.030967427508544</text:p>
          </table:table-cell>
          <table:table-cell table:style-name="ce4" table:formula="of:=[$Redistribution_central.Q92]" office:value-type="float" office:value="0.0419920240925165" calcext:value-type="float">
            <text:p>0.041992024092517</text:p>
          </table:table-cell>
          <table:table-cell/>
          <table:table-cell table:style-name="ce4" table:formula="of:=[$redistribution_low.N92]" office:value-type="float" office:value="0.0335092038847104" calcext:value-type="float">
            <text:p>0.033509203884711</text:p>
          </table:table-cell>
          <table:table-cell table:style-name="ce4" table:formula="of:=[$redistribution_low.O92]" office:value-type="float" office:value="0.0443428077619991" calcext:value-type="float">
            <text:p>0.044342807761999</text:p>
          </table:table-cell>
          <table:table-cell table:style-name="ce4" table:formula="of:=[$redistribution_low.P92]" office:value-type="float" office:value="0.0310694041438924" calcext:value-type="float">
            <text:p>0.031069404143893</text:p>
          </table:table-cell>
          <table:table-cell table:style-name="ce4" table:formula="of:=[$redistribution_low.Q92]" office:value-type="float" office:value="0.0481520895032943" calcext:value-type="float">
            <text:p>0.048152089503294</text:p>
          </table:table-cell>
          <table:table-cell table:number-columns-repeated="49"/>
        </table:table-row>
        <table:table-row table:style-name="ro1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N93]" office:value-type="float" office:value="0.0362776108500641" calcext:value-type="float">
            <text:p>0.036277610850064</text:p>
          </table:table-cell>
          <table:table-cell table:style-name="ce4" table:formula="of:=[$Redistribution_high.O93]" office:value-type="float" office:value="0.0396846215423568" calcext:value-type="float">
            <text:p>0.039684621542357</text:p>
          </table:table-cell>
          <table:table-cell table:style-name="ce4" table:formula="of:=[$Redistribution_high.P93]" office:value-type="float" office:value="0.0318356037004833" calcext:value-type="float">
            <text:p>0.031835603700483</text:p>
          </table:table-cell>
          <table:table-cell table:style-name="ce4" table:formula="of:=[$Redistribution_high.Q93]" office:value-type="float" office:value="0.0465504640344252" calcext:value-type="float">
            <text:p>0.046550464034425</text:p>
          </table:table-cell>
          <table:table-cell/>
          <table:table-cell table:style-name="ce4" table:formula="of:=[$Redistribution_central.N93]" office:value-type="float" office:value="0.0295054820407555" calcext:value-type="float">
            <text:p>0.029505482040756</text:p>
          </table:table-cell>
          <table:table-cell table:style-name="ce4" table:formula="of:=[$Redistribution_central.O93]" office:value-type="float" office:value="0.0339374821607043" calcext:value-type="float">
            <text:p>0.033937482160704</text:p>
          </table:table-cell>
          <table:table-cell table:style-name="ce4" table:formula="of:=[$Redistribution_central.P93]" office:value-type="float" office:value="0.0274821273704329" calcext:value-type="float">
            <text:p>0.027482127370433</text:p>
          </table:table-cell>
          <table:table-cell table:style-name="ce4" table:formula="of:=[$Redistribution_central.Q93]" office:value-type="float" office:value="0.0370157059976461" calcext:value-type="float">
            <text:p>0.037015705997646</text:p>
          </table:table-cell>
          <table:table-cell/>
          <table:table-cell table:style-name="ce4" table:formula="of:=[$redistribution_low.N93]" office:value-type="float" office:value="0.0358745023872778" calcext:value-type="float">
            <text:p>0.035874502387278</text:p>
          </table:table-cell>
          <table:table-cell table:style-name="ce4" table:formula="of:=[$redistribution_low.O93]" office:value-type="float" office:value="0.052442669839111" calcext:value-type="float">
            <text:p>0.052442669839111</text:p>
          </table:table-cell>
          <table:table-cell table:style-name="ce4" table:formula="of:=[$redistribution_low.P93]" office:value-type="float" office:value="0.0342328918036505" calcext:value-type="float">
            <text:p>0.034232891803651</text:p>
          </table:table-cell>
          <table:table-cell table:style-name="ce4" table:formula="of:=[$redistribution_low.Q93]" office:value-type="float" office:value="0.054992700236416" calcext:value-type="float">
            <text:p>0.054992700236416</text:p>
          </table:table-cell>
          <table:table-cell table:number-columns-repeated="49"/>
        </table:table-row>
        <table:table-row table:style-name="ro1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N94]" office:value-type="float" office:value="0.040840340924044" calcext:value-type="float">
            <text:p>0.040840340924044</text:p>
          </table:table-cell>
          <table:table-cell table:style-name="ce4" table:formula="of:=[$Redistribution_high.O94]" office:value-type="float" office:value="0.0458148332252962" calcext:value-type="float">
            <text:p>0.045814833225296</text:p>
          </table:table-cell>
          <table:table-cell table:style-name="ce4" table:formula="of:=[$Redistribution_high.P94]" office:value-type="float" office:value="0.036192955471031" calcext:value-type="float">
            <text:p>0.036192955471031</text:p>
          </table:table-cell>
          <table:table-cell table:style-name="ce4" table:formula="of:=[$Redistribution_high.Q94]" office:value-type="float" office:value="0.052971157502816" calcext:value-type="float">
            <text:p>0.052971157502816</text:p>
          </table:table-cell>
          <table:table-cell/>
          <table:table-cell table:style-name="ce4" table:formula="of:=[$Redistribution_central.N94]" office:value-type="float" office:value="0.0296831935732197" calcext:value-type="float">
            <text:p>0.02968319357322</text:p>
          </table:table-cell>
          <table:table-cell table:style-name="ce4" table:formula="of:=[$Redistribution_central.O94]" office:value-type="float" office:value="0.0401167199000298" calcext:value-type="float">
            <text:p>0.04011671990003</text:p>
          </table:table-cell>
          <table:table-cell table:style-name="ce4" table:formula="of:=[$Redistribution_central.P94]" office:value-type="float" office:value="0.0288943228744216" calcext:value-type="float">
            <text:p>0.028894322874422</text:p>
          </table:table-cell>
          <table:table-cell table:style-name="ce4" table:formula="of:=[$Redistribution_central.Q94]" office:value-type="float" office:value="0.0411896937200556" calcext:value-type="float">
            <text:p>0.041189693720056</text:p>
          </table:table-cell>
          <table:table-cell/>
          <table:table-cell table:style-name="ce4" table:formula="of:=[$redistribution_low.N94]" office:value-type="float" office:value="0.0297766365391722" calcext:value-type="float">
            <text:p>0.029776636539172</text:p>
          </table:table-cell>
          <table:table-cell table:style-name="ce4" table:formula="of:=[$redistribution_low.O94]" office:value-type="float" office:value="0.0440162057263131" calcext:value-type="float">
            <text:p>0.044016205726313</text:p>
          </table:table-cell>
          <table:table-cell table:style-name="ce4" table:formula="of:=[$redistribution_low.P94]" office:value-type="float" office:value="0.0283440649334181" calcext:value-type="float">
            <text:p>0.028344064933418</text:p>
          </table:table-cell>
          <table:table-cell table:style-name="ce4" table:formula="of:=[$redistribution_low.Q94]" office:value-type="float" office:value="0.0462834598288482" calcext:value-type="float">
            <text:p>0.046283459828848</text:p>
          </table:table-cell>
          <table:table-cell table:number-columns-repeated="49"/>
        </table:table-row>
        <table:table-row table:style-name="ro1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N95]" office:value-type="float" office:value="0.0383402877610611" calcext:value-type="float">
            <text:p>0.038340287761061</text:p>
          </table:table-cell>
          <table:table-cell table:style-name="ce4" table:formula="of:=[$Redistribution_high.O95]" office:value-type="float" office:value="0.0418660736252487" calcext:value-type="float">
            <text:p>0.041866073625249</text:p>
          </table:table-cell>
          <table:table-cell table:style-name="ce4" table:formula="of:=[$Redistribution_high.P95]" office:value-type="float" office:value="0.0342772168955847" calcext:value-type="float">
            <text:p>0.034277216895585</text:p>
          </table:table-cell>
          <table:table-cell table:style-name="ce4" table:formula="of:=[$Redistribution_high.Q95]" office:value-type="float" office:value="0.0481732988878231" calcext:value-type="float">
            <text:p>0.048173298887823</text:p>
          </table:table-cell>
          <table:table-cell/>
          <table:table-cell table:style-name="ce4" table:formula="of:=[$Redistribution_central.N95]" office:value-type="float" office:value="0.0334521932827305" calcext:value-type="float">
            <text:p>0.033452193282731</text:p>
          </table:table-cell>
          <table:table-cell table:style-name="ce4" table:formula="of:=[$Redistribution_central.O95]" office:value-type="float" office:value="0.0404631105521916" calcext:value-type="float">
            <text:p>0.040463110552192</text:p>
          </table:table-cell>
          <table:table-cell table:style-name="ce4" table:formula="of:=[$Redistribution_central.P95]" office:value-type="float" office:value="0.0307140613395078" calcext:value-type="float">
            <text:p>0.030714061339508</text:p>
          </table:table-cell>
          <table:table-cell table:style-name="ce4" table:formula="of:=[$Redistribution_central.Q95]" office:value-type="float" office:value="0.044627372521817" calcext:value-type="float">
            <text:p>0.044627372521817</text:p>
          </table:table-cell>
          <table:table-cell/>
          <table:table-cell table:style-name="ce4" table:formula="of:=[$redistribution_low.N95]" office:value-type="float" office:value="0.0311311415514274" calcext:value-type="float">
            <text:p>0.031131141551427</text:p>
          </table:table-cell>
          <table:table-cell table:style-name="ce4" table:formula="of:=[$redistribution_low.O95]" office:value-type="float" office:value="0.0476598727496075" calcext:value-type="float">
            <text:p>0.047659872749608</text:p>
          </table:table-cell>
          <table:table-cell table:style-name="ce4" table:formula="of:=[$redistribution_low.P95]" office:value-type="float" office:value="0.0304042920998552" calcext:value-type="float">
            <text:p>0.030404292099855</text:p>
          </table:table-cell>
          <table:table-cell table:style-name="ce4" table:formula="of:=[$redistribution_low.Q95]" office:value-type="float" office:value="0.0487609412164289" calcext:value-type="float">
            <text:p>0.048760941216429</text:p>
          </table:table-cell>
          <table:table-cell table:number-columns-repeated="49"/>
        </table:table-row>
        <table:table-row table:style-name="ro1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N96]" office:value-type="float" office:value="0.0398416834876127" calcext:value-type="float">
            <text:p>0.039841683487613</text:p>
          </table:table-cell>
          <table:table-cell table:style-name="ce4" table:formula="of:=[$Redistribution_high.O96]" office:value-type="float" office:value="0.0471964127014534" calcext:value-type="float">
            <text:p>0.047196412701453</text:p>
          </table:table-cell>
          <table:table-cell table:style-name="ce4" table:formula="of:=[$Redistribution_high.P96]" office:value-type="float" office:value="0.0357951656506488" calcext:value-type="float">
            <text:p>0.035795165650649</text:p>
          </table:table-cell>
          <table:table-cell table:style-name="ce4" table:formula="of:=[$Redistribution_high.Q96]" office:value-type="float" office:value="0.0534205667022868" calcext:value-type="float">
            <text:p>0.053420566702287</text:p>
          </table:table-cell>
          <table:table-cell/>
          <table:table-cell table:style-name="ce4" table:formula="of:=[$Redistribution_central.N96]" office:value-type="float" office:value="0.0329971630067261" calcext:value-type="float">
            <text:p>0.032997163006726</text:p>
          </table:table-cell>
          <table:table-cell table:style-name="ce4" table:formula="of:=[$Redistribution_central.O96]" office:value-type="float" office:value="0.0417932872908837" calcext:value-type="float">
            <text:p>0.041793287290884</text:p>
          </table:table-cell>
          <table:table-cell table:style-name="ce4" table:formula="of:=[$Redistribution_central.P96]" office:value-type="float" office:value="0.0306934128572188" calcext:value-type="float">
            <text:p>0.030693412857219</text:p>
          </table:table-cell>
          <table:table-cell table:style-name="ce4" table:formula="of:=[$Redistribution_central.Q96]" office:value-type="float" office:value="0.0452663172510591" calcext:value-type="float">
            <text:p>0.045266317251059</text:p>
          </table:table-cell>
          <table:table-cell/>
          <table:table-cell table:style-name="ce4" table:formula="of:=[$redistribution_low.N96]" office:value-type="float" office:value="0.0289284796236602" calcext:value-type="float">
            <text:p>0.02892847962366</text:p>
          </table:table-cell>
          <table:table-cell table:style-name="ce4" table:formula="of:=[$redistribution_low.O96]" office:value-type="float" office:value="0.0396827138507283" calcext:value-type="float">
            <text:p>0.039682713850728</text:p>
          </table:table-cell>
          <table:table-cell table:style-name="ce4" table:formula="of:=[$redistribution_low.P96]" office:value-type="float" office:value="0.0278992613336892" calcext:value-type="float">
            <text:p>0.027899261333689</text:p>
          </table:table-cell>
          <table:table-cell table:style-name="ce4" table:formula="of:=[$redistribution_low.Q96]" office:value-type="float" office:value="0.0413174586925295" calcext:value-type="float">
            <text:p>0.04131745869253</text:p>
          </table:table-cell>
          <table:table-cell table:number-columns-repeated="49"/>
        </table:table-row>
        <table:table-row table:style-name="ro1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N97]" office:value-type="float" office:value="0.0355170543465579" calcext:value-type="float">
            <text:p>0.035517054346558</text:p>
          </table:table-cell>
          <table:table-cell table:style-name="ce4" table:formula="of:=[$Redistribution_high.O97]" office:value-type="float" office:value="0.0407477300904183" calcext:value-type="float">
            <text:p>0.040747730090418</text:p>
          </table:table-cell>
          <table:table-cell table:style-name="ce4" table:formula="of:=[$Redistribution_high.P97]" office:value-type="float" office:value="0.0304183305873874" calcext:value-type="float">
            <text:p>0.030418330587387</text:p>
          </table:table-cell>
          <table:table-cell table:style-name="ce4" table:formula="of:=[$Redistribution_high.Q97]" office:value-type="float" office:value="0.048664296612718" calcext:value-type="float">
            <text:p>0.048664296612718</text:p>
          </table:table-cell>
          <table:table-cell/>
          <table:table-cell table:style-name="ce4" table:formula="of:=[$Redistribution_central.N97]" office:value-type="float" office:value="0.0352848458121371" calcext:value-type="float">
            <text:p>0.035284845812137</text:p>
          </table:table-cell>
          <table:table-cell table:style-name="ce4" table:formula="of:=[$Redistribution_central.O97]" office:value-type="float" office:value="0.0473472281034395" calcext:value-type="float">
            <text:p>0.04734722810344</text:p>
          </table:table-cell>
          <table:table-cell table:style-name="ce4" table:formula="of:=[$Redistribution_central.P97]" office:value-type="float" office:value="0.0334350609890874" calcext:value-type="float">
            <text:p>0.033435060989087</text:p>
          </table:table-cell>
          <table:table-cell table:style-name="ce4" table:formula="of:=[$Redistribution_central.Q97]" office:value-type="float" office:value="0.0501327438183725" calcext:value-type="float">
            <text:p>0.050132743818373</text:p>
          </table:table-cell>
          <table:table-cell/>
          <table:table-cell table:style-name="ce4" table:formula="of:=[$redistribution_low.N97]" office:value-type="float" office:value="0.0266159279083356" calcext:value-type="float">
            <text:p>0.026615927908336</text:p>
          </table:table-cell>
          <table:table-cell table:style-name="ce4" table:formula="of:=[$redistribution_low.O97]" office:value-type="float" office:value="0.0413794424057833" calcext:value-type="float">
            <text:p>0.041379442405783</text:p>
          </table:table-cell>
          <table:table-cell table:style-name="ce4" table:formula="of:=[$redistribution_low.P97]" office:value-type="float" office:value="0.0257349334782649" calcext:value-type="float">
            <text:p>0.025734933478265</text:p>
          </table:table-cell>
          <table:table-cell table:style-name="ce4" table:formula="of:=[$redistribution_low.Q97]" office:value-type="float" office:value="0.042797659520628" calcext:value-type="float">
            <text:p>0.042797659520628</text:p>
          </table:table-cell>
          <table:table-cell table:number-columns-repeated="49"/>
        </table:table-row>
        <table:table-row table:style-name="ro1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N98]" office:value-type="float" office:value="0.0334132523340583" calcext:value-type="float">
            <text:p>0.033413252334058</text:p>
          </table:table-cell>
          <table:table-cell table:style-name="ce4" table:formula="of:=[$Redistribution_high.O98]" office:value-type="float" office:value="0.040687370699602" calcext:value-type="float">
            <text:p>0.040687370699602</text:p>
          </table:table-cell>
          <table:table-cell table:style-name="ce4" table:formula="of:=[$Redistribution_high.P98]" office:value-type="float" office:value="0.0306660234364828" calcext:value-type="float">
            <text:p>0.030666023436483</text:p>
          </table:table-cell>
          <table:table-cell table:style-name="ce4" table:formula="of:=[$Redistribution_high.Q98]" office:value-type="float" office:value="0.0449070222854079" calcext:value-type="float">
            <text:p>0.044907022285408</text:p>
          </table:table-cell>
          <table:table-cell/>
          <table:table-cell table:style-name="ce4" table:formula="of:=[$Redistribution_central.N98]" office:value-type="float" office:value="0.0342093086239089" calcext:value-type="float">
            <text:p>0.034209308623909</text:p>
          </table:table-cell>
          <table:table-cell table:style-name="ce4" table:formula="of:=[$Redistribution_central.O98]" office:value-type="float" office:value="0.0419864772812077" calcext:value-type="float">
            <text:p>0.041986477281208</text:p>
          </table:table-cell>
          <table:table-cell table:style-name="ce4" table:formula="of:=[$Redistribution_central.P98]" office:value-type="float" office:value="0.0328127378704185" calcext:value-type="float">
            <text:p>0.032812737870419</text:p>
          </table:table-cell>
          <table:table-cell table:style-name="ce4" table:formula="of:=[$Redistribution_central.Q98]" office:value-type="float" office:value="0.0441193755437586" calcext:value-type="float">
            <text:p>0.044119375543759</text:p>
          </table:table-cell>
          <table:table-cell/>
          <table:table-cell table:style-name="ce4" table:formula="of:=[$redistribution_low.N98]" office:value-type="float" office:value="0.0269979095640404" calcext:value-type="float">
            <text:p>0.02699790956404</text:p>
          </table:table-cell>
          <table:table-cell table:style-name="ce4" table:formula="of:=[$redistribution_low.O98]" office:value-type="float" office:value="0.0395771758962416" calcext:value-type="float">
            <text:p>0.039577175896242</text:p>
          </table:table-cell>
          <table:table-cell table:style-name="ce4" table:formula="of:=[$redistribution_low.P98]" office:value-type="float" office:value="0.0268984803085429" calcext:value-type="float">
            <text:p>0.026898480308543</text:p>
          </table:table-cell>
          <table:table-cell table:style-name="ce4" table:formula="of:=[$redistribution_low.Q98]" office:value-type="float" office:value="0.0395799754459344" calcext:value-type="float">
            <text:p>0.039579975445934</text:p>
          </table:table-cell>
          <table:table-cell table:number-columns-repeated="49"/>
        </table:table-row>
        <table:table-row table:style-name="ro1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N99]" office:value-type="float" office:value="0.0397821264350646" calcext:value-type="float">
            <text:p>0.039782126435065</text:p>
          </table:table-cell>
          <table:table-cell table:style-name="ce4" table:formula="of:=[$Redistribution_high.O99]" office:value-type="float" office:value="0.0456398388754703" calcext:value-type="float">
            <text:p>0.04563983887547</text:p>
          </table:table-cell>
          <table:table-cell table:style-name="ce4" table:formula="of:=[$Redistribution_high.P99]" office:value-type="float" office:value="0.0340258056028157" calcext:value-type="float">
            <text:p>0.034025805602816</text:p>
          </table:table-cell>
          <table:table-cell table:style-name="ce4" table:formula="of:=[$Redistribution_high.Q99]" office:value-type="float" office:value="0.0546663823158469" calcext:value-type="float">
            <text:p>0.054666382315847</text:p>
          </table:table-cell>
          <table:table-cell/>
          <table:table-cell table:style-name="ce4" table:formula="of:=[$Redistribution_central.N99]" office:value-type="float" office:value="0.0295844076882368" calcext:value-type="float">
            <text:p>0.029584407688237</text:p>
          </table:table-cell>
          <table:table-cell table:style-name="ce4" table:formula="of:=[$Redistribution_central.O99]" office:value-type="float" office:value="0.0350221311288438" calcext:value-type="float">
            <text:p>0.035022131128844</text:p>
          </table:table-cell>
          <table:table-cell table:style-name="ce4" table:formula="of:=[$Redistribution_central.P99]" office:value-type="float" office:value="0.0282796764740192" calcext:value-type="float">
            <text:p>0.028279676474019</text:p>
          </table:table-cell>
          <table:table-cell table:style-name="ce4" table:formula="of:=[$Redistribution_central.Q99]" office:value-type="float" office:value="0.0370827121328797" calcext:value-type="float">
            <text:p>0.03708271213288</text:p>
          </table:table-cell>
          <table:table-cell/>
          <table:table-cell table:style-name="ce4" table:formula="of:=[$redistribution_low.N99]" office:value-type="float" office:value="0.0295313300503542" calcext:value-type="float">
            <text:p>0.029531330050354</text:p>
          </table:table-cell>
          <table:table-cell table:style-name="ce4" table:formula="of:=[$redistribution_low.O99]" office:value-type="float" office:value="0.0406769573361379" calcext:value-type="float">
            <text:p>0.040676957336138</text:p>
          </table:table-cell>
          <table:table-cell table:style-name="ce4" table:formula="of:=[$redistribution_low.P99]" office:value-type="float" office:value="0.0292029419861949" calcext:value-type="float">
            <text:p>0.029202941986195</text:p>
          </table:table-cell>
          <table:table-cell table:style-name="ce4" table:formula="of:=[$redistribution_low.Q99]" office:value-type="float" office:value="0.0411377890330668" calcext:value-type="float">
            <text:p>0.041137789033067</text:p>
          </table:table-cell>
          <table:table-cell table:number-columns-repeated="49"/>
        </table:table-row>
        <table:table-row table:style-name="ro1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N100]" office:value-type="float" office:value="0.0375717419380933" calcext:value-type="float">
            <text:p>0.037571741938093</text:p>
          </table:table-cell>
          <table:table-cell table:style-name="ce4" table:formula="of:=[$Redistribution_high.O100]" office:value-type="float" office:value="0.0418098132562473" calcext:value-type="float">
            <text:p>0.041809813256247</text:p>
          </table:table-cell>
          <table:table-cell table:style-name="ce4" table:formula="of:=[$Redistribution_high.P100]" office:value-type="float" office:value="0.0337826066190192" calcext:value-type="float">
            <text:p>0.033782606619019</text:p>
          </table:table-cell>
          <table:table-cell table:style-name="ce4" table:formula="of:=[$Redistribution_high.Q100]" office:value-type="float" office:value="0.0477504720989448" calcext:value-type="float">
            <text:p>0.047750472098945</text:p>
          </table:table-cell>
          <table:table-cell/>
          <table:table-cell table:style-name="ce4" table:formula="of:=[$Redistribution_central.N100]" office:value-type="float" office:value="0.028629328044308" calcext:value-type="float">
            <text:p>0.028629328044308</text:p>
          </table:table-cell>
          <table:table-cell table:style-name="ce4" table:formula="of:=[$Redistribution_central.O100]" office:value-type="float" office:value="0.0367093663937176" calcext:value-type="float">
            <text:p>0.036709366393718</text:p>
          </table:table-cell>
          <table:table-cell table:style-name="ce4" table:formula="of:=[$Redistribution_central.P100]" office:value-type="float" office:value="0.0283664233240505" calcext:value-type="float">
            <text:p>0.028366423324051</text:p>
          </table:table-cell>
          <table:table-cell table:style-name="ce4" table:formula="of:=[$Redistribution_central.Q100]" office:value-type="float" office:value="0.0370855201825199" calcext:value-type="float">
            <text:p>0.03708552018252</text:p>
          </table:table-cell>
          <table:table-cell/>
          <table:table-cell table:style-name="ce4" table:formula="of:=[$redistribution_low.N100]" office:value-type="float" office:value="0.0293455145546988" calcext:value-type="float">
            <text:p>0.029345514554699</text:p>
          </table:table-cell>
          <table:table-cell table:style-name="ce4" table:formula="of:=[$redistribution_low.O100]" office:value-type="float" office:value="0.0489878011040382" calcext:value-type="float">
            <text:p>0.048987801104038</text:p>
          </table:table-cell>
          <table:table-cell table:style-name="ce4" table:formula="of:=[$redistribution_low.P100]" office:value-type="float" office:value="0.0292269650226299" calcext:value-type="float">
            <text:p>0.02922696502263</text:p>
          </table:table-cell>
          <table:table-cell table:style-name="ce4" table:formula="of:=[$redistribution_low.Q100]" office:value-type="float" office:value="0.0490131419986029" calcext:value-type="float">
            <text:p>0.049013141998603</text:p>
          </table:table-cell>
          <table:table-cell table:number-columns-repeated="49"/>
        </table:table-row>
        <table:table-row table:style-name="ro1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N101]" office:value-type="float" office:value="0.0390558397524909" calcext:value-type="float">
            <text:p>0.039055839752491</text:p>
          </table:table-cell>
          <table:table-cell table:style-name="ce4" table:formula="of:=[$Redistribution_high.O101]" office:value-type="float" office:value="0.0462677440046428" calcext:value-type="float">
            <text:p>0.046267744004643</text:p>
          </table:table-cell>
          <table:table-cell table:style-name="ce4" table:formula="of:=[$Redistribution_high.P101]" office:value-type="float" office:value="0.0367032935189365" calcext:value-type="float">
            <text:p>0.036703293518937</text:p>
          </table:table-cell>
          <table:table-cell table:style-name="ce4" table:formula="of:=[$Redistribution_high.Q101]" office:value-type="float" office:value="0.0499450260447827" calcext:value-type="float">
            <text:p>0.049945026044783</text:p>
          </table:table-cell>
          <table:table-cell/>
          <table:table-cell table:style-name="ce4" table:formula="of:=[$Redistribution_central.N101]" office:value-type="float" office:value="0.0350538489206022" calcext:value-type="float">
            <text:p>0.035053848920602</text:p>
          </table:table-cell>
          <table:table-cell table:style-name="ce4" table:formula="of:=[$Redistribution_central.O101]" office:value-type="float" office:value="0.0448657509572364" calcext:value-type="float">
            <text:p>0.044865750957236</text:p>
          </table:table-cell>
          <table:table-cell table:style-name="ce4" table:formula="of:=[$Redistribution_central.P101]" office:value-type="float" office:value="0.0345002514923683" calcext:value-type="float">
            <text:p>0.034500251492368</text:p>
          </table:table-cell>
          <table:table-cell table:style-name="ce4" table:formula="of:=[$Redistribution_central.Q101]" office:value-type="float" office:value="0.0456766974065515" calcext:value-type="float">
            <text:p>0.045676697406552</text:p>
          </table:table-cell>
          <table:table-cell/>
          <table:table-cell table:style-name="ce4" table:formula="of:=[$redistribution_low.N101]" office:value-type="float" office:value="0.0317614790867968" calcext:value-type="float">
            <text:p>0.031761479086797</text:p>
          </table:table-cell>
          <table:table-cell table:style-name="ce4" table:formula="of:=[$redistribution_low.O101]" office:value-type="float" office:value="0.0516992783173793" calcext:value-type="float">
            <text:p>0.051699278317379</text:p>
          </table:table-cell>
          <table:table-cell table:style-name="ce4" table:formula="of:=[$redistribution_low.P101]" office:value-type="float" office:value="0.0315296422042171" calcext:value-type="float">
            <text:p>0.031529642204217</text:p>
          </table:table-cell>
          <table:table-cell table:style-name="ce4" table:formula="of:=[$redistribution_low.Q101]" office:value-type="float" office:value="0.0519044863241639" calcext:value-type="float">
            <text:p>0.051904486324164</text:p>
          </table:table-cell>
          <table:table-cell table:number-columns-repeated="49"/>
        </table:table-row>
        <table:table-row table:style-name="ro1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N102]" office:value-type="float" office:value="0.0354057580344045" calcext:value-type="float">
            <text:p>0.035405758034405</text:p>
          </table:table-cell>
          <table:table-cell table:style-name="ce4" table:formula="of:=[$Redistribution_high.O102]" office:value-type="float" office:value="0.0435162244362988" calcext:value-type="float">
            <text:p>0.043516224436299</text:p>
          </table:table-cell>
          <table:table-cell table:style-name="ce4" table:formula="of:=[$Redistribution_high.P102]" office:value-type="float" office:value="0.0344177454031611" calcext:value-type="float">
            <text:p>0.034417745403161</text:p>
          </table:table-cell>
          <table:table-cell table:style-name="ce4" table:formula="of:=[$Redistribution_high.Q102]" office:value-type="float" office:value="0.04496447166569" calcext:value-type="float">
            <text:p>0.04496447166569</text:p>
          </table:table-cell>
          <table:table-cell/>
          <table:table-cell table:style-name="ce4" table:formula="of:=[$Redistribution_central.N102]" office:value-type="float" office:value="0.0353383270839549" calcext:value-type="float">
            <text:p>0.035338327083955</text:p>
          </table:table-cell>
          <table:table-cell table:style-name="ce4" table:formula="of:=[$Redistribution_central.O102]" office:value-type="float" office:value="0.0461341244348479" calcext:value-type="float">
            <text:p>0.046134124434848</text:p>
          </table:table-cell>
          <table:table-cell table:style-name="ce4" table:formula="of:=[$Redistribution_central.P102]" office:value-type="float" office:value="0.0348343982062692" calcext:value-type="float">
            <text:p>0.034834398206269</text:p>
          </table:table-cell>
          <table:table-cell table:style-name="ce4" table:formula="of:=[$Redistribution_central.Q102]" office:value-type="float" office:value="0.0468490705323275" calcext:value-type="float">
            <text:p>0.046849070532328</text:p>
          </table:table-cell>
          <table:table-cell/>
          <table:table-cell table:style-name="ce4" table:formula="of:=[$redistribution_low.N102]" office:value-type="float" office:value="0.0338849572736944" calcext:value-type="float">
            <text:p>0.033884957273695</text:p>
          </table:table-cell>
          <table:table-cell table:style-name="ce4" table:formula="of:=[$redistribution_low.O102]" office:value-type="float" office:value="0.0437173609931646" calcext:value-type="float">
            <text:p>0.043717360993165</text:p>
          </table:table-cell>
          <table:table-cell table:style-name="ce4" table:formula="of:=[$redistribution_low.P102]" office:value-type="float" office:value="0.0303732293887024" calcext:value-type="float">
            <text:p>0.030373229388702</text:p>
          </table:table-cell>
          <table:table-cell table:style-name="ce4" table:formula="of:=[$redistribution_low.Q102]" office:value-type="float" office:value="0.0497093855408013" calcext:value-type="float">
            <text:p>0.049709385540801</text:p>
          </table:table-cell>
          <table:table-cell table:number-columns-repeated="49"/>
        </table:table-row>
        <table:table-row table:style-name="ro1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N103]" office:value-type="float" office:value="0.0321304287396317" calcext:value-type="float">
            <text:p>0.032130428739632</text:p>
          </table:table-cell>
          <table:table-cell table:style-name="ce4" table:formula="of:=[$Redistribution_high.O103]" office:value-type="float" office:value="0.0464169959303987" calcext:value-type="float">
            <text:p>0.046416995930399</text:p>
          </table:table-cell>
          <table:table-cell table:style-name="ce4" table:formula="of:=[$Redistribution_high.P103]" office:value-type="float" office:value="0.0321224845455123" calcext:value-type="float">
            <text:p>0.032122484545512</text:p>
          </table:table-cell>
          <table:table-cell table:style-name="ce4" table:formula="of:=[$Redistribution_high.Q103]" office:value-type="float" office:value="0.046231139085038" calcext:value-type="float">
            <text:p>0.046231139085038</text:p>
          </table:table-cell>
          <table:table-cell/>
          <table:table-cell table:style-name="ce4" table:formula="of:=[$Redistribution_central.N103]" office:value-type="float" office:value="0.028217080161607" calcext:value-type="float">
            <text:p>0.028217080161607</text:p>
          </table:table-cell>
          <table:table-cell table:style-name="ce4" table:formula="of:=[$Redistribution_central.O103]" office:value-type="float" office:value="0.0328402469613656" calcext:value-type="float">
            <text:p>0.032840246961366</text:p>
          </table:table-cell>
          <table:table-cell table:style-name="ce4" table:formula="of:=[$Redistribution_central.P103]" office:value-type="float" office:value="0.0275820275455264" calcext:value-type="float">
            <text:p>0.027582027545526</text:p>
          </table:table-cell>
          <table:table-cell table:style-name="ce4" table:formula="of:=[$Redistribution_central.Q103]" office:value-type="float" office:value="0.0338383870893913" calcext:value-type="float">
            <text:p>0.033838387089391</text:p>
          </table:table-cell>
          <table:table-cell/>
          <table:table-cell table:style-name="ce4" table:formula="of:=[$redistribution_low.N103]" office:value-type="float" office:value="0.0308723420264792" calcext:value-type="float">
            <text:p>0.030872342026479</text:p>
          </table:table-cell>
          <table:table-cell table:style-name="ce4" table:formula="of:=[$redistribution_low.O103]" office:value-type="float" office:value="0.042324913174295" calcext:value-type="float">
            <text:p>0.042324913174295</text:p>
          </table:table-cell>
          <table:table-cell table:style-name="ce4" table:formula="of:=[$redistribution_low.P103]" office:value-type="float" office:value="0.0278863055674775" calcext:value-type="float">
            <text:p>0.027886305567478</text:p>
          </table:table-cell>
          <table:table-cell table:style-name="ce4" table:formula="of:=[$redistribution_low.Q103]" office:value-type="float" office:value="0.0475154012832278" calcext:value-type="float">
            <text:p>0.047515401283228</text:p>
          </table:table-cell>
          <table:table-cell table:number-columns-repeated="49"/>
        </table:table-row>
        <table:table-row table:style-name="ro1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N104]" office:value-type="float" office:value="0.0351309214545771" calcext:value-type="float">
            <text:p>0.035130921454577</text:p>
          </table:table-cell>
          <table:table-cell table:style-name="ce4" table:formula="of:=[$Redistribution_high.O104]" office:value-type="float" office:value="0.0454504471735845" calcext:value-type="float">
            <text:p>0.045450447173585</text:p>
          </table:table-cell>
          <table:table-cell table:style-name="ce4" table:formula="of:=[$Redistribution_high.P104]" office:value-type="float" office:value="0.035025048316432" calcext:value-type="float">
            <text:p>0.035025048316432</text:p>
          </table:table-cell>
          <table:table-cell table:style-name="ce4" table:formula="of:=[$Redistribution_high.Q104]" office:value-type="float" office:value="0.0455188824113809" calcext:value-type="float">
            <text:p>0.045518882411381</text:p>
          </table:table-cell>
          <table:table-cell/>
          <table:table-cell table:style-name="ce4" table:formula="of:=[$Redistribution_central.N104]" office:value-type="float" office:value="0.0284233577742004" calcext:value-type="float">
            <text:p>0.0284233577742</text:p>
          </table:table-cell>
          <table:table-cell table:style-name="ce4" table:formula="of:=[$Redistribution_central.O104]" office:value-type="float" office:value="0.0335816426020793" calcext:value-type="float">
            <text:p>0.033581642602079</text:p>
          </table:table-cell>
          <table:table-cell table:style-name="ce4" table:formula="of:=[$Redistribution_central.P104]" office:value-type="float" office:value="0.0285871360880117" calcext:value-type="float">
            <text:p>0.028587136088012</text:p>
          </table:table-cell>
          <table:table-cell table:style-name="ce4" table:formula="of:=[$Redistribution_central.Q104]" office:value-type="float" office:value="0.0332776212757412" calcext:value-type="float">
            <text:p>0.033277621275741</text:p>
          </table:table-cell>
          <table:table-cell/>
          <table:table-cell table:style-name="ce4" table:formula="of:=[$redistribution_low.N104]" office:value-type="float" office:value="0.0312106223091898" calcext:value-type="float">
            <text:p>0.03121062230919</text:p>
          </table:table-cell>
          <table:table-cell table:style-name="ce4" table:formula="of:=[$redistribution_low.O104]" office:value-type="float" office:value="0.0425740197458104" calcext:value-type="float">
            <text:p>0.04257401974581</text:p>
          </table:table-cell>
          <table:table-cell table:style-name="ce4" table:formula="of:=[$redistribution_low.P104]" office:value-type="float" office:value="0.0283261369249207" calcext:value-type="float">
            <text:p>0.028326136924921</text:p>
          </table:table-cell>
          <table:table-cell table:style-name="ce4" table:formula="of:=[$redistribution_low.Q104]" office:value-type="float" office:value="0.0475697492943233" calcext:value-type="float">
            <text:p>0.047569749294323</text:p>
          </table:table-cell>
          <table:table-cell table:number-columns-repeated="49"/>
        </table:table-row>
        <table:table-row table:style-name="ro1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N105]" office:value-type="float" office:value="0.0348469519488277" calcext:value-type="float">
            <text:p>0.034846951948828</text:p>
          </table:table-cell>
          <table:table-cell table:style-name="ce4" table:formula="of:=[$Redistribution_high.O105]" office:value-type="float" office:value="0.0401171643746098" calcext:value-type="float">
            <text:p>0.04011716437461</text:p>
          </table:table-cell>
          <table:table-cell table:style-name="ce4" table:formula="of:=[$Redistribution_high.P105]" office:value-type="float" office:value="0.0328077594414997" calcext:value-type="float">
            <text:p>0.0328077594415</text:p>
          </table:table-cell>
          <table:table-cell table:style-name="ce4" table:formula="of:=[$Redistribution_high.Q105]" office:value-type="float" office:value="0.04341017711378" calcext:value-type="float">
            <text:p>0.04341017711378</text:p>
          </table:table-cell>
          <table:table-cell/>
          <table:table-cell table:style-name="ce4" table:formula="of:=[$Redistribution_central.N105]" office:value-type="float" office:value="0.0280692767300019" calcext:value-type="float">
            <text:p>0.028069276730002</text:p>
          </table:table-cell>
          <table:table-cell table:style-name="ce4" table:formula="of:=[$Redistribution_central.O105]" office:value-type="float" office:value="0.0279572355126151" calcext:value-type="float">
            <text:p>0.027957235512615</text:p>
          </table:table-cell>
          <table:table-cell table:style-name="ce4" table:formula="of:=[$Redistribution_central.P105]" office:value-type="float" office:value="0.0284115304703401" calcext:value-type="float">
            <text:p>0.02841153047034</text:p>
          </table:table-cell>
          <table:table-cell table:style-name="ce4" table:formula="of:=[$Redistribution_central.Q105]" office:value-type="float" office:value="0.0273896746212309" calcext:value-type="float">
            <text:p>0.027389674621231</text:p>
          </table:table-cell>
          <table:table-cell/>
          <table:table-cell table:style-name="ce4" table:formula="of:=[$redistribution_low.N105]" office:value-type="float" office:value="0.0283675807319811" calcext:value-type="float">
            <text:p>0.028367580731981</text:p>
          </table:table-cell>
          <table:table-cell table:style-name="ce4" table:formula="of:=[$redistribution_low.O105]" office:value-type="float" office:value="0.0380212620207742" calcext:value-type="float">
            <text:p>0.038021262020774</text:p>
          </table:table-cell>
          <table:table-cell table:style-name="ce4" table:formula="of:=[$redistribution_low.P105]" office:value-type="float" office:value="0.0261930652423095" calcext:value-type="float">
            <text:p>0.02619306524231</text:p>
          </table:table-cell>
          <table:table-cell table:style-name="ce4" table:formula="of:=[$redistribution_low.Q105]" office:value-type="float" office:value="0.0417321306841491" calcext:value-type="float">
            <text:p>0.041732130684149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 yearly" table:style-name="ta12">
        <table:table-column table:style-name="co6" table:number-columns-repeated="5" table:default-cell-style-name="ce3"/>
        <table:table-column table:style-name="co2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2" table:formula="of:=[$'Bottom 10% share'.C4]" office:value-type="percentage" office:value="0.0261696348" calcext:value-type="percentage">
            <text:p>2.62%</text:p>
          </table:table-cell>
          <table:table-cell table:style-name="ce12" table:formula="of:=[$'Bottom 10% share'.D4]" office:value-type="percentage" office:value="0.0269383028" calcext:value-type="percentage">
            <text:p>2.69%</text:p>
          </table:table-cell>
          <table:table-cell table:style-name="ce12" table:formula="of:=[$'Bottom 10% share'.E4]" office:value-type="percentage" office:value="0.0291823056" calcext:value-type="percentage">
            <text:p>2.92%</text:p>
          </table:table-cell>
          <table:table-cell table:style-name="ce12" table:formula="of:=[$'Bottom 10% share'.B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B4]" office:value-type="percentage" office:value="0.0261696348" calcext:value-type="percentage">
            <text:p>2.62%</text:p>
          </table:table-cell>
          <table:table-cell table:style-name="ce12" table:formula="of:=[.C4]" office:value-type="percentage" office:value="0.0269383028" calcext:value-type="percentage">
            <text:p>2.69%</text:p>
          </table:table-cell>
          <table:table-cell table:style-name="ce12" table:formula="of:=[.D4]" office:value-type="percentage" office:value="0.0291823056" calcext:value-type="percentage">
            <text:p>2.92%</text:p>
          </table:table-cell>
          <table:table-cell table:style-name="ce12" table:formula="of:=[.E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G4]" office:value-type="percentage" office:value="0.0261696348" calcext:value-type="percentage">
            <text:p>2.62%</text:p>
          </table:table-cell>
          <table:table-cell table:style-name="ce12" table:formula="of:=[.H4]" office:value-type="percentage" office:value="0.0269383028" calcext:value-type="percentage">
            <text:p>2.69%</text:p>
          </table:table-cell>
          <table:table-cell table:style-name="ce12" table:formula="of:=[.I4]" office:value-type="percentage" office:value="0.0291823056" calcext:value-type="percentage">
            <text:p>2.92%</text:p>
          </table:table-cell>
          <table:table-cell table:style-name="ce12" table:formula="of:=[.J4]" office:value-type="percentage" office:value="0.0326108691" calcext:value-type="percentage">
            <text:p>3.26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2" table:formula="of:=AVERAGE([$'Bottom 10% share'.C5:.C8])" office:value-type="percentage" office:value="0.0273455141011252" calcext:value-type="percentage">
            <text:p>2.73%</text:p>
          </table:table-cell>
          <table:table-cell table:style-name="ce12" table:formula="of:=AVERAGE([$'Bottom 10% share'.D5:.D8])" office:value-type="percentage" office:value="0.0259881983883702" calcext:value-type="percentage">
            <text:p>2.60%</text:p>
          </table:table-cell>
          <table:table-cell table:style-name="ce12" table:formula="of:=AVERAGE([$'Bottom 10% share'.E5:.E8])" office:value-type="percentage" office:value="0.0389018246572676" calcext:value-type="percentage">
            <text:p>3.89%</text:p>
          </table:table-cell>
          <table:table-cell table:style-name="ce12" table:formula="of:=AVERAGE([$'Bottom 10% share'.B5:.B8])" office:value-type="percentage" office:value="0.0347602239178575" calcext:value-type="percentage">
            <text:p>3.48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2" table:formula="of:=AVERAGE([$'Bottom 10% share'.H5:.H8])" office:value-type="percentage" office:value="0.0273455141011252" calcext:value-type="percentage">
            <text:p>2.73%</text:p>
          </table:table-cell>
          <table:table-cell table:style-name="ce12" table:formula="of:=AVERAGE([$'Bottom 10% share'.I5:.I8])" office:value-type="percentage" office:value="0.0259881983883702" calcext:value-type="percentage">
            <text:p>2.60%</text:p>
          </table:table-cell>
          <table:table-cell table:style-name="ce12" table:formula="of:=AVERAGE([$'Bottom 10% share'.J5:.J8])" office:value-type="percentage" office:value="0.0389018246572676" calcext:value-type="percentage">
            <text:p>3.89%</text:p>
          </table:table-cell>
          <table:table-cell table:style-name="ce12" table:formula="of:=AVERAGE([$'Bottom 10% share'.G5:.G8])" office:value-type="percentage" office:value="0.0347602239178575" calcext:value-type="percentage">
            <text:p>3.48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2" table:formula="of:=AVERAGE([$'Bottom 10% share'.M5:.M8])" office:value-type="percentage" office:value="0.0273455141011252" calcext:value-type="percentage">
            <text:p>2.73%</text:p>
          </table:table-cell>
          <table:table-cell table:style-name="ce12" table:formula="of:=AVERAGE([$'Bottom 10% share'.N5:.N8])" office:value-type="percentage" office:value="0.0259881983883702" calcext:value-type="percentage">
            <text:p>2.60%</text:p>
          </table:table-cell>
          <table:table-cell table:style-name="ce12" table:formula="of:=AVERAGE([$'Bottom 10% share'.O5:.O8])" office:value-type="percentage" office:value="0.0389018246572676" calcext:value-type="percentage">
            <text:p>3.89%</text:p>
          </table:table-cell>
          <table:table-cell table:style-name="ce12" table:formula="of:=AVERAGE([$'Bottom 10% share'.L5:.L8])" office:value-type="percentage" office:value="0.0347602239178575" calcext:value-type="percentage">
            <text:p>3.48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2" table:formula="of:=AVERAGE([$'Bottom 10% share'.C9:.C12])" office:value-type="percentage" office:value="0.0282564344878865" calcext:value-type="percentage">
            <text:p>2.83%</text:p>
          </table:table-cell>
          <table:table-cell table:style-name="ce12" table:formula="of:=AVERAGE([$'Bottom 10% share'.D9:.D12])" office:value-type="percentage" office:value="0.0274657791619457" calcext:value-type="percentage">
            <text:p>2.75%</text:p>
          </table:table-cell>
          <table:table-cell table:style-name="ce12" table:formula="of:=AVERAGE([$'Bottom 10% share'.E9:.E12])" office:value-type="percentage" office:value="0.040869755037014" calcext:value-type="percentage">
            <text:p>4.09%</text:p>
          </table:table-cell>
          <table:table-cell table:style-name="ce12" table:formula="of:=AVERAGE([$'Bottom 10% share'.B9:.B12])" office:value-type="percentage" office:value="0.0370315109469702" calcext:value-type="percentage">
            <text:p>3.70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2" table:formula="of:=AVERAGE([$'Bottom 10% share'.H9:.H12])" office:value-type="percentage" office:value="0.0282564344878865" calcext:value-type="percentage">
            <text:p>2.83%</text:p>
          </table:table-cell>
          <table:table-cell table:style-name="ce12" table:formula="of:=AVERAGE([$'Bottom 10% share'.I9:.I12])" office:value-type="percentage" office:value="0.0274657791619457" calcext:value-type="percentage">
            <text:p>2.75%</text:p>
          </table:table-cell>
          <table:table-cell table:style-name="ce12" table:formula="of:=AVERAGE([$'Bottom 10% share'.J9:.J12])" office:value-type="percentage" office:value="0.040869755037014" calcext:value-type="percentage">
            <text:p>4.09%</text:p>
          </table:table-cell>
          <table:table-cell table:style-name="ce12" table:formula="of:=AVERAGE([$'Bottom 10% share'.G9:.G12])" office:value-type="percentage" office:value="0.0370315109469702" calcext:value-type="percentage">
            <text:p>3.70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2" table:formula="of:=AVERAGE([$'Bottom 10% share'.M9:.M12])" office:value-type="percentage" office:value="0.0282564344878865" calcext:value-type="percentage">
            <text:p>2.83%</text:p>
          </table:table-cell>
          <table:table-cell table:style-name="ce12" table:formula="of:=AVERAGE([$'Bottom 10% share'.N9:.N12])" office:value-type="percentage" office:value="0.0274657791619457" calcext:value-type="percentage">
            <text:p>2.75%</text:p>
          </table:table-cell>
          <table:table-cell table:style-name="ce12" table:formula="of:=AVERAGE([$'Bottom 10% share'.O9:.O12])" office:value-type="percentage" office:value="0.040869755037014" calcext:value-type="percentage">
            <text:p>4.09%</text:p>
          </table:table-cell>
          <table:table-cell table:style-name="ce12" table:formula="of:=AVERAGE([$'Bottom 10% share'.L9:.L12])" office:value-type="percentage" office:value="0.0370315109469702" calcext:value-type="percentage">
            <text:p>3.70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2" table:formula="of:=AVERAGE([$'Bottom 10% share'.C13:.C16])" office:value-type="percentage" office:value="0.0285859196656487" calcext:value-type="percentage">
            <text:p>2.86%</text:p>
          </table:table-cell>
          <table:table-cell table:style-name="ce12" table:formula="of:=AVERAGE([$'Bottom 10% share'.D13:.D16])" office:value-type="percentage" office:value="0.0280668279403028" calcext:value-type="percentage">
            <text:p>2.81%</text:p>
          </table:table-cell>
          <table:table-cell table:style-name="ce12" table:formula="of:=AVERAGE([$'Bottom 10% share'.E13:.E16])" office:value-type="percentage" office:value="0.0412212822751047" calcext:value-type="percentage">
            <text:p>4.12%</text:p>
          </table:table-cell>
          <table:table-cell table:style-name="ce12" table:formula="of:=AVERAGE([$'Bottom 10% share'.B13:.B16])" office:value-type="percentage" office:value="0.0375617961647203" calcext:value-type="percentage">
            <text:p>3.76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2" table:formula="of:=AVERAGE([$'Bottom 10% share'.H13:.H16])" office:value-type="percentage" office:value="0.0285859196656487" calcext:value-type="percentage">
            <text:p>2.86%</text:p>
          </table:table-cell>
          <table:table-cell table:style-name="ce12" table:formula="of:=AVERAGE([$'Bottom 10% share'.I13:.I16])" office:value-type="percentage" office:value="0.0280668279403028" calcext:value-type="percentage">
            <text:p>2.81%</text:p>
          </table:table-cell>
          <table:table-cell table:style-name="ce12" table:formula="of:=AVERAGE([$'Bottom 10% share'.J13:.J16])" office:value-type="percentage" office:value="0.0412212822751047" calcext:value-type="percentage">
            <text:p>4.12%</text:p>
          </table:table-cell>
          <table:table-cell table:style-name="ce12" table:formula="of:=AVERAGE([$'Bottom 10% share'.G13:.G16])" office:value-type="percentage" office:value="0.0375617961647203" calcext:value-type="percentage">
            <text:p>3.76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2" table:formula="of:=AVERAGE([$'Bottom 10% share'.M13:.M16])" office:value-type="percentage" office:value="0.0285859196656487" calcext:value-type="percentage">
            <text:p>2.86%</text:p>
          </table:table-cell>
          <table:table-cell table:style-name="ce12" table:formula="of:=AVERAGE([$'Bottom 10% share'.N13:.N16])" office:value-type="percentage" office:value="0.0280668279403028" calcext:value-type="percentage">
            <text:p>2.81%</text:p>
          </table:table-cell>
          <table:table-cell table:style-name="ce12" table:formula="of:=AVERAGE([$'Bottom 10% share'.O13:.O16])" office:value-type="percentage" office:value="0.0412212822751047" calcext:value-type="percentage">
            <text:p>4.12%</text:p>
          </table:table-cell>
          <table:table-cell table:style-name="ce12" table:formula="of:=AVERAGE([$'Bottom 10% share'.L13:.L16])" office:value-type="percentage" office:value="0.0375617961647203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2" table:formula="of:=AVERAGE([$'Bottom 10% share'.C17:.C20])" office:value-type="percentage" office:value="0.0300673642223733" calcext:value-type="percentage">
            <text:p>3.01%</text:p>
          </table:table-cell>
          <table:table-cell table:style-name="ce12" table:formula="of:=AVERAGE([$'Bottom 10% share'.D17:.D20])" office:value-type="percentage" office:value="0.0292353490773382" calcext:value-type="percentage">
            <text:p>2.92%</text:p>
          </table:table-cell>
          <table:table-cell table:style-name="ce12" table:formula="of:=AVERAGE([$'Bottom 10% share'.E17:.E20])" office:value-type="percentage" office:value="0.0434179979464282" calcext:value-type="percentage">
            <text:p>4.34%</text:p>
          </table:table-cell>
          <table:table-cell table:style-name="ce12" table:formula="of:=AVERAGE([$'Bottom 10% share'.B17:.B20])" office:value-type="percentage" office:value="0.0393521007087717" calcext:value-type="percentage">
            <text:p>3.94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2" table:formula="of:=AVERAGE([$'Bottom 10% share'.H17:.H20])" office:value-type="percentage" office:value="0.0300673642223733" calcext:value-type="percentage">
            <text:p>3.01%</text:p>
          </table:table-cell>
          <table:table-cell table:style-name="ce12" table:formula="of:=AVERAGE([$'Bottom 10% share'.I17:.I20])" office:value-type="percentage" office:value="0.0292353490773382" calcext:value-type="percentage">
            <text:p>2.92%</text:p>
          </table:table-cell>
          <table:table-cell table:style-name="ce12" table:formula="of:=AVERAGE([$'Bottom 10% share'.J17:.J20])" office:value-type="percentage" office:value="0.0434179979464282" calcext:value-type="percentage">
            <text:p>4.34%</text:p>
          </table:table-cell>
          <table:table-cell table:style-name="ce12" table:formula="of:=AVERAGE([$'Bottom 10% share'.G17:.G20])" office:value-type="percentage" office:value="0.0393521007087717" calcext:value-type="percentage">
            <text:p>3.94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2" table:formula="of:=AVERAGE([$'Bottom 10% share'.M17:.M20])" office:value-type="percentage" office:value="0.0300673642223733" calcext:value-type="percentage">
            <text:p>3.01%</text:p>
          </table:table-cell>
          <table:table-cell table:style-name="ce12" table:formula="of:=AVERAGE([$'Bottom 10% share'.N17:.N20])" office:value-type="percentage" office:value="0.0292353490773382" calcext:value-type="percentage">
            <text:p>2.92%</text:p>
          </table:table-cell>
          <table:table-cell table:style-name="ce12" table:formula="of:=AVERAGE([$'Bottom 10% share'.O17:.O20])" office:value-type="percentage" office:value="0.0434179979464282" calcext:value-type="percentage">
            <text:p>4.34%</text:p>
          </table:table-cell>
          <table:table-cell table:style-name="ce12" table:formula="of:=AVERAGE([$'Bottom 10% share'.L17:.L20])" office:value-type="percentage" office:value="0.0393521007087717" calcext:value-type="percentage">
            <text:p>3.94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2" table:formula="of:=AVERAGE([$'Bottom 10% share'.C21:.C24])" office:value-type="percentage" office:value="0.0301988449252485" calcext:value-type="percentage">
            <text:p>3.02%</text:p>
          </table:table-cell>
          <table:table-cell table:style-name="ce12" table:formula="of:=AVERAGE([$'Bottom 10% share'.D21:.D24])" office:value-type="percentage" office:value="0.0295157879880747" calcext:value-type="percentage">
            <text:p>2.95%</text:p>
          </table:table-cell>
          <table:table-cell table:style-name="ce12" table:formula="of:=AVERAGE([$'Bottom 10% share'.E21:.E24])" office:value-type="percentage" office:value="0.0446313771918648" calcext:value-type="percentage">
            <text:p>4.46%</text:p>
          </table:table-cell>
          <table:table-cell table:style-name="ce12" table:formula="of:=AVERAGE([$'Bottom 10% share'.B21:.B24])" office:value-type="percentage" office:value="0.0404074906994769" calcext:value-type="percentage">
            <text:p>4.04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2" table:formula="of:=AVERAGE([$'Bottom 10% share'.H21:.H24])" office:value-type="percentage" office:value="0.0302000983273409" calcext:value-type="percentage">
            <text:p>3.02%</text:p>
          </table:table-cell>
          <table:table-cell table:style-name="ce12" table:formula="of:=AVERAGE([$'Bottom 10% share'.I21:.I24])" office:value-type="percentage" office:value="0.0295136871677185" calcext:value-type="percentage">
            <text:p>2.95%</text:p>
          </table:table-cell>
          <table:table-cell table:style-name="ce12" table:formula="of:=AVERAGE([$'Bottom 10% share'.J21:.J24])" office:value-type="percentage" office:value="0.0446331431378348" calcext:value-type="percentage">
            <text:p>4.46%</text:p>
          </table:table-cell>
          <table:table-cell table:style-name="ce12" table:formula="of:=AVERAGE([$'Bottom 10% share'.G21:.G24])" office:value-type="percentage" office:value="0.0404046148560179" calcext:value-type="percentage">
            <text:p>4.04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2" table:formula="of:=AVERAGE([$'Bottom 10% share'.M21:.M24])" office:value-type="percentage" office:value="0.0301988449252485" calcext:value-type="percentage">
            <text:p>3.02%</text:p>
          </table:table-cell>
          <table:table-cell table:style-name="ce12" table:formula="of:=AVERAGE([$'Bottom 10% share'.N21:.N24])" office:value-type="percentage" office:value="0.0295157879900944" calcext:value-type="percentage">
            <text:p>2.95%</text:p>
          </table:table-cell>
          <table:table-cell table:style-name="ce12" table:formula="of:=AVERAGE([$'Bottom 10% share'.O21:.O24])" office:value-type="percentage" office:value="0.0446313771918648" calcext:value-type="percentage">
            <text:p>4.46%</text:p>
          </table:table-cell>
          <table:table-cell table:style-name="ce12" table:formula="of:=AVERAGE([$'Bottom 10% share'.L21:.L24])" office:value-type="percentage" office:value="0.0404074907020855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2" table:formula="of:=AVERAGE([$'Bottom 10% share'.C25:.C28])" office:value-type="percentage" office:value="0.0304840101940395" calcext:value-type="percentage">
            <text:p>3.05%</text:p>
          </table:table-cell>
          <table:table-cell table:style-name="ce12" table:formula="of:=AVERAGE([$'Bottom 10% share'.D25:.D28])" office:value-type="percentage" office:value="0.0293121012895905" calcext:value-type="percentage">
            <text:p>2.93%</text:p>
          </table:table-cell>
          <table:table-cell table:style-name="ce12" table:formula="of:=AVERAGE([$'Bottom 10% share'.E25:.E28])" office:value-type="percentage" office:value="0.0461450444029656" calcext:value-type="percentage">
            <text:p>4.61%</text:p>
          </table:table-cell>
          <table:table-cell table:style-name="ce12" table:formula="of:=AVERAGE([$'Bottom 10% share'.B25:.B28])" office:value-type="percentage" office:value="0.0405346174134173" calcext:value-type="percentage">
            <text:p>4.05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2" table:formula="of:=AVERAGE([$'Bottom 10% share'.H25:.H28])" office:value-type="percentage" office:value="0.0304412753571393" calcext:value-type="percentage">
            <text:p>3.04%</text:p>
          </table:table-cell>
          <table:table-cell table:style-name="ce12" table:formula="of:=AVERAGE([$'Bottom 10% share'.I25:.I28])" office:value-type="percentage" office:value="0.0292850577206878" calcext:value-type="percentage">
            <text:p>2.93%</text:p>
          </table:table-cell>
          <table:table-cell table:style-name="ce12" table:formula="of:=AVERAGE([$'Bottom 10% share'.J25:.J28])" office:value-type="percentage" office:value="0.0460483341826261" calcext:value-type="percentage">
            <text:p>4.60%</text:p>
          </table:table-cell>
          <table:table-cell table:style-name="ce12" table:formula="of:=AVERAGE([$'Bottom 10% share'.G25:.G28])" office:value-type="percentage" office:value="0.0404784280322094" calcext:value-type="percentage">
            <text:p>4.05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2" table:formula="of:=AVERAGE([$'Bottom 10% share'.M25:.M28])" office:value-type="percentage" office:value="0.030471925326127" calcext:value-type="percentage">
            <text:p>3.05%</text:p>
          </table:table-cell>
          <table:table-cell table:style-name="ce12" table:formula="of:=AVERAGE([$'Bottom 10% share'.N25:.N28])" office:value-type="percentage" office:value="0.0293110242325559" calcext:value-type="percentage">
            <text:p>2.93%</text:p>
          </table:table-cell>
          <table:table-cell table:style-name="ce12" table:formula="of:=AVERAGE([$'Bottom 10% share'.O25:.O28])" office:value-type="percentage" office:value="0.0460812407295179" calcext:value-type="percentage">
            <text:p>4.61%</text:p>
          </table:table-cell>
          <table:table-cell table:style-name="ce12" table:formula="of:=AVERAGE([$'Bottom 10% share'.L25:.L28])" office:value-type="percentage" office:value="0.0405095150290996" calcext:value-type="percentage">
            <text:p>4.05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2" table:formula="of:=AVERAGE([$'Bottom 10% share'.C29:.C32])" office:value-type="percentage" office:value="0.030879356300391" calcext:value-type="percentage">
            <text:p>3.09%</text:p>
          </table:table-cell>
          <table:table-cell table:style-name="ce12" table:formula="of:=AVERAGE([$'Bottom 10% share'.D29:.D32])" office:value-type="percentage" office:value="0.0296262027167968" calcext:value-type="percentage">
            <text:p>2.96%</text:p>
          </table:table-cell>
          <table:table-cell table:style-name="ce12" table:formula="of:=AVERAGE([$'Bottom 10% share'.E29:.E32])" office:value-type="percentage" office:value="0.045930114348008" calcext:value-type="percentage">
            <text:p>4.59%</text:p>
          </table:table-cell>
          <table:table-cell table:style-name="ce12" table:formula="of:=AVERAGE([$'Bottom 10% share'.B29:.B32])" office:value-type="percentage" office:value="0.0404825346476608" calcext:value-type="percentage">
            <text:p>4.05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2" table:formula="of:=AVERAGE([$'Bottom 10% share'.H29:.H32])" office:value-type="percentage" office:value="0.0308766508336015" calcext:value-type="percentage">
            <text:p>3.09%</text:p>
          </table:table-cell>
          <table:table-cell table:style-name="ce12" table:formula="of:=AVERAGE([$'Bottom 10% share'.I29:.I32])" office:value-type="percentage" office:value="0.0296452202555899" calcext:value-type="percentage">
            <text:p>2.96%</text:p>
          </table:table-cell>
          <table:table-cell table:style-name="ce12" table:formula="of:=AVERAGE([$'Bottom 10% share'.J29:.J32])" office:value-type="percentage" office:value="0.0458778052284564" calcext:value-type="percentage">
            <text:p>4.59%</text:p>
          </table:table-cell>
          <table:table-cell table:style-name="ce12" table:formula="of:=AVERAGE([$'Bottom 10% share'.G29:.G32])" office:value-type="percentage" office:value="0.0404695599245485" calcext:value-type="percentage">
            <text:p>4.05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2" table:formula="of:=AVERAGE([$'Bottom 10% share'.M29:.M32])" office:value-type="percentage" office:value="0.0307763816755736" calcext:value-type="percentage">
            <text:p>3.08%</text:p>
          </table:table-cell>
          <table:table-cell table:style-name="ce12" table:formula="of:=AVERAGE([$'Bottom 10% share'.N29:.N32])" office:value-type="percentage" office:value="0.0295768221742045" calcext:value-type="percentage">
            <text:p>2.96%</text:p>
          </table:table-cell>
          <table:table-cell table:style-name="ce12" table:formula="of:=AVERAGE([$'Bottom 10% share'.O29:.O32])" office:value-type="percentage" office:value="0.0458817376692105" calcext:value-type="percentage">
            <text:p>4.59%</text:p>
          </table:table-cell>
          <table:table-cell table:style-name="ce12" table:formula="of:=AVERAGE([$'Bottom 10% share'.L29:.L32])" office:value-type="percentage" office:value="0.0404811655939052" calcext:value-type="percentage">
            <text:p>4.05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2" table:formula="of:=AVERAGE([$'Bottom 10% share'.C33:.C36])" office:value-type="percentage" office:value="0.0333577778056076" calcext:value-type="percentage">
            <text:p>3.34%</text:p>
          </table:table-cell>
          <table:table-cell table:style-name="ce12" table:formula="of:=AVERAGE([$'Bottom 10% share'.D33:.D36])" office:value-type="percentage" office:value="0.0296282043725351" calcext:value-type="percentage">
            <text:p>2.96%</text:p>
          </table:table-cell>
          <table:table-cell table:style-name="ce12" table:formula="of:=AVERAGE([$'Bottom 10% share'.E33:.E36])" office:value-type="percentage" office:value="0.0492195793236764" calcext:value-type="percentage">
            <text:p>4.92%</text:p>
          </table:table-cell>
          <table:table-cell table:style-name="ce12" table:formula="of:=AVERAGE([$'Bottom 10% share'.B33:.B36])" office:value-type="percentage" office:value="0.0410539656073439" calcext:value-type="percentage">
            <text:p>4.11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2" table:formula="of:=AVERAGE([$'Bottom 10% share'.H33:.H36])" office:value-type="percentage" office:value="0.0334994540344646" calcext:value-type="percentage">
            <text:p>3.35%</text:p>
          </table:table-cell>
          <table:table-cell table:style-name="ce12" table:formula="of:=AVERAGE([$'Bottom 10% share'.I33:.I36])" office:value-type="percentage" office:value="0.0297307000532638" calcext:value-type="percentage">
            <text:p>2.97%</text:p>
          </table:table-cell>
          <table:table-cell table:style-name="ce12" table:formula="of:=AVERAGE([$'Bottom 10% share'.J33:.J36])" office:value-type="percentage" office:value="0.0493096481833008" calcext:value-type="percentage">
            <text:p>4.93%</text:p>
          </table:table-cell>
          <table:table-cell table:style-name="ce12" table:formula="of:=AVERAGE([$'Bottom 10% share'.G33:.G36])" office:value-type="percentage" office:value="0.0411182375001711" calcext:value-type="percentage">
            <text:p>4.11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2" table:formula="of:=AVERAGE([$'Bottom 10% share'.M33:.M36])" office:value-type="percentage" office:value="0.0332970537543704" calcext:value-type="percentage">
            <text:p>3.33%</text:p>
          </table:table-cell>
          <table:table-cell table:style-name="ce12" table:formula="of:=AVERAGE([$'Bottom 10% share'.N33:.N36])" office:value-type="percentage" office:value="0.0296701173296831" calcext:value-type="percentage">
            <text:p>2.97%</text:p>
          </table:table-cell>
          <table:table-cell table:style-name="ce12" table:formula="of:=AVERAGE([$'Bottom 10% share'.O33:.O36])" office:value-type="percentage" office:value="0.0496008896126844" calcext:value-type="percentage">
            <text:p>4.96%</text:p>
          </table:table-cell>
          <table:table-cell table:style-name="ce12" table:formula="of:=AVERAGE([$'Bottom 10% share'.L33:.L36])" office:value-type="percentage" office:value="0.0414161725463365" calcext:value-type="percentage">
            <text:p>4.14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2" table:formula="of:=AVERAGE([$'Bottom 10% share'.C37:.C40])" office:value-type="percentage" office:value="0.0332219424736757" calcext:value-type="percentage">
            <text:p>3.32%</text:p>
          </table:table-cell>
          <table:table-cell table:style-name="ce12" table:formula="of:=AVERAGE([$'Bottom 10% share'.D37:.D40])" office:value-type="percentage" office:value="0.0288692367508369" calcext:value-type="percentage">
            <text:p>2.89%</text:p>
          </table:table-cell>
          <table:table-cell table:style-name="ce12" table:formula="of:=AVERAGE([$'Bottom 10% share'.E37:.E40])" office:value-type="percentage" office:value="0.0491558092887137" calcext:value-type="percentage">
            <text:p>4.92%</text:p>
          </table:table-cell>
          <table:table-cell table:style-name="ce12" table:formula="of:=AVERAGE([$'Bottom 10% share'.B37:.B40])" office:value-type="percentage" office:value="0.0402306236038533" calcext:value-type="percentage">
            <text:p>4.02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2" table:formula="of:=AVERAGE([$'Bottom 10% share'.H37:.H40])" office:value-type="percentage" office:value="0.0345016282510739" calcext:value-type="percentage">
            <text:p>3.45%</text:p>
          </table:table-cell>
          <table:table-cell table:style-name="ce12" table:formula="of:=AVERAGE([$'Bottom 10% share'.I37:.I40])" office:value-type="percentage" office:value="0.0291185697617329" calcext:value-type="percentage">
            <text:p>2.91%</text:p>
          </table:table-cell>
          <table:table-cell table:style-name="ce12" table:formula="of:=AVERAGE([$'Bottom 10% share'.J37:.J40])" office:value-type="percentage" office:value="0.0487858521405799" calcext:value-type="percentage">
            <text:p>4.88%</text:p>
          </table:table-cell>
          <table:table-cell table:style-name="ce12" table:formula="of:=AVERAGE([$'Bottom 10% share'.G37:.G40])" office:value-type="percentage" office:value="0.0393438823244728" calcext:value-type="percentage">
            <text:p>3.93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2" table:formula="of:=AVERAGE([$'Bottom 10% share'.M37:.M40])" office:value-type="percentage" office:value="0.0334988253717528" calcext:value-type="percentage">
            <text:p>3.35%</text:p>
          </table:table-cell>
          <table:table-cell table:style-name="ce12" table:formula="of:=AVERAGE([$'Bottom 10% share'.N37:.N40])" office:value-type="percentage" office:value="0.0290943881782949" calcext:value-type="percentage">
            <text:p>2.91%</text:p>
          </table:table-cell>
          <table:table-cell table:style-name="ce12" table:formula="of:=AVERAGE([$'Bottom 10% share'.O37:.O40])" office:value-type="percentage" office:value="0.0486598378985414" calcext:value-type="percentage">
            <text:p>4.87%</text:p>
          </table:table-cell>
          <table:table-cell table:style-name="ce12" table:formula="of:=AVERAGE([$'Bottom 10% share'.L37:.L40])" office:value-type="percentage" office:value="0.0398857139007378" calcext:value-type="percentage">
            <text:p>3.99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2" table:formula="of:=AVERAGE([$'Bottom 10% share'.C41:.C44])" office:value-type="percentage" office:value="0.0351806990855759" calcext:value-type="percentage">
            <text:p>3.52%</text:p>
          </table:table-cell>
          <table:table-cell table:style-name="ce12" table:formula="of:=AVERAGE([$'Bottom 10% share'.D41:.D44])" office:value-type="percentage" office:value="0.0300601483103993" calcext:value-type="percentage">
            <text:p>3.01%</text:p>
          </table:table-cell>
          <table:table-cell table:style-name="ce12" table:formula="of:=AVERAGE([$'Bottom 10% share'.E41:.E44])" office:value-type="percentage" office:value="0.0498000708359198" calcext:value-type="percentage">
            <text:p>4.98%</text:p>
          </table:table-cell>
          <table:table-cell table:style-name="ce12" table:formula="of:=AVERAGE([$'Bottom 10% share'.B41:.B44])" office:value-type="percentage" office:value="0.040366212141671" calcext:value-type="percentage">
            <text:p>4.04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2" table:formula="of:=AVERAGE([$'Bottom 10% share'.H41:.H44])" office:value-type="percentage" office:value="0.0365270429005081" calcext:value-type="percentage">
            <text:p>3.65%</text:p>
          </table:table-cell>
          <table:table-cell table:style-name="ce12" table:formula="of:=AVERAGE([$'Bottom 10% share'.I41:.I44])" office:value-type="percentage" office:value="0.0299102300850432" calcext:value-type="percentage">
            <text:p>2.99%</text:p>
          </table:table-cell>
          <table:table-cell table:style-name="ce12" table:formula="of:=AVERAGE([$'Bottom 10% share'.J41:.J44])" office:value-type="percentage" office:value="0.0497898281427646" calcext:value-type="percentage">
            <text:p>4.98%</text:p>
          </table:table-cell>
          <table:table-cell table:style-name="ce12" table:formula="of:=AVERAGE([$'Bottom 10% share'.G41:.G44])" office:value-type="percentage" office:value="0.0392597738807275" calcext:value-type="percentage">
            <text:p>3.93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2" table:formula="of:=AVERAGE([$'Bottom 10% share'.M41:.M44])" office:value-type="percentage" office:value="0.0359519777039631" calcext:value-type="percentage">
            <text:p>3.60%</text:p>
          </table:table-cell>
          <table:table-cell table:style-name="ce12" table:formula="of:=AVERAGE([$'Bottom 10% share'.N41:.N44])" office:value-type="percentage" office:value="0.0295455130191884" calcext:value-type="percentage">
            <text:p>2.95%</text:p>
          </table:table-cell>
          <table:table-cell table:style-name="ce12" table:formula="of:=AVERAGE([$'Bottom 10% share'.O41:.O44])" office:value-type="percentage" office:value="0.0499815002858029" calcext:value-type="percentage">
            <text:p>5.00%</text:p>
          </table:table-cell>
          <table:table-cell table:style-name="ce12" table:formula="of:=AVERAGE([$'Bottom 10% share'.L41:.L44])" office:value-type="percentage" office:value="0.0393535026550667" calcext:value-type="percentage">
            <text:p>3.94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2" table:formula="of:=AVERAGE([$'Bottom 10% share'.C45:.C48])" office:value-type="percentage" office:value="0.0365356657599446" calcext:value-type="percentage">
            <text:p>3.65%</text:p>
          </table:table-cell>
          <table:table-cell table:style-name="ce12" table:formula="of:=AVERAGE([$'Bottom 10% share'.D45:.D48])" office:value-type="percentage" office:value="0.0298393317163748" calcext:value-type="percentage">
            <text:p>2.98%</text:p>
          </table:table-cell>
          <table:table-cell table:style-name="ce12" table:formula="of:=AVERAGE([$'Bottom 10% share'.E45:.E48])" office:value-type="percentage" office:value="0.0506672975613873" calcext:value-type="percentage">
            <text:p>5.07%</text:p>
          </table:table-cell>
          <table:table-cell table:style-name="ce12" table:formula="of:=AVERAGE([$'Bottom 10% share'.B45:.B48])" office:value-type="percentage" office:value="0.0397665392968284" calcext:value-type="percentage">
            <text:p>3.98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2" table:formula="of:=AVERAGE([$'Bottom 10% share'.H45:.H48])" office:value-type="percentage" office:value="0.0346925311108154" calcext:value-type="percentage">
            <text:p>3.47%</text:p>
          </table:table-cell>
          <table:table-cell table:style-name="ce12" table:formula="of:=AVERAGE([$'Bottom 10% share'.I45:.I48])" office:value-type="percentage" office:value="0.0282389698556193" calcext:value-type="percentage">
            <text:p>2.82%</text:p>
          </table:table-cell>
          <table:table-cell table:style-name="ce12" table:formula="of:=AVERAGE([$'Bottom 10% share'.J45:.J48])" office:value-type="percentage" office:value="0.0499594638399004" calcext:value-type="percentage">
            <text:p>5.00%</text:p>
          </table:table-cell>
          <table:table-cell table:style-name="ce12" table:formula="of:=AVERAGE([$'Bottom 10% share'.G45:.G48])" office:value-type="percentage" office:value="0.0388168779525813" calcext:value-type="percentage">
            <text:p>3.88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2" table:formula="of:=AVERAGE([$'Bottom 10% share'.M45:.M48])" office:value-type="percentage" office:value="0.0340755737759521" calcext:value-type="percentage">
            <text:p>3.41%</text:p>
          </table:table-cell>
          <table:table-cell table:style-name="ce12" table:formula="of:=AVERAGE([$'Bottom 10% share'.N45:.N48])" office:value-type="percentage" office:value="0.0282785561180646" calcext:value-type="percentage">
            <text:p>2.83%</text:p>
          </table:table-cell>
          <table:table-cell table:style-name="ce12" table:formula="of:=AVERAGE([$'Bottom 10% share'.O45:.O48])" office:value-type="percentage" office:value="0.0477728541829335" calcext:value-type="percentage">
            <text:p>4.78%</text:p>
          </table:table-cell>
          <table:table-cell table:style-name="ce12" table:formula="of:=AVERAGE([$'Bottom 10% share'.L45:.L48])" office:value-type="percentage" office:value="0.0376828170311232" calcext:value-type="percentage">
            <text:p>3.77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2" table:formula="of:=AVERAGE([$'Bottom 10% share'.C49:.C52])" office:value-type="percentage" office:value="0.0368671189277734" calcext:value-type="percentage">
            <text:p>3.69%</text:p>
          </table:table-cell>
          <table:table-cell table:style-name="ce12" table:formula="of:=AVERAGE([$'Bottom 10% share'.D49:.D52])" office:value-type="percentage" office:value="0.0287183511688999" calcext:value-type="percentage">
            <text:p>2.87%</text:p>
          </table:table-cell>
          <table:table-cell table:style-name="ce12" table:formula="of:=AVERAGE([$'Bottom 10% share'.E49:.E52])" office:value-type="percentage" office:value="0.049352703505111" calcext:value-type="percentage">
            <text:p>4.94%</text:p>
          </table:table-cell>
          <table:table-cell table:style-name="ce12" table:formula="of:=AVERAGE([$'Bottom 10% share'.B49:.B52])" office:value-type="percentage" office:value="0.0374221773451084" calcext:value-type="percentage">
            <text:p>3.74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2" table:formula="of:=AVERAGE([$'Bottom 10% share'.H49:.H52])" office:value-type="percentage" office:value="0.0359349167902099" calcext:value-type="percentage">
            <text:p>3.59%</text:p>
          </table:table-cell>
          <table:table-cell table:style-name="ce12" table:formula="of:=AVERAGE([$'Bottom 10% share'.I49:.I52])" office:value-type="percentage" office:value="0.028296339474314" calcext:value-type="percentage">
            <text:p>2.83%</text:p>
          </table:table-cell>
          <table:table-cell table:style-name="ce12" table:formula="of:=AVERAGE([$'Bottom 10% share'.J49:.J52])" office:value-type="percentage" office:value="0.0498483828148736" calcext:value-type="percentage">
            <text:p>4.98%</text:p>
          </table:table-cell>
          <table:table-cell table:style-name="ce12" table:formula="of:=AVERAGE([$'Bottom 10% share'.G49:.G52])" office:value-type="percentage" office:value="0.0378237479953696" calcext:value-type="percentage">
            <text:p>3.78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2" table:formula="of:=AVERAGE([$'Bottom 10% share'.M49:.M52])" office:value-type="percentage" office:value="0.0353001159521475" calcext:value-type="percentage">
            <text:p>3.53%</text:p>
          </table:table-cell>
          <table:table-cell table:style-name="ce12" table:formula="of:=AVERAGE([$'Bottom 10% share'.N49:.N52])" office:value-type="percentage" office:value="0.0270803739027165" calcext:value-type="percentage">
            <text:p>2.71%</text:p>
          </table:table-cell>
          <table:table-cell table:style-name="ce12" table:formula="of:=AVERAGE([$'Bottom 10% share'.O49:.O52])" office:value-type="percentage" office:value="0.0486967723604744" calcext:value-type="percentage">
            <text:p>4.87%</text:p>
          </table:table-cell>
          <table:table-cell table:style-name="ce12" table:formula="of:=AVERAGE([$'Bottom 10% share'.L49:.L52])" office:value-type="percentage" office:value="0.0362207844924115" calcext:value-type="percentage">
            <text:p>3.62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2" table:formula="of:=AVERAGE([$'Bottom 10% share'.C53:.C56])" office:value-type="percentage" office:value="0.0378747170544739" calcext:value-type="percentage">
            <text:p>3.79%</text:p>
          </table:table-cell>
          <table:table-cell table:style-name="ce12" table:formula="of:=AVERAGE([$'Bottom 10% share'.D53:.D56])" office:value-type="percentage" office:value="0.0285056793135375" calcext:value-type="percentage">
            <text:p>2.85%</text:p>
          </table:table-cell>
          <table:table-cell table:style-name="ce12" table:formula="of:=AVERAGE([$'Bottom 10% share'.E53:.E56])" office:value-type="percentage" office:value="0.0506811947597906" calcext:value-type="percentage">
            <text:p>5.07%</text:p>
          </table:table-cell>
          <table:table-cell table:style-name="ce12" table:formula="of:=AVERAGE([$'Bottom 10% share'.B53:.B56])" office:value-type="percentage" office:value="0.0374129870032419" calcext:value-type="percentage">
            <text:p>3.74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2" table:formula="of:=AVERAGE([$'Bottom 10% share'.H53:.H56])" office:value-type="percentage" office:value="0.0403983950722369" calcext:value-type="percentage">
            <text:p>4.04%</text:p>
          </table:table-cell>
          <table:table-cell table:style-name="ce12" table:formula="of:=AVERAGE([$'Bottom 10% share'.I53:.I56])" office:value-type="percentage" office:value="0.0309113859872402" calcext:value-type="percentage">
            <text:p>3.09%</text:p>
          </table:table-cell>
          <table:table-cell table:style-name="ce12" table:formula="of:=AVERAGE([$'Bottom 10% share'.J53:.J56])" office:value-type="percentage" office:value="0.0531634056886891" calcext:value-type="percentage">
            <text:p>5.32%</text:p>
          </table:table-cell>
          <table:table-cell table:style-name="ce12" table:formula="of:=AVERAGE([$'Bottom 10% share'.G53:.G56])" office:value-type="percentage" office:value="0.0395888091673013" calcext:value-type="percentage">
            <text:p>3.96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2" table:formula="of:=AVERAGE([$'Bottom 10% share'.M53:.M56])" office:value-type="percentage" office:value="0.0369707193327643" calcext:value-type="percentage">
            <text:p>3.70%</text:p>
          </table:table-cell>
          <table:table-cell table:style-name="ce12" table:formula="of:=AVERAGE([$'Bottom 10% share'.N53:.N56])" office:value-type="percentage" office:value="0.0279772897238654" calcext:value-type="percentage">
            <text:p>2.80%</text:p>
          </table:table-cell>
          <table:table-cell table:style-name="ce12" table:formula="of:=AVERAGE([$'Bottom 10% share'.O53:.O56])" office:value-type="percentage" office:value="0.0497820708393098" calcext:value-type="percentage">
            <text:p>4.98%</text:p>
          </table:table-cell>
          <table:table-cell table:style-name="ce12" table:formula="of:=AVERAGE([$'Bottom 10% share'.L53:.L56])" office:value-type="percentage" office:value="0.0366354100683102" calcext:value-type="percentage">
            <text:p>3.66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2" table:formula="of:=AVERAGE([$'Bottom 10% share'.C57:.C60])" office:value-type="percentage" office:value="0.0417763698962805" calcext:value-type="percentage">
            <text:p>4.18%</text:p>
          </table:table-cell>
          <table:table-cell table:style-name="ce12" table:formula="of:=AVERAGE([$'Bottom 10% share'.D57:.D60])" office:value-type="percentage" office:value="0.0299827446833256" calcext:value-type="percentage">
            <text:p>3.00%</text:p>
          </table:table-cell>
          <table:table-cell table:style-name="ce12" table:formula="of:=AVERAGE([$'Bottom 10% share'.E57:.E60])" office:value-type="percentage" office:value="0.0538751334327119" calcext:value-type="percentage">
            <text:p>5.39%</text:p>
          </table:table-cell>
          <table:table-cell table:style-name="ce12" table:formula="of:=AVERAGE([$'Bottom 10% share'.B57:.B60])" office:value-type="percentage" office:value="0.0384429735535218" calcext:value-type="percentage">
            <text:p>3.84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2" table:formula="of:=AVERAGE([$'Bottom 10% share'.H57:.H60])" office:value-type="percentage" office:value="0.0411037636444275" calcext:value-type="percentage">
            <text:p>4.11%</text:p>
          </table:table-cell>
          <table:table-cell table:style-name="ce12" table:formula="of:=AVERAGE([$'Bottom 10% share'.I57:.I60])" office:value-type="percentage" office:value="0.0299204988699974" calcext:value-type="percentage">
            <text:p>2.99%</text:p>
          </table:table-cell>
          <table:table-cell table:style-name="ce12" table:formula="of:=AVERAGE([$'Bottom 10% share'.J57:.J60])" office:value-type="percentage" office:value="0.0554977890394963" calcext:value-type="percentage">
            <text:p>5.55%</text:p>
          </table:table-cell>
          <table:table-cell table:style-name="ce12" table:formula="of:=AVERAGE([$'Bottom 10% share'.G57:.G60])" office:value-type="percentage" office:value="0.0395742627103349" calcext:value-type="percentage">
            <text:p>3.96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2" table:formula="of:=AVERAGE([$'Bottom 10% share'.M57:.M60])" office:value-type="percentage" office:value="0.0358498276013213" calcext:value-type="percentage">
            <text:p>3.58%</text:p>
          </table:table-cell>
          <table:table-cell table:style-name="ce12" table:formula="of:=AVERAGE([$'Bottom 10% share'.N57:.N60])" office:value-type="percentage" office:value="0.0275421581828018" calcext:value-type="percentage">
            <text:p>2.75%</text:p>
          </table:table-cell>
          <table:table-cell table:style-name="ce12" table:formula="of:=AVERAGE([$'Bottom 10% share'.O57:.O60])" office:value-type="percentage" office:value="0.0486453179293316" calcext:value-type="percentage">
            <text:p>4.86%</text:p>
          </table:table-cell>
          <table:table-cell table:style-name="ce12" table:formula="of:=AVERAGE([$'Bottom 10% share'.L57:.L60])" office:value-type="percentage" office:value="0.0359911734292805" calcext:value-type="percentage">
            <text:p>3.60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2" table:formula="of:=AVERAGE([$'Bottom 10% share'.C61:.C64])" office:value-type="percentage" office:value="0.041718435710931" calcext:value-type="percentage">
            <text:p>4.17%</text:p>
          </table:table-cell>
          <table:table-cell table:style-name="ce12" table:formula="of:=AVERAGE([$'Bottom 10% share'.D61:.D64])" office:value-type="percentage" office:value="0.0297363363740283" calcext:value-type="percentage">
            <text:p>2.97%</text:p>
          </table:table-cell>
          <table:table-cell table:style-name="ce12" table:formula="of:=AVERAGE([$'Bottom 10% share'.E61:.E64])" office:value-type="percentage" office:value="0.0536185041212262" calcext:value-type="percentage">
            <text:p>5.36%</text:p>
          </table:table-cell>
          <table:table-cell table:style-name="ce12" table:formula="of:=AVERAGE([$'Bottom 10% share'.B61:.B64])" office:value-type="percentage" office:value="0.037976520101379" calcext:value-type="percentage">
            <text:p>3.80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2" table:formula="of:=AVERAGE([$'Bottom 10% share'.H61:.H64])" office:value-type="percentage" office:value="0.0403960804277264" calcext:value-type="percentage">
            <text:p>4.04%</text:p>
          </table:table-cell>
          <table:table-cell table:style-name="ce12" table:formula="of:=AVERAGE([$'Bottom 10% share'.I61:.I64])" office:value-type="percentage" office:value="0.0293607769976535" calcext:value-type="percentage">
            <text:p>2.94%</text:p>
          </table:table-cell>
          <table:table-cell table:style-name="ce12" table:formula="of:=AVERAGE([$'Bottom 10% share'.J61:.J64])" office:value-type="percentage" office:value="0.0491593638986839" calcext:value-type="percentage">
            <text:p>4.92%</text:p>
          </table:table-cell>
          <table:table-cell table:style-name="ce12" table:formula="of:=AVERAGE([$'Bottom 10% share'.G61:.G64])" office:value-type="percentage" office:value="0.035336692302692" calcext:value-type="percentage">
            <text:p>3.53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2" table:formula="of:=AVERAGE([$'Bottom 10% share'.M61:.M64])" office:value-type="percentage" office:value="0.0375987756124154" calcext:value-type="percentage">
            <text:p>3.76%</text:p>
          </table:table-cell>
          <table:table-cell table:style-name="ce12" table:formula="of:=AVERAGE([$'Bottom 10% share'.N61:.N64])" office:value-type="percentage" office:value="0.0273350942557191" calcext:value-type="percentage">
            <text:p>2.73%</text:p>
          </table:table-cell>
          <table:table-cell table:style-name="ce12" table:formula="of:=AVERAGE([$'Bottom 10% share'.O61:.O64])" office:value-type="percentage" office:value="0.0476126062269641" calcext:value-type="percentage">
            <text:p>4.76%</text:p>
          </table:table-cell>
          <table:table-cell table:style-name="ce12" table:formula="of:=AVERAGE([$'Bottom 10% share'.L61:.L64])" office:value-type="percentage" office:value="0.0339413722321813" calcext:value-type="percentage">
            <text:p>3.39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2" table:formula="of:=AVERAGE([$'Bottom 10% share'.C65:.C68])" office:value-type="percentage" office:value="0.0401144195788462" calcext:value-type="percentage">
            <text:p>4.01%</text:p>
          </table:table-cell>
          <table:table-cell table:style-name="ce12" table:formula="of:=AVERAGE([$'Bottom 10% share'.D65:.D68])" office:value-type="percentage" office:value="0.0279972017887551" calcext:value-type="percentage">
            <text:p>2.80%</text:p>
          </table:table-cell>
          <table:table-cell table:style-name="ce12" table:formula="of:=AVERAGE([$'Bottom 10% share'.E65:.E68])" office:value-type="percentage" office:value="0.0488826495578944" calcext:value-type="percentage">
            <text:p>4.89%</text:p>
          </table:table-cell>
          <table:table-cell table:style-name="ce12" table:formula="of:=AVERAGE([$'Bottom 10% share'.B65:.B68])" office:value-type="percentage" office:value="0.0341872897271653" calcext:value-type="percentage">
            <text:p>3.42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2" table:formula="of:=AVERAGE([$'Bottom 10% share'.H65:.H68])" office:value-type="percentage" office:value="0.0376235454578496" calcext:value-type="percentage">
            <text:p>3.76%</text:p>
          </table:table-cell>
          <table:table-cell table:style-name="ce12" table:formula="of:=AVERAGE([$'Bottom 10% share'.I65:.I68])" office:value-type="percentage" office:value="0.0295814706859742" calcext:value-type="percentage">
            <text:p>2.96%</text:p>
          </table:table-cell>
          <table:table-cell table:style-name="ce12" table:formula="of:=AVERAGE([$'Bottom 10% share'.J65:.J68])" office:value-type="percentage" office:value="0.047032560966471" calcext:value-type="percentage">
            <text:p>4.70%</text:p>
          </table:table-cell>
          <table:table-cell table:style-name="ce12" table:formula="of:=AVERAGE([$'Bottom 10% share'.G65:.G68])" office:value-type="percentage" office:value="0.035768771907716" calcext:value-type="percentage">
            <text:p>3.58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2" table:formula="of:=AVERAGE([$'Bottom 10% share'.M65:.M68])" office:value-type="percentage" office:value="0.0378393119019204" calcext:value-type="percentage">
            <text:p>3.78%</text:p>
          </table:table-cell>
          <table:table-cell table:style-name="ce12" table:formula="of:=AVERAGE([$'Bottom 10% share'.N65:.N68])" office:value-type="percentage" office:value="0.0268511797429043" calcext:value-type="percentage">
            <text:p>2.69%</text:p>
          </table:table-cell>
          <table:table-cell table:style-name="ce12" table:formula="of:=AVERAGE([$'Bottom 10% share'.O65:.O68])" office:value-type="percentage" office:value="0.0474400547110223" calcext:value-type="percentage">
            <text:p>4.74%</text:p>
          </table:table-cell>
          <table:table-cell table:style-name="ce12" table:formula="of:=AVERAGE([$'Bottom 10% share'.L65:.L68])" office:value-type="percentage" office:value="0.0331985611751432" calcext:value-type="percentage">
            <text:p>3.32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2" table:formula="of:=AVERAGE([$'Bottom 10% share'.C69:.C72])" office:value-type="percentage" office:value="0.0421426167427949" calcext:value-type="percentage">
            <text:p>4.21%</text:p>
          </table:table-cell>
          <table:table-cell table:style-name="ce12" table:formula="of:=AVERAGE([$'Bottom 10% share'.D69:.D72])" office:value-type="percentage" office:value="0.0298714693835404" calcext:value-type="percentage">
            <text:p>2.99%</text:p>
          </table:table-cell>
          <table:table-cell table:style-name="ce12" table:formula="of:=AVERAGE([$'Bottom 10% share'.E69:.E72])" office:value-type="percentage" office:value="0.0484811887615555" calcext:value-type="percentage">
            <text:p>4.85%</text:p>
          </table:table-cell>
          <table:table-cell table:style-name="ce12" table:formula="of:=AVERAGE([$'Bottom 10% share'.B69:.B72])" office:value-type="percentage" office:value="0.0343517151560625" calcext:value-type="percentage">
            <text:p>3.44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2" table:formula="of:=AVERAGE([$'Bottom 10% share'.H69:.H72])" office:value-type="percentage" office:value="0.0435567769846563" calcext:value-type="percentage">
            <text:p>4.36%</text:p>
          </table:table-cell>
          <table:table-cell table:style-name="ce12" table:formula="of:=AVERAGE([$'Bottom 10% share'.I69:.I72])" office:value-type="percentage" office:value="0.0320937268756969" calcext:value-type="percentage">
            <text:p>3.21%</text:p>
          </table:table-cell>
          <table:table-cell table:style-name="ce12" table:formula="of:=AVERAGE([$'Bottom 10% share'.J69:.J72])" office:value-type="percentage" office:value="0.0507375851295943" calcext:value-type="percentage">
            <text:p>5.07%</text:p>
          </table:table-cell>
          <table:table-cell table:style-name="ce12" table:formula="of:=AVERAGE([$'Bottom 10% share'.G69:.G72])" office:value-type="percentage" office:value="0.0369541290040558" calcext:value-type="percentage">
            <text:p>3.70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2" table:formula="of:=AVERAGE([$'Bottom 10% share'.M69:.M72])" office:value-type="percentage" office:value="0.0386121335862776" calcext:value-type="percentage">
            <text:p>3.86%</text:p>
          </table:table-cell>
          <table:table-cell table:style-name="ce12" table:formula="of:=AVERAGE([$'Bottom 10% share'.N69:.N72])" office:value-type="percentage" office:value="0.027718778785935" calcext:value-type="percentage">
            <text:p>2.77%</text:p>
          </table:table-cell>
          <table:table-cell table:style-name="ce12" table:formula="of:=AVERAGE([$'Bottom 10% share'.O69:.O72])" office:value-type="percentage" office:value="0.0460934819535906" calcext:value-type="percentage">
            <text:p>4.61%</text:p>
          </table:table-cell>
          <table:table-cell table:style-name="ce12" table:formula="of:=AVERAGE([$'Bottom 10% share'.L69:.L72])" office:value-type="percentage" office:value="0.0326585308792" calcext:value-type="percentage">
            <text:p>3.27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2" table:formula="of:=AVERAGE([$'Bottom 10% share'.C73:.C76])" office:value-type="percentage" office:value="0.0391672364034793" calcext:value-type="percentage">
            <text:p>3.92%</text:p>
          </table:table-cell>
          <table:table-cell table:style-name="ce12" table:formula="of:=AVERAGE([$'Bottom 10% share'.D73:.D76])" office:value-type="percentage" office:value="0.0276388349598134" calcext:value-type="percentage">
            <text:p>2.76%</text:p>
          </table:table-cell>
          <table:table-cell table:style-name="ce12" table:formula="of:=AVERAGE([$'Bottom 10% share'.E73:.E76])" office:value-type="percentage" office:value="0.041113309298" calcext:value-type="percentage">
            <text:p>4.11%</text:p>
          </table:table-cell>
          <table:table-cell table:style-name="ce12" table:formula="of:=AVERAGE([$'Bottom 10% share'.B73:.B76])" office:value-type="percentage" office:value="0.0291420048658652" calcext:value-type="percentage">
            <text:p>2.91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2" table:formula="of:=AVERAGE([$'Bottom 10% share'.H73:.H76])" office:value-type="percentage" office:value="0.0451008587928606" calcext:value-type="percentage">
            <text:p>4.51%</text:p>
          </table:table-cell>
          <table:table-cell table:style-name="ce12" table:formula="of:=AVERAGE([$'Bottom 10% share'.I73:.I76])" office:value-type="percentage" office:value="0.0306993635698375" calcext:value-type="percentage">
            <text:p>3.07%</text:p>
          </table:table-cell>
          <table:table-cell table:style-name="ce12" table:formula="of:=AVERAGE([$'Bottom 10% share'.J73:.J76])" office:value-type="percentage" office:value="0.0489249710238831" calcext:value-type="percentage">
            <text:p>4.89%</text:p>
          </table:table-cell>
          <table:table-cell table:style-name="ce12" table:formula="of:=AVERAGE([$'Bottom 10% share'.G73:.G76])" office:value-type="percentage" office:value="0.033443243977188" calcext:value-type="percentage">
            <text:p>3.34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2" table:formula="of:=AVERAGE([$'Bottom 10% share'.M73:.M76])" office:value-type="percentage" office:value="0.0351560304251245" calcext:value-type="percentage">
            <text:p>3.52%</text:p>
          </table:table-cell>
          <table:table-cell table:style-name="ce12" table:formula="of:=AVERAGE([$'Bottom 10% share'.N73:.N76])" office:value-type="percentage" office:value="0.0238920936207629" calcext:value-type="percentage">
            <text:p>2.39%</text:p>
          </table:table-cell>
          <table:table-cell table:style-name="ce12" table:formula="of:=AVERAGE([$'Bottom 10% share'.O73:.O76])" office:value-type="percentage" office:value="0.0399583826034177" calcext:value-type="percentage">
            <text:p>4.00%</text:p>
          </table:table-cell>
          <table:table-cell table:style-name="ce12" table:formula="of:=AVERAGE([$'Bottom 10% share'.L73:.L76])" office:value-type="percentage" office:value="0.0271290316056914" calcext:value-type="percentage">
            <text:p>2.71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2" table:formula="of:=AVERAGE([$'Bottom 10% share'.C77:.C80])" office:value-type="percentage" office:value="0.04283213319675" calcext:value-type="percentage">
            <text:p>4.28%</text:p>
          </table:table-cell>
          <table:table-cell table:style-name="ce12" table:formula="of:=AVERAGE([$'Bottom 10% share'.D77:.D80])" office:value-type="percentage" office:value="0.0298542813632177" calcext:value-type="percentage">
            <text:p>2.99%</text:p>
          </table:table-cell>
          <table:table-cell table:style-name="ce12" table:formula="of:=AVERAGE([$'Bottom 10% share'.E77:.E80])" office:value-type="percentage" office:value="0.0452850402127219" calcext:value-type="percentage">
            <text:p>4.53%</text:p>
          </table:table-cell>
          <table:table-cell table:style-name="ce12" table:formula="of:=AVERAGE([$'Bottom 10% share'.B77:.B80])" office:value-type="percentage" office:value="0.0316516637305183" calcext:value-type="percentage">
            <text:p>3.17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2" table:formula="of:=AVERAGE([$'Bottom 10% share'.H77:.H80])" office:value-type="percentage" office:value="0.0399287045055301" calcext:value-type="percentage">
            <text:p>3.99%</text:p>
          </table:table-cell>
          <table:table-cell table:style-name="ce12" table:formula="of:=AVERAGE([$'Bottom 10% share'.I77:.I80])" office:value-type="percentage" office:value="0.0272931805441622" calcext:value-type="percentage">
            <text:p>2.73%</text:p>
          </table:table-cell>
          <table:table-cell table:style-name="ce12" table:formula="of:=AVERAGE([$'Bottom 10% share'.J77:.J80])" office:value-type="percentage" office:value="0.0438988907104105" calcext:value-type="percentage">
            <text:p>4.39%</text:p>
          </table:table-cell>
          <table:table-cell table:style-name="ce12" table:formula="of:=AVERAGE([$'Bottom 10% share'.G77:.G80])" office:value-type="percentage" office:value="0.0300419585336196" calcext:value-type="percentage">
            <text:p>3.00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2" table:formula="of:=AVERAGE([$'Bottom 10% share'.M77:.M80])" office:value-type="percentage" office:value="0.0384347093107445" calcext:value-type="percentage">
            <text:p>3.84%</text:p>
          </table:table-cell>
          <table:table-cell table:style-name="ce12" table:formula="of:=AVERAGE([$'Bottom 10% share'.N77:.N80])" office:value-type="percentage" office:value="0.0252138155600881" calcext:value-type="percentage">
            <text:p>2.52%</text:p>
          </table:table-cell>
          <table:table-cell table:style-name="ce12" table:formula="of:=AVERAGE([$'Bottom 10% share'.O77:.O80])" office:value-type="percentage" office:value="0.0456483603848768" calcext:value-type="percentage">
            <text:p>4.56%</text:p>
          </table:table-cell>
          <table:table-cell table:style-name="ce12" table:formula="of:=AVERAGE([$'Bottom 10% share'.L77:.L80])" office:value-type="percentage" office:value="0.029954535591941" calcext:value-type="percentage">
            <text:p>3.00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2" table:formula="of:=AVERAGE([$'Bottom 10% share'.C81:.C84])" office:value-type="percentage" office:value="0.0405756835810123" calcext:value-type="percentage">
            <text:p>4.06%</text:p>
          </table:table-cell>
          <table:table-cell table:style-name="ce12" table:formula="of:=AVERAGE([$'Bottom 10% share'.D81:.D84])" office:value-type="percentage" office:value="0.0290883522167484" calcext:value-type="percentage">
            <text:p>2.91%</text:p>
          </table:table-cell>
          <table:table-cell table:style-name="ce12" table:formula="of:=AVERAGE([$'Bottom 10% share'.E81:.E84])" office:value-type="percentage" office:value="0.0452519526811698" calcext:value-type="percentage">
            <text:p>4.53%</text:p>
          </table:table-cell>
          <table:table-cell table:style-name="ce12" table:formula="of:=AVERAGE([$'Bottom 10% share'.B81:.B84])" office:value-type="percentage" office:value="0.0323269732687717" calcext:value-type="percentage">
            <text:p>3.23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2" table:formula="of:=AVERAGE([$'Bottom 10% share'.H81:.H84])" office:value-type="percentage" office:value="0.0431106924274643" calcext:value-type="percentage">
            <text:p>4.31%</text:p>
          </table:table-cell>
          <table:table-cell table:style-name="ce12" table:formula="of:=AVERAGE([$'Bottom 10% share'.I81:.I84])" office:value-type="percentage" office:value="0.0292279220854728" calcext:value-type="percentage">
            <text:p>2.92%</text:p>
          </table:table-cell>
          <table:table-cell table:style-name="ce12" table:formula="of:=AVERAGE([$'Bottom 10% share'.J81:.J84])" office:value-type="percentage" office:value="0.0477114615372149" calcext:value-type="percentage">
            <text:p>4.77%</text:p>
          </table:table-cell>
          <table:table-cell table:style-name="ce12" table:formula="of:=AVERAGE([$'Bottom 10% share'.G81:.G84])" office:value-type="percentage" office:value="0.0323816976597193" calcext:value-type="percentage">
            <text:p>3.24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2" table:formula="of:=AVERAGE([$'Bottom 10% share'.M81:.M84])" office:value-type="percentage" office:value="0.0457699151495335" calcext:value-type="percentage">
            <text:p>4.58%</text:p>
          </table:table-cell>
          <table:table-cell table:style-name="ce12" table:formula="of:=AVERAGE([$'Bottom 10% share'.N81:.N84])" office:value-type="percentage" office:value="0.0298521699663908" calcext:value-type="percentage">
            <text:p>2.99%</text:p>
          </table:table-cell>
          <table:table-cell table:style-name="ce12" table:formula="of:=AVERAGE([$'Bottom 10% share'.O81:.O84])" office:value-type="percentage" office:value="0.0494213141990557" calcext:value-type="percentage">
            <text:p>4.94%</text:p>
          </table:table-cell>
          <table:table-cell table:style-name="ce12" table:formula="of:=AVERAGE([$'Bottom 10% share'.L81:.L84])" office:value-type="percentage" office:value="0.032366679819056" calcext:value-type="percentage">
            <text:p>3.24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2" table:formula="of:=AVERAGE([$'Bottom 10% share'.C85:.C88])" office:value-type="percentage" office:value="0.048220765791759" calcext:value-type="percentage">
            <text:p>4.82%</text:p>
          </table:table-cell>
          <table:table-cell table:style-name="ce12" table:formula="of:=AVERAGE([$'Bottom 10% share'.D85:.D88])" office:value-type="percentage" office:value="0.0337963844935937" calcext:value-type="percentage">
            <text:p>3.38%</text:p>
          </table:table-cell>
          <table:table-cell table:style-name="ce12" table:formula="of:=AVERAGE([$'Bottom 10% share'.E85:.E88])" office:value-type="percentage" office:value="0.0508667023925472" calcext:value-type="percentage">
            <text:p>5.09%</text:p>
          </table:table-cell>
          <table:table-cell table:style-name="ce12" table:formula="of:=AVERAGE([$'Bottom 10% share'.B85:.B88])" office:value-type="percentage" office:value="0.0356960654624751" calcext:value-type="percentage">
            <text:p>3.57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2" table:formula="of:=AVERAGE([$'Bottom 10% share'.H85:.H88])" office:value-type="percentage" office:value="0.0451138762547231" calcext:value-type="percentage">
            <text:p>4.51%</text:p>
          </table:table-cell>
          <table:table-cell table:style-name="ce12" table:formula="of:=AVERAGE([$'Bottom 10% share'.I85:.I88])" office:value-type="percentage" office:value="0.0316357321123464" calcext:value-type="percentage">
            <text:p>3.16%</text:p>
          </table:table-cell>
          <table:table-cell table:style-name="ce12" table:formula="of:=AVERAGE([$'Bottom 10% share'.J85:.J88])" office:value-type="percentage" office:value="0.0496328120915017" calcext:value-type="percentage">
            <text:p>4.96%</text:p>
          </table:table-cell>
          <table:table-cell table:style-name="ce12" table:formula="of:=AVERAGE([$'Bottom 10% share'.G85:.G88])" office:value-type="percentage" office:value="0.034704237033568" calcext:value-type="percentage">
            <text:p>3.47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2" table:formula="of:=AVERAGE([$'Bottom 10% share'.M85:.M88])" office:value-type="percentage" office:value="0.045330174365365" calcext:value-type="percentage">
            <text:p>4.53%</text:p>
          </table:table-cell>
          <table:table-cell table:style-name="ce12" table:formula="of:=AVERAGE([$'Bottom 10% share'.N85:.N88])" office:value-type="percentage" office:value="0.0290776605477523" calcext:value-type="percentage">
            <text:p>2.91%</text:p>
          </table:table-cell>
          <table:table-cell table:style-name="ce12" table:formula="of:=AVERAGE([$'Bottom 10% share'.O85:.O88])" office:value-type="percentage" office:value="0.0478481213067821" calcext:value-type="percentage">
            <text:p>4.78%</text:p>
          </table:table-cell>
          <table:table-cell table:style-name="ce12" table:formula="of:=AVERAGE([$'Bottom 10% share'.L85:.L88])" office:value-type="percentage" office:value="0.0308217041525291" calcext:value-type="percentage">
            <text:p>3.08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2" table:formula="of:=AVERAGE([$'Bottom 10% share'.C89:.C92])" office:value-type="percentage" office:value="0.0424253355454901" calcext:value-type="percentage">
            <text:p>4.24%</text:p>
          </table:table-cell>
          <table:table-cell table:style-name="ce12" table:formula="of:=AVERAGE([$'Bottom 10% share'.D89:.D92])" office:value-type="percentage" office:value="0.0301660439779711" calcext:value-type="percentage">
            <text:p>3.02%</text:p>
          </table:table-cell>
          <table:table-cell table:style-name="ce12" table:formula="of:=AVERAGE([$'Bottom 10% share'.E89:.E92])" office:value-type="percentage" office:value="0.047443712758916" calcext:value-type="percentage">
            <text:p>4.74%</text:p>
          </table:table-cell>
          <table:table-cell table:style-name="ce12" table:formula="of:=AVERAGE([$'Bottom 10% share'.B89:.B92])" office:value-type="percentage" office:value="0.0336200070961205" calcext:value-type="percentage">
            <text:p>3.36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2" table:formula="of:=AVERAGE([$'Bottom 10% share'.H89:.H92])" office:value-type="percentage" office:value="0.0396664845601684" calcext:value-type="percentage">
            <text:p>3.97%</text:p>
          </table:table-cell>
          <table:table-cell table:style-name="ce12" table:formula="of:=AVERAGE([$'Bottom 10% share'.I89:.I92])" office:value-type="percentage" office:value="0.0288365902704253" calcext:value-type="percentage">
            <text:p>2.88%</text:p>
          </table:table-cell>
          <table:table-cell table:style-name="ce12" table:formula="of:=AVERAGE([$'Bottom 10% share'.J89:.J92])" office:value-type="percentage" office:value="0.0437078064428832" calcext:value-type="percentage">
            <text:p>4.37%</text:p>
          </table:table-cell>
          <table:table-cell table:style-name="ce12" table:formula="of:=AVERAGE([$'Bottom 10% share'.G89:.G92])" office:value-type="percentage" office:value="0.0316021742443986" calcext:value-type="percentage">
            <text:p>3.16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2" table:formula="of:=AVERAGE([$'Bottom 10% share'.M89:.M92])" office:value-type="percentage" office:value="0.0475894303678258" calcext:value-type="percentage">
            <text:p>4.76%</text:p>
          </table:table-cell>
          <table:table-cell table:style-name="ce12" table:formula="of:=AVERAGE([$'Bottom 10% share'.N89:.N92])" office:value-type="percentage" office:value="0.031560767554133" calcext:value-type="percentage">
            <text:p>3.16%</text:p>
          </table:table-cell>
          <table:table-cell table:style-name="ce12" table:formula="of:=AVERAGE([$'Bottom 10% share'.O89:.O92])" office:value-type="percentage" office:value="0.0490038200960791" calcext:value-type="percentage">
            <text:p>4.90%</text:p>
          </table:table-cell>
          <table:table-cell table:style-name="ce12" table:formula="of:=AVERAGE([$'Bottom 10% share'.L89:.L92])" office:value-type="percentage" office:value="0.0325842654207648" calcext:value-type="percentage">
            <text:p>3.26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2" table:formula="of:=AVERAGE([$'Bottom 10% share'.C93:.C96])" office:value-type="percentage" office:value="0.0430578558230885" calcext:value-type="percentage">
            <text:p>4.31%</text:p>
          </table:table-cell>
          <table:table-cell table:style-name="ce12" table:formula="of:=AVERAGE([$'Bottom 10% share'.D93:.D96])" office:value-type="percentage" office:value="0.0337020115824799" calcext:value-type="percentage">
            <text:p>3.37%</text:p>
          </table:table-cell>
          <table:table-cell table:style-name="ce12" table:formula="of:=AVERAGE([$'Bottom 10% share'.E93:.E96])" office:value-type="percentage" office:value="0.0476806863054108" calcext:value-type="percentage">
            <text:p>4.77%</text:p>
          </table:table-cell>
          <table:table-cell table:style-name="ce12" table:formula="of:=AVERAGE([$'Bottom 10% share'.B93:.B96])" office:value-type="percentage" office:value="0.0367784752325501" calcext:value-type="percentage">
            <text:p>3.68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2" table:formula="of:=AVERAGE([$'Bottom 10% share'.H93:.H96])" office:value-type="percentage" office:value="0.0354732902425711" calcext:value-type="percentage">
            <text:p>3.55%</text:p>
          </table:table-cell>
          <table:table-cell table:style-name="ce12" table:formula="of:=AVERAGE([$'Bottom 10% share'.I93:.I96])" office:value-type="percentage" office:value="0.0289858283940844" calcext:value-type="percentage">
            <text:p>2.90%</text:p>
          </table:table-cell>
          <table:table-cell table:style-name="ce12" table:formula="of:=AVERAGE([$'Bottom 10% share'.J93:.J96])" office:value-type="percentage" office:value="0.0394073390178538" calcext:value-type="percentage">
            <text:p>3.94%</text:p>
          </table:table-cell>
          <table:table-cell table:style-name="ce12" table:formula="of:=AVERAGE([$'Bottom 10% share'.G93:.G96])" office:value-type="percentage" office:value="0.0315876069246284" calcext:value-type="percentage">
            <text:p>3.16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2" table:formula="of:=AVERAGE([$'Bottom 10% share'.M93:.M96])" office:value-type="percentage" office:value="0.0458589646932465" calcext:value-type="percentage">
            <text:p>4.59%</text:p>
          </table:table-cell>
          <table:table-cell table:style-name="ce12" table:formula="of:=AVERAGE([$'Bottom 10% share'.N93:.N96])" office:value-type="percentage" office:value="0.031129724246329" calcext:value-type="percentage">
            <text:p>3.11%</text:p>
          </table:table-cell>
          <table:table-cell table:style-name="ce12" table:formula="of:=AVERAGE([$'Bottom 10% share'.O93:.O96])" office:value-type="percentage" office:value="0.0480274811706517" calcext:value-type="percentage">
            <text:p>4.80%</text:p>
          </table:table-cell>
          <table:table-cell table:style-name="ce12" table:formula="of:=AVERAGE([$'Bottom 10% share'.L93:.L96])" office:value-type="percentage" office:value="0.0325688000855392" calcext:value-type="percentage">
            <text:p>3.26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2" table:formula="of:=AVERAGE([$'Bottom 10% share'.C97:.C100])" office:value-type="percentage" office:value="0.0439062624106042" calcext:value-type="percentage">
            <text:p>4.39%</text:p>
          </table:table-cell>
          <table:table-cell table:style-name="ce12" table:formula="of:=AVERAGE([$'Bottom 10% share'.D97:.D100])" office:value-type="percentage" office:value="0.034170917151163" calcext:value-type="percentage">
            <text:p>3.42%</text:p>
          </table:table-cell>
          <table:table-cell table:style-name="ce12" table:formula="of:=AVERAGE([$'Bottom 10% share'.E97:.E100])" office:value-type="percentage" office:value="0.050807329926411" calcext:value-type="percentage">
            <text:p>5.08%</text:p>
          </table:table-cell>
          <table:table-cell table:style-name="ce12" table:formula="of:=AVERAGE([$'Bottom 10% share'.B97:.B100])" office:value-type="percentage" office:value="0.0386348416298189" calcext:value-type="percentage">
            <text:p>3.86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2" table:formula="of:=AVERAGE([$'Bottom 10% share'.H97:.H100])" office:value-type="percentage" office:value="0.0424300864616362" calcext:value-type="percentage">
            <text:p>4.24%</text:p>
          </table:table-cell>
          <table:table-cell table:style-name="ce12" table:formula="of:=AVERAGE([$'Bottom 10% share'.I97:.I100])" office:value-type="percentage" office:value="0.0309342145150589" calcext:value-type="percentage">
            <text:p>3.09%</text:p>
          </table:table-cell>
          <table:table-cell table:style-name="ce12" table:formula="of:=AVERAGE([$'Bottom 10% share'.J97:.J100])" office:value-type="percentage" office:value="0.0453040318278261" calcext:value-type="percentage">
            <text:p>4.53%</text:p>
          </table:table-cell>
          <table:table-cell table:style-name="ce12" table:formula="of:=AVERAGE([$'Bottom 10% share'.G97:.G100])" office:value-type="percentage" office:value="0.0328543489187033" calcext:value-type="percentage">
            <text:p>3.29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2" table:formula="of:=AVERAGE([$'Bottom 10% share'.M97:.M100])" office:value-type="percentage" office:value="0.043184558683108" calcext:value-type="percentage">
            <text:p>4.32%</text:p>
          </table:table-cell>
          <table:table-cell table:style-name="ce12" table:formula="of:=AVERAGE([$'Bottom 10% share'.N97:.N100])" office:value-type="percentage" office:value="0.0280956379613068" calcext:value-type="percentage">
            <text:p>2.81%</text:p>
          </table:table-cell>
          <table:table-cell table:style-name="ce12" table:formula="of:=AVERAGE([$'Bottom 10% share'.O97:.O100])" office:value-type="percentage" office:value="0.0447898798146087" calcext:value-type="percentage">
            <text:p>4.48%</text:p>
          </table:table-cell>
          <table:table-cell table:style-name="ce12" table:formula="of:=AVERAGE([$'Bottom 10% share'.L97:.L100])" office:value-type="percentage" office:value="0.0291130464056489" calcext:value-type="percentage">
            <text:p>2.91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2" table:formula="of:=AVERAGE([$'Bottom 10% share'.C101:.C104])" office:value-type="percentage" office:value="0.0436011917089906" calcext:value-type="percentage">
            <text:p>4.36%</text:p>
          </table:table-cell>
          <table:table-cell table:style-name="ce12" table:formula="of:=AVERAGE([$'Bottom 10% share'.D101:.D104])" office:value-type="percentage" office:value="0.0337944322943135" calcext:value-type="percentage">
            <text:p>3.38%</text:p>
          </table:table-cell>
          <table:table-cell table:style-name="ce12" table:formula="of:=AVERAGE([$'Bottom 10% share'.E101:.E104])" office:value-type="percentage" office:value="0.0493172256862456" calcext:value-type="percentage">
            <text:p>4.93%</text:p>
          </table:table-cell>
          <table:table-cell table:style-name="ce12" table:formula="of:=AVERAGE([$'Bottom 10% share'.B101:.B104])" office:value-type="percentage" office:value="0.0374557401149268" calcext:value-type="percentage">
            <text:p>3.75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2" table:formula="of:=AVERAGE([$'Bottom 10% share'.H101:.H104])" office:value-type="percentage" office:value="0.0396459314402514" calcext:value-type="percentage">
            <text:p>3.96%</text:p>
          </table:table-cell>
          <table:table-cell table:style-name="ce12" table:formula="of:=AVERAGE([$'Bottom 10% share'.I101:.I104])" office:value-type="percentage" office:value="0.0309897722902141" calcext:value-type="percentage">
            <text:p>3.10%</text:p>
          </table:table-cell>
          <table:table-cell table:style-name="ce12" table:formula="of:=AVERAGE([$'Bottom 10% share'.J101:.J104])" office:value-type="percentage" office:value="0.0409910763164274" calcext:value-type="percentage">
            <text:p>4.10%</text:p>
          </table:table-cell>
          <table:table-cell table:style-name="ce12" table:formula="of:=AVERAGE([$'Bottom 10% share'.G101:.G104])" office:value-type="percentage" office:value="0.031869223319264" calcext:value-type="percentage">
            <text:p>3.19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2" table:formula="of:=AVERAGE([$'Bottom 10% share'.M101:.M104])" office:value-type="percentage" office:value="0.0452353031634492" calcext:value-type="percentage">
            <text:p>4.52%</text:p>
          </table:table-cell>
          <table:table-cell table:style-name="ce12" table:formula="of:=AVERAGE([$'Bottom 10% share'.N101:.N104])" office:value-type="percentage" office:value="0.0292145073803962" calcext:value-type="percentage">
            <text:p>2.92%</text:p>
          </table:table-cell>
          <table:table-cell table:style-name="ce12" table:formula="of:=AVERAGE([$'Bottom 10% share'.O101:.O104])" office:value-type="percentage" office:value="0.045408848200442" calcext:value-type="percentage">
            <text:p>4.54%</text:p>
          </table:table-cell>
          <table:table-cell table:style-name="ce12" table:formula="of:=AVERAGE([$'Bottom 10% share'.L101:.L104])" office:value-type="percentage" office:value="0.0294090583139726" calcext:value-type="percentage">
            <text:p>2.94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2" table:formula="of:=AVERAGE([$'Bottom 10% share'.C105:.C108])" office:value-type="percentage" office:value="0.043875207978723" calcext:value-type="percentage">
            <text:p>4.39%</text:p>
          </table:table-cell>
          <table:table-cell table:style-name="ce12" table:formula="of:=AVERAGE([$'Bottom 10% share'.D105:.D108])" office:value-type="percentage" office:value="0.0335932594266512" calcext:value-type="percentage">
            <text:p>3.36%</text:p>
          </table:table-cell>
          <table:table-cell table:style-name="ce12" table:formula="of:=AVERAGE([$'Bottom 10% share'.E105:.E108])" office:value-type="percentage" office:value="0.0450311675689722" calcext:value-type="percentage">
            <text:p>4.50%</text:p>
          </table:table-cell>
          <table:table-cell table:style-name="ce12" table:formula="of:=AVERAGE([$'Bottom 10% share'.B105:.B108])" office:value-type="percentage" office:value="0.0343785150443603" calcext:value-type="percentage">
            <text:p>3.44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Bottom 10% share'.H105:.H108])" office:value-type="percentage" office:value="0.035128312377727" calcext:value-type="percentage">
            <text:p>3.51%</text:p>
          </table:table-cell>
          <table:table-cell table:style-name="ce12" table:formula="of:=AVERAGE([$'Bottom 10% share'.I105:.I108])" office:value-type="percentage" office:value="0.0298537730775369" calcext:value-type="percentage">
            <text:p>2.99%</text:p>
          </table:table-cell>
          <table:table-cell table:style-name="ce12" table:formula="of:=AVERAGE([$'Bottom 10% share'.J105:.J108])" office:value-type="percentage" office:value="0.0353386883796727" calcext:value-type="percentage">
            <text:p>3.53%</text:p>
          </table:table-cell>
          <table:table-cell table:style-name="ce12" table:formula="of:=AVERAGE([$'Bottom 10% share'.G105:.G108])" office:value-type="percentage" office:value="0.0300120104374411" calcext:value-type="percentage">
            <text:p>3.00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2" table:formula="of:=AVERAGE([$'Bottom 10% share'.M105:.M108])" office:value-type="percentage" office:value="0.0416593889835111" calcext:value-type="percentage">
            <text:p>4.17%</text:p>
          </table:table-cell>
          <table:table-cell table:style-name="ce12" table:formula="of:=AVERAGE([$'Bottom 10% share'.N105:.N108])" office:value-type="percentage" office:value="0.0281946842808525" calcext:value-type="percentage">
            <text:p>2.82%</text:p>
          </table:table-cell>
          <table:table-cell table:style-name="ce12" table:formula="of:=AVERAGE([$'Bottom 10% share'.O105:.O108])" office:value-type="percentage" office:value="0.0466316667006254" calcext:value-type="percentage">
            <text:p>4.66%</text:p>
          </table:table-cell>
          <table:table-cell table:style-name="ce12" table:formula="of:=AVERAGE([$'Bottom 10% share'.L105:.L108])" office:value-type="percentage" office:value="0.0310838755853361" calcext:value-type="percentage">
            <text:p>3.11%</text:p>
          </table:table-cell>
          <table:table-cell table:number-columns-repeated="49"/>
        </table:table-row>
        <table:table-row table:style-name="ro1">
          <table:table-cell>
            <draw:frame table:end-cell-address="'Bottom 10% share yearly'.D61" table:end-x="149.47pt" table:end-y="10.15pt" draw:z-index="1" draw:name="Chart 4" draw:style-name="gr1" draw:text-style-name="P1" svg:width="642.39pt" svg:height="445.63pt" svg:x="2.13pt" svg:y="14.57pt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52.98pt" table:end-y="2.15pt" draw:z-index="0" draw:name="Chart 2" draw:style-name="gr1" draw:text-style-name="P1" svg:width="619.4pt" svg:height="445.63pt" svg:x="32.63pt" svg:y="6.58pt">
              <draw:object draw:notify-on-update-of-ranges="'Bottom 10% share yearly'.F4:'Bottom 10% share yearly'.F30 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56.49pt" table:end-y="10.15pt" draw:z-index="2" draw:name="Chart 5" draw:style-name="gr1" draw:text-style-name="P1" svg:width="612.37pt" svg:height="445.63pt" svg:x="2.13pt" svg:y="14.57pt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distribution_low" table:style-name="ta13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0927053" calcext:value-type="float">
            <text:p>0.385401540927053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341665" calcext:value-type="float">
            <text:p>0.406553134341665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113552" calcext:value-type="float">
            <text:p>0.21898910911355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1955265" calcext:value-type="float">
            <text:p>0.23031861195526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7048459" calcext:value-type="float">
            <text:p>0.041225634704846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914083" calcext:value-type="float">
            <text:p>0.030350384291408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8929006" calcext:value-type="float">
            <text:p>0.364489948929006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072417" calcext:value-type="float">
            <text:p>0.387523763072417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692702" calcext:value-type="float">
            <text:p>0.21016273692702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113073" calcext:value-type="float">
            <text:p>0.222617026113073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575125" calcext:value-type="float">
            <text:p>0.044330780657513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468179" calcext:value-type="float">
            <text:p>0.031923376346818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563969333475" calcext:value-type="float">
            <text:p>0.388563969333475</text:p>
          </table:table-cell>
          <table:table-cell office:value-type="float" office:value="0.455528711934171" calcext:value-type="float">
            <text:p>0.455528711934171</text:p>
          </table:table-cell>
          <table:table-cell office:value-type="float" office:value="0.404120007898951" calcext:value-type="float">
            <text:p>0.404120007898951</text:p>
          </table:table-cell>
          <table:table-cell office:value-type="float" office:value="0.437870191444161" calcext:value-type="float">
            <text:p>0.437870191444161</text:p>
          </table:table-cell>
          <table:table-cell office:value-type="float" office:value="6.90396980627177" calcext:value-type="float">
            <text:p>6.90396980627177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6112056970342" calcext:value-type="float">
            <text:p>8.56112056970342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503645505539" calcext:value-type="float">
            <text:p>0.221503645505539</text:p>
          </table:table-cell>
          <table:table-cell office:value-type="float" office:value="0.256927516528114" calcext:value-type="float">
            <text:p>0.256927516528114</text:p>
          </table:table-cell>
          <table:table-cell office:value-type="float" office:value="0.23216863154906" calcext:value-type="float">
            <text:p>0.23216863154906</text:p>
          </table:table-cell>
          <table:table-cell office:value-type="float" office:value="0.240365325562078" calcext:value-type="float">
            <text:p>0.240365325562078</text:p>
          </table:table-cell>
          <table:table-cell office:value-type="float" office:value="0.0412137427540783" calcext:value-type="float">
            <text:p>0.041213742754078</text:p>
          </table:table-cell>
          <table:table-cell office:value-type="float" office:value="0.030720094455611" calcext:value-type="float">
            <text:p>0.030720094455611</text:p>
          </table:table-cell>
          <table:table-cell office:value-type="float" office:value="0.0296251379999538" calcext:value-type="float">
            <text:p>0.029625137999954</text:p>
          </table:table-cell>
          <table:table-cell office:value-type="float" office:value="0.0469092872017536" calcext:value-type="float">
            <text:p>0.046909287201754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627093855147" calcext:value-type="float">
            <text:p>0.386627093855147</text:p>
          </table:table-cell>
          <table:table-cell office:value-type="float" office:value="0.457385383774999" calcext:value-type="float">
            <text:p>0.457385383774999</text:p>
          </table:table-cell>
          <table:table-cell office:value-type="float" office:value="0.401934476429779" calcext:value-type="float">
            <text:p>0.401934476429779</text:p>
          </table:table-cell>
          <table:table-cell office:value-type="float" office:value="0.44167254066231" calcext:value-type="float">
            <text:p>0.44167254066231</text:p>
          </table:table-cell>
          <table:table-cell office:value-type="float" office:value="7.31451323376669" calcext:value-type="float">
            <text:p>7.31451323376669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18947308026553" calcext:value-type="float">
            <text:p>9.18947308026553</text:p>
          </table:table-cell>
          <table:table-cell office:value-type="float" office:value="10.1472922460683" calcext:value-type="float">
            <text:p>10.1472922460683</text:p>
          </table:table-cell>
          <table:table-cell office:value-type="float" office:value="0.217608990493196" calcext:value-type="float">
            <text:p>0.217608990493196</text:p>
          </table:table-cell>
          <table:table-cell office:value-type="float" office:value="0.254233730927975" calcext:value-type="float">
            <text:p>0.254233730927975</text:p>
          </table:table-cell>
          <table:table-cell office:value-type="float" office:value="0.228171846593333" calcext:value-type="float">
            <text:p>0.228171846593333</text:p>
          </table:table-cell>
          <table:table-cell office:value-type="float" office:value="0.23751742043996" calcext:value-type="float">
            <text:p>0.23751742043996</text:p>
          </table:table-cell>
          <table:table-cell office:value-type="float" office:value="0.0387223268419182" calcext:value-type="float">
            <text:p>0.038722326841918</text:p>
          </table:table-cell>
          <table:table-cell office:value-type="float" office:value="0.0276718735528851" calcext:value-type="float">
            <text:p>0.027671873552885</text:p>
          </table:table-cell>
          <table:table-cell office:value-type="float" office:value="0.0273601829873631" calcext:value-type="float">
            <text:p>0.027360182987363</text:p>
          </table:table-cell>
          <table:table-cell office:value-type="float" office:value="0.0437860730479668" calcext:value-type="float">
            <text:p>0.043786073047967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128859059596" calcext:value-type="float">
            <text:p>0.39128859059596</text:p>
          </table:table-cell>
          <table:table-cell office:value-type="float" office:value="0.460531530414479" calcext:value-type="float">
            <text:p>0.460531530414479</text:p>
          </table:table-cell>
          <table:table-cell office:value-type="float" office:value="0.408534099689557" calcext:value-type="float">
            <text:p>0.408534099689557</text:p>
          </table:table-cell>
          <table:table-cell office:value-type="float" office:value="0.439866510766866" calcext:value-type="float">
            <text:p>0.439866510766866</text:p>
          </table:table-cell>
          <table:table-cell office:value-type="float" office:value="7.07723705917274" calcext:value-type="float">
            <text:p>7.07723705917274</text:p>
          </table:table-cell>
          <table:table-cell office:value-type="float" office:value="12.3839283918059" calcext:value-type="float">
            <text:p>12.3839283918059</text:p>
          </table:table-cell>
          <table:table-cell office:value-type="float" office:value="8.74434327746806" calcext:value-type="float">
            <text:p>8.74434327746806</text:p>
          </table:table-cell>
          <table:table-cell office:value-type="float" office:value="9.38548637395314" calcext:value-type="float">
            <text:p>9.38548637395314</text:p>
          </table:table-cell>
          <table:table-cell office:value-type="float" office:value="0.21905342826532" calcext:value-type="float">
            <text:p>0.21905342826532</text:p>
          </table:table-cell>
          <table:table-cell office:value-type="float" office:value="0.25762845836862" calcext:value-type="float">
            <text:p>0.25762845836862</text:p>
          </table:table-cell>
          <table:table-cell office:value-type="float" office:value="0.229288431316511" calcext:value-type="float">
            <text:p>0.229288431316511</text:p>
          </table:table-cell>
          <table:table-cell office:value-type="float" office:value="0.241454361875334" calcext:value-type="float">
            <text:p>0.241454361875334</text:p>
          </table:table-cell>
          <table:table-cell office:value-type="float" office:value="0.0377712098628893" calcext:value-type="float">
            <text:p>0.037771209862889</text:p>
          </table:table-cell>
          <table:table-cell office:value-type="float" office:value="0.0283750425462443" calcext:value-type="float">
            <text:p>0.028375042546244</text:p>
          </table:table-cell>
          <table:table-cell office:value-type="float" office:value="0.0283353995960886" calcext:value-type="float">
            <text:p>0.028335399596089</text:p>
          </table:table-cell>
          <table:table-cell office:value-type="float" office:value="0.0416398774967707" calcext:value-type="float">
            <text:p>0.041639877496771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0229768019073" calcext:value-type="float">
            <text:p>0.390229768019073</text:p>
          </table:table-cell>
          <table:table-cell office:value-type="float" office:value="0.463230024168632" calcext:value-type="float">
            <text:p>0.463230024168632</text:p>
          </table:table-cell>
          <table:table-cell office:value-type="float" office:value="0.41143303451247" calcext:value-type="float">
            <text:p>0.41143303451247</text:p>
          </table:table-cell>
          <table:table-cell office:value-type="float" office:value="0.439284111269512" calcext:value-type="float">
            <text:p>0.439284111269512</text:p>
          </table:table-cell>
          <table:table-cell office:value-type="float" office:value="6.73138447821439" calcext:value-type="float">
            <text:p>6.73138447821439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75366567693156" calcext:value-type="float">
            <text:p>8.75366567693156</text:p>
          </table:table-cell>
          <table:table-cell office:value-type="float" office:value="9.06806811814304" calcext:value-type="float">
            <text:p>9.06806811814304</text:p>
          </table:table-cell>
          <table:table-cell office:value-type="float" office:value="0.225699074704251" calcext:value-type="float">
            <text:p>0.225699074704251</text:p>
          </table:table-cell>
          <table:table-cell office:value-type="float" office:value="0.274438459257221" calcext:value-type="float">
            <text:p>0.274438459257221</text:p>
          </table:table-cell>
          <table:table-cell office:value-type="float" office:value="0.238090634580162" calcext:value-type="float">
            <text:p>0.238090634580162</text:p>
          </table:table-cell>
          <table:table-cell office:value-type="float" office:value="0.254833997498471" calcext:value-type="float">
            <text:p>0.254833997498471</text:p>
          </table:table-cell>
          <table:table-cell office:value-type="float" office:value="0.041611658921862" calcext:value-type="float">
            <text:p>0.041611658921862</text:p>
          </table:table-cell>
          <table:table-cell office:value-type="float" office:value="0.0289174948744052" calcext:value-type="float">
            <text:p>0.028917494874405</text:p>
          </table:table-cell>
          <table:table-cell office:value-type="float" office:value="0.0301078507759672" calcext:value-type="float">
            <text:p>0.030107850775967</text:p>
          </table:table-cell>
          <table:table-cell office:value-type="float" office:value="0.0447923807742106" calcext:value-type="float">
            <text:p>0.044792380774211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8864016520451" calcext:value-type="float">
            <text:p>0.388864016520451</text:p>
          </table:table-cell>
          <table:table-cell table:style-name="ce24" office:value-type="float" office:value="0.464520531401204" calcext:value-type="float">
            <text:p>0.464520531401204</text:p>
          </table:table-cell>
          <table:table-cell office:value-type="float" office:value="0.407505131921871" calcext:value-type="float">
            <text:p>0.407505131921871</text:p>
          </table:table-cell>
          <table:table-cell office:value-type="float" office:value="0.442035373551581" calcext:value-type="float">
            <text:p>0.442035373551581</text:p>
          </table:table-cell>
          <table:table-cell office:value-type="float" office:value="6.73363419559161" calcext:value-type="float">
            <text:p>6.73363419559161</text:p>
          </table:table-cell>
          <table:table-cell office:value-type="float" office:value="11.5504772355692" calcext:value-type="float">
            <text:p>11.5504772355692</text:p>
          </table:table-cell>
          <table:table-cell office:value-type="float" office:value="8.54026624952501" calcext:value-type="float">
            <text:p>8.54026624952501</text:p>
          </table:table-cell>
          <table:table-cell office:value-type="float" office:value="9.07401195178368" calcext:value-type="float">
            <text:p>9.07401195178368</text:p>
          </table:table-cell>
          <table:table-cell office:value-type="float" office:value="0.218728667494225" calcext:value-type="float">
            <text:p>0.218728667494225</text:p>
          </table:table-cell>
          <table:table-cell office:value-type="float" office:value="0.250838914301626" calcext:value-type="float">
            <text:p>0.250838914301626</text:p>
          </table:table-cell>
          <table:table-cell office:value-type="float" office:value="0.229523540136556" calcext:value-type="float">
            <text:p>0.229523540136556</text:p>
          </table:table-cell>
          <table:table-cell office:value-type="float" office:value="0.234236783948659" calcext:value-type="float">
            <text:p>0.234236783948659</text:p>
          </table:table-cell>
          <table:table-cell office:value-type="float" office:value="0.0406319363918041" calcext:value-type="float">
            <text:p>0.040631936391804</text:p>
          </table:table-cell>
          <table:table-cell office:value-type="float" office:value="0.0312679086195602" calcext:value-type="float">
            <text:p>0.03126790861956</text:p>
          </table:table-cell>
          <table:table-cell office:value-type="float" office:value="0.029406466382715" calcext:value-type="float">
            <text:p>0.029406466382715</text:p>
          </table:table-cell>
          <table:table-cell office:value-type="float" office:value="0.0469399126156018" calcext:value-type="float">
            <text:p>0.046939912615602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6383123067872" calcext:value-type="float">
            <text:p>0.386383123067872</text:p>
          </table:table-cell>
          <table:table-cell office:value-type="float" office:value="0.454369793407635" calcext:value-type="float">
            <text:p>0.454369793407635</text:p>
          </table:table-cell>
          <table:table-cell office:value-type="float" office:value="0.402701053487097" calcext:value-type="float">
            <text:p>0.402701053487097</text:p>
          </table:table-cell>
          <table:table-cell office:value-type="float" office:value="0.436817992494206" calcext:value-type="float">
            <text:p>0.436817992494206</text:p>
          </table:table-cell>
          <table:table-cell office:value-type="float" office:value="6.52620675859662" calcext:value-type="float">
            <text:p>6.52620675859662</text:p>
          </table:table-cell>
          <table:table-cell office:value-type="float" office:value="11.1309474783014" calcext:value-type="float">
            <text:p>11.1309474783014</text:p>
          </table:table-cell>
          <table:table-cell office:value-type="float" office:value="7.85270839952288" calcext:value-type="float">
            <text:p>7.85270839952288</text:p>
          </table:table-cell>
          <table:table-cell office:value-type="float" office:value="9.15022416788073" calcext:value-type="float">
            <text:p>9.15022416788073</text:p>
          </table:table-cell>
          <table:table-cell office:value-type="float" office:value="0.22130719595427" calcext:value-type="float">
            <text:p>0.22130719595427</text:p>
          </table:table-cell>
          <table:table-cell office:value-type="float" office:value="0.258692851413597" calcext:value-type="float">
            <text:p>0.258692851413597</text:p>
          </table:table-cell>
          <table:table-cell office:value-type="float" office:value="0.230707771831068" calcext:value-type="float">
            <text:p>0.230707771831068</text:p>
          </table:table-cell>
          <table:table-cell office:value-type="float" office:value="0.244135523292496" calcext:value-type="float">
            <text:p>0.244135523292496</text:p>
          </table:table-cell>
          <table:table-cell office:value-type="float" office:value="0.0398888838792631" calcext:value-type="float">
            <text:p>0.039888883879263</text:p>
          </table:table-cell>
          <table:table-cell office:value-type="float" office:value="0.030358803032083" calcext:value-type="float">
            <text:p>0.030358803032083</text:p>
          </table:table-cell>
          <table:table-cell office:value-type="float" office:value="0.0295353248451055" calcext:value-type="float">
            <text:p>0.029535324845106</text:p>
          </table:table-cell>
          <table:table-cell office:value-type="float" office:value="0.044611401666029" calcext:value-type="float">
            <text:p>0.044611401666029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5346821056436" calcext:value-type="float">
            <text:p>0.385346821056436</text:p>
          </table:table-cell>
          <table:table-cell office:value-type="float" office:value="0.458936031191655" calcext:value-type="float">
            <text:p>0.458936031191655</text:p>
          </table:table-cell>
          <table:table-cell office:value-type="float" office:value="0.40339086120672" calcext:value-type="float">
            <text:p>0.40339086120672</text:p>
          </table:table-cell>
          <table:table-cell office:value-type="float" office:value="0.43857381424713" calcext:value-type="float">
            <text:p>0.43857381424713</text:p>
          </table:table-cell>
          <table:table-cell office:value-type="float" office:value="7.05269172253018" calcext:value-type="float">
            <text:p>7.05269172253018</text:p>
          </table:table-cell>
          <table:table-cell office:value-type="float" office:value="11.7383719088628" calcext:value-type="float">
            <text:p>11.7383719088628</text:p>
          </table:table-cell>
          <table:table-cell office:value-type="float" office:value="8.61592129222096" calcext:value-type="float">
            <text:p>8.61592129222096</text:p>
          </table:table-cell>
          <table:table-cell office:value-type="float" office:value="9.32815571424484" calcext:value-type="float">
            <text:p>9.32815571424484</text:p>
          </table:table-cell>
          <table:table-cell office:value-type="float" office:value="0.221041290557778" calcext:value-type="float">
            <text:p>0.221041290557778</text:p>
          </table:table-cell>
          <table:table-cell office:value-type="float" office:value="0.257248334907449" calcext:value-type="float">
            <text:p>0.257248334907449</text:p>
          </table:table-cell>
          <table:table-cell office:value-type="float" office:value="0.231829793324168" calcext:value-type="float">
            <text:p>0.231829793324168</text:p>
          </table:table-cell>
          <table:table-cell office:value-type="float" office:value="0.24038568944316" calcext:value-type="float">
            <text:p>0.24038568944316</text:p>
          </table:table-cell>
          <table:table-cell office:value-type="float" office:value="0.0397921831826915" calcext:value-type="float">
            <text:p>0.039792183182692</text:p>
          </table:table-cell>
          <table:table-cell office:value-type="float" office:value="0.032561320176246" calcext:value-type="float">
            <text:p>0.032561320176246</text:p>
          </table:table-cell>
          <table:table-cell office:value-type="float" office:value="0.0292576466930303" calcext:value-type="float">
            <text:p>0.02925764669303</text:p>
          </table:table-cell>
          <table:table-cell office:value-type="float" office:value="0.0471832556210005" calcext:value-type="float">
            <text:p>0.047183255621001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6875704359573" calcext:value-type="float">
            <text:p>0.386875704359573</text:p>
          </table:table-cell>
          <table:table-cell office:value-type="float" office:value="0.461604070895277" calcext:value-type="float">
            <text:p>0.461604070895277</text:p>
          </table:table-cell>
          <table:table-cell office:value-type="float" office:value="0.407737756090325" calcext:value-type="float">
            <text:p>0.407737756090325</text:p>
          </table:table-cell>
          <table:table-cell office:value-type="float" office:value="0.435833226869037" calcext:value-type="float">
            <text:p>0.435833226869037</text:p>
          </table:table-cell>
          <table:table-cell office:value-type="float" office:value="6.5973031753885" calcext:value-type="float">
            <text:p>6.5973031753885</text:p>
          </table:table-cell>
          <table:table-cell office:value-type="float" office:value="11.5284150493287" calcext:value-type="float">
            <text:p>11.5284150493287</text:p>
          </table:table-cell>
          <table:table-cell office:value-type="float" office:value="8.20403228974045" calcext:value-type="float">
            <text:p>8.20403228974045</text:p>
          </table:table-cell>
          <table:table-cell office:value-type="float" office:value="8.66415385858144" calcext:value-type="float">
            <text:p>8.66415385858144</text:p>
          </table:table-cell>
          <table:table-cell office:value-type="float" office:value="0.219646254723821" calcext:value-type="float">
            <text:p>0.219646254723821</text:p>
          </table:table-cell>
          <table:table-cell office:value-type="float" office:value="0.264621496638552" calcext:value-type="float">
            <text:p>0.264621496638552</text:p>
          </table:table-cell>
          <table:table-cell office:value-type="float" office:value="0.232360080653675" calcext:value-type="float">
            <text:p>0.232360080653675</text:p>
          </table:table-cell>
          <table:table-cell office:value-type="float" office:value="0.244622185656601" calcext:value-type="float">
            <text:p>0.244622185656601</text:p>
          </table:table-cell>
          <table:table-cell office:value-type="float" office:value="0.0409327468320762" calcext:value-type="float">
            <text:p>0.040932746832076</text:p>
          </table:table-cell>
          <table:table-cell office:value-type="float" office:value="0.0308300699141536" calcext:value-type="float">
            <text:p>0.030830069914154</text:p>
          </table:table-cell>
          <table:table-cell office:value-type="float" office:value="0.0288244907276216" calcext:value-type="float">
            <text:p>0.028824490727622</text:p>
          </table:table-cell>
          <table:table-cell office:value-type="float" office:value="0.0474015539851869" calcext:value-type="float">
            <text:p>0.047401553985187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8729801544029" calcext:value-type="float">
            <text:p>0.388729801544029</text:p>
          </table:table-cell>
          <table:table-cell office:value-type="float" office:value="0.462434775444033" calcext:value-type="float">
            <text:p>0.462434775444033</text:p>
          </table:table-cell>
          <table:table-cell office:value-type="float" office:value="0.405677407114763" calcext:value-type="float">
            <text:p>0.405677407114763</text:p>
          </table:table-cell>
          <table:table-cell office:value-type="float" office:value="0.442216258182141" calcext:value-type="float">
            <text:p>0.442216258182141</text:p>
          </table:table-cell>
          <table:table-cell office:value-type="float" office:value="7.07462659205517" calcext:value-type="float">
            <text:p>7.07462659205517</text:p>
          </table:table-cell>
          <table:table-cell office:value-type="float" office:value="11.5582215409381" calcext:value-type="float">
            <text:p>11.5582215409381</text:p>
          </table:table-cell>
          <table:table-cell office:value-type="float" office:value="8.66139083327146" calcext:value-type="float">
            <text:p>8.66139083327146</text:p>
          </table:table-cell>
          <table:table-cell office:value-type="float" office:value="9.07959090347978" calcext:value-type="float">
            <text:p>9.07959090347978</text:p>
          </table:table-cell>
          <table:table-cell office:value-type="float" office:value="0.224371788049748" calcext:value-type="float">
            <text:p>0.224371788049748</text:p>
          </table:table-cell>
          <table:table-cell office:value-type="float" office:value="0.257357271418184" calcext:value-type="float">
            <text:p>0.257357271418184</text:p>
          </table:table-cell>
          <table:table-cell office:value-type="float" office:value="0.235273835964097" calcext:value-type="float">
            <text:p>0.235273835964097</text:p>
          </table:table-cell>
          <table:table-cell office:value-type="float" office:value="0.240368614631375" calcext:value-type="float">
            <text:p>0.240368614631375</text:p>
          </table:table-cell>
          <table:table-cell office:value-type="float" office:value="0.0415678801946573" calcext:value-type="float">
            <text:p>0.041567880194657</text:p>
          </table:table-cell>
          <table:table-cell office:value-type="float" office:value="0.032059783769458" calcext:value-type="float">
            <text:p>0.032059783769458</text:p>
          </table:table-cell>
          <table:table-cell office:value-type="float" office:value="0.029216804546048" calcext:value-type="float">
            <text:p>0.029216804546048</text:p>
          </table:table-cell>
          <table:table-cell office:value-type="float" office:value="0.0494647134918037" calcext:value-type="float">
            <text:p>0.049464713491804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2295963713987" calcext:value-type="float">
            <text:p>0.392295963713987</text:p>
          </table:table-cell>
          <table:table-cell office:value-type="float" office:value="0.462292350976564" calcext:value-type="float">
            <text:p>0.462292350976564</text:p>
          </table:table-cell>
          <table:table-cell office:value-type="float" office:value="0.408823032756663" calcext:value-type="float">
            <text:p>0.408823032756663</text:p>
          </table:table-cell>
          <table:table-cell office:value-type="float" office:value="0.444313963856871" calcext:value-type="float">
            <text:p>0.444313963856871</text:p>
          </table:table-cell>
          <table:table-cell office:value-type="float" office:value="6.89501872108694" calcext:value-type="float">
            <text:p>6.89501872108694</text:p>
          </table:table-cell>
          <table:table-cell office:value-type="float" office:value="11.6205634964572" calcext:value-type="float">
            <text:p>11.6205634964572</text:p>
          </table:table-cell>
          <table:table-cell office:value-type="float" office:value="8.34578455631997" calcext:value-type="float">
            <text:p>8.34578455631997</text:p>
          </table:table-cell>
          <table:table-cell office:value-type="float" office:value="9.43638272188012" calcext:value-type="float">
            <text:p>9.43638272188012</text:p>
          </table:table-cell>
          <table:table-cell office:value-type="float" office:value="0.232618449579674" calcext:value-type="float">
            <text:p>0.232618449579674</text:p>
          </table:table-cell>
          <table:table-cell office:value-type="float" office:value="0.274900497035246" calcext:value-type="float">
            <text:p>0.274900497035246</text:p>
          </table:table-cell>
          <table:table-cell office:value-type="float" office:value="0.243031759910846" calcext:value-type="float">
            <text:p>0.243031759910846</text:p>
          </table:table-cell>
          <table:table-cell office:value-type="float" office:value="0.258395570977437" calcext:value-type="float">
            <text:p>0.258395570977437</text:p>
          </table:table-cell>
          <table:table-cell office:value-type="float" office:value="0.0411916543709635" calcext:value-type="float">
            <text:p>0.041191654370964</text:p>
          </table:table-cell>
          <table:table-cell office:value-type="float" office:value="0.0341513738146949" calcext:value-type="float">
            <text:p>0.034151373814695</text:p>
          </table:table-cell>
          <table:table-cell office:value-type="float" office:value="0.0302259279653361" calcext:value-type="float">
            <text:p>0.030225927965336</text:p>
          </table:table-cell>
          <table:table-cell office:value-type="float" office:value="0.0492811527964584" calcext:value-type="float">
            <text:p>0.049281152796459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7636269910399" calcext:value-type="float">
            <text:p>0.387636269910399</text:p>
          </table:table-cell>
          <table:table-cell office:value-type="float" office:value="0.464165365953609" calcext:value-type="float">
            <text:p>0.464165365953609</text:p>
          </table:table-cell>
          <table:table-cell office:value-type="float" office:value="0.406074300571938" calcext:value-type="float">
            <text:p>0.406074300571938</text:p>
          </table:table-cell>
          <table:table-cell office:value-type="float" office:value="0.442679479099894" calcext:value-type="float">
            <text:p>0.442679479099894</text:p>
          </table:table-cell>
          <table:table-cell office:value-type="float" office:value="6.85573919087861" calcext:value-type="float">
            <text:p>6.85573919087861</text:p>
          </table:table-cell>
          <table:table-cell office:value-type="float" office:value="11.7397609649397" calcext:value-type="float">
            <text:p>11.7397609649397</text:p>
          </table:table-cell>
          <table:table-cell office:value-type="float" office:value="8.5526235571122" calcext:value-type="float">
            <text:p>8.5526235571122</text:p>
          </table:table-cell>
          <table:table-cell office:value-type="float" office:value="9.2141289342651" calcext:value-type="float">
            <text:p>9.2141289342651</text:p>
          </table:table-cell>
          <table:table-cell office:value-type="float" office:value="0.224907161537339" calcext:value-type="float">
            <text:p>0.224907161537339</text:p>
          </table:table-cell>
          <table:table-cell office:value-type="float" office:value="0.256507931881406" calcext:value-type="float">
            <text:p>0.256507931881406</text:p>
          </table:table-cell>
          <table:table-cell office:value-type="float" office:value="0.235733250537386" calcext:value-type="float">
            <text:p>0.235733250537386</text:p>
          </table:table-cell>
          <table:table-cell office:value-type="float" office:value="0.23970568566883" calcext:value-type="float">
            <text:p>0.23970568566883</text:p>
          </table:table-cell>
          <table:table-cell office:value-type="float" office:value="0.0419724087876491" calcext:value-type="float">
            <text:p>0.041972408787649</text:p>
          </table:table-cell>
          <table:table-cell office:value-type="float" office:value="0.0361469875191751" calcext:value-type="float">
            <text:p>0.036146987519175</text:p>
          </table:table-cell>
          <table:table-cell office:value-type="float" office:value="0.0304132460797267" calcext:value-type="float">
            <text:p>0.030413246079727</text:p>
          </table:table-cell>
          <table:table-cell office:value-type="float" office:value="0.0522561381772886" calcext:value-type="float">
            <text:p>0.052256138177289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4917862786629" calcext:value-type="float">
            <text:p>0.384917862786629</text:p>
          </table:table-cell>
          <table:table-cell office:value-type="float" office:value="0.464580808065635" calcext:value-type="float">
            <text:p>0.464580808065635</text:p>
          </table:table-cell>
          <table:table-cell office:value-type="float" office:value="0.405606020336372" calcext:value-type="float">
            <text:p>0.405606020336372</text:p>
          </table:table-cell>
          <table:table-cell office:value-type="float" office:value="0.438908433098994" calcext:value-type="float">
            <text:p>0.438908433098994</text:p>
          </table:table-cell>
          <table:table-cell office:value-type="float" office:value="6.53013545045062" calcext:value-type="float">
            <text:p>6.53013545045062</text:p>
          </table:table-cell>
          <table:table-cell office:value-type="float" office:value="12.2146062013696" calcext:value-type="float">
            <text:p>12.2146062013696</text:p>
          </table:table-cell>
          <table:table-cell office:value-type="float" office:value="8.27326546544657" calcext:value-type="float">
            <text:p>8.27326546544657</text:p>
          </table:table-cell>
          <table:table-cell office:value-type="float" office:value="9.02137383538934" calcext:value-type="float">
            <text:p>9.02137383538934</text:p>
          </table:table-cell>
          <table:table-cell office:value-type="float" office:value="0.225133964519966" calcext:value-type="float">
            <text:p>0.225133964519966</text:p>
          </table:table-cell>
          <table:table-cell office:value-type="float" office:value="0.268542563214833" calcext:value-type="float">
            <text:p>0.268542563214833</text:p>
          </table:table-cell>
          <table:table-cell office:value-type="float" office:value="0.23790836153566" calcext:value-type="float">
            <text:p>0.23790836153566</text:p>
          </table:table-cell>
          <table:table-cell office:value-type="float" office:value="0.248318748358153" calcext:value-type="float">
            <text:p>0.248318748358153</text:p>
          </table:table-cell>
          <table:table-cell office:value-type="float" office:value="0.0419958450116969" calcext:value-type="float">
            <text:p>0.041995845011697</text:p>
          </table:table-cell>
          <table:table-cell office:value-type="float" office:value="0.0326149750179495" calcext:value-type="float">
            <text:p>0.03261497501795</text:p>
          </table:table-cell>
          <table:table-cell office:value-type="float" office:value="0.0288701067737681" calcext:value-type="float">
            <text:p>0.028870106773768</text:p>
          </table:table-cell>
          <table:table-cell office:value-type="float" office:value="0.0507416493858275" calcext:value-type="float">
            <text:p>0.050741649385828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6285130457208" calcext:value-type="float">
            <text:p>0.386285130457208</text:p>
          </table:table-cell>
          <table:table-cell office:value-type="float" office:value="0.467251386469729" calcext:value-type="float">
            <text:p>0.467251386469729</text:p>
          </table:table-cell>
          <table:table-cell office:value-type="float" office:value="0.403801830193856" calcext:value-type="float">
            <text:p>0.403801830193856</text:p>
          </table:table-cell>
          <table:table-cell office:value-type="float" office:value="0.444688983000473" calcext:value-type="float">
            <text:p>0.444688983000473</text:p>
          </table:table-cell>
          <table:table-cell office:value-type="float" office:value="7.10005977096772" calcext:value-type="float">
            <text:p>7.10005977096772</text:p>
          </table:table-cell>
          <table:table-cell office:value-type="float" office:value="12.1647929718622" calcext:value-type="float">
            <text:p>12.1647929718622</text:p>
          </table:table-cell>
          <table:table-cell office:value-type="float" office:value="8.57759561629012" calcext:value-type="float">
            <text:p>8.57759561629012</text:p>
          </table:table-cell>
          <table:table-cell office:value-type="float" office:value="9.56930081322235" calcext:value-type="float">
            <text:p>9.56930081322235</text:p>
          </table:table-cell>
          <table:table-cell office:value-type="float" office:value="0.223268475429287" calcext:value-type="float">
            <text:p>0.223268475429287</text:p>
          </table:table-cell>
          <table:table-cell office:value-type="float" office:value="0.253339995099282" calcext:value-type="float">
            <text:p>0.253339995099282</text:p>
          </table:table-cell>
          <table:table-cell office:value-type="float" office:value="0.234123116152521" calcext:value-type="float">
            <text:p>0.234123116152521</text:p>
          </table:table-cell>
          <table:table-cell office:value-type="float" office:value="0.236334887811419" calcext:value-type="float">
            <text:p>0.236334887811419</text:p>
          </table:table-cell>
          <table:table-cell office:value-type="float" office:value="0.0382057297392947" calcext:value-type="float">
            <text:p>0.038205729739295</text:p>
          </table:table-cell>
          <table:table-cell office:value-type="float" office:value="0.0318511000234196" calcext:value-type="float">
            <text:p>0.03185110002342</text:p>
          </table:table-cell>
          <table:table-cell office:value-type="float" office:value="0.0273988367081584" calcext:value-type="float">
            <text:p>0.027398836708158</text:p>
          </table:table-cell>
          <table:table-cell office:value-type="float" office:value="0.0471815724119794" calcext:value-type="float">
            <text:p>0.047181572411979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8264450259476" calcext:value-type="float">
            <text:p>0.388264450259476</text:p>
          </table:table-cell>
          <table:table-cell office:value-type="float" office:value="0.466394404098641" calcext:value-type="float">
            <text:p>0.466394404098641</text:p>
          </table:table-cell>
          <table:table-cell office:value-type="float" office:value="0.406003463953295" calcext:value-type="float">
            <text:p>0.406003463953295</text:p>
          </table:table-cell>
          <table:table-cell office:value-type="float" office:value="0.442475712121973" calcext:value-type="float">
            <text:p>0.442475712121973</text:p>
          </table:table-cell>
          <table:table-cell office:value-type="float" office:value="6.77175018743107" calcext:value-type="float">
            <text:p>6.77175018743107</text:p>
          </table:table-cell>
          <table:table-cell office:value-type="float" office:value="12.057666914733" calcext:value-type="float">
            <text:p>12.057666914733</text:p>
          </table:table-cell>
          <table:table-cell office:value-type="float" office:value="8.59466906861971" calcext:value-type="float">
            <text:p>8.59466906861971</text:p>
          </table:table-cell>
          <table:table-cell office:value-type="float" office:value="9.29535493296724" calcext:value-type="float">
            <text:p>9.29535493296724</text:p>
          </table:table-cell>
          <table:table-cell office:value-type="float" office:value="0.226131165037802" calcext:value-type="float">
            <text:p>0.226131165037802</text:p>
          </table:table-cell>
          <table:table-cell office:value-type="float" office:value="0.262878462631068" calcext:value-type="float">
            <text:p>0.262878462631068</text:p>
          </table:table-cell>
          <table:table-cell office:value-type="float" office:value="0.236458220928263" calcext:value-type="float">
            <text:p>0.236458220928263</text:p>
          </table:table-cell>
          <table:table-cell office:value-type="float" office:value="0.246460988762875" calcext:value-type="float">
            <text:p>0.246460988762875</text:p>
          </table:table-cell>
          <table:table-cell office:value-type="float" office:value="0.0405408955304423" calcext:value-type="float">
            <text:p>0.040540895530442</text:p>
          </table:table-cell>
          <table:table-cell office:value-type="float" office:value="0.035124915272732" calcext:value-type="float">
            <text:p>0.035124915272732</text:p>
          </table:table-cell>
          <table:table-cell office:value-type="float" office:value="0.0305686601200312" calcext:value-type="float">
            <text:p>0.030568660120031</text:p>
          </table:table-cell>
          <table:table-cell office:value-type="float" office:value="0.0490991287976033" calcext:value-type="float">
            <text:p>0.049099128797603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4267127842862" calcext:value-type="float">
            <text:p>0.384267127842862</text:p>
          </table:table-cell>
          <table:table-cell office:value-type="float" office:value="0.461009281369833" calcext:value-type="float">
            <text:p>0.461009281369833</text:p>
          </table:table-cell>
          <table:table-cell office:value-type="float" office:value="0.402277836972123" calcext:value-type="float">
            <text:p>0.402277836972123</text:p>
          </table:table-cell>
          <table:table-cell office:value-type="float" office:value="0.437923528630507" calcext:value-type="float">
            <text:p>0.437923528630507</text:p>
          </table:table-cell>
          <table:table-cell office:value-type="float" office:value="7.0575752896897" calcext:value-type="float">
            <text:p>7.0575752896897</text:p>
          </table:table-cell>
          <table:table-cell office:value-type="float" office:value="11.742277028669" calcext:value-type="float">
            <text:p>11.742277028669</text:p>
          </table:table-cell>
          <table:table-cell office:value-type="float" office:value="8.71661563538131" calcext:value-type="float">
            <text:p>8.71661563538131</text:p>
          </table:table-cell>
          <table:table-cell office:value-type="float" office:value="9.29732477968636" calcext:value-type="float">
            <text:p>9.29732477968636</text:p>
          </table:table-cell>
          <table:table-cell office:value-type="float" office:value="0.222476474020307" calcext:value-type="float">
            <text:p>0.222476474020307</text:p>
          </table:table-cell>
          <table:table-cell office:value-type="float" office:value="0.255651342979226" calcext:value-type="float">
            <text:p>0.255651342979226</text:p>
          </table:table-cell>
          <table:table-cell office:value-type="float" office:value="0.233531523496586" calcext:value-type="float">
            <text:p>0.233531523496586</text:p>
          </table:table-cell>
          <table:table-cell office:value-type="float" office:value="0.23794323850618" calcext:value-type="float">
            <text:p>0.23794323850618</text:p>
          </table:table-cell>
          <table:table-cell office:value-type="float" office:value="0.0388003853215174" calcext:value-type="float">
            <text:p>0.038800385321518</text:p>
          </table:table-cell>
          <table:table-cell office:value-type="float" office:value="0.0344043111729101" calcext:value-type="float">
            <text:p>0.03440431117291</text:p>
          </table:table-cell>
          <table:table-cell office:value-type="float" office:value="0.0295399491112217" calcext:value-type="float">
            <text:p>0.029539949111222</text:p>
          </table:table-cell>
          <table:table-cell office:value-type="float" office:value="0.0476170009987553" calcext:value-type="float">
            <text:p>0.047617000998755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0809659235486" calcext:value-type="float">
            <text:p>0.380809659235486</text:p>
          </table:table-cell>
          <table:table-cell office:value-type="float" office:value="0.467386108732224" calcext:value-type="float">
            <text:p>0.467386108732224</text:p>
          </table:table-cell>
          <table:table-cell office:value-type="float" office:value="0.402337163826273" calcext:value-type="float">
            <text:p>0.402337163826273</text:p>
          </table:table-cell>
          <table:table-cell office:value-type="float" office:value="0.438305629705724" calcext:value-type="float">
            <text:p>0.438305629705724</text:p>
          </table:table-cell>
          <table:table-cell office:value-type="float" office:value="6.54576945435198" calcext:value-type="float">
            <text:p>6.54576945435198</text:p>
          </table:table-cell>
          <table:table-cell office:value-type="float" office:value="12.033064296327" calcext:value-type="float">
            <text:p>12.033064296327</text:p>
          </table:table-cell>
          <table:table-cell office:value-type="float" office:value="8.38031375439577" calcext:value-type="float">
            <text:p>8.38031375439577</text:p>
          </table:table-cell>
          <table:table-cell office:value-type="float" office:value="8.8389491245336" calcext:value-type="float">
            <text:p>8.8389491245336</text:p>
          </table:table-cell>
          <table:table-cell office:value-type="float" office:value="0.219913486946266" calcext:value-type="float">
            <text:p>0.219913486946266</text:p>
          </table:table-cell>
          <table:table-cell office:value-type="float" office:value="0.256721184469291" calcext:value-type="float">
            <text:p>0.256721184469291</text:p>
          </table:table-cell>
          <table:table-cell office:value-type="float" office:value="0.233067521692763" calcext:value-type="float">
            <text:p>0.233067521692763</text:p>
          </table:table-cell>
          <table:table-cell office:value-type="float" office:value="0.235687301008629" calcext:value-type="float">
            <text:p>0.235687301008629</text:p>
          </table:table-cell>
          <table:table-cell office:value-type="float" office:value="0.0406403875134295" calcext:value-type="float">
            <text:p>0.04064038751343</text:p>
          </table:table-cell>
          <table:table-cell office:value-type="float" office:value="0.035055217985952" calcext:value-type="float">
            <text:p>0.035055217985952</text:p>
          </table:table-cell>
          <table:table-cell office:value-type="float" office:value="0.0297262464941416" calcext:value-type="float">
            <text:p>0.029726246494142</text:p>
          </table:table-cell>
          <table:table-cell office:value-type="float" office:value="0.0504562475006089" calcext:value-type="float">
            <text:p>0.050456247500609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2807518253985" calcext:value-type="float">
            <text:p>0.382807518253985</text:p>
          </table:table-cell>
          <table:table-cell office:value-type="float" office:value="0.468914644864581" calcext:value-type="float">
            <text:p>0.468914644864581</text:p>
          </table:table-cell>
          <table:table-cell office:value-type="float" office:value="0.400875043602315" calcext:value-type="float">
            <text:p>0.400875043602315</text:p>
          </table:table-cell>
          <table:table-cell office:value-type="float" office:value="0.444741486578599" calcext:value-type="float">
            <text:p>0.444741486578599</text:p>
          </table:table-cell>
          <table:table-cell office:value-type="float" office:value="6.81921658158781" calcext:value-type="float">
            <text:p>6.81921658158781</text:p>
          </table:table-cell>
          <table:table-cell office:value-type="float" office:value="12.0959958598237" calcext:value-type="float">
            <text:p>12.0959958598237</text:p>
          </table:table-cell>
          <table:table-cell office:value-type="float" office:value="8.70631620087099" calcext:value-type="float">
            <text:p>8.70631620087099</text:p>
          </table:table-cell>
          <table:table-cell office:value-type="float" office:value="9.49504063670823" calcext:value-type="float">
            <text:p>9.49504063670823</text:p>
          </table:table-cell>
          <table:table-cell office:value-type="float" office:value="0.219563103871567" calcext:value-type="float">
            <text:p>0.219563103871567</text:p>
          </table:table-cell>
          <table:table-cell office:value-type="float" office:value="0.250908801066599" calcext:value-type="float">
            <text:p>0.250908801066599</text:p>
          </table:table-cell>
          <table:table-cell office:value-type="float" office:value="0.230753659717537" calcext:value-type="float">
            <text:p>0.230753659717537</text:p>
          </table:table-cell>
          <table:table-cell office:value-type="float" office:value="0.232668983604585" calcext:value-type="float">
            <text:p>0.232668983604585</text:p>
          </table:table-cell>
          <table:table-cell office:value-type="float" office:value="0.0399333552914093" calcext:value-type="float">
            <text:p>0.039933355291409</text:p>
          </table:table-cell>
          <table:table-cell office:value-type="float" office:value="0.0378104520305439" calcext:value-type="float">
            <text:p>0.037810452030544</text:p>
          </table:table-cell>
          <table:table-cell office:value-type="float" office:value="0.0299823672595401" calcext:value-type="float">
            <text:p>0.02998236725954</text:p>
          </table:table-cell>
          <table:table-cell office:value-type="float" office:value="0.0521534264192289" calcext:value-type="float">
            <text:p>0.052153426419229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1506382497545" calcext:value-type="float">
            <text:p>0.381506382497545</text:p>
          </table:table-cell>
          <table:table-cell office:value-type="float" office:value="0.465153085362458" calcext:value-type="float">
            <text:p>0.465153085362458</text:p>
          </table:table-cell>
          <table:table-cell office:value-type="float" office:value="0.398315968393707" calcext:value-type="float">
            <text:p>0.398315968393707</text:p>
          </table:table-cell>
          <table:table-cell office:value-type="float" office:value="0.442186079314156" calcext:value-type="float">
            <text:p>0.442186079314156</text:p>
          </table:table-cell>
          <table:table-cell office:value-type="float" office:value="6.48479307410222" calcext:value-type="float">
            <text:p>6.48479307410222</text:p>
          </table:table-cell>
          <table:table-cell office:value-type="float" office:value="11.812121184776" calcext:value-type="float">
            <text:p>11.812121184776</text:p>
          </table:table-cell>
          <table:table-cell office:value-type="float" office:value="8.39368403366025" calcext:value-type="float">
            <text:p>8.39368403366025</text:p>
          </table:table-cell>
          <table:table-cell office:value-type="float" office:value="9.22243504100733" calcext:value-type="float">
            <text:p>9.22243504100733</text:p>
          </table:table-cell>
          <table:table-cell office:value-type="float" office:value="0.225699897629542" calcext:value-type="float">
            <text:p>0.225699897629542</text:p>
          </table:table-cell>
          <table:table-cell office:value-type="float" office:value="0.261030302676548" calcext:value-type="float">
            <text:p>0.261030302676548</text:p>
          </table:table-cell>
          <table:table-cell office:value-type="float" office:value="0.236027485952901" calcext:value-type="float">
            <text:p>0.236027485952901</text:p>
          </table:table-cell>
          <table:table-cell office:value-type="float" office:value="0.244280738197716" calcext:value-type="float">
            <text:p>0.244280738197716</text:p>
          </table:table-cell>
          <table:table-cell office:value-type="float" office:value="0.0389914955410206" calcext:value-type="float">
            <text:p>0.038991495541021</text:p>
          </table:table-cell>
          <table:table-cell office:value-type="float" office:value="0.0354974998822024" calcext:value-type="float">
            <text:p>0.035497499882202</text:p>
          </table:table-cell>
          <table:table-cell office:value-type="float" office:value="0.0291141549359817" calcext:value-type="float">
            <text:p>0.029114154935982</text:p>
          </table:table-cell>
          <table:table-cell office:value-type="float" office:value="0.0495674005395084" calcext:value-type="float">
            <text:p>0.049567400539509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9619754670294" calcext:value-type="float">
            <text:p>0.379619754670294</text:p>
          </table:table-cell>
          <table:table-cell office:value-type="float" office:value="0.46674012954926" calcext:value-type="float">
            <text:p>0.46674012954926</text:p>
          </table:table-cell>
          <table:table-cell office:value-type="float" office:value="0.396778938657896" calcext:value-type="float">
            <text:p>0.396778938657896</text:p>
          </table:table-cell>
          <table:table-cell office:value-type="float" office:value="0.443214748148866" calcext:value-type="float">
            <text:p>0.443214748148866</text:p>
          </table:table-cell>
          <table:table-cell office:value-type="float" office:value="6.98973756790191" calcext:value-type="float">
            <text:p>6.98973756790191</text:p>
          </table:table-cell>
          <table:table-cell office:value-type="float" office:value="12.2404722454345" calcext:value-type="float">
            <text:p>12.2404722454345</text:p>
          </table:table-cell>
          <table:table-cell office:value-type="float" office:value="8.72116014566787" calcext:value-type="float">
            <text:p>8.72116014566787</text:p>
          </table:table-cell>
          <table:table-cell office:value-type="float" office:value="9.51420412780008" calcext:value-type="float">
            <text:p>9.51420412780008</text:p>
          </table:table-cell>
          <table:table-cell office:value-type="float" office:value="0.22357538147801" calcext:value-type="float">
            <text:p>0.22357538147801</text:p>
          </table:table-cell>
          <table:table-cell office:value-type="float" office:value="0.250366611629207" calcext:value-type="float">
            <text:p>0.250366611629207</text:p>
          </table:table-cell>
          <table:table-cell office:value-type="float" office:value="0.234299034546504" calcext:value-type="float">
            <text:p>0.234299034546504</text:p>
          </table:table-cell>
          <table:table-cell office:value-type="float" office:value="0.233194383937648" calcext:value-type="float">
            <text:p>0.233194383937648</text:p>
          </table:table-cell>
          <table:table-cell office:value-type="float" office:value="0.0378487722744076" calcext:value-type="float">
            <text:p>0.037848772274408</text:p>
          </table:table-cell>
          <table:table-cell office:value-type="float" office:value="0.0354447409171539" calcext:value-type="float">
            <text:p>0.035444740917154</text:p>
          </table:table-cell>
          <table:table-cell office:value-type="float" office:value="0.0293592833870904" calcext:value-type="float">
            <text:p>0.02935928338709</text:p>
          </table:table-cell>
          <table:table-cell office:value-type="float" office:value="0.0477489266838656" calcext:value-type="float">
            <text:p>0.047748926683866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1528487319796" calcext:value-type="float">
            <text:p>0.381528487319796</text:p>
          </table:table-cell>
          <table:table-cell office:value-type="float" office:value="0.47419276621951" calcext:value-type="float">
            <text:p>0.47419276621951</text:p>
          </table:table-cell>
          <table:table-cell office:value-type="float" office:value="0.402603953065471" calcext:value-type="float">
            <text:p>0.402603953065471</text:p>
          </table:table-cell>
          <table:table-cell office:value-type="float" office:value="0.443867656440234" calcext:value-type="float">
            <text:p>0.443867656440234</text:p>
          </table:table-cell>
          <table:table-cell office:value-type="float" office:value="6.82636846316103" calcext:value-type="float">
            <text:p>6.82636846316103</text:p>
          </table:table-cell>
          <table:table-cell office:value-type="float" office:value="12.9248068520626" calcext:value-type="float">
            <text:p>12.9248068520626</text:p>
          </table:table-cell>
          <table:table-cell office:value-type="float" office:value="8.9086195495368" calcext:value-type="float">
            <text:p>8.9086195495368</text:p>
          </table:table-cell>
          <table:table-cell office:value-type="float" office:value="9.36593906731296" calcext:value-type="float">
            <text:p>9.36593906731296</text:p>
          </table:table-cell>
          <table:table-cell office:value-type="float" office:value="0.222010778470188" calcext:value-type="float">
            <text:p>0.222010778470188</text:p>
          </table:table-cell>
          <table:table-cell office:value-type="float" office:value="0.259880385450583" calcext:value-type="float">
            <text:p>0.259880385450583</text:p>
          </table:table-cell>
          <table:table-cell office:value-type="float" office:value="0.234855932738096" calcext:value-type="float">
            <text:p>0.234855932738096</text:p>
          </table:table-cell>
          <table:table-cell office:value-type="float" office:value="0.238888619764617" calcext:value-type="float">
            <text:p>0.238888619764617</text:p>
          </table:table-cell>
          <table:table-cell office:value-type="float" office:value="0.0392411269980345" calcext:value-type="float">
            <text:p>0.039241126998035</text:p>
          </table:table-cell>
          <table:table-cell office:value-type="float" office:value="0.0332770245434698" calcext:value-type="float">
            <text:p>0.03327702454347</text:p>
          </table:table-cell>
          <table:table-cell office:value-type="float" office:value="0.029014346879078" calcext:value-type="float">
            <text:p>0.029014346879078</text:p>
          </table:table-cell>
          <table:table-cell office:value-type="float" office:value="0.0480352052293704" calcext:value-type="float">
            <text:p>0.04803520522937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2000701643428" calcext:value-type="float">
            <text:p>0.382000701643428</text:p>
          </table:table-cell>
          <table:table-cell office:value-type="float" office:value="0.466677465991881" calcext:value-type="float">
            <text:p>0.466677465991881</text:p>
          </table:table-cell>
          <table:table-cell office:value-type="float" office:value="0.398979928315809" calcext:value-type="float">
            <text:p>0.398979928315809</text:p>
          </table:table-cell>
          <table:table-cell office:value-type="float" office:value="0.443010531457604" calcext:value-type="float">
            <text:p>0.443010531457604</text:p>
          </table:table-cell>
          <table:table-cell office:value-type="float" office:value="7.10219192229004" calcext:value-type="float">
            <text:p>7.10219192229004</text:p>
          </table:table-cell>
          <table:table-cell office:value-type="float" office:value="12.0934676805185" calcext:value-type="float">
            <text:p>12.0934676805185</text:p>
          </table:table-cell>
          <table:table-cell office:value-type="float" office:value="8.9676546157915" calcext:value-type="float">
            <text:p>8.9676546157915</text:p>
          </table:table-cell>
          <table:table-cell office:value-type="float" office:value="9.6485260743509" calcext:value-type="float">
            <text:p>9.6485260743509</text:p>
          </table:table-cell>
          <table:table-cell office:value-type="float" office:value="0.221110297631051" calcext:value-type="float">
            <text:p>0.221110297631051</text:p>
          </table:table-cell>
          <table:table-cell office:value-type="float" office:value="0.254549999108254" calcext:value-type="float">
            <text:p>0.254549999108254</text:p>
          </table:table-cell>
          <table:table-cell office:value-type="float" office:value="0.232039470822696" calcext:value-type="float">
            <text:p>0.232039470822696</text:p>
          </table:table-cell>
          <table:table-cell office:value-type="float" office:value="0.236408916551796" calcext:value-type="float">
            <text:p>0.236408916551796</text:p>
          </table:table-cell>
          <table:table-cell office:value-type="float" office:value="0.0375545684796924" calcext:value-type="float">
            <text:p>0.037554568479692</text:p>
          </table:table-cell>
          <table:table-cell office:value-type="float" office:value="0.0335503696424825" calcext:value-type="float">
            <text:p>0.033550369642483</text:p>
          </table:table-cell>
          <table:table-cell office:value-type="float" office:value="0.0284002733517071" calcext:value-type="float">
            <text:p>0.028400273351707</text:p>
          </table:table-cell>
          <table:table-cell office:value-type="float" office:value="0.0470351076698891" calcext:value-type="float">
            <text:p>0.047035107669889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9816378127202" calcext:value-type="float">
            <text:p>0.379816378127202</text:p>
          </table:table-cell>
          <table:table-cell office:value-type="float" office:value="0.473485709214049" calcext:value-type="float">
            <text:p>0.473485709214049</text:p>
          </table:table-cell>
          <table:table-cell office:value-type="float" office:value="0.397829906647941" calcext:value-type="float">
            <text:p>0.397829906647941</text:p>
          </table:table-cell>
          <table:table-cell office:value-type="float" office:value="0.449331410869371" calcext:value-type="float">
            <text:p>0.449331410869371</text:p>
          </table:table-cell>
          <table:table-cell office:value-type="float" office:value="6.87288852509582" calcext:value-type="float">
            <text:p>6.87288852509582</text:p>
          </table:table-cell>
          <table:table-cell office:value-type="float" office:value="12.1299278158635" calcext:value-type="float">
            <text:p>12.1299278158635</text:p>
          </table:table-cell>
          <table:table-cell office:value-type="float" office:value="8.59412578055732" calcext:value-type="float">
            <text:p>8.59412578055732</text:p>
          </table:table-cell>
          <table:table-cell office:value-type="float" office:value="9.59769923385236" calcext:value-type="float">
            <text:p>9.59769923385236</text:p>
          </table:table-cell>
          <table:table-cell office:value-type="float" office:value="0.224432964933062" calcext:value-type="float">
            <text:p>0.224432964933062</text:p>
          </table:table-cell>
          <table:table-cell office:value-type="float" office:value="0.258544352422413" calcext:value-type="float">
            <text:p>0.258544352422413</text:p>
          </table:table-cell>
          <table:table-cell office:value-type="float" office:value="0.235212078568192" calcext:value-type="float">
            <text:p>0.235212078568192</text:p>
          </table:table-cell>
          <table:table-cell office:value-type="float" office:value="0.240836769915322" calcext:value-type="float">
            <text:p>0.240836769915322</text:p>
          </table:table-cell>
          <table:table-cell office:value-type="float" office:value="0.0379332730299549" calcext:value-type="float">
            <text:p>0.037933273029955</text:p>
          </table:table-cell>
          <table:table-cell office:value-type="float" office:value="0.0352656159680345" calcext:value-type="float">
            <text:p>0.035265615968035</text:p>
          </table:table-cell>
          <table:table-cell office:value-type="float" office:value="0.0284512171454829" calcext:value-type="float">
            <text:p>0.028451217145483</text:p>
          </table:table-cell>
          <table:table-cell office:value-type="float" office:value="0.0489660504049876" calcext:value-type="float">
            <text:p>0.048966050404988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1368100441302" calcext:value-type="float">
            <text:p>0.381368100441302</text:p>
          </table:table-cell>
          <table:table-cell office:value-type="float" office:value="0.470334424829691" calcext:value-type="float">
            <text:p>0.470334424829691</text:p>
          </table:table-cell>
          <table:table-cell office:value-type="float" office:value="0.397574853153381" calcext:value-type="float">
            <text:p>0.397574853153381</text:p>
          </table:table-cell>
          <table:table-cell office:value-type="float" office:value="0.447873580194277" calcext:value-type="float">
            <text:p>0.447873580194277</text:p>
          </table:table-cell>
          <table:table-cell office:value-type="float" office:value="7.03701715533903" calcext:value-type="float">
            <text:p>7.03701715533903</text:p>
          </table:table-cell>
          <table:table-cell office:value-type="float" office:value="12.0276420327821" calcext:value-type="float">
            <text:p>12.0276420327821</text:p>
          </table:table-cell>
          <table:table-cell office:value-type="float" office:value="8.74576263093296" calcext:value-type="float">
            <text:p>8.74576263093296</text:p>
          </table:table-cell>
          <table:table-cell office:value-type="float" office:value="9.43482854085237" calcext:value-type="float">
            <text:p>9.43482854085237</text:p>
          </table:table-cell>
          <table:table-cell office:value-type="float" office:value="0.219746148314665" calcext:value-type="float">
            <text:p>0.219746148314665</text:p>
          </table:table-cell>
          <table:table-cell office:value-type="float" office:value="0.242511189475985" calcext:value-type="float">
            <text:p>0.242511189475985</text:p>
          </table:table-cell>
          <table:table-cell office:value-type="float" office:value="0.230277009485788" calcext:value-type="float">
            <text:p>0.230277009485788</text:p>
          </table:table-cell>
          <table:table-cell office:value-type="float" office:value="0.225622906782542" calcext:value-type="float">
            <text:p>0.225622906782542</text:p>
          </table:table-cell>
          <table:table-cell office:value-type="float" office:value="0.0360022996168111" calcext:value-type="float">
            <text:p>0.036002299616811</text:p>
          </table:table-cell>
          <table:table-cell office:value-type="float" office:value="0.0342092849498215" calcext:value-type="float">
            <text:p>0.034209284949822</text:p>
          </table:table-cell>
          <table:table-cell office:value-type="float" office:value="0.0272483870959904" calcext:value-type="float">
            <text:p>0.027248387095991</text:p>
          </table:table-cell>
          <table:table-cell office:value-type="float" office:value="0.047055053427487" calcext:value-type="float">
            <text:p>0.047055053427487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6076680733751" calcext:value-type="float">
            <text:p>0.376076680733751</text:p>
          </table:table-cell>
          <table:table-cell office:value-type="float" office:value="0.467955212579457" calcext:value-type="float">
            <text:p>0.467955212579457</text:p>
          </table:table-cell>
          <table:table-cell office:value-type="float" office:value="0.395768306059543" calcext:value-type="float">
            <text:p>0.395768306059543</text:p>
          </table:table-cell>
          <table:table-cell office:value-type="float" office:value="0.438954344068438" calcext:value-type="float">
            <text:p>0.438954344068438</text:p>
          </table:table-cell>
          <table:table-cell office:value-type="float" office:value="6.4543990809476" calcext:value-type="float">
            <text:p>6.4543990809476</text:p>
          </table:table-cell>
          <table:table-cell office:value-type="float" office:value="11.9263083867326" calcext:value-type="float">
            <text:p>11.9263083867326</text:p>
          </table:table-cell>
          <table:table-cell office:value-type="float" office:value="8.37604053349219" calcext:value-type="float">
            <text:p>8.37604053349219</text:p>
          </table:table-cell>
          <table:table-cell office:value-type="float" office:value="9.1314392566765" calcext:value-type="float">
            <text:p>9.1314392566765</text:p>
          </table:table-cell>
          <table:table-cell office:value-type="float" office:value="0.217872165591926" calcext:value-type="float">
            <text:p>0.217872165591926</text:p>
          </table:table-cell>
          <table:table-cell office:value-type="float" office:value="0.251004858006324" calcext:value-type="float">
            <text:p>0.251004858006324</text:p>
          </table:table-cell>
          <table:table-cell office:value-type="float" office:value="0.23039708709025" calcext:value-type="float">
            <text:p>0.23039708709025</text:p>
          </table:table-cell>
          <table:table-cell office:value-type="float" office:value="0.230533753090062" calcext:value-type="float">
            <text:p>0.230533753090062</text:p>
          </table:table-cell>
          <table:table-cell office:value-type="float" office:value="0.0371316826206275" calcext:value-type="float">
            <text:p>0.037131682620628</text:p>
          </table:table-cell>
          <table:table-cell office:value-type="float" office:value="0.0343681183432651" calcext:value-type="float">
            <text:p>0.034368118343265</text:p>
          </table:table-cell>
          <table:table-cell office:value-type="float" office:value="0.0271062097182913" calcext:value-type="float">
            <text:p>0.027106209718291</text:p>
          </table:table-cell>
          <table:table-cell office:value-type="float" office:value="0.0488135487356586" calcext:value-type="float">
            <text:p>0.048813548735659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3420215070413" calcext:value-type="float">
            <text:p>0.383420215070413</text:p>
          </table:table-cell>
          <table:table-cell office:value-type="float" office:value="0.473087330285198" calcext:value-type="float">
            <text:p>0.473087330285198</text:p>
          </table:table-cell>
          <table:table-cell office:value-type="float" office:value="0.397877796409979" calcext:value-type="float">
            <text:p>0.397877796409979</text:p>
          </table:table-cell>
          <table:table-cell office:value-type="float" office:value="0.452640291816607" calcext:value-type="float">
            <text:p>0.452640291816607</text:p>
          </table:table-cell>
          <table:table-cell office:value-type="float" office:value="7.11433142443169" calcext:value-type="float">
            <text:p>7.11433142443169</text:p>
          </table:table-cell>
          <table:table-cell office:value-type="float" office:value="12.9491430761639" calcext:value-type="float">
            <text:p>12.9491430761639</text:p>
          </table:table-cell>
          <table:table-cell office:value-type="float" office:value="8.48877059775755" calcext:value-type="float">
            <text:p>8.48877059775755</text:p>
          </table:table-cell>
          <table:table-cell office:value-type="float" office:value="10.4418144892928" calcext:value-type="float">
            <text:p>10.4418144892928</text:p>
          </table:table-cell>
          <table:table-cell office:value-type="float" office:value="0.221153822935281" calcext:value-type="float">
            <text:p>0.221153822935281</text:p>
          </table:table-cell>
          <table:table-cell office:value-type="float" office:value="0.245014179098475" calcext:value-type="float">
            <text:p>0.245014179098475</text:p>
          </table:table-cell>
          <table:table-cell office:value-type="float" office:value="0.231143570190835" calcext:value-type="float">
            <text:p>0.231143570190835</text:p>
          </table:table-cell>
          <table:table-cell office:value-type="float" office:value="0.228725126518045" calcext:value-type="float">
            <text:p>0.228725126518045</text:p>
          </table:table-cell>
          <table:table-cell office:value-type="float" office:value="0.0356697660612751" calcext:value-type="float">
            <text:p>0.035669766061275</text:p>
          </table:table-cell>
          <table:table-cell office:value-type="float" office:value="0.0349986204064508" calcext:value-type="float">
            <text:p>0.034998620406451</text:p>
          </table:table-cell>
          <table:table-cell office:value-type="float" office:value="0.0264262341031729" calcext:value-type="float">
            <text:p>0.026426234103173</text:p>
          </table:table-cell>
          <table:table-cell office:value-type="float" office:value="0.0486480451178425" calcext:value-type="float">
            <text:p>0.048648045117843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8361024644389" calcext:value-type="float">
            <text:p>0.378361024644389</text:p>
          </table:table-cell>
          <table:table-cell office:value-type="float" office:value="0.466187892343172" calcext:value-type="float">
            <text:p>0.466187892343172</text:p>
          </table:table-cell>
          <table:table-cell office:value-type="float" office:value="0.393370315173042" calcext:value-type="float">
            <text:p>0.393370315173042</text:p>
          </table:table-cell>
          <table:table-cell office:value-type="float" office:value="0.446058902559749" calcext:value-type="float">
            <text:p>0.446058902559749</text:p>
          </table:table-cell>
          <table:table-cell office:value-type="float" office:value="6.86785378084532" calcext:value-type="float">
            <text:p>6.86785378084532</text:p>
          </table:table-cell>
          <table:table-cell office:value-type="float" office:value="12.2140556492759" calcext:value-type="float">
            <text:p>12.2140556492759</text:p>
          </table:table-cell>
          <table:table-cell office:value-type="float" office:value="8.38366201639307" calcext:value-type="float">
            <text:p>8.38366201639307</text:p>
          </table:table-cell>
          <table:table-cell office:value-type="float" office:value="10.1862861779641" calcext:value-type="float">
            <text:p>10.1862861779641</text:p>
          </table:table-cell>
          <table:table-cell office:value-type="float" office:value="0.224782684562287" calcext:value-type="float">
            <text:p>0.224782684562287</text:p>
          </table:table-cell>
          <table:table-cell office:value-type="float" office:value="0.262249929419233" calcext:value-type="float">
            <text:p>0.262249929419233</text:p>
          </table:table-cell>
          <table:table-cell office:value-type="float" office:value="0.234685307755497" calcext:value-type="float">
            <text:p>0.234685307755497</text:p>
          </table:table-cell>
          <table:table-cell office:value-type="float" office:value="0.245359099065777" calcext:value-type="float">
            <text:p>0.245359099065777</text:p>
          </table:table-cell>
          <table:table-cell office:value-type="float" office:value="0.0362241431604492" calcext:value-type="float">
            <text:p>0.036224143160449</text:p>
          </table:table-cell>
          <table:table-cell office:value-type="float" office:value="0.0368196826975735" calcext:value-type="float">
            <text:p>0.036819682697574</text:p>
          </table:table-cell>
          <table:table-cell office:value-type="float" office:value="0.0280014522518563" calcext:value-type="float">
            <text:p>0.028001452251856</text:p>
          </table:table-cell>
          <table:table-cell office:value-type="float" office:value="0.0488032720727783" calcext:value-type="float">
            <text:p>0.048803272072778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7058032119078" calcext:value-type="float">
            <text:p>0.377058032119078</text:p>
          </table:table-cell>
          <table:table-cell office:value-type="float" office:value="0.459584959376208" calcext:value-type="float">
            <text:p>0.459584959376208</text:p>
          </table:table-cell>
          <table:table-cell office:value-type="float" office:value="0.391064923103981" calcext:value-type="float">
            <text:p>0.391064923103981</text:p>
          </table:table-cell>
          <table:table-cell office:value-type="float" office:value="0.440798046185199" calcext:value-type="float">
            <text:p>0.440798046185199</text:p>
          </table:table-cell>
          <table:table-cell office:value-type="float" office:value="7.13814133401221" calcext:value-type="float">
            <text:p>7.13814133401221</text:p>
          </table:table-cell>
          <table:table-cell office:value-type="float" office:value="11.4406562850737" calcext:value-type="float">
            <text:p>11.4406562850737</text:p>
          </table:table-cell>
          <table:table-cell office:value-type="float" office:value="8.58709625933786" calcext:value-type="float">
            <text:p>8.58709625933786</text:p>
          </table:table-cell>
          <table:table-cell office:value-type="float" office:value="9.91666246937024" calcext:value-type="float">
            <text:p>9.91666246937024</text:p>
          </table:table-cell>
          <table:table-cell office:value-type="float" office:value="0.21860539082925" calcext:value-type="float">
            <text:p>0.21860539082925</text:p>
          </table:table-cell>
          <table:table-cell office:value-type="float" office:value="0.240373506810417" calcext:value-type="float">
            <text:p>0.240373506810417</text:p>
          </table:table-cell>
          <table:table-cell office:value-type="float" office:value="0.22807308782087" calcext:value-type="float">
            <text:p>0.22807308782087</text:p>
          </table:table-cell>
          <table:table-cell office:value-type="float" office:value="0.224931965634627" calcext:value-type="float">
            <text:p>0.224931965634627</text:p>
          </table:table-cell>
          <table:table-cell office:value-type="float" office:value="0.035857546127294" calcext:value-type="float">
            <text:p>0.035857546127294</text:p>
          </table:table-cell>
          <table:table-cell office:value-type="float" office:value="0.0350140423613007" calcext:value-type="float">
            <text:p>0.035014042361301</text:p>
          </table:table-cell>
          <table:table-cell office:value-type="float" office:value="0.0267875995375457" calcext:value-type="float">
            <text:p>0.026787599537546</text:p>
          </table:table-cell>
          <table:table-cell office:value-type="float" office:value="0.0485222235156184" calcext:value-type="float">
            <text:p>0.048522223515618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5640120488927" calcext:value-type="float">
            <text:p>0.375640120488927</text:p>
          </table:table-cell>
          <table:table-cell office:value-type="float" office:value="0.464673708683494" calcext:value-type="float">
            <text:p>0.464673708683494</text:p>
          </table:table-cell>
          <table:table-cell office:value-type="float" office:value="0.392260803918637" calcext:value-type="float">
            <text:p>0.392260803918637</text:p>
          </table:table-cell>
          <table:table-cell office:value-type="float" office:value="0.440969879834003" calcext:value-type="float">
            <text:p>0.440969879834003</text:p>
          </table:table-cell>
          <table:table-cell office:value-type="float" office:value="6.72932099356305" calcext:value-type="float">
            <text:p>6.72932099356305</text:p>
          </table:table-cell>
          <table:table-cell office:value-type="float" office:value="11.4819205238953" calcext:value-type="float">
            <text:p>11.4819205238953</text:p>
          </table:table-cell>
          <table:table-cell office:value-type="float" office:value="8.47877100734968" calcext:value-type="float">
            <text:p>8.47877100734968</text:p>
          </table:table-cell>
          <table:table-cell office:value-type="float" office:value="9.5870443776976" calcext:value-type="float">
            <text:p>9.5870443776976</text:p>
          </table:table-cell>
          <table:table-cell office:value-type="float" office:value="0.21599193532482" calcext:value-type="float">
            <text:p>0.21599193532482</text:p>
          </table:table-cell>
          <table:table-cell office:value-type="float" office:value="0.239201259252212" calcext:value-type="float">
            <text:p>0.239201259252212</text:p>
          </table:table-cell>
          <table:table-cell office:value-type="float" office:value="0.227345718833132" calcext:value-type="float">
            <text:p>0.227345718833132</text:p>
          </table:table-cell>
          <table:table-cell office:value-type="float" office:value="0.220836589957496" calcext:value-type="float">
            <text:p>0.220836589957496</text:p>
          </table:table-cell>
          <table:table-cell office:value-type="float" office:value="0.034891652984732" calcext:value-type="float">
            <text:p>0.034891652984732</text:p>
          </table:table-cell>
          <table:table-cell office:value-type="float" office:value="0.0355814021151465" calcext:value-type="float">
            <text:p>0.035581402115147</text:p>
          </table:table-cell>
          <table:table-cell office:value-type="float" office:value="0.0256345402089074" calcext:value-type="float">
            <text:p>0.025634540208907</text:p>
          </table:table-cell>
          <table:table-cell office:value-type="float" office:value="0.0490483490031943" calcext:value-type="float">
            <text:p>0.049048349003194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35108216866" calcext:value-type="float">
            <text:p>0.3835108216866</text:p>
          </table:table-cell>
          <table:table-cell office:value-type="float" office:value="0.475092576284768" calcext:value-type="float">
            <text:p>0.475092576284768</text:p>
          </table:table-cell>
          <table:table-cell office:value-type="float" office:value="0.397302064170373" calcext:value-type="float">
            <text:p>0.397302064170373</text:p>
          </table:table-cell>
          <table:table-cell office:value-type="float" office:value="0.455803436104208" calcext:value-type="float">
            <text:p>0.455803436104208</text:p>
          </table:table-cell>
          <table:table-cell office:value-type="float" office:value="7.43085189924566" calcext:value-type="float">
            <text:p>7.43085189924566</text:p>
          </table:table-cell>
          <table:table-cell office:value-type="float" office:value="12.3696548107102" calcext:value-type="float">
            <text:p>12.3696548107102</text:p>
          </table:table-cell>
          <table:table-cell office:value-type="float" office:value="8.65717347838107" calcext:value-type="float">
            <text:p>8.65717347838107</text:p>
          </table:table-cell>
          <table:table-cell office:value-type="float" office:value="10.2894450844421" calcext:value-type="float">
            <text:p>10.2894450844421</text:p>
          </table:table-cell>
          <table:table-cell office:value-type="float" office:value="0.229961478432266" calcext:value-type="float">
            <text:p>0.229961478432266</text:p>
          </table:table-cell>
          <table:table-cell office:value-type="float" office:value="0.26355493724957" calcext:value-type="float">
            <text:p>0.26355493724957</text:p>
          </table:table-cell>
          <table:table-cell office:value-type="float" office:value="0.239631430818745" calcext:value-type="float">
            <text:p>0.239631430818745</text:p>
          </table:table-cell>
          <table:table-cell office:value-type="float" office:value="0.246990468284406" calcext:value-type="float">
            <text:p>0.246990468284406</text:p>
          </table:table-cell>
          <table:table-cell office:value-type="float" office:value="0.0378935766196665" calcext:value-type="float">
            <text:p>0.037893576619667</text:p>
          </table:table-cell>
          <table:table-cell office:value-type="float" office:value="0.0367083370115857" calcext:value-type="float">
            <text:p>0.036708337011586</text:p>
          </table:table-cell>
          <table:table-cell office:value-type="float" office:value="0.0282986567643608" calcext:value-type="float">
            <text:p>0.028298656764361</text:p>
          </table:table-cell>
          <table:table-cell office:value-type="float" office:value="0.0511261263021446" calcext:value-type="float">
            <text:p>0.051126126302145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3831381647893" calcext:value-type="float">
            <text:p>0.383831381647893</text:p>
          </table:table-cell>
          <table:table-cell office:value-type="float" office:value="0.471965123304519" calcext:value-type="float">
            <text:p>0.471965123304519</text:p>
          </table:table-cell>
          <table:table-cell office:value-type="float" office:value="0.397208440677328" calcext:value-type="float">
            <text:p>0.397208440677328</text:p>
          </table:table-cell>
          <table:table-cell office:value-type="float" office:value="0.453191915848243" calcext:value-type="float">
            <text:p>0.453191915848243</text:p>
          </table:table-cell>
          <table:table-cell office:value-type="float" office:value="7.22117617596337" calcext:value-type="float">
            <text:p>7.22117617596337</text:p>
          </table:table-cell>
          <table:table-cell office:value-type="float" office:value="12.1290434333399" calcext:value-type="float">
            <text:p>12.1290434333399</text:p>
          </table:table-cell>
          <table:table-cell office:value-type="float" office:value="8.65238967967167" calcext:value-type="float">
            <text:p>8.65238967967167</text:p>
          </table:table-cell>
          <table:table-cell office:value-type="float" office:value="10.237552632862" calcext:value-type="float">
            <text:p>10.237552632862</text:p>
          </table:table-cell>
          <table:table-cell office:value-type="float" office:value="0.229157318504003" calcext:value-type="float">
            <text:p>0.229157318504003</text:p>
          </table:table-cell>
          <table:table-cell office:value-type="float" office:value="0.252783613063285" calcext:value-type="float">
            <text:p>0.252783613063285</text:p>
          </table:table-cell>
          <table:table-cell office:value-type="float" office:value="0.23851465479362" calcext:value-type="float">
            <text:p>0.23851465479362</text:p>
          </table:table-cell>
          <table:table-cell office:value-type="float" office:value="0.237451832856845" calcext:value-type="float">
            <text:p>0.237451832856845</text:p>
          </table:table-cell>
          <table:table-cell office:value-type="float" office:value="0.0374807222365945" calcext:value-type="float">
            <text:p>0.037480722236595</text:p>
          </table:table-cell>
          <table:table-cell office:value-type="float" office:value="0.0374100724147142" calcext:value-type="float">
            <text:p>0.037410072414714</text:p>
          </table:table-cell>
          <table:table-cell office:value-type="float" office:value="0.0284542660869969" calcext:value-type="float">
            <text:p>0.028454266086997</text:p>
          </table:table-cell>
          <table:table-cell office:value-type="float" office:value="0.0508232017229733" calcext:value-type="float">
            <text:p>0.050823201722973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771544512122" calcext:value-type="float">
            <text:p>0.37771544512122</text:p>
          </table:table-cell>
          <table:table-cell office:value-type="float" office:value="0.460576968776609" calcext:value-type="float">
            <text:p>0.460576968776609</text:p>
          </table:table-cell>
          <table:table-cell office:value-type="float" office:value="0.391444180770704" calcext:value-type="float">
            <text:p>0.391444180770704</text:p>
          </table:table-cell>
          <table:table-cell office:value-type="float" office:value="0.439709290715823" calcext:value-type="float">
            <text:p>0.439709290715823</text:p>
          </table:table-cell>
          <table:table-cell office:value-type="float" office:value="7.1558176865663" calcext:value-type="float">
            <text:p>7.1558176865663</text:p>
          </table:table-cell>
          <table:table-cell office:value-type="float" office:value="11.7161646041152" calcext:value-type="float">
            <text:p>11.7161646041152</text:p>
          </table:table-cell>
          <table:table-cell office:value-type="float" office:value="8.51689540318083" calcext:value-type="float">
            <text:p>8.51689540318083</text:p>
          </table:table-cell>
          <table:table-cell office:value-type="float" office:value="9.5089858493334" calcext:value-type="float">
            <text:p>9.5089858493334</text:p>
          </table:table-cell>
          <table:table-cell office:value-type="float" office:value="0.228926089768" calcext:value-type="float">
            <text:p>0.228926089768</text:p>
          </table:table-cell>
          <table:table-cell office:value-type="float" office:value="0.24711331357402" calcext:value-type="float">
            <text:p>0.24711331357402</text:p>
          </table:table-cell>
          <table:table-cell office:value-type="float" office:value="0.238107519238401" calcext:value-type="float">
            <text:p>0.238107519238401</text:p>
          </table:table-cell>
          <table:table-cell office:value-type="float" office:value="0.232348497522916" calcext:value-type="float">
            <text:p>0.232348497522916</text:p>
          </table:table-cell>
          <table:table-cell office:value-type="float" office:value="0.0362756884322478" calcext:value-type="float">
            <text:p>0.036275688432248</text:p>
          </table:table-cell>
          <table:table-cell office:value-type="float" office:value="0.0381830657896108" calcext:value-type="float">
            <text:p>0.038183065789611</text:p>
          </table:table-cell>
          <table:table-cell office:value-type="float" office:value="0.0295216958351965" calcext:value-type="float">
            <text:p>0.029521695835197</text:p>
          </table:table-cell>
          <table:table-cell office:value-type="float" office:value="0.0481306063289272" calcext:value-type="float">
            <text:p>0.048130606328927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6563962242498" calcext:value-type="float">
            <text:p>0.376563962242498</text:p>
          </table:table-cell>
          <table:table-cell office:value-type="float" office:value="0.463798637877292" calcext:value-type="float">
            <text:p>0.463798637877292</text:p>
          </table:table-cell>
          <table:table-cell office:value-type="float" office:value="0.393713618454648" calcext:value-type="float">
            <text:p>0.393713618454648</text:p>
          </table:table-cell>
          <table:table-cell office:value-type="float" office:value="0.439055456611141" calcext:value-type="float">
            <text:p>0.439055456611141</text:p>
          </table:table-cell>
          <table:table-cell office:value-type="float" office:value="6.82205501485016" calcext:value-type="float">
            <text:p>6.82205501485016</text:p>
          </table:table-cell>
          <table:table-cell office:value-type="float" office:value="11.8477830945683" calcext:value-type="float">
            <text:p>11.8477830945683</text:p>
          </table:table-cell>
          <table:table-cell office:value-type="float" office:value="8.50818617380006" calcext:value-type="float">
            <text:p>8.50818617380006</text:p>
          </table:table-cell>
          <table:table-cell office:value-type="float" office:value="9.73892506770047" calcext:value-type="float">
            <text:p>9.73892506770047</text:p>
          </table:table-cell>
          <table:table-cell office:value-type="float" office:value="0.231341176516279" calcext:value-type="float">
            <text:p>0.231341176516279</text:p>
          </table:table-cell>
          <table:table-cell office:value-type="float" office:value="0.260385964974849" calcext:value-type="float">
            <text:p>0.260385964974849</text:p>
          </table:table-cell>
          <table:table-cell office:value-type="float" office:value="0.243004169400962" calcext:value-type="float">
            <text:p>0.243004169400962</text:p>
          </table:table-cell>
          <table:table-cell office:value-type="float" office:value="0.241193017027608" calcext:value-type="float">
            <text:p>0.241193017027608</text:p>
          </table:table-cell>
          <table:table-cell office:value-type="float" office:value="0.036280233076693" calcext:value-type="float">
            <text:p>0.036280233076693</text:p>
          </table:table-cell>
          <table:table-cell office:value-type="float" office:value="0.0365566485456525" calcext:value-type="float">
            <text:p>0.036556648545653</text:p>
          </table:table-cell>
          <table:table-cell office:value-type="float" office:value="0.0289242864810486" calcext:value-type="float">
            <text:p>0.028924286481049</text:p>
          </table:table-cell>
          <table:table-cell office:value-type="float" office:value="0.0472874585080638" calcext:value-type="float">
            <text:p>0.047287458508064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2941415370773" calcext:value-type="float">
            <text:p>0.382941415370773</text:p>
          </table:table-cell>
          <table:table-cell office:value-type="float" office:value="0.46854850362983" calcext:value-type="float">
            <text:p>0.46854850362983</text:p>
          </table:table-cell>
          <table:table-cell office:value-type="float" office:value="0.394060254127757" calcext:value-type="float">
            <text:p>0.394060254127757</text:p>
          </table:table-cell>
          <table:table-cell office:value-type="float" office:value="0.45143794582574" calcext:value-type="float">
            <text:p>0.45143794582574</text:p>
          </table:table-cell>
          <table:table-cell office:value-type="float" office:value="7.73989859611178" calcext:value-type="float">
            <text:p>7.73989859611178</text:p>
          </table:table-cell>
          <table:table-cell office:value-type="float" office:value="12.754951476003" calcext:value-type="float">
            <text:p>12.754951476003</text:p>
          </table:table-cell>
          <table:table-cell office:value-type="float" office:value="8.77223798688922" calcext:value-type="float">
            <text:p>8.77223798688922</text:p>
          </table:table-cell>
          <table:table-cell office:value-type="float" office:value="9.9642893793497" calcext:value-type="float">
            <text:p>9.9642893793497</text:p>
          </table:table-cell>
          <table:table-cell office:value-type="float" office:value="0.236376031165546" calcext:value-type="float">
            <text:p>0.236376031165546</text:p>
          </table:table-cell>
          <table:table-cell office:value-type="float" office:value="0.263134254434189" calcext:value-type="float">
            <text:p>0.263134254434189</text:p>
          </table:table-cell>
          <table:table-cell office:value-type="float" office:value="0.245752901687174" calcext:value-type="float">
            <text:p>0.245752901687174</text:p>
          </table:table-cell>
          <table:table-cell office:value-type="float" office:value="0.247195798115061" calcext:value-type="float">
            <text:p>0.247195798115061</text:p>
          </table:table-cell>
          <table:table-cell office:value-type="float" office:value="0.0366910633485274" calcext:value-type="float">
            <text:p>0.036691063348527</text:p>
          </table:table-cell>
          <table:table-cell office:value-type="float" office:value="0.0351750524962779" calcext:value-type="float">
            <text:p>0.035175052496278</text:p>
          </table:table-cell>
          <table:table-cell office:value-type="float" office:value="0.0268499926851354" calcext:value-type="float">
            <text:p>0.026849992685135</text:p>
          </table:table-cell>
          <table:table-cell office:value-type="float" office:value="0.050290846123266" calcext:value-type="float">
            <text:p>0.050290846123266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0157437857768" calcext:value-type="float">
            <text:p>0.380157437857768</text:p>
          </table:table-cell>
          <table:table-cell office:value-type="float" office:value="0.467040731065288" calcext:value-type="float">
            <text:p>0.467040731065288</text:p>
          </table:table-cell>
          <table:table-cell office:value-type="float" office:value="0.392762359890964" calcext:value-type="float">
            <text:p>0.392762359890964</text:p>
          </table:table-cell>
          <table:table-cell office:value-type="float" office:value="0.447338801444696" calcext:value-type="float">
            <text:p>0.447338801444696</text:p>
          </table:table-cell>
          <table:table-cell office:value-type="float" office:value="7.53685703591737" calcext:value-type="float">
            <text:p>7.53685703591737</text:p>
          </table:table-cell>
          <table:table-cell office:value-type="float" office:value="12.1172570695726" calcext:value-type="float">
            <text:p>12.1172570695726</text:p>
          </table:table-cell>
          <table:table-cell office:value-type="float" office:value="8.86285672904192" calcext:value-type="float">
            <text:p>8.86285672904192</text:p>
          </table:table-cell>
          <table:table-cell office:value-type="float" office:value="9.8438409257909" calcext:value-type="float">
            <text:p>9.8438409257909</text:p>
          </table:table-cell>
          <table:table-cell office:value-type="float" office:value="0.225325703985245" calcext:value-type="float">
            <text:p>0.225325703985245</text:p>
          </table:table-cell>
          <table:table-cell office:value-type="float" office:value="0.250111216167622" calcext:value-type="float">
            <text:p>0.250111216167622</text:p>
          </table:table-cell>
          <table:table-cell office:value-type="float" office:value="0.234338022864862" calcext:value-type="float">
            <text:p>0.234338022864862</text:p>
          </table:table-cell>
          <table:table-cell office:value-type="float" office:value="0.234865765758464" calcext:value-type="float">
            <text:p>0.234865765758464</text:p>
          </table:table-cell>
          <table:table-cell office:value-type="float" office:value="0.0371133769772733" calcext:value-type="float">
            <text:p>0.037113376977273</text:p>
          </table:table-cell>
          <table:table-cell office:value-type="float" office:value="0.0367438874219125" calcext:value-type="float">
            <text:p>0.036743887421913</text:p>
          </table:table-cell>
          <table:table-cell office:value-type="float" office:value="0.0285208217150464" calcext:value-type="float">
            <text:p>0.028520821715047</text:p>
          </table:table-cell>
          <table:table-cell office:value-type="float" office:value="0.0498645186800515" calcext:value-type="float">
            <text:p>0.049864518680052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9086876520117" calcext:value-type="float">
            <text:p>0.379086876520117</text:p>
          </table:table-cell>
          <table:table-cell office:value-type="float" office:value="0.466551007717279" calcext:value-type="float">
            <text:p>0.466551007717279</text:p>
          </table:table-cell>
          <table:table-cell office:value-type="float" office:value="0.391105892991387" calcext:value-type="float">
            <text:p>0.391105892991387</text:p>
          </table:table-cell>
          <table:table-cell office:value-type="float" office:value="0.448585228171756" calcext:value-type="float">
            <text:p>0.448585228171756</text:p>
          </table:table-cell>
          <table:table-cell office:value-type="float" office:value="7.58793763215745" calcext:value-type="float">
            <text:p>7.58793763215745</text:p>
          </table:table-cell>
          <table:table-cell office:value-type="float" office:value="11.7194720805106" calcext:value-type="float">
            <text:p>11.7194720805106</text:p>
          </table:table-cell>
          <table:table-cell office:value-type="float" office:value="8.80636626259127" calcext:value-type="float">
            <text:p>8.80636626259127</text:p>
          </table:table-cell>
          <table:table-cell office:value-type="float" office:value="9.85513689567034" calcext:value-type="float">
            <text:p>9.85513689567034</text:p>
          </table:table-cell>
          <table:table-cell office:value-type="float" office:value="0.224554638233452" calcext:value-type="float">
            <text:p>0.224554638233452</text:p>
          </table:table-cell>
          <table:table-cell office:value-type="float" office:value="0.247441861054883" calcext:value-type="float">
            <text:p>0.247441861054883</text:p>
          </table:table-cell>
          <table:table-cell office:value-type="float" office:value="0.233465211734706" calcext:value-type="float">
            <text:p>0.233465211734706</text:p>
          </table:table-cell>
          <table:table-cell office:value-type="float" office:value="0.232387736615151" calcext:value-type="float">
            <text:p>0.232387736615151</text:p>
          </table:table-cell>
          <table:table-cell office:value-type="float" office:value="0.0338800203146282" calcext:value-type="float">
            <text:p>0.033880020314628</text:p>
          </table:table-cell>
          <table:table-cell office:value-type="float" office:value="0.0349237219414423" calcext:value-type="float">
            <text:p>0.034923721941442</text:p>
          </table:table-cell>
          <table:table-cell office:value-type="float" office:value="0.0258735318499769" calcext:value-type="float">
            <text:p>0.025873531849977</text:p>
          </table:table-cell>
          <table:table-cell office:value-type="float" office:value="0.0471384484059448" calcext:value-type="float">
            <text:p>0.047138448405945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2013679381488" calcext:value-type="float">
            <text:p>0.372013679381488</text:p>
          </table:table-cell>
          <table:table-cell office:value-type="float" office:value="0.461156673545534" calcext:value-type="float">
            <text:p>0.461156673545534</text:p>
          </table:table-cell>
          <table:table-cell office:value-type="float" office:value="0.38512286606942" calcext:value-type="float">
            <text:p>0.38512286606942</text:p>
          </table:table-cell>
          <table:table-cell office:value-type="float" office:value="0.443537798008792" calcext:value-type="float">
            <text:p>0.443537798008792</text:p>
          </table:table-cell>
          <table:table-cell office:value-type="float" office:value="7.11215263487639" calcext:value-type="float">
            <text:p>7.11215263487639</text:p>
          </table:table-cell>
          <table:table-cell office:value-type="float" office:value="11.5443980655611" calcext:value-type="float">
            <text:p>11.5443980655611</text:p>
          </table:table-cell>
          <table:table-cell office:value-type="float" office:value="8.23493122871741" calcext:value-type="float">
            <text:p>8.23493122871741</text:p>
          </table:table-cell>
          <table:table-cell office:value-type="float" office:value="9.84097451199449" calcext:value-type="float">
            <text:p>9.84097451199449</text:p>
          </table:table-cell>
          <table:table-cell office:value-type="float" office:value="0.21691106482628" calcext:value-type="float">
            <text:p>0.21691106482628</text:p>
          </table:table-cell>
          <table:table-cell office:value-type="float" office:value="0.238690838011692" calcext:value-type="float">
            <text:p>0.238690838011692</text:p>
          </table:table-cell>
          <table:table-cell office:value-type="float" office:value="0.22647188553253" calcext:value-type="float">
            <text:p>0.22647188553253</text:p>
          </table:table-cell>
          <table:table-cell office:value-type="float" office:value="0.222750195200527" calcext:value-type="float">
            <text:p>0.222750195200527</text:p>
          </table:table-cell>
          <table:table-cell office:value-type="float" office:value="0.0363568326013353" calcext:value-type="float">
            <text:p>0.036356832601335</text:p>
          </table:table-cell>
          <table:table-cell office:value-type="float" office:value="0.0363889142937142" calcext:value-type="float">
            <text:p>0.036388914293714</text:p>
          </table:table-cell>
          <table:table-cell office:value-type="float" office:value="0.0281737319012486" calcext:value-type="float">
            <text:p>0.028173731901249</text:p>
          </table:table-cell>
          <table:table-cell office:value-type="float" office:value="0.0487886017756527" calcext:value-type="float">
            <text:p>0.048788601775653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6892652282752" calcext:value-type="float">
            <text:p>0.376892652282752</text:p>
          </table:table-cell>
          <table:table-cell office:value-type="float" office:value="0.458429578545804" calcext:value-type="float">
            <text:p>0.458429578545804</text:p>
          </table:table-cell>
          <table:table-cell office:value-type="float" office:value="0.387863368035081" calcext:value-type="float">
            <text:p>0.387863368035081</text:p>
          </table:table-cell>
          <table:table-cell office:value-type="float" office:value="0.44465945814708" calcext:value-type="float">
            <text:p>0.44465945814708</text:p>
          </table:table-cell>
          <table:table-cell office:value-type="float" office:value="7.43823557207904" calcext:value-type="float">
            <text:p>7.43823557207904</text:p>
          </table:table-cell>
          <table:table-cell office:value-type="float" office:value="11.5247893900473" calcext:value-type="float">
            <text:p>11.5247893900473</text:p>
          </table:table-cell>
          <table:table-cell office:value-type="float" office:value="8.51681076557697" calcext:value-type="float">
            <text:p>8.51681076557697</text:p>
          </table:table-cell>
          <table:table-cell office:value-type="float" office:value="9.83560650860016" calcext:value-type="float">
            <text:p>9.83560650860016</text:p>
          </table:table-cell>
          <table:table-cell office:value-type="float" office:value="0.223674916248541" calcext:value-type="float">
            <text:p>0.223674916248541</text:p>
          </table:table-cell>
          <table:table-cell office:value-type="float" office:value="0.244127227420422" calcext:value-type="float">
            <text:p>0.244127227420422</text:p>
          </table:table-cell>
          <table:table-cell office:value-type="float" office:value="0.231756511448707" calcext:value-type="float">
            <text:p>0.231756511448707</text:p>
          </table:table-cell>
          <table:table-cell office:value-type="float" office:value="0.230388630832382" calcext:value-type="float">
            <text:p>0.230388630832382</text:p>
          </table:table-cell>
          <table:table-cell office:value-type="float" office:value="0.0328639285146367" calcext:value-type="float">
            <text:p>0.032863928514637</text:p>
          </table:table-cell>
          <table:table-cell office:value-type="float" office:value="0.0366012194773673" calcext:value-type="float">
            <text:p>0.036601219477367</text:p>
          </table:table-cell>
          <table:table-cell office:value-type="float" office:value="0.0261495931477282" calcext:value-type="float">
            <text:p>0.026149593147728</text:p>
          </table:table-cell>
          <table:table-cell office:value-type="float" office:value="0.0468516314925968" calcext:value-type="float">
            <text:p>0.046851631492597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6985255864743" calcext:value-type="float">
            <text:p>0.376985255864743</text:p>
          </table:table-cell>
          <table:table-cell office:value-type="float" office:value="0.46047742341627" calcext:value-type="float">
            <text:p>0.46047742341627</text:p>
          </table:table-cell>
          <table:table-cell office:value-type="float" office:value="0.387133812574958" calcext:value-type="float">
            <text:p>0.387133812574958</text:p>
          </table:table-cell>
          <table:table-cell office:value-type="float" office:value="0.447480729035422" calcext:value-type="float">
            <text:p>0.447480729035422</text:p>
          </table:table-cell>
          <table:table-cell office:value-type="float" office:value="7.4806429780811" calcext:value-type="float">
            <text:p>7.4806429780811</text:p>
          </table:table-cell>
          <table:table-cell office:value-type="float" office:value="11.5979345856037" calcext:value-type="float">
            <text:p>11.5979345856037</text:p>
          </table:table-cell>
          <table:table-cell office:value-type="float" office:value="8.38931242247399" calcext:value-type="float">
            <text:p>8.38931242247399</text:p>
          </table:table-cell>
          <table:table-cell office:value-type="float" office:value="10.4653837883274" calcext:value-type="float">
            <text:p>10.4653837883274</text:p>
          </table:table-cell>
          <table:table-cell office:value-type="float" office:value="0.230847615949841" calcext:value-type="float">
            <text:p>0.230847615949841</text:p>
          </table:table-cell>
          <table:table-cell office:value-type="float" office:value="0.251770990494607" calcext:value-type="float">
            <text:p>0.251770990494607</text:p>
          </table:table-cell>
          <table:table-cell office:value-type="float" office:value="0.239283084190356" calcext:value-type="float">
            <text:p>0.239283084190356</text:p>
          </table:table-cell>
          <table:table-cell office:value-type="float" office:value="0.237520828465864" calcext:value-type="float">
            <text:p>0.237520828465864</text:p>
          </table:table-cell>
          <table:table-cell office:value-type="float" office:value="0.0334211268931452" calcext:value-type="float">
            <text:p>0.033421126893145</text:p>
          </table:table-cell>
          <table:table-cell office:value-type="float" office:value="0.0407606674137167" calcext:value-type="float">
            <text:p>0.040760667413717</text:p>
          </table:table-cell>
          <table:table-cell office:value-type="float" office:value="0.0275299726527692" calcext:value-type="float">
            <text:p>0.027529972652769</text:p>
          </table:table-cell>
          <table:table-cell office:value-type="float" office:value="0.0494734008410489" calcext:value-type="float">
            <text:p>0.049473400841049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6756555791422" calcext:value-type="float">
            <text:p>0.376756555791422</text:p>
          </table:table-cell>
          <table:table-cell office:value-type="float" office:value="0.452923382298503" calcext:value-type="float">
            <text:p>0.452923382298503</text:p>
          </table:table-cell>
          <table:table-cell office:value-type="float" office:value="0.38467007347957" calcext:value-type="float">
            <text:p>0.38467007347957</text:p>
          </table:table-cell>
          <table:table-cell office:value-type="float" office:value="0.440729266711061" calcext:value-type="float">
            <text:p>0.440729266711061</text:p>
          </table:table-cell>
          <table:table-cell office:value-type="float" office:value="7.32220598086596" calcext:value-type="float">
            <text:p>7.32220598086596</text:p>
          </table:table-cell>
          <table:table-cell office:value-type="float" office:value="10.6071852644056" calcext:value-type="float">
            <text:p>10.6071852644056</text:p>
          </table:table-cell>
          <table:table-cell office:value-type="float" office:value="8.14179704828797" calcext:value-type="float">
            <text:p>8.14179704828797</text:p>
          </table:table-cell>
          <table:table-cell office:value-type="float" office:value="9.39974023123719" calcext:value-type="float">
            <text:p>9.39974023123719</text:p>
          </table:table-cell>
          <table:table-cell office:value-type="float" office:value="0.231018540650276" calcext:value-type="float">
            <text:p>0.231018540650276</text:p>
          </table:table-cell>
          <table:table-cell office:value-type="float" office:value="0.247245170848443" calcext:value-type="float">
            <text:p>0.247245170848443</text:p>
          </table:table-cell>
          <table:table-cell office:value-type="float" office:value="0.239080914373765" calcext:value-type="float">
            <text:p>0.239080914373765</text:p>
          </table:table-cell>
          <table:table-cell office:value-type="float" office:value="0.233639721076161" calcext:value-type="float">
            <text:p>0.233639721076161</text:p>
          </table:table-cell>
          <table:table-cell office:value-type="float" office:value="0.0331236009196082" calcext:value-type="float">
            <text:p>0.033123600919608</text:p>
          </table:table-cell>
          <table:table-cell office:value-type="float" office:value="0.0366443012648635" calcext:value-type="float">
            <text:p>0.036644301264864</text:p>
          </table:table-cell>
          <table:table-cell office:value-type="float" office:value="0.0274870793211305" calcext:value-type="float">
            <text:p>0.027487079321131</text:p>
          </table:table-cell>
          <table:table-cell office:value-type="float" office:value="0.0453367907985577" calcext:value-type="float">
            <text:p>0.045336790798558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5358866680567" calcext:value-type="float">
            <text:p>0.375358866680567</text:p>
          </table:table-cell>
          <table:table-cell office:value-type="float" office:value="0.46270763766041" calcext:value-type="float">
            <text:p>0.46270763766041</text:p>
          </table:table-cell>
          <table:table-cell office:value-type="float" office:value="0.387200952203032" calcext:value-type="float">
            <text:p>0.387200952203032</text:p>
          </table:table-cell>
          <table:table-cell office:value-type="float" office:value="0.444333796795662" calcext:value-type="float">
            <text:p>0.444333796795662</text:p>
          </table:table-cell>
          <table:table-cell office:value-type="float" office:value="6.98912883677271" calcext:value-type="float">
            <text:p>6.98912883677271</text:p>
          </table:table-cell>
          <table:table-cell office:value-type="float" office:value="11.3448731009935" calcext:value-type="float">
            <text:p>11.3448731009935</text:p>
          </table:table-cell>
          <table:table-cell office:value-type="float" office:value="7.88233692313454" calcext:value-type="float">
            <text:p>7.88233692313454</text:p>
          </table:table-cell>
          <table:table-cell office:value-type="float" office:value="9.25603719557309" calcext:value-type="float">
            <text:p>9.25603719557309</text:p>
          </table:table-cell>
          <table:table-cell office:value-type="float" office:value="0.234891026841133" calcext:value-type="float">
            <text:p>0.234891026841133</text:p>
          </table:table-cell>
          <table:table-cell office:value-type="float" office:value="0.261275223439949" calcext:value-type="float">
            <text:p>0.261275223439949</text:p>
          </table:table-cell>
          <table:table-cell office:value-type="float" office:value="0.24492908194449" calcext:value-type="float">
            <text:p>0.24492908194449</text:p>
          </table:table-cell>
          <table:table-cell office:value-type="float" office:value="0.244192242978181" calcext:value-type="float">
            <text:p>0.244192242978181</text:p>
          </table:table-cell>
          <table:table-cell office:value-type="float" office:value="0.0348533997702018" calcext:value-type="float">
            <text:p>0.034853399770202</text:p>
          </table:table-cell>
          <table:table-cell office:value-type="float" office:value="0.0381271621391454" calcext:value-type="float">
            <text:p>0.038127162139145</text:p>
          </table:table-cell>
          <table:table-cell office:value-type="float" office:value="0.0273419095749561" calcext:value-type="float">
            <text:p>0.027341909574956</text:p>
          </table:table-cell>
          <table:table-cell office:value-type="float" office:value="0.0493851432728794" calcext:value-type="float">
            <text:p>0.049385143272879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2474867845317" calcext:value-type="float">
            <text:p>0.382474867845317</text:p>
          </table:table-cell>
          <table:table-cell office:value-type="float" office:value="0.460669456257464" calcext:value-type="float">
            <text:p>0.460669456257464</text:p>
          </table:table-cell>
          <table:table-cell office:value-type="float" office:value="0.391655735959527" calcext:value-type="float">
            <text:p>0.391655735959527</text:p>
          </table:table-cell>
          <table:table-cell office:value-type="float" office:value="0.448578361204626" calcext:value-type="float">
            <text:p>0.448578361204626</text:p>
          </table:table-cell>
          <table:table-cell office:value-type="float" office:value="7.14879500610635" calcext:value-type="float">
            <text:p>7.14879500610635</text:p>
          </table:table-cell>
          <table:table-cell office:value-type="float" office:value="10.9114383519087" calcext:value-type="float">
            <text:p>10.9114383519087</text:p>
          </table:table-cell>
          <table:table-cell office:value-type="float" office:value="7.72710702017487" calcext:value-type="float">
            <text:p>7.72710702017487</text:p>
          </table:table-cell>
          <table:table-cell office:value-type="float" office:value="9.74243666767089" calcext:value-type="float">
            <text:p>9.74243666767089</text:p>
          </table:table-cell>
          <table:table-cell office:value-type="float" office:value="0.23873546714933" calcext:value-type="float">
            <text:p>0.23873546714933</text:p>
          </table:table-cell>
          <table:table-cell office:value-type="float" office:value="0.253300317544285" calcext:value-type="float">
            <text:p>0.253300317544285</text:p>
          </table:table-cell>
          <table:table-cell office:value-type="float" office:value="0.246559696700063" calcext:value-type="float">
            <text:p>0.246559696700063</text:p>
          </table:table-cell>
          <table:table-cell office:value-type="float" office:value="0.24034282243012" calcext:value-type="float">
            <text:p>0.24034282243012</text:p>
          </table:table-cell>
          <table:table-cell office:value-type="float" office:value="0.0337461505044753" calcext:value-type="float">
            <text:p>0.033746150504475</text:p>
          </table:table-cell>
          <table:table-cell office:value-type="float" office:value="0.0391013503832128" calcext:value-type="float">
            <text:p>0.039101350383213</text:p>
          </table:table-cell>
          <table:table-cell office:value-type="float" office:value="0.0271510475601289" calcext:value-type="float">
            <text:p>0.027151047560129</text:p>
          </table:table-cell>
          <table:table-cell office:value-type="float" office:value="0.0491167461781519" calcext:value-type="float">
            <text:p>0.049116746178152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80929176224521" calcext:value-type="float">
            <text:p>0.380929176224521</text:p>
          </table:table-cell>
          <table:table-cell office:value-type="float" office:value="0.458620605342656" calcext:value-type="float">
            <text:p>0.458620605342656</text:p>
          </table:table-cell>
          <table:table-cell office:value-type="float" office:value="0.39063116755231" calcext:value-type="float">
            <text:p>0.39063116755231</text:p>
          </table:table-cell>
          <table:table-cell office:value-type="float" office:value="0.447446802706612" calcext:value-type="float">
            <text:p>0.447446802706612</text:p>
          </table:table-cell>
          <table:table-cell office:value-type="float" office:value="7.32471173415825" calcext:value-type="float">
            <text:p>7.32471173415825</text:p>
          </table:table-cell>
          <table:table-cell office:value-type="float" office:value="11.231156938803" calcext:value-type="float">
            <text:p>11.231156938803</text:p>
          </table:table-cell>
          <table:table-cell office:value-type="float" office:value="8.10427334541425" calcext:value-type="float">
            <text:p>8.10427334541425</text:p>
          </table:table-cell>
          <table:table-cell office:value-type="float" office:value="9.95629290110582" calcext:value-type="float">
            <text:p>9.95629290110582</text:p>
          </table:table-cell>
          <table:table-cell office:value-type="float" office:value="0.244370623535343" calcext:value-type="float">
            <text:p>0.244370623535343</text:p>
          </table:table-cell>
          <table:table-cell office:value-type="float" office:value="0.276188809031222" calcext:value-type="float">
            <text:p>0.276188809031222</text:p>
          </table:table-cell>
          <table:table-cell office:value-type="float" office:value="0.251850647532907" calcext:value-type="float">
            <text:p>0.251850647532907</text:p>
          </table:table-cell>
          <table:table-cell office:value-type="float" office:value="0.263094823408477" calcext:value-type="float">
            <text:p>0.263094823408477</text:p>
          </table:table-cell>
          <table:table-cell office:value-type="float" office:value="0.0340072489160148" calcext:value-type="float">
            <text:p>0.034007248916015</text:p>
          </table:table-cell>
          <table:table-cell office:value-type="float" office:value="0.0386992824274836" calcext:value-type="float">
            <text:p>0.038699282427484</text:p>
          </table:table-cell>
          <table:table-cell office:value-type="float" office:value="0.027378166721357" calcext:value-type="float">
            <text:p>0.027378166721357</text:p>
          </table:table-cell>
          <table:table-cell office:value-type="float" office:value="0.0487439977914703" calcext:value-type="float">
            <text:p>0.04874399779147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9352284001119" calcext:value-type="float">
            <text:p>0.379352284001119</text:p>
          </table:table-cell>
          <table:table-cell office:value-type="float" office:value="0.459283537160915" calcext:value-type="float">
            <text:p>0.459283537160915</text:p>
          </table:table-cell>
          <table:table-cell office:value-type="float" office:value="0.389132087782027" calcext:value-type="float">
            <text:p>0.389132087782027</text:p>
          </table:table-cell>
          <table:table-cell office:value-type="float" office:value="0.444571765689956" calcext:value-type="float">
            <text:p>0.444571765689956</text:p>
          </table:table-cell>
          <table:table-cell office:value-type="float" office:value="7.32000582264685" calcext:value-type="float">
            <text:p>7.32000582264685</text:p>
          </table:table-cell>
          <table:table-cell office:value-type="float" office:value="11.3995779240997" calcext:value-type="float">
            <text:p>11.3995779240997</text:p>
          </table:table-cell>
          <table:table-cell office:value-type="float" office:value="8.00271004345869" calcext:value-type="float">
            <text:p>8.00271004345869</text:p>
          </table:table-cell>
          <table:table-cell office:value-type="float" office:value="9.8353913418771" calcext:value-type="float">
            <text:p>9.8353913418771</text:p>
          </table:table-cell>
          <table:table-cell office:value-type="float" office:value="0.234548535347236" calcext:value-type="float">
            <text:p>0.234548535347236</text:p>
          </table:table-cell>
          <table:table-cell office:value-type="float" office:value="0.256277369326161" calcext:value-type="float">
            <text:p>0.256277369326161</text:p>
          </table:table-cell>
          <table:table-cell office:value-type="float" office:value="0.241467286859686" calcext:value-type="float">
            <text:p>0.241467286859686</text:p>
          </table:table-cell>
          <table:table-cell office:value-type="float" office:value="0.244369280637625" calcext:value-type="float">
            <text:p>0.244369280637625</text:p>
          </table:table-cell>
          <table:table-cell office:value-type="float" office:value="0.0301874455098807" calcext:value-type="float">
            <text:p>0.030187445509881</text:p>
          </table:table-cell>
          <table:table-cell office:value-type="float" office:value="0.0354294526578398" calcext:value-type="float">
            <text:p>0.03542945265784</text:p>
          </table:table-cell>
          <table:table-cell office:value-type="float" office:value="0.025533595115175" calcext:value-type="float">
            <text:p>0.025533595115175</text:p>
          </table:table-cell>
          <table:table-cell office:value-type="float" office:value="0.0425143316015875" calcext:value-type="float">
            <text:p>0.042514331601588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775257539807" calcext:value-type="float">
            <text:p>0.37775257539807</text:p>
          </table:table-cell>
          <table:table-cell office:value-type="float" office:value="0.462113498968825" calcext:value-type="float">
            <text:p>0.462113498968825</text:p>
          </table:table-cell>
          <table:table-cell office:value-type="float" office:value="0.387156555766665" calcext:value-type="float">
            <text:p>0.387156555766665</text:p>
          </table:table-cell>
          <table:table-cell office:value-type="float" office:value="0.447271143936942" calcext:value-type="float">
            <text:p>0.447271143936942</text:p>
          </table:table-cell>
          <table:table-cell office:value-type="float" office:value="7.08459402464292" calcext:value-type="float">
            <text:p>7.08459402464292</text:p>
          </table:table-cell>
          <table:table-cell office:value-type="float" office:value="10.730800354927" calcext:value-type="float">
            <text:p>10.730800354927</text:p>
          </table:table-cell>
          <table:table-cell office:value-type="float" office:value="7.62724608822676" calcext:value-type="float">
            <text:p>7.62724608822676</text:p>
          </table:table-cell>
          <table:table-cell office:value-type="float" office:value="9.56809852555143" calcext:value-type="float">
            <text:p>9.56809852555143</text:p>
          </table:table-cell>
          <table:table-cell office:value-type="float" office:value="0.242419215906767" calcext:value-type="float">
            <text:p>0.242419215906767</text:p>
          </table:table-cell>
          <table:table-cell office:value-type="float" office:value="0.277256115405425" calcext:value-type="float">
            <text:p>0.277256115405425</text:p>
          </table:table-cell>
          <table:table-cell office:value-type="float" office:value="0.250480315956468" calcext:value-type="float">
            <text:p>0.250480315956468</text:p>
          </table:table-cell>
          <table:table-cell office:value-type="float" office:value="0.262986572400972" calcext:value-type="float">
            <text:p>0.262986572400972</text:p>
          </table:table-cell>
          <table:table-cell office:value-type="float" office:value="0.0336713852204724" calcext:value-type="float">
            <text:p>0.033671385220473</text:p>
          </table:table-cell>
          <table:table-cell office:value-type="float" office:value="0.0394947188221625" calcext:value-type="float">
            <text:p>0.039494718822163</text:p>
          </table:table-cell>
          <table:table-cell office:value-type="float" office:value="0.0286569999228707" calcext:value-type="float">
            <text:p>0.028656999922871</text:p>
          </table:table-cell>
          <table:table-cell office:value-type="float" office:value="0.0469507316268611" calcext:value-type="float">
            <text:p>0.046950731626861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6720567054584" calcext:value-type="float">
            <text:p>0.376720567054584</text:p>
          </table:table-cell>
          <table:table-cell office:value-type="float" office:value="0.460678858097427" calcext:value-type="float">
            <text:p>0.460678858097427</text:p>
          </table:table-cell>
          <table:table-cell office:value-type="float" office:value="0.384829730524352" calcext:value-type="float">
            <text:p>0.384829730524352</text:p>
          </table:table-cell>
          <table:table-cell office:value-type="float" office:value="0.448680095826196" calcext:value-type="float">
            <text:p>0.448680095826196</text:p>
          </table:table-cell>
          <table:table-cell office:value-type="float" office:value="7.46941081658363" calcext:value-type="float">
            <text:p>7.46941081658363</text:p>
          </table:table-cell>
          <table:table-cell office:value-type="float" office:value="10.7859379271546" calcext:value-type="float">
            <text:p>10.7859379271546</text:p>
          </table:table-cell>
          <table:table-cell office:value-type="float" office:value="7.83329160859005" calcext:value-type="float">
            <text:p>7.83329160859005</text:p>
          </table:table-cell>
          <table:table-cell office:value-type="float" office:value="9.80713182861824" calcext:value-type="float">
            <text:p>9.80713182861824</text:p>
          </table:table-cell>
          <table:table-cell office:value-type="float" office:value="0.23618625725667" calcext:value-type="float">
            <text:p>0.23618625725667</text:p>
          </table:table-cell>
          <table:table-cell office:value-type="float" office:value="0.265424912192154" calcext:value-type="float">
            <text:p>0.265424912192154</text:p>
          </table:table-cell>
          <table:table-cell office:value-type="float" office:value="0.241727419114954" calcext:value-type="float">
            <text:p>0.241727419114954</text:p>
          </table:table-cell>
          <table:table-cell office:value-type="float" office:value="0.255745400926454" calcext:value-type="float">
            <text:p>0.255745400926454</text:p>
          </table:table-cell>
          <table:table-cell office:value-type="float" office:value="0.0322927553692482" calcext:value-type="float">
            <text:p>0.032292755369248</text:p>
          </table:table-cell>
          <table:table-cell office:value-type="float" office:value="0.0375164156870471" calcext:value-type="float">
            <text:p>0.037516415687047</text:p>
          </table:table-cell>
          <table:table-cell office:value-type="float" office:value="0.0271561227645155" calcext:value-type="float">
            <text:p>0.027156122764516</text:p>
          </table:table-cell>
          <table:table-cell office:value-type="float" office:value="0.04530116391305" calcext:value-type="float">
            <text:p>0.04530116391305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8474250434589" calcext:value-type="float">
            <text:p>0.378474250434589</text:p>
          </table:table-cell>
          <table:table-cell office:value-type="float" office:value="0.460410166450406" calcext:value-type="float">
            <text:p>0.460410166450406</text:p>
          </table:table-cell>
          <table:table-cell office:value-type="float" office:value="0.385915574467955" calcext:value-type="float">
            <text:p>0.385915574467955</text:p>
          </table:table-cell>
          <table:table-cell office:value-type="float" office:value="0.44914952080064" calcext:value-type="float">
            <text:p>0.44914952080064</text:p>
          </table:table-cell>
          <table:table-cell office:value-type="float" office:value="7.11419547889875" calcext:value-type="float">
            <text:p>7.11419547889875</text:p>
          </table:table-cell>
          <table:table-cell office:value-type="float" office:value="10.3650510631822" calcext:value-type="float">
            <text:p>10.3650510631822</text:p>
          </table:table-cell>
          <table:table-cell office:value-type="float" office:value="7.79788851774748" calcext:value-type="float">
            <text:p>7.79788851774748</text:p>
          </table:table-cell>
          <table:table-cell office:value-type="float" office:value="9.47774227163694" calcext:value-type="float">
            <text:p>9.47774227163694</text:p>
          </table:table-cell>
          <table:table-cell office:value-type="float" office:value="0.23760523368393" calcext:value-type="float">
            <text:p>0.23760523368393</text:p>
          </table:table-cell>
          <table:table-cell office:value-type="float" office:value="0.261375725881205" calcext:value-type="float">
            <text:p>0.261375725881205</text:p>
          </table:table-cell>
          <table:table-cell office:value-type="float" office:value="0.242999380686439" calcext:value-type="float">
            <text:p>0.242999380686439</text:p>
          </table:table-cell>
          <table:table-cell office:value-type="float" office:value="0.252126398196478" calcext:value-type="float">
            <text:p>0.252126398196478</text:p>
          </table:table-cell>
          <table:table-cell office:value-type="float" office:value="0.0339324473135036" calcext:value-type="float">
            <text:p>0.033932447313504</text:p>
          </table:table-cell>
          <table:table-cell office:value-type="float" office:value="0.0389256417019184" calcext:value-type="float">
            <text:p>0.038925641701918</text:p>
          </table:table-cell>
          <table:table-cell office:value-type="float" office:value="0.0282830005123562" calcext:value-type="float">
            <text:p>0.028283000512356</text:p>
          </table:table-cell>
          <table:table-cell office:value-type="float" office:value="0.0475547309885836" calcext:value-type="float">
            <text:p>0.047554730988584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0753286161376" calcext:value-type="float">
            <text:p>0.380753286161376</text:p>
          </table:table-cell>
          <table:table-cell office:value-type="float" office:value="0.460289286555248" calcext:value-type="float">
            <text:p>0.460289286555248</text:p>
          </table:table-cell>
          <table:table-cell office:value-type="float" office:value="0.385439083087206" calcext:value-type="float">
            <text:p>0.385439083087206</text:p>
          </table:table-cell>
          <table:table-cell office:value-type="float" office:value="0.452656172617469" calcext:value-type="float">
            <text:p>0.452656172617469</text:p>
          </table:table-cell>
          <table:table-cell office:value-type="float" office:value="7.51175533042359" calcext:value-type="float">
            <text:p>7.51175533042359</text:p>
          </table:table-cell>
          <table:table-cell office:value-type="float" office:value="10.7668288799847" calcext:value-type="float">
            <text:p>10.7668288799847</text:p>
          </table:table-cell>
          <table:table-cell office:value-type="float" office:value="8.02434638556266" calcext:value-type="float">
            <text:p>8.02434638556266</text:p>
          </table:table-cell>
          <table:table-cell office:value-type="float" office:value="10.1506936342335" calcext:value-type="float">
            <text:p>10.1506936342335</text:p>
          </table:table-cell>
          <table:table-cell office:value-type="float" office:value="0.244981651462342" calcext:value-type="float">
            <text:p>0.244981651462342</text:p>
          </table:table-cell>
          <table:table-cell office:value-type="float" office:value="0.267557704919207" calcext:value-type="float">
            <text:p>0.267557704919207</text:p>
          </table:table-cell>
          <table:table-cell office:value-type="float" office:value="0.249627721250565" calcext:value-type="float">
            <text:p>0.249627721250565</text:p>
          </table:table-cell>
          <table:table-cell office:value-type="float" office:value="0.259494341855363" calcext:value-type="float">
            <text:p>0.259494341855363</text:p>
          </table:table-cell>
          <table:table-cell office:value-type="float" office:value="0.0307375356135756" calcext:value-type="float">
            <text:p>0.030737535613576</text:p>
          </table:table-cell>
          <table:table-cell office:value-type="float" office:value="0.0385117581339827" calcext:value-type="float">
            <text:p>0.038511758133983</text:p>
          </table:table-cell>
          <table:table-cell office:value-type="float" office:value="0.0267789919439978" calcext:value-type="float">
            <text:p>0.026778991943998</text:p>
          </table:table-cell>
          <table:table-cell office:value-type="float" office:value="0.0445673012858675" calcext:value-type="float">
            <text:p>0.044567301285868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5432733628977" calcext:value-type="float">
            <text:p>0.375432733628977</text:p>
          </table:table-cell>
          <table:table-cell office:value-type="float" office:value="0.458330921601751" calcext:value-type="float">
            <text:p>0.458330921601751</text:p>
          </table:table-cell>
          <table:table-cell office:value-type="float" office:value="0.382216040361552" calcext:value-type="float">
            <text:p>0.382216040361552</text:p>
          </table:table-cell>
          <table:table-cell office:value-type="float" office:value="0.447715801564547" calcext:value-type="float">
            <text:p>0.447715801564547</text:p>
          </table:table-cell>
          <table:table-cell office:value-type="float" office:value="7.18480387040663" calcext:value-type="float">
            <text:p>7.18480387040663</text:p>
          </table:table-cell>
          <table:table-cell office:value-type="float" office:value="11.2363603045667" calcext:value-type="float">
            <text:p>11.2363603045667</text:p>
          </table:table-cell>
          <table:table-cell office:value-type="float" office:value="7.61811827788426" calcext:value-type="float">
            <text:p>7.61811827788426</text:p>
          </table:table-cell>
          <table:table-cell office:value-type="float" office:value="10.0940486841801" calcext:value-type="float">
            <text:p>10.0940486841801</text:p>
          </table:table-cell>
          <table:table-cell office:value-type="float" office:value="0.240340469577981" calcext:value-type="float">
            <text:p>0.240340469577981</text:p>
          </table:table-cell>
          <table:table-cell office:value-type="float" office:value="0.271784976009256" calcext:value-type="float">
            <text:p>0.271784976009256</text:p>
          </table:table-cell>
          <table:table-cell office:value-type="float" office:value="0.24618430739048" calcext:value-type="float">
            <text:p>0.24618430739048</text:p>
          </table:table-cell>
          <table:table-cell office:value-type="float" office:value="0.261530935194068" calcext:value-type="float">
            <text:p>0.261530935194068</text:p>
          </table:table-cell>
          <table:table-cell office:value-type="float" office:value="0.0299799041784849" calcext:value-type="float">
            <text:p>0.029979904178485</text:p>
          </table:table-cell>
          <table:table-cell office:value-type="float" office:value="0.0384541640599761" calcext:value-type="float">
            <text:p>0.038454164059976</text:p>
          </table:table-cell>
          <table:table-cell office:value-type="float" office:value="0.0266505826071845" calcext:value-type="float">
            <text:p>0.026650582607185</text:p>
          </table:table-cell>
          <table:table-cell office:value-type="float" office:value="0.0433029136119387" calcext:value-type="float">
            <text:p>0.043302913611939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5895602050591" calcext:value-type="float">
            <text:p>0.385895602050591</text:p>
          </table:table-cell>
          <table:table-cell office:value-type="float" office:value="0.467839011081279" calcext:value-type="float">
            <text:p>0.467839011081279</text:p>
          </table:table-cell>
          <table:table-cell office:value-type="float" office:value="0.389702950708006" calcext:value-type="float">
            <text:p>0.389702950708006</text:p>
          </table:table-cell>
          <table:table-cell office:value-type="float" office:value="0.461250565728953" calcext:value-type="float">
            <text:p>0.461250565728953</text:p>
          </table:table-cell>
          <table:table-cell office:value-type="float" office:value="7.75908211785598" calcext:value-type="float">
            <text:p>7.75908211785598</text:p>
          </table:table-cell>
          <table:table-cell office:value-type="float" office:value="11.2645565817815" calcext:value-type="float">
            <text:p>11.2645565817815</text:p>
          </table:table-cell>
          <table:table-cell office:value-type="float" office:value="8.03797887456856" calcext:value-type="float">
            <text:p>8.03797887456856</text:p>
          </table:table-cell>
          <table:table-cell office:value-type="float" office:value="10.8291949803117" calcext:value-type="float">
            <text:p>10.8291949803117</text:p>
          </table:table-cell>
          <table:table-cell office:value-type="float" office:value="0.244438184474123" calcext:value-type="float">
            <text:p>0.244438184474123</text:p>
          </table:table-cell>
          <table:table-cell office:value-type="float" office:value="0.272857201435799" calcext:value-type="float">
            <text:p>0.272857201435799</text:p>
          </table:table-cell>
          <table:table-cell office:value-type="float" office:value="0.249220933834795" calcext:value-type="float">
            <text:p>0.249220933834795</text:p>
          </table:table-cell>
          <table:table-cell office:value-type="float" office:value="0.264495489247988" calcext:value-type="float">
            <text:p>0.264495489247988</text:p>
          </table:table-cell>
          <table:table-cell office:value-type="float" office:value="0.0252115938332688" calcext:value-type="float">
            <text:p>0.025211593833269</text:p>
          </table:table-cell>
          <table:table-cell office:value-type="float" office:value="0.0332808160919078" calcext:value-type="float">
            <text:p>0.033280816091908</text:p>
          </table:table-cell>
          <table:table-cell office:value-type="float" office:value="0.0219284649288896" calcext:value-type="float">
            <text:p>0.02192846492889</text:p>
          </table:table-cell>
          <table:table-cell office:value-type="float" office:value="0.038175558363729" calcext:value-type="float">
            <text:p>0.038175558363729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0599767449345" calcext:value-type="float">
            <text:p>0.380599767449345</text:p>
          </table:table-cell>
          <table:table-cell office:value-type="float" office:value="0.457922577618122" calcext:value-type="float">
            <text:p>0.457922577618122</text:p>
          </table:table-cell>
          <table:table-cell office:value-type="float" office:value="0.385558606521663" calcext:value-type="float">
            <text:p>0.385558606521663</text:p>
          </table:table-cell>
          <table:table-cell office:value-type="float" office:value="0.449981020310142" calcext:value-type="float">
            <text:p>0.449981020310142</text:p>
          </table:table-cell>
          <table:table-cell office:value-type="float" office:value="7.3219842921818" calcext:value-type="float">
            <text:p>7.3219842921818</text:p>
          </table:table-cell>
          <table:table-cell office:value-type="float" office:value="10.545239664166" calcext:value-type="float">
            <text:p>10.545239664166</text:p>
          </table:table-cell>
          <table:table-cell office:value-type="float" office:value="7.75565543314523" calcext:value-type="float">
            <text:p>7.75565543314523</text:p>
          </table:table-cell>
          <table:table-cell office:value-type="float" office:value="10.174163634819" calcext:value-type="float">
            <text:p>10.174163634819</text:p>
          </table:table-cell>
          <table:table-cell office:value-type="float" office:value="0.242111006679173" calcext:value-type="float">
            <text:p>0.242111006679173</text:p>
          </table:table-cell>
          <table:table-cell office:value-type="float" office:value="0.263529437240291" calcext:value-type="float">
            <text:p>0.263529437240291</text:p>
          </table:table-cell>
          <table:table-cell office:value-type="float" office:value="0.246750970565239" calcext:value-type="float">
            <text:p>0.246750970565239</text:p>
          </table:table-cell>
          <table:table-cell office:value-type="float" office:value="0.255651685090729" calcext:value-type="float">
            <text:p>0.255651685090729</text:p>
          </table:table-cell>
          <table:table-cell office:value-type="float" office:value="0.0259524734295043" calcext:value-type="float">
            <text:p>0.025952473429504</text:p>
          </table:table-cell>
          <table:table-cell office:value-type="float" office:value="0.0346910400580179" calcext:value-type="float">
            <text:p>0.034691040058018</text:p>
          </table:table-cell>
          <table:table-cell office:value-type="float" office:value="0.0238010121259852" calcext:value-type="float">
            <text:p>0.023801012125985</text:p>
          </table:table-cell>
          <table:table-cell office:value-type="float" office:value="0.0377855103971118" calcext:value-type="float">
            <text:p>0.037785510397112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6536332174901" calcext:value-type="float">
            <text:p>0.386536332174901</text:p>
          </table:table-cell>
          <table:table-cell office:value-type="float" office:value="0.464021433611177" calcext:value-type="float">
            <text:p>0.464021433611177</text:p>
          </table:table-cell>
          <table:table-cell office:value-type="float" office:value="0.390615509008778" calcext:value-type="float">
            <text:p>0.390615509008778</text:p>
          </table:table-cell>
          <table:table-cell office:value-type="float" office:value="0.457166160095305" calcext:value-type="float">
            <text:p>0.457166160095305</text:p>
          </table:table-cell>
          <table:table-cell office:value-type="float" office:value="7.656928831365" calcext:value-type="float">
            <text:p>7.656928831365</text:p>
          </table:table-cell>
          <table:table-cell office:value-type="float" office:value="10.819077123108" calcext:value-type="float">
            <text:p>10.819077123108</text:p>
          </table:table-cell>
          <table:table-cell office:value-type="float" office:value="7.94163414693889" calcext:value-type="float">
            <text:p>7.94163414693889</text:p>
          </table:table-cell>
          <table:table-cell office:value-type="float" office:value="10.4438983180181" calcext:value-type="float">
            <text:p>10.4438983180181</text:p>
          </table:table-cell>
          <table:table-cell office:value-type="float" office:value="0.23773554224339" calcext:value-type="float">
            <text:p>0.23773554224339</text:p>
          </table:table-cell>
          <table:table-cell office:value-type="float" office:value="0.254110302596346" calcext:value-type="float">
            <text:p>0.254110302596346</text:p>
          </table:table-cell>
          <table:table-cell office:value-type="float" office:value="0.241743951324619" calcext:value-type="float">
            <text:p>0.241743951324619</text:p>
          </table:table-cell>
          <table:table-cell office:value-type="float" office:value="0.247401413554927" calcext:value-type="float">
            <text:p>0.247401413554927</text:p>
          </table:table-cell>
          <table:table-cell office:value-type="float" office:value="0.0273721549815076" calcext:value-type="float">
            <text:p>0.027372154981508</text:p>
          </table:table-cell>
          <table:table-cell office:value-type="float" office:value="0.0341981014905961" calcext:value-type="float">
            <text:p>0.034198101490596</text:p>
          </table:table-cell>
          <table:table-cell office:value-type="float" office:value="0.0231883148209924" calcext:value-type="float">
            <text:p>0.023188314820992</text:p>
          </table:table-cell>
          <table:table-cell office:value-type="float" office:value="0.0405695480408912" calcext:value-type="float">
            <text:p>0.040569548040891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90139525199465" calcext:value-type="float">
            <text:p>0.390139525199465</text:p>
          </table:table-cell>
          <table:table-cell office:value-type="float" office:value="0.469617901833072" calcext:value-type="float">
            <text:p>0.469617901833072</text:p>
          </table:table-cell>
          <table:table-cell office:value-type="float" office:value="0.393957444571278" calcext:value-type="float">
            <text:p>0.393957444571278</text:p>
          </table:table-cell>
          <table:table-cell office:value-type="float" office:value="0.463037644617191" calcext:value-type="float">
            <text:p>0.463037644617191</text:p>
          </table:table-cell>
          <table:table-cell office:value-type="float" office:value="8.06934633253985" calcext:value-type="float">
            <text:p>8.06934633253985</text:p>
          </table:table-cell>
          <table:table-cell office:value-type="float" office:value="11.3931630946658" calcext:value-type="float">
            <text:p>11.3931630946658</text:p>
          </table:table-cell>
          <table:table-cell office:value-type="float" office:value="8.14815880544416" calcext:value-type="float">
            <text:p>8.14815880544416</text:p>
          </table:table-cell>
          <table:table-cell office:value-type="float" office:value="10.9707166620135" calcext:value-type="float">
            <text:p>10.9707166620135</text:p>
          </table:table-cell>
          <table:table-cell office:value-type="float" office:value="0.242468143606987" calcext:value-type="float">
            <text:p>0.242468143606987</text:p>
          </table:table-cell>
          <table:table-cell office:value-type="float" office:value="0.272542789098662" calcext:value-type="float">
            <text:p>0.272542789098662</text:p>
          </table:table-cell>
          <table:table-cell office:value-type="float" office:value="0.247700947729135" calcext:value-type="float">
            <text:p>0.247700947729135</text:p>
          </table:table-cell>
          <table:table-cell office:value-type="float" office:value="0.263428158410902" calcext:value-type="float">
            <text:p>0.263428158410902</text:p>
          </table:table-cell>
          <table:table-cell office:value-type="float" office:value="0.0293447767293947" calcext:value-type="float">
            <text:p>0.029344776729395</text:p>
          </table:table-cell>
          <table:table-cell office:value-type="float" office:value="0.0361348180623474" calcext:value-type="float">
            <text:p>0.036134818062348</text:p>
          </table:table-cell>
          <table:table-cell office:value-type="float" office:value="0.0242938776255616" calcext:value-type="float">
            <text:p>0.024293877625562</text:p>
          </table:table-cell>
          <table:table-cell office:value-type="float" office:value="0.0437163096672116" calcext:value-type="float">
            <text:p>0.043716309667212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116757101622" calcext:value-type="float">
            <text:p>0.39116757101622</text:p>
          </table:table-cell>
          <table:table-cell office:value-type="float" office:value="0.469170902219084" calcext:value-type="float">
            <text:p>0.469170902219084</text:p>
          </table:table-cell>
          <table:table-cell office:value-type="float" office:value="0.395113613668201" calcext:value-type="float">
            <text:p>0.395113613668201</text:p>
          </table:table-cell>
          <table:table-cell office:value-type="float" office:value="0.462395106172872" calcext:value-type="float">
            <text:p>0.462395106172872</text:p>
          </table:table-cell>
          <table:table-cell office:value-type="float" office:value="7.87273834854404" calcext:value-type="float">
            <text:p>7.87273834854404</text:p>
          </table:table-cell>
          <table:table-cell office:value-type="float" office:value="11.2890897041073" calcext:value-type="float">
            <text:p>11.2890897041073</text:p>
          </table:table-cell>
          <table:table-cell office:value-type="float" office:value="8.10187351867407" calcext:value-type="float">
            <text:p>8.10187351867407</text:p>
          </table:table-cell>
          <table:table-cell office:value-type="float" office:value="10.2675404466853" calcext:value-type="float">
            <text:p>10.2675404466853</text:p>
          </table:table-cell>
          <table:table-cell office:value-type="float" office:value="0.250586290876695" calcext:value-type="float">
            <text:p>0.250586290876695</text:p>
          </table:table-cell>
          <table:table-cell office:value-type="float" office:value="0.275903986544427" calcext:value-type="float">
            <text:p>0.275903986544427</text:p>
          </table:table-cell>
          <table:table-cell office:value-type="float" office:value="0.254968383681575" calcext:value-type="float">
            <text:p>0.254968383681575</text:p>
          </table:table-cell>
          <table:table-cell office:value-type="float" office:value="0.26819214573296" calcext:value-type="float">
            <text:p>0.26819214573296</text:p>
          </table:table-cell>
          <table:table-cell office:value-type="float" office:value="0.0303563421203271" calcext:value-type="float">
            <text:p>0.030356342120327</text:p>
          </table:table-cell>
          <table:table-cell office:value-type="float" office:value="0.0395512221179254" calcext:value-type="float">
            <text:p>0.039551222117925</text:p>
          </table:table-cell>
          <table:table-cell office:value-type="float" office:value="0.0260891878596513" calcext:value-type="float">
            <text:p>0.026089187859651</text:p>
          </table:table-cell>
          <table:table-cell office:value-type="float" office:value="0.046093691677225" calcext:value-type="float">
            <text:p>0.046093691677225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3127990948388" calcext:value-type="float">
            <text:p>0.393127990948388</text:p>
          </table:table-cell>
          <table:table-cell office:value-type="float" office:value="0.4697848884001" calcext:value-type="float">
            <text:p>0.4697848884001</text:p>
          </table:table-cell>
          <table:table-cell office:value-type="float" office:value="0.3971035039458" calcext:value-type="float">
            <text:p>0.3971035039458</text:p>
          </table:table-cell>
          <table:table-cell office:value-type="float" office:value="0.463211849537552" calcext:value-type="float">
            <text:p>0.463211849537552</text:p>
          </table:table-cell>
          <table:table-cell office:value-type="float" office:value="7.80648623997892" calcext:value-type="float">
            <text:p>7.80648623997892</text:p>
          </table:table-cell>
          <table:table-cell office:value-type="float" office:value="11.6066117788516" calcext:value-type="float">
            <text:p>11.6066117788516</text:p>
          </table:table-cell>
          <table:table-cell office:value-type="float" office:value="8.0148634671619" calcext:value-type="float">
            <text:p>8.0148634671619</text:p>
          </table:table-cell>
          <table:table-cell office:value-type="float" office:value="10.5484732688931" calcext:value-type="float">
            <text:p>10.5484732688931</text:p>
          </table:table-cell>
          <table:table-cell office:value-type="float" office:value="0.251725265842968" calcext:value-type="float">
            <text:p>0.251725265842968</text:p>
          </table:table-cell>
          <table:table-cell office:value-type="float" office:value="0.277176576678655" calcext:value-type="float">
            <text:p>0.277176576678655</text:p>
          </table:table-cell>
          <table:table-cell office:value-type="float" office:value="0.255930961186063" calcext:value-type="float">
            <text:p>0.255930961186063</text:p>
          </table:table-cell>
          <table:table-cell office:value-type="float" office:value="0.26984094438678" calcext:value-type="float">
            <text:p>0.26984094438678</text:p>
          </table:table-cell>
          <table:table-cell office:value-type="float" office:value="0.0298023236758352" calcext:value-type="float">
            <text:p>0.029802323675835</text:p>
          </table:table-cell>
          <table:table-cell office:value-type="float" office:value="0.039554862099976" calcext:value-type="float">
            <text:p>0.039554862099976</text:p>
          </table:table-cell>
          <table:table-cell office:value-type="float" office:value="0.0250623779877514" calcext:value-type="float">
            <text:p>0.025062377987751</text:p>
          </table:table-cell>
          <table:table-cell office:value-type="float" office:value="0.0467880027396051" calcext:value-type="float">
            <text:p>0.046788002739605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94250697257951" calcext:value-type="float">
            <text:p>0.394250697257951</text:p>
          </table:table-cell>
          <table:table-cell office:value-type="float" office:value="0.467614819080953" calcext:value-type="float">
            <text:p>0.467614819080953</text:p>
          </table:table-cell>
          <table:table-cell office:value-type="float" office:value="0.398126487787453" calcext:value-type="float">
            <text:p>0.398126487787453</text:p>
          </table:table-cell>
          <table:table-cell office:value-type="float" office:value="0.461111079054596" calcext:value-type="float">
            <text:p>0.461111079054596</text:p>
          </table:table-cell>
          <table:table-cell office:value-type="float" office:value="8.19195743317978" calcext:value-type="float">
            <text:p>8.19195743317978</text:p>
          </table:table-cell>
          <table:table-cell office:value-type="float" office:value="10.9334589729334" calcext:value-type="float">
            <text:p>10.9334589729334</text:p>
          </table:table-cell>
          <table:table-cell office:value-type="float" office:value="8.48076725395562" calcext:value-type="float">
            <text:p>8.48076725395562</text:p>
          </table:table-cell>
          <table:table-cell office:value-type="float" office:value="10.6364738077749" calcext:value-type="float">
            <text:p>10.6364738077749</text:p>
          </table:table-cell>
          <table:table-cell office:value-type="float" office:value="0.254361561537295" calcext:value-type="float">
            <text:p>0.254361561537295</text:p>
          </table:table-cell>
          <table:table-cell office:value-type="float" office:value="0.281158897976596" calcext:value-type="float">
            <text:p>0.281158897976596</text:p>
          </table:table-cell>
          <table:table-cell office:value-type="float" office:value="0.258555403667667" calcext:value-type="float">
            <text:p>0.258555403667667</text:p>
          </table:table-cell>
          <table:table-cell office:value-type="float" office:value="0.273877138610676" calcext:value-type="float">
            <text:p>0.273877138610676</text:p>
          </table:table-cell>
          <table:table-cell office:value-type="float" office:value="0.030314699842207" calcext:value-type="float">
            <text:p>0.030314699842207</text:p>
          </table:table-cell>
          <table:table-cell office:value-type="float" office:value="0.0384979349627292" calcext:value-type="float">
            <text:p>0.038497934962729</text:p>
          </table:table-cell>
          <table:table-cell office:value-type="float" office:value="0.0254098187673881" calcext:value-type="float">
            <text:p>0.025409818767388</text:p>
          </table:table-cell>
          <table:table-cell office:value-type="float" office:value="0.0459954374554656" calcext:value-type="float">
            <text:p>0.045995437455466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90868143355997" calcext:value-type="float">
            <text:p>0.390868143355997</text:p>
          </table:table-cell>
          <table:table-cell office:value-type="float" office:value="0.464683606123394" calcext:value-type="float">
            <text:p>0.464683606123394</text:p>
          </table:table-cell>
          <table:table-cell office:value-type="float" office:value="0.395052670491946" calcext:value-type="float">
            <text:p>0.395052670491946</text:p>
          </table:table-cell>
          <table:table-cell office:value-type="float" office:value="0.458027468914625" calcext:value-type="float">
            <text:p>0.458027468914625</text:p>
          </table:table-cell>
          <table:table-cell office:value-type="float" office:value="7.58663336234632" calcext:value-type="float">
            <text:p>7.58663336234632</text:p>
          </table:table-cell>
          <table:table-cell office:value-type="float" office:value="11.6248414049012" calcext:value-type="float">
            <text:p>11.6248414049012</text:p>
          </table:table-cell>
          <table:table-cell office:value-type="float" office:value="8.19094367066537" calcext:value-type="float">
            <text:p>8.19094367066537</text:p>
          </table:table-cell>
          <table:table-cell office:value-type="float" office:value="10.8618760848498" calcext:value-type="float">
            <text:p>10.8618760848498</text:p>
          </table:table-cell>
          <table:table-cell office:value-type="float" office:value="0.249381872030223" calcext:value-type="float">
            <text:p>0.249381872030223</text:p>
          </table:table-cell>
          <table:table-cell office:value-type="float" office:value="0.27864604525902" calcext:value-type="float">
            <text:p>0.27864604525902</text:p>
          </table:table-cell>
          <table:table-cell office:value-type="float" office:value="0.254242654225234" calcext:value-type="float">
            <text:p>0.254242654225234</text:p>
          </table:table-cell>
          <table:table-cell office:value-type="float" office:value="0.270241257864244" calcext:value-type="float">
            <text:p>0.270241257864244</text:p>
          </table:table-cell>
          <table:table-cell office:value-type="float" office:value="0.0288277252380025" calcext:value-type="float">
            <text:p>0.028827725238003</text:p>
          </table:table-cell>
          <table:table-cell office:value-type="float" office:value="0.0422898214532319" calcext:value-type="float">
            <text:p>0.042289821453232</text:p>
          </table:table-cell>
          <table:table-cell office:value-type="float" office:value="0.0274237986343751" calcext:value-type="float">
            <text:p>0.027423798634375</text:p>
          </table:table-cell>
          <table:table-cell office:value-type="float" office:value="0.0440612238129322" calcext:value-type="float">
            <text:p>0.044061223812932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3188749192217" calcext:value-type="float">
            <text:p>0.383188749192217</text:p>
          </table:table-cell>
          <table:table-cell office:value-type="float" office:value="0.459209708485595" calcext:value-type="float">
            <text:p>0.459209708485595</text:p>
          </table:table-cell>
          <table:table-cell office:value-type="float" office:value="0.385453848933659" calcext:value-type="float">
            <text:p>0.385453848933659</text:p>
          </table:table-cell>
          <table:table-cell office:value-type="float" office:value="0.456189620387305" calcext:value-type="float">
            <text:p>0.456189620387305</text:p>
          </table:table-cell>
          <table:table-cell office:value-type="float" office:value="7.11371643917238" calcext:value-type="float">
            <text:p>7.11371643917238</text:p>
          </table:table-cell>
          <table:table-cell office:value-type="float" office:value="10.721126280494" calcext:value-type="float">
            <text:p>10.721126280494</text:p>
          </table:table-cell>
          <table:table-cell office:value-type="float" office:value="7.46595737037938" calcext:value-type="float">
            <text:p>7.46595737037938</text:p>
          </table:table-cell>
          <table:table-cell office:value-type="float" office:value="10.1600719897613" calcext:value-type="float">
            <text:p>10.1600719897613</text:p>
          </table:table-cell>
          <table:table-cell office:value-type="float" office:value="0.242205695789541" calcext:value-type="float">
            <text:p>0.242205695789541</text:p>
          </table:table-cell>
          <table:table-cell office:value-type="float" office:value="0.269493132067178" calcext:value-type="float">
            <text:p>0.269493132067178</text:p>
          </table:table-cell>
          <table:table-cell office:value-type="float" office:value="0.245662870433386" calcext:value-type="float">
            <text:p>0.245662870433386</text:p>
          </table:table-cell>
          <table:table-cell office:value-type="float" office:value="0.263432578906668" calcext:value-type="float">
            <text:p>0.263432578906668</text:p>
          </table:table-cell>
          <table:table-cell office:value-type="float" office:value="0.0312917071352452" calcext:value-type="float">
            <text:p>0.031291707135245</text:p>
          </table:table-cell>
          <table:table-cell office:value-type="float" office:value="0.044583451379291" calcext:value-type="float">
            <text:p>0.044583451379291</text:p>
          </table:table-cell>
          <table:table-cell office:value-type="float" office:value="0.0291318335055108" calcext:value-type="float">
            <text:p>0.029131833505511</text:p>
          </table:table-cell>
          <table:table-cell office:value-type="float" office:value="0.047692459079451" calcext:value-type="float">
            <text:p>0.047692459079451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86499118593967" calcext:value-type="float">
            <text:p>0.386499118593967</text:p>
          </table:table-cell>
          <table:table-cell office:value-type="float" office:value="0.462878546310382" calcext:value-type="float">
            <text:p>0.462878546310382</text:p>
          </table:table-cell>
          <table:table-cell office:value-type="float" office:value="0.389806980308995" calcext:value-type="float">
            <text:p>0.389806980308995</text:p>
          </table:table-cell>
          <table:table-cell office:value-type="float" office:value="0.458155950204447" calcext:value-type="float">
            <text:p>0.458155950204447</text:p>
          </table:table-cell>
          <table:table-cell office:value-type="float" office:value="7.42617356717836" calcext:value-type="float">
            <text:p>7.42617356717836</text:p>
          </table:table-cell>
          <table:table-cell office:value-type="float" office:value="10.8858404123776" calcext:value-type="float">
            <text:p>10.8858404123776</text:p>
          </table:table-cell>
          <table:table-cell office:value-type="float" office:value="7.48293544506899" calcext:value-type="float">
            <text:p>7.48293544506899</text:p>
          </table:table-cell>
          <table:table-cell office:value-type="float" office:value="10.557126165671" calcext:value-type="float">
            <text:p>10.557126165671</text:p>
          </table:table-cell>
          <table:table-cell office:value-type="float" office:value="0.24731740371241" calcext:value-type="float">
            <text:p>0.24731740371241</text:p>
          </table:table-cell>
          <table:table-cell office:value-type="float" office:value="0.280996532819189" calcext:value-type="float">
            <text:p>0.280996532819189</text:p>
          </table:table-cell>
          <table:table-cell office:value-type="float" office:value="0.250901849154198" calcext:value-type="float">
            <text:p>0.250901849154198</text:p>
          </table:table-cell>
          <table:table-cell office:value-type="float" office:value="0.274543969537256" calcext:value-type="float">
            <text:p>0.274543969537256</text:p>
          </table:table-cell>
          <table:table-cell office:value-type="float" office:value="0.0342702080656346" calcext:value-type="float">
            <text:p>0.034270208065635</text:p>
          </table:table-cell>
          <table:table-cell office:value-type="float" office:value="0.0465601430888791" calcext:value-type="float">
            <text:p>0.046560143088879</text:p>
          </table:table-cell>
          <table:table-cell office:value-type="float" office:value="0.0308646805808544" calcext:value-type="float">
            <text:p>0.030864680580855</text:p>
          </table:table-cell>
          <table:table-cell office:value-type="float" office:value="0.0516340278141015" calcext:value-type="float">
            <text:p>0.051634027814102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84516754124898" calcext:value-type="float">
            <text:p>0.384516754124898</text:p>
          </table:table-cell>
          <table:table-cell office:value-type="float" office:value="0.460907196279579" calcext:value-type="float">
            <text:p>0.460907196279579</text:p>
          </table:table-cell>
          <table:table-cell office:value-type="float" office:value="0.387561223437844" calcext:value-type="float">
            <text:p>0.387561223437844</text:p>
          </table:table-cell>
          <table:table-cell office:value-type="float" office:value="0.456500627551052" calcext:value-type="float">
            <text:p>0.456500627551052</text:p>
          </table:table-cell>
          <table:table-cell office:value-type="float" office:value="6.92497197607924" calcext:value-type="float">
            <text:p>6.92497197607924</text:p>
          </table:table-cell>
          <table:table-cell office:value-type="float" office:value="10.4352144846939" calcext:value-type="float">
            <text:p>10.4352144846939</text:p>
          </table:table-cell>
          <table:table-cell office:value-type="float" office:value="7.18814699796622" calcext:value-type="float">
            <text:p>7.18814699796622</text:p>
          </table:table-cell>
          <table:table-cell office:value-type="float" office:value="10.0698089724397" calcext:value-type="float">
            <text:p>10.0698089724397</text:p>
          </table:table-cell>
          <table:table-cell office:value-type="float" office:value="0.246741676423307" calcext:value-type="float">
            <text:p>0.246741676423307</text:p>
          </table:table-cell>
          <table:table-cell office:value-type="float" office:value="0.281793749921225" calcext:value-type="float">
            <text:p>0.281793749921225</text:p>
          </table:table-cell>
          <table:table-cell office:value-type="float" office:value="0.250073446808596" calcext:value-type="float">
            <text:p>0.250073446808596</text:p>
          </table:table-cell>
          <table:table-cell office:value-type="float" office:value="0.27568403797289" calcext:value-type="float">
            <text:p>0.27568403797289</text:p>
          </table:table-cell>
          <table:table-cell office:value-type="float" office:value="0.0350770788373415" calcext:value-type="float">
            <text:p>0.035077078837342</text:p>
          </table:table-cell>
          <table:table-cell office:value-type="float" office:value="0.0496462446767319" calcext:value-type="float">
            <text:p>0.049646244676732</text:p>
          </table:table-cell>
          <table:table-cell office:value-type="float" office:value="0.031988367144823" calcext:value-type="float">
            <text:p>0.031988367144823</text:p>
          </table:table-cell>
          <table:table-cell office:value-type="float" office:value="0.054297546089738" calcext:value-type="float">
            <text:p>0.054297546089738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6651592526242" calcext:value-type="float">
            <text:p>0.376651592526242</text:p>
          </table:table-cell>
          <table:table-cell office:value-type="float" office:value="0.449590852849177" calcext:value-type="float">
            <text:p>0.449590852849177</text:p>
          </table:table-cell>
          <table:table-cell office:value-type="float" office:value="0.37966773444024" calcext:value-type="float">
            <text:p>0.37966773444024</text:p>
          </table:table-cell>
          <table:table-cell office:value-type="float" office:value="0.444728279130841" calcext:value-type="float">
            <text:p>0.444728279130841</text:p>
          </table:table-cell>
          <table:table-cell office:value-type="float" office:value="6.81610541052233" calcext:value-type="float">
            <text:p>6.81610541052233</text:p>
          </table:table-cell>
          <table:table-cell office:value-type="float" office:value="10.0253976592635" calcext:value-type="float">
            <text:p>10.0253976592635</text:p>
          </table:table-cell>
          <table:table-cell office:value-type="float" office:value="7.17623988838778" calcext:value-type="float">
            <text:p>7.17623988838778</text:p>
          </table:table-cell>
          <table:table-cell office:value-type="float" office:value="9.57575708577855" calcext:value-type="float">
            <text:p>9.57575708577855</text:p>
          </table:table-cell>
          <table:table-cell office:value-type="float" office:value="0.239996070419546" calcext:value-type="float">
            <text:p>0.239996070419546</text:p>
          </table:table-cell>
          <table:table-cell office:value-type="float" office:value="0.268789147231555" calcext:value-type="float">
            <text:p>0.268789147231555</text:p>
          </table:table-cell>
          <table:table-cell office:value-type="float" office:value="0.244017063867676" calcext:value-type="float">
            <text:p>0.244017063867676</text:p>
          </table:table-cell>
          <table:table-cell office:value-type="float" office:value="0.261701743772518" calcext:value-type="float">
            <text:p>0.261701743772518</text:p>
          </table:table-cell>
          <table:table-cell office:value-type="float" office:value="0.0305197033917738" calcext:value-type="float">
            <text:p>0.030519703391774</text:p>
          </table:table-cell>
          <table:table-cell office:value-type="float" office:value="0.0433242017489103" calcext:value-type="float">
            <text:p>0.04332420174891</text:p>
          </table:table-cell>
          <table:table-cell office:value-type="float" office:value="0.0276476644752395" calcext:value-type="float">
            <text:p>0.02764766447524</text:p>
          </table:table-cell>
          <table:table-cell office:value-type="float" office:value="0.0475153999586826" calcext:value-type="float">
            <text:p>0.047515399958683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2027177693477" calcext:value-type="float">
            <text:p>0.382027177693477</text:p>
          </table:table-cell>
          <table:table-cell office:value-type="float" office:value="0.455230145408392" calcext:value-type="float">
            <text:p>0.455230145408392</text:p>
          </table:table-cell>
          <table:table-cell office:value-type="float" office:value="0.384372898826627" calcext:value-type="float">
            <text:p>0.384372898826627</text:p>
          </table:table-cell>
          <table:table-cell office:value-type="float" office:value="0.451370529210423" calcext:value-type="float">
            <text:p>0.451370529210423</text:p>
          </table:table-cell>
          <table:table-cell office:value-type="float" office:value="7.38491351452659" calcext:value-type="float">
            <text:p>7.38491351452659</text:p>
          </table:table-cell>
          <table:table-cell office:value-type="float" office:value="11.0488492527499" calcext:value-type="float">
            <text:p>11.0488492527499</text:p>
          </table:table-cell>
          <table:table-cell office:value-type="float" office:value="7.5007095368525" calcext:value-type="float">
            <text:p>7.5007095368525</text:p>
          </table:table-cell>
          <table:table-cell office:value-type="float" office:value="10.5659858595148" calcext:value-type="float">
            <text:p>10.5659858595148</text:p>
          </table:table-cell>
          <table:table-cell office:value-type="float" office:value="0.24517066615035" calcext:value-type="float">
            <text:p>0.24517066615035</text:p>
          </table:table-cell>
          <table:table-cell office:value-type="float" office:value="0.276996563046485" calcext:value-type="float">
            <text:p>0.276996563046485</text:p>
          </table:table-cell>
          <table:table-cell office:value-type="float" office:value="0.247804468566151" calcext:value-type="float">
            <text:p>0.247804468566151</text:p>
          </table:table-cell>
          <table:table-cell office:value-type="float" office:value="0.27222837525026" calcext:value-type="float">
            <text:p>0.27222837525026</text:p>
          </table:table-cell>
          <table:table-cell office:value-type="float" office:value="0.0334914752297334" calcext:value-type="float">
            <text:p>0.033491475229734</text:p>
          </table:table-cell>
          <table:table-cell office:value-type="float" office:value="0.0494108844377038" calcext:value-type="float">
            <text:p>0.049410884437704</text:p>
          </table:table-cell>
          <table:table-cell office:value-type="float" office:value="0.0312990633305033" calcext:value-type="float">
            <text:p>0.031299063330503</text:p>
          </table:table-cell>
          <table:table-cell office:value-type="float" office:value="0.0526561403436736" calcext:value-type="float">
            <text:p>0.052656140343674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4735188231878" calcext:value-type="float">
            <text:p>0.384735188231878</text:p>
          </table:table-cell>
          <table:table-cell office:value-type="float" office:value="0.459487274395802" calcext:value-type="float">
            <text:p>0.459487274395802</text:p>
          </table:table-cell>
          <table:table-cell office:value-type="float" office:value="0.386869438328828" calcext:value-type="float">
            <text:p>0.386869438328828</text:p>
          </table:table-cell>
          <table:table-cell office:value-type="float" office:value="0.456119080409239" calcext:value-type="float">
            <text:p>0.456119080409239</text:p>
          </table:table-cell>
          <table:table-cell office:value-type="float" office:value="7.39311346069506" calcext:value-type="float">
            <text:p>7.39311346069506</text:p>
          </table:table-cell>
          <table:table-cell office:value-type="float" office:value="10.8552128568622" calcext:value-type="float">
            <text:p>10.8552128568622</text:p>
          </table:table-cell>
          <table:table-cell office:value-type="float" office:value="7.616161433427" calcext:value-type="float">
            <text:p>7.616161433427</text:p>
          </table:table-cell>
          <table:table-cell office:value-type="float" office:value="10.4857863300313" calcext:value-type="float">
            <text:p>10.4857863300313</text:p>
          </table:table-cell>
          <table:table-cell office:value-type="float" office:value="0.246672272276439" calcext:value-type="float">
            <text:p>0.246672272276439</text:p>
          </table:table-cell>
          <table:table-cell office:value-type="float" office:value="0.285552810981262" calcext:value-type="float">
            <text:p>0.285552810981262</text:p>
          </table:table-cell>
          <table:table-cell office:value-type="float" office:value="0.249068387985632" calcext:value-type="float">
            <text:p>0.249068387985632</text:p>
          </table:table-cell>
          <table:table-cell office:value-type="float" office:value="0.281161275891157" calcext:value-type="float">
            <text:p>0.281161275891157</text:p>
          </table:table-cell>
          <table:table-cell office:value-type="float" office:value="0.0305788562738863" calcext:value-type="float">
            <text:p>0.030578856273886</text:p>
          </table:table-cell>
          <table:table-cell office:value-type="float" office:value="0.0459009149358746" calcext:value-type="float">
            <text:p>0.045900914935875</text:p>
          </table:table-cell>
          <table:table-cell office:value-type="float" office:value="0.0296649075353812" calcext:value-type="float">
            <text:p>0.029664907535381</text:p>
          </table:table-cell>
          <table:table-cell office:value-type="float" office:value="0.0471168526366734" calcext:value-type="float">
            <text:p>0.047116852636673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86868480841531" calcext:value-type="float">
            <text:p>0.386868480841531</text:p>
          </table:table-cell>
          <table:table-cell office:value-type="float" office:value="0.458188364681624" calcext:value-type="float">
            <text:p>0.458188364681624</text:p>
          </table:table-cell>
          <table:table-cell office:value-type="float" office:value="0.388541752658627" calcext:value-type="float">
            <text:p>0.388541752658627</text:p>
          </table:table-cell>
          <table:table-cell office:value-type="float" office:value="0.455696339668344" calcext:value-type="float">
            <text:p>0.455696339668344</text:p>
          </table:table-cell>
          <table:table-cell office:value-type="float" office:value="7.68614938310711" calcext:value-type="float">
            <text:p>7.68614938310711</text:p>
          </table:table-cell>
          <table:table-cell office:value-type="float" office:value="11.8305403480506" calcext:value-type="float">
            <text:p>11.8305403480506</text:p>
          </table:table-cell>
          <table:table-cell office:value-type="float" office:value="7.88181698022429" calcext:value-type="float">
            <text:p>7.88181698022429</text:p>
          </table:table-cell>
          <table:table-cell office:value-type="float" office:value="11.1554905930493" calcext:value-type="float">
            <text:p>11.1554905930493</text:p>
          </table:table-cell>
          <table:table-cell office:value-type="float" office:value="0.248257992600956" calcext:value-type="float">
            <text:p>0.248257992600956</text:p>
          </table:table-cell>
          <table:table-cell office:value-type="float" office:value="0.29159509010685" calcext:value-type="float">
            <text:p>0.29159509010685</text:p>
          </table:table-cell>
          <table:table-cell office:value-type="float" office:value="0.250117659939888" calcext:value-type="float">
            <text:p>0.250117659939888</text:p>
          </table:table-cell>
          <table:table-cell office:value-type="float" office:value="0.288135072352709" calcext:value-type="float">
            <text:p>0.288135072352709</text:p>
          </table:table-cell>
          <table:table-cell office:value-type="float" office:value="0.0286967817147228" calcext:value-type="float">
            <text:p>0.028696781714723</text:p>
          </table:table-cell>
          <table:table-cell office:value-type="float" office:value="0.0426846963389714" calcext:value-type="float">
            <text:p>0.042684696338971</text:p>
          </table:table-cell>
          <table:table-cell office:value-type="float" office:value="0.0276990068498853" calcext:value-type="float">
            <text:p>0.027699006849885</text:p>
          </table:table-cell>
          <table:table-cell office:value-type="float" office:value="0.0441040922880987" calcext:value-type="float">
            <text:p>0.044104092288099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77143895723251" calcext:value-type="float">
            <text:p>0.377143895723251</text:p>
          </table:table-cell>
          <table:table-cell office:value-type="float" office:value="0.44867539234837" calcext:value-type="float">
            <text:p>0.44867539234837</text:p>
          </table:table-cell>
          <table:table-cell office:value-type="float" office:value="0.379352415514887" calcext:value-type="float">
            <text:p>0.379352415514887</text:p>
          </table:table-cell>
          <table:table-cell office:value-type="float" office:value="0.445366835230924" calcext:value-type="float">
            <text:p>0.445366835230924</text:p>
          </table:table-cell>
          <table:table-cell office:value-type="float" office:value="7.49242975805565" calcext:value-type="float">
            <text:p>7.49242975805565</text:p>
          </table:table-cell>
          <table:table-cell office:value-type="float" office:value="10.7057651360679" calcext:value-type="float">
            <text:p>10.7057651360679</text:p>
          </table:table-cell>
          <table:table-cell office:value-type="float" office:value="7.61898685534803" calcext:value-type="float">
            <text:p>7.61898685534803</text:p>
          </table:table-cell>
          <table:table-cell office:value-type="float" office:value="9.87380477457341" calcext:value-type="float">
            <text:p>9.87380477457341</text:p>
          </table:table-cell>
          <table:table-cell office:value-type="float" office:value="0.241607383051667" calcext:value-type="float">
            <text:p>0.241607383051667</text:p>
          </table:table-cell>
          <table:table-cell office:value-type="float" office:value="0.275574455953522" calcext:value-type="float">
            <text:p>0.275574455953522</text:p>
          </table:table-cell>
          <table:table-cell office:value-type="float" office:value="0.244236907836143" calcext:value-type="float">
            <text:p>0.244236907836143</text:p>
          </table:table-cell>
          <table:table-cell office:value-type="float" office:value="0.270897398862684" calcext:value-type="float">
            <text:p>0.270897398862684</text:p>
          </table:table-cell>
          <table:table-cell office:value-type="float" office:value="0.0320487059137959" calcext:value-type="float">
            <text:p>0.032048705913796</text:p>
          </table:table-cell>
          <table:table-cell office:value-type="float" office:value="0.0462641396783222" calcext:value-type="float">
            <text:p>0.046264139678322</text:p>
          </table:table-cell>
          <table:table-cell office:value-type="float" office:value="0.0307531287562543" calcext:value-type="float">
            <text:p>0.030753128756254</text:p>
          </table:table-cell>
          <table:table-cell office:value-type="float" office:value="0.0480513301191331" calcext:value-type="float">
            <text:p>0.048051330119133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79276620766604" calcext:value-type="float">
            <text:p>0.379276620766604</text:p>
          </table:table-cell>
          <table:table-cell office:value-type="float" office:value="0.444776874762748" calcext:value-type="float">
            <text:p>0.444776874762748</text:p>
          </table:table-cell>
          <table:table-cell office:value-type="float" office:value="0.380919635915355" calcext:value-type="float">
            <text:p>0.380919635915355</text:p>
          </table:table-cell>
          <table:table-cell office:value-type="float" office:value="0.442460181389363" calcext:value-type="float">
            <text:p>0.442460181389363</text:p>
          </table:table-cell>
          <table:table-cell office:value-type="float" office:value="7.11315334277397" calcext:value-type="float">
            <text:p>7.11315334277397</text:p>
          </table:table-cell>
          <table:table-cell office:value-type="float" office:value="10.2247757246093" calcext:value-type="float">
            <text:p>10.2247757246093</text:p>
          </table:table-cell>
          <table:table-cell office:value-type="float" office:value="7.38353564054612" calcext:value-type="float">
            <text:p>7.38353564054612</text:p>
          </table:table-cell>
          <table:table-cell office:value-type="float" office:value="10.1540141080241" calcext:value-type="float">
            <text:p>10.1540141080241</text:p>
          </table:table-cell>
          <table:table-cell office:value-type="float" office:value="0.243875964502156" calcext:value-type="float">
            <text:p>0.243875964502156</text:p>
          </table:table-cell>
          <table:table-cell office:value-type="float" office:value="0.270983777332933" calcext:value-type="float">
            <text:p>0.270983777332933</text:p>
          </table:table-cell>
          <table:table-cell office:value-type="float" office:value="0.245751026408516" calcext:value-type="float">
            <text:p>0.245751026408516</text:p>
          </table:table-cell>
          <table:table-cell office:value-type="float" office:value="0.267685356305644" calcext:value-type="float">
            <text:p>0.267685356305644</text:p>
          </table:table-cell>
          <table:table-cell office:value-type="float" office:value="0.030851179153674" calcext:value-type="float">
            <text:p>0.030851179153674</text:p>
          </table:table-cell>
          <table:table-cell office:value-type="float" office:value="0.0469034159454114" calcext:value-type="float">
            <text:p>0.046903415945412</text:p>
          </table:table-cell>
          <table:table-cell office:value-type="float" office:value="0.0306124251470362" calcext:value-type="float">
            <text:p>0.030612425147036</text:p>
          </table:table-cell>
          <table:table-cell office:value-type="float" office:value="0.0470890585269328" calcext:value-type="float">
            <text:p>0.047089058526933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80720166772832" calcext:value-type="float">
            <text:p>0.380720166772832</text:p>
          </table:table-cell>
          <table:table-cell office:value-type="float" office:value="0.448673946113084" calcext:value-type="float">
            <text:p>0.448673946113084</text:p>
          </table:table-cell>
          <table:table-cell office:value-type="float" office:value="0.38262085598513" calcext:value-type="float">
            <text:p>0.38262085598513</text:p>
          </table:table-cell>
          <table:table-cell office:value-type="float" office:value="0.446323748214099" calcext:value-type="float">
            <text:p>0.446323748214099</text:p>
          </table:table-cell>
          <table:table-cell office:value-type="float" office:value="7.37839293758104" calcext:value-type="float">
            <text:p>7.37839293758104</text:p>
          </table:table-cell>
          <table:table-cell office:value-type="float" office:value="10.3487636598478" calcext:value-type="float">
            <text:p>10.3487636598478</text:p>
          </table:table-cell>
          <table:table-cell office:value-type="float" office:value="7.4876195382442" calcext:value-type="float">
            <text:p>7.4876195382442</text:p>
          </table:table-cell>
          <table:table-cell office:value-type="float" office:value="10.1413925148644" calcext:value-type="float">
            <text:p>10.1413925148644</text:p>
          </table:table-cell>
          <table:table-cell office:value-type="float" office:value="0.25047981361928" calcext:value-type="float">
            <text:p>0.25047981361928</text:p>
          </table:table-cell>
          <table:table-cell office:value-type="float" office:value="0.283267963909535" calcext:value-type="float">
            <text:p>0.283267963909535</text:p>
          </table:table-cell>
          <table:table-cell office:value-type="float" office:value="0.25273357345691" calcext:value-type="float">
            <text:p>0.25273357345691</text:p>
          </table:table-cell>
          <table:table-cell office:value-type="float" office:value="0.279203640028381" calcext:value-type="float">
            <text:p>0.279203640028381</text:p>
          </table:table-cell>
          <table:table-cell office:value-type="float" office:value="0.0310448809321016" calcext:value-type="float">
            <text:p>0.031044880932102</text:p>
          </table:table-cell>
          <table:table-cell office:value-type="float" office:value="0.0455346615657519" calcext:value-type="float">
            <text:p>0.045534661565752</text:p>
          </table:table-cell>
          <table:table-cell office:value-type="float" office:value="0.0304386623232198" calcext:value-type="float">
            <text:p>0.03043866232322</text:p>
          </table:table-cell>
          <table:table-cell office:value-type="float" office:value="0.0462976935739416" calcext:value-type="float">
            <text:p>0.046297693573942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72308792468077" calcext:value-type="float">
            <text:p>0.372308792468077</text:p>
          </table:table-cell>
          <table:table-cell office:value-type="float" office:value="0.441521625151789" calcext:value-type="float">
            <text:p>0.441521625151789</text:p>
          </table:table-cell>
          <table:table-cell office:value-type="float" office:value="0.374300223018924" calcext:value-type="float">
            <text:p>0.374300223018924</text:p>
          </table:table-cell>
          <table:table-cell office:value-type="float" office:value="0.43877125911898" calcext:value-type="float">
            <text:p>0.43877125911898</text:p>
          </table:table-cell>
          <table:table-cell office:value-type="float" office:value="6.93861020855112" calcext:value-type="float">
            <text:p>6.93861020855112</text:p>
          </table:table-cell>
          <table:table-cell office:value-type="float" office:value="9.70747483017163" calcext:value-type="float">
            <text:p>9.70747483017163</text:p>
          </table:table-cell>
          <table:table-cell office:value-type="float" office:value="7.02675431129718" calcext:value-type="float">
            <text:p>7.02675431129718</text:p>
          </table:table-cell>
          <table:table-cell office:value-type="float" office:value="9.10598329874505" calcext:value-type="float">
            <text:p>9.10598329874505</text:p>
          </table:table-cell>
          <table:table-cell office:value-type="float" office:value="0.249213965772924" calcext:value-type="float">
            <text:p>0.249213965772924</text:p>
          </table:table-cell>
          <table:table-cell office:value-type="float" office:value="0.291235139525542" calcext:value-type="float">
            <text:p>0.291235139525542</text:p>
          </table:table-cell>
          <table:table-cell office:value-type="float" office:value="0.251538782918408" calcext:value-type="float">
            <text:p>0.251538782918408</text:p>
          </table:table-cell>
          <table:table-cell office:value-type="float" office:value="0.286867956144967" calcext:value-type="float">
            <text:p>0.286867956144967</text:p>
          </table:table-cell>
          <table:table-cell office:value-type="float" office:value="0.0363922956834876" calcext:value-type="float">
            <text:p>0.036392295683488</text:p>
          </table:table-cell>
          <table:table-cell office:value-type="float" office:value="0.0516555042818179" calcext:value-type="float">
            <text:p>0.051655504281818</text:p>
          </table:table-cell>
          <table:table-cell office:value-type="float" office:value="0.0344388539900218" calcext:value-type="float">
            <text:p>0.034438853990022</text:p>
          </table:table-cell>
          <table:table-cell office:value-type="float" office:value="0.054577198164309" calcext:value-type="float">
            <text:p>0.054577198164309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5410614095397" calcext:value-type="float">
            <text:p>0.375410614095397</text:p>
          </table:table-cell>
          <table:table-cell office:value-type="float" office:value="0.440120913928293" calcext:value-type="float">
            <text:p>0.440120913928293</text:p>
          </table:table-cell>
          <table:table-cell office:value-type="float" office:value="0.377501306744869" calcext:value-type="float">
            <text:p>0.377501306744869</text:p>
          </table:table-cell>
          <table:table-cell office:value-type="float" office:value="0.437151971113902" calcext:value-type="float">
            <text:p>0.437151971113902</text:p>
          </table:table-cell>
          <table:table-cell office:value-type="float" office:value="6.79442928276335" calcext:value-type="float">
            <text:p>6.79442928276335</text:p>
          </table:table-cell>
          <table:table-cell office:value-type="float" office:value="8.62653116214334" calcext:value-type="float">
            <text:p>8.62653116214334</text:p>
          </table:table-cell>
          <table:table-cell office:value-type="float" office:value="7.01339896388781" calcext:value-type="float">
            <text:p>7.01339896388781</text:p>
          </table:table-cell>
          <table:table-cell office:value-type="float" office:value="8.54490821908099" calcext:value-type="float">
            <text:p>8.54490821908099</text:p>
          </table:table-cell>
          <table:table-cell office:value-type="float" office:value="0.246511247207396" calcext:value-type="float">
            <text:p>0.246511247207396</text:p>
          </table:table-cell>
          <table:table-cell office:value-type="float" office:value="0.283546423486941" calcext:value-type="float">
            <text:p>0.283546423486941</text:p>
          </table:table-cell>
          <table:table-cell office:value-type="float" office:value="0.249376598017668" calcext:value-type="float">
            <text:p>0.249376598017668</text:p>
          </table:table-cell>
          <table:table-cell office:value-type="float" office:value="0.27834829963951" calcext:value-type="float">
            <text:p>0.27834829963951</text:p>
          </table:table-cell>
          <table:table-cell office:value-type="float" office:value="0.0315112676702825" calcext:value-type="float">
            <text:p>0.031511267670283</text:p>
          </table:table-cell>
          <table:table-cell office:value-type="float" office:value="0.0454350700503852" calcext:value-type="float">
            <text:p>0.045435070050385</text:p>
          </table:table-cell>
          <table:table-cell office:value-type="float" office:value="0.0311099521675118" calcext:value-type="float">
            <text:p>0.031109952167512</text:p>
          </table:table-cell>
          <table:table-cell office:value-type="float" office:value="0.0458178015261603" calcext:value-type="float">
            <text:p>0.04581780152616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7395388613895" calcext:value-type="float">
            <text:p>0.377395388613895</text:p>
          </table:table-cell>
          <table:table-cell office:value-type="float" office:value="0.44485995300456" calcext:value-type="float">
            <text:p>0.44485995300456</text:p>
          </table:table-cell>
          <table:table-cell office:value-type="float" office:value="0.37903713469298" calcext:value-type="float">
            <text:p>0.37903713469298</text:p>
          </table:table-cell>
          <table:table-cell office:value-type="float" office:value="0.443149103500933" calcext:value-type="float">
            <text:p>0.443149103500933</text:p>
          </table:table-cell>
          <table:table-cell office:value-type="float" office:value="6.94640126930104" calcext:value-type="float">
            <text:p>6.94640126930104</text:p>
          </table:table-cell>
          <table:table-cell office:value-type="float" office:value="10.458595236305" calcext:value-type="float">
            <text:p>10.458595236305</text:p>
          </table:table-cell>
          <table:table-cell office:value-type="float" office:value="7.17060637668826" calcext:value-type="float">
            <text:p>7.17060637668826</text:p>
          </table:table-cell>
          <table:table-cell office:value-type="float" office:value="9.79405716274584" calcext:value-type="float">
            <text:p>9.79405716274584</text:p>
          </table:table-cell>
          <table:table-cell office:value-type="float" office:value="0.249912981620892" calcext:value-type="float">
            <text:p>0.249912981620892</text:p>
          </table:table-cell>
          <table:table-cell office:value-type="float" office:value="0.294678178115153" calcext:value-type="float">
            <text:p>0.294678178115153</text:p>
          </table:table-cell>
          <table:table-cell office:value-type="float" office:value="0.251743020421949" calcext:value-type="float">
            <text:p>0.251743020421949</text:p>
          </table:table-cell>
          <table:table-cell office:value-type="float" office:value="0.29116954982197" calcext:value-type="float">
            <text:p>0.29116954982197</text:p>
          </table:table-cell>
          <table:table-cell office:value-type="float" office:value="0.029380226399886" calcext:value-type="float">
            <text:p>0.029380226399886</text:p>
          </table:table-cell>
          <table:table-cell office:value-type="float" office:value="0.0412153111214908" calcext:value-type="float">
            <text:p>0.041215311121491</text:p>
          </table:table-cell>
          <table:table-cell office:value-type="float" office:value="0.0281066488702614" calcext:value-type="float">
            <text:p>0.028106648870261</text:p>
          </table:table-cell>
          <table:table-cell office:value-type="float" office:value="0.043147333416736" calcext:value-type="float">
            <text:p>0.043147333416736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82927856077232" calcext:value-type="float">
            <text:p>0.382927856077232</text:p>
          </table:table-cell>
          <table:table-cell office:value-type="float" office:value="0.450118810980274" calcext:value-type="float">
            <text:p>0.450118810980274</text:p>
          </table:table-cell>
          <table:table-cell office:value-type="float" office:value="0.384612155677721" calcext:value-type="float">
            <text:p>0.384612155677721</text:p>
          </table:table-cell>
          <table:table-cell office:value-type="float" office:value="0.447060803377343" calcext:value-type="float">
            <text:p>0.447060803377343</text:p>
          </table:table-cell>
          <table:table-cell office:value-type="float" office:value="7.28323266607436" calcext:value-type="float">
            <text:p>7.28323266607436</text:p>
          </table:table-cell>
          <table:table-cell office:value-type="float" office:value="10.8214314905713" calcext:value-type="float">
            <text:p>10.8214314905713</text:p>
          </table:table-cell>
          <table:table-cell office:value-type="float" office:value="7.35500892201815" calcext:value-type="float">
            <text:p>7.35500892201815</text:p>
          </table:table-cell>
          <table:table-cell office:value-type="float" office:value="10.2136258636021" calcext:value-type="float">
            <text:p>10.2136258636021</text:p>
          </table:table-cell>
          <table:table-cell office:value-type="float" office:value="0.253919374396171" calcext:value-type="float">
            <text:p>0.253919374396171</text:p>
          </table:table-cell>
          <table:table-cell office:value-type="float" office:value="0.309029971287638" calcext:value-type="float">
            <text:p>0.309029971287638</text:p>
          </table:table-cell>
          <table:table-cell office:value-type="float" office:value="0.255849019307631" calcext:value-type="float">
            <text:p>0.255849019307631</text:p>
          </table:table-cell>
          <table:table-cell office:value-type="float" office:value="0.305235661834852" calcext:value-type="float">
            <text:p>0.305235661834852</text:p>
          </table:table-cell>
          <table:table-cell office:value-type="float" office:value="0.0335092038847104" calcext:value-type="float">
            <text:p>0.033509203884711</text:p>
          </table:table-cell>
          <table:table-cell office:value-type="float" office:value="0.0443428077619991" calcext:value-type="float">
            <text:p>0.044342807761999</text:p>
          </table:table-cell>
          <table:table-cell office:value-type="float" office:value="0.0310694041438924" calcext:value-type="float">
            <text:p>0.031069404143893</text:p>
          </table:table-cell>
          <table:table-cell office:value-type="float" office:value="0.0481520895032943" calcext:value-type="float">
            <text:p>0.048152089503294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1109711046537" calcext:value-type="float">
            <text:p>0.371109711046537</text:p>
          </table:table-cell>
          <table:table-cell office:value-type="float" office:value="0.438131412515242" calcext:value-type="float">
            <text:p>0.438131412515242</text:p>
          </table:table-cell>
          <table:table-cell office:value-type="float" office:value="0.372528516772761" calcext:value-type="float">
            <text:p>0.372528516772761</text:p>
          </table:table-cell>
          <table:table-cell office:value-type="float" office:value="0.438813530816665" calcext:value-type="float">
            <text:p>0.438813530816665</text:p>
          </table:table-cell>
          <table:table-cell office:value-type="float" office:value="7.0747296204075" calcext:value-type="float">
            <text:p>7.0747296204075</text:p>
          </table:table-cell>
          <table:table-cell office:value-type="float" office:value="10.016741223309" calcext:value-type="float">
            <text:p>10.016741223309</text:p>
          </table:table-cell>
          <table:table-cell office:value-type="float" office:value="7.14445107889294" calcext:value-type="float">
            <text:p>7.14445107889294</text:p>
          </table:table-cell>
          <table:table-cell office:value-type="float" office:value="9.32125754526427" calcext:value-type="float">
            <text:p>9.32125754526427</text:p>
          </table:table-cell>
          <table:table-cell office:value-type="float" office:value="0.233210057221127" calcext:value-type="float">
            <text:p>0.233210057221127</text:p>
          </table:table-cell>
          <table:table-cell office:value-type="float" office:value="0.2649739883201" calcext:value-type="float">
            <text:p>0.2649739883201</text:p>
          </table:table-cell>
          <table:table-cell office:value-type="float" office:value="0.234619155800692" calcext:value-type="float">
            <text:p>0.234619155800692</text:p>
          </table:table-cell>
          <table:table-cell office:value-type="float" office:value="0.262329973898405" calcext:value-type="float">
            <text:p>0.262329973898405</text:p>
          </table:table-cell>
          <table:table-cell office:value-type="float" office:value="0.0358745023872778" calcext:value-type="float">
            <text:p>0.035874502387278</text:p>
          </table:table-cell>
          <table:table-cell office:value-type="float" office:value="0.052442669839111" calcext:value-type="float">
            <text:p>0.052442669839111</text:p>
          </table:table-cell>
          <table:table-cell office:value-type="float" office:value="0.0342328918036505" calcext:value-type="float">
            <text:p>0.034232891803651</text:p>
          </table:table-cell>
          <table:table-cell office:value-type="float" office:value="0.054992700236416" calcext:value-type="float">
            <text:p>0.054992700236416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2262602766322" calcext:value-type="float">
            <text:p>0.372262602766322</text:p>
          </table:table-cell>
          <table:table-cell office:value-type="float" office:value="0.446981874739474" calcext:value-type="float">
            <text:p>0.446981874739474</text:p>
          </table:table-cell>
          <table:table-cell office:value-type="float" office:value="0.373816573564233" calcext:value-type="float">
            <text:p>0.373816573564233</text:p>
          </table:table-cell>
          <table:table-cell office:value-type="float" office:value="0.44665974590362" calcext:value-type="float">
            <text:p>0.44665974590362</text:p>
          </table:table-cell>
          <table:table-cell office:value-type="float" office:value="6.82186265843568" calcext:value-type="float">
            <text:p>6.82186265843568</text:p>
          </table:table-cell>
          <table:table-cell office:value-type="float" office:value="10.3630766843527" calcext:value-type="float">
            <text:p>10.3630766843527</text:p>
          </table:table-cell>
          <table:table-cell office:value-type="float" office:value="7.04637600353485" calcext:value-type="float">
            <text:p>7.04637600353485</text:p>
          </table:table-cell>
          <table:table-cell office:value-type="float" office:value="10.0624929922054" calcext:value-type="float">
            <text:p>10.0624929922054</text:p>
          </table:table-cell>
          <table:table-cell office:value-type="float" office:value="0.240946874705504" calcext:value-type="float">
            <text:p>0.240946874705504</text:p>
          </table:table-cell>
          <table:table-cell office:value-type="float" office:value="0.283079597127612" calcext:value-type="float">
            <text:p>0.283079597127612</text:p>
          </table:table-cell>
          <table:table-cell office:value-type="float" office:value="0.242554550045532" calcext:value-type="float">
            <text:p>0.242554550045532</text:p>
          </table:table-cell>
          <table:table-cell office:value-type="float" office:value="0.279889053265295" calcext:value-type="float">
            <text:p>0.279889053265295</text:p>
          </table:table-cell>
          <table:table-cell office:value-type="float" office:value="0.0297766365391722" calcext:value-type="float">
            <text:p>0.029776636539172</text:p>
          </table:table-cell>
          <table:table-cell office:value-type="float" office:value="0.0440162057263131" calcext:value-type="float">
            <text:p>0.044016205726313</text:p>
          </table:table-cell>
          <table:table-cell office:value-type="float" office:value="0.0283440649334181" calcext:value-type="float">
            <text:p>0.028344064933418</text:p>
          </table:table-cell>
          <table:table-cell office:value-type="float" office:value="0.0462834598288482" calcext:value-type="float">
            <text:p>0.046283459828848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0413347126642" calcext:value-type="float">
            <text:p>0.370413347126642</text:p>
          </table:table-cell>
          <table:table-cell office:value-type="float" office:value="0.44495950608791" calcext:value-type="float">
            <text:p>0.44495950608791</text:p>
          </table:table-cell>
          <table:table-cell office:value-type="float" office:value="0.371467071201856" calcext:value-type="float">
            <text:p>0.371467071201856</text:p>
          </table:table-cell>
          <table:table-cell office:value-type="float" office:value="0.445880486054178" calcext:value-type="float">
            <text:p>0.445880486054178</text:p>
          </table:table-cell>
          <table:table-cell office:value-type="float" office:value="7.16890925250209" calcext:value-type="float">
            <text:p>7.16890925250209</text:p>
          </table:table-cell>
          <table:table-cell office:value-type="float" office:value="9.67896583269498" calcext:value-type="float">
            <text:p>9.67896583269498</text:p>
          </table:table-cell>
          <table:table-cell office:value-type="float" office:value="7.18892004072588" calcext:value-type="float">
            <text:p>7.18892004072588</text:p>
          </table:table-cell>
          <table:table-cell office:value-type="float" office:value="9.76332397284724" calcext:value-type="float">
            <text:p>9.76332397284724</text:p>
          </table:table-cell>
          <table:table-cell office:value-type="float" office:value="0.242790498275493" calcext:value-type="float">
            <text:p>0.242790498275493</text:p>
          </table:table-cell>
          <table:table-cell office:value-type="float" office:value="0.287069313975034" calcext:value-type="float">
            <text:p>0.287069313975034</text:p>
          </table:table-cell>
          <table:table-cell office:value-type="float" office:value="0.244003549456235" calcext:value-type="float">
            <text:p>0.244003549456235</text:p>
          </table:table-cell>
          <table:table-cell office:value-type="float" office:value="0.284636320448808" calcext:value-type="float">
            <text:p>0.284636320448808</text:p>
          </table:table-cell>
          <table:table-cell office:value-type="float" office:value="0.0311311415514274" calcext:value-type="float">
            <text:p>0.031131141551427</text:p>
          </table:table-cell>
          <table:table-cell office:value-type="float" office:value="0.0476598727496075" calcext:value-type="float">
            <text:p>0.047659872749608</text:p>
          </table:table-cell>
          <table:table-cell office:value-type="float" office:value="0.0304042920998552" calcext:value-type="float">
            <text:p>0.030404292099855</text:p>
          </table:table-cell>
          <table:table-cell office:value-type="float" office:value="0.0487609412164289" calcext:value-type="float">
            <text:p>0.048760941216429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59862683648533" calcext:value-type="float">
            <text:p>0.359862683648533</text:p>
          </table:table-cell>
          <table:table-cell office:value-type="float" office:value="0.430370802315101" calcext:value-type="float">
            <text:p>0.430370802315101</text:p>
          </table:table-cell>
          <table:table-cell office:value-type="float" office:value="0.36120702947655" calcext:value-type="float">
            <text:p>0.36120702947655</text:p>
          </table:table-cell>
          <table:table-cell office:value-type="float" office:value="0.432323297919246" calcext:value-type="float">
            <text:p>0.432323297919246</text:p>
          </table:table-cell>
          <table:table-cell office:value-type="float" office:value="6.40390801905856" calcext:value-type="float">
            <text:p>6.40390801905856</text:p>
          </table:table-cell>
          <table:table-cell office:value-type="float" office:value="8.51207740714556" calcext:value-type="float">
            <text:p>8.51207740714556</text:p>
          </table:table-cell>
          <table:table-cell office:value-type="float" office:value="6.46627497161565" calcext:value-type="float">
            <text:p>6.46627497161565</text:p>
          </table:table-cell>
          <table:table-cell office:value-type="float" office:value="8.52705359963609" calcext:value-type="float">
            <text:p>8.52705359963609</text:p>
          </table:table-cell>
          <table:table-cell office:value-type="float" office:value="0.225065831591803" calcext:value-type="float">
            <text:p>0.225065831591803</text:p>
          </table:table-cell>
          <table:table-cell office:value-type="float" office:value="0.248783392744848" calcext:value-type="float">
            <text:p>0.248783392744848</text:p>
          </table:table-cell>
          <table:table-cell office:value-type="float" office:value="0.226389705386666" calcext:value-type="float">
            <text:p>0.226389705386666</text:p>
          </table:table-cell>
          <table:table-cell office:value-type="float" office:value="0.246318134247413" calcext:value-type="float">
            <text:p>0.246318134247413</text:p>
          </table:table-cell>
          <table:table-cell office:value-type="float" office:value="0.0289284796236602" calcext:value-type="float">
            <text:p>0.02892847962366</text:p>
          </table:table-cell>
          <table:table-cell office:value-type="float" office:value="0.0396827138507283" calcext:value-type="float">
            <text:p>0.039682713850728</text:p>
          </table:table-cell>
          <table:table-cell office:value-type="float" office:value="0.0278992613336892" calcext:value-type="float">
            <text:p>0.027899261333689</text:p>
          </table:table-cell>
          <table:table-cell office:value-type="float" office:value="0.0413174586925295" calcext:value-type="float">
            <text:p>0.04131745869253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4238307424793" calcext:value-type="float">
            <text:p>0.374238307424793</text:p>
          </table:table-cell>
          <table:table-cell office:value-type="float" office:value="0.444781909923174" calcext:value-type="float">
            <text:p>0.444781909923174</text:p>
          </table:table-cell>
          <table:table-cell office:value-type="float" office:value="0.375104501362773" calcext:value-type="float">
            <text:p>0.375104501362773</text:p>
          </table:table-cell>
          <table:table-cell office:value-type="float" office:value="0.446575245617259" calcext:value-type="float">
            <text:p>0.446575245617259</text:p>
          </table:table-cell>
          <table:table-cell office:value-type="float" office:value="6.83586490723011" calcext:value-type="float">
            <text:p>6.83586490723011</text:p>
          </table:table-cell>
          <table:table-cell office:value-type="float" office:value="9.22266524056535" calcext:value-type="float">
            <text:p>9.22266524056535</text:p>
          </table:table-cell>
          <table:table-cell office:value-type="float" office:value="6.8553151779453" calcext:value-type="float">
            <text:p>6.8553151779453</text:p>
          </table:table-cell>
          <table:table-cell office:value-type="float" office:value="9.32377279082976" calcext:value-type="float">
            <text:p>9.32377279082976</text:p>
          </table:table-cell>
          <table:table-cell office:value-type="float" office:value="0.231955642011257" calcext:value-type="float">
            <text:p>0.231955642011257</text:p>
          </table:table-cell>
          <table:table-cell office:value-type="float" office:value="0.266878963133376" calcext:value-type="float">
            <text:p>0.266878963133376</text:p>
          </table:table-cell>
          <table:table-cell office:value-type="float" office:value="0.232710406119803" calcext:value-type="float">
            <text:p>0.232710406119803</text:p>
          </table:table-cell>
          <table:table-cell office:value-type="float" office:value="0.265413220407636" calcext:value-type="float">
            <text:p>0.265413220407636</text:p>
          </table:table-cell>
          <table:table-cell office:value-type="float" office:value="0.0266159279083356" calcext:value-type="float">
            <text:p>0.026615927908336</text:p>
          </table:table-cell>
          <table:table-cell office:value-type="float" office:value="0.0413794424057833" calcext:value-type="float">
            <text:p>0.041379442405783</text:p>
          </table:table-cell>
          <table:table-cell office:value-type="float" office:value="0.0257349334782649" calcext:value-type="float">
            <text:p>0.025734933478265</text:p>
          </table:table-cell>
          <table:table-cell office:value-type="float" office:value="0.042797659520628" calcext:value-type="float">
            <text:p>0.042797659520628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3798307056756" calcext:value-type="float">
            <text:p>0.373798307056756</text:p>
          </table:table-cell>
          <table:table-cell office:value-type="float" office:value="0.445899611519208" calcext:value-type="float">
            <text:p>0.445899611519208</text:p>
          </table:table-cell>
          <table:table-cell office:value-type="float" office:value="0.375650039563384" calcext:value-type="float">
            <text:p>0.375650039563384</text:p>
          </table:table-cell>
          <table:table-cell office:value-type="float" office:value="0.446180288148099" calcext:value-type="float">
            <text:p>0.446180288148099</text:p>
          </table:table-cell>
          <table:table-cell office:value-type="float" office:value="6.88683934607696" calcext:value-type="float">
            <text:p>6.88683934607696</text:p>
          </table:table-cell>
          <table:table-cell office:value-type="float" office:value="8.85993960943794" calcext:value-type="float">
            <text:p>8.85993960943794</text:p>
          </table:table-cell>
          <table:table-cell office:value-type="float" office:value="6.91086484211764" calcext:value-type="float">
            <text:p>6.91086484211764</text:p>
          </table:table-cell>
          <table:table-cell office:value-type="float" office:value="8.88169950936255" calcext:value-type="float">
            <text:p>8.88169950936255</text:p>
          </table:table-cell>
          <table:table-cell office:value-type="float" office:value="0.233992348984759" calcext:value-type="float">
            <text:p>0.233992348984759</text:p>
          </table:table-cell>
          <table:table-cell office:value-type="float" office:value="0.272372023344378" calcext:value-type="float">
            <text:p>0.272372023344378</text:p>
          </table:table-cell>
          <table:table-cell office:value-type="float" office:value="0.235853531490571" calcext:value-type="float">
            <text:p>0.235853531490571</text:p>
          </table:table-cell>
          <table:table-cell office:value-type="float" office:value="0.268675801652056" calcext:value-type="float">
            <text:p>0.268675801652056</text:p>
          </table:table-cell>
          <table:table-cell office:value-type="float" office:value="0.0269979095640404" calcext:value-type="float">
            <text:p>0.02699790956404</text:p>
          </table:table-cell>
          <table:table-cell office:value-type="float" office:value="0.0395771758962416" calcext:value-type="float">
            <text:p>0.039577175896242</text:p>
          </table:table-cell>
          <table:table-cell office:value-type="float" office:value="0.0268984803085429" calcext:value-type="float">
            <text:p>0.026898480308543</text:p>
          </table:table-cell>
          <table:table-cell office:value-type="float" office:value="0.0395799754459344" calcext:value-type="float">
            <text:p>0.039579975445934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78624262088922" calcext:value-type="float">
            <text:p>0.378624262088922</text:p>
          </table:table-cell>
          <table:table-cell office:value-type="float" office:value="0.441232970073243" calcext:value-type="float">
            <text:p>0.441232970073243</text:p>
          </table:table-cell>
          <table:table-cell office:value-type="float" office:value="0.380021675494888" calcext:value-type="float">
            <text:p>0.380021675494888</text:p>
          </table:table-cell>
          <table:table-cell office:value-type="float" office:value="0.442100054043479" calcext:value-type="float">
            <text:p>0.442100054043479</text:p>
          </table:table-cell>
          <table:table-cell office:value-type="float" office:value="6.85135096450624" calcext:value-type="float">
            <text:p>6.85135096450624</text:p>
          </table:table-cell>
          <table:table-cell office:value-type="float" office:value="9.04522484649775" calcext:value-type="float">
            <text:p>9.04522484649775</text:p>
          </table:table-cell>
          <table:table-cell office:value-type="float" office:value="6.93690206943515" calcext:value-type="float">
            <text:p>6.93690206943515</text:p>
          </table:table-cell>
          <table:table-cell office:value-type="float" office:value="9.18527471840275" calcext:value-type="float">
            <text:p>9.18527471840275</text:p>
          </table:table-cell>
          <table:table-cell office:value-type="float" office:value="0.241442937756129" calcext:value-type="float">
            <text:p>0.241442937756129</text:p>
          </table:table-cell>
          <table:table-cell office:value-type="float" office:value="0.273369704713656" calcext:value-type="float">
            <text:p>0.273369704713656</text:p>
          </table:table-cell>
          <table:table-cell office:value-type="float" office:value="0.242829533855244" calcext:value-type="float">
            <text:p>0.242829533855244</text:p>
          </table:table-cell>
          <table:table-cell office:value-type="float" office:value="0.270649602552354" calcext:value-type="float">
            <text:p>0.270649602552354</text:p>
          </table:table-cell>
          <table:table-cell office:value-type="float" office:value="0.0295313300503542" calcext:value-type="float">
            <text:p>0.029531330050354</text:p>
          </table:table-cell>
          <table:table-cell office:value-type="float" office:value="0.0406769573361379" calcext:value-type="float">
            <text:p>0.040676957336138</text:p>
          </table:table-cell>
          <table:table-cell office:value-type="float" office:value="0.0292029419861949" calcext:value-type="float">
            <text:p>0.029202941986195</text:p>
          </table:table-cell>
          <table:table-cell office:value-type="float" office:value="0.0411377890330668" calcext:value-type="float">
            <text:p>0.041137789033067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73960322511" calcext:value-type="float">
            <text:p>0.3873960322511</text:p>
          </table:table-cell>
          <table:table-cell office:value-type="float" office:value="0.458440461115318" calcext:value-type="float">
            <text:p>0.458440461115318</text:p>
          </table:table-cell>
          <table:table-cell office:value-type="float" office:value="0.388658440534103" calcext:value-type="float">
            <text:p>0.388658440534103</text:p>
          </table:table-cell>
          <table:table-cell office:value-type="float" office:value="0.459795640390021" calcext:value-type="float">
            <text:p>0.459795640390021</text:p>
          </table:table-cell>
          <table:table-cell office:value-type="float" office:value="7.18615579109248" calcext:value-type="float">
            <text:p>7.18615579109248</text:p>
          </table:table-cell>
          <table:table-cell office:value-type="float" office:value="9.88789359508574" calcext:value-type="float">
            <text:p>9.88789359508574</text:p>
          </table:table-cell>
          <table:table-cell office:value-type="float" office:value="7.20547583307704" calcext:value-type="float">
            <text:p>7.20547583307704</text:p>
          </table:table-cell>
          <table:table-cell office:value-type="float" office:value="10.1668333307237" calcext:value-type="float">
            <text:p>10.1668333307237</text:p>
          </table:table-cell>
          <table:table-cell office:value-type="float" office:value="0.246213244354804" calcext:value-type="float">
            <text:p>0.246213244354804</text:p>
          </table:table-cell>
          <table:table-cell office:value-type="float" office:value="0.291144254819851" calcext:value-type="float">
            <text:p>0.291144254819851</text:p>
          </table:table-cell>
          <table:table-cell office:value-type="float" office:value="0.247550299613521" calcext:value-type="float">
            <text:p>0.247550299613521</text:p>
          </table:table-cell>
          <table:table-cell office:value-type="float" office:value="0.2884067605579" calcext:value-type="float">
            <text:p>0.2884067605579</text:p>
          </table:table-cell>
          <table:table-cell office:value-type="float" office:value="0.0293455145546988" calcext:value-type="float">
            <text:p>0.029345514554699</text:p>
          </table:table-cell>
          <table:table-cell office:value-type="float" office:value="0.0489878011040382" calcext:value-type="float">
            <text:p>0.048987801104038</text:p>
          </table:table-cell>
          <table:table-cell office:value-type="float" office:value="0.0292269650226299" calcext:value-type="float">
            <text:p>0.02922696502263</text:p>
          </table:table-cell>
          <table:table-cell office:value-type="float" office:value="0.0490131419986029" calcext:value-type="float">
            <text:p>0.049013141998603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81548529339134" calcext:value-type="float">
            <text:p>0.381548529339134</text:p>
          </table:table-cell>
          <table:table-cell office:value-type="float" office:value="0.452698538508619" calcext:value-type="float">
            <text:p>0.452698538508619</text:p>
          </table:table-cell>
          <table:table-cell office:value-type="float" office:value="0.382906298275224" calcext:value-type="float">
            <text:p>0.382906298275224</text:p>
          </table:table-cell>
          <table:table-cell office:value-type="float" office:value="0.454093380042558" calcext:value-type="float">
            <text:p>0.454093380042558</text:p>
          </table:table-cell>
          <table:table-cell office:value-type="float" office:value="6.86601819072633" calcext:value-type="float">
            <text:p>6.86601819072633</text:p>
          </table:table-cell>
          <table:table-cell office:value-type="float" office:value="9.0596667019355" calcext:value-type="float">
            <text:p>9.0596667019355</text:p>
          </table:table-cell>
          <table:table-cell office:value-type="float" office:value="7.01202397261933" calcext:value-type="float">
            <text:p>7.01202397261933</text:p>
          </table:table-cell>
          <table:table-cell office:value-type="float" office:value="9.13123402257506" calcext:value-type="float">
            <text:p>9.13123402257506</text:p>
          </table:table-cell>
          <table:table-cell office:value-type="float" office:value="0.246314563933983" calcext:value-type="float">
            <text:p>0.246314563933983</text:p>
          </table:table-cell>
          <table:table-cell office:value-type="float" office:value="0.305349570168614" calcext:value-type="float">
            <text:p>0.305349570168614</text:p>
          </table:table-cell>
          <table:table-cell office:value-type="float" office:value="0.247777203561671" calcext:value-type="float">
            <text:p>0.247777203561671</text:p>
          </table:table-cell>
          <table:table-cell office:value-type="float" office:value="0.302176831623755" calcext:value-type="float">
            <text:p>0.302176831623755</text:p>
          </table:table-cell>
          <table:table-cell office:value-type="float" office:value="0.0317614790867968" calcext:value-type="float">
            <text:p>0.031761479086797</text:p>
          </table:table-cell>
          <table:table-cell office:value-type="float" office:value="0.0516992783173793" calcext:value-type="float">
            <text:p>0.051699278317379</text:p>
          </table:table-cell>
          <table:table-cell office:value-type="float" office:value="0.0315296422042171" calcext:value-type="float">
            <text:p>0.031529642204217</text:p>
          </table:table-cell>
          <table:table-cell office:value-type="float" office:value="0.0519044863241639" calcext:value-type="float">
            <text:p>0.051904486324164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88598992202488" calcext:value-type="float">
            <text:p>0.388598992202488</text:p>
          </table:table-cell>
          <table:table-cell office:value-type="float" office:value="0.460835302947069" calcext:value-type="float">
            <text:p>0.460835302947069</text:p>
          </table:table-cell>
          <table:table-cell office:value-type="float" office:value="0.390209917759266" calcext:value-type="float">
            <text:p>0.390209917759266</text:p>
          </table:table-cell>
          <table:table-cell office:value-type="float" office:value="0.465589288247357" calcext:value-type="float">
            <text:p>0.465589288247357</text:p>
          </table:table-cell>
          <table:table-cell office:value-type="float" office:value="6.91072942837956" calcext:value-type="float">
            <text:p>6.91072942837956</text:p>
          </table:table-cell>
          <table:table-cell office:value-type="float" office:value="10.481361960391" calcext:value-type="float">
            <text:p>10.481361960391</text:p>
          </table:table-cell>
          <table:table-cell office:value-type="float" office:value="7.01335389672073" calcext:value-type="float">
            <text:p>7.01335389672073</text:p>
          </table:table-cell>
          <table:table-cell office:value-type="float" office:value="11.2488394863788" calcext:value-type="float">
            <text:p>11.2488394863788</text:p>
          </table:table-cell>
          <table:table-cell office:value-type="float" office:value="0.257703936966784" calcext:value-type="float">
            <text:p>0.257703936966784</text:p>
          </table:table-cell>
          <table:table-cell office:value-type="float" office:value="0.32802327736988" calcext:value-type="float">
            <text:p>0.32802327736988</text:p>
          </table:table-cell>
          <table:table-cell office:value-type="float" office:value="0.259678578272132" calcext:value-type="float">
            <text:p>0.259678578272132</text:p>
          </table:table-cell>
          <table:table-cell office:value-type="float" office:value="0.323666958588863" calcext:value-type="float">
            <text:p>0.323666958588863</text:p>
          </table:table-cell>
          <table:table-cell office:value-type="float" office:value="0.0338849572736944" calcext:value-type="float">
            <text:p>0.033884957273695</text:p>
          </table:table-cell>
          <table:table-cell office:value-type="float" office:value="0.0437173609931646" calcext:value-type="float">
            <text:p>0.043717360993165</text:p>
          </table:table-cell>
          <table:table-cell office:value-type="float" office:value="0.0303732293887024" calcext:value-type="float">
            <text:p>0.030373229388702</text:p>
          </table:table-cell>
          <table:table-cell office:value-type="float" office:value="0.0497093855408013" calcext:value-type="float">
            <text:p>0.049709385540801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82156056132862" calcext:value-type="float">
            <text:p>0.382156056132862</text:p>
          </table:table-cell>
          <table:table-cell office:value-type="float" office:value="0.465505119368028" calcext:value-type="float">
            <text:p>0.465505119368028</text:p>
          </table:table-cell>
          <table:table-cell office:value-type="float" office:value="0.383690674807213" calcext:value-type="float">
            <text:p>0.383690674807213</text:p>
          </table:table-cell>
          <table:table-cell office:value-type="float" office:value="0.470772819140905" calcext:value-type="float">
            <text:p>0.470772819140905</text:p>
          </table:table-cell>
          <table:table-cell office:value-type="float" office:value="6.847097497427" calcext:value-type="float">
            <text:p>6.847097497427</text:p>
          </table:table-cell>
          <table:table-cell office:value-type="float" office:value="11.1134206980519" calcext:value-type="float">
            <text:p>11.1134206980519</text:p>
          </table:table-cell>
          <table:table-cell office:value-type="float" office:value="6.86465339130189" calcext:value-type="float">
            <text:p>6.86465339130189</text:p>
          </table:table-cell>
          <table:table-cell office:value-type="float" office:value="11.2169823012817" calcext:value-type="float">
            <text:p>11.2169823012817</text:p>
          </table:table-cell>
          <table:table-cell office:value-type="float" office:value="0.252067239566298" calcext:value-type="float">
            <text:p>0.252067239566298</text:p>
          </table:table-cell>
          <table:table-cell office:value-type="float" office:value="0.328972166829071" calcext:value-type="float">
            <text:p>0.328972166829071</text:p>
          </table:table-cell>
          <table:table-cell office:value-type="float" office:value="0.253618068494322" calcext:value-type="float">
            <text:p>0.253618068494322</text:p>
          </table:table-cell>
          <table:table-cell office:value-type="float" office:value="0.325389486442216" calcext:value-type="float">
            <text:p>0.325389486442216</text:p>
          </table:table-cell>
          <table:table-cell office:value-type="float" office:value="0.0308723420264792" calcext:value-type="float">
            <text:p>0.030872342026479</text:p>
          </table:table-cell>
          <table:table-cell office:value-type="float" office:value="0.042324913174295" calcext:value-type="float">
            <text:p>0.042324913174295</text:p>
          </table:table-cell>
          <table:table-cell office:value-type="float" office:value="0.0278863055674775" calcext:value-type="float">
            <text:p>0.027886305567478</text:p>
          </table:table-cell>
          <table:table-cell office:value-type="float" office:value="0.0475154012832278" calcext:value-type="float">
            <text:p>0.047515401283228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6132040090656" calcext:value-type="float">
            <text:p>0.376132040090656</text:p>
          </table:table-cell>
          <table:table-cell office:value-type="float" office:value="0.457952533730438" calcext:value-type="float">
            <text:p>0.457952533730438</text:p>
          </table:table-cell>
          <table:table-cell office:value-type="float" office:value="0.377791324474274" calcext:value-type="float">
            <text:p>0.377791324474274</text:p>
          </table:table-cell>
          <table:table-cell office:value-type="float" office:value="0.46282977754556" calcext:value-type="float">
            <text:p>0.46282977754556</text:p>
          </table:table-cell>
          <table:table-cell office:value-type="float" office:value="6.98006526351384" calcext:value-type="float">
            <text:p>6.98006526351384</text:p>
          </table:table-cell>
          <table:table-cell office:value-type="float" office:value="11.1360011990326" calcext:value-type="float">
            <text:p>11.1360011990326</text:p>
          </table:table-cell>
          <table:table-cell office:value-type="float" office:value="6.98883930308607" calcext:value-type="float">
            <text:p>6.98883930308607</text:p>
          </table:table-cell>
          <table:table-cell office:value-type="float" office:value="11.574322077178" calcext:value-type="float">
            <text:p>11.574322077178</text:p>
          </table:table-cell>
          <table:table-cell office:value-type="float" office:value="0.243872142570299" calcext:value-type="float">
            <text:p>0.243872142570299</text:p>
          </table:table-cell>
          <table:table-cell office:value-type="float" office:value="0.311770696031368" calcext:value-type="float">
            <text:p>0.311770696031368</text:p>
          </table:table-cell>
          <table:table-cell office:value-type="float" office:value="0.245486047003262" calcext:value-type="float">
            <text:p>0.245486047003262</text:p>
          </table:table-cell>
          <table:table-cell office:value-type="float" office:value="0.30811759316552" calcext:value-type="float">
            <text:p>0.30811759316552</text:p>
          </table:table-cell>
          <table:table-cell office:value-type="float" office:value="0.0312106223091898" calcext:value-type="float">
            <text:p>0.03121062230919</text:p>
          </table:table-cell>
          <table:table-cell office:value-type="float" office:value="0.0425740197458104" calcext:value-type="float">
            <text:p>0.04257401974581</text:p>
          </table:table-cell>
          <table:table-cell office:value-type="float" office:value="0.0283261369249207" calcext:value-type="float">
            <text:p>0.028326136924921</text:p>
          </table:table-cell>
          <table:table-cell office:value-type="float" office:value="0.0475697492943233" calcext:value-type="float">
            <text:p>0.047569749294323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78166156169722" calcext:value-type="float">
            <text:p>0.378166156169722</text:p>
          </table:table-cell>
          <table:table-cell office:value-type="float" office:value="0.442200935242713" calcext:value-type="float">
            <text:p>0.442200935242713</text:p>
          </table:table-cell>
          <table:table-cell office:value-type="float" office:value="0.379928659402752" calcext:value-type="float">
            <text:p>0.379928659402752</text:p>
          </table:table-cell>
          <table:table-cell office:value-type="float" office:value="0.446102527325754" calcext:value-type="float">
            <text:p>0.446102527325754</text:p>
          </table:table-cell>
          <table:table-cell office:value-type="float" office:value="6.8206983170384" calcext:value-type="float">
            <text:p>6.8206983170384</text:p>
          </table:table-cell>
          <table:table-cell office:value-type="float" office:value="9.69237904610533" calcext:value-type="float">
            <text:p>9.69237904610533</text:p>
          </table:table-cell>
          <table:table-cell office:value-type="float" office:value="6.98883930308608" calcext:value-type="float">
            <text:p>6.98883930308608</text:p>
          </table:table-cell>
          <table:table-cell office:value-type="float" office:value="10.6477659095612" calcext:value-type="float">
            <text:p>10.6477659095612</text:p>
          </table:table-cell>
          <table:table-cell office:value-type="float" office:value="0.252209304207116" calcext:value-type="float">
            <text:p>0.252209304207116</text:p>
          </table:table-cell>
          <table:table-cell office:value-type="float" office:value="0.306643058414069" calcext:value-type="float">
            <text:p>0.306643058414069</text:p>
          </table:table-cell>
          <table:table-cell office:value-type="float" office:value="0.254179449023071" calcext:value-type="float">
            <text:p>0.254179449023071</text:p>
          </table:table-cell>
          <table:table-cell office:value-type="float" office:value="0.302421525610699" calcext:value-type="float">
            <text:p>0.302421525610699</text:p>
          </table:table-cell>
          <table:table-cell office:value-type="float" office:value="0.0283675807319811" calcext:value-type="float">
            <text:p>0.028367580731981</text:p>
          </table:table-cell>
          <table:table-cell office:value-type="float" office:value="0.0380212620207742" calcext:value-type="float">
            <text:p>0.038021262020774</text:p>
          </table:table-cell>
          <table:table-cell office:value-type="float" office:value="0.0261930652423095" calcext:value-type="float">
            <text:p>0.02619306524231</text:p>
          </table:table-cell>
          <table:table-cell office:value-type="float" office:value="0.0417321306841491" calcext:value-type="float">
            <text:p>0.041732130684149</text:p>
          </table:table-cell>
          <table:table-cell table:number-columns-repeated="47"/>
        </table:table-row>
      </table:table>
      <table:table table:name="Redistribution_central" table:style-name="ta10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5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2167294859" calcext:value-type="float">
            <text:p>0.38622167294859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11125365093" calcext:value-type="float">
            <text:p>0.406011125365093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46742337523" calcext:value-type="float">
            <text:p>6.42546742337523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63406194902" calcext:value-type="float">
            <text:p>0.218563406194902</text:p>
          </table:table-cell>
          <table:table-cell office:value-type="float" office:value="0.245892522623788" calcext:value-type="float">
            <text:p>0.245892522623788</text:p>
          </table:table-cell>
          <table:table-cell office:value-type="float" office:value="0.229253512102493" calcext:value-type="float">
            <text:p>0.229253512102493</text:p>
          </table:table-cell>
          <table:table-cell office:value-type="float" office:value="0.230570027090223" calcext:value-type="float">
            <text:p>0.230570027090223</text:p>
          </table:table-cell>
          <table:table-cell office:value-type="float" office:value="0.0426401281538462" calcext:value-type="float">
            <text:p>0.042640128153846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644275242" calcext:value-type="float">
            <text:p>0.03132644275242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26320832225" calcext:value-type="float">
            <text:p>0.385426320832225</text:p>
          </table:table-cell>
          <table:table-cell office:value-type="float" office:value="0.44924587100256" calcext:value-type="float">
            <text:p>0.44924587100256</text:p>
          </table:table-cell>
          <table:table-cell office:value-type="float" office:value="0.406570206517602" calcext:value-type="float">
            <text:p>0.406570206517602</text:p>
          </table:table-cell>
          <table:table-cell office:value-type="float" office:value="0.424367453874629" calcext:value-type="float">
            <text:p>0.424367453874629</text:p>
          </table:table-cell>
          <table:table-cell office:value-type="float" office:value="6.46630993212065" calcext:value-type="float">
            <text:p>6.46630993212065</text:p>
          </table:table-cell>
          <table:table-cell office:value-type="float" office:value="11.2358854629284" calcext:value-type="float">
            <text:p>11.2358854629284</text:p>
          </table:table-cell>
          <table:table-cell office:value-type="float" office:value="8.16318524194837" calcext:value-type="float">
            <text:p>8.16318524194837</text:p>
          </table:table-cell>
          <table:table-cell office:value-type="float" office:value="8.11859384976029" calcext:value-type="float">
            <text:p>8.11859384976029</text:p>
          </table:table-cell>
          <table:table-cell office:value-type="float" office:value="0.21899557092624" calcext:value-type="float">
            <text:p>0.21899557092624</text:p>
          </table:table-cell>
          <table:table-cell office:value-type="float" office:value="0.248782209812289" calcext:value-type="float">
            <text:p>0.248782209812289</text:p>
          </table:table-cell>
          <table:table-cell office:value-type="float" office:value="0.230322207564458" calcext:value-type="float">
            <text:p>0.230322207564458</text:p>
          </table:table-cell>
          <table:table-cell office:value-type="float" office:value="0.232359330951604" calcext:value-type="float">
            <text:p>0.232359330951604</text:p>
          </table:table-cell>
          <table:table-cell office:value-type="float" office:value="0.0412175087923783" calcext:value-type="float">
            <text:p>0.041217508792378</text:p>
          </table:table-cell>
          <table:table-cell office:value-type="float" office:value="0.0310242896455461" calcext:value-type="float">
            <text:p>0.031024289645546</text:p>
          </table:table-cell>
          <table:table-cell office:value-type="float" office:value="0.0303443593766581" calcext:value-type="float">
            <text:p>0.030344359376658</text:p>
          </table:table-cell>
          <table:table-cell office:value-type="float" office:value="0.0455750907810742" calcext:value-type="float">
            <text:p>0.04557509078107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801301836248" calcext:value-type="float">
            <text:p>0.364801301836248</text:p>
          </table:table-cell>
          <table:table-cell office:value-type="float" office:value="0.44736770752209" calcext:value-type="float">
            <text:p>0.44736770752209</text:p>
          </table:table-cell>
          <table:table-cell office:value-type="float" office:value="0.387881125698047" calcext:value-type="float">
            <text:p>0.387881125698047</text:p>
          </table:table-cell>
          <table:table-cell office:value-type="float" office:value="0.419781729187263" calcext:value-type="float">
            <text:p>0.419781729187263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0.9780812570424" calcext:value-type="float">
            <text:p>10.9780812570424</text:p>
          </table:table-cell>
          <table:table-cell office:value-type="float" office:value="8.03414098046902" calcext:value-type="float">
            <text:p>8.03414098046902</text:p>
          </table:table-cell>
          <table:table-cell office:value-type="float" office:value="7.75832989781834" calcext:value-type="float">
            <text:p>7.75832989781834</text:p>
          </table:table-cell>
          <table:table-cell office:value-type="float" office:value="0.211251262629527" calcext:value-type="float">
            <text:p>0.211251262629527</text:p>
          </table:table-cell>
          <table:table-cell office:value-type="float" office:value="0.247690256521463" calcext:value-type="float">
            <text:p>0.247690256521463</text:p>
          </table:table-cell>
          <table:table-cell office:value-type="float" office:value="0.223745394881132" calcext:value-type="float">
            <text:p>0.223745394881132</text:p>
          </table:table-cell>
          <table:table-cell office:value-type="float" office:value="0.228616889657596" calcext:value-type="float">
            <text:p>0.228616889657596</text:p>
          </table:table-cell>
          <table:table-cell office:value-type="float" office:value="0.0442903879943052" calcext:value-type="float">
            <text:p>0.044290387994305</text:p>
          </table:table-cell>
          <table:table-cell office:value-type="float" office:value="0.0350923838726005" calcext:value-type="float">
            <text:p>0.035092383872601</text:p>
          </table:table-cell>
          <table:table-cell office:value-type="float" office:value="0.0319037870868142" calcext:value-type="float">
            <text:p>0.031903787086814</text:p>
          </table:table-cell>
          <table:table-cell office:value-type="float" office:value="0.0519280025789744" calcext:value-type="float">
            <text:p>0.051928002578974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942692838424" calcext:value-type="float">
            <text:p>0.38942692838424</text:p>
          </table:table-cell>
          <table:table-cell office:value-type="float" office:value="0.456281920053389" calcext:value-type="float">
            <text:p>0.456281920053389</text:p>
          </table:table-cell>
          <table:table-cell office:value-type="float" office:value="0.404930403362958" calcext:value-type="float">
            <text:p>0.404930403362958</text:p>
          </table:table-cell>
          <table:table-cell office:value-type="float" office:value="0.438773795977091" calcext:value-type="float">
            <text:p>0.438773795977091</text:p>
          </table:table-cell>
          <table:table-cell office:value-type="float" office:value="6.9697020554988" calcext:value-type="float">
            <text:p>6.9697020554988</text:p>
          </table:table-cell>
          <table:table-cell office:value-type="float" office:value="12.4072100624285" calcext:value-type="float">
            <text:p>12.4072100624285</text:p>
          </table:table-cell>
          <table:table-cell office:value-type="float" office:value="8.65390193028664" calcext:value-type="float">
            <text:p>8.65390193028664</text:p>
          </table:table-cell>
          <table:table-cell office:value-type="float" office:value="9.16495549896561" calcext:value-type="float">
            <text:p>9.16495549896561</text:p>
          </table:table-cell>
          <table:table-cell office:value-type="float" office:value="0.218181890699582" calcext:value-type="float">
            <text:p>0.218181890699582</text:p>
          </table:table-cell>
          <table:table-cell office:value-type="float" office:value="0.255995227891153" calcext:value-type="float">
            <text:p>0.255995227891153</text:p>
          </table:table-cell>
          <table:table-cell office:value-type="float" office:value="0.228652110660622" calcext:value-type="float">
            <text:p>0.228652110660622</text:p>
          </table:table-cell>
          <table:table-cell office:value-type="float" office:value="0.2395612608114" calcext:value-type="float">
            <text:p>0.2395612608114</text:p>
          </table:table-cell>
          <table:table-cell office:value-type="float" office:value="0.0410880224756706" calcext:value-type="float">
            <text:p>0.041088022475671</text:p>
          </table:table-cell>
          <table:table-cell office:value-type="float" office:value="0.0305935157619615" calcext:value-type="float">
            <text:p>0.030593515761962</text:p>
          </table:table-cell>
          <table:table-cell office:value-type="float" office:value="0.0295328499513394" calcext:value-type="float">
            <text:p>0.029532849951339</text:p>
          </table:table-cell>
          <table:table-cell office:value-type="float" office:value="0.0467224958721105" calcext:value-type="float">
            <text:p>0.046722495872111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827138012897" calcext:value-type="float">
            <text:p>0.386827138012897</text:p>
          </table:table-cell>
          <table:table-cell office:value-type="float" office:value="0.457694690017497" calcext:value-type="float">
            <text:p>0.457694690017497</text:p>
          </table:table-cell>
          <table:table-cell office:value-type="float" office:value="0.402143125849794" calcext:value-type="float">
            <text:p>0.402143125849794</text:p>
          </table:table-cell>
          <table:table-cell office:value-type="float" office:value="0.44196074227088" calcext:value-type="float">
            <text:p>0.44196074227088</text:p>
          </table:table-cell>
          <table:table-cell office:value-type="float" office:value="7.32049407493861" calcext:value-type="float">
            <text:p>7.32049407493861</text:p>
          </table:table-cell>
          <table:table-cell office:value-type="float" office:value="12.8148509411729" calcext:value-type="float">
            <text:p>12.8148509411729</text:p>
          </table:table-cell>
          <table:table-cell office:value-type="float" office:value="9.19449562801708" calcext:value-type="float">
            <text:p>9.19449562801708</text:p>
          </table:table-cell>
          <table:table-cell office:value-type="float" office:value="10.1648385470725" calcext:value-type="float">
            <text:p>10.1648385470725</text:p>
          </table:table-cell>
          <table:table-cell office:value-type="float" office:value="0.217921312892688" calcext:value-type="float">
            <text:p>0.217921312892688</text:p>
          </table:table-cell>
          <table:table-cell office:value-type="float" office:value="0.254738408186961" calcext:value-type="float">
            <text:p>0.254738408186961</text:p>
          </table:table-cell>
          <table:table-cell office:value-type="float" office:value="0.228505032412116" calcext:value-type="float">
            <text:p>0.228505032412116</text:p>
          </table:table-cell>
          <table:table-cell office:value-type="float" office:value="0.237966784651562" calcext:value-type="float">
            <text:p>0.237966784651562</text:p>
          </table:table-cell>
          <table:table-cell office:value-type="float" office:value="0.0387205707598149" calcext:value-type="float">
            <text:p>0.038720570759815</text:p>
          </table:table-cell>
          <table:table-cell office:value-type="float" office:value="0.0276810803644512" calcext:value-type="float">
            <text:p>0.027681080364451</text:p>
          </table:table-cell>
          <table:table-cell office:value-type="float" office:value="0.0273587598014668" calcext:value-type="float">
            <text:p>0.027358759801467</text:p>
          </table:table-cell>
          <table:table-cell office:value-type="float" office:value="0.0438070813205386" calcext:value-type="float">
            <text:p>0.043807081320539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1154475302294" calcext:value-type="float">
            <text:p>0.391154475302294</text:p>
          </table:table-cell>
          <table:table-cell office:value-type="float" office:value="0.461455053771451" calcext:value-type="float">
            <text:p>0.461455053771451</text:p>
          </table:table-cell>
          <table:table-cell office:value-type="float" office:value="0.408526251751222" calcext:value-type="float">
            <text:p>0.408526251751222</text:p>
          </table:table-cell>
          <table:table-cell office:value-type="float" office:value="0.440566320798025" calcext:value-type="float">
            <text:p>0.440566320798025</text:p>
          </table:table-cell>
          <table:table-cell office:value-type="float" office:value="7.02310988319046" calcext:value-type="float">
            <text:p>7.02310988319046</text:p>
          </table:table-cell>
          <table:table-cell office:value-type="float" office:value="12.4092751563356" calcext:value-type="float">
            <text:p>12.4092751563356</text:p>
          </table:table-cell>
          <table:table-cell office:value-type="float" office:value="8.68279960399367" calcext:value-type="float">
            <text:p>8.68279960399367</text:p>
          </table:table-cell>
          <table:table-cell office:value-type="float" office:value="9.41830677543092" calcext:value-type="float">
            <text:p>9.41830677543092</text:p>
          </table:table-cell>
          <table:table-cell office:value-type="float" office:value="0.224280153372471" calcext:value-type="float">
            <text:p>0.224280153372471</text:p>
          </table:table-cell>
          <table:table-cell office:value-type="float" office:value="0.259402609408662" calcext:value-type="float">
            <text:p>0.259402609408662</text:p>
          </table:table-cell>
          <table:table-cell office:value-type="float" office:value="0.234831099030648" calcext:value-type="float">
            <text:p>0.234831099030648</text:p>
          </table:table-cell>
          <table:table-cell office:value-type="float" office:value="0.242979693565642" calcext:value-type="float">
            <text:p>0.242979693565642</text:p>
          </table:table-cell>
          <table:table-cell office:value-type="float" office:value="0.037814730899047" calcext:value-type="float">
            <text:p>0.037814730899047</text:p>
          </table:table-cell>
          <table:table-cell office:value-type="float" office:value="0.0283981214295438" calcext:value-type="float">
            <text:p>0.028398121429544</text:p>
          </table:table-cell>
          <table:table-cell office:value-type="float" office:value="0.028344834043131" calcext:value-type="float">
            <text:p>0.028344834043131</text:p>
          </table:table-cell>
          <table:table-cell office:value-type="float" office:value="0.0417357569588808" calcext:value-type="float">
            <text:p>0.041735756958881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9671238329806" calcext:value-type="float">
            <text:p>0.389671238329806</text:p>
          </table:table-cell>
          <table:table-cell office:value-type="float" office:value="0.463408183494689" calcext:value-type="float">
            <text:p>0.463408183494689</text:p>
          </table:table-cell>
          <table:table-cell office:value-type="float" office:value="0.411098074069114" calcext:value-type="float">
            <text:p>0.411098074069114</text:p>
          </table:table-cell>
          <table:table-cell office:value-type="float" office:value="0.43903535125188" calcext:value-type="float">
            <text:p>0.43903535125188</text:p>
          </table:table-cell>
          <table:table-cell office:value-type="float" office:value="6.72658210911983" calcext:value-type="float">
            <text:p>6.72658210911983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79443003657921" calcext:value-type="float">
            <text:p>8.79443003657921</text:p>
          </table:table-cell>
          <table:table-cell office:value-type="float" office:value="9.05299221820614" calcext:value-type="float">
            <text:p>9.05299221820614</text:p>
          </table:table-cell>
          <table:table-cell office:value-type="float" office:value="0.223127345914571" calcext:value-type="float">
            <text:p>0.223127345914571</text:p>
          </table:table-cell>
          <table:table-cell office:value-type="float" office:value="0.269880414330047" calcext:value-type="float">
            <text:p>0.269880414330047</text:p>
          </table:table-cell>
          <table:table-cell office:value-type="float" office:value="0.235573210266486" calcext:value-type="float">
            <text:p>0.235573210266486</text:p>
          </table:table-cell>
          <table:table-cell office:value-type="float" office:value="0.250253887058777" calcext:value-type="float">
            <text:p>0.250253887058777</text:p>
          </table:table-cell>
          <table:table-cell office:value-type="float" office:value="0.0414092653310151" calcext:value-type="float">
            <text:p>0.041409265331015</text:p>
          </table:table-cell>
          <table:table-cell office:value-type="float" office:value="0.0289514964077613" calcext:value-type="float">
            <text:p>0.028951496407761</text:p>
          </table:table-cell>
          <table:table-cell office:value-type="float" office:value="0.0301311921082733" calcext:value-type="float">
            <text:p>0.030131192108273</text:p>
          </table:table-cell>
          <table:table-cell office:value-type="float" office:value="0.0445617974924927" calcext:value-type="float">
            <text:p>0.044561797492493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056039003289" calcext:value-type="float">
            <text:p>0.389056039003289</text:p>
          </table:table-cell>
          <table:table-cell office:value-type="float" office:value="0.464455035085352" calcext:value-type="float">
            <text:p>0.464455035085352</text:p>
          </table:table-cell>
          <table:table-cell office:value-type="float" office:value="0.4075856064227" calcext:value-type="float">
            <text:p>0.4075856064227</text:p>
          </table:table-cell>
          <table:table-cell office:value-type="float" office:value="0.442191368814158" calcext:value-type="float">
            <text:p>0.442191368814158</text:p>
          </table:table-cell>
          <table:table-cell office:value-type="float" office:value="6.7429554521133" calcext:value-type="float">
            <text:p>6.7429554521133</text:p>
          </table:table-cell>
          <table:table-cell office:value-type="float" office:value="11.5641529262126" calcext:value-type="float">
            <text:p>11.5641529262126</text:p>
          </table:table-cell>
          <table:table-cell office:value-type="float" office:value="8.53015002307671" calcext:value-type="float">
            <text:p>8.53015002307671</text:p>
          </table:table-cell>
          <table:table-cell office:value-type="float" office:value="9.10188746173259" calcext:value-type="float">
            <text:p>9.10188746173259</text:p>
          </table:table-cell>
          <table:table-cell office:value-type="float" office:value="0.221215374063332" calcext:value-type="float">
            <text:p>0.221215374063332</text:p>
          </table:table-cell>
          <table:table-cell office:value-type="float" office:value="0.25739506680564" calcext:value-type="float">
            <text:p>0.25739506680564</text:p>
          </table:table-cell>
          <table:table-cell office:value-type="float" office:value="0.232061589784627" calcext:value-type="float">
            <text:p>0.232061589784627</text:p>
          </table:table-cell>
          <table:table-cell office:value-type="float" office:value="0.240496029703687" calcext:value-type="float">
            <text:p>0.240496029703687</text:p>
          </table:table-cell>
          <table:table-cell office:value-type="float" office:value="0.0404160773216373" calcext:value-type="float">
            <text:p>0.040416077321637</text:p>
          </table:table-cell>
          <table:table-cell office:value-type="float" office:value="0.0310698493593888" calcext:value-type="float">
            <text:p>0.031069849359389</text:p>
          </table:table-cell>
          <table:table-cell office:value-type="float" office:value="0.0292719671887425" calcext:value-type="float">
            <text:p>0.029271967188743</text:p>
          </table:table-cell>
          <table:table-cell office:value-type="float" office:value="0.0466036864172576" calcext:value-type="float">
            <text:p>0.046603686417258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471928589495" calcext:value-type="float">
            <text:p>0.387471928589495</text:p>
          </table:table-cell>
          <table:table-cell office:value-type="float" office:value="0.454037286223367" calcext:value-type="float">
            <text:p>0.454037286223367</text:p>
          </table:table-cell>
          <table:table-cell office:value-type="float" office:value="0.403657064136455" calcext:value-type="float">
            <text:p>0.403657064136455</text:p>
          </table:table-cell>
          <table:table-cell office:value-type="float" office:value="0.436725212685103" calcext:value-type="float">
            <text:p>0.436725212685103</text:p>
          </table:table-cell>
          <table:table-cell office:value-type="float" office:value="6.54423269560097" calcext:value-type="float">
            <text:p>6.54423269560097</text:p>
          </table:table-cell>
          <table:table-cell office:value-type="float" office:value="11.1499983607609" calcext:value-type="float">
            <text:p>11.1499983607609</text:p>
          </table:table-cell>
          <table:table-cell office:value-type="float" office:value="7.93824668932693" calcext:value-type="float">
            <text:p>7.93824668932693</text:p>
          </table:table-cell>
          <table:table-cell office:value-type="float" office:value="9.19279586232108" calcext:value-type="float">
            <text:p>9.19279586232108</text:p>
          </table:table-cell>
          <table:table-cell office:value-type="float" office:value="0.22185809807628" calcext:value-type="float">
            <text:p>0.22185809807628</text:p>
          </table:table-cell>
          <table:table-cell office:value-type="float" office:value="0.258951277955521" calcext:value-type="float">
            <text:p>0.258951277955521</text:p>
          </table:table-cell>
          <table:table-cell office:value-type="float" office:value="0.231204846815404" calcext:value-type="float">
            <text:p>0.231204846815404</text:p>
          </table:table-cell>
          <table:table-cell office:value-type="float" office:value="0.244522911276908" calcext:value-type="float">
            <text:p>0.244522911276908</text:p>
          </table:table-cell>
          <table:table-cell office:value-type="float" office:value="0.0399267455926008" calcext:value-type="float">
            <text:p>0.039926745592601</text:p>
          </table:table-cell>
          <table:table-cell office:value-type="float" office:value="0.0304880129153137" calcext:value-type="float">
            <text:p>0.030488012915314</text:p>
          </table:table-cell>
          <table:table-cell office:value-type="float" office:value="0.029617091293183" calcext:value-type="float">
            <text:p>0.029617091293183</text:p>
          </table:table-cell>
          <table:table-cell office:value-type="float" office:value="0.0446492842903296" calcext:value-type="float">
            <text:p>0.04464928429033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144603238881" calcext:value-type="float">
            <text:p>0.384144603238881</text:p>
          </table:table-cell>
          <table:table-cell office:value-type="float" office:value="0.458799951170646" calcext:value-type="float">
            <text:p>0.458799951170646</text:p>
          </table:table-cell>
          <table:table-cell office:value-type="float" office:value="0.402628519330509" calcext:value-type="float">
            <text:p>0.402628519330509</text:p>
          </table:table-cell>
          <table:table-cell office:value-type="float" office:value="0.437727996986027" calcext:value-type="float">
            <text:p>0.437727996986027</text:p>
          </table:table-cell>
          <table:table-cell office:value-type="float" office:value="7.02376176226562" calcext:value-type="float">
            <text:p>7.02376176226562</text:p>
          </table:table-cell>
          <table:table-cell office:value-type="float" office:value="11.7807417689226" calcext:value-type="float">
            <text:p>11.7807417689226</text:p>
          </table:table-cell>
          <table:table-cell office:value-type="float" office:value="8.53507669417561" calcext:value-type="float">
            <text:p>8.53507669417561</text:p>
          </table:table-cell>
          <table:table-cell office:value-type="float" office:value="9.21298394968855" calcext:value-type="float">
            <text:p>9.21298394968855</text:p>
          </table:table-cell>
          <table:table-cell office:value-type="float" office:value="0.219715314938609" calcext:value-type="float">
            <text:p>0.219715314938609</text:p>
          </table:table-cell>
          <table:table-cell office:value-type="float" office:value="0.255138423043077" calcext:value-type="float">
            <text:p>0.255138423043077</text:p>
          </table:table-cell>
          <table:table-cell office:value-type="float" office:value="0.230532371157573" calcext:value-type="float">
            <text:p>0.230532371157573</text:p>
          </table:table-cell>
          <table:table-cell office:value-type="float" office:value="0.238221701952117" calcext:value-type="float">
            <text:p>0.238221701952117</text:p>
          </table:table-cell>
          <table:table-cell office:value-type="float" office:value="0.040126151452941" calcext:value-type="float">
            <text:p>0.040126151452941</text:p>
          </table:table-cell>
          <table:table-cell office:value-type="float" office:value="0.0329972446519425" calcext:value-type="float">
            <text:p>0.032997244651943</text:p>
          </table:table-cell>
          <table:table-cell office:value-type="float" office:value="0.0295606304321609" calcext:value-type="float">
            <text:p>0.029560630432161</text:p>
          </table:table-cell>
          <table:table-cell office:value-type="float" office:value="0.0476964527137457" calcext:value-type="float">
            <text:p>0.047696452713746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6113405554188" calcext:value-type="float">
            <text:p>0.386113405554188</text:p>
          </table:table-cell>
          <table:table-cell office:value-type="float" office:value="0.461499038258423" calcext:value-type="float">
            <text:p>0.461499038258423</text:p>
          </table:table-cell>
          <table:table-cell office:value-type="float" office:value="0.407225686605543" calcext:value-type="float">
            <text:p>0.407225686605543</text:p>
          </table:table-cell>
          <table:table-cell office:value-type="float" office:value="0.435170828142889" calcext:value-type="float">
            <text:p>0.435170828142889</text:p>
          </table:table-cell>
          <table:table-cell office:value-type="float" office:value="6.55946432729575" calcext:value-type="float">
            <text:p>6.55946432729575</text:p>
          </table:table-cell>
          <table:table-cell office:value-type="float" office:value="11.5147264904318" calcext:value-type="float">
            <text:p>11.5147264904318</text:p>
          </table:table-cell>
          <table:table-cell office:value-type="float" office:value="8.16836008575675" calcext:value-type="float">
            <text:p>8.16836008575675</text:p>
          </table:table-cell>
          <table:table-cell office:value-type="float" office:value="8.6542237210869" calcext:value-type="float">
            <text:p>8.6542237210869</text:p>
          </table:table-cell>
          <table:table-cell office:value-type="float" office:value="0.220028124841405" calcext:value-type="float">
            <text:p>0.220028124841405</text:p>
          </table:table-cell>
          <table:table-cell office:value-type="float" office:value="0.26351317604498" calcext:value-type="float">
            <text:p>0.26351317604498</text:p>
          </table:table-cell>
          <table:table-cell office:value-type="float" office:value="0.232967516662265" calcext:value-type="float">
            <text:p>0.232967516662265</text:p>
          </table:table-cell>
          <table:table-cell office:value-type="float" office:value="0.243252187261593" calcext:value-type="float">
            <text:p>0.243252187261593</text:p>
          </table:table-cell>
          <table:table-cell office:value-type="float" office:value="0.0409772516275878" calcext:value-type="float">
            <text:p>0.040977251627588</text:p>
          </table:table-cell>
          <table:table-cell office:value-type="float" office:value="0.0307990378856265" calcext:value-type="float">
            <text:p>0.030799037885627</text:p>
          </table:table-cell>
          <table:table-cell office:value-type="float" office:value="0.0288091117409429" calcext:value-type="float">
            <text:p>0.028809111740943</text:p>
          </table:table-cell>
          <table:table-cell office:value-type="float" office:value="0.0474892793642427" calcext:value-type="float">
            <text:p>0.047489279364243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7941834218878" calcext:value-type="float">
            <text:p>0.387941834218878</text:p>
          </table:table-cell>
          <table:table-cell office:value-type="float" office:value="0.461523844867378" calcext:value-type="float">
            <text:p>0.461523844867378</text:p>
          </table:table-cell>
          <table:table-cell office:value-type="float" office:value="0.405118499664499" calcext:value-type="float">
            <text:p>0.405118499664499</text:p>
          </table:table-cell>
          <table:table-cell office:value-type="float" office:value="0.440589031767792" calcext:value-type="float">
            <text:p>0.440589031767792</text:p>
          </table:table-cell>
          <table:table-cell office:value-type="float" office:value="7.01486343966298" calcext:value-type="float">
            <text:p>7.01486343966298</text:p>
          </table:table-cell>
          <table:table-cell office:value-type="float" office:value="11.4819711288981" calcext:value-type="float">
            <text:p>11.4819711288981</text:p>
          </table:table-cell>
          <table:table-cell office:value-type="float" office:value="8.68006547605453" calcext:value-type="float">
            <text:p>8.68006547605453</text:p>
          </table:table-cell>
          <table:table-cell office:value-type="float" office:value="8.99875338639566" calcext:value-type="float">
            <text:p>8.99875338639566</text:p>
          </table:table-cell>
          <table:table-cell office:value-type="float" office:value="0.224723409299576" calcext:value-type="float">
            <text:p>0.224723409299576</text:p>
          </table:table-cell>
          <table:table-cell office:value-type="float" office:value="0.256315182434959" calcext:value-type="float">
            <text:p>0.256315182434959</text:p>
          </table:table-cell>
          <table:table-cell office:value-type="float" office:value="0.235796870256193" calcext:value-type="float">
            <text:p>0.235796870256193</text:p>
          </table:table-cell>
          <table:table-cell office:value-type="float" office:value="0.239123111335912" calcext:value-type="float">
            <text:p>0.239123111335912</text:p>
          </table:table-cell>
          <table:table-cell office:value-type="float" office:value="0.0412137477368568" calcext:value-type="float">
            <text:p>0.041213747736857</text:p>
          </table:table-cell>
          <table:table-cell office:value-type="float" office:value="0.0325000615519645" calcext:value-type="float">
            <text:p>0.032500061551965</text:p>
          </table:table-cell>
          <table:table-cell office:value-type="float" office:value="0.029337794940634" calcext:value-type="float">
            <text:p>0.029337794940634</text:p>
          </table:table-cell>
          <table:table-cell office:value-type="float" office:value="0.0492476607490189" calcext:value-type="float">
            <text:p>0.049247660749019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0028220665013" calcext:value-type="float">
            <text:p>0.390028220665013</text:p>
          </table:table-cell>
          <table:table-cell office:value-type="float" office:value="0.46064331076568" calcext:value-type="float">
            <text:p>0.46064331076568</text:p>
          </table:table-cell>
          <table:table-cell office:value-type="float" office:value="0.406734235598414" calcext:value-type="float">
            <text:p>0.406734235598414</text:p>
          </table:table-cell>
          <table:table-cell office:value-type="float" office:value="0.44231146826676" calcext:value-type="float">
            <text:p>0.44231146826676</text:p>
          </table:table-cell>
          <table:table-cell office:value-type="float" office:value="6.91587120094271" calcext:value-type="float">
            <text:p>6.91587120094271</text:p>
          </table:table-cell>
          <table:table-cell office:value-type="float" office:value="11.6724114107357" calcext:value-type="float">
            <text:p>11.6724114107357</text:p>
          </table:table-cell>
          <table:table-cell office:value-type="float" office:value="8.42879489690791" calcext:value-type="float">
            <text:p>8.42879489690791</text:p>
          </table:table-cell>
          <table:table-cell office:value-type="float" office:value="9.42711770584481" calcext:value-type="float">
            <text:p>9.42711770584481</text:p>
          </table:table-cell>
          <table:table-cell office:value-type="float" office:value="0.23021245868397" calcext:value-type="float">
            <text:p>0.23021245868397</text:p>
          </table:table-cell>
          <table:table-cell office:value-type="float" office:value="0.270460693721614" calcext:value-type="float">
            <text:p>0.270460693721614</text:p>
          </table:table-cell>
          <table:table-cell office:value-type="float" office:value="0.240645455735343" calcext:value-type="float">
            <text:p>0.240645455735343</text:p>
          </table:table-cell>
          <table:table-cell office:value-type="float" office:value="0.253978985262591" calcext:value-type="float">
            <text:p>0.253978985262591</text:p>
          </table:table-cell>
          <table:table-cell office:value-type="float" office:value="0.0409193476095927" calcext:value-type="float">
            <text:p>0.040919347609593</text:p>
          </table:table-cell>
          <table:table-cell office:value-type="float" office:value="0.0344540960817925" calcext:value-type="float">
            <text:p>0.034454096081793</text:p>
          </table:table-cell>
          <table:table-cell office:value-type="float" office:value="0.0303191716767443" calcext:value-type="float">
            <text:p>0.030319171676744</text:p>
          </table:table-cell>
          <table:table-cell office:value-type="float" office:value="0.0491017442555311" calcext:value-type="float">
            <text:p>0.049101744255531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5582416332534" calcext:value-type="float">
            <text:p>0.385582416332534</text:p>
          </table:table-cell>
          <table:table-cell office:value-type="float" office:value="0.46326022220362" calcext:value-type="float">
            <text:p>0.46326022220362</text:p>
          </table:table-cell>
          <table:table-cell office:value-type="float" office:value="0.40385224279913" calcext:value-type="float">
            <text:p>0.40385224279913</text:p>
          </table:table-cell>
          <table:table-cell office:value-type="float" office:value="0.441814208656647" calcext:value-type="float">
            <text:p>0.441814208656647</text:p>
          </table:table-cell>
          <table:table-cell office:value-type="float" office:value="6.86538557107758" calcext:value-type="float">
            <text:p>6.86538557107758</text:p>
          </table:table-cell>
          <table:table-cell office:value-type="float" office:value="11.5230848351533" calcext:value-type="float">
            <text:p>11.5230848351533</text:p>
          </table:table-cell>
          <table:table-cell office:value-type="float" office:value="8.59424403988126" calcext:value-type="float">
            <text:p>8.59424403988126</text:p>
          </table:table-cell>
          <table:table-cell office:value-type="float" office:value="9.13450927983142" calcext:value-type="float">
            <text:p>9.13450927983142</text:p>
          </table:table-cell>
          <table:table-cell office:value-type="float" office:value="0.22356279813312" calcext:value-type="float">
            <text:p>0.22356279813312</text:p>
          </table:table-cell>
          <table:table-cell office:value-type="float" office:value="0.255622301324429" calcext:value-type="float">
            <text:p>0.255622301324429</text:p>
          </table:table-cell>
          <table:table-cell office:value-type="float" office:value="0.234210569647486" calcext:value-type="float">
            <text:p>0.234210569647486</text:p>
          </table:table-cell>
          <table:table-cell office:value-type="float" office:value="0.239071170536587" calcext:value-type="float">
            <text:p>0.239071170536587</text:p>
          </table:table-cell>
          <table:table-cell office:value-type="float" office:value="0.041362603026647" calcext:value-type="float">
            <text:p>0.041362603026647</text:p>
          </table:table-cell>
          <table:table-cell office:value-type="float" office:value="0.0362446206184751" calcext:value-type="float">
            <text:p>0.036244620618475</text:p>
          </table:table-cell>
          <table:table-cell office:value-type="float" office:value="0.0304567218547341" calcext:value-type="float">
            <text:p>0.030456721854734</text:p>
          </table:table-cell>
          <table:table-cell office:value-type="float" office:value="0.0513999083644104" calcext:value-type="float">
            <text:p>0.05139990836441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3565914841462" calcext:value-type="float">
            <text:p>0.383565914841462</text:p>
          </table:table-cell>
          <table:table-cell office:value-type="float" office:value="0.46231727129373" calcext:value-type="float">
            <text:p>0.46231727129373</text:p>
          </table:table-cell>
          <table:table-cell office:value-type="float" office:value="0.403632191757399" calcext:value-type="float">
            <text:p>0.403632191757399</text:p>
          </table:table-cell>
          <table:table-cell office:value-type="float" office:value="0.436661255188347" calcext:value-type="float">
            <text:p>0.436661255188347</text:p>
          </table:table-cell>
          <table:table-cell office:value-type="float" office:value="6.53142707362493" calcext:value-type="float">
            <text:p>6.53142707362493</text:p>
          </table:table-cell>
          <table:table-cell office:value-type="float" office:value="11.7639251986324" calcext:value-type="float">
            <text:p>11.7639251986324</text:p>
          </table:table-cell>
          <table:table-cell office:value-type="float" office:value="8.40201968066956" calcext:value-type="float">
            <text:p>8.40201968066956</text:p>
          </table:table-cell>
          <table:table-cell office:value-type="float" office:value="8.70779483070884" calcext:value-type="float">
            <text:p>8.70779483070884</text:p>
          </table:table-cell>
          <table:table-cell office:value-type="float" office:value="0.221536698281653" calcext:value-type="float">
            <text:p>0.221536698281653</text:p>
          </table:table-cell>
          <table:table-cell office:value-type="float" office:value="0.259063051522749" calcext:value-type="float">
            <text:p>0.259063051522749</text:p>
          </table:table-cell>
          <table:table-cell office:value-type="float" office:value="0.233833029476626" calcext:value-type="float">
            <text:p>0.233833029476626</text:p>
          </table:table-cell>
          <table:table-cell office:value-type="float" office:value="0.239981604972588" calcext:value-type="float">
            <text:p>0.239981604972588</text:p>
          </table:table-cell>
          <table:table-cell office:value-type="float" office:value="0.0424037387254787" calcext:value-type="float">
            <text:p>0.042403738725479</text:p>
          </table:table-cell>
          <table:table-cell office:value-type="float" office:value="0.033865652814126" calcext:value-type="float">
            <text:p>0.033865652814126</text:p>
          </table:table-cell>
          <table:table-cell office:value-type="float" office:value="0.0302097579544753" calcext:value-type="float">
            <text:p>0.030209757954475</text:p>
          </table:table-cell>
          <table:table-cell office:value-type="float" office:value="0.0506775656389408" calcext:value-type="float">
            <text:p>0.050677565638941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3684834999493" calcext:value-type="float">
            <text:p>0.383684834999493</text:p>
          </table:table-cell>
          <table:table-cell office:value-type="float" office:value="0.460374300017685" calcext:value-type="float">
            <text:p>0.460374300017685</text:p>
          </table:table-cell>
          <table:table-cell office:value-type="float" office:value="0.399882965850921" calcext:value-type="float">
            <text:p>0.399882965850921</text:p>
          </table:table-cell>
          <table:table-cell office:value-type="float" office:value="0.439301798117586" calcext:value-type="float">
            <text:p>0.439301798117586</text:p>
          </table:table-cell>
          <table:table-cell office:value-type="float" office:value="6.89741978617338" calcext:value-type="float">
            <text:p>6.89741978617338</text:p>
          </table:table-cell>
          <table:table-cell office:value-type="float" office:value="11.7405290128413" calcext:value-type="float">
            <text:p>11.7405290128413</text:p>
          </table:table-cell>
          <table:table-cell office:value-type="float" office:value="8.62591540278251" calcext:value-type="float">
            <text:p>8.62591540278251</text:p>
          </table:table-cell>
          <table:table-cell office:value-type="float" office:value="9.4802417226422" calcext:value-type="float">
            <text:p>9.4802417226422</text:p>
          </table:table-cell>
          <table:table-cell office:value-type="float" office:value="0.218168073142969" calcext:value-type="float">
            <text:p>0.218168073142969</text:p>
          </table:table-cell>
          <table:table-cell office:value-type="float" office:value="0.246027599973056" calcext:value-type="float">
            <text:p>0.246027599973056</text:p>
          </table:table-cell>
          <table:table-cell office:value-type="float" office:value="0.228224297513075" calcext:value-type="float">
            <text:p>0.228224297513075</text:p>
          </table:table-cell>
          <table:table-cell office:value-type="float" office:value="0.230438174832278" calcext:value-type="float">
            <text:p>0.230438174832278</text:p>
          </table:table-cell>
          <table:table-cell office:value-type="float" office:value="0.0393246139393022" calcext:value-type="float">
            <text:p>0.039324613939302</text:p>
          </table:table-cell>
          <table:table-cell office:value-type="float" office:value="0.0349677062929921" calcext:value-type="float">
            <text:p>0.034967706292992</text:p>
          </table:table-cell>
          <table:table-cell office:value-type="float" office:value="0.0291502149167914" calcext:value-type="float">
            <text:p>0.029150214916791</text:p>
          </table:table-cell>
          <table:table-cell office:value-type="float" office:value="0.0492288056712127" calcext:value-type="float">
            <text:p>0.049228805671213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655001222878" calcext:value-type="float">
            <text:p>0.38655001222878</text:p>
          </table:table-cell>
          <table:table-cell office:value-type="float" office:value="0.464338717816135" calcext:value-type="float">
            <text:p>0.464338717816135</text:p>
          </table:table-cell>
          <table:table-cell office:value-type="float" office:value="0.401772748776287" calcext:value-type="float">
            <text:p>0.401772748776287</text:p>
          </table:table-cell>
          <table:table-cell office:value-type="float" office:value="0.444978533466488" calcext:value-type="float">
            <text:p>0.444978533466488</text:p>
          </table:table-cell>
          <table:table-cell office:value-type="float" office:value="6.80710707119734" calcext:value-type="float">
            <text:p>6.80710707119734</text:p>
          </table:table-cell>
          <table:table-cell office:value-type="float" office:value="11.5908803402734" calcext:value-type="float">
            <text:p>11.5908803402734</text:p>
          </table:table-cell>
          <table:table-cell office:value-type="float" office:value="8.40007875986675" calcext:value-type="float">
            <text:p>8.40007875986675</text:p>
          </table:table-cell>
          <table:table-cell office:value-type="float" office:value="9.54885495078809" calcext:value-type="float">
            <text:p>9.54885495078809</text:p>
          </table:table-cell>
          <table:table-cell office:value-type="float" office:value="0.224008293244352" calcext:value-type="float">
            <text:p>0.224008293244352</text:p>
          </table:table-cell>
          <table:table-cell office:value-type="float" office:value="0.254034789782594" calcext:value-type="float">
            <text:p>0.254034789782594</text:p>
          </table:table-cell>
          <table:table-cell office:value-type="float" office:value="0.233753405667053" calcext:value-type="float">
            <text:p>0.233753405667053</text:p>
          </table:table-cell>
          <table:table-cell office:value-type="float" office:value="0.238839567912473" calcext:value-type="float">
            <text:p>0.238839567912473</text:p>
          </table:table-cell>
          <table:table-cell office:value-type="float" office:value="0.0392176640648645" calcext:value-type="float">
            <text:p>0.039217664064865</text:p>
          </table:table-cell>
          <table:table-cell office:value-type="float" office:value="0.0341670927880067" calcext:value-type="float">
            <text:p>0.034167092788007</text:p>
          </table:table-cell>
          <table:table-cell office:value-type="float" office:value="0.0291769281013233" calcext:value-type="float">
            <text:p>0.029176928101323</text:p>
          </table:table-cell>
          <table:table-cell office:value-type="float" office:value="0.0482725055646513" calcext:value-type="float">
            <text:p>0.048272505564651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0013036169518" calcext:value-type="float">
            <text:p>0.380013036169518</text:p>
          </table:table-cell>
          <table:table-cell office:value-type="float" office:value="0.458914334527921" calcext:value-type="float">
            <text:p>0.458914334527921</text:p>
          </table:table-cell>
          <table:table-cell office:value-type="float" office:value="0.396579346924036" calcext:value-type="float">
            <text:p>0.396579346924036</text:p>
          </table:table-cell>
          <table:table-cell office:value-type="float" office:value="0.437559774771276" calcext:value-type="float">
            <text:p>0.437559774771276</text:p>
          </table:table-cell>
          <table:table-cell office:value-type="float" office:value="6.97091335803277" calcext:value-type="float">
            <text:p>6.97091335803277</text:p>
          </table:table-cell>
          <table:table-cell office:value-type="float" office:value="11.3860869539531" calcext:value-type="float">
            <text:p>11.3860869539531</text:p>
          </table:table-cell>
          <table:table-cell office:value-type="float" office:value="8.67642658049523" calcext:value-type="float">
            <text:p>8.67642658049523</text:p>
          </table:table-cell>
          <table:table-cell office:value-type="float" office:value="9.18036378453857" calcext:value-type="float">
            <text:p>9.18036378453857</text:p>
          </table:table-cell>
          <table:table-cell office:value-type="float" office:value="0.220214314080238" calcext:value-type="float">
            <text:p>0.220214314080238</text:p>
          </table:table-cell>
          <table:table-cell office:value-type="float" office:value="0.246780395433106" calcext:value-type="float">
            <text:p>0.246780395433106</text:p>
          </table:table-cell>
          <table:table-cell office:value-type="float" office:value="0.23023367816374" calcext:value-type="float">
            <text:p>0.23023367816374</text:p>
          </table:table-cell>
          <table:table-cell office:value-type="float" office:value="0.231089026956841" calcext:value-type="float">
            <text:p>0.231089026956841</text:p>
          </table:table-cell>
          <table:table-cell office:value-type="float" office:value="0.0364295125682457" calcext:value-type="float">
            <text:p>0.036429512568246</text:p>
          </table:table-cell>
          <table:table-cell office:value-type="float" office:value="0.0350060611091707" calcext:value-type="float">
            <text:p>0.035006061109171</text:p>
          </table:table-cell>
          <table:table-cell office:value-type="float" office:value="0.0279373780743417" calcext:value-type="float">
            <text:p>0.027937378074342</text:p>
          </table:table-cell>
          <table:table-cell office:value-type="float" office:value="0.0469645316875146" calcext:value-type="float">
            <text:p>0.046964531687515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86979837674" calcext:value-type="float">
            <text:p>0.3786979837674</text:p>
          </table:table-cell>
          <table:table-cell office:value-type="float" office:value="0.458752845567936" calcext:value-type="float">
            <text:p>0.458752845567936</text:p>
          </table:table-cell>
          <table:table-cell office:value-type="float" office:value="0.397831451541439" calcext:value-type="float">
            <text:p>0.397831451541439</text:p>
          </table:table-cell>
          <table:table-cell office:value-type="float" office:value="0.434104355808506" calcext:value-type="float">
            <text:p>0.434104355808506</text:p>
          </table:table-cell>
          <table:table-cell office:value-type="float" office:value="6.6010397615276" calcext:value-type="float">
            <text:p>6.6010397615276</text:p>
          </table:table-cell>
          <table:table-cell office:value-type="float" office:value="11.2822265023242" calcext:value-type="float">
            <text:p>11.2822265023242</text:p>
          </table:table-cell>
          <table:table-cell office:value-type="float" office:value="8.46487403366122" calcext:value-type="float">
            <text:p>8.46487403366122</text:p>
          </table:table-cell>
          <table:table-cell office:value-type="float" office:value="8.65279898605665" calcext:value-type="float">
            <text:p>8.65279898605665</text:p>
          </table:table-cell>
          <table:table-cell office:value-type="float" office:value="0.215172642549744" calcext:value-type="float">
            <text:p>0.215172642549744</text:p>
          </table:table-cell>
          <table:table-cell office:value-type="float" office:value="0.241733788604545" calcext:value-type="float">
            <text:p>0.241733788604545</text:p>
          </table:table-cell>
          <table:table-cell office:value-type="float" office:value="0.227015754737364" calcext:value-type="float">
            <text:p>0.227015754737364</text:p>
          </table:table-cell>
          <table:table-cell office:value-type="float" office:value="0.223581435015944" calcext:value-type="float">
            <text:p>0.223581435015944</text:p>
          </table:table-cell>
          <table:table-cell office:value-type="float" office:value="0.0406856566080472" calcext:value-type="float">
            <text:p>0.040685656608047</text:p>
          </table:table-cell>
          <table:table-cell office:value-type="float" office:value="0.0351165326564399" calcext:value-type="float">
            <text:p>0.03511653265644</text:p>
          </table:table-cell>
          <table:table-cell office:value-type="float" office:value="0.0301570861932906" calcext:value-type="float">
            <text:p>0.030157086193291</text:p>
          </table:table-cell>
          <table:table-cell office:value-type="float" office:value="0.0498937464192053" calcext:value-type="float">
            <text:p>0.049893746419205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0265179551074" calcext:value-type="float">
            <text:p>0.380265179551074</text:p>
          </table:table-cell>
          <table:table-cell office:value-type="float" office:value="0.46270797517584" calcext:value-type="float">
            <text:p>0.46270797517584</text:p>
          </table:table-cell>
          <table:table-cell office:value-type="float" office:value="0.396188059684972" calcext:value-type="float">
            <text:p>0.396188059684972</text:p>
          </table:table-cell>
          <table:table-cell office:value-type="float" office:value="0.440832661519752" calcext:value-type="float">
            <text:p>0.440832661519752</text:p>
          </table:table-cell>
          <table:table-cell office:value-type="float" office:value="6.71592286404543" calcext:value-type="float">
            <text:p>6.71592286404543</text:p>
          </table:table-cell>
          <table:table-cell office:value-type="float" office:value="11.3220025850358" calcext:value-type="float">
            <text:p>11.3220025850358</text:p>
          </table:table-cell>
          <table:table-cell office:value-type="float" office:value="8.44946520588767" calcext:value-type="float">
            <text:p>8.44946520588767</text:p>
          </table:table-cell>
          <table:table-cell office:value-type="float" office:value="8.63465305324456" calcext:value-type="float">
            <text:p>8.63465305324456</text:p>
          </table:table-cell>
          <table:table-cell office:value-type="float" office:value="0.220385454331875" calcext:value-type="float">
            <text:p>0.220385454331875</text:p>
          </table:table-cell>
          <table:table-cell office:value-type="float" office:value="0.247064636214402" calcext:value-type="float">
            <text:p>0.247064636214402</text:p>
          </table:table-cell>
          <table:table-cell office:value-type="float" office:value="0.230785943762723" calcext:value-type="float">
            <text:p>0.230785943762723</text:p>
          </table:table-cell>
          <table:table-cell office:value-type="float" office:value="0.230549888698448" calcext:value-type="float">
            <text:p>0.230549888698448</text:p>
          </table:table-cell>
          <table:table-cell office:value-type="float" office:value="0.0399127875005203" calcext:value-type="float">
            <text:p>0.03991278750052</text:p>
          </table:table-cell>
          <table:table-cell office:value-type="float" office:value="0.037704395814136" calcext:value-type="float">
            <text:p>0.037704395814136</text:p>
          </table:table-cell>
          <table:table-cell office:value-type="float" office:value="0.0302739844199134" calcext:value-type="float">
            <text:p>0.030273984419913</text:p>
          </table:table-cell>
          <table:table-cell office:value-type="float" office:value="0.0514860644434484" calcext:value-type="float">
            <text:p>0.051486064443448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8444988096346" calcext:value-type="float">
            <text:p>0.378444988096346</text:p>
          </table:table-cell>
          <table:table-cell office:value-type="float" office:value="0.460964349419696" calcext:value-type="float">
            <text:p>0.460964349419696</text:p>
          </table:table-cell>
          <table:table-cell office:value-type="float" office:value="0.394000056192024" calcext:value-type="float">
            <text:p>0.394000056192024</text:p>
          </table:table-cell>
          <table:table-cell office:value-type="float" office:value="0.439995604215417" calcext:value-type="float">
            <text:p>0.439995604215417</text:p>
          </table:table-cell>
          <table:table-cell office:value-type="float" office:value="6.79390871492056" calcext:value-type="float">
            <text:p>6.79390871492056</text:p>
          </table:table-cell>
          <table:table-cell office:value-type="float" office:value="11.0576236170825" calcext:value-type="float">
            <text:p>11.0576236170825</text:p>
          </table:table-cell>
          <table:table-cell office:value-type="float" office:value="8.21048248380359" calcext:value-type="float">
            <text:p>8.21048248380359</text:p>
          </table:table-cell>
          <table:table-cell office:value-type="float" office:value="8.94204567370775" calcext:value-type="float">
            <text:p>8.94204567370775</text:p>
          </table:table-cell>
          <table:table-cell office:value-type="float" office:value="0.215740361196164" calcext:value-type="float">
            <text:p>0.215740361196164</text:p>
          </table:table-cell>
          <table:table-cell office:value-type="float" office:value="0.239190713616765" calcext:value-type="float">
            <text:p>0.239190713616765</text:p>
          </table:table-cell>
          <table:table-cell office:value-type="float" office:value="0.225134292078835" calcext:value-type="float">
            <text:p>0.225134292078835</text:p>
          </table:table-cell>
          <table:table-cell office:value-type="float" office:value="0.224612383629729" calcext:value-type="float">
            <text:p>0.224612383629729</text:p>
          </table:table-cell>
          <table:table-cell office:value-type="float" office:value="0.0367754766953415" calcext:value-type="float">
            <text:p>0.036775476695342</text:p>
          </table:table-cell>
          <table:table-cell office:value-type="float" office:value="0.0358484568724528" calcext:value-type="float">
            <text:p>0.035848456872453</text:p>
          </table:table-cell>
          <table:table-cell office:value-type="float" office:value="0.0284235241782659" calcext:value-type="float">
            <text:p>0.028423524178266</text:p>
          </table:table-cell>
          <table:table-cell office:value-type="float" office:value="0.0475958838584307" calcext:value-type="float">
            <text:p>0.047595883858431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3853635346887" calcext:value-type="float">
            <text:p>0.373853635346887</text:p>
          </table:table-cell>
          <table:table-cell office:value-type="float" office:value="0.451606295277275" calcext:value-type="float">
            <text:p>0.451606295277275</text:p>
          </table:table-cell>
          <table:table-cell office:value-type="float" office:value="0.390807438108531" calcext:value-type="float">
            <text:p>0.390807438108531</text:p>
          </table:table-cell>
          <table:table-cell office:value-type="float" office:value="0.429285455389511" calcext:value-type="float">
            <text:p>0.429285455389511</text:p>
          </table:table-cell>
          <table:table-cell office:value-type="float" office:value="6.69300553149569" calcext:value-type="float">
            <text:p>6.69300553149569</text:p>
          </table:table-cell>
          <table:table-cell office:value-type="float" office:value="11.3250220253656" calcext:value-type="float">
            <text:p>11.3250220253656</text:p>
          </table:table-cell>
          <table:table-cell office:value-type="float" office:value="8.33469288770186" calcext:value-type="float">
            <text:p>8.33469288770186</text:p>
          </table:table-cell>
          <table:table-cell office:value-type="float" office:value="8.73521928562965" calcext:value-type="float">
            <text:p>8.73521928562965</text:p>
          </table:table-cell>
          <table:table-cell office:value-type="float" office:value="0.212732661100464" calcext:value-type="float">
            <text:p>0.212732661100464</text:p>
          </table:table-cell>
          <table:table-cell office:value-type="float" office:value="0.232807779563533" calcext:value-type="float">
            <text:p>0.232807779563533</text:p>
          </table:table-cell>
          <table:table-cell office:value-type="float" office:value="0.222352629314646" calcext:value-type="float">
            <text:p>0.222352629314646</text:p>
          </table:table-cell>
          <table:table-cell office:value-type="float" office:value="0.217862887894506" calcext:value-type="float">
            <text:p>0.217862887894506</text:p>
          </table:table-cell>
          <table:table-cell office:value-type="float" office:value="0.0396651747190007" calcext:value-type="float">
            <text:p>0.039665174719001</text:p>
          </table:table-cell>
          <table:table-cell office:value-type="float" office:value="0.0374387862590037" calcext:value-type="float">
            <text:p>0.037438786259004</text:p>
          </table:table-cell>
          <table:table-cell office:value-type="float" office:value="0.030786325548703" calcext:value-type="float">
            <text:p>0.030786325548703</text:p>
          </table:table-cell>
          <table:table-cell office:value-type="float" office:value="0.050183617849974" calcext:value-type="float">
            <text:p>0.050183617849974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0091727482382" calcext:value-type="float">
            <text:p>0.370091727482382</text:p>
          </table:table-cell>
          <table:table-cell office:value-type="float" office:value="0.451357325619419" calcext:value-type="float">
            <text:p>0.451357325619419</text:p>
          </table:table-cell>
          <table:table-cell office:value-type="float" office:value="0.390283327244796" calcext:value-type="float">
            <text:p>0.390283327244796</text:p>
          </table:table-cell>
          <table:table-cell office:value-type="float" office:value="0.424181794581578" calcext:value-type="float">
            <text:p>0.424181794581578</text:p>
          </table:table-cell>
          <table:table-cell office:value-type="float" office:value="6.49291908159363" calcext:value-type="float">
            <text:p>6.49291908159363</text:p>
          </table:table-cell>
          <table:table-cell office:value-type="float" office:value="10.959875070221" calcext:value-type="float">
            <text:p>10.959875070221</text:p>
          </table:table-cell>
          <table:table-cell office:value-type="float" office:value="8.34446595420529" calcext:value-type="float">
            <text:p>8.34446595420529</text:p>
          </table:table-cell>
          <table:table-cell office:value-type="float" office:value="8.35459468876646" calcext:value-type="float">
            <text:p>8.35459468876646</text:p>
          </table:table-cell>
          <table:table-cell office:value-type="float" office:value="0.211675231011012" calcext:value-type="float">
            <text:p>0.211675231011012</text:p>
          </table:table-cell>
          <table:table-cell office:value-type="float" office:value="0.239294244100012" calcext:value-type="float">
            <text:p>0.239294244100012</text:p>
          </table:table-cell>
          <table:table-cell office:value-type="float" office:value="0.224097474062676" calcext:value-type="float">
            <text:p>0.224097474062676</text:p>
          </table:table-cell>
          <table:table-cell office:value-type="float" office:value="0.219836781478655" calcext:value-type="float">
            <text:p>0.219836781478655</text:p>
          </table:table-cell>
          <table:table-cell office:value-type="float" office:value="0.0402415040554462" calcext:value-type="float">
            <text:p>0.040241504055446</text:p>
          </table:table-cell>
          <table:table-cell office:value-type="float" office:value="0.0332335396923936" calcext:value-type="float">
            <text:p>0.033233539692394</text:p>
          </table:table-cell>
          <table:table-cell office:value-type="float" office:value="0.0285902174157272" calcext:value-type="float">
            <text:p>0.028590217415727</text:p>
          </table:table-cell>
          <table:table-cell office:value-type="float" office:value="0.0499476530852645" calcext:value-type="float">
            <text:p>0.049947653085265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5841333706897" calcext:value-type="float">
            <text:p>0.375841333706897</text:p>
          </table:table-cell>
          <table:table-cell office:value-type="float" office:value="0.455308282212885" calcext:value-type="float">
            <text:p>0.455308282212885</text:p>
          </table:table-cell>
          <table:table-cell office:value-type="float" office:value="0.391822101120883" calcext:value-type="float">
            <text:p>0.391822101120883</text:p>
          </table:table-cell>
          <table:table-cell office:value-type="float" office:value="0.434252870452196" calcext:value-type="float">
            <text:p>0.434252870452196</text:p>
          </table:table-cell>
          <table:table-cell office:value-type="float" office:value="6.85816993952189" calcext:value-type="float">
            <text:p>6.85816993952189</text:p>
          </table:table-cell>
          <table:table-cell office:value-type="float" office:value="11.5318945955175" calcext:value-type="float">
            <text:p>11.5318945955175</text:p>
          </table:table-cell>
          <table:table-cell office:value-type="float" office:value="8.62080679538962" calcext:value-type="float">
            <text:p>8.62080679538962</text:p>
          </table:table-cell>
          <table:table-cell office:value-type="float" office:value="9.05033081730833" calcext:value-type="float">
            <text:p>9.05033081730833</text:p>
          </table:table-cell>
          <table:table-cell office:value-type="float" office:value="0.211786903182132" calcext:value-type="float">
            <text:p>0.211786903182132</text:p>
          </table:table-cell>
          <table:table-cell office:value-type="float" office:value="0.233228330616542" calcext:value-type="float">
            <text:p>0.233228330616542</text:p>
          </table:table-cell>
          <table:table-cell office:value-type="float" office:value="0.222014750754931" calcext:value-type="float">
            <text:p>0.222014750754931</text:p>
          </table:table-cell>
          <table:table-cell office:value-type="float" office:value="0.21716360267071" calcext:value-type="float">
            <text:p>0.21716360267071</text:p>
          </table:table-cell>
          <table:table-cell office:value-type="float" office:value="0.0390717715226934" calcext:value-type="float">
            <text:p>0.039071771522693</text:p>
          </table:table-cell>
          <table:table-cell office:value-type="float" office:value="0.0349642245987841" calcext:value-type="float">
            <text:p>0.034964224598784</text:p>
          </table:table-cell>
          <table:table-cell office:value-type="float" office:value="0.0280317678002255" calcext:value-type="float">
            <text:p>0.028031767800226</text:p>
          </table:table-cell>
          <table:table-cell office:value-type="float" office:value="0.0509935072360028" calcext:value-type="float">
            <text:p>0.050993507236003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2054054979529" calcext:value-type="float">
            <text:p>0.382054054979529</text:p>
          </table:table-cell>
          <table:table-cell office:value-type="float" office:value="0.46517475762258" calcext:value-type="float">
            <text:p>0.46517475762258</text:p>
          </table:table-cell>
          <table:table-cell office:value-type="float" office:value="0.39810828393364" calcext:value-type="float">
            <text:p>0.39810828393364</text:p>
          </table:table-cell>
          <table:table-cell office:value-type="float" office:value="0.443688829418022" calcext:value-type="float">
            <text:p>0.443688829418022</text:p>
          </table:table-cell>
          <table:table-cell office:value-type="float" office:value="6.9824738075447" calcext:value-type="float">
            <text:p>6.9824738075447</text:p>
          </table:table-cell>
          <table:table-cell office:value-type="float" office:value="12.0897611828329" calcext:value-type="float">
            <text:p>12.0897611828329</text:p>
          </table:table-cell>
          <table:table-cell office:value-type="float" office:value="8.61334745943124" calcext:value-type="float">
            <text:p>8.61334745943124</text:p>
          </table:table-cell>
          <table:table-cell office:value-type="float" office:value="9.51580432323199" calcext:value-type="float">
            <text:p>9.51580432323199</text:p>
          </table:table-cell>
          <table:table-cell office:value-type="float" office:value="0.220105695540415" calcext:value-type="float">
            <text:p>0.220105695540415</text:p>
          </table:table-cell>
          <table:table-cell office:value-type="float" office:value="0.250651691315903" calcext:value-type="float">
            <text:p>0.250651691315903</text:p>
          </table:table-cell>
          <table:table-cell office:value-type="float" office:value="0.230392605591708" calcext:value-type="float">
            <text:p>0.230392605591708</text:p>
          </table:table-cell>
          <table:table-cell office:value-type="float" office:value="0.2339810370048" calcext:value-type="float">
            <text:p>0.2339810370048</text:p>
          </table:table-cell>
          <table:table-cell office:value-type="float" office:value="0.0389772919850014" calcext:value-type="float">
            <text:p>0.038977291985001</text:p>
          </table:table-cell>
          <table:table-cell office:value-type="float" office:value="0.0354849095680294" calcext:value-type="float">
            <text:p>0.035484909568029</text:p>
          </table:table-cell>
          <table:table-cell office:value-type="float" office:value="0.0291160759862728" calcext:value-type="float">
            <text:p>0.029116075986273</text:p>
          </table:table-cell>
          <table:table-cell office:value-type="float" office:value="0.049750033706744" calcext:value-type="float">
            <text:p>0.049750033706744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0345163769803" calcext:value-type="float">
            <text:p>0.380345163769803</text:p>
          </table:table-cell>
          <table:table-cell office:value-type="float" office:value="0.462121189550652" calcext:value-type="float">
            <text:p>0.462121189550652</text:p>
          </table:table-cell>
          <table:table-cell office:value-type="float" office:value="0.395321451795449" calcext:value-type="float">
            <text:p>0.395321451795449</text:p>
          </table:table-cell>
          <table:table-cell office:value-type="float" office:value="0.439829046663981" calcext:value-type="float">
            <text:p>0.439829046663981</text:p>
          </table:table-cell>
          <table:table-cell office:value-type="float" office:value="6.77862166646752" calcext:value-type="float">
            <text:p>6.77862166646752</text:p>
          </table:table-cell>
          <table:table-cell office:value-type="float" office:value="11.7292894180465" calcext:value-type="float">
            <text:p>11.7292894180465</text:p>
          </table:table-cell>
          <table:table-cell office:value-type="float" office:value="8.39408141811749" calcext:value-type="float">
            <text:p>8.39408141811749</text:p>
          </table:table-cell>
          <table:table-cell office:value-type="float" office:value="8.88817676725074" calcext:value-type="float">
            <text:p>8.88817676725074</text:p>
          </table:table-cell>
          <table:table-cell office:value-type="float" office:value="0.218038615516605" calcext:value-type="float">
            <text:p>0.218038615516605</text:p>
          </table:table-cell>
          <table:table-cell office:value-type="float" office:value="0.237191873000546" calcext:value-type="float">
            <text:p>0.237191873000546</text:p>
          </table:table-cell>
          <table:table-cell office:value-type="float" office:value="0.228368521139933" calcext:value-type="float">
            <text:p>0.228368521139933</text:p>
          </table:table-cell>
          <table:table-cell office:value-type="float" office:value="0.221151392661237" calcext:value-type="float">
            <text:p>0.221151392661237</text:p>
          </table:table-cell>
          <table:table-cell office:value-type="float" office:value="0.0369769442471844" calcext:value-type="float">
            <text:p>0.036976944247184</text:p>
          </table:table-cell>
          <table:table-cell office:value-type="float" office:value="0.0350874505840545" calcext:value-type="float">
            <text:p>0.035087450584055</text:p>
          </table:table-cell>
          <table:table-cell office:value-type="float" office:value="0.0272178182202518" calcext:value-type="float">
            <text:p>0.027217818220252</text:p>
          </table:table-cell>
          <table:table-cell office:value-type="float" office:value="0.0491466613315902" calcext:value-type="float">
            <text:p>0.04914666133159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5682590906568" calcext:value-type="float">
            <text:p>0.375682590906568</text:p>
          </table:table-cell>
          <table:table-cell office:value-type="float" office:value="0.456581971322356" calcext:value-type="float">
            <text:p>0.456581971322356</text:p>
          </table:table-cell>
          <table:table-cell office:value-type="float" office:value="0.394672878437966" calcext:value-type="float">
            <text:p>0.394672878437966</text:p>
          </table:table-cell>
          <table:table-cell office:value-type="float" office:value="0.428881016965282" calcext:value-type="float">
            <text:p>0.428881016965282</text:p>
          </table:table-cell>
          <table:table-cell office:value-type="float" office:value="6.48120348063577" calcext:value-type="float">
            <text:p>6.48120348063577</text:p>
          </table:table-cell>
          <table:table-cell office:value-type="float" office:value="11.1663718282186" calcext:value-type="float">
            <text:p>11.1663718282186</text:p>
          </table:table-cell>
          <table:table-cell office:value-type="float" office:value="8.22510228709095" calcext:value-type="float">
            <text:p>8.22510228709095</text:p>
          </table:table-cell>
          <table:table-cell office:value-type="float" office:value="8.26274180943907" calcext:value-type="float">
            <text:p>8.26274180943907</text:p>
          </table:table-cell>
          <table:table-cell office:value-type="float" office:value="0.218201726646235" calcext:value-type="float">
            <text:p>0.218201726646235</text:p>
          </table:table-cell>
          <table:table-cell office:value-type="float" office:value="0.2401782921173" calcext:value-type="float">
            <text:p>0.2401782921173</text:p>
          </table:table-cell>
          <table:table-cell office:value-type="float" office:value="0.230524112773647" calcext:value-type="float">
            <text:p>0.230524112773647</text:p>
          </table:table-cell>
          <table:table-cell office:value-type="float" office:value="0.221213057025395" calcext:value-type="float">
            <text:p>0.221213057025395</text:p>
          </table:table-cell>
          <table:table-cell office:value-type="float" office:value="0.035070213688579" calcext:value-type="float">
            <text:p>0.035070213688579</text:p>
          </table:table-cell>
          <table:table-cell office:value-type="float" office:value="0.0333747926531376" calcext:value-type="float">
            <text:p>0.033374792653138</text:p>
          </table:table-cell>
          <table:table-cell office:value-type="float" office:value="0.0276110388524186" calcext:value-type="float">
            <text:p>0.027611038852419</text:p>
          </table:table-cell>
          <table:table-cell office:value-type="float" office:value="0.0439297039340222" calcext:value-type="float">
            <text:p>0.043929703934022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4628677709562" calcext:value-type="float">
            <text:p>0.374628677709562</text:p>
          </table:table-cell>
          <table:table-cell office:value-type="float" office:value="0.450255001566118" calcext:value-type="float">
            <text:p>0.450255001566118</text:p>
          </table:table-cell>
          <table:table-cell office:value-type="float" office:value="0.388546177038974" calcext:value-type="float">
            <text:p>0.388546177038974</text:p>
          </table:table-cell>
          <table:table-cell office:value-type="float" office:value="0.428058773854854" calcext:value-type="float">
            <text:p>0.428058773854854</text:p>
          </table:table-cell>
          <table:table-cell office:value-type="float" office:value="6.70912731742026" calcext:value-type="float">
            <text:p>6.70912731742026</text:p>
          </table:table-cell>
          <table:table-cell office:value-type="float" office:value="10.4976642983435" calcext:value-type="float">
            <text:p>10.4976642983435</text:p>
          </table:table-cell>
          <table:table-cell office:value-type="float" office:value="8.13620754088644" calcext:value-type="float">
            <text:p>8.13620754088644</text:p>
          </table:table-cell>
          <table:table-cell office:value-type="float" office:value="8.15780781131408" calcext:value-type="float">
            <text:p>8.15780781131408</text:p>
          </table:table-cell>
          <table:table-cell office:value-type="float" office:value="0.20807284098541" calcext:value-type="float">
            <text:p>0.20807284098541</text:p>
          </table:table-cell>
          <table:table-cell office:value-type="float" office:value="0.218443997970065" calcext:value-type="float">
            <text:p>0.218443997970065</text:p>
          </table:table-cell>
          <table:table-cell office:value-type="float" office:value="0.217895527413972" calcext:value-type="float">
            <text:p>0.217895527413972</text:p>
          </table:table-cell>
          <table:table-cell office:value-type="float" office:value="0.203451040492512" calcext:value-type="float">
            <text:p>0.203451040492512</text:p>
          </table:table-cell>
          <table:table-cell office:value-type="float" office:value="0.0386431230123803" calcext:value-type="float">
            <text:p>0.03864312301238</text:p>
          </table:table-cell>
          <table:table-cell office:value-type="float" office:value="0.0365093756781147" calcext:value-type="float">
            <text:p>0.036509375678115</text:p>
          </table:table-cell>
          <table:table-cell office:value-type="float" office:value="0.0278404386327414" calcext:value-type="float">
            <text:p>0.027840438632741</text:p>
          </table:table-cell>
          <table:table-cell office:value-type="float" office:value="0.0523608824480877" calcext:value-type="float">
            <text:p>0.052360882448088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7336794095884" calcext:value-type="float">
            <text:p>0.377336794095884</text:p>
          </table:table-cell>
          <table:table-cell office:value-type="float" office:value="0.459479472945627" calcext:value-type="float">
            <text:p>0.459479472945627</text:p>
          </table:table-cell>
          <table:table-cell office:value-type="float" office:value="0.393557055149047" calcext:value-type="float">
            <text:p>0.393557055149047</text:p>
          </table:table-cell>
          <table:table-cell office:value-type="float" office:value="0.435073855268942" calcext:value-type="float">
            <text:p>0.435073855268942</text:p>
          </table:table-cell>
          <table:table-cell office:value-type="float" office:value="6.70926512951242" calcext:value-type="float">
            <text:p>6.70926512951242</text:p>
          </table:table-cell>
          <table:table-cell office:value-type="float" office:value="11.1446370738876" calcext:value-type="float">
            <text:p>11.1446370738876</text:p>
          </table:table-cell>
          <table:table-cell office:value-type="float" office:value="8.55656600443396" calcext:value-type="float">
            <text:p>8.55656600443396</text:p>
          </table:table-cell>
          <table:table-cell office:value-type="float" office:value="8.6060739485627" calcext:value-type="float">
            <text:p>8.6060739485627</text:p>
          </table:table-cell>
          <table:table-cell office:value-type="float" office:value="0.214542659375081" calcext:value-type="float">
            <text:p>0.214542659375081</text:p>
          </table:table-cell>
          <table:table-cell office:value-type="float" office:value="0.229746679044301" calcext:value-type="float">
            <text:p>0.229746679044301</text:p>
          </table:table-cell>
          <table:table-cell office:value-type="float" office:value="0.224489170510061" calcext:value-type="float">
            <text:p>0.224489170510061</text:p>
          </table:table-cell>
          <table:table-cell office:value-type="float" office:value="0.214253261656493" calcext:value-type="float">
            <text:p>0.214253261656493</text:p>
          </table:table-cell>
          <table:table-cell office:value-type="float" office:value="0.0399859786792312" calcext:value-type="float">
            <text:p>0.039985978679231</text:p>
          </table:table-cell>
          <table:table-cell office:value-type="float" office:value="0.0378767391344196" calcext:value-type="float">
            <text:p>0.03787673913442</text:p>
          </table:table-cell>
          <table:table-cell office:value-type="float" office:value="0.0297321275916627" calcext:value-type="float">
            <text:p>0.029732127591663</text:p>
          </table:table-cell>
          <table:table-cell office:value-type="float" office:value="0.0529310326084586" calcext:value-type="float">
            <text:p>0.052931032608459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2867884039975" calcext:value-type="float">
            <text:p>0.372867884039975</text:p>
          </table:table-cell>
          <table:table-cell office:value-type="float" office:value="0.459437333360465" calcext:value-type="float">
            <text:p>0.459437333360465</text:p>
          </table:table-cell>
          <table:table-cell office:value-type="float" office:value="0.388938891279522" calcext:value-type="float">
            <text:p>0.388938891279522</text:p>
          </table:table-cell>
          <table:table-cell office:value-type="float" office:value="0.437265738338433" calcext:value-type="float">
            <text:p>0.437265738338433</text:p>
          </table:table-cell>
          <table:table-cell office:value-type="float" office:value="6.58652812936313" calcext:value-type="float">
            <text:p>6.58652812936313</text:p>
          </table:table-cell>
          <table:table-cell office:value-type="float" office:value="11.0167650956533" calcext:value-type="float">
            <text:p>11.0167650956533</text:p>
          </table:table-cell>
          <table:table-cell office:value-type="float" office:value="8.26970864140831" calcext:value-type="float">
            <text:p>8.26970864140831</text:p>
          </table:table-cell>
          <table:table-cell office:value-type="float" office:value="8.81825107519624" calcext:value-type="float">
            <text:p>8.81825107519624</text:p>
          </table:table-cell>
          <table:table-cell office:value-type="float" office:value="0.209499846161799" calcext:value-type="float">
            <text:p>0.209499846161799</text:p>
          </table:table-cell>
          <table:table-cell office:value-type="float" office:value="0.230524199297758" calcext:value-type="float">
            <text:p>0.230524199297758</text:p>
          </table:table-cell>
          <table:table-cell office:value-type="float" office:value="0.219541246932148" calcext:value-type="float">
            <text:p>0.219541246932148</text:p>
          </table:table-cell>
          <table:table-cell office:value-type="float" office:value="0.214293800475487" calcext:value-type="float">
            <text:p>0.214293800475487</text:p>
          </table:table-cell>
          <table:table-cell office:value-type="float" office:value="0.0375956766012879" calcext:value-type="float">
            <text:p>0.037595676601288</text:p>
          </table:table-cell>
          <table:table-cell office:value-type="float" office:value="0.0359787596951677" calcext:value-type="float">
            <text:p>0.035978759695168</text:p>
          </table:table-cell>
          <table:table-cell office:value-type="float" office:value="0.0280017528204333" calcext:value-type="float">
            <text:p>0.028001752820433</text:p>
          </table:table-cell>
          <table:table-cell office:value-type="float" office:value="0.0501719122689257" calcext:value-type="float">
            <text:p>0.050171912268926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2381535557279" calcext:value-type="float">
            <text:p>0.372381535557279</text:p>
          </table:table-cell>
          <table:table-cell office:value-type="float" office:value="0.464256661428474" calcext:value-type="float">
            <text:p>0.464256661428474</text:p>
          </table:table-cell>
          <table:table-cell office:value-type="float" office:value="0.39131179006406" calcext:value-type="float">
            <text:p>0.39131179006406</text:p>
          </table:table-cell>
          <table:table-cell office:value-type="float" office:value="0.437074480398658" calcext:value-type="float">
            <text:p>0.437074480398658</text:p>
          </table:table-cell>
          <table:table-cell office:value-type="float" office:value="6.58324696070236" calcext:value-type="float">
            <text:p>6.58324696070236</text:p>
          </table:table-cell>
          <table:table-cell office:value-type="float" office:value="10.6874834413765" calcext:value-type="float">
            <text:p>10.6874834413765</text:p>
          </table:table-cell>
          <table:table-cell office:value-type="float" office:value="8.35727584869182" calcext:value-type="float">
            <text:p>8.35727584869182</text:p>
          </table:table-cell>
          <table:table-cell office:value-type="float" office:value="8.78461112985309" calcext:value-type="float">
            <text:p>8.78461112985309</text:p>
          </table:table-cell>
          <table:table-cell office:value-type="float" office:value="0.209883854368219" calcext:value-type="float">
            <text:p>0.209883854368219</text:p>
          </table:table-cell>
          <table:table-cell office:value-type="float" office:value="0.236452749549878" calcext:value-type="float">
            <text:p>0.236452749549878</text:p>
          </table:table-cell>
          <table:table-cell office:value-type="float" office:value="0.221602481288226" calcext:value-type="float">
            <text:p>0.221602481288226</text:p>
          </table:table-cell>
          <table:table-cell office:value-type="float" office:value="0.217315822800877" calcext:value-type="float">
            <text:p>0.217315822800877</text:p>
          </table:table-cell>
          <table:table-cell office:value-type="float" office:value="0.0359911146007307" calcext:value-type="float">
            <text:p>0.035991114600731</text:p>
          </table:table-cell>
          <table:table-cell office:value-type="float" office:value="0.0361038291366526" calcext:value-type="float">
            <text:p>0.036103829136653</text:p>
          </table:table-cell>
          <table:table-cell office:value-type="float" office:value="0.0281182226667328" calcext:value-type="float">
            <text:p>0.028118222666733</text:p>
          </table:table-cell>
          <table:table-cell office:value-type="float" office:value="0.0474892910248831" calcext:value-type="float">
            <text:p>0.047489291024883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6643802205148" calcext:value-type="float">
            <text:p>0.366643802205148</text:p>
          </table:table-cell>
          <table:table-cell office:value-type="float" office:value="0.447480970745318" calcext:value-type="float">
            <text:p>0.447480970745318</text:p>
          </table:table-cell>
          <table:table-cell office:value-type="float" office:value="0.380753305164626" calcext:value-type="float">
            <text:p>0.380753305164626</text:p>
          </table:table-cell>
          <table:table-cell office:value-type="float" office:value="0.428328798429788" calcext:value-type="float">
            <text:p>0.428328798429788</text:p>
          </table:table-cell>
          <table:table-cell office:value-type="float" office:value="6.26257371363902" calcext:value-type="float">
            <text:p>6.26257371363902</text:p>
          </table:table-cell>
          <table:table-cell office:value-type="float" office:value="10.1020847627261" calcext:value-type="float">
            <text:p>10.1020847627261</text:p>
          </table:table-cell>
          <table:table-cell office:value-type="float" office:value="7.37734762332505" calcext:value-type="float">
            <text:p>7.37734762332505</text:p>
          </table:table-cell>
          <table:table-cell office:value-type="float" office:value="8.29179009108398" calcext:value-type="float">
            <text:p>8.29179009108398</text:p>
          </table:table-cell>
          <table:table-cell office:value-type="float" office:value="0.215789572445397" calcext:value-type="float">
            <text:p>0.215789572445397</text:p>
          </table:table-cell>
          <table:table-cell office:value-type="float" office:value="0.240590164530124" calcext:value-type="float">
            <text:p>0.240590164530124</text:p>
          </table:table-cell>
          <table:table-cell office:value-type="float" office:value="0.224763214227353" calcext:value-type="float">
            <text:p>0.224763214227353</text:p>
          </table:table-cell>
          <table:table-cell office:value-type="float" office:value="0.225758153877661" calcext:value-type="float">
            <text:p>0.225758153877661</text:p>
          </table:table-cell>
          <table:table-cell office:value-type="float" office:value="0.041204955954923" calcext:value-type="float">
            <text:p>0.041204955954923</text:p>
          </table:table-cell>
          <table:table-cell office:value-type="float" office:value="0.042282620397091" calcext:value-type="float">
            <text:p>0.042282620397091</text:p>
          </table:table-cell>
          <table:table-cell office:value-type="float" office:value="0.0329509313262756" calcext:value-type="float">
            <text:p>0.032950931326276</text:p>
          </table:table-cell>
          <table:table-cell office:value-type="float" office:value="0.0544346641745662" calcext:value-type="float">
            <text:p>0.054434664174566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4076884803719" calcext:value-type="float">
            <text:p>0.374076884803719</text:p>
          </table:table-cell>
          <table:table-cell office:value-type="float" office:value="0.460584923836645" calcext:value-type="float">
            <text:p>0.460584923836645</text:p>
          </table:table-cell>
          <table:table-cell office:value-type="float" office:value="0.389100216316639" calcext:value-type="float">
            <text:p>0.389100216316639</text:p>
          </table:table-cell>
          <table:table-cell office:value-type="float" office:value="0.439472037811539" calcext:value-type="float">
            <text:p>0.439472037811539</text:p>
          </table:table-cell>
          <table:table-cell office:value-type="float" office:value="6.53327088622459" calcext:value-type="float">
            <text:p>6.53327088622459</text:p>
          </table:table-cell>
          <table:table-cell office:value-type="float" office:value="10.4762617392669" calcext:value-type="float">
            <text:p>10.4762617392669</text:p>
          </table:table-cell>
          <table:table-cell office:value-type="float" office:value="7.62406167728479" calcext:value-type="float">
            <text:p>7.62406167728479</text:p>
          </table:table-cell>
          <table:table-cell office:value-type="float" office:value="8.26559738405762" calcext:value-type="float">
            <text:p>8.26559738405762</text:p>
          </table:table-cell>
          <table:table-cell office:value-type="float" office:value="0.228380989407339" calcext:value-type="float">
            <text:p>0.228380989407339</text:p>
          </table:table-cell>
          <table:table-cell office:value-type="float" office:value="0.2612066239644" calcext:value-type="float">
            <text:p>0.2612066239644</text:p>
          </table:table-cell>
          <table:table-cell office:value-type="float" office:value="0.237938719335825" calcext:value-type="float">
            <text:p>0.237938719335825</text:p>
          </table:table-cell>
          <table:table-cell office:value-type="float" office:value="0.24494541014959" calcext:value-type="float">
            <text:p>0.24494541014959</text:p>
          </table:table-cell>
          <table:table-cell office:value-type="float" office:value="0.0420335218199858" calcext:value-type="float">
            <text:p>0.042033521819986</text:p>
          </table:table-cell>
          <table:table-cell office:value-type="float" office:value="0.0435876660836585" calcext:value-type="float">
            <text:p>0.043587666083659</text:p>
          </table:table-cell>
          <table:table-cell office:value-type="float" office:value="0.0326726702346005" calcext:value-type="float">
            <text:p>0.032672670234601</text:p>
          </table:table-cell>
          <table:table-cell office:value-type="float" office:value="0.0573831078569246" calcext:value-type="float">
            <text:p>0.057383107856925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3181225644986" calcext:value-type="float">
            <text:p>0.373181225644986</text:p>
          </table:table-cell>
          <table:table-cell office:value-type="float" office:value="0.460610951233042" calcext:value-type="float">
            <text:p>0.460610951233042</text:p>
          </table:table-cell>
          <table:table-cell office:value-type="float" office:value="0.387209718564021" calcext:value-type="float">
            <text:p>0.387209718564021</text:p>
          </table:table-cell>
          <table:table-cell office:value-type="float" office:value="0.440574240392649" calcext:value-type="float">
            <text:p>0.440574240392649</text:p>
          </table:table-cell>
          <table:table-cell office:value-type="float" office:value="6.34498948604165" calcext:value-type="float">
            <text:p>6.34498948604165</text:p>
          </table:table-cell>
          <table:table-cell office:value-type="float" office:value="10.2928583983815" calcext:value-type="float">
            <text:p>10.2928583983815</text:p>
          </table:table-cell>
          <table:table-cell office:value-type="float" office:value="7.21476629462924" calcext:value-type="float">
            <text:p>7.21476629462924</text:p>
          </table:table-cell>
          <table:table-cell office:value-type="float" office:value="8.31795766193806" calcext:value-type="float">
            <text:p>8.31795766193806</text:p>
          </table:table-cell>
          <table:table-cell office:value-type="float" office:value="0.222208614603493" calcext:value-type="float">
            <text:p>0.222208614603493</text:p>
          </table:table-cell>
          <table:table-cell office:value-type="float" office:value="0.251088220948924" calcext:value-type="float">
            <text:p>0.251088220948924</text:p>
          </table:table-cell>
          <table:table-cell office:value-type="float" office:value="0.231509992955635" calcext:value-type="float">
            <text:p>0.231509992955635</text:p>
          </table:table-cell>
          <table:table-cell office:value-type="float" office:value="0.235400434164777" calcext:value-type="float">
            <text:p>0.235400434164777</text:p>
          </table:table-cell>
          <table:table-cell office:value-type="float" office:value="0.0391256442935656" calcext:value-type="float">
            <text:p>0.039125644293566</text:p>
          </table:table-cell>
          <table:table-cell office:value-type="float" office:value="0.0396194646715455" calcext:value-type="float">
            <text:p>0.039619464671546</text:p>
          </table:table-cell>
          <table:table-cell office:value-type="float" office:value="0.029903719721352" calcext:value-type="float">
            <text:p>0.029903719721352</text:p>
          </table:table-cell>
          <table:table-cell office:value-type="float" office:value="0.0533465596983825" calcext:value-type="float">
            <text:p>0.053346559698383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2467242549024" calcext:value-type="float">
            <text:p>0.372467242549024</text:p>
          </table:table-cell>
          <table:table-cell office:value-type="float" office:value="0.467315612284297" calcext:value-type="float">
            <text:p>0.467315612284297</text:p>
          </table:table-cell>
          <table:table-cell office:value-type="float" office:value="0.391468635999883" calcext:value-type="float">
            <text:p>0.391468635999883</text:p>
          </table:table-cell>
          <table:table-cell office:value-type="float" office:value="0.43970880458594" calcext:value-type="float">
            <text:p>0.43970880458594</text:p>
          </table:table-cell>
          <table:table-cell office:value-type="float" office:value="6.35943172786118" calcext:value-type="float">
            <text:p>6.35943172786118</text:p>
          </table:table-cell>
          <table:table-cell office:value-type="float" office:value="11.6488532188614" calcext:value-type="float">
            <text:p>11.6488532188614</text:p>
          </table:table-cell>
          <table:table-cell office:value-type="float" office:value="8.05141894336081" calcext:value-type="float">
            <text:p>8.05141894336081</text:p>
          </table:table-cell>
          <table:table-cell office:value-type="float" office:value="8.90638468237042" calcext:value-type="float">
            <text:p>8.90638468237042</text:p>
          </table:table-cell>
          <table:table-cell office:value-type="float" office:value="0.222258501465494" calcext:value-type="float">
            <text:p>0.222258501465494</text:p>
          </table:table-cell>
          <table:table-cell office:value-type="float" office:value="0.256004081208623" calcext:value-type="float">
            <text:p>0.256004081208623</text:p>
          </table:table-cell>
          <table:table-cell office:value-type="float" office:value="0.233849258675985" calcext:value-type="float">
            <text:p>0.233849258675985</text:p>
          </table:table-cell>
          <table:table-cell office:value-type="float" office:value="0.236432279109759" calcext:value-type="float">
            <text:p>0.236432279109759</text:p>
          </table:table-cell>
          <table:table-cell office:value-type="float" office:value="0.0429458729587406" calcext:value-type="float">
            <text:p>0.042945872958741</text:p>
          </table:table-cell>
          <table:table-cell office:value-type="float" office:value="0.0413392087420669" calcext:value-type="float">
            <text:p>0.041339208742067</text:p>
          </table:table-cell>
          <table:table-cell office:value-type="float" office:value="0.0314559275936271" calcext:value-type="float">
            <text:p>0.031455927593627</text:p>
          </table:table-cell>
          <table:table-cell office:value-type="float" office:value="0.0582971362639416" calcext:value-type="float">
            <text:p>0.058297136263942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636620763701" calcext:value-type="float">
            <text:p>0.37636620763701</text:p>
          </table:table-cell>
          <table:table-cell office:value-type="float" office:value="0.466085754931368" calcext:value-type="float">
            <text:p>0.466085754931368</text:p>
          </table:table-cell>
          <table:table-cell office:value-type="float" office:value="0.38901649753347" calcext:value-type="float">
            <text:p>0.38901649753347</text:p>
          </table:table-cell>
          <table:table-cell office:value-type="float" office:value="0.447056480270726" calcext:value-type="float">
            <text:p>0.447056480270726</text:p>
          </table:table-cell>
          <table:table-cell office:value-type="float" office:value="6.60299991821529" calcext:value-type="float">
            <text:p>6.60299991821529</text:p>
          </table:table-cell>
          <table:table-cell office:value-type="float" office:value="11.3492487686639" calcext:value-type="float">
            <text:p>11.3492487686639</text:p>
          </table:table-cell>
          <table:table-cell office:value-type="float" office:value="7.98912633755053" calcext:value-type="float">
            <text:p>7.98912633755053</text:p>
          </table:table-cell>
          <table:table-cell office:value-type="float" office:value="9.3770968546727" calcext:value-type="float">
            <text:p>9.3770968546727</text:p>
          </table:table-cell>
          <table:table-cell office:value-type="float" office:value="0.222695291663935" calcext:value-type="float">
            <text:p>0.222695291663935</text:p>
          </table:table-cell>
          <table:table-cell office:value-type="float" office:value="0.246295467955473" calcext:value-type="float">
            <text:p>0.246295467955473</text:p>
          </table:table-cell>
          <table:table-cell office:value-type="float" office:value="0.231554976900043" calcext:value-type="float">
            <text:p>0.231554976900043</text:p>
          </table:table-cell>
          <table:table-cell office:value-type="float" office:value="0.231483366542759" calcext:value-type="float">
            <text:p>0.231483366542759</text:p>
          </table:table-cell>
          <table:table-cell office:value-type="float" office:value="0.0380269202885178" calcext:value-type="float">
            <text:p>0.038026920288518</text:p>
          </table:table-cell>
          <table:table-cell office:value-type="float" office:value="0.0399222128565063" calcext:value-type="float">
            <text:p>0.039922212856506</text:p>
          </table:table-cell>
          <table:table-cell office:value-type="float" office:value="0.0287171016187187" calcext:value-type="float">
            <text:p>0.028717101618719</text:p>
          </table:table-cell>
          <table:table-cell office:value-type="float" office:value="0.05387553132538" calcext:value-type="float">
            <text:p>0.05387553132538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9112317381899" calcext:value-type="float">
            <text:p>0.379112317381899</text:p>
          </table:table-cell>
          <table:table-cell office:value-type="float" office:value="0.470144023664364" calcext:value-type="float">
            <text:p>0.470144023664364</text:p>
          </table:table-cell>
          <table:table-cell office:value-type="float" office:value="0.392375253142321" calcext:value-type="float">
            <text:p>0.392375253142321</text:p>
          </table:table-cell>
          <table:table-cell office:value-type="float" office:value="0.44984113297888" calcext:value-type="float">
            <text:p>0.44984113297888</text:p>
          </table:table-cell>
          <table:table-cell office:value-type="float" office:value="6.6071444704518" calcext:value-type="float">
            <text:p>6.6071444704518</text:p>
          </table:table-cell>
          <table:table-cell office:value-type="float" office:value="11.2622223111839" calcext:value-type="float">
            <text:p>11.2622223111839</text:p>
          </table:table-cell>
          <table:table-cell office:value-type="float" office:value="7.80534191287024" calcext:value-type="float">
            <text:p>7.80534191287024</text:p>
          </table:table-cell>
          <table:table-cell office:value-type="float" office:value="9.09758977780856" calcext:value-type="float">
            <text:p>9.09758977780856</text:p>
          </table:table-cell>
          <table:table-cell office:value-type="float" office:value="0.225547566836655" calcext:value-type="float">
            <text:p>0.225547566836655</text:p>
          </table:table-cell>
          <table:table-cell office:value-type="float" office:value="0.252478625708742" calcext:value-type="float">
            <text:p>0.252478625708742</text:p>
          </table:table-cell>
          <table:table-cell office:value-type="float" office:value="0.234984752488232" calcext:value-type="float">
            <text:p>0.234984752488232</text:p>
          </table:table-cell>
          <table:table-cell office:value-type="float" office:value="0.236420562482478" calcext:value-type="float">
            <text:p>0.236420562482478</text:p>
          </table:table-cell>
          <table:table-cell office:value-type="float" office:value="0.0401771486894735" calcext:value-type="float">
            <text:p>0.040177148689474</text:p>
          </table:table-cell>
          <table:table-cell office:value-type="float" office:value="0.0446437635300788" calcext:value-type="float">
            <text:p>0.044643763530079</text:p>
          </table:table-cell>
          <table:table-cell office:value-type="float" office:value="0.0311951106454369" calcext:value-type="float">
            <text:p>0.031195110645437</text:p>
          </table:table-cell>
          <table:table-cell office:value-type="float" office:value="0.0580119207754669" calcext:value-type="float">
            <text:p>0.058011920775467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5259371527903" calcext:value-type="float">
            <text:p>0.375259371527903</text:p>
          </table:table-cell>
          <table:table-cell office:value-type="float" office:value="0.459887405410638" calcext:value-type="float">
            <text:p>0.459887405410638</text:p>
          </table:table-cell>
          <table:table-cell office:value-type="float" office:value="0.387588285219714" calcext:value-type="float">
            <text:p>0.387588285219714</text:p>
          </table:table-cell>
          <table:table-cell office:value-type="float" office:value="0.44295562308914" calcext:value-type="float">
            <text:p>0.44295562308914</text:p>
          </table:table-cell>
          <table:table-cell office:value-type="float" office:value="6.49652258021097" calcext:value-type="float">
            <text:p>6.49652258021097</text:p>
          </table:table-cell>
          <table:table-cell office:value-type="float" office:value="11.3451556604654" calcext:value-type="float">
            <text:p>11.3451556604654</text:p>
          </table:table-cell>
          <table:table-cell office:value-type="float" office:value="8.06299742887704" calcext:value-type="float">
            <text:p>8.06299742887704</text:p>
          </table:table-cell>
          <table:table-cell office:value-type="float" office:value="9.20752563977633" calcext:value-type="float">
            <text:p>9.20752563977633</text:p>
          </table:table-cell>
          <table:table-cell office:value-type="float" office:value="0.216708681018303" calcext:value-type="float">
            <text:p>0.216708681018303</text:p>
          </table:table-cell>
          <table:table-cell office:value-type="float" office:value="0.23204776382924" calcext:value-type="float">
            <text:p>0.23204776382924</text:p>
          </table:table-cell>
          <table:table-cell office:value-type="float" office:value="0.224860810357158" calcext:value-type="float">
            <text:p>0.224860810357158</text:p>
          </table:table-cell>
          <table:table-cell office:value-type="float" office:value="0.21883009399596" calcext:value-type="float">
            <text:p>0.21883009399596</text:p>
          </table:table-cell>
          <table:table-cell office:value-type="float" office:value="0.0371471089046077" calcext:value-type="float">
            <text:p>0.037147108904608</text:p>
          </table:table-cell>
          <table:table-cell office:value-type="float" office:value="0.038509869449058" calcext:value-type="float">
            <text:p>0.038509869449058</text:p>
          </table:table-cell>
          <table:table-cell office:value-type="float" office:value="0.028313855622207" calcext:value-type="float">
            <text:p>0.028313855622207</text:p>
          </table:table-cell>
          <table:table-cell office:value-type="float" office:value="0.0518065677931967" calcext:value-type="float">
            <text:p>0.051806567793197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78091758176" calcext:value-type="float">
            <text:p>0.3678091758176</text:p>
          </table:table-cell>
          <table:table-cell office:value-type="float" office:value="0.457816961643666" calcext:value-type="float">
            <text:p>0.457816961643666</text:p>
          </table:table-cell>
          <table:table-cell office:value-type="float" office:value="0.383481062924255" calcext:value-type="float">
            <text:p>0.383481062924255</text:p>
          </table:table-cell>
          <table:table-cell office:value-type="float" office:value="0.435592727637646" calcext:value-type="float">
            <text:p>0.435592727637646</text:p>
          </table:table-cell>
          <table:table-cell office:value-type="float" office:value="6.3053367985815" calcext:value-type="float">
            <text:p>6.3053367985815</text:p>
          </table:table-cell>
          <table:table-cell office:value-type="float" office:value="10.6575676682932" calcext:value-type="float">
            <text:p>10.6575676682932</text:p>
          </table:table-cell>
          <table:table-cell office:value-type="float" office:value="8.01772051379706" calcext:value-type="float">
            <text:p>8.01772051379706</text:p>
          </table:table-cell>
          <table:table-cell office:value-type="float" office:value="8.73634354180807" calcext:value-type="float">
            <text:p>8.73634354180807</text:p>
          </table:table-cell>
          <table:table-cell office:value-type="float" office:value="0.209578058894257" calcext:value-type="float">
            <text:p>0.209578058894257</text:p>
          </table:table-cell>
          <table:table-cell office:value-type="float" office:value="0.226300919411816" calcext:value-type="float">
            <text:p>0.226300919411816</text:p>
          </table:table-cell>
          <table:table-cell office:value-type="float" office:value="0.219439164668734" calcext:value-type="float">
            <text:p>0.219439164668734</text:p>
          </table:table-cell>
          <table:table-cell office:value-type="float" office:value="0.210410360598652" calcext:value-type="float">
            <text:p>0.210410360598652</text:p>
          </table:table-cell>
          <table:table-cell office:value-type="float" office:value="0.0353505942050917" calcext:value-type="float">
            <text:p>0.035350594205092</text:p>
          </table:table-cell>
          <table:table-cell office:value-type="float" office:value="0.0387090133723151" calcext:value-type="float">
            <text:p>0.038709013372315</text:p>
          </table:table-cell>
          <table:table-cell office:value-type="float" office:value="0.029657416296962" calcext:value-type="float">
            <text:p>0.029657416296962</text:p>
          </table:table-cell>
          <table:table-cell office:value-type="float" office:value="0.0469710350357011" calcext:value-type="float">
            <text:p>0.046971035035701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330304795879" calcext:value-type="float">
            <text:p>0.37330304795879</text:p>
          </table:table-cell>
          <table:table-cell office:value-type="float" office:value="0.4613017401799" calcext:value-type="float">
            <text:p>0.4613017401799</text:p>
          </table:table-cell>
          <table:table-cell office:value-type="float" office:value="0.386702770145987" calcext:value-type="float">
            <text:p>0.386702770145987</text:p>
          </table:table-cell>
          <table:table-cell office:value-type="float" office:value="0.443295854902045" calcext:value-type="float">
            <text:p>0.443295854902045</text:p>
          </table:table-cell>
          <table:table-cell office:value-type="float" office:value="6.69392730406428" calcext:value-type="float">
            <text:p>6.69392730406428</text:p>
          </table:table-cell>
          <table:table-cell office:value-type="float" office:value="11.4143312828671" calcext:value-type="float">
            <text:p>11.4143312828671</text:p>
          </table:table-cell>
          <table:table-cell office:value-type="float" office:value="8.05831136210806" calcext:value-type="float">
            <text:p>8.05831136210806</text:p>
          </table:table-cell>
          <table:table-cell office:value-type="float" office:value="9.60549710761647" calcext:value-type="float">
            <text:p>9.60549710761647</text:p>
          </table:table-cell>
          <table:table-cell office:value-type="float" office:value="0.215954313276707" calcext:value-type="float">
            <text:p>0.215954313276707</text:p>
          </table:table-cell>
          <table:table-cell office:value-type="float" office:value="0.23309390046529" calcext:value-type="float">
            <text:p>0.23309390046529</text:p>
          </table:table-cell>
          <table:table-cell office:value-type="float" office:value="0.223734569919861" calcext:value-type="float">
            <text:p>0.223734569919861</text:p>
          </table:table-cell>
          <table:table-cell office:value-type="float" office:value="0.220389501153798" calcext:value-type="float">
            <text:p>0.220389501153798</text:p>
          </table:table-cell>
          <table:table-cell office:value-type="float" office:value="0.0381009824615274" calcext:value-type="float">
            <text:p>0.038100982461527</text:p>
          </table:table-cell>
          <table:table-cell office:value-type="float" office:value="0.0438310448857659" calcext:value-type="float">
            <text:p>0.043831044885766</text:p>
          </table:table-cell>
          <table:table-cell office:value-type="float" office:value="0.0305054541915556" calcext:value-type="float">
            <text:p>0.030505454191556</text:p>
          </table:table-cell>
          <table:table-cell office:value-type="float" office:value="0.0550067991848431" calcext:value-type="float">
            <text:p>0.055006799184843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6163887499394" calcext:value-type="float">
            <text:p>0.376163887499394</text:p>
          </table:table-cell>
          <table:table-cell office:value-type="float" office:value="0.463300813098401" calcext:value-type="float">
            <text:p>0.463300813098401</text:p>
          </table:table-cell>
          <table:table-cell office:value-type="float" office:value="0.386571549832582" calcext:value-type="float">
            <text:p>0.386571549832582</text:p>
          </table:table-cell>
          <table:table-cell office:value-type="float" office:value="0.449021271641775" calcext:value-type="float">
            <text:p>0.449021271641775</text:p>
          </table:table-cell>
          <table:table-cell office:value-type="float" office:value="6.78748386925128" calcext:value-type="float">
            <text:p>6.78748386925128</text:p>
          </table:table-cell>
          <table:table-cell office:value-type="float" office:value="11.2640208501411" calcext:value-type="float">
            <text:p>11.2640208501411</text:p>
          </table:table-cell>
          <table:table-cell office:value-type="float" office:value="8.12017578809532" calcext:value-type="float">
            <text:p>8.12017578809532</text:p>
          </table:table-cell>
          <table:table-cell office:value-type="float" office:value="9.73239450044087" calcext:value-type="float">
            <text:p>9.73239450044087</text:p>
          </table:table-cell>
          <table:table-cell office:value-type="float" office:value="0.21817357793703" calcext:value-type="float">
            <text:p>0.21817357793703</text:p>
          </table:table-cell>
          <table:table-cell office:value-type="float" office:value="0.236074073926712" calcext:value-type="float">
            <text:p>0.236074073926712</text:p>
          </table:table-cell>
          <table:table-cell office:value-type="float" office:value="0.225982430939116" calcext:value-type="float">
            <text:p>0.225982430939116</text:p>
          </table:table-cell>
          <table:table-cell office:value-type="float" office:value="0.223203593247392" calcext:value-type="float">
            <text:p>0.223203593247392</text:p>
          </table:table-cell>
          <table:table-cell office:value-type="float" office:value="0.0330708395270228" calcext:value-type="float">
            <text:p>0.033070839527023</text:p>
          </table:table-cell>
          <table:table-cell office:value-type="float" office:value="0.0401136072646036" calcext:value-type="float">
            <text:p>0.040113607264604</text:p>
          </table:table-cell>
          <table:table-cell office:value-type="float" office:value="0.0276722513401757" calcext:value-type="float">
            <text:p>0.027672251340176</text:p>
          </table:table-cell>
          <table:table-cell office:value-type="float" office:value="0.0479492172076846" calcext:value-type="float">
            <text:p>0.047949217207685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7765566643505" calcext:value-type="float">
            <text:p>0.377765566643505</text:p>
          </table:table-cell>
          <table:table-cell office:value-type="float" office:value="0.459313183637946" calcext:value-type="float">
            <text:p>0.459313183637946</text:p>
          </table:table-cell>
          <table:table-cell office:value-type="float" office:value="0.387996578208861" calcext:value-type="float">
            <text:p>0.387996578208861</text:p>
          </table:table-cell>
          <table:table-cell office:value-type="float" office:value="0.444874708999926" calcext:value-type="float">
            <text:p>0.444874708999926</text:p>
          </table:table-cell>
          <table:table-cell office:value-type="float" office:value="6.70352329400873" calcext:value-type="float">
            <text:p>6.70352329400873</text:p>
          </table:table-cell>
          <table:table-cell office:value-type="float" office:value="11.0309094911099" calcext:value-type="float">
            <text:p>11.0309094911099</text:p>
          </table:table-cell>
          <table:table-cell office:value-type="float" office:value="7.70599908753156" calcext:value-type="float">
            <text:p>7.70599908753156</text:p>
          </table:table-cell>
          <table:table-cell office:value-type="float" office:value="9.61099281034118" calcext:value-type="float">
            <text:p>9.61099281034118</text:p>
          </table:table-cell>
          <table:table-cell office:value-type="float" office:value="0.230747247436813" calcext:value-type="float">
            <text:p>0.230747247436813</text:p>
          </table:table-cell>
          <table:table-cell office:value-type="float" office:value="0.253504050701608" calcext:value-type="float">
            <text:p>0.253504050701608</text:p>
          </table:table-cell>
          <table:table-cell office:value-type="float" office:value="0.238594987937369" calcext:value-type="float">
            <text:p>0.238594987937369</text:p>
          </table:table-cell>
          <table:table-cell office:value-type="float" office:value="0.240287086089014" calcext:value-type="float">
            <text:p>0.240287086089014</text:p>
          </table:table-cell>
          <table:table-cell office:value-type="float" office:value="0.0348243530171261" calcext:value-type="float">
            <text:p>0.034824353017126</text:p>
          </table:table-cell>
          <table:table-cell office:value-type="float" office:value="0.0389306561882212" calcext:value-type="float">
            <text:p>0.038930656188221</text:p>
          </table:table-cell>
          <table:table-cell office:value-type="float" office:value="0.0296079861619207" calcext:value-type="float">
            <text:p>0.029607986161921</text:p>
          </table:table-cell>
          <table:table-cell office:value-type="float" office:value="0.0467104041665067" calcext:value-type="float">
            <text:p>0.046710404166507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6863577318189" calcext:value-type="float">
            <text:p>0.376863577318189</text:p>
          </table:table-cell>
          <table:table-cell office:value-type="float" office:value="0.457616280769807" calcext:value-type="float">
            <text:p>0.457616280769807</text:p>
          </table:table-cell>
          <table:table-cell office:value-type="float" office:value="0.389684766353934" calcext:value-type="float">
            <text:p>0.389684766353934</text:p>
          </table:table-cell>
          <table:table-cell office:value-type="float" office:value="0.441139146340213" calcext:value-type="float">
            <text:p>0.441139146340213</text:p>
          </table:table-cell>
          <table:table-cell office:value-type="float" office:value="6.65402877306134" calcext:value-type="float">
            <text:p>6.65402877306134</text:p>
          </table:table-cell>
          <table:table-cell office:value-type="float" office:value="10.3621646688619" calcext:value-type="float">
            <text:p>10.3621646688619</text:p>
          </table:table-cell>
          <table:table-cell office:value-type="float" office:value="7.82670615728696" calcext:value-type="float">
            <text:p>7.82670615728696</text:p>
          </table:table-cell>
          <table:table-cell office:value-type="float" office:value="9.26721585585494" calcext:value-type="float">
            <text:p>9.26721585585494</text:p>
          </table:table-cell>
          <table:table-cell office:value-type="float" office:value="0.230731318602519" calcext:value-type="float">
            <text:p>0.230731318602519</text:p>
          </table:table-cell>
          <table:table-cell office:value-type="float" office:value="0.25457364126761" calcext:value-type="float">
            <text:p>0.25457364126761</text:p>
          </table:table-cell>
          <table:table-cell office:value-type="float" office:value="0.240719495964942" calcext:value-type="float">
            <text:p>0.240719495964942</text:p>
          </table:table-cell>
          <table:table-cell office:value-type="float" office:value="0.237897200832073" calcext:value-type="float">
            <text:p>0.237897200832073</text:p>
          </table:table-cell>
          <table:table-cell office:value-type="float" office:value="0.0359589217056097" calcext:value-type="float">
            <text:p>0.03595892170561</text:p>
          </table:table-cell>
          <table:table-cell office:value-type="float" office:value="0.0369668520849566" calcext:value-type="float">
            <text:p>0.036966852084957</text:p>
          </table:table-cell>
          <table:table-cell office:value-type="float" office:value="0.029777937865006" calcext:value-type="float">
            <text:p>0.029777937865006</text:p>
          </table:table-cell>
          <table:table-cell office:value-type="float" office:value="0.0462449071972146" calcext:value-type="float">
            <text:p>0.046244907197215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6449718912056" calcext:value-type="float">
            <text:p>0.376449718912056</text:p>
          </table:table-cell>
          <table:table-cell office:value-type="float" office:value="0.45622677174895" calcext:value-type="float">
            <text:p>0.45622677174895</text:p>
          </table:table-cell>
          <table:table-cell office:value-type="float" office:value="0.386909216298651" calcext:value-type="float">
            <text:p>0.386909216298651</text:p>
          </table:table-cell>
          <table:table-cell office:value-type="float" office:value="0.442173278377342" calcext:value-type="float">
            <text:p>0.442173278377342</text:p>
          </table:table-cell>
          <table:table-cell office:value-type="float" office:value="7.09542326655202" calcext:value-type="float">
            <text:p>7.09542326655202</text:p>
          </table:table-cell>
          <table:table-cell office:value-type="float" office:value="10.4481068272245" calcext:value-type="float">
            <text:p>10.4481068272245</text:p>
          </table:table-cell>
          <table:table-cell office:value-type="float" office:value="8.00744743723139" calcext:value-type="float">
            <text:p>8.00744743723139</text:p>
          </table:table-cell>
          <table:table-cell office:value-type="float" office:value="9.6310907110962" calcext:value-type="float">
            <text:p>9.6310907110962</text:p>
          </table:table-cell>
          <table:table-cell office:value-type="float" office:value="0.232972178197374" calcext:value-type="float">
            <text:p>0.232972178197374</text:p>
          </table:table-cell>
          <table:table-cell office:value-type="float" office:value="0.252151307465903" calcext:value-type="float">
            <text:p>0.252151307465903</text:p>
          </table:table-cell>
          <table:table-cell office:value-type="float" office:value="0.240658837969576" calcext:value-type="float">
            <text:p>0.240658837969576</text:p>
          </table:table-cell>
          <table:table-cell office:value-type="float" office:value="0.239217013537377" calcext:value-type="float">
            <text:p>0.239217013537377</text:p>
          </table:table-cell>
          <table:table-cell office:value-type="float" office:value="0.0367230910007168" calcext:value-type="float">
            <text:p>0.036723091000717</text:p>
          </table:table-cell>
          <table:table-cell office:value-type="float" office:value="0.0388233392521164" calcext:value-type="float">
            <text:p>0.038823339252116</text:p>
          </table:table-cell>
          <table:table-cell office:value-type="float" office:value="0.0317514250009051" calcext:value-type="float">
            <text:p>0.031751425000905</text:p>
          </table:table-cell>
          <table:table-cell office:value-type="float" office:value="0.0464421715103396" calcext:value-type="float">
            <text:p>0.04644217151034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289308247297" calcext:value-type="float">
            <text:p>0.37289308247297</text:p>
          </table:table-cell>
          <table:table-cell office:value-type="float" office:value="0.45153021915758" calcext:value-type="float">
            <text:p>0.45153021915758</text:p>
          </table:table-cell>
          <table:table-cell office:value-type="float" office:value="0.382365230623149" calcext:value-type="float">
            <text:p>0.382365230623149</text:p>
          </table:table-cell>
          <table:table-cell office:value-type="float" office:value="0.439713599545356" calcext:value-type="float">
            <text:p>0.439713599545356</text:p>
          </table:table-cell>
          <table:table-cell office:value-type="float" office:value="6.69868063306327" calcext:value-type="float">
            <text:p>6.69868063306327</text:p>
          </table:table-cell>
          <table:table-cell office:value-type="float" office:value="10.3632846634283" calcext:value-type="float">
            <text:p>10.3632846634283</text:p>
          </table:table-cell>
          <table:table-cell office:value-type="float" office:value="7.31936303034031" calcext:value-type="float">
            <text:p>7.31936303034031</text:p>
          </table:table-cell>
          <table:table-cell office:value-type="float" office:value="9.35292767081017" calcext:value-type="float">
            <text:p>9.35292767081017</text:p>
          </table:table-cell>
          <table:table-cell office:value-type="float" office:value="0.233490140036423" calcext:value-type="float">
            <text:p>0.233490140036423</text:p>
          </table:table-cell>
          <table:table-cell office:value-type="float" office:value="0.255926829567059" calcext:value-type="float">
            <text:p>0.255926829567059</text:p>
          </table:table-cell>
          <table:table-cell office:value-type="float" office:value="0.240868198352165" calcext:value-type="float">
            <text:p>0.240868198352165</text:p>
          </table:table-cell>
          <table:table-cell office:value-type="float" office:value="0.243452273545717" calcext:value-type="float">
            <text:p>0.243452273545717</text:p>
          </table:table-cell>
          <table:table-cell office:value-type="float" office:value="0.033284286520823" calcext:value-type="float">
            <text:p>0.033284286520823</text:p>
          </table:table-cell>
          <table:table-cell office:value-type="float" office:value="0.0332728557737866" calcext:value-type="float">
            <text:p>0.033272855773787</text:p>
          </table:table-cell>
          <table:table-cell office:value-type="float" office:value="0.0269779833843867" calcext:value-type="float">
            <text:p>0.026977983384387</text:p>
          </table:table-cell>
          <table:table-cell office:value-type="float" office:value="0.0430004856527767" calcext:value-type="float">
            <text:p>0.043000485652777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8716911707423" calcext:value-type="float">
            <text:p>0.378716911707423</text:p>
          </table:table-cell>
          <table:table-cell office:value-type="float" office:value="0.45820025411859" calcext:value-type="float">
            <text:p>0.45820025411859</text:p>
          </table:table-cell>
          <table:table-cell office:value-type="float" office:value="0.388406354899221" calcext:value-type="float">
            <text:p>0.388406354899221</text:p>
          </table:table-cell>
          <table:table-cell office:value-type="float" office:value="0.444414372456322" calcext:value-type="float">
            <text:p>0.444414372456322</text:p>
          </table:table-cell>
          <table:table-cell office:value-type="float" office:value="6.86252677619134" calcext:value-type="float">
            <text:p>6.86252677619134</text:p>
          </table:table-cell>
          <table:table-cell office:value-type="float" office:value="10.3189189151629" calcext:value-type="float">
            <text:p>10.3189189151629</text:p>
          </table:table-cell>
          <table:table-cell office:value-type="float" office:value="7.54478792124273" calcext:value-type="float">
            <text:p>7.54478792124273</text:p>
          </table:table-cell>
          <table:table-cell office:value-type="float" office:value="9.20318237318627" calcext:value-type="float">
            <text:p>9.20318237318627</text:p>
          </table:table-cell>
          <table:table-cell office:value-type="float" office:value="0.241178506887261" calcext:value-type="float">
            <text:p>0.241178506887261</text:p>
          </table:table-cell>
          <table:table-cell office:value-type="float" office:value="0.262923376573238" calcext:value-type="float">
            <text:p>0.262923376573238</text:p>
          </table:table-cell>
          <table:table-cell office:value-type="float" office:value="0.248574452614851" calcext:value-type="float">
            <text:p>0.248574452614851</text:p>
          </table:table-cell>
          <table:table-cell office:value-type="float" office:value="0.250505825072796" calcext:value-type="float">
            <text:p>0.250505825072796</text:p>
          </table:table-cell>
          <table:table-cell office:value-type="float" office:value="0.0371087884037145" calcext:value-type="float">
            <text:p>0.037108788403715</text:p>
          </table:table-cell>
          <table:table-cell office:value-type="float" office:value="0.0414311347205386" calcext:value-type="float">
            <text:p>0.041431134720539</text:p>
          </table:table-cell>
          <table:table-cell office:value-type="float" office:value="0.0298185364935989" calcext:value-type="float">
            <text:p>0.029818536493599</text:p>
          </table:table-cell>
          <table:table-cell office:value-type="float" office:value="0.0524426795055533" calcext:value-type="float">
            <text:p>0.052442679505553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1555775723621" calcext:value-type="float">
            <text:p>0.371555775723621</text:p>
          </table:table-cell>
          <table:table-cell office:value-type="float" office:value="0.455735991219526" calcext:value-type="float">
            <text:p>0.455735991219526</text:p>
          </table:table-cell>
          <table:table-cell office:value-type="float" office:value="0.3843346839288" calcext:value-type="float">
            <text:p>0.3843346839288</text:p>
          </table:table-cell>
          <table:table-cell office:value-type="float" office:value="0.436941753772824" calcext:value-type="float">
            <text:p>0.436941753772824</text:p>
          </table:table-cell>
          <table:table-cell office:value-type="float" office:value="6.73468986919235" calcext:value-type="float">
            <text:p>6.73468986919235</text:p>
          </table:table-cell>
          <table:table-cell office:value-type="float" office:value="10.4152372048449" calcext:value-type="float">
            <text:p>10.4152372048449</text:p>
          </table:table-cell>
          <table:table-cell office:value-type="float" office:value="7.34813772709595" calcext:value-type="float">
            <text:p>7.34813772709595</text:p>
          </table:table-cell>
          <table:table-cell office:value-type="float" office:value="8.60287642701382" calcext:value-type="float">
            <text:p>8.60287642701382</text:p>
          </table:table-cell>
          <table:table-cell office:value-type="float" office:value="0.234817503237661" calcext:value-type="float">
            <text:p>0.234817503237661</text:p>
          </table:table-cell>
          <table:table-cell office:value-type="float" office:value="0.264742971793921" calcext:value-type="float">
            <text:p>0.264742971793921</text:p>
          </table:table-cell>
          <table:table-cell office:value-type="float" office:value="0.243719733016864" calcext:value-type="float">
            <text:p>0.243719733016864</text:p>
          </table:table-cell>
          <table:table-cell office:value-type="float" office:value="0.249533298044809" calcext:value-type="float">
            <text:p>0.249533298044809</text:p>
          </table:table-cell>
          <table:table-cell office:value-type="float" office:value="0.0349594635103043" calcext:value-type="float">
            <text:p>0.034959463510304</text:p>
          </table:table-cell>
          <table:table-cell office:value-type="float" office:value="0.040440817750975" calcext:value-type="float">
            <text:p>0.040440817750975</text:p>
          </table:table-cell>
          <table:table-cell office:value-type="float" office:value="0.0297705303114595" calcext:value-type="float">
            <text:p>0.02977053031146</text:p>
          </table:table-cell>
          <table:table-cell office:value-type="float" office:value="0.047987153054004" calcext:value-type="float">
            <text:p>0.047987153054004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0263431122384" calcext:value-type="float">
            <text:p>0.370263431122384</text:p>
          </table:table-cell>
          <table:table-cell office:value-type="float" office:value="0.450788044507534" calcext:value-type="float">
            <text:p>0.450788044507534</text:p>
          </table:table-cell>
          <table:table-cell office:value-type="float" office:value="0.380622743157284" calcext:value-type="float">
            <text:p>0.380622743157284</text:p>
          </table:table-cell>
          <table:table-cell office:value-type="float" office:value="0.435670312377281" calcext:value-type="float">
            <text:p>0.435670312377281</text:p>
          </table:table-cell>
          <table:table-cell office:value-type="float" office:value="6.7985476413077" calcext:value-type="float">
            <text:p>6.7985476413077</text:p>
          </table:table-cell>
          <table:table-cell office:value-type="float" office:value="10.6733526060306" calcext:value-type="float">
            <text:p>10.6733526060306</text:p>
          </table:table-cell>
          <table:table-cell office:value-type="float" office:value="7.29951408913788" calcext:value-type="float">
            <text:p>7.29951408913788</text:p>
          </table:table-cell>
          <table:table-cell office:value-type="float" office:value="9.70920767343538" calcext:value-type="float">
            <text:p>9.70920767343538</text:p>
          </table:table-cell>
          <table:table-cell office:value-type="float" office:value="0.231753036697173" calcext:value-type="float">
            <text:p>0.231753036697173</text:p>
          </table:table-cell>
          <table:table-cell office:value-type="float" office:value="0.251047908479754" calcext:value-type="float">
            <text:p>0.251047908479754</text:p>
          </table:table-cell>
          <table:table-cell office:value-type="float" office:value="0.238509116653879" calcext:value-type="float">
            <text:p>0.238509116653879</text:p>
          </table:table-cell>
          <table:table-cell office:value-type="float" office:value="0.239719968927445" calcext:value-type="float">
            <text:p>0.239719968927445</text:p>
          </table:table-cell>
          <table:table-cell office:value-type="float" office:value="0.038025228311571" calcext:value-type="float">
            <text:p>0.038025228311571</text:p>
          </table:table-cell>
          <table:table-cell office:value-type="float" office:value="0.0442599621561223" calcext:value-type="float">
            <text:p>0.044259962156122</text:p>
          </table:table-cell>
          <table:table-cell office:value-type="float" office:value="0.0332615005359072" calcext:value-type="float">
            <text:p>0.033261500535907</text:p>
          </table:table-cell>
          <table:table-cell office:value-type="float" office:value="0.0513393653102938" calcext:value-type="float">
            <text:p>0.051339365310294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3150877094632" calcext:value-type="float">
            <text:p>0.373150877094632</text:p>
          </table:table-cell>
          <table:table-cell office:value-type="float" office:value="0.451192722391759" calcext:value-type="float">
            <text:p>0.451192722391759</text:p>
          </table:table-cell>
          <table:table-cell office:value-type="float" office:value="0.381403307547844" calcext:value-type="float">
            <text:p>0.381403307547844</text:p>
          </table:table-cell>
          <table:table-cell office:value-type="float" office:value="0.439082151572696" calcext:value-type="float">
            <text:p>0.439082151572696</text:p>
          </table:table-cell>
          <table:table-cell office:value-type="float" office:value="6.468302535717" calcext:value-type="float">
            <text:p>6.468302535717</text:p>
          </table:table-cell>
          <table:table-cell office:value-type="float" office:value="9.70393114579539" calcext:value-type="float">
            <text:p>9.70393114579539</text:p>
          </table:table-cell>
          <table:table-cell office:value-type="float" office:value="7.00818830441088" calcext:value-type="float">
            <text:p>7.00818830441088</text:p>
          </table:table-cell>
          <table:table-cell office:value-type="float" office:value="9.18031697284554" calcext:value-type="float">
            <text:p>9.18031697284554</text:p>
          </table:table-cell>
          <table:table-cell office:value-type="float" office:value="0.228712564449414" calcext:value-type="float">
            <text:p>0.228712564449414</text:p>
          </table:table-cell>
          <table:table-cell office:value-type="float" office:value="0.24102375623711" calcext:value-type="float">
            <text:p>0.24102375623711</text:p>
          </table:table-cell>
          <table:table-cell office:value-type="float" office:value="0.234551885105638" calcext:value-type="float">
            <text:p>0.234551885105638</text:p>
          </table:table-cell>
          <table:table-cell office:value-type="float" office:value="0.231486561561189" calcext:value-type="float">
            <text:p>0.231486561561189</text:p>
          </table:table-cell>
          <table:table-cell office:value-type="float" office:value="0.0376593638245599" calcext:value-type="float">
            <text:p>0.03765936382456</text:p>
          </table:table-cell>
          <table:table-cell office:value-type="float" office:value="0.0421742736838193" calcext:value-type="float">
            <text:p>0.042174273683819</text:p>
          </table:table-cell>
          <table:table-cell office:value-type="float" office:value="0.0321737081085799" calcext:value-type="float">
            <text:p>0.03217370810858</text:p>
          </table:table-cell>
          <table:table-cell office:value-type="float" office:value="0.0504951810309885" calcext:value-type="float">
            <text:p>0.050495181030989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3616401998212" calcext:value-type="float">
            <text:p>0.373616401998212</text:p>
          </table:table-cell>
          <table:table-cell office:value-type="float" office:value="0.455175198011009" calcext:value-type="float">
            <text:p>0.455175198011009</text:p>
          </table:table-cell>
          <table:table-cell office:value-type="float" office:value="0.382066083737455" calcext:value-type="float">
            <text:p>0.382066083737455</text:p>
          </table:table-cell>
          <table:table-cell office:value-type="float" office:value="0.442884368284283" calcext:value-type="float">
            <text:p>0.442884368284283</text:p>
          </table:table-cell>
          <table:table-cell office:value-type="float" office:value="6.64999695138347" calcext:value-type="float">
            <text:p>6.64999695138347</text:p>
          </table:table-cell>
          <table:table-cell office:value-type="float" office:value="9.7696698884026" calcext:value-type="float">
            <text:p>9.7696698884026</text:p>
          </table:table-cell>
          <table:table-cell office:value-type="float" office:value="7.17242368143162" calcext:value-type="float">
            <text:p>7.17242368143162</text:p>
          </table:table-cell>
          <table:table-cell office:value-type="float" office:value="8.92586589446216" calcext:value-type="float">
            <text:p>8.92586589446216</text:p>
          </table:table-cell>
          <table:table-cell office:value-type="float" office:value="0.230932008593405" calcext:value-type="float">
            <text:p>0.230932008593405</text:p>
          </table:table-cell>
          <table:table-cell office:value-type="float" office:value="0.248698835700264" calcext:value-type="float">
            <text:p>0.248698835700264</text:p>
          </table:table-cell>
          <table:table-cell office:value-type="float" office:value="0.237276046605363" calcext:value-type="float">
            <text:p>0.237276046605363</text:p>
          </table:table-cell>
          <table:table-cell office:value-type="float" office:value="0.238103720629038" calcext:value-type="float">
            <text:p>0.238103720629038</text:p>
          </table:table-cell>
          <table:table-cell office:value-type="float" office:value="0.0371724603697881" calcext:value-type="float">
            <text:p>0.037172460369788</text:p>
          </table:table-cell>
          <table:table-cell office:value-type="float" office:value="0.0473520543477086" calcext:value-type="float">
            <text:p>0.047352054347709</text:p>
          </table:table-cell>
          <table:table-cell office:value-type="float" office:value="0.0331691685468411" calcext:value-type="float">
            <text:p>0.033169168546841</text:p>
          </table:table-cell>
          <table:table-cell office:value-type="float" office:value="0.053128641123091" calcext:value-type="float">
            <text:p>0.053128641123091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2000422945564" calcext:value-type="float">
            <text:p>0.372000422945564</text:p>
          </table:table-cell>
          <table:table-cell office:value-type="float" office:value="0.45310166534312" calcext:value-type="float">
            <text:p>0.45310166534312</text:p>
          </table:table-cell>
          <table:table-cell office:value-type="float" office:value="0.380310225980573" calcext:value-type="float">
            <text:p>0.380310225980573</text:p>
          </table:table-cell>
          <table:table-cell office:value-type="float" office:value="0.441236603354956" calcext:value-type="float">
            <text:p>0.441236603354956</text:p>
          </table:table-cell>
          <table:table-cell office:value-type="float" office:value="6.54163319842146" calcext:value-type="float">
            <text:p>6.54163319842146</text:p>
          </table:table-cell>
          <table:table-cell office:value-type="float" office:value="10.2639480084476" calcext:value-type="float">
            <text:p>10.2639480084476</text:p>
          </table:table-cell>
          <table:table-cell office:value-type="float" office:value="7.33441063582124" calcext:value-type="float">
            <text:p>7.33441063582124</text:p>
          </table:table-cell>
          <table:table-cell office:value-type="float" office:value="9.2394602347125" calcext:value-type="float">
            <text:p>9.2394602347125</text:p>
          </table:table-cell>
          <table:table-cell office:value-type="float" office:value="0.230655976125227" calcext:value-type="float">
            <text:p>0.230655976125227</text:p>
          </table:table-cell>
          <table:table-cell office:value-type="float" office:value="0.248047049305932" calcext:value-type="float">
            <text:p>0.248047049305932</text:p>
          </table:table-cell>
          <table:table-cell office:value-type="float" office:value="0.237725133621064" calcext:value-type="float">
            <text:p>0.237725133621064</text:p>
          </table:table-cell>
          <table:table-cell office:value-type="float" office:value="0.236335435678292" calcext:value-type="float">
            <text:p>0.236335435678292</text:p>
          </table:table-cell>
          <table:table-cell office:value-type="float" office:value="0.0361528865243218" calcext:value-type="float">
            <text:p>0.036152886524322</text:p>
          </table:table-cell>
          <table:table-cell office:value-type="float" office:value="0.0450186691705572" calcext:value-type="float">
            <text:p>0.045018669170557</text:p>
          </table:table-cell>
          <table:table-cell office:value-type="float" office:value="0.0326957762036804" calcext:value-type="float">
            <text:p>0.03269577620368</text:p>
          </table:table-cell>
          <table:table-cell office:value-type="float" office:value="0.0499262886155064" calcext:value-type="float">
            <text:p>0.049926288615506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79084550153869" calcext:value-type="float">
            <text:p>0.379084550153869</text:p>
          </table:table-cell>
          <table:table-cell office:value-type="float" office:value="0.457399375103386" calcext:value-type="float">
            <text:p>0.457399375103386</text:p>
          </table:table-cell>
          <table:table-cell office:value-type="float" office:value="0.386028333985595" calcext:value-type="float">
            <text:p>0.386028333985595</text:p>
          </table:table-cell>
          <table:table-cell office:value-type="float" office:value="0.447582639294362" calcext:value-type="float">
            <text:p>0.447582639294362</text:p>
          </table:table-cell>
          <table:table-cell office:value-type="float" office:value="6.89154391169543" calcext:value-type="float">
            <text:p>6.89154391169543</text:p>
          </table:table-cell>
          <table:table-cell office:value-type="float" office:value="10.0830380724563" calcext:value-type="float">
            <text:p>10.0830380724563</text:p>
          </table:table-cell>
          <table:table-cell office:value-type="float" office:value="7.55863942694375" calcext:value-type="float">
            <text:p>7.55863942694375</text:p>
          </table:table-cell>
          <table:table-cell office:value-type="float" office:value="9.42032295632226" calcext:value-type="float">
            <text:p>9.42032295632226</text:p>
          </table:table-cell>
          <table:table-cell office:value-type="float" office:value="0.234420291032975" calcext:value-type="float">
            <text:p>0.234420291032975</text:p>
          </table:table-cell>
          <table:table-cell office:value-type="float" office:value="0.25229293717401" calcext:value-type="float">
            <text:p>0.25229293717401</text:p>
          </table:table-cell>
          <table:table-cell office:value-type="float" office:value="0.240073582325522" calcext:value-type="float">
            <text:p>0.240073582325522</text:p>
          </table:table-cell>
          <table:table-cell office:value-type="float" office:value="0.242771715569312" calcext:value-type="float">
            <text:p>0.242771715569312</text:p>
          </table:table-cell>
          <table:table-cell office:value-type="float" office:value="0.034027142160836" calcext:value-type="float">
            <text:p>0.034027142160836</text:p>
          </table:table-cell>
          <table:table-cell office:value-type="float" office:value="0.0475158630130433" calcext:value-type="float">
            <text:p>0.047515863013043</text:p>
          </table:table-cell>
          <table:table-cell office:value-type="float" office:value="0.0315565363968776" calcext:value-type="float">
            <text:p>0.031556536396878</text:p>
          </table:table-cell>
          <table:table-cell office:value-type="float" office:value="0.0508751607807661" calcext:value-type="float">
            <text:p>0.050875160780766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5140980266646" calcext:value-type="float">
            <text:p>0.385140980266646</text:p>
          </table:table-cell>
          <table:table-cell office:value-type="float" office:value="0.466582992217922" calcext:value-type="float">
            <text:p>0.466582992217922</text:p>
          </table:table-cell>
          <table:table-cell office:value-type="float" office:value="0.390009770948318" calcext:value-type="float">
            <text:p>0.390009770948318</text:p>
          </table:table-cell>
          <table:table-cell office:value-type="float" office:value="0.459385461122364" calcext:value-type="float">
            <text:p>0.459385461122364</text:p>
          </table:table-cell>
          <table:table-cell office:value-type="float" office:value="7.19145834938651" calcext:value-type="float">
            <text:p>7.19145834938651</text:p>
          </table:table-cell>
          <table:table-cell office:value-type="float" office:value="11.2165882793955" calcext:value-type="float">
            <text:p>11.2165882793955</text:p>
          </table:table-cell>
          <table:table-cell office:value-type="float" office:value="7.87251900318938" calcext:value-type="float">
            <text:p>7.87251900318938</text:p>
          </table:table-cell>
          <table:table-cell office:value-type="float" office:value="10.0663112601442" calcext:value-type="float">
            <text:p>10.0663112601442</text:p>
          </table:table-cell>
          <table:table-cell office:value-type="float" office:value="0.239758303066961" calcext:value-type="float">
            <text:p>0.239758303066961</text:p>
          </table:table-cell>
          <table:table-cell office:value-type="float" office:value="0.262070912461596" calcext:value-type="float">
            <text:p>0.262070912461596</text:p>
          </table:table-cell>
          <table:table-cell office:value-type="float" office:value="0.245068803475838" calcext:value-type="float">
            <text:p>0.245068803475838</text:p>
          </table:table-cell>
          <table:table-cell office:value-type="float" office:value="0.253022450380332" calcext:value-type="float">
            <text:p>0.253022450380332</text:p>
          </table:table-cell>
          <table:table-cell office:value-type="float" office:value="0.0316605224965995" calcext:value-type="float">
            <text:p>0.0316605224966</text:p>
          </table:table-cell>
          <table:table-cell office:value-type="float" office:value="0.0426765425389343" calcext:value-type="float">
            <text:p>0.042676542538934</text:p>
          </table:table-cell>
          <table:table-cell office:value-type="float" office:value="0.029472047268623" calcext:value-type="float">
            <text:p>0.029472047268623</text:p>
          </table:table-cell>
          <table:table-cell office:value-type="float" office:value="0.0457095299999076" calcext:value-type="float">
            <text:p>0.045709529999908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3380972725237" calcext:value-type="float">
            <text:p>0.383380972725237</text:p>
          </table:table-cell>
          <table:table-cell office:value-type="float" office:value="0.46076378819367" calcext:value-type="float">
            <text:p>0.46076378819367</text:p>
          </table:table-cell>
          <table:table-cell office:value-type="float" office:value="0.388473527761815" calcext:value-type="float">
            <text:p>0.388473527761815</text:p>
          </table:table-cell>
          <table:table-cell office:value-type="float" office:value="0.453557248585117" calcext:value-type="float">
            <text:p>0.453557248585117</text:p>
          </table:table-cell>
          <table:table-cell office:value-type="float" office:value="7.06398732736461" calcext:value-type="float">
            <text:p>7.06398732736461</text:p>
          </table:table-cell>
          <table:table-cell office:value-type="float" office:value="10.7733623859153" calcext:value-type="float">
            <text:p>10.7733623859153</text:p>
          </table:table-cell>
          <table:table-cell office:value-type="float" office:value="7.79472416560818" calcext:value-type="float">
            <text:p>7.79472416560818</text:p>
          </table:table-cell>
          <table:table-cell office:value-type="float" office:value="10.0340188372079" calcext:value-type="float">
            <text:p>10.0340188372079</text:p>
          </table:table-cell>
          <table:table-cell office:value-type="float" office:value="0.237252859668988" calcext:value-type="float">
            <text:p>0.237252859668988</text:p>
          </table:table-cell>
          <table:table-cell office:value-type="float" office:value="0.254554870595722" calcext:value-type="float">
            <text:p>0.254554870595722</text:p>
          </table:table-cell>
          <table:table-cell office:value-type="float" office:value="0.242233654354329" calcext:value-type="float">
            <text:p>0.242233654354329</text:p>
          </table:table-cell>
          <table:table-cell office:value-type="float" office:value="0.246282996248107" calcext:value-type="float">
            <text:p>0.246282996248107</text:p>
          </table:table-cell>
          <table:table-cell office:value-type="float" office:value="0.0319324247269946" calcext:value-type="float">
            <text:p>0.031932424726995</text:p>
          </table:table-cell>
          <table:table-cell office:value-type="float" office:value="0.0451923604489074" calcext:value-type="float">
            <text:p>0.045192360448907</text:p>
          </table:table-cell>
          <table:table-cell office:value-type="float" office:value="0.029073094410169" calcext:value-type="float">
            <text:p>0.029073094410169</text:p>
          </table:table-cell>
          <table:table-cell office:value-type="float" office:value="0.0491889046993521" calcext:value-type="float">
            <text:p>0.049188904699352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8903371861934" calcext:value-type="float">
            <text:p>0.378903371861934</text:p>
          </table:table-cell>
          <table:table-cell office:value-type="float" office:value="0.451768477806399" calcext:value-type="float">
            <text:p>0.451768477806399</text:p>
          </table:table-cell>
          <table:table-cell office:value-type="float" office:value="0.383978819530987" calcext:value-type="float">
            <text:p>0.383978819530987</text:p>
          </table:table-cell>
          <table:table-cell office:value-type="float" office:value="0.445131823267011" calcext:value-type="float">
            <text:p>0.445131823267011</text:p>
          </table:table-cell>
          <table:table-cell office:value-type="float" office:value="6.83874812806933" calcext:value-type="float">
            <text:p>6.83874812806933</text:p>
          </table:table-cell>
          <table:table-cell office:value-type="float" office:value="10.0513904388593" calcext:value-type="float">
            <text:p>10.0513904388593</text:p>
          </table:table-cell>
          <table:table-cell office:value-type="float" office:value="7.09125200440687" calcext:value-type="float">
            <text:p>7.09125200440687</text:p>
          </table:table-cell>
          <table:table-cell office:value-type="float" office:value="9.51363696345778" calcext:value-type="float">
            <text:p>9.51363696345778</text:p>
          </table:table-cell>
          <table:table-cell office:value-type="float" office:value="0.238346786090657" calcext:value-type="float">
            <text:p>0.238346786090657</text:p>
          </table:table-cell>
          <table:table-cell office:value-type="float" office:value="0.263795336723521" calcext:value-type="float">
            <text:p>0.263795336723521</text:p>
          </table:table-cell>
          <table:table-cell office:value-type="float" office:value="0.24352331378384" calcext:value-type="float">
            <text:p>0.24352331378384</text:p>
          </table:table-cell>
          <table:table-cell office:value-type="float" office:value="0.255099577618978" calcext:value-type="float">
            <text:p>0.255099577618978</text:p>
          </table:table-cell>
          <table:table-cell office:value-type="float" office:value="0.0297678247633605" calcext:value-type="float">
            <text:p>0.029767824763361</text:p>
          </table:table-cell>
          <table:table-cell office:value-type="float" office:value="0.0421363290410986" calcext:value-type="float">
            <text:p>0.042136329041099</text:p>
          </table:table-cell>
          <table:table-cell office:value-type="float" office:value="0.0281767505176861" calcext:value-type="float">
            <text:p>0.028176750517686</text:p>
          </table:table-cell>
          <table:table-cell office:value-type="float" office:value="0.0441438267908293" calcext:value-type="float">
            <text:p>0.044143826790829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7703697177451" calcext:value-type="float">
            <text:p>0.377703697177451</text:p>
          </table:table-cell>
          <table:table-cell office:value-type="float" office:value="0.451767985714336" calcext:value-type="float">
            <text:p>0.451767985714336</text:p>
          </table:table-cell>
          <table:table-cell office:value-type="float" office:value="0.382011871527126" calcext:value-type="float">
            <text:p>0.382011871527126</text:p>
          </table:table-cell>
          <table:table-cell office:value-type="float" office:value="0.445476368944943" calcext:value-type="float">
            <text:p>0.445476368944943</text:p>
          </table:table-cell>
          <table:table-cell office:value-type="float" office:value="6.75331835012364" calcext:value-type="float">
            <text:p>6.75331835012364</text:p>
          </table:table-cell>
          <table:table-cell office:value-type="float" office:value="9.62761149864076" calcext:value-type="float">
            <text:p>9.62761149864076</text:p>
          </table:table-cell>
          <table:table-cell office:value-type="float" office:value="7.21984852744386" calcext:value-type="float">
            <text:p>7.21984852744386</text:p>
          </table:table-cell>
          <table:table-cell office:value-type="float" office:value="9.38817256263829" calcext:value-type="float">
            <text:p>9.38817256263829</text:p>
          </table:table-cell>
          <table:table-cell office:value-type="float" office:value="0.238513180876522" calcext:value-type="float">
            <text:p>0.238513180876522</text:p>
          </table:table-cell>
          <table:table-cell office:value-type="float" office:value="0.267478321061423" calcext:value-type="float">
            <text:p>0.267478321061423</text:p>
          </table:table-cell>
          <table:table-cell office:value-type="float" office:value="0.242858511836783" calcext:value-type="float">
            <text:p>0.242858511836783</text:p>
          </table:table-cell>
          <table:table-cell office:value-type="float" office:value="0.259967019258597" calcext:value-type="float">
            <text:p>0.259967019258597</text:p>
          </table:table-cell>
          <table:table-cell office:value-type="float" office:value="0.0297273730457804" calcext:value-type="float">
            <text:p>0.02972737304578</text:p>
          </table:table-cell>
          <table:table-cell office:value-type="float" office:value="0.0372791185125523" calcext:value-type="float">
            <text:p>0.037279118512552</text:p>
          </table:table-cell>
          <table:table-cell office:value-type="float" office:value="0.0274936676918302" calcext:value-type="float">
            <text:p>0.02749366769183</text:p>
          </table:table-cell>
          <table:table-cell office:value-type="float" office:value="0.0405112867302348" calcext:value-type="float">
            <text:p>0.040511286730235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7728342722081" calcext:value-type="float">
            <text:p>0.377728342722081</text:p>
          </table:table-cell>
          <table:table-cell office:value-type="float" office:value="0.449496846947769" calcext:value-type="float">
            <text:p>0.449496846947769</text:p>
          </table:table-cell>
          <table:table-cell office:value-type="float" office:value="0.38134571872522" calcext:value-type="float">
            <text:p>0.38134571872522</text:p>
          </table:table-cell>
          <table:table-cell office:value-type="float" office:value="0.445131700877275" calcext:value-type="float">
            <text:p>0.445131700877275</text:p>
          </table:table-cell>
          <table:table-cell office:value-type="float" office:value="6.50581846488889" calcext:value-type="float">
            <text:p>6.50581846488889</text:p>
          </table:table-cell>
          <table:table-cell office:value-type="float" office:value="9.35321987387952" calcext:value-type="float">
            <text:p>9.35321987387952</text:p>
          </table:table-cell>
          <table:table-cell office:value-type="float" office:value="6.99265991744456" calcext:value-type="float">
            <text:p>6.99265991744456</text:p>
          </table:table-cell>
          <table:table-cell office:value-type="float" office:value="9.15670711810288" calcext:value-type="float">
            <text:p>9.15670711810288</text:p>
          </table:table-cell>
          <table:table-cell office:value-type="float" office:value="0.24181610139335" calcext:value-type="float">
            <text:p>0.24181610139335</text:p>
          </table:table-cell>
          <table:table-cell office:value-type="float" office:value="0.26829296390285" calcext:value-type="float">
            <text:p>0.26829296390285</text:p>
          </table:table-cell>
          <table:table-cell office:value-type="float" office:value="0.245570509235361" calcext:value-type="float">
            <text:p>0.245570509235361</text:p>
          </table:table-cell>
          <table:table-cell office:value-type="float" office:value="0.261845293396391" calcext:value-type="float">
            <text:p>0.261845293396391</text:p>
          </table:table-cell>
          <table:table-cell office:value-type="float" office:value="0.0323088716499231" calcext:value-type="float">
            <text:p>0.032308871649923</text:p>
          </table:table-cell>
          <table:table-cell office:value-type="float" office:value="0.0423428502578381" calcext:value-type="float">
            <text:p>0.042342850257838</text:p>
          </table:table-cell>
          <table:table-cell office:value-type="float" office:value="0.027963207543298" calcext:value-type="float">
            <text:p>0.027963207543298</text:p>
          </table:table-cell>
          <table:table-cell office:value-type="float" office:value="0.048830472798101" calcext:value-type="float">
            <text:p>0.048830472798101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0431399733023" calcext:value-type="float">
            <text:p>0.380431399733023</text:p>
          </table:table-cell>
          <table:table-cell office:value-type="float" office:value="0.452171690643964" calcext:value-type="float">
            <text:p>0.452171690643964</text:p>
          </table:table-cell>
          <table:table-cell office:value-type="float" office:value="0.383646963417307" calcext:value-type="float">
            <text:p>0.383646963417307</text:p>
          </table:table-cell>
          <table:table-cell office:value-type="float" office:value="0.447428698540845" calcext:value-type="float">
            <text:p>0.447428698540845</text:p>
          </table:table-cell>
          <table:table-cell office:value-type="float" office:value="7.48930103309771" calcext:value-type="float">
            <text:p>7.48930103309771</text:p>
          </table:table-cell>
          <table:table-cell office:value-type="float" office:value="10.3895103687669" calcext:value-type="float">
            <text:p>10.3895103687669</text:p>
          </table:table-cell>
          <table:table-cell office:value-type="float" office:value="7.82522093030709" calcext:value-type="float">
            <text:p>7.82522093030709</text:p>
          </table:table-cell>
          <table:table-cell office:value-type="float" office:value="9.80836078776967" calcext:value-type="float">
            <text:p>9.80836078776967</text:p>
          </table:table-cell>
          <table:table-cell office:value-type="float" office:value="0.234954554531905" calcext:value-type="float">
            <text:p>0.234954554531905</text:p>
          </table:table-cell>
          <table:table-cell office:value-type="float" office:value="0.253865999845887" calcext:value-type="float">
            <text:p>0.253865999845887</text:p>
          </table:table-cell>
          <table:table-cell office:value-type="float" office:value="0.238169036213374" calcext:value-type="float">
            <text:p>0.238169036213374</text:p>
          </table:table-cell>
          <table:table-cell office:value-type="float" office:value="0.248511934853006" calcext:value-type="float">
            <text:p>0.248511934853006</text:p>
          </table:table-cell>
          <table:table-cell office:value-type="float" office:value="0.0283637646754144" calcext:value-type="float">
            <text:p>0.028363764675414</text:p>
          </table:table-cell>
          <table:table-cell office:value-type="float" office:value="0.0379565202106314" calcext:value-type="float">
            <text:p>0.037956520210631</text:p>
          </table:table-cell>
          <table:table-cell office:value-type="float" office:value="0.0255390964238344" calcext:value-type="float">
            <text:p>0.025539096423834</text:p>
          </table:table-cell>
          <table:table-cell office:value-type="float" office:value="0.0421099765224769" calcext:value-type="float">
            <text:p>0.042109976522477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6250496550513" calcext:value-type="float">
            <text:p>0.376250496550513</text:p>
          </table:table-cell>
          <table:table-cell office:value-type="float" office:value="0.445411933537794" calcext:value-type="float">
            <text:p>0.445411933537794</text:p>
          </table:table-cell>
          <table:table-cell office:value-type="float" office:value="0.380210639051519" calcext:value-type="float">
            <text:p>0.380210639051519</text:p>
          </table:table-cell>
          <table:table-cell office:value-type="float" office:value="0.440381525647233" calcext:value-type="float">
            <text:p>0.440381525647233</text:p>
          </table:table-cell>
          <table:table-cell office:value-type="float" office:value="7.00386259674588" calcext:value-type="float">
            <text:p>7.00386259674588</text:p>
          </table:table-cell>
          <table:table-cell office:value-type="float" office:value="9.72791946003392" calcext:value-type="float">
            <text:p>9.72791946003392</text:p>
          </table:table-cell>
          <table:table-cell office:value-type="float" office:value="7.37826121317899" calcext:value-type="float">
            <text:p>7.37826121317899</text:p>
          </table:table-cell>
          <table:table-cell office:value-type="float" office:value="9.09651354060434" calcext:value-type="float">
            <text:p>9.09651354060434</text:p>
          </table:table-cell>
          <table:table-cell office:value-type="float" office:value="0.229826633471983" calcext:value-type="float">
            <text:p>0.229826633471983</text:p>
          </table:table-cell>
          <table:table-cell office:value-type="float" office:value="0.249370066157996" calcext:value-type="float">
            <text:p>0.249370066157996</text:p>
          </table:table-cell>
          <table:table-cell office:value-type="float" office:value="0.233684330211384" calcext:value-type="float">
            <text:p>0.233684330211384</text:p>
          </table:table-cell>
          <table:table-cell office:value-type="float" office:value="0.243037741357613" calcext:value-type="float">
            <text:p>0.243037741357613</text:p>
          </table:table-cell>
          <table:table-cell office:value-type="float" office:value="0.0313346133246569" calcext:value-type="float">
            <text:p>0.031334613324657</text:p>
          </table:table-cell>
          <table:table-cell office:value-type="float" office:value="0.0398560550243915" calcext:value-type="float">
            <text:p>0.039856055024392</text:p>
          </table:table-cell>
          <table:table-cell office:value-type="float" office:value="0.0274595092399001" calcext:value-type="float">
            <text:p>0.0274595092399</text:p>
          </table:table-cell>
          <table:table-cell office:value-type="float" office:value="0.045501918153551" calcext:value-type="float">
            <text:p>0.045501918153551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6983791003219" calcext:value-type="float">
            <text:p>0.366983791003219</text:p>
          </table:table-cell>
          <table:table-cell office:value-type="float" office:value="0.433629969294087" calcext:value-type="float">
            <text:p>0.433629969294087</text:p>
          </table:table-cell>
          <table:table-cell office:value-type="float" office:value="0.370370816777767" calcext:value-type="float">
            <text:p>0.370370816777767</text:p>
          </table:table-cell>
          <table:table-cell office:value-type="float" office:value="0.428776578413403" calcext:value-type="float">
            <text:p>0.428776578413403</text:p>
          </table:table-cell>
          <table:table-cell office:value-type="float" office:value="6.74813364981052" calcext:value-type="float">
            <text:p>6.74813364981052</text:p>
          </table:table-cell>
          <table:table-cell office:value-type="float" office:value="9.23895656018578" calcext:value-type="float">
            <text:p>9.23895656018578</text:p>
          </table:table-cell>
          <table:table-cell office:value-type="float" office:value="7.20279820732092" calcext:value-type="float">
            <text:p>7.20279820732092</text:p>
          </table:table-cell>
          <table:table-cell office:value-type="float" office:value="8.86820265395359" calcext:value-type="float">
            <text:p>8.86820265395359</text:p>
          </table:table-cell>
          <table:table-cell office:value-type="float" office:value="0.229457213117157" calcext:value-type="float">
            <text:p>0.229457213117157</text:p>
          </table:table-cell>
          <table:table-cell office:value-type="float" office:value="0.244487613712548" calcext:value-type="float">
            <text:p>0.244487613712548</text:p>
          </table:table-cell>
          <table:table-cell office:value-type="float" office:value="0.232769862635559" calcext:value-type="float">
            <text:p>0.232769862635559</text:p>
          </table:table-cell>
          <table:table-cell office:value-type="float" office:value="0.239031811671349" calcext:value-type="float">
            <text:p>0.239031811671349</text:p>
          </table:table-cell>
          <table:table-cell office:value-type="float" office:value="0.0327415230474691" calcext:value-type="float">
            <text:p>0.032741523047469</text:p>
          </table:table-cell>
          <table:table-cell office:value-type="float" office:value="0.0424535818894575" calcext:value-type="float">
            <text:p>0.042453581889458</text:p>
          </table:table-cell>
          <table:table-cell office:value-type="float" office:value="0.0281306458100064" calcext:value-type="float">
            <text:p>0.028130645810006</text:p>
          </table:table-cell>
          <table:table-cell office:value-type="float" office:value="0.0493593196848451" calcext:value-type="float">
            <text:p>0.049359319684845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2383974960761" calcext:value-type="float">
            <text:p>0.372383974960761</text:p>
          </table:table-cell>
          <table:table-cell office:value-type="float" office:value="0.437750328323608" calcext:value-type="float">
            <text:p>0.437750328323608</text:p>
          </table:table-cell>
          <table:table-cell office:value-type="float" office:value="0.375356909829577" calcext:value-type="float">
            <text:p>0.375356909829577</text:p>
          </table:table-cell>
          <table:table-cell office:value-type="float" office:value="0.433549010978707" calcext:value-type="float">
            <text:p>0.433549010978707</text:p>
          </table:table-cell>
          <table:table-cell office:value-type="float" office:value="6.87642607711209" calcext:value-type="float">
            <text:p>6.87642607711209</text:p>
          </table:table-cell>
          <table:table-cell office:value-type="float" office:value="9.91888492493238" calcext:value-type="float">
            <text:p>9.91888492493238</text:p>
          </table:table-cell>
          <table:table-cell office:value-type="float" office:value="7.38222055281954" calcext:value-type="float">
            <text:p>7.38222055281954</text:p>
          </table:table-cell>
          <table:table-cell office:value-type="float" office:value="9.77974063203446" calcext:value-type="float">
            <text:p>9.77974063203446</text:p>
          </table:table-cell>
          <table:table-cell office:value-type="float" office:value="0.238885058861788" calcext:value-type="float">
            <text:p>0.238885058861788</text:p>
          </table:table-cell>
          <table:table-cell office:value-type="float" office:value="0.260678240324009" calcext:value-type="float">
            <text:p>0.260678240324009</text:p>
          </table:table-cell>
          <table:table-cell office:value-type="float" office:value="0.241930922326494" calcext:value-type="float">
            <text:p>0.241930922326494</text:p>
          </table:table-cell>
          <table:table-cell office:value-type="float" office:value="0.255598531464454" calcext:value-type="float">
            <text:p>0.255598531464454</text:p>
          </table:table-cell>
          <table:table-cell office:value-type="float" office:value="0.032081247209796" calcext:value-type="float">
            <text:p>0.032081247209796</text:p>
          </table:table-cell>
          <table:table-cell office:value-type="float" office:value="0.0442600123986272" calcext:value-type="float">
            <text:p>0.044260012398627</text:p>
          </table:table-cell>
          <table:table-cell office:value-type="float" office:value="0.0302310021059947" calcext:value-type="float">
            <text:p>0.030231002105995</text:p>
          </table:table-cell>
          <table:table-cell office:value-type="float" office:value="0.0468506628045338" calcext:value-type="float">
            <text:p>0.046850662804534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0328194632052" calcext:value-type="float">
            <text:p>0.370328194632052</text:p>
          </table:table-cell>
          <table:table-cell office:value-type="float" office:value="0.434207221979998" calcext:value-type="float">
            <text:p>0.434207221979998</text:p>
          </table:table-cell>
          <table:table-cell office:value-type="float" office:value="0.373515198981029" calcext:value-type="float">
            <text:p>0.373515198981029</text:p>
          </table:table-cell>
          <table:table-cell office:value-type="float" office:value="0.429355384072907" calcext:value-type="float">
            <text:p>0.429355384072907</text:p>
          </table:table-cell>
          <table:table-cell office:value-type="float" office:value="6.80435555441989" calcext:value-type="float">
            <text:p>6.80435555441989</text:p>
          </table:table-cell>
          <table:table-cell office:value-type="float" office:value="10.2186990298396" calcext:value-type="float">
            <text:p>10.2186990298396</text:p>
          </table:table-cell>
          <table:table-cell office:value-type="float" office:value="7.28029749362181" calcext:value-type="float">
            <text:p>7.28029749362181</text:p>
          </table:table-cell>
          <table:table-cell office:value-type="float" office:value="9.74797317489058" calcext:value-type="float">
            <text:p>9.74797317489058</text:p>
          </table:table-cell>
          <table:table-cell office:value-type="float" office:value="0.245021203645546" calcext:value-type="float">
            <text:p>0.245021203645546</text:p>
          </table:table-cell>
          <table:table-cell office:value-type="float" office:value="0.268762170503265" calcext:value-type="float">
            <text:p>0.268762170503265</text:p>
          </table:table-cell>
          <table:table-cell office:value-type="float" office:value="0.248403420629824" calcext:value-type="float">
            <text:p>0.248403420629824</text:p>
          </table:table-cell>
          <table:table-cell office:value-type="float" office:value="0.263020994265686" calcext:value-type="float">
            <text:p>0.263020994265686</text:p>
          </table:table-cell>
          <table:table-cell office:value-type="float" office:value="0.033369407056955" calcext:value-type="float">
            <text:p>0.033369407056955</text:p>
          </table:table-cell>
          <table:table-cell office:value-type="float" office:value="0.045873120397381" calcext:value-type="float">
            <text:p>0.045873120397381</text:p>
          </table:table-cell>
          <table:table-cell office:value-type="float" office:value="0.0310905311859901" calcext:value-type="float">
            <text:p>0.03109053118599</text:p>
          </table:table-cell>
          <table:table-cell office:value-type="float" office:value="0.0491339455059295" calcext:value-type="float">
            <text:p>0.04913394550593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3391867219194" calcext:value-type="float">
            <text:p>0.373391867219194</text:p>
          </table:table-cell>
          <table:table-cell office:value-type="float" office:value="0.440798133784964" calcext:value-type="float">
            <text:p>0.440798133784964</text:p>
          </table:table-cell>
          <table:table-cell office:value-type="float" office:value="0.376931469537258" calcext:value-type="float">
            <text:p>0.376931469537258</text:p>
          </table:table-cell>
          <table:table-cell office:value-type="float" office:value="0.436163080711037" calcext:value-type="float">
            <text:p>0.436163080711037</text:p>
          </table:table-cell>
          <table:table-cell office:value-type="float" office:value="6.57199275443164" calcext:value-type="float">
            <text:p>6.57199275443164</text:p>
          </table:table-cell>
          <table:table-cell office:value-type="float" office:value="9.67948593525034" calcext:value-type="float">
            <text:p>9.67948593525034</text:p>
          </table:table-cell>
          <table:table-cell office:value-type="float" office:value="6.7874963861957" calcext:value-type="float">
            <text:p>6.7874963861957</text:p>
          </table:table-cell>
          <table:table-cell office:value-type="float" office:value="9.42740128374955" calcext:value-type="float">
            <text:p>9.42740128374955</text:p>
          </table:table-cell>
          <table:table-cell office:value-type="float" office:value="0.242234982650276" calcext:value-type="float">
            <text:p>0.242234982650276</text:p>
          </table:table-cell>
          <table:table-cell office:value-type="float" office:value="0.269601225890295" calcext:value-type="float">
            <text:p>0.269601225890295</text:p>
          </table:table-cell>
          <table:table-cell office:value-type="float" office:value="0.246159969063828" calcext:value-type="float">
            <text:p>0.246159969063828</text:p>
          </table:table-cell>
          <table:table-cell office:value-type="float" office:value="0.263001677123315" calcext:value-type="float">
            <text:p>0.263001677123315</text:p>
          </table:table-cell>
          <table:table-cell office:value-type="float" office:value="0.0326207850030663" calcext:value-type="float">
            <text:p>0.032620785003066</text:p>
          </table:table-cell>
          <table:table-cell office:value-type="float" office:value="0.0407753700358678" calcext:value-type="float">
            <text:p>0.040775370035868</text:p>
          </table:table-cell>
          <table:table-cell office:value-type="float" office:value="0.0301047057546433" calcext:value-type="float">
            <text:p>0.030104705754643</text:p>
          </table:table-cell>
          <table:table-cell office:value-type="float" office:value="0.0443755203820022" calcext:value-type="float">
            <text:p>0.044375520382002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9237331494052" calcext:value-type="float">
            <text:p>0.369237331494052</text:p>
          </table:table-cell>
          <table:table-cell office:value-type="float" office:value="0.433902685029059" calcext:value-type="float">
            <text:p>0.433902685029059</text:p>
          </table:table-cell>
          <table:table-cell office:value-type="float" office:value="0.371627800156815" calcext:value-type="float">
            <text:p>0.371627800156815</text:p>
          </table:table-cell>
          <table:table-cell office:value-type="float" office:value="0.430649509605685" calcext:value-type="float">
            <text:p>0.430649509605685</text:p>
          </table:table-cell>
          <table:table-cell office:value-type="float" office:value="6.40690644979847" calcext:value-type="float">
            <text:p>6.40690644979847</text:p>
          </table:table-cell>
          <table:table-cell office:value-type="float" office:value="9.62592427899289" calcext:value-type="float">
            <text:p>9.62592427899289</text:p>
          </table:table-cell>
          <table:table-cell office:value-type="float" office:value="6.52239713647517" calcext:value-type="float">
            <text:p>6.52239713647517</text:p>
          </table:table-cell>
          <table:table-cell office:value-type="float" office:value="9.16232577171128" calcext:value-type="float">
            <text:p>9.16232577171128</text:p>
          </table:table-cell>
          <table:table-cell office:value-type="float" office:value="0.23898240020256" calcext:value-type="float">
            <text:p>0.23898240020256</text:p>
          </table:table-cell>
          <table:table-cell office:value-type="float" office:value="0.257760665422085" calcext:value-type="float">
            <text:p>0.257760665422085</text:p>
          </table:table-cell>
          <table:table-cell office:value-type="float" office:value="0.241489071830525" calcext:value-type="float">
            <text:p>0.241489071830525</text:p>
          </table:table-cell>
          <table:table-cell office:value-type="float" office:value="0.253582935772926" calcext:value-type="float">
            <text:p>0.253582935772926</text:p>
          </table:table-cell>
          <table:table-cell office:value-type="float" office:value="0.0376582249409749" calcext:value-type="float">
            <text:p>0.037658224940975</text:p>
          </table:table-cell>
          <table:table-cell office:value-type="float" office:value="0.0482755194509329" calcext:value-type="float">
            <text:p>0.048275519450933</text:p>
          </table:table-cell>
          <table:table-cell office:value-type="float" office:value="0.0340030700695362" calcext:value-type="float">
            <text:p>0.034003070069536</text:p>
          </table:table-cell>
          <table:table-cell office:value-type="float" office:value="0.0537547019352475" calcext:value-type="float">
            <text:p>0.053754701935248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74427947179985" calcext:value-type="float">
            <text:p>0.374427947179985</text:p>
          </table:table-cell>
          <table:table-cell office:value-type="float" office:value="0.440419975755649" calcext:value-type="float">
            <text:p>0.440419975755649</text:p>
          </table:table-cell>
          <table:table-cell office:value-type="float" office:value="0.376721030453139" calcext:value-type="float">
            <text:p>0.376721030453139</text:p>
          </table:table-cell>
          <table:table-cell office:value-type="float" office:value="0.437320185858271" calcext:value-type="float">
            <text:p>0.437320185858271</text:p>
          </table:table-cell>
          <table:table-cell office:value-type="float" office:value="6.78767082020136" calcext:value-type="float">
            <text:p>6.78767082020136</text:p>
          </table:table-cell>
          <table:table-cell office:value-type="float" office:value="10.2095662850875" calcext:value-type="float">
            <text:p>10.2095662850875</text:p>
          </table:table-cell>
          <table:table-cell office:value-type="float" office:value="6.97149339361251" calcext:value-type="float">
            <text:p>6.97149339361251</text:p>
          </table:table-cell>
          <table:table-cell office:value-type="float" office:value="9.8751902979129" calcext:value-type="float">
            <text:p>9.8751902979129</text:p>
          </table:table-cell>
          <table:table-cell office:value-type="float" office:value="0.24330101505733" calcext:value-type="float">
            <text:p>0.24330101505733</text:p>
          </table:table-cell>
          <table:table-cell office:value-type="float" office:value="0.268964717619845" calcext:value-type="float">
            <text:p>0.268964717619845</text:p>
          </table:table-cell>
          <table:table-cell office:value-type="float" office:value="0.245957253829267" calcext:value-type="float">
            <text:p>0.245957253829267</text:p>
          </table:table-cell>
          <table:table-cell office:value-type="float" office:value="0.264467661922245" calcext:value-type="float">
            <text:p>0.264467661922245</text:p>
          </table:table-cell>
          <table:table-cell office:value-type="float" office:value="0.0370429865704864" calcext:value-type="float">
            <text:p>0.037042986570486</text:p>
          </table:table-cell>
          <table:table-cell office:value-type="float" office:value="0.0494240425447665" calcext:value-type="float">
            <text:p>0.049424042544767</text:p>
          </table:table-cell>
          <table:table-cell office:value-type="float" office:value="0.0337375264987894" calcext:value-type="float">
            <text:p>0.033737526498789</text:p>
          </table:table-cell>
          <table:table-cell office:value-type="float" office:value="0.0542807373461193" calcext:value-type="float">
            <text:p>0.054280737346119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4878296371835" calcext:value-type="float">
            <text:p>0.374878296371835</text:p>
          </table:table-cell>
          <table:table-cell office:value-type="float" office:value="0.443006542246876" calcext:value-type="float">
            <text:p>0.443006542246876</text:p>
          </table:table-cell>
          <table:table-cell office:value-type="float" office:value="0.377442106295321" calcext:value-type="float">
            <text:p>0.377442106295321</text:p>
          </table:table-cell>
          <table:table-cell office:value-type="float" office:value="0.44125610359053" calcext:value-type="float">
            <text:p>0.44125610359053</text:p>
          </table:table-cell>
          <table:table-cell office:value-type="float" office:value="7.23187212608532" calcext:value-type="float">
            <text:p>7.23187212608532</text:p>
          </table:table-cell>
          <table:table-cell office:value-type="float" office:value="9.95305528219035" calcext:value-type="float">
            <text:p>9.95305528219035</text:p>
          </table:table-cell>
          <table:table-cell office:value-type="float" office:value="7.31569709033252" calcext:value-type="float">
            <text:p>7.31569709033252</text:p>
          </table:table-cell>
          <table:table-cell office:value-type="float" office:value="10.0015089878973" calcext:value-type="float">
            <text:p>10.0015089878973</text:p>
          </table:table-cell>
          <table:table-cell office:value-type="float" office:value="0.242199329133965" calcext:value-type="float">
            <text:p>0.242199329133965</text:p>
          </table:table-cell>
          <table:table-cell office:value-type="float" office:value="0.267049488787187" calcext:value-type="float">
            <text:p>0.267049488787187</text:p>
          </table:table-cell>
          <table:table-cell office:value-type="float" office:value="0.245208830263585" calcext:value-type="float">
            <text:p>0.245208830263585</text:p>
          </table:table-cell>
          <table:table-cell office:value-type="float" office:value="0.261906505176531" calcext:value-type="float">
            <text:p>0.261906505176531</text:p>
          </table:table-cell>
          <table:table-cell office:value-type="float" office:value="0.0314949516197443" calcext:value-type="float">
            <text:p>0.031494951619744</text:p>
          </table:table-cell>
          <table:table-cell office:value-type="float" office:value="0.0419805729873253" calcext:value-type="float">
            <text:p>0.041980572987325</text:p>
          </table:table-cell>
          <table:table-cell office:value-type="float" office:value="0.0286976261264165" calcext:value-type="float">
            <text:p>0.028697626126417</text:p>
          </table:table-cell>
          <table:table-cell office:value-type="float" office:value="0.0461202887026378" calcext:value-type="float">
            <text:p>0.046120288702638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74020204963863" calcext:value-type="float">
            <text:p>0.374020204963863</text:p>
          </table:table-cell>
          <table:table-cell office:value-type="float" office:value="0.436338914861789" calcext:value-type="float">
            <text:p>0.436338914861789</text:p>
          </table:table-cell>
          <table:table-cell office:value-type="float" office:value="0.377291465614482" calcext:value-type="float">
            <text:p>0.377291465614482</text:p>
          </table:table-cell>
          <table:table-cell office:value-type="float" office:value="0.434266642828324" calcext:value-type="float">
            <text:p>0.434266642828324</text:p>
          </table:table-cell>
          <table:table-cell office:value-type="float" office:value="7.2034195303986" calcext:value-type="float">
            <text:p>7.2034195303986</text:p>
          </table:table-cell>
          <table:table-cell office:value-type="float" office:value="10.0974090025261" calcext:value-type="float">
            <text:p>10.0974090025261</text:p>
          </table:table-cell>
          <table:table-cell office:value-type="float" office:value="7.47638914595103" calcext:value-type="float">
            <text:p>7.47638914595103</text:p>
          </table:table-cell>
          <table:table-cell office:value-type="float" office:value="9.88180174479579" calcext:value-type="float">
            <text:p>9.88180174479579</text:p>
          </table:table-cell>
          <table:table-cell office:value-type="float" office:value="0.236941591694411" calcext:value-type="float">
            <text:p>0.236941591694411</text:p>
          </table:table-cell>
          <table:table-cell office:value-type="float" office:value="0.25890295813154" calcext:value-type="float">
            <text:p>0.25890295813154</text:p>
          </table:table-cell>
          <table:table-cell office:value-type="float" office:value="0.240727543658849" calcext:value-type="float">
            <text:p>0.240727543658849</text:p>
          </table:table-cell>
          <table:table-cell office:value-type="float" office:value="0.252644774824093" calcext:value-type="float">
            <text:p>0.252644774824093</text:p>
          </table:table-cell>
          <table:table-cell office:value-type="float" office:value="0.0337955839727841" calcext:value-type="float">
            <text:p>0.033795583972784</text:p>
          </table:table-cell>
          <table:table-cell office:value-type="float" office:value="0.0424999978149443" calcext:value-type="float">
            <text:p>0.042499997814944</text:p>
          </table:table-cell>
          <table:table-cell office:value-type="float" office:value="0.0303696432688876" calcext:value-type="float">
            <text:p>0.030369643268888</text:p>
          </table:table-cell>
          <table:table-cell office:value-type="float" office:value="0.0474789522002358" calcext:value-type="float">
            <text:p>0.047478952200236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74916422608055" calcext:value-type="float">
            <text:p>0.374916422608055</text:p>
          </table:table-cell>
          <table:table-cell office:value-type="float" office:value="0.436636983262937" calcext:value-type="float">
            <text:p>0.436636983262937</text:p>
          </table:table-cell>
          <table:table-cell office:value-type="float" office:value="0.377883762034975" calcext:value-type="float">
            <text:p>0.377883762034975</text:p>
          </table:table-cell>
          <table:table-cell office:value-type="float" office:value="0.434741803426478" calcext:value-type="float">
            <text:p>0.434741803426478</text:p>
          </table:table-cell>
          <table:table-cell office:value-type="float" office:value="7.40608610155286" calcext:value-type="float">
            <text:p>7.40608610155286</text:p>
          </table:table-cell>
          <table:table-cell office:value-type="float" office:value="10.1012188868369" calcext:value-type="float">
            <text:p>10.1012188868369</text:p>
          </table:table-cell>
          <table:table-cell office:value-type="float" office:value="7.85234988450329" calcext:value-type="float">
            <text:p>7.85234988450329</text:p>
          </table:table-cell>
          <table:table-cell office:value-type="float" office:value="9.65474535619289" calcext:value-type="float">
            <text:p>9.65474535619289</text:p>
          </table:table-cell>
          <table:table-cell office:value-type="float" office:value="0.242881552583996" calcext:value-type="float">
            <text:p>0.242881552583996</text:p>
          </table:table-cell>
          <table:table-cell office:value-type="float" office:value="0.274419316758827" calcext:value-type="float">
            <text:p>0.274419316758827</text:p>
          </table:table-cell>
          <table:table-cell office:value-type="float" office:value="0.245929362242151" calcext:value-type="float">
            <text:p>0.245929362242151</text:p>
          </table:table-cell>
          <table:table-cell office:value-type="float" office:value="0.26919545163058" calcext:value-type="float">
            <text:p>0.26919545163058</text:p>
          </table:table-cell>
          <table:table-cell office:value-type="float" office:value="0.0313341967027107" calcext:value-type="float">
            <text:p>0.031334196702711</text:p>
          </table:table-cell>
          <table:table-cell office:value-type="float" office:value="0.039233456205341" calcext:value-type="float">
            <text:p>0.039233456205341</text:p>
          </table:table-cell>
          <table:table-cell office:value-type="float" office:value="0.0284327124514123" calcext:value-type="float">
            <text:p>0.028432712451412</text:p>
          </table:table-cell>
          <table:table-cell office:value-type="float" office:value="0.0434895702905803" calcext:value-type="float">
            <text:p>0.04348957029058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777346871315" calcext:value-type="float">
            <text:p>0.3777346871315</text:p>
          </table:table-cell>
          <table:table-cell office:value-type="float" office:value="0.441214058264532" calcext:value-type="float">
            <text:p>0.441214058264532</text:p>
          </table:table-cell>
          <table:table-cell office:value-type="float" office:value="0.380701719105841" calcext:value-type="float">
            <text:p>0.380701719105841</text:p>
          </table:table-cell>
          <table:table-cell office:value-type="float" office:value="0.438761547212473" calcext:value-type="float">
            <text:p>0.438761547212473</text:p>
          </table:table-cell>
          <table:table-cell office:value-type="float" office:value="7.00187838187502" calcext:value-type="float">
            <text:p>7.00187838187502</text:p>
          </table:table-cell>
          <table:table-cell office:value-type="float" office:value="10.3489020811666" calcext:value-type="float">
            <text:p>10.3489020811666</text:p>
          </table:table-cell>
          <table:table-cell office:value-type="float" office:value="7.70734375561875" calcext:value-type="float">
            <text:p>7.70734375561875</text:p>
          </table:table-cell>
          <table:table-cell office:value-type="float" office:value="9.89669411896691" calcext:value-type="float">
            <text:p>9.89669411896691</text:p>
          </table:table-cell>
          <table:table-cell office:value-type="float" office:value="0.247437548735829" calcext:value-type="float">
            <text:p>0.247437548735829</text:p>
          </table:table-cell>
          <table:table-cell office:value-type="float" office:value="0.280655941511615" calcext:value-type="float">
            <text:p>0.280655941511615</text:p>
          </table:table-cell>
          <table:table-cell office:value-type="float" office:value="0.250549651572743" calcext:value-type="float">
            <text:p>0.250549651572743</text:p>
          </table:table-cell>
          <table:table-cell office:value-type="float" office:value="0.275270930164218" calcext:value-type="float">
            <text:p>0.275270930164218</text:p>
          </table:table-cell>
          <table:table-cell office:value-type="float" office:value="0.0308628448070599" calcext:value-type="float">
            <text:p>0.03086284480706</text:p>
          </table:table-cell>
          <table:table-cell office:value-type="float" office:value="0.0400624279831641" calcext:value-type="float">
            <text:p>0.040062427983164</text:p>
          </table:table-cell>
          <table:table-cell office:value-type="float" office:value="0.0290166780129503" calcext:value-type="float">
            <text:p>0.02901667801295</text:p>
          </table:table-cell>
          <table:table-cell office:value-type="float" office:value="0.0427059357403207" calcext:value-type="float">
            <text:p>0.042705935740321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75541044924532" calcext:value-type="float">
            <text:p>0.375541044924532</text:p>
          </table:table-cell>
          <table:table-cell office:value-type="float" office:value="0.440647002242313" calcext:value-type="float">
            <text:p>0.440647002242313</text:p>
          </table:table-cell>
          <table:table-cell office:value-type="float" office:value="0.378529872023226" calcext:value-type="float">
            <text:p>0.378529872023226</text:p>
          </table:table-cell>
          <table:table-cell office:value-type="float" office:value="0.43877018772367" calcext:value-type="float">
            <text:p>0.43877018772367</text:p>
          </table:table-cell>
          <table:table-cell office:value-type="float" office:value="7.08501518744893" calcext:value-type="float">
            <text:p>7.08501518744893</text:p>
          </table:table-cell>
          <table:table-cell office:value-type="float" office:value="10.3555406088369" calcext:value-type="float">
            <text:p>10.3555406088369</text:p>
          </table:table-cell>
          <table:table-cell office:value-type="float" office:value="7.49958029777762" calcext:value-type="float">
            <text:p>7.49958029777762</text:p>
          </table:table-cell>
          <table:table-cell office:value-type="float" office:value="10.2892557626331" calcext:value-type="float">
            <text:p>10.2892557626331</text:p>
          </table:table-cell>
          <table:table-cell office:value-type="float" office:value="0.249765763369718" calcext:value-type="float">
            <text:p>0.249765763369718</text:p>
          </table:table-cell>
          <table:table-cell office:value-type="float" office:value="0.283794075523099" calcext:value-type="float">
            <text:p>0.283794075523099</text:p>
          </table:table-cell>
          <table:table-cell office:value-type="float" office:value="0.253255442055918" calcext:value-type="float">
            <text:p>0.253255442055918</text:p>
          </table:table-cell>
          <table:table-cell office:value-type="float" office:value="0.277719084199342" calcext:value-type="float">
            <text:p>0.277719084199342</text:p>
          </table:table-cell>
          <table:table-cell office:value-type="float" office:value="0.0304160714950398" calcext:value-type="float">
            <text:p>0.03041607149504</text:p>
          </table:table-cell>
          <table:table-cell office:value-type="float" office:value="0.0368700562372243" calcext:value-type="float">
            <text:p>0.036870056237224</text:p>
          </table:table-cell>
          <table:table-cell office:value-type="float" office:value="0.0275273273484512" calcext:value-type="float">
            <text:p>0.027527327348451</text:p>
          </table:table-cell>
          <table:table-cell office:value-type="float" office:value="0.0411567675403961" calcext:value-type="float">
            <text:p>0.041156767540396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5894362868875" calcext:value-type="float">
            <text:p>0.365894362868875</text:p>
          </table:table-cell>
          <table:table-cell office:value-type="float" office:value="0.428285387178868" calcext:value-type="float">
            <text:p>0.428285387178868</text:p>
          </table:table-cell>
          <table:table-cell office:value-type="float" office:value="0.36971969336125" calcext:value-type="float">
            <text:p>0.36971969336125</text:p>
          </table:table-cell>
          <table:table-cell office:value-type="float" office:value="0.425075655761564" calcext:value-type="float">
            <text:p>0.425075655761564</text:p>
          </table:table-cell>
          <table:table-cell office:value-type="float" office:value="6.41116665388109" calcext:value-type="float">
            <text:p>6.41116665388109</text:p>
          </table:table-cell>
          <table:table-cell office:value-type="float" office:value="9.71992660952461" calcext:value-type="float">
            <text:p>9.71992660952461</text:p>
          </table:table-cell>
          <table:table-cell office:value-type="float" office:value="6.67428727638095" calcext:value-type="float">
            <text:p>6.67428727638095</text:p>
          </table:table-cell>
          <table:table-cell office:value-type="float" office:value="9.54763477958722" calcext:value-type="float">
            <text:p>9.54763477958722</text:p>
          </table:table-cell>
          <table:table-cell office:value-type="float" office:value="0.247412647722603" calcext:value-type="float">
            <text:p>0.247412647722603</text:p>
          </table:table-cell>
          <table:table-cell office:value-type="float" office:value="0.281512568379728" calcext:value-type="float">
            <text:p>0.281512568379728</text:p>
          </table:table-cell>
          <table:table-cell office:value-type="float" office:value="0.251789988863288" calcext:value-type="float">
            <text:p>0.251789988863288</text:p>
          </table:table-cell>
          <table:table-cell office:value-type="float" office:value="0.273958697562831" calcext:value-type="float">
            <text:p>0.273958697562831</text:p>
          </table:table-cell>
          <table:table-cell office:value-type="float" office:value="0.0324864392832459" calcext:value-type="float">
            <text:p>0.032486439283246</text:p>
          </table:table-cell>
          <table:table-cell office:value-type="float" office:value="0.0346483217871632" calcext:value-type="float">
            <text:p>0.034648321787163</text:p>
          </table:table-cell>
          <table:table-cell office:value-type="float" office:value="0.029131390705697" calcext:value-type="float">
            <text:p>0.029131390705697</text:p>
          </table:table-cell>
          <table:table-cell office:value-type="float" office:value="0.0396848126886449" calcext:value-type="float">
            <text:p>0.039684812688645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1239006144557" calcext:value-type="float">
            <text:p>0.371239006144557</text:p>
          </table:table-cell>
          <table:table-cell office:value-type="float" office:value="0.430897909990968" calcext:value-type="float">
            <text:p>0.430897909990968</text:p>
          </table:table-cell>
          <table:table-cell office:value-type="float" office:value="0.373091183254348" calcext:value-type="float">
            <text:p>0.373091183254348</text:p>
          </table:table-cell>
          <table:table-cell office:value-type="float" office:value="0.431238456862385" calcext:value-type="float">
            <text:p>0.431238456862385</text:p>
          </table:table-cell>
          <table:table-cell office:value-type="float" office:value="6.77018655265109" calcext:value-type="float">
            <text:p>6.77018655265109</text:p>
          </table:table-cell>
          <table:table-cell office:value-type="float" office:value="10.1759118167253" calcext:value-type="float">
            <text:p>10.1759118167253</text:p>
          </table:table-cell>
          <table:table-cell office:value-type="float" office:value="6.77018655265109" calcext:value-type="float">
            <text:p>6.77018655265109</text:p>
          </table:table-cell>
          <table:table-cell office:value-type="float" office:value="10.3155345856545" calcext:value-type="float">
            <text:p>10.3155345856545</text:p>
          </table:table-cell>
          <table:table-cell office:value-type="float" office:value="0.243991102024622" calcext:value-type="float">
            <text:p>0.243991102024622</text:p>
          </table:table-cell>
          <table:table-cell office:value-type="float" office:value="0.279516976060248" calcext:value-type="float">
            <text:p>0.279516976060248</text:p>
          </table:table-cell>
          <table:table-cell office:value-type="float" office:value="0.245849850229535" calcext:value-type="float">
            <text:p>0.245849850229535</text:p>
          </table:table-cell>
          <table:table-cell office:value-type="float" office:value="0.276249835996233" calcext:value-type="float">
            <text:p>0.276249835996233</text:p>
          </table:table-cell>
          <table:table-cell office:value-type="float" office:value="0.031574944814038" calcext:value-type="float">
            <text:p>0.031574944814038</text:p>
          </table:table-cell>
          <table:table-cell office:value-type="float" office:value="0.0340267305092048" calcext:value-type="float">
            <text:p>0.034026730509205</text:p>
          </table:table-cell>
          <table:table-cell office:value-type="float" office:value="0.0283623679916636" calcext:value-type="float">
            <text:p>0.028362367991664</text:p>
          </table:table-cell>
          <table:table-cell office:value-type="float" office:value="0.0389368132926078" calcext:value-type="float">
            <text:p>0.038936813292608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1190085755074" calcext:value-type="float">
            <text:p>0.371190085755074</text:p>
          </table:table-cell>
          <table:table-cell office:value-type="float" office:value="0.434089352323286" calcext:value-type="float">
            <text:p>0.434089352323286</text:p>
          </table:table-cell>
          <table:table-cell office:value-type="float" office:value="0.373184030389146" calcext:value-type="float">
            <text:p>0.373184030389146</text:p>
          </table:table-cell>
          <table:table-cell office:value-type="float" office:value="0.434939161396335" calcext:value-type="float">
            <text:p>0.434939161396335</text:p>
          </table:table-cell>
          <table:table-cell office:value-type="float" office:value="6.74921285817206" calcext:value-type="float">
            <text:p>6.74921285817206</text:p>
          </table:table-cell>
          <table:table-cell office:value-type="float" office:value="9.85767803247323" calcext:value-type="float">
            <text:p>9.85767803247323</text:p>
          </table:table-cell>
          <table:table-cell office:value-type="float" office:value="6.74921285817206" calcext:value-type="float">
            <text:p>6.74921285817206</text:p>
          </table:table-cell>
          <table:table-cell office:value-type="float" office:value="10.0672322568138" calcext:value-type="float">
            <text:p>10.0672322568138</text:p>
          </table:table-cell>
          <table:table-cell office:value-type="float" office:value="0.24301716974838" calcext:value-type="float">
            <text:p>0.24301716974838</text:p>
          </table:table-cell>
          <table:table-cell office:value-type="float" office:value="0.285101306999319" calcext:value-type="float">
            <text:p>0.285101306999319</text:p>
          </table:table-cell>
          <table:table-cell office:value-type="float" office:value="0.244859459511023" calcext:value-type="float">
            <text:p>0.244859459511023</text:p>
          </table:table-cell>
          <table:table-cell office:value-type="float" office:value="0.281792233794868" calcext:value-type="float">
            <text:p>0.281792233794868</text:p>
          </table:table-cell>
          <table:table-cell office:value-type="float" office:value="0.0327835615604743" calcext:value-type="float">
            <text:p>0.032783561560474</text:p>
          </table:table-cell>
          <table:table-cell office:value-type="float" office:value="0.039280626513212" calcext:value-type="float">
            <text:p>0.039280626513212</text:p>
          </table:table-cell>
          <table:table-cell office:value-type="float" office:value="0.0309674275085443" calcext:value-type="float">
            <text:p>0.030967427508544</text:p>
          </table:table-cell>
          <table:table-cell office:value-type="float" office:value="0.0419920240925165" calcext:value-type="float">
            <text:p>0.041992024092517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1415170666358" calcext:value-type="float">
            <text:p>0.361415170666358</text:p>
          </table:table-cell>
          <table:table-cell office:value-type="float" office:value="0.422494571766118" calcext:value-type="float">
            <text:p>0.422494571766118</text:p>
          </table:table-cell>
          <table:table-cell office:value-type="float" office:value="0.363271769880537" calcext:value-type="float">
            <text:p>0.363271769880537</text:p>
          </table:table-cell>
          <table:table-cell office:value-type="float" office:value="0.423777925089423" calcext:value-type="float">
            <text:p>0.423777925089423</text:p>
          </table:table-cell>
          <table:table-cell office:value-type="float" office:value="6.5526164205439" calcext:value-type="float">
            <text:p>6.5526164205439</text:p>
          </table:table-cell>
          <table:table-cell office:value-type="float" office:value="9.72502690769956" calcext:value-type="float">
            <text:p>9.72502690769956</text:p>
          </table:table-cell>
          <table:table-cell office:value-type="float" office:value="6.61169117793853" calcext:value-type="float">
            <text:p>6.61169117793853</text:p>
          </table:table-cell>
          <table:table-cell office:value-type="float" office:value="9.68546605317303" calcext:value-type="float">
            <text:p>9.68546605317303</text:p>
          </table:table-cell>
          <table:table-cell office:value-type="float" office:value="0.235248018374316" calcext:value-type="float">
            <text:p>0.235248018374316</text:p>
          </table:table-cell>
          <table:table-cell office:value-type="float" office:value="0.274372651100777" calcext:value-type="float">
            <text:p>0.274372651100777</text:p>
          </table:table-cell>
          <table:table-cell office:value-type="float" office:value="0.236996940565472" calcext:value-type="float">
            <text:p>0.236996940565472</text:p>
          </table:table-cell>
          <table:table-cell office:value-type="float" office:value="0.271228757511714" calcext:value-type="float">
            <text:p>0.271228757511714</text:p>
          </table:table-cell>
          <table:table-cell office:value-type="float" office:value="0.0295054820407555" calcext:value-type="float">
            <text:p>0.029505482040756</text:p>
          </table:table-cell>
          <table:table-cell office:value-type="float" office:value="0.0339374821607043" calcext:value-type="float">
            <text:p>0.033937482160704</text:p>
          </table:table-cell>
          <table:table-cell office:value-type="float" office:value="0.0274821273704329" calcext:value-type="float">
            <text:p>0.027482127370433</text:p>
          </table:table-cell>
          <table:table-cell office:value-type="float" office:value="0.0370157059976461" calcext:value-type="float">
            <text:p>0.037015705997646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0360646134784" calcext:value-type="float">
            <text:p>0.360360646134784</text:p>
          </table:table-cell>
          <table:table-cell office:value-type="float" office:value="0.424265512093732" calcext:value-type="float">
            <text:p>0.424265512093732</text:p>
          </table:table-cell>
          <table:table-cell office:value-type="float" office:value="0.362525542829296" calcext:value-type="float">
            <text:p>0.362525542829296</text:p>
          </table:table-cell>
          <table:table-cell office:value-type="float" office:value="0.425405025888754" calcext:value-type="float">
            <text:p>0.425405025888754</text:p>
          </table:table-cell>
          <table:table-cell office:value-type="float" office:value="6.24016344608705" calcext:value-type="float">
            <text:p>6.24016344608705</text:p>
          </table:table-cell>
          <table:table-cell office:value-type="float" office:value="9.17153363450405" calcext:value-type="float">
            <text:p>9.17153363450405</text:p>
          </table:table-cell>
          <table:table-cell office:value-type="float" office:value="6.28862621598616" calcext:value-type="float">
            <text:p>6.28862621598616</text:p>
          </table:table-cell>
          <table:table-cell office:value-type="float" office:value="9.80600457305407" calcext:value-type="float">
            <text:p>9.80600457305407</text:p>
          </table:table-cell>
          <table:table-cell office:value-type="float" office:value="0.239761245557991" calcext:value-type="float">
            <text:p>0.239761245557991</text:p>
          </table:table-cell>
          <table:table-cell office:value-type="float" office:value="0.283335507605535" calcext:value-type="float">
            <text:p>0.283335507605535</text:p>
          </table:table-cell>
          <table:table-cell office:value-type="float" office:value="0.241906383547181" calcext:value-type="float">
            <text:p>0.241906383547181</text:p>
          </table:table-cell>
          <table:table-cell office:value-type="float" office:value="0.279445191281162" calcext:value-type="float">
            <text:p>0.279445191281162</text:p>
          </table:table-cell>
          <table:table-cell office:value-type="float" office:value="0.0296831935732197" calcext:value-type="float">
            <text:p>0.02968319357322</text:p>
          </table:table-cell>
          <table:table-cell office:value-type="float" office:value="0.0401167199000298" calcext:value-type="float">
            <text:p>0.04011671990003</text:p>
          </table:table-cell>
          <table:table-cell office:value-type="float" office:value="0.0288943228744216" calcext:value-type="float">
            <text:p>0.028894322874422</text:p>
          </table:table-cell>
          <table:table-cell office:value-type="float" office:value="0.0411896937200556" calcext:value-type="float">
            <text:p>0.041189693720056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5192030413364" calcext:value-type="float">
            <text:p>0.355192030413364</text:p>
          </table:table-cell>
          <table:table-cell office:value-type="float" office:value="0.419686854118654" calcext:value-type="float">
            <text:p>0.419686854118654</text:p>
          </table:table-cell>
          <table:table-cell office:value-type="float" office:value="0.357523412734426" calcext:value-type="float">
            <text:p>0.357523412734426</text:p>
          </table:table-cell>
          <table:table-cell office:value-type="float" office:value="0.417824666478883" calcext:value-type="float">
            <text:p>0.417824666478883</text:p>
          </table:table-cell>
          <table:table-cell office:value-type="float" office:value="6.08084432588703" calcext:value-type="float">
            <text:p>6.08084432588703</text:p>
          </table:table-cell>
          <table:table-cell office:value-type="float" office:value="9.14471473985896" calcext:value-type="float">
            <text:p>9.14471473985896</text:p>
          </table:table-cell>
          <table:table-cell office:value-type="float" office:value="6.14008792373307" calcext:value-type="float">
            <text:p>6.14008792373307</text:p>
          </table:table-cell>
          <table:table-cell office:value-type="float" office:value="9.27484446086547" calcext:value-type="float">
            <text:p>9.27484446086547</text:p>
          </table:table-cell>
          <table:table-cell office:value-type="float" office:value="0.232289573921455" calcext:value-type="float">
            <text:p>0.232289573921455</text:p>
          </table:table-cell>
          <table:table-cell office:value-type="float" office:value="0.273266465734613" calcext:value-type="float">
            <text:p>0.273266465734613</text:p>
          </table:table-cell>
          <table:table-cell office:value-type="float" office:value="0.234359961768172" calcext:value-type="float">
            <text:p>0.234359961768172</text:p>
          </table:table-cell>
          <table:table-cell office:value-type="float" office:value="0.269488283869951" calcext:value-type="float">
            <text:p>0.269488283869951</text:p>
          </table:table-cell>
          <table:table-cell office:value-type="float" office:value="0.0334521932827305" calcext:value-type="float">
            <text:p>0.033452193282731</text:p>
          </table:table-cell>
          <table:table-cell office:value-type="float" office:value="0.0404631105521916" calcext:value-type="float">
            <text:p>0.040463110552192</text:p>
          </table:table-cell>
          <table:table-cell office:value-type="float" office:value="0.0307140613395078" calcext:value-type="float">
            <text:p>0.030714061339508</text:p>
          </table:table-cell>
          <table:table-cell office:value-type="float" office:value="0.044627372521817" calcext:value-type="float">
            <text:p>0.044627372521817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47826860306815" calcext:value-type="float">
            <text:p>0.347826860306815</text:p>
          </table:table-cell>
          <table:table-cell office:value-type="float" office:value="0.410036330574467" calcext:value-type="float">
            <text:p>0.410036330574467</text:p>
          </table:table-cell>
          <table:table-cell office:value-type="float" office:value="0.349893999174176" calcext:value-type="float">
            <text:p>0.349893999174176</text:p>
          </table:table-cell>
          <table:table-cell office:value-type="float" office:value="0.409140200271648" calcext:value-type="float">
            <text:p>0.409140200271648</text:p>
          </table:table-cell>
          <table:table-cell office:value-type="float" office:value="5.95029932545585" calcext:value-type="float">
            <text:p>5.95029932545585</text:p>
          </table:table-cell>
          <table:table-cell office:value-type="float" office:value="9.27124214272678" calcext:value-type="float">
            <text:p>9.27124214272678</text:p>
          </table:table-cell>
          <table:table-cell office:value-type="float" office:value="6.05871539331337" calcext:value-type="float">
            <text:p>6.05871539331337</text:p>
          </table:table-cell>
          <table:table-cell office:value-type="float" office:value="9.22650436935385" calcext:value-type="float">
            <text:p>9.22650436935385</text:p>
          </table:table-cell>
          <table:table-cell office:value-type="float" office:value="0.229948991672172" calcext:value-type="float">
            <text:p>0.229948991672172</text:p>
          </table:table-cell>
          <table:table-cell office:value-type="float" office:value="0.273297270811544" calcext:value-type="float">
            <text:p>0.273297270811544</text:p>
          </table:table-cell>
          <table:table-cell office:value-type="float" office:value="0.231590522609137" calcext:value-type="float">
            <text:p>0.231590522609137</text:p>
          </table:table-cell>
          <table:table-cell office:value-type="float" office:value="0.270281874986075" calcext:value-type="float">
            <text:p>0.270281874986075</text:p>
          </table:table-cell>
          <table:table-cell office:value-type="float" office:value="0.0329971630067261" calcext:value-type="float">
            <text:p>0.032997163006726</text:p>
          </table:table-cell>
          <table:table-cell office:value-type="float" office:value="0.0417932872908837" calcext:value-type="float">
            <text:p>0.041793287290884</text:p>
          </table:table-cell>
          <table:table-cell office:value-type="float" office:value="0.0306934128572188" calcext:value-type="float">
            <text:p>0.030693412857219</text:p>
          </table:table-cell>
          <table:table-cell office:value-type="float" office:value="0.0452663172510591" calcext:value-type="float">
            <text:p>0.045266317251059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54903524979581" calcext:value-type="float">
            <text:p>0.354903524979581</text:p>
          </table:table-cell>
          <table:table-cell office:value-type="float" office:value="0.415856378307618" calcext:value-type="float">
            <text:p>0.415856378307618</text:p>
          </table:table-cell>
          <table:table-cell office:value-type="float" office:value="0.356556164372164" calcext:value-type="float">
            <text:p>0.356556164372164</text:p>
          </table:table-cell>
          <table:table-cell office:value-type="float" office:value="0.418818584732936" calcext:value-type="float">
            <text:p>0.418818584732936</text:p>
          </table:table-cell>
          <table:table-cell office:value-type="float" office:value="6.10250609912188" calcext:value-type="float">
            <text:p>6.10250609912188</text:p>
          </table:table-cell>
          <table:table-cell office:value-type="float" office:value="8.69367215982978" calcext:value-type="float">
            <text:p>8.69367215982978</text:p>
          </table:table-cell>
          <table:table-cell office:value-type="float" office:value="6.21036867451484" calcext:value-type="float">
            <text:p>6.21036867451484</text:p>
          </table:table-cell>
          <table:table-cell office:value-type="float" office:value="9.32685644477257" calcext:value-type="float">
            <text:p>9.32685644477257</text:p>
          </table:table-cell>
          <table:table-cell office:value-type="float" office:value="0.239376294676716" calcext:value-type="float">
            <text:p>0.239376294676716</text:p>
          </table:table-cell>
          <table:table-cell office:value-type="float" office:value="0.280576239755414" calcext:value-type="float">
            <text:p>0.280576239755414</text:p>
          </table:table-cell>
          <table:table-cell office:value-type="float" office:value="0.240702812810276" calcext:value-type="float">
            <text:p>0.240702812810276</text:p>
          </table:table-cell>
          <table:table-cell office:value-type="float" office:value="0.278118381594031" calcext:value-type="float">
            <text:p>0.278118381594031</text:p>
          </table:table-cell>
          <table:table-cell office:value-type="float" office:value="0.0352848458121371" calcext:value-type="float">
            <text:p>0.035284845812137</text:p>
          </table:table-cell>
          <table:table-cell office:value-type="float" office:value="0.0473472281034395" calcext:value-type="float">
            <text:p>0.04734722810344</text:p>
          </table:table-cell>
          <table:table-cell office:value-type="float" office:value="0.0334350609890874" calcext:value-type="float">
            <text:p>0.033435060989087</text:p>
          </table:table-cell>
          <table:table-cell office:value-type="float" office:value="0.0501327438183725" calcext:value-type="float">
            <text:p>0.050132743818373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46785265317833" calcext:value-type="float">
            <text:p>0.346785265317833</text:p>
          </table:table-cell>
          <table:table-cell office:value-type="float" office:value="0.403587425926289" calcext:value-type="float">
            <text:p>0.403587425926289</text:p>
          </table:table-cell>
          <table:table-cell office:value-type="float" office:value="0.34876181712926" calcext:value-type="float">
            <text:p>0.34876181712926</text:p>
          </table:table-cell>
          <table:table-cell office:value-type="float" office:value="0.409248662964659" calcext:value-type="float">
            <text:p>0.409248662964659</text:p>
          </table:table-cell>
          <table:table-cell office:value-type="float" office:value="5.88860581869196" calcext:value-type="float">
            <text:p>5.88860581869196</text:p>
          </table:table-cell>
          <table:table-cell office:value-type="float" office:value="8.34689948989673" calcext:value-type="float">
            <text:p>8.34689948989673</text:p>
          </table:table-cell>
          <table:table-cell office:value-type="float" office:value="5.90143662355475" calcext:value-type="float">
            <text:p>5.90143662355475</text:p>
          </table:table-cell>
          <table:table-cell office:value-type="float" office:value="9.02379282134692" calcext:value-type="float">
            <text:p>9.02379282134692</text:p>
          </table:table-cell>
          <table:table-cell office:value-type="float" office:value="0.23183899753434" calcext:value-type="float">
            <text:p>0.23183899753434</text:p>
          </table:table-cell>
          <table:table-cell office:value-type="float" office:value="0.268360338848101" calcext:value-type="float">
            <text:p>0.268360338848101</text:p>
          </table:table-cell>
          <table:table-cell office:value-type="float" office:value="0.233715721686017" calcext:value-type="float">
            <text:p>0.233715721686017</text:p>
          </table:table-cell>
          <table:table-cell office:value-type="float" office:value="0.264904550475658" calcext:value-type="float">
            <text:p>0.264904550475658</text:p>
          </table:table-cell>
          <table:table-cell office:value-type="float" office:value="0.0342093086239089" calcext:value-type="float">
            <text:p>0.034209308623909</text:p>
          </table:table-cell>
          <table:table-cell office:value-type="float" office:value="0.0419864772812077" calcext:value-type="float">
            <text:p>0.041986477281208</text:p>
          </table:table-cell>
          <table:table-cell office:value-type="float" office:value="0.0328127378704185" calcext:value-type="float">
            <text:p>0.032812737870419</text:p>
          </table:table-cell>
          <table:table-cell office:value-type="float" office:value="0.0441193755437586" calcext:value-type="float">
            <text:p>0.044119375543759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6456933244968" calcext:value-type="float">
            <text:p>0.346456933244968</text:p>
          </table:table-cell>
          <table:table-cell office:value-type="float" office:value="0.398564932054901" calcext:value-type="float">
            <text:p>0.398564932054901</text:p>
          </table:table-cell>
          <table:table-cell office:value-type="float" office:value="0.347931004372248" calcext:value-type="float">
            <text:p>0.347931004372248</text:p>
          </table:table-cell>
          <table:table-cell office:value-type="float" office:value="0.405793868682024" calcext:value-type="float">
            <text:p>0.405793868682024</text:p>
          </table:table-cell>
          <table:table-cell office:value-type="float" office:value="5.63794978777235" calcext:value-type="float">
            <text:p>5.63794978777235</text:p>
          </table:table-cell>
          <table:table-cell office:value-type="float" office:value="8.13666333337273" calcext:value-type="float">
            <text:p>8.13666333337273</text:p>
          </table:table-cell>
          <table:table-cell office:value-type="float" office:value="5.69497937647228" calcext:value-type="float">
            <text:p>5.69497937647228</text:p>
          </table:table-cell>
          <table:table-cell office:value-type="float" office:value="8.54321673985475" calcext:value-type="float">
            <text:p>8.54321673985475</text:p>
          </table:table-cell>
          <table:table-cell office:value-type="float" office:value="0.23249426537734" calcext:value-type="float">
            <text:p>0.23249426537734</text:p>
          </table:table-cell>
          <table:table-cell office:value-type="float" office:value="0.255322783253165" calcext:value-type="float">
            <text:p>0.255322783253165</text:p>
          </table:table-cell>
          <table:table-cell office:value-type="float" office:value="0.233791979919984" calcext:value-type="float">
            <text:p>0.233791979919984</text:p>
          </table:table-cell>
          <table:table-cell office:value-type="float" office:value="0.253027504100851" calcext:value-type="float">
            <text:p>0.253027504100851</text:p>
          </table:table-cell>
          <table:table-cell office:value-type="float" office:value="0.0295844076882368" calcext:value-type="float">
            <text:p>0.029584407688237</text:p>
          </table:table-cell>
          <table:table-cell office:value-type="float" office:value="0.0350221311288438" calcext:value-type="float">
            <text:p>0.035022131128844</text:p>
          </table:table-cell>
          <table:table-cell office:value-type="float" office:value="0.0282796764740192" calcext:value-type="float">
            <text:p>0.028279676474019</text:p>
          </table:table-cell>
          <table:table-cell office:value-type="float" office:value="0.0370827121328797" calcext:value-type="float">
            <text:p>0.03708271213288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196316991046" calcext:value-type="float">
            <text:p>0.35196316991046</text:p>
          </table:table-cell>
          <table:table-cell office:value-type="float" office:value="0.40804268019345" calcext:value-type="float">
            <text:p>0.40804268019345</text:p>
          </table:table-cell>
          <table:table-cell office:value-type="float" office:value="0.353043234988047" calcext:value-type="float">
            <text:p>0.353043234988047</text:p>
          </table:table-cell>
          <table:table-cell office:value-type="float" office:value="0.415937568260706" calcext:value-type="float">
            <text:p>0.415937568260706</text:p>
          </table:table-cell>
          <table:table-cell office:value-type="float" office:value="5.87980100058554" calcext:value-type="float">
            <text:p>5.87980100058554</text:p>
          </table:table-cell>
          <table:table-cell office:value-type="float" office:value="8.69045023383874" calcext:value-type="float">
            <text:p>8.69045023383874</text:p>
          </table:table-cell>
          <table:table-cell office:value-type="float" office:value="5.93212057867479" calcext:value-type="float">
            <text:p>5.93212057867479</text:p>
          </table:table-cell>
          <table:table-cell office:value-type="float" office:value="9.26468333900464" calcext:value-type="float">
            <text:p>9.26468333900464</text:p>
          </table:table-cell>
          <table:table-cell office:value-type="float" office:value="0.246460607659942" calcext:value-type="float">
            <text:p>0.246460607659942</text:p>
          </table:table-cell>
          <table:table-cell office:value-type="float" office:value="0.2981687769659" calcext:value-type="float">
            <text:p>0.2981687769659</text:p>
          </table:table-cell>
          <table:table-cell office:value-type="float" office:value="0.247497001093001" calcext:value-type="float">
            <text:p>0.247497001093001</text:p>
          </table:table-cell>
          <table:table-cell office:value-type="float" office:value="0.296131200355494" calcext:value-type="float">
            <text:p>0.296131200355494</text:p>
          </table:table-cell>
          <table:table-cell office:value-type="float" office:value="0.028629328044308" calcext:value-type="float">
            <text:p>0.028629328044308</text:p>
          </table:table-cell>
          <table:table-cell office:value-type="float" office:value="0.0367093663937176" calcext:value-type="float">
            <text:p>0.036709366393718</text:p>
          </table:table-cell>
          <table:table-cell office:value-type="float" office:value="0.0283664233240505" calcext:value-type="float">
            <text:p>0.028366423324051</text:p>
          </table:table-cell>
          <table:table-cell office:value-type="float" office:value="0.0370855201825199" calcext:value-type="float">
            <text:p>0.03708552018252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47585982993028" calcext:value-type="float">
            <text:p>0.347585982993028</text:p>
          </table:table-cell>
          <table:table-cell office:value-type="float" office:value="0.400495148284956" calcext:value-type="float">
            <text:p>0.400495148284956</text:p>
          </table:table-cell>
          <table:table-cell office:value-type="float" office:value="0.348650786416287" calcext:value-type="float">
            <text:p>0.348650786416287</text:p>
          </table:table-cell>
          <table:table-cell office:value-type="float" office:value="0.40928994089832" calcext:value-type="float">
            <text:p>0.40928994089832</text:p>
          </table:table-cell>
          <table:table-cell office:value-type="float" office:value="5.84219930555329" calcext:value-type="float">
            <text:p>5.84219930555329</text:p>
          </table:table-cell>
          <table:table-cell office:value-type="float" office:value="8.37022122176345" calcext:value-type="float">
            <text:p>8.37022122176345</text:p>
          </table:table-cell>
          <table:table-cell office:value-type="float" office:value="5.90580521316123" calcext:value-type="float">
            <text:p>5.90580521316123</text:p>
          </table:table-cell>
          <table:table-cell office:value-type="float" office:value="9.06120582009379" calcext:value-type="float">
            <text:p>9.06120582009379</text:p>
          </table:table-cell>
          <table:table-cell office:value-type="float" office:value="0.239925453482631" calcext:value-type="float">
            <text:p>0.239925453482631</text:p>
          </table:table-cell>
          <table:table-cell office:value-type="float" office:value="0.287969755429556" calcext:value-type="float">
            <text:p>0.287969755429556</text:p>
          </table:table-cell>
          <table:table-cell office:value-type="float" office:value="0.241134569804802" calcext:value-type="float">
            <text:p>0.241134569804802</text:p>
          </table:table-cell>
          <table:table-cell office:value-type="float" office:value="0.28563197996122" calcext:value-type="float">
            <text:p>0.28563197996122</text:p>
          </table:table-cell>
          <table:table-cell office:value-type="float" office:value="0.0350538489206022" calcext:value-type="float">
            <text:p>0.035053848920602</text:p>
          </table:table-cell>
          <table:table-cell office:value-type="float" office:value="0.0448657509572364" calcext:value-type="float">
            <text:p>0.044865750957236</text:p>
          </table:table-cell>
          <table:table-cell office:value-type="float" office:value="0.0345002514923683" calcext:value-type="float">
            <text:p>0.034500251492368</text:p>
          </table:table-cell>
          <table:table-cell office:value-type="float" office:value="0.0456766974065515" calcext:value-type="float">
            <text:p>0.045676697406552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43663245102866" calcext:value-type="float">
            <text:p>0.343663245102866</text:p>
          </table:table-cell>
          <table:table-cell office:value-type="float" office:value="0.395256634547541" calcext:value-type="float">
            <text:p>0.395256634547541</text:p>
          </table:table-cell>
          <table:table-cell office:value-type="float" office:value="0.345141325870179" calcext:value-type="float">
            <text:p>0.345141325870179</text:p>
          </table:table-cell>
          <table:table-cell office:value-type="float" office:value="0.404616563819691" calcext:value-type="float">
            <text:p>0.404616563819691</text:p>
          </table:table-cell>
          <table:table-cell office:value-type="float" office:value="5.93608719922457" calcext:value-type="float">
            <text:p>5.93608719922457</text:p>
          </table:table-cell>
          <table:table-cell office:value-type="float" office:value="8.35156547031119" calcext:value-type="float">
            <text:p>8.35156547031119</text:p>
          </table:table-cell>
          <table:table-cell office:value-type="float" office:value="6.04858000246573" calcext:value-type="float">
            <text:p>6.04858000246573</text:p>
          </table:table-cell>
          <table:table-cell office:value-type="float" office:value="9.45528928545578" calcext:value-type="float">
            <text:p>9.45528928545578</text:p>
          </table:table-cell>
          <table:table-cell office:value-type="float" office:value="0.243564593784453" calcext:value-type="float">
            <text:p>0.243564593784453</text:p>
          </table:table-cell>
          <table:table-cell office:value-type="float" office:value="0.302825004859468" calcext:value-type="float">
            <text:p>0.302825004859468</text:p>
          </table:table-cell>
          <table:table-cell office:value-type="float" office:value="0.244847359000666" calcext:value-type="float">
            <text:p>0.244847359000666</text:p>
          </table:table-cell>
          <table:table-cell office:value-type="float" office:value="0.300220185556118" calcext:value-type="float">
            <text:p>0.300220185556118</text:p>
          </table:table-cell>
          <table:table-cell office:value-type="float" office:value="0.0353383270839549" calcext:value-type="float">
            <text:p>0.035338327083955</text:p>
          </table:table-cell>
          <table:table-cell office:value-type="float" office:value="0.0461341244348479" calcext:value-type="float">
            <text:p>0.046134124434848</text:p>
          </table:table-cell>
          <table:table-cell office:value-type="float" office:value="0.0348343982062692" calcext:value-type="float">
            <text:p>0.034834398206269</text:p>
          </table:table-cell>
          <table:table-cell office:value-type="float" office:value="0.0468490705323275" calcext:value-type="float">
            <text:p>0.046849070532328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40080808319689" calcext:value-type="float">
            <text:p>0.340080808319689</text:p>
          </table:table-cell>
          <table:table-cell office:value-type="float" office:value="0.390269658223235" calcext:value-type="float">
            <text:p>0.390269658223235</text:p>
          </table:table-cell>
          <table:table-cell office:value-type="float" office:value="0.341513982766" calcext:value-type="float">
            <text:p>0.341513982766</text:p>
          </table:table-cell>
          <table:table-cell office:value-type="float" office:value="0.39829059504241" calcext:value-type="float">
            <text:p>0.39829059504241</text:p>
          </table:table-cell>
          <table:table-cell office:value-type="float" office:value="5.45213270110022" calcext:value-type="float">
            <text:p>5.45213270110022</text:p>
          </table:table-cell>
          <table:table-cell office:value-type="float" office:value="7.95163319827131" calcext:value-type="float">
            <text:p>7.95163319827131</text:p>
          </table:table-cell>
          <table:table-cell office:value-type="float" office:value="5.47658904078113" calcext:value-type="float">
            <text:p>5.47658904078113</text:p>
          </table:table-cell>
          <table:table-cell office:value-type="float" office:value="8.61828663070554" calcext:value-type="float">
            <text:p>8.61828663070554</text:p>
          </table:table-cell>
          <table:table-cell office:value-type="float" office:value="0.245109708501405" calcext:value-type="float">
            <text:p>0.245109708501405</text:p>
          </table:table-cell>
          <table:table-cell office:value-type="float" office:value="0.299540420476609" calcext:value-type="float">
            <text:p>0.299540420476609</text:p>
          </table:table-cell>
          <table:table-cell office:value-type="float" office:value="0.246314878457883" calcext:value-type="float">
            <text:p>0.246314878457883</text:p>
          </table:table-cell>
          <table:table-cell office:value-type="float" office:value="0.297159615659896" calcext:value-type="float">
            <text:p>0.297159615659896</text:p>
          </table:table-cell>
          <table:table-cell office:value-type="float" office:value="0.028217080161607" calcext:value-type="float">
            <text:p>0.028217080161607</text:p>
          </table:table-cell>
          <table:table-cell office:value-type="float" office:value="0.0328402469613656" calcext:value-type="float">
            <text:p>0.032840246961366</text:p>
          </table:table-cell>
          <table:table-cell office:value-type="float" office:value="0.0275820275455264" calcext:value-type="float">
            <text:p>0.027582027545526</text:p>
          </table:table-cell>
          <table:table-cell office:value-type="float" office:value="0.0338383870893913" calcext:value-type="float">
            <text:p>0.033838387089391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42968977785726" calcext:value-type="float">
            <text:p>0.342968977785726</text:p>
          </table:table-cell>
          <table:table-cell office:value-type="float" office:value="0.383146154091281" calcext:value-type="float">
            <text:p>0.383146154091281</text:p>
          </table:table-cell>
          <table:table-cell office:value-type="float" office:value="0.344001185054946" calcext:value-type="float">
            <text:p>0.344001185054946</text:p>
          </table:table-cell>
          <table:table-cell office:value-type="float" office:value="0.392414635642822" calcext:value-type="float">
            <text:p>0.392414635642822</text:p>
          </table:table-cell>
          <table:table-cell office:value-type="float" office:value="5.78826910392365" calcext:value-type="float">
            <text:p>5.78826910392365</text:p>
          </table:table-cell>
          <table:table-cell office:value-type="float" office:value="7.87886619377767" calcext:value-type="float">
            <text:p>7.87886619377767</text:p>
          </table:table-cell>
          <table:table-cell office:value-type="float" office:value="5.89893117987872" calcext:value-type="float">
            <text:p>5.89893117987872</text:p>
          </table:table-cell>
          <table:table-cell office:value-type="float" office:value="9.37061821481438" calcext:value-type="float">
            <text:p>9.37061821481438</text:p>
          </table:table-cell>
          <table:table-cell office:value-type="float" office:value="0.2461873640877" calcext:value-type="float">
            <text:p>0.2461873640877</text:p>
          </table:table-cell>
          <table:table-cell office:value-type="float" office:value="0.295432240102415" calcext:value-type="float">
            <text:p>0.295432240102415</text:p>
          </table:table-cell>
          <table:table-cell office:value-type="float" office:value="0.247021175388339" calcext:value-type="float">
            <text:p>0.247021175388339</text:p>
          </table:table-cell>
          <table:table-cell office:value-type="float" office:value="0.293729959257432" calcext:value-type="float">
            <text:p>0.293729959257432</text:p>
          </table:table-cell>
          <table:table-cell office:value-type="float" office:value="0.0284233577742004" calcext:value-type="float">
            <text:p>0.0284233577742</text:p>
          </table:table-cell>
          <table:table-cell office:value-type="float" office:value="0.0335816426020793" calcext:value-type="float">
            <text:p>0.033581642602079</text:p>
          </table:table-cell>
          <table:table-cell office:value-type="float" office:value="0.0285871360880117" calcext:value-type="float">
            <text:p>0.028587136088012</text:p>
          </table:table-cell>
          <table:table-cell office:value-type="float" office:value="0.0332776212757412" calcext:value-type="float">
            <text:p>0.033277621275741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47914799860678" calcext:value-type="float">
            <text:p>0.347914799860678</text:p>
          </table:table-cell>
          <table:table-cell office:value-type="float" office:value="0.395050899033071" calcext:value-type="float">
            <text:p>0.395050899033071</text:p>
          </table:table-cell>
          <table:table-cell office:value-type="float" office:value="0.349653205225413" calcext:value-type="float">
            <text:p>0.349653205225413</text:p>
          </table:table-cell>
          <table:table-cell office:value-type="float" office:value="0.405511145495953" calcext:value-type="float">
            <text:p>0.405511145495953</text:p>
          </table:table-cell>
          <table:table-cell office:value-type="float" office:value="6.22078351982729" calcext:value-type="float">
            <text:p>6.22078351982729</text:p>
          </table:table-cell>
          <table:table-cell office:value-type="float" office:value="8.81374281829484" calcext:value-type="float">
            <text:p>8.81374281829484</text:p>
          </table:table-cell>
          <table:table-cell office:value-type="float" office:value="6.26788875434068" calcext:value-type="float">
            <text:p>6.26788875434068</text:p>
          </table:table-cell>
          <table:table-cell office:value-type="float" office:value="9.90997363170575" calcext:value-type="float">
            <text:p>9.90997363170575</text:p>
          </table:table-cell>
          <table:table-cell office:value-type="float" office:value="0.24628087655191" calcext:value-type="float">
            <text:p>0.24628087655191</text:p>
          </table:table-cell>
          <table:table-cell office:value-type="float" office:value="0.300888166308466" calcext:value-type="float">
            <text:p>0.300888166308466</text:p>
          </table:table-cell>
          <table:table-cell office:value-type="float" office:value="0.247889997968065" calcext:value-type="float">
            <text:p>0.247889997968065</text:p>
          </table:table-cell>
          <table:table-cell office:value-type="float" office:value="0.297636892179357" calcext:value-type="float">
            <text:p>0.297636892179357</text:p>
          </table:table-cell>
          <table:table-cell office:value-type="float" office:value="0.0280692767300019" calcext:value-type="float">
            <text:p>0.028069276730002</text:p>
          </table:table-cell>
          <table:table-cell office:value-type="float" office:value="0.0279572355126151" calcext:value-type="float">
            <text:p>0.027957235512615</text:p>
          </table:table-cell>
          <table:table-cell office:value-type="float" office:value="0.0284115304703401" calcext:value-type="float">
            <text:p>0.02841153047034</text:p>
          </table:table-cell>
          <table:table-cell office:value-type="float" office:value="0.0273896746212309" calcext:value-type="float">
            <text:p>0.027389674621231</text:p>
          </table:table-cell>
          <table:table-cell table:number-columns-repeated="47"/>
        </table:table-row>
      </table:table>
      <table:table table:name="Redistribution_high" table:style-name="ta11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5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1166734" calcext:value-type="float">
            <text:p>0.385401541166734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578338" calcext:value-type="float">
            <text:p>0.406553134578338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311222" calcext:value-type="float">
            <text:p>0.21898910931122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2160145" calcext:value-type="float">
            <text:p>0.23031861216014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6944118" calcext:value-type="float">
            <text:p>0.041225634694412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833294" calcext:value-type="float">
            <text:p>0.030350384283329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9157042" calcext:value-type="float">
            <text:p>0.364489949157042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297383" calcext:value-type="float">
            <text:p>0.387523763297383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7119624" calcext:value-type="float">
            <text:p>0.210162737119624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313874" calcext:value-type="float">
            <text:p>0.222617026313874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467023" calcext:value-type="float">
            <text:p>0.044330780646702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385719" calcext:value-type="float">
            <text:p>0.031923376338572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563969971353" calcext:value-type="float">
            <text:p>0.388563969971353</text:p>
          </table:table-cell>
          <table:table-cell office:value-type="float" office:value="0.455528711934171" calcext:value-type="float">
            <text:p>0.455528711934171</text:p>
          </table:table-cell>
          <table:table-cell office:value-type="float" office:value="0.404120008532552" calcext:value-type="float">
            <text:p>0.404120008532552</text:p>
          </table:table-cell>
          <table:table-cell office:value-type="float" office:value="0.437870191444161" calcext:value-type="float">
            <text:p>0.437870191444161</text:p>
          </table:table-cell>
          <table:table-cell office:value-type="float" office:value="6.90396980627177" calcext:value-type="float">
            <text:p>6.90396980627177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6112056970342" calcext:value-type="float">
            <text:p>8.56112056970342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503646056854" calcext:value-type="float">
            <text:p>0.221503646056854</text:p>
          </table:table-cell>
          <table:table-cell office:value-type="float" office:value="0.256927516528114" calcext:value-type="float">
            <text:p>0.256927516528114</text:p>
          </table:table-cell>
          <table:table-cell office:value-type="float" office:value="0.232168632119065" calcext:value-type="float">
            <text:p>0.232168632119065</text:p>
          </table:table-cell>
          <table:table-cell office:value-type="float" office:value="0.240365325562078" calcext:value-type="float">
            <text:p>0.240365325562078</text:p>
          </table:table-cell>
          <table:table-cell office:value-type="float" office:value="0.0412137427249621" calcext:value-type="float">
            <text:p>0.041213742724962</text:p>
          </table:table-cell>
          <table:table-cell office:value-type="float" office:value="0.030720094455611" calcext:value-type="float">
            <text:p>0.030720094455611</text:p>
          </table:table-cell>
          <table:table-cell office:value-type="float" office:value="0.0296251379780153" calcext:value-type="float">
            <text:p>0.029625137978015</text:p>
          </table:table-cell>
          <table:table-cell office:value-type="float" office:value="0.0469092872017536" calcext:value-type="float">
            <text:p>0.046909287201754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627094517945" calcext:value-type="float">
            <text:p>0.386627094517945</text:p>
          </table:table-cell>
          <table:table-cell office:value-type="float" office:value="0.457385383774999" calcext:value-type="float">
            <text:p>0.457385383774999</text:p>
          </table:table-cell>
          <table:table-cell office:value-type="float" office:value="0.40193447708863" calcext:value-type="float">
            <text:p>0.40193447708863</text:p>
          </table:table-cell>
          <table:table-cell office:value-type="float" office:value="0.44167254066231" calcext:value-type="float">
            <text:p>0.44167254066231</text:p>
          </table:table-cell>
          <table:table-cell office:value-type="float" office:value="7.31451323376669" calcext:value-type="float">
            <text:p>7.31451323376669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18947308026553" calcext:value-type="float">
            <text:p>9.18947308026553</text:p>
          </table:table-cell>
          <table:table-cell office:value-type="float" office:value="10.1472922460683" calcext:value-type="float">
            <text:p>10.1472922460683</text:p>
          </table:table-cell>
          <table:table-cell office:value-type="float" office:value="0.217608991067281" calcext:value-type="float">
            <text:p>0.217608991067281</text:p>
          </table:table-cell>
          <table:table-cell office:value-type="float" office:value="0.254233730927975" calcext:value-type="float">
            <text:p>0.254233730927975</text:p>
          </table:table-cell>
          <table:table-cell office:value-type="float" office:value="0.228171847187271" calcext:value-type="float">
            <text:p>0.228171847187271</text:p>
          </table:table-cell>
          <table:table-cell office:value-type="float" office:value="0.23751742043996" calcext:value-type="float">
            <text:p>0.23751742043996</text:p>
          </table:table-cell>
          <table:table-cell office:value-type="float" office:value="0.0387223268137087" calcext:value-type="float">
            <text:p>0.038722326813709</text:p>
          </table:table-cell>
          <table:table-cell office:value-type="float" office:value="0.0276718735528851" calcext:value-type="float">
            <text:p>0.027671873552885</text:p>
          </table:table-cell>
          <table:table-cell office:value-type="float" office:value="0.0273601829664616" calcext:value-type="float">
            <text:p>0.027360182966462</text:p>
          </table:table-cell>
          <table:table-cell office:value-type="float" office:value="0.0437860730479668" calcext:value-type="float">
            <text:p>0.043786073047967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0180749139761" calcext:value-type="float">
            <text:p>0.390180749139761</text:p>
          </table:table-cell>
          <table:table-cell office:value-type="float" office:value="0.460531530414481" calcext:value-type="float">
            <text:p>0.460531530414481</text:p>
          </table:table-cell>
          <table:table-cell office:value-type="float" office:value="0.407768221192279" calcext:value-type="float">
            <text:p>0.407768221192279</text:p>
          </table:table-cell>
          <table:table-cell office:value-type="float" office:value="0.4391941853848" calcext:value-type="float">
            <text:p>0.4391941853848</text:p>
          </table:table-cell>
          <table:table-cell office:value-type="float" office:value="7.11570928378882" calcext:value-type="float">
            <text:p>7.11570928378882</text:p>
          </table:table-cell>
          <table:table-cell office:value-type="float" office:value="12.3839283918059" calcext:value-type="float">
            <text:p>12.3839283918059</text:p>
          </table:table-cell>
          <table:table-cell office:value-type="float" office:value="8.80924144390495" calcext:value-type="float">
            <text:p>8.80924144390495</text:p>
          </table:table-cell>
          <table:table-cell office:value-type="float" office:value="9.35663966467296" calcext:value-type="float">
            <text:p>9.35663966467296</text:p>
          </table:table-cell>
          <table:table-cell office:value-type="float" office:value="0.221546317497909" calcext:value-type="float">
            <text:p>0.221546317497909</text:p>
          </table:table-cell>
          <table:table-cell office:value-type="float" office:value="0.255119159700522" calcext:value-type="float">
            <text:p>0.255119159700522</text:p>
          </table:table-cell>
          <table:table-cell office:value-type="float" office:value="0.232122902633125" calcext:value-type="float">
            <text:p>0.232122902633125</text:p>
          </table:table-cell>
          <table:table-cell office:value-type="float" office:value="0.238677514111478" calcext:value-type="float">
            <text:p>0.238677514111478</text:p>
          </table:table-cell>
          <table:table-cell office:value-type="float" office:value="0.0378716194682959" calcext:value-type="float">
            <text:p>0.037871619468296</text:p>
          </table:table-cell>
          <table:table-cell office:value-type="float" office:value="0.0284233820178944" calcext:value-type="float">
            <text:p>0.028423382017894</text:p>
          </table:table-cell>
          <table:table-cell office:value-type="float" office:value="0.0283397078753132" calcext:value-type="float">
            <text:p>0.028339707875313</text:p>
          </table:table-cell>
          <table:table-cell office:value-type="float" office:value="0.0418950921905615" calcext:value-type="float">
            <text:p>0.041895092190562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8838484748623" calcext:value-type="float">
            <text:p>0.388838484748623</text:p>
          </table:table-cell>
          <table:table-cell office:value-type="float" office:value="0.463351222769413" calcext:value-type="float">
            <text:p>0.463351222769413</text:p>
          </table:table-cell>
          <table:table-cell office:value-type="float" office:value="0.410466605789149" calcext:value-type="float">
            <text:p>0.410466605789149</text:p>
          </table:table-cell>
          <table:table-cell office:value-type="float" office:value="0.438628952682454" calcext:value-type="float">
            <text:p>0.438628952682454</text:p>
          </table:table-cell>
          <table:table-cell office:value-type="float" office:value="6.68029745355706" calcext:value-type="float">
            <text:p>6.68029745355706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69331159667764" calcext:value-type="float">
            <text:p>8.69331159667764</text:p>
          </table:table-cell>
          <table:table-cell office:value-type="float" office:value="9.01142726153538" calcext:value-type="float">
            <text:p>9.01142726153538</text:p>
          </table:table-cell>
          <table:table-cell office:value-type="float" office:value="0.224923567362481" calcext:value-type="float">
            <text:p>0.224923567362481</text:p>
          </table:table-cell>
          <table:table-cell office:value-type="float" office:value="0.274270793603955" calcext:value-type="float">
            <text:p>0.274270793603955</text:p>
          </table:table-cell>
          <table:table-cell office:value-type="float" office:value="0.23762511694608" calcext:value-type="float">
            <text:p>0.23762511694608</text:p>
          </table:table-cell>
          <table:table-cell office:value-type="float" office:value="0.254056986836099" calcext:value-type="float">
            <text:p>0.254056986836099</text:p>
          </table:table-cell>
          <table:table-cell office:value-type="float" office:value="0.041425587266355" calcext:value-type="float">
            <text:p>0.041425587266355</text:p>
          </table:table-cell>
          <table:table-cell office:value-type="float" office:value="0.0290308068000098" calcext:value-type="float">
            <text:p>0.02903080680001</text:p>
          </table:table-cell>
          <table:table-cell office:value-type="float" office:value="0.0300718911908244" calcext:value-type="float">
            <text:p>0.030071891190824</text:p>
          </table:table-cell>
          <table:table-cell office:value-type="float" office:value="0.0447625531126894" calcext:value-type="float">
            <text:p>0.044762553112689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001402256692" calcext:value-type="float">
            <text:p>0.389001402256692</text:p>
          </table:table-cell>
          <table:table-cell office:value-type="float" office:value="0.464176936912593" calcext:value-type="float">
            <text:p>0.464176936912593</text:p>
          </table:table-cell>
          <table:table-cell office:value-type="float" office:value="0.407574795568306" calcext:value-type="float">
            <text:p>0.407574795568306</text:p>
          </table:table-cell>
          <table:table-cell office:value-type="float" office:value="0.441820631720396" calcext:value-type="float">
            <text:p>0.441820631720396</text:p>
          </table:table-cell>
          <table:table-cell office:value-type="float" office:value="6.74702887345946" calcext:value-type="float">
            <text:p>6.74702887345946</text:p>
          </table:table-cell>
          <table:table-cell office:value-type="float" office:value="11.5504772355692" calcext:value-type="float">
            <text:p>11.5504772355692</text:p>
          </table:table-cell>
          <table:table-cell office:value-type="float" office:value="8.54106203490532" calcext:value-type="float">
            <text:p>8.54106203490532</text:p>
          </table:table-cell>
          <table:table-cell office:value-type="float" office:value="9.08588427885067" calcext:value-type="float">
            <text:p>9.08588427885067</text:p>
          </table:table-cell>
          <table:table-cell office:value-type="float" office:value="0.219000307863012" calcext:value-type="float">
            <text:p>0.219000307863012</text:p>
          </table:table-cell>
          <table:table-cell office:value-type="float" office:value="0.25078021727671" calcext:value-type="float">
            <text:p>0.25078021727671</text:p>
          </table:table-cell>
          <table:table-cell office:value-type="float" office:value="0.229764345126552" calcext:value-type="float">
            <text:p>0.229764345126552</text:p>
          </table:table-cell>
          <table:table-cell office:value-type="float" office:value="0.234269840289689" calcext:value-type="float">
            <text:p>0.234269840289689</text:p>
          </table:table-cell>
          <table:table-cell office:value-type="float" office:value="0.0406064399903119" calcext:value-type="float">
            <text:p>0.040606439990312</text:p>
          </table:table-cell>
          <table:table-cell office:value-type="float" office:value="0.0312651513842696" calcext:value-type="float">
            <text:p>0.03126515138427</text:p>
          </table:table-cell>
          <table:table-cell office:value-type="float" office:value="0.0294142944603221" calcext:value-type="float">
            <text:p>0.029414294460322</text:p>
          </table:table-cell>
          <table:table-cell office:value-type="float" office:value="0.0468696213106513" calcext:value-type="float">
            <text:p>0.046869621310651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338280547201" calcext:value-type="float">
            <text:p>0.387338280547201</text:p>
          </table:table-cell>
          <table:table-cell office:value-type="float" office:value="0.454454434278536" calcext:value-type="float">
            <text:p>0.454454434278536</text:p>
          </table:table-cell>
          <table:table-cell office:value-type="float" office:value="0.403547763884231" calcext:value-type="float">
            <text:p>0.403547763884231</text:p>
          </table:table-cell>
          <table:table-cell office:value-type="float" office:value="0.437099077073962" calcext:value-type="float">
            <text:p>0.437099077073962</text:p>
          </table:table-cell>
          <table:table-cell office:value-type="float" office:value="6.51660772001597" calcext:value-type="float">
            <text:p>6.51660772001597</text:p>
          </table:table-cell>
          <table:table-cell office:value-type="float" office:value="11.1409547544072" calcext:value-type="float">
            <text:p>11.1409547544072</text:p>
          </table:table-cell>
          <table:table-cell office:value-type="float" office:value="7.88566862236252" calcext:value-type="float">
            <text:p>7.88566862236252</text:p>
          </table:table-cell>
          <table:table-cell office:value-type="float" office:value="9.18553943589835" calcext:value-type="float">
            <text:p>9.18553943589835</text:p>
          </table:table-cell>
          <table:table-cell office:value-type="float" office:value="0.222526403016781" calcext:value-type="float">
            <text:p>0.222526403016781</text:p>
          </table:table-cell>
          <table:table-cell office:value-type="float" office:value="0.260213532007216" calcext:value-type="float">
            <text:p>0.260213532007216</text:p>
          </table:table-cell>
          <table:table-cell office:value-type="float" office:value="0.231917673227476" calcext:value-type="float">
            <text:p>0.231917673227476</text:p>
          </table:table-cell>
          <table:table-cell office:value-type="float" office:value="0.245693800472712" calcext:value-type="float">
            <text:p>0.245693800472712</text:p>
          </table:table-cell>
          <table:table-cell office:value-type="float" office:value="0.0399537533515408" calcext:value-type="float">
            <text:p>0.039953753351541</text:p>
          </table:table-cell>
          <table:table-cell office:value-type="float" office:value="0.0304820810063817" calcext:value-type="float">
            <text:p>0.030482081006382</text:p>
          </table:table-cell>
          <table:table-cell office:value-type="float" office:value="0.0296295365010029" calcext:value-type="float">
            <text:p>0.029629536501003</text:p>
          </table:table-cell>
          <table:table-cell office:value-type="float" office:value="0.044661215328077" calcext:value-type="float">
            <text:p>0.044661215328077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223985954526" calcext:value-type="float">
            <text:p>0.384223985954526</text:p>
          </table:table-cell>
          <table:table-cell office:value-type="float" office:value="0.458253320387239" calcext:value-type="float">
            <text:p>0.458253320387239</text:p>
          </table:table-cell>
          <table:table-cell office:value-type="float" office:value="0.402747030366435" calcext:value-type="float">
            <text:p>0.402747030366435</text:p>
          </table:table-cell>
          <table:table-cell office:value-type="float" office:value="0.437110069352458" calcext:value-type="float">
            <text:p>0.437110069352458</text:p>
          </table:table-cell>
          <table:table-cell office:value-type="float" office:value="7.03585057647409" calcext:value-type="float">
            <text:p>7.03585057647409</text:p>
          </table:table-cell>
          <table:table-cell office:value-type="float" office:value="11.7284522173271" calcext:value-type="float">
            <text:p>11.7284522173271</text:p>
          </table:table-cell>
          <table:table-cell office:value-type="float" office:value="8.48796103703781" calcext:value-type="float">
            <text:p>8.48796103703781</text:p>
          </table:table-cell>
          <table:table-cell office:value-type="float" office:value="9.19939411148435" calcext:value-type="float">
            <text:p>9.19939411148435</text:p>
          </table:table-cell>
          <table:table-cell office:value-type="float" office:value="0.220182963790641" calcext:value-type="float">
            <text:p>0.220182963790641</text:p>
          </table:table-cell>
          <table:table-cell office:value-type="float" office:value="0.255253081511965" calcext:value-type="float">
            <text:p>0.255253081511965</text:p>
          </table:table-cell>
          <table:table-cell office:value-type="float" office:value="0.231044986709525" calcext:value-type="float">
            <text:p>0.231044986709525</text:p>
          </table:table-cell>
          <table:table-cell office:value-type="float" office:value="0.23829887538177" calcext:value-type="float">
            <text:p>0.23829887538177</text:p>
          </table:table-cell>
          <table:table-cell office:value-type="float" office:value="0.0399443579824356" calcext:value-type="float">
            <text:p>0.039944357982436</text:p>
          </table:table-cell>
          <table:table-cell office:value-type="float" office:value="0.0327393860109027" calcext:value-type="float">
            <text:p>0.032739386010903</text:p>
          </table:table-cell>
          <table:table-cell office:value-type="float" office:value="0.0293890887150376" calcext:value-type="float">
            <text:p>0.029389088715038</text:p>
          </table:table-cell>
          <table:table-cell office:value-type="float" office:value="0.0474270676406142" calcext:value-type="float">
            <text:p>0.047427067640614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5142765964961" calcext:value-type="float">
            <text:p>0.385142765964961</text:p>
          </table:table-cell>
          <table:table-cell office:value-type="float" office:value="0.460662065872334" calcext:value-type="float">
            <text:p>0.460662065872334</text:p>
          </table:table-cell>
          <table:table-cell office:value-type="float" office:value="0.406257906151388" calcext:value-type="float">
            <text:p>0.406257906151388</text:p>
          </table:table-cell>
          <table:table-cell office:value-type="float" office:value="0.434590182069556" calcext:value-type="float">
            <text:p>0.434590182069556</text:p>
          </table:table-cell>
          <table:table-cell office:value-type="float" office:value="6.55448929164544" calcext:value-type="float">
            <text:p>6.55448929164544</text:p>
          </table:table-cell>
          <table:table-cell office:value-type="float" office:value="11.411122072668" calcext:value-type="float">
            <text:p>11.411122072668</text:p>
          </table:table-cell>
          <table:table-cell office:value-type="float" office:value="8.17892627454127" calcext:value-type="float">
            <text:p>8.17892627454127</text:p>
          </table:table-cell>
          <table:table-cell office:value-type="float" office:value="8.61522013170981" calcext:value-type="float">
            <text:p>8.61522013170981</text:p>
          </table:table-cell>
          <table:table-cell office:value-type="float" office:value="0.21867580836448" calcext:value-type="float">
            <text:p>0.21867580836448</text:p>
          </table:table-cell>
          <table:table-cell office:value-type="float" office:value="0.262163465535783" calcext:value-type="float">
            <text:p>0.262163465535783</text:p>
          </table:table-cell>
          <table:table-cell office:value-type="float" office:value="0.231566561848468" calcext:value-type="float">
            <text:p>0.231566561848468</text:p>
          </table:table-cell>
          <table:table-cell office:value-type="float" office:value="0.241963140817384" calcext:value-type="float">
            <text:p>0.241963140817384</text:p>
          </table:table-cell>
          <table:table-cell office:value-type="float" office:value="0.0408968212832468" calcext:value-type="float">
            <text:p>0.040896821283247</text:p>
          </table:table-cell>
          <table:table-cell office:value-type="float" office:value="0.0306690653206438" calcext:value-type="float">
            <text:p>0.030669065320644</text:p>
          </table:table-cell>
          <table:table-cell office:value-type="float" office:value="0.0287081634768124" calcext:value-type="float">
            <text:p>0.028708163476812</text:p>
          </table:table-cell>
          <table:table-cell office:value-type="float" office:value="0.0473874560728166" calcext:value-type="float">
            <text:p>0.047387456072817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966830910606" calcext:value-type="float">
            <text:p>0.38966830910606</text:p>
          </table:table-cell>
          <table:table-cell office:value-type="float" office:value="0.462769285365338" calcext:value-type="float">
            <text:p>0.462769285365338</text:p>
          </table:table-cell>
          <table:table-cell office:value-type="float" office:value="0.406885642012261" calcext:value-type="float">
            <text:p>0.406885642012261</text:p>
          </table:table-cell>
          <table:table-cell office:value-type="float" office:value="0.441875815622798" calcext:value-type="float">
            <text:p>0.441875815622798</text:p>
          </table:table-cell>
          <table:table-cell office:value-type="float" office:value="7.06819508137498" calcext:value-type="float">
            <text:p>7.06819508137498</text:p>
          </table:table-cell>
          <table:table-cell office:value-type="float" office:value="11.5354107436043" calcext:value-type="float">
            <text:p>11.5354107436043</text:p>
          </table:table-cell>
          <table:table-cell office:value-type="float" office:value="8.71776389703812" calcext:value-type="float">
            <text:p>8.71776389703812</text:p>
          </table:table-cell>
          <table:table-cell office:value-type="float" office:value="8.99681804515365" calcext:value-type="float">
            <text:p>8.99681804515365</text:p>
          </table:table-cell>
          <table:table-cell office:value-type="float" office:value="0.226515478795774" calcext:value-type="float">
            <text:p>0.226515478795774</text:p>
          </table:table-cell>
          <table:table-cell office:value-type="float" office:value="0.258002023884506" calcext:value-type="float">
            <text:p>0.258002023884506</text:p>
          </table:table-cell>
          <table:table-cell office:value-type="float" office:value="0.237598463201986" calcext:value-type="float">
            <text:p>0.237598463201986</text:p>
          </table:table-cell>
          <table:table-cell office:value-type="float" office:value="0.240826892833125" calcext:value-type="float">
            <text:p>0.240826892833125</text:p>
          </table:table-cell>
          <table:table-cell office:value-type="float" office:value="0.041106344228004" calcext:value-type="float">
            <text:p>0.041106344228004</text:p>
          </table:table-cell>
          <table:table-cell office:value-type="float" office:value="0.0323997815001208" calcext:value-type="float">
            <text:p>0.032399781500121</text:p>
          </table:table-cell>
          <table:table-cell office:value-type="float" office:value="0.0292740943714176" calcext:value-type="float">
            <text:p>0.029274094371418</text:p>
          </table:table-cell>
          <table:table-cell office:value-type="float" office:value="0.0490756230301272" calcext:value-type="float">
            <text:p>0.049075623030127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9477934612489" calcext:value-type="float">
            <text:p>0.389477934612489</text:p>
          </table:table-cell>
          <table:table-cell office:value-type="float" office:value="0.45930929661075" calcext:value-type="float">
            <text:p>0.45930929661075</text:p>
          </table:table-cell>
          <table:table-cell office:value-type="float" office:value="0.406146569587411" calcext:value-type="float">
            <text:p>0.406146569587411</text:p>
          </table:table-cell>
          <table:table-cell office:value-type="float" office:value="0.441064307258041" calcext:value-type="float">
            <text:p>0.441064307258041</text:p>
          </table:table-cell>
          <table:table-cell office:value-type="float" office:value="6.71339231848248" calcext:value-type="float">
            <text:p>6.71339231848248</text:p>
          </table:table-cell>
          <table:table-cell office:value-type="float" office:value="11.429432957354" calcext:value-type="float">
            <text:p>11.429432957354</text:p>
          </table:table-cell>
          <table:table-cell office:value-type="float" office:value="8.23298977771342" calcext:value-type="float">
            <text:p>8.23298977771342</text:p>
          </table:table-cell>
          <table:table-cell office:value-type="float" office:value="9.34468736904904" calcext:value-type="float">
            <text:p>9.34468736904904</text:p>
          </table:table-cell>
          <table:table-cell office:value-type="float" office:value="0.234425540166454" calcext:value-type="float">
            <text:p>0.234425540166454</text:p>
          </table:table-cell>
          <table:table-cell office:value-type="float" office:value="0.272962869839508" calcext:value-type="float">
            <text:p>0.272962869839508</text:p>
          </table:table-cell>
          <table:table-cell office:value-type="float" office:value="0.2449929531521" calcext:value-type="float">
            <text:p>0.2449929531521</text:p>
          </table:table-cell>
          <table:table-cell office:value-type="float" office:value="0.256414842175827" calcext:value-type="float">
            <text:p>0.256414842175827</text:p>
          </table:table-cell>
          <table:table-cell office:value-type="float" office:value="0.0409170959690572" calcext:value-type="float">
            <text:p>0.040917095969057</text:p>
          </table:table-cell>
          <table:table-cell office:value-type="float" office:value="0.0343263686459911" calcext:value-type="float">
            <text:p>0.034326368645991</text:p>
          </table:table-cell>
          <table:table-cell office:value-type="float" office:value="0.0302209193400699" calcext:value-type="float">
            <text:p>0.03022091934007</text:p>
          </table:table-cell>
          <table:table-cell office:value-type="float" office:value="0.0491108623337737" calcext:value-type="float">
            <text:p>0.049110862333774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520409931543" calcext:value-type="float">
            <text:p>0.38520409931543</text:p>
          </table:table-cell>
          <table:table-cell office:value-type="float" office:value="0.460381408504148" calcext:value-type="float">
            <text:p>0.460381408504148</text:p>
          </table:table-cell>
          <table:table-cell office:value-type="float" office:value="0.403362845455113" calcext:value-type="float">
            <text:p>0.403362845455113</text:p>
          </table:table-cell>
          <table:table-cell office:value-type="float" office:value="0.43929865309075" calcext:value-type="float">
            <text:p>0.43929865309075</text:p>
          </table:table-cell>
          <table:table-cell office:value-type="float" office:value="6.96994735291086" calcext:value-type="float">
            <text:p>6.96994735291086</text:p>
          </table:table-cell>
          <table:table-cell office:value-type="float" office:value="11.5189513535117" calcext:value-type="float">
            <text:p>11.5189513535117</text:p>
          </table:table-cell>
          <table:table-cell office:value-type="float" office:value="8.59253492212606" calcext:value-type="float">
            <text:p>8.59253492212606</text:p>
          </table:table-cell>
          <table:table-cell office:value-type="float" office:value="9.13369539843171" calcext:value-type="float">
            <text:p>9.13369539843171</text:p>
          </table:table-cell>
          <table:table-cell office:value-type="float" office:value="0.222308321770371" calcext:value-type="float">
            <text:p>0.222308321770371</text:p>
          </table:table-cell>
          <table:table-cell office:value-type="float" office:value="0.252056147335574" calcext:value-type="float">
            <text:p>0.252056147335574</text:p>
          </table:table-cell>
          <table:table-cell office:value-type="float" office:value="0.232937345570269" calcext:value-type="float">
            <text:p>0.232937345570269</text:p>
          </table:table-cell>
          <table:table-cell office:value-type="float" office:value="0.235679415163912" calcext:value-type="float">
            <text:p>0.235679415163912</text:p>
          </table:table-cell>
          <table:table-cell office:value-type="float" office:value="0.0412956009490677" calcext:value-type="float">
            <text:p>0.041295600949068</text:p>
          </table:table-cell>
          <table:table-cell office:value-type="float" office:value="0.0360358957556746" calcext:value-type="float">
            <text:p>0.036035895755675</text:p>
          </table:table-cell>
          <table:table-cell office:value-type="float" office:value="0.0303096403018405" calcext:value-type="float">
            <text:p>0.030309640301841</text:p>
          </table:table-cell>
          <table:table-cell office:value-type="float" office:value="0.051304375857988" calcext:value-type="float">
            <text:p>0.051304375857988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989024341977" calcext:value-type="float">
            <text:p>0.37989024341977</text:p>
          </table:table-cell>
          <table:table-cell office:value-type="float" office:value="0.460039949529014" calcext:value-type="float">
            <text:p>0.460039949529014</text:p>
          </table:table-cell>
          <table:table-cell office:value-type="float" office:value="0.400762675939283" calcext:value-type="float">
            <text:p>0.400762675939283</text:p>
          </table:table-cell>
          <table:table-cell office:value-type="float" office:value="0.434038195264332" calcext:value-type="float">
            <text:p>0.434038195264332</text:p>
          </table:table-cell>
          <table:table-cell office:value-type="float" office:value="6.47152506359326" calcext:value-type="float">
            <text:p>6.47152506359326</text:p>
          </table:table-cell>
          <table:table-cell office:value-type="float" office:value="11.7394435239937" calcext:value-type="float">
            <text:p>11.7394435239937</text:p>
          </table:table-cell>
          <table:table-cell office:value-type="float" office:value="8.27572365249829" calcext:value-type="float">
            <text:p>8.27572365249829</text:p>
          </table:table-cell>
          <table:table-cell office:value-type="float" office:value="8.66007265165939" calcext:value-type="float">
            <text:p>8.66007265165939</text:p>
          </table:table-cell>
          <table:table-cell office:value-type="float" office:value="0.220998359460053" calcext:value-type="float">
            <text:p>0.220998359460053</text:p>
          </table:table-cell>
          <table:table-cell office:value-type="float" office:value="0.256950479178109" calcext:value-type="float">
            <text:p>0.256950479178109</text:p>
          </table:table-cell>
          <table:table-cell office:value-type="float" office:value="0.233787249513824" calcext:value-type="float">
            <text:p>0.233787249513824</text:p>
          </table:table-cell>
          <table:table-cell office:value-type="float" office:value="0.237212013881633" calcext:value-type="float">
            <text:p>0.237212013881633</text:p>
          </table:table-cell>
          <table:table-cell office:value-type="float" office:value="0.0426646358261861" calcext:value-type="float">
            <text:p>0.042664635826186</text:p>
          </table:table-cell>
          <table:table-cell office:value-type="float" office:value="0.0333752433195591" calcext:value-type="float">
            <text:p>0.033375243319559</text:p>
          </table:table-cell>
          <table:table-cell office:value-type="float" office:value="0.0292018211505031" calcext:value-type="float">
            <text:p>0.029201821150503</text:p>
          </table:table-cell>
          <table:table-cell office:value-type="float" office:value="0.0519595111263383" calcext:value-type="float">
            <text:p>0.051959511126338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2321657164508" calcext:value-type="float">
            <text:p>0.382321657164508</text:p>
          </table:table-cell>
          <table:table-cell office:value-type="float" office:value="0.463427712100308" calcext:value-type="float">
            <text:p>0.463427712100308</text:p>
          </table:table-cell>
          <table:table-cell office:value-type="float" office:value="0.400349531763157" calcext:value-type="float">
            <text:p>0.400349531763157</text:p>
          </table:table-cell>
          <table:table-cell office:value-type="float" office:value="0.44015851297272" calcext:value-type="float">
            <text:p>0.44015851297272</text:p>
          </table:table-cell>
          <table:table-cell office:value-type="float" office:value="6.77417378090822" calcext:value-type="float">
            <text:p>6.77417378090822</text:p>
          </table:table-cell>
          <table:table-cell office:value-type="float" office:value="11.8028223578839" calcext:value-type="float">
            <text:p>11.8028223578839</text:p>
          </table:table-cell>
          <table:table-cell office:value-type="float" office:value="8.46006743644469" calcext:value-type="float">
            <text:p>8.46006743644469</text:p>
          </table:table-cell>
          <table:table-cell office:value-type="float" office:value="9.177277517638" calcext:value-type="float">
            <text:p>9.177277517638</text:p>
          </table:table-cell>
          <table:table-cell office:value-type="float" office:value="0.22238757636514" calcext:value-type="float">
            <text:p>0.22238757636514</text:p>
          </table:table-cell>
          <table:table-cell office:value-type="float" office:value="0.251187736697451" calcext:value-type="float">
            <text:p>0.251187736697451</text:p>
          </table:table-cell>
          <table:table-cell office:value-type="float" office:value="0.233270491144537" calcext:value-type="float">
            <text:p>0.233270491144537</text:p>
          </table:table-cell>
          <table:table-cell office:value-type="float" office:value="0.234284012218673" calcext:value-type="float">
            <text:p>0.234284012218673</text:p>
          </table:table-cell>
          <table:table-cell office:value-type="float" office:value="0.0372179778051775" calcext:value-type="float">
            <text:p>0.037217977805178</text:p>
          </table:table-cell>
          <table:table-cell office:value-type="float" office:value="0.0323998164862562" calcext:value-type="float">
            <text:p>0.032399816486256</text:p>
          </table:table-cell>
          <table:table-cell office:value-type="float" office:value="0.0270668618820046" calcext:value-type="float">
            <text:p>0.027066861882005</text:p>
          </table:table-cell>
          <table:table-cell office:value-type="float" office:value="0.0466680011382388" calcext:value-type="float">
            <text:p>0.046668001138239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3839894367772" calcext:value-type="float">
            <text:p>0.383839894367772</text:p>
          </table:table-cell>
          <table:table-cell office:value-type="float" office:value="0.462349291814502" calcext:value-type="float">
            <text:p>0.462349291814502</text:p>
          </table:table-cell>
          <table:table-cell office:value-type="float" office:value="0.401099246403306" calcext:value-type="float">
            <text:p>0.401099246403306</text:p>
          </table:table-cell>
          <table:table-cell office:value-type="float" office:value="0.439815686188828" calcext:value-type="float">
            <text:p>0.439815686188828</text:p>
          </table:table-cell>
          <table:table-cell office:value-type="float" office:value="6.83889705747905" calcext:value-type="float">
            <text:p>6.83889705747905</text:p>
          </table:table-cell>
          <table:table-cell office:value-type="float" office:value="11.9636956840566" calcext:value-type="float">
            <text:p>11.9636956840566</text:p>
          </table:table-cell>
          <table:table-cell office:value-type="float" office:value="8.61046521487574" calcext:value-type="float">
            <text:p>8.61046521487574</text:p>
          </table:table-cell>
          <table:table-cell office:value-type="float" office:value="9.37404620582839" calcext:value-type="float">
            <text:p>9.37404620582839</text:p>
          </table:table-cell>
          <table:table-cell office:value-type="float" office:value="0.21912362486512" calcext:value-type="float">
            <text:p>0.21912362486512</text:p>
          </table:table-cell>
          <table:table-cell office:value-type="float" office:value="0.250361200824583" calcext:value-type="float">
            <text:p>0.250361200824583</text:p>
          </table:table-cell>
          <table:table-cell office:value-type="float" office:value="0.228836212203167" calcext:value-type="float">
            <text:p>0.228836212203167</text:p>
          </table:table-cell>
          <table:table-cell office:value-type="float" office:value="0.235253574643844" calcext:value-type="float">
            <text:p>0.235253574643844</text:p>
          </table:table-cell>
          <table:table-cell office:value-type="float" office:value="0.0400951208808883" calcext:value-type="float">
            <text:p>0.040095120880888</text:p>
          </table:table-cell>
          <table:table-cell office:value-type="float" office:value="0.0325801760003867" calcext:value-type="float">
            <text:p>0.032580176000387</text:p>
          </table:table-cell>
          <table:table-cell office:value-type="float" office:value="0.0290214387127182" calcext:value-type="float">
            <text:p>0.029021438712718</text:p>
          </table:table-cell>
          <table:table-cell office:value-type="float" office:value="0.0481077113159322" calcext:value-type="float">
            <text:p>0.048107711315932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79967837136078" calcext:value-type="float">
            <text:p>0.379967837136078</text:p>
          </table:table-cell>
          <table:table-cell office:value-type="float" office:value="0.461357252240281" calcext:value-type="float">
            <text:p>0.461357252240281</text:p>
          </table:table-cell>
          <table:table-cell office:value-type="float" office:value="0.396521138829513" calcext:value-type="float">
            <text:p>0.396521138829513</text:p>
          </table:table-cell>
          <table:table-cell office:value-type="float" office:value="0.438553529038742" calcext:value-type="float">
            <text:p>0.438553529038742</text:p>
          </table:table-cell>
          <table:table-cell office:value-type="float" office:value="6.78623594675281" calcext:value-type="float">
            <text:p>6.78623594675281</text:p>
          </table:table-cell>
          <table:table-cell office:value-type="float" office:value="11.4390665661958" calcext:value-type="float">
            <text:p>11.4390665661958</text:p>
          </table:table-cell>
          <table:table-cell office:value-type="float" office:value="8.37747052375028" calcext:value-type="float">
            <text:p>8.37747052375028</text:p>
          </table:table-cell>
          <table:table-cell office:value-type="float" office:value="8.98001739821103" calcext:value-type="float">
            <text:p>8.98001739821103</text:p>
          </table:table-cell>
          <table:table-cell office:value-type="float" office:value="0.219513143272577" calcext:value-type="float">
            <text:p>0.219513143272577</text:p>
          </table:table-cell>
          <table:table-cell office:value-type="float" office:value="0.252751777171704" calcext:value-type="float">
            <text:p>0.252751777171704</text:p>
          </table:table-cell>
          <table:table-cell office:value-type="float" office:value="0.229943677447122" calcext:value-type="float">
            <text:p>0.229943677447122</text:p>
          </table:table-cell>
          <table:table-cell office:value-type="float" office:value="0.23608043288114" calcext:value-type="float">
            <text:p>0.23608043288114</text:p>
          </table:table-cell>
          <table:table-cell office:value-type="float" office:value="0.0409447599031614" calcext:value-type="float">
            <text:p>0.040944759903161</text:p>
          </table:table-cell>
          <table:table-cell office:value-type="float" office:value="0.0345325340885007" calcext:value-type="float">
            <text:p>0.034532534088501</text:p>
          </table:table-cell>
          <table:table-cell office:value-type="float" office:value="0.0301868252581217" calcext:value-type="float">
            <text:p>0.030186825258122</text:p>
          </table:table-cell>
          <table:table-cell office:value-type="float" office:value="0.0498880135743455" calcext:value-type="float">
            <text:p>0.049888013574346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212641859876" calcext:value-type="float">
            <text:p>0.38212641859876</text:p>
          </table:table-cell>
          <table:table-cell office:value-type="float" office:value="0.467132799125888" calcext:value-type="float">
            <text:p>0.467132799125888</text:p>
          </table:table-cell>
          <table:table-cell office:value-type="float" office:value="0.403007207862755" calcext:value-type="float">
            <text:p>0.403007207862755</text:p>
          </table:table-cell>
          <table:table-cell office:value-type="float" office:value="0.437219577768451" calcext:value-type="float">
            <text:p>0.437219577768451</text:p>
          </table:table-cell>
          <table:table-cell office:value-type="float" office:value="6.76408719681087" calcext:value-type="float">
            <text:p>6.76408719681087</text:p>
          </table:table-cell>
          <table:table-cell office:value-type="float" office:value="12.2278400511042" calcext:value-type="float">
            <text:p>12.2278400511042</text:p>
          </table:table-cell>
          <table:table-cell office:value-type="float" office:value="8.69351444940909" calcext:value-type="float">
            <text:p>8.69351444940909</text:p>
          </table:table-cell>
          <table:table-cell office:value-type="float" office:value="8.7405728604846" calcext:value-type="float">
            <text:p>8.7405728604846</text:p>
          </table:table-cell>
          <table:table-cell office:value-type="float" office:value="0.217850188961805" calcext:value-type="float">
            <text:p>0.217850188961805</text:p>
          </table:table-cell>
          <table:table-cell office:value-type="float" office:value="0.257904881511182" calcext:value-type="float">
            <text:p>0.257904881511182</text:p>
          </table:table-cell>
          <table:table-cell office:value-type="float" office:value="0.230182978832481" calcext:value-type="float">
            <text:p>0.230182978832481</text:p>
          </table:table-cell>
          <table:table-cell office:value-type="float" office:value="0.238227410609671" calcext:value-type="float">
            <text:p>0.238227410609671</text:p>
          </table:table-cell>
          <table:table-cell office:value-type="float" office:value="0.0413279722915268" calcext:value-type="float">
            <text:p>0.041327972291527</text:p>
          </table:table-cell>
          <table:table-cell office:value-type="float" office:value="0.034679064339002" calcext:value-type="float">
            <text:p>0.034679064339002</text:p>
          </table:table-cell>
          <table:table-cell office:value-type="float" office:value="0.0302150338255299" calcext:value-type="float">
            <text:p>0.03021503382553</text:p>
          </table:table-cell>
          <table:table-cell office:value-type="float" office:value="0.0501610606571753" calcext:value-type="float">
            <text:p>0.050161060657175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3964243399796" calcext:value-type="float">
            <text:p>0.383964243399796</text:p>
          </table:table-cell>
          <table:table-cell office:value-type="float" office:value="0.470657997585038" calcext:value-type="float">
            <text:p>0.470657997585038</text:p>
          </table:table-cell>
          <table:table-cell office:value-type="float" office:value="0.401732031207936" calcext:value-type="float">
            <text:p>0.401732031207936</text:p>
          </table:table-cell>
          <table:table-cell office:value-type="float" office:value="0.446813764492952" calcext:value-type="float">
            <text:p>0.446813764492952</text:p>
          </table:table-cell>
          <table:table-cell office:value-type="float" office:value="6.94182620945313" calcext:value-type="float">
            <text:p>6.94182620945313</text:p>
          </table:table-cell>
          <table:table-cell office:value-type="float" office:value="11.7093575881028" calcext:value-type="float">
            <text:p>11.7093575881028</text:p>
          </table:table-cell>
          <table:table-cell office:value-type="float" office:value="8.60223057689974" calcext:value-type="float">
            <text:p>8.60223057689974</text:p>
          </table:table-cell>
          <table:table-cell office:value-type="float" office:value="9.21466628445553" calcext:value-type="float">
            <text:p>9.21466628445553</text:p>
          </table:table-cell>
          <table:table-cell office:value-type="float" office:value="0.223636392965645" calcext:value-type="float">
            <text:p>0.223636392965645</text:p>
          </table:table-cell>
          <table:table-cell office:value-type="float" office:value="0.26083382570904" calcext:value-type="float">
            <text:p>0.26083382570904</text:p>
          </table:table-cell>
          <table:table-cell office:value-type="float" office:value="0.234397447206205" calcext:value-type="float">
            <text:p>0.234397447206205</text:p>
          </table:table-cell>
          <table:table-cell office:value-type="float" office:value="0.24325602404573" calcext:value-type="float">
            <text:p>0.24325602404573</text:p>
          </table:table-cell>
          <table:table-cell office:value-type="float" office:value="0.0402649951813303" calcext:value-type="float">
            <text:p>0.04026499518133</text:p>
          </table:table-cell>
          <table:table-cell office:value-type="float" office:value="0.0352102052497743" calcext:value-type="float">
            <text:p>0.035210205249774</text:p>
          </table:table-cell>
          <table:table-cell office:value-type="float" office:value="0.0293750848079492" calcext:value-type="float">
            <text:p>0.029375084807949</text:p>
          </table:table-cell>
          <table:table-cell office:value-type="float" office:value="0.0508023633436814" calcext:value-type="float">
            <text:p>0.050802363343681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0612951731143" calcext:value-type="float">
            <text:p>0.380612951731143</text:p>
          </table:table-cell>
          <table:table-cell office:value-type="float" office:value="0.458877560854136" calcext:value-type="float">
            <text:p>0.458877560854136</text:p>
          </table:table-cell>
          <table:table-cell office:value-type="float" office:value="0.397297899839002" calcext:value-type="float">
            <text:p>0.397297899839002</text:p>
          </table:table-cell>
          <table:table-cell office:value-type="float" office:value="0.437500575449937" calcext:value-type="float">
            <text:p>0.437500575449937</text:p>
          </table:table-cell>
          <table:table-cell office:value-type="float" office:value="6.96467611628713" calcext:value-type="float">
            <text:p>6.96467611628713</text:p>
          </table:table-cell>
          <table:table-cell office:value-type="float" office:value="11.2025489308693" calcext:value-type="float">
            <text:p>11.2025489308693</text:p>
          </table:table-cell>
          <table:table-cell office:value-type="float" office:value="8.58404725282893" calcext:value-type="float">
            <text:p>8.58404725282893</text:p>
          </table:table-cell>
          <table:table-cell office:value-type="float" office:value="9.18780822301868" calcext:value-type="float">
            <text:p>9.18780822301868</text:p>
          </table:table-cell>
          <table:table-cell office:value-type="float" office:value="0.219803179906027" calcext:value-type="float">
            <text:p>0.219803179906027</text:p>
          </table:table-cell>
          <table:table-cell office:value-type="float" office:value="0.254183895358483" calcext:value-type="float">
            <text:p>0.254183895358483</text:p>
          </table:table-cell>
          <table:table-cell office:value-type="float" office:value="0.229834566662686" calcext:value-type="float">
            <text:p>0.229834566662686</text:p>
          </table:table-cell>
          <table:table-cell office:value-type="float" office:value="0.238050261206808" calcext:value-type="float">
            <text:p>0.238050261206808</text:p>
          </table:table-cell>
          <table:table-cell office:value-type="float" office:value="0.0420015568955469" calcext:value-type="float">
            <text:p>0.042001556895547</text:p>
          </table:table-cell>
          <table:table-cell office:value-type="float" office:value="0.0365411247858717" calcext:value-type="float">
            <text:p>0.036541124785872</text:p>
          </table:table-cell>
          <table:table-cell office:value-type="float" office:value="0.0316782446197898" calcext:value-type="float">
            <text:p>0.03167824461979</text:p>
          </table:table-cell>
          <table:table-cell office:value-type="float" office:value="0.051245478553555" calcext:value-type="float">
            <text:p>0.051245478553555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0332326854867" calcext:value-type="float">
            <text:p>0.380332326854867</text:p>
          </table:table-cell>
          <table:table-cell office:value-type="float" office:value="0.458812701928343" calcext:value-type="float">
            <text:p>0.458812701928343</text:p>
          </table:table-cell>
          <table:table-cell office:value-type="float" office:value="0.396757457439669" calcext:value-type="float">
            <text:p>0.396757457439669</text:p>
          </table:table-cell>
          <table:table-cell office:value-type="float" office:value="0.438114088080938" calcext:value-type="float">
            <text:p>0.438114088080938</text:p>
          </table:table-cell>
          <table:table-cell office:value-type="float" office:value="7.28531040371196" calcext:value-type="float">
            <text:p>7.28531040371196</text:p>
          </table:table-cell>
          <table:table-cell office:value-type="float" office:value="11.2306679943961" calcext:value-type="float">
            <text:p>11.2306679943961</text:p>
          </table:table-cell>
          <table:table-cell office:value-type="float" office:value="8.63206141997479" calcext:value-type="float">
            <text:p>8.63206141997479</text:p>
          </table:table-cell>
          <table:table-cell office:value-type="float" office:value="9.48164373605302" calcext:value-type="float">
            <text:p>9.48164373605302</text:p>
          </table:table-cell>
          <table:table-cell office:value-type="float" office:value="0.218023671055982" calcext:value-type="float">
            <text:p>0.218023671055982</text:p>
          </table:table-cell>
          <table:table-cell office:value-type="float" office:value="0.244019064914528" calcext:value-type="float">
            <text:p>0.244019064914528</text:p>
          </table:table-cell>
          <table:table-cell office:value-type="float" office:value="0.228161370731525" calcext:value-type="float">
            <text:p>0.228161370731525</text:p>
          </table:table-cell>
          <table:table-cell office:value-type="float" office:value="0.228123168860747" calcext:value-type="float">
            <text:p>0.228123168860747</text:p>
          </table:table-cell>
          <table:table-cell office:value-type="float" office:value="0.0378703241982801" calcext:value-type="float">
            <text:p>0.03787032419828</text:p>
          </table:table-cell>
          <table:table-cell office:value-type="float" office:value="0.0342924019676557" calcext:value-type="float">
            <text:p>0.034292401967656</text:p>
          </table:table-cell>
          <table:table-cell office:value-type="float" office:value="0.0289722299883285" calcext:value-type="float">
            <text:p>0.028972229988329</text:p>
          </table:table-cell>
          <table:table-cell office:value-type="float" office:value="0.0469913807892674" calcext:value-type="float">
            <text:p>0.046991380789267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3857429701744" calcext:value-type="float">
            <text:p>0.373857429701744</text:p>
          </table:table-cell>
          <table:table-cell office:value-type="float" office:value="0.453454092088715" calcext:value-type="float">
            <text:p>0.453454092088715</text:p>
          </table:table-cell>
          <table:table-cell office:value-type="float" office:value="0.391643271563948" calcext:value-type="float">
            <text:p>0.391643271563948</text:p>
          </table:table-cell>
          <table:table-cell office:value-type="float" office:value="0.428833242520882" calcext:value-type="float">
            <text:p>0.428833242520882</text:p>
          </table:table-cell>
          <table:table-cell office:value-type="float" office:value="6.47913792587473" calcext:value-type="float">
            <text:p>6.47913792587473</text:p>
          </table:table-cell>
          <table:table-cell office:value-type="float" office:value="10.7470967964797" calcext:value-type="float">
            <text:p>10.7470967964797</text:p>
          </table:table-cell>
          <table:table-cell office:value-type="float" office:value="7.92964133585249" calcext:value-type="float">
            <text:p>7.92964133585249</text:p>
          </table:table-cell>
          <table:table-cell office:value-type="float" office:value="8.48172908799585" calcext:value-type="float">
            <text:p>8.48172908799585</text:p>
          </table:table-cell>
          <table:table-cell office:value-type="float" office:value="0.215081830773358" calcext:value-type="float">
            <text:p>0.215081830773358</text:p>
          </table:table-cell>
          <table:table-cell office:value-type="float" office:value="0.242374336604578" calcext:value-type="float">
            <text:p>0.242374336604578</text:p>
          </table:table-cell>
          <table:table-cell office:value-type="float" office:value="0.226455522357242" calcext:value-type="float">
            <text:p>0.226455522357242</text:p>
          </table:table-cell>
          <table:table-cell office:value-type="float" office:value="0.224755366457053" calcext:value-type="float">
            <text:p>0.224755366457053</text:p>
          </table:table-cell>
          <table:table-cell office:value-type="float" office:value="0.03961453559203" calcext:value-type="float">
            <text:p>0.03961453559203</text:p>
          </table:table-cell>
          <table:table-cell office:value-type="float" office:value="0.0336421280412073" calcext:value-type="float">
            <text:p>0.033642128041207</text:p>
          </table:table-cell>
          <table:table-cell office:value-type="float" office:value="0.0288312062417184" calcext:value-type="float">
            <text:p>0.028831206241718</text:p>
          </table:table-cell>
          <table:table-cell office:value-type="float" office:value="0.0488976503830644" calcext:value-type="float">
            <text:p>0.048897650383064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5427432233881" calcext:value-type="float">
            <text:p>0.375427432233881</text:p>
          </table:table-cell>
          <table:table-cell office:value-type="float" office:value="0.454677138365424" calcext:value-type="float">
            <text:p>0.454677138365424</text:p>
          </table:table-cell>
          <table:table-cell office:value-type="float" office:value="0.390846533535827" calcext:value-type="float">
            <text:p>0.390846533535827</text:p>
          </table:table-cell>
          <table:table-cell office:value-type="float" office:value="0.433130952350346" calcext:value-type="float">
            <text:p>0.433130952350346</text:p>
          </table:table-cell>
          <table:table-cell office:value-type="float" office:value="6.5557375067803" calcext:value-type="float">
            <text:p>6.5557375067803</text:p>
          </table:table-cell>
          <table:table-cell office:value-type="float" office:value="10.7368264455961" calcext:value-type="float">
            <text:p>10.7368264455961</text:p>
          </table:table-cell>
          <table:table-cell office:value-type="float" office:value="7.93797423069846" calcext:value-type="float">
            <text:p>7.93797423069846</text:p>
          </table:table-cell>
          <table:table-cell office:value-type="float" office:value="8.63644898118067" calcext:value-type="float">
            <text:p>8.63644898118067</text:p>
          </table:table-cell>
          <table:table-cell office:value-type="float" office:value="0.215905367079455" calcext:value-type="float">
            <text:p>0.215905367079455</text:p>
          </table:table-cell>
          <table:table-cell office:value-type="float" office:value="0.242448169024117" calcext:value-type="float">
            <text:p>0.242448169024117</text:p>
          </table:table-cell>
          <table:table-cell office:value-type="float" office:value="0.225542295834267" calcext:value-type="float">
            <text:p>0.225542295834267</text:p>
          </table:table-cell>
          <table:table-cell office:value-type="float" office:value="0.227201433042288" calcext:value-type="float">
            <text:p>0.227201433042288</text:p>
          </table:table-cell>
          <table:table-cell office:value-type="float" office:value="0.0407508961985565" calcext:value-type="float">
            <text:p>0.040750896198557</text:p>
          </table:table-cell>
          <table:table-cell office:value-type="float" office:value="0.0389844984403918" calcext:value-type="float">
            <text:p>0.038984498440392</text:p>
          </table:table-cell>
          <table:table-cell office:value-type="float" office:value="0.0309058166101879" calcext:value-type="float">
            <text:p>0.030905816610188</text:p>
          </table:table-cell>
          <table:table-cell office:value-type="float" office:value="0.0529654703690478" calcext:value-type="float">
            <text:p>0.052965470369048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174984048896" calcext:value-type="float">
            <text:p>0.376174984048896</text:p>
          </table:table-cell>
          <table:table-cell office:value-type="float" office:value="0.455350034138996" calcext:value-type="float">
            <text:p>0.455350034138996</text:p>
          </table:table-cell>
          <table:table-cell office:value-type="float" office:value="0.390861058535116" calcext:value-type="float">
            <text:p>0.390861058535116</text:p>
          </table:table-cell>
          <table:table-cell office:value-type="float" office:value="0.437735451835623" calcext:value-type="float">
            <text:p>0.437735451835623</text:p>
          </table:table-cell>
          <table:table-cell office:value-type="float" office:value="6.69434253907011" calcext:value-type="float">
            <text:p>6.69434253907011</text:p>
          </table:table-cell>
          <table:table-cell office:value-type="float" office:value="10.9267490486944" calcext:value-type="float">
            <text:p>10.9267490486944</text:p>
          </table:table-cell>
          <table:table-cell office:value-type="float" office:value="7.98882069568738" calcext:value-type="float">
            <text:p>7.98882069568738</text:p>
          </table:table-cell>
          <table:table-cell office:value-type="float" office:value="8.87679962553048" calcext:value-type="float">
            <text:p>8.87679962553048</text:p>
          </table:table-cell>
          <table:table-cell office:value-type="float" office:value="0.215173789623372" calcext:value-type="float">
            <text:p>0.215173789623372</text:p>
          </table:table-cell>
          <table:table-cell office:value-type="float" office:value="0.24131914406248" calcext:value-type="float">
            <text:p>0.24131914406248</text:p>
          </table:table-cell>
          <table:table-cell office:value-type="float" office:value="0.224548415833734" calcext:value-type="float">
            <text:p>0.224548415833734</text:p>
          </table:table-cell>
          <table:table-cell office:value-type="float" office:value="0.226587006872144" calcext:value-type="float">
            <text:p>0.226587006872144</text:p>
          </table:table-cell>
          <table:table-cell office:value-type="float" office:value="0.0391153110514455" calcext:value-type="float">
            <text:p>0.039115311051446</text:p>
          </table:table-cell>
          <table:table-cell office:value-type="float" office:value="0.0358232614333201" calcext:value-type="float">
            <text:p>0.03582326143332</text:p>
          </table:table-cell>
          <table:table-cell office:value-type="float" office:value="0.0295374638780658" calcext:value-type="float">
            <text:p>0.029537463878066</text:p>
          </table:table-cell>
          <table:table-cell office:value-type="float" office:value="0.049443061982281" calcext:value-type="float">
            <text:p>0.049443061982281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4516171057963" calcext:value-type="float">
            <text:p>0.374516171057963</text:p>
          </table:table-cell>
          <table:table-cell office:value-type="float" office:value="0.452817708583169" calcext:value-type="float">
            <text:p>0.452817708583169</text:p>
          </table:table-cell>
          <table:table-cell office:value-type="float" office:value="0.39011546112253" calcext:value-type="float">
            <text:p>0.39011546112253</text:p>
          </table:table-cell>
          <table:table-cell office:value-type="float" office:value="0.431100321947281" calcext:value-type="float">
            <text:p>0.431100321947281</text:p>
          </table:table-cell>
          <table:table-cell office:value-type="float" office:value="6.71689308067893" calcext:value-type="float">
            <text:p>6.71689308067893</text:p>
          </table:table-cell>
          <table:table-cell office:value-type="float" office:value="10.9395108251384" calcext:value-type="float">
            <text:p>10.9395108251384</text:p>
          </table:table-cell>
          <table:table-cell office:value-type="float" office:value="8.06867895228519" calcext:value-type="float">
            <text:p>8.06867895228519</text:p>
          </table:table-cell>
          <table:table-cell office:value-type="float" office:value="8.49477493555034" calcext:value-type="float">
            <text:p>8.49477493555034</text:p>
          </table:table-cell>
          <table:table-cell office:value-type="float" office:value="0.216452120602984" calcext:value-type="float">
            <text:p>0.216452120602984</text:p>
          </table:table-cell>
          <table:table-cell office:value-type="float" office:value="0.241573453986377" calcext:value-type="float">
            <text:p>0.241573453986377</text:p>
          </table:table-cell>
          <table:table-cell office:value-type="float" office:value="0.226184564045799" calcext:value-type="float">
            <text:p>0.226184564045799</text:p>
          </table:table-cell>
          <table:table-cell office:value-type="float" office:value="0.226086812185976" calcext:value-type="float">
            <text:p>0.226086812185976</text:p>
          </table:table-cell>
          <table:table-cell office:value-type="float" office:value="0.0395854143452816" calcext:value-type="float">
            <text:p>0.039585414345282</text:p>
          </table:table-cell>
          <table:table-cell office:value-type="float" office:value="0.037692775124859" calcext:value-type="float">
            <text:p>0.037692775124859</text:p>
          </table:table-cell>
          <table:table-cell office:value-type="float" office:value="0.0300828401355269" calcext:value-type="float">
            <text:p>0.030082840135527</text:p>
          </table:table-cell>
          <table:table-cell office:value-type="float" office:value="0.0513630075111558" calcext:value-type="float">
            <text:p>0.051363007511156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5281594006936" calcext:value-type="float">
            <text:p>0.375281594006936</text:p>
          </table:table-cell>
          <table:table-cell office:value-type="float" office:value="0.458848422129037" calcext:value-type="float">
            <text:p>0.458848422129037</text:p>
          </table:table-cell>
          <table:table-cell office:value-type="float" office:value="0.39449387709453" calcext:value-type="float">
            <text:p>0.39449387709453</text:p>
          </table:table-cell>
          <table:table-cell office:value-type="float" office:value="0.431663763217567" calcext:value-type="float">
            <text:p>0.431663763217567</text:p>
          </table:table-cell>
          <table:table-cell office:value-type="float" office:value="6.52324163148026" calcext:value-type="float">
            <text:p>6.52324163148026</text:p>
          </table:table-cell>
          <table:table-cell office:value-type="float" office:value="11.0242900687269" calcext:value-type="float">
            <text:p>11.0242900687269</text:p>
          </table:table-cell>
          <table:table-cell office:value-type="float" office:value="8.35678223681651" calcext:value-type="float">
            <text:p>8.35678223681651</text:p>
          </table:table-cell>
          <table:table-cell office:value-type="float" office:value="8.1851932386639" calcext:value-type="float">
            <text:p>8.1851932386639</text:p>
          </table:table-cell>
          <table:table-cell office:value-type="float" office:value="0.215728160280288" calcext:value-type="float">
            <text:p>0.215728160280288</text:p>
          </table:table-cell>
          <table:table-cell office:value-type="float" office:value="0.244196609979265" calcext:value-type="float">
            <text:p>0.244196609979265</text:p>
          </table:table-cell>
          <table:table-cell office:value-type="float" office:value="0.227351099953525" calcext:value-type="float">
            <text:p>0.227351099953525</text:p>
          </table:table-cell>
          <table:table-cell office:value-type="float" office:value="0.225890023032097" calcext:value-type="float">
            <text:p>0.225890023032097</text:p>
          </table:table-cell>
          <table:table-cell office:value-type="float" office:value="0.0373415890808191" calcext:value-type="float">
            <text:p>0.037341589080819</text:p>
          </table:table-cell>
          <table:table-cell office:value-type="float" office:value="0.0365481805480132" calcext:value-type="float">
            <text:p>0.036548180548013</text:p>
          </table:table-cell>
          <table:table-cell office:value-type="float" office:value="0.0293070639622371" calcext:value-type="float">
            <text:p>0.029307063962237</text:p>
          </table:table-cell>
          <table:table-cell office:value-type="float" office:value="0.0477848140832763" calcext:value-type="float">
            <text:p>0.047784814083276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9681987663473" calcext:value-type="float">
            <text:p>0.379681987663473</text:p>
          </table:table-cell>
          <table:table-cell office:value-type="float" office:value="0.461328537066663" calcext:value-type="float">
            <text:p>0.461328537066663</text:p>
          </table:table-cell>
          <table:table-cell office:value-type="float" office:value="0.396287841694061" calcext:value-type="float">
            <text:p>0.396287841694061</text:p>
          </table:table-cell>
          <table:table-cell office:value-type="float" office:value="0.436384622052231" calcext:value-type="float">
            <text:p>0.436384622052231</text:p>
          </table:table-cell>
          <table:table-cell office:value-type="float" office:value="6.71398530365195" calcext:value-type="float">
            <text:p>6.71398530365195</text:p>
          </table:table-cell>
          <table:table-cell office:value-type="float" office:value="10.9147866897125" calcext:value-type="float">
            <text:p>10.9147866897125</text:p>
          </table:table-cell>
          <table:table-cell office:value-type="float" office:value="8.43595325970757" calcext:value-type="float">
            <text:p>8.43595325970757</text:p>
          </table:table-cell>
          <table:table-cell office:value-type="float" office:value="8.58857723210329" calcext:value-type="float">
            <text:p>8.58857723210329</text:p>
          </table:table-cell>
          <table:table-cell office:value-type="float" office:value="0.224959245520409" calcext:value-type="float">
            <text:p>0.224959245520409</text:p>
          </table:table-cell>
          <table:table-cell office:value-type="float" office:value="0.254734337967115" calcext:value-type="float">
            <text:p>0.254734337967115</text:p>
          </table:table-cell>
          <table:table-cell office:value-type="float" office:value="0.235395174489247" calcext:value-type="float">
            <text:p>0.235395174489247</text:p>
          </table:table-cell>
          <table:table-cell office:value-type="float" office:value="0.237835547930917" calcext:value-type="float">
            <text:p>0.237835547930917</text:p>
          </table:table-cell>
          <table:table-cell office:value-type="float" office:value="0.039511132001165" calcext:value-type="float">
            <text:p>0.039511132001165</text:p>
          </table:table-cell>
          <table:table-cell office:value-type="float" office:value="0.0388143962748402" calcext:value-type="float">
            <text:p>0.03881439627484</text:p>
          </table:table-cell>
          <table:table-cell office:value-type="float" office:value="0.0301246837650717" calcext:value-type="float">
            <text:p>0.030124683765072</text:p>
          </table:table-cell>
          <table:table-cell office:value-type="float" office:value="0.0522822223810584" calcext:value-type="float">
            <text:p>0.052282222381058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0971207915204" calcext:value-type="float">
            <text:p>0.380971207915204</text:p>
          </table:table-cell>
          <table:table-cell office:value-type="float" office:value="0.460715483845834" calcext:value-type="float">
            <text:p>0.460715483845834</text:p>
          </table:table-cell>
          <table:table-cell office:value-type="float" office:value="0.395786815347537" calcext:value-type="float">
            <text:p>0.395786815347537</text:p>
          </table:table-cell>
          <table:table-cell office:value-type="float" office:value="0.439275691294361" calcext:value-type="float">
            <text:p>0.439275691294361</text:p>
          </table:table-cell>
          <table:table-cell office:value-type="float" office:value="6.57312617797038" calcext:value-type="float">
            <text:p>6.57312617797038</text:p>
          </table:table-cell>
          <table:table-cell office:value-type="float" office:value="10.7788459521733" calcext:value-type="float">
            <text:p>10.7788459521733</text:p>
          </table:table-cell>
          <table:table-cell office:value-type="float" office:value="7.90359595892196" calcext:value-type="float">
            <text:p>7.90359595892196</text:p>
          </table:table-cell>
          <table:table-cell office:value-type="float" office:value="8.43043829788464" calcext:value-type="float">
            <text:p>8.43043829788464</text:p>
          </table:table-cell>
          <table:table-cell office:value-type="float" office:value="0.225700065306632" calcext:value-type="float">
            <text:p>0.225700065306632</text:p>
          </table:table-cell>
          <table:table-cell office:value-type="float" office:value="0.254257434744568" calcext:value-type="float">
            <text:p>0.254257434744568</text:p>
          </table:table-cell>
          <table:table-cell office:value-type="float" office:value="0.235998099962669" calcext:value-type="float">
            <text:p>0.235998099962669</text:p>
          </table:table-cell>
          <table:table-cell office:value-type="float" office:value="0.237572256010994" calcext:value-type="float">
            <text:p>0.237572256010994</text:p>
          </table:table-cell>
          <table:table-cell office:value-type="float" office:value="0.0388379148085845" calcext:value-type="float">
            <text:p>0.038837914808585</text:p>
          </table:table-cell>
          <table:table-cell office:value-type="float" office:value="0.0382510946457793" calcext:value-type="float">
            <text:p>0.038251094645779</text:p>
          </table:table-cell>
          <table:table-cell office:value-type="float" office:value="0.028847117398368" calcext:value-type="float">
            <text:p>0.028847117398368</text:p>
          </table:table-cell>
          <table:table-cell office:value-type="float" office:value="0.0526596778053122" calcext:value-type="float">
            <text:p>0.052659677805312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3497569534628" calcext:value-type="float">
            <text:p>0.373497569534628</text:p>
          </table:table-cell>
          <table:table-cell office:value-type="float" office:value="0.453681250518946" calcext:value-type="float">
            <text:p>0.453681250518946</text:p>
          </table:table-cell>
          <table:table-cell office:value-type="float" office:value="0.386828301598011" calcext:value-type="float">
            <text:p>0.386828301598011</text:p>
          </table:table-cell>
          <table:table-cell office:value-type="float" office:value="0.434647709618459" calcext:value-type="float">
            <text:p>0.434647709618459</text:p>
          </table:table-cell>
          <table:table-cell office:value-type="float" office:value="6.46587056746576" calcext:value-type="float">
            <text:p>6.46587056746576</text:p>
          </table:table-cell>
          <table:table-cell office:value-type="float" office:value="10.3537817212508" calcext:value-type="float">
            <text:p>10.3537817212508</text:p>
          </table:table-cell>
          <table:table-cell office:value-type="float" office:value="7.93896995898349" calcext:value-type="float">
            <text:p>7.93896995898349</text:p>
          </table:table-cell>
          <table:table-cell office:value-type="float" office:value="8.93985171469167" calcext:value-type="float">
            <text:p>8.93985171469167</text:p>
          </table:table-cell>
          <table:table-cell office:value-type="float" office:value="0.223345160280161" calcext:value-type="float">
            <text:p>0.223345160280161</text:p>
          </table:table-cell>
          <table:table-cell office:value-type="float" office:value="0.243104259125824" calcext:value-type="float">
            <text:p>0.243104259125824</text:p>
          </table:table-cell>
          <table:table-cell office:value-type="float" office:value="0.233188206355376" calcext:value-type="float">
            <text:p>0.233188206355376</text:p>
          </table:table-cell>
          <table:table-cell office:value-type="float" office:value="0.227441434871852" calcext:value-type="float">
            <text:p>0.227441434871852</text:p>
          </table:table-cell>
          <table:table-cell office:value-type="float" office:value="0.033998073489865" calcext:value-type="float">
            <text:p>0.033998073489865</text:p>
          </table:table-cell>
          <table:table-cell office:value-type="float" office:value="0.0338548042424611" calcext:value-type="float">
            <text:p>0.033854804242461</text:p>
          </table:table-cell>
          <table:table-cell office:value-type="float" office:value="0.0265945395499229" calcext:value-type="float">
            <text:p>0.026594539549923</text:p>
          </table:table-cell>
          <table:table-cell office:value-type="float" office:value="0.0446840997507971" calcext:value-type="float">
            <text:p>0.044684099750797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7713243466182" calcext:value-type="float">
            <text:p>0.367713243466182</text:p>
          </table:table-cell>
          <table:table-cell office:value-type="float" office:value="0.448098186333852" calcext:value-type="float">
            <text:p>0.448098186333852</text:p>
          </table:table-cell>
          <table:table-cell office:value-type="float" office:value="0.385080816696833" calcext:value-type="float">
            <text:p>0.385080816696833</text:p>
          </table:table-cell>
          <table:table-cell office:value-type="float" office:value="0.424904776158732" calcext:value-type="float">
            <text:p>0.424904776158732</text:p>
          </table:table-cell>
          <table:table-cell office:value-type="float" office:value="5.82451469968673" calcext:value-type="float">
            <text:p>5.82451469968673</text:p>
          </table:table-cell>
          <table:table-cell office:value-type="float" office:value="9.77125205954255" calcext:value-type="float">
            <text:p>9.77125205954255</text:p>
          </table:table-cell>
          <table:table-cell office:value-type="float" office:value="7.5339056752012" calcext:value-type="float">
            <text:p>7.5339056752012</text:p>
          </table:table-cell>
          <table:table-cell office:value-type="float" office:value="7.79068955486444" calcext:value-type="float">
            <text:p>7.79068955486444</text:p>
          </table:table-cell>
          <table:table-cell office:value-type="float" office:value="0.216214394847654" calcext:value-type="float">
            <text:p>0.216214394847654</text:p>
          </table:table-cell>
          <table:table-cell office:value-type="float" office:value="0.233331701520153" calcext:value-type="float">
            <text:p>0.233331701520153</text:p>
          </table:table-cell>
          <table:table-cell office:value-type="float" office:value="0.227701179165494" calcext:value-type="float">
            <text:p>0.227701179165494</text:p>
          </table:table-cell>
          <table:table-cell office:value-type="float" office:value="0.215784246611571" calcext:value-type="float">
            <text:p>0.215784246611571</text:p>
          </table:table-cell>
          <table:table-cell office:value-type="float" office:value="0.0363044236731968" calcext:value-type="float">
            <text:p>0.036304423673197</text:p>
          </table:table-cell>
          <table:table-cell office:value-type="float" office:value="0.0348966614331364" calcext:value-type="float">
            <text:p>0.034896661433136</text:p>
          </table:table-cell>
          <table:table-cell office:value-type="float" office:value="0.0281037920813086" calcext:value-type="float">
            <text:p>0.028103792081309</text:p>
          </table:table-cell>
          <table:table-cell office:value-type="float" office:value="0.0466067783593559" calcext:value-type="float">
            <text:p>0.046606778359356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0980028360107" calcext:value-type="float">
            <text:p>0.370980028360107</text:p>
          </table:table-cell>
          <table:table-cell office:value-type="float" office:value="0.45064626357174" calcext:value-type="float">
            <text:p>0.45064626357174</text:p>
          </table:table-cell>
          <table:table-cell office:value-type="float" office:value="0.385759407414479" calcext:value-type="float">
            <text:p>0.385759407414479</text:p>
          </table:table-cell>
          <table:table-cell office:value-type="float" office:value="0.432469543693929" calcext:value-type="float">
            <text:p>0.432469543693929</text:p>
          </table:table-cell>
          <table:table-cell office:value-type="float" office:value="6.3385630888586" calcext:value-type="float">
            <text:p>6.3385630888586</text:p>
          </table:table-cell>
          <table:table-cell office:value-type="float" office:value="10.4327474029774" calcext:value-type="float">
            <text:p>10.4327474029774</text:p>
          </table:table-cell>
          <table:table-cell office:value-type="float" office:value="7.81745421622584" calcext:value-type="float">
            <text:p>7.81745421622584</text:p>
          </table:table-cell>
          <table:table-cell office:value-type="float" office:value="8.68780877980863" calcext:value-type="float">
            <text:p>8.68780877980863</text:p>
          </table:table-cell>
          <table:table-cell office:value-type="float" office:value="0.216715187764903" calcext:value-type="float">
            <text:p>0.216715187764903</text:p>
          </table:table-cell>
          <table:table-cell office:value-type="float" office:value="0.230944786822638" calcext:value-type="float">
            <text:p>0.230944786822638</text:p>
          </table:table-cell>
          <table:table-cell office:value-type="float" office:value="0.226262439999612" calcext:value-type="float">
            <text:p>0.226262439999612</text:p>
          </table:table-cell>
          <table:table-cell office:value-type="float" office:value="0.216165847960645" calcext:value-type="float">
            <text:p>0.216165847960645</text:p>
          </table:table-cell>
          <table:table-cell office:value-type="float" office:value="0.0393112006036023" calcext:value-type="float">
            <text:p>0.039311200603602</text:p>
          </table:table-cell>
          <table:table-cell office:value-type="float" office:value="0.0379715824513742" calcext:value-type="float">
            <text:p>0.037971582451374</text:p>
          </table:table-cell>
          <table:table-cell office:value-type="float" office:value="0.0288371216704894" calcext:value-type="float">
            <text:p>0.028837121670489</text:p>
          </table:table-cell>
          <table:table-cell office:value-type="float" office:value="0.0532728012655924" calcext:value-type="float">
            <text:p>0.053272801265592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6869801838582" calcext:value-type="float">
            <text:p>0.36869801838582</text:p>
          </table:table-cell>
          <table:table-cell office:value-type="float" office:value="0.44756444712108" calcext:value-type="float">
            <text:p>0.44756444712108</text:p>
          </table:table-cell>
          <table:table-cell office:value-type="float" office:value="0.381957299640346" calcext:value-type="float">
            <text:p>0.381957299640346</text:p>
          </table:table-cell>
          <table:table-cell office:value-type="float" office:value="0.429762385492021" calcext:value-type="float">
            <text:p>0.429762385492021</text:p>
          </table:table-cell>
          <table:table-cell office:value-type="float" office:value="6.49937533920543" calcext:value-type="float">
            <text:p>6.49937533920543</text:p>
          </table:table-cell>
          <table:table-cell office:value-type="float" office:value="10.629668167693" calcext:value-type="float">
            <text:p>10.629668167693</text:p>
          </table:table-cell>
          <table:table-cell office:value-type="float" office:value="7.92384559558949" calcext:value-type="float">
            <text:p>7.92384559558949</text:p>
          </table:table-cell>
          <table:table-cell office:value-type="float" office:value="9.48304650584499" calcext:value-type="float">
            <text:p>9.48304650584499</text:p>
          </table:table-cell>
          <table:table-cell office:value-type="float" office:value="0.218938052475831" calcext:value-type="float">
            <text:p>0.218938052475831</text:p>
          </table:table-cell>
          <table:table-cell office:value-type="float" office:value="0.236310721069852" calcext:value-type="float">
            <text:p>0.236310721069852</text:p>
          </table:table-cell>
          <table:table-cell office:value-type="float" office:value="0.227687229284805" calcext:value-type="float">
            <text:p>0.227687229284805</text:p>
          </table:table-cell>
          <table:table-cell office:value-type="float" office:value="0.222639620783031" calcext:value-type="float">
            <text:p>0.222639620783031</text:p>
          </table:table-cell>
          <table:table-cell office:value-type="float" office:value="0.0378040976293681" calcext:value-type="float">
            <text:p>0.037804097629368</text:p>
          </table:table-cell>
          <table:table-cell office:value-type="float" office:value="0.0398800617151723" calcext:value-type="float">
            <text:p>0.039880061715172</text:p>
          </table:table-cell>
          <table:table-cell office:value-type="float" office:value="0.0293081362511084" calcext:value-type="float">
            <text:p>0.029308136251108</text:p>
          </table:table-cell>
          <table:table-cell office:value-type="float" office:value="0.0520614306362401" calcext:value-type="float">
            <text:p>0.05206143063624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0733425758801" calcext:value-type="float">
            <text:p>0.370733425758801</text:p>
          </table:table-cell>
          <table:table-cell office:value-type="float" office:value="0.449612956606062" calcext:value-type="float">
            <text:p>0.449612956606062</text:p>
          </table:table-cell>
          <table:table-cell office:value-type="float" office:value="0.383686496204675" calcext:value-type="float">
            <text:p>0.383686496204675</text:p>
          </table:table-cell>
          <table:table-cell office:value-type="float" office:value="0.432273154332474" calcext:value-type="float">
            <text:p>0.432273154332474</text:p>
          </table:table-cell>
          <table:table-cell office:value-type="float" office:value="6.57227531321134" calcext:value-type="float">
            <text:p>6.57227531321134</text:p>
          </table:table-cell>
          <table:table-cell office:value-type="float" office:value="10.7888986679139" calcext:value-type="float">
            <text:p>10.7888986679139</text:p>
          </table:table-cell>
          <table:table-cell office:value-type="float" office:value="7.85441524908449" calcext:value-type="float">
            <text:p>7.85441524908449</text:p>
          </table:table-cell>
          <table:table-cell office:value-type="float" office:value="9.43014345264661" calcext:value-type="float">
            <text:p>9.43014345264661</text:p>
          </table:table-cell>
          <table:table-cell office:value-type="float" office:value="0.216431027169047" calcext:value-type="float">
            <text:p>0.216431027169047</text:p>
          </table:table-cell>
          <table:table-cell office:value-type="float" office:value="0.229395032879347" calcext:value-type="float">
            <text:p>0.229395032879347</text:p>
          </table:table-cell>
          <table:table-cell office:value-type="float" office:value="0.225429213615586" calcext:value-type="float">
            <text:p>0.225429213615586</text:p>
          </table:table-cell>
          <table:table-cell office:value-type="float" office:value="0.215655400217299" calcext:value-type="float">
            <text:p>0.215655400217299</text:p>
          </table:table-cell>
          <table:table-cell office:value-type="float" office:value="0.0362322261068003" calcext:value-type="float">
            <text:p>0.0362322261068</text:p>
          </table:table-cell>
          <table:table-cell office:value-type="float" office:value="0.0387505626182125" calcext:value-type="float">
            <text:p>0.038750562618213</text:p>
          </table:table-cell>
          <table:table-cell office:value-type="float" office:value="0.0277736672512437" calcext:value-type="float">
            <text:p>0.027773667251244</text:p>
          </table:table-cell>
          <table:table-cell office:value-type="float" office:value="0.0507837687779739" calcext:value-type="float">
            <text:p>0.050783768777974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2757346160307" calcext:value-type="float">
            <text:p>0.372757346160307</text:p>
          </table:table-cell>
          <table:table-cell office:value-type="float" office:value="0.456661374767427" calcext:value-type="float">
            <text:p>0.456661374767427</text:p>
          </table:table-cell>
          <table:table-cell office:value-type="float" office:value="0.390115377783632" calcext:value-type="float">
            <text:p>0.390115377783632</text:p>
          </table:table-cell>
          <table:table-cell office:value-type="float" office:value="0.432534031833862" calcext:value-type="float">
            <text:p>0.432534031833862</text:p>
          </table:table-cell>
          <table:table-cell office:value-type="float" office:value="6.45448009947916" calcext:value-type="float">
            <text:p>6.45448009947916</text:p>
          </table:table-cell>
          <table:table-cell office:value-type="float" office:value="11.2548702007159" calcext:value-type="float">
            <text:p>11.2548702007159</text:p>
          </table:table-cell>
          <table:table-cell office:value-type="float" office:value="8.24279193924787" calcext:value-type="float">
            <text:p>8.24279193924787</text:p>
          </table:table-cell>
          <table:table-cell office:value-type="float" office:value="9.01654020785855" calcext:value-type="float">
            <text:p>9.01654020785855</text:p>
          </table:table-cell>
          <table:table-cell office:value-type="float" office:value="0.216698051070372" calcext:value-type="float">
            <text:p>0.216698051070372</text:p>
          </table:table-cell>
          <table:table-cell office:value-type="float" office:value="0.236325812885309" calcext:value-type="float">
            <text:p>0.236325812885309</text:p>
          </table:table-cell>
          <table:table-cell office:value-type="float" office:value="0.227562708594651" calcext:value-type="float">
            <text:p>0.227562708594651</text:p>
          </table:table-cell>
          <table:table-cell office:value-type="float" office:value="0.219538923777978" calcext:value-type="float">
            <text:p>0.219538923777978</text:p>
          </table:table-cell>
          <table:table-cell office:value-type="float" office:value="0.037171118121641" calcext:value-type="float">
            <text:p>0.037171118121641</text:p>
          </table:table-cell>
          <table:table-cell office:value-type="float" office:value="0.0395867200305728" calcext:value-type="float">
            <text:p>0.039586720030573</text:p>
          </table:table-cell>
          <table:table-cell office:value-type="float" office:value="0.0280216213780267" calcext:value-type="float">
            <text:p>0.028021621378027</text:p>
          </table:table-cell>
          <table:table-cell office:value-type="float" office:value="0.0523768684861742" calcext:value-type="float">
            <text:p>0.052376868486174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3041481685477" calcext:value-type="float">
            <text:p>0.373041481685477</text:p>
          </table:table-cell>
          <table:table-cell office:value-type="float" office:value="0.44714770237059" calcext:value-type="float">
            <text:p>0.44714770237059</text:p>
          </table:table-cell>
          <table:table-cell office:value-type="float" office:value="0.385184920833804" calcext:value-type="float">
            <text:p>0.385184920833804</text:p>
          </table:table-cell>
          <table:table-cell office:value-type="float" office:value="0.431241230763213" calcext:value-type="float">
            <text:p>0.431241230763213</text:p>
          </table:table-cell>
          <table:table-cell office:value-type="float" office:value="6.40325228058478" calcext:value-type="float">
            <text:p>6.40325228058478</text:p>
          </table:table-cell>
          <table:table-cell office:value-type="float" office:value="10.0207209713196" calcext:value-type="float">
            <text:p>10.0207209713196</text:p>
          </table:table-cell>
          <table:table-cell office:value-type="float" office:value="7.49552647666029" calcext:value-type="float">
            <text:p>7.49552647666029</text:p>
          </table:table-cell>
          <table:table-cell office:value-type="float" office:value="8.74236488436904" calcext:value-type="float">
            <text:p>8.74236488436904</text:p>
          </table:table-cell>
          <table:table-cell office:value-type="float" office:value="0.217383972763685" calcext:value-type="float">
            <text:p>0.217383972763685</text:p>
          </table:table-cell>
          <table:table-cell office:value-type="float" office:value="0.230782174394676" calcext:value-type="float">
            <text:p>0.230782174394676</text:p>
          </table:table-cell>
          <table:table-cell office:value-type="float" office:value="0.225254763894546" calcext:value-type="float">
            <text:p>0.225254763894546</text:p>
          </table:table-cell>
          <table:table-cell office:value-type="float" office:value="0.218618992744491" calcext:value-type="float">
            <text:p>0.218618992744491</text:p>
          </table:table-cell>
          <table:table-cell office:value-type="float" office:value="0.0394472323873892" calcext:value-type="float">
            <text:p>0.039447232387389</text:p>
          </table:table-cell>
          <table:table-cell office:value-type="float" office:value="0.0440224038201602" calcext:value-type="float">
            <text:p>0.04402240382016</text:p>
          </table:table-cell>
          <table:table-cell office:value-type="float" office:value="0.0310918476887036" calcext:value-type="float">
            <text:p>0.031091847688704</text:p>
          </table:table-cell>
          <table:table-cell office:value-type="float" office:value="0.0559201745219971" calcext:value-type="float">
            <text:p>0.055920174521997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69945833642901" calcext:value-type="float">
            <text:p>0.369945833642901</text:p>
          </table:table-cell>
          <table:table-cell office:value-type="float" office:value="0.447666753201138" calcext:value-type="float">
            <text:p>0.447666753201138</text:p>
          </table:table-cell>
          <table:table-cell office:value-type="float" office:value="0.381964887444388" calcext:value-type="float">
            <text:p>0.381964887444388</text:p>
          </table:table-cell>
          <table:table-cell office:value-type="float" office:value="0.429720644519764" calcext:value-type="float">
            <text:p>0.429720644519764</text:p>
          </table:table-cell>
          <table:table-cell office:value-type="float" office:value="6.34880589586571" calcext:value-type="float">
            <text:p>6.34880589586571</text:p>
          </table:table-cell>
          <table:table-cell office:value-type="float" office:value="9.86092225638474" calcext:value-type="float">
            <text:p>9.86092225638474</text:p>
          </table:table-cell>
          <table:table-cell office:value-type="float" office:value="7.40973919063928" calcext:value-type="float">
            <text:p>7.40973919063928</text:p>
          </table:table-cell>
          <table:table-cell office:value-type="float" office:value="8.46459278663982" calcext:value-type="float">
            <text:p>8.46459278663982</text:p>
          </table:table-cell>
          <table:table-cell office:value-type="float" office:value="0.210173874257414" calcext:value-type="float">
            <text:p>0.210173874257414</text:p>
          </table:table-cell>
          <table:table-cell office:value-type="float" office:value="0.217952805894351" calcext:value-type="float">
            <text:p>0.217952805894351</text:p>
          </table:table-cell>
          <table:table-cell office:value-type="float" office:value="0.217937717328445" calcext:value-type="float">
            <text:p>0.217937717328445</text:p>
          </table:table-cell>
          <table:table-cell office:value-type="float" office:value="0.206130725685313" calcext:value-type="float">
            <text:p>0.206130725685313</text:p>
          </table:table-cell>
          <table:table-cell office:value-type="float" office:value="0.0402185462434847" calcext:value-type="float">
            <text:p>0.040218546243485</text:p>
          </table:table-cell>
          <table:table-cell office:value-type="float" office:value="0.0441876678886944" calcext:value-type="float">
            <text:p>0.044187667888694</text:p>
          </table:table-cell>
          <table:table-cell office:value-type="float" office:value="0.0316180969741745" calcext:value-type="float">
            <text:p>0.031618096974175</text:p>
          </table:table-cell>
          <table:table-cell office:value-type="float" office:value="0.0566010274246949" calcext:value-type="float">
            <text:p>0.056601027424695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69687435957301" calcext:value-type="float">
            <text:p>0.369687435957301</text:p>
          </table:table-cell>
          <table:table-cell office:value-type="float" office:value="0.445568324554907" calcext:value-type="float">
            <text:p>0.445568324554907</text:p>
          </table:table-cell>
          <table:table-cell office:value-type="float" office:value="0.381504652479669" calcext:value-type="float">
            <text:p>0.381504652479669</text:p>
          </table:table-cell>
          <table:table-cell office:value-type="float" office:value="0.429429895083665" calcext:value-type="float">
            <text:p>0.429429895083665</text:p>
          </table:table-cell>
          <table:table-cell office:value-type="float" office:value="6.42308217379033" calcext:value-type="float">
            <text:p>6.42308217379033</text:p>
          </table:table-cell>
          <table:table-cell office:value-type="float" office:value="10.2005603339848" calcext:value-type="float">
            <text:p>10.2005603339848</text:p>
          </table:table-cell>
          <table:table-cell office:value-type="float" office:value="7.7500459941461" calcext:value-type="float">
            <text:p>7.7500459941461</text:p>
          </table:table-cell>
          <table:table-cell office:value-type="float" office:value="9.01993983696061" calcext:value-type="float">
            <text:p>9.01993983696061</text:p>
          </table:table-cell>
          <table:table-cell office:value-type="float" office:value="0.215319370508979" calcext:value-type="float">
            <text:p>0.215319370508979</text:p>
          </table:table-cell>
          <table:table-cell office:value-type="float" office:value="0.219761591759478" calcext:value-type="float">
            <text:p>0.219761591759478</text:p>
          </table:table-cell>
          <table:table-cell office:value-type="float" office:value="0.223001067222297" calcext:value-type="float">
            <text:p>0.223001067222297</text:p>
          </table:table-cell>
          <table:table-cell office:value-type="float" office:value="0.208189321002865" calcext:value-type="float">
            <text:p>0.208189321002865</text:p>
          </table:table-cell>
          <table:table-cell office:value-type="float" office:value="0.0369349974615723" calcext:value-type="float">
            <text:p>0.036934997461572</text:p>
          </table:table-cell>
          <table:table-cell office:value-type="float" office:value="0.0393086878456945" calcext:value-type="float">
            <text:p>0.039308687845695</text:p>
          </table:table-cell>
          <table:table-cell office:value-type="float" office:value="0.0291994126923973" calcext:value-type="float">
            <text:p>0.029199412692397</text:p>
          </table:table-cell>
          <table:table-cell office:value-type="float" office:value="0.0506024632979815" calcext:value-type="float">
            <text:p>0.050602463297982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6035723306204" calcext:value-type="float">
            <text:p>0.366035723306204</text:p>
          </table:table-cell>
          <table:table-cell office:value-type="float" office:value="0.440796929575424" calcext:value-type="float">
            <text:p>0.440796929575424</text:p>
          </table:table-cell>
          <table:table-cell office:value-type="float" office:value="0.381702215209198" calcext:value-type="float">
            <text:p>0.381702215209198</text:p>
          </table:table-cell>
          <table:table-cell office:value-type="float" office:value="0.420049599153057" calcext:value-type="float">
            <text:p>0.420049599153057</text:p>
          </table:table-cell>
          <table:table-cell office:value-type="float" office:value="6.42429292960647" calcext:value-type="float">
            <text:p>6.42429292960647</text:p>
          </table:table-cell>
          <table:table-cell office:value-type="float" office:value="9.9235642383712" calcext:value-type="float">
            <text:p>9.9235642383712</text:p>
          </table:table-cell>
          <table:table-cell office:value-type="float" office:value="7.78531063269103" calcext:value-type="float">
            <text:p>7.78531063269103</text:p>
          </table:table-cell>
          <table:table-cell office:value-type="float" office:value="8.00849850343439" calcext:value-type="float">
            <text:p>8.00849850343439</text:p>
          </table:table-cell>
          <table:table-cell office:value-type="float" office:value="0.215924187955831" calcext:value-type="float">
            <text:p>0.215924187955831</text:p>
          </table:table-cell>
          <table:table-cell office:value-type="float" office:value="0.222600727157396" calcext:value-type="float">
            <text:p>0.222600727157396</text:p>
          </table:table-cell>
          <table:table-cell office:value-type="float" office:value="0.225714919049513" calcext:value-type="float">
            <text:p>0.225714919049513</text:p>
          </table:table-cell>
          <table:table-cell office:value-type="float" office:value="0.207948650427657" calcext:value-type="float">
            <text:p>0.207948650427657</text:p>
          </table:table-cell>
          <table:table-cell office:value-type="float" office:value="0.0399366067154039" calcext:value-type="float">
            <text:p>0.039936606715404</text:p>
          </table:table-cell>
          <table:table-cell office:value-type="float" office:value="0.0436632654389343" calcext:value-type="float">
            <text:p>0.043663265438934</text:p>
          </table:table-cell>
          <table:table-cell office:value-type="float" office:value="0.0320175356747922" calcext:value-type="float">
            <text:p>0.032017535674792</text:p>
          </table:table-cell>
          <table:table-cell office:value-type="float" office:value="0.054909093436673" calcext:value-type="float">
            <text:p>0.054909093436673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055553809523" calcext:value-type="float">
            <text:p>0.37055553809523</text:p>
          </table:table-cell>
          <table:table-cell office:value-type="float" office:value="0.441791848290369" calcext:value-type="float">
            <text:p>0.441791848290369</text:p>
          </table:table-cell>
          <table:table-cell office:value-type="float" office:value="0.381026258174742" calcext:value-type="float">
            <text:p>0.381026258174742</text:p>
          </table:table-cell>
          <table:table-cell office:value-type="float" office:value="0.428016662041206" calcext:value-type="float">
            <text:p>0.428016662041206</text:p>
          </table:table-cell>
          <table:table-cell office:value-type="float" office:value="6.4228774200477" calcext:value-type="float">
            <text:p>6.4228774200477</text:p>
          </table:table-cell>
          <table:table-cell office:value-type="float" office:value="9.67693495760013" calcext:value-type="float">
            <text:p>9.67693495760013</text:p>
          </table:table-cell>
          <table:table-cell office:value-type="float" office:value="7.54783149983791" calcext:value-type="float">
            <text:p>7.54783149983791</text:p>
          </table:table-cell>
          <table:table-cell office:value-type="float" office:value="8.91637524887175" calcext:value-type="float">
            <text:p>8.91637524887175</text:p>
          </table:table-cell>
          <table:table-cell office:value-type="float" office:value="0.216104630474291" calcext:value-type="float">
            <text:p>0.216104630474291</text:p>
          </table:table-cell>
          <table:table-cell office:value-type="float" office:value="0.222898219356006" calcext:value-type="float">
            <text:p>0.222898219356006</text:p>
          </table:table-cell>
          <table:table-cell office:value-type="float" office:value="0.223801200111958" calcext:value-type="float">
            <text:p>0.223801200111958</text:p>
          </table:table-cell>
          <table:table-cell office:value-type="float" office:value="0.211146803177154" calcext:value-type="float">
            <text:p>0.211146803177154</text:p>
          </table:table-cell>
          <table:table-cell office:value-type="float" office:value="0.0404579530793901" calcext:value-type="float">
            <text:p>0.04045795307939</text:p>
          </table:table-cell>
          <table:table-cell office:value-type="float" office:value="0.0432581532450504" calcext:value-type="float">
            <text:p>0.04325815324505</text:p>
          </table:table-cell>
          <table:table-cell office:value-type="float" office:value="0.0306709171114436" calcext:value-type="float">
            <text:p>0.030670917111444</text:p>
          </table:table-cell>
          <table:table-cell office:value-type="float" office:value="0.057596604485638" calcext:value-type="float">
            <text:p>0.057596604485638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581146607279" calcext:value-type="float">
            <text:p>0.37581146607279</text:p>
          </table:table-cell>
          <table:table-cell office:value-type="float" office:value="0.452692431465856" calcext:value-type="float">
            <text:p>0.452692431465856</text:p>
          </table:table-cell>
          <table:table-cell office:value-type="float" office:value="0.386634838604274" calcext:value-type="float">
            <text:p>0.386634838604274</text:p>
          </table:table-cell>
          <table:table-cell office:value-type="float" office:value="0.436354782635854" calcext:value-type="float">
            <text:p>0.436354782635854</text:p>
          </table:table-cell>
          <table:table-cell office:value-type="float" office:value="6.73372321950546" calcext:value-type="float">
            <text:p>6.73372321950546</text:p>
          </table:table-cell>
          <table:table-cell office:value-type="float" office:value="10.5545322753922" calcext:value-type="float">
            <text:p>10.5545322753922</text:p>
          </table:table-cell>
          <table:table-cell office:value-type="float" office:value="7.8624222846624" calcext:value-type="float">
            <text:p>7.8624222846624</text:p>
          </table:table-cell>
          <table:table-cell office:value-type="float" office:value="9.77299816046552" calcext:value-type="float">
            <text:p>9.77299816046552</text:p>
          </table:table-cell>
          <table:table-cell office:value-type="float" office:value="0.222698341288229" calcext:value-type="float">
            <text:p>0.222698341288229</text:p>
          </table:table-cell>
          <table:table-cell office:value-type="float" office:value="0.233646300087079" calcext:value-type="float">
            <text:p>0.233646300087079</text:p>
          </table:table-cell>
          <table:table-cell office:value-type="float" office:value="0.230702908908196" calcext:value-type="float">
            <text:p>0.230702908908196</text:p>
          </table:table-cell>
          <table:table-cell office:value-type="float" office:value="0.22132880214354" calcext:value-type="float">
            <text:p>0.22132880214354</text:p>
          </table:table-cell>
          <table:table-cell office:value-type="float" office:value="0.03584532803291" calcext:value-type="float">
            <text:p>0.03584532803291</text:p>
          </table:table-cell>
          <table:table-cell office:value-type="float" office:value="0.037933349499792" calcext:value-type="float">
            <text:p>0.037933349499792</text:p>
          </table:table-cell>
          <table:table-cell office:value-type="float" office:value="0.0268017033536286" calcext:value-type="float">
            <text:p>0.026801703353629</text:p>
          </table:table-cell>
          <table:table-cell office:value-type="float" office:value="0.051089658869036" calcext:value-type="float">
            <text:p>0.051089658869036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9048443787348" calcext:value-type="float">
            <text:p>0.369048443787348</text:p>
          </table:table-cell>
          <table:table-cell office:value-type="float" office:value="0.443032711768681" calcext:value-type="float">
            <text:p>0.443032711768681</text:p>
          </table:table-cell>
          <table:table-cell office:value-type="float" office:value="0.380361947054392" calcext:value-type="float">
            <text:p>0.380361947054392</text:p>
          </table:table-cell>
          <table:table-cell office:value-type="float" office:value="0.426525419947329" calcext:value-type="float">
            <text:p>0.426525419947329</text:p>
          </table:table-cell>
          <table:table-cell office:value-type="float" office:value="6.38141358222912" calcext:value-type="float">
            <text:p>6.38141358222912</text:p>
          </table:table-cell>
          <table:table-cell office:value-type="float" office:value="10.4898365665428" calcext:value-type="float">
            <text:p>10.4898365665428</text:p>
          </table:table-cell>
          <table:table-cell office:value-type="float" office:value="7.54902800925681" calcext:value-type="float">
            <text:p>7.54902800925681</text:p>
          </table:table-cell>
          <table:table-cell office:value-type="float" office:value="9.43631683604486" calcext:value-type="float">
            <text:p>9.43631683604486</text:p>
          </table:table-cell>
          <table:table-cell office:value-type="float" office:value="0.218194019016799" calcext:value-type="float">
            <text:p>0.218194019016799</text:p>
          </table:table-cell>
          <table:table-cell office:value-type="float" office:value="0.224640577763331" calcext:value-type="float">
            <text:p>0.224640577763331</text:p>
          </table:table-cell>
          <table:table-cell office:value-type="float" office:value="0.225607179400042" calcext:value-type="float">
            <text:p>0.225607179400042</text:p>
          </table:table-cell>
          <table:table-cell office:value-type="float" office:value="0.213363847659363" calcext:value-type="float">
            <text:p>0.213363847659363</text:p>
          </table:table-cell>
          <table:table-cell office:value-type="float" office:value="0.035666192577812" calcext:value-type="float">
            <text:p>0.035666192577812</text:p>
          </table:table-cell>
          <table:table-cell office:value-type="float" office:value="0.0420189746599474" calcext:value-type="float">
            <text:p>0.042018974659947</text:p>
          </table:table-cell>
          <table:table-cell office:value-type="float" office:value="0.029455189356249" calcext:value-type="float">
            <text:p>0.029455189356249</text:p>
          </table:table-cell>
          <table:table-cell office:value-type="float" office:value="0.0508786596935578" calcext:value-type="float">
            <text:p>0.050878659693558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424665870474" calcext:value-type="float">
            <text:p>0.37424665870474</text:p>
          </table:table-cell>
          <table:table-cell office:value-type="float" office:value="0.451810939418322" calcext:value-type="float">
            <text:p>0.451810939418322</text:p>
          </table:table-cell>
          <table:table-cell office:value-type="float" office:value="0.38627227714082" calcext:value-type="float">
            <text:p>0.38627227714082</text:p>
          </table:table-cell>
          <table:table-cell office:value-type="float" office:value="0.434804577493789" calcext:value-type="float">
            <text:p>0.434804577493789</text:p>
          </table:table-cell>
          <table:table-cell office:value-type="float" office:value="6.91435515919075" calcext:value-type="float">
            <text:p>6.91435515919075</text:p>
          </table:table-cell>
          <table:table-cell office:value-type="float" office:value="10.6585673053965" calcext:value-type="float">
            <text:p>10.6585673053965</text:p>
          </table:table-cell>
          <table:table-cell office:value-type="float" office:value="8.09069943344545" calcext:value-type="float">
            <text:p>8.09069943344545</text:p>
          </table:table-cell>
          <table:table-cell office:value-type="float" office:value="9.62295077123714" calcext:value-type="float">
            <text:p>9.62295077123714</text:p>
          </table:table-cell>
          <table:table-cell office:value-type="float" office:value="0.21892792657057" calcext:value-type="float">
            <text:p>0.21892792657057</text:p>
          </table:table-cell>
          <table:table-cell office:value-type="float" office:value="0.243353710654093" calcext:value-type="float">
            <text:p>0.243353710654093</text:p>
          </table:table-cell>
          <table:table-cell office:value-type="float" office:value="0.227676937864069" calcext:value-type="float">
            <text:p>0.227676937864069</text:p>
          </table:table-cell>
          <table:table-cell office:value-type="float" office:value="0.22923490094081" calcext:value-type="float">
            <text:p>0.22923490094081</text:p>
          </table:table-cell>
          <table:table-cell office:value-type="float" office:value="0.0370128808791408" calcext:value-type="float">
            <text:p>0.037012880879141</text:p>
          </table:table-cell>
          <table:table-cell office:value-type="float" office:value="0.0444627910600476" calcext:value-type="float">
            <text:p>0.044462791060048</text:p>
          </table:table-cell>
          <table:table-cell office:value-type="float" office:value="0.0306462427498339" calcext:value-type="float">
            <text:p>0.030646242749834</text:p>
          </table:table-cell>
          <table:table-cell office:value-type="float" office:value="0.0532658735108631" calcext:value-type="float">
            <text:p>0.053265873510863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541664162622" calcext:value-type="float">
            <text:p>0.37541664162622</text:p>
          </table:table-cell>
          <table:table-cell office:value-type="float" office:value="0.454644128974803" calcext:value-type="float">
            <text:p>0.454644128974803</text:p>
          </table:table-cell>
          <table:table-cell office:value-type="float" office:value="0.38508193980358" calcext:value-type="float">
            <text:p>0.38508193980358</text:p>
          </table:table-cell>
          <table:table-cell office:value-type="float" office:value="0.440466712095115" calcext:value-type="float">
            <text:p>0.440466712095115</text:p>
          </table:table-cell>
          <table:table-cell office:value-type="float" office:value="6.89245428766333" calcext:value-type="float">
            <text:p>6.89245428766333</text:p>
          </table:table-cell>
          <table:table-cell office:value-type="float" office:value="10.9604547416347" calcext:value-type="float">
            <text:p>10.9604547416347</text:p>
          </table:table-cell>
          <table:table-cell office:value-type="float" office:value="8.12807383389048" calcext:value-type="float">
            <text:p>8.12807383389048</text:p>
          </table:table-cell>
          <table:table-cell office:value-type="float" office:value="9.73814188261476" calcext:value-type="float">
            <text:p>9.73814188261476</text:p>
          </table:table-cell>
          <table:table-cell office:value-type="float" office:value="0.21319459994996" calcext:value-type="float">
            <text:p>0.21319459994996</text:p>
          </table:table-cell>
          <table:table-cell office:value-type="float" office:value="0.228664229762178" calcext:value-type="float">
            <text:p>0.228664229762178</text:p>
          </table:table-cell>
          <table:table-cell office:value-type="float" office:value="0.220323878641983" calcext:value-type="float">
            <text:p>0.220323878641983</text:p>
          </table:table-cell>
          <table:table-cell office:value-type="float" office:value="0.217457496447032" calcext:value-type="float">
            <text:p>0.217457496447032</text:p>
          </table:table-cell>
          <table:table-cell office:value-type="float" office:value="0.036349633950952" calcext:value-type="float">
            <text:p>0.036349633950952</text:p>
          </table:table-cell>
          <table:table-cell office:value-type="float" office:value="0.0407950123396536" calcext:value-type="float">
            <text:p>0.040795012339654</text:p>
          </table:table-cell>
          <table:table-cell office:value-type="float" office:value="0.0289291792025343" calcext:value-type="float">
            <text:p>0.028929179202534</text:p>
          </table:table-cell>
          <table:table-cell office:value-type="float" office:value="0.0514555182496921" calcext:value-type="float">
            <text:p>0.051455518249692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5404388115562" calcext:value-type="float">
            <text:p>0.375404388115562</text:p>
          </table:table-cell>
          <table:table-cell office:value-type="float" office:value="0.453106730040636" calcext:value-type="float">
            <text:p>0.453106730040636</text:p>
          </table:table-cell>
          <table:table-cell office:value-type="float" office:value="0.383547121995313" calcext:value-type="float">
            <text:p>0.383547121995313</text:p>
          </table:table-cell>
          <table:table-cell office:value-type="float" office:value="0.44037788402318" calcext:value-type="float">
            <text:p>0.44037788402318</text:p>
          </table:table-cell>
          <table:table-cell office:value-type="float" office:value="7.1080139535239" calcext:value-type="float">
            <text:p>7.1080139535239</text:p>
          </table:table-cell>
          <table:table-cell office:value-type="float" office:value="11.4557789741945" calcext:value-type="float">
            <text:p>11.4557789741945</text:p>
          </table:table-cell>
          <table:table-cell office:value-type="float" office:value="7.97411086853859" calcext:value-type="float">
            <text:p>7.97411086853859</text:p>
          </table:table-cell>
          <table:table-cell office:value-type="float" office:value="10.0746424422772" calcext:value-type="float">
            <text:p>10.0746424422772</text:p>
          </table:table-cell>
          <table:table-cell office:value-type="float" office:value="0.217143529428648" calcext:value-type="float">
            <text:p>0.217143529428648</text:p>
          </table:table-cell>
          <table:table-cell office:value-type="float" office:value="0.237101357804458" calcext:value-type="float">
            <text:p>0.237101357804458</text:p>
          </table:table-cell>
          <table:table-cell office:value-type="float" office:value="0.223763109531653" calcext:value-type="float">
            <text:p>0.223763109531653</text:p>
          </table:table-cell>
          <table:table-cell office:value-type="float" office:value="0.226511834359998" calcext:value-type="float">
            <text:p>0.226511834359998</text:p>
          </table:table-cell>
          <table:table-cell office:value-type="float" office:value="0.0315845208887353" calcext:value-type="float">
            <text:p>0.031584520888735</text:p>
          </table:table-cell>
          <table:table-cell office:value-type="float" office:value="0.03702449127985" calcext:value-type="float">
            <text:p>0.03702449127985</text:p>
          </table:table-cell>
          <table:table-cell office:value-type="float" office:value="0.0254067290602918" calcext:value-type="float">
            <text:p>0.025406729060292</text:p>
          </table:table-cell>
          <table:table-cell office:value-type="float" office:value="0.045836090199943" calcext:value-type="float">
            <text:p>0.045836090199943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3668613134693" calcext:value-type="float">
            <text:p>0.373668613134693</text:p>
          </table:table-cell>
          <table:table-cell office:value-type="float" office:value="0.449394828822246" calcext:value-type="float">
            <text:p>0.449394828822246</text:p>
          </table:table-cell>
          <table:table-cell office:value-type="float" office:value="0.382451578477912" calcext:value-type="float">
            <text:p>0.382451578477912</text:p>
          </table:table-cell>
          <table:table-cell office:value-type="float" office:value="0.435800346543062" calcext:value-type="float">
            <text:p>0.435800346543062</text:p>
          </table:table-cell>
          <table:table-cell office:value-type="float" office:value="6.96525180700758" calcext:value-type="float">
            <text:p>6.96525180700758</text:p>
          </table:table-cell>
          <table:table-cell office:value-type="float" office:value="9.89101806060057" calcext:value-type="float">
            <text:p>9.89101806060057</text:p>
          </table:table-cell>
          <table:table-cell office:value-type="float" office:value="7.93674601520371" calcext:value-type="float">
            <text:p>7.93674601520371</text:p>
          </table:table-cell>
          <table:table-cell office:value-type="float" office:value="9.6137704840355" calcext:value-type="float">
            <text:p>9.6137704840355</text:p>
          </table:table-cell>
          <table:table-cell office:value-type="float" office:value="0.215447594547131" calcext:value-type="float">
            <text:p>0.215447594547131</text:p>
          </table:table-cell>
          <table:table-cell office:value-type="float" office:value="0.227342973593283" calcext:value-type="float">
            <text:p>0.227342973593283</text:p>
          </table:table-cell>
          <table:table-cell office:value-type="float" office:value="0.222128458403144" calcext:value-type="float">
            <text:p>0.222128458403144</text:p>
          </table:table-cell>
          <table:table-cell office:value-type="float" office:value="0.216924059429634" calcext:value-type="float">
            <text:p>0.216924059429634</text:p>
          </table:table-cell>
          <table:table-cell office:value-type="float" office:value="0.031802123189833" calcext:value-type="float">
            <text:p>0.031802123189833</text:p>
          </table:table-cell>
          <table:table-cell office:value-type="float" office:value="0.0381753836358335" calcext:value-type="float">
            <text:p>0.038175383635834</text:p>
          </table:table-cell>
          <table:table-cell office:value-type="float" office:value="0.0270066561423604" calcext:value-type="float">
            <text:p>0.02700665614236</text:p>
          </table:table-cell>
          <table:table-cell office:value-type="float" office:value="0.0449731162710793" calcext:value-type="float">
            <text:p>0.044973116271079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3445283397483" calcext:value-type="float">
            <text:p>0.373445283397483</text:p>
          </table:table-cell>
          <table:table-cell office:value-type="float" office:value="0.455376472125469" calcext:value-type="float">
            <text:p>0.455376472125469</text:p>
          </table:table-cell>
          <table:table-cell office:value-type="float" office:value="0.38437559700994" calcext:value-type="float">
            <text:p>0.38437559700994</text:p>
          </table:table-cell>
          <table:table-cell office:value-type="float" office:value="0.438188933432385" calcext:value-type="float">
            <text:p>0.438188933432385</text:p>
          </table:table-cell>
          <table:table-cell office:value-type="float" office:value="6.85720987869811" calcext:value-type="float">
            <text:p>6.85720987869811</text:p>
          </table:table-cell>
          <table:table-cell office:value-type="float" office:value="10.3690516568333" calcext:value-type="float">
            <text:p>10.3690516568333</text:p>
          </table:table-cell>
          <table:table-cell office:value-type="float" office:value="7.8043543332839" calcext:value-type="float">
            <text:p>7.8043543332839</text:p>
          </table:table-cell>
          <table:table-cell office:value-type="float" office:value="9.22125357735154" calcext:value-type="float">
            <text:p>9.22125357735154</text:p>
          </table:table-cell>
          <table:table-cell office:value-type="float" office:value="0.217264333971824" calcext:value-type="float">
            <text:p>0.217264333971824</text:p>
          </table:table-cell>
          <table:table-cell office:value-type="float" office:value="0.239521040224877" calcext:value-type="float">
            <text:p>0.239521040224877</text:p>
          </table:table-cell>
          <table:table-cell office:value-type="float" office:value="0.224974638102153" calcext:value-type="float">
            <text:p>0.224974638102153</text:p>
          </table:table-cell>
          <table:table-cell office:value-type="float" office:value="0.227121209803972" calcext:value-type="float">
            <text:p>0.227121209803972</text:p>
          </table:table-cell>
          <table:table-cell office:value-type="float" office:value="0.0344286232724025" calcext:value-type="float">
            <text:p>0.034428623272403</text:p>
          </table:table-cell>
          <table:table-cell office:value-type="float" office:value="0.0409213800803247" calcext:value-type="float">
            <text:p>0.040921380080325</text:p>
          </table:table-cell>
          <table:table-cell office:value-type="float" office:value="0.0292984027363374" calcext:value-type="float">
            <text:p>0.029298402736337</text:p>
          </table:table-cell>
          <table:table-cell office:value-type="float" office:value="0.0480748137126108" calcext:value-type="float">
            <text:p>0.048074813712611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4685983397947" calcext:value-type="float">
            <text:p>0.374685983397947</text:p>
          </table:table-cell>
          <table:table-cell office:value-type="float" office:value="0.453444879127564" calcext:value-type="float">
            <text:p>0.453444879127564</text:p>
          </table:table-cell>
          <table:table-cell office:value-type="float" office:value="0.382896600726278" calcext:value-type="float">
            <text:p>0.382896600726278</text:p>
          </table:table-cell>
          <table:table-cell office:value-type="float" office:value="0.441016561045273" calcext:value-type="float">
            <text:p>0.441016561045273</text:p>
          </table:table-cell>
          <table:table-cell office:value-type="float" office:value="6.93434961027716" calcext:value-type="float">
            <text:p>6.93434961027716</text:p>
          </table:table-cell>
          <table:table-cell office:value-type="float" office:value="10.3715290237706" calcext:value-type="float">
            <text:p>10.3715290237706</text:p>
          </table:table-cell>
          <table:table-cell office:value-type="float" office:value="7.64232847656061" calcext:value-type="float">
            <text:p>7.64232847656061</text:p>
          </table:table-cell>
          <table:table-cell office:value-type="float" office:value="9.29176097726035" calcext:value-type="float">
            <text:p>9.29176097726035</text:p>
          </table:table-cell>
          <table:table-cell office:value-type="float" office:value="0.220577900764765" calcext:value-type="float">
            <text:p>0.220577900764765</text:p>
          </table:table-cell>
          <table:table-cell office:value-type="float" office:value="0.243746443535222" calcext:value-type="float">
            <text:p>0.243746443535222</text:p>
          </table:table-cell>
          <table:table-cell office:value-type="float" office:value="0.226284803404103" calcext:value-type="float">
            <text:p>0.226284803404103</text:p>
          </table:table-cell>
          <table:table-cell office:value-type="float" office:value="0.23438024312248" calcext:value-type="float">
            <text:p>0.23438024312248</text:p>
          </table:table-cell>
          <table:table-cell office:value-type="float" office:value="0.0350676000085861" calcext:value-type="float">
            <text:p>0.035067600008586</text:p>
          </table:table-cell>
          <table:table-cell office:value-type="float" office:value="0.0421458268280321" calcext:value-type="float">
            <text:p>0.042145826828032</text:p>
          </table:table-cell>
          <table:table-cell office:value-type="float" office:value="0.0290582380666139" calcext:value-type="float">
            <text:p>0.029058238066614</text:p>
          </table:table-cell>
          <table:table-cell office:value-type="float" office:value="0.0508029831187751" calcext:value-type="float">
            <text:p>0.050802983118775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8180897839606" calcext:value-type="float">
            <text:p>0.378180897839606</text:p>
          </table:table-cell>
          <table:table-cell office:value-type="float" office:value="0.451659385645981" calcext:value-type="float">
            <text:p>0.451659385645981</text:p>
          </table:table-cell>
          <table:table-cell office:value-type="float" office:value="0.384383115034997" calcext:value-type="float">
            <text:p>0.384383115034997</text:p>
          </table:table-cell>
          <table:table-cell office:value-type="float" office:value="0.442216044873674" calcext:value-type="float">
            <text:p>0.442216044873674</text:p>
          </table:table-cell>
          <table:table-cell office:value-type="float" office:value="6.95357763827457" calcext:value-type="float">
            <text:p>6.95357763827457</text:p>
          </table:table-cell>
          <table:table-cell office:value-type="float" office:value="10.3887232941858" calcext:value-type="float">
            <text:p>10.3887232941858</text:p>
          </table:table-cell>
          <table:table-cell office:value-type="float" office:value="7.46241077000064" calcext:value-type="float">
            <text:p>7.46241077000064</text:p>
          </table:table-cell>
          <table:table-cell office:value-type="float" office:value="10.2456230508207" calcext:value-type="float">
            <text:p>10.2456230508207</text:p>
          </table:table-cell>
          <table:table-cell office:value-type="float" office:value="0.225805320997493" calcext:value-type="float">
            <text:p>0.225805320997493</text:p>
          </table:table-cell>
          <table:table-cell office:value-type="float" office:value="0.256707678122657" calcext:value-type="float">
            <text:p>0.256707678122657</text:p>
          </table:table-cell>
          <table:table-cell office:value-type="float" office:value="0.230609104360962" calcext:value-type="float">
            <text:p>0.230609104360962</text:p>
          </table:table-cell>
          <table:table-cell office:value-type="float" office:value="0.248640639042433" calcext:value-type="float">
            <text:p>0.248640639042433</text:p>
          </table:table-cell>
          <table:table-cell office:value-type="float" office:value="0.0321071817862237" calcext:value-type="float">
            <text:p>0.032107181786224</text:p>
          </table:table-cell>
          <table:table-cell office:value-type="float" office:value="0.0401410576575903" calcext:value-type="float">
            <text:p>0.04014105765759</text:p>
          </table:table-cell>
          <table:table-cell office:value-type="float" office:value="0.0291230700715326" calcext:value-type="float">
            <text:p>0.029123070071533</text:p>
          </table:table-cell>
          <table:table-cell office:value-type="float" office:value="0.0443008668070006" calcext:value-type="float">
            <text:p>0.044300866807001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0443508226021" calcext:value-type="float">
            <text:p>0.370443508226021</text:p>
          </table:table-cell>
          <table:table-cell office:value-type="float" office:value="0.447371244981506" calcext:value-type="float">
            <text:p>0.447371244981506</text:p>
          </table:table-cell>
          <table:table-cell office:value-type="float" office:value="0.377052852030871" calcext:value-type="float">
            <text:p>0.377052852030871</text:p>
          </table:table-cell>
          <table:table-cell office:value-type="float" office:value="0.437615381774345" calcext:value-type="float">
            <text:p>0.437615381774345</text:p>
          </table:table-cell>
          <table:table-cell office:value-type="float" office:value="6.8237204883866" calcext:value-type="float">
            <text:p>6.8237204883866</text:p>
          </table:table-cell>
          <table:table-cell office:value-type="float" office:value="9.85327970876852" calcext:value-type="float">
            <text:p>9.85327970876852</text:p>
          </table:table-cell>
          <table:table-cell office:value-type="float" office:value="7.41039646139541" calcext:value-type="float">
            <text:p>7.41039646139541</text:p>
          </table:table-cell>
          <table:table-cell office:value-type="float" office:value="8.86883859662382" calcext:value-type="float">
            <text:p>8.86883859662382</text:p>
          </table:table-cell>
          <table:table-cell office:value-type="float" office:value="0.226977464223503" calcext:value-type="float">
            <text:p>0.226977464223503</text:p>
          </table:table-cell>
          <table:table-cell office:value-type="float" office:value="0.259895556190299" calcext:value-type="float">
            <text:p>0.259895556190299</text:p>
          </table:table-cell>
          <table:table-cell office:value-type="float" office:value="0.231452427225698" calcext:value-type="float">
            <text:p>0.231452427225698</text:p>
          </table:table-cell>
          <table:table-cell office:value-type="float" office:value="0.252252900992135" calcext:value-type="float">
            <text:p>0.252252900992135</text:p>
          </table:table-cell>
          <table:table-cell office:value-type="float" office:value="0.0358034555570379" calcext:value-type="float">
            <text:p>0.035803455557038</text:p>
          </table:table-cell>
          <table:table-cell office:value-type="float" office:value="0.0453622024052324" calcext:value-type="float">
            <text:p>0.045362202405232</text:p>
          </table:table-cell>
          <table:table-cell office:value-type="float" office:value="0.0320061666596776" calcext:value-type="float">
            <text:p>0.032006166659678</text:p>
          </table:table-cell>
          <table:table-cell office:value-type="float" office:value="0.0507460914078354" calcext:value-type="float">
            <text:p>0.050746091407835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6289104038178" calcext:value-type="float">
            <text:p>0.376289104038178</text:p>
          </table:table-cell>
          <table:table-cell office:value-type="float" office:value="0.451088659456854" calcext:value-type="float">
            <text:p>0.451088659456854</text:p>
          </table:table-cell>
          <table:table-cell office:value-type="float" office:value="0.383734971207814" calcext:value-type="float">
            <text:p>0.383734971207814</text:p>
          </table:table-cell>
          <table:table-cell office:value-type="float" office:value="0.439013828627701" calcext:value-type="float">
            <text:p>0.439013828627701</text:p>
          </table:table-cell>
          <table:table-cell office:value-type="float" office:value="6.9147244339117" calcext:value-type="float">
            <text:p>6.9147244339117</text:p>
          </table:table-cell>
          <table:table-cell office:value-type="float" office:value="10.4036420111418" calcext:value-type="float">
            <text:p>10.4036420111418</text:p>
          </table:table-cell>
          <table:table-cell office:value-type="float" office:value="7.52223023234815" calcext:value-type="float">
            <text:p>7.52223023234815</text:p>
          </table:table-cell>
          <table:table-cell office:value-type="float" office:value="9.23738031891085" calcext:value-type="float">
            <text:p>9.23738031891085</text:p>
          </table:table-cell>
          <table:table-cell office:value-type="float" office:value="0.225195056306646" calcext:value-type="float">
            <text:p>0.225195056306646</text:p>
          </table:table-cell>
          <table:table-cell office:value-type="float" office:value="0.255983063522375" calcext:value-type="float">
            <text:p>0.255983063522375</text:p>
          </table:table-cell>
          <table:table-cell office:value-type="float" office:value="0.230520922109488" calcext:value-type="float">
            <text:p>0.230520922109488</text:p>
          </table:table-cell>
          <table:table-cell office:value-type="float" office:value="0.247132913378648" calcext:value-type="float">
            <text:p>0.247132913378648</text:p>
          </table:table-cell>
          <table:table-cell office:value-type="float" office:value="0.0302950654232796" calcext:value-type="float">
            <text:p>0.03029506542328</text:p>
          </table:table-cell>
          <table:table-cell office:value-type="float" office:value="0.0396568052543472" calcext:value-type="float">
            <text:p>0.039656805254347</text:p>
          </table:table-cell>
          <table:table-cell office:value-type="float" office:value="0.0294344803167851" calcext:value-type="float">
            <text:p>0.029434480316785</text:p>
          </table:table-cell>
          <table:table-cell office:value-type="float" office:value="0.0405927259888055" calcext:value-type="float">
            <text:p>0.040592725988806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74924991995663" calcext:value-type="float">
            <text:p>0.374924991995663</text:p>
          </table:table-cell>
          <table:table-cell office:value-type="float" office:value="0.448298345775354" calcext:value-type="float">
            <text:p>0.448298345775354</text:p>
          </table:table-cell>
          <table:table-cell office:value-type="float" office:value="0.38025991474029" calcext:value-type="float">
            <text:p>0.38025991474029</text:p>
          </table:table-cell>
          <table:table-cell office:value-type="float" office:value="0.438861051708082" calcext:value-type="float">
            <text:p>0.438861051708082</text:p>
          </table:table-cell>
          <table:table-cell office:value-type="float" office:value="6.74898451073972" calcext:value-type="float">
            <text:p>6.74898451073972</text:p>
          </table:table-cell>
          <table:table-cell office:value-type="float" office:value="10.1195839089391" calcext:value-type="float">
            <text:p>10.1195839089391</text:p>
          </table:table-cell>
          <table:table-cell office:value-type="float" office:value="7.38691372269557" calcext:value-type="float">
            <text:p>7.38691372269557</text:p>
          </table:table-cell>
          <table:table-cell office:value-type="float" office:value="9.2324241084164" calcext:value-type="float">
            <text:p>9.2324241084164</text:p>
          </table:table-cell>
          <table:table-cell office:value-type="float" office:value="0.230448013158257" calcext:value-type="float">
            <text:p>0.230448013158257</text:p>
          </table:table-cell>
          <table:table-cell office:value-type="float" office:value="0.262176070101875" calcext:value-type="float">
            <text:p>0.262176070101875</text:p>
          </table:table-cell>
          <table:table-cell office:value-type="float" office:value="0.234373178698045" calcext:value-type="float">
            <text:p>0.234373178698045</text:p>
          </table:table-cell>
          <table:table-cell office:value-type="float" office:value="0.255607946264919" calcext:value-type="float">
            <text:p>0.255607946264919</text:p>
          </table:table-cell>
          <table:table-cell office:value-type="float" office:value="0.0308181257179391" calcext:value-type="float">
            <text:p>0.030818125717939</text:p>
          </table:table-cell>
          <table:table-cell office:value-type="float" office:value="0.0411773424127712" calcext:value-type="float">
            <text:p>0.041177342412771</text:p>
          </table:table-cell>
          <table:table-cell office:value-type="float" office:value="0.0282842236325024" calcext:value-type="float">
            <text:p>0.028284223632502</text:p>
          </table:table-cell>
          <table:table-cell office:value-type="float" office:value="0.0446485879894287" calcext:value-type="float">
            <text:p>0.044648587989429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587359020176" calcext:value-type="float">
            <text:p>0.37587359020176</text:p>
          </table:table-cell>
          <table:table-cell office:value-type="float" office:value="0.448171514873137" calcext:value-type="float">
            <text:p>0.448171514873137</text:p>
          </table:table-cell>
          <table:table-cell office:value-type="float" office:value="0.38011201900259" calcext:value-type="float">
            <text:p>0.38011201900259</text:p>
          </table:table-cell>
          <table:table-cell office:value-type="float" office:value="0.440585624140362" calcext:value-type="float">
            <text:p>0.440585624140362</text:p>
          </table:table-cell>
          <table:table-cell office:value-type="float" office:value="6.89547576075208" calcext:value-type="float">
            <text:p>6.89547576075208</text:p>
          </table:table-cell>
          <table:table-cell office:value-type="float" office:value="10.5334404673551" calcext:value-type="float">
            <text:p>10.5334404673551</text:p>
          </table:table-cell>
          <table:table-cell office:value-type="float" office:value="7.32353973785804" calcext:value-type="float">
            <text:p>7.32353973785804</text:p>
          </table:table-cell>
          <table:table-cell office:value-type="float" office:value="10.2485654298762" calcext:value-type="float">
            <text:p>10.2485654298762</text:p>
          </table:table-cell>
          <table:table-cell office:value-type="float" office:value="0.239654581641406" calcext:value-type="float">
            <text:p>0.239654581641406</text:p>
          </table:table-cell>
          <table:table-cell office:value-type="float" office:value="0.276508232066107" calcext:value-type="float">
            <text:p>0.276508232066107</text:p>
          </table:table-cell>
          <table:table-cell office:value-type="float" office:value="0.243574952515714" calcext:value-type="float">
            <text:p>0.243574952515714</text:p>
          </table:table-cell>
          <table:table-cell office:value-type="float" office:value="0.269818222743374" calcext:value-type="float">
            <text:p>0.269818222743374</text:p>
          </table:table-cell>
          <table:table-cell office:value-type="float" office:value="0.0284639103539636" calcext:value-type="float">
            <text:p>0.028463910353964</text:p>
          </table:table-cell>
          <table:table-cell office:value-type="float" office:value="0.0366157667772939" calcext:value-type="float">
            <text:p>0.036615766777294</text:p>
          </table:table-cell>
          <table:table-cell office:value-type="float" office:value="0.026113984450649" calcext:value-type="float">
            <text:p>0.026113984450649</text:p>
          </table:table-cell>
          <table:table-cell office:value-type="float" office:value="0.0398987670658226" calcext:value-type="float">
            <text:p>0.039898767065823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76148921817234" calcext:value-type="float">
            <text:p>0.376148921817234</text:p>
          </table:table-cell>
          <table:table-cell office:value-type="float" office:value="0.445661464913211" calcext:value-type="float">
            <text:p>0.445661464913211</text:p>
          </table:table-cell>
          <table:table-cell office:value-type="float" office:value="0.380481752143239" calcext:value-type="float">
            <text:p>0.380481752143239</text:p>
          </table:table-cell>
          <table:table-cell office:value-type="float" office:value="0.437770097516411" calcext:value-type="float">
            <text:p>0.437770097516411</text:p>
          </table:table-cell>
          <table:table-cell office:value-type="float" office:value="7.11596821873657" calcext:value-type="float">
            <text:p>7.11596821873657</text:p>
          </table:table-cell>
          <table:table-cell office:value-type="float" office:value="10.5013097563437" calcext:value-type="float">
            <text:p>10.5013097563437</text:p>
          </table:table-cell>
          <table:table-cell office:value-type="float" office:value="7.93962609970659" calcext:value-type="float">
            <text:p>7.93962609970659</text:p>
          </table:table-cell>
          <table:table-cell office:value-type="float" office:value="9.83357459502381" calcext:value-type="float">
            <text:p>9.83357459502381</text:p>
          </table:table-cell>
          <table:table-cell office:value-type="float" office:value="0.234761930536919" calcext:value-type="float">
            <text:p>0.234761930536919</text:p>
          </table:table-cell>
          <table:table-cell office:value-type="float" office:value="0.259020106219792" calcext:value-type="float">
            <text:p>0.259020106219792</text:p>
          </table:table-cell>
          <table:table-cell office:value-type="float" office:value="0.238736134620097" calcext:value-type="float">
            <text:p>0.238736134620097</text:p>
          </table:table-cell>
          <table:table-cell office:value-type="float" office:value="0.252489116015635" calcext:value-type="float">
            <text:p>0.252489116015635</text:p>
          </table:table-cell>
          <table:table-cell office:value-type="float" office:value="0.0269909179682785" calcext:value-type="float">
            <text:p>0.026990917968279</text:p>
          </table:table-cell>
          <table:table-cell office:value-type="float" office:value="0.0392190311695048" calcext:value-type="float">
            <text:p>0.039219031169505</text:p>
          </table:table-cell>
          <table:table-cell office:value-type="float" office:value="0.0267226514393169" calcext:value-type="float">
            <text:p>0.026722651439317</text:p>
          </table:table-cell>
          <table:table-cell office:value-type="float" office:value="0.0393131561479434" calcext:value-type="float">
            <text:p>0.039313156147943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6732442078733" calcext:value-type="float">
            <text:p>0.36732442078733</text:p>
          </table:table-cell>
          <table:table-cell office:value-type="float" office:value="0.437944775109977" calcext:value-type="float">
            <text:p>0.437944775109977</text:p>
          </table:table-cell>
          <table:table-cell office:value-type="float" office:value="0.371505034358343" calcext:value-type="float">
            <text:p>0.371505034358343</text:p>
          </table:table-cell>
          <table:table-cell office:value-type="float" office:value="0.430243672391901" calcext:value-type="float">
            <text:p>0.430243672391901</text:p>
          </table:table-cell>
          <table:table-cell office:value-type="float" office:value="6.84289823451608" calcext:value-type="float">
            <text:p>6.84289823451608</text:p>
          </table:table-cell>
          <table:table-cell office:value-type="float" office:value="10.0519625614149" calcext:value-type="float">
            <text:p>10.0519625614149</text:p>
          </table:table-cell>
          <table:table-cell office:value-type="float" office:value="7.24502662762753" calcext:value-type="float">
            <text:p>7.24502662762753</text:p>
          </table:table-cell>
          <table:table-cell office:value-type="float" office:value="9.46569043708946" calcext:value-type="float">
            <text:p>9.46569043708946</text:p>
          </table:table-cell>
          <table:table-cell office:value-type="float" office:value="0.230761580709628" calcext:value-type="float">
            <text:p>0.230761580709628</text:p>
          </table:table-cell>
          <table:table-cell office:value-type="float" office:value="0.258126653033865" calcext:value-type="float">
            <text:p>0.258126653033865</text:p>
          </table:table-cell>
          <table:table-cell office:value-type="float" office:value="0.23561847449262" calcext:value-type="float">
            <text:p>0.23561847449262</text:p>
          </table:table-cell>
          <table:table-cell office:value-type="float" office:value="0.25006323758254" calcext:value-type="float">
            <text:p>0.25006323758254</text:p>
          </table:table-cell>
          <table:table-cell office:value-type="float" office:value="0.0318691107408999" calcext:value-type="float">
            <text:p>0.0318691107409</text:p>
          </table:table-cell>
          <table:table-cell office:value-type="float" office:value="0.0418737426139925" calcext:value-type="float">
            <text:p>0.041873742613993</text:p>
          </table:table-cell>
          <table:table-cell office:value-type="float" office:value="0.0298715702321045" calcext:value-type="float">
            <text:p>0.029871570232105</text:p>
          </table:table-cell>
          <table:table-cell office:value-type="float" office:value="0.04453249284406" calcext:value-type="float">
            <text:p>0.04453249284406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2098221395474" calcext:value-type="float">
            <text:p>0.362098221395474</text:p>
          </table:table-cell>
          <table:table-cell office:value-type="float" office:value="0.428680902212065" calcext:value-type="float">
            <text:p>0.428680902212065</text:p>
          </table:table-cell>
          <table:table-cell office:value-type="float" office:value="0.365347380940787" calcext:value-type="float">
            <text:p>0.365347380940787</text:p>
          </table:table-cell>
          <table:table-cell office:value-type="float" office:value="0.422433512212056" calcext:value-type="float">
            <text:p>0.422433512212056</text:p>
          </table:table-cell>
          <table:table-cell office:value-type="float" office:value="6.73700137996799" calcext:value-type="float">
            <text:p>6.73700137996799</text:p>
          </table:table-cell>
          <table:table-cell office:value-type="float" office:value="9.53778859753477" calcext:value-type="float">
            <text:p>9.53778859753477</text:p>
          </table:table-cell>
          <table:table-cell office:value-type="float" office:value="7.06774383849829" calcext:value-type="float">
            <text:p>7.06774383849829</text:p>
          </table:table-cell>
          <table:table-cell office:value-type="float" office:value="8.97717480961882" calcext:value-type="float">
            <text:p>8.97717480961882</text:p>
          </table:table-cell>
          <table:table-cell office:value-type="float" office:value="0.230088033987067" calcext:value-type="float">
            <text:p>0.230088033987067</text:p>
          </table:table-cell>
          <table:table-cell office:value-type="float" office:value="0.257688228895092" calcext:value-type="float">
            <text:p>0.257688228895092</text:p>
          </table:table-cell>
          <table:table-cell office:value-type="float" office:value="0.233416605524471" calcext:value-type="float">
            <text:p>0.233416605524471</text:p>
          </table:table-cell>
          <table:table-cell office:value-type="float" office:value="0.252020771345748" calcext:value-type="float">
            <text:p>0.252020771345748</text:p>
          </table:table-cell>
          <table:table-cell office:value-type="float" office:value="0.0325945971866925" calcext:value-type="float">
            <text:p>0.032594597186693</text:p>
          </table:table-cell>
          <table:table-cell office:value-type="float" office:value="0.0443145119838482" calcext:value-type="float">
            <text:p>0.044314511983848</text:p>
          </table:table-cell>
          <table:table-cell office:value-type="float" office:value="0.0311441394949105" calcext:value-type="float">
            <text:p>0.031144139494911</text:p>
          </table:table-cell>
          <table:table-cell office:value-type="float" office:value="0.0462619610488806" calcext:value-type="float">
            <text:p>0.046261961048881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66307024033279" calcext:value-type="float">
            <text:p>0.366307024033279</text:p>
          </table:table-cell>
          <table:table-cell office:value-type="float" office:value="0.436333186754801" calcext:value-type="float">
            <text:p>0.436333186754801</text:p>
          </table:table-cell>
          <table:table-cell office:value-type="float" office:value="0.369794009300632" calcext:value-type="float">
            <text:p>0.369794009300632</text:p>
          </table:table-cell>
          <table:table-cell office:value-type="float" office:value="0.42982955665178" calcext:value-type="float">
            <text:p>0.42982955665178</text:p>
          </table:table-cell>
          <table:table-cell office:value-type="float" office:value="6.59039359343407" calcext:value-type="float">
            <text:p>6.59039359343407</text:p>
          </table:table-cell>
          <table:table-cell office:value-type="float" office:value="9.46954017581338" calcext:value-type="float">
            <text:p>9.46954017581338</text:p>
          </table:table-cell>
          <table:table-cell office:value-type="float" office:value="7.08842742636549" calcext:value-type="float">
            <text:p>7.08842742636549</text:p>
          </table:table-cell>
          <table:table-cell office:value-type="float" office:value="9.08937498199519" calcext:value-type="float">
            <text:p>9.08937498199519</text:p>
          </table:table-cell>
          <table:table-cell office:value-type="float" office:value="0.228066166542431" calcext:value-type="float">
            <text:p>0.228066166542431</text:p>
          </table:table-cell>
          <table:table-cell office:value-type="float" office:value="0.245517787227565" calcext:value-type="float">
            <text:p>0.245517787227565</text:p>
          </table:table-cell>
          <table:table-cell office:value-type="float" office:value="0.231196390298948" calcext:value-type="float">
            <text:p>0.231196390298948</text:p>
          </table:table-cell>
          <table:table-cell office:value-type="float" office:value="0.240417984819974" calcext:value-type="float">
            <text:p>0.240417984819974</text:p>
          </table:table-cell>
          <table:table-cell office:value-type="float" office:value="0.0287889370366957" calcext:value-type="float">
            <text:p>0.028788937036696</text:p>
          </table:table-cell>
          <table:table-cell office:value-type="float" office:value="0.0410408521755969" calcext:value-type="float">
            <text:p>0.041040852175597</text:p>
          </table:table-cell>
          <table:table-cell office:value-type="float" office:value="0.0281309307913525" calcext:value-type="float">
            <text:p>0.028130930791353</text:p>
          </table:table-cell>
          <table:table-cell office:value-type="float" office:value="0.0417861123568433" calcext:value-type="float">
            <text:p>0.041786112356843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6322679372947" calcext:value-type="float">
            <text:p>0.366322679372947</text:p>
          </table:table-cell>
          <table:table-cell office:value-type="float" office:value="0.430380651558487" calcext:value-type="float">
            <text:p>0.430380651558487</text:p>
          </table:table-cell>
          <table:table-cell office:value-type="float" office:value="0.368400052796858" calcext:value-type="float">
            <text:p>0.368400052796858</text:p>
          </table:table-cell>
          <table:table-cell office:value-type="float" office:value="0.425549272848273" calcext:value-type="float">
            <text:p>0.425549272848273</text:p>
          </table:table-cell>
          <table:table-cell office:value-type="float" office:value="6.92223989179177" calcext:value-type="float">
            <text:p>6.92223989179177</text:p>
          </table:table-cell>
          <table:table-cell office:value-type="float" office:value="9.10272453184791" calcext:value-type="float">
            <text:p>9.10272453184791</text:p>
          </table:table-cell>
          <table:table-cell office:value-type="float" office:value="7.11915130578446" calcext:value-type="float">
            <text:p>7.11915130578446</text:p>
          </table:table-cell>
          <table:table-cell office:value-type="float" office:value="8.55537933673727" calcext:value-type="float">
            <text:p>8.55537933673727</text:p>
          </table:table-cell>
          <table:table-cell office:value-type="float" office:value="0.225781409896112" calcext:value-type="float">
            <text:p>0.225781409896112</text:p>
          </table:table-cell>
          <table:table-cell office:value-type="float" office:value="0.238015156378805" calcext:value-type="float">
            <text:p>0.238015156378805</text:p>
          </table:table-cell>
          <table:table-cell office:value-type="float" office:value="0.228845249455658" calcext:value-type="float">
            <text:p>0.228845249455658</text:p>
          </table:table-cell>
          <table:table-cell office:value-type="float" office:value="0.233117261149774" calcext:value-type="float">
            <text:p>0.233117261149774</text:p>
          </table:table-cell>
          <table:table-cell office:value-type="float" office:value="0.0333540099577851" calcext:value-type="float">
            <text:p>0.033354009957785</text:p>
          </table:table-cell>
          <table:table-cell office:value-type="float" office:value="0.0440994260135624" calcext:value-type="float">
            <text:p>0.044099426013562</text:p>
          </table:table-cell>
          <table:table-cell office:value-type="float" office:value="0.0302704849345032" calcext:value-type="float">
            <text:p>0.030270484934503</text:p>
          </table:table-cell>
          <table:table-cell office:value-type="float" office:value="0.0485595946011038" calcext:value-type="float">
            <text:p>0.048559594601104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67634925074933" calcext:value-type="float">
            <text:p>0.367634925074933</text:p>
          </table:table-cell>
          <table:table-cell office:value-type="float" office:value="0.437497410173705" calcext:value-type="float">
            <text:p>0.437497410173705</text:p>
          </table:table-cell>
          <table:table-cell office:value-type="float" office:value="0.371305456411193" calcext:value-type="float">
            <text:p>0.371305456411193</text:p>
          </table:table-cell>
          <table:table-cell office:value-type="float" office:value="0.43021002020899" calcext:value-type="float">
            <text:p>0.43021002020899</text:p>
          </table:table-cell>
          <table:table-cell office:value-type="float" office:value="6.55103012856448" calcext:value-type="float">
            <text:p>6.55103012856448</text:p>
          </table:table-cell>
          <table:table-cell office:value-type="float" office:value="9.09714483316772" calcext:value-type="float">
            <text:p>9.09714483316772</text:p>
          </table:table-cell>
          <table:table-cell office:value-type="float" office:value="6.7497969145474" calcext:value-type="float">
            <text:p>6.7497969145474</text:p>
          </table:table-cell>
          <table:table-cell office:value-type="float" office:value="8.86544841636706" calcext:value-type="float">
            <text:p>8.86544841636706</text:p>
          </table:table-cell>
          <table:table-cell office:value-type="float" office:value="0.231109304452484" calcext:value-type="float">
            <text:p>0.231109304452484</text:p>
          </table:table-cell>
          <table:table-cell office:value-type="float" office:value="0.256703687772882" calcext:value-type="float">
            <text:p>0.256703687772882</text:p>
          </table:table-cell>
          <table:table-cell office:value-type="float" office:value="0.235871793249252" calcext:value-type="float">
            <text:p>0.235871793249252</text:p>
          </table:table-cell>
          <table:table-cell office:value-type="float" office:value="0.248823238857827" calcext:value-type="float">
            <text:p>0.248823238857827</text:p>
          </table:table-cell>
          <table:table-cell office:value-type="float" office:value="0.0344535479983694" calcext:value-type="float">
            <text:p>0.034453547998369</text:p>
          </table:table-cell>
          <table:table-cell office:value-type="float" office:value="0.0393905449755424" calcext:value-type="float">
            <text:p>0.039390544975542</text:p>
          </table:table-cell>
          <table:table-cell office:value-type="float" office:value="0.0281121993933766" calcext:value-type="float">
            <text:p>0.028112199393377</text:p>
          </table:table-cell>
          <table:table-cell office:value-type="float" office:value="0.0486999300114077" calcext:value-type="float">
            <text:p>0.048699930011408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7132353675772" calcext:value-type="float">
            <text:p>0.367132353675772</text:p>
          </table:table-cell>
          <table:table-cell office:value-type="float" office:value="0.437212723183504" calcext:value-type="float">
            <text:p>0.437212723183504</text:p>
          </table:table-cell>
          <table:table-cell office:value-type="float" office:value="0.37011171466884" calcext:value-type="float">
            <text:p>0.37011171466884</text:p>
          </table:table-cell>
          <table:table-cell office:value-type="float" office:value="0.431105214984743" calcext:value-type="float">
            <text:p>0.431105214984743</text:p>
          </table:table-cell>
          <table:table-cell office:value-type="float" office:value="6.77382621426772" calcext:value-type="float">
            <text:p>6.77382621426772</text:p>
          </table:table-cell>
          <table:table-cell office:value-type="float" office:value="9.79985562429095" calcext:value-type="float">
            <text:p>9.79985562429095</text:p>
          </table:table-cell>
          <table:table-cell office:value-type="float" office:value="7.00499098304288" calcext:value-type="float">
            <text:p>7.00499098304288</text:p>
          </table:table-cell>
          <table:table-cell office:value-type="float" office:value="9.11723972372262" calcext:value-type="float">
            <text:p>9.11723972372262</text:p>
          </table:table-cell>
          <table:table-cell office:value-type="float" office:value="0.227138925171341" calcext:value-type="float">
            <text:p>0.227138925171341</text:p>
          </table:table-cell>
          <table:table-cell office:value-type="float" office:value="0.2540831316221" calcext:value-type="float">
            <text:p>0.2540831316221</text:p>
          </table:table-cell>
          <table:table-cell office:value-type="float" office:value="0.229962177738452" calcext:value-type="float">
            <text:p>0.229962177738452</text:p>
          </table:table-cell>
          <table:table-cell office:value-type="float" office:value="0.249336971892466" calcext:value-type="float">
            <text:p>0.249336971892466</text:p>
          </table:table-cell>
          <table:table-cell office:value-type="float" office:value="0.0343397171443985" calcext:value-type="float">
            <text:p>0.034339717144399</text:p>
          </table:table-cell>
          <table:table-cell office:value-type="float" office:value="0.0437697542650789" calcext:value-type="float">
            <text:p>0.043769754265079</text:p>
          </table:table-cell>
          <table:table-cell office:value-type="float" office:value="0.0308566742332785" calcext:value-type="float">
            <text:p>0.030856674233279</text:p>
          </table:table-cell>
          <table:table-cell office:value-type="float" office:value="0.0488373361413538" calcext:value-type="float">
            <text:p>0.048837336141354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8960166453157" calcext:value-type="float">
            <text:p>0.368960166453157</text:p>
          </table:table-cell>
          <table:table-cell office:value-type="float" office:value="0.43729180729742" calcext:value-type="float">
            <text:p>0.43729180729742</text:p>
          </table:table-cell>
          <table:table-cell office:value-type="float" office:value="0.372490237449272" calcext:value-type="float">
            <text:p>0.372490237449272</text:p>
          </table:table-cell>
          <table:table-cell office:value-type="float" office:value="0.430736916988701" calcext:value-type="float">
            <text:p>0.430736916988701</text:p>
          </table:table-cell>
          <table:table-cell office:value-type="float" office:value="6.27177572662254" calcext:value-type="float">
            <text:p>6.27177572662254</text:p>
          </table:table-cell>
          <table:table-cell office:value-type="float" office:value="9.52287207543194" calcext:value-type="float">
            <text:p>9.52287207543194</text:p>
          </table:table-cell>
          <table:table-cell office:value-type="float" office:value="6.67960788710641" calcext:value-type="float">
            <text:p>6.67960788710641</text:p>
          </table:table-cell>
          <table:table-cell office:value-type="float" office:value="8.80834422996974" calcext:value-type="float">
            <text:p>8.80834422996974</text:p>
          </table:table-cell>
          <table:table-cell office:value-type="float" office:value="0.230157302778493" calcext:value-type="float">
            <text:p>0.230157302778493</text:p>
          </table:table-cell>
          <table:table-cell office:value-type="float" office:value="0.259822479347518" calcext:value-type="float">
            <text:p>0.259822479347518</text:p>
          </table:table-cell>
          <table:table-cell office:value-type="float" office:value="0.233366597481253" calcext:value-type="float">
            <text:p>0.233366597481253</text:p>
          </table:table-cell>
          <table:table-cell office:value-type="float" office:value="0.25441458163084" calcext:value-type="float">
            <text:p>0.25441458163084</text:p>
          </table:table-cell>
          <table:table-cell office:value-type="float" office:value="0.0295505050605914" calcext:value-type="float">
            <text:p>0.029550505060591</text:p>
          </table:table-cell>
          <table:table-cell office:value-type="float" office:value="0.0383921792262827" calcext:value-type="float">
            <text:p>0.038392179226283</text:p>
          </table:table-cell>
          <table:table-cell office:value-type="float" office:value="0.0277627619339572" calcext:value-type="float">
            <text:p>0.027762761933957</text:p>
          </table:table-cell>
          <table:table-cell office:value-type="float" office:value="0.0408819482993863" calcext:value-type="float">
            <text:p>0.040881948299386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65980521427739" calcext:value-type="float">
            <text:p>0.365980521427739</text:p>
          </table:table-cell>
          <table:table-cell office:value-type="float" office:value="0.431257884930089" calcext:value-type="float">
            <text:p>0.431257884930089</text:p>
          </table:table-cell>
          <table:table-cell office:value-type="float" office:value="0.369179939771825" calcext:value-type="float">
            <text:p>0.369179939771825</text:p>
          </table:table-cell>
          <table:table-cell office:value-type="float" office:value="0.425505677975151" calcext:value-type="float">
            <text:p>0.425505677975151</text:p>
          </table:table-cell>
          <table:table-cell office:value-type="float" office:value="6.55010443276824" calcext:value-type="float">
            <text:p>6.55010443276824</text:p>
          </table:table-cell>
          <table:table-cell office:value-type="float" office:value="8.99268349841873" calcext:value-type="float">
            <text:p>8.99268349841873</text:p>
          </table:table-cell>
          <table:table-cell office:value-type="float" office:value="6.96490885276738" calcext:value-type="float">
            <text:p>6.96490885276738</text:p>
          </table:table-cell>
          <table:table-cell office:value-type="float" office:value="8.74548984076476" calcext:value-type="float">
            <text:p>8.74548984076476</text:p>
          </table:table-cell>
          <table:table-cell office:value-type="float" office:value="0.223976917871468" calcext:value-type="float">
            <text:p>0.223976917871468</text:p>
          </table:table-cell>
          <table:table-cell office:value-type="float" office:value="0.249698592106158" calcext:value-type="float">
            <text:p>0.249698592106158</text:p>
          </table:table-cell>
          <table:table-cell office:value-type="float" office:value="0.22690611955605" calcext:value-type="float">
            <text:p>0.22690611955605</text:p>
          </table:table-cell>
          <table:table-cell office:value-type="float" office:value="0.244768000509466" calcext:value-type="float">
            <text:p>0.244768000509466</text:p>
          </table:table-cell>
          <table:table-cell office:value-type="float" office:value="0.0309641228717276" calcext:value-type="float">
            <text:p>0.030964122871728</text:p>
          </table:table-cell>
          <table:table-cell office:value-type="float" office:value="0.0407502558571454" calcext:value-type="float">
            <text:p>0.040750255857145</text:p>
          </table:table-cell>
          <table:table-cell office:value-type="float" office:value="0.0296217733063814" calcext:value-type="float">
            <text:p>0.029621773306381</text:p>
          </table:table-cell>
          <table:table-cell office:value-type="float" office:value="0.0425885962725314" calcext:value-type="float">
            <text:p>0.042588596272531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63046644868906" calcext:value-type="float">
            <text:p>0.363046644868906</text:p>
          </table:table-cell>
          <table:table-cell office:value-type="float" office:value="0.429538442511585" calcext:value-type="float">
            <text:p>0.429538442511585</text:p>
          </table:table-cell>
          <table:table-cell office:value-type="float" office:value="0.366475173545447" calcext:value-type="float">
            <text:p>0.366475173545447</text:p>
          </table:table-cell>
          <table:table-cell office:value-type="float" office:value="0.423123211617907" calcext:value-type="float">
            <text:p>0.423123211617907</text:p>
          </table:table-cell>
          <table:table-cell office:value-type="float" office:value="6.70128989762298" calcext:value-type="float">
            <text:p>6.70128989762298</text:p>
          </table:table-cell>
          <table:table-cell office:value-type="float" office:value="9.24672430312342" calcext:value-type="float">
            <text:p>9.24672430312342</text:p>
          </table:table-cell>
          <table:table-cell office:value-type="float" office:value="6.97979922881933" calcext:value-type="float">
            <text:p>6.97979922881933</text:p>
          </table:table-cell>
          <table:table-cell office:value-type="float" office:value="8.53310583225863" calcext:value-type="float">
            <text:p>8.53310583225863</text:p>
          </table:table-cell>
          <table:table-cell office:value-type="float" office:value="0.221664101741175" calcext:value-type="float">
            <text:p>0.221664101741175</text:p>
          </table:table-cell>
          <table:table-cell office:value-type="float" office:value="0.24862685515922" calcext:value-type="float">
            <text:p>0.24862685515922</text:p>
          </table:table-cell>
          <table:table-cell office:value-type="float" office:value="0.224874460385488" calcext:value-type="float">
            <text:p>0.224874460385488</text:p>
          </table:table-cell>
          <table:table-cell office:value-type="float" office:value="0.243262128809946" calcext:value-type="float">
            <text:p>0.243262128809946</text:p>
          </table:table-cell>
          <table:table-cell office:value-type="float" office:value="0.0342816388294601" calcext:value-type="float">
            <text:p>0.03428163882946</text:p>
          </table:table-cell>
          <table:table-cell office:value-type="float" office:value="0.0467738922470687" calcext:value-type="float">
            <text:p>0.046773892247069</text:p>
          </table:table-cell>
          <table:table-cell office:value-type="float" office:value="0.0336009830808335" calcext:value-type="float">
            <text:p>0.033600983080834</text:p>
          </table:table-cell>
          <table:table-cell office:value-type="float" office:value="0.0475234510798936" calcext:value-type="float">
            <text:p>0.047523451079894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3749075166761" calcext:value-type="float">
            <text:p>0.363749075166761</text:p>
          </table:table-cell>
          <table:table-cell office:value-type="float" office:value="0.426919554062468" calcext:value-type="float">
            <text:p>0.426919554062468</text:p>
          </table:table-cell>
          <table:table-cell office:value-type="float" office:value="0.366736999339287" calcext:value-type="float">
            <text:p>0.366736999339287</text:p>
          </table:table-cell>
          <table:table-cell office:value-type="float" office:value="0.421216143547618" calcext:value-type="float">
            <text:p>0.421216143547618</text:p>
          </table:table-cell>
          <table:table-cell office:value-type="float" office:value="6.9310946538898" calcext:value-type="float">
            <text:p>6.9310946538898</text:p>
          </table:table-cell>
          <table:table-cell office:value-type="float" office:value="9.16726715592255" calcext:value-type="float">
            <text:p>9.16726715592255</text:p>
          </table:table-cell>
          <table:table-cell office:value-type="float" office:value="7.14593573344537" calcext:value-type="float">
            <text:p>7.14593573344537</text:p>
          </table:table-cell>
          <table:table-cell office:value-type="float" office:value="8.61427027243312" calcext:value-type="float">
            <text:p>8.61427027243312</text:p>
          </table:table-cell>
          <table:table-cell office:value-type="float" office:value="0.226666442921546" calcext:value-type="float">
            <text:p>0.226666442921546</text:p>
          </table:table-cell>
          <table:table-cell office:value-type="float" office:value="0.258401890145626" calcext:value-type="float">
            <text:p>0.258401890145626</text:p>
          </table:table-cell>
          <table:table-cell office:value-type="float" office:value="0.229351142682482" calcext:value-type="float">
            <text:p>0.229351142682482</text:p>
          </table:table-cell>
          <table:table-cell office:value-type="float" office:value="0.253756716698818" calcext:value-type="float">
            <text:p>0.253756716698818</text:p>
          </table:table-cell>
          <table:table-cell office:value-type="float" office:value="0.035942324450979" calcext:value-type="float">
            <text:p>0.035942324450979</text:p>
          </table:table-cell>
          <table:table-cell office:value-type="float" office:value="0.0510423876171854" calcext:value-type="float">
            <text:p>0.051042387617185</text:p>
          </table:table-cell>
          <table:table-cell office:value-type="float" office:value="0.035399440967648" calcext:value-type="float">
            <text:p>0.035399440967648</text:p>
          </table:table-cell>
          <table:table-cell office:value-type="float" office:value="0.0515993914319455" calcext:value-type="float">
            <text:p>0.051599391431946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8183770864102" calcext:value-type="float">
            <text:p>0.368183770864102</text:p>
          </table:table-cell>
          <table:table-cell office:value-type="float" office:value="0.433823087583259" calcext:value-type="float">
            <text:p>0.433823087583259</text:p>
          </table:table-cell>
          <table:table-cell office:value-type="float" office:value="0.371684017457369" calcext:value-type="float">
            <text:p>0.371684017457369</text:p>
          </table:table-cell>
          <table:table-cell office:value-type="float" office:value="0.428023498512425" calcext:value-type="float">
            <text:p>0.428023498512425</text:p>
          </table:table-cell>
          <table:table-cell office:value-type="float" office:value="6.62066130352867" calcext:value-type="float">
            <text:p>6.62066130352867</text:p>
          </table:table-cell>
          <table:table-cell office:value-type="float" office:value="9.19538965550757" calcext:value-type="float">
            <text:p>9.19538965550757</text:p>
          </table:table-cell>
          <table:table-cell office:value-type="float" office:value="6.9439415165156" calcext:value-type="float">
            <text:p>6.9439415165156</text:p>
          </table:table-cell>
          <table:table-cell office:value-type="float" office:value="8.64935990442831" calcext:value-type="float">
            <text:p>8.64935990442831</text:p>
          </table:table-cell>
          <table:table-cell office:value-type="float" office:value="0.233955076394636" calcext:value-type="float">
            <text:p>0.233955076394636</text:p>
          </table:table-cell>
          <table:table-cell office:value-type="float" office:value="0.265998306667702" calcext:value-type="float">
            <text:p>0.265998306667702</text:p>
          </table:table-cell>
          <table:table-cell office:value-type="float" office:value="0.237174518814705" calcext:value-type="float">
            <text:p>0.237174518814705</text:p>
          </table:table-cell>
          <table:table-cell office:value-type="float" office:value="0.260459244926037" calcext:value-type="float">
            <text:p>0.260459244926037</text:p>
          </table:table-cell>
          <table:table-cell office:value-type="float" office:value="0.0364896547812563" calcext:value-type="float">
            <text:p>0.036489654781256</text:p>
          </table:table-cell>
          <table:table-cell office:value-type="float" office:value="0.0492161064689658" calcext:value-type="float">
            <text:p>0.049216106468966</text:p>
          </table:table-cell>
          <table:table-cell office:value-type="float" office:value="0.0343371230452632" calcext:value-type="float">
            <text:p>0.034337123045263</text:p>
          </table:table-cell>
          <table:table-cell office:value-type="float" office:value="0.0522146911404893" calcext:value-type="float">
            <text:p>0.052214691140489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62948041415924" calcext:value-type="float">
            <text:p>0.362948041415924</text:p>
          </table:table-cell>
          <table:table-cell office:value-type="float" office:value="0.428063652498807" calcext:value-type="float">
            <text:p>0.428063652498807</text:p>
          </table:table-cell>
          <table:table-cell office:value-type="float" office:value="0.365972083837898" calcext:value-type="float">
            <text:p>0.365972083837898</text:p>
          </table:table-cell>
          <table:table-cell office:value-type="float" office:value="0.421775130321169" calcext:value-type="float">
            <text:p>0.421775130321169</text:p>
          </table:table-cell>
          <table:table-cell office:value-type="float" office:value="6.62814063533651" calcext:value-type="float">
            <text:p>6.62814063533651</text:p>
          </table:table-cell>
          <table:table-cell office:value-type="float" office:value="9.44376048646807" calcext:value-type="float">
            <text:p>9.44376048646807</text:p>
          </table:table-cell>
          <table:table-cell office:value-type="float" office:value="7.03906694024565" calcext:value-type="float">
            <text:p>7.03906694024565</text:p>
          </table:table-cell>
          <table:table-cell office:value-type="float" office:value="8.83503265924012" calcext:value-type="float">
            <text:p>8.83503265924012</text:p>
          </table:table-cell>
          <table:table-cell office:value-type="float" office:value="0.229822725649698" calcext:value-type="float">
            <text:p>0.229822725649698</text:p>
          </table:table-cell>
          <table:table-cell office:value-type="float" office:value="0.260996772790714" calcext:value-type="float">
            <text:p>0.260996772790714</text:p>
          </table:table-cell>
          <table:table-cell office:value-type="float" office:value="0.233012232717978" calcext:value-type="float">
            <text:p>0.233012232717978</text:p>
          </table:table-cell>
          <table:table-cell office:value-type="float" office:value="0.255441958318244" calcext:value-type="float">
            <text:p>0.255441958318244</text:p>
          </table:table-cell>
          <table:table-cell office:value-type="float" office:value="0.036070643788205" calcext:value-type="float">
            <text:p>0.036070643788205</text:p>
          </table:table-cell>
          <table:table-cell office:value-type="float" office:value="0.045850676833816" calcext:value-type="float">
            <text:p>0.045850676833816</text:p>
          </table:table-cell>
          <table:table-cell office:value-type="float" office:value="0.0318479908806299" calcext:value-type="float">
            <text:p>0.03184799088063</text:p>
          </table:table-cell>
          <table:table-cell office:value-type="float" office:value="0.0521292759178604" calcext:value-type="float">
            <text:p>0.05212927591786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3223970588497" calcext:value-type="float">
            <text:p>0.363223970588497</text:p>
          </table:table-cell>
          <table:table-cell office:value-type="float" office:value="0.425315965556966" calcext:value-type="float">
            <text:p>0.425315965556966</text:p>
          </table:table-cell>
          <table:table-cell office:value-type="float" office:value="0.367424410051297" calcext:value-type="float">
            <text:p>0.367424410051297</text:p>
          </table:table-cell>
          <table:table-cell office:value-type="float" office:value="0.417778634950802" calcext:value-type="float">
            <text:p>0.417778634950802</text:p>
          </table:table-cell>
          <table:table-cell office:value-type="float" office:value="6.44218024608121" calcext:value-type="float">
            <text:p>6.44218024608121</text:p>
          </table:table-cell>
          <table:table-cell office:value-type="float" office:value="9.16465380165922" calcext:value-type="float">
            <text:p>9.16465380165922</text:p>
          </table:table-cell>
          <table:table-cell office:value-type="float" office:value="6.79146156805932" calcext:value-type="float">
            <text:p>6.79146156805932</text:p>
          </table:table-cell>
          <table:table-cell office:value-type="float" office:value="8.65480707730958" calcext:value-type="float">
            <text:p>8.65480707730958</text:p>
          </table:table-cell>
          <table:table-cell office:value-type="float" office:value="0.230054862324589" calcext:value-type="float">
            <text:p>0.230054862324589</text:p>
          </table:table-cell>
          <table:table-cell office:value-type="float" office:value="0.262052450024606" calcext:value-type="float">
            <text:p>0.262052450024606</text:p>
          </table:table-cell>
          <table:table-cell office:value-type="float" office:value="0.233874794304979" calcext:value-type="float">
            <text:p>0.233874794304979</text:p>
          </table:table-cell>
          <table:table-cell office:value-type="float" office:value="0.255507865679585" calcext:value-type="float">
            <text:p>0.255507865679585</text:p>
          </table:table-cell>
          <table:table-cell office:value-type="float" office:value="0.0331207414361762" calcext:value-type="float">
            <text:p>0.033120741436176</text:p>
          </table:table-cell>
          <table:table-cell office:value-type="float" office:value="0.0432350009824628" calcext:value-type="float">
            <text:p>0.043235000982463</text:p>
          </table:table-cell>
          <table:table-cell office:value-type="float" office:value="0.031332786717449" calcext:value-type="float">
            <text:p>0.031332786717449</text:p>
          </table:table-cell>
          <table:table-cell office:value-type="float" office:value="0.0456785365006969" calcext:value-type="float">
            <text:p>0.045678536500697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1976188647617" calcext:value-type="float">
            <text:p>0.361976188647617</text:p>
          </table:table-cell>
          <table:table-cell office:value-type="float" office:value="0.425384353199085" calcext:value-type="float">
            <text:p>0.425384353199085</text:p>
          </table:table-cell>
          <table:table-cell office:value-type="float" office:value="0.365595120475935" calcext:value-type="float">
            <text:p>0.365595120475935</text:p>
          </table:table-cell>
          <table:table-cell office:value-type="float" office:value="0.418599603214603" calcext:value-type="float">
            <text:p>0.418599603214603</text:p>
          </table:table-cell>
          <table:table-cell office:value-type="float" office:value="6.50206390299368" calcext:value-type="float">
            <text:p>6.50206390299368</text:p>
          </table:table-cell>
          <table:table-cell office:value-type="float" office:value="9.46613554461391" calcext:value-type="float">
            <text:p>9.46613554461391</text:p>
          </table:table-cell>
          <table:table-cell office:value-type="float" office:value="6.87694928855162" calcext:value-type="float">
            <text:p>6.87694928855162</text:p>
          </table:table-cell>
          <table:table-cell office:value-type="float" office:value="8.99506216590037" calcext:value-type="float">
            <text:p>8.99506216590037</text:p>
          </table:table-cell>
          <table:table-cell office:value-type="float" office:value="0.226635241914973" calcext:value-type="float">
            <text:p>0.226635241914973</text:p>
          </table:table-cell>
          <table:table-cell office:value-type="float" office:value="0.257702474478143" calcext:value-type="float">
            <text:p>0.257702474478143</text:p>
          </table:table-cell>
          <table:table-cell office:value-type="float" office:value="0.229735881838383" calcext:value-type="float">
            <text:p>0.229735881838383</text:p>
          </table:table-cell>
          <table:table-cell office:value-type="float" office:value="0.252385984806704" calcext:value-type="float">
            <text:p>0.252385984806704</text:p>
          </table:table-cell>
          <table:table-cell office:value-type="float" office:value="0.0299204276380019" calcext:value-type="float">
            <text:p>0.029920427638002</text:p>
          </table:table-cell>
          <table:table-cell office:value-type="float" office:value="0.0394412254986321" calcext:value-type="float">
            <text:p>0.039441225498632</text:p>
          </table:table-cell>
          <table:table-cell office:value-type="float" office:value="0.0282395795899975" calcext:value-type="float">
            <text:p>0.028239579589998</text:p>
          </table:table-cell>
          <table:table-cell office:value-type="float" office:value="0.0417843661138076" calcext:value-type="float">
            <text:p>0.041784366113808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4063423977755" calcext:value-type="float">
            <text:p>0.364063423977755</text:p>
          </table:table-cell>
          <table:table-cell office:value-type="float" office:value="0.42931941425556" calcext:value-type="float">
            <text:p>0.42931941425556</text:p>
          </table:table-cell>
          <table:table-cell office:value-type="float" office:value="0.367891595025129" calcext:value-type="float">
            <text:p>0.367891595025129</text:p>
          </table:table-cell>
          <table:table-cell office:value-type="float" office:value="0.421941773482237" calcext:value-type="float">
            <text:p>0.421941773482237</text:p>
          </table:table-cell>
          <table:table-cell office:value-type="float" office:value="6.49580455639716" calcext:value-type="float">
            <text:p>6.49580455639716</text:p>
          </table:table-cell>
          <table:table-cell office:value-type="float" office:value="9.17814834767629" calcext:value-type="float">
            <text:p>9.17814834767629</text:p>
          </table:table-cell>
          <table:table-cell office:value-type="float" office:value="6.67841770129161" calcext:value-type="float">
            <text:p>6.67841770129161</text:p>
          </table:table-cell>
          <table:table-cell office:value-type="float" office:value="8.48767108417137" calcext:value-type="float">
            <text:p>8.48767108417137</text:p>
          </table:table-cell>
          <table:table-cell office:value-type="float" office:value="0.244198542695889" calcext:value-type="float">
            <text:p>0.244198542695889</text:p>
          </table:table-cell>
          <table:table-cell office:value-type="float" office:value="0.281691826590417" calcext:value-type="float">
            <text:p>0.281691826590417</text:p>
          </table:table-cell>
          <table:table-cell office:value-type="float" office:value="0.247785582639855" calcext:value-type="float">
            <text:p>0.247785582639855</text:p>
          </table:table-cell>
          <table:table-cell office:value-type="float" office:value="0.275468586564289" calcext:value-type="float">
            <text:p>0.275468586564289</text:p>
          </table:table-cell>
          <table:table-cell office:value-type="float" office:value="0.0331754519635494" calcext:value-type="float">
            <text:p>0.033175451963549</text:p>
          </table:table-cell>
          <table:table-cell office:value-type="float" office:value="0.0404168867367268" calcext:value-type="float">
            <text:p>0.040416886736727</text:p>
          </table:table-cell>
          <table:table-cell office:value-type="float" office:value="0.027994825548211" calcext:value-type="float">
            <text:p>0.027994825548211</text:p>
          </table:table-cell>
          <table:table-cell office:value-type="float" office:value="0.0480591306712482" calcext:value-type="float">
            <text:p>0.048059130671248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55201359418592" calcext:value-type="float">
            <text:p>0.355201359418592</text:p>
          </table:table-cell>
          <table:table-cell office:value-type="float" office:value="0.420675589953021" calcext:value-type="float">
            <text:p>0.420675589953021</text:p>
          </table:table-cell>
          <table:table-cell office:value-type="float" office:value="0.358829095330513" calcext:value-type="float">
            <text:p>0.358829095330513</text:p>
          </table:table-cell>
          <table:table-cell office:value-type="float" office:value="0.413549998696353" calcext:value-type="float">
            <text:p>0.413549998696353</text:p>
          </table:table-cell>
          <table:table-cell office:value-type="float" office:value="6.07613714905666" calcext:value-type="float">
            <text:p>6.07613714905666</text:p>
          </table:table-cell>
          <table:table-cell office:value-type="float" office:value="9.75733876639121" calcext:value-type="float">
            <text:p>9.75733876639121</text:p>
          </table:table-cell>
          <table:table-cell office:value-type="float" office:value="6.47870790872976" calcext:value-type="float">
            <text:p>6.47870790872976</text:p>
          </table:table-cell>
          <table:table-cell office:value-type="float" office:value="8.45514382596597" calcext:value-type="float">
            <text:p>8.45514382596597</text:p>
          </table:table-cell>
          <table:table-cell office:value-type="float" office:value="0.234387649516209" calcext:value-type="float">
            <text:p>0.234387649516209</text:p>
          </table:table-cell>
          <table:table-cell office:value-type="float" office:value="0.271032967787128" calcext:value-type="float">
            <text:p>0.271032967787128</text:p>
          </table:table-cell>
          <table:table-cell office:value-type="float" office:value="0.237551677125659" calcext:value-type="float">
            <text:p>0.237551677125659</text:p>
          </table:table-cell>
          <table:table-cell office:value-type="float" office:value="0.265508848677354" calcext:value-type="float">
            <text:p>0.265508848677354</text:p>
          </table:table-cell>
          <table:table-cell office:value-type="float" office:value="0.0382634073467546" calcext:value-type="float">
            <text:p>0.038263407346755</text:p>
          </table:table-cell>
          <table:table-cell office:value-type="float" office:value="0.0466082289641386" calcext:value-type="float">
            <text:p>0.046608228964139</text:p>
          </table:table-cell>
          <table:table-cell office:value-type="float" office:value="0.0330969840562269" calcext:value-type="float">
            <text:p>0.033096984056227</text:p>
          </table:table-cell>
          <table:table-cell office:value-type="float" office:value="0.0542528177499115" calcext:value-type="float">
            <text:p>0.054252817749912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1243265868699" calcext:value-type="float">
            <text:p>0.361243265868699</text:p>
          </table:table-cell>
          <table:table-cell office:value-type="float" office:value="0.426751366666372" calcext:value-type="float">
            <text:p>0.426751366666372</text:p>
          </table:table-cell>
          <table:table-cell office:value-type="float" office:value="0.365410703941036" calcext:value-type="float">
            <text:p>0.365410703941036</text:p>
          </table:table-cell>
          <table:table-cell office:value-type="float" office:value="0.417801877941998" calcext:value-type="float">
            <text:p>0.417801877941998</text:p>
          </table:table-cell>
          <table:table-cell office:value-type="float" office:value="6.63584952374087" calcext:value-type="float">
            <text:p>6.63584952374087</text:p>
          </table:table-cell>
          <table:table-cell office:value-type="float" office:value="10.0613724966712" calcext:value-type="float">
            <text:p>10.0613724966712</text:p>
          </table:table-cell>
          <table:table-cell office:value-type="float" office:value="7.1292720452561" calcext:value-type="float">
            <text:p>7.1292720452561</text:p>
          </table:table-cell>
          <table:table-cell office:value-type="float" office:value="8.34874240905009" calcext:value-type="float">
            <text:p>8.34874240905009</text:p>
          </table:table-cell>
          <table:table-cell office:value-type="float" office:value="0.237094990744291" calcext:value-type="float">
            <text:p>0.237094990744291</text:p>
          </table:table-cell>
          <table:table-cell office:value-type="float" office:value="0.273824046573235" calcext:value-type="float">
            <text:p>0.273824046573235</text:p>
          </table:table-cell>
          <table:table-cell office:value-type="float" office:value="0.241031835533993" calcext:value-type="float">
            <text:p>0.241031835533993</text:p>
          </table:table-cell>
          <table:table-cell office:value-type="float" office:value="0.266936246543148" calcext:value-type="float">
            <text:p>0.266936246543148</text:p>
          </table:table-cell>
          <table:table-cell office:value-type="float" office:value="0.0332703765630292" calcext:value-type="float">
            <text:p>0.033270376563029</text:p>
          </table:table-cell>
          <table:table-cell office:value-type="float" office:value="0.0414070339523845" calcext:value-type="float">
            <text:p>0.041407033952385</text:p>
          </table:table-cell>
          <table:table-cell office:value-type="float" office:value="0.0315971354433007" calcext:value-type="float">
            <text:p>0.031597135443301</text:p>
          </table:table-cell>
          <table:table-cell office:value-type="float" office:value="0.0437452191528822" calcext:value-type="float">
            <text:p>0.043745219152882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0003468457" calcext:value-type="float">
            <text:p>0.360003468457</text:p>
          </table:table-cell>
          <table:table-cell office:value-type="float" office:value="0.424889919182418" calcext:value-type="float">
            <text:p>0.424889919182418</text:p>
          </table:table-cell>
          <table:table-cell office:value-type="float" office:value="0.363193473117153" calcext:value-type="float">
            <text:p>0.363193473117153</text:p>
          </table:table-cell>
          <table:table-cell office:value-type="float" office:value="0.418089099577517" calcext:value-type="float">
            <text:p>0.418089099577517</text:p>
          </table:table-cell>
          <table:table-cell office:value-type="float" office:value="6.62239147087494" calcext:value-type="float">
            <text:p>6.62239147087494</text:p>
          </table:table-cell>
          <table:table-cell office:value-type="float" office:value="10.2243027557272" calcext:value-type="float">
            <text:p>10.2243027557272</text:p>
          </table:table-cell>
          <table:table-cell office:value-type="float" office:value="6.83048912822538" calcext:value-type="float">
            <text:p>6.83048912822538</text:p>
          </table:table-cell>
          <table:table-cell office:value-type="float" office:value="9.51131022871867" calcext:value-type="float">
            <text:p>9.51131022871867</text:p>
          </table:table-cell>
          <table:table-cell office:value-type="float" office:value="0.232438663886183" calcext:value-type="float">
            <text:p>0.232438663886183</text:p>
          </table:table-cell>
          <table:table-cell office:value-type="float" office:value="0.271867082859582" calcext:value-type="float">
            <text:p>0.271867082859582</text:p>
          </table:table-cell>
          <table:table-cell office:value-type="float" office:value="0.235339165286345" calcext:value-type="float">
            <text:p>0.235339165286345</text:p>
          </table:table-cell>
          <table:table-cell office:value-type="float" office:value="0.266664828271723" calcext:value-type="float">
            <text:p>0.266664828271723</text:p>
          </table:table-cell>
          <table:table-cell office:value-type="float" office:value="0.0385249274262905" calcext:value-type="float">
            <text:p>0.038524927426291</text:p>
          </table:table-cell>
          <table:table-cell office:value-type="float" office:value="0.044440115353087" calcext:value-type="float">
            <text:p>0.044440115353087</text:p>
          </table:table-cell>
          <table:table-cell office:value-type="float" office:value="0.0350943762684073" calcext:value-type="float">
            <text:p>0.035094376268407</text:p>
          </table:table-cell>
          <table:table-cell office:value-type="float" office:value="0.0495982984068819" calcext:value-type="float">
            <text:p>0.049598298406882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69409473083616" calcext:value-type="float">
            <text:p>0.369409473083616</text:p>
          </table:table-cell>
          <table:table-cell office:value-type="float" office:value="0.43353797245404" calcext:value-type="float">
            <text:p>0.43353797245404</text:p>
          </table:table-cell>
          <table:table-cell office:value-type="float" office:value="0.37257131942899" calcext:value-type="float">
            <text:p>0.37257131942899</text:p>
          </table:table-cell>
          <table:table-cell office:value-type="float" office:value="0.426971228188347" calcext:value-type="float">
            <text:p>0.426971228188347</text:p>
          </table:table-cell>
          <table:table-cell office:value-type="float" office:value="6.66647676249755" calcext:value-type="float">
            <text:p>6.66647676249755</text:p>
          </table:table-cell>
          <table:table-cell office:value-type="float" office:value="10.6944511776111" calcext:value-type="float">
            <text:p>10.6944511776111</text:p>
          </table:table-cell>
          <table:table-cell office:value-type="float" office:value="6.95037777247761" calcext:value-type="float">
            <text:p>6.95037777247761</text:p>
          </table:table-cell>
          <table:table-cell office:value-type="float" office:value="9.80671243147741" calcext:value-type="float">
            <text:p>9.80671243147741</text:p>
          </table:table-cell>
          <table:table-cell office:value-type="float" office:value="0.229396423559488" calcext:value-type="float">
            <text:p>0.229396423559488</text:p>
          </table:table-cell>
          <table:table-cell office:value-type="float" office:value="0.263045513105426" calcext:value-type="float">
            <text:p>0.263045513105426</text:p>
          </table:table-cell>
          <table:table-cell office:value-type="float" office:value="0.232082536767677" calcext:value-type="float">
            <text:p>0.232082536767677</text:p>
          </table:table-cell>
          <table:table-cell office:value-type="float" office:value="0.258291171276169" calcext:value-type="float">
            <text:p>0.258291171276169</text:p>
          </table:table-cell>
          <table:table-cell office:value-type="float" office:value="0.0390409860908167" calcext:value-type="float">
            <text:p>0.039040986090817</text:p>
          </table:table-cell>
          <table:table-cell office:value-type="float" office:value="0.0466996524445255" calcext:value-type="float">
            <text:p>0.046699652444526</text:p>
          </table:table-cell>
          <table:table-cell office:value-type="float" office:value="0.0362809309177282" calcext:value-type="float">
            <text:p>0.036280930917728</text:p>
          </table:table-cell>
          <table:table-cell office:value-type="float" office:value="0.050828763627454" calcext:value-type="float">
            <text:p>0.050828763627454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6409658729142" calcext:value-type="float">
            <text:p>0.356409658729142</text:p>
          </table:table-cell>
          <table:table-cell office:value-type="float" office:value="0.41579029607845" calcext:value-type="float">
            <text:p>0.41579029607845</text:p>
          </table:table-cell>
          <table:table-cell office:value-type="float" office:value="0.358821907532226" calcext:value-type="float">
            <text:p>0.358821907532226</text:p>
          </table:table-cell>
          <table:table-cell office:value-type="float" office:value="0.409744351257835" calcext:value-type="float">
            <text:p>0.409744351257835</text:p>
          </table:table-cell>
          <table:table-cell office:value-type="float" office:value="6.48354328948526" calcext:value-type="float">
            <text:p>6.48354328948526</text:p>
          </table:table-cell>
          <table:table-cell office:value-type="float" office:value="9.10557462775519" calcext:value-type="float">
            <text:p>9.10557462775519</text:p>
          </table:table-cell>
          <table:table-cell office:value-type="float" office:value="6.58755952207553" calcext:value-type="float">
            <text:p>6.58755952207553</text:p>
          </table:table-cell>
          <table:table-cell office:value-type="float" office:value="8.49895691885634" calcext:value-type="float">
            <text:p>8.49895691885634</text:p>
          </table:table-cell>
          <table:table-cell office:value-type="float" office:value="0.225820774651256" calcext:value-type="float">
            <text:p>0.225820774651256</text:p>
          </table:table-cell>
          <table:table-cell office:value-type="float" office:value="0.253690352952528" calcext:value-type="float">
            <text:p>0.253690352952528</text:p>
          </table:table-cell>
          <table:table-cell office:value-type="float" office:value="0.227742115852456" calcext:value-type="float">
            <text:p>0.227742115852456</text:p>
          </table:table-cell>
          <table:table-cell office:value-type="float" office:value="0.250317392680826" calcext:value-type="float">
            <text:p>0.250317392680826</text:p>
          </table:table-cell>
          <table:table-cell office:value-type="float" office:value="0.0362776108500641" calcext:value-type="float">
            <text:p>0.036277610850064</text:p>
          </table:table-cell>
          <table:table-cell office:value-type="float" office:value="0.0396846215423568" calcext:value-type="float">
            <text:p>0.039684621542357</text:p>
          </table:table-cell>
          <table:table-cell office:value-type="float" office:value="0.0318356037004833" calcext:value-type="float">
            <text:p>0.031835603700483</text:p>
          </table:table-cell>
          <table:table-cell office:value-type="float" office:value="0.0465504640344252" calcext:value-type="float">
            <text:p>0.046550464034425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46738937508759" calcext:value-type="float">
            <text:p>0.346738937508759</text:p>
          </table:table-cell>
          <table:table-cell office:value-type="float" office:value="0.40563831424482" calcext:value-type="float">
            <text:p>0.40563831424482</text:p>
          </table:table-cell>
          <table:table-cell office:value-type="float" office:value="0.349599816278272" calcext:value-type="float">
            <text:p>0.349599816278272</text:p>
          </table:table-cell>
          <table:table-cell office:value-type="float" office:value="0.399058119034114" calcext:value-type="float">
            <text:p>0.399058119034114</text:p>
          </table:table-cell>
          <table:table-cell office:value-type="float" office:value="5.93547602616713" calcext:value-type="float">
            <text:p>5.93547602616713</text:p>
          </table:table-cell>
          <table:table-cell office:value-type="float" office:value="8.6145787623393" calcext:value-type="float">
            <text:p>8.6145787623393</text:p>
          </table:table-cell>
          <table:table-cell office:value-type="float" office:value="6.27707891084118" calcext:value-type="float">
            <text:p>6.27707891084118</text:p>
          </table:table-cell>
          <table:table-cell office:value-type="float" office:value="8.00881976145978" calcext:value-type="float">
            <text:p>8.00881976145978</text:p>
          </table:table-cell>
          <table:table-cell office:value-type="float" office:value="0.218278481425464" calcext:value-type="float">
            <text:p>0.218278481425464</text:p>
          </table:table-cell>
          <table:table-cell office:value-type="float" office:value="0.247393240558261" calcext:value-type="float">
            <text:p>0.247393240558261</text:p>
          </table:table-cell>
          <table:table-cell office:value-type="float" office:value="0.220686433841283" calcext:value-type="float">
            <text:p>0.220686433841283</text:p>
          </table:table-cell>
          <table:table-cell office:value-type="float" office:value="0.243152577826037" calcext:value-type="float">
            <text:p>0.243152577826037</text:p>
          </table:table-cell>
          <table:table-cell office:value-type="float" office:value="0.040840340924044" calcext:value-type="float">
            <text:p>0.040840340924044</text:p>
          </table:table-cell>
          <table:table-cell office:value-type="float" office:value="0.0458148332252962" calcext:value-type="float">
            <text:p>0.045814833225296</text:p>
          </table:table-cell>
          <table:table-cell office:value-type="float" office:value="0.036192955471031" calcext:value-type="float">
            <text:p>0.036192955471031</text:p>
          </table:table-cell>
          <table:table-cell office:value-type="float" office:value="0.052971157502816" calcext:value-type="float">
            <text:p>0.052971157502816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1954879901791" calcext:value-type="float">
            <text:p>0.351954879901791</text:p>
          </table:table-cell>
          <table:table-cell office:value-type="float" office:value="0.409075949613939" calcext:value-type="float">
            <text:p>0.409075949613939</text:p>
          </table:table-cell>
          <table:table-cell office:value-type="float" office:value="0.354579652055381" calcext:value-type="float">
            <text:p>0.354579652055381</text:p>
          </table:table-cell>
          <table:table-cell office:value-type="float" office:value="0.40253014163452" calcext:value-type="float">
            <text:p>0.40253014163452</text:p>
          </table:table-cell>
          <table:table-cell office:value-type="float" office:value="6.18165288460941" calcext:value-type="float">
            <text:p>6.18165288460941</text:p>
          </table:table-cell>
          <table:table-cell office:value-type="float" office:value="8.84024069125465" calcext:value-type="float">
            <text:p>8.84024069125465</text:p>
          </table:table-cell>
          <table:table-cell office:value-type="float" office:value="6.50815716498338" calcext:value-type="float">
            <text:p>6.50815716498338</text:p>
          </table:table-cell>
          <table:table-cell office:value-type="float" office:value="8.31463900519463" calcext:value-type="float">
            <text:p>8.31463900519463</text:p>
          </table:table-cell>
          <table:table-cell office:value-type="float" office:value="0.222134277282233" calcext:value-type="float">
            <text:p>0.222134277282233</text:p>
          </table:table-cell>
          <table:table-cell office:value-type="float" office:value="0.249551159351397" calcext:value-type="float">
            <text:p>0.249551159351397</text:p>
          </table:table-cell>
          <table:table-cell office:value-type="float" office:value="0.224355064721551" calcext:value-type="float">
            <text:p>0.224355064721551</text:p>
          </table:table-cell>
          <table:table-cell office:value-type="float" office:value="0.245651915080992" calcext:value-type="float">
            <text:p>0.245651915080992</text:p>
          </table:table-cell>
          <table:table-cell office:value-type="float" office:value="0.0383402877610611" calcext:value-type="float">
            <text:p>0.038340287761061</text:p>
          </table:table-cell>
          <table:table-cell office:value-type="float" office:value="0.0418660736252487" calcext:value-type="float">
            <text:p>0.041866073625249</text:p>
          </table:table-cell>
          <table:table-cell office:value-type="float" office:value="0.0342772168955847" calcext:value-type="float">
            <text:p>0.034277216895585</text:p>
          </table:table-cell>
          <table:table-cell office:value-type="float" office:value="0.0481732988878231" calcext:value-type="float">
            <text:p>0.048173298887823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52816003665133" calcext:value-type="float">
            <text:p>0.352816003665133</text:p>
          </table:table-cell>
          <table:table-cell office:value-type="float" office:value="0.413980989039872" calcext:value-type="float">
            <text:p>0.413980989039872</text:p>
          </table:table-cell>
          <table:table-cell office:value-type="float" office:value="0.355453474567992" calcext:value-type="float">
            <text:p>0.355453474567992</text:p>
          </table:table-cell>
          <table:table-cell office:value-type="float" office:value="0.4074823224548" calcext:value-type="float">
            <text:p>0.4074823224548</text:p>
          </table:table-cell>
          <table:table-cell office:value-type="float" office:value="6.41971501202662" calcext:value-type="float">
            <text:p>6.41971501202662</text:p>
          </table:table-cell>
          <table:table-cell office:value-type="float" office:value="9.42558002432346" calcext:value-type="float">
            <text:p>9.42558002432346</text:p>
          </table:table-cell>
          <table:table-cell office:value-type="float" office:value="6.70321919504894" calcext:value-type="float">
            <text:p>6.70321919504894</text:p>
          </table:table-cell>
          <table:table-cell office:value-type="float" office:value="8.97747537322088" calcext:value-type="float">
            <text:p>8.97747537322088</text:p>
          </table:table-cell>
          <table:table-cell office:value-type="float" office:value="0.230092082602881" calcext:value-type="float">
            <text:p>0.230092082602881</text:p>
          </table:table-cell>
          <table:table-cell office:value-type="float" office:value="0.281619524347416" calcext:value-type="float">
            <text:p>0.281619524347416</text:p>
          </table:table-cell>
          <table:table-cell office:value-type="float" office:value="0.232344606960667" calcext:value-type="float">
            <text:p>0.232344606960667</text:p>
          </table:table-cell>
          <table:table-cell office:value-type="float" office:value="0.277298479065524" calcext:value-type="float">
            <text:p>0.277298479065524</text:p>
          </table:table-cell>
          <table:table-cell office:value-type="float" office:value="0.0398416834876127" calcext:value-type="float">
            <text:p>0.039841683487613</text:p>
          </table:table-cell>
          <table:table-cell office:value-type="float" office:value="0.0471964127014534" calcext:value-type="float">
            <text:p>0.047196412701453</text:p>
          </table:table-cell>
          <table:table-cell office:value-type="float" office:value="0.0357951656506488" calcext:value-type="float">
            <text:p>0.035795165650649</text:p>
          </table:table-cell>
          <table:table-cell office:value-type="float" office:value="0.0534205667022868" calcext:value-type="float">
            <text:p>0.053420566702287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7146169437875" calcext:value-type="float">
            <text:p>0.347146169437875</text:p>
          </table:table-cell>
          <table:table-cell office:value-type="float" office:value="0.408268551457819" calcext:value-type="float">
            <text:p>0.408268551457819</text:p>
          </table:table-cell>
          <table:table-cell office:value-type="float" office:value="0.349091907091721" calcext:value-type="float">
            <text:p>0.349091907091721</text:p>
          </table:table-cell>
          <table:table-cell office:value-type="float" office:value="0.402680999470683" calcext:value-type="float">
            <text:p>0.402680999470683</text:p>
          </table:table-cell>
          <table:table-cell office:value-type="float" office:value="5.87519254491539" calcext:value-type="float">
            <text:p>5.87519254491539</text:p>
          </table:table-cell>
          <table:table-cell office:value-type="float" office:value="9.04340462132369" calcext:value-type="float">
            <text:p>9.04340462132369</text:p>
          </table:table-cell>
          <table:table-cell office:value-type="float" office:value="6.04149327347768" calcext:value-type="float">
            <text:p>6.04149327347768</text:p>
          </table:table-cell>
          <table:table-cell office:value-type="float" office:value="8.61087852021117" calcext:value-type="float">
            <text:p>8.61087852021117</text:p>
          </table:table-cell>
          <table:table-cell office:value-type="float" office:value="0.223565733768831" calcext:value-type="float">
            <text:p>0.223565733768831</text:p>
          </table:table-cell>
          <table:table-cell office:value-type="float" office:value="0.273019685803503" calcext:value-type="float">
            <text:p>0.273019685803503</text:p>
          </table:table-cell>
          <table:table-cell office:value-type="float" office:value="0.225885945666559" calcext:value-type="float">
            <text:p>0.225885945666559</text:p>
          </table:table-cell>
          <table:table-cell office:value-type="float" office:value="0.268584195451237" calcext:value-type="float">
            <text:p>0.268584195451237</text:p>
          </table:table-cell>
          <table:table-cell office:value-type="float" office:value="0.0355170543465579" calcext:value-type="float">
            <text:p>0.035517054346558</text:p>
          </table:table-cell>
          <table:table-cell office:value-type="float" office:value="0.0407477300904183" calcext:value-type="float">
            <text:p>0.040747730090418</text:p>
          </table:table-cell>
          <table:table-cell office:value-type="float" office:value="0.0304183305873874" calcext:value-type="float">
            <text:p>0.030418330587387</text:p>
          </table:table-cell>
          <table:table-cell office:value-type="float" office:value="0.048664296612718" calcext:value-type="float">
            <text:p>0.048664296612718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47630239823385" calcext:value-type="float">
            <text:p>0.347630239823385</text:p>
          </table:table-cell>
          <table:table-cell office:value-type="float" office:value="0.408137551669926" calcext:value-type="float">
            <text:p>0.408137551669926</text:p>
          </table:table-cell>
          <table:table-cell office:value-type="float" office:value="0.349230797941997" calcext:value-type="float">
            <text:p>0.349230797941997</text:p>
          </table:table-cell>
          <table:table-cell office:value-type="float" office:value="0.40298280161716" calcext:value-type="float">
            <text:p>0.40298280161716</text:p>
          </table:table-cell>
          <table:table-cell office:value-type="float" office:value="5.63241050518086" calcext:value-type="float">
            <text:p>5.63241050518086</text:p>
          </table:table-cell>
          <table:table-cell office:value-type="float" office:value="9.47115475122368" calcext:value-type="float">
            <text:p>9.47115475122368</text:p>
          </table:table-cell>
          <table:table-cell office:value-type="float" office:value="5.86516761491936" calcext:value-type="float">
            <text:p>5.86516761491936</text:p>
          </table:table-cell>
          <table:table-cell office:value-type="float" office:value="9.04132677821862" calcext:value-type="float">
            <text:p>9.04132677821862</text:p>
          </table:table-cell>
          <table:table-cell office:value-type="float" office:value="0.224105228747149" calcext:value-type="float">
            <text:p>0.224105228747149</text:p>
          </table:table-cell>
          <table:table-cell office:value-type="float" office:value="0.273399010666662" calcext:value-type="float">
            <text:p>0.273399010666662</text:p>
          </table:table-cell>
          <table:table-cell office:value-type="float" office:value="0.226073289876491" calcext:value-type="float">
            <text:p>0.226073289876491</text:p>
          </table:table-cell>
          <table:table-cell office:value-type="float" office:value="0.269642104137152" calcext:value-type="float">
            <text:p>0.269642104137152</text:p>
          </table:table-cell>
          <table:table-cell office:value-type="float" office:value="0.0334132523340583" calcext:value-type="float">
            <text:p>0.033413252334058</text:p>
          </table:table-cell>
          <table:table-cell office:value-type="float" office:value="0.040687370699602" calcext:value-type="float">
            <text:p>0.040687370699602</text:p>
          </table:table-cell>
          <table:table-cell office:value-type="float" office:value="0.0306660234364828" calcext:value-type="float">
            <text:p>0.030666023436483</text:p>
          </table:table-cell>
          <table:table-cell office:value-type="float" office:value="0.0449070222854079" calcext:value-type="float">
            <text:p>0.044907022285408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8877888068043" calcext:value-type="float">
            <text:p>0.348877888068043</text:p>
          </table:table-cell>
          <table:table-cell office:value-type="float" office:value="0.405528870062618" calcext:value-type="float">
            <text:p>0.405528870062618</text:p>
          </table:table-cell>
          <table:table-cell office:value-type="float" office:value="0.350364441175551" calcext:value-type="float">
            <text:p>0.350364441175551</text:p>
          </table:table-cell>
          <table:table-cell office:value-type="float" office:value="0.400506394665224" calcext:value-type="float">
            <text:p>0.400506394665224</text:p>
          </table:table-cell>
          <table:table-cell office:value-type="float" office:value="5.92809444140218" calcext:value-type="float">
            <text:p>5.92809444140218</text:p>
          </table:table-cell>
          <table:table-cell office:value-type="float" office:value="9.10818930196987" calcext:value-type="float">
            <text:p>9.10818930196987</text:p>
          </table:table-cell>
          <table:table-cell office:value-type="float" office:value="6.10006006926136" calcext:value-type="float">
            <text:p>6.10006006926136</text:p>
          </table:table-cell>
          <table:table-cell office:value-type="float" office:value="8.84882876550647" calcext:value-type="float">
            <text:p>8.84882876550647</text:p>
          </table:table-cell>
          <table:table-cell office:value-type="float" office:value="0.228977648779464" calcext:value-type="float">
            <text:p>0.228977648779464</text:p>
          </table:table-cell>
          <table:table-cell office:value-type="float" office:value="0.282325758604682" calcext:value-type="float">
            <text:p>0.282325758604682</text:p>
          </table:table-cell>
          <table:table-cell office:value-type="float" office:value="0.230822022349052" calcext:value-type="float">
            <text:p>0.230822022349052</text:p>
          </table:table-cell>
          <table:table-cell office:value-type="float" office:value="0.278744132179515" calcext:value-type="float">
            <text:p>0.278744132179515</text:p>
          </table:table-cell>
          <table:table-cell office:value-type="float" office:value="0.0397821264350646" calcext:value-type="float">
            <text:p>0.039782126435065</text:p>
          </table:table-cell>
          <table:table-cell office:value-type="float" office:value="0.0456398388754703" calcext:value-type="float">
            <text:p>0.04563983887547</text:p>
          </table:table-cell>
          <table:table-cell office:value-type="float" office:value="0.0340258056028157" calcext:value-type="float">
            <text:p>0.034025805602816</text:p>
          </table:table-cell>
          <table:table-cell office:value-type="float" office:value="0.0546663823158469" calcext:value-type="float">
            <text:p>0.054666382315847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41163624458732" calcext:value-type="float">
            <text:p>0.341163624458732</text:p>
          </table:table-cell>
          <table:table-cell office:value-type="float" office:value="0.391287150897947" calcext:value-type="float">
            <text:p>0.391287150897947</text:p>
          </table:table-cell>
          <table:table-cell office:value-type="float" office:value="0.343340685190047" calcext:value-type="float">
            <text:p>0.343340685190047</text:p>
          </table:table-cell>
          <table:table-cell office:value-type="float" office:value="0.384566496568519" calcext:value-type="float">
            <text:p>0.384566496568519</text:p>
          </table:table-cell>
          <table:table-cell office:value-type="float" office:value="5.61976849180071" calcext:value-type="float">
            <text:p>5.61976849180071</text:p>
          </table:table-cell>
          <table:table-cell office:value-type="float" office:value="9.62656075713685" calcext:value-type="float">
            <text:p>9.62656075713685</text:p>
          </table:table-cell>
          <table:table-cell office:value-type="float" office:value="5.68431016416425" calcext:value-type="float">
            <text:p>5.68431016416425</text:p>
          </table:table-cell>
          <table:table-cell office:value-type="float" office:value="8.73541297671843" calcext:value-type="float">
            <text:p>8.73541297671843</text:p>
          </table:table-cell>
          <table:table-cell office:value-type="float" office:value="0.227321435597503" calcext:value-type="float">
            <text:p>0.227321435597503</text:p>
          </table:table-cell>
          <table:table-cell office:value-type="float" office:value="0.277818400228544" calcext:value-type="float">
            <text:p>0.277818400228544</text:p>
          </table:table-cell>
          <table:table-cell office:value-type="float" office:value="0.229045809283302" calcext:value-type="float">
            <text:p>0.229045809283302</text:p>
          </table:table-cell>
          <table:table-cell office:value-type="float" office:value="0.274499801853931" calcext:value-type="float">
            <text:p>0.274499801853931</text:p>
          </table:table-cell>
          <table:table-cell office:value-type="float" office:value="0.0375717419380933" calcext:value-type="float">
            <text:p>0.037571741938093</text:p>
          </table:table-cell>
          <table:table-cell office:value-type="float" office:value="0.0418098132562473" calcext:value-type="float">
            <text:p>0.041809813256247</text:p>
          </table:table-cell>
          <table:table-cell office:value-type="float" office:value="0.0337826066190192" calcext:value-type="float">
            <text:p>0.033782606619019</text:p>
          </table:table-cell>
          <table:table-cell office:value-type="float" office:value="0.0477504720989448" calcext:value-type="float">
            <text:p>0.047750472098945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43802122776759" calcext:value-type="float">
            <text:p>0.343802122776759</text:p>
          </table:table-cell>
          <table:table-cell office:value-type="float" office:value="0.390877366785545" calcext:value-type="float">
            <text:p>0.390877366785545</text:p>
          </table:table-cell>
          <table:table-cell office:value-type="float" office:value="0.345384372102444" calcext:value-type="float">
            <text:p>0.345384372102444</text:p>
          </table:table-cell>
          <table:table-cell office:value-type="float" office:value="0.384876014972063" calcext:value-type="float">
            <text:p>0.384876014972063</text:p>
          </table:table-cell>
          <table:table-cell office:value-type="float" office:value="5.92352456180841" calcext:value-type="float">
            <text:p>5.92352456180841</text:p>
          </table:table-cell>
          <table:table-cell office:value-type="float" office:value="8.88603397083419" calcext:value-type="float">
            <text:p>8.88603397083419</text:p>
          </table:table-cell>
          <table:table-cell office:value-type="float" office:value="6.03405172231671" calcext:value-type="float">
            <text:p>6.03405172231671</text:p>
          </table:table-cell>
          <table:table-cell office:value-type="float" office:value="8.42896912423207" calcext:value-type="float">
            <text:p>8.42896912423207</text:p>
          </table:table-cell>
          <table:table-cell office:value-type="float" office:value="0.227788754106915" calcext:value-type="float">
            <text:p>0.227788754106915</text:p>
          </table:table-cell>
          <table:table-cell office:value-type="float" office:value="0.274970383418725" calcext:value-type="float">
            <text:p>0.274970383418725</text:p>
          </table:table-cell>
          <table:table-cell office:value-type="float" office:value="0.229121383284489" calcext:value-type="float">
            <text:p>0.229121383284489</text:p>
          </table:table-cell>
          <table:table-cell office:value-type="float" office:value="0.272424683100109" calcext:value-type="float">
            <text:p>0.272424683100109</text:p>
          </table:table-cell>
          <table:table-cell office:value-type="float" office:value="0.0390558397524909" calcext:value-type="float">
            <text:p>0.039055839752491</text:p>
          </table:table-cell>
          <table:table-cell office:value-type="float" office:value="0.0462677440046428" calcext:value-type="float">
            <text:p>0.046267744004643</text:p>
          </table:table-cell>
          <table:table-cell office:value-type="float" office:value="0.0367032935189365" calcext:value-type="float">
            <text:p>0.036703293518937</text:p>
          </table:table-cell>
          <table:table-cell office:value-type="float" office:value="0.0499450260447827" calcext:value-type="float">
            <text:p>0.049945026044783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53360527442659" calcext:value-type="float">
            <text:p>0.353360527442659</text:p>
          </table:table-cell>
          <table:table-cell office:value-type="float" office:value="0.400990989981848" calcext:value-type="float">
            <text:p>0.400990989981848</text:p>
          </table:table-cell>
          <table:table-cell office:value-type="float" office:value="0.354364891801165" calcext:value-type="float">
            <text:p>0.354364891801165</text:p>
          </table:table-cell>
          <table:table-cell office:value-type="float" office:value="0.396026805252595" calcext:value-type="float">
            <text:p>0.396026805252595</text:p>
          </table:table-cell>
          <table:table-cell office:value-type="float" office:value="5.58465928693624" calcext:value-type="float">
            <text:p>5.58465928693624</text:p>
          </table:table-cell>
          <table:table-cell office:value-type="float" office:value="8.45128254248675" calcext:value-type="float">
            <text:p>8.45128254248675</text:p>
          </table:table-cell>
          <table:table-cell office:value-type="float" office:value="5.67756964120313" calcext:value-type="float">
            <text:p>5.67756964120313</text:p>
          </table:table-cell>
          <table:table-cell office:value-type="float" office:value="8.41252278579888" calcext:value-type="float">
            <text:p>8.41252278579888</text:p>
          </table:table-cell>
          <table:table-cell office:value-type="float" office:value="0.233759889913578" calcext:value-type="float">
            <text:p>0.233759889913578</text:p>
          </table:table-cell>
          <table:table-cell office:value-type="float" office:value="0.303458559060435" calcext:value-type="float">
            <text:p>0.303458559060435</text:p>
          </table:table-cell>
          <table:table-cell office:value-type="float" office:value="0.235484371059687" calcext:value-type="float">
            <text:p>0.235484371059687</text:p>
          </table:table-cell>
          <table:table-cell office:value-type="float" office:value="0.299995012289949" calcext:value-type="float">
            <text:p>0.299995012289949</text:p>
          </table:table-cell>
          <table:table-cell office:value-type="float" office:value="0.0354057580344045" calcext:value-type="float">
            <text:p>0.035405758034405</text:p>
          </table:table-cell>
          <table:table-cell office:value-type="float" office:value="0.0435162244362988" calcext:value-type="float">
            <text:p>0.043516224436299</text:p>
          </table:table-cell>
          <table:table-cell office:value-type="float" office:value="0.0344177454031611" calcext:value-type="float">
            <text:p>0.034417745403161</text:p>
          </table:table-cell>
          <table:table-cell office:value-type="float" office:value="0.04496447166569" calcext:value-type="float">
            <text:p>0.04496447166569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44288465861376" calcext:value-type="float">
            <text:p>0.344288465861376</text:p>
          </table:table-cell>
          <table:table-cell office:value-type="float" office:value="0.396680187100393" calcext:value-type="float">
            <text:p>0.396680187100393</text:p>
          </table:table-cell>
          <table:table-cell office:value-type="float" office:value="0.34684053642401" calcext:value-type="float">
            <text:p>0.34684053642401</text:p>
          </table:table-cell>
          <table:table-cell office:value-type="float" office:value="0.389190787859799" calcext:value-type="float">
            <text:p>0.389190787859799</text:p>
          </table:table-cell>
          <table:table-cell office:value-type="float" office:value="5.32813508833201" calcext:value-type="float">
            <text:p>5.32813508833201</text:p>
          </table:table-cell>
          <table:table-cell office:value-type="float" office:value="8.07827690555206" calcext:value-type="float">
            <text:p>8.07827690555206</text:p>
          </table:table-cell>
          <table:table-cell office:value-type="float" office:value="5.74076874160665" calcext:value-type="float">
            <text:p>5.74076874160665</text:p>
          </table:table-cell>
          <table:table-cell office:value-type="float" office:value="7.99633575017534" calcext:value-type="float">
            <text:p>7.99633575017534</text:p>
          </table:table-cell>
          <table:table-cell office:value-type="float" office:value="0.231180297441042" calcext:value-type="float">
            <text:p>0.231180297441042</text:p>
          </table:table-cell>
          <table:table-cell office:value-type="float" office:value="0.282448776069775" calcext:value-type="float">
            <text:p>0.282448776069775</text:p>
          </table:table-cell>
          <table:table-cell office:value-type="float" office:value="0.233244529162666" calcext:value-type="float">
            <text:p>0.233244529162666</text:p>
          </table:table-cell>
          <table:table-cell office:value-type="float" office:value="0.278460605980867" calcext:value-type="float">
            <text:p>0.278460605980867</text:p>
          </table:table-cell>
          <table:table-cell office:value-type="float" office:value="0.0321304287396317" calcext:value-type="float">
            <text:p>0.032130428739632</text:p>
          </table:table-cell>
          <table:table-cell office:value-type="float" office:value="0.0464169959303987" calcext:value-type="float">
            <text:p>0.046416995930399</text:p>
          </table:table-cell>
          <table:table-cell office:value-type="float" office:value="0.0321224845455123" calcext:value-type="float">
            <text:p>0.032122484545512</text:p>
          </table:table-cell>
          <table:table-cell office:value-type="float" office:value="0.046231139085038" calcext:value-type="float">
            <text:p>0.046231139085038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46550536426291" calcext:value-type="float">
            <text:p>0.346550536426291</text:p>
          </table:table-cell>
          <table:table-cell office:value-type="float" office:value="0.399696165868271" calcext:value-type="float">
            <text:p>0.399696165868271</text:p>
          </table:table-cell>
          <table:table-cell office:value-type="float" office:value="0.348465102164091" calcext:value-type="float">
            <text:p>0.348465102164091</text:p>
          </table:table-cell>
          <table:table-cell office:value-type="float" office:value="0.393272572965518" calcext:value-type="float">
            <text:p>0.393272572965518</text:p>
          </table:table-cell>
          <table:table-cell office:value-type="float" office:value="5.26990861601574" calcext:value-type="float">
            <text:p>5.26990861601574</text:p>
          </table:table-cell>
          <table:table-cell office:value-type="float" office:value="7.38294023119443" calcext:value-type="float">
            <text:p>7.38294023119443</text:p>
          </table:table-cell>
          <table:table-cell office:value-type="float" office:value="5.68948069321506" calcext:value-type="float">
            <text:p>5.68948069321506</text:p>
          </table:table-cell>
          <table:table-cell office:value-type="float" office:value="7.3225888349083" calcext:value-type="float">
            <text:p>7.3225888349083</text:p>
          </table:table-cell>
          <table:table-cell office:value-type="float" office:value="0.237391172328551" calcext:value-type="float">
            <text:p>0.237391172328551</text:p>
          </table:table-cell>
          <table:table-cell office:value-type="float" office:value="0.285443365039227" calcext:value-type="float">
            <text:p>0.285443365039227</text:p>
          </table:table-cell>
          <table:table-cell office:value-type="float" office:value="0.238889445281754" calcext:value-type="float">
            <text:p>0.238889445281754</text:p>
          </table:table-cell>
          <table:table-cell office:value-type="float" office:value="0.282567408746498" calcext:value-type="float">
            <text:p>0.282567408746498</text:p>
          </table:table-cell>
          <table:table-cell office:value-type="float" office:value="0.0351309214545771" calcext:value-type="float">
            <text:p>0.035130921454577</text:p>
          </table:table-cell>
          <table:table-cell office:value-type="float" office:value="0.0454504471735845" calcext:value-type="float">
            <text:p>0.045450447173585</text:p>
          </table:table-cell>
          <table:table-cell office:value-type="float" office:value="0.035025048316432" calcext:value-type="float">
            <text:p>0.035025048316432</text:p>
          </table:table-cell>
          <table:table-cell office:value-type="float" office:value="0.0455188824113809" calcext:value-type="float">
            <text:p>0.045518882411381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51939222562906" calcext:value-type="float">
            <text:p>0.351939222562906</text:p>
          </table:table-cell>
          <table:table-cell office:value-type="float" office:value="0.386247497261116" calcext:value-type="float">
            <text:p>0.386247497261116</text:p>
          </table:table-cell>
          <table:table-cell office:value-type="float" office:value="0.353949698027812" calcext:value-type="float">
            <text:p>0.353949698027812</text:p>
          </table:table-cell>
          <table:table-cell office:value-type="float" office:value="0.383184429874367" calcext:value-type="float">
            <text:p>0.383184429874367</text:p>
          </table:table-cell>
          <table:table-cell office:value-type="float" office:value="5.64897041540218" calcext:value-type="float">
            <text:p>5.64897041540218</text:p>
          </table:table-cell>
          <table:table-cell office:value-type="float" office:value="8.07185083724881" calcext:value-type="float">
            <text:p>8.07185083724881</text:p>
          </table:table-cell>
          <table:table-cell office:value-type="float" office:value="5.66895155037963" calcext:value-type="float">
            <text:p>5.66895155037963</text:p>
          </table:table-cell>
          <table:table-cell office:value-type="float" office:value="8.23592807889574" calcext:value-type="float">
            <text:p>8.23592807889574</text:p>
          </table:table-cell>
          <table:table-cell office:value-type="float" office:value="0.242841328289134" calcext:value-type="float">
            <text:p>0.242841328289134</text:p>
          </table:table-cell>
          <table:table-cell office:value-type="float" office:value="0.288854883512496" calcext:value-type="float">
            <text:p>0.288854883512496</text:p>
          </table:table-cell>
          <table:table-cell office:value-type="float" office:value="0.24450512776014" calcext:value-type="float">
            <text:p>0.24450512776014</text:p>
          </table:table-cell>
          <table:table-cell office:value-type="float" office:value="0.285613002170939" calcext:value-type="float">
            <text:p>0.285613002170939</text:p>
          </table:table-cell>
          <table:table-cell office:value-type="float" office:value="0.0348469519488277" calcext:value-type="float">
            <text:p>0.034846951948828</text:p>
          </table:table-cell>
          <table:table-cell office:value-type="float" office:value="0.0401171643746098" calcext:value-type="float">
            <text:p>0.04011716437461</text:p>
          </table:table-cell>
          <table:table-cell office:value-type="float" office:value="0.0328077594414997" calcext:value-type="float">
            <text:p>0.0328077594415</text:p>
          </table:table-cell>
          <table:table-cell office:value-type="float" office:value="0.04341017711378" calcext:value-type="float">
            <text:p>0.04341017711378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9">
      <number:number number:decimal-places="1" loext:min-decimal-places="1" number:min-integer-digits="1"/>
      <number:text>%</number:text>
    </number:percentag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3:17:10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" style:display-name="PageStyle_Decil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04T14:04:47</meta:creation-date>
    <meta:initial-creator>Leonardo Calcagno</meta:initial-creator>
    <dc:language>en-US</dc:language>
    <dc:date>2020-10-21T13:17:51.917000000</dc:date>
    <meta:editing-cycles>12</meta:editing-cycles>
    <meta:editing-duration>PT2H32M17S</meta:editing-duration>
    <meta:generator>LibreOffice/6.3.3.2$Windows_X86_64 LibreOffice_project/a64200df03143b798afd1ec74a12ab50359878ed</meta:generator>
    <dc:creator>Leonardo Calcagno</dc:creator>
    <meta:document-statistic meta:table-count="11" meta:cell-count="12563" meta:object-count="1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3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986cm" svg:height="17.846cm" xlink:href=".." xlink:type="simple" chart:class="chart:scatter" chart:style-name="ch1">
        <chart:subtitle svg:x="9.755cm" svg:y="0.357cm" chart:style-name="ch2">
          <text:p>sub-title</text:p>
        </chart:subtitle>
        <chart:legend svg:x="0.59cm" svg:y="13.978cm" style:legend-expansion="custom" chartooo:width="19.448cm" chartooo:height="3.439cm" style:legend-expansion-aspect-ratio="5.65513230590288" chart:style-name="ch3"/>
        <chart:plot-area chart:style-name="ch4" table:cell-range-address="'Gini yearly'.A4:'Gini yearly'.E30 'Gini yearly'.B3:'Gini yearly'.E3" chart:data-source-has-labels="row" svg:x="0.565cm" svg:y="0.222cm" svg:width="20.273cm" svg:height="13.116cm">
          <chartooo:coordinate-region svg:x="1.689cm" svg:y="0.468cm" svg:width="18.904cm" svg:height="11.6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10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1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699842841107">
                <text:p>0.455699842841107</text:p>
              </table:table-cell>
              <table:table-cell office:value-type="float" office:value="0.400870226665505">
                <text:p>0.400870226665505</text:p>
              </table:table-cell>
              <table:table-cell office:value-type="float" office:value="0.435270647058314">
                <text:p>0.435270647058314</text:p>
              </table:table-cell>
              <table:table-cell office:value-type="float" office:value="0.38305246088392">
                <text:p>0.38305246088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175113993514">
                <text:p>0.460175113993514</text:p>
              </table:table-cell>
              <table:table-cell office:value-type="float" office:value="0.406242315989694">
                <text:p>0.406242315989694</text:p>
              </table:table-cell>
              <table:table-cell office:value-type="float" office:value="0.438919982434292">
                <text:p>0.438919982434292</text:p>
              </table:table-cell>
              <table:table-cell office:value-type="float" office:value="0.387585952290368">
                <text:p>0.387585952290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731604023775">
                <text:p>0.461731604023775</text:p>
              </table:table-cell>
              <table:table-cell office:value-type="float" office:value="0.405732666166897">
                <text:p>0.405732666166897</text:p>
              </table:table-cell>
              <table:table-cell office:value-type="float" office:value="0.439971384208522">
                <text:p>0.439971384208522</text:p>
              </table:table-cell>
              <table:table-cell office:value-type="float" office:value="0.387416469192653">
                <text:p>0.38741646919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486155913868">
                <text:p>0.461486155913868</text:p>
              </table:table-cell>
              <table:table-cell office:value-type="float" office:value="0.400466813327161">
                <text:p>0.400466813327161</text:p>
              </table:table-cell>
              <table:table-cell office:value-type="float" office:value="0.439625340385924">
                <text:p>0.439625340385924</text:p>
              </table:table-cell>
              <table:table-cell office:value-type="float" office:value="0.383453449559813">
                <text:p>0.383453449559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8507866360187">
                <text:p>0.458507866360187</text:p>
              </table:table-cell>
              <table:table-cell office:value-type="float" office:value="0.394706751381742">
                <text:p>0.394706751381742</text:p>
              </table:table-cell>
              <table:table-cell office:value-type="float" office:value="0.436054519233296">
                <text:p>0.436054519233296</text:p>
              </table:table-cell>
              <table:table-cell office:value-type="float" office:value="0.377815446690427">
                <text:p>0.377815446690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8490388751384">
                <text:p>0.458490388751384</text:p>
              </table:table-cell>
              <table:table-cell office:value-type="float" office:value="0.393883791023692">
                <text:p>0.393883791023692</text:p>
              </table:table-cell>
              <table:table-cell office:value-type="float" office:value="0.435488135278944">
                <text:p>0.435488135278944</text:p>
              </table:table-cell>
              <table:table-cell office:value-type="float" office:value="0.377083069984653">
                <text:p>0.377083069984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6438444798642">
                <text:p>0.456438444798642</text:p>
              </table:table-cell>
              <table:table-cell office:value-type="float" office:value="0.391428750476377">
                <text:p>0.391428750476377</text:p>
              </table:table-cell>
              <table:table-cell office:value-type="float" office:value="0.432319846106878">
                <text:p>0.432319846106878</text:p>
              </table:table-cell>
              <table:table-cell office:value-type="float" office:value="0.375128986687997">
                <text:p>0.375128986687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823337681087">
                <text:p>0.45823337681087</text:p>
              </table:table-cell>
              <table:table-cell office:value-type="float" office:value="0.387093757527336">
                <text:p>0.387093757527336</text:p>
              </table:table-cell>
              <table:table-cell office:value-type="float" office:value="0.436362389258158">
                <text:p>0.436362389258158</text:p>
              </table:table-cell>
              <table:table-cell office:value-type="float" office:value="0.371570862052783">
                <text:p>0.371570862052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5858199072667">
                <text:p>0.465858199072667</text:p>
              </table:table-cell>
              <table:table-cell office:value-type="float" office:value="0.390112167973847">
                <text:p>0.390112167973847</text:p>
              </table:table-cell>
              <table:table-cell office:value-type="float" office:value="0.444890510231171">
                <text:p>0.444890510231171</text:p>
              </table:table-cell>
              <table:table-cell office:value-type="float" office:value="0.375801284773959">
                <text:p>0.375801284773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0433174639978">
                <text:p>0.460433174639978</text:p>
              </table:table-cell>
              <table:table-cell office:value-type="float" office:value="0.386187990277921">
                <text:p>0.386187990277921</text:p>
              </table:table-cell>
              <table:table-cell office:value-type="float" office:value="0.443196140795348">
                <text:p>0.443196140795348</text:p>
              </table:table-cell>
              <table:table-cell office:value-type="float" office:value="0.373760419479822">
                <text:p>0.373760419479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5893381448732">
                <text:p>0.455893381448732</text:p>
              </table:table-cell>
              <table:table-cell office:value-type="float" office:value="0.386841392043739">
                <text:p>0.386841392043739</text:p>
              </table:table-cell>
              <table:table-cell office:value-type="float" office:value="0.441860099179808">
                <text:p>0.441860099179808</text:p>
              </table:table-cell>
              <table:table-cell office:value-type="float" office:value="0.376230822602659">
                <text:p>0.376230822602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3222989032457">
                <text:p>0.453222989032457</text:p>
              </table:table-cell>
              <table:table-cell office:value-type="float" office:value="0.382106704592846">
                <text:p>0.382106704592846</text:p>
              </table:table-cell>
              <table:table-cell office:value-type="float" office:value="0.438644646501771">
                <text:p>0.438644646501771</text:p>
              </table:table-cell>
              <table:table-cell office:value-type="float" office:value="0.372146621484712">
                <text:p>0.372146621484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9461955214525">
                <text:p>0.459461955214525</text:p>
              </table:table-cell>
              <table:table-cell office:value-type="float" office:value="0.386205464669075">
                <text:p>0.386205464669075</text:p>
              </table:table-cell>
              <table:table-cell office:value-type="float" office:value="0.4504404880892">
                <text:p>0.4504404880892</text:p>
              </table:table-cell>
              <table:table-cell office:value-type="float" office:value="0.379901731522829">
                <text:p>0.379901731522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1301250278117">
                <text:p>0.451301250278117</text:p>
              </table:table-cell>
              <table:table-cell office:value-type="float" office:value="0.38274584330016">
                <text:p>0.38274584330016</text:p>
              </table:table-cell>
              <table:table-cell office:value-type="float" office:value="0.445792147907519">
                <text:p>0.445792147907519</text:p>
              </table:table-cell>
              <table:table-cell office:value-type="float" office:value="0.378691702873623">
                <text:p>0.378691702873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749863283872">
                <text:p>0.437749863283872</text:p>
              </table:table-cell>
              <table:table-cell office:value-type="float" office:value="0.374863391159973">
                <text:p>0.374863391159973</text:p>
              </table:table-cell>
              <table:table-cell office:value-type="float" office:value="0.433015624778063">
                <text:p>0.433015624778063</text:p>
              </table:table-cell>
              <table:table-cell office:value-type="float" office:value="0.371486614286636">
                <text:p>0.371486614286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31834204137">
                <text:p>0.439531834204137</text:p>
              </table:table-cell>
              <table:table-cell office:value-type="float" office:value="0.375680601610633">
                <text:p>0.375680601610633</text:p>
              </table:table-cell>
              <table:table-cell office:value-type="float" office:value="0.436347219941381">
                <text:p>0.436347219941381</text:p>
              </table:table-cell>
              <table:table-cell office:value-type="float" office:value="0.372983860566267">
                <text:p>0.372983860566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8709239657893">
                <text:p>0.438709239657893</text:p>
              </table:table-cell>
              <table:table-cell office:value-type="float" office:value="0.378601704694631">
                <text:p>0.378601704694631</text:p>
              </table:table-cell>
              <table:table-cell office:value-type="float" office:value="0.436635045297736">
                <text:p>0.436635045297736</text:p>
              </table:table-cell>
              <table:table-cell office:value-type="float" office:value="0.375553089906988">
                <text:p>0.375553089906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894180531481">
                <text:p>0.42894180531481</text:p>
              </table:table-cell>
              <table:table-cell office:value-type="float" office:value="0.36981666922132">
                <text:p>0.36981666922132</text:p>
              </table:table-cell>
              <table:table-cell office:value-type="float" office:value="0.428757799777427">
                <text:p>0.428757799777427</text:p>
              </table:table-cell>
              <table:table-cell office:value-type="float" office:value="0.367434656358716">
                <text:p>0.367434656358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7461268773618">
                <text:p>0.417461268773618</text:p>
              </table:table-cell>
              <table:table-cell office:value-type="float" office:value="0.356624779777515">
                <text:p>0.356624779777515</text:p>
              </table:table-cell>
              <table:table-cell office:value-type="float" office:value="0.417797119343055">
                <text:p>0.417797119343055</text:p>
              </table:table-cell>
              <table:table-cell office:value-type="float" office:value="0.354570765458636">
                <text:p>0.354570765458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2672546614899">
                <text:p>0.402672546614899</text:p>
              </table:table-cell>
              <table:table-cell office:value-type="float" office:value="0.34959671072646">
                <text:p>0.34959671072646</text:p>
              </table:table-cell>
              <table:table-cell office:value-type="float" office:value="0.410067510201427">
                <text:p>0.410067510201427</text:p>
              </table:table-cell>
              <table:table-cell office:value-type="float" office:value="0.348197837866572">
                <text:p>0.348197837866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0930836473782">
                <text:p>0.390930836473782</text:p>
              </table:table-cell>
              <table:table-cell office:value-type="float" office:value="0.345077424729134">
                <text:p>0.345077424729134</text:p>
              </table:table-cell>
              <table:table-cell office:value-type="float" office:value="0.400208235000219">
                <text:p>0.400208235000219</text:p>
              </table:table-cell>
              <table:table-cell office:value-type="float" office:value="0.34365695776724">
                <text:p>0.34365695776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85cm" svg:height="15.73cm" xlink:href=".." xlink:type="simple" chart:class="chart:scatter" chart:style-name="ch1">
        <chart:subtitle svg:x="10.187cm" svg:y="0.315cm" chart:style-name="ch2">
          <text:p>sub-title</text:p>
        </chart:subtitle>
        <chart:legend chart:legend-position="bottom" svg:x="2.464cm" svg:y="14.178cm" style:legend-expansion="wide" chart:style-name="ch3"/>
        <chart:plot-area chart:style-name="ch4" table:cell-range-address="'Bottom 10% share yearly'.F4:'Bottom 10% share yearly'.J30 'Bottom 10% share yearly'.G3:'Bottom 10% share yearly'.J3" chart:data-source-has-labels="row" svg:x="0.291cm" svg:y="0.228cm" svg:width="21.352cm" svg:height="13.025cm">
          <chartooo:coordinate-region svg:x="1.508cm" svg:y="0.473cm" svg:width="19.8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9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10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1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302000983273409">
                <text:p>0.0302000983273409</text:p>
              </table:table-cell>
              <table:table-cell office:value-type="float" office:value="0.0295136871677185">
                <text:p>0.0295136871677185</text:p>
              </table:table-cell>
              <table:table-cell office:value-type="float" office:value="0.0446331431378348">
                <text:p>0.0446331431378348</text:p>
              </table:table-cell>
              <table:table-cell office:value-type="float" office:value="0.0404046148560179">
                <text:p>0.040404614856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4412753571393">
                <text:p>0.0304412753571393</text:p>
              </table:table-cell>
              <table:table-cell office:value-type="float" office:value="0.0292850577206878">
                <text:p>0.0292850577206878</text:p>
              </table:table-cell>
              <table:table-cell office:value-type="float" office:value="0.0460483341826261">
                <text:p>0.0460483341826261</text:p>
              </table:table-cell>
              <table:table-cell office:value-type="float" office:value="0.0404784280322094">
                <text:p>0.0404784280322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08766508336015">
                <text:p>0.0308766508336015</text:p>
              </table:table-cell>
              <table:table-cell office:value-type="float" office:value="0.0296452202555899">
                <text:p>0.0296452202555899</text:p>
              </table:table-cell>
              <table:table-cell office:value-type="float" office:value="0.0458778052284564">
                <text:p>0.0458778052284564</text:p>
              </table:table-cell>
              <table:table-cell office:value-type="float" office:value="0.0404695599245485">
                <text:p>0.0404695599245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34994540344646">
                <text:p>0.0334994540344646</text:p>
              </table:table-cell>
              <table:table-cell office:value-type="float" office:value="0.0297307000532638">
                <text:p>0.0297307000532638</text:p>
              </table:table-cell>
              <table:table-cell office:value-type="float" office:value="0.0493096481833008">
                <text:p>0.0493096481833008</text:p>
              </table:table-cell>
              <table:table-cell office:value-type="float" office:value="0.0411182375001711">
                <text:p>0.0411182375001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45016282510739">
                <text:p>0.0345016282510739</text:p>
              </table:table-cell>
              <table:table-cell office:value-type="float" office:value="0.0291185697617329">
                <text:p>0.0291185697617329</text:p>
              </table:table-cell>
              <table:table-cell office:value-type="float" office:value="0.0487858521405799">
                <text:p>0.0487858521405799</text:p>
              </table:table-cell>
              <table:table-cell office:value-type="float" office:value="0.0393438823244728">
                <text:p>0.0393438823244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65270429005081">
                <text:p>0.0365270429005081</text:p>
              </table:table-cell>
              <table:table-cell office:value-type="float" office:value="0.0299102300850432">
                <text:p>0.0299102300850432</text:p>
              </table:table-cell>
              <table:table-cell office:value-type="float" office:value="0.0497898281427646">
                <text:p>0.0497898281427646</text:p>
              </table:table-cell>
              <table:table-cell office:value-type="float" office:value="0.0392597738807275">
                <text:p>0.0392597738807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46925311108154">
                <text:p>0.0346925311108154</text:p>
              </table:table-cell>
              <table:table-cell office:value-type="float" office:value="0.0282389698556193">
                <text:p>0.0282389698556193</text:p>
              </table:table-cell>
              <table:table-cell office:value-type="float" office:value="0.0499594638399004">
                <text:p>0.0499594638399004</text:p>
              </table:table-cell>
              <table:table-cell office:value-type="float" office:value="0.0388168779525813">
                <text:p>0.0388168779525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59349167902099">
                <text:p>0.0359349167902099</text:p>
              </table:table-cell>
              <table:table-cell office:value-type="float" office:value="0.028296339474314">
                <text:p>0.028296339474314</text:p>
              </table:table-cell>
              <table:table-cell office:value-type="float" office:value="0.0498483828148736">
                <text:p>0.0498483828148736</text:p>
              </table:table-cell>
              <table:table-cell office:value-type="float" office:value="0.0378237479953696">
                <text:p>0.0378237479953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403983950722369">
                <text:p>0.0403983950722369</text:p>
              </table:table-cell>
              <table:table-cell office:value-type="float" office:value="0.0309113859872402">
                <text:p>0.0309113859872402</text:p>
              </table:table-cell>
              <table:table-cell office:value-type="float" office:value="0.0531634056886891">
                <text:p>0.0531634056886891</text:p>
              </table:table-cell>
              <table:table-cell office:value-type="float" office:value="0.0395888091673013">
                <text:p>0.0395888091673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411037636444275">
                <text:p>0.0411037636444275</text:p>
              </table:table-cell>
              <table:table-cell office:value-type="float" office:value="0.0299204988699974">
                <text:p>0.0299204988699974</text:p>
              </table:table-cell>
              <table:table-cell office:value-type="float" office:value="0.0554977890394963">
                <text:p>0.0554977890394963</text:p>
              </table:table-cell>
              <table:table-cell office:value-type="float" office:value="0.0395742627103349">
                <text:p>0.0395742627103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403960804277264">
                <text:p>0.0403960804277264</text:p>
              </table:table-cell>
              <table:table-cell office:value-type="float" office:value="0.0293607769976535">
                <text:p>0.0293607769976535</text:p>
              </table:table-cell>
              <table:table-cell office:value-type="float" office:value="0.0491593638986839">
                <text:p>0.0491593638986839</text:p>
              </table:table-cell>
              <table:table-cell office:value-type="float" office:value="0.035336692302692">
                <text:p>0.03533669230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76235454578496">
                <text:p>0.0376235454578496</text:p>
              </table:table-cell>
              <table:table-cell office:value-type="float" office:value="0.0295814706859742">
                <text:p>0.0295814706859742</text:p>
              </table:table-cell>
              <table:table-cell office:value-type="float" office:value="0.047032560966471">
                <text:p>0.047032560966471</text:p>
              </table:table-cell>
              <table:table-cell office:value-type="float" office:value="0.035768771907716">
                <text:p>0.035768771907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435567769846563">
                <text:p>0.0435567769846563</text:p>
              </table:table-cell>
              <table:table-cell office:value-type="float" office:value="0.0320937268756969">
                <text:p>0.0320937268756969</text:p>
              </table:table-cell>
              <table:table-cell office:value-type="float" office:value="0.0507375851295943">
                <text:p>0.0507375851295943</text:p>
              </table:table-cell>
              <table:table-cell office:value-type="float" office:value="0.0369541290040558">
                <text:p>0.0369541290040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451008587928606">
                <text:p>0.0451008587928606</text:p>
              </table:table-cell>
              <table:table-cell office:value-type="float" office:value="0.0306993635698375">
                <text:p>0.0306993635698375</text:p>
              </table:table-cell>
              <table:table-cell office:value-type="float" office:value="0.0489249710238831">
                <text:p>0.0489249710238831</text:p>
              </table:table-cell>
              <table:table-cell office:value-type="float" office:value="0.033443243977188">
                <text:p>0.033443243977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399287045055301">
                <text:p>0.0399287045055301</text:p>
              </table:table-cell>
              <table:table-cell office:value-type="float" office:value="0.0272931805441622">
                <text:p>0.0272931805441622</text:p>
              </table:table-cell>
              <table:table-cell office:value-type="float" office:value="0.0438988907104105">
                <text:p>0.0438988907104105</text:p>
              </table:table-cell>
              <table:table-cell office:value-type="float" office:value="0.0300419585336196">
                <text:p>0.0300419585336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31106924274643">
                <text:p>0.0431106924274643</text:p>
              </table:table-cell>
              <table:table-cell office:value-type="float" office:value="0.0292279220854728">
                <text:p>0.0292279220854728</text:p>
              </table:table-cell>
              <table:table-cell office:value-type="float" office:value="0.0477114615372149">
                <text:p>0.0477114615372149</text:p>
              </table:table-cell>
              <table:table-cell office:value-type="float" office:value="0.0323816976597193">
                <text:p>0.0323816976597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51138762547231">
                <text:p>0.0451138762547231</text:p>
              </table:table-cell>
              <table:table-cell office:value-type="float" office:value="0.0316357321123464">
                <text:p>0.0316357321123464</text:p>
              </table:table-cell>
              <table:table-cell office:value-type="float" office:value="0.0496328120915017">
                <text:p>0.0496328120915017</text:p>
              </table:table-cell>
              <table:table-cell office:value-type="float" office:value="0.034704237033568">
                <text:p>0.034704237033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396664845601684">
                <text:p>0.0396664845601684</text:p>
              </table:table-cell>
              <table:table-cell office:value-type="float" office:value="0.0288365902704253">
                <text:p>0.0288365902704253</text:p>
              </table:table-cell>
              <table:table-cell office:value-type="float" office:value="0.0437078064428832">
                <text:p>0.0437078064428832</text:p>
              </table:table-cell>
              <table:table-cell office:value-type="float" office:value="0.0316021742443986">
                <text:p>0.0316021742443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354732902425711">
                <text:p>0.0354732902425711</text:p>
              </table:table-cell>
              <table:table-cell office:value-type="float" office:value="0.0289858283940844">
                <text:p>0.0289858283940844</text:p>
              </table:table-cell>
              <table:table-cell office:value-type="float" office:value="0.0394073390178538">
                <text:p>0.0394073390178538</text:p>
              </table:table-cell>
              <table:table-cell office:value-type="float" office:value="0.0315876069246284">
                <text:p>0.0315876069246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24300864616362">
                <text:p>0.0424300864616362</text:p>
              </table:table-cell>
              <table:table-cell office:value-type="float" office:value="0.0309342145150589">
                <text:p>0.0309342145150589</text:p>
              </table:table-cell>
              <table:table-cell office:value-type="float" office:value="0.0453040318278261">
                <text:p>0.0453040318278261</text:p>
              </table:table-cell>
              <table:table-cell office:value-type="float" office:value="0.0328543489187033">
                <text:p>0.03285434891870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396459314402514">
                <text:p>0.0396459314402514</text:p>
              </table:table-cell>
              <table:table-cell office:value-type="float" office:value="0.0309897722902141">
                <text:p>0.0309897722902141</text:p>
              </table:table-cell>
              <table:table-cell office:value-type="float" office:value="0.0409910763164274">
                <text:p>0.0409910763164274</text:p>
              </table:table-cell>
              <table:table-cell office:value-type="float" office:value="0.031869223319264">
                <text:p>0.031869223319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35128312377727">
                <text:p>0.035128312377727</text:p>
              </table:table-cell>
              <table:table-cell office:value-type="float" office:value="0.0298537730775369">
                <text:p>0.0298537730775369</text:p>
              </table:table-cell>
              <table:table-cell office:value-type="float" office:value="0.0353386883796727">
                <text:p>0.0353386883796727</text:p>
              </table:table-cell>
              <table:table-cell office:value-type="float" office:value="0.0300120104374411">
                <text:p>0.03001201043744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661cm" svg:height="15.73cm" xlink:href=".." xlink:type="simple" chart:class="chart:scatter" chart:style-name="ch1">
        <chart:subtitle svg:x="10.592cm" svg:y="0.315cm" chart:style-name="ch2">
          <text:p>sub-title</text:p>
        </chart:subtitle>
        <chart:legend chart:legend-position="bottom" svg:x="2.869cm" svg:y="14.178cm" style:legend-expansion="wide" chart:style-name="ch3"/>
        <chart:plot-area chart:style-name="ch4" table:cell-range-address="'Bottom 10% share yearly'.B3:'Bottom 10% share yearly'.E30" chart:data-source-has-labels="row" svg:x="-0.406cm" svg:y="0.228cm" svg:width="22.846cm" svg:height="13.025cm">
          <chartooo:coordinate-region svg:x="1.565cm" svg:y="0.473cm" svg:width="20.63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9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10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1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880747">
                <text:p>0.0295157879880747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6994769">
                <text:p>0.0404074906994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840101940395">
                <text:p>0.0304840101940395</text:p>
              </table:table-cell>
              <table:table-cell office:value-type="float" office:value="0.0293121012895905">
                <text:p>0.0293121012895905</text:p>
              </table:table-cell>
              <table:table-cell office:value-type="float" office:value="0.0461450444029656">
                <text:p>0.0461450444029656</text:p>
              </table:table-cell>
              <table:table-cell office:value-type="float" office:value="0.0405346174134173">
                <text:p>0.0405346174134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879356300391">
                <text:p>0.030879356300391</text:p>
              </table:table-cell>
              <table:table-cell office:value-type="float" office:value="0.0296262027167968">
                <text:p>0.0296262027167968</text:p>
              </table:table-cell>
              <table:table-cell office:value-type="float" office:value="0.045930114348008">
                <text:p>0.045930114348008</text:p>
              </table:table-cell>
              <table:table-cell office:value-type="float" office:value="0.0404825346476608">
                <text:p>0.0404825346476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577778056076">
                <text:p>0.0333577778056076</text:p>
              </table:table-cell>
              <table:table-cell office:value-type="float" office:value="0.0296282043725351">
                <text:p>0.0296282043725351</text:p>
              </table:table-cell>
              <table:table-cell office:value-type="float" office:value="0.0492195793236764">
                <text:p>0.0492195793236764</text:p>
              </table:table-cell>
              <table:table-cell office:value-type="float" office:value="0.0410539656073439">
                <text:p>0.0410539656073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32219424736757">
                <text:p>0.0332219424736757</text:p>
              </table:table-cell>
              <table:table-cell office:value-type="float" office:value="0.0288692367508369">
                <text:p>0.0288692367508369</text:p>
              </table:table-cell>
              <table:table-cell office:value-type="float" office:value="0.0491558092887137">
                <text:p>0.0491558092887137</text:p>
              </table:table-cell>
              <table:table-cell office:value-type="float" office:value="0.0402306236038533">
                <text:p>0.0402306236038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51806990855759">
                <text:p>0.0351806990855759</text:p>
              </table:table-cell>
              <table:table-cell office:value-type="float" office:value="0.0300601483103993">
                <text:p>0.0300601483103993</text:p>
              </table:table-cell>
              <table:table-cell office:value-type="float" office:value="0.0498000708359198">
                <text:p>0.0498000708359198</text:p>
              </table:table-cell>
              <table:table-cell office:value-type="float" office:value="0.040366212141671">
                <text:p>0.040366212141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5356657599446">
                <text:p>0.0365356657599446</text:p>
              </table:table-cell>
              <table:table-cell office:value-type="float" office:value="0.0298393317163748">
                <text:p>0.0298393317163748</text:p>
              </table:table-cell>
              <table:table-cell office:value-type="float" office:value="0.0506672975613873">
                <text:p>0.0506672975613873</text:p>
              </table:table-cell>
              <table:table-cell office:value-type="float" office:value="0.0397665392968284">
                <text:p>0.0397665392968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8671189277734">
                <text:p>0.0368671189277734</text:p>
              </table:table-cell>
              <table:table-cell office:value-type="float" office:value="0.0287183511688999">
                <text:p>0.0287183511688999</text:p>
              </table:table-cell>
              <table:table-cell office:value-type="float" office:value="0.049352703505111">
                <text:p>0.049352703505111</text:p>
              </table:table-cell>
              <table:table-cell office:value-type="float" office:value="0.0374221773451084">
                <text:p>0.0374221773451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78747170544739">
                <text:p>0.0378747170544739</text:p>
              </table:table-cell>
              <table:table-cell office:value-type="float" office:value="0.0285056793135375">
                <text:p>0.0285056793135375</text:p>
              </table:table-cell>
              <table:table-cell office:value-type="float" office:value="0.0506811947597906">
                <text:p>0.0506811947597906</text:p>
              </table:table-cell>
              <table:table-cell office:value-type="float" office:value="0.0374129870032419">
                <text:p>0.0374129870032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7763698962805">
                <text:p>0.0417763698962805</text:p>
              </table:table-cell>
              <table:table-cell office:value-type="float" office:value="0.0299827446833256">
                <text:p>0.0299827446833256</text:p>
              </table:table-cell>
              <table:table-cell office:value-type="float" office:value="0.0538751334327119">
                <text:p>0.0538751334327119</text:p>
              </table:table-cell>
              <table:table-cell office:value-type="float" office:value="0.0384429735535218">
                <text:p>0.0384429735535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718435710931">
                <text:p>0.041718435710931</text:p>
              </table:table-cell>
              <table:table-cell office:value-type="float" office:value="0.0297363363740283">
                <text:p>0.0297363363740283</text:p>
              </table:table-cell>
              <table:table-cell office:value-type="float" office:value="0.0536185041212262">
                <text:p>0.0536185041212262</text:p>
              </table:table-cell>
              <table:table-cell office:value-type="float" office:value="0.037976520101379">
                <text:p>0.03797652010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1144195788462">
                <text:p>0.0401144195788462</text:p>
              </table:table-cell>
              <table:table-cell office:value-type="float" office:value="0.0279972017887551">
                <text:p>0.0279972017887551</text:p>
              </table:table-cell>
              <table:table-cell office:value-type="float" office:value="0.0488826495578944">
                <text:p>0.0488826495578944</text:p>
              </table:table-cell>
              <table:table-cell office:value-type="float" office:value="0.0341872897271653">
                <text:p>0.0341872897271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1426167427949">
                <text:p>0.0421426167427949</text:p>
              </table:table-cell>
              <table:table-cell office:value-type="float" office:value="0.0298714693835404">
                <text:p>0.0298714693835404</text:p>
              </table:table-cell>
              <table:table-cell office:value-type="float" office:value="0.0484811887615555">
                <text:p>0.0484811887615555</text:p>
              </table:table-cell>
              <table:table-cell office:value-type="float" office:value="0.0343517151560625">
                <text:p>0.034351715156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1672364034793">
                <text:p>0.0391672364034793</text:p>
              </table:table-cell>
              <table:table-cell office:value-type="float" office:value="0.0276388349598134">
                <text:p>0.0276388349598134</text:p>
              </table:table-cell>
              <table:table-cell office:value-type="float" office:value="0.041113309298">
                <text:p>0.041113309298</text:p>
              </table:table-cell>
              <table:table-cell office:value-type="float" office:value="0.0291420048658652">
                <text:p>0.0291420048658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83213319675">
                <text:p>0.04283213319675</text:p>
              </table:table-cell>
              <table:table-cell office:value-type="float" office:value="0.0298542813632177">
                <text:p>0.0298542813632177</text:p>
              </table:table-cell>
              <table:table-cell office:value-type="float" office:value="0.0452850402127219">
                <text:p>0.0452850402127219</text:p>
              </table:table-cell>
              <table:table-cell office:value-type="float" office:value="0.0316516637305183">
                <text:p>0.0316516637305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05756835810123">
                <text:p>0.0405756835810123</text:p>
              </table:table-cell>
              <table:table-cell office:value-type="float" office:value="0.0290883522167484">
                <text:p>0.0290883522167484</text:p>
              </table:table-cell>
              <table:table-cell office:value-type="float" office:value="0.0452519526811698">
                <text:p>0.0452519526811698</text:p>
              </table:table-cell>
              <table:table-cell office:value-type="float" office:value="0.0323269732687717">
                <text:p>0.0323269732687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8220765791759">
                <text:p>0.048220765791759</text:p>
              </table:table-cell>
              <table:table-cell office:value-type="float" office:value="0.0337963844935937">
                <text:p>0.0337963844935937</text:p>
              </table:table-cell>
              <table:table-cell office:value-type="float" office:value="0.0508667023925472">
                <text:p>0.0508667023925472</text:p>
              </table:table-cell>
              <table:table-cell office:value-type="float" office:value="0.0356960654624751">
                <text:p>0.0356960654624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4253355454901">
                <text:p>0.0424253355454901</text:p>
              </table:table-cell>
              <table:table-cell office:value-type="float" office:value="0.0301660439779711">
                <text:p>0.0301660439779711</text:p>
              </table:table-cell>
              <table:table-cell office:value-type="float" office:value="0.047443712758916">
                <text:p>0.047443712758916</text:p>
              </table:table-cell>
              <table:table-cell office:value-type="float" office:value="0.0336200070961205">
                <text:p>0.0336200070961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0578558230885">
                <text:p>0.0430578558230885</text:p>
              </table:table-cell>
              <table:table-cell office:value-type="float" office:value="0.0337020115824799">
                <text:p>0.0337020115824799</text:p>
              </table:table-cell>
              <table:table-cell office:value-type="float" office:value="0.0476806863054108">
                <text:p>0.0476806863054108</text:p>
              </table:table-cell>
              <table:table-cell office:value-type="float" office:value="0.0367784752325501">
                <text:p>0.0367784752325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39062624106042">
                <text:p>0.0439062624106042</text:p>
              </table:table-cell>
              <table:table-cell office:value-type="float" office:value="0.034170917151163">
                <text:p>0.034170917151163</text:p>
              </table:table-cell>
              <table:table-cell office:value-type="float" office:value="0.050807329926411">
                <text:p>0.050807329926411</text:p>
              </table:table-cell>
              <table:table-cell office:value-type="float" office:value="0.0386348416298189">
                <text:p>0.0386348416298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36011917089906">
                <text:p>0.0436011917089906</text:p>
              </table:table-cell>
              <table:table-cell office:value-type="float" office:value="0.0337944322943135">
                <text:p>0.0337944322943135</text:p>
              </table:table-cell>
              <table:table-cell office:value-type="float" office:value="0.0493172256862456">
                <text:p>0.0493172256862456</text:p>
              </table:table-cell>
              <table:table-cell office:value-type="float" office:value="0.0374557401149268">
                <text:p>0.0374557401149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3875207978723">
                <text:p>0.043875207978723</text:p>
              </table:table-cell>
              <table:table-cell office:value-type="float" office:value="0.0335932594266512">
                <text:p>0.0335932594266512</text:p>
              </table:table-cell>
              <table:table-cell office:value-type="float" office:value="0.0450311675689722">
                <text:p>0.0450311675689722</text:p>
              </table:table-cell>
              <table:table-cell office:value-type="float" office:value="0.0343785150443603">
                <text:p>0.03437851504436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4cm" svg:height="15.73cm" xlink:href=".." xlink:type="simple" chart:class="chart:scatter" chart:style-name="ch1">
        <chart:subtitle svg:x="10.064cm" svg:y="0.315cm" chart:style-name="ch2">
          <text:p>sub-title</text:p>
        </chart:subtitle>
        <chart:legend chart:legend-position="bottom" svg:x="2.341cm" svg:y="14.178cm" style:legend-expansion="wide" chart:style-name="ch3"/>
        <chart:plot-area chart:style-name="ch4" table:cell-range-address="'Bottom 10% share yearly'.L3:'Bottom 10% share yearly'.O30" chart:data-source-has-labels="row" svg:x="-0.478cm" svg:y="0.228cm" svg:width="21.885cm" svg:height="13.025cm">
          <chartooo:coordinate-region svg:x="1.493cm" svg:y="0.473cm" svg:width="19.66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9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10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1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900944">
                <text:p>0.0295157879900944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7020855">
                <text:p>0.0404074907020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71925326127">
                <text:p>0.030471925326127</text:p>
              </table:table-cell>
              <table:table-cell office:value-type="float" office:value="0.0293110242325559">
                <text:p>0.0293110242325559</text:p>
              </table:table-cell>
              <table:table-cell office:value-type="float" office:value="0.0460812407295179">
                <text:p>0.0460812407295179</text:p>
              </table:table-cell>
              <table:table-cell office:value-type="float" office:value="0.0405095150290996">
                <text:p>0.0405095150290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7763816755736">
                <text:p>0.0307763816755736</text:p>
              </table:table-cell>
              <table:table-cell office:value-type="float" office:value="0.0295768221742045">
                <text:p>0.0295768221742045</text:p>
              </table:table-cell>
              <table:table-cell office:value-type="float" office:value="0.0458817376692105">
                <text:p>0.0458817376692105</text:p>
              </table:table-cell>
              <table:table-cell office:value-type="float" office:value="0.0404811655939052">
                <text:p>0.0404811655939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2970537543704">
                <text:p>0.0332970537543704</text:p>
              </table:table-cell>
              <table:table-cell office:value-type="float" office:value="0.0296701173296831">
                <text:p>0.0296701173296831</text:p>
              </table:table-cell>
              <table:table-cell office:value-type="float" office:value="0.0496008896126844">
                <text:p>0.0496008896126844</text:p>
              </table:table-cell>
              <table:table-cell office:value-type="float" office:value="0.0414161725463365">
                <text:p>0.0414161725463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34988253717528">
                <text:p>0.0334988253717528</text:p>
              </table:table-cell>
              <table:table-cell office:value-type="float" office:value="0.0290943881782949">
                <text:p>0.0290943881782949</text:p>
              </table:table-cell>
              <table:table-cell office:value-type="float" office:value="0.0486598378985414">
                <text:p>0.0486598378985414</text:p>
              </table:table-cell>
              <table:table-cell office:value-type="float" office:value="0.0398857139007378">
                <text:p>0.0398857139007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59519777039631">
                <text:p>0.0359519777039631</text:p>
              </table:table-cell>
              <table:table-cell office:value-type="float" office:value="0.0295455130191884">
                <text:p>0.0295455130191884</text:p>
              </table:table-cell>
              <table:table-cell office:value-type="float" office:value="0.0499815002858029">
                <text:p>0.0499815002858029</text:p>
              </table:table-cell>
              <table:table-cell office:value-type="float" office:value="0.0393535026550667">
                <text:p>0.0393535026550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40755737759521">
                <text:p>0.0340755737759521</text:p>
              </table:table-cell>
              <table:table-cell office:value-type="float" office:value="0.0282785561180646">
                <text:p>0.0282785561180646</text:p>
              </table:table-cell>
              <table:table-cell office:value-type="float" office:value="0.0477728541829335">
                <text:p>0.0477728541829335</text:p>
              </table:table-cell>
              <table:table-cell office:value-type="float" office:value="0.0376828170311232">
                <text:p>0.0376828170311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3001159521475">
                <text:p>0.0353001159521475</text:p>
              </table:table-cell>
              <table:table-cell office:value-type="float" office:value="0.0270803739027165">
                <text:p>0.0270803739027165</text:p>
              </table:table-cell>
              <table:table-cell office:value-type="float" office:value="0.0486967723604744">
                <text:p>0.0486967723604744</text:p>
              </table:table-cell>
              <table:table-cell office:value-type="float" office:value="0.0362207844924115">
                <text:p>0.0362207844924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69707193327643">
                <text:p>0.0369707193327643</text:p>
              </table:table-cell>
              <table:table-cell office:value-type="float" office:value="0.0279772897238654">
                <text:p>0.0279772897238654</text:p>
              </table:table-cell>
              <table:table-cell office:value-type="float" office:value="0.0497820708393098">
                <text:p>0.0497820708393098</text:p>
              </table:table-cell>
              <table:table-cell office:value-type="float" office:value="0.0366354100683102">
                <text:p>0.0366354100683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8498276013213">
                <text:p>0.0358498276013213</text:p>
              </table:table-cell>
              <table:table-cell office:value-type="float" office:value="0.0275421581828018">
                <text:p>0.0275421581828018</text:p>
              </table:table-cell>
              <table:table-cell office:value-type="float" office:value="0.0486453179293316">
                <text:p>0.0486453179293316</text:p>
              </table:table-cell>
              <table:table-cell office:value-type="float" office:value="0.0359911734292805">
                <text:p>0.0359911734292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987756124154">
                <text:p>0.0375987756124154</text:p>
              </table:table-cell>
              <table:table-cell office:value-type="float" office:value="0.0273350942557191">
                <text:p>0.0273350942557191</text:p>
              </table:table-cell>
              <table:table-cell office:value-type="float" office:value="0.0476126062269641">
                <text:p>0.0476126062269641</text:p>
              </table:table-cell>
              <table:table-cell office:value-type="float" office:value="0.0339413722321813">
                <text:p>0.0339413722321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8393119019204">
                <text:p>0.0378393119019204</text:p>
              </table:table-cell>
              <table:table-cell office:value-type="float" office:value="0.0268511797429043">
                <text:p>0.0268511797429043</text:p>
              </table:table-cell>
              <table:table-cell office:value-type="float" office:value="0.0474400547110223">
                <text:p>0.0474400547110223</text:p>
              </table:table-cell>
              <table:table-cell office:value-type="float" office:value="0.0331985611751432">
                <text:p>0.0331985611751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6121335862776">
                <text:p>0.0386121335862776</text:p>
              </table:table-cell>
              <table:table-cell office:value-type="float" office:value="0.027718778785935">
                <text:p>0.027718778785935</text:p>
              </table:table-cell>
              <table:table-cell office:value-type="float" office:value="0.0460934819535906">
                <text:p>0.0460934819535906</text:p>
              </table:table-cell>
              <table:table-cell office:value-type="float" office:value="0.0326585308792">
                <text:p>0.03265853087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1560304251245">
                <text:p>0.0351560304251245</text:p>
              </table:table-cell>
              <table:table-cell office:value-type="float" office:value="0.0238920936207629">
                <text:p>0.0238920936207629</text:p>
              </table:table-cell>
              <table:table-cell office:value-type="float" office:value="0.0399583826034177">
                <text:p>0.0399583826034177</text:p>
              </table:table-cell>
              <table:table-cell office:value-type="float" office:value="0.0271290316056914">
                <text:p>0.0271290316056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4347093107445">
                <text:p>0.0384347093107445</text:p>
              </table:table-cell>
              <table:table-cell office:value-type="float" office:value="0.0252138155600881">
                <text:p>0.0252138155600881</text:p>
              </table:table-cell>
              <table:table-cell office:value-type="float" office:value="0.0456483603848768">
                <text:p>0.0456483603848768</text:p>
              </table:table-cell>
              <table:table-cell office:value-type="float" office:value="0.029954535591941">
                <text:p>0.029954535591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7699151495335">
                <text:p>0.0457699151495335</text:p>
              </table:table-cell>
              <table:table-cell office:value-type="float" office:value="0.0298521699663908">
                <text:p>0.0298521699663908</text:p>
              </table:table-cell>
              <table:table-cell office:value-type="float" office:value="0.0494213141990557">
                <text:p>0.0494213141990557</text:p>
              </table:table-cell>
              <table:table-cell office:value-type="float" office:value="0.032366679819056">
                <text:p>0.0323666798190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330174365365">
                <text:p>0.045330174365365</text:p>
              </table:table-cell>
              <table:table-cell office:value-type="float" office:value="0.0290776605477523">
                <text:p>0.0290776605477523</text:p>
              </table:table-cell>
              <table:table-cell office:value-type="float" office:value="0.0478481213067821">
                <text:p>0.0478481213067821</text:p>
              </table:table-cell>
              <table:table-cell office:value-type="float" office:value="0.0308217041525291">
                <text:p>0.0308217041525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75894303678258">
                <text:p>0.0475894303678258</text:p>
              </table:table-cell>
              <table:table-cell office:value-type="float" office:value="0.031560767554133">
                <text:p>0.031560767554133</text:p>
              </table:table-cell>
              <table:table-cell office:value-type="float" office:value="0.0490038200960791">
                <text:p>0.0490038200960791</text:p>
              </table:table-cell>
              <table:table-cell office:value-type="float" office:value="0.0325842654207648">
                <text:p>0.0325842654207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58589646932465">
                <text:p>0.0458589646932465</text:p>
              </table:table-cell>
              <table:table-cell office:value-type="float" office:value="0.031129724246329">
                <text:p>0.031129724246329</text:p>
              </table:table-cell>
              <table:table-cell office:value-type="float" office:value="0.0480274811706517">
                <text:p>0.0480274811706517</text:p>
              </table:table-cell>
              <table:table-cell office:value-type="float" office:value="0.0325688000855392">
                <text:p>0.0325688000855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3184558683108">
                <text:p>0.043184558683108</text:p>
              </table:table-cell>
              <table:table-cell office:value-type="float" office:value="0.0280956379613068">
                <text:p>0.0280956379613068</text:p>
              </table:table-cell>
              <table:table-cell office:value-type="float" office:value="0.0447898798146087">
                <text:p>0.0447898798146087</text:p>
              </table:table-cell>
              <table:table-cell office:value-type="float" office:value="0.0291130464056489">
                <text:p>0.0291130464056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52353031634492">
                <text:p>0.0452353031634492</text:p>
              </table:table-cell>
              <table:table-cell office:value-type="float" office:value="0.0292145073803962">
                <text:p>0.0292145073803962</text:p>
              </table:table-cell>
              <table:table-cell office:value-type="float" office:value="0.045408848200442">
                <text:p>0.045408848200442</text:p>
              </table:table-cell>
              <table:table-cell office:value-type="float" office:value="0.0294090583139726">
                <text:p>0.0294090583139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16593889835111">
                <text:p>0.0416593889835111</text:p>
              </table:table-cell>
              <table:table-cell office:value-type="float" office:value="0.0281946842808525">
                <text:p>0.0281946842808525</text:p>
              </table:table-cell>
              <table:table-cell office:value-type="float" office:value="0.0466316667006254">
                <text:p>0.0466316667006254</text:p>
              </table:table-cell>
              <table:table-cell office:value-type="float" office:value="0.0310838755853361">
                <text:p>0.031083875585336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Helvetica" style:font-style-name="Regular" fo:font-size="22pt" style:font-size-asian="14pt" style:font-size-complex="14pt"/>
    </style:style>
    <style:style style:name="ch5" style:family="chart" style:data-style-name="N0">
      <style:chart-properties chart:display-label="true" chart:logarithmic="false" chart:minimum="0.34" chart:maximum="0.48" chart:origin="0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001cm" svg:height="19.999cm" xlink:href=".." xlink:type="simple" chart:class="chart:scatter" chart:style-name="ch1">
        <chart:legend svg:x="0.485cm" svg:y="18.118cm" style:legend-expansion="custom" chartooo:width="22.722cm" chartooo:height="1.88cm" style:legend-expansion-aspect-ratio="12.086170212766" chart:style-name="ch2"/>
        <chart:plot-area chart:style-name="ch3" table:cell-range-address="'Gini yearly'.A4:'Gini yearly'.E30 'Gini yearly'.B3:'Gini yearly'.E3" chart:data-source-has-labels="row" svg:x="0.062cm" svg:y="0.063cm" svg:width="23.921cm" svg:height="17.891cm">
          <chartooo:coordinate-region svg:x="1.927cm" svg:y="0.521cm" svg:width="21.619cm" svg:height="15.4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9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0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699842841107">
                <text:p>0.455699842841107</text:p>
              </table:table-cell>
              <table:table-cell office:value-type="float" office:value="0.400870226665505">
                <text:p>0.400870226665505</text:p>
              </table:table-cell>
              <table:table-cell office:value-type="float" office:value="0.435270647058314">
                <text:p>0.435270647058314</text:p>
              </table:table-cell>
              <table:table-cell office:value-type="float" office:value="0.38305246088392">
                <text:p>0.38305246088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175113993514">
                <text:p>0.460175113993514</text:p>
              </table:table-cell>
              <table:table-cell office:value-type="float" office:value="0.406242315989694">
                <text:p>0.406242315989694</text:p>
              </table:table-cell>
              <table:table-cell office:value-type="float" office:value="0.438919982434292">
                <text:p>0.438919982434292</text:p>
              </table:table-cell>
              <table:table-cell office:value-type="float" office:value="0.387585952290368">
                <text:p>0.387585952290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731604023775">
                <text:p>0.461731604023775</text:p>
              </table:table-cell>
              <table:table-cell office:value-type="float" office:value="0.405732666166897">
                <text:p>0.405732666166897</text:p>
              </table:table-cell>
              <table:table-cell office:value-type="float" office:value="0.439971384208522">
                <text:p>0.439971384208522</text:p>
              </table:table-cell>
              <table:table-cell office:value-type="float" office:value="0.387416469192653">
                <text:p>0.38741646919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486155913868">
                <text:p>0.461486155913868</text:p>
              </table:table-cell>
              <table:table-cell office:value-type="float" office:value="0.400466813327161">
                <text:p>0.400466813327161</text:p>
              </table:table-cell>
              <table:table-cell office:value-type="float" office:value="0.439625340385924">
                <text:p>0.439625340385924</text:p>
              </table:table-cell>
              <table:table-cell office:value-type="float" office:value="0.383453449559813">
                <text:p>0.383453449559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8507866360187">
                <text:p>0.458507866360187</text:p>
              </table:table-cell>
              <table:table-cell office:value-type="float" office:value="0.394706751381742">
                <text:p>0.394706751381742</text:p>
              </table:table-cell>
              <table:table-cell office:value-type="float" office:value="0.436054519233296">
                <text:p>0.436054519233296</text:p>
              </table:table-cell>
              <table:table-cell office:value-type="float" office:value="0.377815446690427">
                <text:p>0.377815446690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8490388751384">
                <text:p>0.458490388751384</text:p>
              </table:table-cell>
              <table:table-cell office:value-type="float" office:value="0.393883791023692">
                <text:p>0.393883791023692</text:p>
              </table:table-cell>
              <table:table-cell office:value-type="float" office:value="0.435488135278944">
                <text:p>0.435488135278944</text:p>
              </table:table-cell>
              <table:table-cell office:value-type="float" office:value="0.377083069984653">
                <text:p>0.377083069984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6438444798642">
                <text:p>0.456438444798642</text:p>
              </table:table-cell>
              <table:table-cell office:value-type="float" office:value="0.391428750476377">
                <text:p>0.391428750476377</text:p>
              </table:table-cell>
              <table:table-cell office:value-type="float" office:value="0.432319846106878">
                <text:p>0.432319846106878</text:p>
              </table:table-cell>
              <table:table-cell office:value-type="float" office:value="0.375128986687997">
                <text:p>0.375128986687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823337681087">
                <text:p>0.45823337681087</text:p>
              </table:table-cell>
              <table:table-cell office:value-type="float" office:value="0.387093757527336">
                <text:p>0.387093757527336</text:p>
              </table:table-cell>
              <table:table-cell office:value-type="float" office:value="0.436362389258158">
                <text:p>0.436362389258158</text:p>
              </table:table-cell>
              <table:table-cell office:value-type="float" office:value="0.371570862052783">
                <text:p>0.371570862052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5858199072667">
                <text:p>0.465858199072667</text:p>
              </table:table-cell>
              <table:table-cell office:value-type="float" office:value="0.390112167973847">
                <text:p>0.390112167973847</text:p>
              </table:table-cell>
              <table:table-cell office:value-type="float" office:value="0.444890510231171">
                <text:p>0.444890510231171</text:p>
              </table:table-cell>
              <table:table-cell office:value-type="float" office:value="0.375801284773959">
                <text:p>0.375801284773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0433174639978">
                <text:p>0.460433174639978</text:p>
              </table:table-cell>
              <table:table-cell office:value-type="float" office:value="0.386187990277921">
                <text:p>0.386187990277921</text:p>
              </table:table-cell>
              <table:table-cell office:value-type="float" office:value="0.443196140795348">
                <text:p>0.443196140795348</text:p>
              </table:table-cell>
              <table:table-cell office:value-type="float" office:value="0.373760419479822">
                <text:p>0.373760419479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5893381448732">
                <text:p>0.455893381448732</text:p>
              </table:table-cell>
              <table:table-cell office:value-type="float" office:value="0.386841392043739">
                <text:p>0.386841392043739</text:p>
              </table:table-cell>
              <table:table-cell office:value-type="float" office:value="0.441860099179808">
                <text:p>0.441860099179808</text:p>
              </table:table-cell>
              <table:table-cell office:value-type="float" office:value="0.376230822602659">
                <text:p>0.376230822602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3222989032457">
                <text:p>0.453222989032457</text:p>
              </table:table-cell>
              <table:table-cell office:value-type="float" office:value="0.382106704592846">
                <text:p>0.382106704592846</text:p>
              </table:table-cell>
              <table:table-cell office:value-type="float" office:value="0.438644646501771">
                <text:p>0.438644646501771</text:p>
              </table:table-cell>
              <table:table-cell office:value-type="float" office:value="0.372146621484712">
                <text:p>0.372146621484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9461955214525">
                <text:p>0.459461955214525</text:p>
              </table:table-cell>
              <table:table-cell office:value-type="float" office:value="0.386205464669075">
                <text:p>0.386205464669075</text:p>
              </table:table-cell>
              <table:table-cell office:value-type="float" office:value="0.4504404880892">
                <text:p>0.4504404880892</text:p>
              </table:table-cell>
              <table:table-cell office:value-type="float" office:value="0.379901731522829">
                <text:p>0.379901731522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1301250278117">
                <text:p>0.451301250278117</text:p>
              </table:table-cell>
              <table:table-cell office:value-type="float" office:value="0.38274584330016">
                <text:p>0.38274584330016</text:p>
              </table:table-cell>
              <table:table-cell office:value-type="float" office:value="0.445792147907519">
                <text:p>0.445792147907519</text:p>
              </table:table-cell>
              <table:table-cell office:value-type="float" office:value="0.378691702873623">
                <text:p>0.378691702873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749863283872">
                <text:p>0.437749863283872</text:p>
              </table:table-cell>
              <table:table-cell office:value-type="float" office:value="0.374863391159973">
                <text:p>0.374863391159973</text:p>
              </table:table-cell>
              <table:table-cell office:value-type="float" office:value="0.433015624778063">
                <text:p>0.433015624778063</text:p>
              </table:table-cell>
              <table:table-cell office:value-type="float" office:value="0.371486614286636">
                <text:p>0.371486614286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31834204137">
                <text:p>0.439531834204137</text:p>
              </table:table-cell>
              <table:table-cell office:value-type="float" office:value="0.375680601610633">
                <text:p>0.375680601610633</text:p>
              </table:table-cell>
              <table:table-cell office:value-type="float" office:value="0.436347219941381">
                <text:p>0.436347219941381</text:p>
              </table:table-cell>
              <table:table-cell office:value-type="float" office:value="0.372983860566267">
                <text:p>0.372983860566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8709239657893">
                <text:p>0.438709239657893</text:p>
              </table:table-cell>
              <table:table-cell office:value-type="float" office:value="0.378601704694631">
                <text:p>0.378601704694631</text:p>
              </table:table-cell>
              <table:table-cell office:value-type="float" office:value="0.436635045297736">
                <text:p>0.436635045297736</text:p>
              </table:table-cell>
              <table:table-cell office:value-type="float" office:value="0.375553089906988">
                <text:p>0.375553089906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894180531481">
                <text:p>0.42894180531481</text:p>
              </table:table-cell>
              <table:table-cell office:value-type="float" office:value="0.36981666922132">
                <text:p>0.36981666922132</text:p>
              </table:table-cell>
              <table:table-cell office:value-type="float" office:value="0.428757799777427">
                <text:p>0.428757799777427</text:p>
              </table:table-cell>
              <table:table-cell office:value-type="float" office:value="0.367434656358716">
                <text:p>0.367434656358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7461268773618">
                <text:p>0.417461268773618</text:p>
              </table:table-cell>
              <table:table-cell office:value-type="float" office:value="0.356624779777515">
                <text:p>0.356624779777515</text:p>
              </table:table-cell>
              <table:table-cell office:value-type="float" office:value="0.417797119343055">
                <text:p>0.417797119343055</text:p>
              </table:table-cell>
              <table:table-cell office:value-type="float" office:value="0.354570765458636">
                <text:p>0.354570765458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2672546614899">
                <text:p>0.402672546614899</text:p>
              </table:table-cell>
              <table:table-cell office:value-type="float" office:value="0.34959671072646">
                <text:p>0.34959671072646</text:p>
              </table:table-cell>
              <table:table-cell office:value-type="float" office:value="0.410067510201427">
                <text:p>0.410067510201427</text:p>
              </table:table-cell>
              <table:table-cell office:value-type="float" office:value="0.348197837866572">
                <text:p>0.348197837866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0930836473782">
                <text:p>0.390930836473782</text:p>
              </table:table-cell>
              <table:table-cell office:value-type="float" office:value="0.345077424729134">
                <text:p>0.345077424729134</text:p>
              </table:table-cell>
              <table:table-cell office:value-type="float" office:value="0.400208235000219">
                <text:p>0.400208235000219</text:p>
              </table:table-cell>
              <table:table-cell office:value-type="float" office:value="0.34365695776724">
                <text:p>0.3436569577672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F4:'Gini yearly'.J30 'Gini yearly'.G3:'Gini yearly'.J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G4:'Gini yearly'.G30" chart:label-cell-address="'Gini yearly'.G3:'Gini yearly'.G3" chart:class="chart:scatter">
            <chart:domain table:cell-range-address="'Gini yearly'.F4:'Gini yearly'.F30"/>
            <chart:data-point chart:repeated="27"/>
          </chart:series>
          <chart:series chart:style-name="ch7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8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9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F4:'Gini yearly'.F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528086772676">
                <text:p>0.400528086772676</text:p>
              </table:table-cell>
              <table:table-cell office:value-type="float" office:value="0.435061370247031">
                <text:p>0.435061370247031</text:p>
              </table:table-cell>
              <table:table-cell office:value-type="float" office:value="0.382742400678397">
                <text:p>0.38274240067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264095042281">
                <text:p>0.460264095042281</text:p>
              </table:table-cell>
              <table:table-cell office:value-type="float" office:value="0.40625752028204">
                <text:p>0.40625752028204</text:p>
              </table:table-cell>
              <table:table-cell office:value-type="float" office:value="0.439177822890607">
                <text:p>0.439177822890607</text:p>
              </table:table-cell>
              <table:table-cell office:value-type="float" office:value="0.387705932165958">
                <text:p>0.387705932165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2624140817371">
                <text:p>0.462624140817371</text:p>
              </table:table-cell>
              <table:table-cell office:value-type="float" office:value="0.407078124133422">
                <text:p>0.407078124133422</text:p>
              </table:table-cell>
              <table:table-cell office:value-type="float" office:value="0.441260732001986">
                <text:p>0.441260732001986</text:p>
              </table:table-cell>
              <table:table-cell office:value-type="float" office:value="0.388884434881997">
                <text:p>0.388884434881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4808970000959">
                <text:p>0.464808970000959</text:p>
              </table:table-cell>
              <table:table-cell office:value-type="float" office:value="0.404422287863912">
                <text:p>0.404422287863912</text:p>
              </table:table-cell>
              <table:table-cell office:value-type="float" office:value="0.440999164212987">
                <text:p>0.440999164212987</text:p>
              </table:table-cell>
              <table:table-cell office:value-type="float" office:value="0.385933642836543">
                <text:p>0.385933642836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7048492127131">
                <text:p>0.467048492127131</text:p>
              </table:table-cell>
              <table:table-cell office:value-type="float" office:value="0.399576778620048">
                <text:p>0.399576778620048</text:p>
              </table:table-cell>
              <table:table-cell office:value-type="float" office:value="0.442111985936836">
                <text:p>0.442111985936836</text:p>
              </table:table-cell>
              <table:table-cell office:value-type="float" office:value="0.381185828664328">
                <text:p>0.381185828664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71172591563783">
                <text:p>0.471172591563783</text:p>
              </table:table-cell>
              <table:table-cell office:value-type="float" office:value="0.399247160295651">
                <text:p>0.399247160295651</text:p>
              </table:table-cell>
              <table:table-cell office:value-type="float" office:value="0.446020794740372">
                <text:p>0.446020794740372</text:p>
              </table:table-cell>
              <table:table-cell office:value-type="float" office:value="0.381178416882932">
                <text:p>0.381178416882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6703848646009">
                <text:p>0.466703848646009</text:p>
              </table:table-cell>
              <table:table-cell office:value-type="float" office:value="0.394520335186636">
                <text:p>0.394520335186636</text:p>
              </table:table-cell>
              <table:table-cell office:value-type="float" office:value="0.444612896157498">
                <text:p>0.444612896157498</text:p>
              </table:table-cell>
              <table:table-cell office:value-type="float" office:value="0.378728988141908">
                <text:p>0.378728988141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8077094262348">
                <text:p>0.468077094262348</text:p>
              </table:table-cell>
              <table:table-cell office:value-type="float" office:value="0.39455387238426">
                <text:p>0.39455387238426</text:p>
              </table:table-cell>
              <table:table-cell office:value-type="float" office:value="0.447418630625569">
                <text:p>0.447418630625569</text:p>
              </table:table-cell>
              <table:table-cell office:value-type="float" office:value="0.38017444223616">
                <text:p>0.38017444223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6484720072423">
                <text:p>0.466484720072423</text:p>
              </table:table-cell>
              <table:table-cell office:value-type="float" office:value="0.392910531366189">
                <text:p>0.392910531366189</text:p>
              </table:table-cell>
              <table:table-cell office:value-type="float" office:value="0.446604358013333">
                <text:p>0.446604358013333</text:p>
              </table:table-cell>
              <table:table-cell office:value-type="float" office:value="0.379687422997789">
                <text:p>0.379687422997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246764451528">
                <text:p>0.458246764451528</text:p>
              </table:table-cell>
              <table:table-cell office:value-type="float" office:value="0.386197530039757">
                <text:p>0.386197530039757</text:p>
              </table:table-cell>
              <table:table-cell office:value-type="float" office:value="0.444101812975589">
                <text:p>0.444101812975589</text:p>
              </table:table-cell>
              <table:table-cell office:value-type="float" office:value="0.375662035830101">
                <text:p>0.375662035830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0320309105361">
                <text:p>0.460320309105361</text:p>
              </table:table-cell>
              <table:table-cell office:value-type="float" office:value="0.389654985874224">
                <text:p>0.389654985874224</text:p>
              </table:table-cell>
              <table:table-cell office:value-type="float" office:value="0.446232681599214">
                <text:p>0.446232681599214</text:p>
              </table:table-cell>
              <table:table-cell office:value-type="float" office:value="0.379528798687881">
                <text:p>0.379528798687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0872952517976">
                <text:p>0.460872952517976</text:p>
              </table:table-cell>
              <table:table-cell office:value-type="float" office:value="0.385835235961545">
                <text:p>0.385835235961545</text:p>
              </table:table-cell>
              <table:table-cell office:value-type="float" office:value="0.449439233295312">
                <text:p>0.449439233295312</text:p>
              </table:table-cell>
              <table:table-cell office:value-type="float" office:value="0.378425169762155">
                <text:p>0.378425169762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2028485978082">
                <text:p>0.462028485978082</text:p>
              </table:table-cell>
              <table:table-cell office:value-type="float" office:value="0.38702327665">
                <text:p>0.38702327665</text:p>
              </table:table-cell>
              <table:table-cell office:value-type="float" office:value="0.454028386924737">
                <text:p>0.454028386924737</text:p>
              </table:table-cell>
              <table:table-cell office:value-type="float" office:value="0.382116108825954">
                <text:p>0.382116108825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69047127883302">
                <text:p>0.469047127883302</text:p>
              </table:table-cell>
              <table:table-cell office:value-type="float" office:value="0.396075262493183">
                <text:p>0.396075262493183</text:p>
              </table:table-cell>
              <table:table-cell office:value-type="float" office:value="0.462438919845553">
                <text:p>0.462438919845553</text:p>
              </table:table-cell>
              <table:table-cell office:value-type="float" office:value="0.392171446105506">
                <text:p>0.392171446105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61919764299738">
                <text:p>0.461919764299738</text:p>
              </table:table-cell>
              <table:table-cell office:value-type="float" office:value="0.389468680793111">
                <text:p>0.389468680793111</text:p>
              </table:table-cell>
              <table:table-cell office:value-type="float" office:value="0.457218416764357">
                <text:p>0.457218416764357</text:p>
              </table:table-cell>
              <table:table-cell office:value-type="float" office:value="0.38626819131677">
                <text:p>0.38626819131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55624159333749">
                <text:p>0.455624159333749</text:p>
              </table:table-cell>
              <table:table-cell office:value-type="float" office:value="0.38486295606358">
                <text:p>0.38486295606358</text:p>
              </table:table-cell>
              <table:table-cell office:value-type="float" office:value="0.451978557104712">
                <text:p>0.451978557104712</text:p>
              </table:table-cell>
              <table:table-cell office:value-type="float" office:value="0.382570609823282">
                <text:p>0.382570609823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45911959593998">
                <text:p>0.445911959593998</text:p>
              </table:table-cell>
              <table:table-cell office:value-type="float" office:value="0.379298282608574">
                <text:p>0.379298282608574</text:p>
              </table:table-cell>
              <table:table-cell office:value-type="float" office:value="0.443230505988341">
                <text:p>0.443230505988341</text:p>
              </table:table-cell>
              <table:table-cell office:value-type="float" office:value="0.377362368932691">
                <text:p>0.377362368932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43307772607092">
                <text:p>0.443307772607092</text:p>
              </table:table-cell>
              <table:table-cell office:value-type="float" office:value="0.378419778472083">
                <text:p>0.378419778472083</text:p>
              </table:table-cell>
              <table:table-cell office:value-type="float" office:value="0.441543852202211">
                <text:p>0.441543852202211</text:p>
              </table:table-cell>
              <table:table-cell office:value-type="float" office:value="0.376710892458265">
                <text:p>0.376710892458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1773523266414">
                <text:p>0.441773523266414</text:p>
              </table:table-cell>
              <table:table-cell office:value-type="float" office:value="0.370398793901353">
                <text:p>0.370398793901353</text:p>
              </table:table-cell>
              <table:table-cell office:value-type="float" office:value="0.442859693873576">
                <text:p>0.442859693873576</text:p>
              </table:table-cell>
              <table:table-cell office:value-type="float" office:value="0.369194235241573">
                <text:p>0.369194235241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9567895304097">
                <text:p>0.449567895304097</text:p>
              </table:table-cell>
              <table:table-cell office:value-type="float" office:value="0.381809113466899">
                <text:p>0.381809113466899</text:p>
              </table:table-cell>
              <table:table-cell office:value-type="float" office:value="0.450542340656039">
                <text:p>0.450542340656039</text:p>
              </table:table-cell>
              <table:table-cell office:value-type="float" office:value="0.380341782683978">
                <text:p>0.38034178268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56623472822062">
                <text:p>0.456623472822062</text:p>
              </table:table-cell>
              <table:table-cell office:value-type="float" office:value="0.382905144110876">
                <text:p>0.382905144110876</text:p>
              </table:table-cell>
              <table:table-cell office:value-type="float" office:value="0.461323603064894">
                <text:p>0.461323603064894</text:p>
              </table:table-cell>
              <table:table-cell office:value-type="float" office:value="0.381263311148932">
                <text:p>0.38126331114893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K4:'Gini yearly'.O30 'Gini yearly'.L3:'Gini yearly'.O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7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8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9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336617527711">
                <text:p>0.400336617527711</text:p>
              </table:table-cell>
              <table:table-cell office:value-type="float" office:value="0.434893288901514">
                <text:p>0.434893288901514</text:p>
              </table:table-cell>
              <table:table-cell office:value-type="float" office:value="0.382465440696525">
                <text:p>0.382465440696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058978586945">
                <text:p>0.460058978586945</text:p>
              </table:table-cell>
              <table:table-cell office:value-type="float" office:value="0.40608404890203">
                <text:p>0.40608404890203</text:p>
              </table:table-cell>
              <table:table-cell office:value-type="float" office:value="0.438664682707317">
                <text:p>0.438664682707317</text:p>
              </table:table-cell>
              <table:table-cell office:value-type="float" office:value="0.38735053837676">
                <text:p>0.38735053837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0780514088142">
                <text:p>0.460780514088142</text:p>
              </table:table-cell>
              <table:table-cell office:value-type="float" office:value="0.405663240801543">
                <text:p>0.405663240801543</text:p>
              </table:table-cell>
              <table:table-cell office:value-type="float" office:value="0.439207239510286">
                <text:p>0.439207239510286</text:p>
              </table:table-cell>
              <table:table-cell office:value-type="float" office:value="0.387373277249735">
                <text:p>0.387373277249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793551421026">
                <text:p>0.461793551421026</text:p>
              </table:table-cell>
              <table:table-cell office:value-type="float" office:value="0.399683148233815">
                <text:p>0.399683148233815</text:p>
              </table:table-cell>
              <table:table-cell office:value-type="float" office:value="0.438141480866156">
                <text:p>0.438141480866156</text:p>
              </table:table-cell>
              <table:table-cell office:value-type="float" office:value="0.381504908022032">
                <text:p>0.381504908022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3870264873351">
                <text:p>0.463870264873351</text:p>
              </table:table-cell>
              <table:table-cell office:value-type="float" office:value="0.39969864908734">
                <text:p>0.39969864908734</text:p>
              </table:table-cell>
              <table:table-cell office:value-type="float" office:value="0.439912001448069">
                <text:p>0.439912001448069</text:p>
              </table:table-cell>
              <table:table-cell office:value-type="float" office:value="0.381758985146142">
                <text:p>0.381758985146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074743294076">
                <text:p>0.454074743294076</text:p>
              </table:table-cell>
              <table:table-cell office:value-type="float" office:value="0.390866581189355">
                <text:p>0.390866581189355</text:p>
              </table:table-cell>
              <table:table-cell office:value-type="float" office:value="0.432699992163533">
                <text:p>0.432699992163533</text:p>
              </table:table-cell>
              <table:table-cell office:value-type="float" office:value="0.374994004260621">
                <text:p>0.374994004260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864342339012">
                <text:p>0.45864342339012</text:p>
              </table:table-cell>
              <table:table-cell office:value-type="float" office:value="0.393349208933535">
                <text:p>0.393349208933535</text:p>
              </table:table-cell>
              <table:table-cell office:value-type="float" office:value="0.435492946545654">
                <text:p>0.435492946545654</text:p>
              </table:table-cell>
              <table:table-cell office:value-type="float" office:value="0.37735808978006">
                <text:p>0.37735808978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48980463408184">
                <text:p>0.448980463408184</text:p>
              </table:table-cell>
              <table:table-cell office:value-type="float" office:value="0.384121004989083">
                <text:p>0.384121004989083</text:p>
              </table:table-cell>
              <table:table-cell office:value-type="float" office:value="0.429852464919289">
                <text:p>0.429852464919289</text:p>
              </table:table-cell>
              <table:table-cell office:value-type="float" office:value="0.369531178992728">
                <text:p>0.369531178992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9261038723516">
                <text:p>0.449261038723516</text:p>
              </table:table-cell>
              <table:table-cell office:value-type="float" office:value="0.384692459635373">
                <text:p>0.384692459635373</text:p>
              </table:table-cell>
              <table:table-cell office:value-type="float" office:value="0.430731450550126">
                <text:p>0.430731450550126</text:p>
              </table:table-cell>
              <table:table-cell office:value-type="float" office:value="0.371358024361497">
                <text:p>0.371358024361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44578480275083">
                <text:p>0.444578480275083</text:p>
              </table:table-cell>
              <table:table-cell office:value-type="float" office:value="0.382431314760651">
                <text:p>0.382431314760651</text:p>
              </table:table-cell>
              <table:table-cell office:value-type="float" office:value="0.427736615944362">
                <text:p>0.427736615944362</text:p>
              </table:table-cell>
              <table:table-cell office:value-type="float" office:value="0.370362792815393">
                <text:p>0.370362792815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2239156814002">
                <text:p>0.452239156814002</text:p>
              </table:table-cell>
              <table:table-cell office:value-type="float" office:value="0.384338229354406">
                <text:p>0.384338229354406</text:p>
              </table:table-cell>
              <table:table-cell office:value-type="float" office:value="0.437862380038786">
                <text:p>0.437862380038786</text:p>
              </table:table-cell>
              <table:table-cell office:value-type="float" office:value="0.374684075395304">
                <text:p>0.374684075395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196299547013">
                <text:p>0.45196299547013</text:p>
              </table:table-cell>
              <table:table-cell office:value-type="float" office:value="0.382177041200522">
                <text:p>0.382177041200522</text:p>
              </table:table-cell>
              <table:table-cell office:value-type="float" office:value="0.439759230281419">
                <text:p>0.439759230281419</text:p>
              </table:table-cell>
              <table:table-cell office:value-type="float" office:value="0.374188918215264">
                <text:p>0.374188918215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8304996254639">
                <text:p>0.448304996254639</text:p>
              </table:table-cell>
              <table:table-cell office:value-type="float" office:value="0.381147164273483">
                <text:p>0.381147164273483</text:p>
              </table:table-cell>
              <table:table-cell office:value-type="float" office:value="0.439057650498139">
                <text:p>0.439057650498139</text:p>
              </table:table-cell>
              <table:table-cell office:value-type="float" office:value="0.375809152013209">
                <text:p>0.375809152013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3334878908833">
                <text:p>0.433334878908833</text:p>
              </table:table-cell>
              <table:table-cell office:value-type="float" office:value="0.368761619349155">
                <text:p>0.368761619349155</text:p>
              </table:table-cell>
              <table:table-cell office:value-type="float" office:value="0.427014003526002">
                <text:p>0.427014003526002</text:p>
              </table:table-cell>
              <table:table-cell office:value-type="float" office:value="0.365513086397257">
                <text:p>0.365513086397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5814956396179">
                <text:p>0.435814956396179</text:p>
              </table:table-cell>
              <table:table-cell office:value-type="float" office:value="0.370771837075283">
                <text:p>0.370771837075283</text:p>
              </table:table-cell>
              <table:table-cell office:value-type="float" office:value="0.429389457539396">
                <text:p>0.429389457539396</text:p>
              </table:table-cell>
              <table:table-cell office:value-type="float" office:value="0.3674269916579">
                <text:p>0.367426991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2958618416403">
                <text:p>0.42958618416403</text:p>
              </table:table-cell>
              <table:table-cell office:value-type="float" office:value="0.367717068545">
                <text:p>0.367717068545</text:p>
              </table:table-cell>
              <table:table-cell office:value-type="float" office:value="0.42353449599978">
                <text:p>0.42353449599978</text:p>
              </table:table-cell>
              <table:table-cell office:value-type="float" office:value="0.364481883078923">
                <text:p>0.364481883078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5173830741158">
                <text:p>0.425173830741158</text:p>
              </table:table-cell>
              <table:table-cell office:value-type="float" office:value="0.364935055220719">
                <text:p>0.364935055220719</text:p>
              </table:table-cell>
              <table:table-cell office:value-type="float" office:value="0.417967502585998">
                <text:p>0.417967502585998</text:p>
              </table:table-cell>
              <table:table-cell office:value-type="float" office:value="0.361116235658115">
                <text:p>0.361116235658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524238859532">
                <text:p>0.42524238859532</text:p>
              </table:table-cell>
              <table:table-cell office:value-type="float" office:value="0.364999351004851">
                <text:p>0.364999351004851</text:p>
              </table:table-cell>
              <table:table-cell office:value-type="float" office:value="0.418151639241424">
                <text:p>0.418151639241424</text:p>
              </table:table-cell>
              <table:table-cell office:value-type="float" office:value="0.361766466534614">
                <text:p>0.361766466534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9240951089112">
                <text:p>0.409240951089112</text:p>
              </table:table-cell>
              <table:table-cell office:value-type="float" office:value="0.352181212498341">
                <text:p>0.352181212498341</text:p>
              </table:table-cell>
              <table:table-cell office:value-type="float" office:value="0.402937895648529">
                <text:p>0.402937895648529</text:p>
              </table:table-cell>
              <table:table-cell office:value-type="float" office:value="0.34966399762839">
                <text:p>0.34966399762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98957734854009">
                <text:p>0.398957734854009</text:p>
              </table:table-cell>
              <table:table-cell office:value-type="float" office:value="0.34708007410251">
                <text:p>0.34708007410251</text:p>
              </table:table-cell>
              <table:table-cell office:value-type="float" office:value="0.393232926955742">
                <text:p>0.393232926955742</text:p>
              </table:table-cell>
              <table:table-cell office:value-type="float" office:value="0.34536846878173">
                <text:p>0.34536846878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5903710052907">
                <text:p>0.395903710052907</text:p>
              </table:table-cell>
              <table:table-cell office:value-type="float" office:value="0.350905057104269">
                <text:p>0.350905057104269</text:p>
              </table:table-cell>
              <table:table-cell office:value-type="float" office:value="0.39041864898807">
                <text:p>0.39041864898807</text:p>
              </table:table-cell>
              <table:table-cell office:value-type="float" office:value="0.349034688073308">
                <text:p>0.34903468807330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035cm" svg:height="17.848cm" xlink:href=".." xlink:type="simple" chart:class="chart:scatter" chart:style-name="ch1">
        <chart:subtitle svg:x="9.279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A4:'Gini yearly'.A30 'Gini yearly'.G3:'Gini yearly'.J30" chart:data-source-has-labels="row" svg:x="0.55cm" svg:y="0.155cm" svg:width="19.418cm" svg:height="13.118cm">
          <chartooo:coordinate-region svg:x="1.674cm" svg:y="0.4cm" svg:width="18.049cm" svg:height="11.6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10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1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528086772676">
                <text:p>0.400528086772676</text:p>
              </table:table-cell>
              <table:table-cell office:value-type="float" office:value="0.435061370247031">
                <text:p>0.435061370247031</text:p>
              </table:table-cell>
              <table:table-cell office:value-type="float" office:value="0.382742400678397">
                <text:p>0.38274240067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264095042281">
                <text:p>0.460264095042281</text:p>
              </table:table-cell>
              <table:table-cell office:value-type="float" office:value="0.40625752028204">
                <text:p>0.40625752028204</text:p>
              </table:table-cell>
              <table:table-cell office:value-type="float" office:value="0.439177822890607">
                <text:p>0.439177822890607</text:p>
              </table:table-cell>
              <table:table-cell office:value-type="float" office:value="0.387705932165958">
                <text:p>0.387705932165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2624140817371">
                <text:p>0.462624140817371</text:p>
              </table:table-cell>
              <table:table-cell office:value-type="float" office:value="0.407078124133422">
                <text:p>0.407078124133422</text:p>
              </table:table-cell>
              <table:table-cell office:value-type="float" office:value="0.441260732001986">
                <text:p>0.441260732001986</text:p>
              </table:table-cell>
              <table:table-cell office:value-type="float" office:value="0.388884434881997">
                <text:p>0.388884434881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4808970000959">
                <text:p>0.464808970000959</text:p>
              </table:table-cell>
              <table:table-cell office:value-type="float" office:value="0.404422287863912">
                <text:p>0.404422287863912</text:p>
              </table:table-cell>
              <table:table-cell office:value-type="float" office:value="0.440999164212987">
                <text:p>0.440999164212987</text:p>
              </table:table-cell>
              <table:table-cell office:value-type="float" office:value="0.385933642836543">
                <text:p>0.385933642836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7048492127131">
                <text:p>0.467048492127131</text:p>
              </table:table-cell>
              <table:table-cell office:value-type="float" office:value="0.399576778620048">
                <text:p>0.399576778620048</text:p>
              </table:table-cell>
              <table:table-cell office:value-type="float" office:value="0.442111985936836">
                <text:p>0.442111985936836</text:p>
              </table:table-cell>
              <table:table-cell office:value-type="float" office:value="0.381185828664328">
                <text:p>0.381185828664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71172591563783">
                <text:p>0.471172591563783</text:p>
              </table:table-cell>
              <table:table-cell office:value-type="float" office:value="0.399247160295651">
                <text:p>0.399247160295651</text:p>
              </table:table-cell>
              <table:table-cell office:value-type="float" office:value="0.446020794740372">
                <text:p>0.446020794740372</text:p>
              </table:table-cell>
              <table:table-cell office:value-type="float" office:value="0.381178416882932">
                <text:p>0.381178416882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6703848646009">
                <text:p>0.466703848646009</text:p>
              </table:table-cell>
              <table:table-cell office:value-type="float" office:value="0.394520335186636">
                <text:p>0.394520335186636</text:p>
              </table:table-cell>
              <table:table-cell office:value-type="float" office:value="0.444612896157498">
                <text:p>0.444612896157498</text:p>
              </table:table-cell>
              <table:table-cell office:value-type="float" office:value="0.378728988141908">
                <text:p>0.378728988141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8077094262348">
                <text:p>0.468077094262348</text:p>
              </table:table-cell>
              <table:table-cell office:value-type="float" office:value="0.39455387238426">
                <text:p>0.39455387238426</text:p>
              </table:table-cell>
              <table:table-cell office:value-type="float" office:value="0.447418630625569">
                <text:p>0.447418630625569</text:p>
              </table:table-cell>
              <table:table-cell office:value-type="float" office:value="0.38017444223616">
                <text:p>0.38017444223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6484720072423">
                <text:p>0.466484720072423</text:p>
              </table:table-cell>
              <table:table-cell office:value-type="float" office:value="0.392910531366189">
                <text:p>0.392910531366189</text:p>
              </table:table-cell>
              <table:table-cell office:value-type="float" office:value="0.446604358013333">
                <text:p>0.446604358013333</text:p>
              </table:table-cell>
              <table:table-cell office:value-type="float" office:value="0.379687422997789">
                <text:p>0.379687422997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246764451528">
                <text:p>0.458246764451528</text:p>
              </table:table-cell>
              <table:table-cell office:value-type="float" office:value="0.386197530039757">
                <text:p>0.386197530039757</text:p>
              </table:table-cell>
              <table:table-cell office:value-type="float" office:value="0.444101812975589">
                <text:p>0.444101812975589</text:p>
              </table:table-cell>
              <table:table-cell office:value-type="float" office:value="0.375662035830101">
                <text:p>0.375662035830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0320309105361">
                <text:p>0.460320309105361</text:p>
              </table:table-cell>
              <table:table-cell office:value-type="float" office:value="0.389654985874224">
                <text:p>0.389654985874224</text:p>
              </table:table-cell>
              <table:table-cell office:value-type="float" office:value="0.446232681599214">
                <text:p>0.446232681599214</text:p>
              </table:table-cell>
              <table:table-cell office:value-type="float" office:value="0.379528798687881">
                <text:p>0.379528798687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0872952517976">
                <text:p>0.460872952517976</text:p>
              </table:table-cell>
              <table:table-cell office:value-type="float" office:value="0.385835235961545">
                <text:p>0.385835235961545</text:p>
              </table:table-cell>
              <table:table-cell office:value-type="float" office:value="0.449439233295312">
                <text:p>0.449439233295312</text:p>
              </table:table-cell>
              <table:table-cell office:value-type="float" office:value="0.378425169762155">
                <text:p>0.378425169762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2028485978082">
                <text:p>0.462028485978082</text:p>
              </table:table-cell>
              <table:table-cell office:value-type="float" office:value="0.38702327665">
                <text:p>0.38702327665</text:p>
              </table:table-cell>
              <table:table-cell office:value-type="float" office:value="0.454028386924737">
                <text:p>0.454028386924737</text:p>
              </table:table-cell>
              <table:table-cell office:value-type="float" office:value="0.382116108825954">
                <text:p>0.382116108825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69047127883302">
                <text:p>0.469047127883302</text:p>
              </table:table-cell>
              <table:table-cell office:value-type="float" office:value="0.396075262493183">
                <text:p>0.396075262493183</text:p>
              </table:table-cell>
              <table:table-cell office:value-type="float" office:value="0.462438919845553">
                <text:p>0.462438919845553</text:p>
              </table:table-cell>
              <table:table-cell office:value-type="float" office:value="0.392171446105506">
                <text:p>0.392171446105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61919764299738">
                <text:p>0.461919764299738</text:p>
              </table:table-cell>
              <table:table-cell office:value-type="float" office:value="0.389468680793111">
                <text:p>0.389468680793111</text:p>
              </table:table-cell>
              <table:table-cell office:value-type="float" office:value="0.457218416764357">
                <text:p>0.457218416764357</text:p>
              </table:table-cell>
              <table:table-cell office:value-type="float" office:value="0.38626819131677">
                <text:p>0.38626819131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55624159333749">
                <text:p>0.455624159333749</text:p>
              </table:table-cell>
              <table:table-cell office:value-type="float" office:value="0.38486295606358">
                <text:p>0.38486295606358</text:p>
              </table:table-cell>
              <table:table-cell office:value-type="float" office:value="0.451978557104712">
                <text:p>0.451978557104712</text:p>
              </table:table-cell>
              <table:table-cell office:value-type="float" office:value="0.382570609823282">
                <text:p>0.382570609823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45911959593998">
                <text:p>0.445911959593998</text:p>
              </table:table-cell>
              <table:table-cell office:value-type="float" office:value="0.379298282608574">
                <text:p>0.379298282608574</text:p>
              </table:table-cell>
              <table:table-cell office:value-type="float" office:value="0.443230505988341">
                <text:p>0.443230505988341</text:p>
              </table:table-cell>
              <table:table-cell office:value-type="float" office:value="0.377362368932691">
                <text:p>0.377362368932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43307772607092">
                <text:p>0.443307772607092</text:p>
              </table:table-cell>
              <table:table-cell office:value-type="float" office:value="0.378419778472083">
                <text:p>0.378419778472083</text:p>
              </table:table-cell>
              <table:table-cell office:value-type="float" office:value="0.441543852202211">
                <text:p>0.441543852202211</text:p>
              </table:table-cell>
              <table:table-cell office:value-type="float" office:value="0.376710892458265">
                <text:p>0.376710892458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1773523266414">
                <text:p>0.441773523266414</text:p>
              </table:table-cell>
              <table:table-cell office:value-type="float" office:value="0.370398793901353">
                <text:p>0.370398793901353</text:p>
              </table:table-cell>
              <table:table-cell office:value-type="float" office:value="0.442859693873576">
                <text:p>0.442859693873576</text:p>
              </table:table-cell>
              <table:table-cell office:value-type="float" office:value="0.369194235241573">
                <text:p>0.369194235241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9567895304097">
                <text:p>0.449567895304097</text:p>
              </table:table-cell>
              <table:table-cell office:value-type="float" office:value="0.381809113466899">
                <text:p>0.381809113466899</text:p>
              </table:table-cell>
              <table:table-cell office:value-type="float" office:value="0.450542340656039">
                <text:p>0.450542340656039</text:p>
              </table:table-cell>
              <table:table-cell office:value-type="float" office:value="0.380341782683978">
                <text:p>0.38034178268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56623472822062">
                <text:p>0.456623472822062</text:p>
              </table:table-cell>
              <table:table-cell office:value-type="float" office:value="0.382905144110876">
                <text:p>0.382905144110876</text:p>
              </table:table-cell>
              <table:table-cell office:value-type="float" office:value="0.461323603064894">
                <text:p>0.461323603064894</text:p>
              </table:table-cell>
              <table:table-cell office:value-type="float" office:value="0.381263311148932">
                <text:p>0.381263311148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893cm" svg:height="17.847cm" xlink:href=".." xlink:type="simple" chart:class="chart:scatter" chart:style-name="ch1">
        <chart:subtitle svg:x="9.208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K4:'Gini yearly'.O30 'Gini yearly'.L3:'Gini yearly'.O3" chart:data-source-has-labels="row" svg:x="0.537cm" svg:y="0.155cm" svg:width="19.29cm" svg:height="13.117cm">
          <chartooo:coordinate-region svg:x="1.661cm" svg:y="0.4cm" svg:width="17.921cm" svg:height="11.6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9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10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1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336617527711">
                <text:p>0.400336617527711</text:p>
              </table:table-cell>
              <table:table-cell office:value-type="float" office:value="0.434893288901514">
                <text:p>0.434893288901514</text:p>
              </table:table-cell>
              <table:table-cell office:value-type="float" office:value="0.382465440696525">
                <text:p>0.382465440696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058978586945">
                <text:p>0.460058978586945</text:p>
              </table:table-cell>
              <table:table-cell office:value-type="float" office:value="0.40608404890203">
                <text:p>0.40608404890203</text:p>
              </table:table-cell>
              <table:table-cell office:value-type="float" office:value="0.438664682707317">
                <text:p>0.438664682707317</text:p>
              </table:table-cell>
              <table:table-cell office:value-type="float" office:value="0.38735053837676">
                <text:p>0.38735053837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0780514088142">
                <text:p>0.460780514088142</text:p>
              </table:table-cell>
              <table:table-cell office:value-type="float" office:value="0.405663240801543">
                <text:p>0.405663240801543</text:p>
              </table:table-cell>
              <table:table-cell office:value-type="float" office:value="0.439207239510286">
                <text:p>0.439207239510286</text:p>
              </table:table-cell>
              <table:table-cell office:value-type="float" office:value="0.387373277249735">
                <text:p>0.387373277249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793551421026">
                <text:p>0.461793551421026</text:p>
              </table:table-cell>
              <table:table-cell office:value-type="float" office:value="0.399683148233815">
                <text:p>0.399683148233815</text:p>
              </table:table-cell>
              <table:table-cell office:value-type="float" office:value="0.438141480866156">
                <text:p>0.438141480866156</text:p>
              </table:table-cell>
              <table:table-cell office:value-type="float" office:value="0.381504908022032">
                <text:p>0.381504908022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3870264873351">
                <text:p>0.463870264873351</text:p>
              </table:table-cell>
              <table:table-cell office:value-type="float" office:value="0.39969864908734">
                <text:p>0.39969864908734</text:p>
              </table:table-cell>
              <table:table-cell office:value-type="float" office:value="0.439912001448069">
                <text:p>0.439912001448069</text:p>
              </table:table-cell>
              <table:table-cell office:value-type="float" office:value="0.381758985146142">
                <text:p>0.381758985146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074743294076">
                <text:p>0.454074743294076</text:p>
              </table:table-cell>
              <table:table-cell office:value-type="float" office:value="0.390866581189355">
                <text:p>0.390866581189355</text:p>
              </table:table-cell>
              <table:table-cell office:value-type="float" office:value="0.432699992163533">
                <text:p>0.432699992163533</text:p>
              </table:table-cell>
              <table:table-cell office:value-type="float" office:value="0.374994004260621">
                <text:p>0.374994004260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864342339012">
                <text:p>0.45864342339012</text:p>
              </table:table-cell>
              <table:table-cell office:value-type="float" office:value="0.393349208933535">
                <text:p>0.393349208933535</text:p>
              </table:table-cell>
              <table:table-cell office:value-type="float" office:value="0.435492946545654">
                <text:p>0.435492946545654</text:p>
              </table:table-cell>
              <table:table-cell office:value-type="float" office:value="0.37735808978006">
                <text:p>0.37735808978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48980463408184">
                <text:p>0.448980463408184</text:p>
              </table:table-cell>
              <table:table-cell office:value-type="float" office:value="0.384121004989083">
                <text:p>0.384121004989083</text:p>
              </table:table-cell>
              <table:table-cell office:value-type="float" office:value="0.429852464919289">
                <text:p>0.429852464919289</text:p>
              </table:table-cell>
              <table:table-cell office:value-type="float" office:value="0.369531178992728">
                <text:p>0.369531178992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9261038723516">
                <text:p>0.449261038723516</text:p>
              </table:table-cell>
              <table:table-cell office:value-type="float" office:value="0.384692459635373">
                <text:p>0.384692459635373</text:p>
              </table:table-cell>
              <table:table-cell office:value-type="float" office:value="0.430731450550126">
                <text:p>0.430731450550126</text:p>
              </table:table-cell>
              <table:table-cell office:value-type="float" office:value="0.371358024361497">
                <text:p>0.371358024361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44578480275083">
                <text:p>0.444578480275083</text:p>
              </table:table-cell>
              <table:table-cell office:value-type="float" office:value="0.382431314760651">
                <text:p>0.382431314760651</text:p>
              </table:table-cell>
              <table:table-cell office:value-type="float" office:value="0.427736615944362">
                <text:p>0.427736615944362</text:p>
              </table:table-cell>
              <table:table-cell office:value-type="float" office:value="0.370362792815393">
                <text:p>0.370362792815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2239156814002">
                <text:p>0.452239156814002</text:p>
              </table:table-cell>
              <table:table-cell office:value-type="float" office:value="0.384338229354406">
                <text:p>0.384338229354406</text:p>
              </table:table-cell>
              <table:table-cell office:value-type="float" office:value="0.437862380038786">
                <text:p>0.437862380038786</text:p>
              </table:table-cell>
              <table:table-cell office:value-type="float" office:value="0.374684075395304">
                <text:p>0.374684075395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196299547013">
                <text:p>0.45196299547013</text:p>
              </table:table-cell>
              <table:table-cell office:value-type="float" office:value="0.382177041200522">
                <text:p>0.382177041200522</text:p>
              </table:table-cell>
              <table:table-cell office:value-type="float" office:value="0.439759230281419">
                <text:p>0.439759230281419</text:p>
              </table:table-cell>
              <table:table-cell office:value-type="float" office:value="0.374188918215264">
                <text:p>0.374188918215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8304996254639">
                <text:p>0.448304996254639</text:p>
              </table:table-cell>
              <table:table-cell office:value-type="float" office:value="0.381147164273483">
                <text:p>0.381147164273483</text:p>
              </table:table-cell>
              <table:table-cell office:value-type="float" office:value="0.439057650498139">
                <text:p>0.439057650498139</text:p>
              </table:table-cell>
              <table:table-cell office:value-type="float" office:value="0.375809152013209">
                <text:p>0.375809152013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3334878908833">
                <text:p>0.433334878908833</text:p>
              </table:table-cell>
              <table:table-cell office:value-type="float" office:value="0.368761619349155">
                <text:p>0.368761619349155</text:p>
              </table:table-cell>
              <table:table-cell office:value-type="float" office:value="0.427014003526002">
                <text:p>0.427014003526002</text:p>
              </table:table-cell>
              <table:table-cell office:value-type="float" office:value="0.365513086397257">
                <text:p>0.365513086397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5814956396179">
                <text:p>0.435814956396179</text:p>
              </table:table-cell>
              <table:table-cell office:value-type="float" office:value="0.370771837075283">
                <text:p>0.370771837075283</text:p>
              </table:table-cell>
              <table:table-cell office:value-type="float" office:value="0.429389457539396">
                <text:p>0.429389457539396</text:p>
              </table:table-cell>
              <table:table-cell office:value-type="float" office:value="0.3674269916579">
                <text:p>0.367426991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2958618416403">
                <text:p>0.42958618416403</text:p>
              </table:table-cell>
              <table:table-cell office:value-type="float" office:value="0.367717068545">
                <text:p>0.367717068545</text:p>
              </table:table-cell>
              <table:table-cell office:value-type="float" office:value="0.42353449599978">
                <text:p>0.42353449599978</text:p>
              </table:table-cell>
              <table:table-cell office:value-type="float" office:value="0.364481883078923">
                <text:p>0.364481883078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5173830741158">
                <text:p>0.425173830741158</text:p>
              </table:table-cell>
              <table:table-cell office:value-type="float" office:value="0.364935055220719">
                <text:p>0.364935055220719</text:p>
              </table:table-cell>
              <table:table-cell office:value-type="float" office:value="0.417967502585998">
                <text:p>0.417967502585998</text:p>
              </table:table-cell>
              <table:table-cell office:value-type="float" office:value="0.361116235658115">
                <text:p>0.361116235658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524238859532">
                <text:p>0.42524238859532</text:p>
              </table:table-cell>
              <table:table-cell office:value-type="float" office:value="0.364999351004851">
                <text:p>0.364999351004851</text:p>
              </table:table-cell>
              <table:table-cell office:value-type="float" office:value="0.418151639241424">
                <text:p>0.418151639241424</text:p>
              </table:table-cell>
              <table:table-cell office:value-type="float" office:value="0.361766466534614">
                <text:p>0.361766466534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9240951089112">
                <text:p>0.409240951089112</text:p>
              </table:table-cell>
              <table:table-cell office:value-type="float" office:value="0.352181212498341">
                <text:p>0.352181212498341</text:p>
              </table:table-cell>
              <table:table-cell office:value-type="float" office:value="0.402937895648529">
                <text:p>0.402937895648529</text:p>
              </table:table-cell>
              <table:table-cell office:value-type="float" office:value="0.34966399762839">
                <text:p>0.34966399762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98957734854009">
                <text:p>0.398957734854009</text:p>
              </table:table-cell>
              <table:table-cell office:value-type="float" office:value="0.34708007410251">
                <text:p>0.34708007410251</text:p>
              </table:table-cell>
              <table:table-cell office:value-type="float" office:value="0.393232926955742">
                <text:p>0.393232926955742</text:p>
              </table:table-cell>
              <table:table-cell office:value-type="float" office:value="0.34536846878173">
                <text:p>0.34536846878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5903710052907">
                <text:p>0.395903710052907</text:p>
              </table:table-cell>
              <table:table-cell office:value-type="float" office:value="0.350905057104269">
                <text:p>0.350905057104269</text:p>
              </table:table-cell>
              <table:table-cell office:value-type="float" office:value="0.39041864898807">
                <text:p>0.39041864898807</text:p>
              </table:table-cell>
              <table:table-cell office:value-type="float" office:value="0.349034688073308">
                <text:p>0.349034688073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774cm" svg:height="17.917cm" xlink:href=".." xlink:type="simple" chart:class="chart:scatter" chart:style-name="ch1">
        <chart:subtitle svg:x="11.149cm" svg:y="0.359cm" chart:style-name="ch2">
          <text:p>sub-title</text:p>
        </chart:subtitle>
        <chart:legend chart:legend-position="bottom" svg:x="3.426cm" svg:y="16.365cm" style:legend-expansion="wide" chart:style-name="ch3"/>
        <chart:plot-area chart:style-name="ch4" table:cell-range-address="'Decile ratio yearly'.A4:'Decile ratio yearly'.E30 'Decile ratio yearly'.B3:'Decile ratio yearly'.E3" chart:data-source-has-labels="row" svg:x="0.38cm" svg:y="0.343cm" svg:width="23.138cm" svg:height="15.274cm">
          <chartooo:coordinate-region svg:x="1.134cm" svg:y="0.588cm" svg:width="22.139cm" svg:height="13.7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9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10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1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30261048811">
                <text:p>12.1530261048811</text:p>
              </table:table-cell>
              <table:table-cell office:value-type="float" office:value="8.64406442469468">
                <text:p>8.64406442469468</text:p>
              </table:table-cell>
              <table:table-cell office:value-type="float" office:value="9.13079756037044">
                <text:p>9.13079756037044</text:p>
              </table:table-cell>
              <table:table-cell office:value-type="float" office:value="6.82355404780065">
                <text:p>6.82355404780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663224030083">
                <text:p>11.6663224030083</text:p>
              </table:table-cell>
              <table:table-cell office:value-type="float" office:value="8.40200082274582">
                <text:p>8.40200082274582</text:p>
              </table:table-cell>
              <table:table-cell office:value-type="float" office:value="9.12056127194219">
                <text:p>9.12056127194219</text:p>
              </table:table-cell>
              <table:table-cell office:value-type="float" office:value="6.74494615587665">
                <text:p>6.74494615587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4737292817845">
                <text:p>11.4737292817845</text:p>
              </table:table-cell>
              <table:table-cell office:value-type="float" office:value="8.43055371785472">
                <text:p>8.43055371785472</text:p>
              </table:table-cell>
              <table:table-cell office:value-type="float" office:value="9.02260523608605">
                <text:p>9.02260523608605</text:p>
              </table:table-cell>
              <table:table-cell office:value-type="float" office:value="6.82650601110344">
                <text:p>6.82650601110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7362570330325">
                <text:p>11.7362570330325</text:p>
              </table:table-cell>
              <table:table-cell office:value-type="float" office:value="8.43093170689225">
                <text:p>8.43093170689225</text:p>
              </table:table-cell>
              <table:table-cell office:value-type="float" office:value="9.0478534433342">
                <text:p>9.0478534433342</text:p>
              </table:table-cell>
              <table:table-cell office:value-type="float" office:value="6.71770796218334">
                <text:p>6.71770796218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5926036411181">
                <text:p>11.5926036411181</text:p>
              </table:table-cell>
              <table:table-cell office:value-type="float" office:value="8.62796342477814">
                <text:p>8.62796342477814</text:p>
              </table:table-cell>
              <table:table-cell office:value-type="float" office:value="9.15617277600296">
                <text:p>9.15617277600296</text:p>
              </table:table-cell>
              <table:table-cell office:value-type="float" office:value="6.98897498156577">
                <text:p>6.98897498156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0.8375457789772">
                <text:p>10.8375457789772</text:p>
              </table:table-cell>
              <table:table-cell office:value-type="float" office:value="7.98127880363088">
                <text:p>7.98127880363088</text:p>
              </table:table-cell>
              <table:table-cell office:value-type="float" office:value="8.62243815756433">
                <text:p>8.62243815756433</text:p>
              </table:table-cell>
              <table:table-cell office:value-type="float" office:value="6.61152776310102">
                <text:p>6.61152776310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7679261079659">
                <text:p>10.7679261079659</text:p>
              </table:table-cell>
              <table:table-cell office:value-type="float" office:value="8.15882535360738">
                <text:p>8.15882535360738</text:p>
              </table:table-cell>
              <table:table-cell office:value-type="float" office:value="8.53601512083587">
                <text:p>8.53601512083587</text:p>
              </table:table-cell>
              <table:table-cell office:value-type="float" office:value="6.56905592014209">
                <text:p>6.56905592014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4056415745317">
                <text:p>10.4056415745317</text:p>
              </table:table-cell>
              <table:table-cell office:value-type="float" office:value="7.78240518402525">
                <text:p>7.78240518402525</text:p>
              </table:table-cell>
              <table:table-cell office:value-type="float" office:value="8.84792207329117">
                <text:p>8.84792207329117</text:p>
              </table:table-cell>
              <table:table-cell office:value-type="float" office:value="6.30868211024052">
                <text:p>6.30868211024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3342684406013">
                <text:p>10.3342684406013</text:p>
              </table:table-cell>
              <table:table-cell office:value-type="float" office:value="7.72452590017339">
                <text:p>7.72452590017339</text:p>
              </table:table-cell>
              <table:table-cell office:value-type="float" office:value="8.810859428957">
                <text:p>8.810859428957</text:p>
              </table:table-cell>
              <table:table-cell office:value-type="float" office:value="6.40740511243">
                <text:p>6.40740511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1612170094766">
                <text:p>10.1612170094766</text:p>
              </table:table-cell>
              <table:table-cell office:value-type="float" office:value="7.68614810661204">
                <text:p>7.68614810661204</text:p>
              </table:table-cell>
              <table:table-cell office:value-type="float" office:value="9.03354718720413">
                <text:p>9.03354718720413</text:p>
              </table:table-cell>
              <table:table-cell office:value-type="float" office:value="6.49057678784719">
                <text:p>6.49057678784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7414547704566">
                <text:p>10.7414547704566</text:p>
              </table:table-cell>
              <table:table-cell office:value-type="float" office:value="8.03240753776956">
                <text:p>8.03240753776956</text:p>
              </table:table-cell>
              <table:table-cell office:value-type="float" office:value="9.76237639504114">
                <text:p>9.76237639504114</text:p>
              </table:table-cell>
              <table:table-cell office:value-type="float" office:value="6.97001880184639">
                <text:p>6.970018801846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2456459208895">
                <text:p>10.2456459208895</text:p>
              </table:table-cell>
              <table:table-cell office:value-type="float" office:value="7.57987251031014">
                <text:p>7.57987251031014</text:p>
              </table:table-cell>
              <table:table-cell office:value-type="float" office:value="9.40686905051411">
                <text:p>9.40686905051411</text:p>
              </table:table-cell>
              <table:table-cell office:value-type="float" office:value="6.89221440390911">
                <text:p>6.89221440390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3894940359449">
                <text:p>10.3894940359449</text:p>
              </table:table-cell>
              <table:table-cell office:value-type="float" office:value="7.54307744815209">
                <text:p>7.54307744815209</text:p>
              </table:table-cell>
              <table:table-cell office:value-type="float" office:value="9.63798611305681">
                <text:p>9.63798611305681</text:p>
              </table:table-cell>
              <table:table-cell office:value-type="float" office:value="6.91878823103502">
                <text:p>6.91878823103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54050396665273">
                <text:p>9.54050396665273</text:p>
              </table:table-cell>
              <table:table-cell office:value-type="float" office:value="7.13008729956894">
                <text:p>7.13008729956894</text:p>
              </table:table-cell>
              <table:table-cell office:value-type="float" office:value="9.02190489136019">
                <text:p>9.02190489136019</text:p>
              </table:table-cell>
              <table:table-cell office:value-type="float" office:value="6.77313327492748">
                <text:p>6.77313327492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35313900782734">
                <text:p>9.35313900782734</text:p>
              </table:table-cell>
              <table:table-cell office:value-type="float" office:value="6.84982615936602">
                <text:p>6.84982615936602</text:p>
              </table:table-cell>
              <table:table-cell office:value-type="float" office:value="8.88413055270605">
                <text:p>8.88413055270605</text:p>
              </table:table-cell>
              <table:table-cell office:value-type="float" office:value="6.53668412555574">
                <text:p>6.53668412555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2632854002554">
                <text:p>9.2632854002554</text:p>
              </table:table-cell>
              <table:table-cell office:value-type="float" office:value="7.02718585475648">
                <text:p>7.02718585475648</text:p>
              </table:table-cell>
              <table:table-cell office:value-type="float" office:value="8.65794216709005">
                <text:p>8.65794216709005</text:p>
              </table:table-cell>
              <table:table-cell office:value-type="float" office:value="6.72029662259449">
                <text:p>6.72029662259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39156911508516">
                <text:p>9.39156911508516</text:p>
              </table:table-cell>
              <table:table-cell office:value-type="float" office:value="6.70638411665808">
                <text:p>6.70638411665808</text:p>
              </table:table-cell>
              <table:table-cell office:value-type="float" office:value="8.64817103833682">
                <text:p>8.64817103833682</text:p>
              </table:table-cell>
              <table:table-cell office:value-type="float" office:value="6.37904646363218">
                <text:p>6.37904646363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10.0214252644412">
                <text:p>10.0214252644412</text:p>
              </table:table-cell>
              <table:table-cell office:value-type="float" office:value="6.87442461700865">
                <text:p>6.87442461700865</text:p>
              </table:table-cell>
              <table:table-cell office:value-type="float" office:value="9.04143049702563">
                <text:p>9.04143049702563</text:p>
              </table:table-cell>
              <table:table-cell office:value-type="float" office:value="6.60206526164966">
                <text:p>6.60206526164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98095102481027">
                <text:p>8.98095102481027</text:p>
              </table:table-cell>
              <table:table-cell office:value-type="float" office:value="6.3824871360878">
                <text:p>6.3824871360878</text:p>
              </table:table-cell>
              <table:table-cell office:value-type="float" office:value="8.47795316502162">
                <text:p>8.47795316502162</text:p>
              </table:table-cell>
              <table:table-cell office:value-type="float" office:value="6.10300911692964">
                <text:p>6.10300911692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27298469529115">
                <text:p>9.27298469529115</text:p>
              </table:table-cell>
              <table:table-cell office:value-type="float" office:value="5.92089739266542">
                <text:p>5.92089739266542</text:p>
              </table:table-cell>
              <table:table-cell office:value-type="float" office:value="8.7636344111689">
                <text:p>8.7636344111689</text:p>
              </table:table-cell>
              <table:table-cell office:value-type="float" office:value="5.77594950004804">
                <text:p>5.77594950004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7.99608762912051">
                <text:p>7.99608762912051</text:p>
              </table:table-cell>
              <table:table-cell office:value-type="float" office:value="5.69419265660112">
                <text:p>5.69419265660112</text:p>
              </table:table-cell>
              <table:table-cell office:value-type="float" office:value="7.99184386244457">
                <text:p>7.99184386244457</text:p>
              </table:table-cell>
              <table:table-cell office:value-type="float" office:value="5.45791835167154">
                <text:p>5.45791835167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svg:x="1.151cm" svg:y="14.943cm" style:legend-expansion="custom" chartooo:width="18.16cm" chartooo:height="2.923cm" style:legend-expansion-aspect-ratio="6.21279507355457" chart:style-name="ch3"/>
        <chart:plot-area chart:style-name="ch4" table:cell-range-address="'Decile ratio yearly'.F4:'Decile ratio yearly'.J30 'Decile ratio yearly'.G3:'Decile ratio yearly'.J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9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10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1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868679826564">
                <text:p>10.9868679826564</text:p>
              </table:table-cell>
              <table:table-cell office:value-type="float" office:value="8.06672893113227">
                <text:p>8.06672893113227</text:p>
              </table:table-cell>
              <table:table-cell office:value-type="float" office:value="8.20218543089375">
                <text:p>8.20218543089375</text:p>
              </table:table-cell>
              <table:table-cell office:value-type="float" office:value="6.44066970690845">
                <text:p>6.4406697069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23543542449">
                <text:p>12.1523543542449</text:p>
              </table:table-cell>
              <table:table-cell office:value-type="float" office:value="8.6413345356916">
                <text:p>8.6413345356916</text:p>
              </table:table-cell>
              <table:table-cell office:value-type="float" office:value="9.12660767982186">
                <text:p>9.12660767982186</text:p>
              </table:table-cell>
              <table:table-cell office:value-type="float" office:value="6.8183324702508">
                <text:p>6.8183324702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850746151565">
                <text:p>11.6850746151565</text:p>
              </table:table-cell>
              <table:table-cell office:value-type="float" office:value="8.44947586078961">
                <text:p>8.44947586078961</text:p>
              </table:table-cell>
              <table:table-cell office:value-type="float" office:value="9.14016487298709">
                <text:p>9.14016487298709</text:p>
              </table:table-cell>
              <table:table-cell office:value-type="float" office:value="6.75938300477493">
                <text:p>6.75938300477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480484663047">
                <text:p>11.5480484663047</text:p>
              </table:table-cell>
              <table:table-cell office:value-type="float" office:value="8.46786612465012">
                <text:p>8.46786612465012</text:p>
              </table:table-cell>
              <table:table-cell office:value-type="float" office:value="9.0536510232897">
                <text:p>9.0536510232897</text:p>
              </table:table-cell>
              <table:table-cell office:value-type="float" office:value="6.83889613474476">
                <text:p>6.83889613474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620355376425">
                <text:p>11.620355376425</text:p>
              </table:table-cell>
              <table:table-cell office:value-type="float" office:value="8.52611010595351">
                <text:p>8.52611010595351</text:p>
              </table:table-cell>
              <table:table-cell office:value-type="float" office:value="9.22931382216942">
                <text:p>9.22931382216942</text:p>
              </table:table-cell>
              <table:table-cell office:value-type="float" office:value="6.8017168222571">
                <text:p>6.8017168222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246718682452">
                <text:p>11.246718682452</text:p>
              </table:table-cell>
              <table:table-cell office:value-type="float" office:value="8.36487865276359">
                <text:p>8.36487865276359</text:p>
              </table:table-cell>
              <table:table-cell office:value-type="float" office:value="8.74117924965965">
                <text:p>8.74117924965965</text:p>
              </table:table-cell>
              <table:table-cell office:value-type="float" office:value="6.70096921799732">
                <text:p>6.70096921799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5777050666545">
                <text:p>11.5777050666545</text:p>
              </table:table-cell>
              <table:table-cell office:value-type="float" office:value="8.49317540678591">
                <text:p>8.49317540678591</text:p>
              </table:table-cell>
              <table:table-cell office:value-type="float" office:value="8.95222664913938">
                <text:p>8.95222664913938</text:p>
              </table:table-cell>
              <table:table-cell office:value-type="float" office:value="6.77804612378194">
                <text:p>6.77804612378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9563595740258">
                <text:p>10.9563595740258</text:p>
              </table:table-cell>
              <table:table-cell office:value-type="float" office:value="8.29689611845491">
                <text:p>8.29689611845491</text:p>
              </table:table-cell>
              <table:table-cell office:value-type="float" office:value="8.46121866112802">
                <text:p>8.46121866112802</text:p>
              </table:table-cell>
              <table:table-cell office:value-type="float" office:value="6.62153101423289">
                <text:p>6.62153101423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3896720854378">
                <text:p>10.3896720854378</text:p>
              </table:table-cell>
              <table:table-cell office:value-type="float" office:value="7.64336286098273">
                <text:p>7.64336286098273</text:p>
              </table:table-cell>
              <table:table-cell office:value-type="float" office:value="8.41498906673319">
                <text:p>8.41498906673319</text:p>
              </table:table-cell>
              <table:table-cell office:value-type="float" office:value="6.4310202616519">
                <text:p>6.4310202616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1.4013699897937">
                <text:p>11.4013699897937</text:p>
              </table:table-cell>
              <table:table-cell office:value-type="float" office:value="7.97722115566465">
                <text:p>7.97722115566465</text:p>
              </table:table-cell>
              <table:table-cell office:value-type="float" office:value="9.147149238657">
                <text:p>9.147149238657</text:p>
              </table:table-cell>
              <table:table-cell office:value-type="float" office:value="6.51652467418481">
                <text:p>6.51652467418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0917073231028">
                <text:p>11.0917073231028</text:p>
              </table:table-cell>
              <table:table-cell office:value-type="float" office:value="7.975551687883">
                <text:p>7.975551687883</text:p>
              </table:table-cell>
              <table:table-cell office:value-type="float" office:value="9.42130699005165">
                <text:p>9.42130699005165</text:p>
              </table:table-cell>
              <table:table-cell office:value-type="float" office:value="6.62256781647645">
                <text:p>6.62256781647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3731187686694">
                <text:p>10.3731187686694</text:p>
              </table:table-cell>
              <table:table-cell office:value-type="float" office:value="7.67457613652535">
                <text:p>7.67457613652535</text:p>
              </table:table-cell>
              <table:table-cell office:value-type="float" office:value="9.36360415273689">
                <text:p>9.36360415273689</text:p>
              </table:table-cell>
              <table:table-cell office:value-type="float" office:value="6.82766486221699">
                <text:p>6.82766486221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1405477112684">
                <text:p>10.1405477112684</text:p>
              </table:table-cell>
              <table:table-cell office:value-type="float" office:value="7.20706595051908">
                <text:p>7.20706595051908</text:p>
              </table:table-cell>
              <table:table-cell office:value-type="float" office:value="9.10456674193923">
                <text:p>9.10456674193923</text:p>
              </table:table-cell>
              <table:table-cell office:value-type="float" office:value="6.66288424940013">
                <text:p>6.66288424940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5842341865537">
                <text:p>10.5842341865537</text:p>
              </table:table-cell>
              <table:table-cell office:value-type="float" office:value="7.64007330789064">
                <text:p>7.64007330789064</text:p>
              </table:table-cell>
              <table:table-cell office:value-type="float" office:value="9.69002832209672">
                <text:p>9.69002832209672</text:p>
              </table:table-cell>
              <table:table-cell office:value-type="float" office:value="6.922155696717">
                <text:p>6.922155696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85543304503662">
                <text:p>9.85543304503662</text:p>
              </table:table-cell>
              <table:table-cell office:value-type="float" office:value="7.2822453449006">
                <text:p>7.2822453449006</text:p>
              </table:table-cell>
              <table:table-cell office:value-type="float" office:value="9.46671935799215">
                <text:p>9.46671935799215</text:p>
              </table:table-cell>
              <table:table-cell office:value-type="float" office:value="6.8967964940449">
                <text:p>6.8967964940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77611499374793">
                <text:p>9.77611499374793</text:p>
              </table:table-cell>
              <table:table-cell office:value-type="float" office:value="7.31089436673532">
                <text:p>7.31089436673532</text:p>
              </table:table-cell>
              <table:table-cell office:value-type="float" office:value="9.37310750037074">
                <text:p>9.37310750037074</text:p>
              </table:table-cell>
              <table:table-cell office:value-type="float" office:value="6.8581944695221">
                <text:p>6.8581944695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86700794538026">
                <text:p>9.86700794538026</text:p>
              </table:table-cell>
              <table:table-cell office:value-type="float" office:value="6.89927100165397">
                <text:p>6.89927100165397</text:p>
              </table:table-cell>
              <table:table-cell office:value-type="float" office:value="9.61660658531775">
                <text:p>9.61660658531775</text:p>
              </table:table-cell>
              <table:table-cell office:value-type="float" office:value="6.7496105376292">
                <text:p>6.7496105376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2257676448416">
                <text:p>10.2257676448416</text:p>
              </table:table-cell>
              <table:table-cell office:value-type="float" office:value="7.63391577096267">
                <text:p>7.63391577096267</text:p>
              </table:table-cell>
              <table:table-cell office:value-type="float" office:value="9.93062424564717">
                <text:p>9.93062424564717</text:p>
              </table:table-cell>
              <table:table-cell office:value-type="float" office:value="7.17409980031885">
                <text:p>7.17409980031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86963584160567">
                <text:p>9.86963584160567</text:p>
              </table:table-cell>
              <table:table-cell office:value-type="float" office:value="6.70134446628566">
                <text:p>6.70134446628566</text:p>
              </table:table-cell>
              <table:table-cell office:value-type="float" office:value="9.90396691880713">
                <text:p>9.90396691880713</text:p>
              </table:table-cell>
              <table:table-cell office:value-type="float" office:value="6.62079562131204">
                <text:p>6.62079562131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07029066922989">
                <text:p>9.07029066922989</text:p>
              </table:table-cell>
              <table:table-cell office:value-type="float" office:value="6.17444955188686">
                <text:p>6.17444955188686</text:p>
              </table:table-cell>
              <table:table-cell office:value-type="float" office:value="9.40855246201149">
                <text:p>9.40855246201149</text:p>
              </table:table-cell>
              <table:table-cell office:value-type="float" office:value="6.09345329913795">
                <text:p>6.09345329913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38605856971791">
                <text:p>8.38605856971791</text:p>
              </table:table-cell>
              <table:table-cell office:value-type="float" office:value="5.85858544796576">
                <text:p>5.85858544796576</text:p>
              </table:table-cell>
              <table:table-cell office:value-type="float" office:value="8.97322468007502">
                <text:p>8.97322468007502</text:p>
              </table:table-cell>
              <table:table-cell office:value-type="float" office:value="5.81213897815078">
                <text:p>5.81213897815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24895192016375">
                <text:p>8.24895192016375</text:p>
              </table:table-cell>
              <table:table-cell office:value-type="float" office:value="5.92299724436657">
                <text:p>5.92299724436657</text:p>
              </table:table-cell>
              <table:table-cell office:value-type="float" office:value="9.33854194067036">
                <text:p>9.33854194067036</text:p>
              </table:table-cell>
              <table:table-cell office:value-type="float" office:value="5.84931813101893">
                <text:p>5.849318131018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Decile ratio yearly'.K4:'Decile ratio yearly'.O30 'Decile ratio yearly'.L3:'Decile ratio yearly'.O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9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10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1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30261048811">
                <text:p>12.1530261048811</text:p>
              </table:table-cell>
              <table:table-cell office:value-type="float" office:value="8.62783988308546">
                <text:p>8.62783988308546</text:p>
              </table:table-cell>
              <table:table-cell office:value-type="float" office:value="9.13800923769049">
                <text:p>9.13800923769049</text:p>
              </table:table-cell>
              <table:table-cell office:value-type="float" office:value="6.81393599164663">
                <text:p>6.81393599164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663005068658">
                <text:p>11.6663005068658</text:p>
              </table:table-cell>
              <table:table-cell office:value-type="float" office:value="8.4406404045501">
                <text:p>8.4406404045501</text:p>
              </table:table-cell>
              <table:table-cell office:value-type="float" office:value="9.15511498801307">
                <text:p>9.15511498801307</text:p>
              </table:table-cell>
              <table:table-cell office:value-type="float" office:value="6.7609792887332">
                <text:p>6.7609792887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6117402629159">
                <text:p>11.6117402629159</text:p>
              </table:table-cell>
              <table:table-cell office:value-type="float" office:value="8.44095780911102">
                <text:p>8.44095780911102</text:p>
              </table:table-cell>
              <table:table-cell office:value-type="float" office:value="9.09856410455161">
                <text:p>9.09856410455161</text:p>
              </table:table-cell>
              <table:table-cell office:value-type="float" office:value="6.85567191985231">
                <text:p>6.85567191985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2.0448357791585">
                <text:p>12.0448357791585</text:p>
              </table:table-cell>
              <table:table-cell office:value-type="float" office:value="8.54053644643443">
                <text:p>8.54053644643443</text:p>
              </table:table-cell>
              <table:table-cell office:value-type="float" office:value="9.29583859031632">
                <text:p>9.29583859031632</text:p>
              </table:table-cell>
              <table:table-cell office:value-type="float" office:value="6.86488017463478">
                <text:p>6.86488017463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2.0454133965903">
                <text:p>12.0454133965903</text:p>
              </table:table-cell>
              <table:table-cell office:value-type="float" office:value="8.55036853364872">
                <text:p>8.55036853364872</text:p>
              </table:table-cell>
              <table:table-cell office:value-type="float" office:value="9.26765723251231">
                <text:p>9.26765723251231</text:p>
              </table:table-cell>
              <table:table-cell office:value-type="float" office:value="6.70987916948598">
                <text:p>6.70987916948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2.2939610953067">
                <text:p>12.2939610953067</text:p>
              </table:table-cell>
              <table:table-cell office:value-type="float" office:value="8.80404064420465">
                <text:p>8.80404064420465</text:p>
              </table:table-cell>
              <table:table-cell office:value-type="float" office:value="9.51174822909215">
                <text:p>9.51174822909215</text:p>
              </table:table-cell>
              <table:table-cell office:value-type="float" office:value="6.95961651647148">
                <text:p>6.95961651647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2.1325408493115">
                <text:p>12.1325408493115</text:p>
              </table:table-cell>
              <table:table-cell office:value-type="float" office:value="8.45889235174517">
                <text:p>8.45889235174517</text:p>
              </table:table-cell>
              <table:table-cell office:value-type="float" office:value="9.91905059832592">
                <text:p>9.91905059832592</text:p>
              </table:table-cell>
              <table:table-cell office:value-type="float" office:value="6.89368140505921">
                <text:p>6.89368140505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9241958430151">
                <text:p>11.9241958430151</text:p>
              </table:table-cell>
              <table:table-cell office:value-type="float" office:value="8.57630739214581">
                <text:p>8.57630739214581</text:p>
              </table:table-cell>
              <table:table-cell office:value-type="float" office:value="9.90575698608378">
                <text:p>9.90575698608378</text:p>
              </table:table-cell>
              <table:table-cell office:value-type="float" office:value="7.13429168883459">
                <text:p>7.13429168883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2.1098659301636">
                <text:p>12.1098659301636</text:p>
              </table:table-cell>
              <table:table-cell office:value-type="float" office:value="8.73741178808062">
                <text:p>8.73741178808062</text:p>
              </table:table-cell>
              <table:table-cell office:value-type="float" office:value="9.85054806712785">
                <text:p>9.85054806712785</text:p>
              </table:table-cell>
              <table:table-cell office:value-type="float" office:value="7.42168706975919">
                <text:p>7.42168706975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3185768264044">
                <text:p>11.3185768264044</text:p>
              </table:table-cell>
              <table:table-cell office:value-type="float" office:value="8.32071286626409">
                <text:p>8.32071286626409</text:p>
              </table:table-cell>
              <table:table-cell office:value-type="float" office:value="9.88542626003982">
                <text:p>9.88542626003982</text:p>
              </table:table-cell>
              <table:table-cell office:value-type="float" office:value="7.33830929147562">
                <text:p>7.33830929147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2217615789512">
                <text:p>11.2217615789512</text:p>
              </table:table-cell>
              <table:table-cell office:value-type="float" office:value="7.92910683304558">
                <text:p>7.92910683304558</text:p>
              </table:table-cell>
              <table:table-cell office:value-type="float" office:value="9.69753952655672">
                <text:p>9.69753952655672</text:p>
              </table:table-cell>
              <table:table-cell office:value-type="float" office:value="7.19566034992104">
                <text:p>7.19566034992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6621545563121">
                <text:p>10.6621545563121</text:p>
              </table:table-cell>
              <table:table-cell office:value-type="float" office:value="7.82069315003174">
                <text:p>7.82069315003174</text:p>
              </table:table-cell>
              <table:table-cell office:value-type="float" office:value="9.75091656501002">
                <text:p>9.75091656501002</text:p>
              </table:table-cell>
              <table:table-cell office:value-type="float" office:value="7.29498891263722">
                <text:p>7.29498891263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9663084184056">
                <text:p>10.9663084184056</text:p>
              </table:table-cell>
              <table:table-cell office:value-type="float" office:value="7.83834668313423">
                <text:p>7.83834668313423</text:p>
              </table:table-cell>
              <table:table-cell office:value-type="float" office:value="10.3853264043322">
                <text:p>10.3853264043322</text:p>
              </table:table-cell>
              <table:table-cell office:value-type="float" office:value="7.48069977795235">
                <text:p>7.48069977795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1.3055808876395">
                <text:p>11.3055808876395</text:p>
              </table:table-cell>
              <table:table-cell office:value-type="float" office:value="8.18641576130894">
                <text:p>8.18641576130894</text:p>
              </table:table-cell>
              <table:table-cell office:value-type="float" office:value="10.6058010463417">
                <text:p>10.6058010463417</text:p>
              </table:table-cell>
              <table:table-cell office:value-type="float" office:value="7.98513208856065">
                <text:p>7.98513208856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9167556456167">
                <text:p>10.9167556456167</text:p>
              </table:table-cell>
              <table:table-cell office:value-type="float" office:value="7.58199587101999">
                <text:p>7.58199587101999</text:p>
              </table:table-cell>
              <table:table-cell office:value-type="float" office:value="10.4122208031804">
                <text:p>10.4122208031804</text:p>
              </table:table-cell>
              <table:table-cell office:value-type="float" office:value="7.26287383619408">
                <text:p>7.26287383619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9400000292316">
                <text:p>10.9400000292316</text:p>
              </table:table-cell>
              <table:table-cell office:value-type="float" office:value="7.54373195972289">
                <text:p>7.54373195972289</text:p>
              </table:table-cell>
              <table:table-cell office:value-type="float" office:value="10.4457549670935">
                <text:p>10.4457549670935</text:p>
              </table:table-cell>
              <table:table-cell office:value-type="float" office:value="7.32007044221277">
                <text:p>7.32007044221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2466948376741">
                <text:p>10.2466948376741</text:p>
              </table:table-cell>
              <table:table-cell office:value-type="float" office:value="7.37922408635888">
                <text:p>7.37922408635888</text:p>
              </table:table-cell>
              <table:table-cell office:value-type="float" office:value="9.81879867405175">
                <text:p>9.81879867405175</text:p>
              </table:table-cell>
              <table:table-cell office:value-type="float" office:value="7.23064656174044">
                <text:p>7.23064656174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98082477808215">
                <text:p>9.98082477808215</text:p>
              </table:table-cell>
              <table:table-cell office:value-type="float" office:value="7.17086633537179">
                <text:p>7.17086633537179</text:p>
              </table:table-cell>
              <table:table-cell office:value-type="float" office:value="9.4684621976733">
                <text:p>9.4684621976733</text:p>
              </table:table-cell>
              <table:table-cell office:value-type="float" office:value="7.02469820963656">
                <text:p>7.02469820963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44419629118965">
                <text:p>9.44419629118965</text:p>
              </table:table-cell>
              <table:table-cell office:value-type="float" office:value="6.88922154845542">
                <text:p>6.88922154845542</text:p>
              </table:table-cell>
              <table:table-cell office:value-type="float" office:value="9.41916083887963">
                <text:p>9.41916083887963</text:p>
              </table:table-cell>
              <table:table-cell office:value-type="float" office:value="6.80763620930661">
                <text:p>6.807636209306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21318118823923">
                <text:p>9.21318118823923</text:p>
              </table:table-cell>
              <table:table-cell office:value-type="float" office:value="7.01631667931229">
                <text:p>7.01631667931229</text:p>
              </table:table-cell>
              <table:table-cell office:value-type="float" office:value="9.34126039526601">
                <text:p>9.34126039526601</text:p>
              </table:table-cell>
              <table:table-cell office:value-type="float" office:value="6.9475910731005">
                <text:p>6.9475910731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10.6057907258952">
                <text:p>10.6057907258952</text:p>
              </table:table-cell>
              <table:table-cell office:value-type="float" office:value="6.9639214735487">
                <text:p>6.9639214735487</text:p>
              </table:table-cell>
              <table:table-cell office:value-type="float" office:value="11.1719774435999">
                <text:p>11.1719774435999</text:p>
              </table:table-cell>
              <table:table-cell office:value-type="float" office:value="6.8896476265897">
                <text:p>6.88964762658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828cm" svg:height="15.201cm" xlink:href=".." xlink:type="simple" chart:class="chart:scatter" chart:style-name="ch1">
        <chart:subtitle svg:x="9.676cm" svg:y="0.305cm" chart:style-name="ch2">
          <text:p>sub-title</text:p>
        </chart:subtitle>
        <chart:legend chart:legend-position="bottom" svg:x="1.887cm" svg:y="13.649cm" style:legend-expansion="wide" chart:style-name="ch3"/>
        <chart:plot-area chart:style-name="ch4" table:cell-range-address="'Top 10% share yearly'.F4:'Top 10% share yearly'.J30 'Top 10% share yearly'.G3:'Top 10% share yearly'.J3" chart:data-source-has-labels="row" svg:x="0.419cm" svg:y="0.228cm" svg:width="20.203cm" svg:height="12.426cm">
          <chartooo:coordinate-region svg:x="1.517cm" svg:y="0.473cm" svg:width="18.86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9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10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1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17620500258">
                <text:p>0.253517620500258</text:p>
              </table:table-cell>
              <table:table-cell office:value-type="float" office:value="0.231826922996074">
                <text:p>0.231826922996074</text:p>
              </table:table-cell>
              <table:table-cell office:value-type="float" office:value="0.237852623260914">
                <text:p>0.237852623260914</text:p>
              </table:table-cell>
              <table:table-cell office:value-type="float" office:value="0.220991046970193">
                <text:p>0.22099104697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801525602966">
                <text:p>0.251801525602966</text:p>
              </table:table-cell>
              <table:table-cell office:value-type="float" office:value="0.227806186379582">
                <text:p>0.227806186379582</text:p>
              </table:table-cell>
              <table:table-cell office:value-type="float" office:value="0.23462606651804">
                <text:p>0.23462606651804</text:p>
              </table:table-cell>
              <table:table-cell office:value-type="float" office:value="0.216587509287009">
                <text:p>0.216587509287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1407342124967">
                <text:p>0.261407342124967</text:p>
              </table:table-cell>
              <table:table-cell office:value-type="float" office:value="0.233417686474291">
                <text:p>0.233417686474291</text:p>
              </table:table-cell>
              <table:table-cell office:value-type="float" office:value="0.244563130401253">
                <text:p>0.244563130401253</text:p>
              </table:table-cell>
              <table:table-cell office:value-type="float" office:value="0.222620242856664">
                <text:p>0.222620242856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1356868811158">
                <text:p>0.261356868811158</text:p>
              </table:table-cell>
              <table:table-cell office:value-type="float" office:value="0.234985553452844">
                <text:p>0.234985553452844</text:p>
              </table:table-cell>
              <table:table-cell office:value-type="float" office:value="0.243643996453054">
                <text:p>0.243643996453054</text:p>
              </table:table-cell>
              <table:table-cell office:value-type="float" office:value="0.22366982694089">
                <text:p>0.22366982694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3686935650707">
                <text:p>0.253686935650707</text:p>
              </table:table-cell>
              <table:table-cell office:value-type="float" office:value="0.23250532557606">
                <text:p>0.23250532557606</text:p>
              </table:table-cell>
              <table:table-cell office:value-type="float" office:value="0.237082629563482">
                <text:p>0.237082629563482</text:p>
              </table:table-cell>
              <table:table-cell office:value-type="float" office:value="0.221818965700524">
                <text:p>0.221818965700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3692383467204">
                <text:p>0.243692383467204</text:p>
              </table:table-cell>
              <table:table-cell office:value-type="float" office:value="0.228292417185666">
                <text:p>0.228292417185666</text:p>
              </table:table-cell>
              <table:table-cell office:value-type="float" office:value="0.22745818357524">
                <text:p>0.22745818357524</text:p>
              </table:table-cell>
              <table:table-cell office:value-type="float" office:value="0.217878193039505">
                <text:p>0.217878193039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38995511398998">
                <text:p>0.238995511398998</text:p>
              </table:table-cell>
              <table:table-cell office:value-type="float" office:value="0.22471436493099">
                <text:p>0.22471436493099</text:p>
              </table:table-cell>
              <table:table-cell office:value-type="float" office:value="0.222211077262168">
                <text:p>0.222211077262168</text:p>
              </table:table-cell>
              <table:table-cell office:value-type="float" office:value="0.214075122708506">
                <text:p>0.214075122708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31390210533053">
                <text:p>0.231390210533053</text:p>
              </table:table-cell>
              <table:table-cell office:value-type="float" office:value="0.225319332959404">
                <text:p>0.225319332959404</text:p>
              </table:table-cell>
              <table:table-cell office:value-type="float" office:value="0.215017187958909">
                <text:p>0.215017187958909</text:p>
              </table:table-cell>
              <table:table-cell office:value-type="float" office:value="0.214713960630833">
                <text:p>0.214713960630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4219343433554">
                <text:p>0.24219343433554</text:p>
              </table:table-cell>
              <table:table-cell office:value-type="float" office:value="0.225961415445888">
                <text:p>0.225961415445888</text:p>
              </table:table-cell>
              <table:table-cell office:value-type="float" office:value="0.225578296825904">
                <text:p>0.225578296825904</text:p>
              </table:table-cell>
              <table:table-cell office:value-type="float" office:value="0.215888565595688">
                <text:p>0.215888565595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51466598955441">
                <text:p>0.251466598955441</text:p>
              </table:table-cell>
              <table:table-cell office:value-type="float" office:value="0.232974745254974">
                <text:p>0.232974745254974</text:p>
              </table:table-cell>
              <table:table-cell office:value-type="float" office:value="0.234934160574943">
                <text:p>0.234934160574943</text:p>
              </table:table-cell>
              <table:table-cell office:value-type="float" office:value="0.223177493642394">
                <text:p>0.223177493642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31879164408264">
                <text:p>0.231879164408264</text:p>
              </table:table-cell>
              <table:table-cell office:value-type="float" office:value="0.223504243971217">
                <text:p>0.223504243971217</text:p>
              </table:table-cell>
              <table:table-cell office:value-type="float" office:value="0.218208387248951">
                <text:p>0.218208387248951</text:p>
              </table:table-cell>
              <table:table-cell office:value-type="float" office:value="0.215103657781574">
                <text:p>0.215103657781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54038957250545">
                <text:p>0.254038957250545</text:p>
              </table:table-cell>
              <table:table-cell office:value-type="float" office:value="0.240210380056013">
                <text:p>0.240210380056013</text:p>
              </table:table-cell>
              <table:table-cell office:value-type="float" office:value="0.240213393501045">
                <text:p>0.240213393501045</text:p>
              </table:table-cell>
              <table:table-cell office:value-type="float" office:value="0.231985221068282">
                <text:p>0.231985221068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54934503271005">
                <text:p>0.254934503271005</text:p>
              </table:table-cell>
              <table:table-cell office:value-type="float" office:value="0.241338796847808">
                <text:p>0.241338796847808</text:p>
              </table:table-cell>
              <table:table-cell office:value-type="float" office:value="0.24281141340156">
                <text:p>0.24281141340156</text:p>
              </table:table-cell>
              <table:table-cell office:value-type="float" office:value="0.234115402817877">
                <text:p>0.234115402817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52777433660451">
                <text:p>0.252777433660451</text:p>
              </table:table-cell>
              <table:table-cell office:value-type="float" office:value="0.240035891506947">
                <text:p>0.240035891506947</text:p>
              </table:table-cell>
              <table:table-cell office:value-type="float" office:value="0.242558330564243">
                <text:p>0.242558330564243</text:p>
              </table:table-cell>
              <table:table-cell office:value-type="float" office:value="0.233941644704642">
                <text:p>0.233941644704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63530373070879">
                <text:p>0.263530373070879</text:p>
              </table:table-cell>
              <table:table-cell office:value-type="float" office:value="0.243546497302578">
                <text:p>0.243546497302578</text:p>
              </table:table-cell>
              <table:table-cell office:value-type="float" office:value="0.255798721630518">
                <text:p>0.255798721630518</text:p>
              </table:table-cell>
              <table:table-cell office:value-type="float" office:value="0.238982232007379">
                <text:p>0.238982232007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5210048001011">
                <text:p>0.25210048001011</text:p>
              </table:table-cell>
              <table:table-cell office:value-type="float" office:value="0.236638537846703">
                <text:p>0.236638537846703</text:p>
              </table:table-cell>
              <table:table-cell office:value-type="float" office:value="0.246545004836605">
                <text:p>0.246545004836605</text:p>
              </table:table-cell>
              <table:table-cell office:value-type="float" office:value="0.233280864995708">
                <text:p>0.2332808649957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66272194858873">
                <text:p>0.266272194858873</text:p>
              </table:table-cell>
              <table:table-cell office:value-type="float" office:value="0.245502428838361">
                <text:p>0.245502428838361</text:p>
              </table:table-cell>
              <table:table-cell office:value-type="float" office:value="0.261018317271043">
                <text:p>0.261018317271043</text:p>
              </table:table-cell>
              <table:table-cell office:value-type="float" office:value="0.242384900388928">
                <text:p>0.242384900388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70256926297292">
                <text:p>0.270256926297292</text:p>
              </table:table-cell>
              <table:table-cell office:value-type="float" office:value="0.245603846934332">
                <text:p>0.245603846934332</text:p>
              </table:table-cell>
              <table:table-cell office:value-type="float" office:value="0.264754415448855">
                <text:p>0.264754415448855</text:p>
              </table:table-cell>
              <table:table-cell office:value-type="float" office:value="0.24236500553705">
                <text:p>0.24236500553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82481231740598">
                <text:p>0.282481231740598</text:p>
              </table:table-cell>
              <table:table-cell office:value-type="float" office:value="0.248938685164941">
                <text:p>0.248938685164941</text:p>
              </table:table-cell>
              <table:table-cell office:value-type="float" office:value="0.277429962888318">
                <text:p>0.277429962888318</text:p>
              </table:table-cell>
              <table:table-cell office:value-type="float" office:value="0.246046670716331">
                <text:p>0.246046670716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76067973813117">
                <text:p>0.276067973813117</text:p>
              </table:table-cell>
              <table:table-cell office:value-type="float" office:value="0.236213452122491">
                <text:p>0.236213452122491</text:p>
              </table:table-cell>
              <table:table-cell office:value-type="float" office:value="0.272611026912226">
                <text:p>0.272611026912226</text:p>
              </table:table-cell>
              <table:table-cell office:value-type="float" office:value="0.234311957381483">
                <text:p>0.234311957381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75607034705645">
                <text:p>0.275607034705645</text:p>
              </table:table-cell>
              <table:table-cell office:value-type="float" office:value="0.23892687887732">
                <text:p>0.23892687887732</text:p>
              </table:table-cell>
              <table:table-cell office:value-type="float" office:value="0.273045409131509">
                <text:p>0.273045409131509</text:p>
              </table:table-cell>
              <table:table-cell office:value-type="float" office:value="0.237542541312085">
                <text:p>0.237542541312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96441855217012">
                <text:p>0.296441855217012</text:p>
              </table:table-cell>
              <table:table-cell office:value-type="float" office:value="0.244829495662923">
                <text:p>0.244829495662923</text:p>
              </table:table-cell>
              <table:table-cell office:value-type="float" office:value="0.294185435108667">
                <text:p>0.294185435108667</text:p>
              </table:table-cell>
              <table:table-cell office:value-type="float" office:value="0.243696779964047">
                <text:p>0.2436967799640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497cm" svg:height="15.2cm" xlink:href=".." xlink:type="simple" chart:class="chart:scatter" chart:style-name="ch1">
        <chart:subtitle svg:x="10.01cm" svg:y="0.305cm" chart:style-name="ch2">
          <text:p>sub-title</text:p>
        </chart:subtitle>
        <chart:legend chart:legend-position="bottom" svg:x="2.221cm" svg:y="13.648cm" style:legend-expansion="wide" chart:style-name="ch3"/>
        <chart:plot-area chart:style-name="ch4" table:cell-range-address="'Top 10% share yearly'.A4:'Top 10% share yearly'.E30 'Top 10% share yearly'.B3:'Top 10% share yearly'.E3" chart:data-source-has-labels="row" svg:x="0.467cm" svg:y="0.228cm" svg:width="20.808cm" svg:height="12.425cm">
          <chartooo:coordinate-region svg:x="1.565cm" svg:y="0.473cm" svg:width="19.465cm" svg:height="10.9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9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10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1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816067993822">
                <text:p>0.251816067993822</text:p>
              </table:table-cell>
              <table:table-cell office:value-type="float" office:value="0.228319029445089">
                <text:p>0.228319029445089</text:p>
              </table:table-cell>
              <table:table-cell office:value-type="float" office:value="0.234619353774719">
                <text:p>0.234619353774719</text:p>
              </table:table-cell>
              <table:table-cell office:value-type="float" office:value="0.217066120888745">
                <text:p>0.217066120888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0095925647101">
                <text:p>0.260095925647101</text:p>
              </table:table-cell>
              <table:table-cell office:value-type="float" office:value="0.232857509483308">
                <text:p>0.232857509483308</text:p>
              </table:table-cell>
              <table:table-cell office:value-type="float" office:value="0.243174535427495">
                <text:p>0.243174535427495</text:p>
              </table:table-cell>
              <table:table-cell office:value-type="float" office:value="0.221999148935046">
                <text:p>0.221999148935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2095360192941">
                <text:p>0.262095360192941</text:p>
              </table:table-cell>
              <table:table-cell office:value-type="float" office:value="0.23630074122802">
                <text:p>0.23630074122802</text:p>
              </table:table-cell>
              <table:table-cell office:value-type="float" office:value="0.244375937802027">
                <text:p>0.244375937802027</text:p>
              </table:table-cell>
              <table:table-cell office:value-type="float" office:value="0.224949947779337">
                <text:p>0.224949947779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263889100893">
                <text:p>0.25263889100893</text:p>
              </table:table-cell>
              <table:table-cell office:value-type="float" office:value="0.232207824607949">
                <text:p>0.232207824607949</text:p>
              </table:table-cell>
              <table:table-cell office:value-type="float" office:value="0.235607253977015">
                <text:p>0.235607253977015</text:p>
              </table:table-cell>
              <table:table-cell office:value-type="float" office:value="0.221204470615171">
                <text:p>0.221204470615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56418594937602">
                <text:p>0.256418594937602</text:p>
              </table:table-cell>
              <table:table-cell office:value-type="float" office:value="0.231089667537124">
                <text:p>0.231089667537124</text:p>
              </table:table-cell>
              <table:table-cell office:value-type="float" office:value="0.238903532185837">
                <text:p>0.238903532185837</text:p>
              </table:table-cell>
              <table:table-cell office:value-type="float" office:value="0.220200726276514">
                <text:p>0.220200726276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2540178651426">
                <text:p>0.242540178651426</text:p>
              </table:table-cell>
              <table:table-cell office:value-type="float" office:value="0.226176901189192">
                <text:p>0.226176901189192</text:p>
              </table:table-cell>
              <table:table-cell office:value-type="float" office:value="0.226666743808058">
                <text:p>0.226666743808058</text:p>
              </table:table-cell>
              <table:table-cell office:value-type="float" office:value="0.216046164633042">
                <text:p>0.216046164633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48690459169331">
                <text:p>0.248690459169331</text:p>
              </table:table-cell>
              <table:table-cell office:value-type="float" office:value="0.23123223461281">
                <text:p>0.23123223461281</text:p>
              </table:table-cell>
              <table:table-cell office:value-type="float" office:value="0.231846159789996">
                <text:p>0.231846159789996</text:p>
              </table:table-cell>
              <table:table-cell office:value-type="float" office:value="0.220709897927578">
                <text:p>0.220709897927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35922867134617">
                <text:p>0.235922867134617</text:p>
              </table:table-cell>
              <table:table-cell office:value-type="float" office:value="0.228709763701322">
                <text:p>0.228709763701322</text:p>
              </table:table-cell>
              <table:table-cell office:value-type="float" office:value="0.220507787556775">
                <text:p>0.220507787556775</text:p>
              </table:table-cell>
              <table:table-cell office:value-type="float" office:value="0.218803198842137">
                <text:p>0.218803198842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28613956513421">
                <text:p>0.228613956513421</text:p>
              </table:table-cell>
              <table:table-cell office:value-type="float" office:value="0.224046100858307">
                <text:p>0.224046100858307</text:p>
              </table:table-cell>
              <table:table-cell office:value-type="float" office:value="0.21498601060627">
                <text:p>0.21498601060627</text:p>
              </table:table-cell>
              <table:table-cell office:value-type="float" office:value="0.21517173131513">
                <text:p>0.21517173131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2472670958999">
                <text:p>0.22472670958999</text:p>
              </table:table-cell>
              <table:table-cell office:value-type="float" office:value="0.225805023822991">
                <text:p>0.225805023822991</text:p>
              </table:table-cell>
              <table:table-cell office:value-type="float" office:value="0.212153394187804">
                <text:p>0.212153394187804</text:p>
              </table:table-cell>
              <table:table-cell office:value-type="float" office:value="0.217511632556833">
                <text:p>0.217511632556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33439968996015">
                <text:p>0.233439968996015</text:p>
              </table:table-cell>
              <table:table-cell office:value-type="float" office:value="0.224342776359437">
                <text:p>0.224342776359437</text:p>
              </table:table-cell>
              <table:table-cell office:value-type="float" office:value="0.2216420198518">
                <text:p>0.2216420198518</text:p>
              </table:table-cell>
              <table:table-cell office:value-type="float" office:value="0.216865018741494">
                <text:p>0.216865018741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4182953386901">
                <text:p>0.24182953386901</text:p>
              </table:table-cell>
              <table:table-cell office:value-type="float" office:value="0.22599925106759">
                <text:p>0.22599925106759</text:p>
              </table:table-cell>
              <table:table-cell office:value-type="float" office:value="0.23176653784963">
                <text:p>0.23176653784963</text:p>
              </table:table-cell>
              <table:table-cell office:value-type="float" office:value="0.219773787570303">
                <text:p>0.219773787570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63640730470164">
                <text:p>0.263640730470164</text:p>
              </table:table-cell>
              <table:table-cell office:value-type="float" office:value="0.234980370137236">
                <text:p>0.234980370137236</text:p>
              </table:table-cell>
              <table:table-cell office:value-type="float" office:value="0.256202995844769">
                <text:p>0.256202995844769</text:p>
              </table:table-cell>
              <table:table-cell office:value-type="float" office:value="0.230568778832453">
                <text:p>0.230568778832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55088193844078">
                <text:p>0.255088193844078</text:p>
              </table:table-cell>
              <table:table-cell office:value-type="float" office:value="0.234741901234034">
                <text:p>0.234741901234034</text:p>
              </table:table-cell>
              <table:table-cell office:value-type="float" office:value="0.248747777440974">
                <text:p>0.248747777440974</text:p>
              </table:table-cell>
              <table:table-cell office:value-type="float" office:value="0.230919427944011">
                <text:p>0.230919427944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52156113780326">
                <text:p>0.252156113780326</text:p>
              </table:table-cell>
              <table:table-cell office:value-type="float" office:value="0.232011454481154">
                <text:p>0.232011454481154</text:p>
              </table:table-cell>
              <table:table-cell office:value-type="float" office:value="0.246423013382727">
                <text:p>0.246423013382727</text:p>
              </table:table-cell>
              <table:table-cell office:value-type="float" office:value="0.228546735574608">
                <text:p>0.228546735574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55681411019676">
                <text:p>0.255681411019676</text:p>
              </table:table-cell>
              <table:table-cell office:value-type="float" office:value="0.229576560359681">
                <text:p>0.229576560359681</text:p>
              </table:table-cell>
              <table:table-cell office:value-type="float" office:value="0.250561522736067">
                <text:p>0.250561522736067</text:p>
              </table:table-cell>
              <table:table-cell office:value-type="float" office:value="0.226565634732206">
                <text:p>0.226565634732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6561088097097">
                <text:p>0.26561088097097</text:p>
              </table:table-cell>
              <table:table-cell office:value-type="float" office:value="0.236102122875298">
                <text:p>0.236102122875298</text:p>
              </table:table-cell>
              <table:table-cell office:value-type="float" office:value="0.259701098842206">
                <text:p>0.259701098842206</text:p>
              </table:table-cell>
              <table:table-cell office:value-type="float" office:value="0.232677843146287">
                <text:p>0.232677843146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69942402581343">
                <text:p>0.269942402581343</text:p>
              </table:table-cell>
              <table:table-cell office:value-type="float" office:value="0.236501303678419">
                <text:p>0.236501303678419</text:p>
              </table:table-cell>
              <table:table-cell office:value-type="float" office:value="0.264350273692099">
                <text:p>0.264350273692099</text:p>
              </table:table-cell>
              <table:table-cell office:value-type="float" office:value="0.233329431926543">
                <text:p>0.233329431926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580635693024">
                <text:p>0.2580635693024</text:p>
              </table:table-cell>
              <table:table-cell office:value-type="float" office:value="0.226282055343989">
                <text:p>0.226282055343989</text:p>
              </table:table-cell>
              <table:table-cell office:value-type="float" office:value="0.254105091163345">
                <text:p>0.254105091163345</text:p>
              </table:table-cell>
              <table:table-cell office:value-type="float" office:value="0.224081403990459">
                <text:p>0.224081403990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76640713825848">
                <text:p>0.276640713825848</text:p>
              </table:table-cell>
              <table:table-cell office:value-type="float" office:value="0.227956766793851">
                <text:p>0.227956766793851</text:p>
              </table:table-cell>
              <table:table-cell office:value-type="float" office:value="0.272867558405459">
                <text:p>0.272867558405459</text:p>
              </table:table-cell>
              <table:table-cell office:value-type="float" office:value="0.225992511723237">
                <text:p>0.22599251172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8658027089704">
                <text:p>0.28658027089704</text:p>
              </table:table-cell>
              <table:table-cell office:value-type="float" office:value="0.234184932197149">
                <text:p>0.234184932197149</text:p>
              </table:table-cell>
              <table:table-cell office:value-type="float" office:value="0.283361927529356">
                <text:p>0.283361927529356</text:p>
              </table:table-cell>
              <table:table-cell office:value-type="float" office:value="0.232530028447522">
                <text:p>0.2325300284475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439cm" svg:height="15.201cm" xlink:href=".." xlink:type="simple" chart:class="chart:scatter" chart:style-name="ch1">
        <chart:subtitle svg:x="9.481cm" svg:y="0.305cm" chart:style-name="ch2">
          <text:p>sub-title</text:p>
        </chart:subtitle>
        <chart:legend chart:legend-position="bottom" svg:x="1.692cm" svg:y="13.649cm" style:legend-expansion="wide" chart:style-name="ch3"/>
        <chart:plot-area chart:style-name="ch4" table:cell-range-address="'Top 10% share yearly'.K4:'Top 10% share yearly'.O30 'Top 10% share yearly'.L3:'Top 10% share yearly'.O3" chart:data-source-has-labels="row" svg:x="0.391cm" svg:y="0.228cm" svg:width="19.852cm" svg:height="12.426cm">
          <chartooo:coordinate-region svg:x="1.489cm" svg:y="0.473cm" svg:width="18.509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9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10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1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816067993822">
                <text:p>0.251816067993822</text:p>
              </table:table-cell>
              <table:table-cell office:value-type="float" office:value="0.228319029052683">
                <text:p>0.228319029052683</text:p>
              </table:table-cell>
              <table:table-cell office:value-type="float" office:value="0.234619353774719">
                <text:p>0.234619353774719</text:p>
              </table:table-cell>
              <table:table-cell office:value-type="float" office:value="0.217066120509827">
                <text:p>0.217066120509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0399670835266">
                <text:p>0.260399670835266</text:p>
              </table:table-cell>
              <table:table-cell office:value-type="float" office:value="0.231902594466074">
                <text:p>0.231902594466074</text:p>
              </table:table-cell>
              <table:table-cell office:value-type="float" office:value="0.24366516665374">
                <text:p>0.24366516665374</text:p>
              </table:table-cell>
              <table:table-cell office:value-type="float" office:value="0.221197091604517">
                <text:p>0.22119709160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3531899999858">
                <text:p>0.263531899999858</text:p>
              </table:table-cell>
              <table:table-cell office:value-type="float" office:value="0.235623867463196">
                <text:p>0.235623867463196</text:p>
              </table:table-cell>
              <table:table-cell office:value-type="float" office:value="0.245943015177143">
                <text:p>0.245943015177143</text:p>
              </table:table-cell>
              <table:table-cell office:value-type="float" office:value="0.224419445727755">
                <text:p>0.224419445727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0317238206647">
                <text:p>0.260317238206647</text:p>
              </table:table-cell>
              <table:table-cell office:value-type="float" office:value="0.236055737288458">
                <text:p>0.236055737288458</text:p>
              </table:table-cell>
              <table:table-cell office:value-type="float" office:value="0.242705077650319">
                <text:p>0.242705077650319</text:p>
              </table:table-cell>
              <table:table-cell office:value-type="float" office:value="0.224860191631099">
                <text:p>0.224860191631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56077907797916">
                <text:p>0.256077907797916</text:p>
              </table:table-cell>
              <table:table-cell office:value-type="float" office:value="0.233345047714947">
                <text:p>0.233345047714947</text:p>
              </table:table-cell>
              <table:table-cell office:value-type="float" office:value="0.237645065329278">
                <text:p>0.237645065329278</text:p>
              </table:table-cell>
              <table:table-cell office:value-type="float" office:value="0.22191324061692">
                <text:p>0.22191324061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55835337152614">
                <text:p>0.255835337152614</text:p>
              </table:table-cell>
              <table:table-cell office:value-type="float" office:value="0.234101629168872">
                <text:p>0.234101629168872</text:p>
              </table:table-cell>
              <table:table-cell office:value-type="float" office:value="0.237332172542346">
                <text:p>0.237332172542346</text:p>
              </table:table-cell>
              <table:table-cell office:value-type="float" office:value="0.222782355628078">
                <text:p>0.222782355628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50195039000004">
                <text:p>0.250195039000004</text:p>
              </table:table-cell>
              <table:table-cell office:value-type="float" office:value="0.231625743630593">
                <text:p>0.231625743630593</text:p>
              </table:table-cell>
              <table:table-cell office:value-type="float" office:value="0.232560221364107">
                <text:p>0.232560221364107</text:p>
              </table:table-cell>
              <table:table-cell office:value-type="float" office:value="0.22088870535104">
                <text:p>0.22088870535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48978329093871">
                <text:p>0.248978329093871</text:p>
              </table:table-cell>
              <table:table-cell office:value-type="float" office:value="0.233391223066592">
                <text:p>0.233391223066592</text:p>
              </table:table-cell>
              <table:table-cell office:value-type="float" office:value="0.232552714183343">
                <text:p>0.232552714183343</text:p>
              </table:table-cell>
              <table:table-cell office:value-type="float" office:value="0.223429030772585">
                <text:p>0.223429030772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5518618728767">
                <text:p>0.25518618728767</text:p>
              </table:table-cell>
              <table:table-cell office:value-type="float" office:value="0.24030065329785">
                <text:p>0.24030065329785</text:p>
              </table:table-cell>
              <table:table-cell office:value-type="float" office:value="0.238900769606012">
                <text:p>0.238900769606012</text:p>
              </table:table-cell>
              <table:table-cell office:value-type="float" office:value="0.230492250358767">
                <text:p>0.230492250358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45507729245401">
                <text:p>0.245507729245401</text:p>
              </table:table-cell>
              <table:table-cell office:value-type="float" office:value="0.232744173226575">
                <text:p>0.232744173226575</text:p>
              </table:table-cell>
              <table:table-cell office:value-type="float" office:value="0.230761847778481">
                <text:p>0.230761847778481</text:p>
              </table:table-cell>
              <table:table-cell office:value-type="float" office:value="0.223997058814528">
                <text:p>0.223997058814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59502380215975">
                <text:p>0.259502380215975</text:p>
              </table:table-cell>
              <table:table-cell office:value-type="float" office:value="0.245605085137806">
                <text:p>0.245605085137806</text:p>
              </table:table-cell>
              <table:table-cell office:value-type="float" office:value="0.245317402473235">
                <text:p>0.245317402473235</text:p>
              </table:table-cell>
              <table:table-cell office:value-type="float" office:value="0.23725391454402">
                <text:p>0.23725391454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65083530701236">
                <text:p>0.265083530701236</text:p>
              </table:table-cell>
              <table:table-cell office:value-type="float" office:value="0.244168600654387">
                <text:p>0.244168600654387</text:p>
              </table:table-cell>
              <table:table-cell office:value-type="float" office:value="0.253806913040382">
                <text:p>0.253806913040382</text:p>
              </table:table-cell>
              <table:table-cell office:value-type="float" office:value="0.237689810548651">
                <text:p>0.237689810548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68932329901138">
                <text:p>0.268932329901138</text:p>
              </table:table-cell>
              <table:table-cell office:value-type="float" office:value="0.24794598326027">
                <text:p>0.24794598326027</text:p>
              </table:table-cell>
              <table:table-cell office:value-type="float" office:value="0.260293112847037">
                <text:p>0.260293112847037</text:p>
              </table:table-cell>
              <table:table-cell office:value-type="float" office:value="0.242967828048405">
                <text:p>0.242967828048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69933413729522">
                <text:p>0.269933413729522</text:p>
              </table:table-cell>
              <table:table-cell office:value-type="float" office:value="0.250086060980348">
                <text:p>0.250086060980348</text:p>
              </table:table-cell>
              <table:table-cell office:value-type="float" office:value="0.262215665521392">
                <text:p>0.262215665521392</text:p>
              </table:table-cell>
              <table:table-cell office:value-type="float" office:value="0.24562881064251">
                <text:p>0.24562881064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77573652030496">
                <text:p>0.277573652030496</text:p>
              </table:table-cell>
              <table:table-cell office:value-type="float" office:value="0.252340694370121">
                <text:p>0.252340694370121</text:p>
              </table:table-cell>
              <table:table-cell office:value-type="float" office:value="0.270523736229711">
                <text:p>0.270523736229711</text:p>
              </table:table-cell>
              <table:table-cell office:value-type="float" office:value="0.248316633267367">
                <text:p>0.248316633267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78283067795132">
                <text:p>0.278283067795132</text:p>
              </table:table-cell>
              <table:table-cell office:value-type="float" office:value="0.247740841807014">
                <text:p>0.247740841807014</text:p>
              </table:table-cell>
              <table:table-cell office:value-type="float" office:value="0.272693858221706">
                <text:p>0.272693858221706</text:p>
              </table:table-cell>
              <table:table-cell office:value-type="float" office:value="0.244645171317411">
                <text:p>0.244645171317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8035532182571">
                <text:p>0.28035532182571</text:p>
              </table:table-cell>
              <table:table-cell office:value-type="float" office:value="0.248209791910364">
                <text:p>0.248209791910364</text:p>
              </table:table-cell>
              <table:table-cell office:value-type="float" office:value="0.276480366887355">
                <text:p>0.276480366887355</text:p>
              </table:table-cell>
              <table:table-cell office:value-type="float" office:value="0.246055288443515">
                <text:p>0.246055288443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94622428103819">
                <text:p>0.294622428103819</text:p>
              </table:table-cell>
              <table:table-cell office:value-type="float" office:value="0.252126855166414">
                <text:p>0.252126855166414</text:p>
              </table:table-cell>
              <table:table-cell office:value-type="float" office:value="0.290405366860325">
                <text:p>0.290405366860325</text:p>
              </table:table-cell>
              <table:table-cell office:value-type="float" office:value="0.249889392249346">
                <text:p>0.249889392249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70976573041898">
                <text:p>0.270976573041898</text:p>
              </table:table-cell>
              <table:table-cell office:value-type="float" office:value="0.236891740172281">
                <text:p>0.236891740172281</text:p>
              </table:table-cell>
              <table:table-cell office:value-type="float" office:value="0.26829337046498">
                <text:p>0.26829337046498</text:p>
              </table:table-cell>
              <table:table-cell office:value-type="float" office:value="0.235503315448482">
                <text:p>0.235503315448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75941236502815">
                <text:p>0.275941236502815</text:p>
              </table:table-cell>
              <table:table-cell office:value-type="float" office:value="0.239735942769785">
                <text:p>0.239735942769785</text:p>
              </table:table-cell>
              <table:table-cell office:value-type="float" office:value="0.273286346292487">
                <text:p>0.273286346292487</text:p>
              </table:table-cell>
              <table:table-cell office:value-type="float" office:value="0.238401043276737">
                <text:p>0.238401043276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18528927599733">
                <text:p>0.318528927599733</text:p>
              </table:table-cell>
              <table:table-cell office:value-type="float" office:value="0.251639974332847">
                <text:p>0.251639974332847</text:p>
              </table:table-cell>
              <table:table-cell office:value-type="float" office:value="0.314837717455089">
                <text:p>0.314837717455089</text:p>
              </table:table-cell>
              <table:table-cell office:value-type="float" office:value="0.249989470759341">
                <text:p>0.2499894707593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